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2.15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2.178cm"/>
    </style:style>
    <style:style style:name="co6" style:family="table-column">
      <style:table-column-properties fo:break-before="auto" style:column-width="2.369cm"/>
    </style:style>
    <style:style style:name="co7" style:family="table-column">
      <style:table-column-properties fo:break-before="auto" style:column-width="2.531cm"/>
    </style:style>
    <style:style style:name="co8" style:family="table-column">
      <style:table-column-properties fo:break-before="auto" style:column-width="2.286cm"/>
    </style:style>
    <style:style style:name="co9" style:family="table-column">
      <style:table-column-properties fo:break-before="auto" style:column-width="1.752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ff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3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9" table:number-columns-repeated="3" table:default-cell-style-name="Default"/>
        <table:table-column table:style-name="co10" table:number-columns-repeated="1002" table:default-cell-style-name="Default"/>
        <table:table-row table:style-name="ro1">
          <table:table-cell table:style-name="Default" office:value-type="string" calcext:value-type="string">
            <text:p>Temps</text:p>
          </table:table-cell>
          <table:table-cell office:value-type="string" calcext:value-type="string">
            <text:p>Li7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Mg25</text:p>
          </table:table-cell>
          <table:table-cell office:value-type="string" calcext:value-type="string">
            <text:p>Ca43</text:p>
          </table:table-cell>
          <table:table-cell office:value-type="string" calcext:value-type="string">
            <text:p>Ti49</text:p>
          </table:table-cell>
          <table:table-cell office:value-type="string" calcext:value-type="string">
            <text:p>V51</text:p>
          </table:table-cell>
          <table:table-cell office:value-type="string" calcext:value-type="string">
            <text:p>Cr53</text:p>
          </table:table-cell>
          <table:table-cell office:value-type="string" calcext:value-type="string">
            <text:p>Mn55</text:p>
          </table:table-cell>
          <table:table-cell office:value-type="string" calcext:value-type="string">
            <text:p>Ni60</text:p>
          </table:table-cell>
          <table:table-cell office:value-type="string" calcext:value-type="string">
            <text:p>Cu65</text:p>
          </table:table-cell>
          <table:table-cell office:value-type="string" calcext:value-type="string">
            <text:p>Zn66</text:p>
          </table:table-cell>
          <table:table-cell office:value-type="string" calcext:value-type="string">
            <text:p>Rb85</text:p>
          </table:table-cell>
          <table:table-cell office:value-type="string" calcext:value-type="string">
            <text:p>Sr86</text:p>
          </table:table-cell>
          <table:table-cell office:value-type="string" calcext:value-type="string">
            <text:p>Y89</text:p>
          </table:table-cell>
          <table:table-cell office:value-type="string" calcext:value-type="string">
            <text:p>Mo97</text:p>
          </table:table-cell>
          <table:table-cell office:value-type="string" calcext:value-type="string">
            <text:p>Cd111</text:p>
          </table:table-cell>
          <table:table-cell office:value-type="string" calcext:value-type="string">
            <text:p>Sn118</text:p>
          </table:table-cell>
          <table:table-cell office:value-type="string" calcext:value-type="string">
            <text:p>Ba138</text:p>
          </table:table-cell>
          <table:table-cell office:value-type="string" calcext:value-type="string">
            <text:p>Pb208</text:p>
          </table:table-cell>
          <table:table-cell office:value-type="string" calcext:value-type="string">
            <text:p>Th232</text:p>
          </table:table-cell>
          <table:table-cell office:value-type="string" calcext:value-type="string">
            <text:p>U238</text:p>
          </table:table-cell>
          <table:table-cell table:number-columns-repeated="1002"/>
        </table:table-row>
        <table:table-row table:style-name="ro1">
          <table:table-cell table:style-name="ce1" office:value-type="float" office:value="1.8" calcext:value-type="float">
            <text:p>1,8</text:p>
          </table:table-cell>
          <table:table-cell table:style-name="ce1" office:value-type="float" office:value="3058.3" calcext:value-type="float">
            <text:p>3058,3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425.6" calcext:value-type="float">
            <text:p>5425,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23.4" calcext:value-type="float">
            <text:p>1423,4</text:p>
          </table:table-cell>
          <table:table-cell table:style-name="ce1" office:value-type="float" office:value="1604.2" calcext:value-type="float">
            <text:p>1604,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89.6" calcext:value-type="float">
            <text:p>3589,6</text:p>
          </table:table-cell>
          <table:table-cell table:style-name="ce1" office:value-type="float" office:value="2356.3" calcext:value-type="float">
            <text:p>2356,3</text:p>
          </table:table-cell>
          <table:table-cell table:style-name="ce1" office:value-type="float" office:value="440.8" calcext:value-type="float">
            <text:p>440,8</text:p>
          </table:table-cell>
          <table:table-cell table:style-name="ce1" office:value-type="float" office:value="225.5" calcext:value-type="float">
            <text:p>225,5</text:p>
          </table:table-cell>
          <table:table-cell table:style-name="ce1" office:value-type="float" office:value="18892.4" calcext:value-type="float">
            <text:p>18892,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242.8" calcext:value-type="float">
            <text:p>1242,8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.3" calcext:value-type="float">
            <text:p>33,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1">
          <table:table-cell table:style-name="ce1" office:value-type="float" office:value="3.5" calcext:value-type="float">
            <text:p>3,5</text:p>
          </table:table-cell>
          <table:table-cell table:style-name="ce1" office:value-type="float" office:value="3048" calcext:value-type="float">
            <text:p>3048</text:p>
          </table:table-cell>
          <table:table-cell table:style-name="ce1" office:value-type="float" office:value="250.3" calcext:value-type="float">
            <text:p>250,3</text:p>
          </table:table-cell>
          <table:table-cell table:style-name="ce1" office:value-type="float" office:value="4521.4" calcext:value-type="float">
            <text:p>4521,4</text:p>
          </table:table-cell>
          <table:table-cell table:style-name="ce1" office:value-type="float" office:value="2712.8" calcext:value-type="float">
            <text:p>2712,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04" calcext:value-type="float">
            <text:p>1504</text:p>
          </table:table-cell>
          <table:table-cell table:style-name="ce1" office:value-type="float" office:value="1925" calcext:value-type="float">
            <text:p>19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88.8" calcext:value-type="float">
            <text:p>3288,8</text:p>
          </table:table-cell>
          <table:table-cell table:style-name="ce1" office:value-type="float" office:value="2957.8" calcext:value-type="float">
            <text:p>2957,8</text:p>
          </table:table-cell>
          <table:table-cell table:style-name="ce1" office:value-type="float" office:value="927" calcext:value-type="float">
            <text:p>927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17869.6" calcext:value-type="float">
            <text:p>17869,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.2" calcext:value-type="float">
            <text:p>100,2</text:p>
          </table:table-cell>
          <table:table-cell table:style-name="ce1" office:value-type="float" office:value="1062.6" calcext:value-type="float">
            <text:p>1062,6</text:p>
          </table:table-cell>
          <table:table-cell table:style-name="ce1" office:value-type="float" office:value="62.5" calcext:value-type="float">
            <text:p>62,5</text:p>
          </table:table-cell>
          <table:table-cell table:style-name="ce1" office:value-type="float" office:value="4521.4" calcext:value-type="float">
            <text:p>4521,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1">
          <table:table-cell table:style-name="ce1" office:value-type="float" office:value="5.3" calcext:value-type="float">
            <text:p>5,3</text:p>
          </table:table-cell>
          <table:table-cell table:style-name="ce1" office:value-type="float" office:value="2606.6" calcext:value-type="float">
            <text:p>2606,6</text:p>
          </table:table-cell>
          <table:table-cell table:style-name="ce1" office:value-type="float" office:value="225.3" calcext:value-type="float">
            <text:p>225,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12.8" calcext:value-type="float">
            <text:p>2712,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80" calcext:value-type="float">
            <text:p>1980</text:p>
          </table:table-cell>
          <table:table-cell table:style-name="ce1" office:value-type="float" office:value="1864.6" calcext:value-type="float">
            <text:p>1864,6</text:p>
          </table:table-cell>
          <table:table-cell table:style-name="ce1" office:value-type="float" office:value="2712.8" calcext:value-type="float">
            <text:p>2712,8</text:p>
          </table:table-cell>
          <table:table-cell table:style-name="ce1" office:value-type="float" office:value="2907.6" calcext:value-type="float">
            <text:p>2907,6</text:p>
          </table:table-cell>
          <table:table-cell table:style-name="ce1" office:value-type="float" office:value="2581.5" calcext:value-type="float">
            <text:p>2581,5</text:p>
          </table:table-cell>
          <table:table-cell table:style-name="ce1" office:value-type="float" office:value="360.6" calcext:value-type="float">
            <text:p>360,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8611.4" calcext:value-type="float">
            <text:p>18611,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50.3" calcext:value-type="float">
            <text:p>250,3</text:p>
          </table:table-cell>
          <table:table-cell table:style-name="ce1" office:value-type="float" office:value="1082.6" calcext:value-type="float">
            <text:p>1082,6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.3" calcext:value-type="float">
            <text:p>33,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1">
          <table:table-cell table:style-name="ce1" office:value-type="float" office:value="7.1" calcext:value-type="float">
            <text:p>7,1</text:p>
          </table:table-cell>
          <table:table-cell table:style-name="ce1" office:value-type="float" office:value="1985" calcext:value-type="float">
            <text:p>1985</text:p>
          </table:table-cell>
          <table:table-cell table:style-name="ce1" office:value-type="float" office:value="320.4" calcext:value-type="float">
            <text:p>320,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425.6" calcext:value-type="float">
            <text:p>5425,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04.5" calcext:value-type="float">
            <text:p>1804,5</text:p>
          </table:table-cell>
          <table:table-cell table:style-name="ce1" office:value-type="float" office:value="1704.4" calcext:value-type="float">
            <text:p>1704,4</text:p>
          </table:table-cell>
          <table:table-cell table:style-name="ce1" office:value-type="float" office:value="3391" calcext:value-type="float">
            <text:p>3391</text:p>
          </table:table-cell>
          <table:table-cell table:style-name="ce1" office:value-type="float" office:value="2807.4" calcext:value-type="float">
            <text:p>2807,4</text:p>
          </table:table-cell>
          <table:table-cell table:style-name="ce1" office:value-type="float" office:value="2682" calcext:value-type="float">
            <text:p>2682</text:p>
          </table:table-cell>
          <table:table-cell table:style-name="ce1" office:value-type="float" office:value="420.6" calcext:value-type="float">
            <text:p>420,6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9133" calcext:value-type="float">
            <text:p>1913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2" calcext:value-type="float">
            <text:p>1002</text:p>
          </table:table-cell>
          <table:table-cell table:style-name="ce1" office:value-type="float" office:value="137.5" calcext:value-type="float">
            <text:p>137,5</text:p>
          </table:table-cell>
          <table:table-cell table:style-name="ce1" office:value-type="float" office:value="4521.4" calcext:value-type="float">
            <text:p>4521,4</text:p>
          </table:table-cell>
          <table:table-cell table:style-name="ce1" office:value-type="float" office:value="125.3" calcext:value-type="float">
            <text:p>125,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1">
          <table:table-cell table:style-name="ce1" office:value-type="float" office:value="8.8" calcext:value-type="float">
            <text:p>8,8</text:p>
          </table:table-cell>
          <table:table-cell table:style-name="ce1" office:value-type="float" office:value="2907.8" calcext:value-type="float">
            <text:p>2907,8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4521.4" calcext:value-type="float">
            <text:p>4521,4</text:p>
          </table:table-cell>
          <table:table-cell table:style-name="ce1" office:value-type="float" office:value="6782" calcext:value-type="float">
            <text:p>6782</text:p>
          </table:table-cell>
          <table:table-cell table:style-name="ce1" office:value-type="float" office:value="3391" calcext:value-type="float">
            <text:p>3391</text:p>
          </table:table-cell>
          <table:table-cell table:style-name="ce1" office:value-type="float" office:value="1062.4" calcext:value-type="float">
            <text:p>1062,4</text:p>
          </table:table-cell>
          <table:table-cell table:style-name="ce1" office:value-type="float" office:value="1724.4" calcext:value-type="float">
            <text:p>1724,4</text:p>
          </table:table-cell>
          <table:table-cell table:style-name="ce1" office:value-type="float" office:value="2712.8" calcext:value-type="float">
            <text:p>2712,8</text:p>
          </table:table-cell>
          <table:table-cell table:style-name="ce1" office:value-type="float" office:value="2867.4" calcext:value-type="float">
            <text:p>2867,4</text:p>
          </table:table-cell>
          <table:table-cell table:style-name="ce1" office:value-type="float" office:value="2065.4" calcext:value-type="float">
            <text:p>2065,4</text:p>
          </table:table-cell>
          <table:table-cell table:style-name="ce1" office:value-type="float" office:value="601" calcext:value-type="float">
            <text:p>601</text:p>
          </table:table-cell>
          <table:table-cell table:style-name="ce1" office:value-type="float" office:value="250.3" calcext:value-type="float">
            <text:p>250,3</text:p>
          </table:table-cell>
          <table:table-cell table:style-name="ce1" office:value-type="float" office:value="18651.8" calcext:value-type="float">
            <text:p>18651,8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82.4" calcext:value-type="float">
            <text:p>982,4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1">
          <table:table-cell table:style-name="ce1" office:value-type="float" office:value="10.6" calcext:value-type="float">
            <text:p>10,6</text:p>
          </table:table-cell>
          <table:table-cell table:style-name="ce1" office:value-type="float" office:value="2627" calcext:value-type="float">
            <text:p>2627</text:p>
          </table:table-cell>
          <table:table-cell table:style-name="ce1" office:value-type="float" office:value="180.2" calcext:value-type="float">
            <text:p>180,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782" calcext:value-type="float">
            <text:p>67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03.3" calcext:value-type="float">
            <text:p>1303,3</text:p>
          </table:table-cell>
          <table:table-cell table:style-name="ce1" office:value-type="float" office:value="1824.6" calcext:value-type="float">
            <text:p>1824,6</text:p>
          </table:table-cell>
          <table:table-cell table:style-name="ce1" office:value-type="float" office:value="3391" calcext:value-type="float">
            <text:p>3391</text:p>
          </table:table-cell>
          <table:table-cell table:style-name="ce1" office:value-type="float" office:value="3108.2" calcext:value-type="float">
            <text:p>3108,2</text:p>
          </table:table-cell>
          <table:table-cell table:style-name="ce1" office:value-type="float" office:value="2280.8" calcext:value-type="float">
            <text:p>2280,8</text:p>
          </table:table-cell>
          <table:table-cell table:style-name="ce1" office:value-type="float" office:value="541" calcext:value-type="float">
            <text:p>541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19133.2" calcext:value-type="float">
            <text:p>19133,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283.2" calcext:value-type="float">
            <text:p>1283,2</text:p>
          </table:table-cell>
          <table:table-cell table:style-name="ce1" office:value-type="float" office:value="83.3" calcext:value-type="float">
            <text:p>83,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5.3" calcext:value-type="float">
            <text:p>175,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1">
          <table:table-cell table:style-name="ce1" office:value-type="float" office:value="12.4" calcext:value-type="float">
            <text:p>12,4</text:p>
          </table:table-cell>
          <table:table-cell table:style-name="ce1" office:value-type="float" office:value="2606.8" calcext:value-type="float">
            <text:p>2606,8</text:p>
          </table:table-cell>
          <table:table-cell table:style-name="ce1" office:value-type="float" office:value="220.2" calcext:value-type="float">
            <text:p>220,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425.6" calcext:value-type="float">
            <text:p>5425,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77.8" calcext:value-type="float">
            <text:p>1177,8</text:p>
          </table:table-cell>
          <table:table-cell table:style-name="ce1" office:value-type="float" office:value="1704.2" calcext:value-type="float">
            <text:p>1704,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89.6" calcext:value-type="float">
            <text:p>3589,6</text:p>
          </table:table-cell>
          <table:table-cell table:style-name="ce1" office:value-type="float" office:value="2180.5" calcext:value-type="float">
            <text:p>2180,5</text:p>
          </table:table-cell>
          <table:table-cell table:style-name="ce1" office:value-type="float" office:value="450.8" calcext:value-type="float">
            <text:p>450,8</text:p>
          </table:table-cell>
          <table:table-cell table:style-name="ce1" office:value-type="float" office:value="100.3" calcext:value-type="float">
            <text:p>100,3</text:p>
          </table:table-cell>
          <table:table-cell table:style-name="ce1" office:value-type="float" office:value="19414" calcext:value-type="float">
            <text:p>194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0.3" calcext:value-type="float">
            <text:p>150,3</text:p>
          </table:table-cell>
          <table:table-cell table:style-name="ce1" office:value-type="float" office:value="1222.8" calcext:value-type="float">
            <text:p>1222,8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1">
          <table:table-cell table:style-name="ce1" office:value-type="float" office:value="14.1" calcext:value-type="float">
            <text:p>14,1</text:p>
          </table:table-cell>
          <table:table-cell table:style-name="ce1" office:value-type="float" office:value="2968" calcext:value-type="float">
            <text:p>2968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3391" calcext:value-type="float">
            <text:p>3391</text:p>
          </table:table-cell>
          <table:table-cell table:style-name="ce1" office:value-type="float" office:value="5425.6" calcext:value-type="float">
            <text:p>5425,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82.8" calcext:value-type="float">
            <text:p>1182,8</text:p>
          </table:table-cell>
          <table:table-cell table:style-name="ce1" office:value-type="float" office:value="1724.4" calcext:value-type="float">
            <text:p>1724,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68.8" calcext:value-type="float">
            <text:p>3268,8</text:p>
          </table:table-cell>
          <table:table-cell table:style-name="ce1" office:value-type="float" office:value="2005.3" calcext:value-type="float">
            <text:p>2005,3</text:p>
          </table:table-cell>
          <table:table-cell table:style-name="ce1" office:value-type="float" office:value="350.8" calcext:value-type="float">
            <text:p>350,8</text:p>
          </table:table-cell>
          <table:table-cell table:style-name="ce1" office:value-type="float" office:value="175.3" calcext:value-type="float">
            <text:p>175,3</text:p>
          </table:table-cell>
          <table:table-cell table:style-name="ce1" office:value-type="float" office:value="19353.6" calcext:value-type="float">
            <text:p>19353,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0.3" calcext:value-type="float">
            <text:p>150,3</text:p>
          </table:table-cell>
          <table:table-cell table:style-name="ce1" office:value-type="float" office:value="1243" calcext:value-type="float">
            <text:p>1243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.3" calcext:value-type="float">
            <text:p>33,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1">
          <table:table-cell table:style-name="Default" office:value-type="float" office:value="15.9" calcext:value-type="float">
            <text:p>15,9</text:p>
          </table:table-cell>
          <table:table-cell office:value-type="float" office:value="3058.3" calcext:value-type="float">
            <text:p>3058,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782" calcext:value-type="float">
            <text:p>6782</text:p>
          </table:table-cell>
          <table:table-cell office:value-type="float" office:value="0" calcext:value-type="float">
            <text:p>0</text:p>
          </table:table-cell>
          <table:table-cell office:value-type="float" office:value="1102.5" calcext:value-type="float">
            <text:p>1102,5</text:p>
          </table:table-cell>
          <table:table-cell office:value-type="float" office:value="1704.2" calcext:value-type="float">
            <text:p>1704,2</text:p>
          </table:table-cell>
          <table:table-cell office:value-type="float" office:value="2712.8" calcext:value-type="float">
            <text:p>2712,8</text:p>
          </table:table-cell>
          <table:table-cell office:value-type="float" office:value="2887.8" calcext:value-type="float">
            <text:p>2887,8</text:p>
          </table:table-cell>
          <table:table-cell office:value-type="float" office:value="2255.8" calcext:value-type="float">
            <text:p>2255,8</text:p>
          </table:table-cell>
          <table:table-cell office:value-type="float" office:value="651.5" calcext:value-type="float">
            <text:p>651,5</text:p>
          </table:table-cell>
          <table:table-cell office:value-type="float" office:value="120" calcext:value-type="float">
            <text:p>120</text:p>
          </table:table-cell>
          <table:table-cell office:value-type="float" office:value="18270.6" calcext:value-type="float">
            <text:p>18270,6</text:p>
          </table:table-cell>
          <table:table-cell office:value-type="float" office:value="12.5" calcext:value-type="float">
            <text:p>12,5</text:p>
          </table:table-cell>
          <table:table-cell office:value-type="float" office:value="100" calcext:value-type="float">
            <text:p>100</text:p>
          </table:table-cell>
          <table:table-cell office:value-type="float" office:value="1102.6" calcext:value-type="float">
            <text:p>1102,6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1">
          <table:table-cell table:style-name="Default" office:value-type="float" office:value="17.7" calcext:value-type="float">
            <text:p>17,7</text:p>
          </table:table-cell>
          <table:table-cell office:value-type="float" office:value="1964.8" calcext:value-type="float">
            <text:p>1964,8</text:p>
          </table:table-cell>
          <table:table-cell office:value-type="float" office:value="225.3" calcext:value-type="float">
            <text:p>225,3</text:p>
          </table:table-cell>
          <table:table-cell office:value-type="float" office:value="3391" calcext:value-type="float">
            <text:p>3391</text:p>
          </table:table-cell>
          <table:table-cell office:value-type="float" office:value="5425.6" calcext:value-type="float">
            <text:p>5425,6</text:p>
          </table:table-cell>
          <table:table-cell office:value-type="float" office:value="2712.8" calcext:value-type="float">
            <text:p>2712,8</text:p>
          </table:table-cell>
          <table:table-cell office:value-type="float" office:value="1278" calcext:value-type="float">
            <text:p>1278</text:p>
          </table:table-cell>
          <table:table-cell office:value-type="float" office:value="1724.4" calcext:value-type="float">
            <text:p>1724,4</text:p>
          </table:table-cell>
          <table:table-cell office:value-type="float" office:value="8138.4" calcext:value-type="float">
            <text:p>8138,4</text:p>
          </table:table-cell>
          <table:table-cell office:value-type="float" office:value="2546.6" calcext:value-type="float">
            <text:p>2546,6</text:p>
          </table:table-cell>
          <table:table-cell office:value-type="float" office:value="2130.8" calcext:value-type="float">
            <text:p>2130,8</text:p>
          </table:table-cell>
          <table:table-cell office:value-type="float" office:value="676.5" calcext:value-type="float">
            <text:p>676,5</text:p>
          </table:table-cell>
          <table:table-cell office:value-type="float" office:value="140" calcext:value-type="float">
            <text:p>140</text:p>
          </table:table-cell>
          <table:table-cell office:value-type="float" office:value="19434.2" calcext:value-type="float">
            <text:p>19434,2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81.6" calcext:value-type="float">
            <text:p>781,6</text:p>
          </table:table-cell>
          <table:table-cell office:value-type="float" office:value="100" calcext:value-type="float">
            <text:p>100</text:p>
          </table:table-cell>
          <table:table-cell office:value-type="float" office:value="3391" calcext:value-type="float">
            <text:p>339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1">
          <table:table-cell table:style-name="Default" office:value-type="float" office:value="19.4" calcext:value-type="float">
            <text:p>19,4</text:p>
          </table:table-cell>
          <table:table-cell office:value-type="float" office:value="2626.8" calcext:value-type="float">
            <text:p>2626,8</text:p>
          </table:table-cell>
          <table:table-cell office:value-type="float" office:value="350.5" calcext:value-type="float">
            <text:p>350,5</text:p>
          </table:table-cell>
          <table:table-cell office:value-type="float" office:value="4521.4" calcext:value-type="float">
            <text:p>4521,4</text:p>
          </table:table-cell>
          <table:table-cell office:value-type="float" office:value="6782" calcext:value-type="float">
            <text:p>6782</text:p>
          </table:table-cell>
          <table:table-cell office:value-type="float" office:value="0" calcext:value-type="float">
            <text:p>0</text:p>
          </table:table-cell>
          <table:table-cell office:value-type="float" office:value="1203" calcext:value-type="float">
            <text:p>1203</text:p>
          </table:table-cell>
          <table:table-cell office:value-type="float" office:value="2025.2" calcext:value-type="float">
            <text:p>2025,2</text:p>
          </table:table-cell>
          <table:table-cell office:value-type="float" office:value="3391" calcext:value-type="float">
            <text:p>3391</text:p>
          </table:table-cell>
          <table:table-cell office:value-type="float" office:value="3328.8" calcext:value-type="float">
            <text:p>3328,8</text:p>
          </table:table-cell>
          <table:table-cell office:value-type="float" office:value="1704.3" calcext:value-type="float">
            <text:p>1704,3</text:p>
          </table:table-cell>
          <table:table-cell office:value-type="float" office:value="581.2" calcext:value-type="float">
            <text:p>581,2</text:p>
          </table:table-cell>
          <table:table-cell office:value-type="float" office:value="50" calcext:value-type="float">
            <text:p>50</text:p>
          </table:table-cell>
          <table:table-cell office:value-type="float" office:value="19895.2" calcext:value-type="float">
            <text:p>19895,2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962.2" calcext:value-type="float">
            <text:p>962,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table:number-columns-repeated="1002"/>
        </table:table-row>
        <table:table-row table:style-name="ro1">
          <table:table-cell table:style-name="Default" office:value-type="float" office:value="21.2" calcext:value-type="float">
            <text:p>21,2</text:p>
          </table:table-cell>
          <table:table-cell office:value-type="float" office:value="2366.2" calcext:value-type="float">
            <text:p>2366,2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6782" calcext:value-type="float">
            <text:p>6782</text:p>
          </table:table-cell>
          <table:table-cell office:value-type="float" office:value="0" calcext:value-type="float">
            <text:p>0</text:p>
          </table:table-cell>
          <table:table-cell office:value-type="float" office:value="1804.5" calcext:value-type="float">
            <text:p>1804,5</text:p>
          </table:table-cell>
          <table:table-cell office:value-type="float" office:value="2456.5" calcext:value-type="float">
            <text:p>2456,5</text:p>
          </table:table-cell>
          <table:table-cell office:value-type="float" office:value="65216" calcext:value-type="float">
            <text:p>65216</text:p>
          </table:table-cell>
          <table:table-cell office:value-type="float" office:value="2566.6" calcext:value-type="float">
            <text:p>2566,6</text:p>
          </table:table-cell>
          <table:table-cell office:value-type="float" office:value="2055.3" calcext:value-type="float">
            <text:p>2055,3</text:p>
          </table:table-cell>
          <table:table-cell office:value-type="float" office:value="460.8" calcext:value-type="float">
            <text:p>460,8</text:p>
          </table:table-cell>
          <table:table-cell office:value-type="float" office:value="50" calcext:value-type="float">
            <text:p>50</text:p>
          </table:table-cell>
          <table:table-cell office:value-type="float" office:value="17648.8" calcext:value-type="float">
            <text:p>17648,8</text:p>
          </table:table-cell>
          <table:table-cell office:value-type="float" office:value="12.5" calcext:value-type="float">
            <text:p>12,5</text:p>
          </table:table-cell>
          <table:table-cell office:value-type="float" office:value="100.2" calcext:value-type="float">
            <text:p>100,2</text:p>
          </table:table-cell>
          <table:table-cell office:value-type="float" office:value="1183" calcext:value-type="float">
            <text:p>1183</text:p>
          </table:table-cell>
          <table:table-cell office:value-type="float" office:value="87.5" calcext:value-type="float">
            <text:p>87,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3" calcext:value-type="float">
            <text:p>23</text:p>
          </table:table-cell>
          <table:table-cell office:value-type="float" office:value="2366" calcext:value-type="float">
            <text:p>2366</text:p>
          </table:table-cell>
          <table:table-cell office:value-type="float" office:value="233.7" calcext:value-type="float">
            <text:p>233,7</text:p>
          </table:table-cell>
          <table:table-cell office:value-type="float" office:value="5425.6" calcext:value-type="float">
            <text:p>5425,6</text:p>
          </table:table-cell>
          <table:table-cell office:value-type="float" office:value="135939" calcext:value-type="float">
            <text:p>135939</text:p>
          </table:table-cell>
          <table:table-cell office:value-type="float" office:value="0" calcext:value-type="float">
            <text:p>0</text:p>
          </table:table-cell>
          <table:table-cell office:value-type="float" office:value="1453.5" calcext:value-type="float">
            <text:p>1453,5</text:p>
          </table:table-cell>
          <table:table-cell office:value-type="float" office:value="1924.8" calcext:value-type="float">
            <text:p>1924,8</text:p>
          </table:table-cell>
          <table:table-cell office:value-type="float" office:value="54364.8" calcext:value-type="float">
            <text:p>54364,8</text:p>
          </table:table-cell>
          <table:table-cell office:value-type="float" office:value="3389" calcext:value-type="float">
            <text:p>3389</text:p>
          </table:table-cell>
          <table:table-cell office:value-type="float" office:value="2331" calcext:value-type="float">
            <text:p>2331</text:p>
          </table:table-cell>
          <table:table-cell office:value-type="float" office:value="626.3" calcext:value-type="float">
            <text:p>626,3</text:p>
          </table:table-cell>
          <table:table-cell office:value-type="float" office:value="400.8" calcext:value-type="float">
            <text:p>400,8</text:p>
          </table:table-cell>
          <table:table-cell office:value-type="float" office:value="546944" calcext:value-type="float">
            <text:p>546944</text:p>
          </table:table-cell>
          <table:table-cell office:value-type="float" office:value="25" calcext:value-type="float">
            <text:p>25</text:p>
          </table:table-cell>
          <table:table-cell office:value-type="float" office:value="80.2" calcext:value-type="float">
            <text:p>80,2</text:p>
          </table:table-cell>
          <table:table-cell office:value-type="float" office:value="701.6" calcext:value-type="float">
            <text:p>701,6</text:p>
          </table:table-cell>
          <table:table-cell office:value-type="float" office:value="200" calcext:value-type="float">
            <text:p>200</text:p>
          </table:table-cell>
          <table:table-cell office:value-type="float" office:value="8138.4" calcext:value-type="float">
            <text:p>8138,4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4.7" calcext:value-type="float">
            <text:p>24,7</text:p>
          </table:table-cell>
          <table:table-cell office:value-type="float" office:value="2947.8" calcext:value-type="float">
            <text:p>2947,8</text:p>
          </table:table-cell>
          <table:table-cell office:value-type="float" office:value="480.8" calcext:value-type="float">
            <text:p>480,8</text:p>
          </table:table-cell>
          <table:table-cell office:value-type="float" office:value="13564.1" calcext:value-type="float">
            <text:p>13564,1</text:p>
          </table:table-cell>
          <table:table-cell office:value-type="float" office:value="1773583.2" calcext:value-type="float">
            <text:p>1773583,2</text:p>
          </table:table-cell>
          <table:table-cell office:value-type="float" office:value="3391" calcext:value-type="float">
            <text:p>3391</text:p>
          </table:table-cell>
          <table:table-cell office:value-type="float" office:value="1579" calcext:value-type="float">
            <text:p>1579</text:p>
          </table:table-cell>
          <table:table-cell office:value-type="float" office:value="1824.6" calcext:value-type="float">
            <text:p>1824,6</text:p>
          </table:table-cell>
          <table:table-cell office:value-type="float" office:value="65243.1" calcext:value-type="float">
            <text:p>65243,1</text:p>
          </table:table-cell>
          <table:table-cell office:value-type="float" office:value="3248.6" calcext:value-type="float">
            <text:p>3248,6</text:p>
          </table:table-cell>
          <table:table-cell office:value-type="float" office:value="3133.3" calcext:value-type="float">
            <text:p>3133,3</text:p>
          </table:table-cell>
          <table:table-cell office:value-type="float" office:value="601.2" calcext:value-type="float">
            <text:p>601,2</text:p>
          </table:table-cell>
          <table:table-cell office:value-type="float" office:value="500.8" calcext:value-type="float">
            <text:p>500,8</text:p>
          </table:table-cell>
          <table:table-cell office:value-type="float" office:value="1793107.2" calcext:value-type="float">
            <text:p>1793107,2</text:p>
          </table:table-cell>
          <table:table-cell office:value-type="float" office:value="57.1" calcext:value-type="float">
            <text:p>57,1</text:p>
          </table:table-cell>
          <table:table-cell office:value-type="float" office:value="100" calcext:value-type="float">
            <text:p>100</text:p>
          </table:table-cell>
          <table:table-cell office:value-type="float" office:value="902" calcext:value-type="float">
            <text:p>902</text:p>
          </table:table-cell>
          <table:table-cell office:value-type="float" office:value="80" calcext:value-type="float">
            <text:p>80</text:p>
          </table:table-cell>
          <table:table-cell office:value-type="float" office:value="24415.3" calcext:value-type="float">
            <text:p>24415,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02"/>
        </table:table-row>
        <table:table-row table:style-name="ro1">
          <table:table-cell table:style-name="Default" office:value-type="float" office:value="26.5" calcext:value-type="float">
            <text:p>26,5</text:p>
          </table:table-cell>
          <table:table-cell office:value-type="float" office:value="2767.2" calcext:value-type="float">
            <text:p>2767,2</text:p>
          </table:table-cell>
          <table:table-cell office:value-type="float" office:value="761.8" calcext:value-type="float">
            <text:p>761,8</text:p>
          </table:table-cell>
          <table:table-cell office:value-type="float" office:value="13564.1" calcext:value-type="float">
            <text:p>13564,1</text:p>
          </table:table-cell>
          <table:table-cell office:value-type="float" office:value="2657689" calcext:value-type="float">
            <text:p>2657689</text:p>
          </table:table-cell>
          <table:table-cell office:value-type="float" office:value="0" calcext:value-type="float">
            <text:p>0</text:p>
          </table:table-cell>
          <table:table-cell office:value-type="float" office:value="1604" calcext:value-type="float">
            <text:p>1604</text:p>
          </table:table-cell>
          <table:table-cell office:value-type="float" office:value="2125.4" calcext:value-type="float">
            <text:p>2125,4</text:p>
          </table:table-cell>
          <table:table-cell office:value-type="float" office:value="70668.8" calcext:value-type="float">
            <text:p>70668,8</text:p>
          </table:table-cell>
          <table:table-cell office:value-type="float" office:value="3128.2" calcext:value-type="float">
            <text:p>3128,2</text:p>
          </table:table-cell>
          <table:table-cell office:value-type="float" office:value="2732" calcext:value-type="float">
            <text:p>2732</text:p>
          </table:table-cell>
          <table:table-cell office:value-type="float" office:value="776.8" calcext:value-type="float">
            <text:p>776,8</text:p>
          </table:table-cell>
          <table:table-cell office:value-type="float" office:value="420.8" calcext:value-type="float">
            <text:p>420,8</text:p>
          </table:table-cell>
          <table:table-cell office:value-type="float" office:value="2175903.2" calcext:value-type="float">
            <text:p>2175903,2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1283.2" calcext:value-type="float">
            <text:p>1283,2</text:p>
          </table:table-cell>
          <table:table-cell office:value-type="float" office:value="90" calcext:value-type="float">
            <text:p>90</text:p>
          </table:table-cell>
          <table:table-cell office:value-type="float" office:value="27128.1" calcext:value-type="float">
            <text:p>27128,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8.3" calcext:value-type="float">
            <text:p>28,3</text:p>
          </table:table-cell>
          <table:table-cell office:value-type="float" office:value="3008" calcext:value-type="float">
            <text:p>3008</text:p>
          </table:table-cell>
          <table:table-cell office:value-type="float" office:value="761.4" calcext:value-type="float">
            <text:p>761,4</text:p>
          </table:table-cell>
          <table:table-cell office:value-type="float" office:value="13564.1" calcext:value-type="float">
            <text:p>13564,1</text:p>
          </table:table-cell>
          <table:table-cell office:value-type="float" office:value="3248023.9" calcext:value-type="float">
            <text:p>3248023,9</text:p>
          </table:table-cell>
          <table:table-cell office:value-type="float" office:value="0" calcext:value-type="float">
            <text:p>0</text:p>
          </table:table-cell>
          <table:table-cell office:value-type="float" office:value="881.8" calcext:value-type="float">
            <text:p>881,8</text:p>
          </table:table-cell>
          <table:table-cell office:value-type="float" office:value="1824.6" calcext:value-type="float">
            <text:p>1824,6</text:p>
          </table:table-cell>
          <table:table-cell office:value-type="float" office:value="73354.4" calcext:value-type="float">
            <text:p>73354,4</text:p>
          </table:table-cell>
          <table:table-cell office:value-type="float" office:value="3007.8" calcext:value-type="float">
            <text:p>3007,8</text:p>
          </table:table-cell>
          <table:table-cell office:value-type="float" office:value="2632" calcext:value-type="float">
            <text:p>2632</text:p>
          </table:table-cell>
          <table:table-cell office:value-type="float" office:value="400.8" calcext:value-type="float">
            <text:p>400,8</text:p>
          </table:table-cell>
          <table:table-cell office:value-type="float" office:value="601.5" calcext:value-type="float">
            <text:p>601,5</text:p>
          </table:table-cell>
          <table:table-cell office:value-type="float" office:value="2528339.2" calcext:value-type="float">
            <text:p>2528339,2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922" calcext:value-type="float">
            <text:p>922</text:p>
          </table:table-cell>
          <table:table-cell office:value-type="float" office:value="110" calcext:value-type="float">
            <text:p>110</text:p>
          </table:table-cell>
          <table:table-cell office:value-type="float" office:value="29840.9" calcext:value-type="float">
            <text:p>29840,9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table:style-name="Default" office:value-type="float" office:value="30.1" calcext:value-type="float">
            <text:p>30,1</text:p>
          </table:table-cell>
          <table:table-cell office:value-type="float" office:value="3449.2" calcext:value-type="float">
            <text:p>3449,2</text:p>
          </table:table-cell>
          <table:table-cell office:value-type="float" office:value="1082.8" calcext:value-type="float">
            <text:p>1082,8</text:p>
          </table:table-cell>
          <table:table-cell office:value-type="float" office:value="16955.1" calcext:value-type="float">
            <text:p>16955,1</text:p>
          </table:table-cell>
          <table:table-cell office:value-type="float" office:value="3691514.3" calcext:value-type="float">
            <text:p>3691514,3</text:p>
          </table:table-cell>
          <table:table-cell office:value-type="float" office:value="0" calcext:value-type="float">
            <text:p>0</text:p>
          </table:table-cell>
          <table:table-cell office:value-type="float" office:value="1383.4" calcext:value-type="float">
            <text:p>1383,4</text:p>
          </table:table-cell>
          <table:table-cell office:value-type="float" office:value="2456.5" calcext:value-type="float">
            <text:p>2456,5</text:p>
          </table:table-cell>
          <table:table-cell office:value-type="float" office:value="76094.4" calcext:value-type="float">
            <text:p>76094,4</text:p>
          </table:table-cell>
          <table:table-cell office:value-type="float" office:value="3388.8" calcext:value-type="float">
            <text:p>3388,8</text:p>
          </table:table-cell>
          <table:table-cell office:value-type="float" office:value="2556.5" calcext:value-type="float">
            <text:p>2556,5</text:p>
          </table:table-cell>
          <table:table-cell office:value-type="float" office:value="581" calcext:value-type="float">
            <text:p>581</text:p>
          </table:table-cell>
          <table:table-cell office:value-type="float" office:value="781.6" calcext:value-type="float">
            <text:p>781,6</text:p>
          </table:table-cell>
          <table:table-cell office:value-type="float" office:value="2732793.6" calcext:value-type="float">
            <text:p>2732793,6</text:p>
          </table:table-cell>
          <table:table-cell office:value-type="float" office:value="62.5" calcext:value-type="float">
            <text:p>62,5</text:p>
          </table:table-cell>
          <table:table-cell office:value-type="float" office:value="66.7" calcext:value-type="float">
            <text:p>66,7</text:p>
          </table:table-cell>
          <table:table-cell office:value-type="float" office:value="982.2" calcext:value-type="float">
            <text:p>982,2</text:p>
          </table:table-cell>
          <table:table-cell office:value-type="float" office:value="150" calcext:value-type="float">
            <text:p>150</text:p>
          </table:table-cell>
          <table:table-cell office:value-type="float" office:value="32553.8" calcext:value-type="float">
            <text:p>32553,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table:style-name="Default" office:value-type="float" office:value="31.8" calcext:value-type="float">
            <text:p>31,8</text:p>
          </table:table-cell>
          <table:table-cell office:value-type="float" office:value="3228.6" calcext:value-type="float">
            <text:p>3228,6</text:p>
          </table:table-cell>
          <table:table-cell office:value-type="float" office:value="1082.6" calcext:value-type="float">
            <text:p>1082,6</text:p>
          </table:table-cell>
          <table:table-cell office:value-type="float" office:value="16276.9" calcext:value-type="float">
            <text:p>16276,9</text:p>
          </table:table-cell>
          <table:table-cell office:value-type="float" office:value="3985311.9" calcext:value-type="float">
            <text:p>3985311,9</text:p>
          </table:table-cell>
          <table:table-cell office:value-type="float" office:value="5425.6" calcext:value-type="float">
            <text:p>5425,6</text:p>
          </table:table-cell>
          <table:table-cell office:value-type="float" office:value="1278" calcext:value-type="float">
            <text:p>1278</text:p>
          </table:table-cell>
          <table:table-cell office:value-type="float" office:value="2446.4" calcext:value-type="float">
            <text:p>2446,4</text:p>
          </table:table-cell>
          <table:table-cell office:value-type="float" office:value="78807.2" calcext:value-type="float">
            <text:p>78807,2</text:p>
          </table:table-cell>
          <table:table-cell office:value-type="float" office:value="3569.6" calcext:value-type="float">
            <text:p>3569,6</text:p>
          </table:table-cell>
          <table:table-cell office:value-type="float" office:value="2682.3" calcext:value-type="float">
            <text:p>2682,3</text:p>
          </table:table-cell>
          <table:table-cell office:value-type="float" office:value="481" calcext:value-type="float">
            <text:p>481</text:p>
          </table:table-cell>
          <table:table-cell office:value-type="float" office:value="621.2" calcext:value-type="float">
            <text:p>621,2</text:p>
          </table:table-cell>
          <table:table-cell office:value-type="float" office:value="2991462.4" calcext:value-type="float">
            <text:p>2991462,4</text:p>
          </table:table-cell>
          <table:table-cell office:value-type="float" office:value="112.5" calcext:value-type="float">
            <text:p>112,5</text:p>
          </table:table-cell>
          <table:table-cell office:value-type="float" office:value="225.3" calcext:value-type="float">
            <text:p>225,3</text:p>
          </table:table-cell>
          <table:table-cell office:value-type="float" office:value="962.2" calcext:value-type="float">
            <text:p>962,2</text:p>
          </table:table-cell>
          <table:table-cell office:value-type="float" office:value="130" calcext:value-type="float">
            <text:p>130</text:p>
          </table:table-cell>
          <table:table-cell office:value-type="float" office:value="35266.6" calcext:value-type="float">
            <text:p>35266,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table:style-name="Default" office:value-type="float" office:value="33.6" calcext:value-type="float">
            <text:p>33,6</text:p>
          </table:table-cell>
          <table:table-cell office:value-type="float" office:value="3790" calcext:value-type="float">
            <text:p>3790</text:p>
          </table:table-cell>
          <table:table-cell office:value-type="float" office:value="1162.8" calcext:value-type="float">
            <text:p>1162,8</text:p>
          </table:table-cell>
          <table:table-cell office:value-type="float" office:value="18989.7" calcext:value-type="float">
            <text:p>18989,7</text:p>
          </table:table-cell>
          <table:table-cell office:value-type="float" office:value="4066913.5" calcext:value-type="float">
            <text:p>4066913,5</text:p>
          </table:table-cell>
          <table:table-cell office:value-type="float" office:value="3391" calcext:value-type="float">
            <text:p>3391</text:p>
          </table:table-cell>
          <table:table-cell office:value-type="float" office:value="1182.8" calcext:value-type="float">
            <text:p>1182,8</text:p>
          </table:table-cell>
          <table:table-cell office:value-type="float" office:value="2506.4" calcext:value-type="float">
            <text:p>2506,4</text:p>
          </table:table-cell>
          <table:table-cell office:value-type="float" office:value="84232.8" calcext:value-type="float">
            <text:p>84232,8</text:p>
          </table:table-cell>
          <table:table-cell office:value-type="float" office:value="3088.2" calcext:value-type="float">
            <text:p>3088,2</text:p>
          </table:table-cell>
          <table:table-cell office:value-type="float" office:value="1980" calcext:value-type="float">
            <text:p>1980</text:p>
          </table:table-cell>
          <table:table-cell office:value-type="float" office:value="882" calcext:value-type="float">
            <text:p>882</text:p>
          </table:table-cell>
          <table:table-cell office:value-type="float" office:value="701.6" calcext:value-type="float">
            <text:p>701,6</text:p>
          </table:table-cell>
          <table:table-cell office:value-type="float" office:value="3035174.4" calcext:value-type="float">
            <text:p>3035174,4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1162.6" calcext:value-type="float">
            <text:p>1162,6</text:p>
          </table:table-cell>
          <table:table-cell office:value-type="float" office:value="87.5" calcext:value-type="float">
            <text:p>87,5</text:p>
          </table:table-cell>
          <table:table-cell office:value-type="float" office:value="43459.3" calcext:value-type="float">
            <text:p>43459,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25.5" calcext:value-type="float">
            <text:p>225,5</text:p>
          </table:table-cell>
          <table:table-cell table:style-name="ce3" table:number-columns-repeated="1002"/>
        </table:table-row>
        <table:table-row table:style-name="ro1">
          <table:table-cell table:style-name="Default" office:value-type="float" office:value="35.4" calcext:value-type="float">
            <text:p>35,4</text:p>
          </table:table-cell>
          <table:table-cell office:value-type="float" office:value="3228.6" calcext:value-type="float">
            <text:p>3228,6</text:p>
          </table:table-cell>
          <table:table-cell office:value-type="float" office:value="1554" calcext:value-type="float">
            <text:p>1554</text:p>
          </table:table-cell>
          <table:table-cell office:value-type="float" office:value="16276.9" calcext:value-type="float">
            <text:p>16276,9</text:p>
          </table:table-cell>
          <table:table-cell office:value-type="float" office:value="4186629.8" calcext:value-type="float">
            <text:p>4186629,8</text:p>
          </table:table-cell>
          <table:table-cell office:value-type="float" office:value="4521.4" calcext:value-type="float">
            <text:p>4521,4</text:p>
          </table:table-cell>
          <table:table-cell office:value-type="float" office:value="1423.4" calcext:value-type="float">
            <text:p>1423,4</text:p>
          </table:table-cell>
          <table:table-cell office:value-type="float" office:value="2366" calcext:value-type="float">
            <text:p>2366</text:p>
          </table:table-cell>
          <table:table-cell office:value-type="float" office:value="84287.1" calcext:value-type="float">
            <text:p>84287,1</text:p>
          </table:table-cell>
          <table:table-cell office:value-type="float" office:value="3429.2" calcext:value-type="float">
            <text:p>3429,2</text:p>
          </table:table-cell>
          <table:table-cell office:value-type="float" office:value="2381" calcext:value-type="float">
            <text:p>2381</text:p>
          </table:table-cell>
          <table:table-cell office:value-type="float" office:value="841.8" calcext:value-type="float">
            <text:p>841,8</text:p>
          </table:table-cell>
          <table:table-cell office:value-type="float" office:value="801.6" calcext:value-type="float">
            <text:p>801,6</text:p>
          </table:table-cell>
          <table:table-cell office:value-type="float" office:value="3136798.3" calcext:value-type="float">
            <text:p>3136798,3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243" calcext:value-type="float">
            <text:p>1243</text:p>
          </table:table-cell>
          <table:table-cell office:value-type="float" office:value="150" calcext:value-type="float">
            <text:p>150</text:p>
          </table:table-cell>
          <table:table-cell office:value-type="float" office:value="40719.3" calcext:value-type="float">
            <text:p>40719,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37.1" calcext:value-type="float">
            <text:p>37,1</text:p>
          </table:table-cell>
          <table:table-cell table:style-name="ce2" office:value-type="float" office:value="3068" calcext:value-type="float">
            <text:p>3068</text:p>
          </table:table-cell>
          <table:table-cell table:style-name="ce2" office:value-type="float" office:value="1684.4" calcext:value-type="float">
            <text:p>1684,4</text:p>
          </table:table-cell>
          <table:table-cell table:style-name="ce2" office:value-type="float" office:value="16276.9" calcext:value-type="float">
            <text:p>16276,9</text:p>
          </table:table-cell>
          <table:table-cell table:style-name="ce2" office:value-type="float" office:value="4483113.4" calcext:value-type="float">
            <text:p>4483113,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03.8" calcext:value-type="float">
            <text:p>1503,8</text:p>
          </table:table-cell>
          <table:table-cell table:style-name="ce2" office:value-type="float" office:value="2145.6" calcext:value-type="float">
            <text:p>2145,6</text:p>
          </table:table-cell>
          <table:table-cell table:style-name="ce2" office:value-type="float" office:value="97851.1" calcext:value-type="float">
            <text:p>97851,1</text:p>
          </table:table-cell>
          <table:table-cell table:style-name="ce2" office:value-type="float" office:value="3028" calcext:value-type="float">
            <text:p>3028</text:p>
          </table:table-cell>
          <table:table-cell table:style-name="ce2" office:value-type="float" office:value="3008" calcext:value-type="float">
            <text:p>3008</text:p>
          </table:table-cell>
          <table:table-cell table:style-name="ce2" office:value-type="float" office:value="827" calcext:value-type="float">
            <text:p>827</text:p>
          </table:table-cell>
          <table:table-cell table:style-name="ce2" office:value-type="float" office:value="621.2" calcext:value-type="float">
            <text:p>621,2</text:p>
          </table:table-cell>
          <table:table-cell table:style-name="ce2" office:value-type="float" office:value="3010393.1" calcext:value-type="float">
            <text:p>3010393,1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022.4" calcext:value-type="float">
            <text:p>1022,4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40719.3" calcext:value-type="float">
            <text:p>40719,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38.9" calcext:value-type="float">
            <text:p>38,9</text:p>
          </table:table-cell>
          <table:table-cell table:style-name="ce2" office:value-type="float" office:value="2967.8" calcext:value-type="float">
            <text:p>2967,8</text:p>
          </table:table-cell>
          <table:table-cell table:style-name="ce2" office:value-type="float" office:value="1824.6" calcext:value-type="float">
            <text:p>1824,6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4458697.5" calcext:value-type="float">
            <text:p>4458697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63" calcext:value-type="float">
            <text:p>1263</text:p>
          </table:table-cell>
          <table:table-cell table:style-name="ce2" office:value-type="float" office:value="2105.4" calcext:value-type="float">
            <text:p>2105,4</text:p>
          </table:table-cell>
          <table:table-cell table:style-name="ce2" office:value-type="float" office:value="106016.7" calcext:value-type="float">
            <text:p>106016,7</text:p>
          </table:table-cell>
          <table:table-cell table:style-name="ce2" office:value-type="float" office:value="3348.8" calcext:value-type="float">
            <text:p>3348,8</text:p>
          </table:table-cell>
          <table:table-cell table:style-name="ce2" office:value-type="float" office:value="2632" calcext:value-type="float">
            <text:p>2632</text:p>
          </table:table-cell>
          <table:table-cell table:style-name="ce2" office:value-type="float" office:value="741.6" calcext:value-type="float">
            <text:p>741,6</text:p>
          </table:table-cell>
          <table:table-cell table:style-name="ce2" office:value-type="float" office:value="661.2" calcext:value-type="float">
            <text:p>661,2</text:p>
          </table:table-cell>
          <table:table-cell table:style-name="ce2" office:value-type="float" office:value="2740162.8" calcext:value-type="float">
            <text:p>2740162,8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162.8" calcext:value-type="float">
            <text:p>1162,8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40719.3" calcext:value-type="float">
            <text:p>40719,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40.7" calcext:value-type="float">
            <text:p>40,7</text:p>
          </table:table-cell>
          <table:table-cell table:style-name="ce2" office:value-type="float" office:value="2767.4" calcext:value-type="float">
            <text:p>2767,4</text:p>
          </table:table-cell>
          <table:table-cell table:style-name="ce2" office:value-type="float" office:value="1583.8" calcext:value-type="float">
            <text:p>1583,8</text:p>
          </table:table-cell>
          <table:table-cell table:style-name="ce2" office:value-type="float" office:value="16955.1" calcext:value-type="float">
            <text:p>16955,1</text:p>
          </table:table-cell>
          <table:table-cell table:style-name="ce2" office:value-type="float" office:value="4311690.8" calcext:value-type="float">
            <text:p>4311690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54" calcext:value-type="float">
            <text:p>1554</text:p>
          </table:table-cell>
          <table:table-cell table:style-name="ce2" office:value-type="float" office:value="1844.6" calcext:value-type="float">
            <text:p>1844,6</text:p>
          </table:table-cell>
          <table:table-cell table:style-name="ce2" office:value-type="float" office:value="114182.3" calcext:value-type="float">
            <text:p>114182,3</text:p>
          </table:table-cell>
          <table:table-cell table:style-name="ce2" office:value-type="float" office:value="3168.4" calcext:value-type="float">
            <text:p>3168,4</text:p>
          </table:table-cell>
          <table:table-cell table:style-name="ce2" office:value-type="float" office:value="2606.8" calcext:value-type="float">
            <text:p>2606,8</text:p>
          </table:table-cell>
          <table:table-cell table:style-name="ce2" office:value-type="float" office:value="927.3" calcext:value-type="float">
            <text:p>927,3</text:p>
          </table:table-cell>
          <table:table-cell table:style-name="ce2" office:value-type="float" office:value="741.4" calcext:value-type="float">
            <text:p>741,4</text:p>
          </table:table-cell>
          <table:table-cell table:style-name="ce2" office:value-type="float" office:value="3111549.4" calcext:value-type="float">
            <text:p>3111549,4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952.3" calcext:value-type="float">
            <text:p>952,3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40719.3" calcext:value-type="float">
            <text:p>40719,3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42.4" calcext:value-type="float">
            <text:p>42,4</text:p>
          </table:table-cell>
          <table:table-cell table:style-name="ce2" office:value-type="float" office:value="3148.4" calcext:value-type="float">
            <text:p>3148,4</text:p>
          </table:table-cell>
          <table:table-cell table:style-name="ce2" office:value-type="float" office:value="1343.4" calcext:value-type="float">
            <text:p>1343,4</text:p>
          </table:table-cell>
          <table:table-cell table:style-name="ce2" office:value-type="float" office:value="16276.9" calcext:value-type="float">
            <text:p>16276,9</text:p>
          </table:table-cell>
          <table:table-cell table:style-name="ce2" office:value-type="float" office:value="4205646.7" calcext:value-type="float">
            <text:p>4205646,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78.3" calcext:value-type="float">
            <text:p>1378,3</text:p>
          </table:table-cell>
          <table:table-cell table:style-name="ce2" office:value-type="float" office:value="2125.4" calcext:value-type="float">
            <text:p>2125,4</text:p>
          </table:table-cell>
          <table:table-cell table:style-name="ce2" office:value-type="float" office:value="125087.8" calcext:value-type="float">
            <text:p>125087,8</text:p>
          </table:table-cell>
          <table:table-cell table:style-name="ce2" office:value-type="float" office:value="3108.2" calcext:value-type="float">
            <text:p>3108,2</text:p>
          </table:table-cell>
          <table:table-cell table:style-name="ce2" office:value-type="float" office:value="1904.8" calcext:value-type="float">
            <text:p>1904,8</text:p>
          </table:table-cell>
          <table:table-cell table:style-name="ce2" office:value-type="float" office:value="676.5" calcext:value-type="float">
            <text:p>676,5</text:p>
          </table:table-cell>
          <table:table-cell table:style-name="ce2" office:value-type="float" office:value="500.8" calcext:value-type="float">
            <text:p>500,8</text:p>
          </table:table-cell>
          <table:table-cell table:style-name="ce2" office:value-type="float" office:value="2260339.2" calcext:value-type="float">
            <text:p>2260339,2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822" calcext:value-type="float">
            <text:p>822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43459.3" calcext:value-type="float">
            <text:p>43459,3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44.2" calcext:value-type="float">
            <text:p>44,2</text:p>
          </table:table-cell>
          <table:table-cell table:style-name="ce2" office:value-type="float" office:value="3710" calcext:value-type="float">
            <text:p>3710</text:p>
          </table:table-cell>
          <table:table-cell table:style-name="ce2" office:value-type="float" office:value="1483.6" calcext:value-type="float">
            <text:p>1483,6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4265518.5" calcext:value-type="float">
            <text:p>4265518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03.5" calcext:value-type="float">
            <text:p>1403,5</text:p>
          </table:table-cell>
          <table:table-cell table:style-name="ce2" office:value-type="float" office:value="2346" calcext:value-type="float">
            <text:p>2346</text:p>
          </table:table-cell>
          <table:table-cell table:style-name="ce2" office:value-type="float" office:value="141418.9" calcext:value-type="float">
            <text:p>141418,9</text:p>
          </table:table-cell>
          <table:table-cell table:style-name="ce2" office:value-type="float" office:value="3649.6" calcext:value-type="float">
            <text:p>3649,6</text:p>
          </table:table-cell>
          <table:table-cell table:style-name="ce2" office:value-type="float" office:value="2305.8" calcext:value-type="float">
            <text:p>2305,8</text:p>
          </table:table-cell>
          <table:table-cell table:style-name="ce2" office:value-type="float" office:value="380.4" calcext:value-type="float">
            <text:p>380,4</text:p>
          </table:table-cell>
          <table:table-cell table:style-name="ce2" office:value-type="float" office:value="701.6" calcext:value-type="float">
            <text:p>701,6</text:p>
          </table:table-cell>
          <table:table-cell table:style-name="ce2" office:value-type="float" office:value="2202124.8" calcext:value-type="float">
            <text:p>2202124,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162.8" calcext:value-type="float">
            <text:p>1162,8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46172.1" calcext:value-type="float">
            <text:p>46172,1</text:p>
          </table:table-cell>
          <table:table-cell table:style-name="ce2" office:value-type="float" office:value="150.3" calcext:value-type="float">
            <text:p>150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2" office:value-type="float" office:value="3028" calcext:value-type="float">
            <text:p>3028</text:p>
          </table:table-cell>
          <table:table-cell table:style-name="ce2" office:value-type="float" office:value="1503.6" calcext:value-type="float">
            <text:p>1503,6</text:p>
          </table:table-cell>
          <table:table-cell table:style-name="ce2" office:value-type="float" office:value="16276.9" calcext:value-type="float">
            <text:p>16276,9</text:p>
          </table:table-cell>
          <table:table-cell table:style-name="ce2" office:value-type="float" office:value="4317251.5" calcext:value-type="float">
            <text:p>4317251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28.5" calcext:value-type="float">
            <text:p>1428,5</text:p>
          </table:table-cell>
          <table:table-cell table:style-name="ce2" office:value-type="float" office:value="2055.3" calcext:value-type="float">
            <text:p>2055,3</text:p>
          </table:table-cell>
          <table:table-cell table:style-name="ce2" office:value-type="float" office:value="144131.7" calcext:value-type="float">
            <text:p>144131,7</text:p>
          </table:table-cell>
          <table:table-cell table:style-name="ce2" office:value-type="float" office:value="3549.4" calcext:value-type="float">
            <text:p>3549,4</text:p>
          </table:table-cell>
          <table:table-cell table:style-name="ce2" office:value-type="float" office:value="2632" calcext:value-type="float">
            <text:p>2632</text:p>
          </table:table-cell>
          <table:table-cell table:style-name="ce2" office:value-type="float" office:value="561" calcext:value-type="float">
            <text:p>561</text:p>
          </table:table-cell>
          <table:table-cell table:style-name="ce2" office:value-type="float" office:value="781.6" calcext:value-type="float">
            <text:p>781,6</text:p>
          </table:table-cell>
          <table:table-cell table:style-name="ce2" office:value-type="float" office:value="2197484.8" calcext:value-type="float">
            <text:p>2197484,8</text:p>
          </table:table-cell>
          <table:table-cell table:style-name="ce2" office:value-type="float" office:value="16.7" calcext:value-type="float">
            <text:p>16,7</text:p>
          </table:table-cell>
          <table:table-cell table:style-name="ce2" office:value-type="float" office:value="150.3" calcext:value-type="float">
            <text:p>150,3</text:p>
          </table:table-cell>
          <table:table-cell table:style-name="ce2" office:value-type="float" office:value="1283" calcext:value-type="float">
            <text:p>1283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51624.8" calcext:value-type="float">
            <text:p>51624,8</text:p>
          </table:table-cell>
          <table:table-cell table:style-name="ce2" office:value-type="float" office:value="33.3" calcext:value-type="float">
            <text:p>33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47.7" calcext:value-type="float">
            <text:p>47,7</text:p>
          </table:table-cell>
          <table:table-cell table:style-name="ce2" office:value-type="float" office:value="2526.8" calcext:value-type="float">
            <text:p>2526,8</text:p>
          </table:table-cell>
          <table:table-cell table:style-name="ce2" office:value-type="float" office:value="1102.4" calcext:value-type="float">
            <text:p>1102,4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4121278.3" calcext:value-type="float">
            <text:p>4121278,3</text:p>
          </table:table-cell>
          <table:table-cell table:style-name="ce2" office:value-type="float" office:value="4521.4" calcext:value-type="float">
            <text:p>4521,4</text:p>
          </table:table-cell>
          <table:table-cell table:style-name="ce2" office:value-type="float" office:value="1202.5" calcext:value-type="float">
            <text:p>1202,5</text:p>
          </table:table-cell>
          <table:table-cell table:style-name="ce2" office:value-type="float" office:value="2005.3" calcext:value-type="float">
            <text:p>2005,3</text:p>
          </table:table-cell>
          <table:table-cell table:style-name="ce2" office:value-type="float" office:value="146844.5" calcext:value-type="float">
            <text:p>146844,5</text:p>
          </table:table-cell>
          <table:table-cell table:style-name="ce2" office:value-type="float" office:value="3268.4" calcext:value-type="float">
            <text:p>3268,4</text:p>
          </table:table-cell>
          <table:table-cell table:style-name="ce2" office:value-type="float" office:value="2130.5" calcext:value-type="float">
            <text:p>2130,5</text:p>
          </table:table-cell>
          <table:table-cell table:style-name="ce2" office:value-type="float" office:value="927" calcext:value-type="float">
            <text:p>927</text:p>
          </table:table-cell>
          <table:table-cell table:style-name="ce2" office:value-type="float" office:value="601.4" calcext:value-type="float">
            <text:p>601,4</text:p>
          </table:table-cell>
          <table:table-cell table:style-name="ce2" office:value-type="float" office:value="2120902.4" calcext:value-type="float">
            <text:p>2120902,4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122.6" calcext:value-type="float">
            <text:p>1122,6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48939.1" calcext:value-type="float">
            <text:p>48939,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49.5" calcext:value-type="float">
            <text:p>49,5</text:p>
          </table:table-cell>
          <table:table-cell table:style-name="ce2" office:value-type="float" office:value="3048" calcext:value-type="float">
            <text:p>3048</text:p>
          </table:table-cell>
          <table:table-cell table:style-name="ce2" office:value-type="float" office:value="1363.4" calcext:value-type="float">
            <text:p>1363,4</text:p>
          </table:table-cell>
          <table:table-cell table:style-name="ce2" office:value-type="float" office:value="16276.9" calcext:value-type="float">
            <text:p>16276,9</text:p>
          </table:table-cell>
          <table:table-cell table:style-name="ce2" office:value-type="float" office:value="4183835.9" calcext:value-type="float">
            <text:p>4183835,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53.8" calcext:value-type="float">
            <text:p>1453,8</text:p>
          </table:table-cell>
          <table:table-cell table:style-name="ce2" office:value-type="float" office:value="2682" calcext:value-type="float">
            <text:p>2682</text:p>
          </table:table-cell>
          <table:table-cell table:style-name="ce2" office:value-type="float" office:value="152270.2" calcext:value-type="float">
            <text:p>152270,2</text:p>
          </table:table-cell>
          <table:table-cell table:style-name="ce2" office:value-type="float" office:value="2947.8" calcext:value-type="float">
            <text:p>2947,8</text:p>
          </table:table-cell>
          <table:table-cell table:style-name="ce2" office:value-type="float" office:value="2682" calcext:value-type="float">
            <text:p>2682</text:p>
          </table:table-cell>
          <table:table-cell table:style-name="ce2" office:value-type="float" office:value="601" calcext:value-type="float">
            <text:p>601</text:p>
          </table:table-cell>
          <table:table-cell table:style-name="ce2" office:value-type="float" office:value="676.3" calcext:value-type="float">
            <text:p>676,3</text:p>
          </table:table-cell>
          <table:table-cell table:style-name="ce2" office:value-type="float" office:value="2098412.8" calcext:value-type="float">
            <text:p>2098412,8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41.8" calcext:value-type="float">
            <text:p>841,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54364.8" calcext:value-type="float">
            <text:p>54364,8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51.3" calcext:value-type="float">
            <text:p>51,3</text:p>
          </table:table-cell>
          <table:table-cell table:style-name="ce2" office:value-type="float" office:value="3248.8" calcext:value-type="float">
            <text:p>3248,8</text:p>
          </table:table-cell>
          <table:table-cell table:style-name="ce2" office:value-type="float" office:value="1423.8" calcext:value-type="float">
            <text:p>1423,8</text:p>
          </table:table-cell>
          <table:table-cell table:style-name="ce2" office:value-type="float" office:value="16276.9" calcext:value-type="float">
            <text:p>16276,9</text:p>
          </table:table-cell>
          <table:table-cell table:style-name="ce2" office:value-type="float" office:value="4192082.5" calcext:value-type="float">
            <text:p>4192082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2" calcext:value-type="float">
            <text:p>902</text:p>
          </table:table-cell>
          <table:table-cell table:style-name="ce2" office:value-type="float" office:value="2185.6" calcext:value-type="float">
            <text:p>2185,6</text:p>
          </table:table-cell>
          <table:table-cell table:style-name="ce2" office:value-type="float" office:value="157722.9" calcext:value-type="float">
            <text:p>157722,9</text:p>
          </table:table-cell>
          <table:table-cell table:style-name="ce2" office:value-type="float" office:value="3509.4" calcext:value-type="float">
            <text:p>3509,4</text:p>
          </table:table-cell>
          <table:table-cell table:style-name="ce2" office:value-type="float" office:value="2456.5" calcext:value-type="float">
            <text:p>2456,5</text:p>
          </table:table-cell>
          <table:table-cell table:style-name="ce2" office:value-type="float" office:value="681.4" calcext:value-type="float">
            <text:p>681,4</text:p>
          </table:table-cell>
          <table:table-cell table:style-name="ce2" office:value-type="float" office:value="962" calcext:value-type="float">
            <text:p>962</text:p>
          </table:table-cell>
          <table:table-cell table:style-name="ce2" office:value-type="float" office:value="2136614.4" calcext:value-type="float">
            <text:p>2136614,4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223" calcext:value-type="float">
            <text:p>122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4364.8" calcext:value-type="float">
            <text:p>54364,8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2" office:value-type="float" office:value="3288.4" calcext:value-type="float">
            <text:p>3288,4</text:p>
          </table:table-cell>
          <table:table-cell table:style-name="ce2" office:value-type="float" office:value="1905.2" calcext:value-type="float">
            <text:p>1905,2</text:p>
          </table:table-cell>
          <table:table-cell table:style-name="ce2" office:value-type="float" office:value="20346.1" calcext:value-type="float">
            <text:p>20346,1</text:p>
          </table:table-cell>
          <table:table-cell table:style-name="ce2" office:value-type="float" office:value="4129417.1" calcext:value-type="float">
            <text:p>4129417,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28.3" calcext:value-type="float">
            <text:p>1328,3</text:p>
          </table:table-cell>
          <table:table-cell table:style-name="ce2" office:value-type="float" office:value="2286.2" calcext:value-type="float">
            <text:p>2286,2</text:p>
          </table:table-cell>
          <table:table-cell table:style-name="ce2" office:value-type="float" office:value="171314.1" calcext:value-type="float">
            <text:p>171314,1</text:p>
          </table:table-cell>
          <table:table-cell table:style-name="ce2" office:value-type="float" office:value="3569.6" calcext:value-type="float">
            <text:p>3569,6</text:p>
          </table:table-cell>
          <table:table-cell table:style-name="ce2" office:value-type="float" office:value="2732.3" calcext:value-type="float">
            <text:p>2732,3</text:p>
          </table:table-cell>
          <table:table-cell table:style-name="ce2" office:value-type="float" office:value="541" calcext:value-type="float">
            <text:p>541</text:p>
          </table:table-cell>
          <table:table-cell table:style-name="ce2" office:value-type="float" office:value="621.2" calcext:value-type="float">
            <text:p>621,2</text:p>
          </table:table-cell>
          <table:table-cell table:style-name="ce2" office:value-type="float" office:value="2114368" calcext:value-type="float">
            <text:p>2114368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942.2" calcext:value-type="float">
            <text:p>942,2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57077.6" calcext:value-type="float">
            <text:p>57077,6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54.8" calcext:value-type="float">
            <text:p>54,8</text:p>
          </table:table-cell>
          <table:table-cell table:style-name="ce2" office:value-type="float" office:value="3048.2" calcext:value-type="float">
            <text:p>3048,2</text:p>
          </table:table-cell>
          <table:table-cell table:style-name="ce2" office:value-type="float" office:value="1543.8" calcext:value-type="float">
            <text:p>1543,8</text:p>
          </table:table-cell>
          <table:table-cell table:style-name="ce2" office:value-type="float" office:value="16276.9" calcext:value-type="float">
            <text:p>16276,9</text:p>
          </table:table-cell>
          <table:table-cell table:style-name="ce2" office:value-type="float" office:value="4284508.2" calcext:value-type="float">
            <text:p>4284508,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54" calcext:value-type="float">
            <text:p>1554</text:p>
          </table:table-cell>
          <table:table-cell table:style-name="ce2" office:value-type="float" office:value="2782.3" calcext:value-type="float">
            <text:p>2782,3</text:p>
          </table:table-cell>
          <table:table-cell table:style-name="ce2" office:value-type="float" office:value="171314.1" calcext:value-type="float">
            <text:p>171314,1</text:p>
          </table:table-cell>
          <table:table-cell table:style-name="ce2" office:value-type="float" office:value="3168.6" calcext:value-type="float">
            <text:p>3168,6</text:p>
          </table:table-cell>
          <table:table-cell table:style-name="ce2" office:value-type="float" office:value="2080.3" calcext:value-type="float">
            <text:p>2080,3</text:p>
          </table:table-cell>
          <table:table-cell table:style-name="ce2" office:value-type="float" office:value="1077.5" calcext:value-type="float">
            <text:p>1077,5</text:p>
          </table:table-cell>
          <table:table-cell table:style-name="ce2" office:value-type="float" office:value="1162.4" calcext:value-type="float">
            <text:p>1162,4</text:p>
          </table:table-cell>
          <table:table-cell table:style-name="ce2" office:value-type="float" office:value="2136940.8" calcext:value-type="float">
            <text:p>2136940,8</text:p>
          </table:table-cell>
          <table:table-cell table:style-name="ce2" office:value-type="float" office:value="37.5" calcext:value-type="float">
            <text:p>37,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982.2" calcext:value-type="float">
            <text:p>982,2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65243.1" calcext:value-type="float">
            <text:p>65243,1</text:p>
          </table:table-cell>
          <table:table-cell table:style-name="ce2" office:value-type="float" office:value="66.7" calcext:value-type="float">
            <text:p>66,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56.6" calcext:value-type="float">
            <text:p>56,6</text:p>
          </table:table-cell>
          <table:table-cell table:style-name="ce2" office:value-type="float" office:value="2767.4" calcext:value-type="float">
            <text:p>2767,4</text:p>
          </table:table-cell>
          <table:table-cell table:style-name="ce2" office:value-type="float" office:value="2005.2" calcext:value-type="float">
            <text:p>2005,2</text:p>
          </table:table-cell>
          <table:table-cell table:style-name="ce2" office:value-type="float" office:value="16276.9" calcext:value-type="float">
            <text:p>16276,9</text:p>
          </table:table-cell>
          <table:table-cell table:style-name="ce2" office:value-type="float" office:value="4469468" calcext:value-type="float">
            <text:p>446946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04" calcext:value-type="float">
            <text:p>1604</text:p>
          </table:table-cell>
          <table:table-cell table:style-name="ce2" office:value-type="float" office:value="2406.2" calcext:value-type="float">
            <text:p>2406,2</text:p>
          </table:table-cell>
          <table:table-cell table:style-name="ce2" office:value-type="float" office:value="174054" calcext:value-type="float">
            <text:p>174054</text:p>
          </table:table-cell>
          <table:table-cell table:style-name="ce2" office:value-type="float" office:value="3348.8" calcext:value-type="float">
            <text:p>3348,8</text:p>
          </table:table-cell>
          <table:table-cell table:style-name="ce2" office:value-type="float" office:value="3007.8" calcext:value-type="float">
            <text:p>3007,8</text:p>
          </table:table-cell>
          <table:table-cell table:style-name="ce2" office:value-type="float" office:value="741.6" calcext:value-type="float">
            <text:p>741,6</text:p>
          </table:table-cell>
          <table:table-cell table:style-name="ce2" office:value-type="float" office:value="1082.4" calcext:value-type="float">
            <text:p>1082,4</text:p>
          </table:table-cell>
          <table:table-cell table:style-name="ce2" office:value-type="float" office:value="2224108.8" calcext:value-type="float">
            <text:p>2224108,8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62" calcext:value-type="float">
            <text:p>962</text:p>
          </table:table-cell>
          <table:table-cell table:style-name="ce2" office:value-type="float" office:value="112.5" calcext:value-type="float">
            <text:p>112,5</text:p>
          </table:table-cell>
          <table:table-cell table:style-name="ce2" office:value-type="float" office:value="65243.1" calcext:value-type="float">
            <text:p>65243,1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58.3" calcext:value-type="float">
            <text:p>58,3</text:p>
          </table:table-cell>
          <table:table-cell table:style-name="ce2" office:value-type="float" office:value="3008.2" calcext:value-type="float">
            <text:p>3008,2</text:p>
          </table:table-cell>
          <table:table-cell table:style-name="ce2" office:value-type="float" office:value="2246" calcext:value-type="float">
            <text:p>2246</text:p>
          </table:table-cell>
          <table:table-cell table:style-name="ce2" office:value-type="float" office:value="16276.9" calcext:value-type="float">
            <text:p>16276,9</text:p>
          </table:table-cell>
          <table:table-cell table:style-name="ce2" office:value-type="float" office:value="4412417.1" calcext:value-type="float">
            <text:p>4412417,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03.6" calcext:value-type="float">
            <text:p>1403,6</text:p>
          </table:table-cell>
          <table:table-cell table:style-name="ce2" office:value-type="float" office:value="1884.6" calcext:value-type="float">
            <text:p>1884,6</text:p>
          </table:table-cell>
          <table:table-cell table:style-name="ce2" office:value-type="float" office:value="168574.2" calcext:value-type="float">
            <text:p>168574,2</text:p>
          </table:table-cell>
          <table:table-cell table:style-name="ce2" office:value-type="float" office:value="3128.2" calcext:value-type="float">
            <text:p>3128,2</text:p>
          </table:table-cell>
          <table:table-cell table:style-name="ce2" office:value-type="float" office:value="2607" calcext:value-type="float">
            <text:p>2607</text:p>
          </table:table-cell>
          <table:table-cell table:style-name="ce2" office:value-type="float" office:value="681.6" calcext:value-type="float">
            <text:p>681,6</text:p>
          </table:table-cell>
          <table:table-cell table:style-name="ce2" office:value-type="float" office:value="1263" calcext:value-type="float">
            <text:p>1263</text:p>
          </table:table-cell>
          <table:table-cell table:style-name="ce2" office:value-type="float" office:value="2245139.2" calcext:value-type="float">
            <text:p>2245139,2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283" calcext:value-type="float">
            <text:p>1283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0668.8" calcext:value-type="float">
            <text:p>70668,8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60.1" calcext:value-type="float">
            <text:p>60,1</text:p>
          </table:table-cell>
          <table:table-cell table:style-name="ce2" office:value-type="float" office:value="2847.6" calcext:value-type="float">
            <text:p>2847,6</text:p>
          </table:table-cell>
          <table:table-cell table:style-name="ce2" office:value-type="float" office:value="2386.4" calcext:value-type="float">
            <text:p>2386,4</text:p>
          </table:table-cell>
          <table:table-cell table:style-name="ce2" office:value-type="float" office:value="18989.7" calcext:value-type="float">
            <text:p>18989,7</text:p>
          </table:table-cell>
          <table:table-cell table:style-name="ce2" office:value-type="float" office:value="4453244.9" calcext:value-type="float">
            <text:p>4453244,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28.5" calcext:value-type="float">
            <text:p>1428,5</text:p>
          </table:table-cell>
          <table:table-cell table:style-name="ce2" office:value-type="float" office:value="2446.2" calcext:value-type="float">
            <text:p>2446,2</text:p>
          </table:table-cell>
          <table:table-cell table:style-name="ce2" office:value-type="float" office:value="165888.5" calcext:value-type="float">
            <text:p>165888,5</text:p>
          </table:table-cell>
          <table:table-cell table:style-name="ce2" office:value-type="float" office:value="3068.2" calcext:value-type="float">
            <text:p>3068,2</text:p>
          </table:table-cell>
          <table:table-cell table:style-name="ce2" office:value-type="float" office:value="2256" calcext:value-type="float">
            <text:p>2256</text:p>
          </table:table-cell>
          <table:table-cell table:style-name="ce2" office:value-type="float" office:value="661.2" calcext:value-type="float">
            <text:p>661,2</text:p>
          </table:table-cell>
          <table:table-cell table:style-name="ce2" office:value-type="float" office:value="1202.8" calcext:value-type="float">
            <text:p>1202,8</text:p>
          </table:table-cell>
          <table:table-cell table:style-name="ce2" office:value-type="float" office:value="2280012.8" calcext:value-type="float">
            <text:p>2280012,8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1278" calcext:value-type="float">
            <text:p>1278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84232.8" calcext:value-type="float">
            <text:p>84232,8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61.9" calcext:value-type="float">
            <text:p>61,9</text:p>
          </table:table-cell>
          <table:table-cell table:style-name="ce2" office:value-type="float" office:value="3088.2" calcext:value-type="float">
            <text:p>3088,2</text:p>
          </table:table-cell>
          <table:table-cell table:style-name="ce2" office:value-type="float" office:value="2847.2" calcext:value-type="float">
            <text:p>2847,2</text:p>
          </table:table-cell>
          <table:table-cell table:style-name="ce2" office:value-type="float" office:value="18989.7" calcext:value-type="float">
            <text:p>18989,7</text:p>
          </table:table-cell>
          <table:table-cell table:style-name="ce2" office:value-type="float" office:value="4466836.3" calcext:value-type="float">
            <text:p>4466836,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03.8" calcext:value-type="float">
            <text:p>1503,8</text:p>
          </table:table-cell>
          <table:table-cell table:style-name="ce2" office:value-type="float" office:value="2205.6" calcext:value-type="float">
            <text:p>2205,6</text:p>
          </table:table-cell>
          <table:table-cell table:style-name="ce2" office:value-type="float" office:value="163121.4" calcext:value-type="float">
            <text:p>163121,4</text:p>
          </table:table-cell>
          <table:table-cell table:style-name="ce2" office:value-type="float" office:value="2927.6" calcext:value-type="float">
            <text:p>2927,6</text:p>
          </table:table-cell>
          <table:table-cell table:style-name="ce2" office:value-type="float" office:value="2556.5" calcext:value-type="float">
            <text:p>2556,5</text:p>
          </table:table-cell>
          <table:table-cell table:style-name="ce2" office:value-type="float" office:value="500.8" calcext:value-type="float">
            <text:p>500,8</text:p>
          </table:table-cell>
          <table:table-cell table:style-name="ce2" office:value-type="float" office:value="1042.4" calcext:value-type="float">
            <text:p>1042,4</text:p>
          </table:table-cell>
          <table:table-cell table:style-name="ce2" office:value-type="float" office:value="2249542.4" calcext:value-type="float">
            <text:p>2249542,4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483.8" calcext:value-type="float">
            <text:p>1483,8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89685.6" calcext:value-type="float">
            <text:p>89685,6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63.6" calcext:value-type="float">
            <text:p>63,6</text:p>
          </table:table-cell>
          <table:table-cell table:style-name="ce2" office:value-type="float" office:value="3870.4" calcext:value-type="float">
            <text:p>3870,4</text:p>
          </table:table-cell>
          <table:table-cell table:style-name="ce2" office:value-type="float" office:value="2466.6" calcext:value-type="float">
            <text:p>2466,6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4461383.4" calcext:value-type="float">
            <text:p>4461383,4</text:p>
          </table:table-cell>
          <table:table-cell table:style-name="ce2" office:value-type="float" office:value="5425.6" calcext:value-type="float">
            <text:p>5425,6</text:p>
          </table:table-cell>
          <table:table-cell table:style-name="ce2" office:value-type="float" office:value="1453.8" calcext:value-type="float">
            <text:p>1453,8</text:p>
          </table:table-cell>
          <table:table-cell table:style-name="ce2" office:value-type="float" office:value="1383.4" calcext:value-type="float">
            <text:p>1383,4</text:p>
          </table:table-cell>
          <table:table-cell table:style-name="ce2" office:value-type="float" office:value="155010.1" calcext:value-type="float">
            <text:p>155010,1</text:p>
          </table:table-cell>
          <table:table-cell table:style-name="ce2" office:value-type="float" office:value="3389" calcext:value-type="float">
            <text:p>3389</text:p>
          </table:table-cell>
          <table:table-cell table:style-name="ce2" office:value-type="float" office:value="2606.8" calcext:value-type="float">
            <text:p>2606,8</text:p>
          </table:table-cell>
          <table:table-cell table:style-name="ce2" office:value-type="float" office:value="521" calcext:value-type="float">
            <text:p>521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2230137.6" calcext:value-type="float">
            <text:p>2230137,6</text:p>
          </table:table-cell>
          <table:table-cell table:style-name="ce2" office:value-type="float" office:value="37.5" calcext:value-type="float">
            <text:p>37,5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881.8" calcext:value-type="float">
            <text:p>881,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92425.5" calcext:value-type="float">
            <text:p>92425,5</text:p>
          </table:table-cell>
          <table:table-cell table:style-name="ce2" office:value-type="float" office:value="100.3" calcext:value-type="float">
            <text:p>100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65.4" calcext:value-type="float">
            <text:p>65,4</text:p>
          </table:table-cell>
          <table:table-cell table:style-name="ce2" office:value-type="float" office:value="2727" calcext:value-type="float">
            <text:p>2727</text:p>
          </table:table-cell>
          <table:table-cell table:style-name="ce2" office:value-type="float" office:value="1784.4" calcext:value-type="float">
            <text:p>1784,4</text:p>
          </table:table-cell>
          <table:table-cell table:style-name="ce2" office:value-type="float" office:value="16276.9" calcext:value-type="float">
            <text:p>16276,9</text:p>
          </table:table-cell>
          <table:table-cell table:style-name="ce2" office:value-type="float" office:value="4426008.3" calcext:value-type="float">
            <text:p>4426008,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04.5" calcext:value-type="float">
            <text:p>1804,5</text:p>
          </table:table-cell>
          <table:table-cell table:style-name="ce2" office:value-type="float" office:value="1584" calcext:value-type="float">
            <text:p>1584</text:p>
          </table:table-cell>
          <table:table-cell table:style-name="ce2" office:value-type="float" office:value="146844.5" calcext:value-type="float">
            <text:p>146844,5</text:p>
          </table:table-cell>
          <table:table-cell table:style-name="ce2" office:value-type="float" office:value="2867.6" calcext:value-type="float">
            <text:p>2867,6</text:p>
          </table:table-cell>
          <table:table-cell table:style-name="ce2" office:value-type="float" office:value="2607" calcext:value-type="float">
            <text:p>2607</text:p>
          </table:table-cell>
          <table:table-cell table:style-name="ce2" office:value-type="float" office:value="400.8" calcext:value-type="float">
            <text:p>400,8</text:p>
          </table:table-cell>
          <table:table-cell table:style-name="ce2" office:value-type="float" office:value="1323.2" calcext:value-type="float">
            <text:p>1323,2</text:p>
          </table:table-cell>
          <table:table-cell table:style-name="ce2" office:value-type="float" office:value="2233248" calcext:value-type="float">
            <text:p>2233248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66.7" calcext:value-type="float">
            <text:p>66,7</text:p>
          </table:table-cell>
          <table:table-cell table:style-name="ce2" office:value-type="float" office:value="1162.8" calcext:value-type="float">
            <text:p>1162,8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0564" calcext:value-type="float">
            <text:p>100564</text:p>
          </table:table-cell>
          <table:table-cell table:style-name="ce2" office:value-type="float" office:value="120.2" calcext:value-type="float">
            <text:p>120,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67.2" calcext:value-type="float">
            <text:p>67,2</text:p>
          </table:table-cell>
          <table:table-cell table:style-name="ce2" office:value-type="float" office:value="3088.2" calcext:value-type="float">
            <text:p>3088,2</text:p>
          </table:table-cell>
          <table:table-cell table:style-name="ce2" office:value-type="float" office:value="1523.6" calcext:value-type="float">
            <text:p>1523,6</text:p>
          </table:table-cell>
          <table:table-cell table:style-name="ce2" office:value-type="float" office:value="16276.9" calcext:value-type="float">
            <text:p>16276,9</text:p>
          </table:table-cell>
          <table:table-cell table:style-name="ce2" office:value-type="float" office:value="4442339.5" calcext:value-type="float">
            <text:p>4442339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04.5" calcext:value-type="float">
            <text:p>1804,5</text:p>
          </table:table-cell>
          <table:table-cell table:style-name="ce2" office:value-type="float" office:value="2045.2" calcext:value-type="float">
            <text:p>2045,2</text:p>
          </table:table-cell>
          <table:table-cell table:style-name="ce2" office:value-type="float" office:value="144131.7" calcext:value-type="float">
            <text:p>144131,7</text:p>
          </table:table-cell>
          <table:table-cell table:style-name="ce2" office:value-type="float" office:value="2967.6" calcext:value-type="float">
            <text:p>2967,6</text:p>
          </table:table-cell>
          <table:table-cell table:style-name="ce2" office:value-type="float" office:value="1854.5" calcext:value-type="float">
            <text:p>1854,5</text:p>
          </table:table-cell>
          <table:table-cell table:style-name="ce2" office:value-type="float" office:value="726.5" calcext:value-type="float">
            <text:p>726,5</text:p>
          </table:table-cell>
          <table:table-cell table:style-name="ce2" office:value-type="float" office:value="741.4" calcext:value-type="float">
            <text:p>741,4</text:p>
          </table:table-cell>
          <table:table-cell table:style-name="ce2" office:value-type="float" office:value="2306035.2" calcext:value-type="float">
            <text:p>2306035,2</text:p>
          </table:table-cell>
          <table:table-cell table:style-name="ce2" office:value-type="float" office:value="85.7" calcext:value-type="float">
            <text:p>85,7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03" calcext:value-type="float">
            <text:p>1303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11469.5" calcext:value-type="float">
            <text:p>111469,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68.9" calcext:value-type="float">
            <text:p>68,9</text:p>
          </table:table-cell>
          <table:table-cell table:style-name="ce2" office:value-type="float" office:value="3228.6" calcext:value-type="float">
            <text:p>3228,6</text:p>
          </table:table-cell>
          <table:table-cell table:style-name="ce2" office:value-type="float" office:value="1704.4" calcext:value-type="float">
            <text:p>1704,4</text:p>
          </table:table-cell>
          <table:table-cell table:style-name="ce2" office:value-type="float" office:value="16276.9" calcext:value-type="float">
            <text:p>16276,9</text:p>
          </table:table-cell>
          <table:table-cell table:style-name="ce2" office:value-type="float" office:value="4382521.8" calcext:value-type="float">
            <text:p>4382521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03.8" calcext:value-type="float">
            <text:p>1503,8</text:p>
          </table:table-cell>
          <table:table-cell table:style-name="ce2" office:value-type="float" office:value="2085.2" calcext:value-type="float">
            <text:p>2085,2</text:p>
          </table:table-cell>
          <table:table-cell table:style-name="ce2" office:value-type="float" office:value="141391.8" calcext:value-type="float">
            <text:p>141391,8</text:p>
          </table:table-cell>
          <table:table-cell table:style-name="ce2" office:value-type="float" office:value="3088" calcext:value-type="float">
            <text:p>3088</text:p>
          </table:table-cell>
          <table:table-cell table:style-name="ce2" office:value-type="float" office:value="2280.8" calcext:value-type="float">
            <text:p>2280,8</text:p>
          </table:table-cell>
          <table:table-cell table:style-name="ce2" office:value-type="float" office:value="741.4" calcext:value-type="float">
            <text:p>741,4</text:p>
          </table:table-cell>
          <table:table-cell table:style-name="ce2" office:value-type="float" office:value="962.2" calcext:value-type="float">
            <text:p>962,2</text:p>
          </table:table-cell>
          <table:table-cell table:style-name="ce2" office:value-type="float" office:value="2278291.2" calcext:value-type="float">
            <text:p>2278291,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182.8" calcext:value-type="float">
            <text:p>1182,8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116895.1" calcext:value-type="float">
            <text:p>116895,1</text:p>
          </table:table-cell>
          <table:table-cell table:style-name="ce2" office:value-type="float" office:value="66.7" calcext:value-type="float">
            <text:p>66,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70.7" calcext:value-type="float">
            <text:p>70,7</text:p>
          </table:table-cell>
          <table:table-cell table:style-name="ce2" office:value-type="float" office:value="3750" calcext:value-type="float">
            <text:p>3750</text:p>
          </table:table-cell>
          <table:table-cell table:style-name="ce2" office:value-type="float" office:value="1704.2" calcext:value-type="float">
            <text:p>1704,2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4597431" calcext:value-type="float">
            <text:p>459743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28.5" calcext:value-type="float">
            <text:p>1428,5</text:p>
          </table:table-cell>
          <table:table-cell table:style-name="ce2" office:value-type="float" office:value="1704.4" calcext:value-type="float">
            <text:p>1704,4</text:p>
          </table:table-cell>
          <table:table-cell table:style-name="ce2" office:value-type="float" office:value="130513.4" calcext:value-type="float">
            <text:p>130513,4</text:p>
          </table:table-cell>
          <table:table-cell table:style-name="ce2" office:value-type="float" office:value="2566.4" calcext:value-type="float">
            <text:p>2566,4</text:p>
          </table:table-cell>
          <table:table-cell table:style-name="ce2" office:value-type="float" office:value="2657" calcext:value-type="float">
            <text:p>2657</text:p>
          </table:table-cell>
          <table:table-cell table:style-name="ce2" office:value-type="float" office:value="400.5" calcext:value-type="float">
            <text:p>400,5</text:p>
          </table:table-cell>
          <table:table-cell table:style-name="ce2" office:value-type="float" office:value="1183" calcext:value-type="float">
            <text:p>1183</text:p>
          </table:table-cell>
          <table:table-cell table:style-name="ce2" office:value-type="float" office:value="2368684.8" calcext:value-type="float">
            <text:p>2368684,8</text:p>
          </table:table-cell>
          <table:table-cell table:style-name="ce2" office:value-type="float" office:value="162.5" calcext:value-type="float">
            <text:p>162,5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403.6" calcext:value-type="float">
            <text:p>1403,6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122320.7" calcext:value-type="float">
            <text:p>122320,7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72.5" calcext:value-type="float">
            <text:p>72,5</text:p>
          </table:table-cell>
          <table:table-cell table:style-name="ce2" office:value-type="float" office:value="3028.2" calcext:value-type="float">
            <text:p>3028,2</text:p>
          </table:table-cell>
          <table:table-cell table:style-name="ce2" office:value-type="float" office:value="1884.8" calcext:value-type="float">
            <text:p>1884,8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4504897" calcext:value-type="float">
            <text:p>450489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53.8" calcext:value-type="float">
            <text:p>1553,8</text:p>
          </table:table-cell>
          <table:table-cell table:style-name="ce2" office:value-type="float" office:value="2682" calcext:value-type="float">
            <text:p>2682</text:p>
          </table:table-cell>
          <table:table-cell table:style-name="ce2" office:value-type="float" office:value="108729.5" calcext:value-type="float">
            <text:p>108729,5</text:p>
          </table:table-cell>
          <table:table-cell table:style-name="ce2" office:value-type="float" office:value="2967.6" calcext:value-type="float">
            <text:p>2967,6</text:p>
          </table:table-cell>
          <table:table-cell table:style-name="ce2" office:value-type="float" office:value="2205.5" calcext:value-type="float">
            <text:p>2205,5</text:p>
          </table:table-cell>
          <table:table-cell table:style-name="ce2" office:value-type="float" office:value="952.3" calcext:value-type="float">
            <text:p>952,3</text:p>
          </table:table-cell>
          <table:table-cell table:style-name="ce2" office:value-type="float" office:value="1022.2" calcext:value-type="float">
            <text:p>1022,2</text:p>
          </table:table-cell>
          <table:table-cell table:style-name="ce2" office:value-type="float" office:value="2245702.4" calcext:value-type="float">
            <text:p>2245702,4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133.7" calcext:value-type="float">
            <text:p>133,7</text:p>
          </table:table-cell>
          <table:table-cell table:style-name="ce2" office:value-type="float" office:value="842" calcext:value-type="float">
            <text:p>842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22320.7" calcext:value-type="float">
            <text:p>122320,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74.2" calcext:value-type="float">
            <text:p>74,2</text:p>
          </table:table-cell>
          <table:table-cell table:style-name="ce2" office:value-type="float" office:value="3058.3" calcext:value-type="float">
            <text:p>3058,3</text:p>
          </table:table-cell>
          <table:table-cell table:style-name="ce2" office:value-type="float" office:value="1844.6" calcext:value-type="float">
            <text:p>1844,6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4613708" calcext:value-type="float">
            <text:p>4613708</text:p>
          </table:table-cell>
          <table:table-cell table:style-name="ce2" office:value-type="float" office:value="4521.4" calcext:value-type="float">
            <text:p>4521,4</text:p>
          </table:table-cell>
          <table:table-cell table:style-name="ce2" office:value-type="float" office:value="862" calcext:value-type="float">
            <text:p>862</text:p>
          </table:table-cell>
          <table:table-cell table:style-name="ce2" office:value-type="float" office:value="1944.8" calcext:value-type="float">
            <text:p>1944,8</text:p>
          </table:table-cell>
          <table:table-cell table:style-name="ce2" office:value-type="float" office:value="97851.1" calcext:value-type="float">
            <text:p>97851,1</text:p>
          </table:table-cell>
          <table:table-cell table:style-name="ce2" office:value-type="float" office:value="3569.4" calcext:value-type="float">
            <text:p>3569,4</text:p>
          </table:table-cell>
          <table:table-cell table:style-name="ce2" office:value-type="float" office:value="2331.3" calcext:value-type="float">
            <text:p>2331,3</text:p>
          </table:table-cell>
          <table:table-cell table:style-name="ce2" office:value-type="float" office:value="360.6" calcext:value-type="float">
            <text:p>360,6</text:p>
          </table:table-cell>
          <table:table-cell table:style-name="ce2" office:value-type="float" office:value="1122.6" calcext:value-type="float">
            <text:p>1122,6</text:p>
          </table:table-cell>
          <table:table-cell table:style-name="ce2" office:value-type="float" office:value="2351923.2" calcext:value-type="float">
            <text:p>2351923,2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22.6" calcext:value-type="float">
            <text:p>1022,6</text:p>
          </table:table-cell>
          <table:table-cell table:style-name="ce2" office:value-type="float" office:value="112.5" calcext:value-type="float">
            <text:p>112,5</text:p>
          </table:table-cell>
          <table:table-cell table:style-name="ce2" office:value-type="float" office:value="125060.7" calcext:value-type="float">
            <text:p>125060,7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" office:value-type="float" office:value="2887.4" calcext:value-type="float">
            <text:p>2887,4</text:p>
          </table:table-cell>
          <table:table-cell table:style-name="ce2" office:value-type="float" office:value="1383.4" calcext:value-type="float">
            <text:p>1383,4</text:p>
          </table:table-cell>
          <table:table-cell table:style-name="ce2" office:value-type="float" office:value="10851.3" calcext:value-type="float">
            <text:p>10851,3</text:p>
          </table:table-cell>
          <table:table-cell table:style-name="ce2" office:value-type="float" office:value="4502184" calcext:value-type="float">
            <text:p>450218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27.5" calcext:value-type="float">
            <text:p>1127,5</text:p>
          </table:table-cell>
          <table:table-cell table:style-name="ce2" office:value-type="float" office:value="2025.4" calcext:value-type="float">
            <text:p>2025,4</text:p>
          </table:table-cell>
          <table:table-cell table:style-name="ce2" office:value-type="float" office:value="86945.6" calcext:value-type="float">
            <text:p>86945,6</text:p>
          </table:table-cell>
          <table:table-cell table:style-name="ce2" office:value-type="float" office:value="3329" calcext:value-type="float">
            <text:p>3329</text:p>
          </table:table-cell>
          <table:table-cell table:style-name="ce2" office:value-type="float" office:value="2406.3" calcext:value-type="float">
            <text:p>2406,3</text:p>
          </table:table-cell>
          <table:table-cell table:style-name="ce2" office:value-type="float" office:value="726.3" calcext:value-type="float">
            <text:p>726,3</text:p>
          </table:table-cell>
          <table:table-cell table:style-name="ce2" office:value-type="float" office:value="982.2" calcext:value-type="float">
            <text:p>982,2</text:p>
          </table:table-cell>
          <table:table-cell table:style-name="ce2" office:value-type="float" office:value="2356441.6" calcext:value-type="float">
            <text:p>2356441,6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125.3" calcext:value-type="float">
            <text:p>125,3</text:p>
          </table:table-cell>
          <table:table-cell table:style-name="ce2" office:value-type="float" office:value="841.8" calcext:value-type="float">
            <text:p>841,8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25060.7" calcext:value-type="float">
            <text:p>125060,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77.8" calcext:value-type="float">
            <text:p>77,8</text:p>
          </table:table-cell>
          <table:table-cell table:style-name="ce2" office:value-type="float" office:value="3569.6" calcext:value-type="float">
            <text:p>3569,6</text:p>
          </table:table-cell>
          <table:table-cell table:style-name="ce2" office:value-type="float" office:value="1804.6" calcext:value-type="float">
            <text:p>1804,6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4681718" calcext:value-type="float">
            <text:p>468171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29.8" calcext:value-type="float">
            <text:p>1829,8</text:p>
          </table:table-cell>
          <table:table-cell table:style-name="ce2" office:value-type="float" office:value="1804.4" calcext:value-type="float">
            <text:p>1804,4</text:p>
          </table:table-cell>
          <table:table-cell table:style-name="ce2" office:value-type="float" office:value="81520" calcext:value-type="float">
            <text:p>81520</text:p>
          </table:table-cell>
          <table:table-cell table:style-name="ce2" office:value-type="float" office:value="2667" calcext:value-type="float">
            <text:p>2667</text:p>
          </table:table-cell>
          <table:table-cell table:style-name="ce2" office:value-type="float" office:value="2256" calcext:value-type="float">
            <text:p>2256</text:p>
          </table:table-cell>
          <table:table-cell table:style-name="ce2" office:value-type="float" office:value="626" calcext:value-type="float">
            <text:p>626</text:p>
          </table:table-cell>
          <table:table-cell table:style-name="ce2" office:value-type="float" office:value="1062.4" calcext:value-type="float">
            <text:p>1062,4</text:p>
          </table:table-cell>
          <table:table-cell table:style-name="ce2" office:value-type="float" office:value="2363993.6" calcext:value-type="float">
            <text:p>2363993,6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02.4" calcext:value-type="float">
            <text:p>1002,4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27773.5" calcext:value-type="float">
            <text:p>127773,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79.5" calcext:value-type="float">
            <text:p>79,5</text:p>
          </table:table-cell>
          <table:table-cell table:style-name="ce2" office:value-type="float" office:value="3329" calcext:value-type="float">
            <text:p>3329</text:p>
          </table:table-cell>
          <table:table-cell table:style-name="ce2" office:value-type="float" office:value="1985.2" calcext:value-type="float">
            <text:p>1985,2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4706188" calcext:value-type="float">
            <text:p>4706188</text:p>
          </table:table-cell>
          <table:table-cell table:style-name="ce2" office:value-type="float" office:value="2712.8" calcext:value-type="float">
            <text:p>2712,8</text:p>
          </table:table-cell>
          <table:table-cell table:style-name="ce2" office:value-type="float" office:value="1579" calcext:value-type="float">
            <text:p>1579</text:p>
          </table:table-cell>
          <table:table-cell table:style-name="ce2" office:value-type="float" office:value="2165.6" calcext:value-type="float">
            <text:p>2165,6</text:p>
          </table:table-cell>
          <table:table-cell table:style-name="ce2" office:value-type="float" office:value="76094.4" calcext:value-type="float">
            <text:p>76094,4</text:p>
          </table:table-cell>
          <table:table-cell table:style-name="ce2" office:value-type="float" office:value="2747.4" calcext:value-type="float">
            <text:p>2747,4</text:p>
          </table:table-cell>
          <table:table-cell table:style-name="ce2" office:value-type="float" office:value="3183.3" calcext:value-type="float">
            <text:p>3183,3</text:p>
          </table:table-cell>
          <table:table-cell table:style-name="ce2" office:value-type="float" office:value="651.3" calcext:value-type="float">
            <text:p>651,3</text:p>
          </table:table-cell>
          <table:table-cell table:style-name="ce2" office:value-type="float" office:value="1564" calcext:value-type="float">
            <text:p>1564</text:p>
          </table:table-cell>
          <table:table-cell table:style-name="ce2" office:value-type="float" office:value="2478112" calcext:value-type="float">
            <text:p>247811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41.6" calcext:value-type="float">
            <text:p>841,6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55010.1" calcext:value-type="float">
            <text:p>155010,1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81.3" calcext:value-type="float">
            <text:p>81,3</text:p>
          </table:table-cell>
          <table:table-cell table:style-name="ce2" office:value-type="float" office:value="3308.8" calcext:value-type="float">
            <text:p>3308,8</text:p>
          </table:table-cell>
          <table:table-cell table:style-name="ce2" office:value-type="float" office:value="2586.8" calcext:value-type="float">
            <text:p>2586,8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4907613.6" calcext:value-type="float">
            <text:p>4907613,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78" calcext:value-type="float">
            <text:p>1278</text:p>
          </table:table-cell>
          <table:table-cell table:style-name="ce2" office:value-type="float" office:value="2045.4" calcext:value-type="float">
            <text:p>2045,4</text:p>
          </table:table-cell>
          <table:table-cell table:style-name="ce2" office:value-type="float" office:value="73381.6" calcext:value-type="float">
            <text:p>73381,6</text:p>
          </table:table-cell>
          <table:table-cell table:style-name="ce2" office:value-type="float" office:value="3088" calcext:value-type="float">
            <text:p>3088</text:p>
          </table:table-cell>
          <table:table-cell table:style-name="ce2" office:value-type="float" office:value="2155.5" calcext:value-type="float">
            <text:p>2155,5</text:p>
          </table:table-cell>
          <table:table-cell table:style-name="ce2" office:value-type="float" office:value="876.8" calcext:value-type="float">
            <text:p>876,8</text:p>
          </table:table-cell>
          <table:table-cell table:style-name="ce2" office:value-type="float" office:value="1423.6" calcext:value-type="float">
            <text:p>1423,6</text:p>
          </table:table-cell>
          <table:table-cell table:style-name="ce2" office:value-type="float" office:value="2675865.6" calcext:value-type="float">
            <text:p>2675865,6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223" calcext:value-type="float">
            <text:p>122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84932.4" calcext:value-type="float">
            <text:p>184932,4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83.1" calcext:value-type="float">
            <text:p>83,1</text:p>
          </table:table-cell>
          <table:table-cell table:style-name="ce2" office:value-type="float" office:value="3308.8" calcext:value-type="float">
            <text:p>3308,8</text:p>
          </table:table-cell>
          <table:table-cell table:style-name="ce2" office:value-type="float" office:value="3529.4" calcext:value-type="float">
            <text:p>3529,4</text:p>
          </table:table-cell>
          <table:table-cell table:style-name="ce2" office:value-type="float" office:value="10173" calcext:value-type="float">
            <text:p>10173</text:p>
          </table:table-cell>
          <table:table-cell table:style-name="ce2" office:value-type="float" office:value="4942880.5" calcext:value-type="float">
            <text:p>4942880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63.4" calcext:value-type="float">
            <text:p>1463,4</text:p>
          </table:table-cell>
          <table:table-cell table:style-name="ce2" office:value-type="float" office:value="1563.8" calcext:value-type="float">
            <text:p>1563,8</text:p>
          </table:table-cell>
          <table:table-cell table:style-name="ce2" office:value-type="float" office:value="73354.4" calcext:value-type="float">
            <text:p>73354,4</text:p>
          </table:table-cell>
          <table:table-cell table:style-name="ce2" office:value-type="float" office:value="3288.6" calcext:value-type="float">
            <text:p>3288,6</text:p>
          </table:table-cell>
          <table:table-cell table:style-name="ce2" office:value-type="float" office:value="1779.5" calcext:value-type="float">
            <text:p>1779,5</text:p>
          </table:table-cell>
          <table:table-cell table:style-name="ce2" office:value-type="float" office:value="726.3" calcext:value-type="float">
            <text:p>726,3</text:p>
          </table:table-cell>
          <table:table-cell table:style-name="ce2" office:value-type="float" office:value="1844.8" calcext:value-type="float">
            <text:p>1844,8</text:p>
          </table:table-cell>
          <table:table-cell table:style-name="ce2" office:value-type="float" office:value="2670508.8" calcext:value-type="float">
            <text:p>2670508,8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303" calcext:value-type="float">
            <text:p>1303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84905.3" calcext:value-type="float">
            <text:p>184905,3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84.8" calcext:value-type="float">
            <text:p>84,8</text:p>
          </table:table-cell>
          <table:table-cell table:style-name="ce2" office:value-type="float" office:value="2687" calcext:value-type="float">
            <text:p>2687</text:p>
          </table:table-cell>
          <table:table-cell table:style-name="ce2" office:value-type="float" office:value="3910.4" calcext:value-type="float">
            <text:p>3910,4</text:p>
          </table:table-cell>
          <table:table-cell table:style-name="ce2" office:value-type="float" office:value="10173" calcext:value-type="float">
            <text:p>10173</text:p>
          </table:table-cell>
          <table:table-cell table:style-name="ce2" office:value-type="float" office:value="4763265.5" calcext:value-type="float">
            <text:p>4763265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53.8" calcext:value-type="float">
            <text:p>1553,8</text:p>
          </table:table-cell>
          <table:table-cell table:style-name="ce2" office:value-type="float" office:value="2025.2" calcext:value-type="float">
            <text:p>2025,2</text:p>
          </table:table-cell>
          <table:table-cell table:style-name="ce2" office:value-type="float" office:value="70641.6" calcext:value-type="float">
            <text:p>70641,6</text:p>
          </table:table-cell>
          <table:table-cell table:style-name="ce2" office:value-type="float" office:value="3188.4" calcext:value-type="float">
            <text:p>3188,4</text:p>
          </table:table-cell>
          <table:table-cell table:style-name="ce2" office:value-type="float" office:value="2330.8" calcext:value-type="float">
            <text:p>2330,8</text:p>
          </table:table-cell>
          <table:table-cell table:style-name="ce2" office:value-type="float" office:value="300.4" calcext:value-type="float">
            <text:p>300,4</text:p>
          </table:table-cell>
          <table:table-cell table:style-name="ce2" office:value-type="float" office:value="1644.4" calcext:value-type="float">
            <text:p>1644,4</text:p>
          </table:table-cell>
          <table:table-cell table:style-name="ce2" office:value-type="float" office:value="2770572.8" calcext:value-type="float">
            <text:p>2770572,8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303.2" calcext:value-type="float">
            <text:p>1303,2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212114.8" calcext:value-type="float">
            <text:p>212114,8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86.6" calcext:value-type="float">
            <text:p>86,6</text:p>
          </table:table-cell>
          <table:table-cell table:style-name="ce2" office:value-type="float" office:value="2807.4" calcext:value-type="float">
            <text:p>2807,4</text:p>
          </table:table-cell>
          <table:table-cell table:style-name="ce2" office:value-type="float" office:value="3709.8" calcext:value-type="float">
            <text:p>3709,8</text:p>
          </table:table-cell>
          <table:table-cell table:style-name="ce2" office:value-type="float" office:value="5425.6" calcext:value-type="float">
            <text:p>5425,6</text:p>
          </table:table-cell>
          <table:table-cell table:style-name="ce2" office:value-type="float" office:value="4790529.1" calcext:value-type="float">
            <text:p>4790529,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42.2" calcext:value-type="float">
            <text:p>1042,2</text:p>
          </table:table-cell>
          <table:table-cell table:style-name="ce2" office:value-type="float" office:value="2085.4" calcext:value-type="float">
            <text:p>2085,4</text:p>
          </table:table-cell>
          <table:table-cell table:style-name="ce2" office:value-type="float" office:value="67956" calcext:value-type="float">
            <text:p>67956</text:p>
          </table:table-cell>
          <table:table-cell table:style-name="ce2" office:value-type="float" office:value="3248.4" calcext:value-type="float">
            <text:p>3248,4</text:p>
          </table:table-cell>
          <table:table-cell table:style-name="ce2" office:value-type="float" office:value="2506.5" calcext:value-type="float">
            <text:p>2506,5</text:p>
          </table:table-cell>
          <table:table-cell table:style-name="ce2" office:value-type="float" office:value="676.3" calcext:value-type="float">
            <text:p>676,3</text:p>
          </table:table-cell>
          <table:table-cell table:style-name="ce2" office:value-type="float" office:value="1644.2" calcext:value-type="float">
            <text:p>1644,2</text:p>
          </table:table-cell>
          <table:table-cell table:style-name="ce2" office:value-type="float" office:value="2733651.2" calcext:value-type="float">
            <text:p>2733651,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343.4" calcext:value-type="float">
            <text:p>1343,4</text:p>
          </table:table-cell>
          <table:table-cell table:style-name="ce2" office:value-type="float" office:value="137.5" calcext:value-type="float">
            <text:p>137,5</text:p>
          </table:table-cell>
          <table:table-cell table:style-name="ce2" office:value-type="float" office:value="217567.6" calcext:value-type="float">
            <text:p>217567,6</text:p>
          </table:table-cell>
          <table:table-cell table:style-name="ce2" office:value-type="float" office:value="66.7" calcext:value-type="float">
            <text:p>66,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88.4" calcext:value-type="float">
            <text:p>88,4</text:p>
          </table:table-cell>
          <table:table-cell table:style-name="ce2" office:value-type="float" office:value="3348.8" calcext:value-type="float">
            <text:p>3348,8</text:p>
          </table:table-cell>
          <table:table-cell table:style-name="ce2" office:value-type="float" office:value="3469.2" calcext:value-type="float">
            <text:p>3469,2</text:p>
          </table:table-cell>
          <table:table-cell table:style-name="ce2" office:value-type="float" office:value="10173" calcext:value-type="float">
            <text:p>10173</text:p>
          </table:table-cell>
          <table:table-cell table:style-name="ce2" office:value-type="float" office:value="4978282.5" calcext:value-type="float">
            <text:p>4978282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28.5" calcext:value-type="float">
            <text:p>1428,5</text:p>
          </table:table-cell>
          <table:table-cell table:style-name="ce2" office:value-type="float" office:value="2085.4" calcext:value-type="float">
            <text:p>2085,4</text:p>
          </table:table-cell>
          <table:table-cell table:style-name="ce2" office:value-type="float" office:value="65216" calcext:value-type="float">
            <text:p>65216</text:p>
          </table:table-cell>
          <table:table-cell table:style-name="ce2" office:value-type="float" office:value="3328.6" calcext:value-type="float">
            <text:p>3328,6</text:p>
          </table:table-cell>
          <table:table-cell table:style-name="ce2" office:value-type="float" office:value="2556.8" calcext:value-type="float">
            <text:p>2556,8</text:p>
          </table:table-cell>
          <table:table-cell table:style-name="ce2" office:value-type="float" office:value="450.5" calcext:value-type="float">
            <text:p>450,5</text:p>
          </table:table-cell>
          <table:table-cell table:style-name="ce2" office:value-type="float" office:value="1543.8" calcext:value-type="float">
            <text:p>1543,8</text:p>
          </table:table-cell>
          <table:table-cell table:style-name="ce2" office:value-type="float" office:value="2709811.2" calcext:value-type="float">
            <text:p>2709811,2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921.8" calcext:value-type="float">
            <text:p>921,8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231185.9" calcext:value-type="float">
            <text:p>231185,9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90.2" calcext:value-type="float">
            <text:p>90,2</text:p>
          </table:table-cell>
          <table:table-cell table:style-name="ce2" office:value-type="float" office:value="2727.2" calcext:value-type="float">
            <text:p>2727,2</text:p>
          </table:table-cell>
          <table:table-cell table:style-name="ce2" office:value-type="float" office:value="2887.6" calcext:value-type="float">
            <text:p>2887,6</text:p>
          </table:table-cell>
          <table:table-cell table:style-name="ce2" office:value-type="float" office:value="10173" calcext:value-type="float">
            <text:p>10173</text:p>
          </table:table-cell>
          <table:table-cell table:style-name="ce2" office:value-type="float" office:value="4787816.3" calcext:value-type="float">
            <text:p>4787816,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53.3" calcext:value-type="float">
            <text:p>1453,3</text:p>
          </table:table-cell>
          <table:table-cell table:style-name="ce2" office:value-type="float" office:value="2185.6" calcext:value-type="float">
            <text:p>2185,6</text:p>
          </table:table-cell>
          <table:table-cell table:style-name="ce2" office:value-type="float" office:value="67928.8" calcext:value-type="float">
            <text:p>67928,8</text:p>
          </table:table-cell>
          <table:table-cell table:style-name="ce2" office:value-type="float" office:value="2827.4" calcext:value-type="float">
            <text:p>2827,4</text:p>
          </table:table-cell>
          <table:table-cell table:style-name="ce2" office:value-type="float" office:value="2582" calcext:value-type="float">
            <text:p>2582</text:p>
          </table:table-cell>
          <table:table-cell table:style-name="ce2" office:value-type="float" office:value="802" calcext:value-type="float">
            <text:p>802</text:p>
          </table:table-cell>
          <table:table-cell table:style-name="ce2" office:value-type="float" office:value="1624" calcext:value-type="float">
            <text:p>1624</text:p>
          </table:table-cell>
          <table:table-cell table:style-name="ce2" office:value-type="float" office:value="2680422.4" calcext:value-type="float">
            <text:p>2680422,4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22.8" calcext:value-type="float">
            <text:p>1222,8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222993.2" calcext:value-type="float">
            <text:p>222993,2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91.9" calcext:value-type="float">
            <text:p>91,9</text:p>
          </table:table-cell>
          <table:table-cell table:style-name="ce2" office:value-type="float" office:value="2727" calcext:value-type="float">
            <text:p>2727</text:p>
          </table:table-cell>
          <table:table-cell table:style-name="ce2" office:value-type="float" office:value="2787.4" calcext:value-type="float">
            <text:p>2787,4</text:p>
          </table:table-cell>
          <table:table-cell table:style-name="ce2" office:value-type="float" office:value="5425.6" calcext:value-type="float">
            <text:p>5425,6</text:p>
          </table:table-cell>
          <table:table-cell table:style-name="ce2" office:value-type="float" office:value="4839441.5" calcext:value-type="float">
            <text:p>4839441,5</text:p>
          </table:table-cell>
          <table:table-cell table:style-name="ce2" office:value-type="float" office:value="2712.8" calcext:value-type="float">
            <text:p>2712,8</text:p>
          </table:table-cell>
          <table:table-cell table:style-name="ce2" office:value-type="float" office:value="1328.3" calcext:value-type="float">
            <text:p>1328,3</text:p>
          </table:table-cell>
          <table:table-cell table:style-name="ce2" office:value-type="float" office:value="2566.6" calcext:value-type="float">
            <text:p>2566,6</text:p>
          </table:table-cell>
          <table:table-cell table:style-name="ce2" office:value-type="float" office:value="65216" calcext:value-type="float">
            <text:p>65216</text:p>
          </table:table-cell>
          <table:table-cell table:style-name="ce2" office:value-type="float" office:value="3669.8" calcext:value-type="float">
            <text:p>3669,8</text:p>
          </table:table-cell>
          <table:table-cell table:style-name="ce2" office:value-type="float" office:value="2431.5" calcext:value-type="float">
            <text:p>2431,5</text:p>
          </table:table-cell>
          <table:table-cell table:style-name="ce2" office:value-type="float" office:value="425.8" calcext:value-type="float">
            <text:p>425,8</text:p>
          </table:table-cell>
          <table:table-cell table:style-name="ce2" office:value-type="float" office:value="1262.8" calcext:value-type="float">
            <text:p>1262,8</text:p>
          </table:table-cell>
          <table:table-cell table:style-name="ce2" office:value-type="float" office:value="2686713.6" calcext:value-type="float">
            <text:p>2686713,6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022.4" calcext:value-type="float">
            <text:p>1022,4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20280.4" calcext:value-type="float">
            <text:p>220280,4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93.7" calcext:value-type="float">
            <text:p>93,7</text:p>
          </table:table-cell>
          <table:table-cell table:style-name="ce2" office:value-type="float" office:value="2386.4" calcext:value-type="float">
            <text:p>2386,4</text:p>
          </table:table-cell>
          <table:table-cell table:style-name="ce2" office:value-type="float" office:value="2486.4" calcext:value-type="float">
            <text:p>2486,4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4760633.8" calcext:value-type="float">
            <text:p>4760633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78.8" calcext:value-type="float">
            <text:p>1478,8</text:p>
          </table:table-cell>
          <table:table-cell table:style-name="ce2" office:value-type="float" office:value="2707" calcext:value-type="float">
            <text:p>2707</text:p>
          </table:table-cell>
          <table:table-cell table:style-name="ce2" office:value-type="float" office:value="67956" calcext:value-type="float">
            <text:p>67956</text:p>
          </table:table-cell>
          <table:table-cell table:style-name="ce2" office:value-type="float" office:value="2947.6" calcext:value-type="float">
            <text:p>2947,6</text:p>
          </table:table-cell>
          <table:table-cell table:style-name="ce2" office:value-type="float" office:value="2481.3" calcext:value-type="float">
            <text:p>2481,3</text:p>
          </table:table-cell>
          <table:table-cell table:style-name="ce2" office:value-type="float" office:value="325.5" calcext:value-type="float">
            <text:p>325,5</text:p>
          </table:table-cell>
          <table:table-cell table:style-name="ce2" office:value-type="float" office:value="1543.8" calcext:value-type="float">
            <text:p>1543,8</text:p>
          </table:table-cell>
          <table:table-cell table:style-name="ce2" office:value-type="float" office:value="2621004.8" calcext:value-type="float">
            <text:p>2621004,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33.3" calcext:value-type="float">
            <text:p>133,3</text:p>
          </table:table-cell>
          <table:table-cell table:style-name="ce2" office:value-type="float" office:value="1202.8" calcext:value-type="float">
            <text:p>1202,8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203949.2" calcext:value-type="float">
            <text:p>203949,2</text:p>
          </table:table-cell>
          <table:table-cell table:style-name="ce2" office:value-type="float" office:value="140.2" calcext:value-type="float">
            <text:p>140,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95.5" calcext:value-type="float">
            <text:p>95,5</text:p>
          </table:table-cell>
          <table:table-cell table:style-name="ce2" office:value-type="float" office:value="3384" calcext:value-type="float">
            <text:p>3384</text:p>
          </table:table-cell>
          <table:table-cell table:style-name="ce2" office:value-type="float" office:value="2045.4" calcext:value-type="float">
            <text:p>2045,4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4801407.5" calcext:value-type="float">
            <text:p>4801407,5</text:p>
          </table:table-cell>
          <table:table-cell table:style-name="ce2" office:value-type="float" office:value="4521.4" calcext:value-type="float">
            <text:p>4521,4</text:p>
          </table:table-cell>
          <table:table-cell table:style-name="ce2" office:value-type="float" office:value="1303" calcext:value-type="float">
            <text:p>1303</text:p>
          </table:table-cell>
          <table:table-cell table:style-name="ce2" office:value-type="float" office:value="2165.8" calcext:value-type="float">
            <text:p>2165,8</text:p>
          </table:table-cell>
          <table:table-cell table:style-name="ce2" office:value-type="float" office:value="65216" calcext:value-type="float">
            <text:p>65216</text:p>
          </table:table-cell>
          <table:table-cell table:style-name="ce2" office:value-type="float" office:value="3188.4" calcext:value-type="float">
            <text:p>3188,4</text:p>
          </table:table-cell>
          <table:table-cell table:style-name="ce2" office:value-type="float" office:value="3233.3" calcext:value-type="float">
            <text:p>3233,3</text:p>
          </table:table-cell>
          <table:table-cell table:style-name="ce2" office:value-type="float" office:value="581" calcext:value-type="float">
            <text:p>581</text:p>
          </table:table-cell>
          <table:table-cell table:style-name="ce2" office:value-type="float" office:value="1684" calcext:value-type="float">
            <text:p>1684</text:p>
          </table:table-cell>
          <table:table-cell table:style-name="ce2" office:value-type="float" office:value="2600960" calcext:value-type="float">
            <text:p>2600960</text:p>
          </table:table-cell>
          <table:table-cell table:style-name="ce2" office:value-type="float" office:value="112.5" calcext:value-type="float">
            <text:p>112,5</text:p>
          </table:table-cell>
          <table:table-cell table:style-name="ce2" office:value-type="float" office:value="225.5" calcext:value-type="float">
            <text:p>225,5</text:p>
          </table:table-cell>
          <table:table-cell table:style-name="ce2" office:value-type="float" office:value="962" calcext:value-type="float">
            <text:p>962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98550.7" calcext:value-type="float">
            <text:p>198550,7</text:p>
          </table:table-cell>
          <table:table-cell table:style-name="ce2" office:value-type="float" office:value="33.3" calcext:value-type="float">
            <text:p>33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97.2" calcext:value-type="float">
            <text:p>97,2</text:p>
          </table:table-cell>
          <table:table-cell table:style-name="ce2" office:value-type="float" office:value="2606.8" calcext:value-type="float">
            <text:p>2606,8</text:p>
          </table:table-cell>
          <table:table-cell table:style-name="ce2" office:value-type="float" office:value="2065.4" calcext:value-type="float">
            <text:p>2065,4</text:p>
          </table:table-cell>
          <table:table-cell table:style-name="ce2" office:value-type="float" office:value="5425.6" calcext:value-type="float">
            <text:p>5425,6</text:p>
          </table:table-cell>
          <table:table-cell table:style-name="ce2" office:value-type="float" office:value="4825904" calcext:value-type="float">
            <text:p>482590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79" calcext:value-type="float">
            <text:p>1579</text:p>
          </table:table-cell>
          <table:table-cell table:style-name="ce2" office:value-type="float" office:value="2406.4" calcext:value-type="float">
            <text:p>2406,4</text:p>
          </table:table-cell>
          <table:table-cell table:style-name="ce2" office:value-type="float" office:value="67928.8" calcext:value-type="float">
            <text:p>67928,8</text:p>
          </table:table-cell>
          <table:table-cell table:style-name="ce2" office:value-type="float" office:value="3449.2" calcext:value-type="float">
            <text:p>3449,2</text:p>
          </table:table-cell>
          <table:table-cell table:style-name="ce2" office:value-type="float" office:value="2857.3" calcext:value-type="float">
            <text:p>2857,3</text:p>
          </table:table-cell>
          <table:table-cell table:style-name="ce2" office:value-type="float" office:value="380.4" calcext:value-type="float">
            <text:p>380,4</text:p>
          </table:table-cell>
          <table:table-cell table:style-name="ce2" office:value-type="float" office:value="1403.4" calcext:value-type="float">
            <text:p>1403,4</text:p>
          </table:table-cell>
          <table:table-cell table:style-name="ce2" office:value-type="float" office:value="2608224" calcext:value-type="float">
            <text:p>2608224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120.2" calcext:value-type="float">
            <text:p>120,2</text:p>
          </table:table-cell>
          <table:table-cell table:style-name="ce2" office:value-type="float" office:value="1022.2" calcext:value-type="float">
            <text:p>1022,2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76712.6" calcext:value-type="float">
            <text:p>176712,6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" office:value-type="float" office:value="2466.4" calcext:value-type="float">
            <text:p>2466,4</text:p>
          </table:table-cell>
          <table:table-cell table:style-name="ce2" office:value-type="float" office:value="2446.2" calcext:value-type="float">
            <text:p>2446,2</text:p>
          </table:table-cell>
          <table:table-cell table:style-name="ce2" office:value-type="float" office:value="10851.3" calcext:value-type="float">
            <text:p>10851,3</text:p>
          </table:table-cell>
          <table:table-cell table:style-name="ce2" office:value-type="float" office:value="4760633.7" calcext:value-type="float">
            <text:p>4760633,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83.4" calcext:value-type="float">
            <text:p>1383,4</text:p>
          </table:table-cell>
          <table:table-cell table:style-name="ce2" office:value-type="float" office:value="2145.4" calcext:value-type="float">
            <text:p>2145,4</text:p>
          </table:table-cell>
          <table:table-cell table:style-name="ce2" office:value-type="float" office:value="67928.8" calcext:value-type="float">
            <text:p>67928,8</text:p>
          </table:table-cell>
          <table:table-cell table:style-name="ce2" office:value-type="float" office:value="3028" calcext:value-type="float">
            <text:p>3028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420.6" calcext:value-type="float">
            <text:p>420,6</text:p>
          </table:table-cell>
          <table:table-cell table:style-name="ce2" office:value-type="float" office:value="1263.2" calcext:value-type="float">
            <text:p>1263,2</text:p>
          </table:table-cell>
          <table:table-cell table:style-name="ce2" office:value-type="float" office:value="2564889.6" calcext:value-type="float">
            <text:p>2564889,6</text:p>
          </table:table-cell>
          <table:table-cell table:style-name="ce2" office:value-type="float" office:value="137.5" calcext:value-type="float">
            <text:p>137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42.4" calcext:value-type="float">
            <text:p>1042,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63175.7" calcext:value-type="float">
            <text:p>163175,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00.8" calcext:value-type="float">
            <text:p>100,8</text:p>
          </table:table-cell>
          <table:table-cell table:style-name="ce2" office:value-type="float" office:value="3389" calcext:value-type="float">
            <text:p>3389</text:p>
          </table:table-cell>
          <table:table-cell table:style-name="ce2" office:value-type="float" office:value="2246" calcext:value-type="float">
            <text:p>2246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4638204.3" calcext:value-type="float">
            <text:p>4638204,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53.8" calcext:value-type="float">
            <text:p>1453,8</text:p>
          </table:table-cell>
          <table:table-cell table:style-name="ce2" office:value-type="float" office:value="2105.4" calcext:value-type="float">
            <text:p>2105,4</text:p>
          </table:table-cell>
          <table:table-cell table:style-name="ce2" office:value-type="float" office:value="65243.1" calcext:value-type="float">
            <text:p>65243,1</text:p>
          </table:table-cell>
          <table:table-cell table:style-name="ce2" office:value-type="float" office:value="3088.2" calcext:value-type="float">
            <text:p>3088,2</text:p>
          </table:table-cell>
          <table:table-cell table:style-name="ce2" office:value-type="float" office:value="2155.8" calcext:value-type="float">
            <text:p>2155,8</text:p>
          </table:table-cell>
          <table:table-cell table:style-name="ce2" office:value-type="float" office:value="801.8" calcext:value-type="float">
            <text:p>801,8</text:p>
          </table:table-cell>
          <table:table-cell table:style-name="ce2" office:value-type="float" office:value="1483.6" calcext:value-type="float">
            <text:p>1483,6</text:p>
          </table:table-cell>
          <table:table-cell table:style-name="ce2" office:value-type="float" office:value="2457798.4" calcext:value-type="float">
            <text:p>2457798,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3.3" calcext:value-type="float">
            <text:p>33,3</text:p>
          </table:table-cell>
          <table:table-cell table:style-name="ce2" office:value-type="float" office:value="1223" calcext:value-type="float">
            <text:p>1223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49557.4" calcext:value-type="float">
            <text:p>149557,4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02.5" calcext:value-type="float">
            <text:p>102,5</text:p>
          </table:table-cell>
          <table:table-cell table:style-name="ce2" office:value-type="float" office:value="2426.6" calcext:value-type="float">
            <text:p>2426,6</text:p>
          </table:table-cell>
          <table:table-cell table:style-name="ce2" office:value-type="float" office:value="1644.2" calcext:value-type="float">
            <text:p>1644,2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4532106.5" calcext:value-type="float">
            <text:p>4532106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79.3" calcext:value-type="float">
            <text:p>1679,3</text:p>
          </table:table-cell>
          <table:table-cell table:style-name="ce2" office:value-type="float" office:value="2306" calcext:value-type="float">
            <text:p>2306</text:p>
          </table:table-cell>
          <table:table-cell table:style-name="ce2" office:value-type="float" office:value="65243.1" calcext:value-type="float">
            <text:p>65243,1</text:p>
          </table:table-cell>
          <table:table-cell table:style-name="ce2" office:value-type="float" office:value="3288.6" calcext:value-type="float">
            <text:p>3288,6</text:p>
          </table:table-cell>
          <table:table-cell table:style-name="ce2" office:value-type="float" office:value="1303" calcext:value-type="float">
            <text:p>1303</text:p>
          </table:table-cell>
          <table:table-cell table:style-name="ce2" office:value-type="float" office:value="480.8" calcext:value-type="float">
            <text:p>480,8</text:p>
          </table:table-cell>
          <table:table-cell table:style-name="ce2" office:value-type="float" office:value="1423.6" calcext:value-type="float">
            <text:p>1423,6</text:p>
          </table:table-cell>
          <table:table-cell table:style-name="ce2" office:value-type="float" office:value="2402624" calcext:value-type="float">
            <text:p>2402624</text:p>
          </table:table-cell>
          <table:table-cell table:number-columns-repeated="2" table:style-name="ce2" office:value-type="float" office:value="75" calcext:value-type="float">
            <text:p>75</text:p>
          </table:table-cell>
          <table:table-cell table:style-name="ce2" office:value-type="float" office:value="1022.4" calcext:value-type="float">
            <text:p>1022,4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49584.5" calcext:value-type="float">
            <text:p>149584,5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04.3" calcext:value-type="float">
            <text:p>104,3</text:p>
          </table:table-cell>
          <table:table-cell table:style-name="ce2" office:value-type="float" office:value="3308.8" calcext:value-type="float">
            <text:p>3308,8</text:p>
          </table:table-cell>
          <table:table-cell table:style-name="ce2" office:value-type="float" office:value="2125.6" calcext:value-type="float">
            <text:p>2125,6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4507609.7" calcext:value-type="float">
            <text:p>4507609,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63" calcext:value-type="float">
            <text:p>1263</text:p>
          </table:table-cell>
          <table:table-cell table:style-name="ce2" office:value-type="float" office:value="2245.8" calcext:value-type="float">
            <text:p>2245,8</text:p>
          </table:table-cell>
          <table:table-cell table:style-name="ce2" office:value-type="float" office:value="62503.2" calcext:value-type="float">
            <text:p>62503,2</text:p>
          </table:table-cell>
          <table:table-cell table:style-name="ce2" office:value-type="float" office:value="2907.8" calcext:value-type="float">
            <text:p>2907,8</text:p>
          </table:table-cell>
          <table:table-cell table:style-name="ce2" office:value-type="float" office:value="2305.8" calcext:value-type="float">
            <text:p>2305,8</text:p>
          </table:table-cell>
          <table:table-cell table:style-name="ce2" office:value-type="float" office:value="601.3" calcext:value-type="float">
            <text:p>601,3</text:p>
          </table:table-cell>
          <table:table-cell table:style-name="ce2" office:value-type="float" office:value="1664" calcext:value-type="float">
            <text:p>1664</text:p>
          </table:table-cell>
          <table:table-cell table:style-name="ce2" office:value-type="float" office:value="2331641.6" calcext:value-type="float">
            <text:p>2331641,6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180.2" calcext:value-type="float">
            <text:p>180,2</text:p>
          </table:table-cell>
          <table:table-cell table:style-name="ce2" office:value-type="float" office:value="1122.8" calcext:value-type="float">
            <text:p>1122,8</text:p>
          </table:table-cell>
          <table:table-cell table:style-name="ce2" office:value-type="float" office:value="162.5" calcext:value-type="float">
            <text:p>162,5</text:p>
          </table:table-cell>
          <table:table-cell table:style-name="ce2" office:value-type="float" office:value="141418.9" calcext:value-type="float">
            <text:p>141418,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06.1" calcext:value-type="float">
            <text:p>106,1</text:p>
          </table:table-cell>
          <table:table-cell table:style-name="ce2" office:value-type="float" office:value="2506.4" calcext:value-type="float">
            <text:p>2506,4</text:p>
          </table:table-cell>
          <table:table-cell table:style-name="ce2" office:value-type="float" office:value="1784.6" calcext:value-type="float">
            <text:p>1784,6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4581153.9" calcext:value-type="float">
            <text:p>4581153,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42.6" calcext:value-type="float">
            <text:p>1142,6</text:p>
          </table:table-cell>
          <table:table-cell table:style-name="ce2" office:value-type="float" office:value="2105.6" calcext:value-type="float">
            <text:p>2105,6</text:p>
          </table:table-cell>
          <table:table-cell table:style-name="ce2" office:value-type="float" office:value="62503.2" calcext:value-type="float">
            <text:p>62503,2</text:p>
          </table:table-cell>
          <table:table-cell table:style-name="ce2" office:value-type="float" office:value="3108.2" calcext:value-type="float">
            <text:p>3108,2</text:p>
          </table:table-cell>
          <table:table-cell table:style-name="ce2" office:value-type="float" office:value="2255.8" calcext:value-type="float">
            <text:p>2255,8</text:p>
          </table:table-cell>
          <table:table-cell table:style-name="ce2" office:value-type="float" office:value="480.8" calcext:value-type="float">
            <text:p>480,8</text:p>
          </table:table-cell>
          <table:table-cell table:style-name="ce2" office:value-type="float" office:value="1182.6" calcext:value-type="float">
            <text:p>1182,6</text:p>
          </table:table-cell>
          <table:table-cell table:style-name="ce2" office:value-type="float" office:value="2271360" calcext:value-type="float">
            <text:p>2271360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02.4" calcext:value-type="float">
            <text:p>1002,4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22320.7" calcext:value-type="float">
            <text:p>122320,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07.8" calcext:value-type="float">
            <text:p>107,8</text:p>
          </table:table-cell>
          <table:table-cell table:style-name="ce2" office:value-type="float" office:value="2767.2" calcext:value-type="float">
            <text:p>2767,2</text:p>
          </table:table-cell>
          <table:table-cell table:style-name="ce2" office:value-type="float" office:value="2266" calcext:value-type="float">
            <text:p>2266</text:p>
          </table:table-cell>
          <table:table-cell table:style-name="ce2" office:value-type="float" office:value="10851.3" calcext:value-type="float">
            <text:p>10851,3</text:p>
          </table:table-cell>
          <table:table-cell table:style-name="ce2" office:value-type="float" office:value="4491278.8" calcext:value-type="float">
            <text:p>4491278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22.8" calcext:value-type="float">
            <text:p>1122,8</text:p>
          </table:table-cell>
          <table:table-cell table:style-name="ce2" office:value-type="float" office:value="2286" calcext:value-type="float">
            <text:p>2286</text:p>
          </table:table-cell>
          <table:table-cell table:style-name="ce2" office:value-type="float" office:value="65243.1" calcext:value-type="float">
            <text:p>65243,1</text:p>
          </table:table-cell>
          <table:table-cell table:style-name="ce2" office:value-type="float" office:value="3288.8" calcext:value-type="float">
            <text:p>3288,8</text:p>
          </table:table-cell>
          <table:table-cell table:style-name="ce2" office:value-type="float" office:value="2606.8" calcext:value-type="float">
            <text:p>2606,8</text:p>
          </table:table-cell>
          <table:table-cell table:style-name="ce2" office:value-type="float" office:value="440.6" calcext:value-type="float">
            <text:p>440,6</text:p>
          </table:table-cell>
          <table:table-cell table:style-name="ce2" office:value-type="float" office:value="1082.4" calcext:value-type="float">
            <text:p>1082,4</text:p>
          </table:table-cell>
          <table:table-cell table:style-name="ce2" office:value-type="float" office:value="2162489.6" calcext:value-type="float">
            <text:p>2162489,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423.4" calcext:value-type="float">
            <text:p>1423,4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06016.7" calcext:value-type="float">
            <text:p>106016,7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09.6" calcext:value-type="float">
            <text:p>109,6</text:p>
          </table:table-cell>
          <table:table-cell table:style-name="ce2" office:value-type="float" office:value="2466.4" calcext:value-type="float">
            <text:p>2466,4</text:p>
          </table:table-cell>
          <table:table-cell table:style-name="ce2" office:value-type="float" office:value="1644.2" calcext:value-type="float">
            <text:p>1644,2</text:p>
          </table:table-cell>
          <table:table-cell table:style-name="ce2" office:value-type="float" office:value="2712.8" calcext:value-type="float">
            <text:p>2712,8</text:p>
          </table:table-cell>
          <table:table-cell table:style-name="ce2" office:value-type="float" office:value="4488566" calcext:value-type="float">
            <text:p>448856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28.5" calcext:value-type="float">
            <text:p>1428,5</text:p>
          </table:table-cell>
          <table:table-cell table:style-name="ce2" office:value-type="float" office:value="1904.8" calcext:value-type="float">
            <text:p>1904,8</text:p>
          </table:table-cell>
          <table:table-cell table:style-name="ce2" office:value-type="float" office:value="62503.2" calcext:value-type="float">
            <text:p>62503,2</text:p>
          </table:table-cell>
          <table:table-cell table:style-name="ce2" office:value-type="float" office:value="3068" calcext:value-type="float">
            <text:p>3068</text:p>
          </table:table-cell>
          <table:table-cell table:style-name="ce2" office:value-type="float" office:value="2506.5" calcext:value-type="float">
            <text:p>2506,5</text:p>
          </table:table-cell>
          <table:table-cell table:style-name="ce2" office:value-type="float" office:value="440.8" calcext:value-type="float">
            <text:p>440,8</text:p>
          </table:table-cell>
          <table:table-cell table:style-name="ce2" office:value-type="float" office:value="1604.2" calcext:value-type="float">
            <text:p>1604,2</text:p>
          </table:table-cell>
          <table:table-cell table:style-name="ce2" office:value-type="float" office:value="2141849.6" calcext:value-type="float">
            <text:p>2141849,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022.4" calcext:value-type="float">
            <text:p>1022,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2398.4" calcext:value-type="float">
            <text:p>92398,4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11.4" calcext:value-type="float">
            <text:p>111,4</text:p>
          </table:table-cell>
          <table:table-cell table:style-name="ce2" office:value-type="float" office:value="2947.6" calcext:value-type="float">
            <text:p>2947,6</text:p>
          </table:table-cell>
          <table:table-cell table:style-name="ce2" office:value-type="float" office:value="2025.2" calcext:value-type="float">
            <text:p>2025,2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4529366.7" calcext:value-type="float">
            <text:p>4529366,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03.2" calcext:value-type="float">
            <text:p>1303,2</text:p>
          </table:table-cell>
          <table:table-cell table:style-name="ce2" office:value-type="float" office:value="2281" calcext:value-type="float">
            <text:p>2281</text:p>
          </table:table-cell>
          <table:table-cell table:style-name="ce2" office:value-type="float" office:value="62503.2" calcext:value-type="float">
            <text:p>62503,2</text:p>
          </table:table-cell>
          <table:table-cell table:style-name="ce2" office:value-type="float" office:value="3088" calcext:value-type="float">
            <text:p>3088</text:p>
          </table:table-cell>
          <table:table-cell table:style-name="ce2" office:value-type="float" office:value="2882.8" calcext:value-type="float">
            <text:p>2882,8</text:p>
          </table:table-cell>
          <table:table-cell table:style-name="ce2" office:value-type="float" office:value="551" calcext:value-type="float">
            <text:p>551</text:p>
          </table:table-cell>
          <table:table-cell table:style-name="ce2" office:value-type="float" office:value="1744.4" calcext:value-type="float">
            <text:p>1744,4</text:p>
          </table:table-cell>
          <table:table-cell table:style-name="ce2" office:value-type="float" office:value="2156019.2" calcext:value-type="float">
            <text:p>2156019,2</text:p>
          </table:table-cell>
          <table:table-cell table:style-name="ce2" office:value-type="float" office:value="37.5" calcext:value-type="float">
            <text:p>37,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283.2" calcext:value-type="float">
            <text:p>1283,2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78807.2" calcext:value-type="float">
            <text:p>78807,2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13.1" calcext:value-type="float">
            <text:p>113,1</text:p>
          </table:table-cell>
          <table:table-cell table:style-name="ce2" office:value-type="float" office:value="2045.4" calcext:value-type="float">
            <text:p>2045,4</text:p>
          </table:table-cell>
          <table:table-cell table:style-name="ce2" office:value-type="float" office:value="2125.2" calcext:value-type="float">
            <text:p>2125,2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4532079.5" calcext:value-type="float">
            <text:p>4532079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04.5" calcext:value-type="float">
            <text:p>1804,5</text:p>
          </table:table-cell>
          <table:table-cell table:style-name="ce2" office:value-type="float" office:value="2346.2" calcext:value-type="float">
            <text:p>2346,2</text:p>
          </table:table-cell>
          <table:table-cell table:style-name="ce2" office:value-type="float" office:value="65243.1" calcext:value-type="float">
            <text:p>65243,1</text:p>
          </table:table-cell>
          <table:table-cell table:style-name="ce2" office:value-type="float" office:value="2967.8" calcext:value-type="float">
            <text:p>2967,8</text:p>
          </table:table-cell>
          <table:table-cell table:style-name="ce2" office:value-type="float" office:value="2807.3" calcext:value-type="float">
            <text:p>2807,3</text:p>
          </table:table-cell>
          <table:table-cell table:style-name="ce2" office:value-type="float" office:value="420.6" calcext:value-type="float">
            <text:p>420,6</text:p>
          </table:table-cell>
          <table:table-cell table:style-name="ce2" office:value-type="float" office:value="1343.4" calcext:value-type="float">
            <text:p>1343,4</text:p>
          </table:table-cell>
          <table:table-cell table:style-name="ce2" office:value-type="float" office:value="2116550.4" calcext:value-type="float">
            <text:p>2116550,4</text:p>
          </table:table-cell>
          <table:table-cell table:number-columns-repeated="2" table:style-name="ce2" office:value-type="float" office:value="50" calcext:value-type="float">
            <text:p>50</text:p>
          </table:table-cell>
          <table:table-cell table:style-name="ce2" office:value-type="float" office:value="1202.8" calcext:value-type="float">
            <text:p>1202,8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67956" calcext:value-type="float">
            <text:p>67956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14.9" calcext:value-type="float">
            <text:p>114,9</text:p>
          </table:table-cell>
          <table:table-cell table:style-name="ce2" office:value-type="float" office:value="2727.4" calcext:value-type="float">
            <text:p>2727,4</text:p>
          </table:table-cell>
          <table:table-cell table:style-name="ce2" office:value-type="float" office:value="1463.6" calcext:value-type="float">
            <text:p>1463,6</text:p>
          </table:table-cell>
          <table:table-cell table:style-name="ce2" office:value-type="float" office:value="10173" calcext:value-type="float">
            <text:p>10173</text:p>
          </table:table-cell>
          <table:table-cell table:style-name="ce2" office:value-type="float" office:value="4504896.9" calcext:value-type="float">
            <text:p>4504896,9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1263" calcext:value-type="float">
            <text:p>1263</text:p>
          </table:table-cell>
          <table:table-cell table:style-name="ce2" office:value-type="float" office:value="2286" calcext:value-type="float">
            <text:p>2286</text:p>
          </table:table-cell>
          <table:table-cell table:style-name="ce2" office:value-type="float" office:value="67928.8" calcext:value-type="float">
            <text:p>67928,8</text:p>
          </table:table-cell>
          <table:table-cell table:style-name="ce2" office:value-type="float" office:value="3148.2" calcext:value-type="float">
            <text:p>3148,2</text:p>
          </table:table-cell>
          <table:table-cell table:style-name="ce2" office:value-type="float" office:value="1980" calcext:value-type="float">
            <text:p>1980</text:p>
          </table:table-cell>
          <table:table-cell table:style-name="ce2" office:value-type="float" office:value="676.3" calcext:value-type="float">
            <text:p>676,3</text:p>
          </table:table-cell>
          <table:table-cell table:style-name="ce2" office:value-type="float" office:value="1102.8" calcext:value-type="float">
            <text:p>1102,8</text:p>
          </table:table-cell>
          <table:table-cell table:style-name="ce2" office:value-type="float" office:value="1959692.8" calcext:value-type="float">
            <text:p>1959692,8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62.2" calcext:value-type="float">
            <text:p>962,2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67956" calcext:value-type="float">
            <text:p>67956</text:p>
          </table:table-cell>
          <table:table-cell table:style-name="ce2" office:value-type="float" office:value="33.3" calcext:value-type="float">
            <text:p>33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16.7" calcext:value-type="float">
            <text:p>116,7</text:p>
          </table:table-cell>
          <table:table-cell table:style-name="ce2" office:value-type="float" office:value="2927.8" calcext:value-type="float">
            <text:p>2927,8</text:p>
          </table:table-cell>
          <table:table-cell table:style-name="ce2" office:value-type="float" office:value="1904.8" calcext:value-type="float">
            <text:p>1904,8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4251900" calcext:value-type="float">
            <text:p>42519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28.3" calcext:value-type="float">
            <text:p>1428,3</text:p>
          </table:table-cell>
          <table:table-cell table:style-name="ce2" office:value-type="float" office:value="1844.8" calcext:value-type="float">
            <text:p>1844,8</text:p>
          </table:table-cell>
          <table:table-cell table:style-name="ce2" office:value-type="float" office:value="62503.2" calcext:value-type="float">
            <text:p>62503,2</text:p>
          </table:table-cell>
          <table:table-cell table:style-name="ce2" office:value-type="float" office:value="3228.6" calcext:value-type="float">
            <text:p>3228,6</text:p>
          </table:table-cell>
          <table:table-cell table:style-name="ce2" office:value-type="float" office:value="2406" calcext:value-type="float">
            <text:p>2406</text:p>
          </table:table-cell>
          <table:table-cell table:style-name="ce2" office:value-type="float" office:value="375.5" calcext:value-type="float">
            <text:p>375,5</text:p>
          </table:table-cell>
          <table:table-cell table:style-name="ce2" office:value-type="float" office:value="1278" calcext:value-type="float">
            <text:p>1278</text:p>
          </table:table-cell>
          <table:table-cell table:style-name="ce2" office:value-type="float" office:value="1879712" calcext:value-type="float">
            <text:p>1879712</text:p>
          </table:table-cell>
          <table:table-cell table:style-name="ce2" office:value-type="float" office:value="137.5" calcext:value-type="float">
            <text:p>137,5</text:p>
          </table:table-cell>
          <table:table-cell table:style-name="ce2" office:value-type="float" office:value="175.3" calcext:value-type="float">
            <text:p>175,3</text:p>
          </table:table-cell>
          <table:table-cell table:style-name="ce2" office:value-type="float" office:value="1152.8" calcext:value-type="float">
            <text:p>1152,8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62503.2" calcext:value-type="float">
            <text:p>62503,2</text:p>
          </table:table-cell>
          <table:table-cell table:style-name="ce2" office:value-type="float" office:value="66.7" calcext:value-type="float">
            <text:p>66,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1002"/>
        </table:table-row>
        <table:table-row table:style-name="ro1">
          <table:table-cell office:value-type="float" office:value="118.4" calcext:value-type="float">
            <text:p>118,4</text:p>
          </table:table-cell>
          <table:table-cell table:style-name="ce2" office:value-type="float" office:value="2907.6" calcext:value-type="float">
            <text:p>2907,6</text:p>
          </table:table-cell>
          <table:table-cell table:style-name="ce2" office:value-type="float" office:value="1423.6" calcext:value-type="float">
            <text:p>1423,6</text:p>
          </table:table-cell>
          <table:table-cell table:style-name="ce2" office:value-type="float" office:value="5425.6" calcext:value-type="float">
            <text:p>5425,6</text:p>
          </table:table-cell>
          <table:table-cell table:style-name="ce2" office:value-type="float" office:value="4341666.9" calcext:value-type="float">
            <text:p>4341666,9</text:p>
          </table:table-cell>
          <table:table-cell table:style-name="ce2" office:value-type="float" office:value="3391" calcext:value-type="float">
            <text:p>3391</text:p>
          </table:table-cell>
          <table:table-cell table:style-name="ce2" office:value-type="float" office:value="1353.3" calcext:value-type="float">
            <text:p>1353,3</text:p>
          </table:table-cell>
          <table:table-cell table:style-name="ce2" office:value-type="float" office:value="2225.8" calcext:value-type="float">
            <text:p>2225,8</text:p>
          </table:table-cell>
          <table:table-cell table:style-name="ce2" office:value-type="float" office:value="65243.1" calcext:value-type="float">
            <text:p>65243,1</text:p>
          </table:table-cell>
          <table:table-cell table:style-name="ce2" office:value-type="float" office:value="2927.6" calcext:value-type="float">
            <text:p>2927,6</text:p>
          </table:table-cell>
          <table:table-cell table:style-name="ce2" office:value-type="float" office:value="2205.5" calcext:value-type="float">
            <text:p>2205,5</text:p>
          </table:table-cell>
          <table:table-cell table:style-name="ce2" office:value-type="float" office:value="581" calcext:value-type="float">
            <text:p>581</text:p>
          </table:table-cell>
          <table:table-cell table:style-name="ce2" office:value-type="float" office:value="1002.2" calcext:value-type="float">
            <text:p>1002,2</text:p>
          </table:table-cell>
          <table:table-cell table:style-name="ce2" office:value-type="float" office:value="1738617.6" calcext:value-type="float">
            <text:p>1738617,6</text:p>
          </table:table-cell>
          <table:table-cell table:style-name="ce2" office:value-type="float" office:value="112.5" calcext:value-type="float">
            <text:p>112,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283.2" calcext:value-type="float">
            <text:p>1283,2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59817.5" calcext:value-type="float">
            <text:p>59817,5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20.2" calcext:value-type="float">
            <text:p>120,2</text:p>
          </table:table-cell>
          <table:table-cell table:style-name="ce2" office:value-type="float" office:value="2125.4" calcext:value-type="float">
            <text:p>2125,4</text:p>
          </table:table-cell>
          <table:table-cell table:style-name="ce2" office:value-type="float" office:value="1604.2" calcext:value-type="float">
            <text:p>1604,2</text:p>
          </table:table-cell>
          <table:table-cell table:style-name="ce2" office:value-type="float" office:value="2712.8" calcext:value-type="float">
            <text:p>2712,8</text:p>
          </table:table-cell>
          <table:table-cell table:style-name="ce2" office:value-type="float" office:value="4371589.5" calcext:value-type="float">
            <text:p>4371589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78.5" calcext:value-type="float">
            <text:p>1378,5</text:p>
          </table:table-cell>
          <table:table-cell table:style-name="ce2" office:value-type="float" office:value="1764.4" calcext:value-type="float">
            <text:p>1764,4</text:p>
          </table:table-cell>
          <table:table-cell table:style-name="ce2" office:value-type="float" office:value="57050.4" calcext:value-type="float">
            <text:p>57050,4</text:p>
          </table:table-cell>
          <table:table-cell table:style-name="ce2" office:value-type="float" office:value="3188.4" calcext:value-type="float">
            <text:p>3188,4</text:p>
          </table:table-cell>
          <table:table-cell table:style-name="ce2" office:value-type="float" office:value="2506.5" calcext:value-type="float">
            <text:p>2506,5</text:p>
          </table:table-cell>
          <table:table-cell table:style-name="ce2" office:value-type="float" office:value="481" calcext:value-type="float">
            <text:p>481</text:p>
          </table:table-cell>
          <table:table-cell table:style-name="ce2" office:value-type="float" office:value="1183" calcext:value-type="float">
            <text:p>1183</text:p>
          </table:table-cell>
          <table:table-cell table:style-name="ce2" office:value-type="float" office:value="1706886.4" calcext:value-type="float">
            <text:p>1706886,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242.8" calcext:value-type="float">
            <text:p>1242,8</text:p>
          </table:table-cell>
          <table:table-cell table:style-name="ce2" office:value-type="float" office:value="83.3" calcext:value-type="float">
            <text:p>83,3</text:p>
          </table:table-cell>
          <table:table-cell table:style-name="ce2" office:value-type="float" office:value="57077.6" calcext:value-type="float">
            <text:p>57077,6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2" office:value-type="float" office:value="2165.4" calcext:value-type="float">
            <text:p>2165,4</text:p>
          </table:table-cell>
          <table:table-cell table:style-name="ce2" office:value-type="float" office:value="1784.4" calcext:value-type="float">
            <text:p>1784,4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4254612.8" calcext:value-type="float">
            <text:p>4254612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03.2" calcext:value-type="float">
            <text:p>1303,2</text:p>
          </table:table-cell>
          <table:table-cell table:style-name="ce2" office:value-type="float" office:value="2546.6" calcext:value-type="float">
            <text:p>2546,6</text:p>
          </table:table-cell>
          <table:table-cell table:style-name="ce2" office:value-type="float" office:value="62503.2" calcext:value-type="float">
            <text:p>62503,2</text:p>
          </table:table-cell>
          <table:table-cell table:style-name="ce2" office:value-type="float" office:value="3389" calcext:value-type="float">
            <text:p>3389</text:p>
          </table:table-cell>
          <table:table-cell table:style-name="ce2" office:value-type="float" office:value="2331" calcext:value-type="float">
            <text:p>2331</text:p>
          </table:table-cell>
          <table:table-cell table:style-name="ce2" office:value-type="float" office:value="676.5" calcext:value-type="float">
            <text:p>676,5</text:p>
          </table:table-cell>
          <table:table-cell table:style-name="ce2" office:value-type="float" office:value="1544" calcext:value-type="float">
            <text:p>1544</text:p>
          </table:table-cell>
          <table:table-cell table:style-name="ce2" office:value-type="float" office:value="1620044.8" calcext:value-type="float">
            <text:p>1620044,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862" calcext:value-type="float">
            <text:p>862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62530.3" calcext:value-type="float">
            <text:p>62530,3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23.7" calcext:value-type="float">
            <text:p>123,7</text:p>
          </table:table-cell>
          <table:table-cell table:style-name="ce2" office:value-type="float" office:value="2426" calcext:value-type="float">
            <text:p>2426</text:p>
          </table:table-cell>
          <table:table-cell table:style-name="ce2" office:value-type="float" office:value="1583.8" calcext:value-type="float">
            <text:p>1583,8</text:p>
          </table:table-cell>
          <table:table-cell table:style-name="ce2" office:value-type="float" office:value="5425.6" calcext:value-type="float">
            <text:p>5425,6</text:p>
          </table:table-cell>
          <table:table-cell table:style-name="ce2" office:value-type="float" office:value="4265464.5" calcext:value-type="float">
            <text:p>4265464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54.8" calcext:value-type="float">
            <text:p>1854,8</text:p>
          </table:table-cell>
          <table:table-cell table:style-name="ce2" office:value-type="float" office:value="2346" calcext:value-type="float">
            <text:p>2346</text:p>
          </table:table-cell>
          <table:table-cell table:style-name="ce2" office:value-type="float" office:value="62503.2" calcext:value-type="float">
            <text:p>62503,2</text:p>
          </table:table-cell>
          <table:table-cell table:style-name="ce2" office:value-type="float" office:value="3048" calcext:value-type="float">
            <text:p>3048</text:p>
          </table:table-cell>
          <table:table-cell table:style-name="ce2" office:value-type="float" office:value="2481.5" calcext:value-type="float">
            <text:p>2481,5</text:p>
          </table:table-cell>
          <table:table-cell table:style-name="ce2" office:value-type="float" office:value="801.8" calcext:value-type="float">
            <text:p>801,8</text:p>
          </table:table-cell>
          <table:table-cell table:style-name="ce2" office:value-type="float" office:value="1578.8" calcext:value-type="float">
            <text:p>1578,8</text:p>
          </table:table-cell>
          <table:table-cell table:style-name="ce2" office:value-type="float" office:value="1588454.4" calcext:value-type="float">
            <text:p>1588454,4</text:p>
          </table:table-cell>
          <table:table-cell table:style-name="ce2" office:value-type="float" office:value="12.5" calcext:value-type="float">
            <text:p>12,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82.6" calcext:value-type="float">
            <text:p>1082,6</text:p>
          </table:table-cell>
          <table:table-cell table:style-name="ce2" office:value-type="float" office:value="237.5" calcext:value-type="float">
            <text:p>237,5</text:p>
          </table:table-cell>
          <table:table-cell table:style-name="ce2" office:value-type="float" office:value="51651.9" calcext:value-type="float">
            <text:p>51651,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25.5" calcext:value-type="float">
            <text:p>125,5</text:p>
          </table:table-cell>
          <table:table-cell table:style-name="ce2" office:value-type="float" office:value="2456.3" calcext:value-type="float">
            <text:p>2456,3</text:p>
          </table:table-cell>
          <table:table-cell table:style-name="ce2" office:value-type="float" office:value="1844.6" calcext:value-type="float">
            <text:p>1844,6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4178410.1" calcext:value-type="float">
            <text:p>4178410,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28.5" calcext:value-type="float">
            <text:p>1428,5</text:p>
          </table:table-cell>
          <table:table-cell table:style-name="ce2" office:value-type="float" office:value="1363.2" calcext:value-type="float">
            <text:p>1363,2</text:p>
          </table:table-cell>
          <table:table-cell table:style-name="ce2" office:value-type="float" office:value="57077.6" calcext:value-type="float">
            <text:p>57077,6</text:p>
          </table:table-cell>
          <table:table-cell table:style-name="ce2" office:value-type="float" office:value="2647" calcext:value-type="float">
            <text:p>2647</text:p>
          </table:table-cell>
          <table:table-cell table:style-name="ce2" office:value-type="float" office:value="3233.5" calcext:value-type="float">
            <text:p>3233,5</text:p>
          </table:table-cell>
          <table:table-cell table:style-name="ce2" office:value-type="float" office:value="726.5" calcext:value-type="float">
            <text:p>726,5</text:p>
          </table:table-cell>
          <table:table-cell table:style-name="ce2" office:value-type="float" office:value="1062.6" calcext:value-type="float">
            <text:p>1062,6</text:p>
          </table:table-cell>
          <table:table-cell table:style-name="ce2" office:value-type="float" office:value="1531334.4" calcext:value-type="float">
            <text:p>1531334,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01" calcext:value-type="float">
            <text:p>601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57077.6" calcext:value-type="float">
            <text:p>57077,6</text:p>
          </table:table-cell>
          <table:table-cell table:style-name="ce2" office:value-type="float" office:value="33.3" calcext:value-type="float">
            <text:p>33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27.3" calcext:value-type="float">
            <text:p>127,3</text:p>
          </table:table-cell>
          <table:table-cell table:style-name="ce2" office:value-type="float" office:value="2606.6" calcext:value-type="float">
            <text:p>2606,6</text:p>
          </table:table-cell>
          <table:table-cell table:style-name="ce2" office:value-type="float" office:value="1604" calcext:value-type="float">
            <text:p>1604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4243707.5" calcext:value-type="float">
            <text:p>4243707,5</text:p>
          </table:table-cell>
          <table:table-cell table:style-name="ce2" office:value-type="float" office:value="4521.4" calcext:value-type="float">
            <text:p>4521,4</text:p>
          </table:table-cell>
          <table:table-cell table:style-name="ce2" office:value-type="float" office:value="1980.3" calcext:value-type="float">
            <text:p>1980,3</text:p>
          </table:table-cell>
          <table:table-cell table:style-name="ce2" office:value-type="float" office:value="2306" calcext:value-type="float">
            <text:p>2306</text:p>
          </table:table-cell>
          <table:table-cell table:style-name="ce2" office:value-type="float" office:value="62503.2" calcext:value-type="float">
            <text:p>62503,2</text:p>
          </table:table-cell>
          <table:table-cell table:style-name="ce2" office:value-type="float" office:value="3288.8" calcext:value-type="float">
            <text:p>3288,8</text:p>
          </table:table-cell>
          <table:table-cell table:style-name="ce2" office:value-type="float" office:value="2255.8" calcext:value-type="float">
            <text:p>2255,8</text:p>
          </table:table-cell>
          <table:table-cell table:style-name="ce2" office:value-type="float" office:value="851.8" calcext:value-type="float">
            <text:p>851,8</text:p>
          </table:table-cell>
          <table:table-cell table:style-name="ce2" office:value-type="float" office:value="1202.8" calcext:value-type="float">
            <text:p>1202,8</text:p>
          </table:table-cell>
          <table:table-cell table:style-name="ce2" office:value-type="float" office:value="1499264" calcext:value-type="float">
            <text:p>1499264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3.3" calcext:value-type="float">
            <text:p>33,3</text:p>
          </table:table-cell>
          <table:table-cell table:style-name="ce2" office:value-type="float" office:value="741.6" calcext:value-type="float">
            <text:p>741,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2530.3" calcext:value-type="float">
            <text:p>62530,3</text:p>
          </table:table-cell>
          <table:table-cell table:style-name="ce2" office:value-type="float" office:value="100.2" calcext:value-type="float">
            <text:p>100,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2" office:value-type="float" office:value="2747.2" calcext:value-type="float">
            <text:p>2747,2</text:p>
          </table:table-cell>
          <table:table-cell table:style-name="ce2" office:value-type="float" office:value="1704.4" calcext:value-type="float">
            <text:p>1704,4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4200167" calcext:value-type="float">
            <text:p>420016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03.8" calcext:value-type="float">
            <text:p>1503,8</text:p>
          </table:table-cell>
          <table:table-cell table:style-name="ce2" office:value-type="float" office:value="1904.8" calcext:value-type="float">
            <text:p>1904,8</text:p>
          </table:table-cell>
          <table:table-cell table:style-name="ce2" office:value-type="float" office:value="57077.6" calcext:value-type="float">
            <text:p>57077,6</text:p>
          </table:table-cell>
          <table:table-cell table:style-name="ce2" office:value-type="float" office:value="3288.8" calcext:value-type="float">
            <text:p>3288,8</text:p>
          </table:table-cell>
          <table:table-cell table:style-name="ce2" office:value-type="float" office:value="2882.8" calcext:value-type="float">
            <text:p>2882,8</text:p>
          </table:table-cell>
          <table:table-cell table:style-name="ce2" office:value-type="float" office:value="476" calcext:value-type="float">
            <text:p>476</text:p>
          </table:table-cell>
          <table:table-cell table:style-name="ce2" office:value-type="float" office:value="1042.6" calcext:value-type="float">
            <text:p>1042,6</text:p>
          </table:table-cell>
          <table:table-cell table:style-name="ce2" office:value-type="float" office:value="1437811.2" calcext:value-type="float">
            <text:p>1437811,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942.2" calcext:value-type="float">
            <text:p>942,2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65243.1" calcext:value-type="float">
            <text:p>65243,1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30.8" calcext:value-type="float">
            <text:p>130,8</text:p>
          </table:table-cell>
          <table:table-cell table:style-name="ce2" office:value-type="float" office:value="2346.2" calcext:value-type="float">
            <text:p>2346,2</text:p>
          </table:table-cell>
          <table:table-cell table:style-name="ce2" office:value-type="float" office:value="1784.4" calcext:value-type="float">
            <text:p>1784,4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4257325.8" calcext:value-type="float">
            <text:p>4257325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23.2" calcext:value-type="float">
            <text:p>1323,2</text:p>
          </table:table-cell>
          <table:table-cell table:style-name="ce2" office:value-type="float" office:value="2406.4" calcext:value-type="float">
            <text:p>2406,4</text:p>
          </table:table-cell>
          <table:table-cell table:style-name="ce2" office:value-type="float" office:value="65243.1" calcext:value-type="float">
            <text:p>65243,1</text:p>
          </table:table-cell>
          <table:table-cell table:style-name="ce2" office:value-type="float" office:value="3248.6" calcext:value-type="float">
            <text:p>3248,6</text:p>
          </table:table-cell>
          <table:table-cell table:style-name="ce2" office:value-type="float" office:value="2105.5" calcext:value-type="float">
            <text:p>2105,5</text:p>
          </table:table-cell>
          <table:table-cell table:style-name="ce2" office:value-type="float" office:value="450.8" calcext:value-type="float">
            <text:p>450,8</text:p>
          </table:table-cell>
          <table:table-cell table:style-name="ce2" office:value-type="float" office:value="1363.4" calcext:value-type="float">
            <text:p>1363,4</text:p>
          </table:table-cell>
          <table:table-cell table:style-name="ce2" office:value-type="float" office:value="1443040" calcext:value-type="float">
            <text:p>1443040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200.3" calcext:value-type="float">
            <text:p>200,3</text:p>
          </table:table-cell>
          <table:table-cell table:style-name="ce2" office:value-type="float" office:value="701.4" calcext:value-type="float">
            <text:p>701,4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62503.2" calcext:value-type="float">
            <text:p>62503,2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32.6" calcext:value-type="float">
            <text:p>132,6</text:p>
          </table:table-cell>
          <table:table-cell table:style-name="ce2" office:value-type="float" office:value="2567" calcext:value-type="float">
            <text:p>2567</text:p>
          </table:table-cell>
          <table:table-cell table:style-name="ce2" office:value-type="float" office:value="1483.8" calcext:value-type="float">
            <text:p>1483,8</text:p>
          </table:table-cell>
          <table:table-cell table:style-name="ce2" office:value-type="float" office:value="5425.6" calcext:value-type="float">
            <text:p>5425,6</text:p>
          </table:table-cell>
          <table:table-cell table:style-name="ce2" office:value-type="float" office:value="4224717.4" calcext:value-type="float">
            <text:p>4224717,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1.8" calcext:value-type="float">
            <text:p>901,8</text:p>
          </table:table-cell>
          <table:table-cell table:style-name="ce2" office:value-type="float" office:value="1885" calcext:value-type="float">
            <text:p>1885</text:p>
          </table:table-cell>
          <table:table-cell table:style-name="ce2" office:value-type="float" office:value="62503.2" calcext:value-type="float">
            <text:p>62503,2</text:p>
          </table:table-cell>
          <table:table-cell table:style-name="ce2" office:value-type="float" office:value="3007.8" calcext:value-type="float">
            <text:p>3007,8</text:p>
          </table:table-cell>
          <table:table-cell table:style-name="ce2" office:value-type="float" office:value="2306" calcext:value-type="float">
            <text:p>2306</text:p>
          </table:table-cell>
          <table:table-cell table:style-name="ce2" office:value-type="float" office:value="826.5" calcext:value-type="float">
            <text:p>826,5</text:p>
          </table:table-cell>
          <table:table-cell table:style-name="ce2" office:value-type="float" office:value="776.5" calcext:value-type="float">
            <text:p>776,5</text:p>
          </table:table-cell>
          <table:table-cell table:style-name="ce2" office:value-type="float" office:value="1437260.8" calcext:value-type="float">
            <text:p>1437260,8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33.3" calcext:value-type="float">
            <text:p>33,3</text:p>
          </table:table-cell>
          <table:table-cell table:style-name="ce2" office:value-type="float" office:value="1102.6" calcext:value-type="float">
            <text:p>1102,6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65243.1" calcext:value-type="float">
            <text:p>65243,1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34.3" calcext:value-type="float">
            <text:p>134,3</text:p>
          </table:table-cell>
          <table:table-cell table:style-name="ce2" office:value-type="float" office:value="2907.8" calcext:value-type="float">
            <text:p>2907,8</text:p>
          </table:table-cell>
          <table:table-cell table:style-name="ce2" office:value-type="float" office:value="1363.2" calcext:value-type="float">
            <text:p>1363,2</text:p>
          </table:table-cell>
          <table:table-cell table:style-name="ce2" office:value-type="float" office:value="10173" calcext:value-type="float">
            <text:p>10173</text:p>
          </table:table-cell>
          <table:table-cell table:style-name="ce2" office:value-type="float" office:value="4148488" calcext:value-type="float">
            <text:p>414848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03.3" calcext:value-type="float">
            <text:p>1303,3</text:p>
          </table:table-cell>
          <table:table-cell table:style-name="ce2" office:value-type="float" office:value="1624.2" calcext:value-type="float">
            <text:p>1624,2</text:p>
          </table:table-cell>
          <table:table-cell table:style-name="ce2" office:value-type="float" office:value="65216" calcext:value-type="float">
            <text:p>65216</text:p>
          </table:table-cell>
          <table:table-cell table:style-name="ce2" office:value-type="float" office:value="3068" calcext:value-type="float">
            <text:p>3068</text:p>
          </table:table-cell>
          <table:table-cell table:style-name="ce2" office:value-type="float" office:value="1804.8" calcext:value-type="float">
            <text:p>1804,8</text:p>
          </table:table-cell>
          <table:table-cell table:style-name="ce2" office:value-type="float" office:value="726.5" calcext:value-type="float">
            <text:p>726,5</text:p>
          </table:table-cell>
          <table:table-cell table:style-name="ce2" office:value-type="float" office:value="1303.2" calcext:value-type="float">
            <text:p>1303,2</text:p>
          </table:table-cell>
          <table:table-cell table:style-name="ce2" office:value-type="float" office:value="1440960" calcext:value-type="float">
            <text:p>1440960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563.8" calcext:value-type="float">
            <text:p>1563,8</text:p>
          </table:table-cell>
          <table:table-cell table:style-name="ce2" office:value-type="float" office:value="83.3" calcext:value-type="float">
            <text:p>83,3</text:p>
          </table:table-cell>
          <table:table-cell table:style-name="ce2" office:value-type="float" office:value="59790.4" calcext:value-type="float">
            <text:p>59790,4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36.1" calcext:value-type="float">
            <text:p>136,1</text:p>
          </table:table-cell>
          <table:table-cell table:style-name="ce2" office:value-type="float" office:value="2386.2" calcext:value-type="float">
            <text:p>2386,2</text:p>
          </table:table-cell>
          <table:table-cell table:style-name="ce2" office:value-type="float" office:value="1824.6" calcext:value-type="float">
            <text:p>1824,6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4325335.8" calcext:value-type="float">
            <text:p>4325335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54.5" calcext:value-type="float">
            <text:p>1854,5</text:p>
          </table:table-cell>
          <table:table-cell table:style-name="ce2" office:value-type="float" office:value="2526.8" calcext:value-type="float">
            <text:p>2526,8</text:p>
          </table:table-cell>
          <table:table-cell table:style-name="ce2" office:value-type="float" office:value="67956" calcext:value-type="float">
            <text:p>67956</text:p>
          </table:table-cell>
          <table:table-cell table:style-name="ce2" office:value-type="float" office:value="3168.2" calcext:value-type="float">
            <text:p>3168,2</text:p>
          </table:table-cell>
          <table:table-cell table:style-name="ce2" office:value-type="float" office:value="2431.5" calcext:value-type="float">
            <text:p>2431,5</text:p>
          </table:table-cell>
          <table:table-cell table:style-name="ce2" office:value-type="float" office:value="661.2" calcext:value-type="float">
            <text:p>661,2</text:p>
          </table:table-cell>
          <table:table-cell table:style-name="ce2" office:value-type="float" office:value="1182.8" calcext:value-type="float">
            <text:p>1182,8</text:p>
          </table:table-cell>
          <table:table-cell table:style-name="ce2" office:value-type="float" office:value="1460518.4" calcext:value-type="float">
            <text:p>1460518,4</text:p>
          </table:table-cell>
          <table:table-cell table:number-columns-repeated="2" table:style-name="ce2" office:value-type="float" office:value="75" calcext:value-type="float">
            <text:p>75</text:p>
          </table:table-cell>
          <table:table-cell table:style-name="ce2" office:value-type="float" office:value="1483.6" calcext:value-type="float">
            <text:p>1483,6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59817.5" calcext:value-type="float">
            <text:p>59817,5</text:p>
          </table:table-cell>
          <table:table-cell table:style-name="ce2" office:value-type="float" office:value="167" calcext:value-type="float">
            <text:p>16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37.9" calcext:value-type="float">
            <text:p>137,9</text:p>
          </table:table-cell>
          <table:table-cell table:style-name="ce2" office:value-type="float" office:value="2506.5" calcext:value-type="float">
            <text:p>2506,5</text:p>
          </table:table-cell>
          <table:table-cell table:style-name="ce2" office:value-type="float" office:value="1243" calcext:value-type="float">
            <text:p>1243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4265491.2" calcext:value-type="float">
            <text:p>4265491,2</text:p>
          </table:table-cell>
          <table:table-cell table:style-name="ce2" office:value-type="float" office:value="4521.4" calcext:value-type="float">
            <text:p>4521,4</text:p>
          </table:table-cell>
          <table:table-cell table:style-name="ce2" office:value-type="float" office:value="1062.2" calcext:value-type="float">
            <text:p>1062,2</text:p>
          </table:table-cell>
          <table:table-cell table:style-name="ce2" office:value-type="float" office:value="1624.2" calcext:value-type="float">
            <text:p>1624,2</text:p>
          </table:table-cell>
          <table:table-cell table:style-name="ce2" office:value-type="float" office:value="62503.2" calcext:value-type="float">
            <text:p>62503,2</text:p>
          </table:table-cell>
          <table:table-cell table:style-name="ce2" office:value-type="float" office:value="2907.6" calcext:value-type="float">
            <text:p>2907,6</text:p>
          </table:table-cell>
          <table:table-cell table:style-name="ce2" office:value-type="float" office:value="2531.8" calcext:value-type="float">
            <text:p>2531,8</text:p>
          </table:table-cell>
          <table:table-cell table:style-name="ce2" office:value-type="float" office:value="676.5" calcext:value-type="float">
            <text:p>676,5</text:p>
          </table:table-cell>
          <table:table-cell table:style-name="ce2" office:value-type="float" office:value="922" calcext:value-type="float">
            <text:p>922</text:p>
          </table:table-cell>
          <table:table-cell table:style-name="ce2" office:value-type="float" office:value="1520921.6" calcext:value-type="float">
            <text:p>1520921,6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902" calcext:value-type="float">
            <text:p>902</text:p>
          </table:table-cell>
          <table:table-cell table:style-name="ce2" office:value-type="float" office:value="137.5" calcext:value-type="float">
            <text:p>137,5</text:p>
          </table:table-cell>
          <table:table-cell table:style-name="ce2" office:value-type="float" office:value="51624.8" calcext:value-type="float">
            <text:p>51624,8</text:p>
          </table:table-cell>
          <table:table-cell table:style-name="ce2" office:value-type="float" office:value="66.7" calcext:value-type="float">
            <text:p>66,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39.6" calcext:value-type="float">
            <text:p>139,6</text:p>
          </table:table-cell>
          <table:table-cell table:style-name="ce2" office:value-type="float" office:value="2506.6" calcext:value-type="float">
            <text:p>2506,6</text:p>
          </table:table-cell>
          <table:table-cell table:style-name="ce2" office:value-type="float" office:value="1584" calcext:value-type="float">
            <text:p>1584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4186656.7" calcext:value-type="float">
            <text:p>4186656,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28.3" calcext:value-type="float">
            <text:p>1328,3</text:p>
          </table:table-cell>
          <table:table-cell table:style-name="ce2" office:value-type="float" office:value="2165.8" calcext:value-type="float">
            <text:p>2165,8</text:p>
          </table:table-cell>
          <table:table-cell table:style-name="ce2" office:value-type="float" office:value="62503.2" calcext:value-type="float">
            <text:p>62503,2</text:p>
          </table:table-cell>
          <table:table-cell table:style-name="ce2" office:value-type="float" office:value="3208.4" calcext:value-type="float">
            <text:p>3208,4</text:p>
          </table:table-cell>
          <table:table-cell table:style-name="ce2" office:value-type="float" office:value="2205.5" calcext:value-type="float">
            <text:p>2205,5</text:p>
          </table:table-cell>
          <table:table-cell table:style-name="ce2" office:value-type="float" office:value="460.8" calcext:value-type="float">
            <text:p>460,8</text:p>
          </table:table-cell>
          <table:table-cell table:style-name="ce2" office:value-type="float" office:value="1222.8" calcext:value-type="float">
            <text:p>1222,8</text:p>
          </table:table-cell>
          <table:table-cell table:style-name="ce2" office:value-type="float" office:value="1518636.8" calcext:value-type="float">
            <text:p>1518636,8</text:p>
          </table:table-cell>
          <table:table-cell table:style-name="ce2" office:value-type="float" office:value="37.5" calcext:value-type="float">
            <text:p>37,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323.2" calcext:value-type="float">
            <text:p>1323,2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54364.8" calcext:value-type="float">
            <text:p>54364,8</text:p>
          </table:table-cell>
          <table:table-cell table:style-name="ce2" office:value-type="float" office:value="167" calcext:value-type="float">
            <text:p>16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41.4" calcext:value-type="float">
            <text:p>141,4</text:p>
          </table:table-cell>
          <table:table-cell table:style-name="ce2" office:value-type="float" office:value="2606.8" calcext:value-type="float">
            <text:p>2606,8</text:p>
          </table:table-cell>
          <table:table-cell table:style-name="ce2" office:value-type="float" office:value="1764.4" calcext:value-type="float">
            <text:p>1764,4</text:p>
          </table:table-cell>
          <table:table-cell table:style-name="ce2" office:value-type="float" office:value="5425.6" calcext:value-type="float">
            <text:p>5425,6</text:p>
          </table:table-cell>
          <table:table-cell table:style-name="ce2" office:value-type="float" office:value="4262805.5" calcext:value-type="float">
            <text:p>4262805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23.2" calcext:value-type="float">
            <text:p>1323,2</text:p>
          </table:table-cell>
          <table:table-cell table:style-name="ce2" office:value-type="float" office:value="1985" calcext:value-type="float">
            <text:p>1985</text:p>
          </table:table-cell>
          <table:table-cell table:style-name="ce2" office:value-type="float" office:value="65216" calcext:value-type="float">
            <text:p>65216</text:p>
          </table:table-cell>
          <table:table-cell table:style-name="ce2" office:value-type="float" office:value="3148.2" calcext:value-type="float">
            <text:p>3148,2</text:p>
          </table:table-cell>
          <table:table-cell table:style-name="ce2" office:value-type="float" office:value="2456.3" calcext:value-type="float">
            <text:p>2456,3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102.6" calcext:value-type="float">
            <text:p>1102,6</text:p>
          </table:table-cell>
          <table:table-cell table:style-name="ce2" office:value-type="float" office:value="1510777.6" calcext:value-type="float">
            <text:p>1510777,6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02.4" calcext:value-type="float">
            <text:p>1002,4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54337.6" calcext:value-type="float">
            <text:p>54337,6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43.2" calcext:value-type="float">
            <text:p>143,2</text:p>
          </table:table-cell>
          <table:table-cell table:style-name="ce2" office:value-type="float" office:value="2667.2" calcext:value-type="float">
            <text:p>2667,2</text:p>
          </table:table-cell>
          <table:table-cell table:style-name="ce2" office:value-type="float" office:value="1885" calcext:value-type="float">
            <text:p>1885</text:p>
          </table:table-cell>
          <table:table-cell table:style-name="ce2" office:value-type="float" office:value="5425.6" calcext:value-type="float">
            <text:p>5425,6</text:p>
          </table:table-cell>
          <table:table-cell table:style-name="ce2" office:value-type="float" office:value="4134923.5" calcext:value-type="float">
            <text:p>4134923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53.3" calcext:value-type="float">
            <text:p>1353,3</text:p>
          </table:table-cell>
          <table:table-cell table:style-name="ce2" office:value-type="float" office:value="1880" calcext:value-type="float">
            <text:p>1880</text:p>
          </table:table-cell>
          <table:table-cell table:style-name="ce2" office:value-type="float" office:value="65216" calcext:value-type="float">
            <text:p>65216</text:p>
          </table:table-cell>
          <table:table-cell table:style-name="ce2" office:value-type="float" office:value="3048" calcext:value-type="float">
            <text:p>3048</text:p>
          </table:table-cell>
          <table:table-cell table:style-name="ce2" office:value-type="float" office:value="2230.5" calcext:value-type="float">
            <text:p>2230,5</text:p>
          </table:table-cell>
          <table:table-cell table:style-name="ce2" office:value-type="float" office:value="360.4" calcext:value-type="float">
            <text:p>360,4</text:p>
          </table:table-cell>
          <table:table-cell table:style-name="ce2" office:value-type="float" office:value="1483.8" calcext:value-type="float">
            <text:p>1483,8</text:p>
          </table:table-cell>
          <table:table-cell table:style-name="ce2" office:value-type="float" office:value="1513529.6" calcext:value-type="float">
            <text:p>1513529,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343.2" calcext:value-type="float">
            <text:p>1343,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7077.6" calcext:value-type="float">
            <text:p>57077,6</text:p>
          </table:table-cell>
          <table:table-cell table:style-name="ce2" office:value-type="float" office:value="125.3" calcext:value-type="float">
            <text:p>125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44.9" calcext:value-type="float">
            <text:p>144,9</text:p>
          </table:table-cell>
          <table:table-cell table:style-name="ce2" office:value-type="float" office:value="2466.6" calcext:value-type="float">
            <text:p>2466,6</text:p>
          </table:table-cell>
          <table:table-cell table:style-name="ce2" office:value-type="float" office:value="1764.4" calcext:value-type="float">
            <text:p>1764,4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4254613" calcext:value-type="float">
            <text:p>4254613</text:p>
          </table:table-cell>
          <table:table-cell table:style-name="ce2" office:value-type="float" office:value="4521.4" calcext:value-type="float">
            <text:p>4521,4</text:p>
          </table:table-cell>
          <table:table-cell table:style-name="ce2" office:value-type="float" office:value="1077.8" calcext:value-type="float">
            <text:p>1077,8</text:p>
          </table:table-cell>
          <table:table-cell table:style-name="ce2" office:value-type="float" office:value="1864.8" calcext:value-type="float">
            <text:p>1864,8</text:p>
          </table:table-cell>
          <table:table-cell table:style-name="ce2" office:value-type="float" office:value="62530.3" calcext:value-type="float">
            <text:p>62530,3</text:p>
          </table:table-cell>
          <table:table-cell table:style-name="ce2" office:value-type="float" office:value="2947.8" calcext:value-type="float">
            <text:p>2947,8</text:p>
          </table:table-cell>
          <table:table-cell table:style-name="ce2" office:value-type="float" office:value="2481.5" calcext:value-type="float">
            <text:p>2481,5</text:p>
          </table:table-cell>
          <table:table-cell table:style-name="ce2" office:value-type="float" office:value="400.4" calcext:value-type="float">
            <text:p>400,4</text:p>
          </table:table-cell>
          <table:table-cell table:style-name="ce2" office:value-type="float" office:value="1428.8" calcext:value-type="float">
            <text:p>1428,8</text:p>
          </table:table-cell>
          <table:table-cell table:style-name="ce2" office:value-type="float" office:value="1532576" calcext:value-type="float">
            <text:p>1532576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140.2" calcext:value-type="float">
            <text:p>140,2</text:p>
          </table:table-cell>
          <table:table-cell table:style-name="ce2" office:value-type="float" office:value="1142.8" calcext:value-type="float">
            <text:p>1142,8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59817.5" calcext:value-type="float">
            <text:p>59817,5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46.7" calcext:value-type="float">
            <text:p>146,7</text:p>
          </table:table-cell>
          <table:table-cell table:style-name="ce2" office:value-type="float" office:value="2566.8" calcext:value-type="float">
            <text:p>2566,8</text:p>
          </table:table-cell>
          <table:table-cell table:style-name="ce2" office:value-type="float" office:value="2426.4" calcext:value-type="float">
            <text:p>2426,4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4178464.2" calcext:value-type="float">
            <text:p>4178464,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62" calcext:value-type="float">
            <text:p>862</text:p>
          </table:table-cell>
          <table:table-cell table:style-name="ce2" office:value-type="float" office:value="2165.6" calcext:value-type="float">
            <text:p>2165,6</text:p>
          </table:table-cell>
          <table:table-cell table:style-name="ce2" office:value-type="float" office:value="57077.6" calcext:value-type="float">
            <text:p>57077,6</text:p>
          </table:table-cell>
          <table:table-cell table:style-name="ce2" office:value-type="float" office:value="2767.2" calcext:value-type="float">
            <text:p>2767,2</text:p>
          </table:table-cell>
          <table:table-cell table:style-name="ce2" office:value-type="float" office:value="2431.5" calcext:value-type="float">
            <text:p>2431,5</text:p>
          </table:table-cell>
          <table:table-cell table:style-name="ce2" office:value-type="float" office:value="676.5" calcext:value-type="float">
            <text:p>676,5</text:p>
          </table:table-cell>
          <table:table-cell table:style-name="ce2" office:value-type="float" office:value="1323.2" calcext:value-type="float">
            <text:p>1323,2</text:p>
          </table:table-cell>
          <table:table-cell table:style-name="ce2" office:value-type="float" office:value="1599161.6" calcext:value-type="float">
            <text:p>1599161,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82.6" calcext:value-type="float">
            <text:p>1082,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7104.7" calcext:value-type="float">
            <text:p>57104,7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48.5" calcext:value-type="float">
            <text:p>148,5</text:p>
          </table:table-cell>
          <table:table-cell table:style-name="ce2" office:value-type="float" office:value="3183.8" calcext:value-type="float">
            <text:p>3183,8</text:p>
          </table:table-cell>
          <table:table-cell table:style-name="ce2" office:value-type="float" office:value="2005.2" calcext:value-type="float">
            <text:p>2005,2</text:p>
          </table:table-cell>
          <table:table-cell table:style-name="ce2" office:value-type="float" office:value="5425.6" calcext:value-type="float">
            <text:p>5425,6</text:p>
          </table:table-cell>
          <table:table-cell table:style-name="ce2" office:value-type="float" office:value="4159393.3" calcext:value-type="float">
            <text:p>4159393,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03.8" calcext:value-type="float">
            <text:p>1503,8</text:p>
          </table:table-cell>
          <table:table-cell table:style-name="ce2" office:value-type="float" office:value="2285.8" calcext:value-type="float">
            <text:p>2285,8</text:p>
          </table:table-cell>
          <table:table-cell table:style-name="ce2" office:value-type="float" office:value="65216" calcext:value-type="float">
            <text:p>65216</text:p>
          </table:table-cell>
          <table:table-cell table:style-name="ce2" office:value-type="float" office:value="2847.4" calcext:value-type="float">
            <text:p>2847,4</text:p>
          </table:table-cell>
          <table:table-cell table:style-name="ce2" office:value-type="float" office:value="2205.5" calcext:value-type="float">
            <text:p>2205,5</text:p>
          </table:table-cell>
          <table:table-cell table:style-name="ce2" office:value-type="float" office:value="751.8" calcext:value-type="float">
            <text:p>751,8</text:p>
          </table:table-cell>
          <table:table-cell table:style-name="ce2" office:value-type="float" office:value="1383.4" calcext:value-type="float">
            <text:p>1383,4</text:p>
          </table:table-cell>
          <table:table-cell table:style-name="ce2" office:value-type="float" office:value="1599308.8" calcext:value-type="float">
            <text:p>1599308,8</text:p>
          </table:table-cell>
          <table:table-cell table:style-name="ce2" office:value-type="float" office:value="112.5" calcext:value-type="float">
            <text:p>112,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022.4" calcext:value-type="float">
            <text:p>1022,4</text:p>
          </table:table-cell>
          <table:table-cell table:style-name="ce2" office:value-type="float" office:value="237.5" calcext:value-type="float">
            <text:p>237,5</text:p>
          </table:table-cell>
          <table:table-cell table:style-name="ce2" office:value-type="float" office:value="65243.1" calcext:value-type="float">
            <text:p>65243,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50.2" calcext:value-type="float">
            <text:p>150,2</text:p>
          </table:table-cell>
          <table:table-cell table:style-name="ce2" office:value-type="float" office:value="2827.6" calcext:value-type="float">
            <text:p>2827,6</text:p>
          </table:table-cell>
          <table:table-cell table:style-name="ce2" office:value-type="float" office:value="2687" calcext:value-type="float">
            <text:p>2687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4415103.2" calcext:value-type="float">
            <text:p>4415103,2</text:p>
          </table:table-cell>
          <table:table-cell table:style-name="ce2" office:value-type="float" office:value="4521.4" calcext:value-type="float">
            <text:p>4521,4</text:p>
          </table:table-cell>
          <table:table-cell table:style-name="ce2" office:value-type="float" office:value="1303" calcext:value-type="float">
            <text:p>1303</text:p>
          </table:table-cell>
          <table:table-cell table:style-name="ce2" office:value-type="float" office:value="2486.6" calcext:value-type="float">
            <text:p>2486,6</text:p>
          </table:table-cell>
          <table:table-cell table:style-name="ce2" office:value-type="float" office:value="62503.2" calcext:value-type="float">
            <text:p>62503,2</text:p>
          </table:table-cell>
          <table:table-cell table:style-name="ce2" office:value-type="float" office:value="3569.2" calcext:value-type="float">
            <text:p>3569,2</text:p>
          </table:table-cell>
          <table:table-cell table:style-name="ce2" office:value-type="float" office:value="2005.3" calcext:value-type="float">
            <text:p>2005,3</text:p>
          </table:table-cell>
          <table:table-cell table:style-name="ce2" office:value-type="float" office:value="460.6" calcext:value-type="float">
            <text:p>460,6</text:p>
          </table:table-cell>
          <table:table-cell table:style-name="ce2" office:value-type="float" office:value="1303" calcext:value-type="float">
            <text:p>1303</text:p>
          </table:table-cell>
          <table:table-cell table:style-name="ce2" office:value-type="float" office:value="1678547.2" calcext:value-type="float">
            <text:p>1678547,2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182.8" calcext:value-type="float">
            <text:p>1182,8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59790.4" calcext:value-type="float">
            <text:p>59790,4</text:p>
          </table:table-cell>
          <table:table-cell table:style-name="ce2" office:value-type="float" office:value="33.3" calcext:value-type="float">
            <text:p>33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2" office:value-type="float" office:value="2657" calcext:value-type="float">
            <text:p>2657</text:p>
          </table:table-cell>
          <table:table-cell table:style-name="ce2" office:value-type="float" office:value="2065.4" calcext:value-type="float">
            <text:p>2065,4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4336160.5" calcext:value-type="float">
            <text:p>4336160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03.3" calcext:value-type="float">
            <text:p>1403,3</text:p>
          </table:table-cell>
          <table:table-cell table:style-name="ce2" office:value-type="float" office:value="1603.8" calcext:value-type="float">
            <text:p>1603,8</text:p>
          </table:table-cell>
          <table:table-cell table:style-name="ce2" office:value-type="float" office:value="65243.1" calcext:value-type="float">
            <text:p>65243,1</text:p>
          </table:table-cell>
          <table:table-cell table:style-name="ce2" office:value-type="float" office:value="3228.6" calcext:value-type="float">
            <text:p>3228,6</text:p>
          </table:table-cell>
          <table:table-cell table:style-name="ce2" office:value-type="float" office:value="2280.8" calcext:value-type="float">
            <text:p>2280,8</text:p>
          </table:table-cell>
          <table:table-cell table:style-name="ce2" office:value-type="float" office:value="451" calcext:value-type="float">
            <text:p>451</text:p>
          </table:table-cell>
          <table:table-cell table:style-name="ce2" office:value-type="float" office:value="1062.6" calcext:value-type="float">
            <text:p>1062,6</text:p>
          </table:table-cell>
          <table:table-cell table:style-name="ce2" office:value-type="float" office:value="1694944" calcext:value-type="float">
            <text:p>169494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43.2" calcext:value-type="float">
            <text:p>1243,2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59817.5" calcext:value-type="float">
            <text:p>59817,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53.8" calcext:value-type="float">
            <text:p>153,8</text:p>
          </table:table-cell>
          <table:table-cell table:style-name="ce2" office:value-type="float" office:value="2767.4" calcext:value-type="float">
            <text:p>2767,4</text:p>
          </table:table-cell>
          <table:table-cell table:style-name="ce2" office:value-type="float" office:value="2827.4" calcext:value-type="float">
            <text:p>2827,4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4409731.2" calcext:value-type="float">
            <text:p>4409731,2</text:p>
          </table:table-cell>
          <table:table-cell table:style-name="ce2" office:value-type="float" office:value="3391" calcext:value-type="float">
            <text:p>3391</text:p>
          </table:table-cell>
          <table:table-cell table:style-name="ce2" office:value-type="float" office:value="1082.4" calcext:value-type="float">
            <text:p>1082,4</text:p>
          </table:table-cell>
          <table:table-cell table:style-name="ce2" office:value-type="float" office:value="2346" calcext:value-type="float">
            <text:p>2346</text:p>
          </table:table-cell>
          <table:table-cell table:style-name="ce2" office:value-type="float" office:value="62503.2" calcext:value-type="float">
            <text:p>62503,2</text:p>
          </table:table-cell>
          <table:table-cell table:style-name="ce2" office:value-type="float" office:value="3088.2" calcext:value-type="float">
            <text:p>3088,2</text:p>
          </table:table-cell>
          <table:table-cell table:style-name="ce2" office:value-type="float" office:value="2481.8" calcext:value-type="float">
            <text:p>2481,8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624.2" calcext:value-type="float">
            <text:p>1624,2</text:p>
          </table:table-cell>
          <table:table-cell table:style-name="ce2" office:value-type="float" office:value="1732473.6" calcext:value-type="float">
            <text:p>1732473,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00.3" calcext:value-type="float">
            <text:p>200,3</text:p>
          </table:table-cell>
          <table:table-cell table:style-name="ce2" office:value-type="float" office:value="1102.8" calcext:value-type="float">
            <text:p>1102,8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67956" calcext:value-type="float">
            <text:p>67956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55.6" calcext:value-type="float">
            <text:p>155,6</text:p>
          </table:table-cell>
          <table:table-cell table:style-name="ce2" office:value-type="float" office:value="2325.8" calcext:value-type="float">
            <text:p>2325,8</text:p>
          </table:table-cell>
          <table:table-cell table:style-name="ce2" office:value-type="float" office:value="2847.4" calcext:value-type="float">
            <text:p>2847,4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4556603.1" calcext:value-type="float">
            <text:p>4556603,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04.5" calcext:value-type="float">
            <text:p>1804,5</text:p>
          </table:table-cell>
          <table:table-cell table:style-name="ce2" office:value-type="float" office:value="1964.8" calcext:value-type="float">
            <text:p>1964,8</text:p>
          </table:table-cell>
          <table:table-cell table:style-name="ce2" office:value-type="float" office:value="59790.4" calcext:value-type="float">
            <text:p>59790,4</text:p>
          </table:table-cell>
          <table:table-cell table:style-name="ce2" office:value-type="float" office:value="3208.6" calcext:value-type="float">
            <text:p>3208,6</text:p>
          </table:table-cell>
          <table:table-cell table:style-name="ce2" office:value-type="float" office:value="2606.8" calcext:value-type="float">
            <text:p>2606,8</text:p>
          </table:table-cell>
          <table:table-cell table:style-name="ce2" office:value-type="float" office:value="541" calcext:value-type="float">
            <text:p>541</text:p>
          </table:table-cell>
          <table:table-cell table:style-name="ce2" office:value-type="float" office:value="1529" calcext:value-type="float">
            <text:p>1529</text:p>
          </table:table-cell>
          <table:table-cell table:style-name="ce2" office:value-type="float" office:value="1750444.8" calcext:value-type="float">
            <text:p>1750444,8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323.2" calcext:value-type="float">
            <text:p>1323,2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65216" calcext:value-type="float">
            <text:p>65216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57.3" calcext:value-type="float">
            <text:p>157,3</text:p>
          </table:table-cell>
          <table:table-cell table:style-name="ce2" office:value-type="float" office:value="2927.8" calcext:value-type="float">
            <text:p>2927,8</text:p>
          </table:table-cell>
          <table:table-cell table:style-name="ce2" office:value-type="float" office:value="2526.6" calcext:value-type="float">
            <text:p>2526,6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4466782" calcext:value-type="float">
            <text:p>4466782</text:p>
          </table:table-cell>
          <table:table-cell table:style-name="ce2" office:value-type="float" office:value="3391" calcext:value-type="float">
            <text:p>3391</text:p>
          </table:table-cell>
          <table:table-cell table:style-name="ce2" office:value-type="float" office:value="1042.6" calcext:value-type="float">
            <text:p>1042,6</text:p>
          </table:table-cell>
          <table:table-cell table:style-name="ce2" office:value-type="float" office:value="1884.8" calcext:value-type="float">
            <text:p>1884,8</text:p>
          </table:table-cell>
          <table:table-cell table:style-name="ce2" office:value-type="float" office:value="59790.4" calcext:value-type="float">
            <text:p>59790,4</text:p>
          </table:table-cell>
          <table:table-cell table:style-name="ce2" office:value-type="float" office:value="3188.4" calcext:value-type="float">
            <text:p>3188,4</text:p>
          </table:table-cell>
          <table:table-cell table:style-name="ce2" office:value-type="float" office:value="1855" calcext:value-type="float">
            <text:p>1855</text:p>
          </table:table-cell>
          <table:table-cell table:style-name="ce2" office:value-type="float" office:value="340.4" calcext:value-type="float">
            <text:p>340,4</text:p>
          </table:table-cell>
          <table:table-cell table:style-name="ce2" office:value-type="float" office:value="1282.8" calcext:value-type="float">
            <text:p>1282,8</text:p>
          </table:table-cell>
          <table:table-cell table:style-name="ce2" office:value-type="float" office:value="1803315.2" calcext:value-type="float">
            <text:p>1803315,2</text:p>
          </table:table-cell>
          <table:table-cell table:number-columns-repeated="2" table:style-name="ce2" office:value-type="float" office:value="50" calcext:value-type="float">
            <text:p>50</text:p>
          </table:table-cell>
          <table:table-cell table:style-name="ce2" office:value-type="float" office:value="1082.4" calcext:value-type="float">
            <text:p>1082,4</text:p>
          </table:table-cell>
          <table:table-cell table:style-name="ce2" office:value-type="float" office:value="212.5" calcext:value-type="float">
            <text:p>212,5</text:p>
          </table:table-cell>
          <table:table-cell table:style-name="ce2" office:value-type="float" office:value="62503.2" calcext:value-type="float">
            <text:p>62503,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59.1" calcext:value-type="float">
            <text:p>159,1</text:p>
          </table:table-cell>
          <table:table-cell table:style-name="ce2" office:value-type="float" office:value="2606.8" calcext:value-type="float">
            <text:p>2606,8</text:p>
          </table:table-cell>
          <table:table-cell table:style-name="ce2" office:value-type="float" office:value="2687.2" calcext:value-type="float">
            <text:p>2687,2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4417842.7" calcext:value-type="float">
            <text:p>4417842,7</text:p>
          </table:table-cell>
          <table:table-cell table:style-name="ce2" office:value-type="float" office:value="5425.6" calcext:value-type="float">
            <text:p>5425,6</text:p>
          </table:table-cell>
          <table:table-cell table:style-name="ce2" office:value-type="float" office:value="1102.8" calcext:value-type="float">
            <text:p>1102,8</text:p>
          </table:table-cell>
          <table:table-cell table:style-name="ce2" office:value-type="float" office:value="1624" calcext:value-type="float">
            <text:p>1624</text:p>
          </table:table-cell>
          <table:table-cell table:style-name="ce2" office:value-type="float" office:value="59790.4" calcext:value-type="float">
            <text:p>59790,4</text:p>
          </table:table-cell>
          <table:table-cell table:style-name="ce2" office:value-type="float" office:value="3409.2" calcext:value-type="float">
            <text:p>3409,2</text:p>
          </table:table-cell>
          <table:table-cell table:style-name="ce2" office:value-type="float" office:value="1804.8" calcext:value-type="float">
            <text:p>1804,8</text:p>
          </table:table-cell>
          <table:table-cell table:style-name="ce2" office:value-type="float" office:value="681.6" calcext:value-type="float">
            <text:p>681,6</text:p>
          </table:table-cell>
          <table:table-cell table:style-name="ce2" office:value-type="float" office:value="1222.8" calcext:value-type="float">
            <text:p>1222,8</text:p>
          </table:table-cell>
          <table:table-cell table:style-name="ce2" office:value-type="float" office:value="1724652.8" calcext:value-type="float">
            <text:p>1724652,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283" calcext:value-type="float">
            <text:p>1283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62503.2" calcext:value-type="float">
            <text:p>62503,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60.9" calcext:value-type="float">
            <text:p>160,9</text:p>
          </table:table-cell>
          <table:table-cell table:style-name="ce2" office:value-type="float" office:value="2947.8" calcext:value-type="float">
            <text:p>2947,8</text:p>
          </table:table-cell>
          <table:table-cell table:style-name="ce2" office:value-type="float" office:value="2727" calcext:value-type="float">
            <text:p>2727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4287248.1" calcext:value-type="float">
            <text:p>4287248,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03.3" calcext:value-type="float">
            <text:p>1303,3</text:p>
          </table:table-cell>
          <table:table-cell table:style-name="ce2" office:value-type="float" office:value="2185.6" calcext:value-type="float">
            <text:p>2185,6</text:p>
          </table:table-cell>
          <table:table-cell table:style-name="ce2" office:value-type="float" office:value="57050.4" calcext:value-type="float">
            <text:p>57050,4</text:p>
          </table:table-cell>
          <table:table-cell table:style-name="ce2" office:value-type="float" office:value="2787.4" calcext:value-type="float">
            <text:p>2787,4</text:p>
          </table:table-cell>
          <table:table-cell table:style-name="ce2" office:value-type="float" office:value="2857.5" calcext:value-type="float">
            <text:p>2857,5</text:p>
          </table:table-cell>
          <table:table-cell table:style-name="ce2" office:value-type="float" office:value="425.5" calcext:value-type="float">
            <text:p>425,5</text:p>
          </table:table-cell>
          <table:table-cell table:style-name="ce2" office:value-type="float" office:value="1182.8" calcext:value-type="float">
            <text:p>1182,8</text:p>
          </table:table-cell>
          <table:table-cell table:style-name="ce2" office:value-type="float" office:value="1644736" calcext:value-type="float">
            <text:p>1644736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150.3" calcext:value-type="float">
            <text:p>150,3</text:p>
          </table:table-cell>
          <table:table-cell table:style-name="ce2" office:value-type="float" office:value="1122.6" calcext:value-type="float">
            <text:p>1122,6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59817.5" calcext:value-type="float">
            <text:p>59817,5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62.6" calcext:value-type="float">
            <text:p>162,6</text:p>
          </table:table-cell>
          <table:table-cell table:style-name="ce2" office:value-type="float" office:value="2466.6" calcext:value-type="float">
            <text:p>2466,6</text:p>
          </table:table-cell>
          <table:table-cell table:style-name="ce2" office:value-type="float" office:value="2446.4" calcext:value-type="float">
            <text:p>2446,4</text:p>
          </table:table-cell>
          <table:table-cell table:style-name="ce2" office:value-type="float" office:value="5425.6" calcext:value-type="float">
            <text:p>5425,6</text:p>
          </table:table-cell>
          <table:table-cell table:style-name="ce2" office:value-type="float" office:value="4276450.8" calcext:value-type="float">
            <text:p>4276450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2.3" calcext:value-type="float">
            <text:p>1002,3</text:p>
          </table:table-cell>
          <table:table-cell table:style-name="ce2" office:value-type="float" office:value="1724.6" calcext:value-type="float">
            <text:p>1724,6</text:p>
          </table:table-cell>
          <table:table-cell table:style-name="ce2" office:value-type="float" office:value="62503.2" calcext:value-type="float">
            <text:p>62503,2</text:p>
          </table:table-cell>
          <table:table-cell table:style-name="ce2" office:value-type="float" office:value="3288.8" calcext:value-type="float">
            <text:p>3288,8</text:p>
          </table:table-cell>
          <table:table-cell table:style-name="ce2" office:value-type="float" office:value="2130.5" calcext:value-type="float">
            <text:p>2130,5</text:p>
          </table:table-cell>
          <table:table-cell table:style-name="ce2" office:value-type="float" office:value="350.5" calcext:value-type="float">
            <text:p>350,5</text:p>
          </table:table-cell>
          <table:table-cell table:style-name="ce2" office:value-type="float" office:value="1503.6" calcext:value-type="float">
            <text:p>1503,6</text:p>
          </table:table-cell>
          <table:table-cell table:style-name="ce2" office:value-type="float" office:value="1557766.4" calcext:value-type="float">
            <text:p>1557766,4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861.8" calcext:value-type="float">
            <text:p>861,8</text:p>
          </table:table-cell>
          <table:table-cell table:style-name="ce2" office:value-type="float" office:value="137.5" calcext:value-type="float">
            <text:p>137,5</text:p>
          </table:table-cell>
          <table:table-cell table:style-name="ce2" office:value-type="float" office:value="54337.6" calcext:value-type="float">
            <text:p>54337,6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64.4" calcext:value-type="float">
            <text:p>164,4</text:p>
          </table:table-cell>
          <table:table-cell table:style-name="ce2" office:value-type="float" office:value="2968" calcext:value-type="float">
            <text:p>2968</text:p>
          </table:table-cell>
          <table:table-cell table:style-name="ce2" office:value-type="float" office:value="2105.4" calcext:value-type="float">
            <text:p>2105,4</text:p>
          </table:table-cell>
          <table:table-cell table:style-name="ce2" office:value-type="float" office:value="10173" calcext:value-type="float">
            <text:p>10173</text:p>
          </table:table-cell>
          <table:table-cell table:style-name="ce2" office:value-type="float" office:value="4145856" calcext:value-type="float">
            <text:p>414585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52" calcext:value-type="float">
            <text:p>852</text:p>
          </table:table-cell>
          <table:table-cell table:style-name="ce2" office:value-type="float" office:value="1985" calcext:value-type="float">
            <text:p>1985</text:p>
          </table:table-cell>
          <table:table-cell table:style-name="ce2" office:value-type="float" office:value="59790.4" calcext:value-type="float">
            <text:p>59790,4</text:p>
          </table:table-cell>
          <table:table-cell table:style-name="ce2" office:value-type="float" office:value="3228.4" calcext:value-type="float">
            <text:p>3228,4</text:p>
          </table:table-cell>
          <table:table-cell table:style-name="ce2" office:value-type="float" office:value="2606.8" calcext:value-type="float">
            <text:p>2606,8</text:p>
          </table:table-cell>
          <table:table-cell table:style-name="ce2" office:value-type="float" office:value="601.3" calcext:value-type="float">
            <text:p>601,3</text:p>
          </table:table-cell>
          <table:table-cell table:style-name="ce2" office:value-type="float" office:value="962.2" calcext:value-type="float">
            <text:p>962,2</text:p>
          </table:table-cell>
          <table:table-cell table:style-name="ce2" office:value-type="float" office:value="1508326.4" calcext:value-type="float">
            <text:p>1508326,4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726.5" calcext:value-type="float">
            <text:p>726,5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48912" calcext:value-type="float">
            <text:p>4891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3.3" calcext:value-type="float">
            <text:p>33,3</text:p>
          </table:table-cell>
          <table:table-cell table:style-name="ce2" table:number-columns-repeated="1002"/>
        </table:table-row>
        <table:table-row table:style-name="ro1">
          <table:table-cell office:value-type="float" office:value="166.2" calcext:value-type="float">
            <text:p>166,2</text:p>
          </table:table-cell>
          <table:table-cell table:style-name="ce2" office:value-type="float" office:value="2426.2" calcext:value-type="float">
            <text:p>2426,2</text:p>
          </table:table-cell>
          <table:table-cell table:style-name="ce2" office:value-type="float" office:value="1664" calcext:value-type="float">
            <text:p>1664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4118565.5" calcext:value-type="float">
            <text:p>4118565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43.2" calcext:value-type="float">
            <text:p>1243,2</text:p>
          </table:table-cell>
          <table:table-cell table:style-name="ce2" office:value-type="float" office:value="1363.4" calcext:value-type="float">
            <text:p>1363,4</text:p>
          </table:table-cell>
          <table:table-cell table:style-name="ce2" office:value-type="float" office:value="57077.6" calcext:value-type="float">
            <text:p>57077,6</text:p>
          </table:table-cell>
          <table:table-cell table:style-name="ce2" office:value-type="float" office:value="2726.8" calcext:value-type="float">
            <text:p>2726,8</text:p>
          </table:table-cell>
          <table:table-cell table:style-name="ce2" office:value-type="float" office:value="2005.3" calcext:value-type="float">
            <text:p>2005,3</text:p>
          </table:table-cell>
          <table:table-cell table:style-name="ce2" office:value-type="float" office:value="500.8" calcext:value-type="float">
            <text:p>500,8</text:p>
          </table:table-cell>
          <table:table-cell table:style-name="ce2" office:value-type="float" office:value="681.6" calcext:value-type="float">
            <text:p>681,6</text:p>
          </table:table-cell>
          <table:table-cell table:style-name="ce2" office:value-type="float" office:value="1470124.8" calcext:value-type="float">
            <text:p>1470124,8</text:p>
          </table:table-cell>
          <table:table-cell table:style-name="ce2" office:value-type="float" office:value="62.5" calcext:value-type="float">
            <text:p>62,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922" calcext:value-type="float">
            <text:p>922</text:p>
          </table:table-cell>
          <table:table-cell table:style-name="ce2" office:value-type="float" office:value="187.5" calcext:value-type="float">
            <text:p>187,5</text:p>
          </table:table-cell>
          <table:table-cell table:style-name="ce2" office:value-type="float" office:value="46172.1" calcext:value-type="float">
            <text:p>46172,1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67.9" calcext:value-type="float">
            <text:p>167,9</text:p>
          </table:table-cell>
          <table:table-cell table:style-name="ce2" office:value-type="float" office:value="3068.2" calcext:value-type="float">
            <text:p>3068,2</text:p>
          </table:table-cell>
          <table:table-cell table:style-name="ce2" office:value-type="float" office:value="1744.4" calcext:value-type="float">
            <text:p>1744,4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4118565.5" calcext:value-type="float">
            <text:p>4118565,5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1654" calcext:value-type="float">
            <text:p>1654</text:p>
          </table:table-cell>
          <table:table-cell table:style-name="ce2" office:value-type="float" office:value="2205.6" calcext:value-type="float">
            <text:p>2205,6</text:p>
          </table:table-cell>
          <table:table-cell table:style-name="ce2" office:value-type="float" office:value="57077.6" calcext:value-type="float">
            <text:p>57077,6</text:p>
          </table:table-cell>
          <table:table-cell table:style-name="ce2" office:value-type="float" office:value="3148.4" calcext:value-type="float">
            <text:p>3148,4</text:p>
          </table:table-cell>
          <table:table-cell table:style-name="ce2" office:value-type="float" office:value="2632" calcext:value-type="float">
            <text:p>2632</text:p>
          </table:table-cell>
          <table:table-cell table:style-name="ce2" office:value-type="float" office:value="425.5" calcext:value-type="float">
            <text:p>425,5</text:p>
          </table:table-cell>
          <table:table-cell table:style-name="ce2" office:value-type="float" office:value="681.2" calcext:value-type="float">
            <text:p>681,2</text:p>
          </table:table-cell>
          <table:table-cell table:style-name="ce2" office:value-type="float" office:value="1521081.6" calcext:value-type="float">
            <text:p>1521081,6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66.7" calcext:value-type="float">
            <text:p>166,7</text:p>
          </table:table-cell>
          <table:table-cell table:style-name="ce2" office:value-type="float" office:value="1177.8" calcext:value-type="float">
            <text:p>1177,8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38006.5" calcext:value-type="float">
            <text:p>38006,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69.7" calcext:value-type="float">
            <text:p>169,7</text:p>
          </table:table-cell>
          <table:table-cell table:style-name="ce2" office:value-type="float" office:value="3007.8" calcext:value-type="float">
            <text:p>3007,8</text:p>
          </table:table-cell>
          <table:table-cell table:style-name="ce2" office:value-type="float" office:value="1182.8" calcext:value-type="float">
            <text:p>1182,8</text:p>
          </table:table-cell>
          <table:table-cell table:style-name="ce2" office:value-type="float" office:value="5425.6" calcext:value-type="float">
            <text:p>5425,6</text:p>
          </table:table-cell>
          <table:table-cell table:style-name="ce2" office:value-type="float" office:value="4007095.8" calcext:value-type="float">
            <text:p>4007095,8</text:p>
          </table:table-cell>
          <table:table-cell table:style-name="ce2" office:value-type="float" office:value="3391" calcext:value-type="float">
            <text:p>3391</text:p>
          </table:table-cell>
          <table:table-cell table:style-name="ce2" office:value-type="float" office:value="1277.8" calcext:value-type="float">
            <text:p>1277,8</text:p>
          </table:table-cell>
          <table:table-cell table:style-name="ce2" office:value-type="float" office:value="2586.6" calcext:value-type="float">
            <text:p>2586,6</text:p>
          </table:table-cell>
          <table:table-cell table:style-name="ce2" office:value-type="float" office:value="57077.6" calcext:value-type="float">
            <text:p>57077,6</text:p>
          </table:table-cell>
          <table:table-cell table:style-name="ce2" office:value-type="float" office:value="3469.2" calcext:value-type="float">
            <text:p>3469,2</text:p>
          </table:table-cell>
          <table:table-cell table:style-name="ce2" office:value-type="float" office:value="2406" calcext:value-type="float">
            <text:p>2406</text:p>
          </table:table-cell>
          <table:table-cell table:style-name="ce2" office:value-type="float" office:value="676.5" calcext:value-type="float">
            <text:p>676,5</text:p>
          </table:table-cell>
          <table:table-cell table:style-name="ce2" office:value-type="float" office:value="480.8" calcext:value-type="float">
            <text:p>480,8</text:p>
          </table:table-cell>
          <table:table-cell table:style-name="ce2" office:value-type="float" office:value="1604774.4" calcext:value-type="float">
            <text:p>1604774,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252.8" calcext:value-type="float">
            <text:p>1252,8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8006.5" calcext:value-type="float">
            <text:p>38006,5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71.5" calcext:value-type="float">
            <text:p>171,5</text:p>
          </table:table-cell>
          <table:table-cell table:style-name="ce2" office:value-type="float" office:value="2546.6" calcext:value-type="float">
            <text:p>2546,6</text:p>
          </table:table-cell>
          <table:table-cell table:style-name="ce2" office:value-type="float" office:value="1303.2" calcext:value-type="float">
            <text:p>1303,2</text:p>
          </table:table-cell>
          <table:table-cell table:style-name="ce2" office:value-type="float" office:value="2712.8" calcext:value-type="float">
            <text:p>2712,8</text:p>
          </table:table-cell>
          <table:table-cell table:style-name="ce2" office:value-type="float" office:value="4080558.6" calcext:value-type="float">
            <text:p>4080558,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03" calcext:value-type="float">
            <text:p>1203</text:p>
          </table:table-cell>
          <table:table-cell table:style-name="ce2" office:value-type="float" office:value="1824.6" calcext:value-type="float">
            <text:p>1824,6</text:p>
          </table:table-cell>
          <table:table-cell table:style-name="ce2" office:value-type="float" office:value="57077.6" calcext:value-type="float">
            <text:p>57077,6</text:p>
          </table:table-cell>
          <table:table-cell table:style-name="ce2" office:value-type="float" office:value="2948" calcext:value-type="float">
            <text:p>2948</text:p>
          </table:table-cell>
          <table:table-cell table:style-name="ce2" office:value-type="float" office:value="2306" calcext:value-type="float">
            <text:p>2306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641.2" calcext:value-type="float">
            <text:p>641,2</text:p>
          </table:table-cell>
          <table:table-cell table:style-name="ce2" office:value-type="float" office:value="1608025.6" calcext:value-type="float">
            <text:p>1608025,6</text:p>
          </table:table-cell>
          <table:table-cell table:style-name="ce2" office:value-type="float" office:value="128.6" calcext:value-type="float">
            <text:p>128,6</text:p>
          </table:table-cell>
          <table:table-cell table:style-name="ce2" office:value-type="float" office:value="166.7" calcext:value-type="float">
            <text:p>166,7</text:p>
          </table:table-cell>
          <table:table-cell table:style-name="ce2" office:value-type="float" office:value="701.4" calcext:value-type="float">
            <text:p>701,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7979.4" calcext:value-type="float">
            <text:p>37979,4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73.2" calcext:value-type="float">
            <text:p>173,2</text:p>
          </table:table-cell>
          <table:table-cell table:style-name="ce2" office:value-type="float" office:value="2767" calcext:value-type="float">
            <text:p>2767</text:p>
          </table:table-cell>
          <table:table-cell table:style-name="ce2" office:value-type="float" office:value="1203" calcext:value-type="float">
            <text:p>1203</text:p>
          </table:table-cell>
          <table:table-cell table:style-name="ce2" office:value-type="float" office:value="2712.8" calcext:value-type="float">
            <text:p>2712,8</text:p>
          </table:table-cell>
          <table:table-cell table:style-name="ce2" office:value-type="float" office:value="4072312.2" calcext:value-type="float">
            <text:p>4072312,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77.8" calcext:value-type="float">
            <text:p>1177,8</text:p>
          </table:table-cell>
          <table:table-cell table:style-name="ce2" office:value-type="float" office:value="2687.2" calcext:value-type="float">
            <text:p>2687,2</text:p>
          </table:table-cell>
          <table:table-cell table:style-name="ce2" office:value-type="float" office:value="57050.4" calcext:value-type="float">
            <text:p>57050,4</text:p>
          </table:table-cell>
          <table:table-cell table:style-name="ce2" office:value-type="float" office:value="3288.8" calcext:value-type="float">
            <text:p>3288,8</text:p>
          </table:table-cell>
          <table:table-cell table:style-name="ce2" office:value-type="float" office:value="2180.5" calcext:value-type="float">
            <text:p>2180,5</text:p>
          </table:table-cell>
          <table:table-cell table:style-name="ce2" office:value-type="float" office:value="475.8" calcext:value-type="float">
            <text:p>475,8</text:p>
          </table:table-cell>
          <table:table-cell table:style-name="ce2" office:value-type="float" office:value="480.8" calcext:value-type="float">
            <text:p>480,8</text:p>
          </table:table-cell>
          <table:table-cell table:style-name="ce2" office:value-type="float" office:value="1679456" calcext:value-type="float">
            <text:p>167945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102.6" calcext:value-type="float">
            <text:p>1102,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40746.4" calcext:value-type="float">
            <text:p>40746,4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2" office:value-type="float" office:value="2887.6" calcext:value-type="float">
            <text:p>2887,6</text:p>
          </table:table-cell>
          <table:table-cell table:style-name="ce2" office:value-type="float" office:value="1323.2" calcext:value-type="float">
            <text:p>1323,2</text:p>
          </table:table-cell>
          <table:table-cell table:style-name="ce2" office:value-type="float" office:value="3391" calcext:value-type="float">
            <text:p>3391</text:p>
          </table:table-cell>
          <table:table-cell table:style-name="ce2" office:value-type="float" office:value="4058801.9" calcext:value-type="float">
            <text:p>4058801,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181" calcext:value-type="float">
            <text:p>2181</text:p>
          </table:table-cell>
          <table:table-cell table:style-name="ce2" office:value-type="float" office:value="2025.2" calcext:value-type="float">
            <text:p>2025,2</text:p>
          </table:table-cell>
          <table:table-cell table:style-name="ce2" office:value-type="float" office:value="59790.4" calcext:value-type="float">
            <text:p>59790,4</text:p>
          </table:table-cell>
          <table:table-cell table:style-name="ce2" office:value-type="float" office:value="3248.4" calcext:value-type="float">
            <text:p>3248,4</text:p>
          </table:table-cell>
          <table:table-cell table:style-name="ce2" office:value-type="float" office:value="2456.5" calcext:value-type="float">
            <text:p>2456,5</text:p>
          </table:table-cell>
          <table:table-cell table:style-name="ce2" office:value-type="float" office:value="525.8" calcext:value-type="float">
            <text:p>525,8</text:p>
          </table:table-cell>
          <table:table-cell table:style-name="ce2" office:value-type="float" office:value="977" calcext:value-type="float">
            <text:p>977</text:p>
          </table:table-cell>
          <table:table-cell table:style-name="ce2" office:value-type="float" office:value="1646252.8" calcext:value-type="float">
            <text:p>1646252,8</text:p>
          </table:table-cell>
          <table:table-cell table:style-name="ce2" office:value-type="float" office:value="37.5" calcext:value-type="float">
            <text:p>37,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283.2" calcext:value-type="float">
            <text:p>1283,2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38006.5" calcext:value-type="float">
            <text:p>38006,5</text:p>
          </table:table-cell>
          <table:table-cell table:style-name="ce2" office:value-type="float" office:value="33.3" calcext:value-type="float">
            <text:p>33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76.8" calcext:value-type="float">
            <text:p>176,8</text:p>
          </table:table-cell>
          <table:table-cell table:style-name="ce2" office:value-type="float" office:value="2306" calcext:value-type="float">
            <text:p>2306</text:p>
          </table:table-cell>
          <table:table-cell table:style-name="ce2" office:value-type="float" office:value="1042.4" calcext:value-type="float">
            <text:p>1042,4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4031565.4" calcext:value-type="float">
            <text:p>4031565,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53.8" calcext:value-type="float">
            <text:p>1553,8</text:p>
          </table:table-cell>
          <table:table-cell table:style-name="ce2" office:value-type="float" office:value="1884.8" calcext:value-type="float">
            <text:p>1884,8</text:p>
          </table:table-cell>
          <table:table-cell table:style-name="ce2" office:value-type="float" office:value="57077.6" calcext:value-type="float">
            <text:p>57077,6</text:p>
          </table:table-cell>
          <table:table-cell table:style-name="ce2" office:value-type="float" office:value="2867.8" calcext:value-type="float">
            <text:p>2867,8</text:p>
          </table:table-cell>
          <table:table-cell table:style-name="ce2" office:value-type="float" office:value="2807.5" calcext:value-type="float">
            <text:p>2807,5</text:p>
          </table:table-cell>
          <table:table-cell table:style-name="ce2" office:value-type="float" office:value="701.5" calcext:value-type="float">
            <text:p>701,5</text:p>
          </table:table-cell>
          <table:table-cell table:style-name="ce2" office:value-type="float" office:value="576.3" calcext:value-type="float">
            <text:p>576,3</text:p>
          </table:table-cell>
          <table:table-cell table:style-name="ce2" office:value-type="float" office:value="1622067.2" calcext:value-type="float">
            <text:p>1622067,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962.2" calcext:value-type="float">
            <text:p>962,2</text:p>
          </table:table-cell>
          <table:table-cell table:style-name="ce2" office:value-type="float" office:value="187.5" calcext:value-type="float">
            <text:p>187,5</text:p>
          </table:table-cell>
          <table:table-cell table:style-name="ce2" office:value-type="float" office:value="32553.8" calcext:value-type="float">
            <text:p>32553,8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78.5" calcext:value-type="float">
            <text:p>178,5</text:p>
          </table:table-cell>
          <table:table-cell table:style-name="ce2" office:value-type="float" office:value="2566.6" calcext:value-type="float">
            <text:p>2566,6</text:p>
          </table:table-cell>
          <table:table-cell table:style-name="ce2" office:value-type="float" office:value="1062.6" calcext:value-type="float">
            <text:p>1062,6</text:p>
          </table:table-cell>
          <table:table-cell table:style-name="ce2" office:value-type="float" office:value="10173" calcext:value-type="float">
            <text:p>10173</text:p>
          </table:table-cell>
          <table:table-cell table:style-name="ce2" office:value-type="float" office:value="4164846" calcext:value-type="float">
            <text:p>416484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43.4" calcext:value-type="float">
            <text:p>1443,4</text:p>
          </table:table-cell>
          <table:table-cell table:style-name="ce2" office:value-type="float" office:value="2065.2" calcext:value-type="float">
            <text:p>2065,2</text:p>
          </table:table-cell>
          <table:table-cell table:style-name="ce2" office:value-type="float" office:value="65243.1" calcext:value-type="float">
            <text:p>65243,1</text:p>
          </table:table-cell>
          <table:table-cell table:style-name="ce2" office:value-type="float" office:value="2847.4" calcext:value-type="float">
            <text:p>2847,4</text:p>
          </table:table-cell>
          <table:table-cell table:style-name="ce2" office:value-type="float" office:value="2907.5" calcext:value-type="float">
            <text:p>2907,5</text:p>
          </table:table-cell>
          <table:table-cell table:style-name="ce2" office:value-type="float" office:value="481" calcext:value-type="float">
            <text:p>481</text:p>
          </table:table-cell>
          <table:table-cell table:style-name="ce2" office:value-type="float" office:value="701.4" calcext:value-type="float">
            <text:p>701,4</text:p>
          </table:table-cell>
          <table:table-cell table:style-name="ce2" office:value-type="float" office:value="1674592" calcext:value-type="float">
            <text:p>167459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927" calcext:value-type="float">
            <text:p>927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32553.8" calcext:value-type="float">
            <text:p>32553,8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80.3" calcext:value-type="float">
            <text:p>180,3</text:p>
          </table:table-cell>
          <table:table-cell table:style-name="ce2" office:value-type="float" office:value="3033" calcext:value-type="float">
            <text:p>3033</text:p>
          </table:table-cell>
          <table:table-cell table:style-name="ce2" office:value-type="float" office:value="982.2" calcext:value-type="float">
            <text:p>982,2</text:p>
          </table:table-cell>
          <table:table-cell table:style-name="ce2" office:value-type="float" office:value="3391" calcext:value-type="float">
            <text:p>3391</text:p>
          </table:table-cell>
          <table:table-cell table:style-name="ce2" office:value-type="float" office:value="4156626.4" calcext:value-type="float">
            <text:p>4156626,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28.5" calcext:value-type="float">
            <text:p>1428,5</text:p>
          </table:table-cell>
          <table:table-cell table:style-name="ce2" office:value-type="float" office:value="2556.8" calcext:value-type="float">
            <text:p>2556,8</text:p>
          </table:table-cell>
          <table:table-cell table:style-name="ce2" office:value-type="float" office:value="59790.4" calcext:value-type="float">
            <text:p>59790,4</text:p>
          </table:table-cell>
          <table:table-cell table:style-name="ce2" office:value-type="float" office:value="2807.2" calcext:value-type="float">
            <text:p>2807,2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280.4" calcext:value-type="float">
            <text:p>280,4</text:p>
          </table:table-cell>
          <table:table-cell table:style-name="ce2" office:value-type="float" office:value="641.2" calcext:value-type="float">
            <text:p>641,2</text:p>
          </table:table-cell>
          <table:table-cell table:style-name="ce2" office:value-type="float" office:value="1720281.6" calcext:value-type="float">
            <text:p>1720281,6</text:p>
          </table:table-cell>
          <table:table-cell table:style-name="ce2" office:value-type="float" office:value="37.5" calcext:value-type="float">
            <text:p>37,5</text:p>
          </table:table-cell>
          <table:table-cell table:style-name="ce2" office:value-type="float" office:value="100.3" calcext:value-type="float">
            <text:p>100,3</text:p>
          </table:table-cell>
          <table:table-cell table:style-name="ce2" office:value-type="float" office:value="1042.4" calcext:value-type="float">
            <text:p>1042,4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7128.1" calcext:value-type="float">
            <text:p>27128,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82.1" calcext:value-type="float">
            <text:p>182,1</text:p>
          </table:table-cell>
          <table:table-cell table:style-name="ce2" office:value-type="float" office:value="2526.6" calcext:value-type="float">
            <text:p>2526,6</text:p>
          </table:table-cell>
          <table:table-cell table:style-name="ce2" office:value-type="float" office:value="1182.6" calcext:value-type="float">
            <text:p>1182,6</text:p>
          </table:table-cell>
          <table:table-cell table:style-name="ce2" office:value-type="float" office:value="5425.6" calcext:value-type="float">
            <text:p>5425,6</text:p>
          </table:table-cell>
          <table:table-cell table:style-name="ce2" office:value-type="float" office:value="3985338.8" calcext:value-type="float">
            <text:p>3985338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79.3" calcext:value-type="float">
            <text:p>1779,3</text:p>
          </table:table-cell>
          <table:table-cell table:style-name="ce2" office:value-type="float" office:value="2165.6" calcext:value-type="float">
            <text:p>2165,6</text:p>
          </table:table-cell>
          <table:table-cell table:style-name="ce2" office:value-type="float" office:value="57077.6" calcext:value-type="float">
            <text:p>57077,6</text:p>
          </table:table-cell>
          <table:table-cell table:style-name="ce2" office:value-type="float" office:value="2807.2" calcext:value-type="float">
            <text:p>2807,2</text:p>
          </table:table-cell>
          <table:table-cell table:style-name="ce2" office:value-type="float" office:value="2155.3" calcext:value-type="float">
            <text:p>2155,3</text:p>
          </table:table-cell>
          <table:table-cell table:style-name="ce2" office:value-type="float" office:value="661.2" calcext:value-type="float">
            <text:p>661,2</text:p>
          </table:table-cell>
          <table:table-cell table:style-name="ce2" office:value-type="float" office:value="601.4" calcext:value-type="float">
            <text:p>601,4</text:p>
          </table:table-cell>
          <table:table-cell table:style-name="ce2" office:value-type="float" office:value="1630483.2" calcext:value-type="float">
            <text:p>1630483,2</text:p>
          </table:table-cell>
          <table:table-cell table:style-name="ce2" office:value-type="float" office:value="37.5" calcext:value-type="float">
            <text:p>37,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781.4" calcext:value-type="float">
            <text:p>781,4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4415.3" calcext:value-type="float">
            <text:p>24415,3</text:p>
          </table:table-cell>
          <table:table-cell table:style-name="ce2" office:value-type="float" office:value="167" calcext:value-type="float">
            <text:p>16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83.8" calcext:value-type="float">
            <text:p>183,8</text:p>
          </table:table-cell>
          <table:table-cell table:style-name="ce2" office:value-type="float" office:value="2767.2" calcext:value-type="float">
            <text:p>2767,2</text:p>
          </table:table-cell>
          <table:table-cell table:style-name="ce2" office:value-type="float" office:value="1203" calcext:value-type="float">
            <text:p>1203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4162106.1" calcext:value-type="float">
            <text:p>4162106,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41.6" calcext:value-type="float">
            <text:p>841,6</text:p>
          </table:table-cell>
          <table:table-cell table:style-name="ce2" office:value-type="float" office:value="2326" calcext:value-type="float">
            <text:p>2326</text:p>
          </table:table-cell>
          <table:table-cell table:style-name="ce2" office:value-type="float" office:value="59790.4" calcext:value-type="float">
            <text:p>59790,4</text:p>
          </table:table-cell>
          <table:table-cell table:style-name="ce2" office:value-type="float" office:value="2907.8" calcext:value-type="float">
            <text:p>2907,8</text:p>
          </table:table-cell>
          <table:table-cell table:style-name="ce2" office:value-type="float" office:value="2306" calcext:value-type="float">
            <text:p>2306</text:p>
          </table:table-cell>
          <table:table-cell table:style-name="ce2" office:value-type="float" office:value="500.8" calcext:value-type="float">
            <text:p>500,8</text:p>
          </table:table-cell>
          <table:table-cell table:style-name="ce2" office:value-type="float" office:value="701.4" calcext:value-type="float">
            <text:p>701,4</text:p>
          </table:table-cell>
          <table:table-cell table:style-name="ce2" office:value-type="float" office:value="1762747.1" calcext:value-type="float">
            <text:p>1762747,1</text:p>
          </table:table-cell>
          <table:table-cell table:style-name="ce2" office:value-type="float" office:value="1503.5" calcext:value-type="float">
            <text:p>1503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43" calcext:value-type="float">
            <text:p>1243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8989.7" calcext:value-type="float">
            <text:p>18989,7</text:p>
          </table:table-cell>
          <table:table-cell table:style-name="ce2" office:value-type="float" office:value="125" calcext:value-type="float">
            <text:p>1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85.6" calcext:value-type="float">
            <text:p>185,6</text:p>
          </table:table-cell>
          <table:table-cell table:style-name="ce2" office:value-type="float" office:value="3048" calcext:value-type="float">
            <text:p>3048</text:p>
          </table:table-cell>
          <table:table-cell table:style-name="ce2" office:value-type="float" office:value="1102.8" calcext:value-type="float">
            <text:p>1102,8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4107714.2" calcext:value-type="float">
            <text:p>4107714,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22.6" calcext:value-type="float">
            <text:p>1122,6</text:p>
          </table:table-cell>
          <table:table-cell table:style-name="ce2" office:value-type="float" office:value="2005.2" calcext:value-type="float">
            <text:p>2005,2</text:p>
          </table:table-cell>
          <table:table-cell table:style-name="ce2" office:value-type="float" office:value="57077.6" calcext:value-type="float">
            <text:p>57077,6</text:p>
          </table:table-cell>
          <table:table-cell table:style-name="ce2" office:value-type="float" office:value="3389" calcext:value-type="float">
            <text:p>3389</text:p>
          </table:table-cell>
          <table:table-cell table:style-name="ce2" office:value-type="float" office:value="2506.5" calcext:value-type="float">
            <text:p>2506,5</text:p>
          </table:table-cell>
          <table:table-cell table:style-name="ce2" office:value-type="float" office:value="641.4" calcext:value-type="float">
            <text:p>641,4</text:p>
          </table:table-cell>
          <table:table-cell table:style-name="ce2" office:value-type="float" office:value="580.8" calcext:value-type="float">
            <text:p>580,8</text:p>
          </table:table-cell>
          <table:table-cell table:style-name="ce2" office:value-type="float" office:value="1696672" calcext:value-type="float">
            <text:p>1696672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922.2" calcext:value-type="float">
            <text:p>922,2</text:p>
          </table:table-cell>
          <table:table-cell table:style-name="ce2" office:value-type="float" office:value="162.5" calcext:value-type="float">
            <text:p>162,5</text:p>
          </table:table-cell>
          <table:table-cell table:style-name="ce2" office:value-type="float" office:value="18989.7" calcext:value-type="float">
            <text:p>18989,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87.4" calcext:value-type="float">
            <text:p>187,4</text:p>
          </table:table-cell>
          <table:table-cell table:style-name="ce2" office:value-type="float" office:value="2847.4" calcext:value-type="float">
            <text:p>2847,4</text:p>
          </table:table-cell>
          <table:table-cell table:style-name="ce2" office:value-type="float" office:value="1283.2" calcext:value-type="float">
            <text:p>1283,2</text:p>
          </table:table-cell>
          <table:table-cell table:style-name="ce2" office:value-type="float" office:value="10851.3" calcext:value-type="float">
            <text:p>10851,3</text:p>
          </table:table-cell>
          <table:table-cell table:style-name="ce2" office:value-type="float" office:value="4115879.5" calcext:value-type="float">
            <text:p>4115879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28.5" calcext:value-type="float">
            <text:p>1428,5</text:p>
          </table:table-cell>
          <table:table-cell table:style-name="ce2" office:value-type="float" office:value="2065.2" calcext:value-type="float">
            <text:p>2065,2</text:p>
          </table:table-cell>
          <table:table-cell table:style-name="ce2" office:value-type="float" office:value="59790.4" calcext:value-type="float">
            <text:p>59790,4</text:p>
          </table:table-cell>
          <table:table-cell table:style-name="ce2" office:value-type="float" office:value="3188.6" calcext:value-type="float">
            <text:p>3188,6</text:p>
          </table:table-cell>
          <table:table-cell table:style-name="ce2" office:value-type="float" office:value="2055.3" calcext:value-type="float">
            <text:p>2055,3</text:p>
          </table:table-cell>
          <table:table-cell table:style-name="ce2" office:value-type="float" office:value="726.8" calcext:value-type="float">
            <text:p>726,8</text:p>
          </table:table-cell>
          <table:table-cell table:style-name="ce2" office:value-type="float" office:value="801.8" calcext:value-type="float">
            <text:p>801,8</text:p>
          </table:table-cell>
          <table:table-cell table:style-name="ce2" office:value-type="float" office:value="1668988.5" calcext:value-type="float">
            <text:p>1668988,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00.3" calcext:value-type="float">
            <text:p>200,3</text:p>
          </table:table-cell>
          <table:table-cell table:style-name="ce2" office:value-type="float" office:value="1243" calcext:value-type="float">
            <text:p>1243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8989.7" calcext:value-type="float">
            <text:p>18989,7</text:p>
          </table:table-cell>
          <table:table-cell table:style-name="ce2" office:value-type="float" office:value="33.3" calcext:value-type="float">
            <text:p>33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89.1" calcext:value-type="float">
            <text:p>189,1</text:p>
          </table:table-cell>
          <table:table-cell table:style-name="ce2" office:value-type="float" office:value="2546.4" calcext:value-type="float">
            <text:p>2546,4</text:p>
          </table:table-cell>
          <table:table-cell table:style-name="ce2" office:value-type="float" office:value="1403.4" calcext:value-type="float">
            <text:p>1403,4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4230116.2" calcext:value-type="float">
            <text:p>4230116,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03" calcext:value-type="float">
            <text:p>1303</text:p>
          </table:table-cell>
          <table:table-cell table:style-name="ce2" office:value-type="float" office:value="2265.8" calcext:value-type="float">
            <text:p>2265,8</text:p>
          </table:table-cell>
          <table:table-cell table:style-name="ce2" office:value-type="float" office:value="59817.5" calcext:value-type="float">
            <text:p>59817,5</text:p>
          </table:table-cell>
          <table:table-cell table:style-name="ce2" office:value-type="float" office:value="2947.8" calcext:value-type="float">
            <text:p>2947,8</text:p>
          </table:table-cell>
          <table:table-cell table:style-name="ce2" office:value-type="float" office:value="2281" calcext:value-type="float">
            <text:p>2281</text:p>
          </table:table-cell>
          <table:table-cell table:style-name="ce2" office:value-type="float" office:value="350.5" calcext:value-type="float">
            <text:p>350,5</text:p>
          </table:table-cell>
          <table:table-cell table:style-name="ce2" office:value-type="float" office:value="541.2" calcext:value-type="float">
            <text:p>541,2</text:p>
          </table:table-cell>
          <table:table-cell table:style-name="ce2" office:value-type="float" office:value="1742905.6" calcext:value-type="float">
            <text:p>1742905,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61.8" calcext:value-type="float">
            <text:p>861,8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13564.1" calcext:value-type="float">
            <text:p>13564,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number-columns-repeated="1002"/>
        </table:table-row>
        <table:table-row table:style-name="ro1">
          <table:table-cell office:value-type="float" office:value="190.9" calcext:value-type="float">
            <text:p>190,9</text:p>
          </table:table-cell>
          <table:table-cell table:style-name="ce2" office:value-type="float" office:value="3158.5" calcext:value-type="float">
            <text:p>3158,5</text:p>
          </table:table-cell>
          <table:table-cell table:style-name="ce2" office:value-type="float" office:value="1323.2" calcext:value-type="float">
            <text:p>1323,2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4298153.6" calcext:value-type="float">
            <text:p>4298153,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02.8" calcext:value-type="float">
            <text:p>1202,8</text:p>
          </table:table-cell>
          <table:table-cell table:style-name="ce2" office:value-type="float" office:value="2266" calcext:value-type="float">
            <text:p>2266</text:p>
          </table:table-cell>
          <table:table-cell table:style-name="ce2" office:value-type="float" office:value="59790.4" calcext:value-type="float">
            <text:p>59790,4</text:p>
          </table:table-cell>
          <table:table-cell table:style-name="ce2" office:value-type="float" office:value="3148.4" calcext:value-type="float">
            <text:p>3148,4</text:p>
          </table:table-cell>
          <table:table-cell table:style-name="ce2" office:value-type="float" office:value="2857.5" calcext:value-type="float">
            <text:p>2857,5</text:p>
          </table:table-cell>
          <table:table-cell table:style-name="ce2" office:value-type="float" office:value="581.2" calcext:value-type="float">
            <text:p>581,2</text:p>
          </table:table-cell>
          <table:table-cell table:style-name="ce2" office:value-type="float" office:value="420.6" calcext:value-type="float">
            <text:p>420,6</text:p>
          </table:table-cell>
          <table:table-cell table:style-name="ce2" office:value-type="float" office:value="1776827.8" calcext:value-type="float">
            <text:p>1776827,8</text:p>
          </table:table-cell>
          <table:table-cell table:style-name="ce2" office:value-type="float" office:value="12.5" calcext:value-type="float">
            <text:p>12,5</text:p>
          </table:table-cell>
          <table:table-cell table:style-name="ce2" office:value-type="float" office:value="133.7" calcext:value-type="float">
            <text:p>133,7</text:p>
          </table:table-cell>
          <table:table-cell table:style-name="ce2" office:value-type="float" office:value="1262.8" calcext:value-type="float">
            <text:p>1262,8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3564.1" calcext:value-type="float">
            <text:p>13564,1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92.7" calcext:value-type="float">
            <text:p>192,7</text:p>
          </table:table-cell>
          <table:table-cell table:style-name="ce2" office:value-type="float" office:value="2807.2" calcext:value-type="float">
            <text:p>2807,2</text:p>
          </table:table-cell>
          <table:table-cell table:style-name="ce2" office:value-type="float" office:value="1002.2" calcext:value-type="float">
            <text:p>1002,2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4192055.6" calcext:value-type="float">
            <text:p>4192055,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82.8" calcext:value-type="float">
            <text:p>1182,8</text:p>
          </table:table-cell>
          <table:table-cell table:style-name="ce2" office:value-type="float" office:value="2125.4" calcext:value-type="float">
            <text:p>2125,4</text:p>
          </table:table-cell>
          <table:table-cell table:style-name="ce2" office:value-type="float" office:value="59790.4" calcext:value-type="float">
            <text:p>59790,4</text:p>
          </table:table-cell>
          <table:table-cell table:style-name="ce2" office:value-type="float" office:value="2506.8" calcext:value-type="float">
            <text:p>2506,8</text:p>
          </table:table-cell>
          <table:table-cell table:style-name="ce2" office:value-type="float" office:value="2456.5" calcext:value-type="float">
            <text:p>2456,5</text:p>
          </table:table-cell>
          <table:table-cell table:style-name="ce2" office:value-type="float" office:value="380.6" calcext:value-type="float">
            <text:p>380,6</text:p>
          </table:table-cell>
          <table:table-cell table:style-name="ce2" office:value-type="float" office:value="576.3" calcext:value-type="float">
            <text:p>576,3</text:p>
          </table:table-cell>
          <table:table-cell table:style-name="ce2" office:value-type="float" office:value="1748620.8" calcext:value-type="float">
            <text:p>1748620,8</text:p>
          </table:table-cell>
          <table:table-cell table:style-name="ce2" office:value-type="float" office:value="87.5" calcext:value-type="float">
            <text:p>87,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122.4" calcext:value-type="float">
            <text:p>1122,4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6276.9" calcext:value-type="float">
            <text:p>16276,9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94.4" calcext:value-type="float">
            <text:p>194,4</text:p>
          </table:table-cell>
          <table:table-cell table:style-name="ce2" office:value-type="float" office:value="2486.2" calcext:value-type="float">
            <text:p>2486,2</text:p>
          </table:table-cell>
          <table:table-cell table:style-name="ce2" office:value-type="float" office:value="862" calcext:value-type="float">
            <text:p>862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4232829.1" calcext:value-type="float">
            <text:p>4232829,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03.5" calcext:value-type="float">
            <text:p>1403,5</text:p>
          </table:table-cell>
          <table:table-cell table:style-name="ce2" office:value-type="float" office:value="1704.4" calcext:value-type="float">
            <text:p>1704,4</text:p>
          </table:table-cell>
          <table:table-cell table:style-name="ce2" office:value-type="float" office:value="57077.6" calcext:value-type="float">
            <text:p>57077,6</text:p>
          </table:table-cell>
          <table:table-cell table:style-name="ce2" office:value-type="float" office:value="3048" calcext:value-type="float">
            <text:p>3048</text:p>
          </table:table-cell>
          <table:table-cell table:style-name="ce2" office:value-type="float" office:value="2205.5" calcext:value-type="float">
            <text:p>2205,5</text:p>
          </table:table-cell>
          <table:table-cell table:style-name="ce2" office:value-type="float" office:value="440.6" calcext:value-type="float">
            <text:p>440,6</text:p>
          </table:table-cell>
          <table:table-cell table:style-name="ce2" office:value-type="float" office:value="500.8" calcext:value-type="float">
            <text:p>500,8</text:p>
          </table:table-cell>
          <table:table-cell table:style-name="ce2" office:value-type="float" office:value="1739116.8" calcext:value-type="float">
            <text:p>1739116,8</text:p>
          </table:table-cell>
          <table:table-cell table:style-name="ce2" office:value-type="float" office:value="12.5" calcext:value-type="float">
            <text:p>12,5</text:p>
          </table:table-cell>
          <table:table-cell table:style-name="ce2" office:value-type="float" office:value="200.3" calcext:value-type="float">
            <text:p>200,3</text:p>
          </table:table-cell>
          <table:table-cell table:style-name="ce2" office:value-type="float" office:value="1202.8" calcext:value-type="float">
            <text:p>1202,8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16276.9" calcext:value-type="float">
            <text:p>16276,9</text:p>
          </table:table-cell>
          <table:table-cell table:style-name="ce2" office:value-type="float" office:value="33.3" calcext:value-type="float">
            <text:p>33,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96.2" calcext:value-type="float">
            <text:p>196,2</text:p>
          </table:table-cell>
          <table:table-cell table:style-name="ce2" office:value-type="float" office:value="2707.2" calcext:value-type="float">
            <text:p>2707,2</text:p>
          </table:table-cell>
          <table:table-cell table:style-name="ce2" office:value-type="float" office:value="982.2" calcext:value-type="float">
            <text:p>982,2</text:p>
          </table:table-cell>
          <table:table-cell table:style-name="ce2" office:value-type="float" office:value="4521.4" calcext:value-type="float">
            <text:p>4521,4</text:p>
          </table:table-cell>
          <table:table-cell table:style-name="ce2" office:value-type="float" office:value="4404224.6" calcext:value-type="float">
            <text:p>4404224,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82.6" calcext:value-type="float">
            <text:p>1182,6</text:p>
          </table:table-cell>
          <table:table-cell table:style-name="ce2" office:value-type="float" office:value="2065.4" calcext:value-type="float">
            <text:p>2065,4</text:p>
          </table:table-cell>
          <table:table-cell table:style-name="ce2" office:value-type="float" office:value="62503.2" calcext:value-type="float">
            <text:p>62503,2</text:p>
          </table:table-cell>
          <table:table-cell table:style-name="ce2" office:value-type="float" office:value="3328.8" calcext:value-type="float">
            <text:p>3328,8</text:p>
          </table:table-cell>
          <table:table-cell table:style-name="ce2" office:value-type="float" office:value="2456.3" calcext:value-type="float">
            <text:p>2456,3</text:p>
          </table:table-cell>
          <table:table-cell table:style-name="ce2" office:value-type="float" office:value="576.3" calcext:value-type="float">
            <text:p>576,3</text:p>
          </table:table-cell>
          <table:table-cell table:style-name="ce2" office:value-type="float" office:value="781.4" calcext:value-type="float">
            <text:p>781,4</text:p>
          </table:table-cell>
          <table:table-cell table:style-name="ce2" office:value-type="float" office:value="1737651.2" calcext:value-type="float">
            <text:p>1737651,2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02.4" calcext:value-type="float">
            <text:p>1002,4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18989.7" calcext:value-type="float">
            <text:p>18989,7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2" office:value-type="float" office:value="2326" calcext:value-type="float">
            <text:p>2326</text:p>
          </table:table-cell>
          <table:table-cell table:style-name="ce2" office:value-type="float" office:value="1162.6" calcext:value-type="float">
            <text:p>1162,6</text:p>
          </table:table-cell>
          <table:table-cell table:style-name="ce2" office:value-type="float" office:value="5425.6" calcext:value-type="float">
            <text:p>5425,6</text:p>
          </table:table-cell>
          <table:table-cell table:style-name="ce2" office:value-type="float" office:value="4303552.1" calcext:value-type="float">
            <text:p>4303552,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2.2" calcext:value-type="float">
            <text:p>902,2</text:p>
          </table:table-cell>
          <table:table-cell table:style-name="ce2" office:value-type="float" office:value="2185.8" calcext:value-type="float">
            <text:p>2185,8</text:p>
          </table:table-cell>
          <table:table-cell table:style-name="ce2" office:value-type="float" office:value="57077.6" calcext:value-type="float">
            <text:p>57077,6</text:p>
          </table:table-cell>
          <table:table-cell table:style-name="ce2" office:value-type="float" office:value="3248.6" calcext:value-type="float">
            <text:p>3248,6</text:p>
          </table:table-cell>
          <table:table-cell table:style-name="ce2" office:value-type="float" office:value="2933" calcext:value-type="float">
            <text:p>2933</text:p>
          </table:table-cell>
          <table:table-cell table:style-name="ce2" office:value-type="float" office:value="952" calcext:value-type="float">
            <text:p>952</text:p>
          </table:table-cell>
          <table:table-cell table:style-name="ce2" office:value-type="float" office:value="761.6" calcext:value-type="float">
            <text:p>761,6</text:p>
          </table:table-cell>
          <table:table-cell table:style-name="ce2" office:value-type="float" office:value="1685644.8" calcext:value-type="float">
            <text:p>1685644,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102.6" calcext:value-type="float">
            <text:p>1102,6</text:p>
          </table:table-cell>
          <table:table-cell table:style-name="ce2" office:value-type="float" office:value="212.5" calcext:value-type="float">
            <text:p>212,5</text:p>
          </table:table-cell>
          <table:table-cell table:style-name="ce2" office:value-type="float" office:value="21702.5" calcext:value-type="float">
            <text:p>21702,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199.7" calcext:value-type="float">
            <text:p>199,7</text:p>
          </table:table-cell>
          <table:table-cell table:style-name="ce2" office:value-type="float" office:value="3208.5" calcext:value-type="float">
            <text:p>3208,5</text:p>
          </table:table-cell>
          <table:table-cell table:style-name="ce2" office:value-type="float" office:value="902" calcext:value-type="float">
            <text:p>902</text:p>
          </table:table-cell>
          <table:table-cell table:style-name="ce2" office:value-type="float" office:value="8138.4" calcext:value-type="float">
            <text:p>8138,4</text:p>
          </table:table-cell>
          <table:table-cell table:style-name="ce2" office:value-type="float" office:value="4164791.8" calcext:value-type="float">
            <text:p>4164791,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43" calcext:value-type="float">
            <text:p>1243</text:p>
          </table:table-cell>
          <table:table-cell table:style-name="ce2" office:value-type="float" office:value="1684.2" calcext:value-type="float">
            <text:p>1684,2</text:p>
          </table:table-cell>
          <table:table-cell table:style-name="ce2" office:value-type="float" office:value="59790.4" calcext:value-type="float">
            <text:p>59790,4</text:p>
          </table:table-cell>
          <table:table-cell table:style-name="ce2" office:value-type="float" office:value="2907.6" calcext:value-type="float">
            <text:p>2907,6</text:p>
          </table:table-cell>
          <table:table-cell table:style-name="ce2" office:value-type="float" office:value="1879.5" calcext:value-type="float">
            <text:p>1879,5</text:p>
          </table:table-cell>
          <table:table-cell table:style-name="ce2" office:value-type="float" office:value="601.3" calcext:value-type="float">
            <text:p>601,3</text:p>
          </table:table-cell>
          <table:table-cell table:style-name="ce2" office:value-type="float" office:value="776.5" calcext:value-type="float">
            <text:p>776,5</text:p>
          </table:table-cell>
          <table:table-cell table:style-name="ce2" office:value-type="float" office:value="1654713.6" calcext:value-type="float">
            <text:p>1654713,6</text:p>
          </table:table-cell>
          <table:table-cell table:style-name="ce2" office:value-type="float" office:value="37.5" calcext:value-type="float">
            <text:p>37,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182.8" calcext:value-type="float">
            <text:p>1182,8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23737.1" calcext:value-type="float">
            <text:p>23737,1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201.5" calcext:value-type="float">
            <text:p>201,5</text:p>
          </table:table-cell>
          <table:table-cell table:style-name="ce2" office:value-type="float" office:value="2646.6" calcext:value-type="float">
            <text:p>2646,6</text:p>
          </table:table-cell>
          <table:table-cell table:style-name="ce2" office:value-type="float" office:value="801.6" calcext:value-type="float">
            <text:p>801,6</text:p>
          </table:table-cell>
          <table:table-cell table:style-name="ce2" office:value-type="float" office:value="3391" calcext:value-type="float">
            <text:p>3391</text:p>
          </table:table-cell>
          <table:table-cell table:style-name="ce2" office:value-type="float" office:value="4064227.6" calcext:value-type="float">
            <text:p>4064227,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53" calcext:value-type="float">
            <text:p>1353</text:p>
          </table:table-cell>
          <table:table-cell table:style-name="ce2" office:value-type="float" office:value="1684.2" calcext:value-type="float">
            <text:p>1684,2</text:p>
          </table:table-cell>
          <table:table-cell table:style-name="ce2" office:value-type="float" office:value="57077.6" calcext:value-type="float">
            <text:p>57077,6</text:p>
          </table:table-cell>
          <table:table-cell table:style-name="ce2" office:value-type="float" office:value="3168.2" calcext:value-type="float">
            <text:p>3168,2</text:p>
          </table:table-cell>
          <table:table-cell table:style-name="ce2" office:value-type="float" office:value="2130.5" calcext:value-type="float">
            <text:p>2130,5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420.4" calcext:value-type="float">
            <text:p>420,4</text:p>
          </table:table-cell>
          <table:table-cell table:style-name="ce2" office:value-type="float" office:value="1658412.8" calcext:value-type="float">
            <text:p>1658412,8</text:p>
          </table:table-cell>
          <table:table-cell table:style-name="ce2" office:value-type="float" office:value="137.5" calcext:value-type="float">
            <text:p>137,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27" calcext:value-type="float">
            <text:p>927</text:p>
          </table:table-cell>
          <table:table-cell table:style-name="ce2" office:value-type="float" office:value="187.5" calcext:value-type="float">
            <text:p>187,5</text:p>
          </table:table-cell>
          <table:table-cell table:style-name="ce2" office:value-type="float" office:value="18989.7" calcext:value-type="float">
            <text:p>18989,7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203.3" calcext:value-type="float">
            <text:p>203,3</text:p>
          </table:table-cell>
          <table:table-cell table:style-name="ce2" office:value-type="float" office:value="2707.2" calcext:value-type="float">
            <text:p>2707,2</text:p>
          </table:table-cell>
          <table:table-cell table:style-name="ce2" office:value-type="float" office:value="1142.6" calcext:value-type="float">
            <text:p>1142,6</text:p>
          </table:table-cell>
          <table:table-cell table:style-name="ce2" office:value-type="float" office:value="5425.6" calcext:value-type="float">
            <text:p>5425,6</text:p>
          </table:table-cell>
          <table:table-cell table:style-name="ce2" office:value-type="float" office:value="4162160.2" calcext:value-type="float">
            <text:p>4162160,2</text:p>
          </table:table-cell>
          <table:table-cell table:style-name="ce2" office:value-type="float" office:value="3391" calcext:value-type="float">
            <text:p>3391</text:p>
          </table:table-cell>
          <table:table-cell table:style-name="ce2" office:value-type="float" office:value="1278" calcext:value-type="float">
            <text:p>1278</text:p>
          </table:table-cell>
          <table:table-cell table:style-name="ce2" office:value-type="float" office:value="1945" calcext:value-type="float">
            <text:p>1945</text:p>
          </table:table-cell>
          <table:table-cell table:style-name="ce2" office:value-type="float" office:value="57077.6" calcext:value-type="float">
            <text:p>57077,6</text:p>
          </table:table-cell>
          <table:table-cell table:style-name="ce2" office:value-type="float" office:value="3208.6" calcext:value-type="float">
            <text:p>3208,6</text:p>
          </table:table-cell>
          <table:table-cell table:style-name="ce2" office:value-type="float" office:value="2180.8" calcext:value-type="float">
            <text:p>2180,8</text:p>
          </table:table-cell>
          <table:table-cell table:style-name="ce2" office:value-type="float" office:value="651.3" calcext:value-type="float">
            <text:p>651,3</text:p>
          </table:table-cell>
          <table:table-cell table:style-name="ce2" office:value-type="float" office:value="621.2" calcext:value-type="float">
            <text:p>621,2</text:p>
          </table:table-cell>
          <table:table-cell table:style-name="ce2" office:value-type="float" office:value="1672467.2" calcext:value-type="float">
            <text:p>1672467,2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33.3" calcext:value-type="float">
            <text:p>33,3</text:p>
          </table:table-cell>
          <table:table-cell table:style-name="ce2" office:value-type="float" office:value="781.6" calcext:value-type="float">
            <text:p>781,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8989.7" calcext:value-type="float">
            <text:p>18989,7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2" office:value-type="float" office:value="2626.8" calcext:value-type="float">
            <text:p>2626,8</text:p>
          </table:table-cell>
          <table:table-cell table:style-name="ce2" office:value-type="float" office:value="1202.6" calcext:value-type="float">
            <text:p>1202,6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4175670.1" calcext:value-type="float">
            <text:p>4175670,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43.4" calcext:value-type="float">
            <text:p>1343,4</text:p>
          </table:table-cell>
          <table:table-cell table:style-name="ce2" office:value-type="float" office:value="2286" calcext:value-type="float">
            <text:p>2286</text:p>
          </table:table-cell>
          <table:table-cell table:style-name="ce2" office:value-type="float" office:value="57077.6" calcext:value-type="float">
            <text:p>57077,6</text:p>
          </table:table-cell>
          <table:table-cell table:style-name="ce2" office:value-type="float" office:value="2887.6" calcext:value-type="float">
            <text:p>2887,6</text:p>
          </table:table-cell>
          <table:table-cell table:style-name="ce2" office:value-type="float" office:value="1829.8" calcext:value-type="float">
            <text:p>1829,8</text:p>
          </table:table-cell>
          <table:table-cell table:style-name="ce2" office:value-type="float" office:value="751.8" calcext:value-type="float">
            <text:p>751,8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1707174.4" calcext:value-type="float">
            <text:p>1707174,4</text:p>
          </table:table-cell>
          <table:table-cell table:style-name="ce2" office:value-type="float" office:value="12.5" calcext:value-type="float">
            <text:p>12,5</text:p>
          </table:table-cell>
          <table:table-cell table:style-name="ce2" office:value-type="float" office:value="175.3" calcext:value-type="float">
            <text:p>175,3</text:p>
          </table:table-cell>
          <table:table-cell table:style-name="ce2" office:value-type="float" office:value="721.6" calcext:value-type="float">
            <text:p>721,6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27128.1" calcext:value-type="float">
            <text:p>27128,1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office:value-type="float" office:value="206.8" calcext:value-type="float">
            <text:p>206,8</text:p>
          </table:table-cell>
          <table:table-cell table:style-name="ce2" office:value-type="float" office:value="2546.6" calcext:value-type="float">
            <text:p>2546,6</text:p>
          </table:table-cell>
          <table:table-cell table:style-name="ce2" office:value-type="float" office:value="1142.6" calcext:value-type="float">
            <text:p>1142,6</text:p>
          </table:table-cell>
          <table:table-cell table:style-name="ce2" office:value-type="float" office:value="6782" calcext:value-type="float">
            <text:p>6782</text:p>
          </table:table-cell>
          <table:table-cell table:style-name="ce2" office:value-type="float" office:value="4289934" calcext:value-type="float">
            <text:p>428993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03" calcext:value-type="float">
            <text:p>1303</text:p>
          </table:table-cell>
          <table:table-cell table:style-name="ce2" office:value-type="float" office:value="2687" calcext:value-type="float">
            <text:p>2687</text:p>
          </table:table-cell>
          <table:table-cell table:style-name="ce2" office:value-type="float" office:value="57077.6" calcext:value-type="float">
            <text:p>57077,6</text:p>
          </table:table-cell>
          <table:table-cell table:style-name="ce2" office:value-type="float" office:value="3529.2" calcext:value-type="float">
            <text:p>3529,2</text:p>
          </table:table-cell>
          <table:table-cell table:style-name="ce2" office:value-type="float" office:value="2506.5" calcext:value-type="float">
            <text:p>2506,5</text:p>
          </table:table-cell>
          <table:table-cell table:style-name="ce2" office:value-type="float" office:value="425.8" calcext:value-type="float">
            <text:p>425,8</text:p>
          </table:table-cell>
          <table:table-cell table:style-name="ce2" office:value-type="float" office:value="751.8" calcext:value-type="float">
            <text:p>751,8</text:p>
          </table:table-cell>
          <table:table-cell table:style-name="ce2" office:value-type="float" office:value="1690278.4" calcext:value-type="float">
            <text:p>1690278,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861.8" calcext:value-type="float">
            <text:p>861,8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40692.2" calcext:value-type="float">
            <text:p>40692,2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1002"/>
        </table:table-row>
        <table:table-row table:style-name="ro1">
          <table:table-cell table:style-name="Default" office:value-type="float" office:value="208.6" calcext:value-type="float">
            <text:p>208,6</text:p>
          </table:table-cell>
          <table:table-cell office:value-type="float" office:value="3283.8" calcext:value-type="float">
            <text:p>3283,8</text:p>
          </table:table-cell>
          <table:table-cell office:value-type="float" office:value="1744.6" calcext:value-type="float">
            <text:p>1744,6</text:p>
          </table:table-cell>
          <table:table-cell office:value-type="float" office:value="6782" calcext:value-type="float">
            <text:p>6782</text:p>
          </table:table-cell>
          <table:table-cell office:value-type="float" office:value="3392236.8" calcext:value-type="float">
            <text:p>3392236,8</text:p>
          </table:table-cell>
          <table:table-cell office:value-type="float" office:value="0" calcext:value-type="float">
            <text:p>0</text:p>
          </table:table-cell>
          <table:table-cell office:value-type="float" office:value="1579" calcext:value-type="float">
            <text:p>1579</text:p>
          </table:table-cell>
          <table:table-cell office:value-type="float" office:value="2025.2" calcext:value-type="float">
            <text:p>2025,2</text:p>
          </table:table-cell>
          <table:table-cell office:value-type="float" office:value="59790.4" calcext:value-type="float">
            <text:p>59790,4</text:p>
          </table:table-cell>
          <table:table-cell office:value-type="float" office:value="2787.2" calcext:value-type="float">
            <text:p>2787,2</text:p>
          </table:table-cell>
          <table:table-cell office:value-type="float" office:value="2757.3" calcext:value-type="float">
            <text:p>2757,3</text:p>
          </table:table-cell>
          <table:table-cell office:value-type="float" office:value="350.8" calcext:value-type="float">
            <text:p>350,8</text:p>
          </table:table-cell>
          <table:table-cell office:value-type="float" office:value="480.8" calcext:value-type="float">
            <text:p>480,8</text:p>
          </table:table-cell>
          <table:table-cell office:value-type="float" office:value="1233923.2" calcext:value-type="float">
            <text:p>1233923,2</text:p>
          </table:table-cell>
          <table:table-cell office:value-type="float" office:value="12.5" calcext:value-type="float">
            <text:p>12,5</text:p>
          </table:table-cell>
          <table:table-cell office:value-type="float" office:value="50" calcext:value-type="float">
            <text:p>50</text:p>
          </table:table-cell>
          <table:table-cell office:value-type="float" office:value="982.4" calcext:value-type="float">
            <text:p>982,4</text:p>
          </table:table-cell>
          <table:table-cell office:value-type="float" office:value="125" calcext:value-type="float">
            <text:p>125</text:p>
          </table:table-cell>
          <table:table-cell office:value-type="float" office:value="24415.3" calcext:value-type="float">
            <text:p>24415,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table:number-columns-repeated="1002"/>
        </table:table-row>
        <table:table-row table:style-name="ro1">
          <table:table-cell table:style-name="Default" office:value-type="float" office:value="210.3" calcext:value-type="float">
            <text:p>210,3</text:p>
          </table:table-cell>
          <table:table-cell office:value-type="float" office:value="2867.6" calcext:value-type="float">
            <text:p>2867,6</text:p>
          </table:table-cell>
          <table:table-cell office:value-type="float" office:value="821.8" calcext:value-type="float">
            <text:p>821,8</text:p>
          </table:table-cell>
          <table:table-cell office:value-type="float" office:value="3391" calcext:value-type="float">
            <text:p>3391</text:p>
          </table:table-cell>
          <table:table-cell office:value-type="float" office:value="2184330.1" calcext:value-type="float">
            <text:p>2184330,1</text:p>
          </table:table-cell>
          <table:table-cell office:value-type="float" office:value="0" calcext:value-type="float">
            <text:p>0</text:p>
          </table:table-cell>
          <table:table-cell office:value-type="float" office:value="962.2" calcext:value-type="float">
            <text:p>962,2</text:p>
          </table:table-cell>
          <table:table-cell office:value-type="float" office:value="1864.8" calcext:value-type="float">
            <text:p>1864,8</text:p>
          </table:table-cell>
          <table:table-cell office:value-type="float" office:value="62503.2" calcext:value-type="float">
            <text:p>62503,2</text:p>
          </table:table-cell>
          <table:table-cell office:value-type="float" office:value="3108.4" calcext:value-type="float">
            <text:p>3108,4</text:p>
          </table:table-cell>
          <table:table-cell office:value-type="float" office:value="2431.5" calcext:value-type="float">
            <text:p>2431,5</text:p>
          </table:table-cell>
          <table:table-cell office:value-type="float" office:value="400.8" calcext:value-type="float">
            <text:p>400,8</text:p>
          </table:table-cell>
          <table:table-cell office:value-type="float" office:value="320.6" calcext:value-type="float">
            <text:p>320,6</text:p>
          </table:table-cell>
          <table:table-cell office:value-type="float" office:value="823235.2" calcext:value-type="float">
            <text:p>823235,2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982.2" calcext:value-type="float">
            <text:p>982,2</text:p>
          </table:table-cell>
          <table:table-cell office:value-type="float" office:value="80" calcext:value-type="float">
            <text:p>80</text:p>
          </table:table-cell>
          <table:table-cell office:value-type="float" office:value="13564.1" calcext:value-type="float">
            <text:p>13564,1</text:p>
          </table:table-cell>
          <table:table-cell office:value-type="float" office:value="100.3" calcext:value-type="float">
            <text:p>100,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number-columns-repeated="1002"/>
        </table:table-row>
        <table:table-row table:style-name="ro1">
          <table:table-cell table:style-name="Default" office:value-type="float" office:value="212.1" calcext:value-type="float">
            <text:p>212,1</text:p>
          </table:table-cell>
          <table:table-cell office:value-type="float" office:value="2326.2" calcext:value-type="float">
            <text:p>2326,2</text:p>
          </table:table-cell>
          <table:table-cell office:value-type="float" office:value="741.4" calcext:value-type="float">
            <text:p>741,4</text:p>
          </table:table-cell>
          <table:table-cell office:value-type="float" office:value="3391" calcext:value-type="float">
            <text:p>3391</text:p>
          </table:table-cell>
          <table:table-cell office:value-type="float" office:value="1428106.3" calcext:value-type="float">
            <text:p>1428106,3</text:p>
          </table:table-cell>
          <table:table-cell office:value-type="float" office:value="0" calcext:value-type="float">
            <text:p>0</text:p>
          </table:table-cell>
          <table:table-cell office:value-type="float" office:value="1222.8" calcext:value-type="float">
            <text:p>1222,8</text:p>
          </table:table-cell>
          <table:table-cell office:value-type="float" office:value="1804.6" calcext:value-type="float">
            <text:p>1804,6</text:p>
          </table:table-cell>
          <table:table-cell office:value-type="float" office:value="57050.4" calcext:value-type="float">
            <text:p>57050,4</text:p>
          </table:table-cell>
          <table:table-cell office:value-type="float" office:value="3348.8" calcext:value-type="float">
            <text:p>3348,8</text:p>
          </table:table-cell>
          <table:table-cell office:value-type="float" office:value="2381.3" calcext:value-type="float">
            <text:p>2381,3</text:p>
          </table:table-cell>
          <table:table-cell office:value-type="float" office:value="541.2" calcext:value-type="float">
            <text:p>541,2</text:p>
          </table:table-cell>
          <table:table-cell office:value-type="float" office:value="175.3" calcext:value-type="float">
            <text:p>175,3</text:p>
          </table:table-cell>
          <table:table-cell office:value-type="float" office:value="530016" calcext:value-type="float">
            <text:p>530016</text:p>
          </table:table-cell>
          <table:table-cell office:value-type="float" office:value="37.5" calcext:value-type="float">
            <text:p>37,5</text:p>
          </table:table-cell>
          <table:table-cell office:value-type="float" office:value="80" calcext:value-type="float">
            <text:p>80</text:p>
          </table:table-cell>
          <table:table-cell office:value-type="float" office:value="902" calcext:value-type="float">
            <text:p>902</text:p>
          </table:table-cell>
          <table:table-cell office:value-type="float" office:value="130" calcext:value-type="float">
            <text:p>130</text:p>
          </table:table-cell>
          <table:table-cell office:value-type="float" office:value="8138.4" calcext:value-type="float">
            <text:p>8138,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13.9" calcext:value-type="float">
            <text:p>213,9</text:p>
          </table:table-cell>
          <table:table-cell office:value-type="float" office:value="2747.2" calcext:value-type="float">
            <text:p>2747,2</text:p>
          </table:table-cell>
          <table:table-cell office:value-type="float" office:value="942.2" calcext:value-type="float">
            <text:p>942,2</text:p>
          </table:table-cell>
          <table:table-cell office:value-type="float" office:value="5425.6" calcext:value-type="float">
            <text:p>5425,6</text:p>
          </table:table-cell>
          <table:table-cell office:value-type="float" office:value="1014592.5" calcext:value-type="float">
            <text:p>1014592,5</text:p>
          </table:table-cell>
          <table:table-cell office:value-type="float" office:value="0" calcext:value-type="float">
            <text:p>0</text:p>
          </table:table-cell>
          <table:table-cell office:value-type="float" office:value="1127.8" calcext:value-type="float">
            <text:p>1127,8</text:p>
          </table:table-cell>
          <table:table-cell office:value-type="float" office:value="1965" calcext:value-type="float">
            <text:p>1965</text:p>
          </table:table-cell>
          <table:table-cell office:value-type="float" office:value="54364.8" calcext:value-type="float">
            <text:p>54364,8</text:p>
          </table:table-cell>
          <table:table-cell office:value-type="float" office:value="2847.4" calcext:value-type="float">
            <text:p>2847,4</text:p>
          </table:table-cell>
          <table:table-cell office:value-type="float" office:value="2481.5" calcext:value-type="float">
            <text:p>2481,5</text:p>
          </table:table-cell>
          <table:table-cell office:value-type="float" office:value="651.3" calcext:value-type="float">
            <text:p>651,3</text:p>
          </table:table-cell>
          <table:table-cell office:value-type="float" office:value="200.3" calcext:value-type="float">
            <text:p>200,3</text:p>
          </table:table-cell>
          <table:table-cell office:value-type="float" office:value="390550.4" calcext:value-type="float">
            <text:p>390550,4</text:p>
          </table:table-cell>
          <table:table-cell office:value-type="float" office:value="50" calcext:value-type="float">
            <text:p>50</text:p>
          </table:table-cell>
          <table:table-cell office:value-type="float" office:value="140" calcext:value-type="float">
            <text:p>140</text:p>
          </table:table-cell>
          <table:table-cell office:value-type="float" office:value="1203" calcext:value-type="float">
            <text:p>1203</text:p>
          </table:table-cell>
          <table:table-cell office:value-type="float" office:value="137.5" calcext:value-type="float">
            <text:p>137,5</text:p>
          </table:table-cell>
          <table:table-cell office:value-type="float" office:value="6782" calcext:value-type="float">
            <text:p>6782</text:p>
          </table:table-cell>
          <table:table-cell office:value-type="float" office:value="66.7" calcext:value-type="float">
            <text:p>66,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15.7" calcext:value-type="float">
            <text:p>215,7</text:p>
          </table:table-cell>
          <table:table-cell office:value-type="float" office:value="2827.2" calcext:value-type="float">
            <text:p>2827,2</text:p>
          </table:table-cell>
          <table:table-cell office:value-type="float" office:value="576.3" calcext:value-type="float">
            <text:p>576,3</text:p>
          </table:table-cell>
          <table:table-cell office:value-type="float" office:value="8138.4" calcext:value-type="float">
            <text:p>8138,4</text:p>
          </table:table-cell>
          <table:table-cell office:value-type="float" office:value="701669.8" calcext:value-type="float">
            <text:p>701669,8</text:p>
          </table:table-cell>
          <table:table-cell office:value-type="float" office:value="0" calcext:value-type="float">
            <text:p>0</text:p>
          </table:table-cell>
          <table:table-cell office:value-type="float" office:value="1729.5" calcext:value-type="float">
            <text:p>1729,5</text:p>
          </table:table-cell>
          <table:table-cell office:value-type="float" office:value="1824.8" calcext:value-type="float">
            <text:p>1824,8</text:p>
          </table:table-cell>
          <table:table-cell office:value-type="float" office:value="57077.6" calcext:value-type="float">
            <text:p>57077,6</text:p>
          </table:table-cell>
          <table:table-cell office:value-type="float" office:value="2927.6" calcext:value-type="float">
            <text:p>2927,6</text:p>
          </table:table-cell>
          <table:table-cell office:value-type="float" office:value="2481.5" calcext:value-type="float">
            <text:p>2481,5</text:p>
          </table:table-cell>
          <table:table-cell office:value-type="float" office:value="701.5" calcext:value-type="float">
            <text:p>701,5</text:p>
          </table:table-cell>
          <table:table-cell office:value-type="float" office:value="250.3" calcext:value-type="float">
            <text:p>250,3</text:p>
          </table:table-cell>
          <table:table-cell office:value-type="float" office:value="284072" calcext:value-type="float">
            <text:p>284072</text:p>
          </table:table-cell>
          <table:table-cell office:value-type="float" office:value="0" calcext:value-type="float">
            <text:p>0</text:p>
          </table:table-cell>
          <table:table-cell office:value-type="float" office:value="166.7" calcext:value-type="float">
            <text:p>166,7</text:p>
          </table:table-cell>
          <table:table-cell office:value-type="float" office:value="1328.3" calcext:value-type="float">
            <text:p>1328,3</text:p>
          </table:table-cell>
          <table:table-cell office:value-type="float" office:value="110" calcext:value-type="float">
            <text:p>110</text:p>
          </table:table-cell>
          <table:table-cell office:value-type="float" office:value="5425.6" calcext:value-type="float">
            <text:p>5425,6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17.4" calcext:value-type="float">
            <text:p>217,4</text:p>
          </table:table-cell>
          <table:table-cell office:value-type="float" office:value="2586.6" calcext:value-type="float">
            <text:p>2586,6</text:p>
          </table:table-cell>
          <table:table-cell office:value-type="float" office:value="260.4" calcext:value-type="float">
            <text:p>260,4</text:p>
          </table:table-cell>
          <table:table-cell office:value-type="float" office:value="6782" calcext:value-type="float">
            <text:p>6782</text:p>
          </table:table-cell>
          <table:table-cell office:value-type="float" office:value="484155.7" calcext:value-type="float">
            <text:p>484155,7</text:p>
          </table:table-cell>
          <table:table-cell office:value-type="float" office:value="0" calcext:value-type="float">
            <text:p>0</text:p>
          </table:table-cell>
          <table:table-cell office:value-type="float" office:value="1378.5" calcext:value-type="float">
            <text:p>1378,5</text:p>
          </table:table-cell>
          <table:table-cell office:value-type="float" office:value="1804.6" calcext:value-type="float">
            <text:p>1804,6</text:p>
          </table:table-cell>
          <table:table-cell office:value-type="float" office:value="59790.4" calcext:value-type="float">
            <text:p>59790,4</text:p>
          </table:table-cell>
          <table:table-cell office:value-type="float" office:value="2626.8" calcext:value-type="float">
            <text:p>2626,8</text:p>
          </table:table-cell>
          <table:table-cell office:value-type="float" office:value="2180.5" calcext:value-type="float">
            <text:p>2180,5</text:p>
          </table:table-cell>
          <table:table-cell office:value-type="float" office:value="425.5" calcext:value-type="float">
            <text:p>425,5</text:p>
          </table:table-cell>
          <table:table-cell office:value-type="float" office:value="120" calcext:value-type="float">
            <text:p>120</text:p>
          </table:table-cell>
          <table:table-cell office:value-type="float" office:value="211108.8" calcext:value-type="float">
            <text:p>211108,8</text:p>
          </table:table-cell>
          <table:table-cell office:value-type="float" office:value="37.5" calcext:value-type="float">
            <text:p>37,5</text:p>
          </table:table-cell>
          <table:table-cell office:value-type="float" office:value="25" calcext:value-type="float">
            <text:p>25</text:p>
          </table:table-cell>
          <table:table-cell office:value-type="float" office:value="1062.4" calcext:value-type="float">
            <text:p>1062,4</text:p>
          </table:table-cell>
          <table:table-cell office:value-type="float" office:value="140" calcext:value-type="float">
            <text:p>140</text:p>
          </table:table-cell>
          <table:table-cell office:value-type="float" office:value="2712.8" calcext:value-type="float">
            <text:p>2712,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19.2" calcext:value-type="float">
            <text:p>219,2</text:p>
          </table:table-cell>
          <table:table-cell office:value-type="float" office:value="2366" calcext:value-type="float">
            <text:p>2366</text:p>
          </table:table-cell>
          <table:table-cell office:value-type="float" office:value="333.7" calcext:value-type="float">
            <text:p>333,7</text:p>
          </table:table-cell>
          <table:table-cell office:value-type="float" office:value="2712.8" calcext:value-type="float">
            <text:p>2712,8</text:p>
          </table:table-cell>
          <table:table-cell office:value-type="float" office:value="372578.3" calcext:value-type="float">
            <text:p>372578,3</text:p>
          </table:table-cell>
          <table:table-cell office:value-type="float" office:value="2712.8" calcext:value-type="float">
            <text:p>2712,8</text:p>
          </table:table-cell>
          <table:table-cell office:value-type="float" office:value="1453.8" calcext:value-type="float">
            <text:p>1453,8</text:p>
          </table:table-cell>
          <table:table-cell office:value-type="float" office:value="2266" calcext:value-type="float">
            <text:p>2266</text:p>
          </table:table-cell>
          <table:table-cell office:value-type="float" office:value="59790.4" calcext:value-type="float">
            <text:p>59790,4</text:p>
          </table:table-cell>
          <table:table-cell office:value-type="float" office:value="3268.8" calcext:value-type="float">
            <text:p>3268,8</text:p>
          </table:table-cell>
          <table:table-cell office:value-type="float" office:value="2025.2" calcext:value-type="float">
            <text:p>2025,2</text:p>
          </table:table-cell>
          <table:table-cell office:value-type="float" office:value="751.5" calcext:value-type="float">
            <text:p>751,5</text:p>
          </table:table-cell>
          <table:table-cell office:value-type="float" office:value="200" calcext:value-type="float">
            <text:p>200</text:p>
          </table:table-cell>
          <table:table-cell office:value-type="float" office:value="154189.6" calcext:value-type="float">
            <text:p>154189,6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902" calcext:value-type="float">
            <text:p>902</text:p>
          </table:table-cell>
          <table:table-cell office:value-type="float" office:value="137.5" calcext:value-type="float">
            <text:p>137,5</text:p>
          </table:table-cell>
          <table:table-cell office:value-type="float" office:value="3391" calcext:value-type="float">
            <text:p>339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21" calcext:value-type="float">
            <text:p>221</text:p>
          </table:table-cell>
          <table:table-cell office:value-type="float" office:value="2406.2" calcext:value-type="float">
            <text:p>2406,2</text:p>
          </table:table-cell>
          <table:table-cell office:value-type="float" office:value="360.8" calcext:value-type="float">
            <text:p>360,8</text:p>
          </table:table-cell>
          <table:table-cell office:value-type="float" office:value="8138.4" calcext:value-type="float">
            <text:p>8138,4</text:p>
          </table:table-cell>
          <table:table-cell office:value-type="float" office:value="258422.5" calcext:value-type="float">
            <text:p>258422,5</text:p>
          </table:table-cell>
          <table:table-cell office:value-type="float" office:value="0" calcext:value-type="float">
            <text:p>0</text:p>
          </table:table-cell>
          <table:table-cell office:value-type="float" office:value="1303.2" calcext:value-type="float">
            <text:p>1303,2</text:p>
          </table:table-cell>
          <table:table-cell office:value-type="float" office:value="1884.8" calcext:value-type="float">
            <text:p>1884,8</text:p>
          </table:table-cell>
          <table:table-cell office:value-type="float" office:value="57077.6" calcext:value-type="float">
            <text:p>57077,6</text:p>
          </table:table-cell>
          <table:table-cell office:value-type="float" office:value="3569.4" calcext:value-type="float">
            <text:p>3569,4</text:p>
          </table:table-cell>
          <table:table-cell office:value-type="float" office:value="2406.5" calcext:value-type="float">
            <text:p>2406,5</text:p>
          </table:table-cell>
          <table:table-cell office:value-type="float" office:value="676.5" calcext:value-type="float">
            <text:p>676,5</text:p>
          </table:table-cell>
          <table:table-cell office:value-type="float" office:value="200" calcext:value-type="float">
            <text:p>200</text:p>
          </table:table-cell>
          <table:table-cell office:value-type="float" office:value="124045.6" calcext:value-type="float">
            <text:p>124045,6</text:p>
          </table:table-cell>
          <table:table-cell office:value-type="float" office:value="12.5" calcext:value-type="float">
            <text:p>12,5</text:p>
          </table:table-cell>
          <table:table-cell office:value-type="float" office:value="50" calcext:value-type="float">
            <text:p>50</text:p>
          </table:table-cell>
          <table:table-cell office:value-type="float" office:value="1042.4" calcext:value-type="float">
            <text:p>1042,4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22.7" calcext:value-type="float">
            <text:p>222,7</text:p>
          </table:table-cell>
          <table:table-cell office:value-type="float" office:value="2967.8" calcext:value-type="float">
            <text:p>2967,8</text:p>
          </table:table-cell>
          <table:table-cell office:value-type="float" office:value="325.5" calcext:value-type="float">
            <text:p>325,5</text:p>
          </table:table-cell>
          <table:table-cell office:value-type="float" office:value="3391" calcext:value-type="float">
            <text:p>3391</text:p>
          </table:table-cell>
          <table:table-cell office:value-type="float" office:value="212033.8" calcext:value-type="float">
            <text:p>212033,8</text:p>
          </table:table-cell>
          <table:table-cell office:value-type="float" office:value="0" calcext:value-type="float">
            <text:p>0</text:p>
          </table:table-cell>
          <table:table-cell office:value-type="float" office:value="1729.5" calcext:value-type="float">
            <text:p>1729,5</text:p>
          </table:table-cell>
          <table:table-cell office:value-type="float" office:value="1684.4" calcext:value-type="float">
            <text:p>1684,4</text:p>
          </table:table-cell>
          <table:table-cell office:value-type="float" office:value="57077.6" calcext:value-type="float">
            <text:p>57077,6</text:p>
          </table:table-cell>
          <table:table-cell office:value-type="float" office:value="3128.2" calcext:value-type="float">
            <text:p>3128,2</text:p>
          </table:table-cell>
          <table:table-cell office:value-type="float" office:value="2155.8" calcext:value-type="float">
            <text:p>2155,8</text:p>
          </table:table-cell>
          <table:table-cell office:value-type="float" office:value="460.8" calcext:value-type="float">
            <text:p>460,8</text:p>
          </table:table-cell>
          <table:table-cell office:value-type="float" office:value="133.7" calcext:value-type="float">
            <text:p>133,7</text:p>
          </table:table-cell>
          <table:table-cell office:value-type="float" office:value="94403.2" calcext:value-type="float">
            <text:p>94403,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122.8" calcext:value-type="float">
            <text:p>1122,8</text:p>
          </table:table-cell>
          <table:table-cell office:value-type="float" office:value="120" calcext:value-type="float">
            <text:p>120</text:p>
          </table:table-cell>
          <table:table-cell office:value-type="float" office:value="2712.8" calcext:value-type="float">
            <text:p>2712,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24.5" calcext:value-type="float">
            <text:p>224,5</text:p>
          </table:table-cell>
          <table:table-cell office:value-type="float" office:value="2932.8" calcext:value-type="float">
            <text:p>2932,8</text:p>
          </table:table-cell>
          <table:table-cell office:value-type="float" office:value="180" calcext:value-type="float">
            <text:p>180</text:p>
          </table:table-cell>
          <table:table-cell office:value-type="float" office:value="3391" calcext:value-type="float">
            <text:p>3391</text:p>
          </table:table-cell>
          <table:table-cell office:value-type="float" office:value="144131.7" calcext:value-type="float">
            <text:p>144131,7</text:p>
          </table:table-cell>
          <table:table-cell office:value-type="float" office:value="0" calcext:value-type="float">
            <text:p>0</text:p>
          </table:table-cell>
          <table:table-cell office:value-type="float" office:value="1378.3" calcext:value-type="float">
            <text:p>1378,3</text:p>
          </table:table-cell>
          <table:table-cell office:value-type="float" office:value="1624.2" calcext:value-type="float">
            <text:p>1624,2</text:p>
          </table:table-cell>
          <table:table-cell office:value-type="float" office:value="59817.5" calcext:value-type="float">
            <text:p>59817,5</text:p>
          </table:table-cell>
          <table:table-cell office:value-type="float" office:value="3308.8" calcext:value-type="float">
            <text:p>3308,8</text:p>
          </table:table-cell>
          <table:table-cell office:value-type="float" office:value="2556.5" calcext:value-type="float">
            <text:p>2556,5</text:p>
          </table:table-cell>
          <table:table-cell office:value-type="float" office:value="400.8" calcext:value-type="float">
            <text:p>400,8</text:p>
          </table:table-cell>
          <table:table-cell office:value-type="float" office:value="200.3" calcext:value-type="float">
            <text:p>200,3</text:p>
          </table:table-cell>
          <table:table-cell office:value-type="float" office:value="78077.6" calcext:value-type="float">
            <text:p>78077,6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283" calcext:value-type="float">
            <text:p>1283</text:p>
          </table:table-cell>
          <table:table-cell office:value-type="float" office:value="100" calcext:value-type="float">
            <text:p>100</text:p>
          </table:table-cell>
          <table:table-cell office:value-type="float" office:value="3391" calcext:value-type="float">
            <text:p>339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26.3" calcext:value-type="float">
            <text:p>226,3</text:p>
          </table:table-cell>
          <table:table-cell office:value-type="float" office:value="2446.2" calcext:value-type="float">
            <text:p>2446,2</text:p>
          </table:table-cell>
          <table:table-cell office:value-type="float" office:value="200.3" calcext:value-type="float">
            <text:p>200,3</text:p>
          </table:table-cell>
          <table:table-cell office:value-type="float" office:value="5425.6" calcext:value-type="float">
            <text:p>5425,6</text:p>
          </table:table-cell>
          <table:table-cell office:value-type="float" office:value="116922.2" calcext:value-type="float">
            <text:p>116922,2</text:p>
          </table:table-cell>
          <table:table-cell office:value-type="float" office:value="0" calcext:value-type="float">
            <text:p>0</text:p>
          </table:table-cell>
          <table:table-cell office:value-type="float" office:value="1453.8" calcext:value-type="float">
            <text:p>1453,8</text:p>
          </table:table-cell>
          <table:table-cell office:value-type="float" office:value="2055.3" calcext:value-type="float">
            <text:p>2055,3</text:p>
          </table:table-cell>
          <table:table-cell office:value-type="float" office:value="57077.6" calcext:value-type="float">
            <text:p>57077,6</text:p>
          </table:table-cell>
          <table:table-cell office:value-type="float" office:value="2732" calcext:value-type="float">
            <text:p>2732</text:p>
          </table:table-cell>
          <table:table-cell office:value-type="float" office:value="2381" calcext:value-type="float">
            <text:p>2381</text:p>
          </table:table-cell>
          <table:table-cell office:value-type="float" office:value="540.8" calcext:value-type="float">
            <text:p>540,8</text:p>
          </table:table-cell>
          <table:table-cell office:value-type="float" office:value="140.2" calcext:value-type="float">
            <text:p>140,2</text:p>
          </table:table-cell>
          <table:table-cell office:value-type="float" office:value="65923.4" calcext:value-type="float">
            <text:p>65923,4</text:p>
          </table:table-cell>
          <table:table-cell office:value-type="float" office:value="0" calcext:value-type="float">
            <text:p>0</text:p>
          </table:table-cell>
          <table:table-cell office:value-type="float" office:value="80.2" calcext:value-type="float">
            <text:p>80,2</text:p>
          </table:table-cell>
          <table:table-cell office:value-type="float" office:value="942" calcext:value-type="float">
            <text:p>942</text:p>
          </table:table-cell>
          <table:table-cell office:value-type="float" office:value="87.5" calcext:value-type="float">
            <text:p>87,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28" calcext:value-type="float">
            <text:p>228</text:p>
          </table:table-cell>
          <table:table-cell office:value-type="float" office:value="2265.8" calcext:value-type="float">
            <text:p>2265,8</text:p>
          </table:table-cell>
          <table:table-cell office:value-type="float" office:value="240.4" calcext:value-type="float">
            <text:p>240,4</text:p>
          </table:table-cell>
          <table:table-cell office:value-type="float" office:value="4521.4" calcext:value-type="float">
            <text:p>4521,4</text:p>
          </table:table-cell>
          <table:table-cell office:value-type="float" office:value="84232.8" calcext:value-type="float">
            <text:p>84232,8</text:p>
          </table:table-cell>
          <table:table-cell office:value-type="float" office:value="0" calcext:value-type="float">
            <text:p>0</text:p>
          </table:table-cell>
          <table:table-cell office:value-type="float" office:value="1604" calcext:value-type="float">
            <text:p>1604</text:p>
          </table:table-cell>
          <table:table-cell office:value-type="float" office:value="1223" calcext:value-type="float">
            <text:p>1223</text:p>
          </table:table-cell>
          <table:table-cell office:value-type="float" office:value="54364.8" calcext:value-type="float">
            <text:p>54364,8</text:p>
          </table:table-cell>
          <table:table-cell office:value-type="float" office:value="3068.2" calcext:value-type="float">
            <text:p>3068,2</text:p>
          </table:table-cell>
          <table:table-cell office:value-type="float" office:value="2932.5" calcext:value-type="float">
            <text:p>2932,5</text:p>
          </table:table-cell>
          <table:table-cell office:value-type="float" office:value="651" calcext:value-type="float">
            <text:p>651</text:p>
          </table:table-cell>
          <table:table-cell office:value-type="float" office:value="0" calcext:value-type="float">
            <text:p>0</text:p>
          </table:table-cell>
          <table:table-cell office:value-type="float" office:value="56618" calcext:value-type="float">
            <text:p>56618</text:p>
          </table:table-cell>
          <table:table-cell office:value-type="float" office:value="62.5" calcext:value-type="float">
            <text:p>62,5</text:p>
          </table:table-cell>
          <table:table-cell office:value-type="float" office:value="140.2" calcext:value-type="float">
            <text:p>140,2</text:p>
          </table:table-cell>
          <table:table-cell office:value-type="float" office:value="1303.2" calcext:value-type="float">
            <text:p>1303,2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29.8" calcext:value-type="float">
            <text:p>229,8</text:p>
          </table:table-cell>
          <table:table-cell office:value-type="float" office:value="2205.6" calcext:value-type="float">
            <text:p>2205,6</text:p>
          </table:table-cell>
          <table:table-cell office:value-type="float" office:value="160" calcext:value-type="float">
            <text:p>160</text:p>
          </table:table-cell>
          <table:table-cell office:value-type="float" office:value="6782" calcext:value-type="float">
            <text:p>6782</text:p>
          </table:table-cell>
          <table:table-cell office:value-type="float" office:value="70614.5" calcext:value-type="float">
            <text:p>70614,5</text:p>
          </table:table-cell>
          <table:table-cell office:value-type="float" office:value="5425.6" calcext:value-type="float">
            <text:p>5425,6</text:p>
          </table:table-cell>
          <table:table-cell office:value-type="float" office:value="1378.5" calcext:value-type="float">
            <text:p>1378,5</text:p>
          </table:table-cell>
          <table:table-cell office:value-type="float" office:value="1523.8" calcext:value-type="float">
            <text:p>1523,8</text:p>
          </table:table-cell>
          <table:table-cell office:value-type="float" office:value="62503.2" calcext:value-type="float">
            <text:p>62503,2</text:p>
          </table:table-cell>
          <table:table-cell office:value-type="float" office:value="2927.8" calcext:value-type="float">
            <text:p>2927,8</text:p>
          </table:table-cell>
          <table:table-cell office:value-type="float" office:value="2256" calcext:value-type="float">
            <text:p>2256</text:p>
          </table:table-cell>
          <table:table-cell office:value-type="float" office:value="501" calcext:value-type="float">
            <text:p>501</text:p>
          </table:table-cell>
          <table:table-cell office:value-type="float" office:value="220.4" calcext:value-type="float">
            <text:p>220,4</text:p>
          </table:table-cell>
          <table:table-cell office:value-type="float" office:value="44704.4" calcext:value-type="float">
            <text:p>44704,4</text:p>
          </table:table-cell>
          <table:table-cell office:value-type="float" office:value="28.6" calcext:value-type="float">
            <text:p>28,6</text:p>
          </table:table-cell>
          <table:table-cell office:value-type="float" office:value="100" calcext:value-type="float">
            <text:p>100</text:p>
          </table:table-cell>
          <table:table-cell office:value-type="float" office:value="902" calcext:value-type="float">
            <text:p>902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31.6" calcext:value-type="float">
            <text:p>231,6</text:p>
          </table:table-cell>
          <table:table-cell office:value-type="float" office:value="2145.6" calcext:value-type="float">
            <text:p>2145,6</text:p>
          </table:table-cell>
          <table:table-cell office:value-type="float" office:value="175.3" calcext:value-type="float">
            <text:p>175,3</text:p>
          </table:table-cell>
          <table:table-cell office:value-type="float" office:value="6782" calcext:value-type="float">
            <text:p>6782</text:p>
          </table:table-cell>
          <table:table-cell office:value-type="float" office:value="54364.8" calcext:value-type="float">
            <text:p>54364,8</text:p>
          </table:table-cell>
          <table:table-cell office:value-type="float" office:value="0" calcext:value-type="float">
            <text:p>0</text:p>
          </table:table-cell>
          <table:table-cell office:value-type="float" office:value="1328.3" calcext:value-type="float">
            <text:p>1328,3</text:p>
          </table:table-cell>
          <table:table-cell office:value-type="float" office:value="2246" calcext:value-type="float">
            <text:p>2246</text:p>
          </table:table-cell>
          <table:table-cell office:value-type="float" office:value="59790.4" calcext:value-type="float">
            <text:p>59790,4</text:p>
          </table:table-cell>
          <table:table-cell office:value-type="float" office:value="3108.2" calcext:value-type="float">
            <text:p>3108,2</text:p>
          </table:table-cell>
          <table:table-cell office:value-type="float" office:value="2180.5" calcext:value-type="float">
            <text:p>2180,5</text:p>
          </table:table-cell>
          <table:table-cell office:value-type="float" office:value="480.8" calcext:value-type="float">
            <text:p>480,8</text:p>
          </table:table-cell>
          <table:table-cell office:value-type="float" office:value="260.4" calcext:value-type="float">
            <text:p>260,4</text:p>
          </table:table-cell>
          <table:table-cell office:value-type="float" office:value="41856.8" calcext:value-type="float">
            <text:p>41856,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82.8" calcext:value-type="float">
            <text:p>1182,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6.7" calcext:value-type="float">
            <text:p>66,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33.3" calcext:value-type="float">
            <text:p>233,3</text:p>
          </table:table-cell>
          <table:table-cell office:value-type="float" office:value="1944.8" calcext:value-type="float">
            <text:p>1944,8</text:p>
          </table:table-cell>
          <table:table-cell office:value-type="float" office:value="150.3" calcext:value-type="float">
            <text:p>150,3</text:p>
          </table:table-cell>
          <table:table-cell office:value-type="float" office:value="2712.8" calcext:value-type="float">
            <text:p>2712,8</text:p>
          </table:table-cell>
          <table:table-cell office:value-type="float" office:value="46199.2" calcext:value-type="float">
            <text:p>46199,2</text:p>
          </table:table-cell>
          <table:table-cell office:value-type="float" office:value="0" calcext:value-type="float">
            <text:p>0</text:p>
          </table:table-cell>
          <table:table-cell office:value-type="float" office:value="1528.8" calcext:value-type="float">
            <text:p>1528,8</text:p>
          </table:table-cell>
          <table:table-cell office:value-type="float" office:value="1423.4" calcext:value-type="float">
            <text:p>1423,4</text:p>
          </table:table-cell>
          <table:table-cell office:value-type="float" office:value="59790.4" calcext:value-type="float">
            <text:p>59790,4</text:p>
          </table:table-cell>
          <table:table-cell office:value-type="float" office:value="3028.2" calcext:value-type="float">
            <text:p>3028,2</text:p>
          </table:table-cell>
          <table:table-cell office:value-type="float" office:value="2431.3" calcext:value-type="float">
            <text:p>2431,3</text:p>
          </table:table-cell>
          <table:table-cell office:value-type="float" office:value="626" calcext:value-type="float">
            <text:p>626</text:p>
          </table:table-cell>
          <table:table-cell office:value-type="float" office:value="120" calcext:value-type="float">
            <text:p>120</text:p>
          </table:table-cell>
          <table:table-cell office:value-type="float" office:value="36361.4" calcext:value-type="float">
            <text:p>36361,4</text:p>
          </table:table-cell>
          <table:table-cell office:value-type="float" office:value="12.5" calcext:value-type="float">
            <text:p>12,5</text:p>
          </table:table-cell>
          <table:table-cell office:value-type="float" office:value="100" calcext:value-type="float">
            <text:p>100</text:p>
          </table:table-cell>
          <table:table-cell office:value-type="float" office:value="842" calcext:value-type="float">
            <text:p>84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35.1" calcext:value-type="float">
            <text:p>235,1</text:p>
          </table:table-cell>
          <table:table-cell office:value-type="float" office:value="2682" calcext:value-type="float">
            <text:p>2682</text:p>
          </table:table-cell>
          <table:table-cell office:value-type="float" office:value="120" calcext:value-type="float">
            <text:p>120</text:p>
          </table:table-cell>
          <table:table-cell office:value-type="float" office:value="3391" calcext:value-type="float">
            <text:p>3391</text:p>
          </table:table-cell>
          <table:table-cell office:value-type="float" office:value="40746.4" calcext:value-type="float">
            <text:p>40746,4</text:p>
          </table:table-cell>
          <table:table-cell office:value-type="float" office:value="0" calcext:value-type="float">
            <text:p>0</text:p>
          </table:table-cell>
          <table:table-cell office:value-type="float" office:value="1478.8" calcext:value-type="float">
            <text:p>1478,8</text:p>
          </table:table-cell>
          <table:table-cell office:value-type="float" office:value="1684.4" calcext:value-type="float">
            <text:p>1684,4</text:p>
          </table:table-cell>
          <table:table-cell office:value-type="float" office:value="57077.6" calcext:value-type="float">
            <text:p>57077,6</text:p>
          </table:table-cell>
          <table:table-cell office:value-type="float" office:value="2526.6" calcext:value-type="float">
            <text:p>2526,6</text:p>
          </table:table-cell>
          <table:table-cell office:value-type="float" office:value="2531.5" calcext:value-type="float">
            <text:p>2531,5</text:p>
          </table:table-cell>
          <table:table-cell office:value-type="float" office:value="601.3" calcext:value-type="float">
            <text:p>601,3</text:p>
          </table:table-cell>
          <table:table-cell office:value-type="float" office:value="160" calcext:value-type="float">
            <text:p>160</text:p>
          </table:table-cell>
          <table:table-cell office:value-type="float" office:value="34155" calcext:value-type="float">
            <text:p>34155</text:p>
          </table:table-cell>
          <table:table-cell office:value-type="float" office:value="37.5" calcext:value-type="float">
            <text:p>37,5</text:p>
          </table:table-cell>
          <table:table-cell office:value-type="float" office:value="160.2" calcext:value-type="float">
            <text:p>160,2</text:p>
          </table:table-cell>
          <table:table-cell office:value-type="float" office:value="941.8" calcext:value-type="float">
            <text:p>941,8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36.9" calcext:value-type="float">
            <text:p>236,9</text:p>
          </table:table-cell>
          <table:table-cell office:value-type="float" office:value="2481.5" calcext:value-type="float">
            <text:p>2481,5</text:p>
          </table:table-cell>
          <table:table-cell office:value-type="float" office:value="240.2" calcext:value-type="float">
            <text:p>240,2</text:p>
          </table:table-cell>
          <table:table-cell office:value-type="float" office:value="6782" calcext:value-type="float">
            <text:p>6782</text:p>
          </table:table-cell>
          <table:table-cell office:value-type="float" office:value="35293.7" calcext:value-type="float">
            <text:p>35293,7</text:p>
          </table:table-cell>
          <table:table-cell office:value-type="float" office:value="2712.8" calcext:value-type="float">
            <text:p>2712,8</text:p>
          </table:table-cell>
          <table:table-cell office:value-type="float" office:value="1082.6" calcext:value-type="float">
            <text:p>1082,6</text:p>
          </table:table-cell>
          <table:table-cell office:value-type="float" office:value="2145.6" calcext:value-type="float">
            <text:p>2145,6</text:p>
          </table:table-cell>
          <table:table-cell office:value-type="float" office:value="59790.4" calcext:value-type="float">
            <text:p>59790,4</text:p>
          </table:table-cell>
          <table:table-cell office:value-type="float" office:value="2907.6" calcext:value-type="float">
            <text:p>2907,6</text:p>
          </table:table-cell>
          <table:table-cell office:value-type="float" office:value="2356" calcext:value-type="float">
            <text:p>2356</text:p>
          </table:table-cell>
          <table:table-cell office:value-type="float" office:value="476" calcext:value-type="float">
            <text:p>476</text:p>
          </table:table-cell>
          <table:table-cell office:value-type="float" office:value="125" calcext:value-type="float">
            <text:p>125</text:p>
          </table:table-cell>
          <table:table-cell office:value-type="float" office:value="29582.4" calcext:value-type="float">
            <text:p>29582,4</text:p>
          </table:table-cell>
          <table:table-cell office:value-type="float" office:value="12.5" calcext:value-type="float">
            <text:p>12,5</text:p>
          </table:table-cell>
          <table:table-cell office:value-type="float" office:value="75" calcext:value-type="float">
            <text:p>75</text:p>
          </table:table-cell>
          <table:table-cell office:value-type="float" office:value="1483.6" calcext:value-type="float">
            <text:p>1483,6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38.6" calcext:value-type="float">
            <text:p>238,6</text:p>
          </table:table-cell>
          <table:table-cell office:value-type="float" office:value="2346" calcext:value-type="float">
            <text:p>2346</text:p>
          </table:table-cell>
          <table:table-cell office:value-type="float" office:value="80" calcext:value-type="float">
            <text:p>80</text:p>
          </table:table-cell>
          <table:table-cell office:value-type="float" office:value="6782" calcext:value-type="float">
            <text:p>6782</text:p>
          </table:table-cell>
          <table:table-cell office:value-type="float" office:value="29840.9" calcext:value-type="float">
            <text:p>29840,9</text:p>
          </table:table-cell>
          <table:table-cell office:value-type="float" office:value="0" calcext:value-type="float">
            <text:p>0</text:p>
          </table:table-cell>
          <table:table-cell office:value-type="float" office:value="1077.5" calcext:value-type="float">
            <text:p>1077,5</text:p>
          </table:table-cell>
          <table:table-cell office:value-type="float" office:value="1824.8" calcext:value-type="float">
            <text:p>1824,8</text:p>
          </table:table-cell>
          <table:table-cell office:value-type="float" office:value="57077.6" calcext:value-type="float">
            <text:p>57077,6</text:p>
          </table:table-cell>
          <table:table-cell office:value-type="float" office:value="2927.4" calcext:value-type="float">
            <text:p>2927,4</text:p>
          </table:table-cell>
          <table:table-cell office:value-type="float" office:value="2306" calcext:value-type="float">
            <text:p>2306</text:p>
          </table:table-cell>
          <table:table-cell office:value-type="float" office:value="751.8" calcext:value-type="float">
            <text:p>751,8</text:p>
          </table:table-cell>
          <table:table-cell office:value-type="float" office:value="150.3" calcext:value-type="float">
            <text:p>150,3</text:p>
          </table:table-cell>
          <table:table-cell office:value-type="float" office:value="29622.4" calcext:value-type="float">
            <text:p>29622,4</text:p>
          </table:table-cell>
          <table:table-cell office:value-type="float" office:value="25" calcext:value-type="float">
            <text:p>25</text:p>
          </table:table-cell>
          <table:table-cell office:value-type="float" office:value="33.3" calcext:value-type="float">
            <text:p>33,3</text:p>
          </table:table-cell>
          <table:table-cell office:value-type="float" office:value="1102.5" calcext:value-type="float">
            <text:p>1102,5</text:p>
          </table:table-cell>
          <table:table-cell office:value-type="float" office:value="112.5" calcext:value-type="float">
            <text:p>112,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40.4" calcext:value-type="float">
            <text:p>240,4</text:p>
          </table:table-cell>
          <table:table-cell office:value-type="float" office:value="2566.6" calcext:value-type="float">
            <text:p>2566,6</text:p>
          </table:table-cell>
          <table:table-cell office:value-type="float" office:value="220.2" calcext:value-type="float">
            <text:p>220,2</text:p>
          </table:table-cell>
          <table:table-cell office:value-type="float" office:value="3391" calcext:value-type="float">
            <text:p>3391</text:p>
          </table:table-cell>
          <table:table-cell office:value-type="float" office:value="27128.1" calcext:value-type="float">
            <text:p>27128,1</text:p>
          </table:table-cell>
          <table:table-cell office:value-type="float" office:value="3391" calcext:value-type="float">
            <text:p>3391</text:p>
          </table:table-cell>
          <table:table-cell office:value-type="float" office:value="1127.5" calcext:value-type="float">
            <text:p>1127,5</text:p>
          </table:table-cell>
          <table:table-cell office:value-type="float" office:value="1905" calcext:value-type="float">
            <text:p>1905</text:p>
          </table:table-cell>
          <table:table-cell office:value-type="float" office:value="59790.4" calcext:value-type="float">
            <text:p>59790,4</text:p>
          </table:table-cell>
          <table:table-cell office:value-type="float" office:value="2747.2" calcext:value-type="float">
            <text:p>2747,2</text:p>
          </table:table-cell>
          <table:table-cell office:value-type="float" office:value="2381.3" calcext:value-type="float">
            <text:p>2381,3</text:p>
          </table:table-cell>
          <table:table-cell office:value-type="float" office:value="450.8" calcext:value-type="float">
            <text:p>450,8</text:p>
          </table:table-cell>
          <table:table-cell office:value-type="float" office:value="50" calcext:value-type="float">
            <text:p>50</text:p>
          </table:table-cell>
          <table:table-cell office:value-type="float" office:value="26433.4" calcext:value-type="float">
            <text:p>26433,4</text:p>
          </table:table-cell>
          <table:table-cell office:value-type="float" office:value="50" calcext:value-type="float">
            <text:p>50</text:p>
          </table:table-cell>
          <table:table-cell office:value-type="float" office:value="175" calcext:value-type="float">
            <text:p>175</text:p>
          </table:table-cell>
          <table:table-cell office:value-type="float" office:value="1223" calcext:value-type="float">
            <text:p>122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.3" calcext:value-type="float">
            <text:p>100,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42.2" calcext:value-type="float">
            <text:p>242,2</text:p>
          </table:table-cell>
          <table:table-cell office:value-type="float" office:value="2526.8" calcext:value-type="float">
            <text:p>2526,8</text:p>
          </table:table-cell>
          <table:table-cell office:value-type="float" office:value="140.2" calcext:value-type="float">
            <text:p>140,2</text:p>
          </table:table-cell>
          <table:table-cell office:value-type="float" office:value="8138.4" calcext:value-type="float">
            <text:p>8138,4</text:p>
          </table:table-cell>
          <table:table-cell office:value-type="float" office:value="24415.3" calcext:value-type="float">
            <text:p>24415,3</text:p>
          </table:table-cell>
          <table:table-cell office:value-type="float" office:value="0" calcext:value-type="float">
            <text:p>0</text:p>
          </table:table-cell>
          <table:table-cell office:value-type="float" office:value="1578.8" calcext:value-type="float">
            <text:p>1578,8</text:p>
          </table:table-cell>
          <table:table-cell office:value-type="float" office:value="2045.2" calcext:value-type="float">
            <text:p>2045,2</text:p>
          </table:table-cell>
          <table:table-cell office:value-type="float" office:value="62503.2" calcext:value-type="float">
            <text:p>62503,2</text:p>
          </table:table-cell>
          <table:table-cell office:value-type="float" office:value="2326.2" calcext:value-type="float">
            <text:p>2326,2</text:p>
          </table:table-cell>
          <table:table-cell office:value-type="float" office:value="2481.8" calcext:value-type="float">
            <text:p>2481,8</text:p>
          </table:table-cell>
          <table:table-cell office:value-type="float" office:value="521" calcext:value-type="float">
            <text:p>521</text:p>
          </table:table-cell>
          <table:table-cell office:value-type="float" office:value="100" calcext:value-type="float">
            <text:p>100</text:p>
          </table:table-cell>
          <table:table-cell office:value-type="float" office:value="25490.8" calcext:value-type="float">
            <text:p>25490,8</text:p>
          </table:table-cell>
          <table:table-cell office:value-type="float" office:value="12.5" calcext:value-type="float">
            <text:p>12,5</text:p>
          </table:table-cell>
          <table:table-cell office:value-type="float" office:value="160.2" calcext:value-type="float">
            <text:p>160,2</text:p>
          </table:table-cell>
          <table:table-cell office:value-type="float" office:value="1202.8" calcext:value-type="float">
            <text:p>1202,8</text:p>
          </table:table-cell>
          <table:table-cell office:value-type="float" office:value="87.5" calcext:value-type="float">
            <text:p>87,5</text:p>
          </table:table-cell>
          <table:table-cell office:value-type="float" office:value="4521.4" calcext:value-type="float">
            <text:p>4521,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43.9" calcext:value-type="float">
            <text:p>243,9</text:p>
          </table:table-cell>
          <table:table-cell office:value-type="float" office:value="2531.5" calcext:value-type="float">
            <text:p>2531,5</text:p>
          </table:table-cell>
          <table:table-cell office:value-type="float" office:value="260.2" calcext:value-type="float">
            <text:p>260,2</text:p>
          </table:table-cell>
          <table:table-cell office:value-type="float" office:value="3391" calcext:value-type="float">
            <text:p>3391</text:p>
          </table:table-cell>
          <table:table-cell office:value-type="float" office:value="18989.7" calcext:value-type="float">
            <text:p>18989,7</text:p>
          </table:table-cell>
          <table:table-cell office:value-type="float" office:value="0" calcext:value-type="float">
            <text:p>0</text:p>
          </table:table-cell>
          <table:table-cell office:value-type="float" office:value="1127.3" calcext:value-type="float">
            <text:p>1127,3</text:p>
          </table:table-cell>
          <table:table-cell office:value-type="float" office:value="1603.8" calcext:value-type="float">
            <text:p>1603,8</text:p>
          </table:table-cell>
          <table:table-cell office:value-type="float" office:value="57077.6" calcext:value-type="float">
            <text:p>57077,6</text:p>
          </table:table-cell>
          <table:table-cell office:value-type="float" office:value="2867.6" calcext:value-type="float">
            <text:p>2867,6</text:p>
          </table:table-cell>
          <table:table-cell office:value-type="float" office:value="1679.5" calcext:value-type="float">
            <text:p>1679,5</text:p>
          </table:table-cell>
          <table:table-cell office:value-type="float" office:value="601" calcext:value-type="float">
            <text:p>601</text:p>
          </table:table-cell>
          <table:table-cell office:value-type="float" office:value="334" calcext:value-type="float">
            <text:p>334</text:p>
          </table:table-cell>
          <table:table-cell office:value-type="float" office:value="25129.8" calcext:value-type="float">
            <text:p>25129,8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977" calcext:value-type="float">
            <text:p>977</text:p>
          </table:table-cell>
          <table:table-cell office:value-type="float" office:value="75" calcext:value-type="float">
            <text:p>75</text:p>
          </table:table-cell>
          <table:table-cell office:value-type="float" office:value="3391" calcext:value-type="float">
            <text:p>339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45.7" calcext:value-type="float">
            <text:p>245,7</text:p>
          </table:table-cell>
          <table:table-cell office:value-type="float" office:value="2366.2" calcext:value-type="float">
            <text:p>2366,2</text:p>
          </table:table-cell>
          <table:table-cell office:value-type="float" office:value="33.3" calcext:value-type="float">
            <text:p>33,3</text:p>
          </table:table-cell>
          <table:table-cell office:value-type="float" office:value="2712.8" calcext:value-type="float">
            <text:p>2712,8</text:p>
          </table:table-cell>
          <table:table-cell office:value-type="float" office:value="21702.5" calcext:value-type="float">
            <text:p>21702,5</text:p>
          </table:table-cell>
          <table:table-cell office:value-type="float" office:value="0" calcext:value-type="float">
            <text:p>0</text:p>
          </table:table-cell>
          <table:table-cell office:value-type="float" office:value="1102.4" calcext:value-type="float">
            <text:p>1102,4</text:p>
          </table:table-cell>
          <table:table-cell office:value-type="float" office:value="1523.8" calcext:value-type="float">
            <text:p>1523,8</text:p>
          </table:table-cell>
          <table:table-cell office:value-type="float" office:value="57077.6" calcext:value-type="float">
            <text:p>57077,6</text:p>
          </table:table-cell>
          <table:table-cell office:value-type="float" office:value="3228.6" calcext:value-type="float">
            <text:p>3228,6</text:p>
          </table:table-cell>
          <table:table-cell office:value-type="float" office:value="2256" calcext:value-type="float">
            <text:p>2256</text:p>
          </table:table-cell>
          <table:table-cell office:value-type="float" office:value="701.5" calcext:value-type="float">
            <text:p>701,5</text:p>
          </table:table-cell>
          <table:table-cell office:value-type="float" office:value="66.7" calcext:value-type="float">
            <text:p>66,7</text:p>
          </table:table-cell>
          <table:table-cell office:value-type="float" office:value="23465.2" calcext:value-type="float">
            <text:p>23465,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604" calcext:value-type="float">
            <text:p>1604</text:p>
          </table:table-cell>
          <table:table-cell office:value-type="float" office:value="30" calcext:value-type="float">
            <text:p>30</text:p>
          </table:table-cell>
          <table:table-cell office:value-type="float" office:value="4521.4" calcext:value-type="float">
            <text:p>4521,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47.5" calcext:value-type="float">
            <text:p>247,5</text:p>
          </table:table-cell>
          <table:table-cell office:value-type="float" office:value="2526.6" calcext:value-type="float">
            <text:p>2526,6</text:p>
          </table:table-cell>
          <table:table-cell office:value-type="float" office:value="200.3" calcext:value-type="float">
            <text:p>200,3</text:p>
          </table:table-cell>
          <table:table-cell office:value-type="float" office:value="4521.4" calcext:value-type="float">
            <text:p>4521,4</text:p>
          </table:table-cell>
          <table:table-cell office:value-type="float" office:value="16276.9" calcext:value-type="float">
            <text:p>16276,9</text:p>
          </table:table-cell>
          <table:table-cell office:value-type="float" office:value="0" calcext:value-type="float">
            <text:p>0</text:p>
          </table:table-cell>
          <table:table-cell office:value-type="float" office:value="1127.5" calcext:value-type="float">
            <text:p>1127,5</text:p>
          </table:table-cell>
          <table:table-cell office:value-type="float" office:value="1684" calcext:value-type="float">
            <text:p>1684</text:p>
          </table:table-cell>
          <table:table-cell office:value-type="float" office:value="59790.4" calcext:value-type="float">
            <text:p>59790,4</text:p>
          </table:table-cell>
          <table:table-cell office:value-type="float" office:value="2446" calcext:value-type="float">
            <text:p>2446</text:p>
          </table:table-cell>
          <table:table-cell office:value-type="float" office:value="2456.5" calcext:value-type="float">
            <text:p>2456,5</text:p>
          </table:table-cell>
          <table:table-cell office:value-type="float" office:value="200.2" calcext:value-type="float">
            <text:p>200,2</text:p>
          </table:table-cell>
          <table:table-cell office:value-type="float" office:value="175.3" calcext:value-type="float">
            <text:p>175,3</text:p>
          </table:table-cell>
          <table:table-cell office:value-type="float" office:value="23164.6" calcext:value-type="float">
            <text:p>23164,6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303.2" calcext:value-type="float">
            <text:p>1303,2</text:p>
          </table:table-cell>
          <table:table-cell office:value-type="float" office:value="125" calcext:value-type="float">
            <text:p>1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49.2" calcext:value-type="float">
            <text:p>249,2</text:p>
          </table:table-cell>
          <table:table-cell office:value-type="float" office:value="2526.6" calcext:value-type="float">
            <text:p>2526,6</text:p>
          </table:table-cell>
          <table:table-cell office:value-type="float" office:value="100" calcext:value-type="float">
            <text:p>100</text:p>
          </table:table-cell>
          <table:table-cell office:value-type="float" office:value="3391" calcext:value-type="float">
            <text:p>3391</text:p>
          </table:table-cell>
          <table:table-cell office:value-type="float" office:value="13564.1" calcext:value-type="float">
            <text:p>13564,1</text:p>
          </table:table-cell>
          <table:table-cell office:value-type="float" office:value="0" calcext:value-type="float">
            <text:p>0</text:p>
          </table:table-cell>
          <table:table-cell office:value-type="float" office:value="1453.5" calcext:value-type="float">
            <text:p>1453,5</text:p>
          </table:table-cell>
          <table:table-cell office:value-type="float" office:value="1443.6" calcext:value-type="float">
            <text:p>1443,6</text:p>
          </table:table-cell>
          <table:table-cell office:value-type="float" office:value="57077.6" calcext:value-type="float">
            <text:p>57077,6</text:p>
          </table:table-cell>
          <table:table-cell office:value-type="float" office:value="2983" calcext:value-type="float">
            <text:p>2983</text:p>
          </table:table-cell>
          <table:table-cell office:value-type="float" office:value="1980" calcext:value-type="float">
            <text:p>1980</text:p>
          </table:table-cell>
          <table:table-cell office:value-type="float" office:value="701.5" calcext:value-type="float">
            <text:p>701,5</text:p>
          </table:table-cell>
          <table:table-cell office:value-type="float" office:value="50" calcext:value-type="float">
            <text:p>50</text:p>
          </table:table-cell>
          <table:table-cell office:value-type="float" office:value="23144.2" calcext:value-type="float">
            <text:p>23144,2</text:p>
          </table:table-cell>
          <table:table-cell office:value-type="float" office:value="37.5" calcext:value-type="float">
            <text:p>37,5</text:p>
          </table:table-cell>
          <table:table-cell office:value-type="float" office:value="50" calcext:value-type="float">
            <text:p>50</text:p>
          </table:table-cell>
          <table:table-cell office:value-type="float" office:value="1383.2" calcext:value-type="float">
            <text:p>1383,2</text:p>
          </table:table-cell>
          <table:table-cell office:value-type="float" office:value="110" calcext:value-type="float">
            <text:p>1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51" calcext:value-type="float">
            <text:p>251</text:p>
          </table:table-cell>
          <table:table-cell office:value-type="float" office:value="2647" calcext:value-type="float">
            <text:p>2647</text:p>
          </table:table-cell>
          <table:table-cell office:value-type="float" office:value="225.3" calcext:value-type="float">
            <text:p>225,3</text:p>
          </table:table-cell>
          <table:table-cell office:value-type="float" office:value="8138.4" calcext:value-type="float">
            <text:p>8138,4</text:p>
          </table:table-cell>
          <table:table-cell office:value-type="float" office:value="13564.1" calcext:value-type="float">
            <text:p>13564,1</text:p>
          </table:table-cell>
          <table:table-cell office:value-type="float" office:value="0" calcext:value-type="float">
            <text:p>0</text:p>
          </table:table-cell>
          <table:table-cell office:value-type="float" office:value="1679.3" calcext:value-type="float">
            <text:p>1679,3</text:p>
          </table:table-cell>
          <table:table-cell office:value-type="float" office:value="1804.6" calcext:value-type="float">
            <text:p>1804,6</text:p>
          </table:table-cell>
          <table:table-cell office:value-type="float" office:value="59790.4" calcext:value-type="float">
            <text:p>59790,4</text:p>
          </table:table-cell>
          <table:table-cell office:value-type="float" office:value="2666.8" calcext:value-type="float">
            <text:p>2666,8</text:p>
          </table:table-cell>
          <table:table-cell office:value-type="float" office:value="2055" calcext:value-type="float">
            <text:p>2055</text:p>
          </table:table-cell>
          <table:table-cell office:value-type="float" office:value="260.2" calcext:value-type="float">
            <text:p>260,2</text:p>
          </table:table-cell>
          <table:table-cell office:value-type="float" office:value="0" calcext:value-type="float">
            <text:p>0</text:p>
          </table:table-cell>
          <table:table-cell office:value-type="float" office:value="21880.8" calcext:value-type="float">
            <text:p>21880,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22.6" calcext:value-type="float">
            <text:p>1022,6</text:p>
          </table:table-cell>
          <table:table-cell office:value-type="float" office:value="112.5" calcext:value-type="float">
            <text:p>112,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52.8" calcext:value-type="float">
            <text:p>252,8</text:p>
          </table:table-cell>
          <table:table-cell office:value-type="float" office:value="3008" calcext:value-type="float">
            <text:p>3008</text:p>
          </table:table-cell>
          <table:table-cell office:value-type="float" office:value="120" calcext:value-type="float">
            <text:p>120</text:p>
          </table:table-cell>
          <table:table-cell office:value-type="float" office:value="3391" calcext:value-type="float">
            <text:p>3391</text:p>
          </table:table-cell>
          <table:table-cell office:value-type="float" office:value="16955.1" calcext:value-type="float">
            <text:p>16955,1</text:p>
          </table:table-cell>
          <table:table-cell office:value-type="float" office:value="0" calcext:value-type="float">
            <text:p>0</text:p>
          </table:table-cell>
          <table:table-cell office:value-type="float" office:value="1403.3" calcext:value-type="float">
            <text:p>1403,3</text:p>
          </table:table-cell>
          <table:table-cell office:value-type="float" office:value="1944.8" calcext:value-type="float">
            <text:p>1944,8</text:p>
          </table:table-cell>
          <table:table-cell office:value-type="float" office:value="59790.4" calcext:value-type="float">
            <text:p>59790,4</text:p>
          </table:table-cell>
          <table:table-cell office:value-type="float" office:value="3188.4" calcext:value-type="float">
            <text:p>3188,4</text:p>
          </table:table-cell>
          <table:table-cell office:value-type="float" office:value="1954.8" calcext:value-type="float">
            <text:p>1954,8</text:p>
          </table:table-cell>
          <table:table-cell office:value-type="float" office:value="380.6" calcext:value-type="float">
            <text:p>380,6</text:p>
          </table:table-cell>
          <table:table-cell office:value-type="float" office:value="200.3" calcext:value-type="float">
            <text:p>200,3</text:p>
          </table:table-cell>
          <table:table-cell office:value-type="float" office:value="21118.4" calcext:value-type="float">
            <text:p>21118,4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651.5" calcext:value-type="float">
            <text:p>651,5</text:p>
          </table:table-cell>
          <table:table-cell office:value-type="float" office:value="137.5" calcext:value-type="float">
            <text:p>137,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54.5" calcext:value-type="float">
            <text:p>254,5</text:p>
          </table:table-cell>
          <table:table-cell office:value-type="float" office:value="2687" calcext:value-type="float">
            <text:p>2687</text:p>
          </table:table-cell>
          <table:table-cell office:value-type="float" office:value="180.2" calcext:value-type="float">
            <text:p>180,2</text:p>
          </table:table-cell>
          <table:table-cell office:value-type="float" office:value="4521.4" calcext:value-type="float">
            <text:p>4521,4</text:p>
          </table:table-cell>
          <table:table-cell office:value-type="float" office:value="10851.3" calcext:value-type="float">
            <text:p>10851,3</text:p>
          </table:table-cell>
          <table:table-cell office:value-type="float" office:value="0" calcext:value-type="float">
            <text:p>0</text:p>
          </table:table-cell>
          <table:table-cell office:value-type="float" office:value="1142.6" calcext:value-type="float">
            <text:p>1142,6</text:p>
          </table:table-cell>
          <table:table-cell office:value-type="float" office:value="1604.2" calcext:value-type="float">
            <text:p>1604,2</text:p>
          </table:table-cell>
          <table:table-cell office:value-type="float" office:value="62503.2" calcext:value-type="float">
            <text:p>62503,2</text:p>
          </table:table-cell>
          <table:table-cell office:value-type="float" office:value="3068" calcext:value-type="float">
            <text:p>3068</text:p>
          </table:table-cell>
          <table:table-cell office:value-type="float" office:value="2180.5" calcext:value-type="float">
            <text:p>2180,5</text:p>
          </table:table-cell>
          <table:table-cell office:value-type="float" office:value="561" calcext:value-type="float">
            <text:p>561</text:p>
          </table:table-cell>
          <table:table-cell office:value-type="float" office:value="80.2" calcext:value-type="float">
            <text:p>80,2</text:p>
          </table:table-cell>
          <table:table-cell office:value-type="float" office:value="22602.8" calcext:value-type="float">
            <text:p>22602,8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1243" calcext:value-type="float">
            <text:p>1243</text:p>
          </table:table-cell>
          <table:table-cell office:value-type="float" office:value="120" calcext:value-type="float">
            <text:p>120</text:p>
          </table:table-cell>
          <table:table-cell office:value-type="float" office:value="4521.4" calcext:value-type="float">
            <text:p>4521,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56.3" calcext:value-type="float">
            <text:p>256,3</text:p>
          </table:table-cell>
          <table:table-cell office:value-type="float" office:value="2586.8" calcext:value-type="float">
            <text:p>2586,8</text:p>
          </table:table-cell>
          <table:table-cell office:value-type="float" office:value="220.2" calcext:value-type="float">
            <text:p>220,2</text:p>
          </table:table-cell>
          <table:table-cell office:value-type="float" office:value="6782" calcext:value-type="float">
            <text:p>6782</text:p>
          </table:table-cell>
          <table:table-cell office:value-type="float" office:value="10851.3" calcext:value-type="float">
            <text:p>10851,3</text:p>
          </table:table-cell>
          <table:table-cell office:value-type="float" office:value="0" calcext:value-type="float">
            <text:p>0</text:p>
          </table:table-cell>
          <table:table-cell office:value-type="float" office:value="1378.5" calcext:value-type="float">
            <text:p>1378,5</text:p>
          </table:table-cell>
          <table:table-cell office:value-type="float" office:value="1684.2" calcext:value-type="float">
            <text:p>1684,2</text:p>
          </table:table-cell>
          <table:table-cell office:value-type="float" office:value="59790.4" calcext:value-type="float">
            <text:p>59790,4</text:p>
          </table:table-cell>
          <table:table-cell office:value-type="float" office:value="2807.4" calcext:value-type="float">
            <text:p>2807,4</text:p>
          </table:table-cell>
          <table:table-cell office:value-type="float" office:value="2707.3" calcext:value-type="float">
            <text:p>2707,3</text:p>
          </table:table-cell>
          <table:table-cell office:value-type="float" office:value="300.4" calcext:value-type="float">
            <text:p>300,4</text:p>
          </table:table-cell>
          <table:table-cell office:value-type="float" office:value="150" calcext:value-type="float">
            <text:p>150</text:p>
          </table:table-cell>
          <table:table-cell office:value-type="float" office:value="20516.8" calcext:value-type="float">
            <text:p>20516,8</text:p>
          </table:table-cell>
          <table:table-cell office:value-type="float" office:value="0" calcext:value-type="float">
            <text:p>0</text:p>
          </table:table-cell>
          <table:table-cell office:value-type="float" office:value="66.7" calcext:value-type="float">
            <text:p>66,7</text:p>
          </table:table-cell>
          <table:table-cell office:value-type="float" office:value="1142.8" calcext:value-type="float">
            <text:p>1142,8</text:p>
          </table:table-cell>
          <table:table-cell office:value-type="float" office:value="150" calcext:value-type="float">
            <text:p>150</text:p>
          </table:table-cell>
          <table:table-cell office:value-type="float" office:value="3391" calcext:value-type="float">
            <text:p>339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58.1" calcext:value-type="float">
            <text:p>258,1</text:p>
          </table:table-cell>
          <table:table-cell office:value-type="float" office:value="2782.3" calcext:value-type="float">
            <text:p>2782,3</text:p>
          </table:table-cell>
          <table:table-cell office:value-type="float" office:value="175" calcext:value-type="float">
            <text:p>175</text:p>
          </table:table-cell>
          <table:table-cell office:value-type="float" office:value="6782" calcext:value-type="float">
            <text:p>6782</text:p>
          </table:table-cell>
          <table:table-cell office:value-type="float" office:value="8138.4" calcext:value-type="float">
            <text:p>8138,4</text:p>
          </table:table-cell>
          <table:table-cell office:value-type="float" office:value="0" calcext:value-type="float">
            <text:p>0</text:p>
          </table:table-cell>
          <table:table-cell office:value-type="float" office:value="1754.5" calcext:value-type="float">
            <text:p>1754,5</text:p>
          </table:table-cell>
          <table:table-cell office:value-type="float" office:value="1945" calcext:value-type="float">
            <text:p>1945</text:p>
          </table:table-cell>
          <table:table-cell office:value-type="float" office:value="57077.6" calcext:value-type="float">
            <text:p>57077,6</text:p>
          </table:table-cell>
          <table:table-cell office:value-type="float" office:value="3128.2" calcext:value-type="float">
            <text:p>3128,2</text:p>
          </table:table-cell>
          <table:table-cell office:value-type="float" office:value="2506.3" calcext:value-type="float">
            <text:p>2506,3</text:p>
          </table:table-cell>
          <table:table-cell office:value-type="float" office:value="250.3" calcext:value-type="float">
            <text:p>250,3</text:p>
          </table:table-cell>
          <table:table-cell office:value-type="float" office:value="120" calcext:value-type="float">
            <text:p>120</text:p>
          </table:table-cell>
          <table:table-cell office:value-type="float" office:value="19594.4" calcext:value-type="float">
            <text:p>19594,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761.6" calcext:value-type="float">
            <text:p>761,6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59.8" calcext:value-type="float">
            <text:p>259,8</text:p>
          </table:table-cell>
          <table:table-cell office:value-type="float" office:value="1905" calcext:value-type="float">
            <text:p>1905</text:p>
          </table:table-cell>
          <table:table-cell office:value-type="float" office:value="125" calcext:value-type="float">
            <text:p>125</text:p>
          </table:table-cell>
          <table:table-cell office:value-type="float" office:value="2712.8" calcext:value-type="float">
            <text:p>2712,8</text:p>
          </table:table-cell>
          <table:table-cell office:value-type="float" office:value="8138.4" calcext:value-type="float">
            <text:p>8138,4</text:p>
          </table:table-cell>
          <table:table-cell office:value-type="float" office:value="0" calcext:value-type="float">
            <text:p>0</text:p>
          </table:table-cell>
          <table:table-cell office:value-type="float" office:value="1453.8" calcext:value-type="float">
            <text:p>1453,8</text:p>
          </table:table-cell>
          <table:table-cell office:value-type="float" office:value="1543.8" calcext:value-type="float">
            <text:p>1543,8</text:p>
          </table:table-cell>
          <table:table-cell office:value-type="float" office:value="57077.6" calcext:value-type="float">
            <text:p>57077,6</text:p>
          </table:table-cell>
          <table:table-cell office:value-type="float" office:value="2887.6" calcext:value-type="float">
            <text:p>2887,6</text:p>
          </table:table-cell>
          <table:table-cell office:value-type="float" office:value="1579" calcext:value-type="float">
            <text:p>1579</text:p>
          </table:table-cell>
          <table:table-cell office:value-type="float" office:value="501" calcext:value-type="float">
            <text:p>501</text:p>
          </table:table-cell>
          <table:table-cell office:value-type="float" office:value="33.3" calcext:value-type="float">
            <text:p>33,3</text:p>
          </table:table-cell>
          <table:table-cell office:value-type="float" office:value="21881" calcext:value-type="float">
            <text:p>21881</text:p>
          </table:table-cell>
          <table:table-cell office:value-type="float" office:value="37.5" calcext:value-type="float">
            <text:p>37,5</text:p>
          </table:table-cell>
          <table:table-cell office:value-type="float" office:value="50" calcext:value-type="float">
            <text:p>50</text:p>
          </table:table-cell>
          <table:table-cell office:value-type="float" office:value="1102.4" calcext:value-type="float">
            <text:p>1102,4</text:p>
          </table:table-cell>
          <table:table-cell office:value-type="float" office:value="140" calcext:value-type="float">
            <text:p>14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61.6" calcext:value-type="float">
            <text:p>261,6</text:p>
          </table:table-cell>
          <table:table-cell office:value-type="float" office:value="2626.8" calcext:value-type="float">
            <text:p>2626,8</text:p>
          </table:table-cell>
          <table:table-cell office:value-type="float" office:value="60" calcext:value-type="float">
            <text:p>60</text:p>
          </table:table-cell>
          <table:table-cell office:value-type="float" office:value="6782" calcext:value-type="float">
            <text:p>6782</text:p>
          </table:table-cell>
          <table:table-cell office:value-type="float" office:value="5425.6" calcext:value-type="float">
            <text:p>5425,6</text:p>
          </table:table-cell>
          <table:table-cell office:value-type="float" office:value="0" calcext:value-type="float">
            <text:p>0</text:p>
          </table:table-cell>
          <table:table-cell office:value-type="float" office:value="1228" calcext:value-type="float">
            <text:p>1228</text:p>
          </table:table-cell>
          <table:table-cell office:value-type="float" office:value="1854.8" calcext:value-type="float">
            <text:p>1854,8</text:p>
          </table:table-cell>
          <table:table-cell office:value-type="float" office:value="59763.3" calcext:value-type="float">
            <text:p>59763,3</text:p>
          </table:table-cell>
          <table:table-cell office:value-type="float" office:value="2667.2" calcext:value-type="float">
            <text:p>2667,2</text:p>
          </table:table-cell>
          <table:table-cell office:value-type="float" office:value="2055.3" calcext:value-type="float">
            <text:p>2055,3</text:p>
          </table:table-cell>
          <table:table-cell office:value-type="float" office:value="425.8" calcext:value-type="float">
            <text:p>425,8</text:p>
          </table:table-cell>
          <table:table-cell office:value-type="float" office:value="75" calcext:value-type="float">
            <text:p>75</text:p>
          </table:table-cell>
          <table:table-cell office:value-type="float" office:value="20155.8" calcext:value-type="float">
            <text:p>20155,8</text:p>
          </table:table-cell>
          <table:table-cell office:value-type="float" office:value="37.5" calcext:value-type="float">
            <text:p>37,5</text:p>
          </table:table-cell>
          <table:table-cell office:value-type="float" office:value="167" calcext:value-type="float">
            <text:p>167</text:p>
          </table:table-cell>
          <table:table-cell office:value-type="float" office:value="1203.2" calcext:value-type="float">
            <text:p>1203,2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63.4" calcext:value-type="float">
            <text:p>263,4</text:p>
          </table:table-cell>
          <table:table-cell office:value-type="float" office:value="2757" calcext:value-type="float">
            <text:p>2757</text:p>
          </table:table-cell>
          <table:table-cell office:value-type="float" office:value="240.2" calcext:value-type="float">
            <text:p>240,2</text:p>
          </table:table-cell>
          <table:table-cell office:value-type="float" office:value="6782" calcext:value-type="float">
            <text:p>6782</text:p>
          </table:table-cell>
          <table:table-cell office:value-type="float" office:value="8138.4" calcext:value-type="float">
            <text:p>8138,4</text:p>
          </table:table-cell>
          <table:table-cell office:value-type="float" office:value="0" calcext:value-type="float">
            <text:p>0</text:p>
          </table:table-cell>
          <table:table-cell office:value-type="float" office:value="1353.3" calcext:value-type="float">
            <text:p>1353,3</text:p>
          </table:table-cell>
          <table:table-cell office:value-type="float" office:value="1704.4" calcext:value-type="float">
            <text:p>1704,4</text:p>
          </table:table-cell>
          <table:table-cell office:value-type="float" office:value="57077.6" calcext:value-type="float">
            <text:p>57077,6</text:p>
          </table:table-cell>
          <table:table-cell office:value-type="float" office:value="2526.4" calcext:value-type="float">
            <text:p>2526,4</text:p>
          </table:table-cell>
          <table:table-cell office:value-type="float" office:value="1704.5" calcext:value-type="float">
            <text:p>1704,5</text:p>
          </table:table-cell>
          <table:table-cell office:value-type="float" office:value="651.5" calcext:value-type="float">
            <text:p>651,5</text:p>
          </table:table-cell>
          <table:table-cell office:value-type="float" office:value="100" calcext:value-type="float">
            <text:p>100</text:p>
          </table:table-cell>
          <table:table-cell office:value-type="float" office:value="20537.2" calcext:value-type="float">
            <text:p>20537,2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801.6" calcext:value-type="float">
            <text:p>801,6</text:p>
          </table:table-cell>
          <table:table-cell office:value-type="float" office:value="87.5" calcext:value-type="float">
            <text:p>87,5</text:p>
          </table:table-cell>
          <table:table-cell office:value-type="float" office:value="5425.6" calcext:value-type="float">
            <text:p>5425,6</text:p>
          </table:table-cell>
          <table:table-cell office:value-type="float" office:value="66.7" calcext:value-type="float">
            <text:p>66,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65.1" calcext:value-type="float">
            <text:p>265,1</text:p>
          </table:table-cell>
          <table:table-cell office:value-type="float" office:value="2626.8" calcext:value-type="float">
            <text:p>2626,8</text:p>
          </table:table-cell>
          <table:table-cell office:value-type="float" office:value="240.2" calcext:value-type="float">
            <text:p>240,2</text:p>
          </table:table-cell>
          <table:table-cell office:value-type="float" office:value="3391" calcext:value-type="float">
            <text:p>3391</text:p>
          </table:table-cell>
          <table:table-cell office:value-type="float" office:value="5425.6" calcext:value-type="float">
            <text:p>5425,6</text:p>
          </table:table-cell>
          <table:table-cell office:value-type="float" office:value="0" calcext:value-type="float">
            <text:p>0</text:p>
          </table:table-cell>
          <table:table-cell office:value-type="float" office:value="1579" calcext:value-type="float">
            <text:p>1579</text:p>
          </table:table-cell>
          <table:table-cell office:value-type="float" office:value="1583.8" calcext:value-type="float">
            <text:p>1583,8</text:p>
          </table:table-cell>
          <table:table-cell office:value-type="float" office:value="59790.4" calcext:value-type="float">
            <text:p>59790,4</text:p>
          </table:table-cell>
          <table:table-cell office:value-type="float" office:value="2606.8" calcext:value-type="float">
            <text:p>2606,8</text:p>
          </table:table-cell>
          <table:table-cell office:value-type="float" office:value="2155.8" calcext:value-type="float">
            <text:p>2155,8</text:p>
          </table:table-cell>
          <table:table-cell office:value-type="float" office:value="701.5" calcext:value-type="float">
            <text:p>701,5</text:p>
          </table:table-cell>
          <table:table-cell office:value-type="float" office:value="80" calcext:value-type="float">
            <text:p>80</text:p>
          </table:table-cell>
          <table:table-cell office:value-type="float" office:value="21299" calcext:value-type="float">
            <text:p>21299</text:p>
          </table:table-cell>
          <table:table-cell office:value-type="float" office:value="62.5" calcext:value-type="float">
            <text:p>62,5</text:p>
          </table:table-cell>
          <table:table-cell office:value-type="float" office:value="20" calcext:value-type="float">
            <text:p>20</text:p>
          </table:table-cell>
          <table:table-cell office:value-type="float" office:value="942.2" calcext:value-type="float">
            <text:p>942,2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66.9" calcext:value-type="float">
            <text:p>266,9</text:p>
          </table:table-cell>
          <table:table-cell office:value-type="float" office:value="2667" calcext:value-type="float">
            <text:p>2667</text:p>
          </table:table-cell>
          <table:table-cell office:value-type="float" office:value="140" calcext:value-type="float">
            <text:p>140</text:p>
          </table:table-cell>
          <table:table-cell office:value-type="float" office:value="6782" calcext:value-type="float">
            <text:p>6782</text:p>
          </table:table-cell>
          <table:table-cell office:value-type="float" office:value="8138.4" calcext:value-type="float">
            <text:p>8138,4</text:p>
          </table:table-cell>
          <table:table-cell office:value-type="float" office:value="0" calcext:value-type="float">
            <text:p>0</text:p>
          </table:table-cell>
          <table:table-cell office:value-type="float" office:value="1478.5" calcext:value-type="float">
            <text:p>1478,5</text:p>
          </table:table-cell>
          <table:table-cell office:value-type="float" office:value="1604" calcext:value-type="float">
            <text:p>1604</text:p>
          </table:table-cell>
          <table:table-cell office:value-type="float" office:value="59790.4" calcext:value-type="float">
            <text:p>59790,4</text:p>
          </table:table-cell>
          <table:table-cell office:value-type="float" office:value="3168.2" calcext:value-type="float">
            <text:p>3168,2</text:p>
          </table:table-cell>
          <table:table-cell office:value-type="float" office:value="2882.5" calcext:value-type="float">
            <text:p>2882,5</text:p>
          </table:table-cell>
          <table:table-cell office:value-type="float" office:value="626" calcext:value-type="float">
            <text:p>626</text:p>
          </table:table-cell>
          <table:table-cell office:value-type="float" office:value="100" calcext:value-type="float">
            <text:p>100</text:p>
          </table:table-cell>
          <table:table-cell office:value-type="float" office:value="19935.2" calcext:value-type="float">
            <text:p>19935,2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122.6" calcext:value-type="float">
            <text:p>1122,6</text:p>
          </table:table-cell>
          <table:table-cell office:value-type="float" office:value="130" calcext:value-type="float">
            <text:p>130</text:p>
          </table:table-cell>
          <table:table-cell office:value-type="float" office:value="4521.4" calcext:value-type="float">
            <text:p>4521,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68.7" calcext:value-type="float">
            <text:p>268,7</text:p>
          </table:table-cell>
          <table:table-cell office:value-type="float" office:value="2646.8" calcext:value-type="float">
            <text:p>2646,8</text:p>
          </table:table-cell>
          <table:table-cell office:value-type="float" office:value="220.4" calcext:value-type="float">
            <text:p>220,4</text:p>
          </table:table-cell>
          <table:table-cell office:value-type="float" office:value="5425.6" calcext:value-type="float">
            <text:p>5425,6</text:p>
          </table:table-cell>
          <table:table-cell office:value-type="float" office:value="10173" calcext:value-type="float">
            <text:p>10173</text:p>
          </table:table-cell>
          <table:table-cell office:value-type="float" office:value="0" calcext:value-type="float">
            <text:p>0</text:p>
          </table:table-cell>
          <table:table-cell office:value-type="float" office:value="1453.5" calcext:value-type="float">
            <text:p>1453,5</text:p>
          </table:table-cell>
          <table:table-cell office:value-type="float" office:value="2045.2" calcext:value-type="float">
            <text:p>2045,2</text:p>
          </table:table-cell>
          <table:table-cell office:value-type="float" office:value="59790.4" calcext:value-type="float">
            <text:p>59790,4</text:p>
          </table:table-cell>
          <table:table-cell office:value-type="float" office:value="3208.4" calcext:value-type="float">
            <text:p>3208,4</text:p>
          </table:table-cell>
          <table:table-cell office:value-type="float" office:value="2331" calcext:value-type="float">
            <text:p>2331</text:p>
          </table:table-cell>
          <table:table-cell office:value-type="float" office:value="475.8" calcext:value-type="float">
            <text:p>475,8</text:p>
          </table:table-cell>
          <table:table-cell office:value-type="float" office:value="50" calcext:value-type="float">
            <text:p>50</text:p>
          </table:table-cell>
          <table:table-cell office:value-type="float" office:value="20978.4" calcext:value-type="float">
            <text:p>20978,4</text:p>
          </table:table-cell>
          <table:table-cell office:value-type="float" office:value="12.5" calcext:value-type="float">
            <text:p>12,5</text:p>
          </table:table-cell>
          <table:table-cell office:value-type="float" office:value="140.2" calcext:value-type="float">
            <text:p>140,2</text:p>
          </table:table-cell>
          <table:table-cell office:value-type="float" office:value="1122.8" calcext:value-type="float">
            <text:p>1122,8</text:p>
          </table:table-cell>
          <table:table-cell office:value-type="float" office:value="187.5" calcext:value-type="float">
            <text:p>187,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70.4" calcext:value-type="float">
            <text:p>270,4</text:p>
          </table:table-cell>
          <table:table-cell office:value-type="float" office:value="2681.8" calcext:value-type="float">
            <text:p>2681,8</text:p>
          </table:table-cell>
          <table:table-cell office:value-type="float" office:value="100" calcext:value-type="float">
            <text:p>100</text:p>
          </table:table-cell>
          <table:table-cell office:value-type="float" office:value="6782" calcext:value-type="float">
            <text:p>6782</text:p>
          </table:table-cell>
          <table:table-cell office:value-type="float" office:value="5425.6" calcext:value-type="float">
            <text:p>5425,6</text:p>
          </table:table-cell>
          <table:table-cell office:value-type="float" office:value="0" calcext:value-type="float">
            <text:p>0</text:p>
          </table:table-cell>
          <table:table-cell office:value-type="float" office:value="1303.3" calcext:value-type="float">
            <text:p>1303,3</text:p>
          </table:table-cell>
          <table:table-cell office:value-type="float" office:value="1664.2" calcext:value-type="float">
            <text:p>1664,2</text:p>
          </table:table-cell>
          <table:table-cell office:value-type="float" office:value="57050.4" calcext:value-type="float">
            <text:p>57050,4</text:p>
          </table:table-cell>
          <table:table-cell office:value-type="float" office:value="3128.2" calcext:value-type="float">
            <text:p>3128,2</text:p>
          </table:table-cell>
          <table:table-cell office:value-type="float" office:value="2456.5" calcext:value-type="float">
            <text:p>2456,5</text:p>
          </table:table-cell>
          <table:table-cell office:value-type="float" office:value="340.4" calcext:value-type="float">
            <text:p>340,4</text:p>
          </table:table-cell>
          <table:table-cell office:value-type="float" office:value="140" calcext:value-type="float">
            <text:p>140</text:p>
          </table:table-cell>
          <table:table-cell office:value-type="float" office:value="19494" calcext:value-type="float">
            <text:p>19494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323.2" calcext:value-type="float">
            <text:p>1323,2</text:p>
          </table:table-cell>
          <table:table-cell office:value-type="float" office:value="87.5" calcext:value-type="float">
            <text:p>87,5</text:p>
          </table:table-cell>
          <table:table-cell office:value-type="float" office:value="3391" calcext:value-type="float">
            <text:p>3391</text:p>
          </table:table-cell>
          <table:table-cell office:value-type="float" office:value="33.3" calcext:value-type="float">
            <text:p>33,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72.2" calcext:value-type="float">
            <text:p>272,2</text:p>
          </table:table-cell>
          <table:table-cell office:value-type="float" office:value="2667" calcext:value-type="float">
            <text:p>2667</text:p>
          </table:table-cell>
          <table:table-cell office:value-type="float" office:value="260" calcext:value-type="float">
            <text:p>260</text:p>
          </table:table-cell>
          <table:table-cell office:value-type="float" office:value="6782" calcext:value-type="float">
            <text:p>6782</text:p>
          </table:table-cell>
          <table:table-cell office:value-type="float" office:value="10173" calcext:value-type="float">
            <text:p>10173</text:p>
          </table:table-cell>
          <table:table-cell office:value-type="float" office:value="0" calcext:value-type="float">
            <text:p>0</text:p>
          </table:table-cell>
          <table:table-cell office:value-type="float" office:value="1303" calcext:value-type="float">
            <text:p>1303</text:p>
          </table:table-cell>
          <table:table-cell office:value-type="float" office:value="1603.8" calcext:value-type="float">
            <text:p>1603,8</text:p>
          </table:table-cell>
          <table:table-cell office:value-type="float" office:value="59790.4" calcext:value-type="float">
            <text:p>59790,4</text:p>
          </table:table-cell>
          <table:table-cell office:value-type="float" office:value="3168.6" calcext:value-type="float">
            <text:p>3168,6</text:p>
          </table:table-cell>
          <table:table-cell office:value-type="float" office:value="1804.8" calcext:value-type="float">
            <text:p>1804,8</text:p>
          </table:table-cell>
          <table:table-cell office:value-type="float" office:value="581" calcext:value-type="float">
            <text:p>581</text:p>
          </table:table-cell>
          <table:table-cell office:value-type="float" office:value="100" calcext:value-type="float">
            <text:p>100</text:p>
          </table:table-cell>
          <table:table-cell office:value-type="float" office:value="19995.4" calcext:value-type="float">
            <text:p>19995,4</text:p>
          </table:table-cell>
          <table:table-cell office:value-type="float" office:value="25" calcext:value-type="float">
            <text:p>25</text:p>
          </table:table-cell>
          <table:table-cell office:value-type="float" office:value="66.7" calcext:value-type="float">
            <text:p>66,7</text:p>
          </table:table-cell>
          <table:table-cell office:value-type="float" office:value="1122.6" calcext:value-type="float">
            <text:p>1122,6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3.3" calcext:value-type="float">
            <text:p>33,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office:value-type="float" office:value="2506.8" calcext:value-type="float">
            <text:p>2506,8</text:p>
          </table:table-cell>
          <table:table-cell office:value-type="float" office:value="300.6" calcext:value-type="float">
            <text:p>300,6</text:p>
          </table:table-cell>
          <table:table-cell office:value-type="float" office:value="3391" calcext:value-type="float">
            <text:p>3391</text:p>
          </table:table-cell>
          <table:table-cell office:value-type="float" office:value="8138.4" calcext:value-type="float">
            <text:p>8138,4</text:p>
          </table:table-cell>
          <table:table-cell office:value-type="float" office:value="0" calcext:value-type="float">
            <text:p>0</text:p>
          </table:table-cell>
          <table:table-cell office:value-type="float" office:value="1704.5" calcext:value-type="float">
            <text:p>1704,5</text:p>
          </table:table-cell>
          <table:table-cell office:value-type="float" office:value="1784.4" calcext:value-type="float">
            <text:p>1784,4</text:p>
          </table:table-cell>
          <table:table-cell office:value-type="float" office:value="51651.9" calcext:value-type="float">
            <text:p>51651,9</text:p>
          </table:table-cell>
          <table:table-cell office:value-type="float" office:value="3348.8" calcext:value-type="float">
            <text:p>3348,8</text:p>
          </table:table-cell>
          <table:table-cell office:value-type="float" office:value="2205.5" calcext:value-type="float">
            <text:p>2205,5</text:p>
          </table:table-cell>
          <table:table-cell office:value-type="float" office:value="275.3" calcext:value-type="float">
            <text:p>275,3</text:p>
          </table:table-cell>
          <table:table-cell office:value-type="float" office:value="267" calcext:value-type="float">
            <text:p>267</text:p>
          </table:table-cell>
          <table:table-cell office:value-type="float" office:value="21018.2" calcext:value-type="float">
            <text:p>21018,2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861.8" calcext:value-type="float">
            <text:p>861,8</text:p>
          </table:table-cell>
          <table:table-cell office:value-type="float" office:value="62.5" calcext:value-type="float">
            <text:p>62,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75.7" calcext:value-type="float">
            <text:p>275,7</text:p>
          </table:table-cell>
          <table:table-cell office:value-type="float" office:value="2807.4" calcext:value-type="float">
            <text:p>2807,4</text:p>
          </table:table-cell>
          <table:table-cell office:value-type="float" office:value="200.2" calcext:value-type="float">
            <text:p>200,2</text:p>
          </table:table-cell>
          <table:table-cell office:value-type="float" office:value="6782" calcext:value-type="float">
            <text:p>6782</text:p>
          </table:table-cell>
          <table:table-cell office:value-type="float" office:value="8138.4" calcext:value-type="float">
            <text:p>8138,4</text:p>
          </table:table-cell>
          <table:table-cell office:value-type="float" office:value="0" calcext:value-type="float">
            <text:p>0</text:p>
          </table:table-cell>
          <table:table-cell office:value-type="float" office:value="1804.8" calcext:value-type="float">
            <text:p>1804,8</text:p>
          </table:table-cell>
          <table:table-cell office:value-type="float" office:value="1744.2" calcext:value-type="float">
            <text:p>1744,2</text:p>
          </table:table-cell>
          <table:table-cell office:value-type="float" office:value="57077.6" calcext:value-type="float">
            <text:p>57077,6</text:p>
          </table:table-cell>
          <table:table-cell office:value-type="float" office:value="2887.6" calcext:value-type="float">
            <text:p>2887,6</text:p>
          </table:table-cell>
          <table:table-cell office:value-type="float" office:value="2707" calcext:value-type="float">
            <text:p>2707</text:p>
          </table:table-cell>
          <table:table-cell office:value-type="float" office:value="476" calcext:value-type="float">
            <text:p>476</text:p>
          </table:table-cell>
          <table:table-cell office:value-type="float" office:value="160" calcext:value-type="float">
            <text:p>160</text:p>
          </table:table-cell>
          <table:table-cell office:value-type="float" office:value="19674.6" calcext:value-type="float">
            <text:p>19674,6</text:p>
          </table:table-cell>
          <table:table-cell office:value-type="float" office:value="37.5" calcext:value-type="float">
            <text:p>37,5</text:p>
          </table:table-cell>
          <table:table-cell office:value-type="float" office:value="220.4" calcext:value-type="float">
            <text:p>220,4</text:p>
          </table:table-cell>
          <table:table-cell office:value-type="float" office:value="841.6" calcext:value-type="float">
            <text:p>841,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77.5" calcext:value-type="float">
            <text:p>277,5</text:p>
          </table:table-cell>
          <table:table-cell office:value-type="float" office:value="2326.2" calcext:value-type="float">
            <text:p>2326,2</text:p>
          </table:table-cell>
          <table:table-cell office:value-type="float" office:value="200" calcext:value-type="float">
            <text:p>200</text:p>
          </table:table-cell>
          <table:table-cell office:value-type="float" office:value="4521.4" calcext:value-type="float">
            <text:p>4521,4</text:p>
          </table:table-cell>
          <table:table-cell office:value-type="float" office:value="5425.6" calcext:value-type="float">
            <text:p>5425,6</text:p>
          </table:table-cell>
          <table:table-cell office:value-type="float" office:value="0" calcext:value-type="float">
            <text:p>0</text:p>
          </table:table-cell>
          <table:table-cell office:value-type="float" office:value="1082.4" calcext:value-type="float">
            <text:p>1082,4</text:p>
          </table:table-cell>
          <table:table-cell office:value-type="float" office:value="1864.8" calcext:value-type="float">
            <text:p>1864,8</text:p>
          </table:table-cell>
          <table:table-cell office:value-type="float" office:value="57077.6" calcext:value-type="float">
            <text:p>57077,6</text:p>
          </table:table-cell>
          <table:table-cell office:value-type="float" office:value="3108.4" calcext:value-type="float">
            <text:p>3108,4</text:p>
          </table:table-cell>
          <table:table-cell office:value-type="float" office:value="2456.3" calcext:value-type="float">
            <text:p>2456,3</text:p>
          </table:table-cell>
          <table:table-cell office:value-type="float" office:value="561" calcext:value-type="float">
            <text:p>561</text:p>
          </table:table-cell>
          <table:table-cell office:value-type="float" office:value="20" calcext:value-type="float">
            <text:p>20</text:p>
          </table:table-cell>
          <table:table-cell office:value-type="float" office:value="18290.8" calcext:value-type="float">
            <text:p>18290,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323.4" calcext:value-type="float">
            <text:p>1323,4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79.3" calcext:value-type="float">
            <text:p>279,3</text:p>
          </table:table-cell>
          <table:table-cell office:value-type="float" office:value="2305.8" calcext:value-type="float">
            <text:p>2305,8</text:p>
          </table:table-cell>
          <table:table-cell office:value-type="float" office:value="375.5" calcext:value-type="float">
            <text:p>375,5</text:p>
          </table:table-cell>
          <table:table-cell office:value-type="float" office:value="5425.6" calcext:value-type="float">
            <text:p>5425,6</text:p>
          </table:table-cell>
          <table:table-cell office:value-type="float" office:value="6782" calcext:value-type="float">
            <text:p>6782</text:p>
          </table:table-cell>
          <table:table-cell office:value-type="float" office:value="0" calcext:value-type="float">
            <text:p>0</text:p>
          </table:table-cell>
          <table:table-cell office:value-type="float" office:value="1303.3" calcext:value-type="float">
            <text:p>1303,3</text:p>
          </table:table-cell>
          <table:table-cell office:value-type="float" office:value="1905" calcext:value-type="float">
            <text:p>1905</text:p>
          </table:table-cell>
          <table:table-cell office:value-type="float" office:value="54364.8" calcext:value-type="float">
            <text:p>54364,8</text:p>
          </table:table-cell>
          <table:table-cell office:value-type="float" office:value="3168.4" calcext:value-type="float">
            <text:p>3168,4</text:p>
          </table:table-cell>
          <table:table-cell office:value-type="float" office:value="2556.8" calcext:value-type="float">
            <text:p>2556,8</text:p>
          </table:table-cell>
          <table:table-cell office:value-type="float" office:value="380.6" calcext:value-type="float">
            <text:p>380,6</text:p>
          </table:table-cell>
          <table:table-cell office:value-type="float" office:value="100" calcext:value-type="float">
            <text:p>100</text:p>
          </table:table-cell>
          <table:table-cell office:value-type="float" office:value="19293.6" calcext:value-type="float">
            <text:p>19293,6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363.4" calcext:value-type="float">
            <text:p>1363,4</text:p>
          </table:table-cell>
          <table:table-cell office:value-type="float" office:value="140" calcext:value-type="float">
            <text:p>14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81.1" calcext:value-type="float">
            <text:p>281,1</text:p>
          </table:table-cell>
          <table:table-cell office:value-type="float" office:value="2526.8" calcext:value-type="float">
            <text:p>2526,8</text:p>
          </table:table-cell>
          <table:table-cell office:value-type="float" office:value="250.5" calcext:value-type="float">
            <text:p>250,5</text:p>
          </table:table-cell>
          <table:table-cell office:value-type="float" office:value="4521.4" calcext:value-type="float">
            <text:p>4521,4</text:p>
          </table:table-cell>
          <table:table-cell office:value-type="float" office:value="6782" calcext:value-type="float">
            <text:p>6782</text:p>
          </table:table-cell>
          <table:table-cell office:value-type="float" office:value="0" calcext:value-type="float">
            <text:p>0</text:p>
          </table:table-cell>
          <table:table-cell office:value-type="float" office:value="1403.5" calcext:value-type="float">
            <text:p>1403,5</text:p>
          </table:table-cell>
          <table:table-cell office:value-type="float" office:value="1865" calcext:value-type="float">
            <text:p>1865</text:p>
          </table:table-cell>
          <table:table-cell office:value-type="float" office:value="57077.6" calcext:value-type="float">
            <text:p>57077,6</text:p>
          </table:table-cell>
          <table:table-cell office:value-type="float" office:value="3088.2" calcext:value-type="float">
            <text:p>3088,2</text:p>
          </table:table-cell>
          <table:table-cell office:value-type="float" office:value="1704.5" calcext:value-type="float">
            <text:p>1704,5</text:p>
          </table:table-cell>
          <table:table-cell office:value-type="float" office:value="425.8" calcext:value-type="float">
            <text:p>425,8</text:p>
          </table:table-cell>
          <table:table-cell office:value-type="float" office:value="240.2" calcext:value-type="float">
            <text:p>240,2</text:p>
          </table:table-cell>
          <table:table-cell office:value-type="float" office:value="19092.8" calcext:value-type="float">
            <text:p>19092,8</text:p>
          </table:table-cell>
          <table:table-cell office:value-type="float" office:value="12.5" calcext:value-type="float">
            <text:p>12,5</text:p>
          </table:table-cell>
          <table:table-cell office:value-type="float" office:value="100" calcext:value-type="float">
            <text:p>100</text:p>
          </table:table-cell>
          <table:table-cell office:value-type="float" office:value="902" calcext:value-type="float">
            <text:p>902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82.8" calcext:value-type="float">
            <text:p>282,8</text:p>
          </table:table-cell>
          <table:table-cell office:value-type="float" office:value="2145.6" calcext:value-type="float">
            <text:p>2145,6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5425.6" calcext:value-type="float">
            <text:p>5425,6</text:p>
          </table:table-cell>
          <table:table-cell office:value-type="float" office:value="4521.4" calcext:value-type="float">
            <text:p>4521,4</text:p>
          </table:table-cell>
          <table:table-cell office:value-type="float" office:value="1579" calcext:value-type="float">
            <text:p>1579</text:p>
          </table:table-cell>
          <table:table-cell office:value-type="float" office:value="1704.5" calcext:value-type="float">
            <text:p>1704,5</text:p>
          </table:table-cell>
          <table:table-cell office:value-type="float" office:value="57077.6" calcext:value-type="float">
            <text:p>57077,6</text:p>
          </table:table-cell>
          <table:table-cell office:value-type="float" office:value="2887.4" calcext:value-type="float">
            <text:p>2887,4</text:p>
          </table:table-cell>
          <table:table-cell office:value-type="float" office:value="2030.3" calcext:value-type="float">
            <text:p>2030,3</text:p>
          </table:table-cell>
          <table:table-cell office:value-type="float" office:value="751.8" calcext:value-type="float">
            <text:p>751,8</text:p>
          </table:table-cell>
          <table:table-cell office:value-type="float" office:value="250.5" calcext:value-type="float">
            <text:p>250,5</text:p>
          </table:table-cell>
          <table:table-cell office:value-type="float" office:value="19534.2" calcext:value-type="float">
            <text:p>19534,2</text:p>
          </table:table-cell>
          <table:table-cell office:value-type="float" office:value="28.6" calcext:value-type="float">
            <text:p>28,6</text:p>
          </table:table-cell>
          <table:table-cell office:value-type="float" office:value="40" calcext:value-type="float">
            <text:p>40</text:p>
          </table:table-cell>
          <table:table-cell office:value-type="float" office:value="942.2" calcext:value-type="float">
            <text:p>942,2</text:p>
          </table:table-cell>
          <table:table-cell office:value-type="float" office:value="140" calcext:value-type="float">
            <text:p>140</text:p>
          </table:table-cell>
          <table:table-cell office:value-type="float" office:value="3391" calcext:value-type="float">
            <text:p>339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84.6" calcext:value-type="float">
            <text:p>284,6</text:p>
          </table:table-cell>
          <table:table-cell office:value-type="float" office:value="2727.2" calcext:value-type="float">
            <text:p>2727,2</text:p>
          </table:table-cell>
          <table:table-cell office:value-type="float" office:value="140" calcext:value-type="float">
            <text:p>140</text:p>
          </table:table-cell>
          <table:table-cell office:value-type="float" office:value="3391" calcext:value-type="float">
            <text:p>3391</text:p>
          </table:table-cell>
          <table:table-cell office:value-type="float" office:value="6782" calcext:value-type="float">
            <text:p>6782</text:p>
          </table:table-cell>
          <table:table-cell office:value-type="float" office:value="3391" calcext:value-type="float">
            <text:p>3391</text:p>
          </table:table-cell>
          <table:table-cell office:value-type="float" office:value="1804.8" calcext:value-type="float">
            <text:p>1804,8</text:p>
          </table:table-cell>
          <table:table-cell office:value-type="float" office:value="1804.6" calcext:value-type="float">
            <text:p>1804,6</text:p>
          </table:table-cell>
          <table:table-cell office:value-type="float" office:value="59790.4" calcext:value-type="float">
            <text:p>59790,4</text:p>
          </table:table-cell>
          <table:table-cell office:value-type="float" office:value="2647" calcext:value-type="float">
            <text:p>2647</text:p>
          </table:table-cell>
          <table:table-cell office:value-type="float" office:value="2381.3" calcext:value-type="float">
            <text:p>2381,3</text:p>
          </table:table-cell>
          <table:table-cell office:value-type="float" office:value="501" calcext:value-type="float">
            <text:p>501</text:p>
          </table:table-cell>
          <table:table-cell office:value-type="float" office:value="200.3" calcext:value-type="float">
            <text:p>200,3</text:p>
          </table:table-cell>
          <table:table-cell office:value-type="float" office:value="19313.6" calcext:value-type="float">
            <text:p>19313,6</text:p>
          </table:table-cell>
          <table:table-cell office:value-type="float" office:value="0" calcext:value-type="float">
            <text:p>0</text:p>
          </table:table-cell>
          <table:table-cell office:value-type="float" office:value="80.2" calcext:value-type="float">
            <text:p>80,2</text:p>
          </table:table-cell>
          <table:table-cell office:value-type="float" office:value="1102.6" calcext:value-type="float">
            <text:p>1102,6</text:p>
          </table:table-cell>
          <table:table-cell office:value-type="float" office:value="150" calcext:value-type="float">
            <text:p>15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86.4" calcext:value-type="float">
            <text:p>286,4</text:p>
          </table:table-cell>
          <table:table-cell office:value-type="float" office:value="2366.2" calcext:value-type="float">
            <text:p>2366,2</text:p>
          </table:table-cell>
          <table:table-cell office:value-type="float" office:value="275.3" calcext:value-type="float">
            <text:p>275,3</text:p>
          </table:table-cell>
          <table:table-cell office:value-type="float" office:value="3391" calcext:value-type="float">
            <text:p>3391</text:p>
          </table:table-cell>
          <table:table-cell office:value-type="float" office:value="5425.6" calcext:value-type="float">
            <text:p>5425,6</text:p>
          </table:table-cell>
          <table:table-cell office:value-type="float" office:value="0" calcext:value-type="float">
            <text:p>0</text:p>
          </table:table-cell>
          <table:table-cell office:value-type="float" office:value="1403.3" calcext:value-type="float">
            <text:p>1403,3</text:p>
          </table:table-cell>
          <table:table-cell office:value-type="float" office:value="1884.8" calcext:value-type="float">
            <text:p>1884,8</text:p>
          </table:table-cell>
          <table:table-cell office:value-type="float" office:value="59790.4" calcext:value-type="float">
            <text:p>59790,4</text:p>
          </table:table-cell>
          <table:table-cell office:value-type="float" office:value="3048.2" calcext:value-type="float">
            <text:p>3048,2</text:p>
          </table:table-cell>
          <table:table-cell office:value-type="float" office:value="2807.5" calcext:value-type="float">
            <text:p>2807,5</text:p>
          </table:table-cell>
          <table:table-cell office:value-type="float" office:value="520.8" calcext:value-type="float">
            <text:p>520,8</text:p>
          </table:table-cell>
          <table:table-cell office:value-type="float" office:value="75" calcext:value-type="float">
            <text:p>75</text:p>
          </table:table-cell>
          <table:table-cell office:value-type="float" office:value="19173.4" calcext:value-type="float">
            <text:p>19173,4</text:p>
          </table:table-cell>
          <table:table-cell office:value-type="float" office:value="12.5" calcext:value-type="float">
            <text:p>12,5</text:p>
          </table:table-cell>
          <table:table-cell office:value-type="float" office:value="60" calcext:value-type="float">
            <text:p>60</text:p>
          </table:table-cell>
          <table:table-cell office:value-type="float" office:value="801.8" calcext:value-type="float">
            <text:p>801,8</text:p>
          </table:table-cell>
          <table:table-cell office:value-type="float" office:value="180" calcext:value-type="float">
            <text:p>18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88.1" calcext:value-type="float">
            <text:p>288,1</text:p>
          </table:table-cell>
          <table:table-cell office:value-type="float" office:value="2606.6" calcext:value-type="float">
            <text:p>2606,6</text:p>
          </table:table-cell>
          <table:table-cell office:value-type="float" office:value="120" calcext:value-type="float">
            <text:p>120</text:p>
          </table:table-cell>
          <table:table-cell office:value-type="float" office:value="2712.8" calcext:value-type="float">
            <text:p>2712,8</text:p>
          </table:table-cell>
          <table:table-cell office:value-type="float" office:value="8138.4" calcext:value-type="float">
            <text:p>8138,4</text:p>
          </table:table-cell>
          <table:table-cell office:value-type="float" office:value="0" calcext:value-type="float">
            <text:p>0</text:p>
          </table:table-cell>
          <table:table-cell office:value-type="float" office:value="982.2" calcext:value-type="float">
            <text:p>982,2</text:p>
          </table:table-cell>
          <table:table-cell office:value-type="float" office:value="1563.6" calcext:value-type="float">
            <text:p>1563,6</text:p>
          </table:table-cell>
          <table:table-cell office:value-type="float" office:value="57077.6" calcext:value-type="float">
            <text:p>57077,6</text:p>
          </table:table-cell>
          <table:table-cell office:value-type="float" office:value="3088" calcext:value-type="float">
            <text:p>3088</text:p>
          </table:table-cell>
          <table:table-cell office:value-type="float" office:value="2431.3" calcext:value-type="float">
            <text:p>2431,3</text:p>
          </table:table-cell>
          <table:table-cell office:value-type="float" office:value="525.8" calcext:value-type="float">
            <text:p>525,8</text:p>
          </table:table-cell>
          <table:table-cell office:value-type="float" office:value="50" calcext:value-type="float">
            <text:p>50</text:p>
          </table:table-cell>
          <table:table-cell office:value-type="float" office:value="19534.4" calcext:value-type="float">
            <text:p>19534,4</text:p>
          </table:table-cell>
          <table:table-cell office:value-type="float" office:value="14.3" calcext:value-type="float">
            <text:p>14,3</text:p>
          </table:table-cell>
          <table:table-cell office:value-type="float" office:value="0" calcext:value-type="float">
            <text:p>0</text:p>
          </table:table-cell>
          <table:table-cell office:value-type="float" office:value="1052.3" calcext:value-type="float">
            <text:p>1052,3</text:p>
          </table:table-cell>
          <table:table-cell office:value-type="float" office:value="125" calcext:value-type="float">
            <text:p>125</text:p>
          </table:table-cell>
          <table:table-cell office:value-type="float" office:value="4521.4" calcext:value-type="float">
            <text:p>4521,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89.9" calcext:value-type="float">
            <text:p>289,9</text:p>
          </table:table-cell>
          <table:table-cell office:value-type="float" office:value="2686.8" calcext:value-type="float">
            <text:p>2686,8</text:p>
          </table:table-cell>
          <table:table-cell office:value-type="float" office:value="140" calcext:value-type="float">
            <text:p>140</text:p>
          </table:table-cell>
          <table:table-cell office:value-type="float" office:value="3391" calcext:value-type="float">
            <text:p>3391</text:p>
          </table:table-cell>
          <table:table-cell office:value-type="float" office:value="5425.6" calcext:value-type="float">
            <text:p>5425,6</text:p>
          </table:table-cell>
          <table:table-cell office:value-type="float" office:value="0" calcext:value-type="float">
            <text:p>0</text:p>
          </table:table-cell>
          <table:table-cell office:value-type="float" office:value="801.8" calcext:value-type="float">
            <text:p>801,8</text:p>
          </table:table-cell>
          <table:table-cell office:value-type="float" office:value="1644.2" calcext:value-type="float">
            <text:p>1644,2</text:p>
          </table:table-cell>
          <table:table-cell office:value-type="float" office:value="57077.6" calcext:value-type="float">
            <text:p>57077,6</text:p>
          </table:table-cell>
          <table:table-cell office:value-type="float" office:value="3068.2" calcext:value-type="float">
            <text:p>3068,2</text:p>
          </table:table-cell>
          <table:table-cell office:value-type="float" office:value="2281" calcext:value-type="float">
            <text:p>2281</text:p>
          </table:table-cell>
          <table:table-cell office:value-type="float" office:value="380.6" calcext:value-type="float">
            <text:p>380,6</text:p>
          </table:table-cell>
          <table:table-cell office:value-type="float" office:value="50" calcext:value-type="float">
            <text:p>50</text:p>
          </table:table-cell>
          <table:table-cell office:value-type="float" office:value="18772" calcext:value-type="float">
            <text:p>18772</text:p>
          </table:table-cell>
          <table:table-cell office:value-type="float" office:value="0" calcext:value-type="float">
            <text:p>0</text:p>
          </table:table-cell>
          <table:table-cell office:value-type="float" office:value="33.3" calcext:value-type="float">
            <text:p>33,3</text:p>
          </table:table-cell>
          <table:table-cell office:value-type="float" office:value="1162.6" calcext:value-type="float">
            <text:p>1162,6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00.3" calcext:value-type="float">
            <text:p>100,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91.7" calcext:value-type="float">
            <text:p>291,7</text:p>
          </table:table-cell>
          <table:table-cell office:value-type="float" office:value="2932.5" calcext:value-type="float">
            <text:p>2932,5</text:p>
          </table:table-cell>
          <table:table-cell office:value-type="float" office:value="320.4" calcext:value-type="float">
            <text:p>320,4</text:p>
          </table:table-cell>
          <table:table-cell office:value-type="float" office:value="2712.8" calcext:value-type="float">
            <text:p>2712,8</text:p>
          </table:table-cell>
          <table:table-cell office:value-type="float" office:value="8138.4" calcext:value-type="float">
            <text:p>8138,4</text:p>
          </table:table-cell>
          <table:table-cell office:value-type="float" office:value="4521.4" calcext:value-type="float">
            <text:p>4521,4</text:p>
          </table:table-cell>
          <table:table-cell office:value-type="float" office:value="1453.5" calcext:value-type="float">
            <text:p>1453,5</text:p>
          </table:table-cell>
          <table:table-cell office:value-type="float" office:value="2080.3" calcext:value-type="float">
            <text:p>2080,3</text:p>
          </table:table-cell>
          <table:table-cell office:value-type="float" office:value="59790.4" calcext:value-type="float">
            <text:p>59790,4</text:p>
          </table:table-cell>
          <table:table-cell office:value-type="float" office:value="2707.2" calcext:value-type="float">
            <text:p>2707,2</text:p>
          </table:table-cell>
          <table:table-cell office:value-type="float" office:value="2355.8" calcext:value-type="float">
            <text:p>2355,8</text:p>
          </table:table-cell>
          <table:table-cell office:value-type="float" office:value="350.5" calcext:value-type="float">
            <text:p>350,5</text:p>
          </table:table-cell>
          <table:table-cell office:value-type="float" office:value="50" calcext:value-type="float">
            <text:p>50</text:p>
          </table:table-cell>
          <table:table-cell office:value-type="float" office:value="19253.4" calcext:value-type="float">
            <text:p>19253,4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142.8" calcext:value-type="float">
            <text:p>1142,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3.3" calcext:value-type="float">
            <text:p>33,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93.4" calcext:value-type="float">
            <text:p>293,4</text:p>
          </table:table-cell>
          <table:table-cell office:value-type="float" office:value="2506.5" calcext:value-type="float">
            <text:p>2506,5</text:p>
          </table:table-cell>
          <table:table-cell office:value-type="float" office:value="140" calcext:value-type="float">
            <text:p>140</text:p>
          </table:table-cell>
          <table:table-cell office:value-type="float" office:value="6782" calcext:value-type="float">
            <text:p>6782</text:p>
          </table:table-cell>
          <table:table-cell office:value-type="float" office:value="8138.4" calcext:value-type="float">
            <text:p>8138,4</text:p>
          </table:table-cell>
          <table:table-cell office:value-type="float" office:value="0" calcext:value-type="float">
            <text:p>0</text:p>
          </table:table-cell>
          <table:table-cell office:value-type="float" office:value="1077.5" calcext:value-type="float">
            <text:p>1077,5</text:p>
          </table:table-cell>
          <table:table-cell office:value-type="float" office:value="1944.8" calcext:value-type="float">
            <text:p>1944,8</text:p>
          </table:table-cell>
          <table:table-cell office:value-type="float" office:value="57050.4" calcext:value-type="float">
            <text:p>57050,4</text:p>
          </table:table-cell>
          <table:table-cell office:value-type="float" office:value="2932.8" calcext:value-type="float">
            <text:p>2932,8</text:p>
          </table:table-cell>
          <table:table-cell office:value-type="float" office:value="2682.3" calcext:value-type="float">
            <text:p>2682,3</text:p>
          </table:table-cell>
          <table:table-cell office:value-type="float" office:value="325.5" calcext:value-type="float">
            <text:p>325,5</text:p>
          </table:table-cell>
          <table:table-cell office:value-type="float" office:value="140" calcext:value-type="float">
            <text:p>140</text:p>
          </table:table-cell>
          <table:table-cell office:value-type="float" office:value="18591.6" calcext:value-type="float">
            <text:p>18591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3.2" calcext:value-type="float">
            <text:p>1283,2</text:p>
          </table:table-cell>
          <table:table-cell office:value-type="float" office:value="110" calcext:value-type="float">
            <text:p>1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95.2" calcext:value-type="float">
            <text:p>295,2</text:p>
          </table:table-cell>
          <table:table-cell office:value-type="float" office:value="2556.8" calcext:value-type="float">
            <text:p>2556,8</text:p>
          </table:table-cell>
          <table:table-cell office:value-type="float" office:value="220.2" calcext:value-type="float">
            <text:p>220,2</text:p>
          </table:table-cell>
          <table:table-cell office:value-type="float" office:value="3391" calcext:value-type="float">
            <text:p>3391</text:p>
          </table:table-cell>
          <table:table-cell office:value-type="float" office:value="5425.6" calcext:value-type="float">
            <text:p>5425,6</text:p>
          </table:table-cell>
          <table:table-cell office:value-type="float" office:value="0" calcext:value-type="float">
            <text:p>0</text:p>
          </table:table-cell>
          <table:table-cell office:value-type="float" office:value="1323.2" calcext:value-type="float">
            <text:p>1323,2</text:p>
          </table:table-cell>
          <table:table-cell office:value-type="float" office:value="1664.2" calcext:value-type="float">
            <text:p>1664,2</text:p>
          </table:table-cell>
          <table:table-cell office:value-type="float" office:value="59790.4" calcext:value-type="float">
            <text:p>59790,4</text:p>
          </table:table-cell>
          <table:table-cell office:value-type="float" office:value="2827.6" calcext:value-type="float">
            <text:p>2827,6</text:p>
          </table:table-cell>
          <table:table-cell office:value-type="float" office:value="2556.8" calcext:value-type="float">
            <text:p>2556,8</text:p>
          </table:table-cell>
          <table:table-cell office:value-type="float" office:value="676.3" calcext:value-type="float">
            <text:p>676,3</text:p>
          </table:table-cell>
          <table:table-cell office:value-type="float" office:value="75" calcext:value-type="float">
            <text:p>75</text:p>
          </table:table-cell>
          <table:table-cell office:value-type="float" office:value="19434" calcext:value-type="float">
            <text:p>19434</text:p>
          </table:table-cell>
          <table:table-cell office:value-type="float" office:value="25" calcext:value-type="float">
            <text:p>25</text:p>
          </table:table-cell>
          <table:table-cell office:value-type="float" office:value="150.3" calcext:value-type="float">
            <text:p>150,3</text:p>
          </table:table-cell>
          <table:table-cell office:value-type="float" office:value="1222.8" calcext:value-type="float">
            <text:p>1222,8</text:p>
          </table:table-cell>
          <table:table-cell office:value-type="float" office:value="112.5" calcext:value-type="float">
            <text:p>112,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97" calcext:value-type="float">
            <text:p>297</text:p>
          </table:table-cell>
          <table:table-cell office:value-type="float" office:value="2506.6" calcext:value-type="float">
            <text:p>2506,6</text:p>
          </table:table-cell>
          <table:table-cell office:value-type="float" office:value="225.3" calcext:value-type="float">
            <text:p>225,3</text:p>
          </table:table-cell>
          <table:table-cell office:value-type="float" office:value="6782" calcext:value-type="float">
            <text:p>6782</text:p>
          </table:table-cell>
          <table:table-cell office:value-type="float" office:value="5425.6" calcext:value-type="float">
            <text:p>5425,6</text:p>
          </table:table-cell>
          <table:table-cell office:value-type="float" office:value="0" calcext:value-type="float">
            <text:p>0</text:p>
          </table:table-cell>
          <table:table-cell office:value-type="float" office:value="1403.5" calcext:value-type="float">
            <text:p>1403,5</text:p>
          </table:table-cell>
          <table:table-cell office:value-type="float" office:value="1985.2" calcext:value-type="float">
            <text:p>1985,2</text:p>
          </table:table-cell>
          <table:table-cell office:value-type="float" office:value="57077.6" calcext:value-type="float">
            <text:p>57077,6</text:p>
          </table:table-cell>
          <table:table-cell office:value-type="float" office:value="3168.2" calcext:value-type="float">
            <text:p>3168,2</text:p>
          </table:table-cell>
          <table:table-cell office:value-type="float" office:value="2456.3" calcext:value-type="float">
            <text:p>2456,3</text:p>
          </table:table-cell>
          <table:table-cell office:value-type="float" office:value="501" calcext:value-type="float">
            <text:p>501</text:p>
          </table:table-cell>
          <table:table-cell office:value-type="float" office:value="160.2" calcext:value-type="float">
            <text:p>160,2</text:p>
          </table:table-cell>
          <table:table-cell office:value-type="float" office:value="20075.6" calcext:value-type="float">
            <text:p>20075,6</text:p>
          </table:table-cell>
          <table:table-cell office:value-type="float" office:value="12.5" calcext:value-type="float">
            <text:p>12,5</text:p>
          </table:table-cell>
          <table:table-cell office:value-type="float" office:value="0" calcext:value-type="float">
            <text:p>0</text:p>
          </table:table-cell>
          <table:table-cell office:value-type="float" office:value="861.8" calcext:value-type="float">
            <text:p>861,8</text:p>
          </table:table-cell>
          <table:table-cell office:value-type="float" office:value="100" calcext:value-type="float">
            <text:p>100</text:p>
          </table:table-cell>
          <table:table-cell office:value-type="float" office:value="4521.4" calcext:value-type="float">
            <text:p>4521,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298.7" calcext:value-type="float">
            <text:p>298,7</text:p>
          </table:table-cell>
          <table:table-cell office:value-type="float" office:value="2446.4" calcext:value-type="float">
            <text:p>2446,4</text:p>
          </table:table-cell>
          <table:table-cell office:value-type="float" office:value="200" calcext:value-type="float">
            <text:p>200</text:p>
          </table:table-cell>
          <table:table-cell office:value-type="float" office:value="2712.8" calcext:value-type="float">
            <text:p>2712,8</text:p>
          </table:table-cell>
          <table:table-cell office:value-type="float" office:value="4521.4" calcext:value-type="float">
            <text:p>4521,4</text:p>
          </table:table-cell>
          <table:table-cell office:value-type="float" office:value="0" calcext:value-type="float">
            <text:p>0</text:p>
          </table:table-cell>
          <table:table-cell office:value-type="float" office:value="1503.8" calcext:value-type="float">
            <text:p>1503,8</text:p>
          </table:table-cell>
          <table:table-cell office:value-type="float" office:value="1729.3" calcext:value-type="float">
            <text:p>1729,3</text:p>
          </table:table-cell>
          <table:table-cell office:value-type="float" office:value="57077.6" calcext:value-type="float">
            <text:p>57077,6</text:p>
          </table:table-cell>
          <table:table-cell office:value-type="float" office:value="3148.4" calcext:value-type="float">
            <text:p>3148,4</text:p>
          </table:table-cell>
          <table:table-cell office:value-type="float" office:value="2807.5" calcext:value-type="float">
            <text:p>2807,5</text:p>
          </table:table-cell>
          <table:table-cell office:value-type="float" office:value="325.5" calcext:value-type="float">
            <text:p>325,5</text:p>
          </table:table-cell>
          <table:table-cell office:value-type="float" office:value="100" calcext:value-type="float">
            <text:p>100</text:p>
          </table:table-cell>
          <table:table-cell office:value-type="float" office:value="19393.6" calcext:value-type="float">
            <text:p>19393,6</text:p>
          </table:table-cell>
          <table:table-cell office:value-type="float" office:value="37.5" calcext:value-type="float">
            <text:p>37,5</text:p>
          </table:table-cell>
          <table:table-cell office:value-type="float" office:value="125.3" calcext:value-type="float">
            <text:p>125,3</text:p>
          </table:table-cell>
          <table:table-cell office:value-type="float" office:value="1042.4" calcext:value-type="float">
            <text:p>1042,4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66.7" calcext:value-type="float">
            <text:p>66,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300.5" calcext:value-type="float">
            <text:p>300,5</text:p>
          </table:table-cell>
          <table:table-cell office:value-type="float" office:value="2606.8" calcext:value-type="float">
            <text:p>2606,8</text:p>
          </table:table-cell>
          <table:table-cell office:value-type="float" office:value="180.4" calcext:value-type="float">
            <text:p>180,4</text:p>
          </table:table-cell>
          <table:table-cell office:value-type="float" office:value="2712.8" calcext:value-type="float">
            <text:p>2712,8</text:p>
          </table:table-cell>
          <table:table-cell office:value-type="float" office:value="10173" calcext:value-type="float">
            <text:p>10173</text:p>
          </table:table-cell>
          <table:table-cell office:value-type="float" office:value="0" calcext:value-type="float">
            <text:p>0</text:p>
          </table:table-cell>
          <table:table-cell office:value-type="float" office:value="1022.4" calcext:value-type="float">
            <text:p>1022,4</text:p>
          </table:table-cell>
          <table:table-cell office:value-type="float" office:value="2105.6" calcext:value-type="float">
            <text:p>2105,6</text:p>
          </table:table-cell>
          <table:table-cell office:value-type="float" office:value="51651.9" calcext:value-type="float">
            <text:p>51651,9</text:p>
          </table:table-cell>
          <table:table-cell office:value-type="float" office:value="2847.4" calcext:value-type="float">
            <text:p>2847,4</text:p>
          </table:table-cell>
          <table:table-cell office:value-type="float" office:value="1955" calcext:value-type="float">
            <text:p>1955</text:p>
          </table:table-cell>
          <table:table-cell office:value-type="float" office:value="450.8" calcext:value-type="float">
            <text:p>450,8</text:p>
          </table:table-cell>
          <table:table-cell office:value-type="float" office:value="100.2" calcext:value-type="float">
            <text:p>100,2</text:p>
          </table:table-cell>
          <table:table-cell office:value-type="float" office:value="19012.8" calcext:value-type="float">
            <text:p>19012,8</text:p>
          </table:table-cell>
          <table:table-cell office:value-type="float" office:value="50" calcext:value-type="float">
            <text:p>50</text:p>
          </table:table-cell>
          <table:table-cell office:value-type="float" office:value="275.5" calcext:value-type="float">
            <text:p>275,5</text:p>
          </table:table-cell>
          <table:table-cell office:value-type="float" office:value="982.4" calcext:value-type="float">
            <text:p>982,4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302.3" calcext:value-type="float">
            <text:p>302,3</text:p>
          </table:table-cell>
          <table:table-cell office:value-type="float" office:value="2205.6" calcext:value-type="float">
            <text:p>2205,6</text:p>
          </table:table-cell>
          <table:table-cell office:value-type="float" office:value="140" calcext:value-type="float">
            <text:p>140</text:p>
          </table:table-cell>
          <table:table-cell office:value-type="float" office:value="4521.4" calcext:value-type="float">
            <text:p>4521,4</text:p>
          </table:table-cell>
          <table:table-cell office:value-type="float" office:value="5425.6" calcext:value-type="float">
            <text:p>5425,6</text:p>
          </table:table-cell>
          <table:table-cell office:value-type="float" office:value="0" calcext:value-type="float">
            <text:p>0</text:p>
          </table:table-cell>
          <table:table-cell office:value-type="float" office:value="1363.2" calcext:value-type="float">
            <text:p>1363,2</text:p>
          </table:table-cell>
          <table:table-cell office:value-type="float" office:value="1965" calcext:value-type="float">
            <text:p>1965</text:p>
          </table:table-cell>
          <table:table-cell office:value-type="float" office:value="59817.5" calcext:value-type="float">
            <text:p>59817,5</text:p>
          </table:table-cell>
          <table:table-cell office:value-type="float" office:value="2606.8" calcext:value-type="float">
            <text:p>2606,8</text:p>
          </table:table-cell>
          <table:table-cell office:value-type="float" office:value="2431" calcext:value-type="float">
            <text:p>2431</text:p>
          </table:table-cell>
          <table:table-cell office:value-type="float" office:value="400.8" calcext:value-type="float">
            <text:p>400,8</text:p>
          </table:table-cell>
          <table:table-cell office:value-type="float" office:value="160.2" calcext:value-type="float">
            <text:p>160,2</text:p>
          </table:table-cell>
          <table:table-cell office:value-type="float" office:value="19053" calcext:value-type="float">
            <text:p>19053</text:p>
          </table:table-cell>
          <table:table-cell office:value-type="float" office:value="12.5" calcext:value-type="float">
            <text:p>12,5</text:p>
          </table:table-cell>
          <table:table-cell office:value-type="float" office:value="50" calcext:value-type="float">
            <text:p>50</text:p>
          </table:table-cell>
          <table:table-cell office:value-type="float" office:value="1363.2" calcext:value-type="float">
            <text:p>1363,2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float" office:value="304" calcext:value-type="float">
            <text:p>304</text:p>
          </table:table-cell>
          <table:table-cell office:value-type="float" office:value="2526.6" calcext:value-type="float">
            <text:p>2526,6</text:p>
          </table:table-cell>
          <table:table-cell office:value-type="float" office:value="360.4" calcext:value-type="float">
            <text:p>360,4</text:p>
          </table:table-cell>
          <table:table-cell office:value-type="float" office:value="2712.8" calcext:value-type="float">
            <text:p>2712,8</text:p>
          </table:table-cell>
          <table:table-cell office:value-type="float" office:value="3391" calcext:value-type="float">
            <text:p>3391</text:p>
          </table:table-cell>
          <table:table-cell office:value-type="float" office:value="0" calcext:value-type="float">
            <text:p>0</text:p>
          </table:table-cell>
          <table:table-cell office:value-type="float" office:value="1804.5" calcext:value-type="float">
            <text:p>1804,5</text:p>
          </table:table-cell>
          <table:table-cell office:value-type="float" office:value="1478.5" calcext:value-type="float">
            <text:p>1478,5</text:p>
          </table:table-cell>
          <table:table-cell office:value-type="float" office:value="62503.2" calcext:value-type="float">
            <text:p>62503,2</text:p>
          </table:table-cell>
          <table:table-cell office:value-type="float" office:value="2707" calcext:value-type="float">
            <text:p>2707</text:p>
          </table:table-cell>
          <table:table-cell office:value-type="float" office:value="1980" calcext:value-type="float">
            <text:p>1980</text:p>
          </table:table-cell>
          <table:table-cell office:value-type="float" office:value="475.8" calcext:value-type="float">
            <text:p>475,8</text:p>
          </table:table-cell>
          <table:table-cell office:value-type="float" office:value="225" calcext:value-type="float">
            <text:p>225</text:p>
          </table:table-cell>
          <table:table-cell office:value-type="float" office:value="17207.8" calcext:value-type="float">
            <text:p>17207,8</text:p>
          </table:table-cell>
          <table:table-cell office:value-type="float" office:value="0" calcext:value-type="float">
            <text:p>0</text:p>
          </table:table-cell>
          <table:table-cell office:value-type="float" office:value="150.3" calcext:value-type="float">
            <text:p>150,3</text:p>
          </table:table-cell>
          <table:table-cell office:value-type="float" office:value="1062.4" calcext:value-type="float">
            <text:p>1062,4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table:style-name="Default" office:value-type="string" calcext:value-type="string">
            <text:p>Mean</text:p>
          </table:table-cell>
          <table:table-cell table:formula="of:=AVERAGE([.B2:.B9])" office:value-type="float" office:value="2725.9375" calcext:value-type="float">
            <text:p>2725,9375</text:p>
          </table:table-cell>
          <table:table-cell table:formula="of:=AVERAGE([.C2:.C9])" office:value-type="float" office:value="227.675" calcext:value-type="float">
            <text:p>227,675</text:p>
          </table:table-cell>
          <table:table-cell table:formula="of:=AVERAGE([.D2:.D9])" office:value-type="float" office:value="1554.225" calcext:value-type="float">
            <text:p>1554,225</text:p>
          </table:table-cell>
          <table:table-cell table:formula="of:=AVERAGE([.E2:.E9])" office:value-type="float" office:value="5086.5" calcext:value-type="float">
            <text:p>5086,5</text:p>
          </table:table-cell>
          <table:table-cell table:formula="of:=AVERAGE([.F2:.F9])" office:value-type="float" office:value="423.875" calcext:value-type="float">
            <text:p>423,875</text:p>
          </table:table-cell>
          <table:table-cell table:formula="of:=AVERAGE([.G2:.G9])" office:value-type="float" office:value="1429.775" calcext:value-type="float">
            <text:p>1429,775</text:p>
          </table:table-cell>
          <table:table-cell table:formula="of:=AVERAGE([.H2:.H9])" office:value-type="float" office:value="1759.475" calcext:value-type="float">
            <text:p>1759,475</text:p>
          </table:table-cell>
          <table:table-cell table:formula="of:=AVERAGE([.I2:.I9])" office:value-type="float" office:value="1525.95" calcext:value-type="float">
            <text:p>1525,95</text:p>
          </table:table-cell>
          <table:table-cell table:formula="of:=AVERAGE([.J2:.J9])" office:value-type="float" office:value="3178.425" calcext:value-type="float">
            <text:p>3178,425</text:p>
          </table:table-cell>
          <table:table-cell table:formula="of:=AVERAGE([.K2:.K9])" office:value-type="float" office:value="2388.7" calcext:value-type="float">
            <text:p>2388,7</text:p>
          </table:table-cell>
          <table:table-cell table:formula="of:=AVERAGE([.L2:.L9])" office:value-type="float" office:value="511.575" calcext:value-type="float">
            <text:p>511,575</text:p>
          </table:table-cell>
          <table:table-cell table:formula="of:=AVERAGE([.M2:.M9])" office:value-type="float" office:value="150.175" calcext:value-type="float">
            <text:p>150,175</text:p>
          </table:table-cell>
          <table:table-cell table:formula="of:=AVERAGE([.N2:.N9])" office:value-type="float" office:value="18882.375" calcext:value-type="float">
            <text:p>18882,375</text:p>
          </table:table-cell>
          <table:table-cell table:formula="of:=AVERAGE([.O2:.O9])" office:value-type="float" office:value="15.625" calcext:value-type="float">
            <text:p>15,625</text:p>
          </table:table-cell>
          <table:table-cell table:formula="of:=AVERAGE([.P2:.P9])" office:value-type="float" office:value="113.8875" calcext:value-type="float">
            <text:p>113,8875</text:p>
          </table:table-cell>
          <table:table-cell table:formula="of:=AVERAGE([.Q2:.Q9])" office:value-type="float" office:value="1140.175" calcext:value-type="float">
            <text:p>1140,175</text:p>
          </table:table-cell>
          <table:table-cell table:formula="of:=AVERAGE([.R2:.R9])" office:value-type="float" office:value="97.9125" calcext:value-type="float">
            <text:p>97,9125</text:p>
          </table:table-cell>
          <table:table-cell table:formula="of:=AVERAGE([.S2:.S9])" office:value-type="float" office:value="1130.35" calcext:value-type="float">
            <text:p>1130,35</text:p>
          </table:table-cell>
          <table:table-cell table:formula="of:=AVERAGE([.T2:.T9])" office:value-type="float" office:value="56.3125" calcext:value-type="float">
            <text:p>56,3125</text:p>
          </table:table-cell>
          <table:table-cell table:formula="of:=AVERAGE([.U2:.U9])" office:value-type="float" office:value="0" calcext:value-type="float">
            <text:p>0</text:p>
          </table:table-cell>
          <table:table-cell table:formula="of:=AVERAGE([.V2:.V9]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LOD</text:p>
          </table:table-cell>
          <table:table-cell table:formula="of:=3*STDEV([.B2:.B9])" office:value-type="float" office:value="1071.55597738922" calcext:value-type="float">
            <text:p>1071,5559773892</text:p>
          </table:table-cell>
          <table:table-cell table:formula="of:=3*STDEV([.C2:.C9])" office:value-type="float" office:value="133.029306652976" calcext:value-type="float">
            <text:p>133,029306653</text:p>
          </table:table-cell>
          <table:table-cell table:formula="of:=3*STDEV([.D2:.D9])" office:value-type="float" office:value="6519.64796414872" calcext:value-type="float">
            <text:p>6519,6479641487</text:p>
          </table:table-cell>
          <table:table-cell table:formula="of:=3*STDEV([.E2:.E9])" office:value-type="float" office:value="4740.47454044122" calcext:value-type="float">
            <text:p>4740,4745404412</text:p>
          </table:table-cell>
          <table:table-cell table:formula="of:=3*STDEV([.F2:.F9])" office:value-type="float" office:value="3596.69864250537" calcext:value-type="float">
            <text:p>3596,6986425054</text:p>
          </table:table-cell>
          <table:table-cell table:formula="of:=3*STDEV([.G2:.G9])" office:value-type="float" office:value="964.919139099231" calcext:value-type="float">
            <text:p>964,9191390992</text:p>
          </table:table-cell>
          <table:table-cell table:formula="of:=3*STDEV([.H2:.H9])" office:value-type="float" office:value="311.254208233169" calcext:value-type="float">
            <text:p>311,2542082332</text:p>
          </table:table-cell>
          <table:table-cell table:formula="of:=3*STDEV([.I2:.I9])" office:value-type="float" office:value="4953.97794187373" calcext:value-type="float">
            <text:p>4953,9779418737</text:p>
          </table:table-cell>
          <table:table-cell table:formula="of:=3*STDEV([.J2:.J9])" office:value-type="float" office:value="928.930635192962" calcext:value-type="float">
            <text:p>928,930635193</text:p>
          </table:table-cell>
          <table:table-cell table:formula="of:=3*STDEV([.K2:.K9])" office:value-type="float" office:value="985.006497440499" calcext:value-type="float">
            <text:p>985,0064974405</text:p>
          </table:table-cell>
          <table:table-cell table:formula="of:=3*STDEV([.L2:.L9])" office:value-type="float" office:value="563.605251293593" calcext:value-type="float">
            <text:p>563,6052512936</text:p>
          </table:table-cell>
          <table:table-cell table:formula="of:=3*STDEV([.M2:.M9])" office:value-type="float" office:value="194.984422454718" calcext:value-type="float">
            <text:p>194,9844224547</text:p>
          </table:table-cell>
          <table:table-cell table:formula="of:=3*STDEV([.N2:.N9])" office:value-type="float" office:value="1513.99621413945" calcext:value-type="float">
            <text:p>1513,9962141395</text:p>
          </table:table-cell>
          <table:table-cell table:formula="of:=3*STDEV([.O2:.O9])" office:value-type="float" office:value="55.8017856857134" calcext:value-type="float">
            <text:p>55,8017856857</text:p>
          </table:table-cell>
          <table:table-cell table:formula="of:=3*STDEV([.P2:.P9])" office:value-type="float" office:value="220.183909737162" calcext:value-type="float">
            <text:p>220,1839097372</text:p>
          </table:table-cell>
          <table:table-cell table:formula="of:=3*STDEV([.Q2:.Q9])" office:value-type="float" office:value="361.614158027191" calcext:value-type="float">
            <text:p>361,6141580272</text:p>
          </table:table-cell>
          <table:table-cell table:formula="of:=3*STDEV([.R2:.R9])" office:value-type="float" office:value="85.2800083338913" calcext:value-type="float">
            <text:p>85,2800083339</text:p>
          </table:table-cell>
          <table:table-cell table:formula="of:=3*STDEV([.S2:.S9])" office:value-type="float" office:value="6279.00449866742" calcext:value-type="float">
            <text:p>6279,0044986674</text:p>
          </table:table-cell>
          <table:table-cell table:formula="of:=3*STDEV([.T2:.T9])" office:value-type="float" office:value="185.931100430086" calcext:value-type="float">
            <text:p>185,9311004301</text:p>
          </table:table-cell>
          <table:table-cell table:formula="of:=3*STDEV([.U2:.U9])" office:value-type="float" office:value="0" calcext:value-type="float">
            <text:p>0</text:p>
          </table:table-cell>
          <table:table-cell table:formula="of:=3*STDEV([.V2:.V9]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 office:value-type="string" calcext:value-type="string">
            <text:p>-Blanc</text:p>
          </table:table-cell>
          <table:table-cell table:number-columns-repeated="1023"/>
        </table:table-row>
        <table:table-row table:style-name="ro1">
          <table:table-cell office:value-type="float" office:value="37.1" calcext:value-type="float">
            <text:p>37,1</text:p>
          </table:table-cell>
          <table:table-cell table:style-name="ce3" table:formula="of:=[.B22]-[.B$176]" office:value-type="float" office:value="342.0625" calcext:value-type="float">
            <text:p>342,0625</text:p>
          </table:table-cell>
          <table:table-cell table:style-name="ce3" table:formula="of:=[.C22]-[.C$176]" office:value-type="float" office:value="1456.725" calcext:value-type="float">
            <text:p>1456,725</text:p>
          </table:table-cell>
          <table:table-cell table:style-name="ce3" table:formula="of:=[.D22]-[.D$176]" office:value-type="float" office:value="14722.675" calcext:value-type="float">
            <text:p>14722,675</text:p>
          </table:table-cell>
          <table:table-cell table:style-name="ce3" table:formula="of:=[.E22]-[.E$176]" office:value-type="float" office:value="4478026.9" calcext:value-type="float">
            <text:p>4478026,9</text:p>
          </table:table-cell>
          <table:table-cell table:style-name="ce3" table:formula="of:=[.F22]-[.F$176]" office:value-type="float" office:value="-423.875" calcext:value-type="float">
            <text:p>-423,875</text:p>
          </table:table-cell>
          <table:table-cell table:style-name="ce3" table:formula="of:=[.G22]-[.G$176]" office:value-type="float" office:value="74.0250000000001" calcext:value-type="float">
            <text:p>74,025</text:p>
          </table:table-cell>
          <table:table-cell table:style-name="ce3" table:formula="of:=[.H22]-[.H$176]" office:value-type="float" office:value="386.125" calcext:value-type="float">
            <text:p>386,125</text:p>
          </table:table-cell>
          <table:table-cell table:style-name="ce3" table:formula="of:=[.I22]-[.I$176]" office:value-type="float" office:value="96325.15" calcext:value-type="float">
            <text:p>96325,15</text:p>
          </table:table-cell>
          <table:table-cell table:style-name="ce3" table:formula="of:=[.J22]-[.J$176]" office:value-type="float" office:value="-150.424999999999" calcext:value-type="float">
            <text:p>-150,425</text:p>
          </table:table-cell>
          <table:table-cell table:style-name="ce3" table:formula="of:=[.K22]-[.K$176]" office:value-type="float" office:value="619.3" calcext:value-type="float">
            <text:p>619,3</text:p>
          </table:table-cell>
          <table:table-cell table:style-name="ce3" table:formula="of:=[.L22]-[.L$176]" office:value-type="float" office:value="315.425" calcext:value-type="float">
            <text:p>315,425</text:p>
          </table:table-cell>
          <table:table-cell table:style-name="ce3" table:formula="of:=[.M22]-[.M$176]" office:value-type="float" office:value="471.025" calcext:value-type="float">
            <text:p>471,025</text:p>
          </table:table-cell>
          <table:table-cell table:style-name="ce3" table:formula="of:=[.N22]-[.N$176]" office:value-type="float" office:value="2991510.725" calcext:value-type="float">
            <text:p>2991510,725</text:p>
          </table:table-cell>
          <table:table-cell table:style-name="ce3" table:formula="of:=[.O22]-[.O$176]" office:value-type="float" office:value="46.875" calcext:value-type="float">
            <text:p>46,875</text:p>
          </table:table-cell>
          <table:table-cell table:style-name="ce3" table:formula="of:=[.P22]-[.P$176]" office:value-type="float" office:value="-53.8875" calcext:value-type="float">
            <text:p>-53,8875</text:p>
          </table:table-cell>
          <table:table-cell table:style-name="ce3" table:formula="of:=[.Q22]-[.Q$176]" office:value-type="float" office:value="-117.775" calcext:value-type="float">
            <text:p>-117,775</text:p>
          </table:table-cell>
          <table:table-cell table:style-name="ce3" table:formula="of:=[.R22]-[.R$176]" office:value-type="float" office:value="122.0875" calcext:value-type="float">
            <text:p>122,0875</text:p>
          </table:table-cell>
          <table:table-cell table:style-name="ce3" table:formula="of:=[.S22]-[.S$176]" office:value-type="float" office:value="39588.95" calcext:value-type="float">
            <text:p>39588,95</text:p>
          </table:table-cell>
          <table:table-cell table:style-name="ce3" table:formula="of:=[.T22]-[.T$176]" office:value-type="float" office:value="-56.3125" calcext:value-type="float">
            <text:p>-56,3125</text:p>
          </table:table-cell>
          <table:table-cell table:style-name="ce3" table:formula="of:=[.U22]-[.U$176]" office:value-type="float" office:value="0" calcext:value-type="float">
            <text:p>0</text:p>
          </table:table-cell>
          <table:table-cell table:style-name="ce3" table:formula="of:=[.V22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38.9" calcext:value-type="float">
            <text:p>38,9</text:p>
          </table:table-cell>
          <table:table-cell table:style-name="ce3" table:formula="of:=[.B23]-[.B$176]" office:value-type="float" office:value="241.8625" calcext:value-type="float">
            <text:p>241,8625</text:p>
          </table:table-cell>
          <table:table-cell table:style-name="ce3" table:formula="of:=[.C23]-[.C$176]" office:value-type="float" office:value="1596.925" calcext:value-type="float">
            <text:p>1596,925</text:p>
          </table:table-cell>
          <table:table-cell table:style-name="ce3" table:formula="of:=[.D23]-[.D$176]" office:value-type="float" office:value="12009.875" calcext:value-type="float">
            <text:p>12009,875</text:p>
          </table:table-cell>
          <table:table-cell table:style-name="ce3" table:formula="of:=[.E23]-[.E$176]" office:value-type="float" office:value="4453611" calcext:value-type="float">
            <text:p>4453611</text:p>
          </table:table-cell>
          <table:table-cell table:style-name="ce3" table:formula="of:=[.F23]-[.F$176]" office:value-type="float" office:value="-423.875" calcext:value-type="float">
            <text:p>-423,875</text:p>
          </table:table-cell>
          <table:table-cell table:style-name="ce3" table:formula="of:=[.G23]-[.G$176]" office:value-type="float" office:value="-166.775" calcext:value-type="float">
            <text:p>-166,775</text:p>
          </table:table-cell>
          <table:table-cell table:style-name="ce3" table:formula="of:=[.H23]-[.H$176]" office:value-type="float" office:value="345.925" calcext:value-type="float">
            <text:p>345,925</text:p>
          </table:table-cell>
          <table:table-cell table:style-name="ce3" table:formula="of:=[.I23]-[.I$176]" office:value-type="float" office:value="104490.75" calcext:value-type="float">
            <text:p>104490,75</text:p>
          </table:table-cell>
          <table:table-cell table:style-name="ce3" table:formula="of:=[.J23]-[.J$176]" office:value-type="float" office:value="170.375000000001" calcext:value-type="float">
            <text:p>170,375</text:p>
          </table:table-cell>
          <table:table-cell table:style-name="ce3" table:formula="of:=[.K23]-[.K$176]" office:value-type="float" office:value="243.3" calcext:value-type="float">
            <text:p>243,3</text:p>
          </table:table-cell>
          <table:table-cell table:style-name="ce3" table:formula="of:=[.L23]-[.L$176]" office:value-type="float" office:value="230.025" calcext:value-type="float">
            <text:p>230,025</text:p>
          </table:table-cell>
          <table:table-cell table:style-name="ce3" table:formula="of:=[.M23]-[.M$176]" office:value-type="float" office:value="511.025" calcext:value-type="float">
            <text:p>511,025</text:p>
          </table:table-cell>
          <table:table-cell table:style-name="ce3" table:formula="of:=[.N23]-[.N$176]" office:value-type="float" office:value="2721280.425" calcext:value-type="float">
            <text:p>2721280,425</text:p>
          </table:table-cell>
          <table:table-cell table:style-name="ce3" table:formula="of:=[.O23]-[.O$176]" office:value-type="float" office:value="134.375" calcext:value-type="float">
            <text:p>134,375</text:p>
          </table:table-cell>
          <table:table-cell table:style-name="ce3" table:formula="of:=[.P23]-[.P$176]" office:value-type="float" office:value="-63.8875" calcext:value-type="float">
            <text:p>-63,8875</text:p>
          </table:table-cell>
          <table:table-cell table:style-name="ce3" table:formula="of:=[.Q23]-[.Q$176]" office:value-type="float" office:value="22.625" calcext:value-type="float">
            <text:p>22,625</text:p>
          </table:table-cell>
          <table:table-cell table:style-name="ce3" table:formula="of:=[.R23]-[.R$176]" office:value-type="float" office:value="42.0875" calcext:value-type="float">
            <text:p>42,0875</text:p>
          </table:table-cell>
          <table:table-cell table:style-name="ce3" table:formula="of:=[.S23]-[.S$176]" office:value-type="float" office:value="39588.95" calcext:value-type="float">
            <text:p>39588,95</text:p>
          </table:table-cell>
          <table:table-cell table:style-name="ce3" table:formula="of:=[.T23]-[.T$176]" office:value-type="float" office:value="-56.3125" calcext:value-type="float">
            <text:p>-56,3125</text:p>
          </table:table-cell>
          <table:table-cell table:style-name="ce3" table:formula="of:=[.U23]-[.U$176]" office:value-type="float" office:value="0" calcext:value-type="float">
            <text:p>0</text:p>
          </table:table-cell>
          <table:table-cell table:style-name="ce3" table:formula="of:=[.V23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40.7" calcext:value-type="float">
            <text:p>40,7</text:p>
          </table:table-cell>
          <table:table-cell table:style-name="ce3" table:formula="of:=[.B24]-[.B$176]" office:value-type="float" office:value="41.4625000000001" calcext:value-type="float">
            <text:p>41,4625</text:p>
          </table:table-cell>
          <table:table-cell table:style-name="ce3" table:formula="of:=[.C24]-[.C$176]" office:value-type="float" office:value="1356.125" calcext:value-type="float">
            <text:p>1356,125</text:p>
          </table:table-cell>
          <table:table-cell table:style-name="ce3" table:formula="of:=[.D24]-[.D$176]" office:value-type="float" office:value="15400.875" calcext:value-type="float">
            <text:p>15400,875</text:p>
          </table:table-cell>
          <table:table-cell table:style-name="ce3" table:formula="of:=[.E24]-[.E$176]" office:value-type="float" office:value="4306604.3" calcext:value-type="float">
            <text:p>4306604,3</text:p>
          </table:table-cell>
          <table:table-cell table:style-name="ce3" table:formula="of:=[.F24]-[.F$176]" office:value-type="float" office:value="-423.875" calcext:value-type="float">
            <text:p>-423,875</text:p>
          </table:table-cell>
          <table:table-cell table:style-name="ce3" table:formula="of:=[.G24]-[.G$176]" office:value-type="float" office:value="124.225" calcext:value-type="float">
            <text:p>124,225</text:p>
          </table:table-cell>
          <table:table-cell table:style-name="ce3" table:formula="of:=[.H24]-[.H$176]" office:value-type="float" office:value="85.1249999999998" calcext:value-type="float">
            <text:p>85,125</text:p>
          </table:table-cell>
          <table:table-cell table:style-name="ce3" table:formula="of:=[.I24]-[.I$176]" office:value-type="float" office:value="112656.35" calcext:value-type="float">
            <text:p>112656,35</text:p>
          </table:table-cell>
          <table:table-cell table:style-name="ce3" table:formula="of:=[.J24]-[.J$176]" office:value-type="float" office:value="-10.0249999999992" calcext:value-type="float">
            <text:p>-10,025</text:p>
          </table:table-cell>
          <table:table-cell table:style-name="ce3" table:formula="of:=[.K24]-[.K$176]" office:value-type="float" office:value="218.1" calcext:value-type="float">
            <text:p>218,1</text:p>
          </table:table-cell>
          <table:table-cell table:style-name="ce3" table:formula="of:=[.L24]-[.L$176]" office:value-type="float" office:value="415.725" calcext:value-type="float">
            <text:p>415,725</text:p>
          </table:table-cell>
          <table:table-cell table:style-name="ce3" table:formula="of:=[.M24]-[.M$176]" office:value-type="float" office:value="591.225" calcext:value-type="float">
            <text:p>591,225</text:p>
          </table:table-cell>
          <table:table-cell table:style-name="ce3" table:formula="of:=[.N24]-[.N$176]" office:value-type="float" office:value="3092667.025" calcext:value-type="float">
            <text:p>3092667,025</text:p>
          </table:table-cell>
          <table:table-cell table:style-name="ce3" table:formula="of:=[.O24]-[.O$176]" office:value-type="float" office:value="34.375" calcext:value-type="float">
            <text:p>34,375</text:p>
          </table:table-cell>
          <table:table-cell table:style-name="ce3" table:formula="of:=[.P24]-[.P$176]" office:value-type="float" office:value="-88.8875" calcext:value-type="float">
            <text:p>-88,8875</text:p>
          </table:table-cell>
          <table:table-cell table:style-name="ce3" table:formula="of:=[.Q24]-[.Q$176]" office:value-type="float" office:value="-187.875" calcext:value-type="float">
            <text:p>-187,875</text:p>
          </table:table-cell>
          <table:table-cell table:style-name="ce3" table:formula="of:=[.R24]-[.R$176]" office:value-type="float" office:value="132.0875" calcext:value-type="float">
            <text:p>132,0875</text:p>
          </table:table-cell>
          <table:table-cell table:style-name="ce3" table:formula="of:=[.S24]-[.S$176]" office:value-type="float" office:value="39588.95" calcext:value-type="float">
            <text:p>39588,95</text:p>
          </table:table-cell>
          <table:table-cell table:style-name="ce3" table:formula="of:=[.T24]-[.T$176]" office:value-type="float" office:value="3.6875" calcext:value-type="float">
            <text:p>3,6875</text:p>
          </table:table-cell>
          <table:table-cell table:style-name="ce3" table:formula="of:=[.U24]-[.U$176]" office:value-type="float" office:value="0" calcext:value-type="float">
            <text:p>0</text:p>
          </table:table-cell>
          <table:table-cell table:style-name="ce3" table:formula="of:=[.V24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42.4" calcext:value-type="float">
            <text:p>42,4</text:p>
          </table:table-cell>
          <table:table-cell table:style-name="ce3" table:formula="of:=[.B25]-[.B$176]" office:value-type="float" office:value="422.4625" calcext:value-type="float">
            <text:p>422,4625</text:p>
          </table:table-cell>
          <table:table-cell table:style-name="ce3" table:formula="of:=[.C25]-[.C$176]" office:value-type="float" office:value="1115.725" calcext:value-type="float">
            <text:p>1115,725</text:p>
          </table:table-cell>
          <table:table-cell table:style-name="ce3" table:formula="of:=[.D25]-[.D$176]" office:value-type="float" office:value="14722.675" calcext:value-type="float">
            <text:p>14722,675</text:p>
          </table:table-cell>
          <table:table-cell table:style-name="ce3" table:formula="of:=[.E25]-[.E$176]" office:value-type="float" office:value="4200560.2" calcext:value-type="float">
            <text:p>4200560,2</text:p>
          </table:table-cell>
          <table:table-cell table:style-name="ce3" table:formula="of:=[.F25]-[.F$176]" office:value-type="float" office:value="-423.875" calcext:value-type="float">
            <text:p>-423,875</text:p>
          </table:table-cell>
          <table:table-cell table:style-name="ce3" table:formula="of:=[.G25]-[.G$176]" office:value-type="float" office:value="-51.4749999999999" calcext:value-type="float">
            <text:p>-51,475</text:p>
          </table:table-cell>
          <table:table-cell table:style-name="ce3" table:formula="of:=[.H25]-[.H$176]" office:value-type="float" office:value="365.925" calcext:value-type="float">
            <text:p>365,925</text:p>
          </table:table-cell>
          <table:table-cell table:style-name="ce3" table:formula="of:=[.I25]-[.I$176]" office:value-type="float" office:value="123561.85" calcext:value-type="float">
            <text:p>123561,85</text:p>
          </table:table-cell>
          <table:table-cell table:style-name="ce3" table:formula="of:=[.J25]-[.J$176]" office:value-type="float" office:value="-70.2249999999995" calcext:value-type="float">
            <text:p>-70,225</text:p>
          </table:table-cell>
          <table:table-cell table:style-name="ce3" table:formula="of:=[.K25]-[.K$176]" office:value-type="float" office:value="-483.9" calcext:value-type="float">
            <text:p>-483,9</text:p>
          </table:table-cell>
          <table:table-cell table:style-name="ce3" table:formula="of:=[.L25]-[.L$176]" office:value-type="float" office:value="164.925" calcext:value-type="float">
            <text:p>164,925</text:p>
          </table:table-cell>
          <table:table-cell table:style-name="ce3" table:formula="of:=[.M25]-[.M$176]" office:value-type="float" office:value="350.625" calcext:value-type="float">
            <text:p>350,625</text:p>
          </table:table-cell>
          <table:table-cell table:style-name="ce3" table:formula="of:=[.N25]-[.N$176]" office:value-type="float" office:value="2241456.825" calcext:value-type="float">
            <text:p>2241456,825</text:p>
          </table:table-cell>
          <table:table-cell table:style-name="ce3" table:formula="of:=[.O25]-[.O$176]" office:value-type="float" office:value="84.375" calcext:value-type="float">
            <text:p>84,375</text:p>
          </table:table-cell>
          <table:table-cell table:style-name="ce3" table:formula="of:=[.P25]-[.P$176]" office:value-type="float" office:value="-13.8875" calcext:value-type="float">
            <text:p>-13,8875</text:p>
          </table:table-cell>
          <table:table-cell table:style-name="ce3" table:formula="of:=[.Q25]-[.Q$176]" office:value-type="float" office:value="-318.175" calcext:value-type="float">
            <text:p>-318,175</text:p>
          </table:table-cell>
          <table:table-cell table:style-name="ce3" table:formula="of:=[.R25]-[.R$176]" office:value-type="float" office:value="32.0875" calcext:value-type="float">
            <text:p>32,0875</text:p>
          </table:table-cell>
          <table:table-cell table:style-name="ce3" table:formula="of:=[.S25]-[.S$176]" office:value-type="float" office:value="42328.95" calcext:value-type="float">
            <text:p>42328,95</text:p>
          </table:table-cell>
          <table:table-cell table:style-name="ce3" table:formula="of:=[.T25]-[.T$176]" office:value-type="float" office:value="-6.3125" calcext:value-type="float">
            <text:p>-6,3125</text:p>
          </table:table-cell>
          <table:table-cell table:style-name="ce3" table:formula="of:=[.U25]-[.U$176]" office:value-type="float" office:value="0" calcext:value-type="float">
            <text:p>0</text:p>
          </table:table-cell>
          <table:table-cell table:style-name="ce3" table:formula="of:=[.V25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44.2" calcext:value-type="float">
            <text:p>44,2</text:p>
          </table:table-cell>
          <table:table-cell table:style-name="ce3" table:formula="of:=[.B26]-[.B$176]" office:value-type="float" office:value="984.0625" calcext:value-type="float">
            <text:p>984,0625</text:p>
          </table:table-cell>
          <table:table-cell table:style-name="ce3" table:formula="of:=[.C26]-[.C$176]" office:value-type="float" office:value="1255.925" calcext:value-type="float">
            <text:p>1255,925</text:p>
          </table:table-cell>
          <table:table-cell table:style-name="ce3" table:formula="of:=[.D26]-[.D$176]" office:value-type="float" office:value="12009.875" calcext:value-type="float">
            <text:p>12009,875</text:p>
          </table:table-cell>
          <table:table-cell table:style-name="ce3" table:formula="of:=[.E26]-[.E$176]" office:value-type="float" office:value="4260432" calcext:value-type="float">
            <text:p>4260432</text:p>
          </table:table-cell>
          <table:table-cell table:style-name="ce3" table:formula="of:=[.F26]-[.F$176]" office:value-type="float" office:value="-423.875" calcext:value-type="float">
            <text:p>-423,875</text:p>
          </table:table-cell>
          <table:table-cell table:style-name="ce3" table:formula="of:=[.G26]-[.G$176]" office:value-type="float" office:value="-26.2749999999999" calcext:value-type="float">
            <text:p>-26,275</text:p>
          </table:table-cell>
          <table:table-cell table:style-name="ce3" table:formula="of:=[.H26]-[.H$176]" office:value-type="float" office:value="586.525" calcext:value-type="float">
            <text:p>586,525</text:p>
          </table:table-cell>
          <table:table-cell table:style-name="ce3" table:formula="of:=[.I26]-[.I$176]" office:value-type="float" office:value="139892.95" calcext:value-type="float">
            <text:p>139892,95</text:p>
          </table:table-cell>
          <table:table-cell table:style-name="ce3" table:formula="of:=[.J26]-[.J$176]" office:value-type="float" office:value="471.175000000001" calcext:value-type="float">
            <text:p>471,175</text:p>
          </table:table-cell>
          <table:table-cell table:style-name="ce3" table:formula="of:=[.K26]-[.K$176]" office:value-type="float" office:value="-82.8999999999996" calcext:value-type="float">
            <text:p>-82,9</text:p>
          </table:table-cell>
          <table:table-cell table:style-name="ce3" table:formula="of:=[.L26]-[.L$176]" office:value-type="float" office:value="-131.175" calcext:value-type="float">
            <text:p>-131,175</text:p>
          </table:table-cell>
          <table:table-cell table:style-name="ce3" table:formula="of:=[.M26]-[.M$176]" office:value-type="float" office:value="551.425" calcext:value-type="float">
            <text:p>551,425</text:p>
          </table:table-cell>
          <table:table-cell table:style-name="ce3" table:formula="of:=[.N26]-[.N$176]" office:value-type="float" office:value="2183242.425" calcext:value-type="float">
            <text:p>2183242,425</text:p>
          </table:table-cell>
          <table:table-cell table:style-name="ce3" table:formula="of:=[.O26]-[.O$176]" office:value-type="float" office:value="9.375" calcext:value-type="float">
            <text:p>9,375</text:p>
          </table:table-cell>
          <table:table-cell table:style-name="ce3" table:formula="of:=[.P26]-[.P$176]" office:value-type="float" office:value="-53.8875" calcext:value-type="float">
            <text:p>-53,8875</text:p>
          </table:table-cell>
          <table:table-cell table:style-name="ce3" table:formula="of:=[.Q26]-[.Q$176]" office:value-type="float" office:value="22.625" calcext:value-type="float">
            <text:p>22,625</text:p>
          </table:table-cell>
          <table:table-cell table:style-name="ce3" table:formula="of:=[.R26]-[.R$176]" office:value-type="float" office:value="62.0875" calcext:value-type="float">
            <text:p>62,0875</text:p>
          </table:table-cell>
          <table:table-cell table:style-name="ce3" table:formula="of:=[.S26]-[.S$176]" office:value-type="float" office:value="45041.75" calcext:value-type="float">
            <text:p>45041,75</text:p>
          </table:table-cell>
          <table:table-cell table:style-name="ce3" table:formula="of:=[.T26]-[.T$176]" office:value-type="float" office:value="93.9875" calcext:value-type="float">
            <text:p>93,9875</text:p>
          </table:table-cell>
          <table:table-cell table:style-name="ce3" table:formula="of:=[.U26]-[.U$176]" office:value-type="float" office:value="0" calcext:value-type="float">
            <text:p>0</text:p>
          </table:table-cell>
          <table:table-cell table:style-name="ce3" table:formula="of:=[.V26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3" table:formula="of:=[.B27]-[.B$176]" office:value-type="float" office:value="302.0625" calcext:value-type="float">
            <text:p>302,0625</text:p>
          </table:table-cell>
          <table:table-cell table:style-name="ce3" table:formula="of:=[.C27]-[.C$176]" office:value-type="float" office:value="1275.925" calcext:value-type="float">
            <text:p>1275,925</text:p>
          </table:table-cell>
          <table:table-cell table:style-name="ce3" table:formula="of:=[.D27]-[.D$176]" office:value-type="float" office:value="14722.675" calcext:value-type="float">
            <text:p>14722,675</text:p>
          </table:table-cell>
          <table:table-cell table:style-name="ce3" table:formula="of:=[.E27]-[.E$176]" office:value-type="float" office:value="4312165" calcext:value-type="float">
            <text:p>4312165</text:p>
          </table:table-cell>
          <table:table-cell table:style-name="ce3" table:formula="of:=[.F27]-[.F$176]" office:value-type="float" office:value="-423.875" calcext:value-type="float">
            <text:p>-423,875</text:p>
          </table:table-cell>
          <table:table-cell table:style-name="ce3" table:formula="of:=[.G27]-[.G$176]" office:value-type="float" office:value="-1.27499999999986" calcext:value-type="float">
            <text:p>-1,275</text:p>
          </table:table-cell>
          <table:table-cell table:style-name="ce3" table:formula="of:=[.H27]-[.H$176]" office:value-type="float" office:value="295.825" calcext:value-type="float">
            <text:p>295,825</text:p>
          </table:table-cell>
          <table:table-cell table:style-name="ce3" table:formula="of:=[.I27]-[.I$176]" office:value-type="float" office:value="142605.75" calcext:value-type="float">
            <text:p>142605,75</text:p>
          </table:table-cell>
          <table:table-cell table:style-name="ce3" table:formula="of:=[.J27]-[.J$176]" office:value-type="float" office:value="370.975000000001" calcext:value-type="float">
            <text:p>370,975</text:p>
          </table:table-cell>
          <table:table-cell table:style-name="ce3" table:formula="of:=[.K27]-[.K$176]" office:value-type="float" office:value="243.3" calcext:value-type="float">
            <text:p>243,3</text:p>
          </table:table-cell>
          <table:table-cell table:style-name="ce3" table:formula="of:=[.L27]-[.L$176]" office:value-type="float" office:value="49.425" calcext:value-type="float">
            <text:p>49,425</text:p>
          </table:table-cell>
          <table:table-cell table:style-name="ce3" table:formula="of:=[.M27]-[.M$176]" office:value-type="float" office:value="631.425" calcext:value-type="float">
            <text:p>631,425</text:p>
          </table:table-cell>
          <table:table-cell table:style-name="ce3" table:formula="of:=[.N27]-[.N$176]" office:value-type="float" office:value="2178602.425" calcext:value-type="float">
            <text:p>2178602,425</text:p>
          </table:table-cell>
          <table:table-cell table:style-name="ce3" table:formula="of:=[.O27]-[.O$176]" office:value-type="float" office:value="1.075" calcext:value-type="float">
            <text:p>1,075</text:p>
          </table:table-cell>
          <table:table-cell table:style-name="ce3" table:formula="of:=[.P27]-[.P$176]" office:value-type="float" office:value="36.4125" calcext:value-type="float">
            <text:p>36,4125</text:p>
          </table:table-cell>
          <table:table-cell table:style-name="ce3" table:formula="of:=[.Q27]-[.Q$176]" office:value-type="float" office:value="142.825" calcext:value-type="float">
            <text:p>142,825</text:p>
          </table:table-cell>
          <table:table-cell table:style-name="ce3" table:formula="of:=[.R27]-[.R$176]" office:value-type="float" office:value="77.0875" calcext:value-type="float">
            <text:p>77,0875</text:p>
          </table:table-cell>
          <table:table-cell table:style-name="ce3" table:formula="of:=[.S27]-[.S$176]" office:value-type="float" office:value="50494.45" calcext:value-type="float">
            <text:p>50494,45</text:p>
          </table:table-cell>
          <table:table-cell table:style-name="ce3" table:formula="of:=[.T27]-[.T$176]" office:value-type="float" office:value="-23.0125" calcext:value-type="float">
            <text:p>-23,0125</text:p>
          </table:table-cell>
          <table:table-cell table:style-name="ce3" table:formula="of:=[.U27]-[.U$176]" office:value-type="float" office:value="0" calcext:value-type="float">
            <text:p>0</text:p>
          </table:table-cell>
          <table:table-cell table:style-name="ce3" table:formula="of:=[.V27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47.7" calcext:value-type="float">
            <text:p>47,7</text:p>
          </table:table-cell>
          <table:table-cell table:style-name="ce3" table:formula="of:=[.B28]-[.B$176]" office:value-type="float" office:value="-199.1375" calcext:value-type="float">
            <text:p>-199,1375</text:p>
          </table:table-cell>
          <table:table-cell table:style-name="ce3" table:formula="of:=[.C28]-[.C$176]" office:value-type="float" office:value="874.725" calcext:value-type="float">
            <text:p>874,725</text:p>
          </table:table-cell>
          <table:table-cell table:style-name="ce3" table:formula="of:=[.D28]-[.D$176]" office:value-type="float" office:value="12009.875" calcext:value-type="float">
            <text:p>12009,875</text:p>
          </table:table-cell>
          <table:table-cell table:style-name="ce3" table:formula="of:=[.E28]-[.E$176]" office:value-type="float" office:value="4116191.8" calcext:value-type="float">
            <text:p>4116191,8</text:p>
          </table:table-cell>
          <table:table-cell table:style-name="ce3" table:formula="of:=[.F28]-[.F$176]" office:value-type="float" office:value="4097.525" calcext:value-type="float">
            <text:p>4097,525</text:p>
          </table:table-cell>
          <table:table-cell table:style-name="ce3" table:formula="of:=[.G28]-[.G$176]" office:value-type="float" office:value="-227.275" calcext:value-type="float">
            <text:p>-227,275</text:p>
          </table:table-cell>
          <table:table-cell table:style-name="ce3" table:formula="of:=[.H28]-[.H$176]" office:value-type="float" office:value="245.825" calcext:value-type="float">
            <text:p>245,825</text:p>
          </table:table-cell>
          <table:table-cell table:style-name="ce3" table:formula="of:=[.I28]-[.I$176]" office:value-type="float" office:value="145318.55" calcext:value-type="float">
            <text:p>145318,55</text:p>
          </table:table-cell>
          <table:table-cell table:style-name="ce3" table:formula="of:=[.J28]-[.J$176]" office:value-type="float" office:value="89.9750000000008" calcext:value-type="float">
            <text:p>89,975</text:p>
          </table:table-cell>
          <table:table-cell table:style-name="ce3" table:formula="of:=[.K28]-[.K$176]" office:value-type="float" office:value="-258.2" calcext:value-type="float">
            <text:p>-258,2</text:p>
          </table:table-cell>
          <table:table-cell table:style-name="ce3" table:formula="of:=[.L28]-[.L$176]" office:value-type="float" office:value="415.425" calcext:value-type="float">
            <text:p>415,425</text:p>
          </table:table-cell>
          <table:table-cell table:style-name="ce3" table:formula="of:=[.M28]-[.M$176]" office:value-type="float" office:value="451.225" calcext:value-type="float">
            <text:p>451,225</text:p>
          </table:table-cell>
          <table:table-cell table:style-name="ce3" table:formula="of:=[.N28]-[.N$176]" office:value-type="float" office:value="2102020.025" calcext:value-type="float">
            <text:p>2102020,025</text:p>
          </table:table-cell>
          <table:table-cell table:style-name="ce3" table:formula="of:=[.O28]-[.O$176]" office:value-type="float" office:value="46.875" calcext:value-type="float">
            <text:p>46,875</text:p>
          </table:table-cell>
          <table:table-cell table:style-name="ce3" table:formula="of:=[.P28]-[.P$176]" office:value-type="float" office:value="-33.8875" calcext:value-type="float">
            <text:p>-33,8875</text:p>
          </table:table-cell>
          <table:table-cell table:style-name="ce3" table:formula="of:=[.Q28]-[.Q$176]" office:value-type="float" office:value="-17.575" calcext:value-type="float">
            <text:p>-17,575</text:p>
          </table:table-cell>
          <table:table-cell table:style-name="ce3" table:formula="of:=[.R28]-[.R$176]" office:value-type="float" office:value="27.0875" calcext:value-type="float">
            <text:p>27,0875</text:p>
          </table:table-cell>
          <table:table-cell table:style-name="ce3" table:formula="of:=[.S28]-[.S$176]" office:value-type="float" office:value="47808.75" calcext:value-type="float">
            <text:p>47808,75</text:p>
          </table:table-cell>
          <table:table-cell table:style-name="ce3" table:formula="of:=[.T28]-[.T$176]" office:value-type="float" office:value="-56.3125" calcext:value-type="float">
            <text:p>-56,3125</text:p>
          </table:table-cell>
          <table:table-cell table:style-name="ce3" table:formula="of:=[.U28]-[.U$176]" office:value-type="float" office:value="0" calcext:value-type="float">
            <text:p>0</text:p>
          </table:table-cell>
          <table:table-cell table:style-name="ce3" table:formula="of:=[.V28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49.5" calcext:value-type="float">
            <text:p>49,5</text:p>
          </table:table-cell>
          <table:table-cell table:style-name="ce3" table:formula="of:=[.B29]-[.B$176]" office:value-type="float" office:value="322.0625" calcext:value-type="float">
            <text:p>322,0625</text:p>
          </table:table-cell>
          <table:table-cell table:style-name="ce3" table:formula="of:=[.C29]-[.C$176]" office:value-type="float" office:value="1135.725" calcext:value-type="float">
            <text:p>1135,725</text:p>
          </table:table-cell>
          <table:table-cell table:style-name="ce3" table:formula="of:=[.D29]-[.D$176]" office:value-type="float" office:value="14722.675" calcext:value-type="float">
            <text:p>14722,675</text:p>
          </table:table-cell>
          <table:table-cell table:style-name="ce3" table:formula="of:=[.E29]-[.E$176]" office:value-type="float" office:value="4178749.4" calcext:value-type="float">
            <text:p>4178749,4</text:p>
          </table:table-cell>
          <table:table-cell table:style-name="ce3" table:formula="of:=[.F29]-[.F$176]" office:value-type="float" office:value="-423.875" calcext:value-type="float">
            <text:p>-423,875</text:p>
          </table:table-cell>
          <table:table-cell table:style-name="ce3" table:formula="of:=[.G29]-[.G$176]" office:value-type="float" office:value="24.0250000000001" calcext:value-type="float">
            <text:p>24,025</text:p>
          </table:table-cell>
          <table:table-cell table:style-name="ce3" table:formula="of:=[.H29]-[.H$176]" office:value-type="float" office:value="922.525" calcext:value-type="float">
            <text:p>922,525</text:p>
          </table:table-cell>
          <table:table-cell table:style-name="ce3" table:formula="of:=[.I29]-[.I$176]" office:value-type="float" office:value="150744.25" calcext:value-type="float">
            <text:p>150744,25</text:p>
          </table:table-cell>
          <table:table-cell table:style-name="ce3" table:formula="of:=[.J29]-[.J$176]" office:value-type="float" office:value="-230.624999999999" calcext:value-type="float">
            <text:p>-230,625</text:p>
          </table:table-cell>
          <table:table-cell table:style-name="ce3" table:formula="of:=[.K29]-[.K$176]" office:value-type="float" office:value="293.3" calcext:value-type="float">
            <text:p>293,3</text:p>
          </table:table-cell>
          <table:table-cell table:style-name="ce3" table:formula="of:=[.L29]-[.L$176]" office:value-type="float" office:value="89.425" calcext:value-type="float">
            <text:p>89,425</text:p>
          </table:table-cell>
          <table:table-cell table:style-name="ce3" table:formula="of:=[.M29]-[.M$176]" office:value-type="float" office:value="526.125" calcext:value-type="float">
            <text:p>526,125</text:p>
          </table:table-cell>
          <table:table-cell table:style-name="ce3" table:formula="of:=[.N29]-[.N$176]" office:value-type="float" office:value="2079530.425" calcext:value-type="float">
            <text:p>2079530,425</text:p>
          </table:table-cell>
          <table:table-cell table:style-name="ce3" table:formula="of:=[.O29]-[.O$176]" office:value-type="float" office:value="71.875" calcext:value-type="float">
            <text:p>71,875</text:p>
          </table:table-cell>
          <table:table-cell table:style-name="ce3" table:formula="of:=[.P29]-[.P$176]" office:value-type="float" office:value="-13.8875" calcext:value-type="float">
            <text:p>-13,8875</text:p>
          </table:table-cell>
          <table:table-cell table:style-name="ce3" table:formula="of:=[.Q29]-[.Q$176]" office:value-type="float" office:value="-298.375" calcext:value-type="float">
            <text:p>-298,375</text:p>
          </table:table-cell>
          <table:table-cell table:style-name="ce3" table:formula="of:=[.R29]-[.R$176]" office:value-type="float" office:value="22.0875" calcext:value-type="float">
            <text:p>22,0875</text:p>
          </table:table-cell>
          <table:table-cell table:style-name="ce3" table:formula="of:=[.S29]-[.S$176]" office:value-type="float" office:value="53234.45" calcext:value-type="float">
            <text:p>53234,45</text:p>
          </table:table-cell>
          <table:table-cell table:style-name="ce3" table:formula="of:=[.T29]-[.T$176]" office:value-type="float" office:value="-56.3125" calcext:value-type="float">
            <text:p>-56,3125</text:p>
          </table:table-cell>
          <table:table-cell table:style-name="ce3" table:formula="of:=[.U29]-[.U$176]" office:value-type="float" office:value="0" calcext:value-type="float">
            <text:p>0</text:p>
          </table:table-cell>
          <table:table-cell table:style-name="ce3" table:formula="of:=[.V29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51.3" calcext:value-type="float">
            <text:p>51,3</text:p>
          </table:table-cell>
          <table:table-cell table:style-name="ce3" table:formula="of:=[.B30]-[.B$176]" office:value-type="float" office:value="522.8625" calcext:value-type="float">
            <text:p>522,8625</text:p>
          </table:table-cell>
          <table:table-cell table:style-name="ce3" table:formula="of:=[.C30]-[.C$176]" office:value-type="float" office:value="1196.125" calcext:value-type="float">
            <text:p>1196,125</text:p>
          </table:table-cell>
          <table:table-cell table:style-name="ce3" table:formula="of:=[.D30]-[.D$176]" office:value-type="float" office:value="14722.675" calcext:value-type="float">
            <text:p>14722,675</text:p>
          </table:table-cell>
          <table:table-cell table:style-name="ce3" table:formula="of:=[.E30]-[.E$176]" office:value-type="float" office:value="4186996" calcext:value-type="float">
            <text:p>4186996</text:p>
          </table:table-cell>
          <table:table-cell table:style-name="ce3" table:formula="of:=[.F30]-[.F$176]" office:value-type="float" office:value="-423.875" calcext:value-type="float">
            <text:p>-423,875</text:p>
          </table:table-cell>
          <table:table-cell table:style-name="ce3" table:formula="of:=[.G30]-[.G$176]" office:value-type="float" office:value="-527.775" calcext:value-type="float">
            <text:p>-527,775</text:p>
          </table:table-cell>
          <table:table-cell table:style-name="ce3" table:formula="of:=[.H30]-[.H$176]" office:value-type="float" office:value="426.125" calcext:value-type="float">
            <text:p>426,125</text:p>
          </table:table-cell>
          <table:table-cell table:style-name="ce3" table:formula="of:=[.I30]-[.I$176]" office:value-type="float" office:value="156196.95" calcext:value-type="float">
            <text:p>156196,95</text:p>
          </table:table-cell>
          <table:table-cell table:style-name="ce3" table:formula="of:=[.J30]-[.J$176]" office:value-type="float" office:value="330.975000000001" calcext:value-type="float">
            <text:p>330,975</text:p>
          </table:table-cell>
          <table:table-cell table:style-name="ce3" table:formula="of:=[.K30]-[.K$176]" office:value-type="float" office:value="67.8000000000002" calcext:value-type="float">
            <text:p>67,8</text:p>
          </table:table-cell>
          <table:table-cell table:style-name="ce3" table:formula="of:=[.L30]-[.L$176]" office:value-type="float" office:value="169.825" calcext:value-type="float">
            <text:p>169,825</text:p>
          </table:table-cell>
          <table:table-cell table:style-name="ce3" table:formula="of:=[.M30]-[.M$176]" office:value-type="float" office:value="811.825" calcext:value-type="float">
            <text:p>811,825</text:p>
          </table:table-cell>
          <table:table-cell table:style-name="ce3" table:formula="of:=[.N30]-[.N$176]" office:value-type="float" office:value="2117732.025" calcext:value-type="float">
            <text:p>2117732,025</text:p>
          </table:table-cell>
          <table:table-cell table:style-name="ce3" table:formula="of:=[.O30]-[.O$176]" office:value-type="float" office:value="71.875" calcext:value-type="float">
            <text:p>71,875</text:p>
          </table:table-cell>
          <table:table-cell table:style-name="ce3" table:formula="of:=[.P30]-[.P$176]" office:value-type="float" office:value="-38.8875" calcext:value-type="float">
            <text:p>-38,8875</text:p>
          </table:table-cell>
          <table:table-cell table:style-name="ce3" table:formula="of:=[.Q30]-[.Q$176]" office:value-type="float" office:value="82.825" calcext:value-type="float">
            <text:p>82,825</text:p>
          </table:table-cell>
          <table:table-cell table:style-name="ce3" table:formula="of:=[.R30]-[.R$176]" office:value-type="float" office:value="2.08750000000001" calcext:value-type="float">
            <text:p>2,0875</text:p>
          </table:table-cell>
          <table:table-cell table:style-name="ce3" table:formula="of:=[.S30]-[.S$176]" office:value-type="float" office:value="53234.45" calcext:value-type="float">
            <text:p>53234,45</text:p>
          </table:table-cell>
          <table:table-cell table:style-name="ce3" table:formula="of:=[.T30]-[.T$176]" office:value-type="float" office:value="-31.3125" calcext:value-type="float">
            <text:p>-31,3125</text:p>
          </table:table-cell>
          <table:table-cell table:style-name="ce3" table:formula="of:=[.U30]-[.U$176]" office:value-type="float" office:value="0" calcext:value-type="float">
            <text:p>0</text:p>
          </table:table-cell>
          <table:table-cell table:style-name="ce3" table:formula="of:=[.V30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3" table:formula="of:=[.B31]-[.B$176]" office:value-type="float" office:value="562.4625" calcext:value-type="float">
            <text:p>562,4625</text:p>
          </table:table-cell>
          <table:table-cell table:style-name="ce3" table:formula="of:=[.C31]-[.C$176]" office:value-type="float" office:value="1677.525" calcext:value-type="float">
            <text:p>1677,525</text:p>
          </table:table-cell>
          <table:table-cell table:style-name="ce3" table:formula="of:=[.D31]-[.D$176]" office:value-type="float" office:value="18791.875" calcext:value-type="float">
            <text:p>18791,875</text:p>
          </table:table-cell>
          <table:table-cell table:style-name="ce3" table:formula="of:=[.E31]-[.E$176]" office:value-type="float" office:value="4124330.6" calcext:value-type="float">
            <text:p>4124330,6</text:p>
          </table:table-cell>
          <table:table-cell table:style-name="ce3" table:formula="of:=[.F31]-[.F$176]" office:value-type="float" office:value="-423.875" calcext:value-type="float">
            <text:p>-423,875</text:p>
          </table:table-cell>
          <table:table-cell table:style-name="ce3" table:formula="of:=[.G31]-[.G$176]" office:value-type="float" office:value="-101.475" calcext:value-type="float">
            <text:p>-101,475</text:p>
          </table:table-cell>
          <table:table-cell table:style-name="ce3" table:formula="of:=[.H31]-[.H$176]" office:value-type="float" office:value="526.725" calcext:value-type="float">
            <text:p>526,725</text:p>
          </table:table-cell>
          <table:table-cell table:style-name="ce3" table:formula="of:=[.I31]-[.I$176]" office:value-type="float" office:value="169788.15" calcext:value-type="float">
            <text:p>169788,15</text:p>
          </table:table-cell>
          <table:table-cell table:style-name="ce3" table:formula="of:=[.J31]-[.J$176]" office:value-type="float" office:value="391.175000000001" calcext:value-type="float">
            <text:p>391,175</text:p>
          </table:table-cell>
          <table:table-cell table:style-name="ce3" table:formula="of:=[.K31]-[.K$176]" office:value-type="float" office:value="343.6" calcext:value-type="float">
            <text:p>343,6</text:p>
          </table:table-cell>
          <table:table-cell table:style-name="ce3" table:formula="of:=[.L31]-[.L$176]" office:value-type="float" office:value="29.425" calcext:value-type="float">
            <text:p>29,425</text:p>
          </table:table-cell>
          <table:table-cell table:style-name="ce3" table:formula="of:=[.M31]-[.M$176]" office:value-type="float" office:value="471.025" calcext:value-type="float">
            <text:p>471,025</text:p>
          </table:table-cell>
          <table:table-cell table:style-name="ce3" table:formula="of:=[.N31]-[.N$176]" office:value-type="float" office:value="2095485.625" calcext:value-type="float">
            <text:p>2095485,625</text:p>
          </table:table-cell>
          <table:table-cell table:style-name="ce3" table:formula="of:=[.O31]-[.O$176]" office:value-type="float" office:value="46.875" calcext:value-type="float">
            <text:p>46,875</text:p>
          </table:table-cell>
          <table:table-cell table:style-name="ce3" table:formula="of:=[.P31]-[.P$176]" office:value-type="float" office:value="6.11250000000001" calcext:value-type="float">
            <text:p>6,1125</text:p>
          </table:table-cell>
          <table:table-cell table:style-name="ce3" table:formula="of:=[.Q31]-[.Q$176]" office:value-type="float" office:value="-197.975" calcext:value-type="float">
            <text:p>-197,975</text:p>
          </table:table-cell>
          <table:table-cell table:style-name="ce3" table:formula="of:=[.R31]-[.R$176]" office:value-type="float" office:value="82.0875" calcext:value-type="float">
            <text:p>82,0875</text:p>
          </table:table-cell>
          <table:table-cell table:style-name="ce3" table:formula="of:=[.S31]-[.S$176]" office:value-type="float" office:value="55947.25" calcext:value-type="float">
            <text:p>55947,25</text:p>
          </table:table-cell>
          <table:table-cell table:style-name="ce3" table:formula="of:=[.T31]-[.T$176]" office:value-type="float" office:value="18.6875" calcext:value-type="float">
            <text:p>18,6875</text:p>
          </table:table-cell>
          <table:table-cell table:style-name="ce3" table:formula="of:=[.U31]-[.U$176]" office:value-type="float" office:value="0" calcext:value-type="float">
            <text:p>0</text:p>
          </table:table-cell>
          <table:table-cell table:style-name="ce3" table:formula="of:=[.V31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54.8" calcext:value-type="float">
            <text:p>54,8</text:p>
          </table:table-cell>
          <table:table-cell table:style-name="ce3" table:formula="of:=[.B32]-[.B$176]" office:value-type="float" office:value="322.2625" calcext:value-type="float">
            <text:p>322,2625</text:p>
          </table:table-cell>
          <table:table-cell table:style-name="ce3" table:formula="of:=[.C32]-[.C$176]" office:value-type="float" office:value="1316.125" calcext:value-type="float">
            <text:p>1316,125</text:p>
          </table:table-cell>
          <table:table-cell table:style-name="ce3" table:formula="of:=[.D32]-[.D$176]" office:value-type="float" office:value="14722.675" calcext:value-type="float">
            <text:p>14722,675</text:p>
          </table:table-cell>
          <table:table-cell table:style-name="ce3" table:formula="of:=[.E32]-[.E$176]" office:value-type="float" office:value="4279421.7" calcext:value-type="float">
            <text:p>4279421,7</text:p>
          </table:table-cell>
          <table:table-cell table:style-name="ce3" table:formula="of:=[.F32]-[.F$176]" office:value-type="float" office:value="-423.875" calcext:value-type="float">
            <text:p>-423,875</text:p>
          </table:table-cell>
          <table:table-cell table:style-name="ce3" table:formula="of:=[.G32]-[.G$176]" office:value-type="float" office:value="124.225" calcext:value-type="float">
            <text:p>124,225</text:p>
          </table:table-cell>
          <table:table-cell table:style-name="ce3" table:formula="of:=[.H32]-[.H$176]" office:value-type="float" office:value="1022.825" calcext:value-type="float">
            <text:p>1022,825</text:p>
          </table:table-cell>
          <table:table-cell table:style-name="ce3" table:formula="of:=[.I32]-[.I$176]" office:value-type="float" office:value="169788.15" calcext:value-type="float">
            <text:p>169788,15</text:p>
          </table:table-cell>
          <table:table-cell table:style-name="ce3" table:formula="of:=[.J32]-[.J$176]" office:value-type="float" office:value="-9.82499999999936" calcext:value-type="float">
            <text:p>-9,825</text:p>
          </table:table-cell>
          <table:table-cell table:style-name="ce3" table:formula="of:=[.K32]-[.K$176]" office:value-type="float" office:value="-308.4" calcext:value-type="float">
            <text:p>-308,4</text:p>
          </table:table-cell>
          <table:table-cell table:style-name="ce3" table:formula="of:=[.L32]-[.L$176]" office:value-type="float" office:value="565.925" calcext:value-type="float">
            <text:p>565,925</text:p>
          </table:table-cell>
          <table:table-cell table:style-name="ce3" table:formula="of:=[.M32]-[.M$176]" office:value-type="float" office:value="1012.225" calcext:value-type="float">
            <text:p>1012,225</text:p>
          </table:table-cell>
          <table:table-cell table:style-name="ce3" table:formula="of:=[.N32]-[.N$176]" office:value-type="float" office:value="2118058.425" calcext:value-type="float">
            <text:p>2118058,425</text:p>
          </table:table-cell>
          <table:table-cell table:style-name="ce3" table:formula="of:=[.O32]-[.O$176]" office:value-type="float" office:value="21.875" calcext:value-type="float">
            <text:p>21,875</text:p>
          </table:table-cell>
          <table:table-cell table:style-name="ce3" table:formula="of:=[.P32]-[.P$176]" office:value-type="float" office:value="-63.8875" calcext:value-type="float">
            <text:p>-63,8875</text:p>
          </table:table-cell>
          <table:table-cell table:style-name="ce3" table:formula="of:=[.Q32]-[.Q$176]" office:value-type="float" office:value="-157.975" calcext:value-type="float">
            <text:p>-157,975</text:p>
          </table:table-cell>
          <table:table-cell table:style-name="ce3" table:formula="of:=[.R32]-[.R$176]" office:value-type="float" office:value="102.0875" calcext:value-type="float">
            <text:p>102,0875</text:p>
          </table:table-cell>
          <table:table-cell table:style-name="ce3" table:formula="of:=[.S32]-[.S$176]" office:value-type="float" office:value="64112.75" calcext:value-type="float">
            <text:p>64112,75</text:p>
          </table:table-cell>
          <table:table-cell table:style-name="ce3" table:formula="of:=[.T32]-[.T$176]" office:value-type="float" office:value="10.3875" calcext:value-type="float">
            <text:p>10,3875</text:p>
          </table:table-cell>
          <table:table-cell table:style-name="ce3" table:formula="of:=[.U32]-[.U$176]" office:value-type="float" office:value="0" calcext:value-type="float">
            <text:p>0</text:p>
          </table:table-cell>
          <table:table-cell table:style-name="ce3" table:formula="of:=[.V32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56.6" calcext:value-type="float">
            <text:p>56,6</text:p>
          </table:table-cell>
          <table:table-cell table:style-name="ce3" table:formula="of:=[.B33]-[.B$176]" office:value-type="float" office:value="41.4625000000001" calcext:value-type="float">
            <text:p>41,4625</text:p>
          </table:table-cell>
          <table:table-cell table:style-name="ce3" table:formula="of:=[.C33]-[.C$176]" office:value-type="float" office:value="1777.525" calcext:value-type="float">
            <text:p>1777,525</text:p>
          </table:table-cell>
          <table:table-cell table:style-name="ce3" table:formula="of:=[.D33]-[.D$176]" office:value-type="float" office:value="14722.675" calcext:value-type="float">
            <text:p>14722,675</text:p>
          </table:table-cell>
          <table:table-cell table:style-name="ce3" table:formula="of:=[.E33]-[.E$176]" office:value-type="float" office:value="4464381.5" calcext:value-type="float">
            <text:p>4464381,5</text:p>
          </table:table-cell>
          <table:table-cell table:style-name="ce3" table:formula="of:=[.F33]-[.F$176]" office:value-type="float" office:value="-423.875" calcext:value-type="float">
            <text:p>-423,875</text:p>
          </table:table-cell>
          <table:table-cell table:style-name="ce3" table:formula="of:=[.G33]-[.G$176]" office:value-type="float" office:value="174.225" calcext:value-type="float">
            <text:p>174,225</text:p>
          </table:table-cell>
          <table:table-cell table:style-name="ce3" table:formula="of:=[.H33]-[.H$176]" office:value-type="float" office:value="646.725" calcext:value-type="float">
            <text:p>646,725</text:p>
          </table:table-cell>
          <table:table-cell table:style-name="ce3" table:formula="of:=[.I33]-[.I$176]" office:value-type="float" office:value="172528.05" calcext:value-type="float">
            <text:p>172528,05</text:p>
          </table:table-cell>
          <table:table-cell table:style-name="ce3" table:formula="of:=[.J33]-[.J$176]" office:value-type="float" office:value="170.375000000001" calcext:value-type="float">
            <text:p>170,375</text:p>
          </table:table-cell>
          <table:table-cell table:style-name="ce3" table:formula="of:=[.K33]-[.K$176]" office:value-type="float" office:value="619.1" calcext:value-type="float">
            <text:p>619,1</text:p>
          </table:table-cell>
          <table:table-cell table:style-name="ce3" table:formula="of:=[.L33]-[.L$176]" office:value-type="float" office:value="230.025" calcext:value-type="float">
            <text:p>230,025</text:p>
          </table:table-cell>
          <table:table-cell table:style-name="ce3" table:formula="of:=[.M33]-[.M$176]" office:value-type="float" office:value="932.225" calcext:value-type="float">
            <text:p>932,225</text:p>
          </table:table-cell>
          <table:table-cell table:style-name="ce3" table:formula="of:=[.N33]-[.N$176]" office:value-type="float" office:value="2205226.425" calcext:value-type="float">
            <text:p>2205226,425</text:p>
          </table:table-cell>
          <table:table-cell table:style-name="ce3" table:formula="of:=[.O33]-[.O$176]" office:value-type="float" office:value="59.375" calcext:value-type="float">
            <text:p>59,375</text:p>
          </table:table-cell>
          <table:table-cell table:style-name="ce3" table:formula="of:=[.P33]-[.P$176]" office:value-type="float" office:value="-13.8875" calcext:value-type="float">
            <text:p>-13,8875</text:p>
          </table:table-cell>
          <table:table-cell table:style-name="ce3" table:formula="of:=[.Q33]-[.Q$176]" office:value-type="float" office:value="-178.175" calcext:value-type="float">
            <text:p>-178,175</text:p>
          </table:table-cell>
          <table:table-cell table:style-name="ce3" table:formula="of:=[.R33]-[.R$176]" office:value-type="float" office:value="14.5875" calcext:value-type="float">
            <text:p>14,5875</text:p>
          </table:table-cell>
          <table:table-cell table:style-name="ce3" table:formula="of:=[.S33]-[.S$176]" office:value-type="float" office:value="64112.75" calcext:value-type="float">
            <text:p>64112,75</text:p>
          </table:table-cell>
          <table:table-cell table:style-name="ce3" table:formula="of:=[.T33]-[.T$176]" office:value-type="float" office:value="43.6875" calcext:value-type="float">
            <text:p>43,6875</text:p>
          </table:table-cell>
          <table:table-cell table:style-name="ce3" table:formula="of:=[.U33]-[.U$176]" office:value-type="float" office:value="0" calcext:value-type="float">
            <text:p>0</text:p>
          </table:table-cell>
          <table:table-cell table:style-name="ce3" table:formula="of:=[.V33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58.3" calcext:value-type="float">
            <text:p>58,3</text:p>
          </table:table-cell>
          <table:table-cell table:style-name="ce3" table:formula="of:=[.B34]-[.B$176]" office:value-type="float" office:value="282.2625" calcext:value-type="float">
            <text:p>282,2625</text:p>
          </table:table-cell>
          <table:table-cell table:style-name="ce3" table:formula="of:=[.C34]-[.C$176]" office:value-type="float" office:value="2018.325" calcext:value-type="float">
            <text:p>2018,325</text:p>
          </table:table-cell>
          <table:table-cell table:style-name="ce3" table:formula="of:=[.D34]-[.D$176]" office:value-type="float" office:value="14722.675" calcext:value-type="float">
            <text:p>14722,675</text:p>
          </table:table-cell>
          <table:table-cell table:style-name="ce3" table:formula="of:=[.E34]-[.E$176]" office:value-type="float" office:value="4407330.6" calcext:value-type="float">
            <text:p>4407330,6</text:p>
          </table:table-cell>
          <table:table-cell table:style-name="ce3" table:formula="of:=[.F34]-[.F$176]" office:value-type="float" office:value="-423.875" calcext:value-type="float">
            <text:p>-423,875</text:p>
          </table:table-cell>
          <table:table-cell table:style-name="ce3" table:formula="of:=[.G34]-[.G$176]" office:value-type="float" office:value="-26.175" calcext:value-type="float">
            <text:p>-26,175</text:p>
          </table:table-cell>
          <table:table-cell table:style-name="ce3" table:formula="of:=[.H34]-[.H$176]" office:value-type="float" office:value="125.125" calcext:value-type="float">
            <text:p>125,125</text:p>
          </table:table-cell>
          <table:table-cell table:style-name="ce3" table:formula="of:=[.I34]-[.I$176]" office:value-type="float" office:value="167048.25" calcext:value-type="float">
            <text:p>167048,25</text:p>
          </table:table-cell>
          <table:table-cell table:style-name="ce3" table:formula="of:=[.J34]-[.J$176]" office:value-type="float" office:value="-50.2249999999995" calcext:value-type="float">
            <text:p>-50,225</text:p>
          </table:table-cell>
          <table:table-cell table:style-name="ce3" table:formula="of:=[.K34]-[.K$176]" office:value-type="float" office:value="218.3" calcext:value-type="float">
            <text:p>218,3</text:p>
          </table:table-cell>
          <table:table-cell table:style-name="ce3" table:formula="of:=[.L34]-[.L$176]" office:value-type="float" office:value="170.025" calcext:value-type="float">
            <text:p>170,025</text:p>
          </table:table-cell>
          <table:table-cell table:style-name="ce3" table:formula="of:=[.M34]-[.M$176]" office:value-type="float" office:value="1112.825" calcext:value-type="float">
            <text:p>1112,825</text:p>
          </table:table-cell>
          <table:table-cell table:style-name="ce3" table:formula="of:=[.N34]-[.N$176]" office:value-type="float" office:value="2226256.825" calcext:value-type="float">
            <text:p>2226256,825</text:p>
          </table:table-cell>
          <table:table-cell table:style-name="ce3" table:formula="of:=[.O34]-[.O$176]" office:value-type="float" office:value="71.875" calcext:value-type="float">
            <text:p>71,875</text:p>
          </table:table-cell>
          <table:table-cell table:style-name="ce3" table:formula="of:=[.P34]-[.P$176]" office:value-type="float" office:value="-13.8875" calcext:value-type="float">
            <text:p>-13,8875</text:p>
          </table:table-cell>
          <table:table-cell table:style-name="ce3" table:formula="of:=[.Q34]-[.Q$176]" office:value-type="float" office:value="142.825" calcext:value-type="float">
            <text:p>142,825</text:p>
          </table:table-cell>
          <table:table-cell table:style-name="ce3" table:formula="of:=[.R34]-[.R$176]" office:value-type="float" office:value="-27.9125" calcext:value-type="float">
            <text:p>-27,9125</text:p>
          </table:table-cell>
          <table:table-cell table:style-name="ce3" table:formula="of:=[.S34]-[.S$176]" office:value-type="float" office:value="69538.45" calcext:value-type="float">
            <text:p>69538,45</text:p>
          </table:table-cell>
          <table:table-cell table:style-name="ce3" table:formula="of:=[.T34]-[.T$176]" office:value-type="float" office:value="43.6875" calcext:value-type="float">
            <text:p>43,6875</text:p>
          </table:table-cell>
          <table:table-cell table:style-name="ce3" table:formula="of:=[.U34]-[.U$176]" office:value-type="float" office:value="0" calcext:value-type="float">
            <text:p>0</text:p>
          </table:table-cell>
          <table:table-cell table:style-name="ce3" table:formula="of:=[.V34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60.1" calcext:value-type="float">
            <text:p>60,1</text:p>
          </table:table-cell>
          <table:table-cell table:style-name="ce3" table:formula="of:=[.B35]-[.B$176]" office:value-type="float" office:value="121.6625" calcext:value-type="float">
            <text:p>121,6625</text:p>
          </table:table-cell>
          <table:table-cell table:style-name="ce3" table:formula="of:=[.C35]-[.C$176]" office:value-type="float" office:value="2158.725" calcext:value-type="float">
            <text:p>2158,725</text:p>
          </table:table-cell>
          <table:table-cell table:style-name="ce3" table:formula="of:=[.D35]-[.D$176]" office:value-type="float" office:value="17435.475" calcext:value-type="float">
            <text:p>17435,475</text:p>
          </table:table-cell>
          <table:table-cell table:style-name="ce3" table:formula="of:=[.E35]-[.E$176]" office:value-type="float" office:value="4448158.4" calcext:value-type="float">
            <text:p>4448158,4</text:p>
          </table:table-cell>
          <table:table-cell table:style-name="ce3" table:formula="of:=[.F35]-[.F$176]" office:value-type="float" office:value="-423.875" calcext:value-type="float">
            <text:p>-423,875</text:p>
          </table:table-cell>
          <table:table-cell table:style-name="ce3" table:formula="of:=[.G35]-[.G$176]" office:value-type="float" office:value="-1.27499999999986" calcext:value-type="float">
            <text:p>-1,275</text:p>
          </table:table-cell>
          <table:table-cell table:style-name="ce3" table:formula="of:=[.H35]-[.H$176]" office:value-type="float" office:value="686.725" calcext:value-type="float">
            <text:p>686,725</text:p>
          </table:table-cell>
          <table:table-cell table:style-name="ce3" table:formula="of:=[.I35]-[.I$176]" office:value-type="float" office:value="164362.55" calcext:value-type="float">
            <text:p>164362,55</text:p>
          </table:table-cell>
          <table:table-cell table:style-name="ce3" table:formula="of:=[.J35]-[.J$176]" office:value-type="float" office:value="-110.224999999999" calcext:value-type="float">
            <text:p>-110,225</text:p>
          </table:table-cell>
          <table:table-cell table:style-name="ce3" table:formula="of:=[.K35]-[.K$176]" office:value-type="float" office:value="-132.7" calcext:value-type="float">
            <text:p>-132,7</text:p>
          </table:table-cell>
          <table:table-cell table:style-name="ce3" table:formula="of:=[.L35]-[.L$176]" office:value-type="float" office:value="149.625" calcext:value-type="float">
            <text:p>149,625</text:p>
          </table:table-cell>
          <table:table-cell table:style-name="ce3" table:formula="of:=[.M35]-[.M$176]" office:value-type="float" office:value="1052.625" calcext:value-type="float">
            <text:p>1052,625</text:p>
          </table:table-cell>
          <table:table-cell table:style-name="ce3" table:formula="of:=[.N35]-[.N$176]" office:value-type="float" office:value="2261130.425" calcext:value-type="float">
            <text:p>2261130,425</text:p>
          </table:table-cell>
          <table:table-cell table:style-name="ce3" table:formula="of:=[.O35]-[.O$176]" office:value-type="float" office:value="84.375" calcext:value-type="float">
            <text:p>84,375</text:p>
          </table:table-cell>
          <table:table-cell table:style-name="ce3" table:formula="of:=[.P35]-[.P$176]" office:value-type="float" office:value="-13.8875" calcext:value-type="float">
            <text:p>-13,8875</text:p>
          </table:table-cell>
          <table:table-cell table:style-name="ce3" table:formula="of:=[.Q35]-[.Q$176]" office:value-type="float" office:value="137.825" calcext:value-type="float">
            <text:p>137,825</text:p>
          </table:table-cell>
          <table:table-cell table:style-name="ce3" table:formula="of:=[.R35]-[.R$176]" office:value-type="float" office:value="127.0875" calcext:value-type="float">
            <text:p>127,0875</text:p>
          </table:table-cell>
          <table:table-cell table:style-name="ce3" table:formula="of:=[.S35]-[.S$176]" office:value-type="float" office:value="83102.45" calcext:value-type="float">
            <text:p>83102,45</text:p>
          </table:table-cell>
          <table:table-cell table:style-name="ce3" table:formula="of:=[.T35]-[.T$176]" office:value-type="float" office:value="43.6875" calcext:value-type="float">
            <text:p>43,6875</text:p>
          </table:table-cell>
          <table:table-cell table:style-name="ce3" table:formula="of:=[.U35]-[.U$176]" office:value-type="float" office:value="0" calcext:value-type="float">
            <text:p>0</text:p>
          </table:table-cell>
          <table:table-cell table:style-name="ce3" table:formula="of:=[.V35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61.9" calcext:value-type="float">
            <text:p>61,9</text:p>
          </table:table-cell>
          <table:table-cell table:style-name="ce3" table:formula="of:=[.B36]-[.B$176]" office:value-type="float" office:value="362.2625" calcext:value-type="float">
            <text:p>362,2625</text:p>
          </table:table-cell>
          <table:table-cell table:style-name="ce3" table:formula="of:=[.C36]-[.C$176]" office:value-type="float" office:value="2619.525" calcext:value-type="float">
            <text:p>2619,525</text:p>
          </table:table-cell>
          <table:table-cell table:style-name="ce3" table:formula="of:=[.D36]-[.D$176]" office:value-type="float" office:value="17435.475" calcext:value-type="float">
            <text:p>17435,475</text:p>
          </table:table-cell>
          <table:table-cell table:style-name="ce3" table:formula="of:=[.E36]-[.E$176]" office:value-type="float" office:value="4461749.8" calcext:value-type="float">
            <text:p>4461749,8</text:p>
          </table:table-cell>
          <table:table-cell table:style-name="ce3" table:formula="of:=[.F36]-[.F$176]" office:value-type="float" office:value="-423.875" calcext:value-type="float">
            <text:p>-423,875</text:p>
          </table:table-cell>
          <table:table-cell table:style-name="ce3" table:formula="of:=[.G36]-[.G$176]" office:value-type="float" office:value="74.0250000000001" calcext:value-type="float">
            <text:p>74,025</text:p>
          </table:table-cell>
          <table:table-cell table:style-name="ce3" table:formula="of:=[.H36]-[.H$176]" office:value-type="float" office:value="446.125" calcext:value-type="float">
            <text:p>446,125</text:p>
          </table:table-cell>
          <table:table-cell table:style-name="ce3" table:formula="of:=[.I36]-[.I$176]" office:value-type="float" office:value="161595.45" calcext:value-type="float">
            <text:p>161595,45</text:p>
          </table:table-cell>
          <table:table-cell table:style-name="ce3" table:formula="of:=[.J36]-[.J$176]" office:value-type="float" office:value="-250.824999999999" calcext:value-type="float">
            <text:p>-250,825</text:p>
          </table:table-cell>
          <table:table-cell table:style-name="ce3" table:formula="of:=[.K36]-[.K$176]" office:value-type="float" office:value="167.8" calcext:value-type="float">
            <text:p>167,8</text:p>
          </table:table-cell>
          <table:table-cell table:style-name="ce3" table:formula="of:=[.L36]-[.L$176]" office:value-type="float" office:value="-10.775" calcext:value-type="float">
            <text:p>-10,775</text:p>
          </table:table-cell>
          <table:table-cell table:style-name="ce3" table:formula="of:=[.M36]-[.M$176]" office:value-type="float" office:value="892.225" calcext:value-type="float">
            <text:p>892,225</text:p>
          </table:table-cell>
          <table:table-cell table:style-name="ce3" table:formula="of:=[.N36]-[.N$176]" office:value-type="float" office:value="2230660.025" calcext:value-type="float">
            <text:p>2230660,025</text:p>
          </table:table-cell>
          <table:table-cell table:style-name="ce3" table:formula="of:=[.O36]-[.O$176]" office:value-type="float" office:value="34.375" calcext:value-type="float">
            <text:p>34,375</text:p>
          </table:table-cell>
          <table:table-cell table:style-name="ce3" table:formula="of:=[.P36]-[.P$176]" office:value-type="float" office:value="36.1125" calcext:value-type="float">
            <text:p>36,1125</text:p>
          </table:table-cell>
          <table:table-cell table:style-name="ce3" table:formula="of:=[.Q36]-[.Q$176]" office:value-type="float" office:value="343.625" calcext:value-type="float">
            <text:p>343,625</text:p>
          </table:table-cell>
          <table:table-cell table:style-name="ce3" table:formula="of:=[.R36]-[.R$176]" office:value-type="float" office:value="-7.91249999999999" calcext:value-type="float">
            <text:p>-7,9125</text:p>
          </table:table-cell>
          <table:table-cell table:style-name="ce3" table:formula="of:=[.S36]-[.S$176]" office:value-type="float" office:value="88555.25" calcext:value-type="float">
            <text:p>88555,25</text:p>
          </table:table-cell>
          <table:table-cell table:style-name="ce3" table:formula="of:=[.T36]-[.T$176]" office:value-type="float" office:value="-36.3125" calcext:value-type="float">
            <text:p>-36,3125</text:p>
          </table:table-cell>
          <table:table-cell table:style-name="ce3" table:formula="of:=[.U36]-[.U$176]" office:value-type="float" office:value="0" calcext:value-type="float">
            <text:p>0</text:p>
          </table:table-cell>
          <table:table-cell table:style-name="ce3" table:formula="of:=[.V36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63.6" calcext:value-type="float">
            <text:p>63,6</text:p>
          </table:table-cell>
          <table:table-cell table:style-name="ce3" table:formula="of:=[.B37]-[.B$176]" office:value-type="float" office:value="1144.4625" calcext:value-type="float">
            <text:p>1144,4625</text:p>
          </table:table-cell>
          <table:table-cell table:style-name="ce3" table:formula="of:=[.C37]-[.C$176]" office:value-type="float" office:value="2238.925" calcext:value-type="float">
            <text:p>2238,925</text:p>
          </table:table-cell>
          <table:table-cell table:style-name="ce3" table:formula="of:=[.D37]-[.D$176]" office:value-type="float" office:value="12009.875" calcext:value-type="float">
            <text:p>12009,875</text:p>
          </table:table-cell>
          <table:table-cell table:style-name="ce3" table:formula="of:=[.E37]-[.E$176]" office:value-type="float" office:value="4456296.9" calcext:value-type="float">
            <text:p>4456296,9</text:p>
          </table:table-cell>
          <table:table-cell table:style-name="ce3" table:formula="of:=[.F37]-[.F$176]" office:value-type="float" office:value="5001.725" calcext:value-type="float">
            <text:p>5001,725</text:p>
          </table:table-cell>
          <table:table-cell table:style-name="ce3" table:formula="of:=[.G37]-[.G$176]" office:value-type="float" office:value="24.0250000000001" calcext:value-type="float">
            <text:p>24,025</text:p>
          </table:table-cell>
          <table:table-cell table:style-name="ce3" table:formula="of:=[.H37]-[.H$176]" office:value-type="float" office:value="-376.075" calcext:value-type="float">
            <text:p>-376,075</text:p>
          </table:table-cell>
          <table:table-cell table:style-name="ce3" table:formula="of:=[.I37]-[.I$176]" office:value-type="float" office:value="153484.15" calcext:value-type="float">
            <text:p>153484,15</text:p>
          </table:table-cell>
          <table:table-cell table:style-name="ce3" table:formula="of:=[.J37]-[.J$176]" office:value-type="float" office:value="210.575000000001" calcext:value-type="float">
            <text:p>210,575</text:p>
          </table:table-cell>
          <table:table-cell table:style-name="ce3" table:formula="of:=[.K37]-[.K$176]" office:value-type="float" office:value="218.1" calcext:value-type="float">
            <text:p>218,1</text:p>
          </table:table-cell>
          <table:table-cell table:style-name="ce3" table:formula="of:=[.L37]-[.L$176]" office:value-type="float" office:value="9.42499999999995" calcext:value-type="float">
            <text:p>9,425</text:p>
          </table:table-cell>
          <table:table-cell table:style-name="ce3" table:formula="of:=[.M37]-[.M$176]" office:value-type="float" office:value="350.825" calcext:value-type="float">
            <text:p>350,825</text:p>
          </table:table-cell>
          <table:table-cell table:style-name="ce3" table:formula="of:=[.N37]-[.N$176]" office:value-type="float" office:value="2211255.225" calcext:value-type="float">
            <text:p>2211255,225</text:p>
          </table:table-cell>
          <table:table-cell table:style-name="ce3" table:formula="of:=[.O37]-[.O$176]" office:value-type="float" office:value="21.875" calcext:value-type="float">
            <text:p>21,875</text:p>
          </table:table-cell>
          <table:table-cell table:style-name="ce3" table:formula="of:=[.P37]-[.P$176]" office:value-type="float" office:value="-33.8875" calcext:value-type="float">
            <text:p>-33,8875</text:p>
          </table:table-cell>
          <table:table-cell table:style-name="ce3" table:formula="of:=[.Q37]-[.Q$176]" office:value-type="float" office:value="-258.375" calcext:value-type="float">
            <text:p>-258,375</text:p>
          </table:table-cell>
          <table:table-cell table:style-name="ce3" table:formula="of:=[.R37]-[.R$176]" office:value-type="float" office:value="22.0875" calcext:value-type="float">
            <text:p>22,0875</text:p>
          </table:table-cell>
          <table:table-cell table:style-name="ce3" table:formula="of:=[.S37]-[.S$176]" office:value-type="float" office:value="91295.15" calcext:value-type="float">
            <text:p>91295,15</text:p>
          </table:table-cell>
          <table:table-cell table:style-name="ce3" table:formula="of:=[.T37]-[.T$176]" office:value-type="float" office:value="43.9875" calcext:value-type="float">
            <text:p>43,9875</text:p>
          </table:table-cell>
          <table:table-cell table:style-name="ce3" table:formula="of:=[.U37]-[.U$176]" office:value-type="float" office:value="0" calcext:value-type="float">
            <text:p>0</text:p>
          </table:table-cell>
          <table:table-cell table:style-name="ce3" table:formula="of:=[.V37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65.4" calcext:value-type="float">
            <text:p>65,4</text:p>
          </table:table-cell>
          <table:table-cell table:style-name="ce3" table:formula="of:=[.B38]-[.B$176]" office:value-type="float" office:value="1.0625" calcext:value-type="float">
            <text:p>1,0625</text:p>
          </table:table-cell>
          <table:table-cell table:style-name="ce3" table:formula="of:=[.C38]-[.C$176]" office:value-type="float" office:value="1556.725" calcext:value-type="float">
            <text:p>1556,725</text:p>
          </table:table-cell>
          <table:table-cell table:style-name="ce3" table:formula="of:=[.D38]-[.D$176]" office:value-type="float" office:value="14722.675" calcext:value-type="float">
            <text:p>14722,675</text:p>
          </table:table-cell>
          <table:table-cell table:style-name="ce3" table:formula="of:=[.E38]-[.E$176]" office:value-type="float" office:value="4420921.8" calcext:value-type="float">
            <text:p>4420921,8</text:p>
          </table:table-cell>
          <table:table-cell table:style-name="ce3" table:formula="of:=[.F38]-[.F$176]" office:value-type="float" office:value="-423.875" calcext:value-type="float">
            <text:p>-423,875</text:p>
          </table:table-cell>
          <table:table-cell table:style-name="ce3" table:formula="of:=[.G38]-[.G$176]" office:value-type="float" office:value="374.725" calcext:value-type="float">
            <text:p>374,725</text:p>
          </table:table-cell>
          <table:table-cell table:style-name="ce3" table:formula="of:=[.H38]-[.H$176]" office:value-type="float" office:value="-175.475" calcext:value-type="float">
            <text:p>-175,475</text:p>
          </table:table-cell>
          <table:table-cell table:style-name="ce3" table:formula="of:=[.I38]-[.I$176]" office:value-type="float" office:value="145318.55" calcext:value-type="float">
            <text:p>145318,55</text:p>
          </table:table-cell>
          <table:table-cell table:style-name="ce3" table:formula="of:=[.J38]-[.J$176]" office:value-type="float" office:value="-310.824999999999" calcext:value-type="float">
            <text:p>-310,825</text:p>
          </table:table-cell>
          <table:table-cell table:style-name="ce3" table:formula="of:=[.K38]-[.K$176]" office:value-type="float" office:value="218.3" calcext:value-type="float">
            <text:p>218,3</text:p>
          </table:table-cell>
          <table:table-cell table:style-name="ce3" table:formula="of:=[.L38]-[.L$176]" office:value-type="float" office:value="-110.775" calcext:value-type="float">
            <text:p>-110,775</text:p>
          </table:table-cell>
          <table:table-cell table:style-name="ce3" table:formula="of:=[.M38]-[.M$176]" office:value-type="float" office:value="1173.025" calcext:value-type="float">
            <text:p>1173,025</text:p>
          </table:table-cell>
          <table:table-cell table:style-name="ce3" table:formula="of:=[.N38]-[.N$176]" office:value-type="float" office:value="2214365.625" calcext:value-type="float">
            <text:p>2214365,625</text:p>
          </table:table-cell>
          <table:table-cell table:style-name="ce3" table:formula="of:=[.O38]-[.O$176]" office:value-type="float" office:value="71.875" calcext:value-type="float">
            <text:p>71,875</text:p>
          </table:table-cell>
          <table:table-cell table:style-name="ce3" table:formula="of:=[.P38]-[.P$176]" office:value-type="float" office:value="-47.1875" calcext:value-type="float">
            <text:p>-47,1875</text:p>
          </table:table-cell>
          <table:table-cell table:style-name="ce3" table:formula="of:=[.Q38]-[.Q$176]" office:value-type="float" office:value="22.625" calcext:value-type="float">
            <text:p>22,625</text:p>
          </table:table-cell>
          <table:table-cell table:style-name="ce3" table:formula="of:=[.R38]-[.R$176]" office:value-type="float" office:value="-17.9125" calcext:value-type="float">
            <text:p>-17,9125</text:p>
          </table:table-cell>
          <table:table-cell table:style-name="ce3" table:formula="of:=[.S38]-[.S$176]" office:value-type="float" office:value="99433.65" calcext:value-type="float">
            <text:p>99433,65</text:p>
          </table:table-cell>
          <table:table-cell table:style-name="ce3" table:formula="of:=[.T38]-[.T$176]" office:value-type="float" office:value="63.8875" calcext:value-type="float">
            <text:p>63,8875</text:p>
          </table:table-cell>
          <table:table-cell table:style-name="ce3" table:formula="of:=[.U38]-[.U$176]" office:value-type="float" office:value="0" calcext:value-type="float">
            <text:p>0</text:p>
          </table:table-cell>
          <table:table-cell table:style-name="ce3" table:formula="of:=[.V38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67.2" calcext:value-type="float">
            <text:p>67,2</text:p>
          </table:table-cell>
          <table:table-cell table:style-name="ce3" table:formula="of:=[.B39]-[.B$176]" office:value-type="float" office:value="362.2625" calcext:value-type="float">
            <text:p>362,2625</text:p>
          </table:table-cell>
          <table:table-cell table:style-name="ce3" table:formula="of:=[.C39]-[.C$176]" office:value-type="float" office:value="1295.925" calcext:value-type="float">
            <text:p>1295,925</text:p>
          </table:table-cell>
          <table:table-cell table:style-name="ce3" table:formula="of:=[.D39]-[.D$176]" office:value-type="float" office:value="14722.675" calcext:value-type="float">
            <text:p>14722,675</text:p>
          </table:table-cell>
          <table:table-cell table:style-name="ce3" table:formula="of:=[.E39]-[.E$176]" office:value-type="float" office:value="4437253" calcext:value-type="float">
            <text:p>4437253</text:p>
          </table:table-cell>
          <table:table-cell table:style-name="ce3" table:formula="of:=[.F39]-[.F$176]" office:value-type="float" office:value="-423.875" calcext:value-type="float">
            <text:p>-423,875</text:p>
          </table:table-cell>
          <table:table-cell table:style-name="ce3" table:formula="of:=[.G39]-[.G$176]" office:value-type="float" office:value="374.725" calcext:value-type="float">
            <text:p>374,725</text:p>
          </table:table-cell>
          <table:table-cell table:style-name="ce3" table:formula="of:=[.H39]-[.H$176]" office:value-type="float" office:value="285.725" calcext:value-type="float">
            <text:p>285,725</text:p>
          </table:table-cell>
          <table:table-cell table:style-name="ce3" table:formula="of:=[.I39]-[.I$176]" office:value-type="float" office:value="142605.75" calcext:value-type="float">
            <text:p>142605,75</text:p>
          </table:table-cell>
          <table:table-cell table:style-name="ce3" table:formula="of:=[.J39]-[.J$176]" office:value-type="float" office:value="-210.824999999999" calcext:value-type="float">
            <text:p>-210,825</text:p>
          </table:table-cell>
          <table:table-cell table:style-name="ce3" table:formula="of:=[.K39]-[.K$176]" office:value-type="float" office:value="-534.2" calcext:value-type="float">
            <text:p>-534,2</text:p>
          </table:table-cell>
          <table:table-cell table:style-name="ce3" table:formula="of:=[.L39]-[.L$176]" office:value-type="float" office:value="214.925" calcext:value-type="float">
            <text:p>214,925</text:p>
          </table:table-cell>
          <table:table-cell table:style-name="ce3" table:formula="of:=[.M39]-[.M$176]" office:value-type="float" office:value="591.225" calcext:value-type="float">
            <text:p>591,225</text:p>
          </table:table-cell>
          <table:table-cell table:style-name="ce3" table:formula="of:=[.N39]-[.N$176]" office:value-type="float" office:value="2287152.825" calcext:value-type="float">
            <text:p>2287152,825</text:p>
          </table:table-cell>
          <table:table-cell table:style-name="ce3" table:formula="of:=[.O39]-[.O$176]" office:value-type="float" office:value="70.075" calcext:value-type="float">
            <text:p>70,075</text:p>
          </table:table-cell>
          <table:table-cell table:style-name="ce3" table:formula="of:=[.P39]-[.P$176]" office:value-type="float" office:value="-73.8875" calcext:value-type="float">
            <text:p>-73,8875</text:p>
          </table:table-cell>
          <table:table-cell table:style-name="ce3" table:formula="of:=[.Q39]-[.Q$176]" office:value-type="float" office:value="162.825" calcext:value-type="float">
            <text:p>162,825</text:p>
          </table:table-cell>
          <table:table-cell table:style-name="ce3" table:formula="of:=[.R39]-[.R$176]" office:value-type="float" office:value="62.0875" calcext:value-type="float">
            <text:p>62,0875</text:p>
          </table:table-cell>
          <table:table-cell table:style-name="ce3" table:formula="of:=[.S39]-[.S$176]" office:value-type="float" office:value="110339.15" calcext:value-type="float">
            <text:p>110339,15</text:p>
          </table:table-cell>
          <table:table-cell table:style-name="ce3" table:formula="of:=[.T39]-[.T$176]" office:value-type="float" office:value="-56.3125" calcext:value-type="float">
            <text:p>-56,3125</text:p>
          </table:table-cell>
          <table:table-cell table:style-name="ce3" table:formula="of:=[.U39]-[.U$176]" office:value-type="float" office:value="0" calcext:value-type="float">
            <text:p>0</text:p>
          </table:table-cell>
          <table:table-cell table:style-name="ce3" table:formula="of:=[.V39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68.9" calcext:value-type="float">
            <text:p>68,9</text:p>
          </table:table-cell>
          <table:table-cell table:style-name="ce3" table:formula="of:=[.B40]-[.B$176]" office:value-type="float" office:value="502.6625" calcext:value-type="float">
            <text:p>502,6625</text:p>
          </table:table-cell>
          <table:table-cell table:style-name="ce3" table:formula="of:=[.C40]-[.C$176]" office:value-type="float" office:value="1476.725" calcext:value-type="float">
            <text:p>1476,725</text:p>
          </table:table-cell>
          <table:table-cell table:style-name="ce3" table:formula="of:=[.D40]-[.D$176]" office:value-type="float" office:value="14722.675" calcext:value-type="float">
            <text:p>14722,675</text:p>
          </table:table-cell>
          <table:table-cell table:style-name="ce3" table:formula="of:=[.E40]-[.E$176]" office:value-type="float" office:value="4377435.3" calcext:value-type="float">
            <text:p>4377435,3</text:p>
          </table:table-cell>
          <table:table-cell table:style-name="ce3" table:formula="of:=[.F40]-[.F$176]" office:value-type="float" office:value="-423.875" calcext:value-type="float">
            <text:p>-423,875</text:p>
          </table:table-cell>
          <table:table-cell table:style-name="ce3" table:formula="of:=[.G40]-[.G$176]" office:value-type="float" office:value="74.0250000000001" calcext:value-type="float">
            <text:p>74,025</text:p>
          </table:table-cell>
          <table:table-cell table:style-name="ce3" table:formula="of:=[.H40]-[.H$176]" office:value-type="float" office:value="325.725" calcext:value-type="float">
            <text:p>325,725</text:p>
          </table:table-cell>
          <table:table-cell table:style-name="ce3" table:formula="of:=[.I40]-[.I$176]" office:value-type="float" office:value="139865.85" calcext:value-type="float">
            <text:p>139865,85</text:p>
          </table:table-cell>
          <table:table-cell table:style-name="ce3" table:formula="of:=[.J40]-[.J$176]" office:value-type="float" office:value="-90.4249999999993" calcext:value-type="float">
            <text:p>-90,425</text:p>
          </table:table-cell>
          <table:table-cell table:style-name="ce3" table:formula="of:=[.K40]-[.K$176]" office:value-type="float" office:value="-107.9" calcext:value-type="float">
            <text:p>-107,9</text:p>
          </table:table-cell>
          <table:table-cell table:style-name="ce3" table:formula="of:=[.L40]-[.L$176]" office:value-type="float" office:value="229.825" calcext:value-type="float">
            <text:p>229,825</text:p>
          </table:table-cell>
          <table:table-cell table:style-name="ce3" table:formula="of:=[.M40]-[.M$176]" office:value-type="float" office:value="812.025" calcext:value-type="float">
            <text:p>812,025</text:p>
          </table:table-cell>
          <table:table-cell table:style-name="ce3" table:formula="of:=[.N40]-[.N$176]" office:value-type="float" office:value="2259408.825" calcext:value-type="float">
            <text:p>2259408,825</text:p>
          </table:table-cell>
          <table:table-cell table:style-name="ce3" table:formula="of:=[.O40]-[.O$176]" office:value-type="float" office:value="34.375" calcext:value-type="float">
            <text:p>34,375</text:p>
          </table:table-cell>
          <table:table-cell table:style-name="ce3" table:formula="of:=[.P40]-[.P$176]" office:value-type="float" office:value="-88.8875" calcext:value-type="float">
            <text:p>-88,8875</text:p>
          </table:table-cell>
          <table:table-cell table:style-name="ce3" table:formula="of:=[.Q40]-[.Q$176]" office:value-type="float" office:value="42.625" calcext:value-type="float">
            <text:p>42,625</text:p>
          </table:table-cell>
          <table:table-cell table:style-name="ce3" table:formula="of:=[.R40]-[.R$176]" office:value-type="float" office:value="72.0875" calcext:value-type="float">
            <text:p>72,0875</text:p>
          </table:table-cell>
          <table:table-cell table:style-name="ce3" table:formula="of:=[.S40]-[.S$176]" office:value-type="float" office:value="115764.75" calcext:value-type="float">
            <text:p>115764,75</text:p>
          </table:table-cell>
          <table:table-cell table:style-name="ce3" table:formula="of:=[.T40]-[.T$176]" office:value-type="float" office:value="10.3875" calcext:value-type="float">
            <text:p>10,3875</text:p>
          </table:table-cell>
          <table:table-cell table:style-name="ce3" table:formula="of:=[.U40]-[.U$176]" office:value-type="float" office:value="0" calcext:value-type="float">
            <text:p>0</text:p>
          </table:table-cell>
          <table:table-cell table:style-name="ce3" table:formula="of:=[.V40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70.7" calcext:value-type="float">
            <text:p>70,7</text:p>
          </table:table-cell>
          <table:table-cell table:style-name="ce3" table:formula="of:=[.B41]-[.B$176]" office:value-type="float" office:value="1024.0625" calcext:value-type="float">
            <text:p>1024,0625</text:p>
          </table:table-cell>
          <table:table-cell table:style-name="ce3" table:formula="of:=[.C41]-[.C$176]" office:value-type="float" office:value="1476.525" calcext:value-type="float">
            <text:p>1476,525</text:p>
          </table:table-cell>
          <table:table-cell table:style-name="ce3" table:formula="of:=[.D41]-[.D$176]" office:value-type="float" office:value="12009.875" calcext:value-type="float">
            <text:p>12009,875</text:p>
          </table:table-cell>
          <table:table-cell table:style-name="ce3" table:formula="of:=[.E41]-[.E$176]" office:value-type="float" office:value="4592344.5" calcext:value-type="float">
            <text:p>4592344,5</text:p>
          </table:table-cell>
          <table:table-cell table:style-name="ce3" table:formula="of:=[.F41]-[.F$176]" office:value-type="float" office:value="-423.875" calcext:value-type="float">
            <text:p>-423,875</text:p>
          </table:table-cell>
          <table:table-cell table:style-name="ce3" table:formula="of:=[.G41]-[.G$176]" office:value-type="float" office:value="-1.27499999999986" calcext:value-type="float">
            <text:p>-1,275</text:p>
          </table:table-cell>
          <table:table-cell table:style-name="ce3" table:formula="of:=[.H41]-[.H$176]" office:value-type="float" office:value="-55.0750000000001" calcext:value-type="float">
            <text:p>-55,075</text:p>
          </table:table-cell>
          <table:table-cell table:style-name="ce3" table:formula="of:=[.I41]-[.I$176]" office:value-type="float" office:value="128987.45" calcext:value-type="float">
            <text:p>128987,45</text:p>
          </table:table-cell>
          <table:table-cell table:style-name="ce3" table:formula="of:=[.J41]-[.J$176]" office:value-type="float" office:value="-612.024999999999" calcext:value-type="float">
            <text:p>-612,025</text:p>
          </table:table-cell>
          <table:table-cell table:style-name="ce3" table:formula="of:=[.K41]-[.K$176]" office:value-type="float" office:value="268.3" calcext:value-type="float">
            <text:p>268,3</text:p>
          </table:table-cell>
          <table:table-cell table:style-name="ce3" table:formula="of:=[.L41]-[.L$176]" office:value-type="float" office:value="-111.075" calcext:value-type="float">
            <text:p>-111,075</text:p>
          </table:table-cell>
          <table:table-cell table:style-name="ce3" table:formula="of:=[.M41]-[.M$176]" office:value-type="float" office:value="1032.825" calcext:value-type="float">
            <text:p>1032,825</text:p>
          </table:table-cell>
          <table:table-cell table:style-name="ce3" table:formula="of:=[.N41]-[.N$176]" office:value-type="float" office:value="2349802.425" calcext:value-type="float">
            <text:p>2349802,425</text:p>
          </table:table-cell>
          <table:table-cell table:style-name="ce3" table:formula="of:=[.O41]-[.O$176]" office:value-type="float" office:value="146.875" calcext:value-type="float">
            <text:p>146,875</text:p>
          </table:table-cell>
          <table:table-cell table:style-name="ce3" table:formula="of:=[.P41]-[.P$176]" office:value-type="float" office:value="-33.8875" calcext:value-type="float">
            <text:p>-33,8875</text:p>
          </table:table-cell>
          <table:table-cell table:style-name="ce3" table:formula="of:=[.Q41]-[.Q$176]" office:value-type="float" office:value="263.425" calcext:value-type="float">
            <text:p>263,425</text:p>
          </table:table-cell>
          <table:table-cell table:style-name="ce3" table:formula="of:=[.R41]-[.R$176]" office:value-type="float" office:value="72.0875" calcext:value-type="float">
            <text:p>72,0875</text:p>
          </table:table-cell>
          <table:table-cell table:style-name="ce3" table:formula="of:=[.S41]-[.S$176]" office:value-type="float" office:value="121190.35" calcext:value-type="float">
            <text:p>121190,35</text:p>
          </table:table-cell>
          <table:table-cell table:style-name="ce3" table:formula="of:=[.T41]-[.T$176]" office:value-type="float" office:value="-36.3125" calcext:value-type="float">
            <text:p>-36,3125</text:p>
          </table:table-cell>
          <table:table-cell table:style-name="ce3" table:formula="of:=[.U41]-[.U$176]" office:value-type="float" office:value="0" calcext:value-type="float">
            <text:p>0</text:p>
          </table:table-cell>
          <table:table-cell table:style-name="ce3" table:formula="of:=[.V41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72.5" calcext:value-type="float">
            <text:p>72,5</text:p>
          </table:table-cell>
          <table:table-cell table:style-name="ce3" table:formula="of:=[.B42]-[.B$176]" office:value-type="float" office:value="302.2625" calcext:value-type="float">
            <text:p>302,2625</text:p>
          </table:table-cell>
          <table:table-cell table:style-name="ce3" table:formula="of:=[.C42]-[.C$176]" office:value-type="float" office:value="1657.125" calcext:value-type="float">
            <text:p>1657,125</text:p>
          </table:table-cell>
          <table:table-cell table:style-name="ce3" table:formula="of:=[.D42]-[.D$176]" office:value-type="float" office:value="12009.875" calcext:value-type="float">
            <text:p>12009,875</text:p>
          </table:table-cell>
          <table:table-cell table:style-name="ce3" table:formula="of:=[.E42]-[.E$176]" office:value-type="float" office:value="4499810.5" calcext:value-type="float">
            <text:p>4499810,5</text:p>
          </table:table-cell>
          <table:table-cell table:style-name="ce3" table:formula="of:=[.F42]-[.F$176]" office:value-type="float" office:value="-423.875" calcext:value-type="float">
            <text:p>-423,875</text:p>
          </table:table-cell>
          <table:table-cell table:style-name="ce3" table:formula="of:=[.G42]-[.G$176]" office:value-type="float" office:value="124.025" calcext:value-type="float">
            <text:p>124,025</text:p>
          </table:table-cell>
          <table:table-cell table:style-name="ce3" table:formula="of:=[.H42]-[.H$176]" office:value-type="float" office:value="922.525" calcext:value-type="float">
            <text:p>922,525</text:p>
          </table:table-cell>
          <table:table-cell table:style-name="ce3" table:formula="of:=[.I42]-[.I$176]" office:value-type="float" office:value="107203.55" calcext:value-type="float">
            <text:p>107203,55</text:p>
          </table:table-cell>
          <table:table-cell table:style-name="ce3" table:formula="of:=[.J42]-[.J$176]" office:value-type="float" office:value="-210.824999999999" calcext:value-type="float">
            <text:p>-210,825</text:p>
          </table:table-cell>
          <table:table-cell table:style-name="ce3" table:formula="of:=[.K42]-[.K$176]" office:value-type="float" office:value="-183.2" calcext:value-type="float">
            <text:p>-183,2</text:p>
          </table:table-cell>
          <table:table-cell table:style-name="ce3" table:formula="of:=[.L42]-[.L$176]" office:value-type="float" office:value="440.725" calcext:value-type="float">
            <text:p>440,725</text:p>
          </table:table-cell>
          <table:table-cell table:style-name="ce3" table:formula="of:=[.M42]-[.M$176]" office:value-type="float" office:value="872.025" calcext:value-type="float">
            <text:p>872,025</text:p>
          </table:table-cell>
          <table:table-cell table:style-name="ce3" table:formula="of:=[.N42]-[.N$176]" office:value-type="float" office:value="2226820.025" calcext:value-type="float">
            <text:p>2226820,025</text:p>
          </table:table-cell>
          <table:table-cell table:style-name="ce3" table:formula="of:=[.O42]-[.O$176]" office:value-type="float" office:value="71.875" calcext:value-type="float">
            <text:p>71,875</text:p>
          </table:table-cell>
          <table:table-cell table:style-name="ce3" table:formula="of:=[.P42]-[.P$176]" office:value-type="float" office:value="19.8125" calcext:value-type="float">
            <text:p>19,8125</text:p>
          </table:table-cell>
          <table:table-cell table:style-name="ce3" table:formula="of:=[.Q42]-[.Q$176]" office:value-type="float" office:value="-298.175" calcext:value-type="float">
            <text:p>-298,175</text:p>
          </table:table-cell>
          <table:table-cell table:style-name="ce3" table:formula="of:=[.R42]-[.R$176]" office:value-type="float" office:value="-7.91249999999999" calcext:value-type="float">
            <text:p>-7,9125</text:p>
          </table:table-cell>
          <table:table-cell table:style-name="ce3" table:formula="of:=[.S42]-[.S$176]" office:value-type="float" office:value="121190.35" calcext:value-type="float">
            <text:p>121190,35</text:p>
          </table:table-cell>
          <table:table-cell table:style-name="ce3" table:formula="of:=[.T42]-[.T$176]" office:value-type="float" office:value="-56.3125" calcext:value-type="float">
            <text:p>-56,3125</text:p>
          </table:table-cell>
          <table:table-cell table:style-name="ce3" table:formula="of:=[.U42]-[.U$176]" office:value-type="float" office:value="0" calcext:value-type="float">
            <text:p>0</text:p>
          </table:table-cell>
          <table:table-cell table:style-name="ce3" table:formula="of:=[.V42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74.2" calcext:value-type="float">
            <text:p>74,2</text:p>
          </table:table-cell>
          <table:table-cell table:style-name="ce3" table:formula="of:=[.B43]-[.B$176]" office:value-type="float" office:value="332.3625" calcext:value-type="float">
            <text:p>332,3625</text:p>
          </table:table-cell>
          <table:table-cell table:style-name="ce3" table:formula="of:=[.C43]-[.C$176]" office:value-type="float" office:value="1616.925" calcext:value-type="float">
            <text:p>1616,925</text:p>
          </table:table-cell>
          <table:table-cell table:style-name="ce3" table:formula="of:=[.D43]-[.D$176]" office:value-type="float" office:value="12009.875" calcext:value-type="float">
            <text:p>12009,875</text:p>
          </table:table-cell>
          <table:table-cell table:style-name="ce3" table:formula="of:=[.E43]-[.E$176]" office:value-type="float" office:value="4608621.5" calcext:value-type="float">
            <text:p>4608621,5</text:p>
          </table:table-cell>
          <table:table-cell table:style-name="ce3" table:formula="of:=[.F43]-[.F$176]" office:value-type="float" office:value="4097.525" calcext:value-type="float">
            <text:p>4097,525</text:p>
          </table:table-cell>
          <table:table-cell table:style-name="ce3" table:formula="of:=[.G43]-[.G$176]" office:value-type="float" office:value="-567.775" calcext:value-type="float">
            <text:p>-567,775</text:p>
          </table:table-cell>
          <table:table-cell table:style-name="ce3" table:formula="of:=[.H43]-[.H$176]" office:value-type="float" office:value="185.325" calcext:value-type="float">
            <text:p>185,325</text:p>
          </table:table-cell>
          <table:table-cell table:style-name="ce3" table:formula="of:=[.I43]-[.I$176]" office:value-type="float" office:value="96325.15" calcext:value-type="float">
            <text:p>96325,15</text:p>
          </table:table-cell>
          <table:table-cell table:style-name="ce3" table:formula="of:=[.J43]-[.J$176]" office:value-type="float" office:value="390.975000000001" calcext:value-type="float">
            <text:p>390,975</text:p>
          </table:table-cell>
          <table:table-cell table:style-name="ce3" table:formula="of:=[.K43]-[.K$176]" office:value-type="float" office:value="-57.3999999999996" calcext:value-type="float">
            <text:p>-57,4</text:p>
          </table:table-cell>
          <table:table-cell table:style-name="ce3" table:formula="of:=[.L43]-[.L$176]" office:value-type="float" office:value="-150.975" calcext:value-type="float">
            <text:p>-150,975</text:p>
          </table:table-cell>
          <table:table-cell table:style-name="ce3" table:formula="of:=[.M43]-[.M$176]" office:value-type="float" office:value="972.425" calcext:value-type="float">
            <text:p>972,425</text:p>
          </table:table-cell>
          <table:table-cell table:style-name="ce3" table:formula="of:=[.N43]-[.N$176]" office:value-type="float" office:value="2333040.825" calcext:value-type="float">
            <text:p>2333040,825</text:p>
          </table:table-cell>
          <table:table-cell table:style-name="ce3" table:formula="of:=[.O43]-[.O$176]" office:value-type="float" office:value="71.875" calcext:value-type="float">
            <text:p>71,875</text:p>
          </table:table-cell>
          <table:table-cell table:style-name="ce3" table:formula="of:=[.P43]-[.P$176]" office:value-type="float" office:value="-88.8875" calcext:value-type="float">
            <text:p>-88,8875</text:p>
          </table:table-cell>
          <table:table-cell table:style-name="ce3" table:formula="of:=[.Q43]-[.Q$176]" office:value-type="float" office:value="-117.575" calcext:value-type="float">
            <text:p>-117,575</text:p>
          </table:table-cell>
          <table:table-cell table:style-name="ce3" table:formula="of:=[.R43]-[.R$176]" office:value-type="float" office:value="14.5875" calcext:value-type="float">
            <text:p>14,5875</text:p>
          </table:table-cell>
          <table:table-cell table:style-name="ce3" table:formula="of:=[.S43]-[.S$176]" office:value-type="float" office:value="123930.35" calcext:value-type="float">
            <text:p>123930,35</text:p>
          </table:table-cell>
          <table:table-cell table:style-name="ce3" table:formula="of:=[.T43]-[.T$176]" office:value-type="float" office:value="23.6875" calcext:value-type="float">
            <text:p>23,6875</text:p>
          </table:table-cell>
          <table:table-cell table:style-name="ce3" table:formula="of:=[.U43]-[.U$176]" office:value-type="float" office:value="0" calcext:value-type="float">
            <text:p>0</text:p>
          </table:table-cell>
          <table:table-cell table:style-name="ce3" table:formula="of:=[.V43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3" table:formula="of:=[.B44]-[.B$176]" office:value-type="float" office:value="161.4625" calcext:value-type="float">
            <text:p>161,4625</text:p>
          </table:table-cell>
          <table:table-cell table:style-name="ce3" table:formula="of:=[.C44]-[.C$176]" office:value-type="float" office:value="1155.725" calcext:value-type="float">
            <text:p>1155,725</text:p>
          </table:table-cell>
          <table:table-cell table:style-name="ce3" table:formula="of:=[.D44]-[.D$176]" office:value-type="float" office:value="9297.075" calcext:value-type="float">
            <text:p>9297,075</text:p>
          </table:table-cell>
          <table:table-cell table:style-name="ce3" table:formula="of:=[.E44]-[.E$176]" office:value-type="float" office:value="4497097.5" calcext:value-type="float">
            <text:p>4497097,5</text:p>
          </table:table-cell>
          <table:table-cell table:style-name="ce3" table:formula="of:=[.F44]-[.F$176]" office:value-type="float" office:value="-423.875" calcext:value-type="float">
            <text:p>-423,875</text:p>
          </table:table-cell>
          <table:table-cell table:style-name="ce3" table:formula="of:=[.G44]-[.G$176]" office:value-type="float" office:value="-302.275" calcext:value-type="float">
            <text:p>-302,275</text:p>
          </table:table-cell>
          <table:table-cell table:style-name="ce3" table:formula="of:=[.H44]-[.H$176]" office:value-type="float" office:value="265.925" calcext:value-type="float">
            <text:p>265,925</text:p>
          </table:table-cell>
          <table:table-cell table:style-name="ce3" table:formula="of:=[.I44]-[.I$176]" office:value-type="float" office:value="85419.65" calcext:value-type="float">
            <text:p>85419,65</text:p>
          </table:table-cell>
          <table:table-cell table:style-name="ce3" table:formula="of:=[.J44]-[.J$176]" office:value-type="float" office:value="150.575000000001" calcext:value-type="float">
            <text:p>150,575</text:p>
          </table:table-cell>
          <table:table-cell table:style-name="ce3" table:formula="of:=[.K44]-[.K$176]" office:value-type="float" office:value="17.6000000000004" calcext:value-type="float">
            <text:p>17,6</text:p>
          </table:table-cell>
          <table:table-cell table:style-name="ce3" table:formula="of:=[.L44]-[.L$176]" office:value-type="float" office:value="214.725" calcext:value-type="float">
            <text:p>214,725</text:p>
          </table:table-cell>
          <table:table-cell table:style-name="ce3" table:formula="of:=[.M44]-[.M$176]" office:value-type="float" office:value="832.025" calcext:value-type="float">
            <text:p>832,025</text:p>
          </table:table-cell>
          <table:table-cell table:style-name="ce3" table:formula="of:=[.N44]-[.N$176]" office:value-type="float" office:value="2337559.225" calcext:value-type="float">
            <text:p>2337559,225</text:p>
          </table:table-cell>
          <table:table-cell table:style-name="ce3" table:formula="of:=[.O44]-[.O$176]" office:value-type="float" office:value="71.875" calcext:value-type="float">
            <text:p>71,875</text:p>
          </table:table-cell>
          <table:table-cell table:style-name="ce3" table:formula="of:=[.P44]-[.P$176]" office:value-type="float" office:value="11.4125" calcext:value-type="float">
            <text:p>11,4125</text:p>
          </table:table-cell>
          <table:table-cell table:style-name="ce3" table:formula="of:=[.Q44]-[.Q$176]" office:value-type="float" office:value="-298.375" calcext:value-type="float">
            <text:p>-298,375</text:p>
          </table:table-cell>
          <table:table-cell table:style-name="ce3" table:formula="of:=[.R44]-[.R$176]" office:value-type="float" office:value="52.0875" calcext:value-type="float">
            <text:p>52,0875</text:p>
          </table:table-cell>
          <table:table-cell table:style-name="ce3" table:formula="of:=[.S44]-[.S$176]" office:value-type="float" office:value="123930.35" calcext:value-type="float">
            <text:p>123930,35</text:p>
          </table:table-cell>
          <table:table-cell table:style-name="ce3" table:formula="of:=[.T44]-[.T$176]" office:value-type="float" office:value="-56.3125" calcext:value-type="float">
            <text:p>-56,3125</text:p>
          </table:table-cell>
          <table:table-cell table:style-name="ce3" table:formula="of:=[.U44]-[.U$176]" office:value-type="float" office:value="0" calcext:value-type="float">
            <text:p>0</text:p>
          </table:table-cell>
          <table:table-cell table:style-name="ce3" table:formula="of:=[.V44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77.8" calcext:value-type="float">
            <text:p>77,8</text:p>
          </table:table-cell>
          <table:table-cell table:style-name="ce3" table:formula="of:=[.B45]-[.B$176]" office:value-type="float" office:value="843.6625" calcext:value-type="float">
            <text:p>843,6625</text:p>
          </table:table-cell>
          <table:table-cell table:style-name="ce3" table:formula="of:=[.C45]-[.C$176]" office:value-type="float" office:value="1576.925" calcext:value-type="float">
            <text:p>1576,925</text:p>
          </table:table-cell>
          <table:table-cell table:style-name="ce3" table:formula="of:=[.D45]-[.D$176]" office:value-type="float" office:value="6584.175" calcext:value-type="float">
            <text:p>6584,175</text:p>
          </table:table-cell>
          <table:table-cell table:style-name="ce3" table:formula="of:=[.E45]-[.E$176]" office:value-type="float" office:value="4676631.5" calcext:value-type="float">
            <text:p>4676631,5</text:p>
          </table:table-cell>
          <table:table-cell table:style-name="ce3" table:formula="of:=[.F45]-[.F$176]" office:value-type="float" office:value="-423.875" calcext:value-type="float">
            <text:p>-423,875</text:p>
          </table:table-cell>
          <table:table-cell table:style-name="ce3" table:formula="of:=[.G45]-[.G$176]" office:value-type="float" office:value="400.025" calcext:value-type="float">
            <text:p>400,025</text:p>
          </table:table-cell>
          <table:table-cell table:style-name="ce3" table:formula="of:=[.H45]-[.H$176]" office:value-type="float" office:value="44.925" calcext:value-type="float">
            <text:p>44,925</text:p>
          </table:table-cell>
          <table:table-cell table:style-name="ce3" table:formula="of:=[.I45]-[.I$176]" office:value-type="float" office:value="79994.05" calcext:value-type="float">
            <text:p>79994,05</text:p>
          </table:table-cell>
          <table:table-cell table:style-name="ce3" table:formula="of:=[.J45]-[.J$176]" office:value-type="float" office:value="-511.424999999999" calcext:value-type="float">
            <text:p>-511,425</text:p>
          </table:table-cell>
          <table:table-cell table:style-name="ce3" table:formula="of:=[.K45]-[.K$176]" office:value-type="float" office:value="-132.7" calcext:value-type="float">
            <text:p>-132,7</text:p>
          </table:table-cell>
          <table:table-cell table:style-name="ce3" table:formula="of:=[.L45]-[.L$176]" office:value-type="float" office:value="114.425" calcext:value-type="float">
            <text:p>114,425</text:p>
          </table:table-cell>
          <table:table-cell table:style-name="ce3" table:formula="of:=[.M45]-[.M$176]" office:value-type="float" office:value="912.225" calcext:value-type="float">
            <text:p>912,225</text:p>
          </table:table-cell>
          <table:table-cell table:style-name="ce3" table:formula="of:=[.N45]-[.N$176]" office:value-type="float" office:value="2345111.225" calcext:value-type="float">
            <text:p>2345111,225</text:p>
          </table:table-cell>
          <table:table-cell table:style-name="ce3" table:formula="of:=[.O45]-[.O$176]" office:value-type="float" office:value="46.875" calcext:value-type="float">
            <text:p>46,875</text:p>
          </table:table-cell>
          <table:table-cell table:style-name="ce3" table:formula="of:=[.P45]-[.P$176]" office:value-type="float" office:value="36.1125" calcext:value-type="float">
            <text:p>36,1125</text:p>
          </table:table-cell>
          <table:table-cell table:style-name="ce3" table:formula="of:=[.Q45]-[.Q$176]" office:value-type="float" office:value="-137.775" calcext:value-type="float">
            <text:p>-137,775</text:p>
          </table:table-cell>
          <table:table-cell table:style-name="ce3" table:formula="of:=[.R45]-[.R$176]" office:value-type="float" office:value="102.0875" calcext:value-type="float">
            <text:p>102,0875</text:p>
          </table:table-cell>
          <table:table-cell table:style-name="ce3" table:formula="of:=[.S45]-[.S$176]" office:value-type="float" office:value="126643.15" calcext:value-type="float">
            <text:p>126643,15</text:p>
          </table:table-cell>
          <table:table-cell table:style-name="ce3" table:formula="of:=[.T45]-[.T$176]" office:value-type="float" office:value="-56.3125" calcext:value-type="float">
            <text:p>-56,3125</text:p>
          </table:table-cell>
          <table:table-cell table:style-name="ce3" table:formula="of:=[.U45]-[.U$176]" office:value-type="float" office:value="0" calcext:value-type="float">
            <text:p>0</text:p>
          </table:table-cell>
          <table:table-cell table:style-name="ce3" table:formula="of:=[.V45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79.5" calcext:value-type="float">
            <text:p>79,5</text:p>
          </table:table-cell>
          <table:table-cell table:style-name="ce3" table:formula="of:=[.B46]-[.B$176]" office:value-type="float" office:value="603.0625" calcext:value-type="float">
            <text:p>603,0625</text:p>
          </table:table-cell>
          <table:table-cell table:style-name="ce3" table:formula="of:=[.C46]-[.C$176]" office:value-type="float" office:value="1757.525" calcext:value-type="float">
            <text:p>1757,525</text:p>
          </table:table-cell>
          <table:table-cell table:style-name="ce3" table:formula="of:=[.D46]-[.D$176]" office:value-type="float" office:value="6584.175" calcext:value-type="float">
            <text:p>6584,175</text:p>
          </table:table-cell>
          <table:table-cell table:style-name="ce3" table:formula="of:=[.E46]-[.E$176]" office:value-type="float" office:value="4701101.5" calcext:value-type="float">
            <text:p>4701101,5</text:p>
          </table:table-cell>
          <table:table-cell table:style-name="ce3" table:formula="of:=[.F46]-[.F$176]" office:value-type="float" office:value="2288.925" calcext:value-type="float">
            <text:p>2288,925</text:p>
          </table:table-cell>
          <table:table-cell table:style-name="ce3" table:formula="of:=[.G46]-[.G$176]" office:value-type="float" office:value="149.225" calcext:value-type="float">
            <text:p>149,225</text:p>
          </table:table-cell>
          <table:table-cell table:style-name="ce3" table:formula="of:=[.H46]-[.H$176]" office:value-type="float" office:value="406.125" calcext:value-type="float">
            <text:p>406,125</text:p>
          </table:table-cell>
          <table:table-cell table:style-name="ce3" table:formula="of:=[.I46]-[.I$176]" office:value-type="float" office:value="74568.45" calcext:value-type="float">
            <text:p>74568,45</text:p>
          </table:table-cell>
          <table:table-cell table:style-name="ce3" table:formula="of:=[.J46]-[.J$176]" office:value-type="float" office:value="-431.024999999999" calcext:value-type="float">
            <text:p>-431,025</text:p>
          </table:table-cell>
          <table:table-cell table:style-name="ce3" table:formula="of:=[.K46]-[.K$176]" office:value-type="float" office:value="794.6" calcext:value-type="float">
            <text:p>794,6</text:p>
          </table:table-cell>
          <table:table-cell table:style-name="ce3" table:formula="of:=[.L46]-[.L$176]" office:value-type="float" office:value="139.725" calcext:value-type="float">
            <text:p>139,725</text:p>
          </table:table-cell>
          <table:table-cell table:style-name="ce3" table:formula="of:=[.M46]-[.M$176]" office:value-type="float" office:value="1413.825" calcext:value-type="float">
            <text:p>1413,825</text:p>
          </table:table-cell>
          <table:table-cell table:style-name="ce3" table:formula="of:=[.N46]-[.N$176]" office:value-type="float" office:value="2459229.625" calcext:value-type="float">
            <text:p>2459229,625</text:p>
          </table:table-cell>
          <table:table-cell table:style-name="ce3" table:formula="of:=[.O46]-[.O$176]" office:value-type="float" office:value="84.375" calcext:value-type="float">
            <text:p>84,375</text:p>
          </table:table-cell>
          <table:table-cell table:style-name="ce3" table:formula="of:=[.P46]-[.P$176]" office:value-type="float" office:value="-113.8875" calcext:value-type="float">
            <text:p>-113,8875</text:p>
          </table:table-cell>
          <table:table-cell table:style-name="ce3" table:formula="of:=[.Q46]-[.Q$176]" office:value-type="float" office:value="-298.575" calcext:value-type="float">
            <text:p>-298,575</text:p>
          </table:table-cell>
          <table:table-cell table:style-name="ce3" table:formula="of:=[.R46]-[.R$176]" office:value-type="float" office:value="32.0875" calcext:value-type="float">
            <text:p>32,0875</text:p>
          </table:table-cell>
          <table:table-cell table:style-name="ce3" table:formula="of:=[.S46]-[.S$176]" office:value-type="float" office:value="153879.75" calcext:value-type="float">
            <text:p>153879,75</text:p>
          </table:table-cell>
          <table:table-cell table:style-name="ce3" table:formula="of:=[.T46]-[.T$176]" office:value-type="float" office:value="43.6875" calcext:value-type="float">
            <text:p>43,6875</text:p>
          </table:table-cell>
          <table:table-cell table:style-name="ce3" table:formula="of:=[.U46]-[.U$176]" office:value-type="float" office:value="0" calcext:value-type="float">
            <text:p>0</text:p>
          </table:table-cell>
          <table:table-cell table:style-name="ce3" table:formula="of:=[.V46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81.3" calcext:value-type="float">
            <text:p>81,3</text:p>
          </table:table-cell>
          <table:table-cell table:style-name="ce3" table:formula="of:=[.B47]-[.B$176]" office:value-type="float" office:value="582.8625" calcext:value-type="float">
            <text:p>582,8625</text:p>
          </table:table-cell>
          <table:table-cell table:style-name="ce3" table:formula="of:=[.C47]-[.C$176]" office:value-type="float" office:value="2359.125" calcext:value-type="float">
            <text:p>2359,125</text:p>
          </table:table-cell>
          <table:table-cell table:style-name="ce3" table:formula="of:=[.D47]-[.D$176]" office:value-type="float" office:value="6584.175" calcext:value-type="float">
            <text:p>6584,175</text:p>
          </table:table-cell>
          <table:table-cell table:style-name="ce3" table:formula="of:=[.E47]-[.E$176]" office:value-type="float" office:value="4902527.1" calcext:value-type="float">
            <text:p>4902527,1</text:p>
          </table:table-cell>
          <table:table-cell table:style-name="ce3" table:formula="of:=[.F47]-[.F$176]" office:value-type="float" office:value="-423.875" calcext:value-type="float">
            <text:p>-423,875</text:p>
          </table:table-cell>
          <table:table-cell table:style-name="ce3" table:formula="of:=[.G47]-[.G$176]" office:value-type="float" office:value="-151.775" calcext:value-type="float">
            <text:p>-151,775</text:p>
          </table:table-cell>
          <table:table-cell table:style-name="ce3" table:formula="of:=[.H47]-[.H$176]" office:value-type="float" office:value="285.925" calcext:value-type="float">
            <text:p>285,925</text:p>
          </table:table-cell>
          <table:table-cell table:style-name="ce3" table:formula="of:=[.I47]-[.I$176]" office:value-type="float" office:value="71855.65" calcext:value-type="float">
            <text:p>71855,65</text:p>
          </table:table-cell>
          <table:table-cell table:style-name="ce3" table:formula="of:=[.J47]-[.J$176]" office:value-type="float" office:value="-90.4249999999993" calcext:value-type="float">
            <text:p>-90,425</text:p>
          </table:table-cell>
          <table:table-cell table:style-name="ce3" table:formula="of:=[.K47]-[.K$176]" office:value-type="float" office:value="-233.2" calcext:value-type="float">
            <text:p>-233,2</text:p>
          </table:table-cell>
          <table:table-cell table:style-name="ce3" table:formula="of:=[.L47]-[.L$176]" office:value-type="float" office:value="365.225" calcext:value-type="float">
            <text:p>365,225</text:p>
          </table:table-cell>
          <table:table-cell table:style-name="ce3" table:formula="of:=[.M47]-[.M$176]" office:value-type="float" office:value="1273.425" calcext:value-type="float">
            <text:p>1273,425</text:p>
          </table:table-cell>
          <table:table-cell table:style-name="ce3" table:formula="of:=[.N47]-[.N$176]" office:value-type="float" office:value="2656983.225" calcext:value-type="float">
            <text:p>2656983,225</text:p>
          </table:table-cell>
          <table:table-cell table:style-name="ce3" table:formula="of:=[.O47]-[.O$176]" office:value-type="float" office:value="46.875" calcext:value-type="float">
            <text:p>46,875</text:p>
          </table:table-cell>
          <table:table-cell table:style-name="ce3" table:formula="of:=[.P47]-[.P$176]" office:value-type="float" office:value="6.11250000000001" calcext:value-type="float">
            <text:p>6,1125</text:p>
          </table:table-cell>
          <table:table-cell table:style-name="ce3" table:formula="of:=[.Q47]-[.Q$176]" office:value-type="float" office:value="82.825" calcext:value-type="float">
            <text:p>82,825</text:p>
          </table:table-cell>
          <table:table-cell table:style-name="ce3" table:formula="of:=[.R47]-[.R$176]" office:value-type="float" office:value="2.08750000000001" calcext:value-type="float">
            <text:p>2,0875</text:p>
          </table:table-cell>
          <table:table-cell table:style-name="ce3" table:formula="of:=[.S47]-[.S$176]" office:value-type="float" office:value="183802.05" calcext:value-type="float">
            <text:p>183802,05</text:p>
          </table:table-cell>
          <table:table-cell table:style-name="ce3" table:formula="of:=[.T47]-[.T$176]" office:value-type="float" office:value="43.6875" calcext:value-type="float">
            <text:p>43,6875</text:p>
          </table:table-cell>
          <table:table-cell table:style-name="ce3" table:formula="of:=[.U47]-[.U$176]" office:value-type="float" office:value="0" calcext:value-type="float">
            <text:p>0</text:p>
          </table:table-cell>
          <table:table-cell table:style-name="ce3" table:formula="of:=[.V47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83.1" calcext:value-type="float">
            <text:p>83,1</text:p>
          </table:table-cell>
          <table:table-cell table:style-name="ce3" table:formula="of:=[.B48]-[.B$176]" office:value-type="float" office:value="582.8625" calcext:value-type="float">
            <text:p>582,8625</text:p>
          </table:table-cell>
          <table:table-cell table:style-name="ce3" table:formula="of:=[.C48]-[.C$176]" office:value-type="float" office:value="3301.725" calcext:value-type="float">
            <text:p>3301,725</text:p>
          </table:table-cell>
          <table:table-cell table:style-name="ce3" table:formula="of:=[.D48]-[.D$176]" office:value-type="float" office:value="8618.775" calcext:value-type="float">
            <text:p>8618,775</text:p>
          </table:table-cell>
          <table:table-cell table:style-name="ce3" table:formula="of:=[.E48]-[.E$176]" office:value-type="float" office:value="4937794" calcext:value-type="float">
            <text:p>4937794</text:p>
          </table:table-cell>
          <table:table-cell table:style-name="ce3" table:formula="of:=[.F48]-[.F$176]" office:value-type="float" office:value="-423.875" calcext:value-type="float">
            <text:p>-423,875</text:p>
          </table:table-cell>
          <table:table-cell table:style-name="ce3" table:formula="of:=[.G48]-[.G$176]" office:value-type="float" office:value="33.6250000000002" calcext:value-type="float">
            <text:p>33,625</text:p>
          </table:table-cell>
          <table:table-cell table:style-name="ce3" table:formula="of:=[.H48]-[.H$176]" office:value-type="float" office:value="-195.675" calcext:value-type="float">
            <text:p>-195,675</text:p>
          </table:table-cell>
          <table:table-cell table:style-name="ce3" table:formula="of:=[.I48]-[.I$176]" office:value-type="float" office:value="71828.45" calcext:value-type="float">
            <text:p>71828,45</text:p>
          </table:table-cell>
          <table:table-cell table:style-name="ce3" table:formula="of:=[.J48]-[.J$176]" office:value-type="float" office:value="110.175000000001" calcext:value-type="float">
            <text:p>110,175</text:p>
          </table:table-cell>
          <table:table-cell table:style-name="ce3" table:formula="of:=[.K48]-[.K$176]" office:value-type="float" office:value="-609.2" calcext:value-type="float">
            <text:p>-609,2</text:p>
          </table:table-cell>
          <table:table-cell table:style-name="ce3" table:formula="of:=[.L48]-[.L$176]" office:value-type="float" office:value="214.725" calcext:value-type="float">
            <text:p>214,725</text:p>
          </table:table-cell>
          <table:table-cell table:style-name="ce3" table:formula="of:=[.M48]-[.M$176]" office:value-type="float" office:value="1694.625" calcext:value-type="float">
            <text:p>1694,625</text:p>
          </table:table-cell>
          <table:table-cell table:style-name="ce3" table:formula="of:=[.N48]-[.N$176]" office:value-type="float" office:value="2651626.425" calcext:value-type="float">
            <text:p>2651626,425</text:p>
          </table:table-cell>
          <table:table-cell table:style-name="ce3" table:formula="of:=[.O48]-[.O$176]" office:value-type="float" office:value="71.875" calcext:value-type="float">
            <text:p>71,875</text:p>
          </table:table-cell>
          <table:table-cell table:style-name="ce3" table:formula="of:=[.P48]-[.P$176]" office:value-type="float" office:value="-63.8875" calcext:value-type="float">
            <text:p>-63,8875</text:p>
          </table:table-cell>
          <table:table-cell table:style-name="ce3" table:formula="of:=[.Q48]-[.Q$176]" office:value-type="float" office:value="162.825" calcext:value-type="float">
            <text:p>162,825</text:p>
          </table:table-cell>
          <table:table-cell table:style-name="ce3" table:formula="of:=[.R48]-[.R$176]" office:value-type="float" office:value="52.0875" calcext:value-type="float">
            <text:p>52,0875</text:p>
          </table:table-cell>
          <table:table-cell table:style-name="ce3" table:formula="of:=[.S48]-[.S$176]" office:value-type="float" office:value="183774.95" calcext:value-type="float">
            <text:p>183774,95</text:p>
          </table:table-cell>
          <table:table-cell table:style-name="ce3" table:formula="of:=[.T48]-[.T$176]" office:value-type="float" office:value="-6.3125" calcext:value-type="float">
            <text:p>-6,3125</text:p>
          </table:table-cell>
          <table:table-cell table:style-name="ce3" table:formula="of:=[.U48]-[.U$176]" office:value-type="float" office:value="0" calcext:value-type="float">
            <text:p>0</text:p>
          </table:table-cell>
          <table:table-cell table:style-name="ce3" table:formula="of:=[.V48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84.8" calcext:value-type="float">
            <text:p>84,8</text:p>
          </table:table-cell>
          <table:table-cell table:style-name="ce3" table:formula="of:=[.B49]-[.B$176]" office:value-type="float" office:value="-38.9375" calcext:value-type="float">
            <text:p>-38,9375</text:p>
          </table:table-cell>
          <table:table-cell table:style-name="ce3" table:formula="of:=[.C49]-[.C$176]" office:value-type="float" office:value="3682.725" calcext:value-type="float">
            <text:p>3682,725</text:p>
          </table:table-cell>
          <table:table-cell table:style-name="ce3" table:formula="of:=[.D49]-[.D$176]" office:value-type="float" office:value="8618.775" calcext:value-type="float">
            <text:p>8618,775</text:p>
          </table:table-cell>
          <table:table-cell table:style-name="ce3" table:formula="of:=[.E49]-[.E$176]" office:value-type="float" office:value="4758179" calcext:value-type="float">
            <text:p>4758179</text:p>
          </table:table-cell>
          <table:table-cell table:style-name="ce3" table:formula="of:=[.F49]-[.F$176]" office:value-type="float" office:value="-423.875" calcext:value-type="float">
            <text:p>-423,875</text:p>
          </table:table-cell>
          <table:table-cell table:style-name="ce3" table:formula="of:=[.G49]-[.G$176]" office:value-type="float" office:value="124.025" calcext:value-type="float">
            <text:p>124,025</text:p>
          </table:table-cell>
          <table:table-cell table:style-name="ce3" table:formula="of:=[.H49]-[.H$176]" office:value-type="float" office:value="265.725" calcext:value-type="float">
            <text:p>265,725</text:p>
          </table:table-cell>
          <table:table-cell table:style-name="ce3" table:formula="of:=[.I49]-[.I$176]" office:value-type="float" office:value="69115.65" calcext:value-type="float">
            <text:p>69115,65</text:p>
          </table:table-cell>
          <table:table-cell table:style-name="ce3" table:formula="of:=[.J49]-[.J$176]" office:value-type="float" office:value="9.97500000000082" calcext:value-type="float">
            <text:p>9,975</text:p>
          </table:table-cell>
          <table:table-cell table:style-name="ce3" table:formula="of:=[.K49]-[.K$176]" office:value-type="float" office:value="-57.8999999999996" calcext:value-type="float">
            <text:p>-57,9</text:p>
          </table:table-cell>
          <table:table-cell table:style-name="ce3" table:formula="of:=[.L49]-[.L$176]" office:value-type="float" office:value="-211.175" calcext:value-type="float">
            <text:p>-211,175</text:p>
          </table:table-cell>
          <table:table-cell table:style-name="ce3" table:formula="of:=[.M49]-[.M$176]" office:value-type="float" office:value="1494.225" calcext:value-type="float">
            <text:p>1494,225</text:p>
          </table:table-cell>
          <table:table-cell table:style-name="ce3" table:formula="of:=[.N49]-[.N$176]" office:value-type="float" office:value="2751690.425" calcext:value-type="float">
            <text:p>2751690,425</text:p>
          </table:table-cell>
          <table:table-cell table:style-name="ce3" table:formula="of:=[.O49]-[.O$176]" office:value-type="float" office:value="59.375" calcext:value-type="float">
            <text:p>59,375</text:p>
          </table:table-cell>
          <table:table-cell table:style-name="ce3" table:formula="of:=[.P49]-[.P$176]" office:value-type="float" office:value="-88.8875" calcext:value-type="float">
            <text:p>-88,8875</text:p>
          </table:table-cell>
          <table:table-cell table:style-name="ce3" table:formula="of:=[.Q49]-[.Q$176]" office:value-type="float" office:value="163.025" calcext:value-type="float">
            <text:p>163,025</text:p>
          </table:table-cell>
          <table:table-cell table:style-name="ce3" table:formula="of:=[.R49]-[.R$176]" office:value-type="float" office:value="12.0875" calcext:value-type="float">
            <text:p>12,0875</text:p>
          </table:table-cell>
          <table:table-cell table:style-name="ce3" table:formula="of:=[.S49]-[.S$176]" office:value-type="float" office:value="210984.45" calcext:value-type="float">
            <text:p>210984,45</text:p>
          </table:table-cell>
          <table:table-cell table:style-name="ce3" table:formula="of:=[.T49]-[.T$176]" office:value-type="float" office:value="-31.3125" calcext:value-type="float">
            <text:p>-31,3125</text:p>
          </table:table-cell>
          <table:table-cell table:style-name="ce3" table:formula="of:=[.U49]-[.U$176]" office:value-type="float" office:value="0" calcext:value-type="float">
            <text:p>0</text:p>
          </table:table-cell>
          <table:table-cell table:style-name="ce3" table:formula="of:=[.V49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86.6" calcext:value-type="float">
            <text:p>86,6</text:p>
          </table:table-cell>
          <table:table-cell table:style-name="ce3" table:formula="of:=[.B50]-[.B$176]" office:value-type="float" office:value="81.4625000000001" calcext:value-type="float">
            <text:p>81,4625</text:p>
          </table:table-cell>
          <table:table-cell table:style-name="ce3" table:formula="of:=[.C50]-[.C$176]" office:value-type="float" office:value="3482.125" calcext:value-type="float">
            <text:p>3482,125</text:p>
          </table:table-cell>
          <table:table-cell table:style-name="ce3" table:formula="of:=[.D50]-[.D$176]" office:value-type="float" office:value="3871.375" calcext:value-type="float">
            <text:p>3871,375</text:p>
          </table:table-cell>
          <table:table-cell table:style-name="ce3" table:formula="of:=[.E50]-[.E$176]" office:value-type="float" office:value="4785442.6" calcext:value-type="float">
            <text:p>4785442,6</text:p>
          </table:table-cell>
          <table:table-cell table:style-name="ce3" table:formula="of:=[.F50]-[.F$176]" office:value-type="float" office:value="-423.875" calcext:value-type="float">
            <text:p>-423,875</text:p>
          </table:table-cell>
          <table:table-cell table:style-name="ce3" table:formula="of:=[.G50]-[.G$176]" office:value-type="float" office:value="-387.575" calcext:value-type="float">
            <text:p>-387,575</text:p>
          </table:table-cell>
          <table:table-cell table:style-name="ce3" table:formula="of:=[.H50]-[.H$176]" office:value-type="float" office:value="325.925" calcext:value-type="float">
            <text:p>325,925</text:p>
          </table:table-cell>
          <table:table-cell table:style-name="ce3" table:formula="of:=[.I50]-[.I$176]" office:value-type="float" office:value="66430.05" calcext:value-type="float">
            <text:p>66430,05</text:p>
          </table:table-cell>
          <table:table-cell table:style-name="ce3" table:formula="of:=[.J50]-[.J$176]" office:value-type="float" office:value="69.9750000000008" calcext:value-type="float">
            <text:p>69,975</text:p>
          </table:table-cell>
          <table:table-cell table:style-name="ce3" table:formula="of:=[.K50]-[.K$176]" office:value-type="float" office:value="117.8" calcext:value-type="float">
            <text:p>117,8</text:p>
          </table:table-cell>
          <table:table-cell table:style-name="ce3" table:formula="of:=[.L50]-[.L$176]" office:value-type="float" office:value="164.725" calcext:value-type="float">
            <text:p>164,725</text:p>
          </table:table-cell>
          <table:table-cell table:style-name="ce3" table:formula="of:=[.M50]-[.M$176]" office:value-type="float" office:value="1494.025" calcext:value-type="float">
            <text:p>1494,025</text:p>
          </table:table-cell>
          <table:table-cell table:style-name="ce3" table:formula="of:=[.N50]-[.N$176]" office:value-type="float" office:value="2714768.825" calcext:value-type="float">
            <text:p>2714768,825</text:p>
          </table:table-cell>
          <table:table-cell table:style-name="ce3" table:formula="of:=[.O50]-[.O$176]" office:value-type="float" office:value="34.375" calcext:value-type="float">
            <text:p>34,375</text:p>
          </table:table-cell>
          <table:table-cell table:style-name="ce3" table:formula="of:=[.P50]-[.P$176]" office:value-type="float" office:value="-38.8875" calcext:value-type="float">
            <text:p>-38,8875</text:p>
          </table:table-cell>
          <table:table-cell table:style-name="ce3" table:formula="of:=[.Q50]-[.Q$176]" office:value-type="float" office:value="203.225" calcext:value-type="float">
            <text:p>203,225</text:p>
          </table:table-cell>
          <table:table-cell table:style-name="ce3" table:formula="of:=[.R50]-[.R$176]" office:value-type="float" office:value="39.5875" calcext:value-type="float">
            <text:p>39,5875</text:p>
          </table:table-cell>
          <table:table-cell table:style-name="ce3" table:formula="of:=[.S50]-[.S$176]" office:value-type="float" office:value="216437.25" calcext:value-type="float">
            <text:p>216437,25</text:p>
          </table:table-cell>
          <table:table-cell table:style-name="ce3" table:formula="of:=[.T50]-[.T$176]" office:value-type="float" office:value="10.3875" calcext:value-type="float">
            <text:p>10,3875</text:p>
          </table:table-cell>
          <table:table-cell table:style-name="ce3" table:formula="of:=[.U50]-[.U$176]" office:value-type="float" office:value="0" calcext:value-type="float">
            <text:p>0</text:p>
          </table:table-cell>
          <table:table-cell table:style-name="ce3" table:formula="of:=[.V50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88.4" calcext:value-type="float">
            <text:p>88,4</text:p>
          </table:table-cell>
          <table:table-cell table:style-name="ce3" table:formula="of:=[.B51]-[.B$176]" office:value-type="float" office:value="622.8625" calcext:value-type="float">
            <text:p>622,8625</text:p>
          </table:table-cell>
          <table:table-cell table:style-name="ce3" table:formula="of:=[.C51]-[.C$176]" office:value-type="float" office:value="3241.525" calcext:value-type="float">
            <text:p>3241,525</text:p>
          </table:table-cell>
          <table:table-cell table:style-name="ce3" table:formula="of:=[.D51]-[.D$176]" office:value-type="float" office:value="8618.775" calcext:value-type="float">
            <text:p>8618,775</text:p>
          </table:table-cell>
          <table:table-cell table:style-name="ce3" table:formula="of:=[.E51]-[.E$176]" office:value-type="float" office:value="4973196" calcext:value-type="float">
            <text:p>4973196</text:p>
          </table:table-cell>
          <table:table-cell table:style-name="ce3" table:formula="of:=[.F51]-[.F$176]" office:value-type="float" office:value="-423.875" calcext:value-type="float">
            <text:p>-423,875</text:p>
          </table:table-cell>
          <table:table-cell table:style-name="ce3" table:formula="of:=[.G51]-[.G$176]" office:value-type="float" office:value="-1.27499999999986" calcext:value-type="float">
            <text:p>-1,275</text:p>
          </table:table-cell>
          <table:table-cell table:style-name="ce3" table:formula="of:=[.H51]-[.H$176]" office:value-type="float" office:value="325.925" calcext:value-type="float">
            <text:p>325,925</text:p>
          </table:table-cell>
          <table:table-cell table:style-name="ce3" table:formula="of:=[.I51]-[.I$176]" office:value-type="float" office:value="63690.05" calcext:value-type="float">
            <text:p>63690,05</text:p>
          </table:table-cell>
          <table:table-cell table:style-name="ce3" table:formula="of:=[.J51]-[.J$176]" office:value-type="float" office:value="150.175000000001" calcext:value-type="float">
            <text:p>150,175</text:p>
          </table:table-cell>
          <table:table-cell table:style-name="ce3" table:formula="of:=[.K51]-[.K$176]" office:value-type="float" office:value="168.1" calcext:value-type="float">
            <text:p>168,1</text:p>
          </table:table-cell>
          <table:table-cell table:style-name="ce3" table:formula="of:=[.L51]-[.L$176]" office:value-type="float" office:value="-61.075" calcext:value-type="float">
            <text:p>-61,075</text:p>
          </table:table-cell>
          <table:table-cell table:style-name="ce3" table:formula="of:=[.M51]-[.M$176]" office:value-type="float" office:value="1393.625" calcext:value-type="float">
            <text:p>1393,625</text:p>
          </table:table-cell>
          <table:table-cell table:style-name="ce3" table:formula="of:=[.N51]-[.N$176]" office:value-type="float" office:value="2690928.825" calcext:value-type="float">
            <text:p>2690928,825</text:p>
          </table:table-cell>
          <table:table-cell table:style-name="ce3" table:formula="of:=[.O51]-[.O$176]" office:value-type="float" office:value="71.875" calcext:value-type="float">
            <text:p>71,875</text:p>
          </table:table-cell>
          <table:table-cell table:style-name="ce3" table:formula="of:=[.P51]-[.P$176]" office:value-type="float" office:value="-63.8875" calcext:value-type="float">
            <text:p>-63,8875</text:p>
          </table:table-cell>
          <table:table-cell table:style-name="ce3" table:formula="of:=[.Q51]-[.Q$176]" office:value-type="float" office:value="-218.375" calcext:value-type="float">
            <text:p>-218,375</text:p>
          </table:table-cell>
          <table:table-cell table:style-name="ce3" table:formula="of:=[.R51]-[.R$176]" office:value-type="float" office:value="32.0875" calcext:value-type="float">
            <text:p>32,0875</text:p>
          </table:table-cell>
          <table:table-cell table:style-name="ce3" table:formula="of:=[.S51]-[.S$176]" office:value-type="float" office:value="230055.55" calcext:value-type="float">
            <text:p>230055,55</text:p>
          </table:table-cell>
          <table:table-cell table:style-name="ce3" table:formula="of:=[.T51]-[.T$176]" office:value-type="float" office:value="23.6875" calcext:value-type="float">
            <text:p>23,6875</text:p>
          </table:table-cell>
          <table:table-cell table:style-name="ce3" table:formula="of:=[.U51]-[.U$176]" office:value-type="float" office:value="20" calcext:value-type="float">
            <text:p>20</text:p>
          </table:table-cell>
          <table:table-cell table:style-name="ce3" table:formula="of:=[.V51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90.2" calcext:value-type="float">
            <text:p>90,2</text:p>
          </table:table-cell>
          <table:table-cell table:style-name="ce3" table:formula="of:=[.B52]-[.B$176]" office:value-type="float" office:value="1.26249999999982" calcext:value-type="float">
            <text:p>1,2625</text:p>
          </table:table-cell>
          <table:table-cell table:style-name="ce3" table:formula="of:=[.C52]-[.C$176]" office:value-type="float" office:value="2659.925" calcext:value-type="float">
            <text:p>2659,925</text:p>
          </table:table-cell>
          <table:table-cell table:style-name="ce3" table:formula="of:=[.D52]-[.D$176]" office:value-type="float" office:value="8618.775" calcext:value-type="float">
            <text:p>8618,775</text:p>
          </table:table-cell>
          <table:table-cell table:style-name="ce3" table:formula="of:=[.E52]-[.E$176]" office:value-type="float" office:value="4782729.8" calcext:value-type="float">
            <text:p>4782729,8</text:p>
          </table:table-cell>
          <table:table-cell table:style-name="ce3" table:formula="of:=[.F52]-[.F$176]" office:value-type="float" office:value="-423.875" calcext:value-type="float">
            <text:p>-423,875</text:p>
          </table:table-cell>
          <table:table-cell table:style-name="ce3" table:formula="of:=[.G52]-[.G$176]" office:value-type="float" office:value="23.5250000000001" calcext:value-type="float">
            <text:p>23,525</text:p>
          </table:table-cell>
          <table:table-cell table:style-name="ce3" table:formula="of:=[.H52]-[.H$176]" office:value-type="float" office:value="426.125" calcext:value-type="float">
            <text:p>426,125</text:p>
          </table:table-cell>
          <table:table-cell table:style-name="ce3" table:formula="of:=[.I52]-[.I$176]" office:value-type="float" office:value="66402.85" calcext:value-type="float">
            <text:p>66402,85</text:p>
          </table:table-cell>
          <table:table-cell table:style-name="ce3" table:formula="of:=[.J52]-[.J$176]" office:value-type="float" office:value="-351.024999999999" calcext:value-type="float">
            <text:p>-351,025</text:p>
          </table:table-cell>
          <table:table-cell table:style-name="ce3" table:formula="of:=[.K52]-[.K$176]" office:value-type="float" office:value="193.3" calcext:value-type="float">
            <text:p>193,3</text:p>
          </table:table-cell>
          <table:table-cell table:style-name="ce3" table:formula="of:=[.L52]-[.L$176]" office:value-type="float" office:value="290.425" calcext:value-type="float">
            <text:p>290,425</text:p>
          </table:table-cell>
          <table:table-cell table:style-name="ce3" table:formula="of:=[.M52]-[.M$176]" office:value-type="float" office:value="1473.825" calcext:value-type="float">
            <text:p>1473,825</text:p>
          </table:table-cell>
          <table:table-cell table:style-name="ce3" table:formula="of:=[.N52]-[.N$176]" office:value-type="float" office:value="2661540.025" calcext:value-type="float">
            <text:p>2661540,025</text:p>
          </table:table-cell>
          <table:table-cell table:style-name="ce3" table:formula="of:=[.O52]-[.O$176]" office:value-type="float" office:value="134.375" calcext:value-type="float">
            <text:p>134,375</text:p>
          </table:table-cell>
          <table:table-cell table:style-name="ce3" table:formula="of:=[.P52]-[.P$176]" office:value-type="float" office:value="-73.8875" calcext:value-type="float">
            <text:p>-73,8875</text:p>
          </table:table-cell>
          <table:table-cell table:style-name="ce3" table:formula="of:=[.Q52]-[.Q$176]" office:value-type="float" office:value="82.625" calcext:value-type="float">
            <text:p>82,625</text:p>
          </table:table-cell>
          <table:table-cell table:style-name="ce3" table:formula="of:=[.R52]-[.R$176]" office:value-type="float" office:value="102.0875" calcext:value-type="float">
            <text:p>102,0875</text:p>
          </table:table-cell>
          <table:table-cell table:style-name="ce3" table:formula="of:=[.S52]-[.S$176]" office:value-type="float" office:value="221862.85" calcext:value-type="float">
            <text:p>221862,85</text:p>
          </table:table-cell>
          <table:table-cell table:style-name="ce3" table:formula="of:=[.T52]-[.T$176]" office:value-type="float" office:value="-31.3125" calcext:value-type="float">
            <text:p>-31,3125</text:p>
          </table:table-cell>
          <table:table-cell table:style-name="ce3" table:formula="of:=[.U52]-[.U$176]" office:value-type="float" office:value="0" calcext:value-type="float">
            <text:p>0</text:p>
          </table:table-cell>
          <table:table-cell table:style-name="ce3" table:formula="of:=[.V52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91.9" calcext:value-type="float">
            <text:p>91,9</text:p>
          </table:table-cell>
          <table:table-cell table:style-name="ce3" table:formula="of:=[.B53]-[.B$176]" office:value-type="float" office:value="1.0625" calcext:value-type="float">
            <text:p>1,0625</text:p>
          </table:table-cell>
          <table:table-cell table:style-name="ce3" table:formula="of:=[.C53]-[.C$176]" office:value-type="float" office:value="2559.725" calcext:value-type="float">
            <text:p>2559,725</text:p>
          </table:table-cell>
          <table:table-cell table:style-name="ce3" table:formula="of:=[.D53]-[.D$176]" office:value-type="float" office:value="3871.375" calcext:value-type="float">
            <text:p>3871,375</text:p>
          </table:table-cell>
          <table:table-cell table:style-name="ce3" table:formula="of:=[.E53]-[.E$176]" office:value-type="float" office:value="4834355" calcext:value-type="float">
            <text:p>4834355</text:p>
          </table:table-cell>
          <table:table-cell table:style-name="ce3" table:formula="of:=[.F53]-[.F$176]" office:value-type="float" office:value="2288.925" calcext:value-type="float">
            <text:p>2288,925</text:p>
          </table:table-cell>
          <table:table-cell table:style-name="ce3" table:formula="of:=[.G53]-[.G$176]" office:value-type="float" office:value="-101.475" calcext:value-type="float">
            <text:p>-101,475</text:p>
          </table:table-cell>
          <table:table-cell table:style-name="ce3" table:formula="of:=[.H53]-[.H$176]" office:value-type="float" office:value="807.125" calcext:value-type="float">
            <text:p>807,125</text:p>
          </table:table-cell>
          <table:table-cell table:style-name="ce3" table:formula="of:=[.I53]-[.I$176]" office:value-type="float" office:value="63690.05" calcext:value-type="float">
            <text:p>63690,05</text:p>
          </table:table-cell>
          <table:table-cell table:style-name="ce3" table:formula="of:=[.J53]-[.J$176]" office:value-type="float" office:value="491.375000000001" calcext:value-type="float">
            <text:p>491,375</text:p>
          </table:table-cell>
          <table:table-cell table:style-name="ce3" table:formula="of:=[.K53]-[.K$176]" office:value-type="float" office:value="42.8000000000002" calcext:value-type="float">
            <text:p>42,8</text:p>
          </table:table-cell>
          <table:table-cell table:style-name="ce3" table:formula="of:=[.L53]-[.L$176]" office:value-type="float" office:value="-85.775" calcext:value-type="float">
            <text:p>-85,775</text:p>
          </table:table-cell>
          <table:table-cell table:style-name="ce3" table:formula="of:=[.M53]-[.M$176]" office:value-type="float" office:value="1112.625" calcext:value-type="float">
            <text:p>1112,625</text:p>
          </table:table-cell>
          <table:table-cell table:style-name="ce3" table:formula="of:=[.N53]-[.N$176]" office:value-type="float" office:value="2667831.225" calcext:value-type="float">
            <text:p>2667831,225</text:p>
          </table:table-cell>
          <table:table-cell table:style-name="ce3" table:formula="of:=[.O53]-[.O$176]" office:value-type="float" office:value="46.875" calcext:value-type="float">
            <text:p>46,875</text:p>
          </table:table-cell>
          <table:table-cell table:style-name="ce3" table:formula="of:=[.P53]-[.P$176]" office:value-type="float" office:value="-73.8875" calcext:value-type="float">
            <text:p>-73,8875</text:p>
          </table:table-cell>
          <table:table-cell table:style-name="ce3" table:formula="of:=[.Q53]-[.Q$176]" office:value-type="float" office:value="-117.775" calcext:value-type="float">
            <text:p>-117,775</text:p>
          </table:table-cell>
          <table:table-cell table:style-name="ce3" table:formula="of:=[.R53]-[.R$176]" office:value-type="float" office:value="42.0875" calcext:value-type="float">
            <text:p>42,0875</text:p>
          </table:table-cell>
          <table:table-cell table:style-name="ce3" table:formula="of:=[.S53]-[.S$176]" office:value-type="float" office:value="219150.05" calcext:value-type="float">
            <text:p>219150,05</text:p>
          </table:table-cell>
          <table:table-cell table:style-name="ce3" table:formula="of:=[.T53]-[.T$176]" office:value-type="float" office:value="-16.3125" calcext:value-type="float">
            <text:p>-16,3125</text:p>
          </table:table-cell>
          <table:table-cell table:style-name="ce3" table:formula="of:=[.U53]-[.U$176]" office:value-type="float" office:value="0" calcext:value-type="float">
            <text:p>0</text:p>
          </table:table-cell>
          <table:table-cell table:style-name="ce3" table:formula="of:=[.V53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93.7" calcext:value-type="float">
            <text:p>93,7</text:p>
          </table:table-cell>
          <table:table-cell table:style-name="ce3" table:formula="of:=[.B54]-[.B$176]" office:value-type="float" office:value="-339.5375" calcext:value-type="float">
            <text:p>-339,5375</text:p>
          </table:table-cell>
          <table:table-cell table:style-name="ce3" table:formula="of:=[.C54]-[.C$176]" office:value-type="float" office:value="2258.725" calcext:value-type="float">
            <text:p>2258,725</text:p>
          </table:table-cell>
          <table:table-cell table:style-name="ce3" table:formula="of:=[.D54]-[.D$176]" office:value-type="float" office:value="5227.775" calcext:value-type="float">
            <text:p>5227,775</text:p>
          </table:table-cell>
          <table:table-cell table:style-name="ce3" table:formula="of:=[.E54]-[.E$176]" office:value-type="float" office:value="4755547.3" calcext:value-type="float">
            <text:p>4755547,3</text:p>
          </table:table-cell>
          <table:table-cell table:style-name="ce3" table:formula="of:=[.F54]-[.F$176]" office:value-type="float" office:value="-423.875" calcext:value-type="float">
            <text:p>-423,875</text:p>
          </table:table-cell>
          <table:table-cell table:style-name="ce3" table:formula="of:=[.G54]-[.G$176]" office:value-type="float" office:value="49.0250000000001" calcext:value-type="float">
            <text:p>49,025</text:p>
          </table:table-cell>
          <table:table-cell table:style-name="ce3" table:formula="of:=[.H54]-[.H$176]" office:value-type="float" office:value="947.525" calcext:value-type="float">
            <text:p>947,525</text:p>
          </table:table-cell>
          <table:table-cell table:style-name="ce3" table:formula="of:=[.I54]-[.I$176]" office:value-type="float" office:value="66430.05" calcext:value-type="float">
            <text:p>66430,05</text:p>
          </table:table-cell>
          <table:table-cell table:style-name="ce3" table:formula="of:=[.J54]-[.J$176]" office:value-type="float" office:value="-230.824999999999" calcext:value-type="float">
            <text:p>-230,825</text:p>
          </table:table-cell>
          <table:table-cell table:style-name="ce3" table:formula="of:=[.K54]-[.K$176]" office:value-type="float" office:value="92.6000000000004" calcext:value-type="float">
            <text:p>92,6</text:p>
          </table:table-cell>
          <table:table-cell table:style-name="ce3" table:formula="of:=[.L54]-[.L$176]" office:value-type="float" office:value="-186.075" calcext:value-type="float">
            <text:p>-186,075</text:p>
          </table:table-cell>
          <table:table-cell table:style-name="ce3" table:formula="of:=[.M54]-[.M$176]" office:value-type="float" office:value="1393.625" calcext:value-type="float">
            <text:p>1393,625</text:p>
          </table:table-cell>
          <table:table-cell table:style-name="ce3" table:formula="of:=[.N54]-[.N$176]" office:value-type="float" office:value="2602122.425" calcext:value-type="float">
            <text:p>2602122,425</text:p>
          </table:table-cell>
          <table:table-cell table:style-name="ce3" table:formula="of:=[.O54]-[.O$176]" office:value-type="float" office:value="34.375" calcext:value-type="float">
            <text:p>34,375</text:p>
          </table:table-cell>
          <table:table-cell table:style-name="ce3" table:formula="of:=[.P54]-[.P$176]" office:value-type="float" office:value="19.4125" calcext:value-type="float">
            <text:p>19,4125</text:p>
          </table:table-cell>
          <table:table-cell table:style-name="ce3" table:formula="of:=[.Q54]-[.Q$176]" office:value-type="float" office:value="62.625" calcext:value-type="float">
            <text:p>62,625</text:p>
          </table:table-cell>
          <table:table-cell table:style-name="ce3" table:formula="of:=[.R54]-[.R$176]" office:value-type="float" office:value="162.0875" calcext:value-type="float">
            <text:p>162,0875</text:p>
          </table:table-cell>
          <table:table-cell table:style-name="ce3" table:formula="of:=[.S54]-[.S$176]" office:value-type="float" office:value="202818.85" calcext:value-type="float">
            <text:p>202818,85</text:p>
          </table:table-cell>
          <table:table-cell table:style-name="ce3" table:formula="of:=[.T54]-[.T$176]" office:value-type="float" office:value="83.8875" calcext:value-type="float">
            <text:p>83,8875</text:p>
          </table:table-cell>
          <table:table-cell table:style-name="ce3" table:formula="of:=[.U54]-[.U$176]" office:value-type="float" office:value="0" calcext:value-type="float">
            <text:p>0</text:p>
          </table:table-cell>
          <table:table-cell table:style-name="ce3" table:formula="of:=[.V54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95.5" calcext:value-type="float">
            <text:p>95,5</text:p>
          </table:table-cell>
          <table:table-cell table:style-name="ce3" table:formula="of:=[.B55]-[.B$176]" office:value-type="float" office:value="658.0625" calcext:value-type="float">
            <text:p>658,0625</text:p>
          </table:table-cell>
          <table:table-cell table:style-name="ce3" table:formula="of:=[.C55]-[.C$176]" office:value-type="float" office:value="1817.725" calcext:value-type="float">
            <text:p>1817,725</text:p>
          </table:table-cell>
          <table:table-cell table:style-name="ce3" table:formula="of:=[.D55]-[.D$176]" office:value-type="float" office:value="5227.775" calcext:value-type="float">
            <text:p>5227,775</text:p>
          </table:table-cell>
          <table:table-cell table:style-name="ce3" table:formula="of:=[.E55]-[.E$176]" office:value-type="float" office:value="4796321" calcext:value-type="float">
            <text:p>4796321</text:p>
          </table:table-cell>
          <table:table-cell table:style-name="ce3" table:formula="of:=[.F55]-[.F$176]" office:value-type="float" office:value="4097.525" calcext:value-type="float">
            <text:p>4097,525</text:p>
          </table:table-cell>
          <table:table-cell table:style-name="ce3" table:formula="of:=[.G55]-[.G$176]" office:value-type="float" office:value="-126.775" calcext:value-type="float">
            <text:p>-126,775</text:p>
          </table:table-cell>
          <table:table-cell table:style-name="ce3" table:formula="of:=[.H55]-[.H$176]" office:value-type="float" office:value="406.325" calcext:value-type="float">
            <text:p>406,325</text:p>
          </table:table-cell>
          <table:table-cell table:style-name="ce3" table:formula="of:=[.I55]-[.I$176]" office:value-type="float" office:value="63690.05" calcext:value-type="float">
            <text:p>63690,05</text:p>
          </table:table-cell>
          <table:table-cell table:style-name="ce3" table:formula="of:=[.J55]-[.J$176]" office:value-type="float" office:value="9.97500000000082" calcext:value-type="float">
            <text:p>9,975</text:p>
          </table:table-cell>
          <table:table-cell table:style-name="ce3" table:formula="of:=[.K55]-[.K$176]" office:value-type="float" office:value="844.6" calcext:value-type="float">
            <text:p>844,6</text:p>
          </table:table-cell>
          <table:table-cell table:style-name="ce3" table:formula="of:=[.L55]-[.L$176]" office:value-type="float" office:value="69.425" calcext:value-type="float">
            <text:p>69,425</text:p>
          </table:table-cell>
          <table:table-cell table:style-name="ce3" table:formula="of:=[.M55]-[.M$176]" office:value-type="float" office:value="1533.825" calcext:value-type="float">
            <text:p>1533,825</text:p>
          </table:table-cell>
          <table:table-cell table:style-name="ce3" table:formula="of:=[.N55]-[.N$176]" office:value-type="float" office:value="2582077.625" calcext:value-type="float">
            <text:p>2582077,625</text:p>
          </table:table-cell>
          <table:table-cell table:style-name="ce3" table:formula="of:=[.O55]-[.O$176]" office:value-type="float" office:value="96.875" calcext:value-type="float">
            <text:p>96,875</text:p>
          </table:table-cell>
          <table:table-cell table:style-name="ce3" table:formula="of:=[.P55]-[.P$176]" office:value-type="float" office:value="111.6125" calcext:value-type="float">
            <text:p>111,6125</text:p>
          </table:table-cell>
          <table:table-cell table:style-name="ce3" table:formula="of:=[.Q55]-[.Q$176]" office:value-type="float" office:value="-178.175" calcext:value-type="float">
            <text:p>-178,175</text:p>
          </table:table-cell>
          <table:table-cell table:style-name="ce3" table:formula="of:=[.R55]-[.R$176]" office:value-type="float" office:value="62.0875" calcext:value-type="float">
            <text:p>62,0875</text:p>
          </table:table-cell>
          <table:table-cell table:style-name="ce3" table:formula="of:=[.S55]-[.S$176]" office:value-type="float" office:value="197420.35" calcext:value-type="float">
            <text:p>197420,35</text:p>
          </table:table-cell>
          <table:table-cell table:style-name="ce3" table:formula="of:=[.T55]-[.T$176]" office:value-type="float" office:value="-23.0125" calcext:value-type="float">
            <text:p>-23,0125</text:p>
          </table:table-cell>
          <table:table-cell table:style-name="ce3" table:formula="of:=[.U55]-[.U$176]" office:value-type="float" office:value="0" calcext:value-type="float">
            <text:p>0</text:p>
          </table:table-cell>
          <table:table-cell table:style-name="ce3" table:formula="of:=[.V55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97.2" calcext:value-type="float">
            <text:p>97,2</text:p>
          </table:table-cell>
          <table:table-cell table:style-name="ce3" table:formula="of:=[.B56]-[.B$176]" office:value-type="float" office:value="-119.1375" calcext:value-type="float">
            <text:p>-119,1375</text:p>
          </table:table-cell>
          <table:table-cell table:style-name="ce3" table:formula="of:=[.C56]-[.C$176]" office:value-type="float" office:value="1837.725" calcext:value-type="float">
            <text:p>1837,725</text:p>
          </table:table-cell>
          <table:table-cell table:style-name="ce3" table:formula="of:=[.D56]-[.D$176]" office:value-type="float" office:value="3871.375" calcext:value-type="float">
            <text:p>3871,375</text:p>
          </table:table-cell>
          <table:table-cell table:style-name="ce3" table:formula="of:=[.E56]-[.E$176]" office:value-type="float" office:value="4820817.5" calcext:value-type="float">
            <text:p>4820817,5</text:p>
          </table:table-cell>
          <table:table-cell table:style-name="ce3" table:formula="of:=[.F56]-[.F$176]" office:value-type="float" office:value="-423.875" calcext:value-type="float">
            <text:p>-423,875</text:p>
          </table:table-cell>
          <table:table-cell table:style-name="ce3" table:formula="of:=[.G56]-[.G$176]" office:value-type="float" office:value="149.225" calcext:value-type="float">
            <text:p>149,225</text:p>
          </table:table-cell>
          <table:table-cell table:style-name="ce3" table:formula="of:=[.H56]-[.H$176]" office:value-type="float" office:value="646.925" calcext:value-type="float">
            <text:p>646,925</text:p>
          </table:table-cell>
          <table:table-cell table:style-name="ce3" table:formula="of:=[.I56]-[.I$176]" office:value-type="float" office:value="66402.85" calcext:value-type="float">
            <text:p>66402,85</text:p>
          </table:table-cell>
          <table:table-cell table:style-name="ce3" table:formula="of:=[.J56]-[.J$176]" office:value-type="float" office:value="270.775000000001" calcext:value-type="float">
            <text:p>270,775</text:p>
          </table:table-cell>
          <table:table-cell table:style-name="ce3" table:formula="of:=[.K56]-[.K$176]" office:value-type="float" office:value="468.6" calcext:value-type="float">
            <text:p>468,6</text:p>
          </table:table-cell>
          <table:table-cell table:style-name="ce3" table:formula="of:=[.L56]-[.L$176]" office:value-type="float" office:value="-131.175" calcext:value-type="float">
            <text:p>-131,175</text:p>
          </table:table-cell>
          <table:table-cell table:style-name="ce3" table:formula="of:=[.M56]-[.M$176]" office:value-type="float" office:value="1253.225" calcext:value-type="float">
            <text:p>1253,225</text:p>
          </table:table-cell>
          <table:table-cell table:style-name="ce3" table:formula="of:=[.N56]-[.N$176]" office:value-type="float" office:value="2589341.625" calcext:value-type="float">
            <text:p>2589341,625</text:p>
          </table:table-cell>
          <table:table-cell table:style-name="ce3" table:formula="of:=[.O56]-[.O$176]" office:value-type="float" office:value="46.875" calcext:value-type="float">
            <text:p>46,875</text:p>
          </table:table-cell>
          <table:table-cell table:style-name="ce3" table:formula="of:=[.P56]-[.P$176]" office:value-type="float" office:value="6.31250000000001" calcext:value-type="float">
            <text:p>6,3125</text:p>
          </table:table-cell>
          <table:table-cell table:style-name="ce3" table:formula="of:=[.Q56]-[.Q$176]" office:value-type="float" office:value="-117.975" calcext:value-type="float">
            <text:p>-117,975</text:p>
          </table:table-cell>
          <table:table-cell table:style-name="ce3" table:formula="of:=[.R56]-[.R$176]" office:value-type="float" office:value="32.0875" calcext:value-type="float">
            <text:p>32,0875</text:p>
          </table:table-cell>
          <table:table-cell table:style-name="ce3" table:formula="of:=[.S56]-[.S$176]" office:value-type="float" office:value="175582.25" calcext:value-type="float">
            <text:p>175582,25</text:p>
          </table:table-cell>
          <table:table-cell table:style-name="ce3" table:formula="of:=[.T56]-[.T$176]" office:value-type="float" office:value="-56.3125" calcext:value-type="float">
            <text:p>-56,3125</text:p>
          </table:table-cell>
          <table:table-cell table:style-name="ce3" table:formula="of:=[.U56]-[.U$176]" office:value-type="float" office:value="0" calcext:value-type="float">
            <text:p>0</text:p>
          </table:table-cell>
          <table:table-cell table:style-name="ce3" table:formula="of:=[.V56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3" table:formula="of:=[.B57]-[.B$176]" office:value-type="float" office:value="-259.5375" calcext:value-type="float">
            <text:p>-259,5375</text:p>
          </table:table-cell>
          <table:table-cell table:style-name="ce3" table:formula="of:=[.C57]-[.C$176]" office:value-type="float" office:value="2218.525" calcext:value-type="float">
            <text:p>2218,525</text:p>
          </table:table-cell>
          <table:table-cell table:style-name="ce3" table:formula="of:=[.D57]-[.D$176]" office:value-type="float" office:value="9297.075" calcext:value-type="float">
            <text:p>9297,075</text:p>
          </table:table-cell>
          <table:table-cell table:style-name="ce3" table:formula="of:=[.E57]-[.E$176]" office:value-type="float" office:value="4755547.2" calcext:value-type="float">
            <text:p>4755547,2</text:p>
          </table:table-cell>
          <table:table-cell table:style-name="ce3" table:formula="of:=[.F57]-[.F$176]" office:value-type="float" office:value="-423.875" calcext:value-type="float">
            <text:p>-423,875</text:p>
          </table:table-cell>
          <table:table-cell table:style-name="ce3" table:formula="of:=[.G57]-[.G$176]" office:value-type="float" office:value="-46.3749999999998" calcext:value-type="float">
            <text:p>-46,375</text:p>
          </table:table-cell>
          <table:table-cell table:style-name="ce3" table:formula="of:=[.H57]-[.H$176]" office:value-type="float" office:value="385.925" calcext:value-type="float">
            <text:p>385,925</text:p>
          </table:table-cell>
          <table:table-cell table:style-name="ce3" table:formula="of:=[.I57]-[.I$176]" office:value-type="float" office:value="66402.85" calcext:value-type="float">
            <text:p>66402,85</text:p>
          </table:table-cell>
          <table:table-cell table:style-name="ce3" table:formula="of:=[.J57]-[.J$176]" office:value-type="float" office:value="-150.424999999999" calcext:value-type="float">
            <text:p>-150,425</text:p>
          </table:table-cell>
          <table:table-cell table:style-name="ce3" table:formula="of:=[.K57]-[.K$176]" office:value-type="float" office:value="-383.7" calcext:value-type="float">
            <text:p>-383,7</text:p>
          </table:table-cell>
          <table:table-cell table:style-name="ce3" table:formula="of:=[.L57]-[.L$176]" office:value-type="float" office:value="-90.975" calcext:value-type="float">
            <text:p>-90,975</text:p>
          </table:table-cell>
          <table:table-cell table:style-name="ce3" table:formula="of:=[.M57]-[.M$176]" office:value-type="float" office:value="1113.025" calcext:value-type="float">
            <text:p>1113,025</text:p>
          </table:table-cell>
          <table:table-cell table:style-name="ce3" table:formula="of:=[.N57]-[.N$176]" office:value-type="float" office:value="2546007.225" calcext:value-type="float">
            <text:p>2546007,225</text:p>
          </table:table-cell>
          <table:table-cell table:style-name="ce3" table:formula="of:=[.O57]-[.O$176]" office:value-type="float" office:value="121.875" calcext:value-type="float">
            <text:p>121,875</text:p>
          </table:table-cell>
          <table:table-cell table:style-name="ce3" table:formula="of:=[.P57]-[.P$176]" office:value-type="float" office:value="-113.8875" calcext:value-type="float">
            <text:p>-113,8875</text:p>
          </table:table-cell>
          <table:table-cell table:style-name="ce3" table:formula="of:=[.Q57]-[.Q$176]" office:value-type="float" office:value="-97.7749999999999" calcext:value-type="float">
            <text:p>-97,775</text:p>
          </table:table-cell>
          <table:table-cell table:style-name="ce3" table:formula="of:=[.R57]-[.R$176]" office:value-type="float" office:value="2.08750000000001" calcext:value-type="float">
            <text:p>2,0875</text:p>
          </table:table-cell>
          <table:table-cell table:style-name="ce3" table:formula="of:=[.S57]-[.S$176]" office:value-type="float" office:value="162045.35" calcext:value-type="float">
            <text:p>162045,35</text:p>
          </table:table-cell>
          <table:table-cell table:style-name="ce3" table:formula="of:=[.T57]-[.T$176]" office:value-type="float" office:value="-56.3125" calcext:value-type="float">
            <text:p>-56,3125</text:p>
          </table:table-cell>
          <table:table-cell table:style-name="ce3" table:formula="of:=[.U57]-[.U$176]" office:value-type="float" office:value="0" calcext:value-type="float">
            <text:p>0</text:p>
          </table:table-cell>
          <table:table-cell table:style-name="ce3" table:formula="of:=[.V57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00.8" calcext:value-type="float">
            <text:p>100,8</text:p>
          </table:table-cell>
          <table:table-cell table:style-name="ce3" table:formula="of:=[.B58]-[.B$176]" office:value-type="float" office:value="663.0625" calcext:value-type="float">
            <text:p>663,0625</text:p>
          </table:table-cell>
          <table:table-cell table:style-name="ce3" table:formula="of:=[.C58]-[.C$176]" office:value-type="float" office:value="2018.325" calcext:value-type="float">
            <text:p>2018,325</text:p>
          </table:table-cell>
          <table:table-cell table:style-name="ce3" table:formula="of:=[.D58]-[.D$176]" office:value-type="float" office:value="5227.775" calcext:value-type="float">
            <text:p>5227,775</text:p>
          </table:table-cell>
          <table:table-cell table:style-name="ce3" table:formula="of:=[.E58]-[.E$176]" office:value-type="float" office:value="4633117.8" calcext:value-type="float">
            <text:p>4633117,8</text:p>
          </table:table-cell>
          <table:table-cell table:style-name="ce3" table:formula="of:=[.F58]-[.F$176]" office:value-type="float" office:value="-423.875" calcext:value-type="float">
            <text:p>-423,875</text:p>
          </table:table-cell>
          <table:table-cell table:style-name="ce3" table:formula="of:=[.G58]-[.G$176]" office:value-type="float" office:value="24.0250000000001" calcext:value-type="float">
            <text:p>24,025</text:p>
          </table:table-cell>
          <table:table-cell table:style-name="ce3" table:formula="of:=[.H58]-[.H$176]" office:value-type="float" office:value="345.925" calcext:value-type="float">
            <text:p>345,925</text:p>
          </table:table-cell>
          <table:table-cell table:style-name="ce3" table:formula="of:=[.I58]-[.I$176]" office:value-type="float" office:value="63717.15" calcext:value-type="float">
            <text:p>63717,15</text:p>
          </table:table-cell>
          <table:table-cell table:style-name="ce3" table:formula="of:=[.J58]-[.J$176]" office:value-type="float" office:value="-90.2249999999995" calcext:value-type="float">
            <text:p>-90,225</text:p>
          </table:table-cell>
          <table:table-cell table:style-name="ce3" table:formula="of:=[.K58]-[.K$176]" office:value-type="float" office:value="-232.9" calcext:value-type="float">
            <text:p>-232,9</text:p>
          </table:table-cell>
          <table:table-cell table:style-name="ce3" table:formula="of:=[.L58]-[.L$176]" office:value-type="float" office:value="290.225" calcext:value-type="float">
            <text:p>290,225</text:p>
          </table:table-cell>
          <table:table-cell table:style-name="ce3" table:formula="of:=[.M58]-[.M$176]" office:value-type="float" office:value="1333.425" calcext:value-type="float">
            <text:p>1333,425</text:p>
          </table:table-cell>
          <table:table-cell table:style-name="ce3" table:formula="of:=[.N58]-[.N$176]" office:value-type="float" office:value="2438916.025" calcext:value-type="float">
            <text:p>2438916,025</text:p>
          </table:table-cell>
          <table:table-cell table:style-name="ce3" table:formula="of:=[.O58]-[.O$176]" office:value-type="float" office:value="9.375" calcext:value-type="float">
            <text:p>9,375</text:p>
          </table:table-cell>
          <table:table-cell table:style-name="ce3" table:formula="of:=[.P58]-[.P$176]" office:value-type="float" office:value="-80.5875" calcext:value-type="float">
            <text:p>-80,5875</text:p>
          </table:table-cell>
          <table:table-cell table:style-name="ce3" table:formula="of:=[.Q58]-[.Q$176]" office:value-type="float" office:value="82.825" calcext:value-type="float">
            <text:p>82,825</text:p>
          </table:table-cell>
          <table:table-cell table:style-name="ce3" table:formula="of:=[.R58]-[.R$176]" office:value-type="float" office:value="62.0875" calcext:value-type="float">
            <text:p>62,0875</text:p>
          </table:table-cell>
          <table:table-cell table:style-name="ce3" table:formula="of:=[.S58]-[.S$176]" office:value-type="float" office:value="148427.05" calcext:value-type="float">
            <text:p>148427,05</text:p>
          </table:table-cell>
          <table:table-cell table:style-name="ce3" table:formula="of:=[.T58]-[.T$176]" office:value-type="float" office:value="-56.3125" calcext:value-type="float">
            <text:p>-56,3125</text:p>
          </table:table-cell>
          <table:table-cell table:style-name="ce3" table:formula="of:=[.U58]-[.U$176]" office:value-type="float" office:value="0" calcext:value-type="float">
            <text:p>0</text:p>
          </table:table-cell>
          <table:table-cell table:style-name="ce3" table:formula="of:=[.V58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02.5" calcext:value-type="float">
            <text:p>102,5</text:p>
          </table:table-cell>
          <table:table-cell table:style-name="ce3" table:formula="of:=[.B59]-[.B$176]" office:value-type="float" office:value="-299.3375" calcext:value-type="float">
            <text:p>-299,3375</text:p>
          </table:table-cell>
          <table:table-cell table:style-name="ce3" table:formula="of:=[.C59]-[.C$176]" office:value-type="float" office:value="1416.525" calcext:value-type="float">
            <text:p>1416,525</text:p>
          </table:table-cell>
          <table:table-cell table:style-name="ce3" table:formula="of:=[.D59]-[.D$176]" office:value-type="float" office:value="5227.775" calcext:value-type="float">
            <text:p>5227,775</text:p>
          </table:table-cell>
          <table:table-cell table:style-name="ce3" table:formula="of:=[.E59]-[.E$176]" office:value-type="float" office:value="4527020" calcext:value-type="float">
            <text:p>4527020</text:p>
          </table:table-cell>
          <table:table-cell table:style-name="ce3" table:formula="of:=[.F59]-[.F$176]" office:value-type="float" office:value="-423.875" calcext:value-type="float">
            <text:p>-423,875</text:p>
          </table:table-cell>
          <table:table-cell table:style-name="ce3" table:formula="of:=[.G59]-[.G$176]" office:value-type="float" office:value="249.525" calcext:value-type="float">
            <text:p>249,525</text:p>
          </table:table-cell>
          <table:table-cell table:style-name="ce3" table:formula="of:=[.H59]-[.H$176]" office:value-type="float" office:value="546.525" calcext:value-type="float">
            <text:p>546,525</text:p>
          </table:table-cell>
          <table:table-cell table:style-name="ce3" table:formula="of:=[.I59]-[.I$176]" office:value-type="float" office:value="63717.15" calcext:value-type="float">
            <text:p>63717,15</text:p>
          </table:table-cell>
          <table:table-cell table:style-name="ce3" table:formula="of:=[.J59]-[.J$176]" office:value-type="float" office:value="110.175000000001" calcext:value-type="float">
            <text:p>110,175</text:p>
          </table:table-cell>
          <table:table-cell table:style-name="ce3" table:formula="of:=[.K59]-[.K$176]" office:value-type="float" office:value="-1085.7" calcext:value-type="float">
            <text:p>-1085,7</text:p>
          </table:table-cell>
          <table:table-cell table:style-name="ce3" table:formula="of:=[.L59]-[.L$176]" office:value-type="float" office:value="-30.775" calcext:value-type="float">
            <text:p>-30,775</text:p>
          </table:table-cell>
          <table:table-cell table:style-name="ce3" table:formula="of:=[.M59]-[.M$176]" office:value-type="float" office:value="1273.425" calcext:value-type="float">
            <text:p>1273,425</text:p>
          </table:table-cell>
          <table:table-cell table:style-name="ce3" table:formula="of:=[.N59]-[.N$176]" office:value-type="float" office:value="2383741.625" calcext:value-type="float">
            <text:p>2383741,625</text:p>
          </table:table-cell>
          <table:table-cell table:style-name="ce3" table:formula="of:=[.O59]-[.O$176]" office:value-type="float" office:value="59.375" calcext:value-type="float">
            <text:p>59,375</text:p>
          </table:table-cell>
          <table:table-cell table:style-name="ce3" table:formula="of:=[.P59]-[.P$176]" office:value-type="float" office:value="-38.8875" calcext:value-type="float">
            <text:p>-38,8875</text:p>
          </table:table-cell>
          <table:table-cell table:style-name="ce3" table:formula="of:=[.Q59]-[.Q$176]" office:value-type="float" office:value="-117.775" calcext:value-type="float">
            <text:p>-117,775</text:p>
          </table:table-cell>
          <table:table-cell table:style-name="ce3" table:formula="of:=[.R59]-[.R$176]" office:value-type="float" office:value="27.0875" calcext:value-type="float">
            <text:p>27,0875</text:p>
          </table:table-cell>
          <table:table-cell table:style-name="ce3" table:formula="of:=[.S59]-[.S$176]" office:value-type="float" office:value="148454.15" calcext:value-type="float">
            <text:p>148454,15</text:p>
          </table:table-cell>
          <table:table-cell table:style-name="ce3" table:formula="of:=[.T59]-[.T$176]" office:value-type="float" office:value="43.6875" calcext:value-type="float">
            <text:p>43,6875</text:p>
          </table:table-cell>
          <table:table-cell table:style-name="ce3" table:formula="of:=[.U59]-[.U$176]" office:value-type="float" office:value="0" calcext:value-type="float">
            <text:p>0</text:p>
          </table:table-cell>
          <table:table-cell table:style-name="ce3" table:formula="of:=[.V59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04.3" calcext:value-type="float">
            <text:p>104,3</text:p>
          </table:table-cell>
          <table:table-cell table:style-name="ce3" table:formula="of:=[.B60]-[.B$176]" office:value-type="float" office:value="582.8625" calcext:value-type="float">
            <text:p>582,8625</text:p>
          </table:table-cell>
          <table:table-cell table:style-name="ce3" table:formula="of:=[.C60]-[.C$176]" office:value-type="float" office:value="1897.925" calcext:value-type="float">
            <text:p>1897,925</text:p>
          </table:table-cell>
          <table:table-cell table:style-name="ce3" table:formula="of:=[.D60]-[.D$176]" office:value-type="float" office:value="6584.175" calcext:value-type="float">
            <text:p>6584,175</text:p>
          </table:table-cell>
          <table:table-cell table:style-name="ce3" table:formula="of:=[.E60]-[.E$176]" office:value-type="float" office:value="4502523.2" calcext:value-type="float">
            <text:p>4502523,2</text:p>
          </table:table-cell>
          <table:table-cell table:style-name="ce3" table:formula="of:=[.F60]-[.F$176]" office:value-type="float" office:value="-423.875" calcext:value-type="float">
            <text:p>-423,875</text:p>
          </table:table-cell>
          <table:table-cell table:style-name="ce3" table:formula="of:=[.G60]-[.G$176]" office:value-type="float" office:value="-166.775" calcext:value-type="float">
            <text:p>-166,775</text:p>
          </table:table-cell>
          <table:table-cell table:style-name="ce3" table:formula="of:=[.H60]-[.H$176]" office:value-type="float" office:value="486.325" calcext:value-type="float">
            <text:p>486,325</text:p>
          </table:table-cell>
          <table:table-cell table:style-name="ce3" table:formula="of:=[.I60]-[.I$176]" office:value-type="float" office:value="60977.25" calcext:value-type="float">
            <text:p>60977,25</text:p>
          </table:table-cell>
          <table:table-cell table:style-name="ce3" table:formula="of:=[.J60]-[.J$176]" office:value-type="float" office:value="-270.624999999999" calcext:value-type="float">
            <text:p>-270,625</text:p>
          </table:table-cell>
          <table:table-cell table:style-name="ce3" table:formula="of:=[.K60]-[.K$176]" office:value-type="float" office:value="-82.8999999999996" calcext:value-type="float">
            <text:p>-82,9</text:p>
          </table:table-cell>
          <table:table-cell table:style-name="ce3" table:formula="of:=[.L60]-[.L$176]" office:value-type="float" office:value="89.7249999999999" calcext:value-type="float">
            <text:p>89,725</text:p>
          </table:table-cell>
          <table:table-cell table:style-name="ce3" table:formula="of:=[.M60]-[.M$176]" office:value-type="float" office:value="1513.825" calcext:value-type="float">
            <text:p>1513,825</text:p>
          </table:table-cell>
          <table:table-cell table:style-name="ce3" table:formula="of:=[.N60]-[.N$176]" office:value-type="float" office:value="2312759.225" calcext:value-type="float">
            <text:p>2312759,225</text:p>
          </table:table-cell>
          <table:table-cell table:style-name="ce3" table:formula="of:=[.O60]-[.O$176]" office:value-type="float" office:value="71.875" calcext:value-type="float">
            <text:p>71,875</text:p>
          </table:table-cell>
          <table:table-cell table:style-name="ce3" table:formula="of:=[.P60]-[.P$176]" office:value-type="float" office:value="66.3125" calcext:value-type="float">
            <text:p>66,3125</text:p>
          </table:table-cell>
          <table:table-cell table:style-name="ce3" table:formula="of:=[.Q60]-[.Q$176]" office:value-type="float" office:value="-17.375" calcext:value-type="float">
            <text:p>-17,375</text:p>
          </table:table-cell>
          <table:table-cell table:style-name="ce3" table:formula="of:=[.R60]-[.R$176]" office:value-type="float" office:value="64.5875" calcext:value-type="float">
            <text:p>64,5875</text:p>
          </table:table-cell>
          <table:table-cell table:style-name="ce3" table:formula="of:=[.S60]-[.S$176]" office:value-type="float" office:value="140288.55" calcext:value-type="float">
            <text:p>140288,55</text:p>
          </table:table-cell>
          <table:table-cell table:style-name="ce3" table:formula="of:=[.T60]-[.T$176]" office:value-type="float" office:value="-56.3125" calcext:value-type="float">
            <text:p>-56,3125</text:p>
          </table:table-cell>
          <table:table-cell table:style-name="ce3" table:formula="of:=[.U60]-[.U$176]" office:value-type="float" office:value="0" calcext:value-type="float">
            <text:p>0</text:p>
          </table:table-cell>
          <table:table-cell table:style-name="ce3" table:formula="of:=[.V60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06.1" calcext:value-type="float">
            <text:p>106,1</text:p>
          </table:table-cell>
          <table:table-cell table:style-name="ce3" table:formula="of:=[.B61]-[.B$176]" office:value-type="float" office:value="-219.5375" calcext:value-type="float">
            <text:p>-219,5375</text:p>
          </table:table-cell>
          <table:table-cell table:style-name="ce3" table:formula="of:=[.C61]-[.C$176]" office:value-type="float" office:value="1556.925" calcext:value-type="float">
            <text:p>1556,925</text:p>
          </table:table-cell>
          <table:table-cell table:style-name="ce3" table:formula="of:=[.D61]-[.D$176]" office:value-type="float" office:value="6584.175" calcext:value-type="float">
            <text:p>6584,175</text:p>
          </table:table-cell>
          <table:table-cell table:style-name="ce3" table:formula="of:=[.E61]-[.E$176]" office:value-type="float" office:value="4576067.4" calcext:value-type="float">
            <text:p>4576067,4</text:p>
          </table:table-cell>
          <table:table-cell table:style-name="ce3" table:formula="of:=[.F61]-[.F$176]" office:value-type="float" office:value="-423.875" calcext:value-type="float">
            <text:p>-423,875</text:p>
          </table:table-cell>
          <table:table-cell table:style-name="ce3" table:formula="of:=[.G61]-[.G$176]" office:value-type="float" office:value="-287.175" calcext:value-type="float">
            <text:p>-287,175</text:p>
          </table:table-cell>
          <table:table-cell table:style-name="ce3" table:formula="of:=[.H61]-[.H$176]" office:value-type="float" office:value="346.125" calcext:value-type="float">
            <text:p>346,125</text:p>
          </table:table-cell>
          <table:table-cell table:style-name="ce3" table:formula="of:=[.I61]-[.I$176]" office:value-type="float" office:value="60977.25" calcext:value-type="float">
            <text:p>60977,25</text:p>
          </table:table-cell>
          <table:table-cell table:style-name="ce3" table:formula="of:=[.J61]-[.J$176]" office:value-type="float" office:value="-70.2249999999995" calcext:value-type="float">
            <text:p>-70,225</text:p>
          </table:table-cell>
          <table:table-cell table:style-name="ce3" table:formula="of:=[.K61]-[.K$176]" office:value-type="float" office:value="-132.9" calcext:value-type="float">
            <text:p>-132,9</text:p>
          </table:table-cell>
          <table:table-cell table:style-name="ce3" table:formula="of:=[.L61]-[.L$176]" office:value-type="float" office:value="-30.775" calcext:value-type="float">
            <text:p>-30,775</text:p>
          </table:table-cell>
          <table:table-cell table:style-name="ce3" table:formula="of:=[.M61]-[.M$176]" office:value-type="float" office:value="1032.425" calcext:value-type="float">
            <text:p>1032,425</text:p>
          </table:table-cell>
          <table:table-cell table:style-name="ce3" table:formula="of:=[.N61]-[.N$176]" office:value-type="float" office:value="2252477.625" calcext:value-type="float">
            <text:p>2252477,625</text:p>
          </table:table-cell>
          <table:table-cell table:style-name="ce3" table:formula="of:=[.O61]-[.O$176]" office:value-type="float" office:value="71.875" calcext:value-type="float">
            <text:p>71,875</text:p>
          </table:table-cell>
          <table:table-cell table:style-name="ce3" table:formula="of:=[.P61]-[.P$176]" office:value-type="float" office:value="-13.8875" calcext:value-type="float">
            <text:p>-13,8875</text:p>
          </table:table-cell>
          <table:table-cell table:style-name="ce3" table:formula="of:=[.Q61]-[.Q$176]" office:value-type="float" office:value="-137.775" calcext:value-type="float">
            <text:p>-137,775</text:p>
          </table:table-cell>
          <table:table-cell table:style-name="ce3" table:formula="of:=[.R61]-[.R$176]" office:value-type="float" office:value="77.0875" calcext:value-type="float">
            <text:p>77,0875</text:p>
          </table:table-cell>
          <table:table-cell table:style-name="ce3" table:formula="of:=[.S61]-[.S$176]" office:value-type="float" office:value="121190.35" calcext:value-type="float">
            <text:p>121190,35</text:p>
          </table:table-cell>
          <table:table-cell table:style-name="ce3" table:formula="of:=[.T61]-[.T$176]" office:value-type="float" office:value="-56.3125" calcext:value-type="float">
            <text:p>-56,3125</text:p>
          </table:table-cell>
          <table:table-cell table:style-name="ce3" table:formula="of:=[.U61]-[.U$176]" office:value-type="float" office:value="0" calcext:value-type="float">
            <text:p>0</text:p>
          </table:table-cell>
          <table:table-cell table:style-name="ce3" table:formula="of:=[.V61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07.8" calcext:value-type="float">
            <text:p>107,8</text:p>
          </table:table-cell>
          <table:table-cell table:style-name="ce3" table:formula="of:=[.B62]-[.B$176]" office:value-type="float" office:value="41.2624999999998" calcext:value-type="float">
            <text:p>41,2625</text:p>
          </table:table-cell>
          <table:table-cell table:style-name="ce3" table:formula="of:=[.C62]-[.C$176]" office:value-type="float" office:value="2038.325" calcext:value-type="float">
            <text:p>2038,325</text:p>
          </table:table-cell>
          <table:table-cell table:style-name="ce3" table:formula="of:=[.D62]-[.D$176]" office:value-type="float" office:value="9297.075" calcext:value-type="float">
            <text:p>9297,075</text:p>
          </table:table-cell>
          <table:table-cell table:style-name="ce3" table:formula="of:=[.E62]-[.E$176]" office:value-type="float" office:value="4486192.3" calcext:value-type="float">
            <text:p>4486192,3</text:p>
          </table:table-cell>
          <table:table-cell table:style-name="ce3" table:formula="of:=[.F62]-[.F$176]" office:value-type="float" office:value="-423.875" calcext:value-type="float">
            <text:p>-423,875</text:p>
          </table:table-cell>
          <table:table-cell table:style-name="ce3" table:formula="of:=[.G62]-[.G$176]" office:value-type="float" office:value="-306.975" calcext:value-type="float">
            <text:p>-306,975</text:p>
          </table:table-cell>
          <table:table-cell table:style-name="ce3" table:formula="of:=[.H62]-[.H$176]" office:value-type="float" office:value="526.525" calcext:value-type="float">
            <text:p>526,525</text:p>
          </table:table-cell>
          <table:table-cell table:style-name="ce3" table:formula="of:=[.I62]-[.I$176]" office:value-type="float" office:value="63717.15" calcext:value-type="float">
            <text:p>63717,15</text:p>
          </table:table-cell>
          <table:table-cell table:style-name="ce3" table:formula="of:=[.J62]-[.J$176]" office:value-type="float" office:value="110.375000000001" calcext:value-type="float">
            <text:p>110,375</text:p>
          </table:table-cell>
          <table:table-cell table:style-name="ce3" table:formula="of:=[.K62]-[.K$176]" office:value-type="float" office:value="218.1" calcext:value-type="float">
            <text:p>218,1</text:p>
          </table:table-cell>
          <table:table-cell table:style-name="ce3" table:formula="of:=[.L62]-[.L$176]" office:value-type="float" office:value="-70.975" calcext:value-type="float">
            <text:p>-70,975</text:p>
          </table:table-cell>
          <table:table-cell table:style-name="ce3" table:formula="of:=[.M62]-[.M$176]" office:value-type="float" office:value="932.225" calcext:value-type="float">
            <text:p>932,225</text:p>
          </table:table-cell>
          <table:table-cell table:style-name="ce3" table:formula="of:=[.N62]-[.N$176]" office:value-type="float" office:value="2143607.225" calcext:value-type="float">
            <text:p>2143607,225</text:p>
          </table:table-cell>
          <table:table-cell table:style-name="ce3" table:formula="of:=[.O62]-[.O$176]" office:value-type="float" office:value="34.375" calcext:value-type="float">
            <text:p>34,375</text:p>
          </table:table-cell>
          <table:table-cell table:style-name="ce3" table:formula="of:=[.P62]-[.P$176]" office:value-type="float" office:value="-13.8875" calcext:value-type="float">
            <text:p>-13,8875</text:p>
          </table:table-cell>
          <table:table-cell table:style-name="ce3" table:formula="of:=[.Q62]-[.Q$176]" office:value-type="float" office:value="283.225" calcext:value-type="float">
            <text:p>283,225</text:p>
          </table:table-cell>
          <table:table-cell table:style-name="ce3" table:formula="of:=[.R62]-[.R$176]" office:value-type="float" office:value="102.0875" calcext:value-type="float">
            <text:p>102,0875</text:p>
          </table:table-cell>
          <table:table-cell table:style-name="ce3" table:formula="of:=[.S62]-[.S$176]" office:value-type="float" office:value="104886.35" calcext:value-type="float">
            <text:p>104886,35</text:p>
          </table:table-cell>
          <table:table-cell table:style-name="ce3" table:formula="of:=[.T62]-[.T$176]" office:value-type="float" office:value="-6.3125" calcext:value-type="float">
            <text:p>-6,3125</text:p>
          </table:table-cell>
          <table:table-cell table:style-name="ce3" table:formula="of:=[.U62]-[.U$176]" office:value-type="float" office:value="0" calcext:value-type="float">
            <text:p>0</text:p>
          </table:table-cell>
          <table:table-cell table:style-name="ce3" table:formula="of:=[.V62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09.6" calcext:value-type="float">
            <text:p>109,6</text:p>
          </table:table-cell>
          <table:table-cell table:style-name="ce3" table:formula="of:=[.B63]-[.B$176]" office:value-type="float" office:value="-259.5375" calcext:value-type="float">
            <text:p>-259,5375</text:p>
          </table:table-cell>
          <table:table-cell table:style-name="ce3" table:formula="of:=[.C63]-[.C$176]" office:value-type="float" office:value="1416.525" calcext:value-type="float">
            <text:p>1416,525</text:p>
          </table:table-cell>
          <table:table-cell table:style-name="ce3" table:formula="of:=[.D63]-[.D$176]" office:value-type="float" office:value="1158.575" calcext:value-type="float">
            <text:p>1158,575</text:p>
          </table:table-cell>
          <table:table-cell table:style-name="ce3" table:formula="of:=[.E63]-[.E$176]" office:value-type="float" office:value="4483479.5" calcext:value-type="float">
            <text:p>4483479,5</text:p>
          </table:table-cell>
          <table:table-cell table:style-name="ce3" table:formula="of:=[.F63]-[.F$176]" office:value-type="float" office:value="-423.875" calcext:value-type="float">
            <text:p>-423,875</text:p>
          </table:table-cell>
          <table:table-cell table:style-name="ce3" table:formula="of:=[.G63]-[.G$176]" office:value-type="float" office:value="-1.27499999999986" calcext:value-type="float">
            <text:p>-1,275</text:p>
          </table:table-cell>
          <table:table-cell table:style-name="ce3" table:formula="of:=[.H63]-[.H$176]" office:value-type="float" office:value="145.325" calcext:value-type="float">
            <text:p>145,325</text:p>
          </table:table-cell>
          <table:table-cell table:style-name="ce3" table:formula="of:=[.I63]-[.I$176]" office:value-type="float" office:value="60977.25" calcext:value-type="float">
            <text:p>60977,25</text:p>
          </table:table-cell>
          <table:table-cell table:style-name="ce3" table:formula="of:=[.J63]-[.J$176]" office:value-type="float" office:value="-110.424999999999" calcext:value-type="float">
            <text:p>-110,425</text:p>
          </table:table-cell>
          <table:table-cell table:style-name="ce3" table:formula="of:=[.K63]-[.K$176]" office:value-type="float" office:value="117.8" calcext:value-type="float">
            <text:p>117,8</text:p>
          </table:table-cell>
          <table:table-cell table:style-name="ce3" table:formula="of:=[.L63]-[.L$176]" office:value-type="float" office:value="-70.775" calcext:value-type="float">
            <text:p>-70,775</text:p>
          </table:table-cell>
          <table:table-cell table:style-name="ce3" table:formula="of:=[.M63]-[.M$176]" office:value-type="float" office:value="1454.025" calcext:value-type="float">
            <text:p>1454,025</text:p>
          </table:table-cell>
          <table:table-cell table:style-name="ce3" table:formula="of:=[.N63]-[.N$176]" office:value-type="float" office:value="2122967.225" calcext:value-type="float">
            <text:p>2122967,225</text:p>
          </table:table-cell>
          <table:table-cell table:style-name="ce3" table:formula="of:=[.O63]-[.O$176]" office:value-type="float" office:value="84.375" calcext:value-type="float">
            <text:p>84,375</text:p>
          </table:table-cell>
          <table:table-cell table:style-name="ce3" table:formula="of:=[.P63]-[.P$176]" office:value-type="float" office:value="-38.8875" calcext:value-type="float">
            <text:p>-38,8875</text:p>
          </table:table-cell>
          <table:table-cell table:style-name="ce3" table:formula="of:=[.Q63]-[.Q$176]" office:value-type="float" office:value="-117.775" calcext:value-type="float">
            <text:p>-117,775</text:p>
          </table:table-cell>
          <table:table-cell table:style-name="ce3" table:formula="of:=[.R63]-[.R$176]" office:value-type="float" office:value="2.08750000000001" calcext:value-type="float">
            <text:p>2,0875</text:p>
          </table:table-cell>
          <table:table-cell table:style-name="ce3" table:formula="of:=[.S63]-[.S$176]" office:value-type="float" office:value="91268.05" calcext:value-type="float">
            <text:p>91268,05</text:p>
          </table:table-cell>
          <table:table-cell table:style-name="ce3" table:formula="of:=[.T63]-[.T$176]" office:value-type="float" office:value="43.6875" calcext:value-type="float">
            <text:p>43,6875</text:p>
          </table:table-cell>
          <table:table-cell table:style-name="ce3" table:formula="of:=[.U63]-[.U$176]" office:value-type="float" office:value="0" calcext:value-type="float">
            <text:p>0</text:p>
          </table:table-cell>
          <table:table-cell table:style-name="ce3" table:formula="of:=[.V63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11.4" calcext:value-type="float">
            <text:p>111,4</text:p>
          </table:table-cell>
          <table:table-cell table:style-name="ce3" table:formula="of:=[.B64]-[.B$176]" office:value-type="float" office:value="221.6625" calcext:value-type="float">
            <text:p>221,6625</text:p>
          </table:table-cell>
          <table:table-cell table:style-name="ce3" table:formula="of:=[.C64]-[.C$176]" office:value-type="float" office:value="1797.525" calcext:value-type="float">
            <text:p>1797,525</text:p>
          </table:table-cell>
          <table:table-cell table:style-name="ce3" table:formula="of:=[.D64]-[.D$176]" office:value-type="float" office:value="5227.775" calcext:value-type="float">
            <text:p>5227,775</text:p>
          </table:table-cell>
          <table:table-cell table:style-name="ce3" table:formula="of:=[.E64]-[.E$176]" office:value-type="float" office:value="4524280.2" calcext:value-type="float">
            <text:p>4524280,2</text:p>
          </table:table-cell>
          <table:table-cell table:style-name="ce3" table:formula="of:=[.F64]-[.F$176]" office:value-type="float" office:value="-423.875" calcext:value-type="float">
            <text:p>-423,875</text:p>
          </table:table-cell>
          <table:table-cell table:style-name="ce3" table:formula="of:=[.G64]-[.G$176]" office:value-type="float" office:value="-126.575" calcext:value-type="float">
            <text:p>-126,575</text:p>
          </table:table-cell>
          <table:table-cell table:style-name="ce3" table:formula="of:=[.H64]-[.H$176]" office:value-type="float" office:value="521.525" calcext:value-type="float">
            <text:p>521,525</text:p>
          </table:table-cell>
          <table:table-cell table:style-name="ce3" table:formula="of:=[.I64]-[.I$176]" office:value-type="float" office:value="60977.25" calcext:value-type="float">
            <text:p>60977,25</text:p>
          </table:table-cell>
          <table:table-cell table:style-name="ce3" table:formula="of:=[.J64]-[.J$176]" office:value-type="float" office:value="-90.4249999999993" calcext:value-type="float">
            <text:p>-90,425</text:p>
          </table:table-cell>
          <table:table-cell table:style-name="ce3" table:formula="of:=[.K64]-[.K$176]" office:value-type="float" office:value="494.1" calcext:value-type="float">
            <text:p>494,1</text:p>
          </table:table-cell>
          <table:table-cell table:style-name="ce3" table:formula="of:=[.L64]-[.L$176]" office:value-type="float" office:value="39.425" calcext:value-type="float">
            <text:p>39,425</text:p>
          </table:table-cell>
          <table:table-cell table:style-name="ce3" table:formula="of:=[.M64]-[.M$176]" office:value-type="float" office:value="1594.225" calcext:value-type="float">
            <text:p>1594,225</text:p>
          </table:table-cell>
          <table:table-cell table:style-name="ce3" table:formula="of:=[.N64]-[.N$176]" office:value-type="float" office:value="2137136.825" calcext:value-type="float">
            <text:p>2137136,825</text:p>
          </table:table-cell>
          <table:table-cell table:style-name="ce3" table:formula="of:=[.O64]-[.O$176]" office:value-type="float" office:value="21.875" calcext:value-type="float">
            <text:p>21,875</text:p>
          </table:table-cell>
          <table:table-cell table:style-name="ce3" table:formula="of:=[.P64]-[.P$176]" office:value-type="float" office:value="-88.8875" calcext:value-type="float">
            <text:p>-88,8875</text:p>
          </table:table-cell>
          <table:table-cell table:style-name="ce3" table:formula="of:=[.Q64]-[.Q$176]" office:value-type="float" office:value="143.025" calcext:value-type="float">
            <text:p>143,025</text:p>
          </table:table-cell>
          <table:table-cell table:style-name="ce3" table:formula="of:=[.R64]-[.R$176]" office:value-type="float" office:value="102.0875" calcext:value-type="float">
            <text:p>102,0875</text:p>
          </table:table-cell>
          <table:table-cell table:style-name="ce3" table:formula="of:=[.S64]-[.S$176]" office:value-type="float" office:value="77676.85" calcext:value-type="float">
            <text:p>77676,85</text:p>
          </table:table-cell>
          <table:table-cell table:style-name="ce3" table:formula="of:=[.T64]-[.T$176]" office:value-type="float" office:value="-36.3125" calcext:value-type="float">
            <text:p>-36,3125</text:p>
          </table:table-cell>
          <table:table-cell table:style-name="ce3" table:formula="of:=[.U64]-[.U$176]" office:value-type="float" office:value="0" calcext:value-type="float">
            <text:p>0</text:p>
          </table:table-cell>
          <table:table-cell table:style-name="ce3" table:formula="of:=[.V64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13.1" calcext:value-type="float">
            <text:p>113,1</text:p>
          </table:table-cell>
          <table:table-cell table:style-name="ce3" table:formula="of:=[.B65]-[.B$176]" office:value-type="float" office:value="-680.5375" calcext:value-type="float">
            <text:p>-680,5375</text:p>
          </table:table-cell>
          <table:table-cell table:style-name="ce3" table:formula="of:=[.C65]-[.C$176]" office:value-type="float" office:value="1897.525" calcext:value-type="float">
            <text:p>1897,525</text:p>
          </table:table-cell>
          <table:table-cell table:style-name="ce3" table:formula="of:=[.D65]-[.D$176]" office:value-type="float" office:value="6584.175" calcext:value-type="float">
            <text:p>6584,175</text:p>
          </table:table-cell>
          <table:table-cell table:style-name="ce3" table:formula="of:=[.E65]-[.E$176]" office:value-type="float" office:value="4526993" calcext:value-type="float">
            <text:p>4526993</text:p>
          </table:table-cell>
          <table:table-cell table:style-name="ce3" table:formula="of:=[.F65]-[.F$176]" office:value-type="float" office:value="-423.875" calcext:value-type="float">
            <text:p>-423,875</text:p>
          </table:table-cell>
          <table:table-cell table:style-name="ce3" table:formula="of:=[.G65]-[.G$176]" office:value-type="float" office:value="374.725" calcext:value-type="float">
            <text:p>374,725</text:p>
          </table:table-cell>
          <table:table-cell table:style-name="ce3" table:formula="of:=[.H65]-[.H$176]" office:value-type="float" office:value="586.725" calcext:value-type="float">
            <text:p>586,725</text:p>
          </table:table-cell>
          <table:table-cell table:style-name="ce3" table:formula="of:=[.I65]-[.I$176]" office:value-type="float" office:value="63717.15" calcext:value-type="float">
            <text:p>63717,15</text:p>
          </table:table-cell>
          <table:table-cell table:style-name="ce3" table:formula="of:=[.J65]-[.J$176]" office:value-type="float" office:value="-210.624999999999" calcext:value-type="float">
            <text:p>-210,625</text:p>
          </table:table-cell>
          <table:table-cell table:style-name="ce3" table:formula="of:=[.K65]-[.K$176]" office:value-type="float" office:value="418.6" calcext:value-type="float">
            <text:p>418,6</text:p>
          </table:table-cell>
          <table:table-cell table:style-name="ce3" table:formula="of:=[.L65]-[.L$176]" office:value-type="float" office:value="-90.975" calcext:value-type="float">
            <text:p>-90,975</text:p>
          </table:table-cell>
          <table:table-cell table:style-name="ce3" table:formula="of:=[.M65]-[.M$176]" office:value-type="float" office:value="1193.225" calcext:value-type="float">
            <text:p>1193,225</text:p>
          </table:table-cell>
          <table:table-cell table:style-name="ce3" table:formula="of:=[.N65]-[.N$176]" office:value-type="float" office:value="2097668.025" calcext:value-type="float">
            <text:p>2097668,025</text:p>
          </table:table-cell>
          <table:table-cell table:style-name="ce3" table:formula="of:=[.O65]-[.O$176]" office:value-type="float" office:value="34.375" calcext:value-type="float">
            <text:p>34,375</text:p>
          </table:table-cell>
          <table:table-cell table:style-name="ce3" table:formula="of:=[.P65]-[.P$176]" office:value-type="float" office:value="-63.8875" calcext:value-type="float">
            <text:p>-63,8875</text:p>
          </table:table-cell>
          <table:table-cell table:style-name="ce3" table:formula="of:=[.Q65]-[.Q$176]" office:value-type="float" office:value="62.625" calcext:value-type="float">
            <text:p>62,625</text:p>
          </table:table-cell>
          <table:table-cell table:style-name="ce3" table:formula="of:=[.R65]-[.R$176]" office:value-type="float" office:value="62.0875" calcext:value-type="float">
            <text:p>62,0875</text:p>
          </table:table-cell>
          <table:table-cell table:style-name="ce3" table:formula="of:=[.S65]-[.S$176]" office:value-type="float" office:value="66825.65" calcext:value-type="float">
            <text:p>66825,65</text:p>
          </table:table-cell>
          <table:table-cell table:style-name="ce3" table:formula="of:=[.T65]-[.T$176]" office:value-type="float" office:value="-36.3125" calcext:value-type="float">
            <text:p>-36,3125</text:p>
          </table:table-cell>
          <table:table-cell table:style-name="ce3" table:formula="of:=[.U65]-[.U$176]" office:value-type="float" office:value="0" calcext:value-type="float">
            <text:p>0</text:p>
          </table:table-cell>
          <table:table-cell table:style-name="ce3" table:formula="of:=[.V65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14.9" calcext:value-type="float">
            <text:p>114,9</text:p>
          </table:table-cell>
          <table:table-cell table:style-name="ce3" table:formula="of:=[.B66]-[.B$176]" office:value-type="float" office:value="1.46250000000009" calcext:value-type="float">
            <text:p>1,4625</text:p>
          </table:table-cell>
          <table:table-cell table:style-name="ce3" table:formula="of:=[.C66]-[.C$176]" office:value-type="float" office:value="1235.925" calcext:value-type="float">
            <text:p>1235,925</text:p>
          </table:table-cell>
          <table:table-cell table:style-name="ce3" table:formula="of:=[.D66]-[.D$176]" office:value-type="float" office:value="8618.775" calcext:value-type="float">
            <text:p>8618,775</text:p>
          </table:table-cell>
          <table:table-cell table:style-name="ce3" table:formula="of:=[.E66]-[.E$176]" office:value-type="float" office:value="4499810.4" calcext:value-type="float">
            <text:p>4499810,4</text:p>
          </table:table-cell>
          <table:table-cell table:style-name="ce3" table:formula="of:=[.F66]-[.F$176]" office:value-type="float" office:value="6358.125" calcext:value-type="float">
            <text:p>6358,125</text:p>
          </table:table-cell>
          <table:table-cell table:style-name="ce3" table:formula="of:=[.G66]-[.G$176]" office:value-type="float" office:value="-166.775" calcext:value-type="float">
            <text:p>-166,775</text:p>
          </table:table-cell>
          <table:table-cell table:style-name="ce3" table:formula="of:=[.H66]-[.H$176]" office:value-type="float" office:value="526.525" calcext:value-type="float">
            <text:p>526,525</text:p>
          </table:table-cell>
          <table:table-cell table:style-name="ce3" table:formula="of:=[.I66]-[.I$176]" office:value-type="float" office:value="66402.85" calcext:value-type="float">
            <text:p>66402,85</text:p>
          </table:table-cell>
          <table:table-cell table:style-name="ce3" table:formula="of:=[.J66]-[.J$176]" office:value-type="float" office:value="-30.2249999999995" calcext:value-type="float">
            <text:p>-30,225</text:p>
          </table:table-cell>
          <table:table-cell table:style-name="ce3" table:formula="of:=[.K66]-[.K$176]" office:value-type="float" office:value="-408.7" calcext:value-type="float">
            <text:p>-408,7</text:p>
          </table:table-cell>
          <table:table-cell table:style-name="ce3" table:formula="of:=[.L66]-[.L$176]" office:value-type="float" office:value="164.725" calcext:value-type="float">
            <text:p>164,725</text:p>
          </table:table-cell>
          <table:table-cell table:style-name="ce3" table:formula="of:=[.M66]-[.M$176]" office:value-type="float" office:value="952.625" calcext:value-type="float">
            <text:p>952,625</text:p>
          </table:table-cell>
          <table:table-cell table:style-name="ce3" table:formula="of:=[.N66]-[.N$176]" office:value-type="float" office:value="1940810.425" calcext:value-type="float">
            <text:p>1940810,425</text:p>
          </table:table-cell>
          <table:table-cell table:style-name="ce3" table:formula="of:=[.O66]-[.O$176]" office:value-type="float" office:value="46.875" calcext:value-type="float">
            <text:p>46,875</text:p>
          </table:table-cell>
          <table:table-cell table:style-name="ce3" table:formula="of:=[.P66]-[.P$176]" office:value-type="float" office:value="-13.8875" calcext:value-type="float">
            <text:p>-13,8875</text:p>
          </table:table-cell>
          <table:table-cell table:style-name="ce3" table:formula="of:=[.Q66]-[.Q$176]" office:value-type="float" office:value="-177.975" calcext:value-type="float">
            <text:p>-177,975</text:p>
          </table:table-cell>
          <table:table-cell table:style-name="ce3" table:formula="of:=[.R66]-[.R$176]" office:value-type="float" office:value="32.0875" calcext:value-type="float">
            <text:p>32,0875</text:p>
          </table:table-cell>
          <table:table-cell table:style-name="ce3" table:formula="of:=[.S66]-[.S$176]" office:value-type="float" office:value="66825.65" calcext:value-type="float">
            <text:p>66825,65</text:p>
          </table:table-cell>
          <table:table-cell table:style-name="ce3" table:formula="of:=[.T66]-[.T$176]" office:value-type="float" office:value="-23.0125" calcext:value-type="float">
            <text:p>-23,0125</text:p>
          </table:table-cell>
          <table:table-cell table:style-name="ce3" table:formula="of:=[.U66]-[.U$176]" office:value-type="float" office:value="0" calcext:value-type="float">
            <text:p>0</text:p>
          </table:table-cell>
          <table:table-cell table:style-name="ce3" table:formula="of:=[.V66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16.7" calcext:value-type="float">
            <text:p>116,7</text:p>
          </table:table-cell>
          <table:table-cell table:style-name="ce3" table:formula="of:=[.B67]-[.B$176]" office:value-type="float" office:value="201.8625" calcext:value-type="float">
            <text:p>201,8625</text:p>
          </table:table-cell>
          <table:table-cell table:style-name="ce3" table:formula="of:=[.C67]-[.C$176]" office:value-type="float" office:value="1677.125" calcext:value-type="float">
            <text:p>1677,125</text:p>
          </table:table-cell>
          <table:table-cell table:style-name="ce3" table:formula="of:=[.D67]-[.D$176]" office:value-type="float" office:value="6584.175" calcext:value-type="float">
            <text:p>6584,175</text:p>
          </table:table-cell>
          <table:table-cell table:style-name="ce3" table:formula="of:=[.E67]-[.E$176]" office:value-type="float" office:value="4246813.5" calcext:value-type="float">
            <text:p>4246813,5</text:p>
          </table:table-cell>
          <table:table-cell table:style-name="ce3" table:formula="of:=[.F67]-[.F$176]" office:value-type="float" office:value="-423.875" calcext:value-type="float">
            <text:p>-423,875</text:p>
          </table:table-cell>
          <table:table-cell table:style-name="ce3" table:formula="of:=[.G67]-[.G$176]" office:value-type="float" office:value="-1.47499999999991" calcext:value-type="float">
            <text:p>-1,475</text:p>
          </table:table-cell>
          <table:table-cell table:style-name="ce3" table:formula="of:=[.H67]-[.H$176]" office:value-type="float" office:value="85.3249999999998" calcext:value-type="float">
            <text:p>85,325</text:p>
          </table:table-cell>
          <table:table-cell table:style-name="ce3" table:formula="of:=[.I67]-[.I$176]" office:value-type="float" office:value="60977.25" calcext:value-type="float">
            <text:p>60977,25</text:p>
          </table:table-cell>
          <table:table-cell table:style-name="ce3" table:formula="of:=[.J67]-[.J$176]" office:value-type="float" office:value="50.1750000000006" calcext:value-type="float">
            <text:p>50,175</text:p>
          </table:table-cell>
          <table:table-cell table:style-name="ce3" table:formula="of:=[.K67]-[.K$176]" office:value-type="float" office:value="17.3000000000002" calcext:value-type="float">
            <text:p>17,3</text:p>
          </table:table-cell>
          <table:table-cell table:style-name="ce3" table:formula="of:=[.L67]-[.L$176]" office:value-type="float" office:value="-136.075" calcext:value-type="float">
            <text:p>-136,075</text:p>
          </table:table-cell>
          <table:table-cell table:style-name="ce3" table:formula="of:=[.M67]-[.M$176]" office:value-type="float" office:value="1127.825" calcext:value-type="float">
            <text:p>1127,825</text:p>
          </table:table-cell>
          <table:table-cell table:style-name="ce3" table:formula="of:=[.N67]-[.N$176]" office:value-type="float" office:value="1860829.625" calcext:value-type="float">
            <text:p>1860829,625</text:p>
          </table:table-cell>
          <table:table-cell table:style-name="ce3" table:formula="of:=[.O67]-[.O$176]" office:value-type="float" office:value="121.875" calcext:value-type="float">
            <text:p>121,875</text:p>
          </table:table-cell>
          <table:table-cell table:style-name="ce3" table:formula="of:=[.P67]-[.P$176]" office:value-type="float" office:value="61.4125" calcext:value-type="float">
            <text:p>61,4125</text:p>
          </table:table-cell>
          <table:table-cell table:style-name="ce3" table:formula="of:=[.Q67]-[.Q$176]" office:value-type="float" office:value="12.625" calcext:value-type="float">
            <text:p>12,625</text:p>
          </table:table-cell>
          <table:table-cell table:style-name="ce3" table:formula="of:=[.R67]-[.R$176]" office:value-type="float" office:value="52.0875" calcext:value-type="float">
            <text:p>52,0875</text:p>
          </table:table-cell>
          <table:table-cell table:style-name="ce3" table:formula="of:=[.S67]-[.S$176]" office:value-type="float" office:value="61372.85" calcext:value-type="float">
            <text:p>61372,85</text:p>
          </table:table-cell>
          <table:table-cell table:style-name="ce3" table:formula="of:=[.T67]-[.T$176]" office:value-type="float" office:value="10.3875" calcext:value-type="float">
            <text:p>10,3875</text:p>
          </table:table-cell>
          <table:table-cell table:style-name="ce3" table:formula="of:=[.U67]-[.U$176]" office:value-type="float" office:value="0" calcext:value-type="float">
            <text:p>0</text:p>
          </table:table-cell>
          <table:table-cell table:style-name="ce3" table:formula="of:=[.V67]-[.V$176]" office:value-type="float" office:value="20" calcext:value-type="float">
            <text:p>20</text:p>
          </table:table-cell>
          <table:table-cell table:number-columns-repeated="1002"/>
        </table:table-row>
        <table:table-row table:style-name="ro1">
          <table:table-cell office:value-type="float" office:value="118.4" calcext:value-type="float">
            <text:p>118,4</text:p>
          </table:table-cell>
          <table:table-cell table:style-name="ce3" table:formula="of:=[.B68]-[.B$176]" office:value-type="float" office:value="181.6625" calcext:value-type="float">
            <text:p>181,6625</text:p>
          </table:table-cell>
          <table:table-cell table:style-name="ce3" table:formula="of:=[.C68]-[.C$176]" office:value-type="float" office:value="1195.925" calcext:value-type="float">
            <text:p>1195,925</text:p>
          </table:table-cell>
          <table:table-cell table:style-name="ce3" table:formula="of:=[.D68]-[.D$176]" office:value-type="float" office:value="3871.375" calcext:value-type="float">
            <text:p>3871,375</text:p>
          </table:table-cell>
          <table:table-cell table:style-name="ce3" table:formula="of:=[.E68]-[.E$176]" office:value-type="float" office:value="4336580.4" calcext:value-type="float">
            <text:p>4336580,4</text:p>
          </table:table-cell>
          <table:table-cell table:style-name="ce3" table:formula="of:=[.F68]-[.F$176]" office:value-type="float" office:value="2967.125" calcext:value-type="float">
            <text:p>2967,125</text:p>
          </table:table-cell>
          <table:table-cell table:style-name="ce3" table:formula="of:=[.G68]-[.G$176]" office:value-type="float" office:value="-76.4749999999999" calcext:value-type="float">
            <text:p>-76,475</text:p>
          </table:table-cell>
          <table:table-cell table:style-name="ce3" table:formula="of:=[.H68]-[.H$176]" office:value-type="float" office:value="466.325" calcext:value-type="float">
            <text:p>466,325</text:p>
          </table:table-cell>
          <table:table-cell table:style-name="ce3" table:formula="of:=[.I68]-[.I$176]" office:value-type="float" office:value="63717.15" calcext:value-type="float">
            <text:p>63717,15</text:p>
          </table:table-cell>
          <table:table-cell table:style-name="ce3" table:formula="of:=[.J68]-[.J$176]" office:value-type="float" office:value="-250.824999999999" calcext:value-type="float">
            <text:p>-250,825</text:p>
          </table:table-cell>
          <table:table-cell table:style-name="ce3" table:formula="of:=[.K68]-[.K$176]" office:value-type="float" office:value="-183.2" calcext:value-type="float">
            <text:p>-183,2</text:p>
          </table:table-cell>
          <table:table-cell table:style-name="ce3" table:formula="of:=[.L68]-[.L$176]" office:value-type="float" office:value="69.425" calcext:value-type="float">
            <text:p>69,425</text:p>
          </table:table-cell>
          <table:table-cell table:style-name="ce3" table:formula="of:=[.M68]-[.M$176]" office:value-type="float" office:value="852.025" calcext:value-type="float">
            <text:p>852,025</text:p>
          </table:table-cell>
          <table:table-cell table:style-name="ce3" table:formula="of:=[.N68]-[.N$176]" office:value-type="float" office:value="1719735.225" calcext:value-type="float">
            <text:p>1719735,225</text:p>
          </table:table-cell>
          <table:table-cell table:style-name="ce3" table:formula="of:=[.O68]-[.O$176]" office:value-type="float" office:value="96.875" calcext:value-type="float">
            <text:p>96,875</text:p>
          </table:table-cell>
          <table:table-cell table:style-name="ce3" table:formula="of:=[.P68]-[.P$176]" office:value-type="float" office:value="11.1125" calcext:value-type="float">
            <text:p>11,1125</text:p>
          </table:table-cell>
          <table:table-cell table:style-name="ce3" table:formula="of:=[.Q68]-[.Q$176]" office:value-type="float" office:value="143.025" calcext:value-type="float">
            <text:p>143,025</text:p>
          </table:table-cell>
          <table:table-cell table:style-name="ce3" table:formula="of:=[.R68]-[.R$176]" office:value-type="float" office:value="127.0875" calcext:value-type="float">
            <text:p>127,0875</text:p>
          </table:table-cell>
          <table:table-cell table:style-name="ce3" table:formula="of:=[.S68]-[.S$176]" office:value-type="float" office:value="58687.15" calcext:value-type="float">
            <text:p>58687,15</text:p>
          </table:table-cell>
          <table:table-cell table:style-name="ce3" table:formula="of:=[.T68]-[.T$176]" office:value-type="float" office:value="-16.3125" calcext:value-type="float">
            <text:p>-16,3125</text:p>
          </table:table-cell>
          <table:table-cell table:style-name="ce3" table:formula="of:=[.U68]-[.U$176]" office:value-type="float" office:value="0" calcext:value-type="float">
            <text:p>0</text:p>
          </table:table-cell>
          <table:table-cell table:style-name="ce3" table:formula="of:=[.V68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20.2" calcext:value-type="float">
            <text:p>120,2</text:p>
          </table:table-cell>
          <table:table-cell table:style-name="ce3" table:formula="of:=[.B69]-[.B$176]" office:value-type="float" office:value="-600.5375" calcext:value-type="float">
            <text:p>-600,5375</text:p>
          </table:table-cell>
          <table:table-cell table:style-name="ce3" table:formula="of:=[.C69]-[.C$176]" office:value-type="float" office:value="1376.525" calcext:value-type="float">
            <text:p>1376,525</text:p>
          </table:table-cell>
          <table:table-cell table:style-name="ce3" table:formula="of:=[.D69]-[.D$176]" office:value-type="float" office:value="1158.575" calcext:value-type="float">
            <text:p>1158,575</text:p>
          </table:table-cell>
          <table:table-cell table:style-name="ce3" table:formula="of:=[.E69]-[.E$176]" office:value-type="float" office:value="4366503" calcext:value-type="float">
            <text:p>4366503</text:p>
          </table:table-cell>
          <table:table-cell table:style-name="ce3" table:formula="of:=[.F69]-[.F$176]" office:value-type="float" office:value="-423.875" calcext:value-type="float">
            <text:p>-423,875</text:p>
          </table:table-cell>
          <table:table-cell table:style-name="ce3" table:formula="of:=[.G69]-[.G$176]" office:value-type="float" office:value="-51.2749999999999" calcext:value-type="float">
            <text:p>-51,275</text:p>
          </table:table-cell>
          <table:table-cell table:style-name="ce3" table:formula="of:=[.H69]-[.H$176]" office:value-type="float" office:value="4.92499999999995" calcext:value-type="float">
            <text:p>4,925</text:p>
          </table:table-cell>
          <table:table-cell table:style-name="ce3" table:formula="of:=[.I69]-[.I$176]" office:value-type="float" office:value="55524.45" calcext:value-type="float">
            <text:p>55524,45</text:p>
          </table:table-cell>
          <table:table-cell table:style-name="ce3" table:formula="of:=[.J69]-[.J$176]" office:value-type="float" office:value="9.97500000000082" calcext:value-type="float">
            <text:p>9,975</text:p>
          </table:table-cell>
          <table:table-cell table:style-name="ce3" table:formula="of:=[.K69]-[.K$176]" office:value-type="float" office:value="117.8" calcext:value-type="float">
            <text:p>117,8</text:p>
          </table:table-cell>
          <table:table-cell table:style-name="ce3" table:formula="of:=[.L69]-[.L$176]" office:value-type="float" office:value="-30.575" calcext:value-type="float">
            <text:p>-30,575</text:p>
          </table:table-cell>
          <table:table-cell table:style-name="ce3" table:formula="of:=[.M69]-[.M$176]" office:value-type="float" office:value="1032.825" calcext:value-type="float">
            <text:p>1032,825</text:p>
          </table:table-cell>
          <table:table-cell table:style-name="ce3" table:formula="of:=[.N69]-[.N$176]" office:value-type="float" office:value="1688004.025" calcext:value-type="float">
            <text:p>1688004,025</text:p>
          </table:table-cell>
          <table:table-cell table:style-name="ce3" table:formula="of:=[.O69]-[.O$176]" office:value-type="float" office:value="59.375" calcext:value-type="float">
            <text:p>59,375</text:p>
          </table:table-cell>
          <table:table-cell table:style-name="ce3" table:formula="of:=[.P69]-[.P$176]" office:value-type="float" office:value="-63.8875" calcext:value-type="float">
            <text:p>-63,8875</text:p>
          </table:table-cell>
          <table:table-cell table:style-name="ce3" table:formula="of:=[.Q69]-[.Q$176]" office:value-type="float" office:value="102.625" calcext:value-type="float">
            <text:p>102,625</text:p>
          </table:table-cell>
          <table:table-cell table:style-name="ce3" table:formula="of:=[.R69]-[.R$176]" office:value-type="float" office:value="-14.6125" calcext:value-type="float">
            <text:p>-14,6125</text:p>
          </table:table-cell>
          <table:table-cell table:style-name="ce3" table:formula="of:=[.S69]-[.S$176]" office:value-type="float" office:value="55947.25" calcext:value-type="float">
            <text:p>55947,25</text:p>
          </table:table-cell>
          <table:table-cell table:style-name="ce3" table:formula="of:=[.T69]-[.T$176]" office:value-type="float" office:value="-56.3125" calcext:value-type="float">
            <text:p>-56,3125</text:p>
          </table:table-cell>
          <table:table-cell table:style-name="ce3" table:formula="of:=[.U69]-[.U$176]" office:value-type="float" office:value="0" calcext:value-type="float">
            <text:p>0</text:p>
          </table:table-cell>
          <table:table-cell table:style-name="ce3" table:formula="of:=[.V69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3" table:formula="of:=[.B70]-[.B$176]" office:value-type="float" office:value="-560.5375" calcext:value-type="float">
            <text:p>-560,5375</text:p>
          </table:table-cell>
          <table:table-cell table:style-name="ce3" table:formula="of:=[.C70]-[.C$176]" office:value-type="float" office:value="1556.725" calcext:value-type="float">
            <text:p>1556,725</text:p>
          </table:table-cell>
          <table:table-cell table:style-name="ce3" table:formula="of:=[.D70]-[.D$176]" office:value-type="float" office:value="5227.775" calcext:value-type="float">
            <text:p>5227,775</text:p>
          </table:table-cell>
          <table:table-cell table:style-name="ce3" table:formula="of:=[.E70]-[.E$176]" office:value-type="float" office:value="4249526.3" calcext:value-type="float">
            <text:p>4249526,3</text:p>
          </table:table-cell>
          <table:table-cell table:style-name="ce3" table:formula="of:=[.F70]-[.F$176]" office:value-type="float" office:value="-423.875" calcext:value-type="float">
            <text:p>-423,875</text:p>
          </table:table-cell>
          <table:table-cell table:style-name="ce3" table:formula="of:=[.G70]-[.G$176]" office:value-type="float" office:value="-126.575" calcext:value-type="float">
            <text:p>-126,575</text:p>
          </table:table-cell>
          <table:table-cell table:style-name="ce3" table:formula="of:=[.H70]-[.H$176]" office:value-type="float" office:value="787.125" calcext:value-type="float">
            <text:p>787,125</text:p>
          </table:table-cell>
          <table:table-cell table:style-name="ce3" table:formula="of:=[.I70]-[.I$176]" office:value-type="float" office:value="60977.25" calcext:value-type="float">
            <text:p>60977,25</text:p>
          </table:table-cell>
          <table:table-cell table:style-name="ce3" table:formula="of:=[.J70]-[.J$176]" office:value-type="float" office:value="210.575000000001" calcext:value-type="float">
            <text:p>210,575</text:p>
          </table:table-cell>
          <table:table-cell table:style-name="ce3" table:formula="of:=[.K70]-[.K$176]" office:value-type="float" office:value="-57.6999999999998" calcext:value-type="float">
            <text:p>-57,7</text:p>
          </table:table-cell>
          <table:table-cell table:style-name="ce3" table:formula="of:=[.L70]-[.L$176]" office:value-type="float" office:value="164.925" calcext:value-type="float">
            <text:p>164,925</text:p>
          </table:table-cell>
          <table:table-cell table:style-name="ce3" table:formula="of:=[.M70]-[.M$176]" office:value-type="float" office:value="1393.825" calcext:value-type="float">
            <text:p>1393,825</text:p>
          </table:table-cell>
          <table:table-cell table:style-name="ce3" table:formula="of:=[.N70]-[.N$176]" office:value-type="float" office:value="1601162.425" calcext:value-type="float">
            <text:p>1601162,425</text:p>
          </table:table-cell>
          <table:table-cell table:style-name="ce3" table:formula="of:=[.O70]-[.O$176]" office:value-type="float" office:value="84.375" calcext:value-type="float">
            <text:p>84,375</text:p>
          </table:table-cell>
          <table:table-cell table:style-name="ce3" table:formula="of:=[.P70]-[.P$176]" office:value-type="float" office:value="-93.8875" calcext:value-type="float">
            <text:p>-93,8875</text:p>
          </table:table-cell>
          <table:table-cell table:style-name="ce3" table:formula="of:=[.Q70]-[.Q$176]" office:value-type="float" office:value="-278.175" calcext:value-type="float">
            <text:p>-278,175</text:p>
          </table:table-cell>
          <table:table-cell table:style-name="ce3" table:formula="of:=[.R70]-[.R$176]" office:value-type="float" office:value="62.0875" calcext:value-type="float">
            <text:p>62,0875</text:p>
          </table:table-cell>
          <table:table-cell table:style-name="ce3" table:formula="of:=[.S70]-[.S$176]" office:value-type="float" office:value="61399.95" calcext:value-type="float">
            <text:p>61399,95</text:p>
          </table:table-cell>
          <table:table-cell table:style-name="ce3" table:formula="of:=[.T70]-[.T$176]" office:value-type="float" office:value="18.6875" calcext:value-type="float">
            <text:p>18,6875</text:p>
          </table:table-cell>
          <table:table-cell table:style-name="ce3" table:formula="of:=[.U70]-[.U$176]" office:value-type="float" office:value="0" calcext:value-type="float">
            <text:p>0</text:p>
          </table:table-cell>
          <table:table-cell table:style-name="ce3" table:formula="of:=[.V70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23.7" calcext:value-type="float">
            <text:p>123,7</text:p>
          </table:table-cell>
          <table:table-cell table:style-name="ce3" table:formula="of:=[.B71]-[.B$176]" office:value-type="float" office:value="-299.9375" calcext:value-type="float">
            <text:p>-299,9375</text:p>
          </table:table-cell>
          <table:table-cell table:style-name="ce3" table:formula="of:=[.C71]-[.C$176]" office:value-type="float" office:value="1356.125" calcext:value-type="float">
            <text:p>1356,125</text:p>
          </table:table-cell>
          <table:table-cell table:style-name="ce3" table:formula="of:=[.D71]-[.D$176]" office:value-type="float" office:value="3871.375" calcext:value-type="float">
            <text:p>3871,375</text:p>
          </table:table-cell>
          <table:table-cell table:style-name="ce3" table:formula="of:=[.E71]-[.E$176]" office:value-type="float" office:value="4260378" calcext:value-type="float">
            <text:p>4260378</text:p>
          </table:table-cell>
          <table:table-cell table:style-name="ce3" table:formula="of:=[.F71]-[.F$176]" office:value-type="float" office:value="-423.875" calcext:value-type="float">
            <text:p>-423,875</text:p>
          </table:table-cell>
          <table:table-cell table:style-name="ce3" table:formula="of:=[.G71]-[.G$176]" office:value-type="float" office:value="425.025" calcext:value-type="float">
            <text:p>425,025</text:p>
          </table:table-cell>
          <table:table-cell table:style-name="ce3" table:formula="of:=[.H71]-[.H$176]" office:value-type="float" office:value="586.525" calcext:value-type="float">
            <text:p>586,525</text:p>
          </table:table-cell>
          <table:table-cell table:style-name="ce3" table:formula="of:=[.I71]-[.I$176]" office:value-type="float" office:value="60977.25" calcext:value-type="float">
            <text:p>60977,25</text:p>
          </table:table-cell>
          <table:table-cell table:style-name="ce3" table:formula="of:=[.J71]-[.J$176]" office:value-type="float" office:value="-130.424999999999" calcext:value-type="float">
            <text:p>-130,425</text:p>
          </table:table-cell>
          <table:table-cell table:style-name="ce3" table:formula="of:=[.K71]-[.K$176]" office:value-type="float" office:value="92.8000000000002" calcext:value-type="float">
            <text:p>92,8</text:p>
          </table:table-cell>
          <table:table-cell table:style-name="ce3" table:formula="of:=[.L71]-[.L$176]" office:value-type="float" office:value="290.225" calcext:value-type="float">
            <text:p>290,225</text:p>
          </table:table-cell>
          <table:table-cell table:style-name="ce3" table:formula="of:=[.M71]-[.M$176]" office:value-type="float" office:value="1428.625" calcext:value-type="float">
            <text:p>1428,625</text:p>
          </table:table-cell>
          <table:table-cell table:style-name="ce3" table:formula="of:=[.N71]-[.N$176]" office:value-type="float" office:value="1569572.025" calcext:value-type="float">
            <text:p>1569572,025</text:p>
          </table:table-cell>
          <table:table-cell table:style-name="ce3" table:formula="of:=[.O71]-[.O$176]" office:value-type="float" office:value="-3.125" calcext:value-type="float">
            <text:p>-3,125</text:p>
          </table:table-cell>
          <table:table-cell table:style-name="ce3" table:formula="of:=[.P71]-[.P$176]" office:value-type="float" office:value="-93.8875" calcext:value-type="float">
            <text:p>-93,8875</text:p>
          </table:table-cell>
          <table:table-cell table:style-name="ce3" table:formula="of:=[.Q71]-[.Q$176]" office:value-type="float" office:value="-57.5750000000001" calcext:value-type="float">
            <text:p>-57,575</text:p>
          </table:table-cell>
          <table:table-cell table:style-name="ce3" table:formula="of:=[.R71]-[.R$176]" office:value-type="float" office:value="139.5875" calcext:value-type="float">
            <text:p>139,5875</text:p>
          </table:table-cell>
          <table:table-cell table:style-name="ce3" table:formula="of:=[.S71]-[.S$176]" office:value-type="float" office:value="50521.55" calcext:value-type="float">
            <text:p>50521,55</text:p>
          </table:table-cell>
          <table:table-cell table:style-name="ce3" table:formula="of:=[.T71]-[.T$176]" office:value-type="float" office:value="-56.3125" calcext:value-type="float">
            <text:p>-56,3125</text:p>
          </table:table-cell>
          <table:table-cell table:style-name="ce3" table:formula="of:=[.U71]-[.U$176]" office:value-type="float" office:value="50" calcext:value-type="float">
            <text:p>50</text:p>
          </table:table-cell>
          <table:table-cell table:style-name="ce3" table:formula="of:=[.V71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25.5" calcext:value-type="float">
            <text:p>125,5</text:p>
          </table:table-cell>
          <table:table-cell table:style-name="ce3" table:formula="of:=[.B72]-[.B$176]" office:value-type="float" office:value="-269.6375" calcext:value-type="float">
            <text:p>-269,6375</text:p>
          </table:table-cell>
          <table:table-cell table:style-name="ce3" table:formula="of:=[.C72]-[.C$176]" office:value-type="float" office:value="1616.925" calcext:value-type="float">
            <text:p>1616,925</text:p>
          </table:table-cell>
          <table:table-cell table:style-name="ce3" table:formula="of:=[.D72]-[.D$176]" office:value-type="float" office:value="6584.175" calcext:value-type="float">
            <text:p>6584,175</text:p>
          </table:table-cell>
          <table:table-cell table:style-name="ce3" table:formula="of:=[.E72]-[.E$176]" office:value-type="float" office:value="4173323.6" calcext:value-type="float">
            <text:p>4173323,6</text:p>
          </table:table-cell>
          <table:table-cell table:style-name="ce3" table:formula="of:=[.F72]-[.F$176]" office:value-type="float" office:value="-423.875" calcext:value-type="float">
            <text:p>-423,875</text:p>
          </table:table-cell>
          <table:table-cell table:style-name="ce3" table:formula="of:=[.G72]-[.G$176]" office:value-type="float" office:value="-1.27499999999986" calcext:value-type="float">
            <text:p>-1,275</text:p>
          </table:table-cell>
          <table:table-cell table:style-name="ce3" table:formula="of:=[.H72]-[.H$176]" office:value-type="float" office:value="-396.275" calcext:value-type="float">
            <text:p>-396,275</text:p>
          </table:table-cell>
          <table:table-cell table:style-name="ce3" table:formula="of:=[.I72]-[.I$176]" office:value-type="float" office:value="55551.65" calcext:value-type="float">
            <text:p>55551,65</text:p>
          </table:table-cell>
          <table:table-cell table:style-name="ce3" table:formula="of:=[.J72]-[.J$176]" office:value-type="float" office:value="-531.424999999999" calcext:value-type="float">
            <text:p>-531,425</text:p>
          </table:table-cell>
          <table:table-cell table:style-name="ce3" table:formula="of:=[.K72]-[.K$176]" office:value-type="float" office:value="844.8" calcext:value-type="float">
            <text:p>844,8</text:p>
          </table:table-cell>
          <table:table-cell table:style-name="ce3" table:formula="of:=[.L72]-[.L$176]" office:value-type="float" office:value="214.925" calcext:value-type="float">
            <text:p>214,925</text:p>
          </table:table-cell>
          <table:table-cell table:style-name="ce3" table:formula="of:=[.M72]-[.M$176]" office:value-type="float" office:value="912.425" calcext:value-type="float">
            <text:p>912,425</text:p>
          </table:table-cell>
          <table:table-cell table:style-name="ce3" table:formula="of:=[.N72]-[.N$176]" office:value-type="float" office:value="1512452.025" calcext:value-type="float">
            <text:p>1512452,025</text:p>
          </table:table-cell>
          <table:table-cell table:style-name="ce3" table:formula="of:=[.O72]-[.O$176]" office:value-type="float" office:value="59.375" calcext:value-type="float">
            <text:p>59,375</text:p>
          </table:table-cell>
          <table:table-cell table:style-name="ce3" table:formula="of:=[.P72]-[.P$176]" office:value-type="float" office:value="-73.8875" calcext:value-type="float">
            <text:p>-73,8875</text:p>
          </table:table-cell>
          <table:table-cell table:style-name="ce3" table:formula="of:=[.Q72]-[.Q$176]" office:value-type="float" office:value="-539.175" calcext:value-type="float">
            <text:p>-539,175</text:p>
          </table:table-cell>
          <table:table-cell table:style-name="ce3" table:formula="of:=[.R72]-[.R$176]" office:value-type="float" office:value="112.0875" calcext:value-type="float">
            <text:p>112,0875</text:p>
          </table:table-cell>
          <table:table-cell table:style-name="ce3" table:formula="of:=[.S72]-[.S$176]" office:value-type="float" office:value="55947.25" calcext:value-type="float">
            <text:p>55947,25</text:p>
          </table:table-cell>
          <table:table-cell table:style-name="ce3" table:formula="of:=[.T72]-[.T$176]" office:value-type="float" office:value="-23.0125" calcext:value-type="float">
            <text:p>-23,0125</text:p>
          </table:table-cell>
          <table:table-cell table:style-name="ce3" table:formula="of:=[.U72]-[.U$176]" office:value-type="float" office:value="0" calcext:value-type="float">
            <text:p>0</text:p>
          </table:table-cell>
          <table:table-cell table:style-name="ce3" table:formula="of:=[.V72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27.3" calcext:value-type="float">
            <text:p>127,3</text:p>
          </table:table-cell>
          <table:table-cell table:style-name="ce3" table:formula="of:=[.B73]-[.B$176]" office:value-type="float" office:value="-119.3375" calcext:value-type="float">
            <text:p>-119,3375</text:p>
          </table:table-cell>
          <table:table-cell table:style-name="ce3" table:formula="of:=[.C73]-[.C$176]" office:value-type="float" office:value="1376.325" calcext:value-type="float">
            <text:p>1376,325</text:p>
          </table:table-cell>
          <table:table-cell table:style-name="ce3" table:formula="of:=[.D73]-[.D$176]" office:value-type="float" office:value="5227.775" calcext:value-type="float">
            <text:p>5227,775</text:p>
          </table:table-cell>
          <table:table-cell table:style-name="ce3" table:formula="of:=[.E73]-[.E$176]" office:value-type="float" office:value="4238621" calcext:value-type="float">
            <text:p>4238621</text:p>
          </table:table-cell>
          <table:table-cell table:style-name="ce3" table:formula="of:=[.F73]-[.F$176]" office:value-type="float" office:value="4097.525" calcext:value-type="float">
            <text:p>4097,525</text:p>
          </table:table-cell>
          <table:table-cell table:style-name="ce3" table:formula="of:=[.G73]-[.G$176]" office:value-type="float" office:value="550.525" calcext:value-type="float">
            <text:p>550,525</text:p>
          </table:table-cell>
          <table:table-cell table:style-name="ce3" table:formula="of:=[.H73]-[.H$176]" office:value-type="float" office:value="546.525" calcext:value-type="float">
            <text:p>546,525</text:p>
          </table:table-cell>
          <table:table-cell table:style-name="ce3" table:formula="of:=[.I73]-[.I$176]" office:value-type="float" office:value="60977.25" calcext:value-type="float">
            <text:p>60977,25</text:p>
          </table:table-cell>
          <table:table-cell table:style-name="ce3" table:formula="of:=[.J73]-[.J$176]" office:value-type="float" office:value="110.375000000001" calcext:value-type="float">
            <text:p>110,375</text:p>
          </table:table-cell>
          <table:table-cell table:style-name="ce3" table:formula="of:=[.K73]-[.K$176]" office:value-type="float" office:value="-132.9" calcext:value-type="float">
            <text:p>-132,9</text:p>
          </table:table-cell>
          <table:table-cell table:style-name="ce3" table:formula="of:=[.L73]-[.L$176]" office:value-type="float" office:value="340.225" calcext:value-type="float">
            <text:p>340,225</text:p>
          </table:table-cell>
          <table:table-cell table:style-name="ce3" table:formula="of:=[.M73]-[.M$176]" office:value-type="float" office:value="1052.625" calcext:value-type="float">
            <text:p>1052,625</text:p>
          </table:table-cell>
          <table:table-cell table:style-name="ce3" table:formula="of:=[.N73]-[.N$176]" office:value-type="float" office:value="1480381.625" calcext:value-type="float">
            <text:p>1480381,625</text:p>
          </table:table-cell>
          <table:table-cell table:style-name="ce3" table:formula="of:=[.O73]-[.O$176]" office:value-type="float" office:value="34.375" calcext:value-type="float">
            <text:p>34,375</text:p>
          </table:table-cell>
          <table:table-cell table:style-name="ce3" table:formula="of:=[.P73]-[.P$176]" office:value-type="float" office:value="-80.5875" calcext:value-type="float">
            <text:p>-80,5875</text:p>
          </table:table-cell>
          <table:table-cell table:style-name="ce3" table:formula="of:=[.Q73]-[.Q$176]" office:value-type="float" office:value="-398.575" calcext:value-type="float">
            <text:p>-398,575</text:p>
          </table:table-cell>
          <table:table-cell table:style-name="ce3" table:formula="of:=[.R73]-[.R$176]" office:value-type="float" office:value="2.08750000000001" calcext:value-type="float">
            <text:p>2,0875</text:p>
          </table:table-cell>
          <table:table-cell table:style-name="ce3" table:formula="of:=[.S73]-[.S$176]" office:value-type="float" office:value="61399.95" calcext:value-type="float">
            <text:p>61399,95</text:p>
          </table:table-cell>
          <table:table-cell table:style-name="ce3" table:formula="of:=[.T73]-[.T$176]" office:value-type="float" office:value="43.8875" calcext:value-type="float">
            <text:p>43,8875</text:p>
          </table:table-cell>
          <table:table-cell table:style-name="ce3" table:formula="of:=[.U73]-[.U$176]" office:value-type="float" office:value="0" calcext:value-type="float">
            <text:p>0</text:p>
          </table:table-cell>
          <table:table-cell table:style-name="ce3" table:formula="of:=[.V73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table:formula="of:=[.B74]-[.B$176]" office:value-type="float" office:value="21.2624999999998" calcext:value-type="float">
            <text:p>21,2625</text:p>
          </table:table-cell>
          <table:table-cell table:style-name="ce3" table:formula="of:=[.C74]-[.C$176]" office:value-type="float" office:value="1476.725" calcext:value-type="float">
            <text:p>1476,725</text:p>
          </table:table-cell>
          <table:table-cell table:style-name="ce3" table:formula="of:=[.D74]-[.D$176]" office:value-type="float" office:value="5227.775" calcext:value-type="float">
            <text:p>5227,775</text:p>
          </table:table-cell>
          <table:table-cell table:style-name="ce3" table:formula="of:=[.E74]-[.E$176]" office:value-type="float" office:value="4195080.5" calcext:value-type="float">
            <text:p>4195080,5</text:p>
          </table:table-cell>
          <table:table-cell table:style-name="ce3" table:formula="of:=[.F74]-[.F$176]" office:value-type="float" office:value="-423.875" calcext:value-type="float">
            <text:p>-423,875</text:p>
          </table:table-cell>
          <table:table-cell table:style-name="ce3" table:formula="of:=[.G74]-[.G$176]" office:value-type="float" office:value="74.0250000000001" calcext:value-type="float">
            <text:p>74,025</text:p>
          </table:table-cell>
          <table:table-cell table:style-name="ce3" table:formula="of:=[.H74]-[.H$176]" office:value-type="float" office:value="145.325" calcext:value-type="float">
            <text:p>145,325</text:p>
          </table:table-cell>
          <table:table-cell table:style-name="ce3" table:formula="of:=[.I74]-[.I$176]" office:value-type="float" office:value="55551.65" calcext:value-type="float">
            <text:p>55551,65</text:p>
          </table:table-cell>
          <table:table-cell table:style-name="ce3" table:formula="of:=[.J74]-[.J$176]" office:value-type="float" office:value="110.375000000001" calcext:value-type="float">
            <text:p>110,375</text:p>
          </table:table-cell>
          <table:table-cell table:style-name="ce3" table:formula="of:=[.K74]-[.K$176]" office:value-type="float" office:value="494.1" calcext:value-type="float">
            <text:p>494,1</text:p>
          </table:table-cell>
          <table:table-cell table:style-name="ce3" table:formula="of:=[.L74]-[.L$176]" office:value-type="float" office:value="-35.575" calcext:value-type="float">
            <text:p>-35,575</text:p>
          </table:table-cell>
          <table:table-cell table:style-name="ce3" table:formula="of:=[.M74]-[.M$176]" office:value-type="float" office:value="892.425" calcext:value-type="float">
            <text:p>892,425</text:p>
          </table:table-cell>
          <table:table-cell table:style-name="ce3" table:formula="of:=[.N74]-[.N$176]" office:value-type="float" office:value="1418928.825" calcext:value-type="float">
            <text:p>1418928,825</text:p>
          </table:table-cell>
          <table:table-cell table:style-name="ce3" table:formula="of:=[.O74]-[.O$176]" office:value-type="float" office:value="9.375" calcext:value-type="float">
            <text:p>9,375</text:p>
          </table:table-cell>
          <table:table-cell table:style-name="ce3" table:formula="of:=[.P74]-[.P$176]" office:value-type="float" office:value="-53.8875" calcext:value-type="float">
            <text:p>-53,8875</text:p>
          </table:table-cell>
          <table:table-cell table:style-name="ce3" table:formula="of:=[.Q74]-[.Q$176]" office:value-type="float" office:value="-197.975" calcext:value-type="float">
            <text:p>-197,975</text:p>
          </table:table-cell>
          <table:table-cell table:style-name="ce3" table:formula="of:=[.R74]-[.R$176]" office:value-type="float" office:value="132.0875" calcext:value-type="float">
            <text:p>132,0875</text:p>
          </table:table-cell>
          <table:table-cell table:style-name="ce3" table:formula="of:=[.S74]-[.S$176]" office:value-type="float" office:value="64112.75" calcext:value-type="float">
            <text:p>64112,75</text:p>
          </table:table-cell>
          <table:table-cell table:style-name="ce3" table:formula="of:=[.T74]-[.T$176]" office:value-type="float" office:value="-6.3125" calcext:value-type="float">
            <text:p>-6,3125</text:p>
          </table:table-cell>
          <table:table-cell table:style-name="ce3" table:formula="of:=[.U74]-[.U$176]" office:value-type="float" office:value="0" calcext:value-type="float">
            <text:p>0</text:p>
          </table:table-cell>
          <table:table-cell table:style-name="ce3" table:formula="of:=[.V74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30.8" calcext:value-type="float">
            <text:p>130,8</text:p>
          </table:table-cell>
          <table:table-cell table:style-name="ce3" table:formula="of:=[.B75]-[.B$176]" office:value-type="float" office:value="-379.7375" calcext:value-type="float">
            <text:p>-379,7375</text:p>
          </table:table-cell>
          <table:table-cell table:style-name="ce3" table:formula="of:=[.C75]-[.C$176]" office:value-type="float" office:value="1556.725" calcext:value-type="float">
            <text:p>1556,725</text:p>
          </table:table-cell>
          <table:table-cell table:style-name="ce3" table:formula="of:=[.D75]-[.D$176]" office:value-type="float" office:value="5227.775" calcext:value-type="float">
            <text:p>5227,775</text:p>
          </table:table-cell>
          <table:table-cell table:style-name="ce3" table:formula="of:=[.E75]-[.E$176]" office:value-type="float" office:value="4252239.3" calcext:value-type="float">
            <text:p>4252239,3</text:p>
          </table:table-cell>
          <table:table-cell table:style-name="ce3" table:formula="of:=[.F75]-[.F$176]" office:value-type="float" office:value="-423.875" calcext:value-type="float">
            <text:p>-423,875</text:p>
          </table:table-cell>
          <table:table-cell table:style-name="ce3" table:formula="of:=[.G75]-[.G$176]" office:value-type="float" office:value="-106.575" calcext:value-type="float">
            <text:p>-106,575</text:p>
          </table:table-cell>
          <table:table-cell table:style-name="ce3" table:formula="of:=[.H75]-[.H$176]" office:value-type="float" office:value="646.925" calcext:value-type="float">
            <text:p>646,925</text:p>
          </table:table-cell>
          <table:table-cell table:style-name="ce3" table:formula="of:=[.I75]-[.I$176]" office:value-type="float" office:value="63717.15" calcext:value-type="float">
            <text:p>63717,15</text:p>
          </table:table-cell>
          <table:table-cell table:style-name="ce3" table:formula="of:=[.J75]-[.J$176]" office:value-type="float" office:value="70.1750000000006" calcext:value-type="float">
            <text:p>70,175</text:p>
          </table:table-cell>
          <table:table-cell table:style-name="ce3" table:formula="of:=[.K75]-[.K$176]" office:value-type="float" office:value="-283.2" calcext:value-type="float">
            <text:p>-283,2</text:p>
          </table:table-cell>
          <table:table-cell table:style-name="ce3" table:formula="of:=[.L75]-[.L$176]" office:value-type="float" office:value="-60.775" calcext:value-type="float">
            <text:p>-60,775</text:p>
          </table:table-cell>
          <table:table-cell table:style-name="ce3" table:formula="of:=[.M75]-[.M$176]" office:value-type="float" office:value="1213.225" calcext:value-type="float">
            <text:p>1213,225</text:p>
          </table:table-cell>
          <table:table-cell table:style-name="ce3" table:formula="of:=[.N75]-[.N$176]" office:value-type="float" office:value="1424157.625" calcext:value-type="float">
            <text:p>1424157,625</text:p>
          </table:table-cell>
          <table:table-cell table:style-name="ce3" table:formula="of:=[.O75]-[.O$176]" office:value-type="float" office:value="71.875" calcext:value-type="float">
            <text:p>71,875</text:p>
          </table:table-cell>
          <table:table-cell table:style-name="ce3" table:formula="of:=[.P75]-[.P$176]" office:value-type="float" office:value="86.4125" calcext:value-type="float">
            <text:p>86,4125</text:p>
          </table:table-cell>
          <table:table-cell table:style-name="ce3" table:formula="of:=[.Q75]-[.Q$176]" office:value-type="float" office:value="-438.775" calcext:value-type="float">
            <text:p>-438,775</text:p>
          </table:table-cell>
          <table:table-cell table:style-name="ce3" table:formula="of:=[.R75]-[.R$176]" office:value-type="float" office:value="72.0875" calcext:value-type="float">
            <text:p>72,0875</text:p>
          </table:table-cell>
          <table:table-cell table:style-name="ce3" table:formula="of:=[.S75]-[.S$176]" office:value-type="float" office:value="61372.85" calcext:value-type="float">
            <text:p>61372,85</text:p>
          </table:table-cell>
          <table:table-cell table:style-name="ce3" table:formula="of:=[.T75]-[.T$176]" office:value-type="float" office:value="-16.3125" calcext:value-type="float">
            <text:p>-16,3125</text:p>
          </table:table-cell>
          <table:table-cell table:style-name="ce3" table:formula="of:=[.U75]-[.U$176]" office:value-type="float" office:value="0" calcext:value-type="float">
            <text:p>0</text:p>
          </table:table-cell>
          <table:table-cell table:style-name="ce3" table:formula="of:=[.V75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32.6" calcext:value-type="float">
            <text:p>132,6</text:p>
          </table:table-cell>
          <table:table-cell table:style-name="ce3" table:formula="of:=[.B76]-[.B$176]" office:value-type="float" office:value="-158.9375" calcext:value-type="float">
            <text:p>-158,9375</text:p>
          </table:table-cell>
          <table:table-cell table:style-name="ce3" table:formula="of:=[.C76]-[.C$176]" office:value-type="float" office:value="1256.125" calcext:value-type="float">
            <text:p>1256,125</text:p>
          </table:table-cell>
          <table:table-cell table:style-name="ce3" table:formula="of:=[.D76]-[.D$176]" office:value-type="float" office:value="3871.375" calcext:value-type="float">
            <text:p>3871,375</text:p>
          </table:table-cell>
          <table:table-cell table:style-name="ce3" table:formula="of:=[.E76]-[.E$176]" office:value-type="float" office:value="4219630.9" calcext:value-type="float">
            <text:p>4219630,9</text:p>
          </table:table-cell>
          <table:table-cell table:style-name="ce3" table:formula="of:=[.F76]-[.F$176]" office:value-type="float" office:value="-423.875" calcext:value-type="float">
            <text:p>-423,875</text:p>
          </table:table-cell>
          <table:table-cell table:style-name="ce3" table:formula="of:=[.G76]-[.G$176]" office:value-type="float" office:value="-527.975" calcext:value-type="float">
            <text:p>-527,975</text:p>
          </table:table-cell>
          <table:table-cell table:style-name="ce3" table:formula="of:=[.H76]-[.H$176]" office:value-type="float" office:value="125.525" calcext:value-type="float">
            <text:p>125,525</text:p>
          </table:table-cell>
          <table:table-cell table:style-name="ce3" table:formula="of:=[.I76]-[.I$176]" office:value-type="float" office:value="60977.25" calcext:value-type="float">
            <text:p>60977,25</text:p>
          </table:table-cell>
          <table:table-cell table:style-name="ce3" table:formula="of:=[.J76]-[.J$176]" office:value-type="float" office:value="-170.624999999999" calcext:value-type="float">
            <text:p>-170,625</text:p>
          </table:table-cell>
          <table:table-cell table:style-name="ce3" table:formula="of:=[.K76]-[.K$176]" office:value-type="float" office:value="-82.6999999999998" calcext:value-type="float">
            <text:p>-82,7</text:p>
          </table:table-cell>
          <table:table-cell table:style-name="ce3" table:formula="of:=[.L76]-[.L$176]" office:value-type="float" office:value="314.925" calcext:value-type="float">
            <text:p>314,925</text:p>
          </table:table-cell>
          <table:table-cell table:style-name="ce3" table:formula="of:=[.M76]-[.M$176]" office:value-type="float" office:value="626.325" calcext:value-type="float">
            <text:p>626,325</text:p>
          </table:table-cell>
          <table:table-cell table:style-name="ce3" table:formula="of:=[.N76]-[.N$176]" office:value-type="float" office:value="1418378.425" calcext:value-type="float">
            <text:p>1418378,425</text:p>
          </table:table-cell>
          <table:table-cell table:style-name="ce3" table:formula="of:=[.O76]-[.O$176]" office:value-type="float" office:value="59.375" calcext:value-type="float">
            <text:p>59,375</text:p>
          </table:table-cell>
          <table:table-cell table:style-name="ce3" table:formula="of:=[.P76]-[.P$176]" office:value-type="float" office:value="-80.5875" calcext:value-type="float">
            <text:p>-80,5875</text:p>
          </table:table-cell>
          <table:table-cell table:style-name="ce3" table:formula="of:=[.Q76]-[.Q$176]" office:value-type="float" office:value="-37.575" calcext:value-type="float">
            <text:p>-37,575</text:p>
          </table:table-cell>
          <table:table-cell table:style-name="ce3" table:formula="of:=[.R76]-[.R$176]" office:value-type="float" office:value="-7.91249999999999" calcext:value-type="float">
            <text:p>-7,9125</text:p>
          </table:table-cell>
          <table:table-cell table:style-name="ce3" table:formula="of:=[.S76]-[.S$176]" office:value-type="float" office:value="64112.75" calcext:value-type="float">
            <text:p>64112,75</text:p>
          </table:table-cell>
          <table:table-cell table:style-name="ce3" table:formula="of:=[.T76]-[.T$176]" office:value-type="float" office:value="-36.3125" calcext:value-type="float">
            <text:p>-36,3125</text:p>
          </table:table-cell>
          <table:table-cell table:style-name="ce3" table:formula="of:=[.U76]-[.U$176]" office:value-type="float" office:value="0" calcext:value-type="float">
            <text:p>0</text:p>
          </table:table-cell>
          <table:table-cell table:style-name="ce3" table:formula="of:=[.V76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34.3" calcext:value-type="float">
            <text:p>134,3</text:p>
          </table:table-cell>
          <table:table-cell table:style-name="ce3" table:formula="of:=[.B77]-[.B$176]" office:value-type="float" office:value="181.8625" calcext:value-type="float">
            <text:p>181,8625</text:p>
          </table:table-cell>
          <table:table-cell table:style-name="ce3" table:formula="of:=[.C77]-[.C$176]" office:value-type="float" office:value="1135.525" calcext:value-type="float">
            <text:p>1135,525</text:p>
          </table:table-cell>
          <table:table-cell table:style-name="ce3" table:formula="of:=[.D77]-[.D$176]" office:value-type="float" office:value="8618.775" calcext:value-type="float">
            <text:p>8618,775</text:p>
          </table:table-cell>
          <table:table-cell table:style-name="ce3" table:formula="of:=[.E77]-[.E$176]" office:value-type="float" office:value="4143401.5" calcext:value-type="float">
            <text:p>4143401,5</text:p>
          </table:table-cell>
          <table:table-cell table:style-name="ce3" table:formula="of:=[.F77]-[.F$176]" office:value-type="float" office:value="-423.875" calcext:value-type="float">
            <text:p>-423,875</text:p>
          </table:table-cell>
          <table:table-cell table:style-name="ce3" table:formula="of:=[.G77]-[.G$176]" office:value-type="float" office:value="-126.475" calcext:value-type="float">
            <text:p>-126,475</text:p>
          </table:table-cell>
          <table:table-cell table:style-name="ce3" table:formula="of:=[.H77]-[.H$176]" office:value-type="float" office:value="-135.275" calcext:value-type="float">
            <text:p>-135,275</text:p>
          </table:table-cell>
          <table:table-cell table:style-name="ce3" table:formula="of:=[.I77]-[.I$176]" office:value-type="float" office:value="63690.05" calcext:value-type="float">
            <text:p>63690,05</text:p>
          </table:table-cell>
          <table:table-cell table:style-name="ce3" table:formula="of:=[.J77]-[.J$176]" office:value-type="float" office:value="-110.424999999999" calcext:value-type="float">
            <text:p>-110,425</text:p>
          </table:table-cell>
          <table:table-cell table:style-name="ce3" table:formula="of:=[.K77]-[.K$176]" office:value-type="float" office:value="-583.9" calcext:value-type="float">
            <text:p>-583,9</text:p>
          </table:table-cell>
          <table:table-cell table:style-name="ce3" table:formula="of:=[.L77]-[.L$176]" office:value-type="float" office:value="214.925" calcext:value-type="float">
            <text:p>214,925</text:p>
          </table:table-cell>
          <table:table-cell table:style-name="ce3" table:formula="of:=[.M77]-[.M$176]" office:value-type="float" office:value="1153.025" calcext:value-type="float">
            <text:p>1153,025</text:p>
          </table:table-cell>
          <table:table-cell table:style-name="ce3" table:formula="of:=[.N77]-[.N$176]" office:value-type="float" office:value="1422077.625" calcext:value-type="float">
            <text:p>1422077,625</text:p>
          </table:table-cell>
          <table:table-cell table:style-name="ce3" table:formula="of:=[.O77]-[.O$176]" office:value-type="float" office:value="71.875" calcext:value-type="float">
            <text:p>71,875</text:p>
          </table:table-cell>
          <table:table-cell table:style-name="ce3" table:formula="of:=[.P77]-[.P$176]" office:value-type="float" office:value="-38.8875" calcext:value-type="float">
            <text:p>-38,8875</text:p>
          </table:table-cell>
          <table:table-cell table:style-name="ce3" table:formula="of:=[.Q77]-[.Q$176]" office:value-type="float" office:value="423.625" calcext:value-type="float">
            <text:p>423,625</text:p>
          </table:table-cell>
          <table:table-cell table:style-name="ce3" table:formula="of:=[.R77]-[.R$176]" office:value-type="float" office:value="-14.6125" calcext:value-type="float">
            <text:p>-14,6125</text:p>
          </table:table-cell>
          <table:table-cell table:style-name="ce3" table:formula="of:=[.S77]-[.S$176]" office:value-type="float" office:value="58660.05" calcext:value-type="float">
            <text:p>58660,05</text:p>
          </table:table-cell>
          <table:table-cell table:style-name="ce3" table:formula="of:=[.T77]-[.T$176]" office:value-type="float" office:value="-56.3125" calcext:value-type="float">
            <text:p>-56,3125</text:p>
          </table:table-cell>
          <table:table-cell table:style-name="ce3" table:formula="of:=[.U77]-[.U$176]" office:value-type="float" office:value="0" calcext:value-type="float">
            <text:p>0</text:p>
          </table:table-cell>
          <table:table-cell table:style-name="ce3" table:formula="of:=[.V77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36.1" calcext:value-type="float">
            <text:p>136,1</text:p>
          </table:table-cell>
          <table:table-cell table:style-name="ce3" table:formula="of:=[.B78]-[.B$176]" office:value-type="float" office:value="-339.7375" calcext:value-type="float">
            <text:p>-339,7375</text:p>
          </table:table-cell>
          <table:table-cell table:style-name="ce3" table:formula="of:=[.C78]-[.C$176]" office:value-type="float" office:value="1596.925" calcext:value-type="float">
            <text:p>1596,925</text:p>
          </table:table-cell>
          <table:table-cell table:style-name="ce3" table:formula="of:=[.D78]-[.D$176]" office:value-type="float" office:value="6584.175" calcext:value-type="float">
            <text:p>6584,175</text:p>
          </table:table-cell>
          <table:table-cell table:style-name="ce3" table:formula="of:=[.E78]-[.E$176]" office:value-type="float" office:value="4320249.3" calcext:value-type="float">
            <text:p>4320249,3</text:p>
          </table:table-cell>
          <table:table-cell table:style-name="ce3" table:formula="of:=[.F78]-[.F$176]" office:value-type="float" office:value="-423.875" calcext:value-type="float">
            <text:p>-423,875</text:p>
          </table:table-cell>
          <table:table-cell table:style-name="ce3" table:formula="of:=[.G78]-[.G$176]" office:value-type="float" office:value="424.725" calcext:value-type="float">
            <text:p>424,725</text:p>
          </table:table-cell>
          <table:table-cell table:style-name="ce3" table:formula="of:=[.H78]-[.H$176]" office:value-type="float" office:value="767.325" calcext:value-type="float">
            <text:p>767,325</text:p>
          </table:table-cell>
          <table:table-cell table:style-name="ce3" table:formula="of:=[.I78]-[.I$176]" office:value-type="float" office:value="66430.05" calcext:value-type="float">
            <text:p>66430,05</text:p>
          </table:table-cell>
          <table:table-cell table:style-name="ce3" table:formula="of:=[.J78]-[.J$176]" office:value-type="float" office:value="-10.2249999999995" calcext:value-type="float">
            <text:p>-10,225</text:p>
          </table:table-cell>
          <table:table-cell table:style-name="ce3" table:formula="of:=[.K78]-[.K$176]" office:value-type="float" office:value="42.8000000000002" calcext:value-type="float">
            <text:p>42,8</text:p>
          </table:table-cell>
          <table:table-cell table:style-name="ce3" table:formula="of:=[.L78]-[.L$176]" office:value-type="float" office:value="149.625" calcext:value-type="float">
            <text:p>149,625</text:p>
          </table:table-cell>
          <table:table-cell table:style-name="ce3" table:formula="of:=[.M78]-[.M$176]" office:value-type="float" office:value="1032.625" calcext:value-type="float">
            <text:p>1032,625</text:p>
          </table:table-cell>
          <table:table-cell table:style-name="ce3" table:formula="of:=[.N78]-[.N$176]" office:value-type="float" office:value="1441636.025" calcext:value-type="float">
            <text:p>1441636,025</text:p>
          </table:table-cell>
          <table:table-cell table:style-name="ce3" table:formula="of:=[.O78]-[.O$176]" office:value-type="float" office:value="59.375" calcext:value-type="float">
            <text:p>59,375</text:p>
          </table:table-cell>
          <table:table-cell table:style-name="ce3" table:formula="of:=[.P78]-[.P$176]" office:value-type="float" office:value="-38.8875" calcext:value-type="float">
            <text:p>-38,8875</text:p>
          </table:table-cell>
          <table:table-cell table:style-name="ce3" table:formula="of:=[.Q78]-[.Q$176]" office:value-type="float" office:value="343.425" calcext:value-type="float">
            <text:p>343,425</text:p>
          </table:table-cell>
          <table:table-cell table:style-name="ce3" table:formula="of:=[.R78]-[.R$176]" office:value-type="float" office:value="82.0875" calcext:value-type="float">
            <text:p>82,0875</text:p>
          </table:table-cell>
          <table:table-cell table:style-name="ce3" table:formula="of:=[.S78]-[.S$176]" office:value-type="float" office:value="58687.15" calcext:value-type="float">
            <text:p>58687,15</text:p>
          </table:table-cell>
          <table:table-cell table:style-name="ce3" table:formula="of:=[.T78]-[.T$176]" office:value-type="float" office:value="110.6875" calcext:value-type="float">
            <text:p>110,6875</text:p>
          </table:table-cell>
          <table:table-cell table:style-name="ce3" table:formula="of:=[.U78]-[.U$176]" office:value-type="float" office:value="0" calcext:value-type="float">
            <text:p>0</text:p>
          </table:table-cell>
          <table:table-cell table:style-name="ce3" table:formula="of:=[.V78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37.9" calcext:value-type="float">
            <text:p>137,9</text:p>
          </table:table-cell>
          <table:table-cell table:style-name="ce3" table:formula="of:=[.B79]-[.B$176]" office:value-type="float" office:value="-219.4375" calcext:value-type="float">
            <text:p>-219,4375</text:p>
          </table:table-cell>
          <table:table-cell table:style-name="ce3" table:formula="of:=[.C79]-[.C$176]" office:value-type="float" office:value="1015.325" calcext:value-type="float">
            <text:p>1015,325</text:p>
          </table:table-cell>
          <table:table-cell table:style-name="ce3" table:formula="of:=[.D79]-[.D$176]" office:value-type="float" office:value="5227.775" calcext:value-type="float">
            <text:p>5227,775</text:p>
          </table:table-cell>
          <table:table-cell table:style-name="ce3" table:formula="of:=[.E79]-[.E$176]" office:value-type="float" office:value="4260404.7" calcext:value-type="float">
            <text:p>4260404,7</text:p>
          </table:table-cell>
          <table:table-cell table:style-name="ce3" table:formula="of:=[.F79]-[.F$176]" office:value-type="float" office:value="4097.525" calcext:value-type="float">
            <text:p>4097,525</text:p>
          </table:table-cell>
          <table:table-cell table:style-name="ce3" table:formula="of:=[.G79]-[.G$176]" office:value-type="float" office:value="-367.575" calcext:value-type="float">
            <text:p>-367,575</text:p>
          </table:table-cell>
          <table:table-cell table:style-name="ce3" table:formula="of:=[.H79]-[.H$176]" office:value-type="float" office:value="-135.275" calcext:value-type="float">
            <text:p>-135,275</text:p>
          </table:table-cell>
          <table:table-cell table:style-name="ce3" table:formula="of:=[.I79]-[.I$176]" office:value-type="float" office:value="60977.25" calcext:value-type="float">
            <text:p>60977,25</text:p>
          </table:table-cell>
          <table:table-cell table:style-name="ce3" table:formula="of:=[.J79]-[.J$176]" office:value-type="float" office:value="-270.824999999999" calcext:value-type="float">
            <text:p>-270,825</text:p>
          </table:table-cell>
          <table:table-cell table:style-name="ce3" table:formula="of:=[.K79]-[.K$176]" office:value-type="float" office:value="143.1" calcext:value-type="float">
            <text:p>143,1</text:p>
          </table:table-cell>
          <table:table-cell table:style-name="ce3" table:formula="of:=[.L79]-[.L$176]" office:value-type="float" office:value="164.925" calcext:value-type="float">
            <text:p>164,925</text:p>
          </table:table-cell>
          <table:table-cell table:style-name="ce3" table:formula="of:=[.M79]-[.M$176]" office:value-type="float" office:value="771.825" calcext:value-type="float">
            <text:p>771,825</text:p>
          </table:table-cell>
          <table:table-cell table:style-name="ce3" table:formula="of:=[.N79]-[.N$176]" office:value-type="float" office:value="1502039.225" calcext:value-type="float">
            <text:p>1502039,225</text:p>
          </table:table-cell>
          <table:table-cell table:style-name="ce3" table:formula="of:=[.O79]-[.O$176]" office:value-type="float" office:value="109.375" calcext:value-type="float">
            <text:p>109,375</text:p>
          </table:table-cell>
          <table:table-cell table:style-name="ce3" table:formula="of:=[.P79]-[.P$176]" office:value-type="float" office:value="36.1125" calcext:value-type="float">
            <text:p>36,1125</text:p>
          </table:table-cell>
          <table:table-cell table:style-name="ce3" table:formula="of:=[.Q79]-[.Q$176]" office:value-type="float" office:value="-238.175" calcext:value-type="float">
            <text:p>-238,175</text:p>
          </table:table-cell>
          <table:table-cell table:style-name="ce3" table:formula="of:=[.R79]-[.R$176]" office:value-type="float" office:value="39.5875" calcext:value-type="float">
            <text:p>39,5875</text:p>
          </table:table-cell>
          <table:table-cell table:style-name="ce3" table:formula="of:=[.S79]-[.S$176]" office:value-type="float" office:value="50494.45" calcext:value-type="float">
            <text:p>50494,45</text:p>
          </table:table-cell>
          <table:table-cell table:style-name="ce3" table:formula="of:=[.T79]-[.T$176]" office:value-type="float" office:value="10.3875" calcext:value-type="float">
            <text:p>10,3875</text:p>
          </table:table-cell>
          <table:table-cell table:style-name="ce3" table:formula="of:=[.U79]-[.U$176]" office:value-type="float" office:value="0" calcext:value-type="float">
            <text:p>0</text:p>
          </table:table-cell>
          <table:table-cell table:style-name="ce3" table:formula="of:=[.V79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39.6" calcext:value-type="float">
            <text:p>139,6</text:p>
          </table:table-cell>
          <table:table-cell table:style-name="ce3" table:formula="of:=[.B80]-[.B$176]" office:value-type="float" office:value="-219.3375" calcext:value-type="float">
            <text:p>-219,3375</text:p>
          </table:table-cell>
          <table:table-cell table:style-name="ce3" table:formula="of:=[.C80]-[.C$176]" office:value-type="float" office:value="1356.325" calcext:value-type="float">
            <text:p>1356,325</text:p>
          </table:table-cell>
          <table:table-cell table:style-name="ce3" table:formula="of:=[.D80]-[.D$176]" office:value-type="float" office:value="6584.175" calcext:value-type="float">
            <text:p>6584,175</text:p>
          </table:table-cell>
          <table:table-cell table:style-name="ce3" table:formula="of:=[.E80]-[.E$176]" office:value-type="float" office:value="4181570.2" calcext:value-type="float">
            <text:p>4181570,2</text:p>
          </table:table-cell>
          <table:table-cell table:style-name="ce3" table:formula="of:=[.F80]-[.F$176]" office:value-type="float" office:value="-423.875" calcext:value-type="float">
            <text:p>-423,875</text:p>
          </table:table-cell>
          <table:table-cell table:style-name="ce3" table:formula="of:=[.G80]-[.G$176]" office:value-type="float" office:value="-101.475" calcext:value-type="float">
            <text:p>-101,475</text:p>
          </table:table-cell>
          <table:table-cell table:style-name="ce3" table:formula="of:=[.H80]-[.H$176]" office:value-type="float" office:value="406.325" calcext:value-type="float">
            <text:p>406,325</text:p>
          </table:table-cell>
          <table:table-cell table:style-name="ce3" table:formula="of:=[.I80]-[.I$176]" office:value-type="float" office:value="60977.25" calcext:value-type="float">
            <text:p>60977,25</text:p>
          </table:table-cell>
          <table:table-cell table:style-name="ce3" table:formula="of:=[.J80]-[.J$176]" office:value-type="float" office:value="29.9750000000008" calcext:value-type="float">
            <text:p>29,975</text:p>
          </table:table-cell>
          <table:table-cell table:style-name="ce3" table:formula="of:=[.K80]-[.K$176]" office:value-type="float" office:value="-183.2" calcext:value-type="float">
            <text:p>-183,2</text:p>
          </table:table-cell>
          <table:table-cell table:style-name="ce3" table:formula="of:=[.L80]-[.L$176]" office:value-type="float" office:value="-50.775" calcext:value-type="float">
            <text:p>-50,775</text:p>
          </table:table-cell>
          <table:table-cell table:style-name="ce3" table:formula="of:=[.M80]-[.M$176]" office:value-type="float" office:value="1072.625" calcext:value-type="float">
            <text:p>1072,625</text:p>
          </table:table-cell>
          <table:table-cell table:style-name="ce3" table:formula="of:=[.N80]-[.N$176]" office:value-type="float" office:value="1499754.425" calcext:value-type="float">
            <text:p>1499754,425</text:p>
          </table:table-cell>
          <table:table-cell table:style-name="ce3" table:formula="of:=[.O80]-[.O$176]" office:value-type="float" office:value="21.875" calcext:value-type="float">
            <text:p>21,875</text:p>
          </table:table-cell>
          <table:table-cell table:style-name="ce3" table:formula="of:=[.P80]-[.P$176]" office:value-type="float" office:value="11.1125" calcext:value-type="float">
            <text:p>11,1125</text:p>
          </table:table-cell>
          <table:table-cell table:style-name="ce3" table:formula="of:=[.Q80]-[.Q$176]" office:value-type="float" office:value="183.025" calcext:value-type="float">
            <text:p>183,025</text:p>
          </table:table-cell>
          <table:table-cell table:style-name="ce3" table:formula="of:=[.R80]-[.R$176]" office:value-type="float" office:value="32.0875" calcext:value-type="float">
            <text:p>32,0875</text:p>
          </table:table-cell>
          <table:table-cell table:style-name="ce3" table:formula="of:=[.S80]-[.S$176]" office:value-type="float" office:value="53234.45" calcext:value-type="float">
            <text:p>53234,45</text:p>
          </table:table-cell>
          <table:table-cell table:style-name="ce3" table:formula="of:=[.T80]-[.T$176]" office:value-type="float" office:value="110.6875" calcext:value-type="float">
            <text:p>110,6875</text:p>
          </table:table-cell>
          <table:table-cell table:style-name="ce3" table:formula="of:=[.U80]-[.U$176]" office:value-type="float" office:value="0" calcext:value-type="float">
            <text:p>0</text:p>
          </table:table-cell>
          <table:table-cell table:style-name="ce3" table:formula="of:=[.V80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41.4" calcext:value-type="float">
            <text:p>141,4</text:p>
          </table:table-cell>
          <table:table-cell table:style-name="ce3" table:formula="of:=[.B81]-[.B$176]" office:value-type="float" office:value="-119.1375" calcext:value-type="float">
            <text:p>-119,1375</text:p>
          </table:table-cell>
          <table:table-cell table:style-name="ce3" table:formula="of:=[.C81]-[.C$176]" office:value-type="float" office:value="1536.725" calcext:value-type="float">
            <text:p>1536,725</text:p>
          </table:table-cell>
          <table:table-cell table:style-name="ce3" table:formula="of:=[.D81]-[.D$176]" office:value-type="float" office:value="3871.375" calcext:value-type="float">
            <text:p>3871,375</text:p>
          </table:table-cell>
          <table:table-cell table:style-name="ce3" table:formula="of:=[.E81]-[.E$176]" office:value-type="float" office:value="4257719" calcext:value-type="float">
            <text:p>4257719</text:p>
          </table:table-cell>
          <table:table-cell table:style-name="ce3" table:formula="of:=[.F81]-[.F$176]" office:value-type="float" office:value="-423.875" calcext:value-type="float">
            <text:p>-423,875</text:p>
          </table:table-cell>
          <table:table-cell table:style-name="ce3" table:formula="of:=[.G81]-[.G$176]" office:value-type="float" office:value="-106.575" calcext:value-type="float">
            <text:p>-106,575</text:p>
          </table:table-cell>
          <table:table-cell table:style-name="ce3" table:formula="of:=[.H81]-[.H$176]" office:value-type="float" office:value="225.525" calcext:value-type="float">
            <text:p>225,525</text:p>
          </table:table-cell>
          <table:table-cell table:style-name="ce3" table:formula="of:=[.I81]-[.I$176]" office:value-type="float" office:value="63690.05" calcext:value-type="float">
            <text:p>63690,05</text:p>
          </table:table-cell>
          <table:table-cell table:style-name="ce3" table:formula="of:=[.J81]-[.J$176]" office:value-type="float" office:value="-30.2249999999995" calcext:value-type="float">
            <text:p>-30,225</text:p>
          </table:table-cell>
          <table:table-cell table:style-name="ce3" table:formula="of:=[.K81]-[.K$176]" office:value-type="float" office:value="67.6000000000004" calcext:value-type="float">
            <text:p>67,6</text:p>
          </table:table-cell>
          <table:table-cell table:style-name="ce3" table:formula="of:=[.L81]-[.L$176]" office:value-type="float" office:value="-10.575" calcext:value-type="float">
            <text:p>-10,575</text:p>
          </table:table-cell>
          <table:table-cell table:style-name="ce3" table:formula="of:=[.M81]-[.M$176]" office:value-type="float" office:value="952.425" calcext:value-type="float">
            <text:p>952,425</text:p>
          </table:table-cell>
          <table:table-cell table:style-name="ce3" table:formula="of:=[.N81]-[.N$176]" office:value-type="float" office:value="1491895.225" calcext:value-type="float">
            <text:p>1491895,225</text:p>
          </table:table-cell>
          <table:table-cell table:style-name="ce3" table:formula="of:=[.O81]-[.O$176]" office:value-type="float" office:value="59.375" calcext:value-type="float">
            <text:p>59,375</text:p>
          </table:table-cell>
          <table:table-cell table:style-name="ce3" table:formula="of:=[.P81]-[.P$176]" office:value-type="float" office:value="-13.8875" calcext:value-type="float">
            <text:p>-13,8875</text:p>
          </table:table-cell>
          <table:table-cell table:style-name="ce3" table:formula="of:=[.Q81]-[.Q$176]" office:value-type="float" office:value="-137.775" calcext:value-type="float">
            <text:p>-137,775</text:p>
          </table:table-cell>
          <table:table-cell table:style-name="ce3" table:formula="of:=[.R81]-[.R$176]" office:value-type="float" office:value="-7.91249999999999" calcext:value-type="float">
            <text:p>-7,9125</text:p>
          </table:table-cell>
          <table:table-cell table:style-name="ce3" table:formula="of:=[.S81]-[.S$176]" office:value-type="float" office:value="53207.25" calcext:value-type="float">
            <text:p>53207,25</text:p>
          </table:table-cell>
          <table:table-cell table:style-name="ce3" table:formula="of:=[.T81]-[.T$176]" office:value-type="float" office:value="-6.3125" calcext:value-type="float">
            <text:p>-6,3125</text:p>
          </table:table-cell>
          <table:table-cell table:style-name="ce3" table:formula="of:=[.U81]-[.U$176]" office:value-type="float" office:value="0" calcext:value-type="float">
            <text:p>0</text:p>
          </table:table-cell>
          <table:table-cell table:style-name="ce3" table:formula="of:=[.V81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43.2" calcext:value-type="float">
            <text:p>143,2</text:p>
          </table:table-cell>
          <table:table-cell table:style-name="ce3" table:formula="of:=[.B82]-[.B$176]" office:value-type="float" office:value="-58.7375000000002" calcext:value-type="float">
            <text:p>-58,7375</text:p>
          </table:table-cell>
          <table:table-cell table:style-name="ce3" table:formula="of:=[.C82]-[.C$176]" office:value-type="float" office:value="1657.325" calcext:value-type="float">
            <text:p>1657,325</text:p>
          </table:table-cell>
          <table:table-cell table:style-name="ce3" table:formula="of:=[.D82]-[.D$176]" office:value-type="float" office:value="3871.375" calcext:value-type="float">
            <text:p>3871,375</text:p>
          </table:table-cell>
          <table:table-cell table:style-name="ce3" table:formula="of:=[.E82]-[.E$176]" office:value-type="float" office:value="4129837" calcext:value-type="float">
            <text:p>4129837</text:p>
          </table:table-cell>
          <table:table-cell table:style-name="ce3" table:formula="of:=[.F82]-[.F$176]" office:value-type="float" office:value="-423.875" calcext:value-type="float">
            <text:p>-423,875</text:p>
          </table:table-cell>
          <table:table-cell table:style-name="ce3" table:formula="of:=[.G82]-[.G$176]" office:value-type="float" office:value="-76.4749999999999" calcext:value-type="float">
            <text:p>-76,475</text:p>
          </table:table-cell>
          <table:table-cell table:style-name="ce3" table:formula="of:=[.H82]-[.H$176]" office:value-type="float" office:value="120.525" calcext:value-type="float">
            <text:p>120,525</text:p>
          </table:table-cell>
          <table:table-cell table:style-name="ce3" table:formula="of:=[.I82]-[.I$176]" office:value-type="float" office:value="63690.05" calcext:value-type="float">
            <text:p>63690,05</text:p>
          </table:table-cell>
          <table:table-cell table:style-name="ce3" table:formula="of:=[.J82]-[.J$176]" office:value-type="float" office:value="-130.424999999999" calcext:value-type="float">
            <text:p>-130,425</text:p>
          </table:table-cell>
          <table:table-cell table:style-name="ce3" table:formula="of:=[.K82]-[.K$176]" office:value-type="float" office:value="-158.2" calcext:value-type="float">
            <text:p>-158,2</text:p>
          </table:table-cell>
          <table:table-cell table:style-name="ce3" table:formula="of:=[.L82]-[.L$176]" office:value-type="float" office:value="-151.175" calcext:value-type="float">
            <text:p>-151,175</text:p>
          </table:table-cell>
          <table:table-cell table:style-name="ce3" table:formula="of:=[.M82]-[.M$176]" office:value-type="float" office:value="1333.625" calcext:value-type="float">
            <text:p>1333,625</text:p>
          </table:table-cell>
          <table:table-cell table:style-name="ce3" table:formula="of:=[.N82]-[.N$176]" office:value-type="float" office:value="1494647.225" calcext:value-type="float">
            <text:p>1494647,225</text:p>
          </table:table-cell>
          <table:table-cell table:style-name="ce3" table:formula="of:=[.O82]-[.O$176]" office:value-type="float" office:value="9.375" calcext:value-type="float">
            <text:p>9,375</text:p>
          </table:table-cell>
          <table:table-cell table:style-name="ce3" table:formula="of:=[.P82]-[.P$176]" office:value-type="float" office:value="-33.8875" calcext:value-type="float">
            <text:p>-33,8875</text:p>
          </table:table-cell>
          <table:table-cell table:style-name="ce3" table:formula="of:=[.Q82]-[.Q$176]" office:value-type="float" office:value="203.025" calcext:value-type="float">
            <text:p>203,025</text:p>
          </table:table-cell>
          <table:table-cell table:style-name="ce3" table:formula="of:=[.R82]-[.R$176]" office:value-type="float" office:value="2.08750000000001" calcext:value-type="float">
            <text:p>2,0875</text:p>
          </table:table-cell>
          <table:table-cell table:style-name="ce3" table:formula="of:=[.S82]-[.S$176]" office:value-type="float" office:value="55947.25" calcext:value-type="float">
            <text:p>55947,25</text:p>
          </table:table-cell>
          <table:table-cell table:style-name="ce3" table:formula="of:=[.T82]-[.T$176]" office:value-type="float" office:value="68.9875" calcext:value-type="float">
            <text:p>68,9875</text:p>
          </table:table-cell>
          <table:table-cell table:style-name="ce3" table:formula="of:=[.U82]-[.U$176]" office:value-type="float" office:value="0" calcext:value-type="float">
            <text:p>0</text:p>
          </table:table-cell>
          <table:table-cell table:style-name="ce3" table:formula="of:=[.V82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44.9" calcext:value-type="float">
            <text:p>144,9</text:p>
          </table:table-cell>
          <table:table-cell table:style-name="ce3" table:formula="of:=[.B83]-[.B$176]" office:value-type="float" office:value="-259.3375" calcext:value-type="float">
            <text:p>-259,3375</text:p>
          </table:table-cell>
          <table:table-cell table:style-name="ce3" table:formula="of:=[.C83]-[.C$176]" office:value-type="float" office:value="1536.725" calcext:value-type="float">
            <text:p>1536,725</text:p>
          </table:table-cell>
          <table:table-cell table:style-name="ce3" table:formula="of:=[.D83]-[.D$176]" office:value-type="float" office:value="5227.775" calcext:value-type="float">
            <text:p>5227,775</text:p>
          </table:table-cell>
          <table:table-cell table:style-name="ce3" table:formula="of:=[.E83]-[.E$176]" office:value-type="float" office:value="4249526.5" calcext:value-type="float">
            <text:p>4249526,5</text:p>
          </table:table-cell>
          <table:table-cell table:style-name="ce3" table:formula="of:=[.F83]-[.F$176]" office:value-type="float" office:value="4097.525" calcext:value-type="float">
            <text:p>4097,525</text:p>
          </table:table-cell>
          <table:table-cell table:style-name="ce3" table:formula="of:=[.G83]-[.G$176]" office:value-type="float" office:value="-351.975" calcext:value-type="float">
            <text:p>-351,975</text:p>
          </table:table-cell>
          <table:table-cell table:style-name="ce3" table:formula="of:=[.H83]-[.H$176]" office:value-type="float" office:value="105.325" calcext:value-type="float">
            <text:p>105,325</text:p>
          </table:table-cell>
          <table:table-cell table:style-name="ce3" table:formula="of:=[.I83]-[.I$176]" office:value-type="float" office:value="61004.35" calcext:value-type="float">
            <text:p>61004,35</text:p>
          </table:table-cell>
          <table:table-cell table:style-name="ce3" table:formula="of:=[.J83]-[.J$176]" office:value-type="float" office:value="-230.624999999999" calcext:value-type="float">
            <text:p>-230,625</text:p>
          </table:table-cell>
          <table:table-cell table:style-name="ce3" table:formula="of:=[.K83]-[.K$176]" office:value-type="float" office:value="92.8000000000002" calcext:value-type="float">
            <text:p>92,8</text:p>
          </table:table-cell>
          <table:table-cell table:style-name="ce3" table:formula="of:=[.L83]-[.L$176]" office:value-type="float" office:value="-111.175" calcext:value-type="float">
            <text:p>-111,175</text:p>
          </table:table-cell>
          <table:table-cell table:style-name="ce3" table:formula="of:=[.M83]-[.M$176]" office:value-type="float" office:value="1278.625" calcext:value-type="float">
            <text:p>1278,625</text:p>
          </table:table-cell>
          <table:table-cell table:style-name="ce3" table:formula="of:=[.N83]-[.N$176]" office:value-type="float" office:value="1513693.625" calcext:value-type="float">
            <text:p>1513693,625</text:p>
          </table:table-cell>
          <table:table-cell table:style-name="ce3" table:formula="of:=[.O83]-[.O$176]" office:value-type="float" office:value="71.875" calcext:value-type="float">
            <text:p>71,875</text:p>
          </table:table-cell>
          <table:table-cell table:style-name="ce3" table:formula="of:=[.P83]-[.P$176]" office:value-type="float" office:value="26.3125" calcext:value-type="float">
            <text:p>26,3125</text:p>
          </table:table-cell>
          <table:table-cell table:style-name="ce3" table:formula="of:=[.Q83]-[.Q$176]" office:value-type="float" office:value="2.625" calcext:value-type="float">
            <text:p>2,625</text:p>
          </table:table-cell>
          <table:table-cell table:style-name="ce3" table:formula="of:=[.R83]-[.R$176]" office:value-type="float" office:value="32.0875" calcext:value-type="float">
            <text:p>32,0875</text:p>
          </table:table-cell>
          <table:table-cell table:style-name="ce3" table:formula="of:=[.S83]-[.S$176]" office:value-type="float" office:value="58687.15" calcext:value-type="float">
            <text:p>58687,15</text:p>
          </table:table-cell>
          <table:table-cell table:style-name="ce3" table:formula="of:=[.T83]-[.T$176]" office:value-type="float" office:value="-6.3125" calcext:value-type="float">
            <text:p>-6,3125</text:p>
          </table:table-cell>
          <table:table-cell table:style-name="ce3" table:formula="of:=[.U83]-[.U$176]" office:value-type="float" office:value="0" calcext:value-type="float">
            <text:p>0</text:p>
          </table:table-cell>
          <table:table-cell table:style-name="ce3" table:formula="of:=[.V83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46.7" calcext:value-type="float">
            <text:p>146,7</text:p>
          </table:table-cell>
          <table:table-cell table:style-name="ce3" table:formula="of:=[.B84]-[.B$176]" office:value-type="float" office:value="-159.1375" calcext:value-type="float">
            <text:p>-159,1375</text:p>
          </table:table-cell>
          <table:table-cell table:style-name="ce3" table:formula="of:=[.C84]-[.C$176]" office:value-type="float" office:value="2198.725" calcext:value-type="float">
            <text:p>2198,725</text:p>
          </table:table-cell>
          <table:table-cell table:style-name="ce3" table:formula="of:=[.D84]-[.D$176]" office:value-type="float" office:value="5227.775" calcext:value-type="float">
            <text:p>5227,775</text:p>
          </table:table-cell>
          <table:table-cell table:style-name="ce3" table:formula="of:=[.E84]-[.E$176]" office:value-type="float" office:value="4173377.7" calcext:value-type="float">
            <text:p>4173377,7</text:p>
          </table:table-cell>
          <table:table-cell table:style-name="ce3" table:formula="of:=[.F84]-[.F$176]" office:value-type="float" office:value="-423.875" calcext:value-type="float">
            <text:p>-423,875</text:p>
          </table:table-cell>
          <table:table-cell table:style-name="ce3" table:formula="of:=[.G84]-[.G$176]" office:value-type="float" office:value="-567.775" calcext:value-type="float">
            <text:p>-567,775</text:p>
          </table:table-cell>
          <table:table-cell table:style-name="ce3" table:formula="of:=[.H84]-[.H$176]" office:value-type="float" office:value="406.125" calcext:value-type="float">
            <text:p>406,125</text:p>
          </table:table-cell>
          <table:table-cell table:style-name="ce3" table:formula="of:=[.I84]-[.I$176]" office:value-type="float" office:value="55551.65" calcext:value-type="float">
            <text:p>55551,65</text:p>
          </table:table-cell>
          <table:table-cell table:style-name="ce3" table:formula="of:=[.J84]-[.J$176]" office:value-type="float" office:value="-411.224999999999" calcext:value-type="float">
            <text:p>-411,225</text:p>
          </table:table-cell>
          <table:table-cell table:style-name="ce3" table:formula="of:=[.K84]-[.K$176]" office:value-type="float" office:value="42.8000000000002" calcext:value-type="float">
            <text:p>42,8</text:p>
          </table:table-cell>
          <table:table-cell table:style-name="ce3" table:formula="of:=[.L84]-[.L$176]" office:value-type="float" office:value="164.925" calcext:value-type="float">
            <text:p>164,925</text:p>
          </table:table-cell>
          <table:table-cell table:style-name="ce3" table:formula="of:=[.M84]-[.M$176]" office:value-type="float" office:value="1173.025" calcext:value-type="float">
            <text:p>1173,025</text:p>
          </table:table-cell>
          <table:table-cell table:style-name="ce3" table:formula="of:=[.N84]-[.N$176]" office:value-type="float" office:value="1580279.225" calcext:value-type="float">
            <text:p>1580279,225</text:p>
          </table:table-cell>
          <table:table-cell table:style-name="ce3" table:formula="of:=[.O84]-[.O$176]" office:value-type="float" office:value="9.375" calcext:value-type="float">
            <text:p>9,375</text:p>
          </table:table-cell>
          <table:table-cell table:style-name="ce3" table:formula="of:=[.P84]-[.P$176]" office:value-type="float" office:value="-63.8875" calcext:value-type="float">
            <text:p>-63,8875</text:p>
          </table:table-cell>
          <table:table-cell table:style-name="ce3" table:formula="of:=[.Q84]-[.Q$176]" office:value-type="float" office:value="-57.5750000000001" calcext:value-type="float">
            <text:p>-57,575</text:p>
          </table:table-cell>
          <table:table-cell table:style-name="ce3" table:formula="of:=[.R84]-[.R$176]" office:value-type="float" office:value="2.08750000000001" calcext:value-type="float">
            <text:p>2,0875</text:p>
          </table:table-cell>
          <table:table-cell table:style-name="ce3" table:formula="of:=[.S84]-[.S$176]" office:value-type="float" office:value="55974.35" calcext:value-type="float">
            <text:p>55974,35</text:p>
          </table:table-cell>
          <table:table-cell table:style-name="ce3" table:formula="of:=[.T84]-[.T$176]" office:value-type="float" office:value="-31.3125" calcext:value-type="float">
            <text:p>-31,3125</text:p>
          </table:table-cell>
          <table:table-cell table:style-name="ce3" table:formula="of:=[.U84]-[.U$176]" office:value-type="float" office:value="0" calcext:value-type="float">
            <text:p>0</text:p>
          </table:table-cell>
          <table:table-cell table:style-name="ce3" table:formula="of:=[.V84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48.5" calcext:value-type="float">
            <text:p>148,5</text:p>
          </table:table-cell>
          <table:table-cell table:style-name="ce3" table:formula="of:=[.B85]-[.B$176]" office:value-type="float" office:value="457.8625" calcext:value-type="float">
            <text:p>457,8625</text:p>
          </table:table-cell>
          <table:table-cell table:style-name="ce3" table:formula="of:=[.C85]-[.C$176]" office:value-type="float" office:value="1777.525" calcext:value-type="float">
            <text:p>1777,525</text:p>
          </table:table-cell>
          <table:table-cell table:style-name="ce3" table:formula="of:=[.D85]-[.D$176]" office:value-type="float" office:value="3871.375" calcext:value-type="float">
            <text:p>3871,375</text:p>
          </table:table-cell>
          <table:table-cell table:style-name="ce3" table:formula="of:=[.E85]-[.E$176]" office:value-type="float" office:value="4154306.8" calcext:value-type="float">
            <text:p>4154306,8</text:p>
          </table:table-cell>
          <table:table-cell table:style-name="ce3" table:formula="of:=[.F85]-[.F$176]" office:value-type="float" office:value="-423.875" calcext:value-type="float">
            <text:p>-423,875</text:p>
          </table:table-cell>
          <table:table-cell table:style-name="ce3" table:formula="of:=[.G85]-[.G$176]" office:value-type="float" office:value="74.0250000000001" calcext:value-type="float">
            <text:p>74,025</text:p>
          </table:table-cell>
          <table:table-cell table:style-name="ce3" table:formula="of:=[.H85]-[.H$176]" office:value-type="float" office:value="526.325" calcext:value-type="float">
            <text:p>526,325</text:p>
          </table:table-cell>
          <table:table-cell table:style-name="ce3" table:formula="of:=[.I85]-[.I$176]" office:value-type="float" office:value="63690.05" calcext:value-type="float">
            <text:p>63690,05</text:p>
          </table:table-cell>
          <table:table-cell table:style-name="ce3" table:formula="of:=[.J85]-[.J$176]" office:value-type="float" office:value="-331.024999999999" calcext:value-type="float">
            <text:p>-331,025</text:p>
          </table:table-cell>
          <table:table-cell table:style-name="ce3" table:formula="of:=[.K85]-[.K$176]" office:value-type="float" office:value="-183.2" calcext:value-type="float">
            <text:p>-183,2</text:p>
          </table:table-cell>
          <table:table-cell table:style-name="ce3" table:formula="of:=[.L85]-[.L$176]" office:value-type="float" office:value="240.225" calcext:value-type="float">
            <text:p>240,225</text:p>
          </table:table-cell>
          <table:table-cell table:style-name="ce3" table:formula="of:=[.M85]-[.M$176]" office:value-type="float" office:value="1233.225" calcext:value-type="float">
            <text:p>1233,225</text:p>
          </table:table-cell>
          <table:table-cell table:style-name="ce3" table:formula="of:=[.N85]-[.N$176]" office:value-type="float" office:value="1580426.425" calcext:value-type="float">
            <text:p>1580426,425</text:p>
          </table:table-cell>
          <table:table-cell table:style-name="ce3" table:formula="of:=[.O85]-[.O$176]" office:value-type="float" office:value="96.875" calcext:value-type="float">
            <text:p>96,875</text:p>
          </table:table-cell>
          <table:table-cell table:style-name="ce3" table:formula="of:=[.P85]-[.P$176]" office:value-type="float" office:value="-38.8875" calcext:value-type="float">
            <text:p>-38,8875</text:p>
          </table:table-cell>
          <table:table-cell table:style-name="ce3" table:formula="of:=[.Q85]-[.Q$176]" office:value-type="float" office:value="-117.775" calcext:value-type="float">
            <text:p>-117,775</text:p>
          </table:table-cell>
          <table:table-cell table:style-name="ce3" table:formula="of:=[.R85]-[.R$176]" office:value-type="float" office:value="139.5875" calcext:value-type="float">
            <text:p>139,5875</text:p>
          </table:table-cell>
          <table:table-cell table:style-name="ce3" table:formula="of:=[.S85]-[.S$176]" office:value-type="float" office:value="64112.75" calcext:value-type="float">
            <text:p>64112,75</text:p>
          </table:table-cell>
          <table:table-cell table:style-name="ce3" table:formula="of:=[.T85]-[.T$176]" office:value-type="float" office:value="-56.3125" calcext:value-type="float">
            <text:p>-56,3125</text:p>
          </table:table-cell>
          <table:table-cell table:style-name="ce3" table:formula="of:=[.U85]-[.U$176]" office:value-type="float" office:value="0" calcext:value-type="float">
            <text:p>0</text:p>
          </table:table-cell>
          <table:table-cell table:style-name="ce3" table:formula="of:=[.V85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50.2" calcext:value-type="float">
            <text:p>150,2</text:p>
          </table:table-cell>
          <table:table-cell table:style-name="ce3" table:formula="of:=[.B86]-[.B$176]" office:value-type="float" office:value="101.6625" calcext:value-type="float">
            <text:p>101,6625</text:p>
          </table:table-cell>
          <table:table-cell table:style-name="ce3" table:formula="of:=[.C86]-[.C$176]" office:value-type="float" office:value="2459.325" calcext:value-type="float">
            <text:p>2459,325</text:p>
          </table:table-cell>
          <table:table-cell table:style-name="ce3" table:formula="of:=[.D86]-[.D$176]" office:value-type="float" office:value="5227.775" calcext:value-type="float">
            <text:p>5227,775</text:p>
          </table:table-cell>
          <table:table-cell table:style-name="ce3" table:formula="of:=[.E86]-[.E$176]" office:value-type="float" office:value="4410016.7" calcext:value-type="float">
            <text:p>4410016,7</text:p>
          </table:table-cell>
          <table:table-cell table:style-name="ce3" table:formula="of:=[.F86]-[.F$176]" office:value-type="float" office:value="4097.525" calcext:value-type="float">
            <text:p>4097,525</text:p>
          </table:table-cell>
          <table:table-cell table:style-name="ce3" table:formula="of:=[.G86]-[.G$176]" office:value-type="float" office:value="-126.775" calcext:value-type="float">
            <text:p>-126,775</text:p>
          </table:table-cell>
          <table:table-cell table:style-name="ce3" table:formula="of:=[.H86]-[.H$176]" office:value-type="float" office:value="727.125" calcext:value-type="float">
            <text:p>727,125</text:p>
          </table:table-cell>
          <table:table-cell table:style-name="ce3" table:formula="of:=[.I86]-[.I$176]" office:value-type="float" office:value="60977.25" calcext:value-type="float">
            <text:p>60977,25</text:p>
          </table:table-cell>
          <table:table-cell table:style-name="ce3" table:formula="of:=[.J86]-[.J$176]" office:value-type="float" office:value="390.775000000001" calcext:value-type="float">
            <text:p>390,775</text:p>
          </table:table-cell>
          <table:table-cell table:style-name="ce3" table:formula="of:=[.K86]-[.K$176]" office:value-type="float" office:value="-383.4" calcext:value-type="float">
            <text:p>-383,4</text:p>
          </table:table-cell>
          <table:table-cell table:style-name="ce3" table:formula="of:=[.L86]-[.L$176]" office:value-type="float" office:value="-50.975" calcext:value-type="float">
            <text:p>-50,975</text:p>
          </table:table-cell>
          <table:table-cell table:style-name="ce3" table:formula="of:=[.M86]-[.M$176]" office:value-type="float" office:value="1152.825" calcext:value-type="float">
            <text:p>1152,825</text:p>
          </table:table-cell>
          <table:table-cell table:style-name="ce3" table:formula="of:=[.N86]-[.N$176]" office:value-type="float" office:value="1659664.825" calcext:value-type="float">
            <text:p>1659664,825</text:p>
          </table:table-cell>
          <table:table-cell table:style-name="ce3" table:formula="of:=[.O86]-[.O$176]" office:value-type="float" office:value="59.375" calcext:value-type="float">
            <text:p>59,375</text:p>
          </table:table-cell>
          <table:table-cell table:style-name="ce3" table:formula="of:=[.P86]-[.P$176]" office:value-type="float" office:value="11.1125" calcext:value-type="float">
            <text:p>11,1125</text:p>
          </table:table-cell>
          <table:table-cell table:style-name="ce3" table:formula="of:=[.Q86]-[.Q$176]" office:value-type="float" office:value="42.625" calcext:value-type="float">
            <text:p>42,625</text:p>
          </table:table-cell>
          <table:table-cell table:style-name="ce3" table:formula="of:=[.R86]-[.R$176]" office:value-type="float" office:value="42.0875" calcext:value-type="float">
            <text:p>42,0875</text:p>
          </table:table-cell>
          <table:table-cell table:style-name="ce3" table:formula="of:=[.S86]-[.S$176]" office:value-type="float" office:value="58660.05" calcext:value-type="float">
            <text:p>58660,05</text:p>
          </table:table-cell>
          <table:table-cell table:style-name="ce3" table:formula="of:=[.T86]-[.T$176]" office:value-type="float" office:value="-23.0125" calcext:value-type="float">
            <text:p>-23,0125</text:p>
          </table:table-cell>
          <table:table-cell table:style-name="ce3" table:formula="of:=[.U86]-[.U$176]" office:value-type="float" office:value="0" calcext:value-type="float">
            <text:p>0</text:p>
          </table:table-cell>
          <table:table-cell table:style-name="ce3" table:formula="of:=[.V86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3" table:formula="of:=[.B87]-[.B$176]" office:value-type="float" office:value="-68.9375" calcext:value-type="float">
            <text:p>-68,9375</text:p>
          </table:table-cell>
          <table:table-cell table:style-name="ce3" table:formula="of:=[.C87]-[.C$176]" office:value-type="float" office:value="1837.725" calcext:value-type="float">
            <text:p>1837,725</text:p>
          </table:table-cell>
          <table:table-cell table:style-name="ce3" table:formula="of:=[.D87]-[.D$176]" office:value-type="float" office:value="5227.775" calcext:value-type="float">
            <text:p>5227,775</text:p>
          </table:table-cell>
          <table:table-cell table:style-name="ce3" table:formula="of:=[.E87]-[.E$176]" office:value-type="float" office:value="4331074" calcext:value-type="float">
            <text:p>4331074</text:p>
          </table:table-cell>
          <table:table-cell table:style-name="ce3" table:formula="of:=[.F87]-[.F$176]" office:value-type="float" office:value="-423.875" calcext:value-type="float">
            <text:p>-423,875</text:p>
          </table:table-cell>
          <table:table-cell table:style-name="ce3" table:formula="of:=[.G87]-[.G$176]" office:value-type="float" office:value="-26.4749999999999" calcext:value-type="float">
            <text:p>-26,475</text:p>
          </table:table-cell>
          <table:table-cell table:style-name="ce3" table:formula="of:=[.H87]-[.H$176]" office:value-type="float" office:value="-155.675" calcext:value-type="float">
            <text:p>-155,675</text:p>
          </table:table-cell>
          <table:table-cell table:style-name="ce3" table:formula="of:=[.I87]-[.I$176]" office:value-type="float" office:value="63717.15" calcext:value-type="float">
            <text:p>63717,15</text:p>
          </table:table-cell>
          <table:table-cell table:style-name="ce3" table:formula="of:=[.J87]-[.J$176]" office:value-type="float" office:value="50.1750000000006" calcext:value-type="float">
            <text:p>50,175</text:p>
          </table:table-cell>
          <table:table-cell table:style-name="ce3" table:formula="of:=[.K87]-[.K$176]" office:value-type="float" office:value="-107.9" calcext:value-type="float">
            <text:p>-107,9</text:p>
          </table:table-cell>
          <table:table-cell table:style-name="ce3" table:formula="of:=[.L87]-[.L$176]" office:value-type="float" office:value="-60.575" calcext:value-type="float">
            <text:p>-60,575</text:p>
          </table:table-cell>
          <table:table-cell table:style-name="ce3" table:formula="of:=[.M87]-[.M$176]" office:value-type="float" office:value="912.425" calcext:value-type="float">
            <text:p>912,425</text:p>
          </table:table-cell>
          <table:table-cell table:style-name="ce3" table:formula="of:=[.N87]-[.N$176]" office:value-type="float" office:value="1676061.625" calcext:value-type="float">
            <text:p>1676061,625</text:p>
          </table:table-cell>
          <table:table-cell table:style-name="ce3" table:formula="of:=[.O87]-[.O$176]" office:value-type="float" office:value="84.375" calcext:value-type="float">
            <text:p>84,375</text:p>
          </table:table-cell>
          <table:table-cell table:style-name="ce3" table:formula="of:=[.P87]-[.P$176]" office:value-type="float" office:value="-73.8875" calcext:value-type="float">
            <text:p>-73,8875</text:p>
          </table:table-cell>
          <table:table-cell table:style-name="ce3" table:formula="of:=[.Q87]-[.Q$176]" office:value-type="float" office:value="103.025" calcext:value-type="float">
            <text:p>103,025</text:p>
          </table:table-cell>
          <table:table-cell table:style-name="ce3" table:formula="of:=[.R87]-[.R$176]" office:value-type="float" office:value="32.0875" calcext:value-type="float">
            <text:p>32,0875</text:p>
          </table:table-cell>
          <table:table-cell table:style-name="ce3" table:formula="of:=[.S87]-[.S$176]" office:value-type="float" office:value="58687.15" calcext:value-type="float">
            <text:p>58687,15</text:p>
          </table:table-cell>
          <table:table-cell table:style-name="ce3" table:formula="of:=[.T87]-[.T$176]" office:value-type="float" office:value="-56.3125" calcext:value-type="float">
            <text:p>-56,3125</text:p>
          </table:table-cell>
          <table:table-cell table:style-name="ce3" table:formula="of:=[.U87]-[.U$176]" office:value-type="float" office:value="0" calcext:value-type="float">
            <text:p>0</text:p>
          </table:table-cell>
          <table:table-cell table:style-name="ce3" table:formula="of:=[.V87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53.8" calcext:value-type="float">
            <text:p>153,8</text:p>
          </table:table-cell>
          <table:table-cell table:style-name="ce3" table:formula="of:=[.B88]-[.B$176]" office:value-type="float" office:value="41.4625000000001" calcext:value-type="float">
            <text:p>41,4625</text:p>
          </table:table-cell>
          <table:table-cell table:style-name="ce3" table:formula="of:=[.C88]-[.C$176]" office:value-type="float" office:value="2599.725" calcext:value-type="float">
            <text:p>2599,725</text:p>
          </table:table-cell>
          <table:table-cell table:style-name="ce3" table:formula="of:=[.D88]-[.D$176]" office:value-type="float" office:value="6584.175" calcext:value-type="float">
            <text:p>6584,175</text:p>
          </table:table-cell>
          <table:table-cell table:style-name="ce3" table:formula="of:=[.E88]-[.E$176]" office:value-type="float" office:value="4404644.7" calcext:value-type="float">
            <text:p>4404644,7</text:p>
          </table:table-cell>
          <table:table-cell table:style-name="ce3" table:formula="of:=[.F88]-[.F$176]" office:value-type="float" office:value="2967.125" calcext:value-type="float">
            <text:p>2967,125</text:p>
          </table:table-cell>
          <table:table-cell table:style-name="ce3" table:formula="of:=[.G88]-[.G$176]" office:value-type="float" office:value="-347.375" calcext:value-type="float">
            <text:p>-347,375</text:p>
          </table:table-cell>
          <table:table-cell table:style-name="ce3" table:formula="of:=[.H88]-[.H$176]" office:value-type="float" office:value="586.525" calcext:value-type="float">
            <text:p>586,525</text:p>
          </table:table-cell>
          <table:table-cell table:style-name="ce3" table:formula="of:=[.I88]-[.I$176]" office:value-type="float" office:value="60977.25" calcext:value-type="float">
            <text:p>60977,25</text:p>
          </table:table-cell>
          <table:table-cell table:style-name="ce3" table:formula="of:=[.J88]-[.J$176]" office:value-type="float" office:value="-90.2249999999995" calcext:value-type="float">
            <text:p>-90,225</text:p>
          </table:table-cell>
          <table:table-cell table:style-name="ce3" table:formula="of:=[.K88]-[.K$176]" office:value-type="float" office:value="93.1000000000004" calcext:value-type="float">
            <text:p>93,1</text:p>
          </table:table-cell>
          <table:table-cell table:style-name="ce3" table:formula="of:=[.L88]-[.L$176]" office:value-type="float" office:value="-10.575" calcext:value-type="float">
            <text:p>-10,575</text:p>
          </table:table-cell>
          <table:table-cell table:style-name="ce3" table:formula="of:=[.M88]-[.M$176]" office:value-type="float" office:value="1474.025" calcext:value-type="float">
            <text:p>1474,025</text:p>
          </table:table-cell>
          <table:table-cell table:style-name="ce3" table:formula="of:=[.N88]-[.N$176]" office:value-type="float" office:value="1713591.225" calcext:value-type="float">
            <text:p>1713591,225</text:p>
          </table:table-cell>
          <table:table-cell table:style-name="ce3" table:formula="of:=[.O88]-[.O$176]" office:value-type="float" office:value="9.375" calcext:value-type="float">
            <text:p>9,375</text:p>
          </table:table-cell>
          <table:table-cell table:style-name="ce3" table:formula="of:=[.P88]-[.P$176]" office:value-type="float" office:value="86.4125" calcext:value-type="float">
            <text:p>86,4125</text:p>
          </table:table-cell>
          <table:table-cell table:style-name="ce3" table:formula="of:=[.Q88]-[.Q$176]" office:value-type="float" office:value="-37.375" calcext:value-type="float">
            <text:p>-37,375</text:p>
          </table:table-cell>
          <table:table-cell table:style-name="ce3" table:formula="of:=[.R88]-[.R$176]" office:value-type="float" office:value="127.0875" calcext:value-type="float">
            <text:p>127,0875</text:p>
          </table:table-cell>
          <table:table-cell table:style-name="ce3" table:formula="of:=[.S88]-[.S$176]" office:value-type="float" office:value="66825.65" calcext:value-type="float">
            <text:p>66825,65</text:p>
          </table:table-cell>
          <table:table-cell table:style-name="ce3" table:formula="of:=[.T88]-[.T$176]" office:value-type="float" office:value="3.6875" calcext:value-type="float">
            <text:p>3,6875</text:p>
          </table:table-cell>
          <table:table-cell table:style-name="ce3" table:formula="of:=[.U88]-[.U$176]" office:value-type="float" office:value="0" calcext:value-type="float">
            <text:p>0</text:p>
          </table:table-cell>
          <table:table-cell table:style-name="ce3" table:formula="of:=[.V88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55.6" calcext:value-type="float">
            <text:p>155,6</text:p>
          </table:table-cell>
          <table:table-cell table:style-name="ce3" table:formula="of:=[.B89]-[.B$176]" office:value-type="float" office:value="-400.1375" calcext:value-type="float">
            <text:p>-400,1375</text:p>
          </table:table-cell>
          <table:table-cell table:style-name="ce3" table:formula="of:=[.C89]-[.C$176]" office:value-type="float" office:value="2619.725" calcext:value-type="float">
            <text:p>2619,725</text:p>
          </table:table-cell>
          <table:table-cell table:style-name="ce3" table:formula="of:=[.D89]-[.D$176]" office:value-type="float" office:value="5227.775" calcext:value-type="float">
            <text:p>5227,775</text:p>
          </table:table-cell>
          <table:table-cell table:style-name="ce3" table:formula="of:=[.E89]-[.E$176]" office:value-type="float" office:value="4551516.6" calcext:value-type="float">
            <text:p>4551516,6</text:p>
          </table:table-cell>
          <table:table-cell table:style-name="ce3" table:formula="of:=[.F89]-[.F$176]" office:value-type="float" office:value="-423.875" calcext:value-type="float">
            <text:p>-423,875</text:p>
          </table:table-cell>
          <table:table-cell table:style-name="ce3" table:formula="of:=[.G89]-[.G$176]" office:value-type="float" office:value="374.725" calcext:value-type="float">
            <text:p>374,725</text:p>
          </table:table-cell>
          <table:table-cell table:style-name="ce3" table:formula="of:=[.H89]-[.H$176]" office:value-type="float" office:value="205.325" calcext:value-type="float">
            <text:p>205,325</text:p>
          </table:table-cell>
          <table:table-cell table:style-name="ce3" table:formula="of:=[.I89]-[.I$176]" office:value-type="float" office:value="58264.45" calcext:value-type="float">
            <text:p>58264,45</text:p>
          </table:table-cell>
          <table:table-cell table:style-name="ce3" table:formula="of:=[.J89]-[.J$176]" office:value-type="float" office:value="30.1750000000006" calcext:value-type="float">
            <text:p>30,175</text:p>
          </table:table-cell>
          <table:table-cell table:style-name="ce3" table:formula="of:=[.K89]-[.K$176]" office:value-type="float" office:value="218.1" calcext:value-type="float">
            <text:p>218,1</text:p>
          </table:table-cell>
          <table:table-cell table:style-name="ce3" table:formula="of:=[.L89]-[.L$176]" office:value-type="float" office:value="29.425" calcext:value-type="float">
            <text:p>29,425</text:p>
          </table:table-cell>
          <table:table-cell table:style-name="ce3" table:formula="of:=[.M89]-[.M$176]" office:value-type="float" office:value="1378.825" calcext:value-type="float">
            <text:p>1378,825</text:p>
          </table:table-cell>
          <table:table-cell table:style-name="ce3" table:formula="of:=[.N89]-[.N$176]" office:value-type="float" office:value="1731562.425" calcext:value-type="float">
            <text:p>1731562,425</text:p>
          </table:table-cell>
          <table:table-cell table:style-name="ce3" table:formula="of:=[.O89]-[.O$176]" office:value-type="float" office:value="46.875" calcext:value-type="float">
            <text:p>46,875</text:p>
          </table:table-cell>
          <table:table-cell table:style-name="ce3" table:formula="of:=[.P89]-[.P$176]" office:value-type="float" office:value="-38.8875" calcext:value-type="float">
            <text:p>-38,8875</text:p>
          </table:table-cell>
          <table:table-cell table:style-name="ce3" table:formula="of:=[.Q89]-[.Q$176]" office:value-type="float" office:value="183.025" calcext:value-type="float">
            <text:p>183,025</text:p>
          </table:table-cell>
          <table:table-cell table:style-name="ce3" table:formula="of:=[.R89]-[.R$176]" office:value-type="float" office:value="122.0875" calcext:value-type="float">
            <text:p>122,0875</text:p>
          </table:table-cell>
          <table:table-cell table:style-name="ce3" table:formula="of:=[.S89]-[.S$176]" office:value-type="float" office:value="64085.65" calcext:value-type="float">
            <text:p>64085,65</text:p>
          </table:table-cell>
          <table:table-cell table:style-name="ce3" table:formula="of:=[.T89]-[.T$176]" office:value-type="float" office:value="43.6875" calcext:value-type="float">
            <text:p>43,6875</text:p>
          </table:table-cell>
          <table:table-cell table:style-name="ce3" table:formula="of:=[.U89]-[.U$176]" office:value-type="float" office:value="0" calcext:value-type="float">
            <text:p>0</text:p>
          </table:table-cell>
          <table:table-cell table:style-name="ce3" table:formula="of:=[.V89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57.3" calcext:value-type="float">
            <text:p>157,3</text:p>
          </table:table-cell>
          <table:table-cell table:style-name="ce3" table:formula="of:=[.B90]-[.B$176]" office:value-type="float" office:value="201.8625" calcext:value-type="float">
            <text:p>201,8625</text:p>
          </table:table-cell>
          <table:table-cell table:style-name="ce3" table:formula="of:=[.C90]-[.C$176]" office:value-type="float" office:value="2298.925" calcext:value-type="float">
            <text:p>2298,925</text:p>
          </table:table-cell>
          <table:table-cell table:style-name="ce3" table:formula="of:=[.D90]-[.D$176]" office:value-type="float" office:value="6584.175" calcext:value-type="float">
            <text:p>6584,175</text:p>
          </table:table-cell>
          <table:table-cell table:style-name="ce3" table:formula="of:=[.E90]-[.E$176]" office:value-type="float" office:value="4461695.5" calcext:value-type="float">
            <text:p>4461695,5</text:p>
          </table:table-cell>
          <table:table-cell table:style-name="ce3" table:formula="of:=[.F90]-[.F$176]" office:value-type="float" office:value="2967.125" calcext:value-type="float">
            <text:p>2967,125</text:p>
          </table:table-cell>
          <table:table-cell table:style-name="ce3" table:formula="of:=[.G90]-[.G$176]" office:value-type="float" office:value="-387.175" calcext:value-type="float">
            <text:p>-387,175</text:p>
          </table:table-cell>
          <table:table-cell table:style-name="ce3" table:formula="of:=[.H90]-[.H$176]" office:value-type="float" office:value="125.325" calcext:value-type="float">
            <text:p>125,325</text:p>
          </table:table-cell>
          <table:table-cell table:style-name="ce3" table:formula="of:=[.I90]-[.I$176]" office:value-type="float" office:value="58264.45" calcext:value-type="float">
            <text:p>58264,45</text:p>
          </table:table-cell>
          <table:table-cell table:style-name="ce3" table:formula="of:=[.J90]-[.J$176]" office:value-type="float" office:value="9.97500000000082" calcext:value-type="float">
            <text:p>9,975</text:p>
          </table:table-cell>
          <table:table-cell table:style-name="ce3" table:formula="of:=[.K90]-[.K$176]" office:value-type="float" office:value="-533.7" calcext:value-type="float">
            <text:p>-533,7</text:p>
          </table:table-cell>
          <table:table-cell table:style-name="ce3" table:formula="of:=[.L90]-[.L$176]" office:value-type="float" office:value="-171.175" calcext:value-type="float">
            <text:p>-171,175</text:p>
          </table:table-cell>
          <table:table-cell table:style-name="ce3" table:formula="of:=[.M90]-[.M$176]" office:value-type="float" office:value="1132.625" calcext:value-type="float">
            <text:p>1132,625</text:p>
          </table:table-cell>
          <table:table-cell table:style-name="ce3" table:formula="of:=[.N90]-[.N$176]" office:value-type="float" office:value="1784432.825" calcext:value-type="float">
            <text:p>1784432,825</text:p>
          </table:table-cell>
          <table:table-cell table:style-name="ce3" table:formula="of:=[.O90]-[.O$176]" office:value-type="float" office:value="34.375" calcext:value-type="float">
            <text:p>34,375</text:p>
          </table:table-cell>
          <table:table-cell table:style-name="ce3" table:formula="of:=[.P90]-[.P$176]" office:value-type="float" office:value="-63.8875" calcext:value-type="float">
            <text:p>-63,8875</text:p>
          </table:table-cell>
          <table:table-cell table:style-name="ce3" table:formula="of:=[.Q90]-[.Q$176]" office:value-type="float" office:value="-57.7749999999999" calcext:value-type="float">
            <text:p>-57,775</text:p>
          </table:table-cell>
          <table:table-cell table:style-name="ce3" table:formula="of:=[.R90]-[.R$176]" office:value-type="float" office:value="114.5875" calcext:value-type="float">
            <text:p>114,5875</text:p>
          </table:table-cell>
          <table:table-cell table:style-name="ce3" table:formula="of:=[.S90]-[.S$176]" office:value-type="float" office:value="61372.85" calcext:value-type="float">
            <text:p>61372,85</text:p>
          </table:table-cell>
          <table:table-cell table:style-name="ce3" table:formula="of:=[.T90]-[.T$176]" office:value-type="float" office:value="-56.3125" calcext:value-type="float">
            <text:p>-56,3125</text:p>
          </table:table-cell>
          <table:table-cell table:style-name="ce3" table:formula="of:=[.U90]-[.U$176]" office:value-type="float" office:value="0" calcext:value-type="float">
            <text:p>0</text:p>
          </table:table-cell>
          <table:table-cell table:style-name="ce3" table:formula="of:=[.V90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59.1" calcext:value-type="float">
            <text:p>159,1</text:p>
          </table:table-cell>
          <table:table-cell table:style-name="ce3" table:formula="of:=[.B91]-[.B$176]" office:value-type="float" office:value="-119.1375" calcext:value-type="float">
            <text:p>-119,1375</text:p>
          </table:table-cell>
          <table:table-cell table:style-name="ce3" table:formula="of:=[.C91]-[.C$176]" office:value-type="float" office:value="2459.525" calcext:value-type="float">
            <text:p>2459,525</text:p>
          </table:table-cell>
          <table:table-cell table:style-name="ce3" table:formula="of:=[.D91]-[.D$176]" office:value-type="float" office:value="6584.175" calcext:value-type="float">
            <text:p>6584,175</text:p>
          </table:table-cell>
          <table:table-cell table:style-name="ce3" table:formula="of:=[.E91]-[.E$176]" office:value-type="float" office:value="4412756.2" calcext:value-type="float">
            <text:p>4412756,2</text:p>
          </table:table-cell>
          <table:table-cell table:style-name="ce3" table:formula="of:=[.F91]-[.F$176]" office:value-type="float" office:value="5001.725" calcext:value-type="float">
            <text:p>5001,725</text:p>
          </table:table-cell>
          <table:table-cell table:style-name="ce3" table:formula="of:=[.G91]-[.G$176]" office:value-type="float" office:value="-326.975" calcext:value-type="float">
            <text:p>-326,975</text:p>
          </table:table-cell>
          <table:table-cell table:style-name="ce3" table:formula="of:=[.H91]-[.H$176]" office:value-type="float" office:value="-135.475" calcext:value-type="float">
            <text:p>-135,475</text:p>
          </table:table-cell>
          <table:table-cell table:style-name="ce3" table:formula="of:=[.I91]-[.I$176]" office:value-type="float" office:value="58264.45" calcext:value-type="float">
            <text:p>58264,45</text:p>
          </table:table-cell>
          <table:table-cell table:style-name="ce3" table:formula="of:=[.J91]-[.J$176]" office:value-type="float" office:value="230.775000000001" calcext:value-type="float">
            <text:p>230,775</text:p>
          </table:table-cell>
          <table:table-cell table:style-name="ce3" table:formula="of:=[.K91]-[.K$176]" office:value-type="float" office:value="-583.9" calcext:value-type="float">
            <text:p>-583,9</text:p>
          </table:table-cell>
          <table:table-cell table:style-name="ce3" table:formula="of:=[.L91]-[.L$176]" office:value-type="float" office:value="170.025" calcext:value-type="float">
            <text:p>170,025</text:p>
          </table:table-cell>
          <table:table-cell table:style-name="ce3" table:formula="of:=[.M91]-[.M$176]" office:value-type="float" office:value="1072.625" calcext:value-type="float">
            <text:p>1072,625</text:p>
          </table:table-cell>
          <table:table-cell table:style-name="ce3" table:formula="of:=[.N91]-[.N$176]" office:value-type="float" office:value="1705770.425" calcext:value-type="float">
            <text:p>1705770,425</text:p>
          </table:table-cell>
          <table:table-cell table:style-name="ce3" table:formula="of:=[.O91]-[.O$176]" office:value-type="float" office:value="9.375" calcext:value-type="float">
            <text:p>9,375</text:p>
          </table:table-cell>
          <table:table-cell table:style-name="ce3" table:formula="of:=[.P91]-[.P$176]" office:value-type="float" office:value="66.1125" calcext:value-type="float">
            <text:p>66,1125</text:p>
          </table:table-cell>
          <table:table-cell table:style-name="ce3" table:formula="of:=[.Q91]-[.Q$176]" office:value-type="float" office:value="142.825" calcext:value-type="float">
            <text:p>142,825</text:p>
          </table:table-cell>
          <table:table-cell table:style-name="ce3" table:formula="of:=[.R91]-[.R$176]" office:value-type="float" office:value="12.0875" calcext:value-type="float">
            <text:p>12,0875</text:p>
          </table:table-cell>
          <table:table-cell table:style-name="ce3" table:formula="of:=[.S91]-[.S$176]" office:value-type="float" office:value="61372.85" calcext:value-type="float">
            <text:p>61372,85</text:p>
          </table:table-cell>
          <table:table-cell table:style-name="ce3" table:formula="of:=[.T91]-[.T$176]" office:value-type="float" office:value="-56.3125" calcext:value-type="float">
            <text:p>-56,3125</text:p>
          </table:table-cell>
          <table:table-cell table:style-name="ce3" table:formula="of:=[.U91]-[.U$176]" office:value-type="float" office:value="0" calcext:value-type="float">
            <text:p>0</text:p>
          </table:table-cell>
          <table:table-cell table:style-name="ce3" table:formula="of:=[.V91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60.9" calcext:value-type="float">
            <text:p>160,9</text:p>
          </table:table-cell>
          <table:table-cell table:style-name="ce3" table:formula="of:=[.B92]-[.B$176]" office:value-type="float" office:value="221.8625" calcext:value-type="float">
            <text:p>221,8625</text:p>
          </table:table-cell>
          <table:table-cell table:style-name="ce3" table:formula="of:=[.C92]-[.C$176]" office:value-type="float" office:value="2499.325" calcext:value-type="float">
            <text:p>2499,325</text:p>
          </table:table-cell>
          <table:table-cell table:style-name="ce3" table:formula="of:=[.D92]-[.D$176]" office:value-type="float" office:value="5227.775" calcext:value-type="float">
            <text:p>5227,775</text:p>
          </table:table-cell>
          <table:table-cell table:style-name="ce3" table:formula="of:=[.E92]-[.E$176]" office:value-type="float" office:value="4282161.6" calcext:value-type="float">
            <text:p>4282161,6</text:p>
          </table:table-cell>
          <table:table-cell table:style-name="ce3" table:formula="of:=[.F92]-[.F$176]" office:value-type="float" office:value="-423.875" calcext:value-type="float">
            <text:p>-423,875</text:p>
          </table:table-cell>
          <table:table-cell table:style-name="ce3" table:formula="of:=[.G92]-[.G$176]" office:value-type="float" office:value="-126.475" calcext:value-type="float">
            <text:p>-126,475</text:p>
          </table:table-cell>
          <table:table-cell table:style-name="ce3" table:formula="of:=[.H92]-[.H$176]" office:value-type="float" office:value="426.125" calcext:value-type="float">
            <text:p>426,125</text:p>
          </table:table-cell>
          <table:table-cell table:style-name="ce3" table:formula="of:=[.I92]-[.I$176]" office:value-type="float" office:value="55524.45" calcext:value-type="float">
            <text:p>55524,45</text:p>
          </table:table-cell>
          <table:table-cell table:style-name="ce3" table:formula="of:=[.J92]-[.J$176]" office:value-type="float" office:value="-391.024999999999" calcext:value-type="float">
            <text:p>-391,025</text:p>
          </table:table-cell>
          <table:table-cell table:style-name="ce3" table:formula="of:=[.K92]-[.K$176]" office:value-type="float" office:value="468.8" calcext:value-type="float">
            <text:p>468,8</text:p>
          </table:table-cell>
          <table:table-cell table:style-name="ce3" table:formula="of:=[.L92]-[.L$176]" office:value-type="float" office:value="-86.0750000000001" calcext:value-type="float">
            <text:p>-86,075</text:p>
          </table:table-cell>
          <table:table-cell table:style-name="ce3" table:formula="of:=[.M92]-[.M$176]" office:value-type="float" office:value="1032.625" calcext:value-type="float">
            <text:p>1032,625</text:p>
          </table:table-cell>
          <table:table-cell table:style-name="ce3" table:formula="of:=[.N92]-[.N$176]" office:value-type="float" office:value="1625853.625" calcext:value-type="float">
            <text:p>1625853,625</text:p>
          </table:table-cell>
          <table:table-cell table:style-name="ce3" table:formula="of:=[.O92]-[.O$176]" office:value-type="float" office:value="46.875" calcext:value-type="float">
            <text:p>46,875</text:p>
          </table:table-cell>
          <table:table-cell table:style-name="ce3" table:formula="of:=[.P92]-[.P$176]" office:value-type="float" office:value="36.4125" calcext:value-type="float">
            <text:p>36,4125</text:p>
          </table:table-cell>
          <table:table-cell table:style-name="ce3" table:formula="of:=[.Q92]-[.Q$176]" office:value-type="float" office:value="-17.575" calcext:value-type="float">
            <text:p>-17,575</text:p>
          </table:table-cell>
          <table:table-cell table:style-name="ce3" table:formula="of:=[.R92]-[.R$176]" office:value-type="float" office:value="12.0875" calcext:value-type="float">
            <text:p>12,0875</text:p>
          </table:table-cell>
          <table:table-cell table:style-name="ce3" table:formula="of:=[.S92]-[.S$176]" office:value-type="float" office:value="58687.15" calcext:value-type="float">
            <text:p>58687,15</text:p>
          </table:table-cell>
          <table:table-cell table:style-name="ce3" table:formula="of:=[.T92]-[.T$176]" office:value-type="float" office:value="3.6875" calcext:value-type="float">
            <text:p>3,6875</text:p>
          </table:table-cell>
          <table:table-cell table:style-name="ce3" table:formula="of:=[.U92]-[.U$176]" office:value-type="float" office:value="0" calcext:value-type="float">
            <text:p>0</text:p>
          </table:table-cell>
          <table:table-cell table:style-name="ce3" table:formula="of:=[.V92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62.6" calcext:value-type="float">
            <text:p>162,6</text:p>
          </table:table-cell>
          <table:table-cell table:style-name="ce3" table:formula="of:=[.B93]-[.B$176]" office:value-type="float" office:value="-259.3375" calcext:value-type="float">
            <text:p>-259,3375</text:p>
          </table:table-cell>
          <table:table-cell table:style-name="ce3" table:formula="of:=[.C93]-[.C$176]" office:value-type="float" office:value="2218.725" calcext:value-type="float">
            <text:p>2218,725</text:p>
          </table:table-cell>
          <table:table-cell table:style-name="ce3" table:formula="of:=[.D93]-[.D$176]" office:value-type="float" office:value="3871.375" calcext:value-type="float">
            <text:p>3871,375</text:p>
          </table:table-cell>
          <table:table-cell table:style-name="ce3" table:formula="of:=[.E93]-[.E$176]" office:value-type="float" office:value="4271364.3" calcext:value-type="float">
            <text:p>4271364,3</text:p>
          </table:table-cell>
          <table:table-cell table:style-name="ce3" table:formula="of:=[.F93]-[.F$176]" office:value-type="float" office:value="-423.875" calcext:value-type="float">
            <text:p>-423,875</text:p>
          </table:table-cell>
          <table:table-cell table:style-name="ce3" table:formula="of:=[.G93]-[.G$176]" office:value-type="float" office:value="-427.475" calcext:value-type="float">
            <text:p>-427,475</text:p>
          </table:table-cell>
          <table:table-cell table:style-name="ce3" table:formula="of:=[.H93]-[.H$176]" office:value-type="float" office:value="-34.8750000000002" calcext:value-type="float">
            <text:p>-34,875</text:p>
          </table:table-cell>
          <table:table-cell table:style-name="ce3" table:formula="of:=[.I93]-[.I$176]" office:value-type="float" office:value="60977.25" calcext:value-type="float">
            <text:p>60977,25</text:p>
          </table:table-cell>
          <table:table-cell table:style-name="ce3" table:formula="of:=[.J93]-[.J$176]" office:value-type="float" office:value="110.375000000001" calcext:value-type="float">
            <text:p>110,375</text:p>
          </table:table-cell>
          <table:table-cell table:style-name="ce3" table:formula="of:=[.K93]-[.K$176]" office:value-type="float" office:value="-258.2" calcext:value-type="float">
            <text:p>-258,2</text:p>
          </table:table-cell>
          <table:table-cell table:style-name="ce3" table:formula="of:=[.L93]-[.L$176]" office:value-type="float" office:value="-161.075" calcext:value-type="float">
            <text:p>-161,075</text:p>
          </table:table-cell>
          <table:table-cell table:style-name="ce3" table:formula="of:=[.M93]-[.M$176]" office:value-type="float" office:value="1353.425" calcext:value-type="float">
            <text:p>1353,425</text:p>
          </table:table-cell>
          <table:table-cell table:style-name="ce3" table:formula="of:=[.N93]-[.N$176]" office:value-type="float" office:value="1538884.025" calcext:value-type="float">
            <text:p>1538884,025</text:p>
          </table:table-cell>
          <table:table-cell table:style-name="ce3" table:formula="of:=[.O93]-[.O$176]" office:value-type="float" office:value="34.375" calcext:value-type="float">
            <text:p>34,375</text:p>
          </table:table-cell>
          <table:table-cell table:style-name="ce3" table:formula="of:=[.P93]-[.P$176]" office:value-type="float" office:value="-88.8875" calcext:value-type="float">
            <text:p>-88,8875</text:p>
          </table:table-cell>
          <table:table-cell table:style-name="ce3" table:formula="of:=[.Q93]-[.Q$176]" office:value-type="float" office:value="-278.375" calcext:value-type="float">
            <text:p>-278,375</text:p>
          </table:table-cell>
          <table:table-cell table:style-name="ce3" table:formula="of:=[.R93]-[.R$176]" office:value-type="float" office:value="39.5875" calcext:value-type="float">
            <text:p>39,5875</text:p>
          </table:table-cell>
          <table:table-cell table:style-name="ce3" table:formula="of:=[.S93]-[.S$176]" office:value-type="float" office:value="53207.25" calcext:value-type="float">
            <text:p>53207,25</text:p>
          </table:table-cell>
          <table:table-cell table:style-name="ce3" table:formula="of:=[.T93]-[.T$176]" office:value-type="float" office:value="-31.3125" calcext:value-type="float">
            <text:p>-31,3125</text:p>
          </table:table-cell>
          <table:table-cell table:style-name="ce3" table:formula="of:=[.U93]-[.U$176]" office:value-type="float" office:value="0" calcext:value-type="float">
            <text:p>0</text:p>
          </table:table-cell>
          <table:table-cell table:style-name="ce3" table:formula="of:=[.V93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64.4" calcext:value-type="float">
            <text:p>164,4</text:p>
          </table:table-cell>
          <table:table-cell table:style-name="ce3" table:formula="of:=[.B94]-[.B$176]" office:value-type="float" office:value="242.0625" calcext:value-type="float">
            <text:p>242,0625</text:p>
          </table:table-cell>
          <table:table-cell table:style-name="ce3" table:formula="of:=[.C94]-[.C$176]" office:value-type="float" office:value="1877.725" calcext:value-type="float">
            <text:p>1877,725</text:p>
          </table:table-cell>
          <table:table-cell table:style-name="ce3" table:formula="of:=[.D94]-[.D$176]" office:value-type="float" office:value="8618.775" calcext:value-type="float">
            <text:p>8618,775</text:p>
          </table:table-cell>
          <table:table-cell table:style-name="ce3" table:formula="of:=[.E94]-[.E$176]" office:value-type="float" office:value="4140769.5" calcext:value-type="float">
            <text:p>4140769,5</text:p>
          </table:table-cell>
          <table:table-cell table:style-name="ce3" table:formula="of:=[.F94]-[.F$176]" office:value-type="float" office:value="-423.875" calcext:value-type="float">
            <text:p>-423,875</text:p>
          </table:table-cell>
          <table:table-cell table:style-name="ce3" table:formula="of:=[.G94]-[.G$176]" office:value-type="float" office:value="-577.775" calcext:value-type="float">
            <text:p>-577,775</text:p>
          </table:table-cell>
          <table:table-cell table:style-name="ce3" table:formula="of:=[.H94]-[.H$176]" office:value-type="float" office:value="225.525" calcext:value-type="float">
            <text:p>225,525</text:p>
          </table:table-cell>
          <table:table-cell table:style-name="ce3" table:formula="of:=[.I94]-[.I$176]" office:value-type="float" office:value="58264.45" calcext:value-type="float">
            <text:p>58264,45</text:p>
          </table:table-cell>
          <table:table-cell table:style-name="ce3" table:formula="of:=[.J94]-[.J$176]" office:value-type="float" office:value="49.9750000000008" calcext:value-type="float">
            <text:p>49,975</text:p>
          </table:table-cell>
          <table:table-cell table:style-name="ce3" table:formula="of:=[.K94]-[.K$176]" office:value-type="float" office:value="218.1" calcext:value-type="float">
            <text:p>218,1</text:p>
          </table:table-cell>
          <table:table-cell table:style-name="ce3" table:formula="of:=[.L94]-[.L$176]" office:value-type="float" office:value="89.7249999999999" calcext:value-type="float">
            <text:p>89,725</text:p>
          </table:table-cell>
          <table:table-cell table:style-name="ce3" table:formula="of:=[.M94]-[.M$176]" office:value-type="float" office:value="812.025" calcext:value-type="float">
            <text:p>812,025</text:p>
          </table:table-cell>
          <table:table-cell table:style-name="ce3" table:formula="of:=[.N94]-[.N$176]" office:value-type="float" office:value="1489444.025" calcext:value-type="float">
            <text:p>1489444,025</text:p>
          </table:table-cell>
          <table:table-cell table:style-name="ce3" table:formula="of:=[.O94]-[.O$176]" office:value-type="float" office:value="46.875" calcext:value-type="float">
            <text:p>46,875</text:p>
          </table:table-cell>
          <table:table-cell table:style-name="ce3" table:formula="of:=[.P94]-[.P$176]" office:value-type="float" office:value="-63.8875" calcext:value-type="float">
            <text:p>-63,8875</text:p>
          </table:table-cell>
          <table:table-cell table:style-name="ce3" table:formula="of:=[.Q94]-[.Q$176]" office:value-type="float" office:value="-413.675" calcext:value-type="float">
            <text:p>-413,675</text:p>
          </table:table-cell>
          <table:table-cell table:style-name="ce3" table:formula="of:=[.R94]-[.R$176]" office:value-type="float" office:value="42.0875" calcext:value-type="float">
            <text:p>42,0875</text:p>
          </table:table-cell>
          <table:table-cell table:style-name="ce3" table:formula="of:=[.S94]-[.S$176]" office:value-type="float" office:value="47781.65" calcext:value-type="float">
            <text:p>47781,65</text:p>
          </table:table-cell>
          <table:table-cell table:style-name="ce3" table:formula="of:=[.T94]-[.T$176]" office:value-type="float" office:value="-56.3125" calcext:value-type="float">
            <text:p>-56,3125</text:p>
          </table:table-cell>
          <table:table-cell table:style-name="ce3" table:formula="of:=[.U94]-[.U$176]" office:value-type="float" office:value="0" calcext:value-type="float">
            <text:p>0</text:p>
          </table:table-cell>
          <table:table-cell table:style-name="ce3" table:formula="of:=[.V94]-[.V$176]" office:value-type="float" office:value="33.3" calcext:value-type="float">
            <text:p>33,3</text:p>
          </table:table-cell>
          <table:table-cell table:number-columns-repeated="1002"/>
        </table:table-row>
        <table:table-row table:style-name="ro1">
          <table:table-cell office:value-type="float" office:value="166.2" calcext:value-type="float">
            <text:p>166,2</text:p>
          </table:table-cell>
          <table:table-cell table:style-name="ce3" table:formula="of:=[.B95]-[.B$176]" office:value-type="float" office:value="-299.7375" calcext:value-type="float">
            <text:p>-299,7375</text:p>
          </table:table-cell>
          <table:table-cell table:style-name="ce3" table:formula="of:=[.C95]-[.C$176]" office:value-type="float" office:value="1436.325" calcext:value-type="float">
            <text:p>1436,325</text:p>
          </table:table-cell>
          <table:table-cell table:style-name="ce3" table:formula="of:=[.D95]-[.D$176]" office:value-type="float" office:value="6584.175" calcext:value-type="float">
            <text:p>6584,175</text:p>
          </table:table-cell>
          <table:table-cell table:style-name="ce3" table:formula="of:=[.E95]-[.E$176]" office:value-type="float" office:value="4113479" calcext:value-type="float">
            <text:p>4113479</text:p>
          </table:table-cell>
          <table:table-cell table:style-name="ce3" table:formula="of:=[.F95]-[.F$176]" office:value-type="float" office:value="-423.875" calcext:value-type="float">
            <text:p>-423,875</text:p>
          </table:table-cell>
          <table:table-cell table:style-name="ce3" table:formula="of:=[.G95]-[.G$176]" office:value-type="float" office:value="-186.575" calcext:value-type="float">
            <text:p>-186,575</text:p>
          </table:table-cell>
          <table:table-cell table:style-name="ce3" table:formula="of:=[.H95]-[.H$176]" office:value-type="float" office:value="-396.075" calcext:value-type="float">
            <text:p>-396,075</text:p>
          </table:table-cell>
          <table:table-cell table:style-name="ce3" table:formula="of:=[.I95]-[.I$176]" office:value-type="float" office:value="55551.65" calcext:value-type="float">
            <text:p>55551,65</text:p>
          </table:table-cell>
          <table:table-cell table:style-name="ce3" table:formula="of:=[.J95]-[.J$176]" office:value-type="float" office:value="-451.624999999999" calcext:value-type="float">
            <text:p>-451,625</text:p>
          </table:table-cell>
          <table:table-cell table:style-name="ce3" table:formula="of:=[.K95]-[.K$176]" office:value-type="float" office:value="-383.4" calcext:value-type="float">
            <text:p>-383,4</text:p>
          </table:table-cell>
          <table:table-cell table:style-name="ce3" table:formula="of:=[.L95]-[.L$176]" office:value-type="float" office:value="-10.775" calcext:value-type="float">
            <text:p>-10,775</text:p>
          </table:table-cell>
          <table:table-cell table:style-name="ce3" table:formula="of:=[.M95]-[.M$176]" office:value-type="float" office:value="531.425" calcext:value-type="float">
            <text:p>531,425</text:p>
          </table:table-cell>
          <table:table-cell table:style-name="ce3" table:formula="of:=[.N95]-[.N$176]" office:value-type="float" office:value="1451242.425" calcext:value-type="float">
            <text:p>1451242,425</text:p>
          </table:table-cell>
          <table:table-cell table:style-name="ce3" table:formula="of:=[.O95]-[.O$176]" office:value-type="float" office:value="46.875" calcext:value-type="float">
            <text:p>46,875</text:p>
          </table:table-cell>
          <table:table-cell table:style-name="ce3" table:formula="of:=[.P95]-[.P$176]" office:value-type="float" office:value="-53.8875" calcext:value-type="float">
            <text:p>-53,8875</text:p>
          </table:table-cell>
          <table:table-cell table:style-name="ce3" table:formula="of:=[.Q95]-[.Q$176]" office:value-type="float" office:value="-218.175" calcext:value-type="float">
            <text:p>-218,175</text:p>
          </table:table-cell>
          <table:table-cell table:style-name="ce3" table:formula="of:=[.R95]-[.R$176]" office:value-type="float" office:value="89.5875" calcext:value-type="float">
            <text:p>89,5875</text:p>
          </table:table-cell>
          <table:table-cell table:style-name="ce3" table:formula="of:=[.S95]-[.S$176]" office:value-type="float" office:value="45041.75" calcext:value-type="float">
            <text:p>45041,75</text:p>
          </table:table-cell>
          <table:table-cell table:style-name="ce3" table:formula="of:=[.T95]-[.T$176]" office:value-type="float" office:value="18.6875" calcext:value-type="float">
            <text:p>18,6875</text:p>
          </table:table-cell>
          <table:table-cell table:style-name="ce3" table:formula="of:=[.U95]-[.U$176]" office:value-type="float" office:value="0" calcext:value-type="float">
            <text:p>0</text:p>
          </table:table-cell>
          <table:table-cell table:style-name="ce3" table:formula="of:=[.V95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67.9" calcext:value-type="float">
            <text:p>167,9</text:p>
          </table:table-cell>
          <table:table-cell table:style-name="ce3" table:formula="of:=[.B96]-[.B$176]" office:value-type="float" office:value="342.2625" calcext:value-type="float">
            <text:p>342,2625</text:p>
          </table:table-cell>
          <table:table-cell table:style-name="ce3" table:formula="of:=[.C96]-[.C$176]" office:value-type="float" office:value="1516.725" calcext:value-type="float">
            <text:p>1516,725</text:p>
          </table:table-cell>
          <table:table-cell table:style-name="ce3" table:formula="of:=[.D96]-[.D$176]" office:value-type="float" office:value="5227.775" calcext:value-type="float">
            <text:p>5227,775</text:p>
          </table:table-cell>
          <table:table-cell table:style-name="ce3" table:formula="of:=[.E96]-[.E$176]" office:value-type="float" office:value="4113479" calcext:value-type="float">
            <text:p>4113479</text:p>
          </table:table-cell>
          <table:table-cell table:style-name="ce3" table:formula="of:=[.F96]-[.F$176]" office:value-type="float" office:value="6358.125" calcext:value-type="float">
            <text:p>6358,125</text:p>
          </table:table-cell>
          <table:table-cell table:style-name="ce3" table:formula="of:=[.G96]-[.G$176]" office:value-type="float" office:value="224.225" calcext:value-type="float">
            <text:p>224,225</text:p>
          </table:table-cell>
          <table:table-cell table:style-name="ce3" table:formula="of:=[.H96]-[.H$176]" office:value-type="float" office:value="446.125" calcext:value-type="float">
            <text:p>446,125</text:p>
          </table:table-cell>
          <table:table-cell table:style-name="ce3" table:formula="of:=[.I96]-[.I$176]" office:value-type="float" office:value="55551.65" calcext:value-type="float">
            <text:p>55551,65</text:p>
          </table:table-cell>
          <table:table-cell table:style-name="ce3" table:formula="of:=[.J96]-[.J$176]" office:value-type="float" office:value="-30.0249999999992" calcext:value-type="float">
            <text:p>-30,025</text:p>
          </table:table-cell>
          <table:table-cell table:style-name="ce3" table:formula="of:=[.K96]-[.K$176]" office:value-type="float" office:value="243.3" calcext:value-type="float">
            <text:p>243,3</text:p>
          </table:table-cell>
          <table:table-cell table:style-name="ce3" table:formula="of:=[.L96]-[.L$176]" office:value-type="float" office:value="-86.0750000000001" calcext:value-type="float">
            <text:p>-86,075</text:p>
          </table:table-cell>
          <table:table-cell table:style-name="ce3" table:formula="of:=[.M96]-[.M$176]" office:value-type="float" office:value="531.025" calcext:value-type="float">
            <text:p>531,025</text:p>
          </table:table-cell>
          <table:table-cell table:style-name="ce3" table:formula="of:=[.N96]-[.N$176]" office:value-type="float" office:value="1502199.225" calcext:value-type="float">
            <text:p>1502199,225</text:p>
          </table:table-cell>
          <table:table-cell table:style-name="ce3" table:formula="of:=[.O96]-[.O$176]" office:value-type="float" office:value="59.375" calcext:value-type="float">
            <text:p>59,375</text:p>
          </table:table-cell>
          <table:table-cell table:style-name="ce3" table:formula="of:=[.P96]-[.P$176]" office:value-type="float" office:value="52.8125" calcext:value-type="float">
            <text:p>52,8125</text:p>
          </table:table-cell>
          <table:table-cell table:style-name="ce3" table:formula="of:=[.Q96]-[.Q$176]" office:value-type="float" office:value="37.625" calcext:value-type="float">
            <text:p>37,625</text:p>
          </table:table-cell>
          <table:table-cell table:style-name="ce3" table:formula="of:=[.R96]-[.R$176]" office:value-type="float" office:value="112.0875" calcext:value-type="float">
            <text:p>112,0875</text:p>
          </table:table-cell>
          <table:table-cell table:style-name="ce3" table:formula="of:=[.S96]-[.S$176]" office:value-type="float" office:value="36876.15" calcext:value-type="float">
            <text:p>36876,15</text:p>
          </table:table-cell>
          <table:table-cell table:style-name="ce3" table:formula="of:=[.T96]-[.T$176]" office:value-type="float" office:value="-56.3125" calcext:value-type="float">
            <text:p>-56,3125</text:p>
          </table:table-cell>
          <table:table-cell table:style-name="ce3" table:formula="of:=[.U96]-[.U$176]" office:value-type="float" office:value="0" calcext:value-type="float">
            <text:p>0</text:p>
          </table:table-cell>
          <table:table-cell table:style-name="ce3" table:formula="of:=[.V96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69.7" calcext:value-type="float">
            <text:p>169,7</text:p>
          </table:table-cell>
          <table:table-cell table:style-name="ce3" table:formula="of:=[.B97]-[.B$176]" office:value-type="float" office:value="281.8625" calcext:value-type="float">
            <text:p>281,8625</text:p>
          </table:table-cell>
          <table:table-cell table:style-name="ce3" table:formula="of:=[.C97]-[.C$176]" office:value-type="float" office:value="955.125" calcext:value-type="float">
            <text:p>955,125</text:p>
          </table:table-cell>
          <table:table-cell table:style-name="ce3" table:formula="of:=[.D97]-[.D$176]" office:value-type="float" office:value="3871.375" calcext:value-type="float">
            <text:p>3871,375</text:p>
          </table:table-cell>
          <table:table-cell table:style-name="ce3" table:formula="of:=[.E97]-[.E$176]" office:value-type="float" office:value="4002009.3" calcext:value-type="float">
            <text:p>4002009,3</text:p>
          </table:table-cell>
          <table:table-cell table:style-name="ce3" table:formula="of:=[.F97]-[.F$176]" office:value-type="float" office:value="2967.125" calcext:value-type="float">
            <text:p>2967,125</text:p>
          </table:table-cell>
          <table:table-cell table:style-name="ce3" table:formula="of:=[.G97]-[.G$176]" office:value-type="float" office:value="-151.975" calcext:value-type="float">
            <text:p>-151,975</text:p>
          </table:table-cell>
          <table:table-cell table:style-name="ce3" table:formula="of:=[.H97]-[.H$176]" office:value-type="float" office:value="827.125" calcext:value-type="float">
            <text:p>827,125</text:p>
          </table:table-cell>
          <table:table-cell table:style-name="ce3" table:formula="of:=[.I97]-[.I$176]" office:value-type="float" office:value="55551.65" calcext:value-type="float">
            <text:p>55551,65</text:p>
          </table:table-cell>
          <table:table-cell table:style-name="ce3" table:formula="of:=[.J97]-[.J$176]" office:value-type="float" office:value="290.775000000001" calcext:value-type="float">
            <text:p>290,775</text:p>
          </table:table-cell>
          <table:table-cell table:style-name="ce3" table:formula="of:=[.K97]-[.K$176]" office:value-type="float" office:value="17.3000000000002" calcext:value-type="float">
            <text:p>17,3</text:p>
          </table:table-cell>
          <table:table-cell table:style-name="ce3" table:formula="of:=[.L97]-[.L$176]" office:value-type="float" office:value="164.925" calcext:value-type="float">
            <text:p>164,925</text:p>
          </table:table-cell>
          <table:table-cell table:style-name="ce3" table:formula="of:=[.M97]-[.M$176]" office:value-type="float" office:value="330.625" calcext:value-type="float">
            <text:p>330,625</text:p>
          </table:table-cell>
          <table:table-cell table:style-name="ce3" table:formula="of:=[.N97]-[.N$176]" office:value-type="float" office:value="1585892.025" calcext:value-type="float">
            <text:p>1585892,025</text:p>
          </table:table-cell>
          <table:table-cell table:style-name="ce3" table:formula="of:=[.O97]-[.O$176]" office:value-type="float" office:value="84.375" calcext:value-type="float">
            <text:p>84,375</text:p>
          </table:table-cell>
          <table:table-cell table:style-name="ce3" table:formula="of:=[.P97]-[.P$176]" office:value-type="float" office:value="-38.8875" calcext:value-type="float">
            <text:p>-38,8875</text:p>
          </table:table-cell>
          <table:table-cell table:style-name="ce3" table:formula="of:=[.Q97]-[.Q$176]" office:value-type="float" office:value="112.625" calcext:value-type="float">
            <text:p>112,625</text:p>
          </table:table-cell>
          <table:table-cell table:style-name="ce3" table:formula="of:=[.R97]-[.R$176]" office:value-type="float" office:value="102.0875" calcext:value-type="float">
            <text:p>102,0875</text:p>
          </table:table-cell>
          <table:table-cell table:style-name="ce3" table:formula="of:=[.S97]-[.S$176]" office:value-type="float" office:value="36876.15" calcext:value-type="float">
            <text:p>36876,15</text:p>
          </table:table-cell>
          <table:table-cell table:style-name="ce3" table:formula="of:=[.T97]-[.T$176]" office:value-type="float" office:value="-6.3125" calcext:value-type="float">
            <text:p>-6,3125</text:p>
          </table:table-cell>
          <table:table-cell table:style-name="ce3" table:formula="of:=[.U97]-[.U$176]" office:value-type="float" office:value="0" calcext:value-type="float">
            <text:p>0</text:p>
          </table:table-cell>
          <table:table-cell table:style-name="ce3" table:formula="of:=[.V97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71.5" calcext:value-type="float">
            <text:p>171,5</text:p>
          </table:table-cell>
          <table:table-cell table:style-name="ce3" table:formula="of:=[.B98]-[.B$176]" office:value-type="float" office:value="-179.3375" calcext:value-type="float">
            <text:p>-179,3375</text:p>
          </table:table-cell>
          <table:table-cell table:style-name="ce3" table:formula="of:=[.C98]-[.C$176]" office:value-type="float" office:value="1075.525" calcext:value-type="float">
            <text:p>1075,525</text:p>
          </table:table-cell>
          <table:table-cell table:style-name="ce3" table:formula="of:=[.D98]-[.D$176]" office:value-type="float" office:value="1158.575" calcext:value-type="float">
            <text:p>1158,575</text:p>
          </table:table-cell>
          <table:table-cell table:style-name="ce3" table:formula="of:=[.E98]-[.E$176]" office:value-type="float" office:value="4075472.1" calcext:value-type="float">
            <text:p>4075472,1</text:p>
          </table:table-cell>
          <table:table-cell table:style-name="ce3" table:formula="of:=[.F98]-[.F$176]" office:value-type="float" office:value="-423.875" calcext:value-type="float">
            <text:p>-423,875</text:p>
          </table:table-cell>
          <table:table-cell table:style-name="ce3" table:formula="of:=[.G98]-[.G$176]" office:value-type="float" office:value="-226.775" calcext:value-type="float">
            <text:p>-226,775</text:p>
          </table:table-cell>
          <table:table-cell table:style-name="ce3" table:formula="of:=[.H98]-[.H$176]" office:value-type="float" office:value="65.1249999999998" calcext:value-type="float">
            <text:p>65,125</text:p>
          </table:table-cell>
          <table:table-cell table:style-name="ce3" table:formula="of:=[.I98]-[.I$176]" office:value-type="float" office:value="55551.65" calcext:value-type="float">
            <text:p>55551,65</text:p>
          </table:table-cell>
          <table:table-cell table:style-name="ce3" table:formula="of:=[.J98]-[.J$176]" office:value-type="float" office:value="-230.424999999999" calcext:value-type="float">
            <text:p>-230,425</text:p>
          </table:table-cell>
          <table:table-cell table:style-name="ce3" table:formula="of:=[.K98]-[.K$176]" office:value-type="float" office:value="-82.6999999999998" calcext:value-type="float">
            <text:p>-82,7</text:p>
          </table:table-cell>
          <table:table-cell table:style-name="ce3" table:formula="of:=[.L98]-[.L$176]" office:value-type="float" office:value="-10.575" calcext:value-type="float">
            <text:p>-10,575</text:p>
          </table:table-cell>
          <table:table-cell table:style-name="ce3" table:formula="of:=[.M98]-[.M$176]" office:value-type="float" office:value="491.025" calcext:value-type="float">
            <text:p>491,025</text:p>
          </table:table-cell>
          <table:table-cell table:style-name="ce3" table:formula="of:=[.N98]-[.N$176]" office:value-type="float" office:value="1589143.225" calcext:value-type="float">
            <text:p>1589143,225</text:p>
          </table:table-cell>
          <table:table-cell table:style-name="ce3" table:formula="of:=[.O98]-[.O$176]" office:value-type="float" office:value="112.975" calcext:value-type="float">
            <text:p>112,975</text:p>
          </table:table-cell>
          <table:table-cell table:style-name="ce3" table:formula="of:=[.P98]-[.P$176]" office:value-type="float" office:value="52.8125" calcext:value-type="float">
            <text:p>52,8125</text:p>
          </table:table-cell>
          <table:table-cell table:style-name="ce3" table:formula="of:=[.Q98]-[.Q$176]" office:value-type="float" office:value="-438.775" calcext:value-type="float">
            <text:p>-438,775</text:p>
          </table:table-cell>
          <table:table-cell table:style-name="ce3" table:formula="of:=[.R98]-[.R$176]" office:value-type="float" office:value="2.08750000000001" calcext:value-type="float">
            <text:p>2,0875</text:p>
          </table:table-cell>
          <table:table-cell table:style-name="ce3" table:formula="of:=[.S98]-[.S$176]" office:value-type="float" office:value="36849.05" calcext:value-type="float">
            <text:p>36849,05</text:p>
          </table:table-cell>
          <table:table-cell table:style-name="ce3" table:formula="of:=[.T98]-[.T$176]" office:value-type="float" office:value="-31.3125" calcext:value-type="float">
            <text:p>-31,3125</text:p>
          </table:table-cell>
          <table:table-cell table:style-name="ce3" table:formula="of:=[.U98]-[.U$176]" office:value-type="float" office:value="0" calcext:value-type="float">
            <text:p>0</text:p>
          </table:table-cell>
          <table:table-cell table:style-name="ce3" table:formula="of:=[.V98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73.2" calcext:value-type="float">
            <text:p>173,2</text:p>
          </table:table-cell>
          <table:table-cell table:style-name="ce3" table:formula="of:=[.B99]-[.B$176]" office:value-type="float" office:value="41.0625" calcext:value-type="float">
            <text:p>41,0625</text:p>
          </table:table-cell>
          <table:table-cell table:style-name="ce3" table:formula="of:=[.C99]-[.C$176]" office:value-type="float" office:value="975.325" calcext:value-type="float">
            <text:p>975,325</text:p>
          </table:table-cell>
          <table:table-cell table:style-name="ce3" table:formula="of:=[.D99]-[.D$176]" office:value-type="float" office:value="1158.575" calcext:value-type="float">
            <text:p>1158,575</text:p>
          </table:table-cell>
          <table:table-cell table:style-name="ce3" table:formula="of:=[.E99]-[.E$176]" office:value-type="float" office:value="4067225.7" calcext:value-type="float">
            <text:p>4067225,7</text:p>
          </table:table-cell>
          <table:table-cell table:style-name="ce3" table:formula="of:=[.F99]-[.F$176]" office:value-type="float" office:value="-423.875" calcext:value-type="float">
            <text:p>-423,875</text:p>
          </table:table-cell>
          <table:table-cell table:style-name="ce3" table:formula="of:=[.G99]-[.G$176]" office:value-type="float" office:value="-251.975" calcext:value-type="float">
            <text:p>-251,975</text:p>
          </table:table-cell>
          <table:table-cell table:style-name="ce3" table:formula="of:=[.H99]-[.H$176]" office:value-type="float" office:value="927.725" calcext:value-type="float">
            <text:p>927,725</text:p>
          </table:table-cell>
          <table:table-cell table:style-name="ce3" table:formula="of:=[.I99]-[.I$176]" office:value-type="float" office:value="55524.45" calcext:value-type="float">
            <text:p>55524,45</text:p>
          </table:table-cell>
          <table:table-cell table:style-name="ce3" table:formula="of:=[.J99]-[.J$176]" office:value-type="float" office:value="110.375000000001" calcext:value-type="float">
            <text:p>110,375</text:p>
          </table:table-cell>
          <table:table-cell table:style-name="ce3" table:formula="of:=[.K99]-[.K$176]" office:value-type="float" office:value="-208.2" calcext:value-type="float">
            <text:p>-208,2</text:p>
          </table:table-cell>
          <table:table-cell table:style-name="ce3" table:formula="of:=[.L99]-[.L$176]" office:value-type="float" office:value="-35.775" calcext:value-type="float">
            <text:p>-35,775</text:p>
          </table:table-cell>
          <table:table-cell table:style-name="ce3" table:formula="of:=[.M99]-[.M$176]" office:value-type="float" office:value="330.625" calcext:value-type="float">
            <text:p>330,625</text:p>
          </table:table-cell>
          <table:table-cell table:style-name="ce3" table:formula="of:=[.N99]-[.N$176]" office:value-type="float" office:value="1660573.625" calcext:value-type="float">
            <text:p>1660573,625</text:p>
          </table:table-cell>
          <table:table-cell table:style-name="ce3" table:formula="of:=[.O99]-[.O$176]" office:value-type="float" office:value="34.375" calcext:value-type="float">
            <text:p>34,375</text:p>
          </table:table-cell>
          <table:table-cell table:style-name="ce3" table:formula="of:=[.P99]-[.P$176]" office:value-type="float" office:value="-13.8875" calcext:value-type="float">
            <text:p>-13,8875</text:p>
          </table:table-cell>
          <table:table-cell table:style-name="ce3" table:formula="of:=[.Q99]-[.Q$176]" office:value-type="float" office:value="-37.575" calcext:value-type="float">
            <text:p>-37,575</text:p>
          </table:table-cell>
          <table:table-cell table:style-name="ce3" table:formula="of:=[.R99]-[.R$176]" office:value-type="float" office:value="52.0875" calcext:value-type="float">
            <text:p>52,0875</text:p>
          </table:table-cell>
          <table:table-cell table:style-name="ce3" table:formula="of:=[.S99]-[.S$176]" office:value-type="float" office:value="39616.05" calcext:value-type="float">
            <text:p>39616,05</text:p>
          </table:table-cell>
          <table:table-cell table:style-name="ce3" table:formula="of:=[.T99]-[.T$176]" office:value-type="float" office:value="-56.3125" calcext:value-type="float">
            <text:p>-56,3125</text:p>
          </table:table-cell>
          <table:table-cell table:style-name="ce3" table:formula="of:=[.U99]-[.U$176]" office:value-type="float" office:value="0" calcext:value-type="float">
            <text:p>0</text:p>
          </table:table-cell>
          <table:table-cell table:style-name="ce3" table:formula="of:=[.V99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3" table:formula="of:=[.B100]-[.B$176]" office:value-type="float" office:value="161.6625" calcext:value-type="float">
            <text:p>161,6625</text:p>
          </table:table-cell>
          <table:table-cell table:style-name="ce3" table:formula="of:=[.C100]-[.C$176]" office:value-type="float" office:value="1095.525" calcext:value-type="float">
            <text:p>1095,525</text:p>
          </table:table-cell>
          <table:table-cell table:style-name="ce3" table:formula="of:=[.D100]-[.D$176]" office:value-type="float" office:value="1836.775" calcext:value-type="float">
            <text:p>1836,775</text:p>
          </table:table-cell>
          <table:table-cell table:style-name="ce3" table:formula="of:=[.E100]-[.E$176]" office:value-type="float" office:value="4053715.4" calcext:value-type="float">
            <text:p>4053715,4</text:p>
          </table:table-cell>
          <table:table-cell table:style-name="ce3" table:formula="of:=[.F100]-[.F$176]" office:value-type="float" office:value="-423.875" calcext:value-type="float">
            <text:p>-423,875</text:p>
          </table:table-cell>
          <table:table-cell table:style-name="ce3" table:formula="of:=[.G100]-[.G$176]" office:value-type="float" office:value="751.225" calcext:value-type="float">
            <text:p>751,225</text:p>
          </table:table-cell>
          <table:table-cell table:style-name="ce3" table:formula="of:=[.H100]-[.H$176]" office:value-type="float" office:value="265.725" calcext:value-type="float">
            <text:p>265,725</text:p>
          </table:table-cell>
          <table:table-cell table:style-name="ce3" table:formula="of:=[.I100]-[.I$176]" office:value-type="float" office:value="58264.45" calcext:value-type="float">
            <text:p>58264,45</text:p>
          </table:table-cell>
          <table:table-cell table:style-name="ce3" table:formula="of:=[.J100]-[.J$176]" office:value-type="float" office:value="69.9750000000008" calcext:value-type="float">
            <text:p>69,975</text:p>
          </table:table-cell>
          <table:table-cell table:style-name="ce3" table:formula="of:=[.K100]-[.K$176]" office:value-type="float" office:value="67.8000000000002" calcext:value-type="float">
            <text:p>67,8</text:p>
          </table:table-cell>
          <table:table-cell table:style-name="ce3" table:formula="of:=[.L100]-[.L$176]" office:value-type="float" office:value="14.2249999999999" calcext:value-type="float">
            <text:p>14,225</text:p>
          </table:table-cell>
          <table:table-cell table:style-name="ce3" table:formula="of:=[.M100]-[.M$176]" office:value-type="float" office:value="826.825" calcext:value-type="float">
            <text:p>826,825</text:p>
          </table:table-cell>
          <table:table-cell table:style-name="ce3" table:formula="of:=[.N100]-[.N$176]" office:value-type="float" office:value="1627370.425" calcext:value-type="float">
            <text:p>1627370,425</text:p>
          </table:table-cell>
          <table:table-cell table:style-name="ce3" table:formula="of:=[.O100]-[.O$176]" office:value-type="float" office:value="21.875" calcext:value-type="float">
            <text:p>21,875</text:p>
          </table:table-cell>
          <table:table-cell table:style-name="ce3" table:formula="of:=[.P100]-[.P$176]" office:value-type="float" office:value="-13.8875" calcext:value-type="float">
            <text:p>-13,8875</text:p>
          </table:table-cell>
          <table:table-cell table:style-name="ce3" table:formula="of:=[.Q100]-[.Q$176]" office:value-type="float" office:value="143.025" calcext:value-type="float">
            <text:p>143,025</text:p>
          </table:table-cell>
          <table:table-cell table:style-name="ce3" table:formula="of:=[.R100]-[.R$176]" office:value-type="float" office:value="12.0875" calcext:value-type="float">
            <text:p>12,0875</text:p>
          </table:table-cell>
          <table:table-cell table:style-name="ce3" table:formula="of:=[.S100]-[.S$176]" office:value-type="float" office:value="36876.15" calcext:value-type="float">
            <text:p>36876,15</text:p>
          </table:table-cell>
          <table:table-cell table:style-name="ce3" table:formula="of:=[.T100]-[.T$176]" office:value-type="float" office:value="-23.0125" calcext:value-type="float">
            <text:p>-23,0125</text:p>
          </table:table-cell>
          <table:table-cell table:style-name="ce3" table:formula="of:=[.U100]-[.U$176]" office:value-type="float" office:value="0" calcext:value-type="float">
            <text:p>0</text:p>
          </table:table-cell>
          <table:table-cell table:style-name="ce3" table:formula="of:=[.V100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76.8" calcext:value-type="float">
            <text:p>176,8</text:p>
          </table:table-cell>
          <table:table-cell table:style-name="ce3" table:formula="of:=[.B101]-[.B$176]" office:value-type="float" office:value="-419.9375" calcext:value-type="float">
            <text:p>-419,9375</text:p>
          </table:table-cell>
          <table:table-cell table:style-name="ce3" table:formula="of:=[.C101]-[.C$176]" office:value-type="float" office:value="814.725" calcext:value-type="float">
            <text:p>814,725</text:p>
          </table:table-cell>
          <table:table-cell table:style-name="ce3" table:formula="of:=[.D101]-[.D$176]" office:value-type="float" office:value="5227.775" calcext:value-type="float">
            <text:p>5227,775</text:p>
          </table:table-cell>
          <table:table-cell table:style-name="ce3" table:formula="of:=[.E101]-[.E$176]" office:value-type="float" office:value="4026478.9" calcext:value-type="float">
            <text:p>4026478,9</text:p>
          </table:table-cell>
          <table:table-cell table:style-name="ce3" table:formula="of:=[.F101]-[.F$176]" office:value-type="float" office:value="-423.875" calcext:value-type="float">
            <text:p>-423,875</text:p>
          </table:table-cell>
          <table:table-cell table:style-name="ce3" table:formula="of:=[.G101]-[.G$176]" office:value-type="float" office:value="124.025" calcext:value-type="float">
            <text:p>124,025</text:p>
          </table:table-cell>
          <table:table-cell table:style-name="ce3" table:formula="of:=[.H101]-[.H$176]" office:value-type="float" office:value="125.325" calcext:value-type="float">
            <text:p>125,325</text:p>
          </table:table-cell>
          <table:table-cell table:style-name="ce3" table:formula="of:=[.I101]-[.I$176]" office:value-type="float" office:value="55551.65" calcext:value-type="float">
            <text:p>55551,65</text:p>
          </table:table-cell>
          <table:table-cell table:style-name="ce3" table:formula="of:=[.J101]-[.J$176]" office:value-type="float" office:value="-310.624999999999" calcext:value-type="float">
            <text:p>-310,625</text:p>
          </table:table-cell>
          <table:table-cell table:style-name="ce3" table:formula="of:=[.K101]-[.K$176]" office:value-type="float" office:value="418.8" calcext:value-type="float">
            <text:p>418,8</text:p>
          </table:table-cell>
          <table:table-cell table:style-name="ce3" table:formula="of:=[.L101]-[.L$176]" office:value-type="float" office:value="189.925" calcext:value-type="float">
            <text:p>189,925</text:p>
          </table:table-cell>
          <table:table-cell table:style-name="ce3" table:formula="of:=[.M101]-[.M$176]" office:value-type="float" office:value="426.125" calcext:value-type="float">
            <text:p>426,125</text:p>
          </table:table-cell>
          <table:table-cell table:style-name="ce3" table:formula="of:=[.N101]-[.N$176]" office:value-type="float" office:value="1603184.825" calcext:value-type="float">
            <text:p>1603184,825</text:p>
          </table:table-cell>
          <table:table-cell table:style-name="ce3" table:formula="of:=[.O101]-[.O$176]" office:value-type="float" office:value="34.375" calcext:value-type="float">
            <text:p>34,375</text:p>
          </table:table-cell>
          <table:table-cell table:style-name="ce3" table:formula="of:=[.P101]-[.P$176]" office:value-type="float" office:value="-73.8875" calcext:value-type="float">
            <text:p>-73,8875</text:p>
          </table:table-cell>
          <table:table-cell table:style-name="ce3" table:formula="of:=[.Q101]-[.Q$176]" office:value-type="float" office:value="-177.975" calcext:value-type="float">
            <text:p>-177,975</text:p>
          </table:table-cell>
          <table:table-cell table:style-name="ce3" table:formula="of:=[.R101]-[.R$176]" office:value-type="float" office:value="89.5875" calcext:value-type="float">
            <text:p>89,5875</text:p>
          </table:table-cell>
          <table:table-cell table:style-name="ce3" table:formula="of:=[.S101]-[.S$176]" office:value-type="float" office:value="31423.45" calcext:value-type="float">
            <text:p>31423,45</text:p>
          </table:table-cell>
          <table:table-cell table:style-name="ce3" table:formula="of:=[.T101]-[.T$176]" office:value-type="float" office:value="-56.3125" calcext:value-type="float">
            <text:p>-56,3125</text:p>
          </table:table-cell>
          <table:table-cell table:style-name="ce3" table:formula="of:=[.U101]-[.U$176]" office:value-type="float" office:value="0" calcext:value-type="float">
            <text:p>0</text:p>
          </table:table-cell>
          <table:table-cell table:style-name="ce3" table:formula="of:=[.V101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78.5" calcext:value-type="float">
            <text:p>178,5</text:p>
          </table:table-cell>
          <table:table-cell table:style-name="ce3" table:formula="of:=[.B102]-[.B$176]" office:value-type="float" office:value="-159.3375" calcext:value-type="float">
            <text:p>-159,3375</text:p>
          </table:table-cell>
          <table:table-cell table:style-name="ce3" table:formula="of:=[.C102]-[.C$176]" office:value-type="float" office:value="834.925" calcext:value-type="float">
            <text:p>834,925</text:p>
          </table:table-cell>
          <table:table-cell table:style-name="ce3" table:formula="of:=[.D102]-[.D$176]" office:value-type="float" office:value="8618.775" calcext:value-type="float">
            <text:p>8618,775</text:p>
          </table:table-cell>
          <table:table-cell table:style-name="ce3" table:formula="of:=[.E102]-[.E$176]" office:value-type="float" office:value="4159759.5" calcext:value-type="float">
            <text:p>4159759,5</text:p>
          </table:table-cell>
          <table:table-cell table:style-name="ce3" table:formula="of:=[.F102]-[.F$176]" office:value-type="float" office:value="-423.875" calcext:value-type="float">
            <text:p>-423,875</text:p>
          </table:table-cell>
          <table:table-cell table:style-name="ce3" table:formula="of:=[.G102]-[.G$176]" office:value-type="float" office:value="13.6250000000002" calcext:value-type="float">
            <text:p>13,625</text:p>
          </table:table-cell>
          <table:table-cell table:style-name="ce3" table:formula="of:=[.H102]-[.H$176]" office:value-type="float" office:value="305.725" calcext:value-type="float">
            <text:p>305,725</text:p>
          </table:table-cell>
          <table:table-cell table:style-name="ce3" table:formula="of:=[.I102]-[.I$176]" office:value-type="float" office:value="63717.15" calcext:value-type="float">
            <text:p>63717,15</text:p>
          </table:table-cell>
          <table:table-cell table:style-name="ce3" table:formula="of:=[.J102]-[.J$176]" office:value-type="float" office:value="-331.024999999999" calcext:value-type="float">
            <text:p>-331,025</text:p>
          </table:table-cell>
          <table:table-cell table:style-name="ce3" table:formula="of:=[.K102]-[.K$176]" office:value-type="float" office:value="518.8" calcext:value-type="float">
            <text:p>518,8</text:p>
          </table:table-cell>
          <table:table-cell table:style-name="ce3" table:formula="of:=[.L102]-[.L$176]" office:value-type="float" office:value="-30.575" calcext:value-type="float">
            <text:p>-30,575</text:p>
          </table:table-cell>
          <table:table-cell table:style-name="ce3" table:formula="of:=[.M102]-[.M$176]" office:value-type="float" office:value="551.225" calcext:value-type="float">
            <text:p>551,225</text:p>
          </table:table-cell>
          <table:table-cell table:style-name="ce3" table:formula="of:=[.N102]-[.N$176]" office:value-type="float" office:value="1655709.625" calcext:value-type="float">
            <text:p>1655709,625</text:p>
          </table:table-cell>
          <table:table-cell table:style-name="ce3" table:formula="of:=[.O102]-[.O$176]" office:value-type="float" office:value="34.375" calcext:value-type="float">
            <text:p>34,375</text:p>
          </table:table-cell>
          <table:table-cell table:style-name="ce3" table:formula="of:=[.P102]-[.P$176]" office:value-type="float" office:value="-38.8875" calcext:value-type="float">
            <text:p>-38,8875</text:p>
          </table:table-cell>
          <table:table-cell table:style-name="ce3" table:formula="of:=[.Q102]-[.Q$176]" office:value-type="float" office:value="-213.175" calcext:value-type="float">
            <text:p>-213,175</text:p>
          </table:table-cell>
          <table:table-cell table:style-name="ce3" table:formula="of:=[.R102]-[.R$176]" office:value-type="float" office:value="62.0875" calcext:value-type="float">
            <text:p>62,0875</text:p>
          </table:table-cell>
          <table:table-cell table:style-name="ce3" table:formula="of:=[.S102]-[.S$176]" office:value-type="float" office:value="31423.45" calcext:value-type="float">
            <text:p>31423,45</text:p>
          </table:table-cell>
          <table:table-cell table:style-name="ce3" table:formula="of:=[.T102]-[.T$176]" office:value-type="float" office:value="-6.3125" calcext:value-type="float">
            <text:p>-6,3125</text:p>
          </table:table-cell>
          <table:table-cell table:style-name="ce3" table:formula="of:=[.U102]-[.U$176]" office:value-type="float" office:value="0" calcext:value-type="float">
            <text:p>0</text:p>
          </table:table-cell>
          <table:table-cell table:style-name="ce3" table:formula="of:=[.V102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80.3" calcext:value-type="float">
            <text:p>180,3</text:p>
          </table:table-cell>
          <table:table-cell table:style-name="ce3" table:formula="of:=[.B103]-[.B$176]" office:value-type="float" office:value="307.0625" calcext:value-type="float">
            <text:p>307,0625</text:p>
          </table:table-cell>
          <table:table-cell table:style-name="ce3" table:formula="of:=[.C103]-[.C$176]" office:value-type="float" office:value="754.525" calcext:value-type="float">
            <text:p>754,525</text:p>
          </table:table-cell>
          <table:table-cell table:style-name="ce3" table:formula="of:=[.D103]-[.D$176]" office:value-type="float" office:value="1836.775" calcext:value-type="float">
            <text:p>1836,775</text:p>
          </table:table-cell>
          <table:table-cell table:style-name="ce3" table:formula="of:=[.E103]-[.E$176]" office:value-type="float" office:value="4151539.9" calcext:value-type="float">
            <text:p>4151539,9</text:p>
          </table:table-cell>
          <table:table-cell table:style-name="ce3" table:formula="of:=[.F103]-[.F$176]" office:value-type="float" office:value="-423.875" calcext:value-type="float">
            <text:p>-423,875</text:p>
          </table:table-cell>
          <table:table-cell table:style-name="ce3" table:formula="of:=[.G103]-[.G$176]" office:value-type="float" office:value="-1.27499999999986" calcext:value-type="float">
            <text:p>-1,275</text:p>
          </table:table-cell>
          <table:table-cell table:style-name="ce3" table:formula="of:=[.H103]-[.H$176]" office:value-type="float" office:value="797.325" calcext:value-type="float">
            <text:p>797,325</text:p>
          </table:table-cell>
          <table:table-cell table:style-name="ce3" table:formula="of:=[.I103]-[.I$176]" office:value-type="float" office:value="58264.45" calcext:value-type="float">
            <text:p>58264,45</text:p>
          </table:table-cell>
          <table:table-cell table:style-name="ce3" table:formula="of:=[.J103]-[.J$176]" office:value-type="float" office:value="-371.224999999999" calcext:value-type="float">
            <text:p>-371,225</text:p>
          </table:table-cell>
          <table:table-cell table:style-name="ce3" table:formula="of:=[.K103]-[.K$176]" office:value-type="float" office:value="-383.7" calcext:value-type="float">
            <text:p>-383,7</text:p>
          </table:table-cell>
          <table:table-cell table:style-name="ce3" table:formula="of:=[.L103]-[.L$176]" office:value-type="float" office:value="-231.175" calcext:value-type="float">
            <text:p>-231,175</text:p>
          </table:table-cell>
          <table:table-cell table:style-name="ce3" table:formula="of:=[.M103]-[.M$176]" office:value-type="float" office:value="491.025" calcext:value-type="float">
            <text:p>491,025</text:p>
          </table:table-cell>
          <table:table-cell table:style-name="ce3" table:formula="of:=[.N103]-[.N$176]" office:value-type="float" office:value="1701399.225" calcext:value-type="float">
            <text:p>1701399,225</text:p>
          </table:table-cell>
          <table:table-cell table:style-name="ce3" table:formula="of:=[.O103]-[.O$176]" office:value-type="float" office:value="21.875" calcext:value-type="float">
            <text:p>21,875</text:p>
          </table:table-cell>
          <table:table-cell table:style-name="ce3" table:formula="of:=[.P103]-[.P$176]" office:value-type="float" office:value="-13.5875" calcext:value-type="float">
            <text:p>-13,5875</text:p>
          </table:table-cell>
          <table:table-cell table:style-name="ce3" table:formula="of:=[.Q103]-[.Q$176]" office:value-type="float" office:value="-97.7749999999999" calcext:value-type="float">
            <text:p>-97,775</text:p>
          </table:table-cell>
          <table:table-cell table:style-name="ce3" table:formula="of:=[.R103]-[.R$176]" office:value-type="float" office:value="-27.9125" calcext:value-type="float">
            <text:p>-27,9125</text:p>
          </table:table-cell>
          <table:table-cell table:style-name="ce3" table:formula="of:=[.S103]-[.S$176]" office:value-type="float" office:value="25997.75" calcext:value-type="float">
            <text:p>25997,75</text:p>
          </table:table-cell>
          <table:table-cell table:style-name="ce3" table:formula="of:=[.T103]-[.T$176]" office:value-type="float" office:value="-56.3125" calcext:value-type="float">
            <text:p>-56,3125</text:p>
          </table:table-cell>
          <table:table-cell table:style-name="ce3" table:formula="of:=[.U103]-[.U$176]" office:value-type="float" office:value="0" calcext:value-type="float">
            <text:p>0</text:p>
          </table:table-cell>
          <table:table-cell table:style-name="ce3" table:formula="of:=[.V103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82.1" calcext:value-type="float">
            <text:p>182,1</text:p>
          </table:table-cell>
          <table:table-cell table:style-name="ce3" table:formula="of:=[.B104]-[.B$176]" office:value-type="float" office:value="-199.3375" calcext:value-type="float">
            <text:p>-199,3375</text:p>
          </table:table-cell>
          <table:table-cell table:style-name="ce3" table:formula="of:=[.C104]-[.C$176]" office:value-type="float" office:value="954.925" calcext:value-type="float">
            <text:p>954,925</text:p>
          </table:table-cell>
          <table:table-cell table:style-name="ce3" table:formula="of:=[.D104]-[.D$176]" office:value-type="float" office:value="3871.375" calcext:value-type="float">
            <text:p>3871,375</text:p>
          </table:table-cell>
          <table:table-cell table:style-name="ce3" table:formula="of:=[.E104]-[.E$176]" office:value-type="float" office:value="3980252.3" calcext:value-type="float">
            <text:p>3980252,3</text:p>
          </table:table-cell>
          <table:table-cell table:style-name="ce3" table:formula="of:=[.F104]-[.F$176]" office:value-type="float" office:value="-423.875" calcext:value-type="float">
            <text:p>-423,875</text:p>
          </table:table-cell>
          <table:table-cell table:style-name="ce3" table:formula="of:=[.G104]-[.G$176]" office:value-type="float" office:value="349.525" calcext:value-type="float">
            <text:p>349,525</text:p>
          </table:table-cell>
          <table:table-cell table:style-name="ce3" table:formula="of:=[.H104]-[.H$176]" office:value-type="float" office:value="406.125" calcext:value-type="float">
            <text:p>406,125</text:p>
          </table:table-cell>
          <table:table-cell table:style-name="ce3" table:formula="of:=[.I104]-[.I$176]" office:value-type="float" office:value="55551.65" calcext:value-type="float">
            <text:p>55551,65</text:p>
          </table:table-cell>
          <table:table-cell table:style-name="ce3" table:formula="of:=[.J104]-[.J$176]" office:value-type="float" office:value="-371.224999999999" calcext:value-type="float">
            <text:p>-371,225</text:p>
          </table:table-cell>
          <table:table-cell table:style-name="ce3" table:formula="of:=[.K104]-[.K$176]" office:value-type="float" office:value="-233.4" calcext:value-type="float">
            <text:p>-233,4</text:p>
          </table:table-cell>
          <table:table-cell table:style-name="ce3" table:formula="of:=[.L104]-[.L$176]" office:value-type="float" office:value="149.625" calcext:value-type="float">
            <text:p>149,625</text:p>
          </table:table-cell>
          <table:table-cell table:style-name="ce3" table:formula="of:=[.M104]-[.M$176]" office:value-type="float" office:value="451.225" calcext:value-type="float">
            <text:p>451,225</text:p>
          </table:table-cell>
          <table:table-cell table:style-name="ce3" table:formula="of:=[.N104]-[.N$176]" office:value-type="float" office:value="1611600.825" calcext:value-type="float">
            <text:p>1611600,825</text:p>
          </table:table-cell>
          <table:table-cell table:style-name="ce3" table:formula="of:=[.O104]-[.O$176]" office:value-type="float" office:value="21.875" calcext:value-type="float">
            <text:p>21,875</text:p>
          </table:table-cell>
          <table:table-cell table:style-name="ce3" table:formula="of:=[.P104]-[.P$176]" office:value-type="float" office:value="-13.8875" calcext:value-type="float">
            <text:p>-13,8875</text:p>
          </table:table-cell>
          <table:table-cell table:style-name="ce3" table:formula="of:=[.Q104]-[.Q$176]" office:value-type="float" office:value="-358.775" calcext:value-type="float">
            <text:p>-358,775</text:p>
          </table:table-cell>
          <table:table-cell table:style-name="ce3" table:formula="of:=[.R104]-[.R$176]" office:value-type="float" office:value="52.0875" calcext:value-type="float">
            <text:p>52,0875</text:p>
          </table:table-cell>
          <table:table-cell table:style-name="ce3" table:formula="of:=[.S104]-[.S$176]" office:value-type="float" office:value="23284.95" calcext:value-type="float">
            <text:p>23284,95</text:p>
          </table:table-cell>
          <table:table-cell table:style-name="ce3" table:formula="of:=[.T104]-[.T$176]" office:value-type="float" office:value="110.6875" calcext:value-type="float">
            <text:p>110,6875</text:p>
          </table:table-cell>
          <table:table-cell table:style-name="ce3" table:formula="of:=[.U104]-[.U$176]" office:value-type="float" office:value="0" calcext:value-type="float">
            <text:p>0</text:p>
          </table:table-cell>
          <table:table-cell table:style-name="ce3" table:formula="of:=[.V104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83.8" calcext:value-type="float">
            <text:p>183,8</text:p>
          </table:table-cell>
          <table:table-cell table:style-name="ce3" table:formula="of:=[.B105]-[.B$176]" office:value-type="float" office:value="41.2624999999998" calcext:value-type="float">
            <text:p>41,2625</text:p>
          </table:table-cell>
          <table:table-cell table:style-name="ce3" table:formula="of:=[.C105]-[.C$176]" office:value-type="float" office:value="975.325" calcext:value-type="float">
            <text:p>975,325</text:p>
          </table:table-cell>
          <table:table-cell table:style-name="ce3" table:formula="of:=[.D105]-[.D$176]" office:value-type="float" office:value="5227.775" calcext:value-type="float">
            <text:p>5227,775</text:p>
          </table:table-cell>
          <table:table-cell table:style-name="ce3" table:formula="of:=[.E105]-[.E$176]" office:value-type="float" office:value="4157019.6" calcext:value-type="float">
            <text:p>4157019,6</text:p>
          </table:table-cell>
          <table:table-cell table:style-name="ce3" table:formula="of:=[.F105]-[.F$176]" office:value-type="float" office:value="-423.875" calcext:value-type="float">
            <text:p>-423,875</text:p>
          </table:table-cell>
          <table:table-cell table:style-name="ce3" table:formula="of:=[.G105]-[.G$176]" office:value-type="float" office:value="-588.175" calcext:value-type="float">
            <text:p>-588,175</text:p>
          </table:table-cell>
          <table:table-cell table:style-name="ce3" table:formula="of:=[.H105]-[.H$176]" office:value-type="float" office:value="566.525" calcext:value-type="float">
            <text:p>566,525</text:p>
          </table:table-cell>
          <table:table-cell table:style-name="ce3" table:formula="of:=[.I105]-[.I$176]" office:value-type="float" office:value="58264.45" calcext:value-type="float">
            <text:p>58264,45</text:p>
          </table:table-cell>
          <table:table-cell table:style-name="ce3" table:formula="of:=[.J105]-[.J$176]" office:value-type="float" office:value="-270.624999999999" calcext:value-type="float">
            <text:p>-270,625</text:p>
          </table:table-cell>
          <table:table-cell table:style-name="ce3" table:formula="of:=[.K105]-[.K$176]" office:value-type="float" office:value="-82.6999999999998" calcext:value-type="float">
            <text:p>-82,7</text:p>
          </table:table-cell>
          <table:table-cell table:style-name="ce3" table:formula="of:=[.L105]-[.L$176]" office:value-type="float" office:value="-10.775" calcext:value-type="float">
            <text:p>-10,775</text:p>
          </table:table-cell>
          <table:table-cell table:style-name="ce3" table:formula="of:=[.M105]-[.M$176]" office:value-type="float" office:value="551.225" calcext:value-type="float">
            <text:p>551,225</text:p>
          </table:table-cell>
          <table:table-cell table:style-name="ce3" table:formula="of:=[.N105]-[.N$176]" office:value-type="float" office:value="1743864.725" calcext:value-type="float">
            <text:p>1743864,725</text:p>
          </table:table-cell>
          <table:table-cell table:style-name="ce3" table:formula="of:=[.O105]-[.O$176]" office:value-type="float" office:value="1487.875" calcext:value-type="float">
            <text:p>1487,875</text:p>
          </table:table-cell>
          <table:table-cell table:style-name="ce3" table:formula="of:=[.P105]-[.P$176]" office:value-type="float" office:value="-113.8875" calcext:value-type="float">
            <text:p>-113,8875</text:p>
          </table:table-cell>
          <table:table-cell table:style-name="ce3" table:formula="of:=[.Q105]-[.Q$176]" office:value-type="float" office:value="102.825" calcext:value-type="float">
            <text:p>102,825</text:p>
          </table:table-cell>
          <table:table-cell table:style-name="ce3" table:formula="of:=[.R105]-[.R$176]" office:value-type="float" office:value="-7.91249999999999" calcext:value-type="float">
            <text:p>-7,9125</text:p>
          </table:table-cell>
          <table:table-cell table:style-name="ce3" table:formula="of:=[.S105]-[.S$176]" office:value-type="float" office:value="17859.35" calcext:value-type="float">
            <text:p>17859,35</text:p>
          </table:table-cell>
          <table:table-cell table:style-name="ce3" table:formula="of:=[.T105]-[.T$176]" office:value-type="float" office:value="68.6875" calcext:value-type="float">
            <text:p>68,6875</text:p>
          </table:table-cell>
          <table:table-cell table:style-name="ce3" table:formula="of:=[.U105]-[.U$176]" office:value-type="float" office:value="0" calcext:value-type="float">
            <text:p>0</text:p>
          </table:table-cell>
          <table:table-cell table:style-name="ce3" table:formula="of:=[.V105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85.6" calcext:value-type="float">
            <text:p>185,6</text:p>
          </table:table-cell>
          <table:table-cell table:style-name="ce3" table:formula="of:=[.B106]-[.B$176]" office:value-type="float" office:value="322.0625" calcext:value-type="float">
            <text:p>322,0625</text:p>
          </table:table-cell>
          <table:table-cell table:style-name="ce3" table:formula="of:=[.C106]-[.C$176]" office:value-type="float" office:value="875.125" calcext:value-type="float">
            <text:p>875,125</text:p>
          </table:table-cell>
          <table:table-cell table:style-name="ce3" table:formula="of:=[.D106]-[.D$176]" office:value-type="float" office:value="5227.775" calcext:value-type="float">
            <text:p>5227,775</text:p>
          </table:table-cell>
          <table:table-cell table:style-name="ce3" table:formula="of:=[.E106]-[.E$176]" office:value-type="float" office:value="4102627.7" calcext:value-type="float">
            <text:p>4102627,7</text:p>
          </table:table-cell>
          <table:table-cell table:style-name="ce3" table:formula="of:=[.F106]-[.F$176]" office:value-type="float" office:value="-423.875" calcext:value-type="float">
            <text:p>-423,875</text:p>
          </table:table-cell>
          <table:table-cell table:style-name="ce3" table:formula="of:=[.G106]-[.G$176]" office:value-type="float" office:value="-307.175" calcext:value-type="float">
            <text:p>-307,175</text:p>
          </table:table-cell>
          <table:table-cell table:style-name="ce3" table:formula="of:=[.H106]-[.H$176]" office:value-type="float" office:value="245.725" calcext:value-type="float">
            <text:p>245,725</text:p>
          </table:table-cell>
          <table:table-cell table:style-name="ce3" table:formula="of:=[.I106]-[.I$176]" office:value-type="float" office:value="55551.65" calcext:value-type="float">
            <text:p>55551,65</text:p>
          </table:table-cell>
          <table:table-cell table:style-name="ce3" table:formula="of:=[.J106]-[.J$176]" office:value-type="float" office:value="210.575000000001" calcext:value-type="float">
            <text:p>210,575</text:p>
          </table:table-cell>
          <table:table-cell table:style-name="ce3" table:formula="of:=[.K106]-[.K$176]" office:value-type="float" office:value="117.8" calcext:value-type="float">
            <text:p>117,8</text:p>
          </table:table-cell>
          <table:table-cell table:style-name="ce3" table:formula="of:=[.L106]-[.L$176]" office:value-type="float" office:value="129.825" calcext:value-type="float">
            <text:p>129,825</text:p>
          </table:table-cell>
          <table:table-cell table:style-name="ce3" table:formula="of:=[.M106]-[.M$176]" office:value-type="float" office:value="430.625" calcext:value-type="float">
            <text:p>430,625</text:p>
          </table:table-cell>
          <table:table-cell table:style-name="ce3" table:formula="of:=[.N106]-[.N$176]" office:value-type="float" office:value="1677789.625" calcext:value-type="float">
            <text:p>1677789,625</text:p>
          </table:table-cell>
          <table:table-cell table:style-name="ce3" table:formula="of:=[.O106]-[.O$176]" office:value-type="float" office:value="59.375" calcext:value-type="float">
            <text:p>59,375</text:p>
          </table:table-cell>
          <table:table-cell table:style-name="ce3" table:formula="of:=[.P106]-[.P$176]" office:value-type="float" office:value="11.1125" calcext:value-type="float">
            <text:p>11,1125</text:p>
          </table:table-cell>
          <table:table-cell table:style-name="ce3" table:formula="of:=[.Q106]-[.Q$176]" office:value-type="float" office:value="-217.975" calcext:value-type="float">
            <text:p>-217,975</text:p>
          </table:table-cell>
          <table:table-cell table:style-name="ce3" table:formula="of:=[.R106]-[.R$176]" office:value-type="float" office:value="64.5875" calcext:value-type="float">
            <text:p>64,5875</text:p>
          </table:table-cell>
          <table:table-cell table:style-name="ce3" table:formula="of:=[.S106]-[.S$176]" office:value-type="float" office:value="17859.35" calcext:value-type="float">
            <text:p>17859,35</text:p>
          </table:table-cell>
          <table:table-cell table:style-name="ce3" table:formula="of:=[.T106]-[.T$176]" office:value-type="float" office:value="-56.3125" calcext:value-type="float">
            <text:p>-56,3125</text:p>
          </table:table-cell>
          <table:table-cell table:style-name="ce3" table:formula="of:=[.U106]-[.U$176]" office:value-type="float" office:value="0" calcext:value-type="float">
            <text:p>0</text:p>
          </table:table-cell>
          <table:table-cell table:style-name="ce3" table:formula="of:=[.V106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87.4" calcext:value-type="float">
            <text:p>187,4</text:p>
          </table:table-cell>
          <table:table-cell table:style-name="ce3" table:formula="of:=[.B107]-[.B$176]" office:value-type="float" office:value="121.4625" calcext:value-type="float">
            <text:p>121,4625</text:p>
          </table:table-cell>
          <table:table-cell table:style-name="ce3" table:formula="of:=[.C107]-[.C$176]" office:value-type="float" office:value="1055.525" calcext:value-type="float">
            <text:p>1055,525</text:p>
          </table:table-cell>
          <table:table-cell table:style-name="ce3" table:formula="of:=[.D107]-[.D$176]" office:value-type="float" office:value="9297.075" calcext:value-type="float">
            <text:p>9297,075</text:p>
          </table:table-cell>
          <table:table-cell table:style-name="ce3" table:formula="of:=[.E107]-[.E$176]" office:value-type="float" office:value="4110793" calcext:value-type="float">
            <text:p>4110793</text:p>
          </table:table-cell>
          <table:table-cell table:style-name="ce3" table:formula="of:=[.F107]-[.F$176]" office:value-type="float" office:value="-423.875" calcext:value-type="float">
            <text:p>-423,875</text:p>
          </table:table-cell>
          <table:table-cell table:style-name="ce3" table:formula="of:=[.G107]-[.G$176]" office:value-type="float" office:value="-1.27499999999986" calcext:value-type="float">
            <text:p>-1,275</text:p>
          </table:table-cell>
          <table:table-cell table:style-name="ce3" table:formula="of:=[.H107]-[.H$176]" office:value-type="float" office:value="305.725" calcext:value-type="float">
            <text:p>305,725</text:p>
          </table:table-cell>
          <table:table-cell table:style-name="ce3" table:formula="of:=[.I107]-[.I$176]" office:value-type="float" office:value="58264.45" calcext:value-type="float">
            <text:p>58264,45</text:p>
          </table:table-cell>
          <table:table-cell table:style-name="ce3" table:formula="of:=[.J107]-[.J$176]" office:value-type="float" office:value="10.1750000000006" calcext:value-type="float">
            <text:p>10,175</text:p>
          </table:table-cell>
          <table:table-cell table:style-name="ce3" table:formula="of:=[.K107]-[.K$176]" office:value-type="float" office:value="-333.4" calcext:value-type="float">
            <text:p>-333,4</text:p>
          </table:table-cell>
          <table:table-cell table:style-name="ce3" table:formula="of:=[.L107]-[.L$176]" office:value-type="float" office:value="215.225" calcext:value-type="float">
            <text:p>215,225</text:p>
          </table:table-cell>
          <table:table-cell table:style-name="ce3" table:formula="of:=[.M107]-[.M$176]" office:value-type="float" office:value="651.625" calcext:value-type="float">
            <text:p>651,625</text:p>
          </table:table-cell>
          <table:table-cell table:style-name="ce3" table:formula="of:=[.N107]-[.N$176]" office:value-type="float" office:value="1650106.125" calcext:value-type="float">
            <text:p>1650106,125</text:p>
          </table:table-cell>
          <table:table-cell table:style-name="ce3" table:formula="of:=[.O107]-[.O$176]" office:value-type="float" office:value="34.375" calcext:value-type="float">
            <text:p>34,375</text:p>
          </table:table-cell>
          <table:table-cell table:style-name="ce3" table:formula="of:=[.P107]-[.P$176]" office:value-type="float" office:value="86.4125" calcext:value-type="float">
            <text:p>86,4125</text:p>
          </table:table-cell>
          <table:table-cell table:style-name="ce3" table:formula="of:=[.Q107]-[.Q$176]" office:value-type="float" office:value="102.825" calcext:value-type="float">
            <text:p>102,825</text:p>
          </table:table-cell>
          <table:table-cell table:style-name="ce3" table:formula="of:=[.R107]-[.R$176]" office:value-type="float" office:value="42.0875" calcext:value-type="float">
            <text:p>42,0875</text:p>
          </table:table-cell>
          <table:table-cell table:style-name="ce3" table:formula="of:=[.S107]-[.S$176]" office:value-type="float" office:value="17859.35" calcext:value-type="float">
            <text:p>17859,35</text:p>
          </table:table-cell>
          <table:table-cell table:style-name="ce3" table:formula="of:=[.T107]-[.T$176]" office:value-type="float" office:value="-23.0125" calcext:value-type="float">
            <text:p>-23,0125</text:p>
          </table:table-cell>
          <table:table-cell table:style-name="ce3" table:formula="of:=[.U107]-[.U$176]" office:value-type="float" office:value="0" calcext:value-type="float">
            <text:p>0</text:p>
          </table:table-cell>
          <table:table-cell table:style-name="ce3" table:formula="of:=[.V107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89.1" calcext:value-type="float">
            <text:p>189,1</text:p>
          </table:table-cell>
          <table:table-cell table:style-name="ce3" table:formula="of:=[.B108]-[.B$176]" office:value-type="float" office:value="-179.5375" calcext:value-type="float">
            <text:p>-179,5375</text:p>
          </table:table-cell>
          <table:table-cell table:style-name="ce3" table:formula="of:=[.C108]-[.C$176]" office:value-type="float" office:value="1175.725" calcext:value-type="float">
            <text:p>1175,725</text:p>
          </table:table-cell>
          <table:table-cell table:style-name="ce3" table:formula="of:=[.D108]-[.D$176]" office:value-type="float" office:value="5227.775" calcext:value-type="float">
            <text:p>5227,775</text:p>
          </table:table-cell>
          <table:table-cell table:style-name="ce3" table:formula="of:=[.E108]-[.E$176]" office:value-type="float" office:value="4225029.7" calcext:value-type="float">
            <text:p>4225029,7</text:p>
          </table:table-cell>
          <table:table-cell table:style-name="ce3" table:formula="of:=[.F108]-[.F$176]" office:value-type="float" office:value="-423.875" calcext:value-type="float">
            <text:p>-423,875</text:p>
          </table:table-cell>
          <table:table-cell table:style-name="ce3" table:formula="of:=[.G108]-[.G$176]" office:value-type="float" office:value="-126.775" calcext:value-type="float">
            <text:p>-126,775</text:p>
          </table:table-cell>
          <table:table-cell table:style-name="ce3" table:formula="of:=[.H108]-[.H$176]" office:value-type="float" office:value="506.325" calcext:value-type="float">
            <text:p>506,325</text:p>
          </table:table-cell>
          <table:table-cell table:style-name="ce3" table:formula="of:=[.I108]-[.I$176]" office:value-type="float" office:value="58291.55" calcext:value-type="float">
            <text:p>58291,55</text:p>
          </table:table-cell>
          <table:table-cell table:style-name="ce3" table:formula="of:=[.J108]-[.J$176]" office:value-type="float" office:value="-230.624999999999" calcext:value-type="float">
            <text:p>-230,625</text:p>
          </table:table-cell>
          <table:table-cell table:style-name="ce3" table:formula="of:=[.K108]-[.K$176]" office:value-type="float" office:value="-107.7" calcext:value-type="float">
            <text:p>-107,7</text:p>
          </table:table-cell>
          <table:table-cell table:style-name="ce3" table:formula="of:=[.L108]-[.L$176]" office:value-type="float" office:value="-161.075" calcext:value-type="float">
            <text:p>-161,075</text:p>
          </table:table-cell>
          <table:table-cell table:style-name="ce3" table:formula="of:=[.M108]-[.M$176]" office:value-type="float" office:value="391.025" calcext:value-type="float">
            <text:p>391,025</text:p>
          </table:table-cell>
          <table:table-cell table:style-name="ce3" table:formula="of:=[.N108]-[.N$176]" office:value-type="float" office:value="1724023.225" calcext:value-type="float">
            <text:p>1724023,225</text:p>
          </table:table-cell>
          <table:table-cell table:style-name="ce3" table:formula="of:=[.O108]-[.O$176]" office:value-type="float" office:value="134.375" calcext:value-type="float">
            <text:p>134,375</text:p>
          </table:table-cell>
          <table:table-cell table:style-name="ce3" table:formula="of:=[.P108]-[.P$176]" office:value-type="float" office:value="-13.8875" calcext:value-type="float">
            <text:p>-13,8875</text:p>
          </table:table-cell>
          <table:table-cell table:style-name="ce3" table:formula="of:=[.Q108]-[.Q$176]" office:value-type="float" office:value="-278.375" calcext:value-type="float">
            <text:p>-278,375</text:p>
          </table:table-cell>
          <table:table-cell table:style-name="ce3" table:formula="of:=[.R108]-[.R$176]" office:value-type="float" office:value="122.0875" calcext:value-type="float">
            <text:p>122,0875</text:p>
          </table:table-cell>
          <table:table-cell table:style-name="ce3" table:formula="of:=[.S108]-[.S$176]" office:value-type="float" office:value="12433.75" calcext:value-type="float">
            <text:p>12433,75</text:p>
          </table:table-cell>
          <table:table-cell table:style-name="ce3" table:formula="of:=[.T108]-[.T$176]" office:value-type="float" office:value="-56.3125" calcext:value-type="float">
            <text:p>-56,3125</text:p>
          </table:table-cell>
          <table:table-cell table:style-name="ce3" table:formula="of:=[.U108]-[.U$176]" office:value-type="float" office:value="0" calcext:value-type="float">
            <text:p>0</text:p>
          </table:table-cell>
          <table:table-cell table:style-name="ce3" table:formula="of:=[.V108]-[.V$176]" office:value-type="float" office:value="25" calcext:value-type="float">
            <text:p>25</text:p>
          </table:table-cell>
          <table:table-cell table:number-columns-repeated="1002"/>
        </table:table-row>
        <table:table-row table:style-name="ro1">
          <table:table-cell office:value-type="float" office:value="190.9" calcext:value-type="float">
            <text:p>190,9</text:p>
          </table:table-cell>
          <table:table-cell table:style-name="ce3" table:formula="of:=[.B109]-[.B$176]" office:value-type="float" office:value="432.5625" calcext:value-type="float">
            <text:p>432,5625</text:p>
          </table:table-cell>
          <table:table-cell table:style-name="ce3" table:formula="of:=[.C109]-[.C$176]" office:value-type="float" office:value="1095.525" calcext:value-type="float">
            <text:p>1095,525</text:p>
          </table:table-cell>
          <table:table-cell table:style-name="ce3" table:formula="of:=[.D109]-[.D$176]" office:value-type="float" office:value="5227.775" calcext:value-type="float">
            <text:p>5227,775</text:p>
          </table:table-cell>
          <table:table-cell table:style-name="ce3" table:formula="of:=[.E109]-[.E$176]" office:value-type="float" office:value="4293067.1" calcext:value-type="float">
            <text:p>4293067,1</text:p>
          </table:table-cell>
          <table:table-cell table:style-name="ce3" table:formula="of:=[.F109]-[.F$176]" office:value-type="float" office:value="-423.875" calcext:value-type="float">
            <text:p>-423,875</text:p>
          </table:table-cell>
          <table:table-cell table:style-name="ce3" table:formula="of:=[.G109]-[.G$176]" office:value-type="float" office:value="-226.975" calcext:value-type="float">
            <text:p>-226,975</text:p>
          </table:table-cell>
          <table:table-cell table:style-name="ce3" table:formula="of:=[.H109]-[.H$176]" office:value-type="float" office:value="506.525" calcext:value-type="float">
            <text:p>506,525</text:p>
          </table:table-cell>
          <table:table-cell table:style-name="ce3" table:formula="of:=[.I109]-[.I$176]" office:value-type="float" office:value="58264.45" calcext:value-type="float">
            <text:p>58264,45</text:p>
          </table:table-cell>
          <table:table-cell table:style-name="ce3" table:formula="of:=[.J109]-[.J$176]" office:value-type="float" office:value="-30.0249999999992" calcext:value-type="float">
            <text:p>-30,025</text:p>
          </table:table-cell>
          <table:table-cell table:style-name="ce3" table:formula="of:=[.K109]-[.K$176]" office:value-type="float" office:value="468.8" calcext:value-type="float">
            <text:p>468,8</text:p>
          </table:table-cell>
          <table:table-cell table:style-name="ce3" table:formula="of:=[.L109]-[.L$176]" office:value-type="float" office:value="69.625" calcext:value-type="float">
            <text:p>69,625</text:p>
          </table:table-cell>
          <table:table-cell table:style-name="ce3" table:formula="of:=[.M109]-[.M$176]" office:value-type="float" office:value="270.425" calcext:value-type="float">
            <text:p>270,425</text:p>
          </table:table-cell>
          <table:table-cell table:style-name="ce3" table:formula="of:=[.N109]-[.N$176]" office:value-type="float" office:value="1757945.425" calcext:value-type="float">
            <text:p>1757945,425</text:p>
          </table:table-cell>
          <table:table-cell table:style-name="ce3" table:formula="of:=[.O109]-[.O$176]" office:value-type="float" office:value="-3.125" calcext:value-type="float">
            <text:p>-3,125</text:p>
          </table:table-cell>
          <table:table-cell table:style-name="ce3" table:formula="of:=[.P109]-[.P$176]" office:value-type="float" office:value="19.8125" calcext:value-type="float">
            <text:p>19,8125</text:p>
          </table:table-cell>
          <table:table-cell table:style-name="ce3" table:formula="of:=[.Q109]-[.Q$176]" office:value-type="float" office:value="122.625" calcext:value-type="float">
            <text:p>122,625</text:p>
          </table:table-cell>
          <table:table-cell table:style-name="ce3" table:formula="of:=[.R109]-[.R$176]" office:value-type="float" office:value="77.0875" calcext:value-type="float">
            <text:p>77,0875</text:p>
          </table:table-cell>
          <table:table-cell table:style-name="ce3" table:formula="of:=[.S109]-[.S$176]" office:value-type="float" office:value="12433.75" calcext:value-type="float">
            <text:p>12433,75</text:p>
          </table:table-cell>
          <table:table-cell table:style-name="ce3" table:formula="of:=[.T109]-[.T$176]" office:value-type="float" office:value="-36.3125" calcext:value-type="float">
            <text:p>-36,3125</text:p>
          </table:table-cell>
          <table:table-cell table:style-name="ce3" table:formula="of:=[.U109]-[.U$176]" office:value-type="float" office:value="0" calcext:value-type="float">
            <text:p>0</text:p>
          </table:table-cell>
          <table:table-cell table:style-name="ce3" table:formula="of:=[.V109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92.7" calcext:value-type="float">
            <text:p>192,7</text:p>
          </table:table-cell>
          <table:table-cell table:style-name="ce3" table:formula="of:=[.B110]-[.B$176]" office:value-type="float" office:value="81.2624999999998" calcext:value-type="float">
            <text:p>81,2625</text:p>
          </table:table-cell>
          <table:table-cell table:style-name="ce3" table:formula="of:=[.C110]-[.C$176]" office:value-type="float" office:value="774.525" calcext:value-type="float">
            <text:p>774,525</text:p>
          </table:table-cell>
          <table:table-cell table:style-name="ce3" table:formula="of:=[.D110]-[.D$176]" office:value-type="float" office:value="5227.775" calcext:value-type="float">
            <text:p>5227,775</text:p>
          </table:table-cell>
          <table:table-cell table:style-name="ce3" table:formula="of:=[.E110]-[.E$176]" office:value-type="float" office:value="4186969.1" calcext:value-type="float">
            <text:p>4186969,1</text:p>
          </table:table-cell>
          <table:table-cell table:style-name="ce3" table:formula="of:=[.F110]-[.F$176]" office:value-type="float" office:value="-423.875" calcext:value-type="float">
            <text:p>-423,875</text:p>
          </table:table-cell>
          <table:table-cell table:style-name="ce3" table:formula="of:=[.G110]-[.G$176]" office:value-type="float" office:value="-246.975" calcext:value-type="float">
            <text:p>-246,975</text:p>
          </table:table-cell>
          <table:table-cell table:style-name="ce3" table:formula="of:=[.H110]-[.H$176]" office:value-type="float" office:value="365.925" calcext:value-type="float">
            <text:p>365,925</text:p>
          </table:table-cell>
          <table:table-cell table:style-name="ce3" table:formula="of:=[.I110]-[.I$176]" office:value-type="float" office:value="58264.45" calcext:value-type="float">
            <text:p>58264,45</text:p>
          </table:table-cell>
          <table:table-cell table:style-name="ce3" table:formula="of:=[.J110]-[.J$176]" office:value-type="float" office:value="-671.624999999999" calcext:value-type="float">
            <text:p>-671,625</text:p>
          </table:table-cell>
          <table:table-cell table:style-name="ce3" table:formula="of:=[.K110]-[.K$176]" office:value-type="float" office:value="67.8000000000002" calcext:value-type="float">
            <text:p>67,8</text:p>
          </table:table-cell>
          <table:table-cell table:style-name="ce3" table:formula="of:=[.L110]-[.L$176]" office:value-type="float" office:value="-130.975" calcext:value-type="float">
            <text:p>-130,975</text:p>
          </table:table-cell>
          <table:table-cell table:style-name="ce3" table:formula="of:=[.M110]-[.M$176]" office:value-type="float" office:value="426.125" calcext:value-type="float">
            <text:p>426,125</text:p>
          </table:table-cell>
          <table:table-cell table:style-name="ce3" table:formula="of:=[.N110]-[.N$176]" office:value-type="float" office:value="1729738.425" calcext:value-type="float">
            <text:p>1729738,425</text:p>
          </table:table-cell>
          <table:table-cell table:style-name="ce3" table:formula="of:=[.O110]-[.O$176]" office:value-type="float" office:value="71.875" calcext:value-type="float">
            <text:p>71,875</text:p>
          </table:table-cell>
          <table:table-cell table:style-name="ce3" table:formula="of:=[.P110]-[.P$176]" office:value-type="float" office:value="-93.8875" calcext:value-type="float">
            <text:p>-93,8875</text:p>
          </table:table-cell>
          <table:table-cell table:style-name="ce3" table:formula="of:=[.Q110]-[.Q$176]" office:value-type="float" office:value="-17.7749999999999" calcext:value-type="float">
            <text:p>-17,775</text:p>
          </table:table-cell>
          <table:table-cell table:style-name="ce3" table:formula="of:=[.R110]-[.R$176]" office:value-type="float" office:value="32.0875" calcext:value-type="float">
            <text:p>32,0875</text:p>
          </table:table-cell>
          <table:table-cell table:style-name="ce3" table:formula="of:=[.S110]-[.S$176]" office:value-type="float" office:value="15146.55" calcext:value-type="float">
            <text:p>15146,55</text:p>
          </table:table-cell>
          <table:table-cell table:style-name="ce3" table:formula="of:=[.T110]-[.T$176]" office:value-type="float" office:value="-56.3125" calcext:value-type="float">
            <text:p>-56,3125</text:p>
          </table:table-cell>
          <table:table-cell table:style-name="ce3" table:formula="of:=[.U110]-[.U$176]" office:value-type="float" office:value="0" calcext:value-type="float">
            <text:p>0</text:p>
          </table:table-cell>
          <table:table-cell table:style-name="ce3" table:formula="of:=[.V110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94.4" calcext:value-type="float">
            <text:p>194,4</text:p>
          </table:table-cell>
          <table:table-cell table:style-name="ce3" table:formula="of:=[.B111]-[.B$176]" office:value-type="float" office:value="-239.7375" calcext:value-type="float">
            <text:p>-239,7375</text:p>
          </table:table-cell>
          <table:table-cell table:style-name="ce3" table:formula="of:=[.C111]-[.C$176]" office:value-type="float" office:value="634.325" calcext:value-type="float">
            <text:p>634,325</text:p>
          </table:table-cell>
          <table:table-cell table:style-name="ce3" table:formula="of:=[.D111]-[.D$176]" office:value-type="float" office:value="5227.775" calcext:value-type="float">
            <text:p>5227,775</text:p>
          </table:table-cell>
          <table:table-cell table:style-name="ce3" table:formula="of:=[.E111]-[.E$176]" office:value-type="float" office:value="4227742.6" calcext:value-type="float">
            <text:p>4227742,6</text:p>
          </table:table-cell>
          <table:table-cell table:style-name="ce3" table:formula="of:=[.F111]-[.F$176]" office:value-type="float" office:value="-423.875" calcext:value-type="float">
            <text:p>-423,875</text:p>
          </table:table-cell>
          <table:table-cell table:style-name="ce3" table:formula="of:=[.G111]-[.G$176]" office:value-type="float" office:value="-26.2749999999999" calcext:value-type="float">
            <text:p>-26,275</text:p>
          </table:table-cell>
          <table:table-cell table:style-name="ce3" table:formula="of:=[.H111]-[.H$176]" office:value-type="float" office:value="-55.0750000000001" calcext:value-type="float">
            <text:p>-55,075</text:p>
          </table:table-cell>
          <table:table-cell table:style-name="ce3" table:formula="of:=[.I111]-[.I$176]" office:value-type="float" office:value="55551.65" calcext:value-type="float">
            <text:p>55551,65</text:p>
          </table:table-cell>
          <table:table-cell table:style-name="ce3" table:formula="of:=[.J111]-[.J$176]" office:value-type="float" office:value="-130.424999999999" calcext:value-type="float">
            <text:p>-130,425</text:p>
          </table:table-cell>
          <table:table-cell table:style-name="ce3" table:formula="of:=[.K111]-[.K$176]" office:value-type="float" office:value="-183.2" calcext:value-type="float">
            <text:p>-183,2</text:p>
          </table:table-cell>
          <table:table-cell table:style-name="ce3" table:formula="of:=[.L111]-[.L$176]" office:value-type="float" office:value="-70.975" calcext:value-type="float">
            <text:p>-70,975</text:p>
          </table:table-cell>
          <table:table-cell table:style-name="ce3" table:formula="of:=[.M111]-[.M$176]" office:value-type="float" office:value="350.625" calcext:value-type="float">
            <text:p>350,625</text:p>
          </table:table-cell>
          <table:table-cell table:style-name="ce3" table:formula="of:=[.N111]-[.N$176]" office:value-type="float" office:value="1720234.425" calcext:value-type="float">
            <text:p>1720234,425</text:p>
          </table:table-cell>
          <table:table-cell table:style-name="ce3" table:formula="of:=[.O111]-[.O$176]" office:value-type="float" office:value="-3.125" calcext:value-type="float">
            <text:p>-3,125</text:p>
          </table:table-cell>
          <table:table-cell table:style-name="ce3" table:formula="of:=[.P111]-[.P$176]" office:value-type="float" office:value="86.4125" calcext:value-type="float">
            <text:p>86,4125</text:p>
          </table:table-cell>
          <table:table-cell table:style-name="ce3" table:formula="of:=[.Q111]-[.Q$176]" office:value-type="float" office:value="62.625" calcext:value-type="float">
            <text:p>62,625</text:p>
          </table:table-cell>
          <table:table-cell table:style-name="ce3" table:formula="of:=[.R111]-[.R$176]" office:value-type="float" office:value="112.0875" calcext:value-type="float">
            <text:p>112,0875</text:p>
          </table:table-cell>
          <table:table-cell table:style-name="ce3" table:formula="of:=[.S111]-[.S$176]" office:value-type="float" office:value="15146.55" calcext:value-type="float">
            <text:p>15146,55</text:p>
          </table:table-cell>
          <table:table-cell table:style-name="ce3" table:formula="of:=[.T111]-[.T$176]" office:value-type="float" office:value="-23.0125" calcext:value-type="float">
            <text:p>-23,0125</text:p>
          </table:table-cell>
          <table:table-cell table:style-name="ce3" table:formula="of:=[.U111]-[.U$176]" office:value-type="float" office:value="0" calcext:value-type="float">
            <text:p>0</text:p>
          </table:table-cell>
          <table:table-cell table:style-name="ce3" table:formula="of:=[.V111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96.2" calcext:value-type="float">
            <text:p>196,2</text:p>
          </table:table-cell>
          <table:table-cell table:style-name="ce3" table:formula="of:=[.B112]-[.B$176]" office:value-type="float" office:value="-18.7375000000002" calcext:value-type="float">
            <text:p>-18,7375</text:p>
          </table:table-cell>
          <table:table-cell table:style-name="ce3" table:formula="of:=[.C112]-[.C$176]" office:value-type="float" office:value="754.525" calcext:value-type="float">
            <text:p>754,525</text:p>
          </table:table-cell>
          <table:table-cell table:style-name="ce3" table:formula="of:=[.D112]-[.D$176]" office:value-type="float" office:value="2967.175" calcext:value-type="float">
            <text:p>2967,175</text:p>
          </table:table-cell>
          <table:table-cell table:style-name="ce3" table:formula="of:=[.E112]-[.E$176]" office:value-type="float" office:value="4399138.1" calcext:value-type="float">
            <text:p>4399138,1</text:p>
          </table:table-cell>
          <table:table-cell table:style-name="ce3" table:formula="of:=[.F112]-[.F$176]" office:value-type="float" office:value="-423.875" calcext:value-type="float">
            <text:p>-423,875</text:p>
          </table:table-cell>
          <table:table-cell table:style-name="ce3" table:formula="of:=[.G112]-[.G$176]" office:value-type="float" office:value="-247.175" calcext:value-type="float">
            <text:p>-247,175</text:p>
          </table:table-cell>
          <table:table-cell table:style-name="ce3" table:formula="of:=[.H112]-[.H$176]" office:value-type="float" office:value="305.925" calcext:value-type="float">
            <text:p>305,925</text:p>
          </table:table-cell>
          <table:table-cell table:style-name="ce3" table:formula="of:=[.I112]-[.I$176]" office:value-type="float" office:value="60977.25" calcext:value-type="float">
            <text:p>60977,25</text:p>
          </table:table-cell>
          <table:table-cell table:style-name="ce3" table:formula="of:=[.J112]-[.J$176]" office:value-type="float" office:value="150.375000000001" calcext:value-type="float">
            <text:p>150,375</text:p>
          </table:table-cell>
          <table:table-cell table:style-name="ce3" table:formula="of:=[.K112]-[.K$176]" office:value-type="float" office:value="67.6000000000004" calcext:value-type="float">
            <text:p>67,6</text:p>
          </table:table-cell>
          <table:table-cell table:style-name="ce3" table:formula="of:=[.L112]-[.L$176]" office:value-type="float" office:value="64.7249999999999" calcext:value-type="float">
            <text:p>64,725</text:p>
          </table:table-cell>
          <table:table-cell table:style-name="ce3" table:formula="of:=[.M112]-[.M$176]" office:value-type="float" office:value="631.225" calcext:value-type="float">
            <text:p>631,225</text:p>
          </table:table-cell>
          <table:table-cell table:style-name="ce3" table:formula="of:=[.N112]-[.N$176]" office:value-type="float" office:value="1718768.825" calcext:value-type="float">
            <text:p>1718768,825</text:p>
          </table:table-cell>
          <table:table-cell table:style-name="ce3" table:formula="of:=[.O112]-[.O$176]" office:value-type="float" office:value="59.375" calcext:value-type="float">
            <text:p>59,375</text:p>
          </table:table-cell>
          <table:table-cell table:style-name="ce3" table:formula="of:=[.P112]-[.P$176]" office:value-type="float" office:value="-13.8875" calcext:value-type="float">
            <text:p>-13,8875</text:p>
          </table:table-cell>
          <table:table-cell table:style-name="ce3" table:formula="of:=[.Q112]-[.Q$176]" office:value-type="float" office:value="-137.775" calcext:value-type="float">
            <text:p>-137,775</text:p>
          </table:table-cell>
          <table:table-cell table:style-name="ce3" table:formula="of:=[.R112]-[.R$176]" office:value-type="float" office:value="72.0875" calcext:value-type="float">
            <text:p>72,0875</text:p>
          </table:table-cell>
          <table:table-cell table:style-name="ce3" table:formula="of:=[.S112]-[.S$176]" office:value-type="float" office:value="17859.35" calcext:value-type="float">
            <text:p>17859,35</text:p>
          </table:table-cell>
          <table:table-cell table:style-name="ce3" table:formula="of:=[.T112]-[.T$176]" office:value-type="float" office:value="-31.3125" calcext:value-type="float">
            <text:p>-31,3125</text:p>
          </table:table-cell>
          <table:table-cell table:style-name="ce3" table:formula="of:=[.U112]-[.U$176]" office:value-type="float" office:value="0" calcext:value-type="float">
            <text:p>0</text:p>
          </table:table-cell>
          <table:table-cell table:style-name="ce3" table:formula="of:=[.V112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3" table:formula="of:=[.B113]-[.B$176]" office:value-type="float" office:value="-399.9375" calcext:value-type="float">
            <text:p>-399,9375</text:p>
          </table:table-cell>
          <table:table-cell table:style-name="ce3" table:formula="of:=[.C113]-[.C$176]" office:value-type="float" office:value="934.925" calcext:value-type="float">
            <text:p>934,925</text:p>
          </table:table-cell>
          <table:table-cell table:style-name="ce3" table:formula="of:=[.D113]-[.D$176]" office:value-type="float" office:value="3871.375" calcext:value-type="float">
            <text:p>3871,375</text:p>
          </table:table-cell>
          <table:table-cell table:style-name="ce3" table:formula="of:=[.E113]-[.E$176]" office:value-type="float" office:value="4298465.6" calcext:value-type="float">
            <text:p>4298465,6</text:p>
          </table:table-cell>
          <table:table-cell table:style-name="ce3" table:formula="of:=[.F113]-[.F$176]" office:value-type="float" office:value="-423.875" calcext:value-type="float">
            <text:p>-423,875</text:p>
          </table:table-cell>
          <table:table-cell table:style-name="ce3" table:formula="of:=[.G113]-[.G$176]" office:value-type="float" office:value="-527.575" calcext:value-type="float">
            <text:p>-527,575</text:p>
          </table:table-cell>
          <table:table-cell table:style-name="ce3" table:formula="of:=[.H113]-[.H$176]" office:value-type="float" office:value="426.325" calcext:value-type="float">
            <text:p>426,325</text:p>
          </table:table-cell>
          <table:table-cell table:style-name="ce3" table:formula="of:=[.I113]-[.I$176]" office:value-type="float" office:value="55551.65" calcext:value-type="float">
            <text:p>55551,65</text:p>
          </table:table-cell>
          <table:table-cell table:style-name="ce3" table:formula="of:=[.J113]-[.J$176]" office:value-type="float" office:value="70.1750000000006" calcext:value-type="float">
            <text:p>70,175</text:p>
          </table:table-cell>
          <table:table-cell table:style-name="ce3" table:formula="of:=[.K113]-[.K$176]" office:value-type="float" office:value="544.3" calcext:value-type="float">
            <text:p>544,3</text:p>
          </table:table-cell>
          <table:table-cell table:style-name="ce3" table:formula="of:=[.L113]-[.L$176]" office:value-type="float" office:value="440.425" calcext:value-type="float">
            <text:p>440,425</text:p>
          </table:table-cell>
          <table:table-cell table:style-name="ce3" table:formula="of:=[.M113]-[.M$176]" office:value-type="float" office:value="611.425" calcext:value-type="float">
            <text:p>611,425</text:p>
          </table:table-cell>
          <table:table-cell table:style-name="ce3" table:formula="of:=[.N113]-[.N$176]" office:value-type="float" office:value="1666762.425" calcext:value-type="float">
            <text:p>1666762,425</text:p>
          </table:table-cell>
          <table:table-cell table:style-name="ce3" table:formula="of:=[.O113]-[.O$176]" office:value-type="float" office:value="34.375" calcext:value-type="float">
            <text:p>34,375</text:p>
          </table:table-cell>
          <table:table-cell table:style-name="ce3" table:formula="of:=[.P113]-[.P$176]" office:value-type="float" office:value="-33.8875" calcext:value-type="float">
            <text:p>-33,8875</text:p>
          </table:table-cell>
          <table:table-cell table:style-name="ce3" table:formula="of:=[.Q113]-[.Q$176]" office:value-type="float" office:value="-37.575" calcext:value-type="float">
            <text:p>-37,575</text:p>
          </table:table-cell>
          <table:table-cell table:style-name="ce3" table:formula="of:=[.R113]-[.R$176]" office:value-type="float" office:value="114.5875" calcext:value-type="float">
            <text:p>114,5875</text:p>
          </table:table-cell>
          <table:table-cell table:style-name="ce3" table:formula="of:=[.S113]-[.S$176]" office:value-type="float" office:value="20572.15" calcext:value-type="float">
            <text:p>20572,15</text:p>
          </table:table-cell>
          <table:table-cell table:style-name="ce3" table:formula="of:=[.T113]-[.T$176]" office:value-type="float" office:value="-56.3125" calcext:value-type="float">
            <text:p>-56,3125</text:p>
          </table:table-cell>
          <table:table-cell table:style-name="ce3" table:formula="of:=[.U113]-[.U$176]" office:value-type="float" office:value="0" calcext:value-type="float">
            <text:p>0</text:p>
          </table:table-cell>
          <table:table-cell table:style-name="ce3" table:formula="of:=[.V113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99.7" calcext:value-type="float">
            <text:p>199,7</text:p>
          </table:table-cell>
          <table:table-cell table:style-name="ce3" table:formula="of:=[.B114]-[.B$176]" office:value-type="float" office:value="482.5625" calcext:value-type="float">
            <text:p>482,5625</text:p>
          </table:table-cell>
          <table:table-cell table:style-name="ce3" table:formula="of:=[.C114]-[.C$176]" office:value-type="float" office:value="674.325" calcext:value-type="float">
            <text:p>674,325</text:p>
          </table:table-cell>
          <table:table-cell table:style-name="ce3" table:formula="of:=[.D114]-[.D$176]" office:value-type="float" office:value="6584.175" calcext:value-type="float">
            <text:p>6584,175</text:p>
          </table:table-cell>
          <table:table-cell table:style-name="ce3" table:formula="of:=[.E114]-[.E$176]" office:value-type="float" office:value="4159705.3" calcext:value-type="float">
            <text:p>4159705,3</text:p>
          </table:table-cell>
          <table:table-cell table:style-name="ce3" table:formula="of:=[.F114]-[.F$176]" office:value-type="float" office:value="-423.875" calcext:value-type="float">
            <text:p>-423,875</text:p>
          </table:table-cell>
          <table:table-cell table:style-name="ce3" table:formula="of:=[.G114]-[.G$176]" office:value-type="float" office:value="-186.775" calcext:value-type="float">
            <text:p>-186,775</text:p>
          </table:table-cell>
          <table:table-cell table:style-name="ce3" table:formula="of:=[.H114]-[.H$176]" office:value-type="float" office:value="-75.2750000000001" calcext:value-type="float">
            <text:p>-75,275</text:p>
          </table:table-cell>
          <table:table-cell table:style-name="ce3" table:formula="of:=[.I114]-[.I$176]" office:value-type="float" office:value="58264.45" calcext:value-type="float">
            <text:p>58264,45</text:p>
          </table:table-cell>
          <table:table-cell table:style-name="ce3" table:formula="of:=[.J114]-[.J$176]" office:value-type="float" office:value="-270.824999999999" calcext:value-type="float">
            <text:p>-270,825</text:p>
          </table:table-cell>
          <table:table-cell table:style-name="ce3" table:formula="of:=[.K114]-[.K$176]" office:value-type="float" office:value="-509.2" calcext:value-type="float">
            <text:p>-509,2</text:p>
          </table:table-cell>
          <table:table-cell table:style-name="ce3" table:formula="of:=[.L114]-[.L$176]" office:value-type="float" office:value="89.7249999999999" calcext:value-type="float">
            <text:p>89,725</text:p>
          </table:table-cell>
          <table:table-cell table:style-name="ce3" table:formula="of:=[.M114]-[.M$176]" office:value-type="float" office:value="626.325" calcext:value-type="float">
            <text:p>626,325</text:p>
          </table:table-cell>
          <table:table-cell table:style-name="ce3" table:formula="of:=[.N114]-[.N$176]" office:value-type="float" office:value="1635831.225" calcext:value-type="float">
            <text:p>1635831,225</text:p>
          </table:table-cell>
          <table:table-cell table:style-name="ce3" table:formula="of:=[.O114]-[.O$176]" office:value-type="float" office:value="21.875" calcext:value-type="float">
            <text:p>21,875</text:p>
          </table:table-cell>
          <table:table-cell table:style-name="ce3" table:formula="of:=[.P114]-[.P$176]" office:value-type="float" office:value="-13.8875" calcext:value-type="float">
            <text:p>-13,8875</text:p>
          </table:table-cell>
          <table:table-cell table:style-name="ce3" table:formula="of:=[.Q114]-[.Q$176]" office:value-type="float" office:value="42.625" calcext:value-type="float">
            <text:p>42,625</text:p>
          </table:table-cell>
          <table:table-cell table:style-name="ce3" table:formula="of:=[.R114]-[.R$176]" office:value-type="float" office:value="62.0875" calcext:value-type="float">
            <text:p>62,0875</text:p>
          </table:table-cell>
          <table:table-cell table:style-name="ce3" table:formula="of:=[.S114]-[.S$176]" office:value-type="float" office:value="22606.75" calcext:value-type="float">
            <text:p>22606,75</text:p>
          </table:table-cell>
          <table:table-cell table:style-name="ce3" table:formula="of:=[.T114]-[.T$176]" office:value-type="float" office:value="-6.3125" calcext:value-type="float">
            <text:p>-6,3125</text:p>
          </table:table-cell>
          <table:table-cell table:style-name="ce3" table:formula="of:=[.U114]-[.U$176]" office:value-type="float" office:value="0" calcext:value-type="float">
            <text:p>0</text:p>
          </table:table-cell>
          <table:table-cell table:style-name="ce3" table:formula="of:=[.V114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201.5" calcext:value-type="float">
            <text:p>201,5</text:p>
          </table:table-cell>
          <table:table-cell table:style-name="ce3" table:formula="of:=[.B115]-[.B$176]" office:value-type="float" office:value="-79.3375000000001" calcext:value-type="float">
            <text:p>-79,3375</text:p>
          </table:table-cell>
          <table:table-cell table:style-name="ce3" table:formula="of:=[.C115]-[.C$176]" office:value-type="float" office:value="573.925" calcext:value-type="float">
            <text:p>573,925</text:p>
          </table:table-cell>
          <table:table-cell table:style-name="ce3" table:formula="of:=[.D115]-[.D$176]" office:value-type="float" office:value="1836.775" calcext:value-type="float">
            <text:p>1836,775</text:p>
          </table:table-cell>
          <table:table-cell table:style-name="ce3" table:formula="of:=[.E115]-[.E$176]" office:value-type="float" office:value="4059141.1" calcext:value-type="float">
            <text:p>4059141,1</text:p>
          </table:table-cell>
          <table:table-cell table:style-name="ce3" table:formula="of:=[.F115]-[.F$176]" office:value-type="float" office:value="-423.875" calcext:value-type="float">
            <text:p>-423,875</text:p>
          </table:table-cell>
          <table:table-cell table:style-name="ce3" table:formula="of:=[.G115]-[.G$176]" office:value-type="float" office:value="-76.7749999999999" calcext:value-type="float">
            <text:p>-76,775</text:p>
          </table:table-cell>
          <table:table-cell table:style-name="ce3" table:formula="of:=[.H115]-[.H$176]" office:value-type="float" office:value="-75.2750000000001" calcext:value-type="float">
            <text:p>-75,275</text:p>
          </table:table-cell>
          <table:table-cell table:style-name="ce3" table:formula="of:=[.I115]-[.I$176]" office:value-type="float" office:value="55551.65" calcext:value-type="float">
            <text:p>55551,65</text:p>
          </table:table-cell>
          <table:table-cell table:style-name="ce3" table:formula="of:=[.J115]-[.J$176]" office:value-type="float" office:value="-10.2249999999995" calcext:value-type="float">
            <text:p>-10,225</text:p>
          </table:table-cell>
          <table:table-cell table:style-name="ce3" table:formula="of:=[.K115]-[.K$176]" office:value-type="float" office:value="-258.2" calcext:value-type="float">
            <text:p>-258,2</text:p>
          </table:table-cell>
          <table:table-cell table:style-name="ce3" table:formula="of:=[.L115]-[.L$176]" office:value-type="float" office:value="-10.575" calcext:value-type="float">
            <text:p>-10,575</text:p>
          </table:table-cell>
          <table:table-cell table:style-name="ce3" table:formula="of:=[.M115]-[.M$176]" office:value-type="float" office:value="270.225" calcext:value-type="float">
            <text:p>270,225</text:p>
          </table:table-cell>
          <table:table-cell table:style-name="ce3" table:formula="of:=[.N115]-[.N$176]" office:value-type="float" office:value="1639530.425" calcext:value-type="float">
            <text:p>1639530,425</text:p>
          </table:table-cell>
          <table:table-cell table:style-name="ce3" table:formula="of:=[.O115]-[.O$176]" office:value-type="float" office:value="121.875" calcext:value-type="float">
            <text:p>121,875</text:p>
          </table:table-cell>
          <table:table-cell table:style-name="ce3" table:formula="of:=[.P115]-[.P$176]" office:value-type="float" office:value="-13.8875" calcext:value-type="float">
            <text:p>-13,8875</text:p>
          </table:table-cell>
          <table:table-cell table:style-name="ce3" table:formula="of:=[.Q115]-[.Q$176]" office:value-type="float" office:value="-213.175" calcext:value-type="float">
            <text:p>-213,175</text:p>
          </table:table-cell>
          <table:table-cell table:style-name="ce3" table:formula="of:=[.R115]-[.R$176]" office:value-type="float" office:value="89.5875" calcext:value-type="float">
            <text:p>89,5875</text:p>
          </table:table-cell>
          <table:table-cell table:style-name="ce3" table:formula="of:=[.S115]-[.S$176]" office:value-type="float" office:value="17859.35" calcext:value-type="float">
            <text:p>17859,35</text:p>
          </table:table-cell>
          <table:table-cell table:style-name="ce3" table:formula="of:=[.T115]-[.T$176]" office:value-type="float" office:value="-36.3125" calcext:value-type="float">
            <text:p>-36,3125</text:p>
          </table:table-cell>
          <table:table-cell table:style-name="ce3" table:formula="of:=[.U115]-[.U$176]" office:value-type="float" office:value="0" calcext:value-type="float">
            <text:p>0</text:p>
          </table:table-cell>
          <table:table-cell table:style-name="ce3" table:formula="of:=[.V115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203.3" calcext:value-type="float">
            <text:p>203,3</text:p>
          </table:table-cell>
          <table:table-cell table:style-name="ce3" table:formula="of:=[.B116]-[.B$176]" office:value-type="float" office:value="-18.7375000000002" calcext:value-type="float">
            <text:p>-18,7375</text:p>
          </table:table-cell>
          <table:table-cell table:style-name="ce3" table:formula="of:=[.C116]-[.C$176]" office:value-type="float" office:value="914.925" calcext:value-type="float">
            <text:p>914,925</text:p>
          </table:table-cell>
          <table:table-cell table:style-name="ce3" table:formula="of:=[.D116]-[.D$176]" office:value-type="float" office:value="3871.375" calcext:value-type="float">
            <text:p>3871,375</text:p>
          </table:table-cell>
          <table:table-cell table:style-name="ce3" table:formula="of:=[.E116]-[.E$176]" office:value-type="float" office:value="4157073.7" calcext:value-type="float">
            <text:p>4157073,7</text:p>
          </table:table-cell>
          <table:table-cell table:style-name="ce3" table:formula="of:=[.F116]-[.F$176]" office:value-type="float" office:value="2967.125" calcext:value-type="float">
            <text:p>2967,125</text:p>
          </table:table-cell>
          <table:table-cell table:style-name="ce3" table:formula="of:=[.G116]-[.G$176]" office:value-type="float" office:value="-151.775" calcext:value-type="float">
            <text:p>-151,775</text:p>
          </table:table-cell>
          <table:table-cell table:style-name="ce3" table:formula="of:=[.H116]-[.H$176]" office:value-type="float" office:value="185.525" calcext:value-type="float">
            <text:p>185,525</text:p>
          </table:table-cell>
          <table:table-cell table:style-name="ce3" table:formula="of:=[.I116]-[.I$176]" office:value-type="float" office:value="55551.65" calcext:value-type="float">
            <text:p>55551,65</text:p>
          </table:table-cell>
          <table:table-cell table:style-name="ce3" table:formula="of:=[.J116]-[.J$176]" office:value-type="float" office:value="30.1750000000006" calcext:value-type="float">
            <text:p>30,175</text:p>
          </table:table-cell>
          <table:table-cell table:style-name="ce3" table:formula="of:=[.K116]-[.K$176]" office:value-type="float" office:value="-207.9" calcext:value-type="float">
            <text:p>-207,9</text:p>
          </table:table-cell>
          <table:table-cell table:style-name="ce3" table:formula="of:=[.L116]-[.L$176]" office:value-type="float" office:value="139.725" calcext:value-type="float">
            <text:p>139,725</text:p>
          </table:table-cell>
          <table:table-cell table:style-name="ce3" table:formula="of:=[.M116]-[.M$176]" office:value-type="float" office:value="471.025" calcext:value-type="float">
            <text:p>471,025</text:p>
          </table:table-cell>
          <table:table-cell table:style-name="ce3" table:formula="of:=[.N116]-[.N$176]" office:value-type="float" office:value="1653584.825" calcext:value-type="float">
            <text:p>1653584,825</text:p>
          </table:table-cell>
          <table:table-cell table:style-name="ce3" table:formula="of:=[.O116]-[.O$176]" office:value-type="float" office:value="109.375" calcext:value-type="float">
            <text:p>109,375</text:p>
          </table:table-cell>
          <table:table-cell table:style-name="ce3" table:formula="of:=[.P116]-[.P$176]" office:value-type="float" office:value="-80.5875" calcext:value-type="float">
            <text:p>-80,5875</text:p>
          </table:table-cell>
          <table:table-cell table:style-name="ce3" table:formula="of:=[.Q116]-[.Q$176]" office:value-type="float" office:value="-358.575" calcext:value-type="float">
            <text:p>-358,575</text:p>
          </table:table-cell>
          <table:table-cell table:style-name="ce3" table:formula="of:=[.R116]-[.R$176]" office:value-type="float" office:value="2.08750000000001" calcext:value-type="float">
            <text:p>2,0875</text:p>
          </table:table-cell>
          <table:table-cell table:style-name="ce3" table:formula="of:=[.S116]-[.S$176]" office:value-type="float" office:value="17859.35" calcext:value-type="float">
            <text:p>17859,35</text:p>
          </table:table-cell>
          <table:table-cell table:style-name="ce3" table:formula="of:=[.T116]-[.T$176]" office:value-type="float" office:value="43.6875" calcext:value-type="float">
            <text:p>43,6875</text:p>
          </table:table-cell>
          <table:table-cell table:style-name="ce3" table:formula="of:=[.U116]-[.U$176]" office:value-type="float" office:value="0" calcext:value-type="float">
            <text:p>0</text:p>
          </table:table-cell>
          <table:table-cell table:style-name="ce3" table:formula="of:=[.V116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3" table:formula="of:=[.B117]-[.B$176]" office:value-type="float" office:value="-99.1374999999998" calcext:value-type="float">
            <text:p>-99,1375</text:p>
          </table:table-cell>
          <table:table-cell table:style-name="ce3" table:formula="of:=[.C117]-[.C$176]" office:value-type="float" office:value="974.925" calcext:value-type="float">
            <text:p>974,925</text:p>
          </table:table-cell>
          <table:table-cell table:style-name="ce3" table:formula="of:=[.D117]-[.D$176]" office:value-type="float" office:value="5227.775" calcext:value-type="float">
            <text:p>5227,775</text:p>
          </table:table-cell>
          <table:table-cell table:style-name="ce3" table:formula="of:=[.E117]-[.E$176]" office:value-type="float" office:value="4170583.6" calcext:value-type="float">
            <text:p>4170583,6</text:p>
          </table:table-cell>
          <table:table-cell table:style-name="ce3" table:formula="of:=[.F117]-[.F$176]" office:value-type="float" office:value="-423.875" calcext:value-type="float">
            <text:p>-423,875</text:p>
          </table:table-cell>
          <table:table-cell table:style-name="ce3" table:formula="of:=[.G117]-[.G$176]" office:value-type="float" office:value="-86.3749999999998" calcext:value-type="float">
            <text:p>-86,375</text:p>
          </table:table-cell>
          <table:table-cell table:style-name="ce3" table:formula="of:=[.H117]-[.H$176]" office:value-type="float" office:value="526.525" calcext:value-type="float">
            <text:p>526,525</text:p>
          </table:table-cell>
          <table:table-cell table:style-name="ce3" table:formula="of:=[.I117]-[.I$176]" office:value-type="float" office:value="55551.65" calcext:value-type="float">
            <text:p>55551,65</text:p>
          </table:table-cell>
          <table:table-cell table:style-name="ce3" table:formula="of:=[.J117]-[.J$176]" office:value-type="float" office:value="-290.824999999999" calcext:value-type="float">
            <text:p>-290,825</text:p>
          </table:table-cell>
          <table:table-cell table:style-name="ce3" table:formula="of:=[.K117]-[.K$176]" office:value-type="float" office:value="-558.9" calcext:value-type="float">
            <text:p>-558,9</text:p>
          </table:table-cell>
          <table:table-cell table:style-name="ce3" table:formula="of:=[.L117]-[.L$176]" office:value-type="float" office:value="240.225" calcext:value-type="float">
            <text:p>240,225</text:p>
          </table:table-cell>
          <table:table-cell table:style-name="ce3" table:formula="of:=[.M117]-[.M$176]" office:value-type="float" office:value="350.825" calcext:value-type="float">
            <text:p>350,825</text:p>
          </table:table-cell>
          <table:table-cell table:style-name="ce3" table:formula="of:=[.N117]-[.N$176]" office:value-type="float" office:value="1688292.025" calcext:value-type="float">
            <text:p>1688292,025</text:p>
          </table:table-cell>
          <table:table-cell table:style-name="ce3" table:formula="of:=[.O117]-[.O$176]" office:value-type="float" office:value="-3.125" calcext:value-type="float">
            <text:p>-3,125</text:p>
          </table:table-cell>
          <table:table-cell table:style-name="ce3" table:formula="of:=[.P117]-[.P$176]" office:value-type="float" office:value="61.4125" calcext:value-type="float">
            <text:p>61,4125</text:p>
          </table:table-cell>
          <table:table-cell table:style-name="ce3" table:formula="of:=[.Q117]-[.Q$176]" office:value-type="float" office:value="-418.575" calcext:value-type="float">
            <text:p>-418,575</text:p>
          </table:table-cell>
          <table:table-cell table:style-name="ce3" table:formula="of:=[.R117]-[.R$176]" office:value-type="float" office:value="152.0875" calcext:value-type="float">
            <text:p>152,0875</text:p>
          </table:table-cell>
          <table:table-cell table:style-name="ce3" table:formula="of:=[.S117]-[.S$176]" office:value-type="float" office:value="25997.75" calcext:value-type="float">
            <text:p>25997,75</text:p>
          </table:table-cell>
          <table:table-cell table:style-name="ce3" table:formula="of:=[.T117]-[.T$176]" office:value-type="float" office:value="-31.3125" calcext:value-type="float">
            <text:p>-31,3125</text:p>
          </table:table-cell>
          <table:table-cell table:style-name="ce3" table:formula="of:=[.U117]-[.U$176]" office:value-type="float" office:value="0" calcext:value-type="float">
            <text:p>0</text:p>
          </table:table-cell>
          <table:table-cell table:style-name="ce3" table:formula="of:=[.V117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206.8" calcext:value-type="float">
            <text:p>206,8</text:p>
          </table:table-cell>
          <table:table-cell table:style-name="ce3" table:formula="of:=[.B118]-[.B$176]" office:value-type="float" office:value="-179.3375" calcext:value-type="float">
            <text:p>-179,3375</text:p>
          </table:table-cell>
          <table:table-cell table:style-name="ce3" table:formula="of:=[.C118]-[.C$176]" office:value-type="float" office:value="914.925" calcext:value-type="float">
            <text:p>914,925</text:p>
          </table:table-cell>
          <table:table-cell table:style-name="ce3" table:formula="of:=[.D118]-[.D$176]" office:value-type="float" office:value="5227.775" calcext:value-type="float">
            <text:p>5227,775</text:p>
          </table:table-cell>
          <table:table-cell table:style-name="ce3" table:formula="of:=[.E118]-[.E$176]" office:value-type="float" office:value="4284847.5" calcext:value-type="float">
            <text:p>4284847,5</text:p>
          </table:table-cell>
          <table:table-cell table:style-name="ce3" table:formula="of:=[.F118]-[.F$176]" office:value-type="float" office:value="-423.875" calcext:value-type="float">
            <text:p>-423,875</text:p>
          </table:table-cell>
          <table:table-cell table:style-name="ce3" table:formula="of:=[.G118]-[.G$176]" office:value-type="float" office:value="-126.775" calcext:value-type="float">
            <text:p>-126,775</text:p>
          </table:table-cell>
          <table:table-cell table:style-name="ce3" table:formula="of:=[.H118]-[.H$176]" office:value-type="float" office:value="927.525" calcext:value-type="float">
            <text:p>927,525</text:p>
          </table:table-cell>
          <table:table-cell table:style-name="ce3" table:formula="of:=[.I118]-[.I$176]" office:value-type="float" office:value="55551.65" calcext:value-type="float">
            <text:p>55551,65</text:p>
          </table:table-cell>
          <table:table-cell table:style-name="ce3" table:formula="of:=[.J118]-[.J$176]" office:value-type="float" office:value="350.775000000001" calcext:value-type="float">
            <text:p>350,775</text:p>
          </table:table-cell>
          <table:table-cell table:style-name="ce3" table:formula="of:=[.K118]-[.K$176]" office:value-type="float" office:value="117.8" calcext:value-type="float">
            <text:p>117,8</text:p>
          </table:table-cell>
          <table:table-cell table:style-name="ce3" table:formula="of:=[.L118]-[.L$176]" office:value-type="float" office:value="-85.775" calcext:value-type="float">
            <text:p>-85,775</text:p>
          </table:table-cell>
          <table:table-cell table:style-name="ce3" table:formula="of:=[.M118]-[.M$176]" office:value-type="float" office:value="601.625" calcext:value-type="float">
            <text:p>601,625</text:p>
          </table:table-cell>
          <table:table-cell table:style-name="ce3" table:formula="of:=[.N118]-[.N$176]" office:value-type="float" office:value="1671396.025" calcext:value-type="float">
            <text:p>1671396,025</text:p>
          </table:table-cell>
          <table:table-cell table:style-name="ce3" table:formula="of:=[.O118]-[.O$176]" office:value-type="float" office:value="84.375" calcext:value-type="float">
            <text:p>84,375</text:p>
          </table:table-cell>
          <table:table-cell table:style-name="ce3" table:formula="of:=[.P118]-[.P$176]" office:value-type="float" office:value="-38.8875" calcext:value-type="float">
            <text:p>-38,8875</text:p>
          </table:table-cell>
          <table:table-cell table:style-name="ce3" table:formula="of:=[.Q118]-[.Q$176]" office:value-type="float" office:value="-278.375" calcext:value-type="float">
            <text:p>-278,375</text:p>
          </table:table-cell>
          <table:table-cell table:style-name="ce3" table:formula="of:=[.R118]-[.R$176]" office:value-type="float" office:value="42.0875" calcext:value-type="float">
            <text:p>42,0875</text:p>
          </table:table-cell>
          <table:table-cell table:style-name="ce3" table:formula="of:=[.S118]-[.S$176]" office:value-type="float" office:value="39561.85" calcext:value-type="float">
            <text:p>39561,85</text:p>
          </table:table-cell>
          <table:table-cell table:style-name="ce3" table:formula="of:=[.T118]-[.T$176]" office:value-type="float" office:value="-31.3125" calcext:value-type="float">
            <text:p>-31,3125</text:p>
          </table:table-cell>
          <table:table-cell table:style-name="ce3" table:formula="of:=[.U118]-[.U$176]" office:value-type="float" office:value="0" calcext:value-type="float">
            <text:p>0</text:p>
          </table:table-cell>
          <table:table-cell table:style-name="ce3" table:formula="of:=[.V118]-[.V$176]" office:value-type="float" office:value="0" calcext:value-type="float">
            <text:p>0</text:p>
          </table:table-cell>
          <table:table-cell table:number-columns-repeated="1002"/>
        </table:table-row>
        <table:table-row table:style-name="ro1" table:number-rows-repeated="23">
          <table:table-cell/>
          <table:table-cell table:style-name="ce3" table:number-columns-repeated="21"/>
          <table:table-cell table:number-columns-repeated="1002"/>
        </table:table-row>
        <table:table-row table:style-name="ro1">
          <table:table-cell table:style-name="ce3" table:number-columns-repeated="2"/>
          <table:table-cell table:number-columns-repeated="1022"/>
        </table:table-row>
        <table:table-row table:style-name="ro1">
          <table:table-cell table:style-name="ce3" office:value-type="string" calcext:value-type="string">
            <text:p>&gt; LOD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float" office:value="37.1" calcext:value-type="float">
            <text:p>37,1</text:p>
          </table:table-cell>
          <table:table-cell table:style-name="ce3" table:formula="of:=IF([.B180]&gt;[.B$177];[.B180];&quot;&quot;)">
            <text:p/>
          </table:table-cell>
          <table:table-cell table:style-name="ce3" table:formula="of:=IF([.C180]&gt;[.C$177];[.C180];&quot;&quot;)" office:value-type="float" office:value="1456.725" calcext:value-type="float">
            <text:p>1456,725</text:p>
          </table:table-cell>
          <table:table-cell table:style-name="ce3" table:formula="of:=IF([.D180]&gt;[.D$177];[.D180];&quot;&quot;)" office:value-type="float" office:value="14722.675" calcext:value-type="float">
            <text:p>14722,675</text:p>
          </table:table-cell>
          <table:table-cell table:style-name="ce3" table:formula="of:=IF([.E180]&gt;[.E$177];[.E180];&quot;&quot;)" office:value-type="float" office:value="4478026.9" calcext:value-type="float">
            <text:p>4478026,9</text:p>
          </table:table-cell>
          <table:table-cell table:style-name="ce3" table:formula="of:=IF([.F180]&gt;[.F$177];[.F180];&quot;&quot;)">
            <text:p/>
          </table:table-cell>
          <table:table-cell table:style-name="ce3" table:formula="of:=IF([.G180]&gt;[.G$177];[.G180];&quot;&quot;)">
            <text:p/>
          </table:table-cell>
          <table:table-cell table:style-name="ce3" table:formula="of:=IF([.H180]&gt;[.H$177];[.H180];&quot;&quot;)" office:value-type="float" office:value="386.125" calcext:value-type="float">
            <text:p>386,125</text:p>
          </table:table-cell>
          <table:table-cell table:style-name="ce3" table:formula="of:=IF([.I180]&gt;[.I$177];[.I180];&quot;&quot;)" office:value-type="float" office:value="96325.15" calcext:value-type="float">
            <text:p>96325,15</text:p>
          </table:table-cell>
          <table:table-cell table:style-name="ce3" table:formula="of:=IF([.J180]&gt;[.J$177];[.J180];&quot;&quot;)">
            <text:p/>
          </table:table-cell>
          <table:table-cell table:style-name="ce3" table:formula="of:=IF([.K180]&gt;[.K$177];[.K180];&quot;&quot;)">
            <text:p/>
          </table:table-cell>
          <table:table-cell table:style-name="ce3" table:formula="of:=IF([.L180]&gt;[.L$177];[.L180];&quot;&quot;)">
            <text:p/>
          </table:table-cell>
          <table:table-cell table:style-name="ce3" table:formula="of:=IF([.M180]&gt;[.M$177];[.M180];&quot;&quot;)" office:value-type="float" office:value="471.025" calcext:value-type="float">
            <text:p>471,025</text:p>
          </table:table-cell>
          <table:table-cell table:style-name="ce3" table:formula="of:=IF([.N180]&gt;[.N$177];[.N180];&quot;&quot;)" office:value-type="float" office:value="2991510.725" calcext:value-type="float">
            <text:p>2991510,725</text:p>
          </table:table-cell>
          <table:table-cell table:style-name="ce3" table:formula="of:=IF([.O180]&gt;[.O$177];[.O180];&quot;&quot;)">
            <text:p/>
          </table:table-cell>
          <table:table-cell table:style-name="ce3" table:formula="of:=IF([.P180]&gt;[.P$177];[.P180];&quot;&quot;)">
            <text:p/>
          </table:table-cell>
          <table:table-cell table:style-name="ce3" table:formula="of:=IF([.Q180]&gt;[.Q$177];[.Q180];&quot;&quot;)">
            <text:p/>
          </table:table-cell>
          <table:table-cell table:style-name="ce3" table:formula="of:=IF([.R180]&gt;[.R$177];[.R180];&quot;&quot;)" office:value-type="float" office:value="122.0875" calcext:value-type="float">
            <text:p>122,0875</text:p>
          </table:table-cell>
          <table:table-cell table:style-name="ce3" table:formula="of:=IF([.S180]&gt;[.S$177];[.S180];&quot;&quot;)" office:value-type="float" office:value="39588.95" calcext:value-type="float">
            <text:p>39588,95</text:p>
          </table:table-cell>
          <table:table-cell table:style-name="ce3" table:formula="of:=IF([.T180]&gt;[.T$177];[.T180];&quot;&quot;)">
            <text:p/>
          </table:table-cell>
          <table:table-cell table:style-name="ce3" table:formula="of:=IF([.U180]&gt;[.U$177];[.U180];&quot;&quot;)">
            <text:p/>
          </table:table-cell>
          <table:table-cell table:style-name="ce3" table:formula="of:=IF([.V180]&gt;[.V$177];[.V18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38.9" calcext:value-type="float">
            <text:p>38,9</text:p>
          </table:table-cell>
          <table:table-cell table:style-name="ce3" table:formula="of:=IF([.B181]&gt;[.B$177];[.B181];&quot;&quot;)">
            <text:p/>
          </table:table-cell>
          <table:table-cell table:style-name="ce3" table:formula="of:=IF([.C181]&gt;[.C$177];[.C181];&quot;&quot;)" office:value-type="float" office:value="1596.925" calcext:value-type="float">
            <text:p>1596,925</text:p>
          </table:table-cell>
          <table:table-cell table:style-name="ce3" table:formula="of:=IF([.D181]&gt;[.D$177];[.D181];&quot;&quot;)" office:value-type="float" office:value="12009.875" calcext:value-type="float">
            <text:p>12009,875</text:p>
          </table:table-cell>
          <table:table-cell table:style-name="ce3" table:formula="of:=IF([.E181]&gt;[.E$177];[.E181];&quot;&quot;)" office:value-type="float" office:value="4453611" calcext:value-type="float">
            <text:p>4453611</text:p>
          </table:table-cell>
          <table:table-cell table:style-name="ce3" table:formula="of:=IF([.F181]&gt;[.F$177];[.F181];&quot;&quot;)">
            <text:p/>
          </table:table-cell>
          <table:table-cell table:style-name="ce3" table:formula="of:=IF([.G181]&gt;[.G$177];[.G181];&quot;&quot;)">
            <text:p/>
          </table:table-cell>
          <table:table-cell table:style-name="ce3" table:formula="of:=IF([.H181]&gt;[.H$177];[.H181];&quot;&quot;)" office:value-type="float" office:value="345.925" calcext:value-type="float">
            <text:p>345,925</text:p>
          </table:table-cell>
          <table:table-cell table:style-name="ce3" table:formula="of:=IF([.I181]&gt;[.I$177];[.I181];&quot;&quot;)" office:value-type="float" office:value="104490.75" calcext:value-type="float">
            <text:p>104490,75</text:p>
          </table:table-cell>
          <table:table-cell table:style-name="ce3" table:formula="of:=IF([.J181]&gt;[.J$177];[.J181];&quot;&quot;)">
            <text:p/>
          </table:table-cell>
          <table:table-cell table:style-name="ce3" table:formula="of:=IF([.K181]&gt;[.K$177];[.K181];&quot;&quot;)">
            <text:p/>
          </table:table-cell>
          <table:table-cell table:style-name="ce3" table:formula="of:=IF([.L181]&gt;[.L$177];[.L181];&quot;&quot;)">
            <text:p/>
          </table:table-cell>
          <table:table-cell table:style-name="ce3" table:formula="of:=IF([.M181]&gt;[.M$177];[.M181];&quot;&quot;)" office:value-type="float" office:value="511.025" calcext:value-type="float">
            <text:p>511,025</text:p>
          </table:table-cell>
          <table:table-cell table:style-name="ce3" table:formula="of:=IF([.N181]&gt;[.N$177];[.N181];&quot;&quot;)" office:value-type="float" office:value="2721280.425" calcext:value-type="float">
            <text:p>2721280,425</text:p>
          </table:table-cell>
          <table:table-cell table:style-name="ce3" table:formula="of:=IF([.O181]&gt;[.O$177];[.O181];&quot;&quot;)" office:value-type="float" office:value="134.375" calcext:value-type="float">
            <text:p>134,375</text:p>
          </table:table-cell>
          <table:table-cell table:style-name="ce3" table:formula="of:=IF([.P181]&gt;[.P$177];[.P181];&quot;&quot;)">
            <text:p/>
          </table:table-cell>
          <table:table-cell table:style-name="ce3" table:formula="of:=IF([.Q181]&gt;[.Q$177];[.Q181];&quot;&quot;)">
            <text:p/>
          </table:table-cell>
          <table:table-cell table:style-name="ce3" table:formula="of:=IF([.R181]&gt;[.R$177];[.R181];&quot;&quot;)">
            <text:p/>
          </table:table-cell>
          <table:table-cell table:style-name="ce3" table:formula="of:=IF([.S181]&gt;[.S$177];[.S181];&quot;&quot;)" office:value-type="float" office:value="39588.95" calcext:value-type="float">
            <text:p>39588,95</text:p>
          </table:table-cell>
          <table:table-cell table:style-name="ce3" table:formula="of:=IF([.T181]&gt;[.T$177];[.T181];&quot;&quot;)">
            <text:p/>
          </table:table-cell>
          <table:table-cell table:style-name="ce3" table:formula="of:=IF([.U181]&gt;[.U$177];[.U181];&quot;&quot;)">
            <text:p/>
          </table:table-cell>
          <table:table-cell table:style-name="ce3" table:formula="of:=IF([.V181]&gt;[.V$177];[.V181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40.7" calcext:value-type="float">
            <text:p>40,7</text:p>
          </table:table-cell>
          <table:table-cell table:style-name="ce3" table:formula="of:=IF([.B182]&gt;[.B$177];[.B182];&quot;&quot;)">
            <text:p/>
          </table:table-cell>
          <table:table-cell table:style-name="ce3" table:formula="of:=IF([.C182]&gt;[.C$177];[.C182];&quot;&quot;)" office:value-type="float" office:value="1356.125" calcext:value-type="float">
            <text:p>1356,125</text:p>
          </table:table-cell>
          <table:table-cell table:style-name="ce3" table:formula="of:=IF([.D182]&gt;[.D$177];[.D182];&quot;&quot;)" office:value-type="float" office:value="15400.875" calcext:value-type="float">
            <text:p>15400,875</text:p>
          </table:table-cell>
          <table:table-cell table:style-name="ce3" table:formula="of:=IF([.E182]&gt;[.E$177];[.E182];&quot;&quot;)" office:value-type="float" office:value="4306604.3" calcext:value-type="float">
            <text:p>4306604,3</text:p>
          </table:table-cell>
          <table:table-cell table:style-name="ce3" table:formula="of:=IF([.F182]&gt;[.F$177];[.F182];&quot;&quot;)">
            <text:p/>
          </table:table-cell>
          <table:table-cell table:style-name="ce3" table:formula="of:=IF([.G182]&gt;[.G$177];[.G182];&quot;&quot;)">
            <text:p/>
          </table:table-cell>
          <table:table-cell table:style-name="ce3" table:formula="of:=IF([.H182]&gt;[.H$177];[.H182];&quot;&quot;)">
            <text:p/>
          </table:table-cell>
          <table:table-cell table:style-name="ce3" table:formula="of:=IF([.I182]&gt;[.I$177];[.I182];&quot;&quot;)" office:value-type="float" office:value="112656.35" calcext:value-type="float">
            <text:p>112656,35</text:p>
          </table:table-cell>
          <table:table-cell table:style-name="ce3" table:formula="of:=IF([.J182]&gt;[.J$177];[.J182];&quot;&quot;)">
            <text:p/>
          </table:table-cell>
          <table:table-cell table:style-name="ce3" table:formula="of:=IF([.K182]&gt;[.K$177];[.K182];&quot;&quot;)">
            <text:p/>
          </table:table-cell>
          <table:table-cell table:style-name="ce3" table:formula="of:=IF([.L182]&gt;[.L$177];[.L182];&quot;&quot;)">
            <text:p/>
          </table:table-cell>
          <table:table-cell table:style-name="ce3" table:formula="of:=IF([.M182]&gt;[.M$177];[.M182];&quot;&quot;)" office:value-type="float" office:value="591.225" calcext:value-type="float">
            <text:p>591,225</text:p>
          </table:table-cell>
          <table:table-cell table:style-name="ce3" table:formula="of:=IF([.N182]&gt;[.N$177];[.N182];&quot;&quot;)" office:value-type="float" office:value="3092667.025" calcext:value-type="float">
            <text:p>3092667,025</text:p>
          </table:table-cell>
          <table:table-cell table:style-name="ce3" table:formula="of:=IF([.O182]&gt;[.O$177];[.O182];&quot;&quot;)">
            <text:p/>
          </table:table-cell>
          <table:table-cell table:style-name="ce3" table:formula="of:=IF([.P182]&gt;[.P$177];[.P182];&quot;&quot;)">
            <text:p/>
          </table:table-cell>
          <table:table-cell table:style-name="ce3" table:formula="of:=IF([.Q182]&gt;[.Q$177];[.Q182];&quot;&quot;)">
            <text:p/>
          </table:table-cell>
          <table:table-cell table:style-name="ce3" table:formula="of:=IF([.R182]&gt;[.R$177];[.R182];&quot;&quot;)" office:value-type="float" office:value="132.0875" calcext:value-type="float">
            <text:p>132,0875</text:p>
          </table:table-cell>
          <table:table-cell table:style-name="ce3" table:formula="of:=IF([.S182]&gt;[.S$177];[.S182];&quot;&quot;)" office:value-type="float" office:value="39588.95" calcext:value-type="float">
            <text:p>39588,95</text:p>
          </table:table-cell>
          <table:table-cell table:style-name="ce3" table:formula="of:=IF([.T182]&gt;[.T$177];[.T182];&quot;&quot;)">
            <text:p/>
          </table:table-cell>
          <table:table-cell table:style-name="ce3" table:formula="of:=IF([.U182]&gt;[.U$177];[.U182];&quot;&quot;)">
            <text:p/>
          </table:table-cell>
          <table:table-cell table:style-name="ce3" table:formula="of:=IF([.V182]&gt;[.V$177];[.V182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42.4" calcext:value-type="float">
            <text:p>42,4</text:p>
          </table:table-cell>
          <table:table-cell table:style-name="ce3" table:formula="of:=IF([.B183]&gt;[.B$177];[.B183];&quot;&quot;)">
            <text:p/>
          </table:table-cell>
          <table:table-cell table:style-name="ce3" table:formula="of:=IF([.C183]&gt;[.C$177];[.C183];&quot;&quot;)" office:value-type="float" office:value="1115.725" calcext:value-type="float">
            <text:p>1115,725</text:p>
          </table:table-cell>
          <table:table-cell table:style-name="ce3" table:formula="of:=IF([.D183]&gt;[.D$177];[.D183];&quot;&quot;)" office:value-type="float" office:value="14722.675" calcext:value-type="float">
            <text:p>14722,675</text:p>
          </table:table-cell>
          <table:table-cell table:style-name="ce3" table:formula="of:=IF([.E183]&gt;[.E$177];[.E183];&quot;&quot;)" office:value-type="float" office:value="4200560.2" calcext:value-type="float">
            <text:p>4200560,2</text:p>
          </table:table-cell>
          <table:table-cell table:style-name="ce3" table:formula="of:=IF([.F183]&gt;[.F$177];[.F183];&quot;&quot;)">
            <text:p/>
          </table:table-cell>
          <table:table-cell table:style-name="ce3" table:formula="of:=IF([.G183]&gt;[.G$177];[.G183];&quot;&quot;)">
            <text:p/>
          </table:table-cell>
          <table:table-cell table:style-name="ce3" table:formula="of:=IF([.H183]&gt;[.H$177];[.H183];&quot;&quot;)" office:value-type="float" office:value="365.925" calcext:value-type="float">
            <text:p>365,925</text:p>
          </table:table-cell>
          <table:table-cell table:style-name="ce3" table:formula="of:=IF([.I183]&gt;[.I$177];[.I183];&quot;&quot;)" office:value-type="float" office:value="123561.85" calcext:value-type="float">
            <text:p>123561,85</text:p>
          </table:table-cell>
          <table:table-cell table:style-name="ce3" table:formula="of:=IF([.J183]&gt;[.J$177];[.J183];&quot;&quot;)">
            <text:p/>
          </table:table-cell>
          <table:table-cell table:style-name="ce3" table:formula="of:=IF([.K183]&gt;[.K$177];[.K183];&quot;&quot;)">
            <text:p/>
          </table:table-cell>
          <table:table-cell table:style-name="ce3" table:formula="of:=IF([.L183]&gt;[.L$177];[.L183];&quot;&quot;)">
            <text:p/>
          </table:table-cell>
          <table:table-cell table:style-name="ce3" table:formula="of:=IF([.M183]&gt;[.M$177];[.M183];&quot;&quot;)" office:value-type="float" office:value="350.625" calcext:value-type="float">
            <text:p>350,625</text:p>
          </table:table-cell>
          <table:table-cell table:style-name="ce3" table:formula="of:=IF([.N183]&gt;[.N$177];[.N183];&quot;&quot;)" office:value-type="float" office:value="2241456.825" calcext:value-type="float">
            <text:p>2241456,825</text:p>
          </table:table-cell>
          <table:table-cell table:style-name="ce3" table:formula="of:=IF([.O183]&gt;[.O$177];[.O183];&quot;&quot;)" office:value-type="float" office:value="84.375" calcext:value-type="float">
            <text:p>84,375</text:p>
          </table:table-cell>
          <table:table-cell table:style-name="ce3" table:formula="of:=IF([.P183]&gt;[.P$177];[.P183];&quot;&quot;)">
            <text:p/>
          </table:table-cell>
          <table:table-cell table:style-name="ce3" table:formula="of:=IF([.Q183]&gt;[.Q$177];[.Q183];&quot;&quot;)">
            <text:p/>
          </table:table-cell>
          <table:table-cell table:style-name="ce3" table:formula="of:=IF([.R183]&gt;[.R$177];[.R183];&quot;&quot;)">
            <text:p/>
          </table:table-cell>
          <table:table-cell table:style-name="ce3" table:formula="of:=IF([.S183]&gt;[.S$177];[.S183];&quot;&quot;)" office:value-type="float" office:value="42328.95" calcext:value-type="float">
            <text:p>42328,95</text:p>
          </table:table-cell>
          <table:table-cell table:style-name="ce3" table:formula="of:=IF([.T183]&gt;[.T$177];[.T183];&quot;&quot;)">
            <text:p/>
          </table:table-cell>
          <table:table-cell table:style-name="ce3" table:formula="of:=IF([.U183]&gt;[.U$177];[.U183];&quot;&quot;)">
            <text:p/>
          </table:table-cell>
          <table:table-cell table:style-name="ce3" table:formula="of:=IF([.V183]&gt;[.V$177];[.V183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44.2" calcext:value-type="float">
            <text:p>44,2</text:p>
          </table:table-cell>
          <table:table-cell table:style-name="ce3" table:formula="of:=IF([.B184]&gt;[.B$177];[.B184];&quot;&quot;)">
            <text:p/>
          </table:table-cell>
          <table:table-cell table:style-name="ce3" table:formula="of:=IF([.C184]&gt;[.C$177];[.C184];&quot;&quot;)" office:value-type="float" office:value="1255.925" calcext:value-type="float">
            <text:p>1255,925</text:p>
          </table:table-cell>
          <table:table-cell table:style-name="ce3" table:formula="of:=IF([.D184]&gt;[.D$177];[.D184];&quot;&quot;)" office:value-type="float" office:value="12009.875" calcext:value-type="float">
            <text:p>12009,875</text:p>
          </table:table-cell>
          <table:table-cell table:style-name="ce3" table:formula="of:=IF([.E184]&gt;[.E$177];[.E184];&quot;&quot;)" office:value-type="float" office:value="4260432" calcext:value-type="float">
            <text:p>4260432</text:p>
          </table:table-cell>
          <table:table-cell table:style-name="ce3" table:formula="of:=IF([.F184]&gt;[.F$177];[.F184];&quot;&quot;)">
            <text:p/>
          </table:table-cell>
          <table:table-cell table:style-name="ce3" table:formula="of:=IF([.G184]&gt;[.G$177];[.G184];&quot;&quot;)">
            <text:p/>
          </table:table-cell>
          <table:table-cell table:style-name="ce3" table:formula="of:=IF([.H184]&gt;[.H$177];[.H184];&quot;&quot;)" office:value-type="float" office:value="586.525" calcext:value-type="float">
            <text:p>586,525</text:p>
          </table:table-cell>
          <table:table-cell table:style-name="ce3" table:formula="of:=IF([.I184]&gt;[.I$177];[.I184];&quot;&quot;)" office:value-type="float" office:value="139892.95" calcext:value-type="float">
            <text:p>139892,95</text:p>
          </table:table-cell>
          <table:table-cell table:style-name="ce3" table:formula="of:=IF([.J184]&gt;[.J$177];[.J184];&quot;&quot;)">
            <text:p/>
          </table:table-cell>
          <table:table-cell table:style-name="ce3" table:formula="of:=IF([.K184]&gt;[.K$177];[.K184];&quot;&quot;)">
            <text:p/>
          </table:table-cell>
          <table:table-cell table:style-name="ce3" table:formula="of:=IF([.L184]&gt;[.L$177];[.L184];&quot;&quot;)">
            <text:p/>
          </table:table-cell>
          <table:table-cell table:style-name="ce3" table:formula="of:=IF([.M184]&gt;[.M$177];[.M184];&quot;&quot;)" office:value-type="float" office:value="551.425" calcext:value-type="float">
            <text:p>551,425</text:p>
          </table:table-cell>
          <table:table-cell table:style-name="ce3" table:formula="of:=IF([.N184]&gt;[.N$177];[.N184];&quot;&quot;)" office:value-type="float" office:value="2183242.425" calcext:value-type="float">
            <text:p>2183242,425</text:p>
          </table:table-cell>
          <table:table-cell table:style-name="ce3" table:formula="of:=IF([.O184]&gt;[.O$177];[.O184];&quot;&quot;)">
            <text:p/>
          </table:table-cell>
          <table:table-cell table:style-name="ce3" table:formula="of:=IF([.P184]&gt;[.P$177];[.P184];&quot;&quot;)">
            <text:p/>
          </table:table-cell>
          <table:table-cell table:style-name="ce3" table:formula="of:=IF([.Q184]&gt;[.Q$177];[.Q184];&quot;&quot;)">
            <text:p/>
          </table:table-cell>
          <table:table-cell table:style-name="ce3" table:formula="of:=IF([.R184]&gt;[.R$177];[.R184];&quot;&quot;)">
            <text:p/>
          </table:table-cell>
          <table:table-cell table:style-name="ce3" table:formula="of:=IF([.S184]&gt;[.S$177];[.S184];&quot;&quot;)" office:value-type="float" office:value="45041.75" calcext:value-type="float">
            <text:p>45041,75</text:p>
          </table:table-cell>
          <table:table-cell table:style-name="ce3" table:formula="of:=IF([.T184]&gt;[.T$177];[.T184];&quot;&quot;)">
            <text:p/>
          </table:table-cell>
          <table:table-cell table:style-name="ce3" table:formula="of:=IF([.U184]&gt;[.U$177];[.U184];&quot;&quot;)">
            <text:p/>
          </table:table-cell>
          <table:table-cell table:style-name="ce3" table:formula="of:=IF([.V184]&gt;[.V$177];[.V18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3" table:formula="of:=IF([.B185]&gt;[.B$177];[.B185];&quot;&quot;)">
            <text:p/>
          </table:table-cell>
          <table:table-cell table:style-name="ce3" table:formula="of:=IF([.C185]&gt;[.C$177];[.C185];&quot;&quot;)" office:value-type="float" office:value="1275.925" calcext:value-type="float">
            <text:p>1275,925</text:p>
          </table:table-cell>
          <table:table-cell table:style-name="ce3" table:formula="of:=IF([.D185]&gt;[.D$177];[.D185];&quot;&quot;)" office:value-type="float" office:value="14722.675" calcext:value-type="float">
            <text:p>14722,675</text:p>
          </table:table-cell>
          <table:table-cell table:style-name="ce3" table:formula="of:=IF([.E185]&gt;[.E$177];[.E185];&quot;&quot;)" office:value-type="float" office:value="4312165" calcext:value-type="float">
            <text:p>4312165</text:p>
          </table:table-cell>
          <table:table-cell table:style-name="ce3" table:formula="of:=IF([.F185]&gt;[.F$177];[.F185];&quot;&quot;)">
            <text:p/>
          </table:table-cell>
          <table:table-cell table:style-name="ce3" table:formula="of:=IF([.G185]&gt;[.G$177];[.G185];&quot;&quot;)">
            <text:p/>
          </table:table-cell>
          <table:table-cell table:style-name="ce3" table:formula="of:=IF([.H185]&gt;[.H$177];[.H185];&quot;&quot;)">
            <text:p/>
          </table:table-cell>
          <table:table-cell table:style-name="ce3" table:formula="of:=IF([.I185]&gt;[.I$177];[.I185];&quot;&quot;)" office:value-type="float" office:value="142605.75" calcext:value-type="float">
            <text:p>142605,75</text:p>
          </table:table-cell>
          <table:table-cell table:style-name="ce3" table:formula="of:=IF([.J185]&gt;[.J$177];[.J185];&quot;&quot;)">
            <text:p/>
          </table:table-cell>
          <table:table-cell table:style-name="ce3" table:formula="of:=IF([.K185]&gt;[.K$177];[.K185];&quot;&quot;)">
            <text:p/>
          </table:table-cell>
          <table:table-cell table:style-name="ce3" table:formula="of:=IF([.L185]&gt;[.L$177];[.L185];&quot;&quot;)">
            <text:p/>
          </table:table-cell>
          <table:table-cell table:style-name="ce3" table:formula="of:=IF([.M185]&gt;[.M$177];[.M185];&quot;&quot;)" office:value-type="float" office:value="631.425" calcext:value-type="float">
            <text:p>631,425</text:p>
          </table:table-cell>
          <table:table-cell table:style-name="ce3" table:formula="of:=IF([.N185]&gt;[.N$177];[.N185];&quot;&quot;)" office:value-type="float" office:value="2178602.425" calcext:value-type="float">
            <text:p>2178602,425</text:p>
          </table:table-cell>
          <table:table-cell table:style-name="ce3" table:formula="of:=IF([.O185]&gt;[.O$177];[.O185];&quot;&quot;)">
            <text:p/>
          </table:table-cell>
          <table:table-cell table:style-name="ce3" table:formula="of:=IF([.P185]&gt;[.P$177];[.P185];&quot;&quot;)">
            <text:p/>
          </table:table-cell>
          <table:table-cell table:style-name="ce3" table:formula="of:=IF([.Q185]&gt;[.Q$177];[.Q185];&quot;&quot;)">
            <text:p/>
          </table:table-cell>
          <table:table-cell table:style-name="ce3" table:formula="of:=IF([.R185]&gt;[.R$177];[.R185];&quot;&quot;)">
            <text:p/>
          </table:table-cell>
          <table:table-cell table:style-name="ce3" table:formula="of:=IF([.S185]&gt;[.S$177];[.S185];&quot;&quot;)" office:value-type="float" office:value="50494.45" calcext:value-type="float">
            <text:p>50494,45</text:p>
          </table:table-cell>
          <table:table-cell table:style-name="ce3" table:formula="of:=IF([.T185]&gt;[.T$177];[.T185];&quot;&quot;)">
            <text:p/>
          </table:table-cell>
          <table:table-cell table:style-name="ce3" table:formula="of:=IF([.U185]&gt;[.U$177];[.U185];&quot;&quot;)">
            <text:p/>
          </table:table-cell>
          <table:table-cell table:style-name="ce3" table:formula="of:=IF([.V185]&gt;[.V$177];[.V185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47.7" calcext:value-type="float">
            <text:p>47,7</text:p>
          </table:table-cell>
          <table:table-cell table:style-name="ce3" table:formula="of:=IF([.B186]&gt;[.B$177];[.B186];&quot;&quot;)">
            <text:p/>
          </table:table-cell>
          <table:table-cell table:style-name="ce3" table:formula="of:=IF([.C186]&gt;[.C$177];[.C186];&quot;&quot;)" office:value-type="float" office:value="874.725" calcext:value-type="float">
            <text:p>874,725</text:p>
          </table:table-cell>
          <table:table-cell table:style-name="ce3" table:formula="of:=IF([.D186]&gt;[.D$177];[.D186];&quot;&quot;)" office:value-type="float" office:value="12009.875" calcext:value-type="float">
            <text:p>12009,875</text:p>
          </table:table-cell>
          <table:table-cell table:style-name="ce3" table:formula="of:=IF([.E186]&gt;[.E$177];[.E186];&quot;&quot;)" office:value-type="float" office:value="4116191.8" calcext:value-type="float">
            <text:p>4116191,8</text:p>
          </table:table-cell>
          <table:table-cell table:style-name="ce3" table:formula="of:=IF([.F186]&gt;[.F$177];[.F186];&quot;&quot;)" office:value-type="float" office:value="4097.525" calcext:value-type="float">
            <text:p>4097,525</text:p>
          </table:table-cell>
          <table:table-cell table:style-name="ce3" table:formula="of:=IF([.G186]&gt;[.G$177];[.G186];&quot;&quot;)">
            <text:p/>
          </table:table-cell>
          <table:table-cell table:style-name="ce3" table:formula="of:=IF([.H186]&gt;[.H$177];[.H186];&quot;&quot;)">
            <text:p/>
          </table:table-cell>
          <table:table-cell table:style-name="ce3" table:formula="of:=IF([.I186]&gt;[.I$177];[.I186];&quot;&quot;)" office:value-type="float" office:value="145318.55" calcext:value-type="float">
            <text:p>145318,55</text:p>
          </table:table-cell>
          <table:table-cell table:style-name="ce3" table:formula="of:=IF([.J186]&gt;[.J$177];[.J186];&quot;&quot;)">
            <text:p/>
          </table:table-cell>
          <table:table-cell table:style-name="ce3" table:formula="of:=IF([.K186]&gt;[.K$177];[.K186];&quot;&quot;)">
            <text:p/>
          </table:table-cell>
          <table:table-cell table:style-name="ce3" table:formula="of:=IF([.L186]&gt;[.L$177];[.L186];&quot;&quot;)">
            <text:p/>
          </table:table-cell>
          <table:table-cell table:style-name="ce3" table:formula="of:=IF([.M186]&gt;[.M$177];[.M186];&quot;&quot;)" office:value-type="float" office:value="451.225" calcext:value-type="float">
            <text:p>451,225</text:p>
          </table:table-cell>
          <table:table-cell table:style-name="ce3" table:formula="of:=IF([.N186]&gt;[.N$177];[.N186];&quot;&quot;)" office:value-type="float" office:value="2102020.025" calcext:value-type="float">
            <text:p>2102020,025</text:p>
          </table:table-cell>
          <table:table-cell table:style-name="ce3" table:formula="of:=IF([.O186]&gt;[.O$177];[.O186];&quot;&quot;)">
            <text:p/>
          </table:table-cell>
          <table:table-cell table:style-name="ce3" table:formula="of:=IF([.P186]&gt;[.P$177];[.P186];&quot;&quot;)">
            <text:p/>
          </table:table-cell>
          <table:table-cell table:style-name="ce3" table:formula="of:=IF([.Q186]&gt;[.Q$177];[.Q186];&quot;&quot;)">
            <text:p/>
          </table:table-cell>
          <table:table-cell table:style-name="ce3" table:formula="of:=IF([.R186]&gt;[.R$177];[.R186];&quot;&quot;)">
            <text:p/>
          </table:table-cell>
          <table:table-cell table:style-name="ce3" table:formula="of:=IF([.S186]&gt;[.S$177];[.S186];&quot;&quot;)" office:value-type="float" office:value="47808.75" calcext:value-type="float">
            <text:p>47808,75</text:p>
          </table:table-cell>
          <table:table-cell table:style-name="ce3" table:formula="of:=IF([.T186]&gt;[.T$177];[.T186];&quot;&quot;)">
            <text:p/>
          </table:table-cell>
          <table:table-cell table:style-name="ce3" table:formula="of:=IF([.U186]&gt;[.U$177];[.U186];&quot;&quot;)">
            <text:p/>
          </table:table-cell>
          <table:table-cell table:style-name="ce3" table:formula="of:=IF([.V186]&gt;[.V$177];[.V186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49.5" calcext:value-type="float">
            <text:p>49,5</text:p>
          </table:table-cell>
          <table:table-cell table:style-name="ce3" table:formula="of:=IF([.B187]&gt;[.B$177];[.B187];&quot;&quot;)">
            <text:p/>
          </table:table-cell>
          <table:table-cell table:style-name="ce3" table:formula="of:=IF([.C187]&gt;[.C$177];[.C187];&quot;&quot;)" office:value-type="float" office:value="1135.725" calcext:value-type="float">
            <text:p>1135,725</text:p>
          </table:table-cell>
          <table:table-cell table:style-name="ce3" table:formula="of:=IF([.D187]&gt;[.D$177];[.D187];&quot;&quot;)" office:value-type="float" office:value="14722.675" calcext:value-type="float">
            <text:p>14722,675</text:p>
          </table:table-cell>
          <table:table-cell table:style-name="ce3" table:formula="of:=IF([.E187]&gt;[.E$177];[.E187];&quot;&quot;)" office:value-type="float" office:value="4178749.4" calcext:value-type="float">
            <text:p>4178749,4</text:p>
          </table:table-cell>
          <table:table-cell table:style-name="ce3" table:formula="of:=IF([.F187]&gt;[.F$177];[.F187];&quot;&quot;)">
            <text:p/>
          </table:table-cell>
          <table:table-cell table:style-name="ce3" table:formula="of:=IF([.G187]&gt;[.G$177];[.G187];&quot;&quot;)">
            <text:p/>
          </table:table-cell>
          <table:table-cell table:style-name="ce3" table:formula="of:=IF([.H187]&gt;[.H$177];[.H187];&quot;&quot;)" office:value-type="float" office:value="922.525" calcext:value-type="float">
            <text:p>922,525</text:p>
          </table:table-cell>
          <table:table-cell table:style-name="ce3" table:formula="of:=IF([.I187]&gt;[.I$177];[.I187];&quot;&quot;)" office:value-type="float" office:value="150744.25" calcext:value-type="float">
            <text:p>150744,25</text:p>
          </table:table-cell>
          <table:table-cell table:style-name="ce3" table:formula="of:=IF([.J187]&gt;[.J$177];[.J187];&quot;&quot;)">
            <text:p/>
          </table:table-cell>
          <table:table-cell table:style-name="ce3" table:formula="of:=IF([.K187]&gt;[.K$177];[.K187];&quot;&quot;)">
            <text:p/>
          </table:table-cell>
          <table:table-cell table:style-name="ce3" table:formula="of:=IF([.L187]&gt;[.L$177];[.L187];&quot;&quot;)">
            <text:p/>
          </table:table-cell>
          <table:table-cell table:style-name="ce3" table:formula="of:=IF([.M187]&gt;[.M$177];[.M187];&quot;&quot;)" office:value-type="float" office:value="526.125" calcext:value-type="float">
            <text:p>526,125</text:p>
          </table:table-cell>
          <table:table-cell table:style-name="ce3" table:formula="of:=IF([.N187]&gt;[.N$177];[.N187];&quot;&quot;)" office:value-type="float" office:value="2079530.425" calcext:value-type="float">
            <text:p>2079530,425</text:p>
          </table:table-cell>
          <table:table-cell table:style-name="ce3" table:formula="of:=IF([.O187]&gt;[.O$177];[.O187];&quot;&quot;)" office:value-type="float" office:value="71.875" calcext:value-type="float">
            <text:p>71,875</text:p>
          </table:table-cell>
          <table:table-cell table:style-name="ce3" table:formula="of:=IF([.P187]&gt;[.P$177];[.P187];&quot;&quot;)">
            <text:p/>
          </table:table-cell>
          <table:table-cell table:style-name="ce3" table:formula="of:=IF([.Q187]&gt;[.Q$177];[.Q187];&quot;&quot;)">
            <text:p/>
          </table:table-cell>
          <table:table-cell table:style-name="ce3" table:formula="of:=IF([.R187]&gt;[.R$177];[.R187];&quot;&quot;)">
            <text:p/>
          </table:table-cell>
          <table:table-cell table:style-name="ce3" table:formula="of:=IF([.S187]&gt;[.S$177];[.S187];&quot;&quot;)" office:value-type="float" office:value="53234.45" calcext:value-type="float">
            <text:p>53234,45</text:p>
          </table:table-cell>
          <table:table-cell table:style-name="ce3" table:formula="of:=IF([.T187]&gt;[.T$177];[.T187];&quot;&quot;)">
            <text:p/>
          </table:table-cell>
          <table:table-cell table:style-name="ce3" table:formula="of:=IF([.U187]&gt;[.U$177];[.U187];&quot;&quot;)">
            <text:p/>
          </table:table-cell>
          <table:table-cell table:style-name="ce3" table:formula="of:=IF([.V187]&gt;[.V$177];[.V187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51.3" calcext:value-type="float">
            <text:p>51,3</text:p>
          </table:table-cell>
          <table:table-cell table:style-name="ce3" table:formula="of:=IF([.B188]&gt;[.B$177];[.B188];&quot;&quot;)">
            <text:p/>
          </table:table-cell>
          <table:table-cell table:style-name="ce3" table:formula="of:=IF([.C188]&gt;[.C$177];[.C188];&quot;&quot;)" office:value-type="float" office:value="1196.125" calcext:value-type="float">
            <text:p>1196,125</text:p>
          </table:table-cell>
          <table:table-cell table:style-name="ce3" table:formula="of:=IF([.D188]&gt;[.D$177];[.D188];&quot;&quot;)" office:value-type="float" office:value="14722.675" calcext:value-type="float">
            <text:p>14722,675</text:p>
          </table:table-cell>
          <table:table-cell table:style-name="ce3" table:formula="of:=IF([.E188]&gt;[.E$177];[.E188];&quot;&quot;)" office:value-type="float" office:value="4186996" calcext:value-type="float">
            <text:p>4186996</text:p>
          </table:table-cell>
          <table:table-cell table:style-name="ce3" table:formula="of:=IF([.F188]&gt;[.F$177];[.F188];&quot;&quot;)">
            <text:p/>
          </table:table-cell>
          <table:table-cell table:style-name="ce3" table:formula="of:=IF([.G188]&gt;[.G$177];[.G188];&quot;&quot;)">
            <text:p/>
          </table:table-cell>
          <table:table-cell table:style-name="ce3" table:formula="of:=IF([.H188]&gt;[.H$177];[.H188];&quot;&quot;)" office:value-type="float" office:value="426.125" calcext:value-type="float">
            <text:p>426,125</text:p>
          </table:table-cell>
          <table:table-cell table:style-name="ce3" table:formula="of:=IF([.I188]&gt;[.I$177];[.I188];&quot;&quot;)" office:value-type="float" office:value="156196.95" calcext:value-type="float">
            <text:p>156196,95</text:p>
          </table:table-cell>
          <table:table-cell table:style-name="ce3" table:formula="of:=IF([.J188]&gt;[.J$177];[.J188];&quot;&quot;)">
            <text:p/>
          </table:table-cell>
          <table:table-cell table:style-name="ce3" table:formula="of:=IF([.K188]&gt;[.K$177];[.K188];&quot;&quot;)">
            <text:p/>
          </table:table-cell>
          <table:table-cell table:style-name="ce3" table:formula="of:=IF([.L188]&gt;[.L$177];[.L188];&quot;&quot;)">
            <text:p/>
          </table:table-cell>
          <table:table-cell table:style-name="ce3" table:formula="of:=IF([.M188]&gt;[.M$177];[.M188];&quot;&quot;)" office:value-type="float" office:value="811.825" calcext:value-type="float">
            <text:p>811,825</text:p>
          </table:table-cell>
          <table:table-cell table:style-name="ce3" table:formula="of:=IF([.N188]&gt;[.N$177];[.N188];&quot;&quot;)" office:value-type="float" office:value="2117732.025" calcext:value-type="float">
            <text:p>2117732,025</text:p>
          </table:table-cell>
          <table:table-cell table:style-name="ce3" table:formula="of:=IF([.O188]&gt;[.O$177];[.O188];&quot;&quot;)" office:value-type="float" office:value="71.875" calcext:value-type="float">
            <text:p>71,875</text:p>
          </table:table-cell>
          <table:table-cell table:style-name="ce3" table:formula="of:=IF([.P188]&gt;[.P$177];[.P188];&quot;&quot;)">
            <text:p/>
          </table:table-cell>
          <table:table-cell table:style-name="ce3" table:formula="of:=IF([.Q188]&gt;[.Q$177];[.Q188];&quot;&quot;)">
            <text:p/>
          </table:table-cell>
          <table:table-cell table:style-name="ce3" table:formula="of:=IF([.R188]&gt;[.R$177];[.R188];&quot;&quot;)">
            <text:p/>
          </table:table-cell>
          <table:table-cell table:style-name="ce3" table:formula="of:=IF([.S188]&gt;[.S$177];[.S188];&quot;&quot;)" office:value-type="float" office:value="53234.45" calcext:value-type="float">
            <text:p>53234,45</text:p>
          </table:table-cell>
          <table:table-cell table:style-name="ce3" table:formula="of:=IF([.T188]&gt;[.T$177];[.T188];&quot;&quot;)">
            <text:p/>
          </table:table-cell>
          <table:table-cell table:style-name="ce3" table:formula="of:=IF([.U188]&gt;[.U$177];[.U188];&quot;&quot;)">
            <text:p/>
          </table:table-cell>
          <table:table-cell table:style-name="ce3" table:formula="of:=IF([.V188]&gt;[.V$177];[.V188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3" table:formula="of:=IF([.B189]&gt;[.B$177];[.B189];&quot;&quot;)">
            <text:p/>
          </table:table-cell>
          <table:table-cell table:style-name="ce3" table:formula="of:=IF([.C189]&gt;[.C$177];[.C189];&quot;&quot;)" office:value-type="float" office:value="1677.525" calcext:value-type="float">
            <text:p>1677,525</text:p>
          </table:table-cell>
          <table:table-cell table:style-name="ce3" table:formula="of:=IF([.D189]&gt;[.D$177];[.D189];&quot;&quot;)" office:value-type="float" office:value="18791.875" calcext:value-type="float">
            <text:p>18791,875</text:p>
          </table:table-cell>
          <table:table-cell table:style-name="ce3" table:formula="of:=IF([.E189]&gt;[.E$177];[.E189];&quot;&quot;)" office:value-type="float" office:value="4124330.6" calcext:value-type="float">
            <text:p>4124330,6</text:p>
          </table:table-cell>
          <table:table-cell table:style-name="ce3" table:formula="of:=IF([.F189]&gt;[.F$177];[.F189];&quot;&quot;)">
            <text:p/>
          </table:table-cell>
          <table:table-cell table:style-name="ce3" table:formula="of:=IF([.G189]&gt;[.G$177];[.G189];&quot;&quot;)">
            <text:p/>
          </table:table-cell>
          <table:table-cell table:style-name="ce3" table:formula="of:=IF([.H189]&gt;[.H$177];[.H189];&quot;&quot;)" office:value-type="float" office:value="526.725" calcext:value-type="float">
            <text:p>526,725</text:p>
          </table:table-cell>
          <table:table-cell table:style-name="ce3" table:formula="of:=IF([.I189]&gt;[.I$177];[.I189];&quot;&quot;)" office:value-type="float" office:value="169788.15" calcext:value-type="float">
            <text:p>169788,15</text:p>
          </table:table-cell>
          <table:table-cell table:style-name="ce3" table:formula="of:=IF([.J189]&gt;[.J$177];[.J189];&quot;&quot;)">
            <text:p/>
          </table:table-cell>
          <table:table-cell table:style-name="ce3" table:formula="of:=IF([.K189]&gt;[.K$177];[.K189];&quot;&quot;)">
            <text:p/>
          </table:table-cell>
          <table:table-cell table:style-name="ce3" table:formula="of:=IF([.L189]&gt;[.L$177];[.L189];&quot;&quot;)">
            <text:p/>
          </table:table-cell>
          <table:table-cell table:style-name="ce3" table:formula="of:=IF([.M189]&gt;[.M$177];[.M189];&quot;&quot;)" office:value-type="float" office:value="471.025" calcext:value-type="float">
            <text:p>471,025</text:p>
          </table:table-cell>
          <table:table-cell table:style-name="ce3" table:formula="of:=IF([.N189]&gt;[.N$177];[.N189];&quot;&quot;)" office:value-type="float" office:value="2095485.625" calcext:value-type="float">
            <text:p>2095485,625</text:p>
          </table:table-cell>
          <table:table-cell table:style-name="ce3" table:formula="of:=IF([.O189]&gt;[.O$177];[.O189];&quot;&quot;)">
            <text:p/>
          </table:table-cell>
          <table:table-cell table:style-name="ce3" table:formula="of:=IF([.P189]&gt;[.P$177];[.P189];&quot;&quot;)">
            <text:p/>
          </table:table-cell>
          <table:table-cell table:style-name="ce3" table:formula="of:=IF([.Q189]&gt;[.Q$177];[.Q189];&quot;&quot;)">
            <text:p/>
          </table:table-cell>
          <table:table-cell table:style-name="ce3" table:formula="of:=IF([.R189]&gt;[.R$177];[.R189];&quot;&quot;)">
            <text:p/>
          </table:table-cell>
          <table:table-cell table:style-name="ce3" table:formula="of:=IF([.S189]&gt;[.S$177];[.S189];&quot;&quot;)" office:value-type="float" office:value="55947.25" calcext:value-type="float">
            <text:p>55947,25</text:p>
          </table:table-cell>
          <table:table-cell table:style-name="ce3" table:formula="of:=IF([.T189]&gt;[.T$177];[.T189];&quot;&quot;)">
            <text:p/>
          </table:table-cell>
          <table:table-cell table:style-name="ce3" table:formula="of:=IF([.U189]&gt;[.U$177];[.U189];&quot;&quot;)">
            <text:p/>
          </table:table-cell>
          <table:table-cell table:style-name="ce3" table:formula="of:=IF([.V189]&gt;[.V$177];[.V189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54.8" calcext:value-type="float">
            <text:p>54,8</text:p>
          </table:table-cell>
          <table:table-cell table:style-name="ce3" table:formula="of:=IF([.B190]&gt;[.B$177];[.B190];&quot;&quot;)">
            <text:p/>
          </table:table-cell>
          <table:table-cell table:style-name="ce3" table:formula="of:=IF([.C190]&gt;[.C$177];[.C190];&quot;&quot;)" office:value-type="float" office:value="1316.125" calcext:value-type="float">
            <text:p>1316,125</text:p>
          </table:table-cell>
          <table:table-cell table:style-name="ce3" table:formula="of:=IF([.D190]&gt;[.D$177];[.D190];&quot;&quot;)" office:value-type="float" office:value="14722.675" calcext:value-type="float">
            <text:p>14722,675</text:p>
          </table:table-cell>
          <table:table-cell table:style-name="ce3" table:formula="of:=IF([.E190]&gt;[.E$177];[.E190];&quot;&quot;)" office:value-type="float" office:value="4279421.7" calcext:value-type="float">
            <text:p>4279421,7</text:p>
          </table:table-cell>
          <table:table-cell table:style-name="ce3" table:formula="of:=IF([.F190]&gt;[.F$177];[.F190];&quot;&quot;)">
            <text:p/>
          </table:table-cell>
          <table:table-cell table:style-name="ce3" table:formula="of:=IF([.G190]&gt;[.G$177];[.G190];&quot;&quot;)">
            <text:p/>
          </table:table-cell>
          <table:table-cell table:style-name="ce3" table:formula="of:=IF([.H190]&gt;[.H$177];[.H190];&quot;&quot;)" office:value-type="float" office:value="1022.825" calcext:value-type="float">
            <text:p>1022,825</text:p>
          </table:table-cell>
          <table:table-cell table:style-name="ce3" table:formula="of:=IF([.I190]&gt;[.I$177];[.I190];&quot;&quot;)" office:value-type="float" office:value="169788.15" calcext:value-type="float">
            <text:p>169788,15</text:p>
          </table:table-cell>
          <table:table-cell table:style-name="ce3" table:formula="of:=IF([.J190]&gt;[.J$177];[.J190];&quot;&quot;)">
            <text:p/>
          </table:table-cell>
          <table:table-cell table:style-name="ce3" table:formula="of:=IF([.K190]&gt;[.K$177];[.K190];&quot;&quot;)">
            <text:p/>
          </table:table-cell>
          <table:table-cell table:style-name="ce3" table:formula="of:=IF([.L190]&gt;[.L$177];[.L190];&quot;&quot;)" office:value-type="float" office:value="565.925" calcext:value-type="float">
            <text:p>565,925</text:p>
          </table:table-cell>
          <table:table-cell table:style-name="ce3" table:formula="of:=IF([.M190]&gt;[.M$177];[.M190];&quot;&quot;)" office:value-type="float" office:value="1012.225" calcext:value-type="float">
            <text:p>1012,225</text:p>
          </table:table-cell>
          <table:table-cell table:style-name="ce3" table:formula="of:=IF([.N190]&gt;[.N$177];[.N190];&quot;&quot;)" office:value-type="float" office:value="2118058.425" calcext:value-type="float">
            <text:p>2118058,425</text:p>
          </table:table-cell>
          <table:table-cell table:style-name="ce3" table:formula="of:=IF([.O190]&gt;[.O$177];[.O190];&quot;&quot;)">
            <text:p/>
          </table:table-cell>
          <table:table-cell table:style-name="ce3" table:formula="of:=IF([.P190]&gt;[.P$177];[.P190];&quot;&quot;)">
            <text:p/>
          </table:table-cell>
          <table:table-cell table:style-name="ce3" table:formula="of:=IF([.Q190]&gt;[.Q$177];[.Q190];&quot;&quot;)">
            <text:p/>
          </table:table-cell>
          <table:table-cell table:style-name="ce3" table:formula="of:=IF([.R190]&gt;[.R$177];[.R190];&quot;&quot;)" office:value-type="float" office:value="102.0875" calcext:value-type="float">
            <text:p>102,0875</text:p>
          </table:table-cell>
          <table:table-cell table:style-name="ce3" table:formula="of:=IF([.S190]&gt;[.S$177];[.S190];&quot;&quot;)" office:value-type="float" office:value="64112.75" calcext:value-type="float">
            <text:p>64112,75</text:p>
          </table:table-cell>
          <table:table-cell table:style-name="ce3" table:formula="of:=IF([.T190]&gt;[.T$177];[.T190];&quot;&quot;)">
            <text:p/>
          </table:table-cell>
          <table:table-cell table:style-name="ce3" table:formula="of:=IF([.U190]&gt;[.U$177];[.U190];&quot;&quot;)">
            <text:p/>
          </table:table-cell>
          <table:table-cell table:style-name="ce3" table:formula="of:=IF([.V190]&gt;[.V$177];[.V19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56.6" calcext:value-type="float">
            <text:p>56,6</text:p>
          </table:table-cell>
          <table:table-cell table:style-name="ce3" table:formula="of:=IF([.B191]&gt;[.B$177];[.B191];&quot;&quot;)">
            <text:p/>
          </table:table-cell>
          <table:table-cell table:style-name="ce3" table:formula="of:=IF([.C191]&gt;[.C$177];[.C191];&quot;&quot;)" office:value-type="float" office:value="1777.525" calcext:value-type="float">
            <text:p>1777,525</text:p>
          </table:table-cell>
          <table:table-cell table:style-name="ce3" table:formula="of:=IF([.D191]&gt;[.D$177];[.D191];&quot;&quot;)" office:value-type="float" office:value="14722.675" calcext:value-type="float">
            <text:p>14722,675</text:p>
          </table:table-cell>
          <table:table-cell table:style-name="ce3" table:formula="of:=IF([.E191]&gt;[.E$177];[.E191];&quot;&quot;)" office:value-type="float" office:value="4464381.5" calcext:value-type="float">
            <text:p>4464381,5</text:p>
          </table:table-cell>
          <table:table-cell table:style-name="ce3" table:formula="of:=IF([.F191]&gt;[.F$177];[.F191];&quot;&quot;)">
            <text:p/>
          </table:table-cell>
          <table:table-cell table:style-name="ce3" table:formula="of:=IF([.G191]&gt;[.G$177];[.G191];&quot;&quot;)">
            <text:p/>
          </table:table-cell>
          <table:table-cell table:style-name="ce3" table:formula="of:=IF([.H191]&gt;[.H$177];[.H191];&quot;&quot;)" office:value-type="float" office:value="646.725" calcext:value-type="float">
            <text:p>646,725</text:p>
          </table:table-cell>
          <table:table-cell table:style-name="ce3" table:formula="of:=IF([.I191]&gt;[.I$177];[.I191];&quot;&quot;)" office:value-type="float" office:value="172528.05" calcext:value-type="float">
            <text:p>172528,05</text:p>
          </table:table-cell>
          <table:table-cell table:style-name="ce3" table:formula="of:=IF([.J191]&gt;[.J$177];[.J191];&quot;&quot;)">
            <text:p/>
          </table:table-cell>
          <table:table-cell table:style-name="ce3" table:formula="of:=IF([.K191]&gt;[.K$177];[.K191];&quot;&quot;)">
            <text:p/>
          </table:table-cell>
          <table:table-cell table:style-name="ce3" table:formula="of:=IF([.L191]&gt;[.L$177];[.L191];&quot;&quot;)">
            <text:p/>
          </table:table-cell>
          <table:table-cell table:style-name="ce3" table:formula="of:=IF([.M191]&gt;[.M$177];[.M191];&quot;&quot;)" office:value-type="float" office:value="932.225" calcext:value-type="float">
            <text:p>932,225</text:p>
          </table:table-cell>
          <table:table-cell table:style-name="ce3" table:formula="of:=IF([.N191]&gt;[.N$177];[.N191];&quot;&quot;)" office:value-type="float" office:value="2205226.425" calcext:value-type="float">
            <text:p>2205226,425</text:p>
          </table:table-cell>
          <table:table-cell table:style-name="ce3" table:formula="of:=IF([.O191]&gt;[.O$177];[.O191];&quot;&quot;)" office:value-type="float" office:value="59.375" calcext:value-type="float">
            <text:p>59,375</text:p>
          </table:table-cell>
          <table:table-cell table:style-name="ce3" table:formula="of:=IF([.P191]&gt;[.P$177];[.P191];&quot;&quot;)">
            <text:p/>
          </table:table-cell>
          <table:table-cell table:style-name="ce3" table:formula="of:=IF([.Q191]&gt;[.Q$177];[.Q191];&quot;&quot;)">
            <text:p/>
          </table:table-cell>
          <table:table-cell table:style-name="ce3" table:formula="of:=IF([.R191]&gt;[.R$177];[.R191];&quot;&quot;)">
            <text:p/>
          </table:table-cell>
          <table:table-cell table:style-name="ce3" table:formula="of:=IF([.S191]&gt;[.S$177];[.S191];&quot;&quot;)" office:value-type="float" office:value="64112.75" calcext:value-type="float">
            <text:p>64112,75</text:p>
          </table:table-cell>
          <table:table-cell table:style-name="ce3" table:formula="of:=IF([.T191]&gt;[.T$177];[.T191];&quot;&quot;)">
            <text:p/>
          </table:table-cell>
          <table:table-cell table:style-name="ce3" table:formula="of:=IF([.U191]&gt;[.U$177];[.U191];&quot;&quot;)">
            <text:p/>
          </table:table-cell>
          <table:table-cell table:style-name="ce3" table:formula="of:=IF([.V191]&gt;[.V$177];[.V191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58.3" calcext:value-type="float">
            <text:p>58,3</text:p>
          </table:table-cell>
          <table:table-cell table:style-name="ce3" table:formula="of:=IF([.B192]&gt;[.B$177];[.B192];&quot;&quot;)">
            <text:p/>
          </table:table-cell>
          <table:table-cell table:style-name="ce3" table:formula="of:=IF([.C192]&gt;[.C$177];[.C192];&quot;&quot;)" office:value-type="float" office:value="2018.325" calcext:value-type="float">
            <text:p>2018,325</text:p>
          </table:table-cell>
          <table:table-cell table:style-name="ce3" table:formula="of:=IF([.D192]&gt;[.D$177];[.D192];&quot;&quot;)" office:value-type="float" office:value="14722.675" calcext:value-type="float">
            <text:p>14722,675</text:p>
          </table:table-cell>
          <table:table-cell table:style-name="ce3" table:formula="of:=IF([.E192]&gt;[.E$177];[.E192];&quot;&quot;)" office:value-type="float" office:value="4407330.6" calcext:value-type="float">
            <text:p>4407330,6</text:p>
          </table:table-cell>
          <table:table-cell table:style-name="ce3" table:formula="of:=IF([.F192]&gt;[.F$177];[.F192];&quot;&quot;)">
            <text:p/>
          </table:table-cell>
          <table:table-cell table:style-name="ce3" table:formula="of:=IF([.G192]&gt;[.G$177];[.G192];&quot;&quot;)">
            <text:p/>
          </table:table-cell>
          <table:table-cell table:style-name="ce3" table:formula="of:=IF([.H192]&gt;[.H$177];[.H192];&quot;&quot;)">
            <text:p/>
          </table:table-cell>
          <table:table-cell table:style-name="ce3" table:formula="of:=IF([.I192]&gt;[.I$177];[.I192];&quot;&quot;)" office:value-type="float" office:value="167048.25" calcext:value-type="float">
            <text:p>167048,25</text:p>
          </table:table-cell>
          <table:table-cell table:style-name="ce3" table:formula="of:=IF([.J192]&gt;[.J$177];[.J192];&quot;&quot;)">
            <text:p/>
          </table:table-cell>
          <table:table-cell table:style-name="ce3" table:formula="of:=IF([.K192]&gt;[.K$177];[.K192];&quot;&quot;)">
            <text:p/>
          </table:table-cell>
          <table:table-cell table:style-name="ce3" table:formula="of:=IF([.L192]&gt;[.L$177];[.L192];&quot;&quot;)">
            <text:p/>
          </table:table-cell>
          <table:table-cell table:style-name="ce3" table:formula="of:=IF([.M192]&gt;[.M$177];[.M192];&quot;&quot;)" office:value-type="float" office:value="1112.825" calcext:value-type="float">
            <text:p>1112,825</text:p>
          </table:table-cell>
          <table:table-cell table:style-name="ce3" table:formula="of:=IF([.N192]&gt;[.N$177];[.N192];&quot;&quot;)" office:value-type="float" office:value="2226256.825" calcext:value-type="float">
            <text:p>2226256,825</text:p>
          </table:table-cell>
          <table:table-cell table:style-name="ce3" table:formula="of:=IF([.O192]&gt;[.O$177];[.O192];&quot;&quot;)" office:value-type="float" office:value="71.875" calcext:value-type="float">
            <text:p>71,875</text:p>
          </table:table-cell>
          <table:table-cell table:style-name="ce3" table:formula="of:=IF([.P192]&gt;[.P$177];[.P192];&quot;&quot;)">
            <text:p/>
          </table:table-cell>
          <table:table-cell table:style-name="ce3" table:formula="of:=IF([.Q192]&gt;[.Q$177];[.Q192];&quot;&quot;)">
            <text:p/>
          </table:table-cell>
          <table:table-cell table:style-name="ce3" table:formula="of:=IF([.R192]&gt;[.R$177];[.R192];&quot;&quot;)">
            <text:p/>
          </table:table-cell>
          <table:table-cell table:style-name="ce3" table:formula="of:=IF([.S192]&gt;[.S$177];[.S192];&quot;&quot;)" office:value-type="float" office:value="69538.45" calcext:value-type="float">
            <text:p>69538,45</text:p>
          </table:table-cell>
          <table:table-cell table:style-name="ce3" table:formula="of:=IF([.T192]&gt;[.T$177];[.T192];&quot;&quot;)">
            <text:p/>
          </table:table-cell>
          <table:table-cell table:style-name="ce3" table:formula="of:=IF([.U192]&gt;[.U$177];[.U192];&quot;&quot;)">
            <text:p/>
          </table:table-cell>
          <table:table-cell table:style-name="ce3" table:formula="of:=IF([.V192]&gt;[.V$177];[.V192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60.1" calcext:value-type="float">
            <text:p>60,1</text:p>
          </table:table-cell>
          <table:table-cell table:style-name="ce3" table:formula="of:=IF([.B193]&gt;[.B$177];[.B193];&quot;&quot;)">
            <text:p/>
          </table:table-cell>
          <table:table-cell table:style-name="ce3" table:formula="of:=IF([.C193]&gt;[.C$177];[.C193];&quot;&quot;)" office:value-type="float" office:value="2158.725" calcext:value-type="float">
            <text:p>2158,725</text:p>
          </table:table-cell>
          <table:table-cell table:style-name="ce3" table:formula="of:=IF([.D193]&gt;[.D$177];[.D193];&quot;&quot;)" office:value-type="float" office:value="17435.475" calcext:value-type="float">
            <text:p>17435,475</text:p>
          </table:table-cell>
          <table:table-cell table:style-name="ce3" table:formula="of:=IF([.E193]&gt;[.E$177];[.E193];&quot;&quot;)" office:value-type="float" office:value="4448158.4" calcext:value-type="float">
            <text:p>4448158,4</text:p>
          </table:table-cell>
          <table:table-cell table:style-name="ce3" table:formula="of:=IF([.F193]&gt;[.F$177];[.F193];&quot;&quot;)">
            <text:p/>
          </table:table-cell>
          <table:table-cell table:style-name="ce3" table:formula="of:=IF([.G193]&gt;[.G$177];[.G193];&quot;&quot;)">
            <text:p/>
          </table:table-cell>
          <table:table-cell table:style-name="ce3" table:formula="of:=IF([.H193]&gt;[.H$177];[.H193];&quot;&quot;)" office:value-type="float" office:value="686.725" calcext:value-type="float">
            <text:p>686,725</text:p>
          </table:table-cell>
          <table:table-cell table:style-name="ce3" table:formula="of:=IF([.I193]&gt;[.I$177];[.I193];&quot;&quot;)" office:value-type="float" office:value="164362.55" calcext:value-type="float">
            <text:p>164362,55</text:p>
          </table:table-cell>
          <table:table-cell table:style-name="ce3" table:formula="of:=IF([.J193]&gt;[.J$177];[.J193];&quot;&quot;)">
            <text:p/>
          </table:table-cell>
          <table:table-cell table:style-name="ce3" table:formula="of:=IF([.K193]&gt;[.K$177];[.K193];&quot;&quot;)">
            <text:p/>
          </table:table-cell>
          <table:table-cell table:style-name="ce3" table:formula="of:=IF([.L193]&gt;[.L$177];[.L193];&quot;&quot;)">
            <text:p/>
          </table:table-cell>
          <table:table-cell table:style-name="ce3" table:formula="of:=IF([.M193]&gt;[.M$177];[.M193];&quot;&quot;)" office:value-type="float" office:value="1052.625" calcext:value-type="float">
            <text:p>1052,625</text:p>
          </table:table-cell>
          <table:table-cell table:style-name="ce3" table:formula="of:=IF([.N193]&gt;[.N$177];[.N193];&quot;&quot;)" office:value-type="float" office:value="2261130.425" calcext:value-type="float">
            <text:p>2261130,425</text:p>
          </table:table-cell>
          <table:table-cell table:style-name="ce3" table:formula="of:=IF([.O193]&gt;[.O$177];[.O193];&quot;&quot;)" office:value-type="float" office:value="84.375" calcext:value-type="float">
            <text:p>84,375</text:p>
          </table:table-cell>
          <table:table-cell table:style-name="ce3" table:formula="of:=IF([.P193]&gt;[.P$177];[.P193];&quot;&quot;)">
            <text:p/>
          </table:table-cell>
          <table:table-cell table:style-name="ce3" table:formula="of:=IF([.Q193]&gt;[.Q$177];[.Q193];&quot;&quot;)">
            <text:p/>
          </table:table-cell>
          <table:table-cell table:style-name="ce3" table:formula="of:=IF([.R193]&gt;[.R$177];[.R193];&quot;&quot;)" office:value-type="float" office:value="127.0875" calcext:value-type="float">
            <text:p>127,0875</text:p>
          </table:table-cell>
          <table:table-cell table:style-name="ce3" table:formula="of:=IF([.S193]&gt;[.S$177];[.S193];&quot;&quot;)" office:value-type="float" office:value="83102.45" calcext:value-type="float">
            <text:p>83102,45</text:p>
          </table:table-cell>
          <table:table-cell table:style-name="ce3" table:formula="of:=IF([.T193]&gt;[.T$177];[.T193];&quot;&quot;)">
            <text:p/>
          </table:table-cell>
          <table:table-cell table:style-name="ce3" table:formula="of:=IF([.U193]&gt;[.U$177];[.U193];&quot;&quot;)">
            <text:p/>
          </table:table-cell>
          <table:table-cell table:style-name="ce3" table:formula="of:=IF([.V193]&gt;[.V$177];[.V193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61.9" calcext:value-type="float">
            <text:p>61,9</text:p>
          </table:table-cell>
          <table:table-cell table:style-name="ce3" table:formula="of:=IF([.B194]&gt;[.B$177];[.B194];&quot;&quot;)">
            <text:p/>
          </table:table-cell>
          <table:table-cell table:style-name="ce3" table:formula="of:=IF([.C194]&gt;[.C$177];[.C194];&quot;&quot;)" office:value-type="float" office:value="2619.525" calcext:value-type="float">
            <text:p>2619,525</text:p>
          </table:table-cell>
          <table:table-cell table:style-name="ce3" table:formula="of:=IF([.D194]&gt;[.D$177];[.D194];&quot;&quot;)" office:value-type="float" office:value="17435.475" calcext:value-type="float">
            <text:p>17435,475</text:p>
          </table:table-cell>
          <table:table-cell table:style-name="ce3" table:formula="of:=IF([.E194]&gt;[.E$177];[.E194];&quot;&quot;)" office:value-type="float" office:value="4461749.8" calcext:value-type="float">
            <text:p>4461749,8</text:p>
          </table:table-cell>
          <table:table-cell table:style-name="ce3" table:formula="of:=IF([.F194]&gt;[.F$177];[.F194];&quot;&quot;)">
            <text:p/>
          </table:table-cell>
          <table:table-cell table:style-name="ce3" table:formula="of:=IF([.G194]&gt;[.G$177];[.G194];&quot;&quot;)">
            <text:p/>
          </table:table-cell>
          <table:table-cell table:style-name="ce3" table:formula="of:=IF([.H194]&gt;[.H$177];[.H194];&quot;&quot;)" office:value-type="float" office:value="446.125" calcext:value-type="float">
            <text:p>446,125</text:p>
          </table:table-cell>
          <table:table-cell table:style-name="ce3" table:formula="of:=IF([.I194]&gt;[.I$177];[.I194];&quot;&quot;)" office:value-type="float" office:value="161595.45" calcext:value-type="float">
            <text:p>161595,45</text:p>
          </table:table-cell>
          <table:table-cell table:style-name="ce3" table:formula="of:=IF([.J194]&gt;[.J$177];[.J194];&quot;&quot;)">
            <text:p/>
          </table:table-cell>
          <table:table-cell table:style-name="ce3" table:formula="of:=IF([.K194]&gt;[.K$177];[.K194];&quot;&quot;)">
            <text:p/>
          </table:table-cell>
          <table:table-cell table:style-name="ce3" table:formula="of:=IF([.L194]&gt;[.L$177];[.L194];&quot;&quot;)">
            <text:p/>
          </table:table-cell>
          <table:table-cell table:style-name="ce3" table:formula="of:=IF([.M194]&gt;[.M$177];[.M194];&quot;&quot;)" office:value-type="float" office:value="892.225" calcext:value-type="float">
            <text:p>892,225</text:p>
          </table:table-cell>
          <table:table-cell table:style-name="ce3" table:formula="of:=IF([.N194]&gt;[.N$177];[.N194];&quot;&quot;)" office:value-type="float" office:value="2230660.025" calcext:value-type="float">
            <text:p>2230660,025</text:p>
          </table:table-cell>
          <table:table-cell table:style-name="ce3" table:formula="of:=IF([.O194]&gt;[.O$177];[.O194];&quot;&quot;)">
            <text:p/>
          </table:table-cell>
          <table:table-cell table:style-name="ce3" table:formula="of:=IF([.P194]&gt;[.P$177];[.P194];&quot;&quot;)">
            <text:p/>
          </table:table-cell>
          <table:table-cell table:style-name="ce3" table:formula="of:=IF([.Q194]&gt;[.Q$177];[.Q194];&quot;&quot;)">
            <text:p/>
          </table:table-cell>
          <table:table-cell table:style-name="ce3" table:formula="of:=IF([.R194]&gt;[.R$177];[.R194];&quot;&quot;)">
            <text:p/>
          </table:table-cell>
          <table:table-cell table:style-name="ce3" table:formula="of:=IF([.S194]&gt;[.S$177];[.S194];&quot;&quot;)" office:value-type="float" office:value="88555.25" calcext:value-type="float">
            <text:p>88555,25</text:p>
          </table:table-cell>
          <table:table-cell table:style-name="ce3" table:formula="of:=IF([.T194]&gt;[.T$177];[.T194];&quot;&quot;)">
            <text:p/>
          </table:table-cell>
          <table:table-cell table:style-name="ce3" table:formula="of:=IF([.U194]&gt;[.U$177];[.U194];&quot;&quot;)">
            <text:p/>
          </table:table-cell>
          <table:table-cell table:style-name="ce3" table:formula="of:=IF([.V194]&gt;[.V$177];[.V19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63.6" calcext:value-type="float">
            <text:p>63,6</text:p>
          </table:table-cell>
          <table:table-cell table:style-name="ce3" table:formula="of:=IF([.B195]&gt;[.B$177];[.B195];&quot;&quot;)" office:value-type="float" office:value="1144.4625" calcext:value-type="float">
            <text:p>1144,4625</text:p>
          </table:table-cell>
          <table:table-cell table:style-name="ce3" table:formula="of:=IF([.C195]&gt;[.C$177];[.C195];&quot;&quot;)" office:value-type="float" office:value="2238.925" calcext:value-type="float">
            <text:p>2238,925</text:p>
          </table:table-cell>
          <table:table-cell table:style-name="ce3" table:formula="of:=IF([.D195]&gt;[.D$177];[.D195];&quot;&quot;)" office:value-type="float" office:value="12009.875" calcext:value-type="float">
            <text:p>12009,875</text:p>
          </table:table-cell>
          <table:table-cell table:style-name="ce3" table:formula="of:=IF([.E195]&gt;[.E$177];[.E195];&quot;&quot;)" office:value-type="float" office:value="4456296.9" calcext:value-type="float">
            <text:p>4456296,9</text:p>
          </table:table-cell>
          <table:table-cell table:style-name="ce3" table:formula="of:=IF([.F195]&gt;[.F$177];[.F195];&quot;&quot;)" office:value-type="float" office:value="5001.725" calcext:value-type="float">
            <text:p>5001,725</text:p>
          </table:table-cell>
          <table:table-cell table:style-name="ce3" table:formula="of:=IF([.G195]&gt;[.G$177];[.G195];&quot;&quot;)">
            <text:p/>
          </table:table-cell>
          <table:table-cell table:style-name="ce3" table:formula="of:=IF([.H195]&gt;[.H$177];[.H195];&quot;&quot;)">
            <text:p/>
          </table:table-cell>
          <table:table-cell table:style-name="ce3" table:formula="of:=IF([.I195]&gt;[.I$177];[.I195];&quot;&quot;)" office:value-type="float" office:value="153484.15" calcext:value-type="float">
            <text:p>153484,15</text:p>
          </table:table-cell>
          <table:table-cell table:style-name="ce3" table:formula="of:=IF([.J195]&gt;[.J$177];[.J195];&quot;&quot;)">
            <text:p/>
          </table:table-cell>
          <table:table-cell table:style-name="ce3" table:formula="of:=IF([.K195]&gt;[.K$177];[.K195];&quot;&quot;)">
            <text:p/>
          </table:table-cell>
          <table:table-cell table:style-name="ce3" table:formula="of:=IF([.L195]&gt;[.L$177];[.L195];&quot;&quot;)">
            <text:p/>
          </table:table-cell>
          <table:table-cell table:style-name="ce3" table:formula="of:=IF([.M195]&gt;[.M$177];[.M195];&quot;&quot;)" office:value-type="float" office:value="350.825" calcext:value-type="float">
            <text:p>350,825</text:p>
          </table:table-cell>
          <table:table-cell table:style-name="ce3" table:formula="of:=IF([.N195]&gt;[.N$177];[.N195];&quot;&quot;)" office:value-type="float" office:value="2211255.225" calcext:value-type="float">
            <text:p>2211255,225</text:p>
          </table:table-cell>
          <table:table-cell table:style-name="ce3" table:formula="of:=IF([.O195]&gt;[.O$177];[.O195];&quot;&quot;)">
            <text:p/>
          </table:table-cell>
          <table:table-cell table:style-name="ce3" table:formula="of:=IF([.P195]&gt;[.P$177];[.P195];&quot;&quot;)">
            <text:p/>
          </table:table-cell>
          <table:table-cell table:style-name="ce3" table:formula="of:=IF([.Q195]&gt;[.Q$177];[.Q195];&quot;&quot;)">
            <text:p/>
          </table:table-cell>
          <table:table-cell table:style-name="ce3" table:formula="of:=IF([.R195]&gt;[.R$177];[.R195];&quot;&quot;)">
            <text:p/>
          </table:table-cell>
          <table:table-cell table:style-name="ce3" table:formula="of:=IF([.S195]&gt;[.S$177];[.S195];&quot;&quot;)" office:value-type="float" office:value="91295.15" calcext:value-type="float">
            <text:p>91295,15</text:p>
          </table:table-cell>
          <table:table-cell table:style-name="ce3" table:formula="of:=IF([.T195]&gt;[.T$177];[.T195];&quot;&quot;)">
            <text:p/>
          </table:table-cell>
          <table:table-cell table:style-name="ce3" table:formula="of:=IF([.U195]&gt;[.U$177];[.U195];&quot;&quot;)">
            <text:p/>
          </table:table-cell>
          <table:table-cell table:style-name="ce3" table:formula="of:=IF([.V195]&gt;[.V$177];[.V195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65.4" calcext:value-type="float">
            <text:p>65,4</text:p>
          </table:table-cell>
          <table:table-cell table:style-name="ce3" table:formula="of:=IF([.B196]&gt;[.B$177];[.B196];&quot;&quot;)">
            <text:p/>
          </table:table-cell>
          <table:table-cell table:style-name="ce3" table:formula="of:=IF([.C196]&gt;[.C$177];[.C196];&quot;&quot;)" office:value-type="float" office:value="1556.725" calcext:value-type="float">
            <text:p>1556,725</text:p>
          </table:table-cell>
          <table:table-cell table:style-name="ce3" table:formula="of:=IF([.D196]&gt;[.D$177];[.D196];&quot;&quot;)" office:value-type="float" office:value="14722.675" calcext:value-type="float">
            <text:p>14722,675</text:p>
          </table:table-cell>
          <table:table-cell table:style-name="ce3" table:formula="of:=IF([.E196]&gt;[.E$177];[.E196];&quot;&quot;)" office:value-type="float" office:value="4420921.8" calcext:value-type="float">
            <text:p>4420921,8</text:p>
          </table:table-cell>
          <table:table-cell table:style-name="ce3" table:formula="of:=IF([.F196]&gt;[.F$177];[.F196];&quot;&quot;)">
            <text:p/>
          </table:table-cell>
          <table:table-cell table:style-name="ce3" table:formula="of:=IF([.G196]&gt;[.G$177];[.G196];&quot;&quot;)">
            <text:p/>
          </table:table-cell>
          <table:table-cell table:style-name="ce3" table:formula="of:=IF([.H196]&gt;[.H$177];[.H196];&quot;&quot;)">
            <text:p/>
          </table:table-cell>
          <table:table-cell table:style-name="ce3" table:formula="of:=IF([.I196]&gt;[.I$177];[.I196];&quot;&quot;)" office:value-type="float" office:value="145318.55" calcext:value-type="float">
            <text:p>145318,55</text:p>
          </table:table-cell>
          <table:table-cell table:style-name="ce3" table:formula="of:=IF([.J196]&gt;[.J$177];[.J196];&quot;&quot;)">
            <text:p/>
          </table:table-cell>
          <table:table-cell table:style-name="ce3" table:formula="of:=IF([.K196]&gt;[.K$177];[.K196];&quot;&quot;)">
            <text:p/>
          </table:table-cell>
          <table:table-cell table:style-name="ce3" table:formula="of:=IF([.L196]&gt;[.L$177];[.L196];&quot;&quot;)">
            <text:p/>
          </table:table-cell>
          <table:table-cell table:style-name="ce3" table:formula="of:=IF([.M196]&gt;[.M$177];[.M196];&quot;&quot;)" office:value-type="float" office:value="1173.025" calcext:value-type="float">
            <text:p>1173,025</text:p>
          </table:table-cell>
          <table:table-cell table:style-name="ce3" table:formula="of:=IF([.N196]&gt;[.N$177];[.N196];&quot;&quot;)" office:value-type="float" office:value="2214365.625" calcext:value-type="float">
            <text:p>2214365,625</text:p>
          </table:table-cell>
          <table:table-cell table:style-name="ce3" table:formula="of:=IF([.O196]&gt;[.O$177];[.O196];&quot;&quot;)" office:value-type="float" office:value="71.875" calcext:value-type="float">
            <text:p>71,875</text:p>
          </table:table-cell>
          <table:table-cell table:style-name="ce3" table:formula="of:=IF([.P196]&gt;[.P$177];[.P196];&quot;&quot;)">
            <text:p/>
          </table:table-cell>
          <table:table-cell table:style-name="ce3" table:formula="of:=IF([.Q196]&gt;[.Q$177];[.Q196];&quot;&quot;)">
            <text:p/>
          </table:table-cell>
          <table:table-cell table:style-name="ce3" table:formula="of:=IF([.R196]&gt;[.R$177];[.R196];&quot;&quot;)">
            <text:p/>
          </table:table-cell>
          <table:table-cell table:style-name="ce3" table:formula="of:=IF([.S196]&gt;[.S$177];[.S196];&quot;&quot;)" office:value-type="float" office:value="99433.65" calcext:value-type="float">
            <text:p>99433,65</text:p>
          </table:table-cell>
          <table:table-cell table:style-name="ce3" table:formula="of:=IF([.T196]&gt;[.T$177];[.T196];&quot;&quot;)">
            <text:p/>
          </table:table-cell>
          <table:table-cell table:style-name="ce3" table:formula="of:=IF([.U196]&gt;[.U$177];[.U196];&quot;&quot;)">
            <text:p/>
          </table:table-cell>
          <table:table-cell table:style-name="ce3" table:formula="of:=IF([.V196]&gt;[.V$177];[.V196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67.2" calcext:value-type="float">
            <text:p>67,2</text:p>
          </table:table-cell>
          <table:table-cell table:style-name="ce3" table:formula="of:=IF([.B197]&gt;[.B$177];[.B197];&quot;&quot;)">
            <text:p/>
          </table:table-cell>
          <table:table-cell table:style-name="ce3" table:formula="of:=IF([.C197]&gt;[.C$177];[.C197];&quot;&quot;)" office:value-type="float" office:value="1295.925" calcext:value-type="float">
            <text:p>1295,925</text:p>
          </table:table-cell>
          <table:table-cell table:style-name="ce3" table:formula="of:=IF([.D197]&gt;[.D$177];[.D197];&quot;&quot;)" office:value-type="float" office:value="14722.675" calcext:value-type="float">
            <text:p>14722,675</text:p>
          </table:table-cell>
          <table:table-cell table:style-name="ce3" table:formula="of:=IF([.E197]&gt;[.E$177];[.E197];&quot;&quot;)" office:value-type="float" office:value="4437253" calcext:value-type="float">
            <text:p>4437253</text:p>
          </table:table-cell>
          <table:table-cell table:style-name="ce3" table:formula="of:=IF([.F197]&gt;[.F$177];[.F197];&quot;&quot;)">
            <text:p/>
          </table:table-cell>
          <table:table-cell table:style-name="ce3" table:formula="of:=IF([.G197]&gt;[.G$177];[.G197];&quot;&quot;)">
            <text:p/>
          </table:table-cell>
          <table:table-cell table:style-name="ce3" table:formula="of:=IF([.H197]&gt;[.H$177];[.H197];&quot;&quot;)">
            <text:p/>
          </table:table-cell>
          <table:table-cell table:style-name="ce3" table:formula="of:=IF([.I197]&gt;[.I$177];[.I197];&quot;&quot;)" office:value-type="float" office:value="142605.75" calcext:value-type="float">
            <text:p>142605,75</text:p>
          </table:table-cell>
          <table:table-cell table:style-name="ce3" table:formula="of:=IF([.J197]&gt;[.J$177];[.J197];&quot;&quot;)">
            <text:p/>
          </table:table-cell>
          <table:table-cell table:style-name="ce3" table:formula="of:=IF([.K197]&gt;[.K$177];[.K197];&quot;&quot;)">
            <text:p/>
          </table:table-cell>
          <table:table-cell table:style-name="ce3" table:formula="of:=IF([.L197]&gt;[.L$177];[.L197];&quot;&quot;)">
            <text:p/>
          </table:table-cell>
          <table:table-cell table:style-name="ce3" table:formula="of:=IF([.M197]&gt;[.M$177];[.M197];&quot;&quot;)" office:value-type="float" office:value="591.225" calcext:value-type="float">
            <text:p>591,225</text:p>
          </table:table-cell>
          <table:table-cell table:style-name="ce3" table:formula="of:=IF([.N197]&gt;[.N$177];[.N197];&quot;&quot;)" office:value-type="float" office:value="2287152.825" calcext:value-type="float">
            <text:p>2287152,825</text:p>
          </table:table-cell>
          <table:table-cell table:style-name="ce3" table:formula="of:=IF([.O197]&gt;[.O$177];[.O197];&quot;&quot;)" office:value-type="float" office:value="70.075" calcext:value-type="float">
            <text:p>70,075</text:p>
          </table:table-cell>
          <table:table-cell table:style-name="ce3" table:formula="of:=IF([.P197]&gt;[.P$177];[.P197];&quot;&quot;)">
            <text:p/>
          </table:table-cell>
          <table:table-cell table:style-name="ce3" table:formula="of:=IF([.Q197]&gt;[.Q$177];[.Q197];&quot;&quot;)">
            <text:p/>
          </table:table-cell>
          <table:table-cell table:style-name="ce3" table:formula="of:=IF([.R197]&gt;[.R$177];[.R197];&quot;&quot;)">
            <text:p/>
          </table:table-cell>
          <table:table-cell table:style-name="ce3" table:formula="of:=IF([.S197]&gt;[.S$177];[.S197];&quot;&quot;)" office:value-type="float" office:value="110339.15" calcext:value-type="float">
            <text:p>110339,15</text:p>
          </table:table-cell>
          <table:table-cell table:style-name="ce3" table:formula="of:=IF([.T197]&gt;[.T$177];[.T197];&quot;&quot;)">
            <text:p/>
          </table:table-cell>
          <table:table-cell table:style-name="ce3" table:formula="of:=IF([.U197]&gt;[.U$177];[.U197];&quot;&quot;)">
            <text:p/>
          </table:table-cell>
          <table:table-cell table:style-name="ce3" table:formula="of:=IF([.V197]&gt;[.V$177];[.V197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68.9" calcext:value-type="float">
            <text:p>68,9</text:p>
          </table:table-cell>
          <table:table-cell table:style-name="ce3" table:formula="of:=IF([.B198]&gt;[.B$177];[.B198];&quot;&quot;)">
            <text:p/>
          </table:table-cell>
          <table:table-cell table:style-name="ce3" table:formula="of:=IF([.C198]&gt;[.C$177];[.C198];&quot;&quot;)" office:value-type="float" office:value="1476.725" calcext:value-type="float">
            <text:p>1476,725</text:p>
          </table:table-cell>
          <table:table-cell table:style-name="ce3" table:formula="of:=IF([.D198]&gt;[.D$177];[.D198];&quot;&quot;)" office:value-type="float" office:value="14722.675" calcext:value-type="float">
            <text:p>14722,675</text:p>
          </table:table-cell>
          <table:table-cell table:style-name="ce3" table:formula="of:=IF([.E198]&gt;[.E$177];[.E198];&quot;&quot;)" office:value-type="float" office:value="4377435.3" calcext:value-type="float">
            <text:p>4377435,3</text:p>
          </table:table-cell>
          <table:table-cell table:style-name="ce3" table:formula="of:=IF([.F198]&gt;[.F$177];[.F198];&quot;&quot;)">
            <text:p/>
          </table:table-cell>
          <table:table-cell table:style-name="ce3" table:formula="of:=IF([.G198]&gt;[.G$177];[.G198];&quot;&quot;)">
            <text:p/>
          </table:table-cell>
          <table:table-cell table:style-name="ce3" table:formula="of:=IF([.H198]&gt;[.H$177];[.H198];&quot;&quot;)" office:value-type="float" office:value="325.725" calcext:value-type="float">
            <text:p>325,725</text:p>
          </table:table-cell>
          <table:table-cell table:style-name="ce3" table:formula="of:=IF([.I198]&gt;[.I$177];[.I198];&quot;&quot;)" office:value-type="float" office:value="139865.85" calcext:value-type="float">
            <text:p>139865,85</text:p>
          </table:table-cell>
          <table:table-cell table:style-name="ce3" table:formula="of:=IF([.J198]&gt;[.J$177];[.J198];&quot;&quot;)">
            <text:p/>
          </table:table-cell>
          <table:table-cell table:style-name="ce3" table:formula="of:=IF([.K198]&gt;[.K$177];[.K198];&quot;&quot;)">
            <text:p/>
          </table:table-cell>
          <table:table-cell table:style-name="ce3" table:formula="of:=IF([.L198]&gt;[.L$177];[.L198];&quot;&quot;)">
            <text:p/>
          </table:table-cell>
          <table:table-cell table:style-name="ce3" table:formula="of:=IF([.M198]&gt;[.M$177];[.M198];&quot;&quot;)" office:value-type="float" office:value="812.025" calcext:value-type="float">
            <text:p>812,025</text:p>
          </table:table-cell>
          <table:table-cell table:style-name="ce3" table:formula="of:=IF([.N198]&gt;[.N$177];[.N198];&quot;&quot;)" office:value-type="float" office:value="2259408.825" calcext:value-type="float">
            <text:p>2259408,825</text:p>
          </table:table-cell>
          <table:table-cell table:style-name="ce3" table:formula="of:=IF([.O198]&gt;[.O$177];[.O198];&quot;&quot;)">
            <text:p/>
          </table:table-cell>
          <table:table-cell table:style-name="ce3" table:formula="of:=IF([.P198]&gt;[.P$177];[.P198];&quot;&quot;)">
            <text:p/>
          </table:table-cell>
          <table:table-cell table:style-name="ce3" table:formula="of:=IF([.Q198]&gt;[.Q$177];[.Q198];&quot;&quot;)">
            <text:p/>
          </table:table-cell>
          <table:table-cell table:style-name="ce3" table:formula="of:=IF([.R198]&gt;[.R$177];[.R198];&quot;&quot;)">
            <text:p/>
          </table:table-cell>
          <table:table-cell table:style-name="ce3" table:formula="of:=IF([.S198]&gt;[.S$177];[.S198];&quot;&quot;)" office:value-type="float" office:value="115764.75" calcext:value-type="float">
            <text:p>115764,75</text:p>
          </table:table-cell>
          <table:table-cell table:style-name="ce3" table:formula="of:=IF([.T198]&gt;[.T$177];[.T198];&quot;&quot;)">
            <text:p/>
          </table:table-cell>
          <table:table-cell table:style-name="ce3" table:formula="of:=IF([.U198]&gt;[.U$177];[.U198];&quot;&quot;)">
            <text:p/>
          </table:table-cell>
          <table:table-cell table:style-name="ce3" table:formula="of:=IF([.V198]&gt;[.V$177];[.V198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70.7" calcext:value-type="float">
            <text:p>70,7</text:p>
          </table:table-cell>
          <table:table-cell table:style-name="ce3" table:formula="of:=IF([.B199]&gt;[.B$177];[.B199];&quot;&quot;)">
            <text:p/>
          </table:table-cell>
          <table:table-cell table:style-name="ce3" table:formula="of:=IF([.C199]&gt;[.C$177];[.C199];&quot;&quot;)" office:value-type="float" office:value="1476.525" calcext:value-type="float">
            <text:p>1476,525</text:p>
          </table:table-cell>
          <table:table-cell table:style-name="ce3" table:formula="of:=IF([.D199]&gt;[.D$177];[.D199];&quot;&quot;)" office:value-type="float" office:value="12009.875" calcext:value-type="float">
            <text:p>12009,875</text:p>
          </table:table-cell>
          <table:table-cell table:style-name="ce3" table:formula="of:=IF([.E199]&gt;[.E$177];[.E199];&quot;&quot;)" office:value-type="float" office:value="4592344.5" calcext:value-type="float">
            <text:p>4592344,5</text:p>
          </table:table-cell>
          <table:table-cell table:style-name="ce3" table:formula="of:=IF([.F199]&gt;[.F$177];[.F199];&quot;&quot;)">
            <text:p/>
          </table:table-cell>
          <table:table-cell table:style-name="ce3" table:formula="of:=IF([.G199]&gt;[.G$177];[.G199];&quot;&quot;)">
            <text:p/>
          </table:table-cell>
          <table:table-cell table:style-name="ce3" table:formula="of:=IF([.H199]&gt;[.H$177];[.H199];&quot;&quot;)">
            <text:p/>
          </table:table-cell>
          <table:table-cell table:style-name="ce3" table:formula="of:=IF([.I199]&gt;[.I$177];[.I199];&quot;&quot;)" office:value-type="float" office:value="128987.45" calcext:value-type="float">
            <text:p>128987,45</text:p>
          </table:table-cell>
          <table:table-cell table:style-name="ce3" table:formula="of:=IF([.J199]&gt;[.J$177];[.J199];&quot;&quot;)">
            <text:p/>
          </table:table-cell>
          <table:table-cell table:style-name="ce3" table:formula="of:=IF([.K199]&gt;[.K$177];[.K199];&quot;&quot;)">
            <text:p/>
          </table:table-cell>
          <table:table-cell table:style-name="ce3" table:formula="of:=IF([.L199]&gt;[.L$177];[.L199];&quot;&quot;)">
            <text:p/>
          </table:table-cell>
          <table:table-cell table:style-name="ce3" table:formula="of:=IF([.M199]&gt;[.M$177];[.M199];&quot;&quot;)" office:value-type="float" office:value="1032.825" calcext:value-type="float">
            <text:p>1032,825</text:p>
          </table:table-cell>
          <table:table-cell table:style-name="ce3" table:formula="of:=IF([.N199]&gt;[.N$177];[.N199];&quot;&quot;)" office:value-type="float" office:value="2349802.425" calcext:value-type="float">
            <text:p>2349802,425</text:p>
          </table:table-cell>
          <table:table-cell table:style-name="ce3" table:formula="of:=IF([.O199]&gt;[.O$177];[.O199];&quot;&quot;)" office:value-type="float" office:value="146.875" calcext:value-type="float">
            <text:p>146,875</text:p>
          </table:table-cell>
          <table:table-cell table:style-name="ce3" table:formula="of:=IF([.P199]&gt;[.P$177];[.P199];&quot;&quot;)">
            <text:p/>
          </table:table-cell>
          <table:table-cell table:style-name="ce3" table:formula="of:=IF([.Q199]&gt;[.Q$177];[.Q199];&quot;&quot;)">
            <text:p/>
          </table:table-cell>
          <table:table-cell table:style-name="ce3" table:formula="of:=IF([.R199]&gt;[.R$177];[.R199];&quot;&quot;)">
            <text:p/>
          </table:table-cell>
          <table:table-cell table:style-name="ce3" table:formula="of:=IF([.S199]&gt;[.S$177];[.S199];&quot;&quot;)" office:value-type="float" office:value="121190.35" calcext:value-type="float">
            <text:p>121190,35</text:p>
          </table:table-cell>
          <table:table-cell table:style-name="ce3" table:formula="of:=IF([.T199]&gt;[.T$177];[.T199];&quot;&quot;)">
            <text:p/>
          </table:table-cell>
          <table:table-cell table:style-name="ce3" table:formula="of:=IF([.U199]&gt;[.U$177];[.U199];&quot;&quot;)">
            <text:p/>
          </table:table-cell>
          <table:table-cell table:style-name="ce3" table:formula="of:=IF([.V199]&gt;[.V$177];[.V199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72.5" calcext:value-type="float">
            <text:p>72,5</text:p>
          </table:table-cell>
          <table:table-cell table:style-name="ce3" table:formula="of:=IF([.B200]&gt;[.B$177];[.B200];&quot;&quot;)">
            <text:p/>
          </table:table-cell>
          <table:table-cell table:style-name="ce3" table:formula="of:=IF([.C200]&gt;[.C$177];[.C200];&quot;&quot;)" office:value-type="float" office:value="1657.125" calcext:value-type="float">
            <text:p>1657,125</text:p>
          </table:table-cell>
          <table:table-cell table:style-name="ce3" table:formula="of:=IF([.D200]&gt;[.D$177];[.D200];&quot;&quot;)" office:value-type="float" office:value="12009.875" calcext:value-type="float">
            <text:p>12009,875</text:p>
          </table:table-cell>
          <table:table-cell table:style-name="ce3" table:formula="of:=IF([.E200]&gt;[.E$177];[.E200];&quot;&quot;)" office:value-type="float" office:value="4499810.5" calcext:value-type="float">
            <text:p>4499810,5</text:p>
          </table:table-cell>
          <table:table-cell table:style-name="ce3" table:formula="of:=IF([.F200]&gt;[.F$177];[.F200];&quot;&quot;)">
            <text:p/>
          </table:table-cell>
          <table:table-cell table:style-name="ce3" table:formula="of:=IF([.G200]&gt;[.G$177];[.G200];&quot;&quot;)">
            <text:p/>
          </table:table-cell>
          <table:table-cell table:style-name="ce3" table:formula="of:=IF([.H200]&gt;[.H$177];[.H200];&quot;&quot;)" office:value-type="float" office:value="922.525" calcext:value-type="float">
            <text:p>922,525</text:p>
          </table:table-cell>
          <table:table-cell table:style-name="ce3" table:formula="of:=IF([.I200]&gt;[.I$177];[.I200];&quot;&quot;)" office:value-type="float" office:value="107203.55" calcext:value-type="float">
            <text:p>107203,55</text:p>
          </table:table-cell>
          <table:table-cell table:style-name="ce3" table:formula="of:=IF([.J200]&gt;[.J$177];[.J200];&quot;&quot;)">
            <text:p/>
          </table:table-cell>
          <table:table-cell table:style-name="ce3" table:formula="of:=IF([.K200]&gt;[.K$177];[.K200];&quot;&quot;)">
            <text:p/>
          </table:table-cell>
          <table:table-cell table:style-name="ce3" table:formula="of:=IF([.L200]&gt;[.L$177];[.L200];&quot;&quot;)">
            <text:p/>
          </table:table-cell>
          <table:table-cell table:style-name="ce3" table:formula="of:=IF([.M200]&gt;[.M$177];[.M200];&quot;&quot;)" office:value-type="float" office:value="872.025" calcext:value-type="float">
            <text:p>872,025</text:p>
          </table:table-cell>
          <table:table-cell table:style-name="ce3" table:formula="of:=IF([.N200]&gt;[.N$177];[.N200];&quot;&quot;)" office:value-type="float" office:value="2226820.025" calcext:value-type="float">
            <text:p>2226820,025</text:p>
          </table:table-cell>
          <table:table-cell table:style-name="ce3" table:formula="of:=IF([.O200]&gt;[.O$177];[.O200];&quot;&quot;)" office:value-type="float" office:value="71.875" calcext:value-type="float">
            <text:p>71,875</text:p>
          </table:table-cell>
          <table:table-cell table:style-name="ce3" table:formula="of:=IF([.P200]&gt;[.P$177];[.P200];&quot;&quot;)">
            <text:p/>
          </table:table-cell>
          <table:table-cell table:style-name="ce3" table:formula="of:=IF([.Q200]&gt;[.Q$177];[.Q200];&quot;&quot;)">
            <text:p/>
          </table:table-cell>
          <table:table-cell table:style-name="ce3" table:formula="of:=IF([.R200]&gt;[.R$177];[.R200];&quot;&quot;)">
            <text:p/>
          </table:table-cell>
          <table:table-cell table:style-name="ce3" table:formula="of:=IF([.S200]&gt;[.S$177];[.S200];&quot;&quot;)" office:value-type="float" office:value="121190.35" calcext:value-type="float">
            <text:p>121190,35</text:p>
          </table:table-cell>
          <table:table-cell table:style-name="ce3" table:formula="of:=IF([.T200]&gt;[.T$177];[.T200];&quot;&quot;)">
            <text:p/>
          </table:table-cell>
          <table:table-cell table:style-name="ce3" table:formula="of:=IF([.U200]&gt;[.U$177];[.U200];&quot;&quot;)">
            <text:p/>
          </table:table-cell>
          <table:table-cell table:style-name="ce3" table:formula="of:=IF([.V200]&gt;[.V$177];[.V20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74.2" calcext:value-type="float">
            <text:p>74,2</text:p>
          </table:table-cell>
          <table:table-cell table:style-name="ce3" table:formula="of:=IF([.B201]&gt;[.B$177];[.B201];&quot;&quot;)">
            <text:p/>
          </table:table-cell>
          <table:table-cell table:style-name="ce3" table:formula="of:=IF([.C201]&gt;[.C$177];[.C201];&quot;&quot;)" office:value-type="float" office:value="1616.925" calcext:value-type="float">
            <text:p>1616,925</text:p>
          </table:table-cell>
          <table:table-cell table:style-name="ce3" table:formula="of:=IF([.D201]&gt;[.D$177];[.D201];&quot;&quot;)" office:value-type="float" office:value="12009.875" calcext:value-type="float">
            <text:p>12009,875</text:p>
          </table:table-cell>
          <table:table-cell table:style-name="ce3" table:formula="of:=IF([.E201]&gt;[.E$177];[.E201];&quot;&quot;)" office:value-type="float" office:value="4608621.5" calcext:value-type="float">
            <text:p>4608621,5</text:p>
          </table:table-cell>
          <table:table-cell table:style-name="ce3" table:formula="of:=IF([.F201]&gt;[.F$177];[.F201];&quot;&quot;)" office:value-type="float" office:value="4097.525" calcext:value-type="float">
            <text:p>4097,525</text:p>
          </table:table-cell>
          <table:table-cell table:style-name="ce3" table:formula="of:=IF([.G201]&gt;[.G$177];[.G201];&quot;&quot;)">
            <text:p/>
          </table:table-cell>
          <table:table-cell table:style-name="ce3" table:formula="of:=IF([.H201]&gt;[.H$177];[.H201];&quot;&quot;)">
            <text:p/>
          </table:table-cell>
          <table:table-cell table:style-name="ce3" table:formula="of:=IF([.I201]&gt;[.I$177];[.I201];&quot;&quot;)" office:value-type="float" office:value="96325.15" calcext:value-type="float">
            <text:p>96325,15</text:p>
          </table:table-cell>
          <table:table-cell table:style-name="ce3" table:formula="of:=IF([.J201]&gt;[.J$177];[.J201];&quot;&quot;)">
            <text:p/>
          </table:table-cell>
          <table:table-cell table:style-name="ce3" table:formula="of:=IF([.K201]&gt;[.K$177];[.K201];&quot;&quot;)">
            <text:p/>
          </table:table-cell>
          <table:table-cell table:style-name="ce3" table:formula="of:=IF([.L201]&gt;[.L$177];[.L201];&quot;&quot;)">
            <text:p/>
          </table:table-cell>
          <table:table-cell table:style-name="ce3" table:formula="of:=IF([.M201]&gt;[.M$177];[.M201];&quot;&quot;)" office:value-type="float" office:value="972.425" calcext:value-type="float">
            <text:p>972,425</text:p>
          </table:table-cell>
          <table:table-cell table:style-name="ce3" table:formula="of:=IF([.N201]&gt;[.N$177];[.N201];&quot;&quot;)" office:value-type="float" office:value="2333040.825" calcext:value-type="float">
            <text:p>2333040,825</text:p>
          </table:table-cell>
          <table:table-cell table:style-name="ce3" table:formula="of:=IF([.O201]&gt;[.O$177];[.O201];&quot;&quot;)" office:value-type="float" office:value="71.875" calcext:value-type="float">
            <text:p>71,875</text:p>
          </table:table-cell>
          <table:table-cell table:style-name="ce3" table:formula="of:=IF([.P201]&gt;[.P$177];[.P201];&quot;&quot;)">
            <text:p/>
          </table:table-cell>
          <table:table-cell table:style-name="ce3" table:formula="of:=IF([.Q201]&gt;[.Q$177];[.Q201];&quot;&quot;)">
            <text:p/>
          </table:table-cell>
          <table:table-cell table:style-name="ce3" table:formula="of:=IF([.R201]&gt;[.R$177];[.R201];&quot;&quot;)">
            <text:p/>
          </table:table-cell>
          <table:table-cell table:style-name="ce3" table:formula="of:=IF([.S201]&gt;[.S$177];[.S201];&quot;&quot;)" office:value-type="float" office:value="123930.35" calcext:value-type="float">
            <text:p>123930,35</text:p>
          </table:table-cell>
          <table:table-cell table:style-name="ce3" table:formula="of:=IF([.T201]&gt;[.T$177];[.T201];&quot;&quot;)">
            <text:p/>
          </table:table-cell>
          <table:table-cell table:style-name="ce3" table:formula="of:=IF([.U201]&gt;[.U$177];[.U201];&quot;&quot;)">
            <text:p/>
          </table:table-cell>
          <table:table-cell table:style-name="ce3" table:formula="of:=IF([.V201]&gt;[.V$177];[.V201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3" table:formula="of:=IF([.B202]&gt;[.B$177];[.B202];&quot;&quot;)">
            <text:p/>
          </table:table-cell>
          <table:table-cell table:style-name="ce3" table:formula="of:=IF([.C202]&gt;[.C$177];[.C202];&quot;&quot;)" office:value-type="float" office:value="1155.725" calcext:value-type="float">
            <text:p>1155,725</text:p>
          </table:table-cell>
          <table:table-cell table:style-name="ce3" table:formula="of:=IF([.D202]&gt;[.D$177];[.D202];&quot;&quot;)" office:value-type="float" office:value="9297.075" calcext:value-type="float">
            <text:p>9297,075</text:p>
          </table:table-cell>
          <table:table-cell table:style-name="ce3" table:formula="of:=IF([.E202]&gt;[.E$177];[.E202];&quot;&quot;)" office:value-type="float" office:value="4497097.5" calcext:value-type="float">
            <text:p>4497097,5</text:p>
          </table:table-cell>
          <table:table-cell table:style-name="ce3" table:formula="of:=IF([.F202]&gt;[.F$177];[.F202];&quot;&quot;)">
            <text:p/>
          </table:table-cell>
          <table:table-cell table:style-name="ce3" table:formula="of:=IF([.G202]&gt;[.G$177];[.G202];&quot;&quot;)">
            <text:p/>
          </table:table-cell>
          <table:table-cell table:style-name="ce3" table:formula="of:=IF([.H202]&gt;[.H$177];[.H202];&quot;&quot;)">
            <text:p/>
          </table:table-cell>
          <table:table-cell table:style-name="ce3" table:formula="of:=IF([.I202]&gt;[.I$177];[.I202];&quot;&quot;)" office:value-type="float" office:value="85419.65" calcext:value-type="float">
            <text:p>85419,65</text:p>
          </table:table-cell>
          <table:table-cell table:style-name="ce3" table:formula="of:=IF([.J202]&gt;[.J$177];[.J202];&quot;&quot;)">
            <text:p/>
          </table:table-cell>
          <table:table-cell table:style-name="ce3" table:formula="of:=IF([.K202]&gt;[.K$177];[.K202];&quot;&quot;)">
            <text:p/>
          </table:table-cell>
          <table:table-cell table:style-name="ce3" table:formula="of:=IF([.L202]&gt;[.L$177];[.L202];&quot;&quot;)">
            <text:p/>
          </table:table-cell>
          <table:table-cell table:style-name="ce3" table:formula="of:=IF([.M202]&gt;[.M$177];[.M202];&quot;&quot;)" office:value-type="float" office:value="832.025" calcext:value-type="float">
            <text:p>832,025</text:p>
          </table:table-cell>
          <table:table-cell table:style-name="ce3" table:formula="of:=IF([.N202]&gt;[.N$177];[.N202];&quot;&quot;)" office:value-type="float" office:value="2337559.225" calcext:value-type="float">
            <text:p>2337559,225</text:p>
          </table:table-cell>
          <table:table-cell table:style-name="ce3" table:formula="of:=IF([.O202]&gt;[.O$177];[.O202];&quot;&quot;)" office:value-type="float" office:value="71.875" calcext:value-type="float">
            <text:p>71,875</text:p>
          </table:table-cell>
          <table:table-cell table:style-name="ce3" table:formula="of:=IF([.P202]&gt;[.P$177];[.P202];&quot;&quot;)">
            <text:p/>
          </table:table-cell>
          <table:table-cell table:style-name="ce3" table:formula="of:=IF([.Q202]&gt;[.Q$177];[.Q202];&quot;&quot;)">
            <text:p/>
          </table:table-cell>
          <table:table-cell table:style-name="ce3" table:formula="of:=IF([.R202]&gt;[.R$177];[.R202];&quot;&quot;)">
            <text:p/>
          </table:table-cell>
          <table:table-cell table:style-name="ce3" table:formula="of:=IF([.S202]&gt;[.S$177];[.S202];&quot;&quot;)" office:value-type="float" office:value="123930.35" calcext:value-type="float">
            <text:p>123930,35</text:p>
          </table:table-cell>
          <table:table-cell table:style-name="ce3" table:formula="of:=IF([.T202]&gt;[.T$177];[.T202];&quot;&quot;)">
            <text:p/>
          </table:table-cell>
          <table:table-cell table:style-name="ce3" table:formula="of:=IF([.U202]&gt;[.U$177];[.U202];&quot;&quot;)">
            <text:p/>
          </table:table-cell>
          <table:table-cell table:style-name="ce3" table:formula="of:=IF([.V202]&gt;[.V$177];[.V202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77.8" calcext:value-type="float">
            <text:p>77,8</text:p>
          </table:table-cell>
          <table:table-cell table:style-name="ce3" table:formula="of:=IF([.B203]&gt;[.B$177];[.B203];&quot;&quot;)">
            <text:p/>
          </table:table-cell>
          <table:table-cell table:style-name="ce3" table:formula="of:=IF([.C203]&gt;[.C$177];[.C203];&quot;&quot;)" office:value-type="float" office:value="1576.925" calcext:value-type="float">
            <text:p>1576,925</text:p>
          </table:table-cell>
          <table:table-cell table:style-name="ce3" table:formula="of:=IF([.D203]&gt;[.D$177];[.D203];&quot;&quot;)" office:value-type="float" office:value="6584.175" calcext:value-type="float">
            <text:p>6584,175</text:p>
          </table:table-cell>
          <table:table-cell table:style-name="ce3" table:formula="of:=IF([.E203]&gt;[.E$177];[.E203];&quot;&quot;)" office:value-type="float" office:value="4676631.5" calcext:value-type="float">
            <text:p>4676631,5</text:p>
          </table:table-cell>
          <table:table-cell table:style-name="ce3" table:formula="of:=IF([.F203]&gt;[.F$177];[.F203];&quot;&quot;)">
            <text:p/>
          </table:table-cell>
          <table:table-cell table:style-name="ce3" table:formula="of:=IF([.G203]&gt;[.G$177];[.G203];&quot;&quot;)">
            <text:p/>
          </table:table-cell>
          <table:table-cell table:style-name="ce3" table:formula="of:=IF([.H203]&gt;[.H$177];[.H203];&quot;&quot;)">
            <text:p/>
          </table:table-cell>
          <table:table-cell table:style-name="ce3" table:formula="of:=IF([.I203]&gt;[.I$177];[.I203];&quot;&quot;)" office:value-type="float" office:value="79994.05" calcext:value-type="float">
            <text:p>79994,05</text:p>
          </table:table-cell>
          <table:table-cell table:style-name="ce3" table:formula="of:=IF([.J203]&gt;[.J$177];[.J203];&quot;&quot;)">
            <text:p/>
          </table:table-cell>
          <table:table-cell table:style-name="ce3" table:formula="of:=IF([.K203]&gt;[.K$177];[.K203];&quot;&quot;)">
            <text:p/>
          </table:table-cell>
          <table:table-cell table:style-name="ce3" table:formula="of:=IF([.L203]&gt;[.L$177];[.L203];&quot;&quot;)">
            <text:p/>
          </table:table-cell>
          <table:table-cell table:style-name="ce3" table:formula="of:=IF([.M203]&gt;[.M$177];[.M203];&quot;&quot;)" office:value-type="float" office:value="912.225" calcext:value-type="float">
            <text:p>912,225</text:p>
          </table:table-cell>
          <table:table-cell table:style-name="ce3" table:formula="of:=IF([.N203]&gt;[.N$177];[.N203];&quot;&quot;)" office:value-type="float" office:value="2345111.225" calcext:value-type="float">
            <text:p>2345111,225</text:p>
          </table:table-cell>
          <table:table-cell table:style-name="ce3" table:formula="of:=IF([.O203]&gt;[.O$177];[.O203];&quot;&quot;)">
            <text:p/>
          </table:table-cell>
          <table:table-cell table:style-name="ce3" table:formula="of:=IF([.P203]&gt;[.P$177];[.P203];&quot;&quot;)">
            <text:p/>
          </table:table-cell>
          <table:table-cell table:style-name="ce3" table:formula="of:=IF([.Q203]&gt;[.Q$177];[.Q203];&quot;&quot;)">
            <text:p/>
          </table:table-cell>
          <table:table-cell table:style-name="ce3" table:formula="of:=IF([.R203]&gt;[.R$177];[.R203];&quot;&quot;)" office:value-type="float" office:value="102.0875" calcext:value-type="float">
            <text:p>102,0875</text:p>
          </table:table-cell>
          <table:table-cell table:style-name="ce3" table:formula="of:=IF([.S203]&gt;[.S$177];[.S203];&quot;&quot;)" office:value-type="float" office:value="126643.15" calcext:value-type="float">
            <text:p>126643,15</text:p>
          </table:table-cell>
          <table:table-cell table:style-name="ce3" table:formula="of:=IF([.T203]&gt;[.T$177];[.T203];&quot;&quot;)">
            <text:p/>
          </table:table-cell>
          <table:table-cell table:style-name="ce3" table:formula="of:=IF([.U203]&gt;[.U$177];[.U203];&quot;&quot;)">
            <text:p/>
          </table:table-cell>
          <table:table-cell table:style-name="ce3" table:formula="of:=IF([.V203]&gt;[.V$177];[.V203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79.5" calcext:value-type="float">
            <text:p>79,5</text:p>
          </table:table-cell>
          <table:table-cell table:style-name="ce3" table:formula="of:=IF([.B204]&gt;[.B$177];[.B204];&quot;&quot;)">
            <text:p/>
          </table:table-cell>
          <table:table-cell table:style-name="ce3" table:formula="of:=IF([.C204]&gt;[.C$177];[.C204];&quot;&quot;)" office:value-type="float" office:value="1757.525" calcext:value-type="float">
            <text:p>1757,525</text:p>
          </table:table-cell>
          <table:table-cell table:style-name="ce3" table:formula="of:=IF([.D204]&gt;[.D$177];[.D204];&quot;&quot;)" office:value-type="float" office:value="6584.175" calcext:value-type="float">
            <text:p>6584,175</text:p>
          </table:table-cell>
          <table:table-cell table:style-name="ce3" table:formula="of:=IF([.E204]&gt;[.E$177];[.E204];&quot;&quot;)" office:value-type="float" office:value="4701101.5" calcext:value-type="float">
            <text:p>4701101,5</text:p>
          </table:table-cell>
          <table:table-cell table:style-name="ce3" table:formula="of:=IF([.F204]&gt;[.F$177];[.F204];&quot;&quot;)">
            <text:p/>
          </table:table-cell>
          <table:table-cell table:style-name="ce3" table:formula="of:=IF([.G204]&gt;[.G$177];[.G204];&quot;&quot;)">
            <text:p/>
          </table:table-cell>
          <table:table-cell table:style-name="ce3" table:formula="of:=IF([.H204]&gt;[.H$177];[.H204];&quot;&quot;)" office:value-type="float" office:value="406.125" calcext:value-type="float">
            <text:p>406,125</text:p>
          </table:table-cell>
          <table:table-cell table:style-name="ce3" table:formula="of:=IF([.I204]&gt;[.I$177];[.I204];&quot;&quot;)" office:value-type="float" office:value="74568.45" calcext:value-type="float">
            <text:p>74568,45</text:p>
          </table:table-cell>
          <table:table-cell table:style-name="ce3" table:formula="of:=IF([.J204]&gt;[.J$177];[.J204];&quot;&quot;)">
            <text:p/>
          </table:table-cell>
          <table:table-cell table:style-name="ce3" table:formula="of:=IF([.K204]&gt;[.K$177];[.K204];&quot;&quot;)">
            <text:p/>
          </table:table-cell>
          <table:table-cell table:style-name="ce3" table:formula="of:=IF([.L204]&gt;[.L$177];[.L204];&quot;&quot;)">
            <text:p/>
          </table:table-cell>
          <table:table-cell table:style-name="ce3" table:formula="of:=IF([.M204]&gt;[.M$177];[.M204];&quot;&quot;)" office:value-type="float" office:value="1413.825" calcext:value-type="float">
            <text:p>1413,825</text:p>
          </table:table-cell>
          <table:table-cell table:style-name="ce3" table:formula="of:=IF([.N204]&gt;[.N$177];[.N204];&quot;&quot;)" office:value-type="float" office:value="2459229.625" calcext:value-type="float">
            <text:p>2459229,625</text:p>
          </table:table-cell>
          <table:table-cell table:style-name="ce3" table:formula="of:=IF([.O204]&gt;[.O$177];[.O204];&quot;&quot;)" office:value-type="float" office:value="84.375" calcext:value-type="float">
            <text:p>84,375</text:p>
          </table:table-cell>
          <table:table-cell table:style-name="ce3" table:formula="of:=IF([.P204]&gt;[.P$177];[.P204];&quot;&quot;)">
            <text:p/>
          </table:table-cell>
          <table:table-cell table:style-name="ce3" table:formula="of:=IF([.Q204]&gt;[.Q$177];[.Q204];&quot;&quot;)">
            <text:p/>
          </table:table-cell>
          <table:table-cell table:style-name="ce3" table:formula="of:=IF([.R204]&gt;[.R$177];[.R204];&quot;&quot;)">
            <text:p/>
          </table:table-cell>
          <table:table-cell table:style-name="ce3" table:formula="of:=IF([.S204]&gt;[.S$177];[.S204];&quot;&quot;)" office:value-type="float" office:value="153879.75" calcext:value-type="float">
            <text:p>153879,75</text:p>
          </table:table-cell>
          <table:table-cell table:style-name="ce3" table:formula="of:=IF([.T204]&gt;[.T$177];[.T204];&quot;&quot;)">
            <text:p/>
          </table:table-cell>
          <table:table-cell table:style-name="ce3" table:formula="of:=IF([.U204]&gt;[.U$177];[.U204];&quot;&quot;)">
            <text:p/>
          </table:table-cell>
          <table:table-cell table:style-name="ce3" table:formula="of:=IF([.V204]&gt;[.V$177];[.V20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81.3" calcext:value-type="float">
            <text:p>81,3</text:p>
          </table:table-cell>
          <table:table-cell table:style-name="ce3" table:formula="of:=IF([.B205]&gt;[.B$177];[.B205];&quot;&quot;)">
            <text:p/>
          </table:table-cell>
          <table:table-cell table:style-name="ce3" table:formula="of:=IF([.C205]&gt;[.C$177];[.C205];&quot;&quot;)" office:value-type="float" office:value="2359.125" calcext:value-type="float">
            <text:p>2359,125</text:p>
          </table:table-cell>
          <table:table-cell table:style-name="ce3" table:formula="of:=IF([.D205]&gt;[.D$177];[.D205];&quot;&quot;)" office:value-type="float" office:value="6584.175" calcext:value-type="float">
            <text:p>6584,175</text:p>
          </table:table-cell>
          <table:table-cell table:style-name="ce3" table:formula="of:=IF([.E205]&gt;[.E$177];[.E205];&quot;&quot;)" office:value-type="float" office:value="4902527.1" calcext:value-type="float">
            <text:p>4902527,1</text:p>
          </table:table-cell>
          <table:table-cell table:style-name="ce3" table:formula="of:=IF([.F205]&gt;[.F$177];[.F205];&quot;&quot;)">
            <text:p/>
          </table:table-cell>
          <table:table-cell table:style-name="ce3" table:formula="of:=IF([.G205]&gt;[.G$177];[.G205];&quot;&quot;)">
            <text:p/>
          </table:table-cell>
          <table:table-cell table:style-name="ce3" table:formula="of:=IF([.H205]&gt;[.H$177];[.H205];&quot;&quot;)">
            <text:p/>
          </table:table-cell>
          <table:table-cell table:style-name="ce3" table:formula="of:=IF([.I205]&gt;[.I$177];[.I205];&quot;&quot;)" office:value-type="float" office:value="71855.65" calcext:value-type="float">
            <text:p>71855,65</text:p>
          </table:table-cell>
          <table:table-cell table:style-name="ce3" table:formula="of:=IF([.J205]&gt;[.J$177];[.J205];&quot;&quot;)">
            <text:p/>
          </table:table-cell>
          <table:table-cell table:style-name="ce3" table:formula="of:=IF([.K205]&gt;[.K$177];[.K205];&quot;&quot;)">
            <text:p/>
          </table:table-cell>
          <table:table-cell table:style-name="ce3" table:formula="of:=IF([.L205]&gt;[.L$177];[.L205];&quot;&quot;)">
            <text:p/>
          </table:table-cell>
          <table:table-cell table:style-name="ce3" table:formula="of:=IF([.M205]&gt;[.M$177];[.M205];&quot;&quot;)" office:value-type="float" office:value="1273.425" calcext:value-type="float">
            <text:p>1273,425</text:p>
          </table:table-cell>
          <table:table-cell table:style-name="ce3" table:formula="of:=IF([.N205]&gt;[.N$177];[.N205];&quot;&quot;)" office:value-type="float" office:value="2656983.225" calcext:value-type="float">
            <text:p>2656983,225</text:p>
          </table:table-cell>
          <table:table-cell table:style-name="ce3" table:formula="of:=IF([.O205]&gt;[.O$177];[.O205];&quot;&quot;)">
            <text:p/>
          </table:table-cell>
          <table:table-cell table:style-name="ce3" table:formula="of:=IF([.P205]&gt;[.P$177];[.P205];&quot;&quot;)">
            <text:p/>
          </table:table-cell>
          <table:table-cell table:style-name="ce3" table:formula="of:=IF([.Q205]&gt;[.Q$177];[.Q205];&quot;&quot;)">
            <text:p/>
          </table:table-cell>
          <table:table-cell table:style-name="ce3" table:formula="of:=IF([.R205]&gt;[.R$177];[.R205];&quot;&quot;)">
            <text:p/>
          </table:table-cell>
          <table:table-cell table:style-name="ce3" table:formula="of:=IF([.S205]&gt;[.S$177];[.S205];&quot;&quot;)" office:value-type="float" office:value="183802.05" calcext:value-type="float">
            <text:p>183802,05</text:p>
          </table:table-cell>
          <table:table-cell table:style-name="ce3" table:formula="of:=IF([.T205]&gt;[.T$177];[.T205];&quot;&quot;)">
            <text:p/>
          </table:table-cell>
          <table:table-cell table:style-name="ce3" table:formula="of:=IF([.U205]&gt;[.U$177];[.U205];&quot;&quot;)">
            <text:p/>
          </table:table-cell>
          <table:table-cell table:style-name="ce3" table:formula="of:=IF([.V205]&gt;[.V$177];[.V205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83.1" calcext:value-type="float">
            <text:p>83,1</text:p>
          </table:table-cell>
          <table:table-cell table:style-name="ce3" table:formula="of:=IF([.B206]&gt;[.B$177];[.B206];&quot;&quot;)">
            <text:p/>
          </table:table-cell>
          <table:table-cell table:style-name="ce3" table:formula="of:=IF([.C206]&gt;[.C$177];[.C206];&quot;&quot;)" office:value-type="float" office:value="3301.725" calcext:value-type="float">
            <text:p>3301,725</text:p>
          </table:table-cell>
          <table:table-cell table:style-name="ce3" table:formula="of:=IF([.D206]&gt;[.D$177];[.D206];&quot;&quot;)" office:value-type="float" office:value="8618.775" calcext:value-type="float">
            <text:p>8618,775</text:p>
          </table:table-cell>
          <table:table-cell table:style-name="ce3" table:formula="of:=IF([.E206]&gt;[.E$177];[.E206];&quot;&quot;)" office:value-type="float" office:value="4937794" calcext:value-type="float">
            <text:p>4937794</text:p>
          </table:table-cell>
          <table:table-cell table:style-name="ce3" table:formula="of:=IF([.F206]&gt;[.F$177];[.F206];&quot;&quot;)">
            <text:p/>
          </table:table-cell>
          <table:table-cell table:style-name="ce3" table:formula="of:=IF([.G206]&gt;[.G$177];[.G206];&quot;&quot;)">
            <text:p/>
          </table:table-cell>
          <table:table-cell table:style-name="ce3" table:formula="of:=IF([.H206]&gt;[.H$177];[.H206];&quot;&quot;)">
            <text:p/>
          </table:table-cell>
          <table:table-cell table:style-name="ce3" table:formula="of:=IF([.I206]&gt;[.I$177];[.I206];&quot;&quot;)" office:value-type="float" office:value="71828.45" calcext:value-type="float">
            <text:p>71828,45</text:p>
          </table:table-cell>
          <table:table-cell table:style-name="ce3" table:formula="of:=IF([.J206]&gt;[.J$177];[.J206];&quot;&quot;)">
            <text:p/>
          </table:table-cell>
          <table:table-cell table:style-name="ce3" table:formula="of:=IF([.K206]&gt;[.K$177];[.K206];&quot;&quot;)">
            <text:p/>
          </table:table-cell>
          <table:table-cell table:style-name="ce3" table:formula="of:=IF([.L206]&gt;[.L$177];[.L206];&quot;&quot;)">
            <text:p/>
          </table:table-cell>
          <table:table-cell table:style-name="ce3" table:formula="of:=IF([.M206]&gt;[.M$177];[.M206];&quot;&quot;)" office:value-type="float" office:value="1694.625" calcext:value-type="float">
            <text:p>1694,625</text:p>
          </table:table-cell>
          <table:table-cell table:style-name="ce3" table:formula="of:=IF([.N206]&gt;[.N$177];[.N206];&quot;&quot;)" office:value-type="float" office:value="2651626.425" calcext:value-type="float">
            <text:p>2651626,425</text:p>
          </table:table-cell>
          <table:table-cell table:style-name="ce3" table:formula="of:=IF([.O206]&gt;[.O$177];[.O206];&quot;&quot;)" office:value-type="float" office:value="71.875" calcext:value-type="float">
            <text:p>71,875</text:p>
          </table:table-cell>
          <table:table-cell table:style-name="ce3" table:formula="of:=IF([.P206]&gt;[.P$177];[.P206];&quot;&quot;)">
            <text:p/>
          </table:table-cell>
          <table:table-cell table:style-name="ce3" table:formula="of:=IF([.Q206]&gt;[.Q$177];[.Q206];&quot;&quot;)">
            <text:p/>
          </table:table-cell>
          <table:table-cell table:style-name="ce3" table:formula="of:=IF([.R206]&gt;[.R$177];[.R206];&quot;&quot;)">
            <text:p/>
          </table:table-cell>
          <table:table-cell table:style-name="ce3" table:formula="of:=IF([.S206]&gt;[.S$177];[.S206];&quot;&quot;)" office:value-type="float" office:value="183774.95" calcext:value-type="float">
            <text:p>183774,95</text:p>
          </table:table-cell>
          <table:table-cell table:style-name="ce3" table:formula="of:=IF([.T206]&gt;[.T$177];[.T206];&quot;&quot;)">
            <text:p/>
          </table:table-cell>
          <table:table-cell table:style-name="ce3" table:formula="of:=IF([.U206]&gt;[.U$177];[.U206];&quot;&quot;)">
            <text:p/>
          </table:table-cell>
          <table:table-cell table:style-name="ce3" table:formula="of:=IF([.V206]&gt;[.V$177];[.V206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84.8" calcext:value-type="float">
            <text:p>84,8</text:p>
          </table:table-cell>
          <table:table-cell table:style-name="ce3" table:formula="of:=IF([.B207]&gt;[.B$177];[.B207];&quot;&quot;)">
            <text:p/>
          </table:table-cell>
          <table:table-cell table:style-name="ce3" table:formula="of:=IF([.C207]&gt;[.C$177];[.C207];&quot;&quot;)" office:value-type="float" office:value="3682.725" calcext:value-type="float">
            <text:p>3682,725</text:p>
          </table:table-cell>
          <table:table-cell table:style-name="ce3" table:formula="of:=IF([.D207]&gt;[.D$177];[.D207];&quot;&quot;)" office:value-type="float" office:value="8618.775" calcext:value-type="float">
            <text:p>8618,775</text:p>
          </table:table-cell>
          <table:table-cell table:style-name="ce3" table:formula="of:=IF([.E207]&gt;[.E$177];[.E207];&quot;&quot;)" office:value-type="float" office:value="4758179" calcext:value-type="float">
            <text:p>4758179</text:p>
          </table:table-cell>
          <table:table-cell table:style-name="ce3" table:formula="of:=IF([.F207]&gt;[.F$177];[.F207];&quot;&quot;)">
            <text:p/>
          </table:table-cell>
          <table:table-cell table:style-name="ce3" table:formula="of:=IF([.G207]&gt;[.G$177];[.G207];&quot;&quot;)">
            <text:p/>
          </table:table-cell>
          <table:table-cell table:style-name="ce3" table:formula="of:=IF([.H207]&gt;[.H$177];[.H207];&quot;&quot;)">
            <text:p/>
          </table:table-cell>
          <table:table-cell table:style-name="ce3" table:formula="of:=IF([.I207]&gt;[.I$177];[.I207];&quot;&quot;)" office:value-type="float" office:value="69115.65" calcext:value-type="float">
            <text:p>69115,65</text:p>
          </table:table-cell>
          <table:table-cell table:style-name="ce3" table:formula="of:=IF([.J207]&gt;[.J$177];[.J207];&quot;&quot;)">
            <text:p/>
          </table:table-cell>
          <table:table-cell table:style-name="ce3" table:formula="of:=IF([.K207]&gt;[.K$177];[.K207];&quot;&quot;)">
            <text:p/>
          </table:table-cell>
          <table:table-cell table:style-name="ce3" table:formula="of:=IF([.L207]&gt;[.L$177];[.L207];&quot;&quot;)">
            <text:p/>
          </table:table-cell>
          <table:table-cell table:style-name="ce3" table:formula="of:=IF([.M207]&gt;[.M$177];[.M207];&quot;&quot;)" office:value-type="float" office:value="1494.225" calcext:value-type="float">
            <text:p>1494,225</text:p>
          </table:table-cell>
          <table:table-cell table:style-name="ce3" table:formula="of:=IF([.N207]&gt;[.N$177];[.N207];&quot;&quot;)" office:value-type="float" office:value="2751690.425" calcext:value-type="float">
            <text:p>2751690,425</text:p>
          </table:table-cell>
          <table:table-cell table:style-name="ce3" table:formula="of:=IF([.O207]&gt;[.O$177];[.O207];&quot;&quot;)" office:value-type="float" office:value="59.375" calcext:value-type="float">
            <text:p>59,375</text:p>
          </table:table-cell>
          <table:table-cell table:style-name="ce3" table:formula="of:=IF([.P207]&gt;[.P$177];[.P207];&quot;&quot;)">
            <text:p/>
          </table:table-cell>
          <table:table-cell table:style-name="ce3" table:formula="of:=IF([.Q207]&gt;[.Q$177];[.Q207];&quot;&quot;)">
            <text:p/>
          </table:table-cell>
          <table:table-cell table:style-name="ce3" table:formula="of:=IF([.R207]&gt;[.R$177];[.R207];&quot;&quot;)">
            <text:p/>
          </table:table-cell>
          <table:table-cell table:style-name="ce3" table:formula="of:=IF([.S207]&gt;[.S$177];[.S207];&quot;&quot;)" office:value-type="float" office:value="210984.45" calcext:value-type="float">
            <text:p>210984,45</text:p>
          </table:table-cell>
          <table:table-cell table:style-name="ce3" table:formula="of:=IF([.T207]&gt;[.T$177];[.T207];&quot;&quot;)">
            <text:p/>
          </table:table-cell>
          <table:table-cell table:style-name="ce3" table:formula="of:=IF([.U207]&gt;[.U$177];[.U207];&quot;&quot;)">
            <text:p/>
          </table:table-cell>
          <table:table-cell table:style-name="ce3" table:formula="of:=IF([.V207]&gt;[.V$177];[.V207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86.6" calcext:value-type="float">
            <text:p>86,6</text:p>
          </table:table-cell>
          <table:table-cell table:style-name="ce3" table:formula="of:=IF([.B208]&gt;[.B$177];[.B208];&quot;&quot;)">
            <text:p/>
          </table:table-cell>
          <table:table-cell table:style-name="ce3" table:formula="of:=IF([.C208]&gt;[.C$177];[.C208];&quot;&quot;)" office:value-type="float" office:value="3482.125" calcext:value-type="float">
            <text:p>3482,125</text:p>
          </table:table-cell>
          <table:table-cell table:style-name="ce3" table:formula="of:=IF([.D208]&gt;[.D$177];[.D208];&quot;&quot;)">
            <text:p/>
          </table:table-cell>
          <table:table-cell table:style-name="ce3" table:formula="of:=IF([.E208]&gt;[.E$177];[.E208];&quot;&quot;)" office:value-type="float" office:value="4785442.6" calcext:value-type="float">
            <text:p>4785442,6</text:p>
          </table:table-cell>
          <table:table-cell table:style-name="ce3" table:formula="of:=IF([.F208]&gt;[.F$177];[.F208];&quot;&quot;)">
            <text:p/>
          </table:table-cell>
          <table:table-cell table:style-name="ce3" table:formula="of:=IF([.G208]&gt;[.G$177];[.G208];&quot;&quot;)">
            <text:p/>
          </table:table-cell>
          <table:table-cell table:style-name="ce3" table:formula="of:=IF([.H208]&gt;[.H$177];[.H208];&quot;&quot;)" office:value-type="float" office:value="325.925" calcext:value-type="float">
            <text:p>325,925</text:p>
          </table:table-cell>
          <table:table-cell table:style-name="ce3" table:formula="of:=IF([.I208]&gt;[.I$177];[.I208];&quot;&quot;)" office:value-type="float" office:value="66430.05" calcext:value-type="float">
            <text:p>66430,05</text:p>
          </table:table-cell>
          <table:table-cell table:style-name="ce3" table:formula="of:=IF([.J208]&gt;[.J$177];[.J208];&quot;&quot;)">
            <text:p/>
          </table:table-cell>
          <table:table-cell table:style-name="ce3" table:formula="of:=IF([.K208]&gt;[.K$177];[.K208];&quot;&quot;)">
            <text:p/>
          </table:table-cell>
          <table:table-cell table:style-name="ce3" table:formula="of:=IF([.L208]&gt;[.L$177];[.L208];&quot;&quot;)">
            <text:p/>
          </table:table-cell>
          <table:table-cell table:style-name="ce3" table:formula="of:=IF([.M208]&gt;[.M$177];[.M208];&quot;&quot;)" office:value-type="float" office:value="1494.025" calcext:value-type="float">
            <text:p>1494,025</text:p>
          </table:table-cell>
          <table:table-cell table:style-name="ce3" table:formula="of:=IF([.N208]&gt;[.N$177];[.N208];&quot;&quot;)" office:value-type="float" office:value="2714768.825" calcext:value-type="float">
            <text:p>2714768,825</text:p>
          </table:table-cell>
          <table:table-cell table:style-name="ce3" table:formula="of:=IF([.O208]&gt;[.O$177];[.O208];&quot;&quot;)">
            <text:p/>
          </table:table-cell>
          <table:table-cell table:style-name="ce3" table:formula="of:=IF([.P208]&gt;[.P$177];[.P208];&quot;&quot;)">
            <text:p/>
          </table:table-cell>
          <table:table-cell table:style-name="ce3" table:formula="of:=IF([.Q208]&gt;[.Q$177];[.Q208];&quot;&quot;)">
            <text:p/>
          </table:table-cell>
          <table:table-cell table:style-name="ce3" table:formula="of:=IF([.R208]&gt;[.R$177];[.R208];&quot;&quot;)">
            <text:p/>
          </table:table-cell>
          <table:table-cell table:style-name="ce3" table:formula="of:=IF([.S208]&gt;[.S$177];[.S208];&quot;&quot;)" office:value-type="float" office:value="216437.25" calcext:value-type="float">
            <text:p>216437,25</text:p>
          </table:table-cell>
          <table:table-cell table:style-name="ce3" table:formula="of:=IF([.T208]&gt;[.T$177];[.T208];&quot;&quot;)">
            <text:p/>
          </table:table-cell>
          <table:table-cell table:style-name="ce3" table:formula="of:=IF([.U208]&gt;[.U$177];[.U208];&quot;&quot;)">
            <text:p/>
          </table:table-cell>
          <table:table-cell table:style-name="ce3" table:formula="of:=IF([.V208]&gt;[.V$177];[.V208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88.4" calcext:value-type="float">
            <text:p>88,4</text:p>
          </table:table-cell>
          <table:table-cell table:style-name="ce3" table:formula="of:=IF([.B209]&gt;[.B$177];[.B209];&quot;&quot;)">
            <text:p/>
          </table:table-cell>
          <table:table-cell table:style-name="ce3" table:formula="of:=IF([.C209]&gt;[.C$177];[.C209];&quot;&quot;)" office:value-type="float" office:value="3241.525" calcext:value-type="float">
            <text:p>3241,525</text:p>
          </table:table-cell>
          <table:table-cell table:style-name="ce3" table:formula="of:=IF([.D209]&gt;[.D$177];[.D209];&quot;&quot;)" office:value-type="float" office:value="8618.775" calcext:value-type="float">
            <text:p>8618,775</text:p>
          </table:table-cell>
          <table:table-cell table:style-name="ce3" table:formula="of:=IF([.E209]&gt;[.E$177];[.E209];&quot;&quot;)" office:value-type="float" office:value="4973196" calcext:value-type="float">
            <text:p>4973196</text:p>
          </table:table-cell>
          <table:table-cell table:style-name="ce3" table:formula="of:=IF([.F209]&gt;[.F$177];[.F209];&quot;&quot;)">
            <text:p/>
          </table:table-cell>
          <table:table-cell table:style-name="ce3" table:formula="of:=IF([.G209]&gt;[.G$177];[.G209];&quot;&quot;)">
            <text:p/>
          </table:table-cell>
          <table:table-cell table:style-name="ce3" table:formula="of:=IF([.H209]&gt;[.H$177];[.H209];&quot;&quot;)" office:value-type="float" office:value="325.925" calcext:value-type="float">
            <text:p>325,925</text:p>
          </table:table-cell>
          <table:table-cell table:style-name="ce3" table:formula="of:=IF([.I209]&gt;[.I$177];[.I209];&quot;&quot;)" office:value-type="float" office:value="63690.05" calcext:value-type="float">
            <text:p>63690,05</text:p>
          </table:table-cell>
          <table:table-cell table:style-name="ce3" table:formula="of:=IF([.J209]&gt;[.J$177];[.J209];&quot;&quot;)">
            <text:p/>
          </table:table-cell>
          <table:table-cell table:style-name="ce3" table:formula="of:=IF([.K209]&gt;[.K$177];[.K209];&quot;&quot;)">
            <text:p/>
          </table:table-cell>
          <table:table-cell table:style-name="ce3" table:formula="of:=IF([.L209]&gt;[.L$177];[.L209];&quot;&quot;)">
            <text:p/>
          </table:table-cell>
          <table:table-cell table:style-name="ce3" table:formula="of:=IF([.M209]&gt;[.M$177];[.M209];&quot;&quot;)" office:value-type="float" office:value="1393.625" calcext:value-type="float">
            <text:p>1393,625</text:p>
          </table:table-cell>
          <table:table-cell table:style-name="ce3" table:formula="of:=IF([.N209]&gt;[.N$177];[.N209];&quot;&quot;)" office:value-type="float" office:value="2690928.825" calcext:value-type="float">
            <text:p>2690928,825</text:p>
          </table:table-cell>
          <table:table-cell table:style-name="ce3" table:formula="of:=IF([.O209]&gt;[.O$177];[.O209];&quot;&quot;)" office:value-type="float" office:value="71.875" calcext:value-type="float">
            <text:p>71,875</text:p>
          </table:table-cell>
          <table:table-cell table:style-name="ce3" table:formula="of:=IF([.P209]&gt;[.P$177];[.P209];&quot;&quot;)">
            <text:p/>
          </table:table-cell>
          <table:table-cell table:style-name="ce3" table:formula="of:=IF([.Q209]&gt;[.Q$177];[.Q209];&quot;&quot;)">
            <text:p/>
          </table:table-cell>
          <table:table-cell table:style-name="ce3" table:formula="of:=IF([.R209]&gt;[.R$177];[.R209];&quot;&quot;)">
            <text:p/>
          </table:table-cell>
          <table:table-cell table:style-name="ce3" table:formula="of:=IF([.S209]&gt;[.S$177];[.S209];&quot;&quot;)" office:value-type="float" office:value="230055.55" calcext:value-type="float">
            <text:p>230055,55</text:p>
          </table:table-cell>
          <table:table-cell table:style-name="ce3" table:formula="of:=IF([.T209]&gt;[.T$177];[.T209];&quot;&quot;)">
            <text:p/>
          </table:table-cell>
          <table:table-cell table:style-name="ce3" table:formula="of:=IF([.U209]&gt;[.U$177];[.U209];&quot;&quot;)" office:value-type="float" office:value="20" calcext:value-type="float">
            <text:p>20</text:p>
          </table:table-cell>
          <table:table-cell table:style-name="ce3" table:formula="of:=IF([.V209]&gt;[.V$177];[.V209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90.2" calcext:value-type="float">
            <text:p>90,2</text:p>
          </table:table-cell>
          <table:table-cell table:style-name="ce3" table:formula="of:=IF([.B210]&gt;[.B$177];[.B210];&quot;&quot;)">
            <text:p/>
          </table:table-cell>
          <table:table-cell table:style-name="ce3" table:formula="of:=IF([.C210]&gt;[.C$177];[.C210];&quot;&quot;)" office:value-type="float" office:value="2659.925" calcext:value-type="float">
            <text:p>2659,925</text:p>
          </table:table-cell>
          <table:table-cell table:style-name="ce3" table:formula="of:=IF([.D210]&gt;[.D$177];[.D210];&quot;&quot;)" office:value-type="float" office:value="8618.775" calcext:value-type="float">
            <text:p>8618,775</text:p>
          </table:table-cell>
          <table:table-cell table:style-name="ce3" table:formula="of:=IF([.E210]&gt;[.E$177];[.E210];&quot;&quot;)" office:value-type="float" office:value="4782729.8" calcext:value-type="float">
            <text:p>4782729,8</text:p>
          </table:table-cell>
          <table:table-cell table:style-name="ce3" table:formula="of:=IF([.F210]&gt;[.F$177];[.F210];&quot;&quot;)">
            <text:p/>
          </table:table-cell>
          <table:table-cell table:style-name="ce3" table:formula="of:=IF([.G210]&gt;[.G$177];[.G210];&quot;&quot;)">
            <text:p/>
          </table:table-cell>
          <table:table-cell table:style-name="ce3" table:formula="of:=IF([.H210]&gt;[.H$177];[.H210];&quot;&quot;)" office:value-type="float" office:value="426.125" calcext:value-type="float">
            <text:p>426,125</text:p>
          </table:table-cell>
          <table:table-cell table:style-name="ce3" table:formula="of:=IF([.I210]&gt;[.I$177];[.I210];&quot;&quot;)" office:value-type="float" office:value="66402.85" calcext:value-type="float">
            <text:p>66402,85</text:p>
          </table:table-cell>
          <table:table-cell table:style-name="ce3" table:formula="of:=IF([.J210]&gt;[.J$177];[.J210];&quot;&quot;)">
            <text:p/>
          </table:table-cell>
          <table:table-cell table:style-name="ce3" table:formula="of:=IF([.K210]&gt;[.K$177];[.K210];&quot;&quot;)">
            <text:p/>
          </table:table-cell>
          <table:table-cell table:style-name="ce3" table:formula="of:=IF([.L210]&gt;[.L$177];[.L210];&quot;&quot;)">
            <text:p/>
          </table:table-cell>
          <table:table-cell table:style-name="ce3" table:formula="of:=IF([.M210]&gt;[.M$177];[.M210];&quot;&quot;)" office:value-type="float" office:value="1473.825" calcext:value-type="float">
            <text:p>1473,825</text:p>
          </table:table-cell>
          <table:table-cell table:style-name="ce3" table:formula="of:=IF([.N210]&gt;[.N$177];[.N210];&quot;&quot;)" office:value-type="float" office:value="2661540.025" calcext:value-type="float">
            <text:p>2661540,025</text:p>
          </table:table-cell>
          <table:table-cell table:style-name="ce3" table:formula="of:=IF([.O210]&gt;[.O$177];[.O210];&quot;&quot;)" office:value-type="float" office:value="134.375" calcext:value-type="float">
            <text:p>134,375</text:p>
          </table:table-cell>
          <table:table-cell table:style-name="ce3" table:formula="of:=IF([.P210]&gt;[.P$177];[.P210];&quot;&quot;)">
            <text:p/>
          </table:table-cell>
          <table:table-cell table:style-name="ce3" table:formula="of:=IF([.Q210]&gt;[.Q$177];[.Q210];&quot;&quot;)">
            <text:p/>
          </table:table-cell>
          <table:table-cell table:style-name="ce3" table:formula="of:=IF([.R210]&gt;[.R$177];[.R210];&quot;&quot;)" office:value-type="float" office:value="102.0875" calcext:value-type="float">
            <text:p>102,0875</text:p>
          </table:table-cell>
          <table:table-cell table:style-name="ce3" table:formula="of:=IF([.S210]&gt;[.S$177];[.S210];&quot;&quot;)" office:value-type="float" office:value="221862.85" calcext:value-type="float">
            <text:p>221862,85</text:p>
          </table:table-cell>
          <table:table-cell table:style-name="ce3" table:formula="of:=IF([.T210]&gt;[.T$177];[.T210];&quot;&quot;)">
            <text:p/>
          </table:table-cell>
          <table:table-cell table:style-name="ce3" table:formula="of:=IF([.U210]&gt;[.U$177];[.U210];&quot;&quot;)">
            <text:p/>
          </table:table-cell>
          <table:table-cell table:style-name="ce3" table:formula="of:=IF([.V210]&gt;[.V$177];[.V21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91.9" calcext:value-type="float">
            <text:p>91,9</text:p>
          </table:table-cell>
          <table:table-cell table:style-name="ce3" table:formula="of:=IF([.B211]&gt;[.B$177];[.B211];&quot;&quot;)">
            <text:p/>
          </table:table-cell>
          <table:table-cell table:style-name="ce3" table:formula="of:=IF([.C211]&gt;[.C$177];[.C211];&quot;&quot;)" office:value-type="float" office:value="2559.725" calcext:value-type="float">
            <text:p>2559,725</text:p>
          </table:table-cell>
          <table:table-cell table:style-name="ce3" table:formula="of:=IF([.D211]&gt;[.D$177];[.D211];&quot;&quot;)">
            <text:p/>
          </table:table-cell>
          <table:table-cell table:style-name="ce3" table:formula="of:=IF([.E211]&gt;[.E$177];[.E211];&quot;&quot;)" office:value-type="float" office:value="4834355" calcext:value-type="float">
            <text:p>4834355</text:p>
          </table:table-cell>
          <table:table-cell table:style-name="ce3" table:formula="of:=IF([.F211]&gt;[.F$177];[.F211];&quot;&quot;)">
            <text:p/>
          </table:table-cell>
          <table:table-cell table:style-name="ce3" table:formula="of:=IF([.G211]&gt;[.G$177];[.G211];&quot;&quot;)">
            <text:p/>
          </table:table-cell>
          <table:table-cell table:style-name="ce3" table:formula="of:=IF([.H211]&gt;[.H$177];[.H211];&quot;&quot;)" office:value-type="float" office:value="807.125" calcext:value-type="float">
            <text:p>807,125</text:p>
          </table:table-cell>
          <table:table-cell table:style-name="ce3" table:formula="of:=IF([.I211]&gt;[.I$177];[.I211];&quot;&quot;)" office:value-type="float" office:value="63690.05" calcext:value-type="float">
            <text:p>63690,05</text:p>
          </table:table-cell>
          <table:table-cell table:style-name="ce3" table:formula="of:=IF([.J211]&gt;[.J$177];[.J211];&quot;&quot;)">
            <text:p/>
          </table:table-cell>
          <table:table-cell table:style-name="ce3" table:formula="of:=IF([.K211]&gt;[.K$177];[.K211];&quot;&quot;)">
            <text:p/>
          </table:table-cell>
          <table:table-cell table:style-name="ce3" table:formula="of:=IF([.L211]&gt;[.L$177];[.L211];&quot;&quot;)">
            <text:p/>
          </table:table-cell>
          <table:table-cell table:style-name="ce3" table:formula="of:=IF([.M211]&gt;[.M$177];[.M211];&quot;&quot;)" office:value-type="float" office:value="1112.625" calcext:value-type="float">
            <text:p>1112,625</text:p>
          </table:table-cell>
          <table:table-cell table:style-name="ce3" table:formula="of:=IF([.N211]&gt;[.N$177];[.N211];&quot;&quot;)" office:value-type="float" office:value="2667831.225" calcext:value-type="float">
            <text:p>2667831,225</text:p>
          </table:table-cell>
          <table:table-cell table:style-name="ce3" table:formula="of:=IF([.O211]&gt;[.O$177];[.O211];&quot;&quot;)">
            <text:p/>
          </table:table-cell>
          <table:table-cell table:style-name="ce3" table:formula="of:=IF([.P211]&gt;[.P$177];[.P211];&quot;&quot;)">
            <text:p/>
          </table:table-cell>
          <table:table-cell table:style-name="ce3" table:formula="of:=IF([.Q211]&gt;[.Q$177];[.Q211];&quot;&quot;)">
            <text:p/>
          </table:table-cell>
          <table:table-cell table:style-name="ce3" table:formula="of:=IF([.R211]&gt;[.R$177];[.R211];&quot;&quot;)">
            <text:p/>
          </table:table-cell>
          <table:table-cell table:style-name="ce3" table:formula="of:=IF([.S211]&gt;[.S$177];[.S211];&quot;&quot;)" office:value-type="float" office:value="219150.05" calcext:value-type="float">
            <text:p>219150,05</text:p>
          </table:table-cell>
          <table:table-cell table:style-name="ce3" table:formula="of:=IF([.T211]&gt;[.T$177];[.T211];&quot;&quot;)">
            <text:p/>
          </table:table-cell>
          <table:table-cell table:style-name="ce3" table:formula="of:=IF([.U211]&gt;[.U$177];[.U211];&quot;&quot;)">
            <text:p/>
          </table:table-cell>
          <table:table-cell table:style-name="ce3" table:formula="of:=IF([.V211]&gt;[.V$177];[.V211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93.7" calcext:value-type="float">
            <text:p>93,7</text:p>
          </table:table-cell>
          <table:table-cell table:style-name="ce3" table:formula="of:=IF([.B212]&gt;[.B$177];[.B212];&quot;&quot;)">
            <text:p/>
          </table:table-cell>
          <table:table-cell table:style-name="ce3" table:formula="of:=IF([.C212]&gt;[.C$177];[.C212];&quot;&quot;)" office:value-type="float" office:value="2258.725" calcext:value-type="float">
            <text:p>2258,725</text:p>
          </table:table-cell>
          <table:table-cell table:style-name="ce3" table:formula="of:=IF([.D212]&gt;[.D$177];[.D212];&quot;&quot;)">
            <text:p/>
          </table:table-cell>
          <table:table-cell table:style-name="ce3" table:formula="of:=IF([.E212]&gt;[.E$177];[.E212];&quot;&quot;)" office:value-type="float" office:value="4755547.3" calcext:value-type="float">
            <text:p>4755547,3</text:p>
          </table:table-cell>
          <table:table-cell table:style-name="ce3" table:formula="of:=IF([.F212]&gt;[.F$177];[.F212];&quot;&quot;)">
            <text:p/>
          </table:table-cell>
          <table:table-cell table:style-name="ce3" table:formula="of:=IF([.G212]&gt;[.G$177];[.G212];&quot;&quot;)">
            <text:p/>
          </table:table-cell>
          <table:table-cell table:style-name="ce3" table:formula="of:=IF([.H212]&gt;[.H$177];[.H212];&quot;&quot;)" office:value-type="float" office:value="947.525" calcext:value-type="float">
            <text:p>947,525</text:p>
          </table:table-cell>
          <table:table-cell table:style-name="ce3" table:formula="of:=IF([.I212]&gt;[.I$177];[.I212];&quot;&quot;)" office:value-type="float" office:value="66430.05" calcext:value-type="float">
            <text:p>66430,05</text:p>
          </table:table-cell>
          <table:table-cell table:style-name="ce3" table:formula="of:=IF([.J212]&gt;[.J$177];[.J212];&quot;&quot;)">
            <text:p/>
          </table:table-cell>
          <table:table-cell table:style-name="ce3" table:formula="of:=IF([.K212]&gt;[.K$177];[.K212];&quot;&quot;)">
            <text:p/>
          </table:table-cell>
          <table:table-cell table:style-name="ce3" table:formula="of:=IF([.L212]&gt;[.L$177];[.L212];&quot;&quot;)">
            <text:p/>
          </table:table-cell>
          <table:table-cell table:style-name="ce3" table:formula="of:=IF([.M212]&gt;[.M$177];[.M212];&quot;&quot;)" office:value-type="float" office:value="1393.625" calcext:value-type="float">
            <text:p>1393,625</text:p>
          </table:table-cell>
          <table:table-cell table:style-name="ce3" table:formula="of:=IF([.N212]&gt;[.N$177];[.N212];&quot;&quot;)" office:value-type="float" office:value="2602122.425" calcext:value-type="float">
            <text:p>2602122,425</text:p>
          </table:table-cell>
          <table:table-cell table:style-name="ce3" table:formula="of:=IF([.O212]&gt;[.O$177];[.O212];&quot;&quot;)">
            <text:p/>
          </table:table-cell>
          <table:table-cell table:style-name="ce3" table:formula="of:=IF([.P212]&gt;[.P$177];[.P212];&quot;&quot;)">
            <text:p/>
          </table:table-cell>
          <table:table-cell table:style-name="ce3" table:formula="of:=IF([.Q212]&gt;[.Q$177];[.Q212];&quot;&quot;)">
            <text:p/>
          </table:table-cell>
          <table:table-cell table:style-name="ce3" table:formula="of:=IF([.R212]&gt;[.R$177];[.R212];&quot;&quot;)" office:value-type="float" office:value="162.0875" calcext:value-type="float">
            <text:p>162,0875</text:p>
          </table:table-cell>
          <table:table-cell table:style-name="ce3" table:formula="of:=IF([.S212]&gt;[.S$177];[.S212];&quot;&quot;)" office:value-type="float" office:value="202818.85" calcext:value-type="float">
            <text:p>202818,85</text:p>
          </table:table-cell>
          <table:table-cell table:style-name="ce3" table:formula="of:=IF([.T212]&gt;[.T$177];[.T212];&quot;&quot;)">
            <text:p/>
          </table:table-cell>
          <table:table-cell table:style-name="ce3" table:formula="of:=IF([.U212]&gt;[.U$177];[.U212];&quot;&quot;)">
            <text:p/>
          </table:table-cell>
          <table:table-cell table:style-name="ce3" table:formula="of:=IF([.V212]&gt;[.V$177];[.V212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95.5" calcext:value-type="float">
            <text:p>95,5</text:p>
          </table:table-cell>
          <table:table-cell table:style-name="ce3" table:formula="of:=IF([.B213]&gt;[.B$177];[.B213];&quot;&quot;)">
            <text:p/>
          </table:table-cell>
          <table:table-cell table:style-name="ce3" table:formula="of:=IF([.C213]&gt;[.C$177];[.C213];&quot;&quot;)" office:value-type="float" office:value="1817.725" calcext:value-type="float">
            <text:p>1817,725</text:p>
          </table:table-cell>
          <table:table-cell table:style-name="ce3" table:formula="of:=IF([.D213]&gt;[.D$177];[.D213];&quot;&quot;)">
            <text:p/>
          </table:table-cell>
          <table:table-cell table:style-name="ce3" table:formula="of:=IF([.E213]&gt;[.E$177];[.E213];&quot;&quot;)" office:value-type="float" office:value="4796321" calcext:value-type="float">
            <text:p>4796321</text:p>
          </table:table-cell>
          <table:table-cell table:style-name="ce3" table:formula="of:=IF([.F213]&gt;[.F$177];[.F213];&quot;&quot;)" office:value-type="float" office:value="4097.525" calcext:value-type="float">
            <text:p>4097,525</text:p>
          </table:table-cell>
          <table:table-cell table:style-name="ce3" table:formula="of:=IF([.G213]&gt;[.G$177];[.G213];&quot;&quot;)">
            <text:p/>
          </table:table-cell>
          <table:table-cell table:style-name="ce3" table:formula="of:=IF([.H213]&gt;[.H$177];[.H213];&quot;&quot;)" office:value-type="float" office:value="406.325" calcext:value-type="float">
            <text:p>406,325</text:p>
          </table:table-cell>
          <table:table-cell table:style-name="ce3" table:formula="of:=IF([.I213]&gt;[.I$177];[.I213];&quot;&quot;)" office:value-type="float" office:value="63690.05" calcext:value-type="float">
            <text:p>63690,05</text:p>
          </table:table-cell>
          <table:table-cell table:style-name="ce3" table:formula="of:=IF([.J213]&gt;[.J$177];[.J213];&quot;&quot;)">
            <text:p/>
          </table:table-cell>
          <table:table-cell table:style-name="ce3" table:formula="of:=IF([.K213]&gt;[.K$177];[.K213];&quot;&quot;)">
            <text:p/>
          </table:table-cell>
          <table:table-cell table:style-name="ce3" table:formula="of:=IF([.L213]&gt;[.L$177];[.L213];&quot;&quot;)">
            <text:p/>
          </table:table-cell>
          <table:table-cell table:style-name="ce3" table:formula="of:=IF([.M213]&gt;[.M$177];[.M213];&quot;&quot;)" office:value-type="float" office:value="1533.825" calcext:value-type="float">
            <text:p>1533,825</text:p>
          </table:table-cell>
          <table:table-cell table:style-name="ce3" table:formula="of:=IF([.N213]&gt;[.N$177];[.N213];&quot;&quot;)" office:value-type="float" office:value="2582077.625" calcext:value-type="float">
            <text:p>2582077,625</text:p>
          </table:table-cell>
          <table:table-cell table:style-name="ce3" table:formula="of:=IF([.O213]&gt;[.O$177];[.O213];&quot;&quot;)" office:value-type="float" office:value="96.875" calcext:value-type="float">
            <text:p>96,875</text:p>
          </table:table-cell>
          <table:table-cell table:style-name="ce3" table:formula="of:=IF([.P213]&gt;[.P$177];[.P213];&quot;&quot;)">
            <text:p/>
          </table:table-cell>
          <table:table-cell table:style-name="ce3" table:formula="of:=IF([.Q213]&gt;[.Q$177];[.Q213];&quot;&quot;)">
            <text:p/>
          </table:table-cell>
          <table:table-cell table:style-name="ce3" table:formula="of:=IF([.R213]&gt;[.R$177];[.R213];&quot;&quot;)">
            <text:p/>
          </table:table-cell>
          <table:table-cell table:style-name="ce3" table:formula="of:=IF([.S213]&gt;[.S$177];[.S213];&quot;&quot;)" office:value-type="float" office:value="197420.35" calcext:value-type="float">
            <text:p>197420,35</text:p>
          </table:table-cell>
          <table:table-cell table:style-name="ce3" table:formula="of:=IF([.T213]&gt;[.T$177];[.T213];&quot;&quot;)">
            <text:p/>
          </table:table-cell>
          <table:table-cell table:style-name="ce3" table:formula="of:=IF([.U213]&gt;[.U$177];[.U213];&quot;&quot;)">
            <text:p/>
          </table:table-cell>
          <table:table-cell table:style-name="ce3" table:formula="of:=IF([.V213]&gt;[.V$177];[.V213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97.2" calcext:value-type="float">
            <text:p>97,2</text:p>
          </table:table-cell>
          <table:table-cell table:style-name="ce3" table:formula="of:=IF([.B214]&gt;[.B$177];[.B214];&quot;&quot;)">
            <text:p/>
          </table:table-cell>
          <table:table-cell table:style-name="ce3" table:formula="of:=IF([.C214]&gt;[.C$177];[.C214];&quot;&quot;)" office:value-type="float" office:value="1837.725" calcext:value-type="float">
            <text:p>1837,725</text:p>
          </table:table-cell>
          <table:table-cell table:style-name="ce3" table:formula="of:=IF([.D214]&gt;[.D$177];[.D214];&quot;&quot;)">
            <text:p/>
          </table:table-cell>
          <table:table-cell table:style-name="ce3" table:formula="of:=IF([.E214]&gt;[.E$177];[.E214];&quot;&quot;)" office:value-type="float" office:value="4820817.5" calcext:value-type="float">
            <text:p>4820817,5</text:p>
          </table:table-cell>
          <table:table-cell table:style-name="ce3" table:formula="of:=IF([.F214]&gt;[.F$177];[.F214];&quot;&quot;)">
            <text:p/>
          </table:table-cell>
          <table:table-cell table:style-name="ce3" table:formula="of:=IF([.G214]&gt;[.G$177];[.G214];&quot;&quot;)">
            <text:p/>
          </table:table-cell>
          <table:table-cell table:style-name="ce3" table:formula="of:=IF([.H214]&gt;[.H$177];[.H214];&quot;&quot;)" office:value-type="float" office:value="646.925" calcext:value-type="float">
            <text:p>646,925</text:p>
          </table:table-cell>
          <table:table-cell table:style-name="ce3" table:formula="of:=IF([.I214]&gt;[.I$177];[.I214];&quot;&quot;)" office:value-type="float" office:value="66402.85" calcext:value-type="float">
            <text:p>66402,85</text:p>
          </table:table-cell>
          <table:table-cell table:style-name="ce3" table:formula="of:=IF([.J214]&gt;[.J$177];[.J214];&quot;&quot;)">
            <text:p/>
          </table:table-cell>
          <table:table-cell table:style-name="ce3" table:formula="of:=IF([.K214]&gt;[.K$177];[.K214];&quot;&quot;)">
            <text:p/>
          </table:table-cell>
          <table:table-cell table:style-name="ce3" table:formula="of:=IF([.L214]&gt;[.L$177];[.L214];&quot;&quot;)">
            <text:p/>
          </table:table-cell>
          <table:table-cell table:style-name="ce3" table:formula="of:=IF([.M214]&gt;[.M$177];[.M214];&quot;&quot;)" office:value-type="float" office:value="1253.225" calcext:value-type="float">
            <text:p>1253,225</text:p>
          </table:table-cell>
          <table:table-cell table:style-name="ce3" table:formula="of:=IF([.N214]&gt;[.N$177];[.N214];&quot;&quot;)" office:value-type="float" office:value="2589341.625" calcext:value-type="float">
            <text:p>2589341,625</text:p>
          </table:table-cell>
          <table:table-cell table:style-name="ce3" table:formula="of:=IF([.O214]&gt;[.O$177];[.O214];&quot;&quot;)">
            <text:p/>
          </table:table-cell>
          <table:table-cell table:style-name="ce3" table:formula="of:=IF([.P214]&gt;[.P$177];[.P214];&quot;&quot;)">
            <text:p/>
          </table:table-cell>
          <table:table-cell table:style-name="ce3" table:formula="of:=IF([.Q214]&gt;[.Q$177];[.Q214];&quot;&quot;)">
            <text:p/>
          </table:table-cell>
          <table:table-cell table:style-name="ce3" table:formula="of:=IF([.R214]&gt;[.R$177];[.R214];&quot;&quot;)">
            <text:p/>
          </table:table-cell>
          <table:table-cell table:style-name="ce3" table:formula="of:=IF([.S214]&gt;[.S$177];[.S214];&quot;&quot;)" office:value-type="float" office:value="175582.25" calcext:value-type="float">
            <text:p>175582,25</text:p>
          </table:table-cell>
          <table:table-cell table:style-name="ce3" table:formula="of:=IF([.T214]&gt;[.T$177];[.T214];&quot;&quot;)">
            <text:p/>
          </table:table-cell>
          <table:table-cell table:style-name="ce3" table:formula="of:=IF([.U214]&gt;[.U$177];[.U214];&quot;&quot;)">
            <text:p/>
          </table:table-cell>
          <table:table-cell table:style-name="ce3" table:formula="of:=IF([.V214]&gt;[.V$177];[.V21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3" table:formula="of:=IF([.B215]&gt;[.B$177];[.B215];&quot;&quot;)">
            <text:p/>
          </table:table-cell>
          <table:table-cell table:style-name="ce3" table:formula="of:=IF([.C215]&gt;[.C$177];[.C215];&quot;&quot;)" office:value-type="float" office:value="2218.525" calcext:value-type="float">
            <text:p>2218,525</text:p>
          </table:table-cell>
          <table:table-cell table:style-name="ce3" table:formula="of:=IF([.D215]&gt;[.D$177];[.D215];&quot;&quot;)" office:value-type="float" office:value="9297.075" calcext:value-type="float">
            <text:p>9297,075</text:p>
          </table:table-cell>
          <table:table-cell table:style-name="ce3" table:formula="of:=IF([.E215]&gt;[.E$177];[.E215];&quot;&quot;)" office:value-type="float" office:value="4755547.2" calcext:value-type="float">
            <text:p>4755547,2</text:p>
          </table:table-cell>
          <table:table-cell table:style-name="ce3" table:formula="of:=IF([.F215]&gt;[.F$177];[.F215];&quot;&quot;)">
            <text:p/>
          </table:table-cell>
          <table:table-cell table:style-name="ce3" table:formula="of:=IF([.G215]&gt;[.G$177];[.G215];&quot;&quot;)">
            <text:p/>
          </table:table-cell>
          <table:table-cell table:style-name="ce3" table:formula="of:=IF([.H215]&gt;[.H$177];[.H215];&quot;&quot;)" office:value-type="float" office:value="385.925" calcext:value-type="float">
            <text:p>385,925</text:p>
          </table:table-cell>
          <table:table-cell table:style-name="ce3" table:formula="of:=IF([.I215]&gt;[.I$177];[.I215];&quot;&quot;)" office:value-type="float" office:value="66402.85" calcext:value-type="float">
            <text:p>66402,85</text:p>
          </table:table-cell>
          <table:table-cell table:style-name="ce3" table:formula="of:=IF([.J215]&gt;[.J$177];[.J215];&quot;&quot;)">
            <text:p/>
          </table:table-cell>
          <table:table-cell table:style-name="ce3" table:formula="of:=IF([.K215]&gt;[.K$177];[.K215];&quot;&quot;)">
            <text:p/>
          </table:table-cell>
          <table:table-cell table:style-name="ce3" table:formula="of:=IF([.L215]&gt;[.L$177];[.L215];&quot;&quot;)">
            <text:p/>
          </table:table-cell>
          <table:table-cell table:style-name="ce3" table:formula="of:=IF([.M215]&gt;[.M$177];[.M215];&quot;&quot;)" office:value-type="float" office:value="1113.025" calcext:value-type="float">
            <text:p>1113,025</text:p>
          </table:table-cell>
          <table:table-cell table:style-name="ce3" table:formula="of:=IF([.N215]&gt;[.N$177];[.N215];&quot;&quot;)" office:value-type="float" office:value="2546007.225" calcext:value-type="float">
            <text:p>2546007,225</text:p>
          </table:table-cell>
          <table:table-cell table:style-name="ce3" table:formula="of:=IF([.O215]&gt;[.O$177];[.O215];&quot;&quot;)" office:value-type="float" office:value="121.875" calcext:value-type="float">
            <text:p>121,875</text:p>
          </table:table-cell>
          <table:table-cell table:style-name="ce3" table:formula="of:=IF([.P215]&gt;[.P$177];[.P215];&quot;&quot;)">
            <text:p/>
          </table:table-cell>
          <table:table-cell table:style-name="ce3" table:formula="of:=IF([.Q215]&gt;[.Q$177];[.Q215];&quot;&quot;)">
            <text:p/>
          </table:table-cell>
          <table:table-cell table:style-name="ce3" table:formula="of:=IF([.R215]&gt;[.R$177];[.R215];&quot;&quot;)">
            <text:p/>
          </table:table-cell>
          <table:table-cell table:style-name="ce3" table:formula="of:=IF([.S215]&gt;[.S$177];[.S215];&quot;&quot;)" office:value-type="float" office:value="162045.35" calcext:value-type="float">
            <text:p>162045,35</text:p>
          </table:table-cell>
          <table:table-cell table:style-name="ce3" table:formula="of:=IF([.T215]&gt;[.T$177];[.T215];&quot;&quot;)">
            <text:p/>
          </table:table-cell>
          <table:table-cell table:style-name="ce3" table:formula="of:=IF([.U215]&gt;[.U$177];[.U215];&quot;&quot;)">
            <text:p/>
          </table:table-cell>
          <table:table-cell table:style-name="ce3" table:formula="of:=IF([.V215]&gt;[.V$177];[.V215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00.8" calcext:value-type="float">
            <text:p>100,8</text:p>
          </table:table-cell>
          <table:table-cell table:style-name="ce3" table:formula="of:=IF([.B216]&gt;[.B$177];[.B216];&quot;&quot;)">
            <text:p/>
          </table:table-cell>
          <table:table-cell table:style-name="ce3" table:formula="of:=IF([.C216]&gt;[.C$177];[.C216];&quot;&quot;)" office:value-type="float" office:value="2018.325" calcext:value-type="float">
            <text:p>2018,325</text:p>
          </table:table-cell>
          <table:table-cell table:style-name="ce3" table:formula="of:=IF([.D216]&gt;[.D$177];[.D216];&quot;&quot;)">
            <text:p/>
          </table:table-cell>
          <table:table-cell table:style-name="ce3" table:formula="of:=IF([.E216]&gt;[.E$177];[.E216];&quot;&quot;)" office:value-type="float" office:value="4633117.8" calcext:value-type="float">
            <text:p>4633117,8</text:p>
          </table:table-cell>
          <table:table-cell table:style-name="ce3" table:formula="of:=IF([.F216]&gt;[.F$177];[.F216];&quot;&quot;)">
            <text:p/>
          </table:table-cell>
          <table:table-cell table:style-name="ce3" table:formula="of:=IF([.G216]&gt;[.G$177];[.G216];&quot;&quot;)">
            <text:p/>
          </table:table-cell>
          <table:table-cell table:style-name="ce3" table:formula="of:=IF([.H216]&gt;[.H$177];[.H216];&quot;&quot;)" office:value-type="float" office:value="345.925" calcext:value-type="float">
            <text:p>345,925</text:p>
          </table:table-cell>
          <table:table-cell table:style-name="ce3" table:formula="of:=IF([.I216]&gt;[.I$177];[.I216];&quot;&quot;)" office:value-type="float" office:value="63717.15" calcext:value-type="float">
            <text:p>63717,15</text:p>
          </table:table-cell>
          <table:table-cell table:style-name="ce3" table:formula="of:=IF([.J216]&gt;[.J$177];[.J216];&quot;&quot;)">
            <text:p/>
          </table:table-cell>
          <table:table-cell table:style-name="ce3" table:formula="of:=IF([.K216]&gt;[.K$177];[.K216];&quot;&quot;)">
            <text:p/>
          </table:table-cell>
          <table:table-cell table:style-name="ce3" table:formula="of:=IF([.L216]&gt;[.L$177];[.L216];&quot;&quot;)">
            <text:p/>
          </table:table-cell>
          <table:table-cell table:style-name="ce3" table:formula="of:=IF([.M216]&gt;[.M$177];[.M216];&quot;&quot;)" office:value-type="float" office:value="1333.425" calcext:value-type="float">
            <text:p>1333,425</text:p>
          </table:table-cell>
          <table:table-cell table:style-name="ce3" table:formula="of:=IF([.N216]&gt;[.N$177];[.N216];&quot;&quot;)" office:value-type="float" office:value="2438916.025" calcext:value-type="float">
            <text:p>2438916,025</text:p>
          </table:table-cell>
          <table:table-cell table:style-name="ce3" table:formula="of:=IF([.O216]&gt;[.O$177];[.O216];&quot;&quot;)">
            <text:p/>
          </table:table-cell>
          <table:table-cell table:style-name="ce3" table:formula="of:=IF([.P216]&gt;[.P$177];[.P216];&quot;&quot;)">
            <text:p/>
          </table:table-cell>
          <table:table-cell table:style-name="ce3" table:formula="of:=IF([.Q216]&gt;[.Q$177];[.Q216];&quot;&quot;)">
            <text:p/>
          </table:table-cell>
          <table:table-cell table:style-name="ce3" table:formula="of:=IF([.R216]&gt;[.R$177];[.R216];&quot;&quot;)">
            <text:p/>
          </table:table-cell>
          <table:table-cell table:style-name="ce3" table:formula="of:=IF([.S216]&gt;[.S$177];[.S216];&quot;&quot;)" office:value-type="float" office:value="148427.05" calcext:value-type="float">
            <text:p>148427,05</text:p>
          </table:table-cell>
          <table:table-cell table:style-name="ce3" table:formula="of:=IF([.T216]&gt;[.T$177];[.T216];&quot;&quot;)">
            <text:p/>
          </table:table-cell>
          <table:table-cell table:style-name="ce3" table:formula="of:=IF([.U216]&gt;[.U$177];[.U216];&quot;&quot;)">
            <text:p/>
          </table:table-cell>
          <table:table-cell table:style-name="ce3" table:formula="of:=IF([.V216]&gt;[.V$177];[.V216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02.5" calcext:value-type="float">
            <text:p>102,5</text:p>
          </table:table-cell>
          <table:table-cell table:style-name="ce3" table:formula="of:=IF([.B217]&gt;[.B$177];[.B217];&quot;&quot;)">
            <text:p/>
          </table:table-cell>
          <table:table-cell table:style-name="ce3" table:formula="of:=IF([.C217]&gt;[.C$177];[.C217];&quot;&quot;)" office:value-type="float" office:value="1416.525" calcext:value-type="float">
            <text:p>1416,525</text:p>
          </table:table-cell>
          <table:table-cell table:style-name="ce3" table:formula="of:=IF([.D217]&gt;[.D$177];[.D217];&quot;&quot;)">
            <text:p/>
          </table:table-cell>
          <table:table-cell table:style-name="ce3" table:formula="of:=IF([.E217]&gt;[.E$177];[.E217];&quot;&quot;)" office:value-type="float" office:value="4527020" calcext:value-type="float">
            <text:p>4527020</text:p>
          </table:table-cell>
          <table:table-cell table:style-name="ce3" table:formula="of:=IF([.F217]&gt;[.F$177];[.F217];&quot;&quot;)">
            <text:p/>
          </table:table-cell>
          <table:table-cell table:style-name="ce3" table:formula="of:=IF([.G217]&gt;[.G$177];[.G217];&quot;&quot;)">
            <text:p/>
          </table:table-cell>
          <table:table-cell table:style-name="ce3" table:formula="of:=IF([.H217]&gt;[.H$177];[.H217];&quot;&quot;)" office:value-type="float" office:value="546.525" calcext:value-type="float">
            <text:p>546,525</text:p>
          </table:table-cell>
          <table:table-cell table:style-name="ce3" table:formula="of:=IF([.I217]&gt;[.I$177];[.I217];&quot;&quot;)" office:value-type="float" office:value="63717.15" calcext:value-type="float">
            <text:p>63717,15</text:p>
          </table:table-cell>
          <table:table-cell table:style-name="ce3" table:formula="of:=IF([.J217]&gt;[.J$177];[.J217];&quot;&quot;)">
            <text:p/>
          </table:table-cell>
          <table:table-cell table:style-name="ce3" table:formula="of:=IF([.K217]&gt;[.K$177];[.K217];&quot;&quot;)">
            <text:p/>
          </table:table-cell>
          <table:table-cell table:style-name="ce3" table:formula="of:=IF([.L217]&gt;[.L$177];[.L217];&quot;&quot;)">
            <text:p/>
          </table:table-cell>
          <table:table-cell table:style-name="ce3" table:formula="of:=IF([.M217]&gt;[.M$177];[.M217];&quot;&quot;)" office:value-type="float" office:value="1273.425" calcext:value-type="float">
            <text:p>1273,425</text:p>
          </table:table-cell>
          <table:table-cell table:style-name="ce3" table:formula="of:=IF([.N217]&gt;[.N$177];[.N217];&quot;&quot;)" office:value-type="float" office:value="2383741.625" calcext:value-type="float">
            <text:p>2383741,625</text:p>
          </table:table-cell>
          <table:table-cell table:style-name="ce3" table:formula="of:=IF([.O217]&gt;[.O$177];[.O217];&quot;&quot;)" office:value-type="float" office:value="59.375" calcext:value-type="float">
            <text:p>59,375</text:p>
          </table:table-cell>
          <table:table-cell table:style-name="ce3" table:formula="of:=IF([.P217]&gt;[.P$177];[.P217];&quot;&quot;)">
            <text:p/>
          </table:table-cell>
          <table:table-cell table:style-name="ce3" table:formula="of:=IF([.Q217]&gt;[.Q$177];[.Q217];&quot;&quot;)">
            <text:p/>
          </table:table-cell>
          <table:table-cell table:style-name="ce3" table:formula="of:=IF([.R217]&gt;[.R$177];[.R217];&quot;&quot;)">
            <text:p/>
          </table:table-cell>
          <table:table-cell table:style-name="ce3" table:formula="of:=IF([.S217]&gt;[.S$177];[.S217];&quot;&quot;)" office:value-type="float" office:value="148454.15" calcext:value-type="float">
            <text:p>148454,15</text:p>
          </table:table-cell>
          <table:table-cell table:style-name="ce3" table:formula="of:=IF([.T217]&gt;[.T$177];[.T217];&quot;&quot;)">
            <text:p/>
          </table:table-cell>
          <table:table-cell table:style-name="ce3" table:formula="of:=IF([.U217]&gt;[.U$177];[.U217];&quot;&quot;)">
            <text:p/>
          </table:table-cell>
          <table:table-cell table:style-name="ce3" table:formula="of:=IF([.V217]&gt;[.V$177];[.V217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04.3" calcext:value-type="float">
            <text:p>104,3</text:p>
          </table:table-cell>
          <table:table-cell table:style-name="ce3" table:formula="of:=IF([.B218]&gt;[.B$177];[.B218];&quot;&quot;)">
            <text:p/>
          </table:table-cell>
          <table:table-cell table:style-name="ce3" table:formula="of:=IF([.C218]&gt;[.C$177];[.C218];&quot;&quot;)" office:value-type="float" office:value="1897.925" calcext:value-type="float">
            <text:p>1897,925</text:p>
          </table:table-cell>
          <table:table-cell table:style-name="ce3" table:formula="of:=IF([.D218]&gt;[.D$177];[.D218];&quot;&quot;)" office:value-type="float" office:value="6584.175" calcext:value-type="float">
            <text:p>6584,175</text:p>
          </table:table-cell>
          <table:table-cell table:style-name="ce3" table:formula="of:=IF([.E218]&gt;[.E$177];[.E218];&quot;&quot;)" office:value-type="float" office:value="4502523.2" calcext:value-type="float">
            <text:p>4502523,2</text:p>
          </table:table-cell>
          <table:table-cell table:style-name="ce3" table:formula="of:=IF([.F218]&gt;[.F$177];[.F218];&quot;&quot;)">
            <text:p/>
          </table:table-cell>
          <table:table-cell table:style-name="ce3" table:formula="of:=IF([.G218]&gt;[.G$177];[.G218];&quot;&quot;)">
            <text:p/>
          </table:table-cell>
          <table:table-cell table:style-name="ce3" table:formula="of:=IF([.H218]&gt;[.H$177];[.H218];&quot;&quot;)" office:value-type="float" office:value="486.325" calcext:value-type="float">
            <text:p>486,325</text:p>
          </table:table-cell>
          <table:table-cell table:style-name="ce3" table:formula="of:=IF([.I218]&gt;[.I$177];[.I218];&quot;&quot;)" office:value-type="float" office:value="60977.25" calcext:value-type="float">
            <text:p>60977,25</text:p>
          </table:table-cell>
          <table:table-cell table:style-name="ce3" table:formula="of:=IF([.J218]&gt;[.J$177];[.J218];&quot;&quot;)">
            <text:p/>
          </table:table-cell>
          <table:table-cell table:style-name="ce3" table:formula="of:=IF([.K218]&gt;[.K$177];[.K218];&quot;&quot;)">
            <text:p/>
          </table:table-cell>
          <table:table-cell table:style-name="ce3" table:formula="of:=IF([.L218]&gt;[.L$177];[.L218];&quot;&quot;)">
            <text:p/>
          </table:table-cell>
          <table:table-cell table:style-name="ce3" table:formula="of:=IF([.M218]&gt;[.M$177];[.M218];&quot;&quot;)" office:value-type="float" office:value="1513.825" calcext:value-type="float">
            <text:p>1513,825</text:p>
          </table:table-cell>
          <table:table-cell table:style-name="ce3" table:formula="of:=IF([.N218]&gt;[.N$177];[.N218];&quot;&quot;)" office:value-type="float" office:value="2312759.225" calcext:value-type="float">
            <text:p>2312759,225</text:p>
          </table:table-cell>
          <table:table-cell table:style-name="ce3" table:formula="of:=IF([.O218]&gt;[.O$177];[.O218];&quot;&quot;)" office:value-type="float" office:value="71.875" calcext:value-type="float">
            <text:p>71,875</text:p>
          </table:table-cell>
          <table:table-cell table:style-name="ce3" table:formula="of:=IF([.P218]&gt;[.P$177];[.P218];&quot;&quot;)">
            <text:p/>
          </table:table-cell>
          <table:table-cell table:style-name="ce3" table:formula="of:=IF([.Q218]&gt;[.Q$177];[.Q218];&quot;&quot;)">
            <text:p/>
          </table:table-cell>
          <table:table-cell table:style-name="ce3" table:formula="of:=IF([.R218]&gt;[.R$177];[.R218];&quot;&quot;)">
            <text:p/>
          </table:table-cell>
          <table:table-cell table:style-name="ce3" table:formula="of:=IF([.S218]&gt;[.S$177];[.S218];&quot;&quot;)" office:value-type="float" office:value="140288.55" calcext:value-type="float">
            <text:p>140288,55</text:p>
          </table:table-cell>
          <table:table-cell table:style-name="ce3" table:formula="of:=IF([.T218]&gt;[.T$177];[.T218];&quot;&quot;)">
            <text:p/>
          </table:table-cell>
          <table:table-cell table:style-name="ce3" table:formula="of:=IF([.U218]&gt;[.U$177];[.U218];&quot;&quot;)">
            <text:p/>
          </table:table-cell>
          <table:table-cell table:style-name="ce3" table:formula="of:=IF([.V218]&gt;[.V$177];[.V218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06.1" calcext:value-type="float">
            <text:p>106,1</text:p>
          </table:table-cell>
          <table:table-cell table:style-name="ce3" table:formula="of:=IF([.B219]&gt;[.B$177];[.B219];&quot;&quot;)">
            <text:p/>
          </table:table-cell>
          <table:table-cell table:style-name="ce3" table:formula="of:=IF([.C219]&gt;[.C$177];[.C219];&quot;&quot;)" office:value-type="float" office:value="1556.925" calcext:value-type="float">
            <text:p>1556,925</text:p>
          </table:table-cell>
          <table:table-cell table:style-name="ce3" table:formula="of:=IF([.D219]&gt;[.D$177];[.D219];&quot;&quot;)" office:value-type="float" office:value="6584.175" calcext:value-type="float">
            <text:p>6584,175</text:p>
          </table:table-cell>
          <table:table-cell table:style-name="ce3" table:formula="of:=IF([.E219]&gt;[.E$177];[.E219];&quot;&quot;)" office:value-type="float" office:value="4576067.4" calcext:value-type="float">
            <text:p>4576067,4</text:p>
          </table:table-cell>
          <table:table-cell table:style-name="ce3" table:formula="of:=IF([.F219]&gt;[.F$177];[.F219];&quot;&quot;)">
            <text:p/>
          </table:table-cell>
          <table:table-cell table:style-name="ce3" table:formula="of:=IF([.G219]&gt;[.G$177];[.G219];&quot;&quot;)">
            <text:p/>
          </table:table-cell>
          <table:table-cell table:style-name="ce3" table:formula="of:=IF([.H219]&gt;[.H$177];[.H219];&quot;&quot;)" office:value-type="float" office:value="346.125" calcext:value-type="float">
            <text:p>346,125</text:p>
          </table:table-cell>
          <table:table-cell table:style-name="ce3" table:formula="of:=IF([.I219]&gt;[.I$177];[.I219];&quot;&quot;)" office:value-type="float" office:value="60977.25" calcext:value-type="float">
            <text:p>60977,25</text:p>
          </table:table-cell>
          <table:table-cell table:style-name="ce3" table:formula="of:=IF([.J219]&gt;[.J$177];[.J219];&quot;&quot;)">
            <text:p/>
          </table:table-cell>
          <table:table-cell table:style-name="ce3" table:formula="of:=IF([.K219]&gt;[.K$177];[.K219];&quot;&quot;)">
            <text:p/>
          </table:table-cell>
          <table:table-cell table:style-name="ce3" table:formula="of:=IF([.L219]&gt;[.L$177];[.L219];&quot;&quot;)">
            <text:p/>
          </table:table-cell>
          <table:table-cell table:style-name="ce3" table:formula="of:=IF([.M219]&gt;[.M$177];[.M219];&quot;&quot;)" office:value-type="float" office:value="1032.425" calcext:value-type="float">
            <text:p>1032,425</text:p>
          </table:table-cell>
          <table:table-cell table:style-name="ce3" table:formula="of:=IF([.N219]&gt;[.N$177];[.N219];&quot;&quot;)" office:value-type="float" office:value="2252477.625" calcext:value-type="float">
            <text:p>2252477,625</text:p>
          </table:table-cell>
          <table:table-cell table:style-name="ce3" table:formula="of:=IF([.O219]&gt;[.O$177];[.O219];&quot;&quot;)" office:value-type="float" office:value="71.875" calcext:value-type="float">
            <text:p>71,875</text:p>
          </table:table-cell>
          <table:table-cell table:style-name="ce3" table:formula="of:=IF([.P219]&gt;[.P$177];[.P219];&quot;&quot;)">
            <text:p/>
          </table:table-cell>
          <table:table-cell table:style-name="ce3" table:formula="of:=IF([.Q219]&gt;[.Q$177];[.Q219];&quot;&quot;)">
            <text:p/>
          </table:table-cell>
          <table:table-cell table:style-name="ce3" table:formula="of:=IF([.R219]&gt;[.R$177];[.R219];&quot;&quot;)">
            <text:p/>
          </table:table-cell>
          <table:table-cell table:style-name="ce3" table:formula="of:=IF([.S219]&gt;[.S$177];[.S219];&quot;&quot;)" office:value-type="float" office:value="121190.35" calcext:value-type="float">
            <text:p>121190,35</text:p>
          </table:table-cell>
          <table:table-cell table:style-name="ce3" table:formula="of:=IF([.T219]&gt;[.T$177];[.T219];&quot;&quot;)">
            <text:p/>
          </table:table-cell>
          <table:table-cell table:style-name="ce3" table:formula="of:=IF([.U219]&gt;[.U$177];[.U219];&quot;&quot;)">
            <text:p/>
          </table:table-cell>
          <table:table-cell table:style-name="ce3" table:formula="of:=IF([.V219]&gt;[.V$177];[.V219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07.8" calcext:value-type="float">
            <text:p>107,8</text:p>
          </table:table-cell>
          <table:table-cell table:style-name="ce3" table:formula="of:=IF([.B220]&gt;[.B$177];[.B220];&quot;&quot;)">
            <text:p/>
          </table:table-cell>
          <table:table-cell table:style-name="ce3" table:formula="of:=IF([.C220]&gt;[.C$177];[.C220];&quot;&quot;)" office:value-type="float" office:value="2038.325" calcext:value-type="float">
            <text:p>2038,325</text:p>
          </table:table-cell>
          <table:table-cell table:style-name="ce3" table:formula="of:=IF([.D220]&gt;[.D$177];[.D220];&quot;&quot;)" office:value-type="float" office:value="9297.075" calcext:value-type="float">
            <text:p>9297,075</text:p>
          </table:table-cell>
          <table:table-cell table:style-name="ce3" table:formula="of:=IF([.E220]&gt;[.E$177];[.E220];&quot;&quot;)" office:value-type="float" office:value="4486192.3" calcext:value-type="float">
            <text:p>4486192,3</text:p>
          </table:table-cell>
          <table:table-cell table:style-name="ce3" table:formula="of:=IF([.F220]&gt;[.F$177];[.F220];&quot;&quot;)">
            <text:p/>
          </table:table-cell>
          <table:table-cell table:style-name="ce3" table:formula="of:=IF([.G220]&gt;[.G$177];[.G220];&quot;&quot;)">
            <text:p/>
          </table:table-cell>
          <table:table-cell table:style-name="ce3" table:formula="of:=IF([.H220]&gt;[.H$177];[.H220];&quot;&quot;)" office:value-type="float" office:value="526.525" calcext:value-type="float">
            <text:p>526,525</text:p>
          </table:table-cell>
          <table:table-cell table:style-name="ce3" table:formula="of:=IF([.I220]&gt;[.I$177];[.I220];&quot;&quot;)" office:value-type="float" office:value="63717.15" calcext:value-type="float">
            <text:p>63717,15</text:p>
          </table:table-cell>
          <table:table-cell table:style-name="ce3" table:formula="of:=IF([.J220]&gt;[.J$177];[.J220];&quot;&quot;)">
            <text:p/>
          </table:table-cell>
          <table:table-cell table:style-name="ce3" table:formula="of:=IF([.K220]&gt;[.K$177];[.K220];&quot;&quot;)">
            <text:p/>
          </table:table-cell>
          <table:table-cell table:style-name="ce3" table:formula="of:=IF([.L220]&gt;[.L$177];[.L220];&quot;&quot;)">
            <text:p/>
          </table:table-cell>
          <table:table-cell table:style-name="ce3" table:formula="of:=IF([.M220]&gt;[.M$177];[.M220];&quot;&quot;)" office:value-type="float" office:value="932.225" calcext:value-type="float">
            <text:p>932,225</text:p>
          </table:table-cell>
          <table:table-cell table:style-name="ce3" table:formula="of:=IF([.N220]&gt;[.N$177];[.N220];&quot;&quot;)" office:value-type="float" office:value="2143607.225" calcext:value-type="float">
            <text:p>2143607,225</text:p>
          </table:table-cell>
          <table:table-cell table:style-name="ce3" table:formula="of:=IF([.O220]&gt;[.O$177];[.O220];&quot;&quot;)">
            <text:p/>
          </table:table-cell>
          <table:table-cell table:style-name="ce3" table:formula="of:=IF([.P220]&gt;[.P$177];[.P220];&quot;&quot;)">
            <text:p/>
          </table:table-cell>
          <table:table-cell table:style-name="ce3" table:formula="of:=IF([.Q220]&gt;[.Q$177];[.Q220];&quot;&quot;)">
            <text:p/>
          </table:table-cell>
          <table:table-cell table:style-name="ce3" table:formula="of:=IF([.R220]&gt;[.R$177];[.R220];&quot;&quot;)" office:value-type="float" office:value="102.0875" calcext:value-type="float">
            <text:p>102,0875</text:p>
          </table:table-cell>
          <table:table-cell table:style-name="ce3" table:formula="of:=IF([.S220]&gt;[.S$177];[.S220];&quot;&quot;)" office:value-type="float" office:value="104886.35" calcext:value-type="float">
            <text:p>104886,35</text:p>
          </table:table-cell>
          <table:table-cell table:style-name="ce3" table:formula="of:=IF([.T220]&gt;[.T$177];[.T220];&quot;&quot;)">
            <text:p/>
          </table:table-cell>
          <table:table-cell table:style-name="ce3" table:formula="of:=IF([.U220]&gt;[.U$177];[.U220];&quot;&quot;)">
            <text:p/>
          </table:table-cell>
          <table:table-cell table:style-name="ce3" table:formula="of:=IF([.V220]&gt;[.V$177];[.V22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09.6" calcext:value-type="float">
            <text:p>109,6</text:p>
          </table:table-cell>
          <table:table-cell table:style-name="ce3" table:formula="of:=IF([.B221]&gt;[.B$177];[.B221];&quot;&quot;)">
            <text:p/>
          </table:table-cell>
          <table:table-cell table:style-name="ce3" table:formula="of:=IF([.C221]&gt;[.C$177];[.C221];&quot;&quot;)" office:value-type="float" office:value="1416.525" calcext:value-type="float">
            <text:p>1416,525</text:p>
          </table:table-cell>
          <table:table-cell table:style-name="ce3" table:formula="of:=IF([.D221]&gt;[.D$177];[.D221];&quot;&quot;)">
            <text:p/>
          </table:table-cell>
          <table:table-cell table:style-name="ce3" table:formula="of:=IF([.E221]&gt;[.E$177];[.E221];&quot;&quot;)" office:value-type="float" office:value="4483479.5" calcext:value-type="float">
            <text:p>4483479,5</text:p>
          </table:table-cell>
          <table:table-cell table:style-name="ce3" table:formula="of:=IF([.F221]&gt;[.F$177];[.F221];&quot;&quot;)">
            <text:p/>
          </table:table-cell>
          <table:table-cell table:style-name="ce3" table:formula="of:=IF([.G221]&gt;[.G$177];[.G221];&quot;&quot;)">
            <text:p/>
          </table:table-cell>
          <table:table-cell table:style-name="ce3" table:formula="of:=IF([.H221]&gt;[.H$177];[.H221];&quot;&quot;)">
            <text:p/>
          </table:table-cell>
          <table:table-cell table:style-name="ce3" table:formula="of:=IF([.I221]&gt;[.I$177];[.I221];&quot;&quot;)" office:value-type="float" office:value="60977.25" calcext:value-type="float">
            <text:p>60977,25</text:p>
          </table:table-cell>
          <table:table-cell table:style-name="ce3" table:formula="of:=IF([.J221]&gt;[.J$177];[.J221];&quot;&quot;)">
            <text:p/>
          </table:table-cell>
          <table:table-cell table:style-name="ce3" table:formula="of:=IF([.K221]&gt;[.K$177];[.K221];&quot;&quot;)">
            <text:p/>
          </table:table-cell>
          <table:table-cell table:style-name="ce3" table:formula="of:=IF([.L221]&gt;[.L$177];[.L221];&quot;&quot;)">
            <text:p/>
          </table:table-cell>
          <table:table-cell table:style-name="ce3" table:formula="of:=IF([.M221]&gt;[.M$177];[.M221];&quot;&quot;)" office:value-type="float" office:value="1454.025" calcext:value-type="float">
            <text:p>1454,025</text:p>
          </table:table-cell>
          <table:table-cell table:style-name="ce3" table:formula="of:=IF([.N221]&gt;[.N$177];[.N221];&quot;&quot;)" office:value-type="float" office:value="2122967.225" calcext:value-type="float">
            <text:p>2122967,225</text:p>
          </table:table-cell>
          <table:table-cell table:style-name="ce3" table:formula="of:=IF([.O221]&gt;[.O$177];[.O221];&quot;&quot;)" office:value-type="float" office:value="84.375" calcext:value-type="float">
            <text:p>84,375</text:p>
          </table:table-cell>
          <table:table-cell table:style-name="ce3" table:formula="of:=IF([.P221]&gt;[.P$177];[.P221];&quot;&quot;)">
            <text:p/>
          </table:table-cell>
          <table:table-cell table:style-name="ce3" table:formula="of:=IF([.Q221]&gt;[.Q$177];[.Q221];&quot;&quot;)">
            <text:p/>
          </table:table-cell>
          <table:table-cell table:style-name="ce3" table:formula="of:=IF([.R221]&gt;[.R$177];[.R221];&quot;&quot;)">
            <text:p/>
          </table:table-cell>
          <table:table-cell table:style-name="ce3" table:formula="of:=IF([.S221]&gt;[.S$177];[.S221];&quot;&quot;)" office:value-type="float" office:value="91268.05" calcext:value-type="float">
            <text:p>91268,05</text:p>
          </table:table-cell>
          <table:table-cell table:style-name="ce3" table:formula="of:=IF([.T221]&gt;[.T$177];[.T221];&quot;&quot;)">
            <text:p/>
          </table:table-cell>
          <table:table-cell table:style-name="ce3" table:formula="of:=IF([.U221]&gt;[.U$177];[.U221];&quot;&quot;)">
            <text:p/>
          </table:table-cell>
          <table:table-cell table:style-name="ce3" table:formula="of:=IF([.V221]&gt;[.V$177];[.V221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11.4" calcext:value-type="float">
            <text:p>111,4</text:p>
          </table:table-cell>
          <table:table-cell table:style-name="ce3" table:formula="of:=IF([.B222]&gt;[.B$177];[.B222];&quot;&quot;)">
            <text:p/>
          </table:table-cell>
          <table:table-cell table:style-name="ce3" table:formula="of:=IF([.C222]&gt;[.C$177];[.C222];&quot;&quot;)" office:value-type="float" office:value="1797.525" calcext:value-type="float">
            <text:p>1797,525</text:p>
          </table:table-cell>
          <table:table-cell table:style-name="ce3" table:formula="of:=IF([.D222]&gt;[.D$177];[.D222];&quot;&quot;)">
            <text:p/>
          </table:table-cell>
          <table:table-cell table:style-name="ce3" table:formula="of:=IF([.E222]&gt;[.E$177];[.E222];&quot;&quot;)" office:value-type="float" office:value="4524280.2" calcext:value-type="float">
            <text:p>4524280,2</text:p>
          </table:table-cell>
          <table:table-cell table:style-name="ce3" table:formula="of:=IF([.F222]&gt;[.F$177];[.F222];&quot;&quot;)">
            <text:p/>
          </table:table-cell>
          <table:table-cell table:style-name="ce3" table:formula="of:=IF([.G222]&gt;[.G$177];[.G222];&quot;&quot;)">
            <text:p/>
          </table:table-cell>
          <table:table-cell table:style-name="ce3" table:formula="of:=IF([.H222]&gt;[.H$177];[.H222];&quot;&quot;)" office:value-type="float" office:value="521.525" calcext:value-type="float">
            <text:p>521,525</text:p>
          </table:table-cell>
          <table:table-cell table:style-name="ce3" table:formula="of:=IF([.I222]&gt;[.I$177];[.I222];&quot;&quot;)" office:value-type="float" office:value="60977.25" calcext:value-type="float">
            <text:p>60977,25</text:p>
          </table:table-cell>
          <table:table-cell table:style-name="ce3" table:formula="of:=IF([.J222]&gt;[.J$177];[.J222];&quot;&quot;)">
            <text:p/>
          </table:table-cell>
          <table:table-cell table:style-name="ce3" table:formula="of:=IF([.K222]&gt;[.K$177];[.K222];&quot;&quot;)">
            <text:p/>
          </table:table-cell>
          <table:table-cell table:style-name="ce3" table:formula="of:=IF([.L222]&gt;[.L$177];[.L222];&quot;&quot;)">
            <text:p/>
          </table:table-cell>
          <table:table-cell table:style-name="ce3" table:formula="of:=IF([.M222]&gt;[.M$177];[.M222];&quot;&quot;)" office:value-type="float" office:value="1594.225" calcext:value-type="float">
            <text:p>1594,225</text:p>
          </table:table-cell>
          <table:table-cell table:style-name="ce3" table:formula="of:=IF([.N222]&gt;[.N$177];[.N222];&quot;&quot;)" office:value-type="float" office:value="2137136.825" calcext:value-type="float">
            <text:p>2137136,825</text:p>
          </table:table-cell>
          <table:table-cell table:style-name="ce3" table:formula="of:=IF([.O222]&gt;[.O$177];[.O222];&quot;&quot;)">
            <text:p/>
          </table:table-cell>
          <table:table-cell table:style-name="ce3" table:formula="of:=IF([.P222]&gt;[.P$177];[.P222];&quot;&quot;)">
            <text:p/>
          </table:table-cell>
          <table:table-cell table:style-name="ce3" table:formula="of:=IF([.Q222]&gt;[.Q$177];[.Q222];&quot;&quot;)">
            <text:p/>
          </table:table-cell>
          <table:table-cell table:style-name="ce3" table:formula="of:=IF([.R222]&gt;[.R$177];[.R222];&quot;&quot;)" office:value-type="float" office:value="102.0875" calcext:value-type="float">
            <text:p>102,0875</text:p>
          </table:table-cell>
          <table:table-cell table:style-name="ce3" table:formula="of:=IF([.S222]&gt;[.S$177];[.S222];&quot;&quot;)" office:value-type="float" office:value="77676.85" calcext:value-type="float">
            <text:p>77676,85</text:p>
          </table:table-cell>
          <table:table-cell table:style-name="ce3" table:formula="of:=IF([.T222]&gt;[.T$177];[.T222];&quot;&quot;)">
            <text:p/>
          </table:table-cell>
          <table:table-cell table:style-name="ce3" table:formula="of:=IF([.U222]&gt;[.U$177];[.U222];&quot;&quot;)">
            <text:p/>
          </table:table-cell>
          <table:table-cell table:style-name="ce3" table:formula="of:=IF([.V222]&gt;[.V$177];[.V222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13.1" calcext:value-type="float">
            <text:p>113,1</text:p>
          </table:table-cell>
          <table:table-cell table:style-name="ce3" table:formula="of:=IF([.B223]&gt;[.B$177];[.B223];&quot;&quot;)">
            <text:p/>
          </table:table-cell>
          <table:table-cell table:style-name="ce3" table:formula="of:=IF([.C223]&gt;[.C$177];[.C223];&quot;&quot;)" office:value-type="float" office:value="1897.525" calcext:value-type="float">
            <text:p>1897,525</text:p>
          </table:table-cell>
          <table:table-cell table:style-name="ce3" table:formula="of:=IF([.D223]&gt;[.D$177];[.D223];&quot;&quot;)" office:value-type="float" office:value="6584.175" calcext:value-type="float">
            <text:p>6584,175</text:p>
          </table:table-cell>
          <table:table-cell table:style-name="ce3" table:formula="of:=IF([.E223]&gt;[.E$177];[.E223];&quot;&quot;)" office:value-type="float" office:value="4526993" calcext:value-type="float">
            <text:p>4526993</text:p>
          </table:table-cell>
          <table:table-cell table:style-name="ce3" table:formula="of:=IF([.F223]&gt;[.F$177];[.F223];&quot;&quot;)">
            <text:p/>
          </table:table-cell>
          <table:table-cell table:style-name="ce3" table:formula="of:=IF([.G223]&gt;[.G$177];[.G223];&quot;&quot;)">
            <text:p/>
          </table:table-cell>
          <table:table-cell table:style-name="ce3" table:formula="of:=IF([.H223]&gt;[.H$177];[.H223];&quot;&quot;)" office:value-type="float" office:value="586.725" calcext:value-type="float">
            <text:p>586,725</text:p>
          </table:table-cell>
          <table:table-cell table:style-name="ce3" table:formula="of:=IF([.I223]&gt;[.I$177];[.I223];&quot;&quot;)" office:value-type="float" office:value="63717.15" calcext:value-type="float">
            <text:p>63717,15</text:p>
          </table:table-cell>
          <table:table-cell table:style-name="ce3" table:formula="of:=IF([.J223]&gt;[.J$177];[.J223];&quot;&quot;)">
            <text:p/>
          </table:table-cell>
          <table:table-cell table:style-name="ce3" table:formula="of:=IF([.K223]&gt;[.K$177];[.K223];&quot;&quot;)">
            <text:p/>
          </table:table-cell>
          <table:table-cell table:style-name="ce3" table:formula="of:=IF([.L223]&gt;[.L$177];[.L223];&quot;&quot;)">
            <text:p/>
          </table:table-cell>
          <table:table-cell table:style-name="ce3" table:formula="of:=IF([.M223]&gt;[.M$177];[.M223];&quot;&quot;)" office:value-type="float" office:value="1193.225" calcext:value-type="float">
            <text:p>1193,225</text:p>
          </table:table-cell>
          <table:table-cell table:style-name="ce3" table:formula="of:=IF([.N223]&gt;[.N$177];[.N223];&quot;&quot;)" office:value-type="float" office:value="2097668.025" calcext:value-type="float">
            <text:p>2097668,025</text:p>
          </table:table-cell>
          <table:table-cell table:style-name="ce3" table:formula="of:=IF([.O223]&gt;[.O$177];[.O223];&quot;&quot;)">
            <text:p/>
          </table:table-cell>
          <table:table-cell table:style-name="ce3" table:formula="of:=IF([.P223]&gt;[.P$177];[.P223];&quot;&quot;)">
            <text:p/>
          </table:table-cell>
          <table:table-cell table:style-name="ce3" table:formula="of:=IF([.Q223]&gt;[.Q$177];[.Q223];&quot;&quot;)">
            <text:p/>
          </table:table-cell>
          <table:table-cell table:style-name="ce3" table:formula="of:=IF([.R223]&gt;[.R$177];[.R223];&quot;&quot;)">
            <text:p/>
          </table:table-cell>
          <table:table-cell table:style-name="ce3" table:formula="of:=IF([.S223]&gt;[.S$177];[.S223];&quot;&quot;)" office:value-type="float" office:value="66825.65" calcext:value-type="float">
            <text:p>66825,65</text:p>
          </table:table-cell>
          <table:table-cell table:style-name="ce3" table:formula="of:=IF([.T223]&gt;[.T$177];[.T223];&quot;&quot;)">
            <text:p/>
          </table:table-cell>
          <table:table-cell table:style-name="ce3" table:formula="of:=IF([.U223]&gt;[.U$177];[.U223];&quot;&quot;)">
            <text:p/>
          </table:table-cell>
          <table:table-cell table:style-name="ce3" table:formula="of:=IF([.V223]&gt;[.V$177];[.V223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14.9" calcext:value-type="float">
            <text:p>114,9</text:p>
          </table:table-cell>
          <table:table-cell table:style-name="ce3" table:formula="of:=IF([.B224]&gt;[.B$177];[.B224];&quot;&quot;)">
            <text:p/>
          </table:table-cell>
          <table:table-cell table:style-name="ce3" table:formula="of:=IF([.C224]&gt;[.C$177];[.C224];&quot;&quot;)" office:value-type="float" office:value="1235.925" calcext:value-type="float">
            <text:p>1235,925</text:p>
          </table:table-cell>
          <table:table-cell table:style-name="ce3" table:formula="of:=IF([.D224]&gt;[.D$177];[.D224];&quot;&quot;)" office:value-type="float" office:value="8618.775" calcext:value-type="float">
            <text:p>8618,775</text:p>
          </table:table-cell>
          <table:table-cell table:style-name="ce3" table:formula="of:=IF([.E224]&gt;[.E$177];[.E224];&quot;&quot;)" office:value-type="float" office:value="4499810.4" calcext:value-type="float">
            <text:p>4499810,4</text:p>
          </table:table-cell>
          <table:table-cell table:style-name="ce3" table:formula="of:=IF([.F224]&gt;[.F$177];[.F224];&quot;&quot;)" office:value-type="float" office:value="6358.125" calcext:value-type="float">
            <text:p>6358,125</text:p>
          </table:table-cell>
          <table:table-cell table:style-name="ce3" table:formula="of:=IF([.G224]&gt;[.G$177];[.G224];&quot;&quot;)">
            <text:p/>
          </table:table-cell>
          <table:table-cell table:style-name="ce3" table:formula="of:=IF([.H224]&gt;[.H$177];[.H224];&quot;&quot;)" office:value-type="float" office:value="526.525" calcext:value-type="float">
            <text:p>526,525</text:p>
          </table:table-cell>
          <table:table-cell table:style-name="ce3" table:formula="of:=IF([.I224]&gt;[.I$177];[.I224];&quot;&quot;)" office:value-type="float" office:value="66402.85" calcext:value-type="float">
            <text:p>66402,85</text:p>
          </table:table-cell>
          <table:table-cell table:style-name="ce3" table:formula="of:=IF([.J224]&gt;[.J$177];[.J224];&quot;&quot;)">
            <text:p/>
          </table:table-cell>
          <table:table-cell table:style-name="ce3" table:formula="of:=IF([.K224]&gt;[.K$177];[.K224];&quot;&quot;)">
            <text:p/>
          </table:table-cell>
          <table:table-cell table:style-name="ce3" table:formula="of:=IF([.L224]&gt;[.L$177];[.L224];&quot;&quot;)">
            <text:p/>
          </table:table-cell>
          <table:table-cell table:style-name="ce3" table:formula="of:=IF([.M224]&gt;[.M$177];[.M224];&quot;&quot;)" office:value-type="float" office:value="952.625" calcext:value-type="float">
            <text:p>952,625</text:p>
          </table:table-cell>
          <table:table-cell table:style-name="ce3" table:formula="of:=IF([.N224]&gt;[.N$177];[.N224];&quot;&quot;)" office:value-type="float" office:value="1940810.425" calcext:value-type="float">
            <text:p>1940810,425</text:p>
          </table:table-cell>
          <table:table-cell table:style-name="ce3" table:formula="of:=IF([.O224]&gt;[.O$177];[.O224];&quot;&quot;)">
            <text:p/>
          </table:table-cell>
          <table:table-cell table:style-name="ce3" table:formula="of:=IF([.P224]&gt;[.P$177];[.P224];&quot;&quot;)">
            <text:p/>
          </table:table-cell>
          <table:table-cell table:style-name="ce3" table:formula="of:=IF([.Q224]&gt;[.Q$177];[.Q224];&quot;&quot;)">
            <text:p/>
          </table:table-cell>
          <table:table-cell table:style-name="ce3" table:formula="of:=IF([.R224]&gt;[.R$177];[.R224];&quot;&quot;)">
            <text:p/>
          </table:table-cell>
          <table:table-cell table:style-name="ce3" table:formula="of:=IF([.S224]&gt;[.S$177];[.S224];&quot;&quot;)" office:value-type="float" office:value="66825.65" calcext:value-type="float">
            <text:p>66825,65</text:p>
          </table:table-cell>
          <table:table-cell table:style-name="ce3" table:formula="of:=IF([.T224]&gt;[.T$177];[.T224];&quot;&quot;)">
            <text:p/>
          </table:table-cell>
          <table:table-cell table:style-name="ce3" table:formula="of:=IF([.U224]&gt;[.U$177];[.U224];&quot;&quot;)">
            <text:p/>
          </table:table-cell>
          <table:table-cell table:style-name="ce3" table:formula="of:=IF([.V224]&gt;[.V$177];[.V22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16.7" calcext:value-type="float">
            <text:p>116,7</text:p>
          </table:table-cell>
          <table:table-cell table:style-name="ce3" table:formula="of:=IF([.B225]&gt;[.B$177];[.B225];&quot;&quot;)">
            <text:p/>
          </table:table-cell>
          <table:table-cell table:style-name="ce3" table:formula="of:=IF([.C225]&gt;[.C$177];[.C225];&quot;&quot;)" office:value-type="float" office:value="1677.125" calcext:value-type="float">
            <text:p>1677,125</text:p>
          </table:table-cell>
          <table:table-cell table:style-name="ce3" table:formula="of:=IF([.D225]&gt;[.D$177];[.D225];&quot;&quot;)" office:value-type="float" office:value="6584.175" calcext:value-type="float">
            <text:p>6584,175</text:p>
          </table:table-cell>
          <table:table-cell table:style-name="ce3" table:formula="of:=IF([.E225]&gt;[.E$177];[.E225];&quot;&quot;)" office:value-type="float" office:value="4246813.5" calcext:value-type="float">
            <text:p>4246813,5</text:p>
          </table:table-cell>
          <table:table-cell table:style-name="ce3" table:formula="of:=IF([.F225]&gt;[.F$177];[.F225];&quot;&quot;)">
            <text:p/>
          </table:table-cell>
          <table:table-cell table:style-name="ce3" table:formula="of:=IF([.G225]&gt;[.G$177];[.G225];&quot;&quot;)">
            <text:p/>
          </table:table-cell>
          <table:table-cell table:style-name="ce3" table:formula="of:=IF([.H225]&gt;[.H$177];[.H225];&quot;&quot;)">
            <text:p/>
          </table:table-cell>
          <table:table-cell table:style-name="ce3" table:formula="of:=IF([.I225]&gt;[.I$177];[.I225];&quot;&quot;)" office:value-type="float" office:value="60977.25" calcext:value-type="float">
            <text:p>60977,25</text:p>
          </table:table-cell>
          <table:table-cell table:style-name="ce3" table:formula="of:=IF([.J225]&gt;[.J$177];[.J225];&quot;&quot;)">
            <text:p/>
          </table:table-cell>
          <table:table-cell table:style-name="ce3" table:formula="of:=IF([.K225]&gt;[.K$177];[.K225];&quot;&quot;)">
            <text:p/>
          </table:table-cell>
          <table:table-cell table:style-name="ce3" table:formula="of:=IF([.L225]&gt;[.L$177];[.L225];&quot;&quot;)">
            <text:p/>
          </table:table-cell>
          <table:table-cell table:style-name="ce3" table:formula="of:=IF([.M225]&gt;[.M$177];[.M225];&quot;&quot;)" office:value-type="float" office:value="1127.825" calcext:value-type="float">
            <text:p>1127,825</text:p>
          </table:table-cell>
          <table:table-cell table:style-name="ce3" table:formula="of:=IF([.N225]&gt;[.N$177];[.N225];&quot;&quot;)" office:value-type="float" office:value="1860829.625" calcext:value-type="float">
            <text:p>1860829,625</text:p>
          </table:table-cell>
          <table:table-cell table:style-name="ce3" table:formula="of:=IF([.O225]&gt;[.O$177];[.O225];&quot;&quot;)" office:value-type="float" office:value="121.875" calcext:value-type="float">
            <text:p>121,875</text:p>
          </table:table-cell>
          <table:table-cell table:style-name="ce3" table:formula="of:=IF([.P225]&gt;[.P$177];[.P225];&quot;&quot;)">
            <text:p/>
          </table:table-cell>
          <table:table-cell table:style-name="ce3" table:formula="of:=IF([.Q225]&gt;[.Q$177];[.Q225];&quot;&quot;)">
            <text:p/>
          </table:table-cell>
          <table:table-cell table:style-name="ce3" table:formula="of:=IF([.R225]&gt;[.R$177];[.R225];&quot;&quot;)">
            <text:p/>
          </table:table-cell>
          <table:table-cell table:style-name="ce3" table:formula="of:=IF([.S225]&gt;[.S$177];[.S225];&quot;&quot;)" office:value-type="float" office:value="61372.85" calcext:value-type="float">
            <text:p>61372,85</text:p>
          </table:table-cell>
          <table:table-cell table:style-name="ce3" table:formula="of:=IF([.T225]&gt;[.T$177];[.T225];&quot;&quot;)">
            <text:p/>
          </table:table-cell>
          <table:table-cell table:style-name="ce3" table:formula="of:=IF([.U225]&gt;[.U$177];[.U225];&quot;&quot;)">
            <text:p/>
          </table:table-cell>
          <table:table-cell table:style-name="ce3" table:formula="of:=IF([.V225]&gt;[.V$177];[.V225];&quot;&quot;)" office:value-type="float" office:value="20" calcext:value-type="float">
            <text:p>20</text:p>
          </table:table-cell>
          <table:table-cell table:number-columns-repeated="1002"/>
        </table:table-row>
        <table:table-row table:style-name="ro1">
          <table:table-cell office:value-type="float" office:value="118.4" calcext:value-type="float">
            <text:p>118,4</text:p>
          </table:table-cell>
          <table:table-cell table:style-name="ce3" table:formula="of:=IF([.B226]&gt;[.B$177];[.B226];&quot;&quot;)">
            <text:p/>
          </table:table-cell>
          <table:table-cell table:style-name="ce3" table:formula="of:=IF([.C226]&gt;[.C$177];[.C226];&quot;&quot;)" office:value-type="float" office:value="1195.925" calcext:value-type="float">
            <text:p>1195,925</text:p>
          </table:table-cell>
          <table:table-cell table:style-name="ce3" table:formula="of:=IF([.D226]&gt;[.D$177];[.D226];&quot;&quot;)">
            <text:p/>
          </table:table-cell>
          <table:table-cell table:style-name="ce3" table:formula="of:=IF([.E226]&gt;[.E$177];[.E226];&quot;&quot;)" office:value-type="float" office:value="4336580.4" calcext:value-type="float">
            <text:p>4336580,4</text:p>
          </table:table-cell>
          <table:table-cell table:style-name="ce3" table:formula="of:=IF([.F226]&gt;[.F$177];[.F226];&quot;&quot;)">
            <text:p/>
          </table:table-cell>
          <table:table-cell table:style-name="ce3" table:formula="of:=IF([.G226]&gt;[.G$177];[.G226];&quot;&quot;)">
            <text:p/>
          </table:table-cell>
          <table:table-cell table:style-name="ce3" table:formula="of:=IF([.H226]&gt;[.H$177];[.H226];&quot;&quot;)" office:value-type="float" office:value="466.325" calcext:value-type="float">
            <text:p>466,325</text:p>
          </table:table-cell>
          <table:table-cell table:style-name="ce3" table:formula="of:=IF([.I226]&gt;[.I$177];[.I226];&quot;&quot;)" office:value-type="float" office:value="63717.15" calcext:value-type="float">
            <text:p>63717,15</text:p>
          </table:table-cell>
          <table:table-cell table:style-name="ce3" table:formula="of:=IF([.J226]&gt;[.J$177];[.J226];&quot;&quot;)">
            <text:p/>
          </table:table-cell>
          <table:table-cell table:style-name="ce3" table:formula="of:=IF([.K226]&gt;[.K$177];[.K226];&quot;&quot;)">
            <text:p/>
          </table:table-cell>
          <table:table-cell table:style-name="ce3" table:formula="of:=IF([.L226]&gt;[.L$177];[.L226];&quot;&quot;)">
            <text:p/>
          </table:table-cell>
          <table:table-cell table:style-name="ce3" table:formula="of:=IF([.M226]&gt;[.M$177];[.M226];&quot;&quot;)" office:value-type="float" office:value="852.025" calcext:value-type="float">
            <text:p>852,025</text:p>
          </table:table-cell>
          <table:table-cell table:style-name="ce3" table:formula="of:=IF([.N226]&gt;[.N$177];[.N226];&quot;&quot;)" office:value-type="float" office:value="1719735.225" calcext:value-type="float">
            <text:p>1719735,225</text:p>
          </table:table-cell>
          <table:table-cell table:style-name="ce3" table:formula="of:=IF([.O226]&gt;[.O$177];[.O226];&quot;&quot;)" office:value-type="float" office:value="96.875" calcext:value-type="float">
            <text:p>96,875</text:p>
          </table:table-cell>
          <table:table-cell table:style-name="ce3" table:formula="of:=IF([.P226]&gt;[.P$177];[.P226];&quot;&quot;)">
            <text:p/>
          </table:table-cell>
          <table:table-cell table:style-name="ce3" table:formula="of:=IF([.Q226]&gt;[.Q$177];[.Q226];&quot;&quot;)">
            <text:p/>
          </table:table-cell>
          <table:table-cell table:style-name="ce3" table:formula="of:=IF([.R226]&gt;[.R$177];[.R226];&quot;&quot;)" office:value-type="float" office:value="127.0875" calcext:value-type="float">
            <text:p>127,0875</text:p>
          </table:table-cell>
          <table:table-cell table:style-name="ce3" table:formula="of:=IF([.S226]&gt;[.S$177];[.S226];&quot;&quot;)" office:value-type="float" office:value="58687.15" calcext:value-type="float">
            <text:p>58687,15</text:p>
          </table:table-cell>
          <table:table-cell table:style-name="ce3" table:formula="of:=IF([.T226]&gt;[.T$177];[.T226];&quot;&quot;)">
            <text:p/>
          </table:table-cell>
          <table:table-cell table:style-name="ce3" table:formula="of:=IF([.U226]&gt;[.U$177];[.U226];&quot;&quot;)">
            <text:p/>
          </table:table-cell>
          <table:table-cell table:style-name="ce3" table:formula="of:=IF([.V226]&gt;[.V$177];[.V226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20.2" calcext:value-type="float">
            <text:p>120,2</text:p>
          </table:table-cell>
          <table:table-cell table:style-name="ce3" table:formula="of:=IF([.B227]&gt;[.B$177];[.B227];&quot;&quot;)">
            <text:p/>
          </table:table-cell>
          <table:table-cell table:style-name="ce3" table:formula="of:=IF([.C227]&gt;[.C$177];[.C227];&quot;&quot;)" office:value-type="float" office:value="1376.525" calcext:value-type="float">
            <text:p>1376,525</text:p>
          </table:table-cell>
          <table:table-cell table:style-name="ce3" table:formula="of:=IF([.D227]&gt;[.D$177];[.D227];&quot;&quot;)">
            <text:p/>
          </table:table-cell>
          <table:table-cell table:style-name="ce3" table:formula="of:=IF([.E227]&gt;[.E$177];[.E227];&quot;&quot;)" office:value-type="float" office:value="4366503" calcext:value-type="float">
            <text:p>4366503</text:p>
          </table:table-cell>
          <table:table-cell table:style-name="ce3" table:formula="of:=IF([.F227]&gt;[.F$177];[.F227];&quot;&quot;)">
            <text:p/>
          </table:table-cell>
          <table:table-cell table:style-name="ce3" table:formula="of:=IF([.G227]&gt;[.G$177];[.G227];&quot;&quot;)">
            <text:p/>
          </table:table-cell>
          <table:table-cell table:style-name="ce3" table:formula="of:=IF([.H227]&gt;[.H$177];[.H227];&quot;&quot;)">
            <text:p/>
          </table:table-cell>
          <table:table-cell table:style-name="ce3" table:formula="of:=IF([.I227]&gt;[.I$177];[.I227];&quot;&quot;)" office:value-type="float" office:value="55524.45" calcext:value-type="float">
            <text:p>55524,45</text:p>
          </table:table-cell>
          <table:table-cell table:style-name="ce3" table:formula="of:=IF([.J227]&gt;[.J$177];[.J227];&quot;&quot;)">
            <text:p/>
          </table:table-cell>
          <table:table-cell table:style-name="ce3" table:formula="of:=IF([.K227]&gt;[.K$177];[.K227];&quot;&quot;)">
            <text:p/>
          </table:table-cell>
          <table:table-cell table:style-name="ce3" table:formula="of:=IF([.L227]&gt;[.L$177];[.L227];&quot;&quot;)">
            <text:p/>
          </table:table-cell>
          <table:table-cell table:style-name="ce3" table:formula="of:=IF([.M227]&gt;[.M$177];[.M227];&quot;&quot;)" office:value-type="float" office:value="1032.825" calcext:value-type="float">
            <text:p>1032,825</text:p>
          </table:table-cell>
          <table:table-cell table:style-name="ce3" table:formula="of:=IF([.N227]&gt;[.N$177];[.N227];&quot;&quot;)" office:value-type="float" office:value="1688004.025" calcext:value-type="float">
            <text:p>1688004,025</text:p>
          </table:table-cell>
          <table:table-cell table:style-name="ce3" table:formula="of:=IF([.O227]&gt;[.O$177];[.O227];&quot;&quot;)" office:value-type="float" office:value="59.375" calcext:value-type="float">
            <text:p>59,375</text:p>
          </table:table-cell>
          <table:table-cell table:style-name="ce3" table:formula="of:=IF([.P227]&gt;[.P$177];[.P227];&quot;&quot;)">
            <text:p/>
          </table:table-cell>
          <table:table-cell table:style-name="ce3" table:formula="of:=IF([.Q227]&gt;[.Q$177];[.Q227];&quot;&quot;)">
            <text:p/>
          </table:table-cell>
          <table:table-cell table:style-name="ce3" table:formula="of:=IF([.R227]&gt;[.R$177];[.R227];&quot;&quot;)">
            <text:p/>
          </table:table-cell>
          <table:table-cell table:style-name="ce3" table:formula="of:=IF([.S227]&gt;[.S$177];[.S227];&quot;&quot;)" office:value-type="float" office:value="55947.25" calcext:value-type="float">
            <text:p>55947,25</text:p>
          </table:table-cell>
          <table:table-cell table:style-name="ce3" table:formula="of:=IF([.T227]&gt;[.T$177];[.T227];&quot;&quot;)">
            <text:p/>
          </table:table-cell>
          <table:table-cell table:style-name="ce3" table:formula="of:=IF([.U227]&gt;[.U$177];[.U227];&quot;&quot;)">
            <text:p/>
          </table:table-cell>
          <table:table-cell table:style-name="ce3" table:formula="of:=IF([.V227]&gt;[.V$177];[.V227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3" table:formula="of:=IF([.B228]&gt;[.B$177];[.B228];&quot;&quot;)">
            <text:p/>
          </table:table-cell>
          <table:table-cell table:style-name="ce3" table:formula="of:=IF([.C228]&gt;[.C$177];[.C228];&quot;&quot;)" office:value-type="float" office:value="1556.725" calcext:value-type="float">
            <text:p>1556,725</text:p>
          </table:table-cell>
          <table:table-cell table:style-name="ce3" table:formula="of:=IF([.D228]&gt;[.D$177];[.D228];&quot;&quot;)">
            <text:p/>
          </table:table-cell>
          <table:table-cell table:style-name="ce3" table:formula="of:=IF([.E228]&gt;[.E$177];[.E228];&quot;&quot;)" office:value-type="float" office:value="4249526.3" calcext:value-type="float">
            <text:p>4249526,3</text:p>
          </table:table-cell>
          <table:table-cell table:style-name="ce3" table:formula="of:=IF([.F228]&gt;[.F$177];[.F228];&quot;&quot;)">
            <text:p/>
          </table:table-cell>
          <table:table-cell table:style-name="ce3" table:formula="of:=IF([.G228]&gt;[.G$177];[.G228];&quot;&quot;)">
            <text:p/>
          </table:table-cell>
          <table:table-cell table:style-name="ce3" table:formula="of:=IF([.H228]&gt;[.H$177];[.H228];&quot;&quot;)" office:value-type="float" office:value="787.125" calcext:value-type="float">
            <text:p>787,125</text:p>
          </table:table-cell>
          <table:table-cell table:style-name="ce3" table:formula="of:=IF([.I228]&gt;[.I$177];[.I228];&quot;&quot;)" office:value-type="float" office:value="60977.25" calcext:value-type="float">
            <text:p>60977,25</text:p>
          </table:table-cell>
          <table:table-cell table:style-name="ce3" table:formula="of:=IF([.J228]&gt;[.J$177];[.J228];&quot;&quot;)">
            <text:p/>
          </table:table-cell>
          <table:table-cell table:style-name="ce3" table:formula="of:=IF([.K228]&gt;[.K$177];[.K228];&quot;&quot;)">
            <text:p/>
          </table:table-cell>
          <table:table-cell table:style-name="ce3" table:formula="of:=IF([.L228]&gt;[.L$177];[.L228];&quot;&quot;)">
            <text:p/>
          </table:table-cell>
          <table:table-cell table:style-name="ce3" table:formula="of:=IF([.M228]&gt;[.M$177];[.M228];&quot;&quot;)" office:value-type="float" office:value="1393.825" calcext:value-type="float">
            <text:p>1393,825</text:p>
          </table:table-cell>
          <table:table-cell table:style-name="ce3" table:formula="of:=IF([.N228]&gt;[.N$177];[.N228];&quot;&quot;)" office:value-type="float" office:value="1601162.425" calcext:value-type="float">
            <text:p>1601162,425</text:p>
          </table:table-cell>
          <table:table-cell table:style-name="ce3" table:formula="of:=IF([.O228]&gt;[.O$177];[.O228];&quot;&quot;)" office:value-type="float" office:value="84.375" calcext:value-type="float">
            <text:p>84,375</text:p>
          </table:table-cell>
          <table:table-cell table:style-name="ce3" table:formula="of:=IF([.P228]&gt;[.P$177];[.P228];&quot;&quot;)">
            <text:p/>
          </table:table-cell>
          <table:table-cell table:style-name="ce3" table:formula="of:=IF([.Q228]&gt;[.Q$177];[.Q228];&quot;&quot;)">
            <text:p/>
          </table:table-cell>
          <table:table-cell table:style-name="ce3" table:formula="of:=IF([.R228]&gt;[.R$177];[.R228];&quot;&quot;)">
            <text:p/>
          </table:table-cell>
          <table:table-cell table:style-name="ce3" table:formula="of:=IF([.S228]&gt;[.S$177];[.S228];&quot;&quot;)" office:value-type="float" office:value="61399.95" calcext:value-type="float">
            <text:p>61399,95</text:p>
          </table:table-cell>
          <table:table-cell table:style-name="ce3" table:formula="of:=IF([.T228]&gt;[.T$177];[.T228];&quot;&quot;)">
            <text:p/>
          </table:table-cell>
          <table:table-cell table:style-name="ce3" table:formula="of:=IF([.U228]&gt;[.U$177];[.U228];&quot;&quot;)">
            <text:p/>
          </table:table-cell>
          <table:table-cell table:style-name="ce3" table:formula="of:=IF([.V228]&gt;[.V$177];[.V228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23.7" calcext:value-type="float">
            <text:p>123,7</text:p>
          </table:table-cell>
          <table:table-cell table:style-name="ce3" table:formula="of:=IF([.B229]&gt;[.B$177];[.B229];&quot;&quot;)">
            <text:p/>
          </table:table-cell>
          <table:table-cell table:style-name="ce3" table:formula="of:=IF([.C229]&gt;[.C$177];[.C229];&quot;&quot;)" office:value-type="float" office:value="1356.125" calcext:value-type="float">
            <text:p>1356,125</text:p>
          </table:table-cell>
          <table:table-cell table:style-name="ce3" table:formula="of:=IF([.D229]&gt;[.D$177];[.D229];&quot;&quot;)">
            <text:p/>
          </table:table-cell>
          <table:table-cell table:style-name="ce3" table:formula="of:=IF([.E229]&gt;[.E$177];[.E229];&quot;&quot;)" office:value-type="float" office:value="4260378" calcext:value-type="float">
            <text:p>4260378</text:p>
          </table:table-cell>
          <table:table-cell table:style-name="ce3" table:formula="of:=IF([.F229]&gt;[.F$177];[.F229];&quot;&quot;)">
            <text:p/>
          </table:table-cell>
          <table:table-cell table:style-name="ce3" table:formula="of:=IF([.G229]&gt;[.G$177];[.G229];&quot;&quot;)">
            <text:p/>
          </table:table-cell>
          <table:table-cell table:style-name="ce3" table:formula="of:=IF([.H229]&gt;[.H$177];[.H229];&quot;&quot;)" office:value-type="float" office:value="586.525" calcext:value-type="float">
            <text:p>586,525</text:p>
          </table:table-cell>
          <table:table-cell table:style-name="ce3" table:formula="of:=IF([.I229]&gt;[.I$177];[.I229];&quot;&quot;)" office:value-type="float" office:value="60977.25" calcext:value-type="float">
            <text:p>60977,25</text:p>
          </table:table-cell>
          <table:table-cell table:style-name="ce3" table:formula="of:=IF([.J229]&gt;[.J$177];[.J229];&quot;&quot;)">
            <text:p/>
          </table:table-cell>
          <table:table-cell table:style-name="ce3" table:formula="of:=IF([.K229]&gt;[.K$177];[.K229];&quot;&quot;)">
            <text:p/>
          </table:table-cell>
          <table:table-cell table:style-name="ce3" table:formula="of:=IF([.L229]&gt;[.L$177];[.L229];&quot;&quot;)">
            <text:p/>
          </table:table-cell>
          <table:table-cell table:style-name="ce3" table:formula="of:=IF([.M229]&gt;[.M$177];[.M229];&quot;&quot;)" office:value-type="float" office:value="1428.625" calcext:value-type="float">
            <text:p>1428,625</text:p>
          </table:table-cell>
          <table:table-cell table:style-name="ce3" table:formula="of:=IF([.N229]&gt;[.N$177];[.N229];&quot;&quot;)" office:value-type="float" office:value="1569572.025" calcext:value-type="float">
            <text:p>1569572,025</text:p>
          </table:table-cell>
          <table:table-cell table:style-name="ce3" table:formula="of:=IF([.O229]&gt;[.O$177];[.O229];&quot;&quot;)">
            <text:p/>
          </table:table-cell>
          <table:table-cell table:style-name="ce3" table:formula="of:=IF([.P229]&gt;[.P$177];[.P229];&quot;&quot;)">
            <text:p/>
          </table:table-cell>
          <table:table-cell table:style-name="ce3" table:formula="of:=IF([.Q229]&gt;[.Q$177];[.Q229];&quot;&quot;)">
            <text:p/>
          </table:table-cell>
          <table:table-cell table:style-name="ce3" table:formula="of:=IF([.R229]&gt;[.R$177];[.R229];&quot;&quot;)" office:value-type="float" office:value="139.5875" calcext:value-type="float">
            <text:p>139,5875</text:p>
          </table:table-cell>
          <table:table-cell table:style-name="ce3" table:formula="of:=IF([.S229]&gt;[.S$177];[.S229];&quot;&quot;)" office:value-type="float" office:value="50521.55" calcext:value-type="float">
            <text:p>50521,55</text:p>
          </table:table-cell>
          <table:table-cell table:style-name="ce3" table:formula="of:=IF([.T229]&gt;[.T$177];[.T229];&quot;&quot;)">
            <text:p/>
          </table:table-cell>
          <table:table-cell table:style-name="ce3" table:formula="of:=IF([.U229]&gt;[.U$177];[.U229];&quot;&quot;)" office:value-type="float" office:value="50" calcext:value-type="float">
            <text:p>50</text:p>
          </table:table-cell>
          <table:table-cell table:style-name="ce3" table:formula="of:=IF([.V229]&gt;[.V$177];[.V229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25.5" calcext:value-type="float">
            <text:p>125,5</text:p>
          </table:table-cell>
          <table:table-cell table:style-name="ce3" table:formula="of:=IF([.B230]&gt;[.B$177];[.B230];&quot;&quot;)">
            <text:p/>
          </table:table-cell>
          <table:table-cell table:style-name="ce3" table:formula="of:=IF([.C230]&gt;[.C$177];[.C230];&quot;&quot;)" office:value-type="float" office:value="1616.925" calcext:value-type="float">
            <text:p>1616,925</text:p>
          </table:table-cell>
          <table:table-cell table:style-name="ce3" table:formula="of:=IF([.D230]&gt;[.D$177];[.D230];&quot;&quot;)" office:value-type="float" office:value="6584.175" calcext:value-type="float">
            <text:p>6584,175</text:p>
          </table:table-cell>
          <table:table-cell table:style-name="ce3" table:formula="of:=IF([.E230]&gt;[.E$177];[.E230];&quot;&quot;)" office:value-type="float" office:value="4173323.6" calcext:value-type="float">
            <text:p>4173323,6</text:p>
          </table:table-cell>
          <table:table-cell table:style-name="ce3" table:formula="of:=IF([.F230]&gt;[.F$177];[.F230];&quot;&quot;)">
            <text:p/>
          </table:table-cell>
          <table:table-cell table:style-name="ce3" table:formula="of:=IF([.G230]&gt;[.G$177];[.G230];&quot;&quot;)">
            <text:p/>
          </table:table-cell>
          <table:table-cell table:style-name="ce3" table:formula="of:=IF([.H230]&gt;[.H$177];[.H230];&quot;&quot;)">
            <text:p/>
          </table:table-cell>
          <table:table-cell table:style-name="ce3" table:formula="of:=IF([.I230]&gt;[.I$177];[.I230];&quot;&quot;)" office:value-type="float" office:value="55551.65" calcext:value-type="float">
            <text:p>55551,65</text:p>
          </table:table-cell>
          <table:table-cell table:style-name="ce3" table:formula="of:=IF([.J230]&gt;[.J$177];[.J230];&quot;&quot;)">
            <text:p/>
          </table:table-cell>
          <table:table-cell table:style-name="ce3" table:formula="of:=IF([.K230]&gt;[.K$177];[.K230];&quot;&quot;)">
            <text:p/>
          </table:table-cell>
          <table:table-cell table:style-name="ce3" table:formula="of:=IF([.L230]&gt;[.L$177];[.L230];&quot;&quot;)">
            <text:p/>
          </table:table-cell>
          <table:table-cell table:style-name="ce3" table:formula="of:=IF([.M230]&gt;[.M$177];[.M230];&quot;&quot;)" office:value-type="float" office:value="912.425" calcext:value-type="float">
            <text:p>912,425</text:p>
          </table:table-cell>
          <table:table-cell table:style-name="ce3" table:formula="of:=IF([.N230]&gt;[.N$177];[.N230];&quot;&quot;)" office:value-type="float" office:value="1512452.025" calcext:value-type="float">
            <text:p>1512452,025</text:p>
          </table:table-cell>
          <table:table-cell table:style-name="ce3" table:formula="of:=IF([.O230]&gt;[.O$177];[.O230];&quot;&quot;)" office:value-type="float" office:value="59.375" calcext:value-type="float">
            <text:p>59,375</text:p>
          </table:table-cell>
          <table:table-cell table:style-name="ce3" table:formula="of:=IF([.P230]&gt;[.P$177];[.P230];&quot;&quot;)">
            <text:p/>
          </table:table-cell>
          <table:table-cell table:style-name="ce3" table:formula="of:=IF([.Q230]&gt;[.Q$177];[.Q230];&quot;&quot;)">
            <text:p/>
          </table:table-cell>
          <table:table-cell table:style-name="ce3" table:formula="of:=IF([.R230]&gt;[.R$177];[.R230];&quot;&quot;)" office:value-type="float" office:value="112.0875" calcext:value-type="float">
            <text:p>112,0875</text:p>
          </table:table-cell>
          <table:table-cell table:style-name="ce3" table:formula="of:=IF([.S230]&gt;[.S$177];[.S230];&quot;&quot;)" office:value-type="float" office:value="55947.25" calcext:value-type="float">
            <text:p>55947,25</text:p>
          </table:table-cell>
          <table:table-cell table:style-name="ce3" table:formula="of:=IF([.T230]&gt;[.T$177];[.T230];&quot;&quot;)">
            <text:p/>
          </table:table-cell>
          <table:table-cell table:style-name="ce3" table:formula="of:=IF([.U230]&gt;[.U$177];[.U230];&quot;&quot;)">
            <text:p/>
          </table:table-cell>
          <table:table-cell table:style-name="ce3" table:formula="of:=IF([.V230]&gt;[.V$177];[.V23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27.3" calcext:value-type="float">
            <text:p>127,3</text:p>
          </table:table-cell>
          <table:table-cell table:style-name="ce3" table:formula="of:=IF([.B231]&gt;[.B$177];[.B231];&quot;&quot;)">
            <text:p/>
          </table:table-cell>
          <table:table-cell table:style-name="ce3" table:formula="of:=IF([.C231]&gt;[.C$177];[.C231];&quot;&quot;)" office:value-type="float" office:value="1376.325" calcext:value-type="float">
            <text:p>1376,325</text:p>
          </table:table-cell>
          <table:table-cell table:style-name="ce3" table:formula="of:=IF([.D231]&gt;[.D$177];[.D231];&quot;&quot;)">
            <text:p/>
          </table:table-cell>
          <table:table-cell table:style-name="ce3" table:formula="of:=IF([.E231]&gt;[.E$177];[.E231];&quot;&quot;)" office:value-type="float" office:value="4238621" calcext:value-type="float">
            <text:p>4238621</text:p>
          </table:table-cell>
          <table:table-cell table:style-name="ce3" table:formula="of:=IF([.F231]&gt;[.F$177];[.F231];&quot;&quot;)" office:value-type="float" office:value="4097.525" calcext:value-type="float">
            <text:p>4097,525</text:p>
          </table:table-cell>
          <table:table-cell table:style-name="ce3" table:formula="of:=IF([.G231]&gt;[.G$177];[.G231];&quot;&quot;)">
            <text:p/>
          </table:table-cell>
          <table:table-cell table:style-name="ce3" table:formula="of:=IF([.H231]&gt;[.H$177];[.H231];&quot;&quot;)" office:value-type="float" office:value="546.525" calcext:value-type="float">
            <text:p>546,525</text:p>
          </table:table-cell>
          <table:table-cell table:style-name="ce3" table:formula="of:=IF([.I231]&gt;[.I$177];[.I231];&quot;&quot;)" office:value-type="float" office:value="60977.25" calcext:value-type="float">
            <text:p>60977,25</text:p>
          </table:table-cell>
          <table:table-cell table:style-name="ce3" table:formula="of:=IF([.J231]&gt;[.J$177];[.J231];&quot;&quot;)">
            <text:p/>
          </table:table-cell>
          <table:table-cell table:style-name="ce3" table:formula="of:=IF([.K231]&gt;[.K$177];[.K231];&quot;&quot;)">
            <text:p/>
          </table:table-cell>
          <table:table-cell table:style-name="ce3" table:formula="of:=IF([.L231]&gt;[.L$177];[.L231];&quot;&quot;)">
            <text:p/>
          </table:table-cell>
          <table:table-cell table:style-name="ce3" table:formula="of:=IF([.M231]&gt;[.M$177];[.M231];&quot;&quot;)" office:value-type="float" office:value="1052.625" calcext:value-type="float">
            <text:p>1052,625</text:p>
          </table:table-cell>
          <table:table-cell table:style-name="ce3" table:formula="of:=IF([.N231]&gt;[.N$177];[.N231];&quot;&quot;)" office:value-type="float" office:value="1480381.625" calcext:value-type="float">
            <text:p>1480381,625</text:p>
          </table:table-cell>
          <table:table-cell table:style-name="ce3" table:formula="of:=IF([.O231]&gt;[.O$177];[.O231];&quot;&quot;)">
            <text:p/>
          </table:table-cell>
          <table:table-cell table:style-name="ce3" table:formula="of:=IF([.P231]&gt;[.P$177];[.P231];&quot;&quot;)">
            <text:p/>
          </table:table-cell>
          <table:table-cell table:style-name="ce3" table:formula="of:=IF([.Q231]&gt;[.Q$177];[.Q231];&quot;&quot;)">
            <text:p/>
          </table:table-cell>
          <table:table-cell table:style-name="ce3" table:formula="of:=IF([.R231]&gt;[.R$177];[.R231];&quot;&quot;)">
            <text:p/>
          </table:table-cell>
          <table:table-cell table:style-name="ce3" table:formula="of:=IF([.S231]&gt;[.S$177];[.S231];&quot;&quot;)" office:value-type="float" office:value="61399.95" calcext:value-type="float">
            <text:p>61399,95</text:p>
          </table:table-cell>
          <table:table-cell table:style-name="ce3" table:formula="of:=IF([.T231]&gt;[.T$177];[.T231];&quot;&quot;)">
            <text:p/>
          </table:table-cell>
          <table:table-cell table:style-name="ce3" table:formula="of:=IF([.U231]&gt;[.U$177];[.U231];&quot;&quot;)">
            <text:p/>
          </table:table-cell>
          <table:table-cell table:style-name="ce3" table:formula="of:=IF([.V231]&gt;[.V$177];[.V231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table:formula="of:=IF([.B232]&gt;[.B$177];[.B232];&quot;&quot;)">
            <text:p/>
          </table:table-cell>
          <table:table-cell table:style-name="ce3" table:formula="of:=IF([.C232]&gt;[.C$177];[.C232];&quot;&quot;)" office:value-type="float" office:value="1476.725" calcext:value-type="float">
            <text:p>1476,725</text:p>
          </table:table-cell>
          <table:table-cell table:style-name="ce3" table:formula="of:=IF([.D232]&gt;[.D$177];[.D232];&quot;&quot;)">
            <text:p/>
          </table:table-cell>
          <table:table-cell table:style-name="ce3" table:formula="of:=IF([.E232]&gt;[.E$177];[.E232];&quot;&quot;)" office:value-type="float" office:value="4195080.5" calcext:value-type="float">
            <text:p>4195080,5</text:p>
          </table:table-cell>
          <table:table-cell table:style-name="ce3" table:formula="of:=IF([.F232]&gt;[.F$177];[.F232];&quot;&quot;)">
            <text:p/>
          </table:table-cell>
          <table:table-cell table:style-name="ce3" table:formula="of:=IF([.G232]&gt;[.G$177];[.G232];&quot;&quot;)">
            <text:p/>
          </table:table-cell>
          <table:table-cell table:style-name="ce3" table:formula="of:=IF([.H232]&gt;[.H$177];[.H232];&quot;&quot;)">
            <text:p/>
          </table:table-cell>
          <table:table-cell table:style-name="ce3" table:formula="of:=IF([.I232]&gt;[.I$177];[.I232];&quot;&quot;)" office:value-type="float" office:value="55551.65" calcext:value-type="float">
            <text:p>55551,65</text:p>
          </table:table-cell>
          <table:table-cell table:style-name="ce3" table:formula="of:=IF([.J232]&gt;[.J$177];[.J232];&quot;&quot;)">
            <text:p/>
          </table:table-cell>
          <table:table-cell table:style-name="ce3" table:formula="of:=IF([.K232]&gt;[.K$177];[.K232];&quot;&quot;)">
            <text:p/>
          </table:table-cell>
          <table:table-cell table:style-name="ce3" table:formula="of:=IF([.L232]&gt;[.L$177];[.L232];&quot;&quot;)">
            <text:p/>
          </table:table-cell>
          <table:table-cell table:style-name="ce3" table:formula="of:=IF([.M232]&gt;[.M$177];[.M232];&quot;&quot;)" office:value-type="float" office:value="892.425" calcext:value-type="float">
            <text:p>892,425</text:p>
          </table:table-cell>
          <table:table-cell table:style-name="ce3" table:formula="of:=IF([.N232]&gt;[.N$177];[.N232];&quot;&quot;)" office:value-type="float" office:value="1418928.825" calcext:value-type="float">
            <text:p>1418928,825</text:p>
          </table:table-cell>
          <table:table-cell table:style-name="ce3" table:formula="of:=IF([.O232]&gt;[.O$177];[.O232];&quot;&quot;)">
            <text:p/>
          </table:table-cell>
          <table:table-cell table:style-name="ce3" table:formula="of:=IF([.P232]&gt;[.P$177];[.P232];&quot;&quot;)">
            <text:p/>
          </table:table-cell>
          <table:table-cell table:style-name="ce3" table:formula="of:=IF([.Q232]&gt;[.Q$177];[.Q232];&quot;&quot;)">
            <text:p/>
          </table:table-cell>
          <table:table-cell table:style-name="ce3" table:formula="of:=IF([.R232]&gt;[.R$177];[.R232];&quot;&quot;)" office:value-type="float" office:value="132.0875" calcext:value-type="float">
            <text:p>132,0875</text:p>
          </table:table-cell>
          <table:table-cell table:style-name="ce3" table:formula="of:=IF([.S232]&gt;[.S$177];[.S232];&quot;&quot;)" office:value-type="float" office:value="64112.75" calcext:value-type="float">
            <text:p>64112,75</text:p>
          </table:table-cell>
          <table:table-cell table:style-name="ce3" table:formula="of:=IF([.T232]&gt;[.T$177];[.T232];&quot;&quot;)">
            <text:p/>
          </table:table-cell>
          <table:table-cell table:style-name="ce3" table:formula="of:=IF([.U232]&gt;[.U$177];[.U232];&quot;&quot;)">
            <text:p/>
          </table:table-cell>
          <table:table-cell table:style-name="ce3" table:formula="of:=IF([.V232]&gt;[.V$177];[.V232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30.8" calcext:value-type="float">
            <text:p>130,8</text:p>
          </table:table-cell>
          <table:table-cell table:style-name="ce3" table:formula="of:=IF([.B233]&gt;[.B$177];[.B233];&quot;&quot;)">
            <text:p/>
          </table:table-cell>
          <table:table-cell table:style-name="ce3" table:formula="of:=IF([.C233]&gt;[.C$177];[.C233];&quot;&quot;)" office:value-type="float" office:value="1556.725" calcext:value-type="float">
            <text:p>1556,725</text:p>
          </table:table-cell>
          <table:table-cell table:style-name="ce3" table:formula="of:=IF([.D233]&gt;[.D$177];[.D233];&quot;&quot;)">
            <text:p/>
          </table:table-cell>
          <table:table-cell table:style-name="ce3" table:formula="of:=IF([.E233]&gt;[.E$177];[.E233];&quot;&quot;)" office:value-type="float" office:value="4252239.3" calcext:value-type="float">
            <text:p>4252239,3</text:p>
          </table:table-cell>
          <table:table-cell table:style-name="ce3" table:formula="of:=IF([.F233]&gt;[.F$177];[.F233];&quot;&quot;)">
            <text:p/>
          </table:table-cell>
          <table:table-cell table:style-name="ce3" table:formula="of:=IF([.G233]&gt;[.G$177];[.G233];&quot;&quot;)">
            <text:p/>
          </table:table-cell>
          <table:table-cell table:style-name="ce3" table:formula="of:=IF([.H233]&gt;[.H$177];[.H233];&quot;&quot;)" office:value-type="float" office:value="646.925" calcext:value-type="float">
            <text:p>646,925</text:p>
          </table:table-cell>
          <table:table-cell table:style-name="ce3" table:formula="of:=IF([.I233]&gt;[.I$177];[.I233];&quot;&quot;)" office:value-type="float" office:value="63717.15" calcext:value-type="float">
            <text:p>63717,15</text:p>
          </table:table-cell>
          <table:table-cell table:style-name="ce3" table:formula="of:=IF([.J233]&gt;[.J$177];[.J233];&quot;&quot;)">
            <text:p/>
          </table:table-cell>
          <table:table-cell table:style-name="ce3" table:formula="of:=IF([.K233]&gt;[.K$177];[.K233];&quot;&quot;)">
            <text:p/>
          </table:table-cell>
          <table:table-cell table:style-name="ce3" table:formula="of:=IF([.L233]&gt;[.L$177];[.L233];&quot;&quot;)">
            <text:p/>
          </table:table-cell>
          <table:table-cell table:style-name="ce3" table:formula="of:=IF([.M233]&gt;[.M$177];[.M233];&quot;&quot;)" office:value-type="float" office:value="1213.225" calcext:value-type="float">
            <text:p>1213,225</text:p>
          </table:table-cell>
          <table:table-cell table:style-name="ce3" table:formula="of:=IF([.N233]&gt;[.N$177];[.N233];&quot;&quot;)" office:value-type="float" office:value="1424157.625" calcext:value-type="float">
            <text:p>1424157,625</text:p>
          </table:table-cell>
          <table:table-cell table:style-name="ce3" table:formula="of:=IF([.O233]&gt;[.O$177];[.O233];&quot;&quot;)" office:value-type="float" office:value="71.875" calcext:value-type="float">
            <text:p>71,875</text:p>
          </table:table-cell>
          <table:table-cell table:style-name="ce3" table:formula="of:=IF([.P233]&gt;[.P$177];[.P233];&quot;&quot;)">
            <text:p/>
          </table:table-cell>
          <table:table-cell table:style-name="ce3" table:formula="of:=IF([.Q233]&gt;[.Q$177];[.Q233];&quot;&quot;)">
            <text:p/>
          </table:table-cell>
          <table:table-cell table:style-name="ce3" table:formula="of:=IF([.R233]&gt;[.R$177];[.R233];&quot;&quot;)">
            <text:p/>
          </table:table-cell>
          <table:table-cell table:style-name="ce3" table:formula="of:=IF([.S233]&gt;[.S$177];[.S233];&quot;&quot;)" office:value-type="float" office:value="61372.85" calcext:value-type="float">
            <text:p>61372,85</text:p>
          </table:table-cell>
          <table:table-cell table:style-name="ce3" table:formula="of:=IF([.T233]&gt;[.T$177];[.T233];&quot;&quot;)">
            <text:p/>
          </table:table-cell>
          <table:table-cell table:style-name="ce3" table:formula="of:=IF([.U233]&gt;[.U$177];[.U233];&quot;&quot;)">
            <text:p/>
          </table:table-cell>
          <table:table-cell table:style-name="ce3" table:formula="of:=IF([.V233]&gt;[.V$177];[.V233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32.6" calcext:value-type="float">
            <text:p>132,6</text:p>
          </table:table-cell>
          <table:table-cell table:style-name="ce3" table:formula="of:=IF([.B234]&gt;[.B$177];[.B234];&quot;&quot;)">
            <text:p/>
          </table:table-cell>
          <table:table-cell table:style-name="ce3" table:formula="of:=IF([.C234]&gt;[.C$177];[.C234];&quot;&quot;)" office:value-type="float" office:value="1256.125" calcext:value-type="float">
            <text:p>1256,125</text:p>
          </table:table-cell>
          <table:table-cell table:style-name="ce3" table:formula="of:=IF([.D234]&gt;[.D$177];[.D234];&quot;&quot;)">
            <text:p/>
          </table:table-cell>
          <table:table-cell table:style-name="ce3" table:formula="of:=IF([.E234]&gt;[.E$177];[.E234];&quot;&quot;)" office:value-type="float" office:value="4219630.9" calcext:value-type="float">
            <text:p>4219630,9</text:p>
          </table:table-cell>
          <table:table-cell table:style-name="ce3" table:formula="of:=IF([.F234]&gt;[.F$177];[.F234];&quot;&quot;)">
            <text:p/>
          </table:table-cell>
          <table:table-cell table:style-name="ce3" table:formula="of:=IF([.G234]&gt;[.G$177];[.G234];&quot;&quot;)">
            <text:p/>
          </table:table-cell>
          <table:table-cell table:style-name="ce3" table:formula="of:=IF([.H234]&gt;[.H$177];[.H234];&quot;&quot;)">
            <text:p/>
          </table:table-cell>
          <table:table-cell table:style-name="ce3" table:formula="of:=IF([.I234]&gt;[.I$177];[.I234];&quot;&quot;)" office:value-type="float" office:value="60977.25" calcext:value-type="float">
            <text:p>60977,25</text:p>
          </table:table-cell>
          <table:table-cell table:style-name="ce3" table:formula="of:=IF([.J234]&gt;[.J$177];[.J234];&quot;&quot;)">
            <text:p/>
          </table:table-cell>
          <table:table-cell table:style-name="ce3" table:formula="of:=IF([.K234]&gt;[.K$177];[.K234];&quot;&quot;)">
            <text:p/>
          </table:table-cell>
          <table:table-cell table:style-name="ce3" table:formula="of:=IF([.L234]&gt;[.L$177];[.L234];&quot;&quot;)">
            <text:p/>
          </table:table-cell>
          <table:table-cell table:style-name="ce3" table:formula="of:=IF([.M234]&gt;[.M$177];[.M234];&quot;&quot;)" office:value-type="float" office:value="626.325" calcext:value-type="float">
            <text:p>626,325</text:p>
          </table:table-cell>
          <table:table-cell table:style-name="ce3" table:formula="of:=IF([.N234]&gt;[.N$177];[.N234];&quot;&quot;)" office:value-type="float" office:value="1418378.425" calcext:value-type="float">
            <text:p>1418378,425</text:p>
          </table:table-cell>
          <table:table-cell table:style-name="ce3" table:formula="of:=IF([.O234]&gt;[.O$177];[.O234];&quot;&quot;)" office:value-type="float" office:value="59.375" calcext:value-type="float">
            <text:p>59,375</text:p>
          </table:table-cell>
          <table:table-cell table:style-name="ce3" table:formula="of:=IF([.P234]&gt;[.P$177];[.P234];&quot;&quot;)">
            <text:p/>
          </table:table-cell>
          <table:table-cell table:style-name="ce3" table:formula="of:=IF([.Q234]&gt;[.Q$177];[.Q234];&quot;&quot;)">
            <text:p/>
          </table:table-cell>
          <table:table-cell table:style-name="ce3" table:formula="of:=IF([.R234]&gt;[.R$177];[.R234];&quot;&quot;)">
            <text:p/>
          </table:table-cell>
          <table:table-cell table:style-name="ce3" table:formula="of:=IF([.S234]&gt;[.S$177];[.S234];&quot;&quot;)" office:value-type="float" office:value="64112.75" calcext:value-type="float">
            <text:p>64112,75</text:p>
          </table:table-cell>
          <table:table-cell table:style-name="ce3" table:formula="of:=IF([.T234]&gt;[.T$177];[.T234];&quot;&quot;)">
            <text:p/>
          </table:table-cell>
          <table:table-cell table:style-name="ce3" table:formula="of:=IF([.U234]&gt;[.U$177];[.U234];&quot;&quot;)">
            <text:p/>
          </table:table-cell>
          <table:table-cell table:style-name="ce3" table:formula="of:=IF([.V234]&gt;[.V$177];[.V23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34.3" calcext:value-type="float">
            <text:p>134,3</text:p>
          </table:table-cell>
          <table:table-cell table:style-name="ce3" table:formula="of:=IF([.B235]&gt;[.B$177];[.B235];&quot;&quot;)">
            <text:p/>
          </table:table-cell>
          <table:table-cell table:style-name="ce3" table:formula="of:=IF([.C235]&gt;[.C$177];[.C235];&quot;&quot;)" office:value-type="float" office:value="1135.525" calcext:value-type="float">
            <text:p>1135,525</text:p>
          </table:table-cell>
          <table:table-cell table:style-name="ce3" table:formula="of:=IF([.D235]&gt;[.D$177];[.D235];&quot;&quot;)" office:value-type="float" office:value="8618.775" calcext:value-type="float">
            <text:p>8618,775</text:p>
          </table:table-cell>
          <table:table-cell table:style-name="ce3" table:formula="of:=IF([.E235]&gt;[.E$177];[.E235];&quot;&quot;)" office:value-type="float" office:value="4143401.5" calcext:value-type="float">
            <text:p>4143401,5</text:p>
          </table:table-cell>
          <table:table-cell table:style-name="ce3" table:formula="of:=IF([.F235]&gt;[.F$177];[.F235];&quot;&quot;)">
            <text:p/>
          </table:table-cell>
          <table:table-cell table:style-name="ce3" table:formula="of:=IF([.G235]&gt;[.G$177];[.G235];&quot;&quot;)">
            <text:p/>
          </table:table-cell>
          <table:table-cell table:style-name="ce3" table:formula="of:=IF([.H235]&gt;[.H$177];[.H235];&quot;&quot;)">
            <text:p/>
          </table:table-cell>
          <table:table-cell table:style-name="ce3" table:formula="of:=IF([.I235]&gt;[.I$177];[.I235];&quot;&quot;)" office:value-type="float" office:value="63690.05" calcext:value-type="float">
            <text:p>63690,05</text:p>
          </table:table-cell>
          <table:table-cell table:style-name="ce3" table:formula="of:=IF([.J235]&gt;[.J$177];[.J235];&quot;&quot;)">
            <text:p/>
          </table:table-cell>
          <table:table-cell table:style-name="ce3" table:formula="of:=IF([.K235]&gt;[.K$177];[.K235];&quot;&quot;)">
            <text:p/>
          </table:table-cell>
          <table:table-cell table:style-name="ce3" table:formula="of:=IF([.L235]&gt;[.L$177];[.L235];&quot;&quot;)">
            <text:p/>
          </table:table-cell>
          <table:table-cell table:style-name="ce3" table:formula="of:=IF([.M235]&gt;[.M$177];[.M235];&quot;&quot;)" office:value-type="float" office:value="1153.025" calcext:value-type="float">
            <text:p>1153,025</text:p>
          </table:table-cell>
          <table:table-cell table:style-name="ce3" table:formula="of:=IF([.N235]&gt;[.N$177];[.N235];&quot;&quot;)" office:value-type="float" office:value="1422077.625" calcext:value-type="float">
            <text:p>1422077,625</text:p>
          </table:table-cell>
          <table:table-cell table:style-name="ce3" table:formula="of:=IF([.O235]&gt;[.O$177];[.O235];&quot;&quot;)" office:value-type="float" office:value="71.875" calcext:value-type="float">
            <text:p>71,875</text:p>
          </table:table-cell>
          <table:table-cell table:style-name="ce3" table:formula="of:=IF([.P235]&gt;[.P$177];[.P235];&quot;&quot;)">
            <text:p/>
          </table:table-cell>
          <table:table-cell table:style-name="ce3" table:formula="of:=IF([.Q235]&gt;[.Q$177];[.Q235];&quot;&quot;)" office:value-type="float" office:value="423.625" calcext:value-type="float">
            <text:p>423,625</text:p>
          </table:table-cell>
          <table:table-cell table:style-name="ce3" table:formula="of:=IF([.R235]&gt;[.R$177];[.R235];&quot;&quot;)">
            <text:p/>
          </table:table-cell>
          <table:table-cell table:style-name="ce3" table:formula="of:=IF([.S235]&gt;[.S$177];[.S235];&quot;&quot;)" office:value-type="float" office:value="58660.05" calcext:value-type="float">
            <text:p>58660,05</text:p>
          </table:table-cell>
          <table:table-cell table:style-name="ce3" table:formula="of:=IF([.T235]&gt;[.T$177];[.T235];&quot;&quot;)">
            <text:p/>
          </table:table-cell>
          <table:table-cell table:style-name="ce3" table:formula="of:=IF([.U235]&gt;[.U$177];[.U235];&quot;&quot;)">
            <text:p/>
          </table:table-cell>
          <table:table-cell table:style-name="ce3" table:formula="of:=IF([.V235]&gt;[.V$177];[.V235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36.1" calcext:value-type="float">
            <text:p>136,1</text:p>
          </table:table-cell>
          <table:table-cell table:style-name="ce3" table:formula="of:=IF([.B236]&gt;[.B$177];[.B236];&quot;&quot;)">
            <text:p/>
          </table:table-cell>
          <table:table-cell table:style-name="ce3" table:formula="of:=IF([.C236]&gt;[.C$177];[.C236];&quot;&quot;)" office:value-type="float" office:value="1596.925" calcext:value-type="float">
            <text:p>1596,925</text:p>
          </table:table-cell>
          <table:table-cell table:style-name="ce3" table:formula="of:=IF([.D236]&gt;[.D$177];[.D236];&quot;&quot;)" office:value-type="float" office:value="6584.175" calcext:value-type="float">
            <text:p>6584,175</text:p>
          </table:table-cell>
          <table:table-cell table:style-name="ce3" table:formula="of:=IF([.E236]&gt;[.E$177];[.E236];&quot;&quot;)" office:value-type="float" office:value="4320249.3" calcext:value-type="float">
            <text:p>4320249,3</text:p>
          </table:table-cell>
          <table:table-cell table:style-name="ce3" table:formula="of:=IF([.F236]&gt;[.F$177];[.F236];&quot;&quot;)">
            <text:p/>
          </table:table-cell>
          <table:table-cell table:style-name="ce3" table:formula="of:=IF([.G236]&gt;[.G$177];[.G236];&quot;&quot;)">
            <text:p/>
          </table:table-cell>
          <table:table-cell table:style-name="ce3" table:formula="of:=IF([.H236]&gt;[.H$177];[.H236];&quot;&quot;)" office:value-type="float" office:value="767.325" calcext:value-type="float">
            <text:p>767,325</text:p>
          </table:table-cell>
          <table:table-cell table:style-name="ce3" table:formula="of:=IF([.I236]&gt;[.I$177];[.I236];&quot;&quot;)" office:value-type="float" office:value="66430.05" calcext:value-type="float">
            <text:p>66430,05</text:p>
          </table:table-cell>
          <table:table-cell table:style-name="ce3" table:formula="of:=IF([.J236]&gt;[.J$177];[.J236];&quot;&quot;)">
            <text:p/>
          </table:table-cell>
          <table:table-cell table:style-name="ce3" table:formula="of:=IF([.K236]&gt;[.K$177];[.K236];&quot;&quot;)">
            <text:p/>
          </table:table-cell>
          <table:table-cell table:style-name="ce3" table:formula="of:=IF([.L236]&gt;[.L$177];[.L236];&quot;&quot;)">
            <text:p/>
          </table:table-cell>
          <table:table-cell table:style-name="ce3" table:formula="of:=IF([.M236]&gt;[.M$177];[.M236];&quot;&quot;)" office:value-type="float" office:value="1032.625" calcext:value-type="float">
            <text:p>1032,625</text:p>
          </table:table-cell>
          <table:table-cell table:style-name="ce3" table:formula="of:=IF([.N236]&gt;[.N$177];[.N236];&quot;&quot;)" office:value-type="float" office:value="1441636.025" calcext:value-type="float">
            <text:p>1441636,025</text:p>
          </table:table-cell>
          <table:table-cell table:style-name="ce3" table:formula="of:=IF([.O236]&gt;[.O$177];[.O236];&quot;&quot;)" office:value-type="float" office:value="59.375" calcext:value-type="float">
            <text:p>59,375</text:p>
          </table:table-cell>
          <table:table-cell table:style-name="ce3" table:formula="of:=IF([.P236]&gt;[.P$177];[.P236];&quot;&quot;)">
            <text:p/>
          </table:table-cell>
          <table:table-cell table:style-name="ce3" table:formula="of:=IF([.Q236]&gt;[.Q$177];[.Q236];&quot;&quot;)">
            <text:p/>
          </table:table-cell>
          <table:table-cell table:style-name="ce3" table:formula="of:=IF([.R236]&gt;[.R$177];[.R236];&quot;&quot;)">
            <text:p/>
          </table:table-cell>
          <table:table-cell table:style-name="ce3" table:formula="of:=IF([.S236]&gt;[.S$177];[.S236];&quot;&quot;)" office:value-type="float" office:value="58687.15" calcext:value-type="float">
            <text:p>58687,15</text:p>
          </table:table-cell>
          <table:table-cell table:style-name="ce3" table:formula="of:=IF([.T236]&gt;[.T$177];[.T236];&quot;&quot;)">
            <text:p/>
          </table:table-cell>
          <table:table-cell table:style-name="ce3" table:formula="of:=IF([.U236]&gt;[.U$177];[.U236];&quot;&quot;)">
            <text:p/>
          </table:table-cell>
          <table:table-cell table:style-name="ce3" table:formula="of:=IF([.V236]&gt;[.V$177];[.V236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37.9" calcext:value-type="float">
            <text:p>137,9</text:p>
          </table:table-cell>
          <table:table-cell table:style-name="ce3" table:formula="of:=IF([.B237]&gt;[.B$177];[.B237];&quot;&quot;)">
            <text:p/>
          </table:table-cell>
          <table:table-cell table:style-name="ce3" table:formula="of:=IF([.C237]&gt;[.C$177];[.C237];&quot;&quot;)" office:value-type="float" office:value="1015.325" calcext:value-type="float">
            <text:p>1015,325</text:p>
          </table:table-cell>
          <table:table-cell table:style-name="ce3" table:formula="of:=IF([.D237]&gt;[.D$177];[.D237];&quot;&quot;)">
            <text:p/>
          </table:table-cell>
          <table:table-cell table:style-name="ce3" table:formula="of:=IF([.E237]&gt;[.E$177];[.E237];&quot;&quot;)" office:value-type="float" office:value="4260404.7" calcext:value-type="float">
            <text:p>4260404,7</text:p>
          </table:table-cell>
          <table:table-cell table:style-name="ce3" table:formula="of:=IF([.F237]&gt;[.F$177];[.F237];&quot;&quot;)" office:value-type="float" office:value="4097.525" calcext:value-type="float">
            <text:p>4097,525</text:p>
          </table:table-cell>
          <table:table-cell table:style-name="ce3" table:formula="of:=IF([.G237]&gt;[.G$177];[.G237];&quot;&quot;)">
            <text:p/>
          </table:table-cell>
          <table:table-cell table:style-name="ce3" table:formula="of:=IF([.H237]&gt;[.H$177];[.H237];&quot;&quot;)">
            <text:p/>
          </table:table-cell>
          <table:table-cell table:style-name="ce3" table:formula="of:=IF([.I237]&gt;[.I$177];[.I237];&quot;&quot;)" office:value-type="float" office:value="60977.25" calcext:value-type="float">
            <text:p>60977,25</text:p>
          </table:table-cell>
          <table:table-cell table:style-name="ce3" table:formula="of:=IF([.J237]&gt;[.J$177];[.J237];&quot;&quot;)">
            <text:p/>
          </table:table-cell>
          <table:table-cell table:style-name="ce3" table:formula="of:=IF([.K237]&gt;[.K$177];[.K237];&quot;&quot;)">
            <text:p/>
          </table:table-cell>
          <table:table-cell table:style-name="ce3" table:formula="of:=IF([.L237]&gt;[.L$177];[.L237];&quot;&quot;)">
            <text:p/>
          </table:table-cell>
          <table:table-cell table:style-name="ce3" table:formula="of:=IF([.M237]&gt;[.M$177];[.M237];&quot;&quot;)" office:value-type="float" office:value="771.825" calcext:value-type="float">
            <text:p>771,825</text:p>
          </table:table-cell>
          <table:table-cell table:style-name="ce3" table:formula="of:=IF([.N237]&gt;[.N$177];[.N237];&quot;&quot;)" office:value-type="float" office:value="1502039.225" calcext:value-type="float">
            <text:p>1502039,225</text:p>
          </table:table-cell>
          <table:table-cell table:style-name="ce3" table:formula="of:=IF([.O237]&gt;[.O$177];[.O237];&quot;&quot;)" office:value-type="float" office:value="109.375" calcext:value-type="float">
            <text:p>109,375</text:p>
          </table:table-cell>
          <table:table-cell table:style-name="ce3" table:formula="of:=IF([.P237]&gt;[.P$177];[.P237];&quot;&quot;)">
            <text:p/>
          </table:table-cell>
          <table:table-cell table:style-name="ce3" table:formula="of:=IF([.Q237]&gt;[.Q$177];[.Q237];&quot;&quot;)">
            <text:p/>
          </table:table-cell>
          <table:table-cell table:style-name="ce3" table:formula="of:=IF([.R237]&gt;[.R$177];[.R237];&quot;&quot;)">
            <text:p/>
          </table:table-cell>
          <table:table-cell table:style-name="ce3" table:formula="of:=IF([.S237]&gt;[.S$177];[.S237];&quot;&quot;)" office:value-type="float" office:value="50494.45" calcext:value-type="float">
            <text:p>50494,45</text:p>
          </table:table-cell>
          <table:table-cell table:style-name="ce3" table:formula="of:=IF([.T237]&gt;[.T$177];[.T237];&quot;&quot;)">
            <text:p/>
          </table:table-cell>
          <table:table-cell table:style-name="ce3" table:formula="of:=IF([.U237]&gt;[.U$177];[.U237];&quot;&quot;)">
            <text:p/>
          </table:table-cell>
          <table:table-cell table:style-name="ce3" table:formula="of:=IF([.V237]&gt;[.V$177];[.V237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39.6" calcext:value-type="float">
            <text:p>139,6</text:p>
          </table:table-cell>
          <table:table-cell table:style-name="ce3" table:formula="of:=IF([.B238]&gt;[.B$177];[.B238];&quot;&quot;)">
            <text:p/>
          </table:table-cell>
          <table:table-cell table:style-name="ce3" table:formula="of:=IF([.C238]&gt;[.C$177];[.C238];&quot;&quot;)" office:value-type="float" office:value="1356.325" calcext:value-type="float">
            <text:p>1356,325</text:p>
          </table:table-cell>
          <table:table-cell table:style-name="ce3" table:formula="of:=IF([.D238]&gt;[.D$177];[.D238];&quot;&quot;)" office:value-type="float" office:value="6584.175" calcext:value-type="float">
            <text:p>6584,175</text:p>
          </table:table-cell>
          <table:table-cell table:style-name="ce3" table:formula="of:=IF([.E238]&gt;[.E$177];[.E238];&quot;&quot;)" office:value-type="float" office:value="4181570.2" calcext:value-type="float">
            <text:p>4181570,2</text:p>
          </table:table-cell>
          <table:table-cell table:style-name="ce3" table:formula="of:=IF([.F238]&gt;[.F$177];[.F238];&quot;&quot;)">
            <text:p/>
          </table:table-cell>
          <table:table-cell table:style-name="ce3" table:formula="of:=IF([.G238]&gt;[.G$177];[.G238];&quot;&quot;)">
            <text:p/>
          </table:table-cell>
          <table:table-cell table:style-name="ce3" table:formula="of:=IF([.H238]&gt;[.H$177];[.H238];&quot;&quot;)" office:value-type="float" office:value="406.325" calcext:value-type="float">
            <text:p>406,325</text:p>
          </table:table-cell>
          <table:table-cell table:style-name="ce3" table:formula="of:=IF([.I238]&gt;[.I$177];[.I238];&quot;&quot;)" office:value-type="float" office:value="60977.25" calcext:value-type="float">
            <text:p>60977,25</text:p>
          </table:table-cell>
          <table:table-cell table:style-name="ce3" table:formula="of:=IF([.J238]&gt;[.J$177];[.J238];&quot;&quot;)">
            <text:p/>
          </table:table-cell>
          <table:table-cell table:style-name="ce3" table:formula="of:=IF([.K238]&gt;[.K$177];[.K238];&quot;&quot;)">
            <text:p/>
          </table:table-cell>
          <table:table-cell table:style-name="ce3" table:formula="of:=IF([.L238]&gt;[.L$177];[.L238];&quot;&quot;)">
            <text:p/>
          </table:table-cell>
          <table:table-cell table:style-name="ce3" table:formula="of:=IF([.M238]&gt;[.M$177];[.M238];&quot;&quot;)" office:value-type="float" office:value="1072.625" calcext:value-type="float">
            <text:p>1072,625</text:p>
          </table:table-cell>
          <table:table-cell table:style-name="ce3" table:formula="of:=IF([.N238]&gt;[.N$177];[.N238];&quot;&quot;)" office:value-type="float" office:value="1499754.425" calcext:value-type="float">
            <text:p>1499754,425</text:p>
          </table:table-cell>
          <table:table-cell table:style-name="ce3" table:formula="of:=IF([.O238]&gt;[.O$177];[.O238];&quot;&quot;)">
            <text:p/>
          </table:table-cell>
          <table:table-cell table:style-name="ce3" table:formula="of:=IF([.P238]&gt;[.P$177];[.P238];&quot;&quot;)">
            <text:p/>
          </table:table-cell>
          <table:table-cell table:style-name="ce3" table:formula="of:=IF([.Q238]&gt;[.Q$177];[.Q238];&quot;&quot;)">
            <text:p/>
          </table:table-cell>
          <table:table-cell table:style-name="ce3" table:formula="of:=IF([.R238]&gt;[.R$177];[.R238];&quot;&quot;)">
            <text:p/>
          </table:table-cell>
          <table:table-cell table:style-name="ce3" table:formula="of:=IF([.S238]&gt;[.S$177];[.S238];&quot;&quot;)" office:value-type="float" office:value="53234.45" calcext:value-type="float">
            <text:p>53234,45</text:p>
          </table:table-cell>
          <table:table-cell table:style-name="ce3" table:formula="of:=IF([.T238]&gt;[.T$177];[.T238];&quot;&quot;)">
            <text:p/>
          </table:table-cell>
          <table:table-cell table:style-name="ce3" table:formula="of:=IF([.U238]&gt;[.U$177];[.U238];&quot;&quot;)">
            <text:p/>
          </table:table-cell>
          <table:table-cell table:style-name="ce3" table:formula="of:=IF([.V238]&gt;[.V$177];[.V238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41.4" calcext:value-type="float">
            <text:p>141,4</text:p>
          </table:table-cell>
          <table:table-cell table:style-name="ce3" table:formula="of:=IF([.B239]&gt;[.B$177];[.B239];&quot;&quot;)">
            <text:p/>
          </table:table-cell>
          <table:table-cell table:style-name="ce3" table:formula="of:=IF([.C239]&gt;[.C$177];[.C239];&quot;&quot;)" office:value-type="float" office:value="1536.725" calcext:value-type="float">
            <text:p>1536,725</text:p>
          </table:table-cell>
          <table:table-cell table:style-name="ce3" table:formula="of:=IF([.D239]&gt;[.D$177];[.D239];&quot;&quot;)">
            <text:p/>
          </table:table-cell>
          <table:table-cell table:style-name="ce3" table:formula="of:=IF([.E239]&gt;[.E$177];[.E239];&quot;&quot;)" office:value-type="float" office:value="4257719" calcext:value-type="float">
            <text:p>4257719</text:p>
          </table:table-cell>
          <table:table-cell table:style-name="ce3" table:formula="of:=IF([.F239]&gt;[.F$177];[.F239];&quot;&quot;)">
            <text:p/>
          </table:table-cell>
          <table:table-cell table:style-name="ce3" table:formula="of:=IF([.G239]&gt;[.G$177];[.G239];&quot;&quot;)">
            <text:p/>
          </table:table-cell>
          <table:table-cell table:style-name="ce3" table:formula="of:=IF([.H239]&gt;[.H$177];[.H239];&quot;&quot;)">
            <text:p/>
          </table:table-cell>
          <table:table-cell table:style-name="ce3" table:formula="of:=IF([.I239]&gt;[.I$177];[.I239];&quot;&quot;)" office:value-type="float" office:value="63690.05" calcext:value-type="float">
            <text:p>63690,05</text:p>
          </table:table-cell>
          <table:table-cell table:style-name="ce3" table:formula="of:=IF([.J239]&gt;[.J$177];[.J239];&quot;&quot;)">
            <text:p/>
          </table:table-cell>
          <table:table-cell table:style-name="ce3" table:formula="of:=IF([.K239]&gt;[.K$177];[.K239];&quot;&quot;)">
            <text:p/>
          </table:table-cell>
          <table:table-cell table:style-name="ce3" table:formula="of:=IF([.L239]&gt;[.L$177];[.L239];&quot;&quot;)">
            <text:p/>
          </table:table-cell>
          <table:table-cell table:style-name="ce3" table:formula="of:=IF([.M239]&gt;[.M$177];[.M239];&quot;&quot;)" office:value-type="float" office:value="952.425" calcext:value-type="float">
            <text:p>952,425</text:p>
          </table:table-cell>
          <table:table-cell table:style-name="ce3" table:formula="of:=IF([.N239]&gt;[.N$177];[.N239];&quot;&quot;)" office:value-type="float" office:value="1491895.225" calcext:value-type="float">
            <text:p>1491895,225</text:p>
          </table:table-cell>
          <table:table-cell table:style-name="ce3" table:formula="of:=IF([.O239]&gt;[.O$177];[.O239];&quot;&quot;)" office:value-type="float" office:value="59.375" calcext:value-type="float">
            <text:p>59,375</text:p>
          </table:table-cell>
          <table:table-cell table:style-name="ce3" table:formula="of:=IF([.P239]&gt;[.P$177];[.P239];&quot;&quot;)">
            <text:p/>
          </table:table-cell>
          <table:table-cell table:style-name="ce3" table:formula="of:=IF([.Q239]&gt;[.Q$177];[.Q239];&quot;&quot;)">
            <text:p/>
          </table:table-cell>
          <table:table-cell table:style-name="ce3" table:formula="of:=IF([.R239]&gt;[.R$177];[.R239];&quot;&quot;)">
            <text:p/>
          </table:table-cell>
          <table:table-cell table:style-name="ce3" table:formula="of:=IF([.S239]&gt;[.S$177];[.S239];&quot;&quot;)" office:value-type="float" office:value="53207.25" calcext:value-type="float">
            <text:p>53207,25</text:p>
          </table:table-cell>
          <table:table-cell table:style-name="ce3" table:formula="of:=IF([.T239]&gt;[.T$177];[.T239];&quot;&quot;)">
            <text:p/>
          </table:table-cell>
          <table:table-cell table:style-name="ce3" table:formula="of:=IF([.U239]&gt;[.U$177];[.U239];&quot;&quot;)">
            <text:p/>
          </table:table-cell>
          <table:table-cell table:style-name="ce3" table:formula="of:=IF([.V239]&gt;[.V$177];[.V239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43.2" calcext:value-type="float">
            <text:p>143,2</text:p>
          </table:table-cell>
          <table:table-cell table:style-name="ce3" table:formula="of:=IF([.B240]&gt;[.B$177];[.B240];&quot;&quot;)">
            <text:p/>
          </table:table-cell>
          <table:table-cell table:style-name="ce3" table:formula="of:=IF([.C240]&gt;[.C$177];[.C240];&quot;&quot;)" office:value-type="float" office:value="1657.325" calcext:value-type="float">
            <text:p>1657,325</text:p>
          </table:table-cell>
          <table:table-cell table:style-name="ce3" table:formula="of:=IF([.D240]&gt;[.D$177];[.D240];&quot;&quot;)">
            <text:p/>
          </table:table-cell>
          <table:table-cell table:style-name="ce3" table:formula="of:=IF([.E240]&gt;[.E$177];[.E240];&quot;&quot;)" office:value-type="float" office:value="4129837" calcext:value-type="float">
            <text:p>4129837</text:p>
          </table:table-cell>
          <table:table-cell table:style-name="ce3" table:formula="of:=IF([.F240]&gt;[.F$177];[.F240];&quot;&quot;)">
            <text:p/>
          </table:table-cell>
          <table:table-cell table:style-name="ce3" table:formula="of:=IF([.G240]&gt;[.G$177];[.G240];&quot;&quot;)">
            <text:p/>
          </table:table-cell>
          <table:table-cell table:style-name="ce3" table:formula="of:=IF([.H240]&gt;[.H$177];[.H240];&quot;&quot;)">
            <text:p/>
          </table:table-cell>
          <table:table-cell table:style-name="ce3" table:formula="of:=IF([.I240]&gt;[.I$177];[.I240];&quot;&quot;)" office:value-type="float" office:value="63690.05" calcext:value-type="float">
            <text:p>63690,05</text:p>
          </table:table-cell>
          <table:table-cell table:style-name="ce3" table:formula="of:=IF([.J240]&gt;[.J$177];[.J240];&quot;&quot;)">
            <text:p/>
          </table:table-cell>
          <table:table-cell table:style-name="ce3" table:formula="of:=IF([.K240]&gt;[.K$177];[.K240];&quot;&quot;)">
            <text:p/>
          </table:table-cell>
          <table:table-cell table:style-name="ce3" table:formula="of:=IF([.L240]&gt;[.L$177];[.L240];&quot;&quot;)">
            <text:p/>
          </table:table-cell>
          <table:table-cell table:style-name="ce3" table:formula="of:=IF([.M240]&gt;[.M$177];[.M240];&quot;&quot;)" office:value-type="float" office:value="1333.625" calcext:value-type="float">
            <text:p>1333,625</text:p>
          </table:table-cell>
          <table:table-cell table:style-name="ce3" table:formula="of:=IF([.N240]&gt;[.N$177];[.N240];&quot;&quot;)" office:value-type="float" office:value="1494647.225" calcext:value-type="float">
            <text:p>1494647,225</text:p>
          </table:table-cell>
          <table:table-cell table:style-name="ce3" table:formula="of:=IF([.O240]&gt;[.O$177];[.O240];&quot;&quot;)">
            <text:p/>
          </table:table-cell>
          <table:table-cell table:style-name="ce3" table:formula="of:=IF([.P240]&gt;[.P$177];[.P240];&quot;&quot;)">
            <text:p/>
          </table:table-cell>
          <table:table-cell table:style-name="ce3" table:formula="of:=IF([.Q240]&gt;[.Q$177];[.Q240];&quot;&quot;)">
            <text:p/>
          </table:table-cell>
          <table:table-cell table:style-name="ce3" table:formula="of:=IF([.R240]&gt;[.R$177];[.R240];&quot;&quot;)">
            <text:p/>
          </table:table-cell>
          <table:table-cell table:style-name="ce3" table:formula="of:=IF([.S240]&gt;[.S$177];[.S240];&quot;&quot;)" office:value-type="float" office:value="55947.25" calcext:value-type="float">
            <text:p>55947,25</text:p>
          </table:table-cell>
          <table:table-cell table:style-name="ce3" table:formula="of:=IF([.T240]&gt;[.T$177];[.T240];&quot;&quot;)">
            <text:p/>
          </table:table-cell>
          <table:table-cell table:style-name="ce3" table:formula="of:=IF([.U240]&gt;[.U$177];[.U240];&quot;&quot;)">
            <text:p/>
          </table:table-cell>
          <table:table-cell table:style-name="ce3" table:formula="of:=IF([.V240]&gt;[.V$177];[.V24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44.9" calcext:value-type="float">
            <text:p>144,9</text:p>
          </table:table-cell>
          <table:table-cell table:style-name="ce3" table:formula="of:=IF([.B241]&gt;[.B$177];[.B241];&quot;&quot;)">
            <text:p/>
          </table:table-cell>
          <table:table-cell table:style-name="ce3" table:formula="of:=IF([.C241]&gt;[.C$177];[.C241];&quot;&quot;)" office:value-type="float" office:value="1536.725" calcext:value-type="float">
            <text:p>1536,725</text:p>
          </table:table-cell>
          <table:table-cell table:style-name="ce3" table:formula="of:=IF([.D241]&gt;[.D$177];[.D241];&quot;&quot;)">
            <text:p/>
          </table:table-cell>
          <table:table-cell table:style-name="ce3" table:formula="of:=IF([.E241]&gt;[.E$177];[.E241];&quot;&quot;)" office:value-type="float" office:value="4249526.5" calcext:value-type="float">
            <text:p>4249526,5</text:p>
          </table:table-cell>
          <table:table-cell table:style-name="ce3" table:formula="of:=IF([.F241]&gt;[.F$177];[.F241];&quot;&quot;)" office:value-type="float" office:value="4097.525" calcext:value-type="float">
            <text:p>4097,525</text:p>
          </table:table-cell>
          <table:table-cell table:style-name="ce3" table:formula="of:=IF([.G241]&gt;[.G$177];[.G241];&quot;&quot;)">
            <text:p/>
          </table:table-cell>
          <table:table-cell table:style-name="ce3" table:formula="of:=IF([.H241]&gt;[.H$177];[.H241];&quot;&quot;)">
            <text:p/>
          </table:table-cell>
          <table:table-cell table:style-name="ce3" table:formula="of:=IF([.I241]&gt;[.I$177];[.I241];&quot;&quot;)" office:value-type="float" office:value="61004.35" calcext:value-type="float">
            <text:p>61004,35</text:p>
          </table:table-cell>
          <table:table-cell table:style-name="ce3" table:formula="of:=IF([.J241]&gt;[.J$177];[.J241];&quot;&quot;)">
            <text:p/>
          </table:table-cell>
          <table:table-cell table:style-name="ce3" table:formula="of:=IF([.K241]&gt;[.K$177];[.K241];&quot;&quot;)">
            <text:p/>
          </table:table-cell>
          <table:table-cell table:style-name="ce3" table:formula="of:=IF([.L241]&gt;[.L$177];[.L241];&quot;&quot;)">
            <text:p/>
          </table:table-cell>
          <table:table-cell table:style-name="ce3" table:formula="of:=IF([.M241]&gt;[.M$177];[.M241];&quot;&quot;)" office:value-type="float" office:value="1278.625" calcext:value-type="float">
            <text:p>1278,625</text:p>
          </table:table-cell>
          <table:table-cell table:style-name="ce3" table:formula="of:=IF([.N241]&gt;[.N$177];[.N241];&quot;&quot;)" office:value-type="float" office:value="1513693.625" calcext:value-type="float">
            <text:p>1513693,625</text:p>
          </table:table-cell>
          <table:table-cell table:style-name="ce3" table:formula="of:=IF([.O241]&gt;[.O$177];[.O241];&quot;&quot;)" office:value-type="float" office:value="71.875" calcext:value-type="float">
            <text:p>71,875</text:p>
          </table:table-cell>
          <table:table-cell table:style-name="ce3" table:formula="of:=IF([.P241]&gt;[.P$177];[.P241];&quot;&quot;)">
            <text:p/>
          </table:table-cell>
          <table:table-cell table:style-name="ce3" table:formula="of:=IF([.Q241]&gt;[.Q$177];[.Q241];&quot;&quot;)">
            <text:p/>
          </table:table-cell>
          <table:table-cell table:style-name="ce3" table:formula="of:=IF([.R241]&gt;[.R$177];[.R241];&quot;&quot;)">
            <text:p/>
          </table:table-cell>
          <table:table-cell table:style-name="ce3" table:formula="of:=IF([.S241]&gt;[.S$177];[.S241];&quot;&quot;)" office:value-type="float" office:value="58687.15" calcext:value-type="float">
            <text:p>58687,15</text:p>
          </table:table-cell>
          <table:table-cell table:style-name="ce3" table:formula="of:=IF([.T241]&gt;[.T$177];[.T241];&quot;&quot;)">
            <text:p/>
          </table:table-cell>
          <table:table-cell table:style-name="ce3" table:formula="of:=IF([.U241]&gt;[.U$177];[.U241];&quot;&quot;)">
            <text:p/>
          </table:table-cell>
          <table:table-cell table:style-name="ce3" table:formula="of:=IF([.V241]&gt;[.V$177];[.V241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46.7" calcext:value-type="float">
            <text:p>146,7</text:p>
          </table:table-cell>
          <table:table-cell table:style-name="ce3" table:formula="of:=IF([.B242]&gt;[.B$177];[.B242];&quot;&quot;)">
            <text:p/>
          </table:table-cell>
          <table:table-cell table:style-name="ce3" table:formula="of:=IF([.C242]&gt;[.C$177];[.C242];&quot;&quot;)" office:value-type="float" office:value="2198.725" calcext:value-type="float">
            <text:p>2198,725</text:p>
          </table:table-cell>
          <table:table-cell table:style-name="ce3" table:formula="of:=IF([.D242]&gt;[.D$177];[.D242];&quot;&quot;)">
            <text:p/>
          </table:table-cell>
          <table:table-cell table:style-name="ce3" table:formula="of:=IF([.E242]&gt;[.E$177];[.E242];&quot;&quot;)" office:value-type="float" office:value="4173377.7" calcext:value-type="float">
            <text:p>4173377,7</text:p>
          </table:table-cell>
          <table:table-cell table:style-name="ce3" table:formula="of:=IF([.F242]&gt;[.F$177];[.F242];&quot;&quot;)">
            <text:p/>
          </table:table-cell>
          <table:table-cell table:style-name="ce3" table:formula="of:=IF([.G242]&gt;[.G$177];[.G242];&quot;&quot;)">
            <text:p/>
          </table:table-cell>
          <table:table-cell table:style-name="ce3" table:formula="of:=IF([.H242]&gt;[.H$177];[.H242];&quot;&quot;)" office:value-type="float" office:value="406.125" calcext:value-type="float">
            <text:p>406,125</text:p>
          </table:table-cell>
          <table:table-cell table:style-name="ce3" table:formula="of:=IF([.I242]&gt;[.I$177];[.I242];&quot;&quot;)" office:value-type="float" office:value="55551.65" calcext:value-type="float">
            <text:p>55551,65</text:p>
          </table:table-cell>
          <table:table-cell table:style-name="ce3" table:formula="of:=IF([.J242]&gt;[.J$177];[.J242];&quot;&quot;)">
            <text:p/>
          </table:table-cell>
          <table:table-cell table:style-name="ce3" table:formula="of:=IF([.K242]&gt;[.K$177];[.K242];&quot;&quot;)">
            <text:p/>
          </table:table-cell>
          <table:table-cell table:style-name="ce3" table:formula="of:=IF([.L242]&gt;[.L$177];[.L242];&quot;&quot;)">
            <text:p/>
          </table:table-cell>
          <table:table-cell table:style-name="ce3" table:formula="of:=IF([.M242]&gt;[.M$177];[.M242];&quot;&quot;)" office:value-type="float" office:value="1173.025" calcext:value-type="float">
            <text:p>1173,025</text:p>
          </table:table-cell>
          <table:table-cell table:style-name="ce3" table:formula="of:=IF([.N242]&gt;[.N$177];[.N242];&quot;&quot;)" office:value-type="float" office:value="1580279.225" calcext:value-type="float">
            <text:p>1580279,225</text:p>
          </table:table-cell>
          <table:table-cell table:style-name="ce3" table:formula="of:=IF([.O242]&gt;[.O$177];[.O242];&quot;&quot;)">
            <text:p/>
          </table:table-cell>
          <table:table-cell table:style-name="ce3" table:formula="of:=IF([.P242]&gt;[.P$177];[.P242];&quot;&quot;)">
            <text:p/>
          </table:table-cell>
          <table:table-cell table:style-name="ce3" table:formula="of:=IF([.Q242]&gt;[.Q$177];[.Q242];&quot;&quot;)">
            <text:p/>
          </table:table-cell>
          <table:table-cell table:style-name="ce3" table:formula="of:=IF([.R242]&gt;[.R$177];[.R242];&quot;&quot;)">
            <text:p/>
          </table:table-cell>
          <table:table-cell table:style-name="ce3" table:formula="of:=IF([.S242]&gt;[.S$177];[.S242];&quot;&quot;)" office:value-type="float" office:value="55974.35" calcext:value-type="float">
            <text:p>55974,35</text:p>
          </table:table-cell>
          <table:table-cell table:style-name="ce3" table:formula="of:=IF([.T242]&gt;[.T$177];[.T242];&quot;&quot;)">
            <text:p/>
          </table:table-cell>
          <table:table-cell table:style-name="ce3" table:formula="of:=IF([.U242]&gt;[.U$177];[.U242];&quot;&quot;)">
            <text:p/>
          </table:table-cell>
          <table:table-cell table:style-name="ce3" table:formula="of:=IF([.V242]&gt;[.V$177];[.V242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48.5" calcext:value-type="float">
            <text:p>148,5</text:p>
          </table:table-cell>
          <table:table-cell table:style-name="ce3" table:formula="of:=IF([.B243]&gt;[.B$177];[.B243];&quot;&quot;)">
            <text:p/>
          </table:table-cell>
          <table:table-cell table:style-name="ce3" table:formula="of:=IF([.C243]&gt;[.C$177];[.C243];&quot;&quot;)" office:value-type="float" office:value="1777.525" calcext:value-type="float">
            <text:p>1777,525</text:p>
          </table:table-cell>
          <table:table-cell table:style-name="ce3" table:formula="of:=IF([.D243]&gt;[.D$177];[.D243];&quot;&quot;)">
            <text:p/>
          </table:table-cell>
          <table:table-cell table:style-name="ce3" table:formula="of:=IF([.E243]&gt;[.E$177];[.E243];&quot;&quot;)" office:value-type="float" office:value="4154306.8" calcext:value-type="float">
            <text:p>4154306,8</text:p>
          </table:table-cell>
          <table:table-cell table:style-name="ce3" table:formula="of:=IF([.F243]&gt;[.F$177];[.F243];&quot;&quot;)">
            <text:p/>
          </table:table-cell>
          <table:table-cell table:style-name="ce3" table:formula="of:=IF([.G243]&gt;[.G$177];[.G243];&quot;&quot;)">
            <text:p/>
          </table:table-cell>
          <table:table-cell table:style-name="ce3" table:formula="of:=IF([.H243]&gt;[.H$177];[.H243];&quot;&quot;)" office:value-type="float" office:value="526.325" calcext:value-type="float">
            <text:p>526,325</text:p>
          </table:table-cell>
          <table:table-cell table:style-name="ce3" table:formula="of:=IF([.I243]&gt;[.I$177];[.I243];&quot;&quot;)" office:value-type="float" office:value="63690.05" calcext:value-type="float">
            <text:p>63690,05</text:p>
          </table:table-cell>
          <table:table-cell table:style-name="ce3" table:formula="of:=IF([.J243]&gt;[.J$177];[.J243];&quot;&quot;)">
            <text:p/>
          </table:table-cell>
          <table:table-cell table:style-name="ce3" table:formula="of:=IF([.K243]&gt;[.K$177];[.K243];&quot;&quot;)">
            <text:p/>
          </table:table-cell>
          <table:table-cell table:style-name="ce3" table:formula="of:=IF([.L243]&gt;[.L$177];[.L243];&quot;&quot;)">
            <text:p/>
          </table:table-cell>
          <table:table-cell table:style-name="ce3" table:formula="of:=IF([.M243]&gt;[.M$177];[.M243];&quot;&quot;)" office:value-type="float" office:value="1233.225" calcext:value-type="float">
            <text:p>1233,225</text:p>
          </table:table-cell>
          <table:table-cell table:style-name="ce3" table:formula="of:=IF([.N243]&gt;[.N$177];[.N243];&quot;&quot;)" office:value-type="float" office:value="1580426.425" calcext:value-type="float">
            <text:p>1580426,425</text:p>
          </table:table-cell>
          <table:table-cell table:style-name="ce3" table:formula="of:=IF([.O243]&gt;[.O$177];[.O243];&quot;&quot;)" office:value-type="float" office:value="96.875" calcext:value-type="float">
            <text:p>96,875</text:p>
          </table:table-cell>
          <table:table-cell table:style-name="ce3" table:formula="of:=IF([.P243]&gt;[.P$177];[.P243];&quot;&quot;)">
            <text:p/>
          </table:table-cell>
          <table:table-cell table:style-name="ce3" table:formula="of:=IF([.Q243]&gt;[.Q$177];[.Q243];&quot;&quot;)">
            <text:p/>
          </table:table-cell>
          <table:table-cell table:style-name="ce3" table:formula="of:=IF([.R243]&gt;[.R$177];[.R243];&quot;&quot;)" office:value-type="float" office:value="139.5875" calcext:value-type="float">
            <text:p>139,5875</text:p>
          </table:table-cell>
          <table:table-cell table:style-name="ce3" table:formula="of:=IF([.S243]&gt;[.S$177];[.S243];&quot;&quot;)" office:value-type="float" office:value="64112.75" calcext:value-type="float">
            <text:p>64112,75</text:p>
          </table:table-cell>
          <table:table-cell table:style-name="ce3" table:formula="of:=IF([.T243]&gt;[.T$177];[.T243];&quot;&quot;)">
            <text:p/>
          </table:table-cell>
          <table:table-cell table:style-name="ce3" table:formula="of:=IF([.U243]&gt;[.U$177];[.U243];&quot;&quot;)">
            <text:p/>
          </table:table-cell>
          <table:table-cell table:style-name="ce3" table:formula="of:=IF([.V243]&gt;[.V$177];[.V243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50.2" calcext:value-type="float">
            <text:p>150,2</text:p>
          </table:table-cell>
          <table:table-cell table:style-name="ce3" table:formula="of:=IF([.B244]&gt;[.B$177];[.B244];&quot;&quot;)">
            <text:p/>
          </table:table-cell>
          <table:table-cell table:style-name="ce3" table:formula="of:=IF([.C244]&gt;[.C$177];[.C244];&quot;&quot;)" office:value-type="float" office:value="2459.325" calcext:value-type="float">
            <text:p>2459,325</text:p>
          </table:table-cell>
          <table:table-cell table:style-name="ce3" table:formula="of:=IF([.D244]&gt;[.D$177];[.D244];&quot;&quot;)">
            <text:p/>
          </table:table-cell>
          <table:table-cell table:style-name="ce3" table:formula="of:=IF([.E244]&gt;[.E$177];[.E244];&quot;&quot;)" office:value-type="float" office:value="4410016.7" calcext:value-type="float">
            <text:p>4410016,7</text:p>
          </table:table-cell>
          <table:table-cell table:style-name="ce3" table:formula="of:=IF([.F244]&gt;[.F$177];[.F244];&quot;&quot;)" office:value-type="float" office:value="4097.525" calcext:value-type="float">
            <text:p>4097,525</text:p>
          </table:table-cell>
          <table:table-cell table:style-name="ce3" table:formula="of:=IF([.G244]&gt;[.G$177];[.G244];&quot;&quot;)">
            <text:p/>
          </table:table-cell>
          <table:table-cell table:style-name="ce3" table:formula="of:=IF([.H244]&gt;[.H$177];[.H244];&quot;&quot;)" office:value-type="float" office:value="727.125" calcext:value-type="float">
            <text:p>727,125</text:p>
          </table:table-cell>
          <table:table-cell table:style-name="ce3" table:formula="of:=IF([.I244]&gt;[.I$177];[.I244];&quot;&quot;)" office:value-type="float" office:value="60977.25" calcext:value-type="float">
            <text:p>60977,25</text:p>
          </table:table-cell>
          <table:table-cell table:style-name="ce3" table:formula="of:=IF([.J244]&gt;[.J$177];[.J244];&quot;&quot;)">
            <text:p/>
          </table:table-cell>
          <table:table-cell table:style-name="ce3" table:formula="of:=IF([.K244]&gt;[.K$177];[.K244];&quot;&quot;)">
            <text:p/>
          </table:table-cell>
          <table:table-cell table:style-name="ce3" table:formula="of:=IF([.L244]&gt;[.L$177];[.L244];&quot;&quot;)">
            <text:p/>
          </table:table-cell>
          <table:table-cell table:style-name="ce3" table:formula="of:=IF([.M244]&gt;[.M$177];[.M244];&quot;&quot;)" office:value-type="float" office:value="1152.825" calcext:value-type="float">
            <text:p>1152,825</text:p>
          </table:table-cell>
          <table:table-cell table:style-name="ce3" table:formula="of:=IF([.N244]&gt;[.N$177];[.N244];&quot;&quot;)" office:value-type="float" office:value="1659664.825" calcext:value-type="float">
            <text:p>1659664,825</text:p>
          </table:table-cell>
          <table:table-cell table:style-name="ce3" table:formula="of:=IF([.O244]&gt;[.O$177];[.O244];&quot;&quot;)" office:value-type="float" office:value="59.375" calcext:value-type="float">
            <text:p>59,375</text:p>
          </table:table-cell>
          <table:table-cell table:style-name="ce3" table:formula="of:=IF([.P244]&gt;[.P$177];[.P244];&quot;&quot;)">
            <text:p/>
          </table:table-cell>
          <table:table-cell table:style-name="ce3" table:formula="of:=IF([.Q244]&gt;[.Q$177];[.Q244];&quot;&quot;)">
            <text:p/>
          </table:table-cell>
          <table:table-cell table:style-name="ce3" table:formula="of:=IF([.R244]&gt;[.R$177];[.R244];&quot;&quot;)">
            <text:p/>
          </table:table-cell>
          <table:table-cell table:style-name="ce3" table:formula="of:=IF([.S244]&gt;[.S$177];[.S244];&quot;&quot;)" office:value-type="float" office:value="58660.05" calcext:value-type="float">
            <text:p>58660,05</text:p>
          </table:table-cell>
          <table:table-cell table:style-name="ce3" table:formula="of:=IF([.T244]&gt;[.T$177];[.T244];&quot;&quot;)">
            <text:p/>
          </table:table-cell>
          <table:table-cell table:style-name="ce3" table:formula="of:=IF([.U244]&gt;[.U$177];[.U244];&quot;&quot;)">
            <text:p/>
          </table:table-cell>
          <table:table-cell table:style-name="ce3" table:formula="of:=IF([.V244]&gt;[.V$177];[.V24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3" table:formula="of:=IF([.B245]&gt;[.B$177];[.B245];&quot;&quot;)">
            <text:p/>
          </table:table-cell>
          <table:table-cell table:style-name="ce3" table:formula="of:=IF([.C245]&gt;[.C$177];[.C245];&quot;&quot;)" office:value-type="float" office:value="1837.725" calcext:value-type="float">
            <text:p>1837,725</text:p>
          </table:table-cell>
          <table:table-cell table:style-name="ce3" table:formula="of:=IF([.D245]&gt;[.D$177];[.D245];&quot;&quot;)">
            <text:p/>
          </table:table-cell>
          <table:table-cell table:style-name="ce3" table:formula="of:=IF([.E245]&gt;[.E$177];[.E245];&quot;&quot;)" office:value-type="float" office:value="4331074" calcext:value-type="float">
            <text:p>4331074</text:p>
          </table:table-cell>
          <table:table-cell table:style-name="ce3" table:formula="of:=IF([.F245]&gt;[.F$177];[.F245];&quot;&quot;)">
            <text:p/>
          </table:table-cell>
          <table:table-cell table:style-name="ce3" table:formula="of:=IF([.G245]&gt;[.G$177];[.G245];&quot;&quot;)">
            <text:p/>
          </table:table-cell>
          <table:table-cell table:style-name="ce3" table:formula="of:=IF([.H245]&gt;[.H$177];[.H245];&quot;&quot;)">
            <text:p/>
          </table:table-cell>
          <table:table-cell table:style-name="ce3" table:formula="of:=IF([.I245]&gt;[.I$177];[.I245];&quot;&quot;)" office:value-type="float" office:value="63717.15" calcext:value-type="float">
            <text:p>63717,15</text:p>
          </table:table-cell>
          <table:table-cell table:style-name="ce3" table:formula="of:=IF([.J245]&gt;[.J$177];[.J245];&quot;&quot;)">
            <text:p/>
          </table:table-cell>
          <table:table-cell table:style-name="ce3" table:formula="of:=IF([.K245]&gt;[.K$177];[.K245];&quot;&quot;)">
            <text:p/>
          </table:table-cell>
          <table:table-cell table:style-name="ce3" table:formula="of:=IF([.L245]&gt;[.L$177];[.L245];&quot;&quot;)">
            <text:p/>
          </table:table-cell>
          <table:table-cell table:style-name="ce3" table:formula="of:=IF([.M245]&gt;[.M$177];[.M245];&quot;&quot;)" office:value-type="float" office:value="912.425" calcext:value-type="float">
            <text:p>912,425</text:p>
          </table:table-cell>
          <table:table-cell table:style-name="ce3" table:formula="of:=IF([.N245]&gt;[.N$177];[.N245];&quot;&quot;)" office:value-type="float" office:value="1676061.625" calcext:value-type="float">
            <text:p>1676061,625</text:p>
          </table:table-cell>
          <table:table-cell table:style-name="ce3" table:formula="of:=IF([.O245]&gt;[.O$177];[.O245];&quot;&quot;)" office:value-type="float" office:value="84.375" calcext:value-type="float">
            <text:p>84,375</text:p>
          </table:table-cell>
          <table:table-cell table:style-name="ce3" table:formula="of:=IF([.P245]&gt;[.P$177];[.P245];&quot;&quot;)">
            <text:p/>
          </table:table-cell>
          <table:table-cell table:style-name="ce3" table:formula="of:=IF([.Q245]&gt;[.Q$177];[.Q245];&quot;&quot;)">
            <text:p/>
          </table:table-cell>
          <table:table-cell table:style-name="ce3" table:formula="of:=IF([.R245]&gt;[.R$177];[.R245];&quot;&quot;)">
            <text:p/>
          </table:table-cell>
          <table:table-cell table:style-name="ce3" table:formula="of:=IF([.S245]&gt;[.S$177];[.S245];&quot;&quot;)" office:value-type="float" office:value="58687.15" calcext:value-type="float">
            <text:p>58687,15</text:p>
          </table:table-cell>
          <table:table-cell table:style-name="ce3" table:formula="of:=IF([.T245]&gt;[.T$177];[.T245];&quot;&quot;)">
            <text:p/>
          </table:table-cell>
          <table:table-cell table:style-name="ce3" table:formula="of:=IF([.U245]&gt;[.U$177];[.U245];&quot;&quot;)">
            <text:p/>
          </table:table-cell>
          <table:table-cell table:style-name="ce3" table:formula="of:=IF([.V245]&gt;[.V$177];[.V245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53.8" calcext:value-type="float">
            <text:p>153,8</text:p>
          </table:table-cell>
          <table:table-cell table:style-name="ce3" table:formula="of:=IF([.B246]&gt;[.B$177];[.B246];&quot;&quot;)">
            <text:p/>
          </table:table-cell>
          <table:table-cell table:style-name="ce3" table:formula="of:=IF([.C246]&gt;[.C$177];[.C246];&quot;&quot;)" office:value-type="float" office:value="2599.725" calcext:value-type="float">
            <text:p>2599,725</text:p>
          </table:table-cell>
          <table:table-cell table:style-name="ce3" table:formula="of:=IF([.D246]&gt;[.D$177];[.D246];&quot;&quot;)" office:value-type="float" office:value="6584.175" calcext:value-type="float">
            <text:p>6584,175</text:p>
          </table:table-cell>
          <table:table-cell table:style-name="ce3" table:formula="of:=IF([.E246]&gt;[.E$177];[.E246];&quot;&quot;)" office:value-type="float" office:value="4404644.7" calcext:value-type="float">
            <text:p>4404644,7</text:p>
          </table:table-cell>
          <table:table-cell table:style-name="ce3" table:formula="of:=IF([.F246]&gt;[.F$177];[.F246];&quot;&quot;)">
            <text:p/>
          </table:table-cell>
          <table:table-cell table:style-name="ce3" table:formula="of:=IF([.G246]&gt;[.G$177];[.G246];&quot;&quot;)">
            <text:p/>
          </table:table-cell>
          <table:table-cell table:style-name="ce3" table:formula="of:=IF([.H246]&gt;[.H$177];[.H246];&quot;&quot;)" office:value-type="float" office:value="586.525" calcext:value-type="float">
            <text:p>586,525</text:p>
          </table:table-cell>
          <table:table-cell table:style-name="ce3" table:formula="of:=IF([.I246]&gt;[.I$177];[.I246];&quot;&quot;)" office:value-type="float" office:value="60977.25" calcext:value-type="float">
            <text:p>60977,25</text:p>
          </table:table-cell>
          <table:table-cell table:style-name="ce3" table:formula="of:=IF([.J246]&gt;[.J$177];[.J246];&quot;&quot;)">
            <text:p/>
          </table:table-cell>
          <table:table-cell table:style-name="ce3" table:formula="of:=IF([.K246]&gt;[.K$177];[.K246];&quot;&quot;)">
            <text:p/>
          </table:table-cell>
          <table:table-cell table:style-name="ce3" table:formula="of:=IF([.L246]&gt;[.L$177];[.L246];&quot;&quot;)">
            <text:p/>
          </table:table-cell>
          <table:table-cell table:style-name="ce3" table:formula="of:=IF([.M246]&gt;[.M$177];[.M246];&quot;&quot;)" office:value-type="float" office:value="1474.025" calcext:value-type="float">
            <text:p>1474,025</text:p>
          </table:table-cell>
          <table:table-cell table:style-name="ce3" table:formula="of:=IF([.N246]&gt;[.N$177];[.N246];&quot;&quot;)" office:value-type="float" office:value="1713591.225" calcext:value-type="float">
            <text:p>1713591,225</text:p>
          </table:table-cell>
          <table:table-cell table:style-name="ce3" table:formula="of:=IF([.O246]&gt;[.O$177];[.O246];&quot;&quot;)">
            <text:p/>
          </table:table-cell>
          <table:table-cell table:style-name="ce3" table:formula="of:=IF([.P246]&gt;[.P$177];[.P246];&quot;&quot;)">
            <text:p/>
          </table:table-cell>
          <table:table-cell table:style-name="ce3" table:formula="of:=IF([.Q246]&gt;[.Q$177];[.Q246];&quot;&quot;)">
            <text:p/>
          </table:table-cell>
          <table:table-cell table:style-name="ce3" table:formula="of:=IF([.R246]&gt;[.R$177];[.R246];&quot;&quot;)" office:value-type="float" office:value="127.0875" calcext:value-type="float">
            <text:p>127,0875</text:p>
          </table:table-cell>
          <table:table-cell table:style-name="ce3" table:formula="of:=IF([.S246]&gt;[.S$177];[.S246];&quot;&quot;)" office:value-type="float" office:value="66825.65" calcext:value-type="float">
            <text:p>66825,65</text:p>
          </table:table-cell>
          <table:table-cell table:style-name="ce3" table:formula="of:=IF([.T246]&gt;[.T$177];[.T246];&quot;&quot;)">
            <text:p/>
          </table:table-cell>
          <table:table-cell table:style-name="ce3" table:formula="of:=IF([.U246]&gt;[.U$177];[.U246];&quot;&quot;)">
            <text:p/>
          </table:table-cell>
          <table:table-cell table:style-name="ce3" table:formula="of:=IF([.V246]&gt;[.V$177];[.V246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55.6" calcext:value-type="float">
            <text:p>155,6</text:p>
          </table:table-cell>
          <table:table-cell table:style-name="ce3" table:formula="of:=IF([.B247]&gt;[.B$177];[.B247];&quot;&quot;)">
            <text:p/>
          </table:table-cell>
          <table:table-cell table:style-name="ce3" table:formula="of:=IF([.C247]&gt;[.C$177];[.C247];&quot;&quot;)" office:value-type="float" office:value="2619.725" calcext:value-type="float">
            <text:p>2619,725</text:p>
          </table:table-cell>
          <table:table-cell table:style-name="ce3" table:formula="of:=IF([.D247]&gt;[.D$177];[.D247];&quot;&quot;)">
            <text:p/>
          </table:table-cell>
          <table:table-cell table:style-name="ce3" table:formula="of:=IF([.E247]&gt;[.E$177];[.E247];&quot;&quot;)" office:value-type="float" office:value="4551516.6" calcext:value-type="float">
            <text:p>4551516,6</text:p>
          </table:table-cell>
          <table:table-cell table:style-name="ce3" table:formula="of:=IF([.F247]&gt;[.F$177];[.F247];&quot;&quot;)">
            <text:p/>
          </table:table-cell>
          <table:table-cell table:style-name="ce3" table:formula="of:=IF([.G247]&gt;[.G$177];[.G247];&quot;&quot;)">
            <text:p/>
          </table:table-cell>
          <table:table-cell table:style-name="ce3" table:formula="of:=IF([.H247]&gt;[.H$177];[.H247];&quot;&quot;)">
            <text:p/>
          </table:table-cell>
          <table:table-cell table:style-name="ce3" table:formula="of:=IF([.I247]&gt;[.I$177];[.I247];&quot;&quot;)" office:value-type="float" office:value="58264.45" calcext:value-type="float">
            <text:p>58264,45</text:p>
          </table:table-cell>
          <table:table-cell table:style-name="ce3" table:formula="of:=IF([.J247]&gt;[.J$177];[.J247];&quot;&quot;)">
            <text:p/>
          </table:table-cell>
          <table:table-cell table:style-name="ce3" table:formula="of:=IF([.K247]&gt;[.K$177];[.K247];&quot;&quot;)">
            <text:p/>
          </table:table-cell>
          <table:table-cell table:style-name="ce3" table:formula="of:=IF([.L247]&gt;[.L$177];[.L247];&quot;&quot;)">
            <text:p/>
          </table:table-cell>
          <table:table-cell table:style-name="ce3" table:formula="of:=IF([.M247]&gt;[.M$177];[.M247];&quot;&quot;)" office:value-type="float" office:value="1378.825" calcext:value-type="float">
            <text:p>1378,825</text:p>
          </table:table-cell>
          <table:table-cell table:style-name="ce3" table:formula="of:=IF([.N247]&gt;[.N$177];[.N247];&quot;&quot;)" office:value-type="float" office:value="1731562.425" calcext:value-type="float">
            <text:p>1731562,425</text:p>
          </table:table-cell>
          <table:table-cell table:style-name="ce3" table:formula="of:=IF([.O247]&gt;[.O$177];[.O247];&quot;&quot;)">
            <text:p/>
          </table:table-cell>
          <table:table-cell table:style-name="ce3" table:formula="of:=IF([.P247]&gt;[.P$177];[.P247];&quot;&quot;)">
            <text:p/>
          </table:table-cell>
          <table:table-cell table:style-name="ce3" table:formula="of:=IF([.Q247]&gt;[.Q$177];[.Q247];&quot;&quot;)">
            <text:p/>
          </table:table-cell>
          <table:table-cell table:style-name="ce3" table:formula="of:=IF([.R247]&gt;[.R$177];[.R247];&quot;&quot;)" office:value-type="float" office:value="122.0875" calcext:value-type="float">
            <text:p>122,0875</text:p>
          </table:table-cell>
          <table:table-cell table:style-name="ce3" table:formula="of:=IF([.S247]&gt;[.S$177];[.S247];&quot;&quot;)" office:value-type="float" office:value="64085.65" calcext:value-type="float">
            <text:p>64085,65</text:p>
          </table:table-cell>
          <table:table-cell table:style-name="ce3" table:formula="of:=IF([.T247]&gt;[.T$177];[.T247];&quot;&quot;)">
            <text:p/>
          </table:table-cell>
          <table:table-cell table:style-name="ce3" table:formula="of:=IF([.U247]&gt;[.U$177];[.U247];&quot;&quot;)">
            <text:p/>
          </table:table-cell>
          <table:table-cell table:style-name="ce3" table:formula="of:=IF([.V247]&gt;[.V$177];[.V247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57.3" calcext:value-type="float">
            <text:p>157,3</text:p>
          </table:table-cell>
          <table:table-cell table:style-name="ce3" table:formula="of:=IF([.B248]&gt;[.B$177];[.B248];&quot;&quot;)">
            <text:p/>
          </table:table-cell>
          <table:table-cell table:style-name="ce3" table:formula="of:=IF([.C248]&gt;[.C$177];[.C248];&quot;&quot;)" office:value-type="float" office:value="2298.925" calcext:value-type="float">
            <text:p>2298,925</text:p>
          </table:table-cell>
          <table:table-cell table:style-name="ce3" table:formula="of:=IF([.D248]&gt;[.D$177];[.D248];&quot;&quot;)" office:value-type="float" office:value="6584.175" calcext:value-type="float">
            <text:p>6584,175</text:p>
          </table:table-cell>
          <table:table-cell table:style-name="ce3" table:formula="of:=IF([.E248]&gt;[.E$177];[.E248];&quot;&quot;)" office:value-type="float" office:value="4461695.5" calcext:value-type="float">
            <text:p>4461695,5</text:p>
          </table:table-cell>
          <table:table-cell table:style-name="ce3" table:formula="of:=IF([.F248]&gt;[.F$177];[.F248];&quot;&quot;)">
            <text:p/>
          </table:table-cell>
          <table:table-cell table:style-name="ce3" table:formula="of:=IF([.G248]&gt;[.G$177];[.G248];&quot;&quot;)">
            <text:p/>
          </table:table-cell>
          <table:table-cell table:style-name="ce3" table:formula="of:=IF([.H248]&gt;[.H$177];[.H248];&quot;&quot;)">
            <text:p/>
          </table:table-cell>
          <table:table-cell table:style-name="ce3" table:formula="of:=IF([.I248]&gt;[.I$177];[.I248];&quot;&quot;)" office:value-type="float" office:value="58264.45" calcext:value-type="float">
            <text:p>58264,45</text:p>
          </table:table-cell>
          <table:table-cell table:style-name="ce3" table:formula="of:=IF([.J248]&gt;[.J$177];[.J248];&quot;&quot;)">
            <text:p/>
          </table:table-cell>
          <table:table-cell table:style-name="ce3" table:formula="of:=IF([.K248]&gt;[.K$177];[.K248];&quot;&quot;)">
            <text:p/>
          </table:table-cell>
          <table:table-cell table:style-name="ce3" table:formula="of:=IF([.L248]&gt;[.L$177];[.L248];&quot;&quot;)">
            <text:p/>
          </table:table-cell>
          <table:table-cell table:style-name="ce3" table:formula="of:=IF([.M248]&gt;[.M$177];[.M248];&quot;&quot;)" office:value-type="float" office:value="1132.625" calcext:value-type="float">
            <text:p>1132,625</text:p>
          </table:table-cell>
          <table:table-cell table:style-name="ce3" table:formula="of:=IF([.N248]&gt;[.N$177];[.N248];&quot;&quot;)" office:value-type="float" office:value="1784432.825" calcext:value-type="float">
            <text:p>1784432,825</text:p>
          </table:table-cell>
          <table:table-cell table:style-name="ce3" table:formula="of:=IF([.O248]&gt;[.O$177];[.O248];&quot;&quot;)">
            <text:p/>
          </table:table-cell>
          <table:table-cell table:style-name="ce3" table:formula="of:=IF([.P248]&gt;[.P$177];[.P248];&quot;&quot;)">
            <text:p/>
          </table:table-cell>
          <table:table-cell table:style-name="ce3" table:formula="of:=IF([.Q248]&gt;[.Q$177];[.Q248];&quot;&quot;)">
            <text:p/>
          </table:table-cell>
          <table:table-cell table:style-name="ce3" table:formula="of:=IF([.R248]&gt;[.R$177];[.R248];&quot;&quot;)" office:value-type="float" office:value="114.5875" calcext:value-type="float">
            <text:p>114,5875</text:p>
          </table:table-cell>
          <table:table-cell table:style-name="ce3" table:formula="of:=IF([.S248]&gt;[.S$177];[.S248];&quot;&quot;)" office:value-type="float" office:value="61372.85" calcext:value-type="float">
            <text:p>61372,85</text:p>
          </table:table-cell>
          <table:table-cell table:style-name="ce3" table:formula="of:=IF([.T248]&gt;[.T$177];[.T248];&quot;&quot;)">
            <text:p/>
          </table:table-cell>
          <table:table-cell table:style-name="ce3" table:formula="of:=IF([.U248]&gt;[.U$177];[.U248];&quot;&quot;)">
            <text:p/>
          </table:table-cell>
          <table:table-cell table:style-name="ce3" table:formula="of:=IF([.V248]&gt;[.V$177];[.V248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59.1" calcext:value-type="float">
            <text:p>159,1</text:p>
          </table:table-cell>
          <table:table-cell table:style-name="ce3" table:formula="of:=IF([.B249]&gt;[.B$177];[.B249];&quot;&quot;)">
            <text:p/>
          </table:table-cell>
          <table:table-cell table:style-name="ce3" table:formula="of:=IF([.C249]&gt;[.C$177];[.C249];&quot;&quot;)" office:value-type="float" office:value="2459.525" calcext:value-type="float">
            <text:p>2459,525</text:p>
          </table:table-cell>
          <table:table-cell table:style-name="ce3" table:formula="of:=IF([.D249]&gt;[.D$177];[.D249];&quot;&quot;)" office:value-type="float" office:value="6584.175" calcext:value-type="float">
            <text:p>6584,175</text:p>
          </table:table-cell>
          <table:table-cell table:style-name="ce3" table:formula="of:=IF([.E249]&gt;[.E$177];[.E249];&quot;&quot;)" office:value-type="float" office:value="4412756.2" calcext:value-type="float">
            <text:p>4412756,2</text:p>
          </table:table-cell>
          <table:table-cell table:style-name="ce3" table:formula="of:=IF([.F249]&gt;[.F$177];[.F249];&quot;&quot;)" office:value-type="float" office:value="5001.725" calcext:value-type="float">
            <text:p>5001,725</text:p>
          </table:table-cell>
          <table:table-cell table:style-name="ce3" table:formula="of:=IF([.G249]&gt;[.G$177];[.G249];&quot;&quot;)">
            <text:p/>
          </table:table-cell>
          <table:table-cell table:style-name="ce3" table:formula="of:=IF([.H249]&gt;[.H$177];[.H249];&quot;&quot;)">
            <text:p/>
          </table:table-cell>
          <table:table-cell table:style-name="ce3" table:formula="of:=IF([.I249]&gt;[.I$177];[.I249];&quot;&quot;)" office:value-type="float" office:value="58264.45" calcext:value-type="float">
            <text:p>58264,45</text:p>
          </table:table-cell>
          <table:table-cell table:style-name="ce3" table:formula="of:=IF([.J249]&gt;[.J$177];[.J249];&quot;&quot;)">
            <text:p/>
          </table:table-cell>
          <table:table-cell table:style-name="ce3" table:formula="of:=IF([.K249]&gt;[.K$177];[.K249];&quot;&quot;)">
            <text:p/>
          </table:table-cell>
          <table:table-cell table:style-name="ce3" table:formula="of:=IF([.L249]&gt;[.L$177];[.L249];&quot;&quot;)">
            <text:p/>
          </table:table-cell>
          <table:table-cell table:style-name="ce3" table:formula="of:=IF([.M249]&gt;[.M$177];[.M249];&quot;&quot;)" office:value-type="float" office:value="1072.625" calcext:value-type="float">
            <text:p>1072,625</text:p>
          </table:table-cell>
          <table:table-cell table:style-name="ce3" table:formula="of:=IF([.N249]&gt;[.N$177];[.N249];&quot;&quot;)" office:value-type="float" office:value="1705770.425" calcext:value-type="float">
            <text:p>1705770,425</text:p>
          </table:table-cell>
          <table:table-cell table:style-name="ce3" table:formula="of:=IF([.O249]&gt;[.O$177];[.O249];&quot;&quot;)">
            <text:p/>
          </table:table-cell>
          <table:table-cell table:style-name="ce3" table:formula="of:=IF([.P249]&gt;[.P$177];[.P249];&quot;&quot;)">
            <text:p/>
          </table:table-cell>
          <table:table-cell table:style-name="ce3" table:formula="of:=IF([.Q249]&gt;[.Q$177];[.Q249];&quot;&quot;)">
            <text:p/>
          </table:table-cell>
          <table:table-cell table:style-name="ce3" table:formula="of:=IF([.R249]&gt;[.R$177];[.R249];&quot;&quot;)">
            <text:p/>
          </table:table-cell>
          <table:table-cell table:style-name="ce3" table:formula="of:=IF([.S249]&gt;[.S$177];[.S249];&quot;&quot;)" office:value-type="float" office:value="61372.85" calcext:value-type="float">
            <text:p>61372,85</text:p>
          </table:table-cell>
          <table:table-cell table:style-name="ce3" table:formula="of:=IF([.T249]&gt;[.T$177];[.T249];&quot;&quot;)">
            <text:p/>
          </table:table-cell>
          <table:table-cell table:style-name="ce3" table:formula="of:=IF([.U249]&gt;[.U$177];[.U249];&quot;&quot;)">
            <text:p/>
          </table:table-cell>
          <table:table-cell table:style-name="ce3" table:formula="of:=IF([.V249]&gt;[.V$177];[.V249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60.9" calcext:value-type="float">
            <text:p>160,9</text:p>
          </table:table-cell>
          <table:table-cell table:style-name="ce3" table:formula="of:=IF([.B250]&gt;[.B$177];[.B250];&quot;&quot;)">
            <text:p/>
          </table:table-cell>
          <table:table-cell table:style-name="ce3" table:formula="of:=IF([.C250]&gt;[.C$177];[.C250];&quot;&quot;)" office:value-type="float" office:value="2499.325" calcext:value-type="float">
            <text:p>2499,325</text:p>
          </table:table-cell>
          <table:table-cell table:style-name="ce3" table:formula="of:=IF([.D250]&gt;[.D$177];[.D250];&quot;&quot;)">
            <text:p/>
          </table:table-cell>
          <table:table-cell table:style-name="ce3" table:formula="of:=IF([.E250]&gt;[.E$177];[.E250];&quot;&quot;)" office:value-type="float" office:value="4282161.6" calcext:value-type="float">
            <text:p>4282161,6</text:p>
          </table:table-cell>
          <table:table-cell table:style-name="ce3" table:formula="of:=IF([.F250]&gt;[.F$177];[.F250];&quot;&quot;)">
            <text:p/>
          </table:table-cell>
          <table:table-cell table:style-name="ce3" table:formula="of:=IF([.G250]&gt;[.G$177];[.G250];&quot;&quot;)">
            <text:p/>
          </table:table-cell>
          <table:table-cell table:style-name="ce3" table:formula="of:=IF([.H250]&gt;[.H$177];[.H250];&quot;&quot;)" office:value-type="float" office:value="426.125" calcext:value-type="float">
            <text:p>426,125</text:p>
          </table:table-cell>
          <table:table-cell table:style-name="ce3" table:formula="of:=IF([.I250]&gt;[.I$177];[.I250];&quot;&quot;)" office:value-type="float" office:value="55524.45" calcext:value-type="float">
            <text:p>55524,45</text:p>
          </table:table-cell>
          <table:table-cell table:style-name="ce3" table:formula="of:=IF([.J250]&gt;[.J$177];[.J250];&quot;&quot;)">
            <text:p/>
          </table:table-cell>
          <table:table-cell table:style-name="ce3" table:formula="of:=IF([.K250]&gt;[.K$177];[.K250];&quot;&quot;)">
            <text:p/>
          </table:table-cell>
          <table:table-cell table:style-name="ce3" table:formula="of:=IF([.L250]&gt;[.L$177];[.L250];&quot;&quot;)">
            <text:p/>
          </table:table-cell>
          <table:table-cell table:style-name="ce3" table:formula="of:=IF([.M250]&gt;[.M$177];[.M250];&quot;&quot;)" office:value-type="float" office:value="1032.625" calcext:value-type="float">
            <text:p>1032,625</text:p>
          </table:table-cell>
          <table:table-cell table:style-name="ce3" table:formula="of:=IF([.N250]&gt;[.N$177];[.N250];&quot;&quot;)" office:value-type="float" office:value="1625853.625" calcext:value-type="float">
            <text:p>1625853,625</text:p>
          </table:table-cell>
          <table:table-cell table:style-name="ce3" table:formula="of:=IF([.O250]&gt;[.O$177];[.O250];&quot;&quot;)">
            <text:p/>
          </table:table-cell>
          <table:table-cell table:style-name="ce3" table:formula="of:=IF([.P250]&gt;[.P$177];[.P250];&quot;&quot;)">
            <text:p/>
          </table:table-cell>
          <table:table-cell table:style-name="ce3" table:formula="of:=IF([.Q250]&gt;[.Q$177];[.Q250];&quot;&quot;)">
            <text:p/>
          </table:table-cell>
          <table:table-cell table:style-name="ce3" table:formula="of:=IF([.R250]&gt;[.R$177];[.R250];&quot;&quot;)">
            <text:p/>
          </table:table-cell>
          <table:table-cell table:style-name="ce3" table:formula="of:=IF([.S250]&gt;[.S$177];[.S250];&quot;&quot;)" office:value-type="float" office:value="58687.15" calcext:value-type="float">
            <text:p>58687,15</text:p>
          </table:table-cell>
          <table:table-cell table:style-name="ce3" table:formula="of:=IF([.T250]&gt;[.T$177];[.T250];&quot;&quot;)">
            <text:p/>
          </table:table-cell>
          <table:table-cell table:style-name="ce3" table:formula="of:=IF([.U250]&gt;[.U$177];[.U250];&quot;&quot;)">
            <text:p/>
          </table:table-cell>
          <table:table-cell table:style-name="ce3" table:formula="of:=IF([.V250]&gt;[.V$177];[.V25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62.6" calcext:value-type="float">
            <text:p>162,6</text:p>
          </table:table-cell>
          <table:table-cell table:style-name="ce3" table:formula="of:=IF([.B251]&gt;[.B$177];[.B251];&quot;&quot;)">
            <text:p/>
          </table:table-cell>
          <table:table-cell table:style-name="ce3" table:formula="of:=IF([.C251]&gt;[.C$177];[.C251];&quot;&quot;)" office:value-type="float" office:value="2218.725" calcext:value-type="float">
            <text:p>2218,725</text:p>
          </table:table-cell>
          <table:table-cell table:style-name="ce3" table:formula="of:=IF([.D251]&gt;[.D$177];[.D251];&quot;&quot;)">
            <text:p/>
          </table:table-cell>
          <table:table-cell table:style-name="ce3" table:formula="of:=IF([.E251]&gt;[.E$177];[.E251];&quot;&quot;)" office:value-type="float" office:value="4271364.3" calcext:value-type="float">
            <text:p>4271364,3</text:p>
          </table:table-cell>
          <table:table-cell table:style-name="ce3" table:formula="of:=IF([.F251]&gt;[.F$177];[.F251];&quot;&quot;)">
            <text:p/>
          </table:table-cell>
          <table:table-cell table:style-name="ce3" table:formula="of:=IF([.G251]&gt;[.G$177];[.G251];&quot;&quot;)">
            <text:p/>
          </table:table-cell>
          <table:table-cell table:style-name="ce3" table:formula="of:=IF([.H251]&gt;[.H$177];[.H251];&quot;&quot;)">
            <text:p/>
          </table:table-cell>
          <table:table-cell table:style-name="ce3" table:formula="of:=IF([.I251]&gt;[.I$177];[.I251];&quot;&quot;)" office:value-type="float" office:value="60977.25" calcext:value-type="float">
            <text:p>60977,25</text:p>
          </table:table-cell>
          <table:table-cell table:style-name="ce3" table:formula="of:=IF([.J251]&gt;[.J$177];[.J251];&quot;&quot;)">
            <text:p/>
          </table:table-cell>
          <table:table-cell table:style-name="ce3" table:formula="of:=IF([.K251]&gt;[.K$177];[.K251];&quot;&quot;)">
            <text:p/>
          </table:table-cell>
          <table:table-cell table:style-name="ce3" table:formula="of:=IF([.L251]&gt;[.L$177];[.L251];&quot;&quot;)">
            <text:p/>
          </table:table-cell>
          <table:table-cell table:style-name="ce3" table:formula="of:=IF([.M251]&gt;[.M$177];[.M251];&quot;&quot;)" office:value-type="float" office:value="1353.425" calcext:value-type="float">
            <text:p>1353,425</text:p>
          </table:table-cell>
          <table:table-cell table:style-name="ce3" table:formula="of:=IF([.N251]&gt;[.N$177];[.N251];&quot;&quot;)" office:value-type="float" office:value="1538884.025" calcext:value-type="float">
            <text:p>1538884,025</text:p>
          </table:table-cell>
          <table:table-cell table:style-name="ce3" table:formula="of:=IF([.O251]&gt;[.O$177];[.O251];&quot;&quot;)">
            <text:p/>
          </table:table-cell>
          <table:table-cell table:style-name="ce3" table:formula="of:=IF([.P251]&gt;[.P$177];[.P251];&quot;&quot;)">
            <text:p/>
          </table:table-cell>
          <table:table-cell table:style-name="ce3" table:formula="of:=IF([.Q251]&gt;[.Q$177];[.Q251];&quot;&quot;)">
            <text:p/>
          </table:table-cell>
          <table:table-cell table:style-name="ce3" table:formula="of:=IF([.R251]&gt;[.R$177];[.R251];&quot;&quot;)">
            <text:p/>
          </table:table-cell>
          <table:table-cell table:style-name="ce3" table:formula="of:=IF([.S251]&gt;[.S$177];[.S251];&quot;&quot;)" office:value-type="float" office:value="53207.25" calcext:value-type="float">
            <text:p>53207,25</text:p>
          </table:table-cell>
          <table:table-cell table:style-name="ce3" table:formula="of:=IF([.T251]&gt;[.T$177];[.T251];&quot;&quot;)">
            <text:p/>
          </table:table-cell>
          <table:table-cell table:style-name="ce3" table:formula="of:=IF([.U251]&gt;[.U$177];[.U251];&quot;&quot;)">
            <text:p/>
          </table:table-cell>
          <table:table-cell table:style-name="ce3" table:formula="of:=IF([.V251]&gt;[.V$177];[.V251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64.4" calcext:value-type="float">
            <text:p>164,4</text:p>
          </table:table-cell>
          <table:table-cell table:style-name="ce3" table:formula="of:=IF([.B252]&gt;[.B$177];[.B252];&quot;&quot;)">
            <text:p/>
          </table:table-cell>
          <table:table-cell table:style-name="ce3" table:formula="of:=IF([.C252]&gt;[.C$177];[.C252];&quot;&quot;)" office:value-type="float" office:value="1877.725" calcext:value-type="float">
            <text:p>1877,725</text:p>
          </table:table-cell>
          <table:table-cell table:style-name="ce3" table:formula="of:=IF([.D252]&gt;[.D$177];[.D252];&quot;&quot;)" office:value-type="float" office:value="8618.775" calcext:value-type="float">
            <text:p>8618,775</text:p>
          </table:table-cell>
          <table:table-cell table:style-name="ce3" table:formula="of:=IF([.E252]&gt;[.E$177];[.E252];&quot;&quot;)" office:value-type="float" office:value="4140769.5" calcext:value-type="float">
            <text:p>4140769,5</text:p>
          </table:table-cell>
          <table:table-cell table:style-name="ce3" table:formula="of:=IF([.F252]&gt;[.F$177];[.F252];&quot;&quot;)">
            <text:p/>
          </table:table-cell>
          <table:table-cell table:style-name="ce3" table:formula="of:=IF([.G252]&gt;[.G$177];[.G252];&quot;&quot;)">
            <text:p/>
          </table:table-cell>
          <table:table-cell table:style-name="ce3" table:formula="of:=IF([.H252]&gt;[.H$177];[.H252];&quot;&quot;)">
            <text:p/>
          </table:table-cell>
          <table:table-cell table:style-name="ce3" table:formula="of:=IF([.I252]&gt;[.I$177];[.I252];&quot;&quot;)" office:value-type="float" office:value="58264.45" calcext:value-type="float">
            <text:p>58264,45</text:p>
          </table:table-cell>
          <table:table-cell table:style-name="ce3" table:formula="of:=IF([.J252]&gt;[.J$177];[.J252];&quot;&quot;)">
            <text:p/>
          </table:table-cell>
          <table:table-cell table:style-name="ce3" table:formula="of:=IF([.K252]&gt;[.K$177];[.K252];&quot;&quot;)">
            <text:p/>
          </table:table-cell>
          <table:table-cell table:style-name="ce3" table:formula="of:=IF([.L252]&gt;[.L$177];[.L252];&quot;&quot;)">
            <text:p/>
          </table:table-cell>
          <table:table-cell table:style-name="ce3" table:formula="of:=IF([.M252]&gt;[.M$177];[.M252];&quot;&quot;)" office:value-type="float" office:value="812.025" calcext:value-type="float">
            <text:p>812,025</text:p>
          </table:table-cell>
          <table:table-cell table:style-name="ce3" table:formula="of:=IF([.N252]&gt;[.N$177];[.N252];&quot;&quot;)" office:value-type="float" office:value="1489444.025" calcext:value-type="float">
            <text:p>1489444,025</text:p>
          </table:table-cell>
          <table:table-cell table:style-name="ce3" table:formula="of:=IF([.O252]&gt;[.O$177];[.O252];&quot;&quot;)">
            <text:p/>
          </table:table-cell>
          <table:table-cell table:style-name="ce3" table:formula="of:=IF([.P252]&gt;[.P$177];[.P252];&quot;&quot;)">
            <text:p/>
          </table:table-cell>
          <table:table-cell table:style-name="ce3" table:formula="of:=IF([.Q252]&gt;[.Q$177];[.Q252];&quot;&quot;)">
            <text:p/>
          </table:table-cell>
          <table:table-cell table:style-name="ce3" table:formula="of:=IF([.R252]&gt;[.R$177];[.R252];&quot;&quot;)">
            <text:p/>
          </table:table-cell>
          <table:table-cell table:style-name="ce3" table:formula="of:=IF([.S252]&gt;[.S$177];[.S252];&quot;&quot;)" office:value-type="float" office:value="47781.65" calcext:value-type="float">
            <text:p>47781,65</text:p>
          </table:table-cell>
          <table:table-cell table:style-name="ce3" table:formula="of:=IF([.T252]&gt;[.T$177];[.T252];&quot;&quot;)">
            <text:p/>
          </table:table-cell>
          <table:table-cell table:style-name="ce3" table:formula="of:=IF([.U252]&gt;[.U$177];[.U252];&quot;&quot;)">
            <text:p/>
          </table:table-cell>
          <table:table-cell table:style-name="ce3" table:formula="of:=IF([.V252]&gt;[.V$177];[.V252];&quot;&quot;)" office:value-type="float" office:value="33.3" calcext:value-type="float">
            <text:p>33,3</text:p>
          </table:table-cell>
          <table:table-cell table:number-columns-repeated="1002"/>
        </table:table-row>
        <table:table-row table:style-name="ro1">
          <table:table-cell office:value-type="float" office:value="166.2" calcext:value-type="float">
            <text:p>166,2</text:p>
          </table:table-cell>
          <table:table-cell table:style-name="ce3" table:formula="of:=IF([.B253]&gt;[.B$177];[.B253];&quot;&quot;)">
            <text:p/>
          </table:table-cell>
          <table:table-cell table:style-name="ce3" table:formula="of:=IF([.C253]&gt;[.C$177];[.C253];&quot;&quot;)" office:value-type="float" office:value="1436.325" calcext:value-type="float">
            <text:p>1436,325</text:p>
          </table:table-cell>
          <table:table-cell table:style-name="ce3" table:formula="of:=IF([.D253]&gt;[.D$177];[.D253];&quot;&quot;)" office:value-type="float" office:value="6584.175" calcext:value-type="float">
            <text:p>6584,175</text:p>
          </table:table-cell>
          <table:table-cell table:style-name="ce3" table:formula="of:=IF([.E253]&gt;[.E$177];[.E253];&quot;&quot;)" office:value-type="float" office:value="4113479" calcext:value-type="float">
            <text:p>4113479</text:p>
          </table:table-cell>
          <table:table-cell table:style-name="ce3" table:formula="of:=IF([.F253]&gt;[.F$177];[.F253];&quot;&quot;)">
            <text:p/>
          </table:table-cell>
          <table:table-cell table:style-name="ce3" table:formula="of:=IF([.G253]&gt;[.G$177];[.G253];&quot;&quot;)">
            <text:p/>
          </table:table-cell>
          <table:table-cell table:style-name="ce3" table:formula="of:=IF([.H253]&gt;[.H$177];[.H253];&quot;&quot;)">
            <text:p/>
          </table:table-cell>
          <table:table-cell table:style-name="ce3" table:formula="of:=IF([.I253]&gt;[.I$177];[.I253];&quot;&quot;)" office:value-type="float" office:value="55551.65" calcext:value-type="float">
            <text:p>55551,65</text:p>
          </table:table-cell>
          <table:table-cell table:style-name="ce3" table:formula="of:=IF([.J253]&gt;[.J$177];[.J253];&quot;&quot;)">
            <text:p/>
          </table:table-cell>
          <table:table-cell table:style-name="ce3" table:formula="of:=IF([.K253]&gt;[.K$177];[.K253];&quot;&quot;)">
            <text:p/>
          </table:table-cell>
          <table:table-cell table:style-name="ce3" table:formula="of:=IF([.L253]&gt;[.L$177];[.L253];&quot;&quot;)">
            <text:p/>
          </table:table-cell>
          <table:table-cell table:style-name="ce3" table:formula="of:=IF([.M253]&gt;[.M$177];[.M253];&quot;&quot;)" office:value-type="float" office:value="531.425" calcext:value-type="float">
            <text:p>531,425</text:p>
          </table:table-cell>
          <table:table-cell table:style-name="ce3" table:formula="of:=IF([.N253]&gt;[.N$177];[.N253];&quot;&quot;)" office:value-type="float" office:value="1451242.425" calcext:value-type="float">
            <text:p>1451242,425</text:p>
          </table:table-cell>
          <table:table-cell table:style-name="ce3" table:formula="of:=IF([.O253]&gt;[.O$177];[.O253];&quot;&quot;)">
            <text:p/>
          </table:table-cell>
          <table:table-cell table:style-name="ce3" table:formula="of:=IF([.P253]&gt;[.P$177];[.P253];&quot;&quot;)">
            <text:p/>
          </table:table-cell>
          <table:table-cell table:style-name="ce3" table:formula="of:=IF([.Q253]&gt;[.Q$177];[.Q253];&quot;&quot;)">
            <text:p/>
          </table:table-cell>
          <table:table-cell table:style-name="ce3" table:formula="of:=IF([.R253]&gt;[.R$177];[.R253];&quot;&quot;)" office:value-type="float" office:value="89.5875" calcext:value-type="float">
            <text:p>89,5875</text:p>
          </table:table-cell>
          <table:table-cell table:style-name="ce3" table:formula="of:=IF([.S253]&gt;[.S$177];[.S253];&quot;&quot;)" office:value-type="float" office:value="45041.75" calcext:value-type="float">
            <text:p>45041,75</text:p>
          </table:table-cell>
          <table:table-cell table:style-name="ce3" table:formula="of:=IF([.T253]&gt;[.T$177];[.T253];&quot;&quot;)">
            <text:p/>
          </table:table-cell>
          <table:table-cell table:style-name="ce3" table:formula="of:=IF([.U253]&gt;[.U$177];[.U253];&quot;&quot;)">
            <text:p/>
          </table:table-cell>
          <table:table-cell table:style-name="ce3" table:formula="of:=IF([.V253]&gt;[.V$177];[.V253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67.9" calcext:value-type="float">
            <text:p>167,9</text:p>
          </table:table-cell>
          <table:table-cell table:style-name="ce3" table:formula="of:=IF([.B254]&gt;[.B$177];[.B254];&quot;&quot;)">
            <text:p/>
          </table:table-cell>
          <table:table-cell table:style-name="ce3" table:formula="of:=IF([.C254]&gt;[.C$177];[.C254];&quot;&quot;)" office:value-type="float" office:value="1516.725" calcext:value-type="float">
            <text:p>1516,725</text:p>
          </table:table-cell>
          <table:table-cell table:style-name="ce3" table:formula="of:=IF([.D254]&gt;[.D$177];[.D254];&quot;&quot;)">
            <text:p/>
          </table:table-cell>
          <table:table-cell table:style-name="ce3" table:formula="of:=IF([.E254]&gt;[.E$177];[.E254];&quot;&quot;)" office:value-type="float" office:value="4113479" calcext:value-type="float">
            <text:p>4113479</text:p>
          </table:table-cell>
          <table:table-cell table:style-name="ce3" table:formula="of:=IF([.F254]&gt;[.F$177];[.F254];&quot;&quot;)" office:value-type="float" office:value="6358.125" calcext:value-type="float">
            <text:p>6358,125</text:p>
          </table:table-cell>
          <table:table-cell table:style-name="ce3" table:formula="of:=IF([.G254]&gt;[.G$177];[.G254];&quot;&quot;)">
            <text:p/>
          </table:table-cell>
          <table:table-cell table:style-name="ce3" table:formula="of:=IF([.H254]&gt;[.H$177];[.H254];&quot;&quot;)" office:value-type="float" office:value="446.125" calcext:value-type="float">
            <text:p>446,125</text:p>
          </table:table-cell>
          <table:table-cell table:style-name="ce3" table:formula="of:=IF([.I254]&gt;[.I$177];[.I254];&quot;&quot;)" office:value-type="float" office:value="55551.65" calcext:value-type="float">
            <text:p>55551,65</text:p>
          </table:table-cell>
          <table:table-cell table:style-name="ce3" table:formula="of:=IF([.J254]&gt;[.J$177];[.J254];&quot;&quot;)">
            <text:p/>
          </table:table-cell>
          <table:table-cell table:style-name="ce3" table:formula="of:=IF([.K254]&gt;[.K$177];[.K254];&quot;&quot;)">
            <text:p/>
          </table:table-cell>
          <table:table-cell table:style-name="ce3" table:formula="of:=IF([.L254]&gt;[.L$177];[.L254];&quot;&quot;)">
            <text:p/>
          </table:table-cell>
          <table:table-cell table:style-name="ce3" table:formula="of:=IF([.M254]&gt;[.M$177];[.M254];&quot;&quot;)" office:value-type="float" office:value="531.025" calcext:value-type="float">
            <text:p>531,025</text:p>
          </table:table-cell>
          <table:table-cell table:style-name="ce3" table:formula="of:=IF([.N254]&gt;[.N$177];[.N254];&quot;&quot;)" office:value-type="float" office:value="1502199.225" calcext:value-type="float">
            <text:p>1502199,225</text:p>
          </table:table-cell>
          <table:table-cell table:style-name="ce3" table:formula="of:=IF([.O254]&gt;[.O$177];[.O254];&quot;&quot;)" office:value-type="float" office:value="59.375" calcext:value-type="float">
            <text:p>59,375</text:p>
          </table:table-cell>
          <table:table-cell table:style-name="ce3" table:formula="of:=IF([.P254]&gt;[.P$177];[.P254];&quot;&quot;)">
            <text:p/>
          </table:table-cell>
          <table:table-cell table:style-name="ce3" table:formula="of:=IF([.Q254]&gt;[.Q$177];[.Q254];&quot;&quot;)">
            <text:p/>
          </table:table-cell>
          <table:table-cell table:style-name="ce3" table:formula="of:=IF([.R254]&gt;[.R$177];[.R254];&quot;&quot;)" office:value-type="float" office:value="112.0875" calcext:value-type="float">
            <text:p>112,0875</text:p>
          </table:table-cell>
          <table:table-cell table:style-name="ce3" table:formula="of:=IF([.S254]&gt;[.S$177];[.S254];&quot;&quot;)" office:value-type="float" office:value="36876.15" calcext:value-type="float">
            <text:p>36876,15</text:p>
          </table:table-cell>
          <table:table-cell table:style-name="ce3" table:formula="of:=IF([.T254]&gt;[.T$177];[.T254];&quot;&quot;)">
            <text:p/>
          </table:table-cell>
          <table:table-cell table:style-name="ce3" table:formula="of:=IF([.U254]&gt;[.U$177];[.U254];&quot;&quot;)">
            <text:p/>
          </table:table-cell>
          <table:table-cell table:style-name="ce3" table:formula="of:=IF([.V254]&gt;[.V$177];[.V25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69.7" calcext:value-type="float">
            <text:p>169,7</text:p>
          </table:table-cell>
          <table:table-cell table:style-name="ce3" table:formula="of:=IF([.B255]&gt;[.B$177];[.B255];&quot;&quot;)">
            <text:p/>
          </table:table-cell>
          <table:table-cell table:style-name="ce3" table:formula="of:=IF([.C255]&gt;[.C$177];[.C255];&quot;&quot;)" office:value-type="float" office:value="955.125" calcext:value-type="float">
            <text:p>955,125</text:p>
          </table:table-cell>
          <table:table-cell table:style-name="ce3" table:formula="of:=IF([.D255]&gt;[.D$177];[.D255];&quot;&quot;)">
            <text:p/>
          </table:table-cell>
          <table:table-cell table:style-name="ce3" table:formula="of:=IF([.E255]&gt;[.E$177];[.E255];&quot;&quot;)" office:value-type="float" office:value="4002009.3" calcext:value-type="float">
            <text:p>4002009,3</text:p>
          </table:table-cell>
          <table:table-cell table:style-name="ce3" table:formula="of:=IF([.F255]&gt;[.F$177];[.F255];&quot;&quot;)">
            <text:p/>
          </table:table-cell>
          <table:table-cell table:style-name="ce3" table:formula="of:=IF([.G255]&gt;[.G$177];[.G255];&quot;&quot;)">
            <text:p/>
          </table:table-cell>
          <table:table-cell table:style-name="ce3" table:formula="of:=IF([.H255]&gt;[.H$177];[.H255];&quot;&quot;)" office:value-type="float" office:value="827.125" calcext:value-type="float">
            <text:p>827,125</text:p>
          </table:table-cell>
          <table:table-cell table:style-name="ce3" table:formula="of:=IF([.I255]&gt;[.I$177];[.I255];&quot;&quot;)" office:value-type="float" office:value="55551.65" calcext:value-type="float">
            <text:p>55551,65</text:p>
          </table:table-cell>
          <table:table-cell table:style-name="ce3" table:formula="of:=IF([.J255]&gt;[.J$177];[.J255];&quot;&quot;)">
            <text:p/>
          </table:table-cell>
          <table:table-cell table:style-name="ce3" table:formula="of:=IF([.K255]&gt;[.K$177];[.K255];&quot;&quot;)">
            <text:p/>
          </table:table-cell>
          <table:table-cell table:style-name="ce3" table:formula="of:=IF([.L255]&gt;[.L$177];[.L255];&quot;&quot;)">
            <text:p/>
          </table:table-cell>
          <table:table-cell table:style-name="ce3" table:formula="of:=IF([.M255]&gt;[.M$177];[.M255];&quot;&quot;)" office:value-type="float" office:value="330.625" calcext:value-type="float">
            <text:p>330,625</text:p>
          </table:table-cell>
          <table:table-cell table:style-name="ce3" table:formula="of:=IF([.N255]&gt;[.N$177];[.N255];&quot;&quot;)" office:value-type="float" office:value="1585892.025" calcext:value-type="float">
            <text:p>1585892,025</text:p>
          </table:table-cell>
          <table:table-cell table:style-name="ce3" table:formula="of:=IF([.O255]&gt;[.O$177];[.O255];&quot;&quot;)" office:value-type="float" office:value="84.375" calcext:value-type="float">
            <text:p>84,375</text:p>
          </table:table-cell>
          <table:table-cell table:style-name="ce3" table:formula="of:=IF([.P255]&gt;[.P$177];[.P255];&quot;&quot;)">
            <text:p/>
          </table:table-cell>
          <table:table-cell table:style-name="ce3" table:formula="of:=IF([.Q255]&gt;[.Q$177];[.Q255];&quot;&quot;)">
            <text:p/>
          </table:table-cell>
          <table:table-cell table:style-name="ce3" table:formula="of:=IF([.R255]&gt;[.R$177];[.R255];&quot;&quot;)" office:value-type="float" office:value="102.0875" calcext:value-type="float">
            <text:p>102,0875</text:p>
          </table:table-cell>
          <table:table-cell table:style-name="ce3" table:formula="of:=IF([.S255]&gt;[.S$177];[.S255];&quot;&quot;)" office:value-type="float" office:value="36876.15" calcext:value-type="float">
            <text:p>36876,15</text:p>
          </table:table-cell>
          <table:table-cell table:style-name="ce3" table:formula="of:=IF([.T255]&gt;[.T$177];[.T255];&quot;&quot;)">
            <text:p/>
          </table:table-cell>
          <table:table-cell table:style-name="ce3" table:formula="of:=IF([.U255]&gt;[.U$177];[.U255];&quot;&quot;)">
            <text:p/>
          </table:table-cell>
          <table:table-cell table:style-name="ce3" table:formula="of:=IF([.V255]&gt;[.V$177];[.V255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71.5" calcext:value-type="float">
            <text:p>171,5</text:p>
          </table:table-cell>
          <table:table-cell table:style-name="ce3" table:formula="of:=IF([.B256]&gt;[.B$177];[.B256];&quot;&quot;)">
            <text:p/>
          </table:table-cell>
          <table:table-cell table:style-name="ce3" table:formula="of:=IF([.C256]&gt;[.C$177];[.C256];&quot;&quot;)" office:value-type="float" office:value="1075.525" calcext:value-type="float">
            <text:p>1075,525</text:p>
          </table:table-cell>
          <table:table-cell table:style-name="ce3" table:formula="of:=IF([.D256]&gt;[.D$177];[.D256];&quot;&quot;)">
            <text:p/>
          </table:table-cell>
          <table:table-cell table:style-name="ce3" table:formula="of:=IF([.E256]&gt;[.E$177];[.E256];&quot;&quot;)" office:value-type="float" office:value="4075472.1" calcext:value-type="float">
            <text:p>4075472,1</text:p>
          </table:table-cell>
          <table:table-cell table:style-name="ce3" table:formula="of:=IF([.F256]&gt;[.F$177];[.F256];&quot;&quot;)">
            <text:p/>
          </table:table-cell>
          <table:table-cell table:style-name="ce3" table:formula="of:=IF([.G256]&gt;[.G$177];[.G256];&quot;&quot;)">
            <text:p/>
          </table:table-cell>
          <table:table-cell table:style-name="ce3" table:formula="of:=IF([.H256]&gt;[.H$177];[.H256];&quot;&quot;)">
            <text:p/>
          </table:table-cell>
          <table:table-cell table:style-name="ce3" table:formula="of:=IF([.I256]&gt;[.I$177];[.I256];&quot;&quot;)" office:value-type="float" office:value="55551.65" calcext:value-type="float">
            <text:p>55551,65</text:p>
          </table:table-cell>
          <table:table-cell table:style-name="ce3" table:formula="of:=IF([.J256]&gt;[.J$177];[.J256];&quot;&quot;)">
            <text:p/>
          </table:table-cell>
          <table:table-cell table:style-name="ce3" table:formula="of:=IF([.K256]&gt;[.K$177];[.K256];&quot;&quot;)">
            <text:p/>
          </table:table-cell>
          <table:table-cell table:style-name="ce3" table:formula="of:=IF([.L256]&gt;[.L$177];[.L256];&quot;&quot;)">
            <text:p/>
          </table:table-cell>
          <table:table-cell table:style-name="ce3" table:formula="of:=IF([.M256]&gt;[.M$177];[.M256];&quot;&quot;)" office:value-type="float" office:value="491.025" calcext:value-type="float">
            <text:p>491,025</text:p>
          </table:table-cell>
          <table:table-cell table:style-name="ce3" table:formula="of:=IF([.N256]&gt;[.N$177];[.N256];&quot;&quot;)" office:value-type="float" office:value="1589143.225" calcext:value-type="float">
            <text:p>1589143,225</text:p>
          </table:table-cell>
          <table:table-cell table:style-name="ce3" table:formula="of:=IF([.O256]&gt;[.O$177];[.O256];&quot;&quot;)" office:value-type="float" office:value="112.975" calcext:value-type="float">
            <text:p>112,975</text:p>
          </table:table-cell>
          <table:table-cell table:style-name="ce3" table:formula="of:=IF([.P256]&gt;[.P$177];[.P256];&quot;&quot;)">
            <text:p/>
          </table:table-cell>
          <table:table-cell table:style-name="ce3" table:formula="of:=IF([.Q256]&gt;[.Q$177];[.Q256];&quot;&quot;)">
            <text:p/>
          </table:table-cell>
          <table:table-cell table:style-name="ce3" table:formula="of:=IF([.R256]&gt;[.R$177];[.R256];&quot;&quot;)">
            <text:p/>
          </table:table-cell>
          <table:table-cell table:style-name="ce3" table:formula="of:=IF([.S256]&gt;[.S$177];[.S256];&quot;&quot;)" office:value-type="float" office:value="36849.05" calcext:value-type="float">
            <text:p>36849,05</text:p>
          </table:table-cell>
          <table:table-cell table:style-name="ce3" table:formula="of:=IF([.T256]&gt;[.T$177];[.T256];&quot;&quot;)">
            <text:p/>
          </table:table-cell>
          <table:table-cell table:style-name="ce3" table:formula="of:=IF([.U256]&gt;[.U$177];[.U256];&quot;&quot;)">
            <text:p/>
          </table:table-cell>
          <table:table-cell table:style-name="ce3" table:formula="of:=IF([.V256]&gt;[.V$177];[.V256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73.2" calcext:value-type="float">
            <text:p>173,2</text:p>
          </table:table-cell>
          <table:table-cell table:style-name="ce3" table:formula="of:=IF([.B257]&gt;[.B$177];[.B257];&quot;&quot;)">
            <text:p/>
          </table:table-cell>
          <table:table-cell table:style-name="ce3" table:formula="of:=IF([.C257]&gt;[.C$177];[.C257];&quot;&quot;)" office:value-type="float" office:value="975.325" calcext:value-type="float">
            <text:p>975,325</text:p>
          </table:table-cell>
          <table:table-cell table:style-name="ce3" table:formula="of:=IF([.D257]&gt;[.D$177];[.D257];&quot;&quot;)">
            <text:p/>
          </table:table-cell>
          <table:table-cell table:style-name="ce3" table:formula="of:=IF([.E257]&gt;[.E$177];[.E257];&quot;&quot;)" office:value-type="float" office:value="4067225.7" calcext:value-type="float">
            <text:p>4067225,7</text:p>
          </table:table-cell>
          <table:table-cell table:style-name="ce3" table:formula="of:=IF([.F257]&gt;[.F$177];[.F257];&quot;&quot;)">
            <text:p/>
          </table:table-cell>
          <table:table-cell table:style-name="ce3" table:formula="of:=IF([.G257]&gt;[.G$177];[.G257];&quot;&quot;)">
            <text:p/>
          </table:table-cell>
          <table:table-cell table:style-name="ce3" table:formula="of:=IF([.H257]&gt;[.H$177];[.H257];&quot;&quot;)" office:value-type="float" office:value="927.725" calcext:value-type="float">
            <text:p>927,725</text:p>
          </table:table-cell>
          <table:table-cell table:style-name="ce3" table:formula="of:=IF([.I257]&gt;[.I$177];[.I257];&quot;&quot;)" office:value-type="float" office:value="55524.45" calcext:value-type="float">
            <text:p>55524,45</text:p>
          </table:table-cell>
          <table:table-cell table:style-name="ce3" table:formula="of:=IF([.J257]&gt;[.J$177];[.J257];&quot;&quot;)">
            <text:p/>
          </table:table-cell>
          <table:table-cell table:style-name="ce3" table:formula="of:=IF([.K257]&gt;[.K$177];[.K257];&quot;&quot;)">
            <text:p/>
          </table:table-cell>
          <table:table-cell table:style-name="ce3" table:formula="of:=IF([.L257]&gt;[.L$177];[.L257];&quot;&quot;)">
            <text:p/>
          </table:table-cell>
          <table:table-cell table:style-name="ce3" table:formula="of:=IF([.M257]&gt;[.M$177];[.M257];&quot;&quot;)" office:value-type="float" office:value="330.625" calcext:value-type="float">
            <text:p>330,625</text:p>
          </table:table-cell>
          <table:table-cell table:style-name="ce3" table:formula="of:=IF([.N257]&gt;[.N$177];[.N257];&quot;&quot;)" office:value-type="float" office:value="1660573.625" calcext:value-type="float">
            <text:p>1660573,625</text:p>
          </table:table-cell>
          <table:table-cell table:style-name="ce3" table:formula="of:=IF([.O257]&gt;[.O$177];[.O257];&quot;&quot;)">
            <text:p/>
          </table:table-cell>
          <table:table-cell table:style-name="ce3" table:formula="of:=IF([.P257]&gt;[.P$177];[.P257];&quot;&quot;)">
            <text:p/>
          </table:table-cell>
          <table:table-cell table:style-name="ce3" table:formula="of:=IF([.Q257]&gt;[.Q$177];[.Q257];&quot;&quot;)">
            <text:p/>
          </table:table-cell>
          <table:table-cell table:style-name="ce3" table:formula="of:=IF([.R257]&gt;[.R$177];[.R257];&quot;&quot;)">
            <text:p/>
          </table:table-cell>
          <table:table-cell table:style-name="ce3" table:formula="of:=IF([.S257]&gt;[.S$177];[.S257];&quot;&quot;)" office:value-type="float" office:value="39616.05" calcext:value-type="float">
            <text:p>39616,05</text:p>
          </table:table-cell>
          <table:table-cell table:style-name="ce3" table:formula="of:=IF([.T257]&gt;[.T$177];[.T257];&quot;&quot;)">
            <text:p/>
          </table:table-cell>
          <table:table-cell table:style-name="ce3" table:formula="of:=IF([.U257]&gt;[.U$177];[.U257];&quot;&quot;)">
            <text:p/>
          </table:table-cell>
          <table:table-cell table:style-name="ce3" table:formula="of:=IF([.V257]&gt;[.V$177];[.V257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3" table:formula="of:=IF([.B258]&gt;[.B$177];[.B258];&quot;&quot;)">
            <text:p/>
          </table:table-cell>
          <table:table-cell table:style-name="ce3" table:formula="of:=IF([.C258]&gt;[.C$177];[.C258];&quot;&quot;)" office:value-type="float" office:value="1095.525" calcext:value-type="float">
            <text:p>1095,525</text:p>
          </table:table-cell>
          <table:table-cell table:style-name="ce3" table:formula="of:=IF([.D258]&gt;[.D$177];[.D258];&quot;&quot;)">
            <text:p/>
          </table:table-cell>
          <table:table-cell table:style-name="ce3" table:formula="of:=IF([.E258]&gt;[.E$177];[.E258];&quot;&quot;)" office:value-type="float" office:value="4053715.4" calcext:value-type="float">
            <text:p>4053715,4</text:p>
          </table:table-cell>
          <table:table-cell table:style-name="ce3" table:formula="of:=IF([.F258]&gt;[.F$177];[.F258];&quot;&quot;)">
            <text:p/>
          </table:table-cell>
          <table:table-cell table:style-name="ce3" table:formula="of:=IF([.G258]&gt;[.G$177];[.G258];&quot;&quot;)">
            <text:p/>
          </table:table-cell>
          <table:table-cell table:style-name="ce3" table:formula="of:=IF([.H258]&gt;[.H$177];[.H258];&quot;&quot;)">
            <text:p/>
          </table:table-cell>
          <table:table-cell table:style-name="ce3" table:formula="of:=IF([.I258]&gt;[.I$177];[.I258];&quot;&quot;)" office:value-type="float" office:value="58264.45" calcext:value-type="float">
            <text:p>58264,45</text:p>
          </table:table-cell>
          <table:table-cell table:style-name="ce3" table:formula="of:=IF([.J258]&gt;[.J$177];[.J258];&quot;&quot;)">
            <text:p/>
          </table:table-cell>
          <table:table-cell table:style-name="ce3" table:formula="of:=IF([.K258]&gt;[.K$177];[.K258];&quot;&quot;)">
            <text:p/>
          </table:table-cell>
          <table:table-cell table:style-name="ce3" table:formula="of:=IF([.L258]&gt;[.L$177];[.L258];&quot;&quot;)">
            <text:p/>
          </table:table-cell>
          <table:table-cell table:style-name="ce3" table:formula="of:=IF([.M258]&gt;[.M$177];[.M258];&quot;&quot;)" office:value-type="float" office:value="826.825" calcext:value-type="float">
            <text:p>826,825</text:p>
          </table:table-cell>
          <table:table-cell table:style-name="ce3" table:formula="of:=IF([.N258]&gt;[.N$177];[.N258];&quot;&quot;)" office:value-type="float" office:value="1627370.425" calcext:value-type="float">
            <text:p>1627370,425</text:p>
          </table:table-cell>
          <table:table-cell table:style-name="ce3" table:formula="of:=IF([.O258]&gt;[.O$177];[.O258];&quot;&quot;)">
            <text:p/>
          </table:table-cell>
          <table:table-cell table:style-name="ce3" table:formula="of:=IF([.P258]&gt;[.P$177];[.P258];&quot;&quot;)">
            <text:p/>
          </table:table-cell>
          <table:table-cell table:style-name="ce3" table:formula="of:=IF([.Q258]&gt;[.Q$177];[.Q258];&quot;&quot;)">
            <text:p/>
          </table:table-cell>
          <table:table-cell table:style-name="ce3" table:formula="of:=IF([.R258]&gt;[.R$177];[.R258];&quot;&quot;)">
            <text:p/>
          </table:table-cell>
          <table:table-cell table:style-name="ce3" table:formula="of:=IF([.S258]&gt;[.S$177];[.S258];&quot;&quot;)" office:value-type="float" office:value="36876.15" calcext:value-type="float">
            <text:p>36876,15</text:p>
          </table:table-cell>
          <table:table-cell table:style-name="ce3" table:formula="of:=IF([.T258]&gt;[.T$177];[.T258];&quot;&quot;)">
            <text:p/>
          </table:table-cell>
          <table:table-cell table:style-name="ce3" table:formula="of:=IF([.U258]&gt;[.U$177];[.U258];&quot;&quot;)">
            <text:p/>
          </table:table-cell>
          <table:table-cell table:style-name="ce3" table:formula="of:=IF([.V258]&gt;[.V$177];[.V258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76.8" calcext:value-type="float">
            <text:p>176,8</text:p>
          </table:table-cell>
          <table:table-cell table:style-name="ce3" table:formula="of:=IF([.B259]&gt;[.B$177];[.B259];&quot;&quot;)">
            <text:p/>
          </table:table-cell>
          <table:table-cell table:style-name="ce3" table:formula="of:=IF([.C259]&gt;[.C$177];[.C259];&quot;&quot;)" office:value-type="float" office:value="814.725" calcext:value-type="float">
            <text:p>814,725</text:p>
          </table:table-cell>
          <table:table-cell table:style-name="ce3" table:formula="of:=IF([.D259]&gt;[.D$177];[.D259];&quot;&quot;)">
            <text:p/>
          </table:table-cell>
          <table:table-cell table:style-name="ce3" table:formula="of:=IF([.E259]&gt;[.E$177];[.E259];&quot;&quot;)" office:value-type="float" office:value="4026478.9" calcext:value-type="float">
            <text:p>4026478,9</text:p>
          </table:table-cell>
          <table:table-cell table:style-name="ce3" table:formula="of:=IF([.F259]&gt;[.F$177];[.F259];&quot;&quot;)">
            <text:p/>
          </table:table-cell>
          <table:table-cell table:style-name="ce3" table:formula="of:=IF([.G259]&gt;[.G$177];[.G259];&quot;&quot;)">
            <text:p/>
          </table:table-cell>
          <table:table-cell table:style-name="ce3" table:formula="of:=IF([.H259]&gt;[.H$177];[.H259];&quot;&quot;)">
            <text:p/>
          </table:table-cell>
          <table:table-cell table:style-name="ce3" table:formula="of:=IF([.I259]&gt;[.I$177];[.I259];&quot;&quot;)" office:value-type="float" office:value="55551.65" calcext:value-type="float">
            <text:p>55551,65</text:p>
          </table:table-cell>
          <table:table-cell table:style-name="ce3" table:formula="of:=IF([.J259]&gt;[.J$177];[.J259];&quot;&quot;)">
            <text:p/>
          </table:table-cell>
          <table:table-cell table:style-name="ce3" table:formula="of:=IF([.K259]&gt;[.K$177];[.K259];&quot;&quot;)">
            <text:p/>
          </table:table-cell>
          <table:table-cell table:style-name="ce3" table:formula="of:=IF([.L259]&gt;[.L$177];[.L259];&quot;&quot;)">
            <text:p/>
          </table:table-cell>
          <table:table-cell table:style-name="ce3" table:formula="of:=IF([.M259]&gt;[.M$177];[.M259];&quot;&quot;)" office:value-type="float" office:value="426.125" calcext:value-type="float">
            <text:p>426,125</text:p>
          </table:table-cell>
          <table:table-cell table:style-name="ce3" table:formula="of:=IF([.N259]&gt;[.N$177];[.N259];&quot;&quot;)" office:value-type="float" office:value="1603184.825" calcext:value-type="float">
            <text:p>1603184,825</text:p>
          </table:table-cell>
          <table:table-cell table:style-name="ce3" table:formula="of:=IF([.O259]&gt;[.O$177];[.O259];&quot;&quot;)">
            <text:p/>
          </table:table-cell>
          <table:table-cell table:style-name="ce3" table:formula="of:=IF([.P259]&gt;[.P$177];[.P259];&quot;&quot;)">
            <text:p/>
          </table:table-cell>
          <table:table-cell table:style-name="ce3" table:formula="of:=IF([.Q259]&gt;[.Q$177];[.Q259];&quot;&quot;)">
            <text:p/>
          </table:table-cell>
          <table:table-cell table:style-name="ce3" table:formula="of:=IF([.R259]&gt;[.R$177];[.R259];&quot;&quot;)" office:value-type="float" office:value="89.5875" calcext:value-type="float">
            <text:p>89,5875</text:p>
          </table:table-cell>
          <table:table-cell table:style-name="ce3" table:formula="of:=IF([.S259]&gt;[.S$177];[.S259];&quot;&quot;)" office:value-type="float" office:value="31423.45" calcext:value-type="float">
            <text:p>31423,45</text:p>
          </table:table-cell>
          <table:table-cell table:style-name="ce3" table:formula="of:=IF([.T259]&gt;[.T$177];[.T259];&quot;&quot;)">
            <text:p/>
          </table:table-cell>
          <table:table-cell table:style-name="ce3" table:formula="of:=IF([.U259]&gt;[.U$177];[.U259];&quot;&quot;)">
            <text:p/>
          </table:table-cell>
          <table:table-cell table:style-name="ce3" table:formula="of:=IF([.V259]&gt;[.V$177];[.V259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78.5" calcext:value-type="float">
            <text:p>178,5</text:p>
          </table:table-cell>
          <table:table-cell table:style-name="ce3" table:formula="of:=IF([.B260]&gt;[.B$177];[.B260];&quot;&quot;)">
            <text:p/>
          </table:table-cell>
          <table:table-cell table:style-name="ce3" table:formula="of:=IF([.C260]&gt;[.C$177];[.C260];&quot;&quot;)" office:value-type="float" office:value="834.925" calcext:value-type="float">
            <text:p>834,925</text:p>
          </table:table-cell>
          <table:table-cell table:style-name="ce3" table:formula="of:=IF([.D260]&gt;[.D$177];[.D260];&quot;&quot;)" office:value-type="float" office:value="8618.775" calcext:value-type="float">
            <text:p>8618,775</text:p>
          </table:table-cell>
          <table:table-cell table:style-name="ce3" table:formula="of:=IF([.E260]&gt;[.E$177];[.E260];&quot;&quot;)" office:value-type="float" office:value="4159759.5" calcext:value-type="float">
            <text:p>4159759,5</text:p>
          </table:table-cell>
          <table:table-cell table:style-name="ce3" table:formula="of:=IF([.F260]&gt;[.F$177];[.F260];&quot;&quot;)">
            <text:p/>
          </table:table-cell>
          <table:table-cell table:style-name="ce3" table:formula="of:=IF([.G260]&gt;[.G$177];[.G260];&quot;&quot;)">
            <text:p/>
          </table:table-cell>
          <table:table-cell table:style-name="ce3" table:formula="of:=IF([.H260]&gt;[.H$177];[.H260];&quot;&quot;)">
            <text:p/>
          </table:table-cell>
          <table:table-cell table:style-name="ce3" table:formula="of:=IF([.I260]&gt;[.I$177];[.I260];&quot;&quot;)" office:value-type="float" office:value="63717.15" calcext:value-type="float">
            <text:p>63717,15</text:p>
          </table:table-cell>
          <table:table-cell table:style-name="ce3" table:formula="of:=IF([.J260]&gt;[.J$177];[.J260];&quot;&quot;)">
            <text:p/>
          </table:table-cell>
          <table:table-cell table:style-name="ce3" table:formula="of:=IF([.K260]&gt;[.K$177];[.K260];&quot;&quot;)">
            <text:p/>
          </table:table-cell>
          <table:table-cell table:style-name="ce3" table:formula="of:=IF([.L260]&gt;[.L$177];[.L260];&quot;&quot;)">
            <text:p/>
          </table:table-cell>
          <table:table-cell table:style-name="ce3" table:formula="of:=IF([.M260]&gt;[.M$177];[.M260];&quot;&quot;)" office:value-type="float" office:value="551.225" calcext:value-type="float">
            <text:p>551,225</text:p>
          </table:table-cell>
          <table:table-cell table:style-name="ce3" table:formula="of:=IF([.N260]&gt;[.N$177];[.N260];&quot;&quot;)" office:value-type="float" office:value="1655709.625" calcext:value-type="float">
            <text:p>1655709,625</text:p>
          </table:table-cell>
          <table:table-cell table:style-name="ce3" table:formula="of:=IF([.O260]&gt;[.O$177];[.O260];&quot;&quot;)">
            <text:p/>
          </table:table-cell>
          <table:table-cell table:style-name="ce3" table:formula="of:=IF([.P260]&gt;[.P$177];[.P260];&quot;&quot;)">
            <text:p/>
          </table:table-cell>
          <table:table-cell table:style-name="ce3" table:formula="of:=IF([.Q260]&gt;[.Q$177];[.Q260];&quot;&quot;)">
            <text:p/>
          </table:table-cell>
          <table:table-cell table:style-name="ce3" table:formula="of:=IF([.R260]&gt;[.R$177];[.R260];&quot;&quot;)">
            <text:p/>
          </table:table-cell>
          <table:table-cell table:style-name="ce3" table:formula="of:=IF([.S260]&gt;[.S$177];[.S260];&quot;&quot;)" office:value-type="float" office:value="31423.45" calcext:value-type="float">
            <text:p>31423,45</text:p>
          </table:table-cell>
          <table:table-cell table:style-name="ce3" table:formula="of:=IF([.T260]&gt;[.T$177];[.T260];&quot;&quot;)">
            <text:p/>
          </table:table-cell>
          <table:table-cell table:style-name="ce3" table:formula="of:=IF([.U260]&gt;[.U$177];[.U260];&quot;&quot;)">
            <text:p/>
          </table:table-cell>
          <table:table-cell table:style-name="ce3" table:formula="of:=IF([.V260]&gt;[.V$177];[.V26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80.3" calcext:value-type="float">
            <text:p>180,3</text:p>
          </table:table-cell>
          <table:table-cell table:style-name="ce3" table:formula="of:=IF([.B261]&gt;[.B$177];[.B261];&quot;&quot;)">
            <text:p/>
          </table:table-cell>
          <table:table-cell table:style-name="ce3" table:formula="of:=IF([.C261]&gt;[.C$177];[.C261];&quot;&quot;)" office:value-type="float" office:value="754.525" calcext:value-type="float">
            <text:p>754,525</text:p>
          </table:table-cell>
          <table:table-cell table:style-name="ce3" table:formula="of:=IF([.D261]&gt;[.D$177];[.D261];&quot;&quot;)">
            <text:p/>
          </table:table-cell>
          <table:table-cell table:style-name="ce3" table:formula="of:=IF([.E261]&gt;[.E$177];[.E261];&quot;&quot;)" office:value-type="float" office:value="4151539.9" calcext:value-type="float">
            <text:p>4151539,9</text:p>
          </table:table-cell>
          <table:table-cell table:style-name="ce3" table:formula="of:=IF([.F261]&gt;[.F$177];[.F261];&quot;&quot;)">
            <text:p/>
          </table:table-cell>
          <table:table-cell table:style-name="ce3" table:formula="of:=IF([.G261]&gt;[.G$177];[.G261];&quot;&quot;)">
            <text:p/>
          </table:table-cell>
          <table:table-cell table:style-name="ce3" table:formula="of:=IF([.H261]&gt;[.H$177];[.H261];&quot;&quot;)" office:value-type="float" office:value="797.325" calcext:value-type="float">
            <text:p>797,325</text:p>
          </table:table-cell>
          <table:table-cell table:style-name="ce3" table:formula="of:=IF([.I261]&gt;[.I$177];[.I261];&quot;&quot;)" office:value-type="float" office:value="58264.45" calcext:value-type="float">
            <text:p>58264,45</text:p>
          </table:table-cell>
          <table:table-cell table:style-name="ce3" table:formula="of:=IF([.J261]&gt;[.J$177];[.J261];&quot;&quot;)">
            <text:p/>
          </table:table-cell>
          <table:table-cell table:style-name="ce3" table:formula="of:=IF([.K261]&gt;[.K$177];[.K261];&quot;&quot;)">
            <text:p/>
          </table:table-cell>
          <table:table-cell table:style-name="ce3" table:formula="of:=IF([.L261]&gt;[.L$177];[.L261];&quot;&quot;)">
            <text:p/>
          </table:table-cell>
          <table:table-cell table:style-name="ce3" table:formula="of:=IF([.M261]&gt;[.M$177];[.M261];&quot;&quot;)" office:value-type="float" office:value="491.025" calcext:value-type="float">
            <text:p>491,025</text:p>
          </table:table-cell>
          <table:table-cell table:style-name="ce3" table:formula="of:=IF([.N261]&gt;[.N$177];[.N261];&quot;&quot;)" office:value-type="float" office:value="1701399.225" calcext:value-type="float">
            <text:p>1701399,225</text:p>
          </table:table-cell>
          <table:table-cell table:style-name="ce3" table:formula="of:=IF([.O261]&gt;[.O$177];[.O261];&quot;&quot;)">
            <text:p/>
          </table:table-cell>
          <table:table-cell table:style-name="ce3" table:formula="of:=IF([.P261]&gt;[.P$177];[.P261];&quot;&quot;)">
            <text:p/>
          </table:table-cell>
          <table:table-cell table:style-name="ce3" table:formula="of:=IF([.Q261]&gt;[.Q$177];[.Q261];&quot;&quot;)">
            <text:p/>
          </table:table-cell>
          <table:table-cell table:style-name="ce3" table:formula="of:=IF([.R261]&gt;[.R$177];[.R261];&quot;&quot;)">
            <text:p/>
          </table:table-cell>
          <table:table-cell table:style-name="ce3" table:formula="of:=IF([.S261]&gt;[.S$177];[.S261];&quot;&quot;)" office:value-type="float" office:value="25997.75" calcext:value-type="float">
            <text:p>25997,75</text:p>
          </table:table-cell>
          <table:table-cell table:style-name="ce3" table:formula="of:=IF([.T261]&gt;[.T$177];[.T261];&quot;&quot;)">
            <text:p/>
          </table:table-cell>
          <table:table-cell table:style-name="ce3" table:formula="of:=IF([.U261]&gt;[.U$177];[.U261];&quot;&quot;)">
            <text:p/>
          </table:table-cell>
          <table:table-cell table:style-name="ce3" table:formula="of:=IF([.V261]&gt;[.V$177];[.V261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82.1" calcext:value-type="float">
            <text:p>182,1</text:p>
          </table:table-cell>
          <table:table-cell table:style-name="ce3" table:formula="of:=IF([.B262]&gt;[.B$177];[.B262];&quot;&quot;)">
            <text:p/>
          </table:table-cell>
          <table:table-cell table:style-name="ce3" table:formula="of:=IF([.C262]&gt;[.C$177];[.C262];&quot;&quot;)" office:value-type="float" office:value="954.925" calcext:value-type="float">
            <text:p>954,925</text:p>
          </table:table-cell>
          <table:table-cell table:style-name="ce3" table:formula="of:=IF([.D262]&gt;[.D$177];[.D262];&quot;&quot;)">
            <text:p/>
          </table:table-cell>
          <table:table-cell table:style-name="ce3" table:formula="of:=IF([.E262]&gt;[.E$177];[.E262];&quot;&quot;)" office:value-type="float" office:value="3980252.3" calcext:value-type="float">
            <text:p>3980252,3</text:p>
          </table:table-cell>
          <table:table-cell table:style-name="ce3" table:formula="of:=IF([.F262]&gt;[.F$177];[.F262];&quot;&quot;)">
            <text:p/>
          </table:table-cell>
          <table:table-cell table:style-name="ce3" table:formula="of:=IF([.G262]&gt;[.G$177];[.G262];&quot;&quot;)">
            <text:p/>
          </table:table-cell>
          <table:table-cell table:style-name="ce3" table:formula="of:=IF([.H262]&gt;[.H$177];[.H262];&quot;&quot;)" office:value-type="float" office:value="406.125" calcext:value-type="float">
            <text:p>406,125</text:p>
          </table:table-cell>
          <table:table-cell table:style-name="ce3" table:formula="of:=IF([.I262]&gt;[.I$177];[.I262];&quot;&quot;)" office:value-type="float" office:value="55551.65" calcext:value-type="float">
            <text:p>55551,65</text:p>
          </table:table-cell>
          <table:table-cell table:style-name="ce3" table:formula="of:=IF([.J262]&gt;[.J$177];[.J262];&quot;&quot;)">
            <text:p/>
          </table:table-cell>
          <table:table-cell table:style-name="ce3" table:formula="of:=IF([.K262]&gt;[.K$177];[.K262];&quot;&quot;)">
            <text:p/>
          </table:table-cell>
          <table:table-cell table:style-name="ce3" table:formula="of:=IF([.L262]&gt;[.L$177];[.L262];&quot;&quot;)">
            <text:p/>
          </table:table-cell>
          <table:table-cell table:style-name="ce3" table:formula="of:=IF([.M262]&gt;[.M$177];[.M262];&quot;&quot;)" office:value-type="float" office:value="451.225" calcext:value-type="float">
            <text:p>451,225</text:p>
          </table:table-cell>
          <table:table-cell table:style-name="ce3" table:formula="of:=IF([.N262]&gt;[.N$177];[.N262];&quot;&quot;)" office:value-type="float" office:value="1611600.825" calcext:value-type="float">
            <text:p>1611600,825</text:p>
          </table:table-cell>
          <table:table-cell table:style-name="ce3" table:formula="of:=IF([.O262]&gt;[.O$177];[.O262];&quot;&quot;)">
            <text:p/>
          </table:table-cell>
          <table:table-cell table:style-name="ce3" table:formula="of:=IF([.P262]&gt;[.P$177];[.P262];&quot;&quot;)">
            <text:p/>
          </table:table-cell>
          <table:table-cell table:style-name="ce3" table:formula="of:=IF([.Q262]&gt;[.Q$177];[.Q262];&quot;&quot;)">
            <text:p/>
          </table:table-cell>
          <table:table-cell table:style-name="ce3" table:formula="of:=IF([.R262]&gt;[.R$177];[.R262];&quot;&quot;)">
            <text:p/>
          </table:table-cell>
          <table:table-cell table:style-name="ce3" table:formula="of:=IF([.S262]&gt;[.S$177];[.S262];&quot;&quot;)" office:value-type="float" office:value="23284.95" calcext:value-type="float">
            <text:p>23284,95</text:p>
          </table:table-cell>
          <table:table-cell table:style-name="ce3" table:formula="of:=IF([.T262]&gt;[.T$177];[.T262];&quot;&quot;)">
            <text:p/>
          </table:table-cell>
          <table:table-cell table:style-name="ce3" table:formula="of:=IF([.U262]&gt;[.U$177];[.U262];&quot;&quot;)">
            <text:p/>
          </table:table-cell>
          <table:table-cell table:style-name="ce3" table:formula="of:=IF([.V262]&gt;[.V$177];[.V262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83.8" calcext:value-type="float">
            <text:p>183,8</text:p>
          </table:table-cell>
          <table:table-cell table:style-name="ce3" table:formula="of:=IF([.B263]&gt;[.B$177];[.B263];&quot;&quot;)">
            <text:p/>
          </table:table-cell>
          <table:table-cell table:style-name="ce3" table:formula="of:=IF([.C263]&gt;[.C$177];[.C263];&quot;&quot;)" office:value-type="float" office:value="975.325" calcext:value-type="float">
            <text:p>975,325</text:p>
          </table:table-cell>
          <table:table-cell table:style-name="ce3" table:formula="of:=IF([.D263]&gt;[.D$177];[.D263];&quot;&quot;)">
            <text:p/>
          </table:table-cell>
          <table:table-cell table:style-name="ce3" table:formula="of:=IF([.E263]&gt;[.E$177];[.E263];&quot;&quot;)" office:value-type="float" office:value="4157019.6" calcext:value-type="float">
            <text:p>4157019,6</text:p>
          </table:table-cell>
          <table:table-cell table:style-name="ce3" table:formula="of:=IF([.F263]&gt;[.F$177];[.F263];&quot;&quot;)">
            <text:p/>
          </table:table-cell>
          <table:table-cell table:style-name="ce3" table:formula="of:=IF([.G263]&gt;[.G$177];[.G263];&quot;&quot;)">
            <text:p/>
          </table:table-cell>
          <table:table-cell table:style-name="ce3" table:formula="of:=IF([.H263]&gt;[.H$177];[.H263];&quot;&quot;)" office:value-type="float" office:value="566.525" calcext:value-type="float">
            <text:p>566,525</text:p>
          </table:table-cell>
          <table:table-cell table:style-name="ce3" table:formula="of:=IF([.I263]&gt;[.I$177];[.I263];&quot;&quot;)" office:value-type="float" office:value="58264.45" calcext:value-type="float">
            <text:p>58264,45</text:p>
          </table:table-cell>
          <table:table-cell table:style-name="ce3" table:formula="of:=IF([.J263]&gt;[.J$177];[.J263];&quot;&quot;)">
            <text:p/>
          </table:table-cell>
          <table:table-cell table:style-name="ce3" table:formula="of:=IF([.K263]&gt;[.K$177];[.K263];&quot;&quot;)">
            <text:p/>
          </table:table-cell>
          <table:table-cell table:style-name="ce3" table:formula="of:=IF([.L263]&gt;[.L$177];[.L263];&quot;&quot;)">
            <text:p/>
          </table:table-cell>
          <table:table-cell table:style-name="ce3" table:formula="of:=IF([.M263]&gt;[.M$177];[.M263];&quot;&quot;)" office:value-type="float" office:value="551.225" calcext:value-type="float">
            <text:p>551,225</text:p>
          </table:table-cell>
          <table:table-cell table:style-name="ce3" table:formula="of:=IF([.N263]&gt;[.N$177];[.N263];&quot;&quot;)" office:value-type="float" office:value="1743864.725" calcext:value-type="float">
            <text:p>1743864,725</text:p>
          </table:table-cell>
          <table:table-cell table:style-name="ce3" table:formula="of:=IF([.O263]&gt;[.O$177];[.O263];&quot;&quot;)" office:value-type="float" office:value="1487.875" calcext:value-type="float">
            <text:p>1487,875</text:p>
          </table:table-cell>
          <table:table-cell table:style-name="ce3" table:formula="of:=IF([.P263]&gt;[.P$177];[.P263];&quot;&quot;)">
            <text:p/>
          </table:table-cell>
          <table:table-cell table:style-name="ce3" table:formula="of:=IF([.Q263]&gt;[.Q$177];[.Q263];&quot;&quot;)">
            <text:p/>
          </table:table-cell>
          <table:table-cell table:style-name="ce3" table:formula="of:=IF([.R263]&gt;[.R$177];[.R263];&quot;&quot;)">
            <text:p/>
          </table:table-cell>
          <table:table-cell table:style-name="ce3" table:formula="of:=IF([.S263]&gt;[.S$177];[.S263];&quot;&quot;)" office:value-type="float" office:value="17859.35" calcext:value-type="float">
            <text:p>17859,35</text:p>
          </table:table-cell>
          <table:table-cell table:style-name="ce3" table:formula="of:=IF([.T263]&gt;[.T$177];[.T263];&quot;&quot;)">
            <text:p/>
          </table:table-cell>
          <table:table-cell table:style-name="ce3" table:formula="of:=IF([.U263]&gt;[.U$177];[.U263];&quot;&quot;)">
            <text:p/>
          </table:table-cell>
          <table:table-cell table:style-name="ce3" table:formula="of:=IF([.V263]&gt;[.V$177];[.V263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85.6" calcext:value-type="float">
            <text:p>185,6</text:p>
          </table:table-cell>
          <table:table-cell table:style-name="ce3" table:formula="of:=IF([.B264]&gt;[.B$177];[.B264];&quot;&quot;)">
            <text:p/>
          </table:table-cell>
          <table:table-cell table:style-name="ce3" table:formula="of:=IF([.C264]&gt;[.C$177];[.C264];&quot;&quot;)" office:value-type="float" office:value="875.125" calcext:value-type="float">
            <text:p>875,125</text:p>
          </table:table-cell>
          <table:table-cell table:style-name="ce3" table:formula="of:=IF([.D264]&gt;[.D$177];[.D264];&quot;&quot;)">
            <text:p/>
          </table:table-cell>
          <table:table-cell table:style-name="ce3" table:formula="of:=IF([.E264]&gt;[.E$177];[.E264];&quot;&quot;)" office:value-type="float" office:value="4102627.7" calcext:value-type="float">
            <text:p>4102627,7</text:p>
          </table:table-cell>
          <table:table-cell table:style-name="ce3" table:formula="of:=IF([.F264]&gt;[.F$177];[.F264];&quot;&quot;)">
            <text:p/>
          </table:table-cell>
          <table:table-cell table:style-name="ce3" table:formula="of:=IF([.G264]&gt;[.G$177];[.G264];&quot;&quot;)">
            <text:p/>
          </table:table-cell>
          <table:table-cell table:style-name="ce3" table:formula="of:=IF([.H264]&gt;[.H$177];[.H264];&quot;&quot;)">
            <text:p/>
          </table:table-cell>
          <table:table-cell table:style-name="ce3" table:formula="of:=IF([.I264]&gt;[.I$177];[.I264];&quot;&quot;)" office:value-type="float" office:value="55551.65" calcext:value-type="float">
            <text:p>55551,65</text:p>
          </table:table-cell>
          <table:table-cell table:style-name="ce3" table:formula="of:=IF([.J264]&gt;[.J$177];[.J264];&quot;&quot;)">
            <text:p/>
          </table:table-cell>
          <table:table-cell table:style-name="ce3" table:formula="of:=IF([.K264]&gt;[.K$177];[.K264];&quot;&quot;)">
            <text:p/>
          </table:table-cell>
          <table:table-cell table:style-name="ce3" table:formula="of:=IF([.L264]&gt;[.L$177];[.L264];&quot;&quot;)">
            <text:p/>
          </table:table-cell>
          <table:table-cell table:style-name="ce3" table:formula="of:=IF([.M264]&gt;[.M$177];[.M264];&quot;&quot;)" office:value-type="float" office:value="430.625" calcext:value-type="float">
            <text:p>430,625</text:p>
          </table:table-cell>
          <table:table-cell table:style-name="ce3" table:formula="of:=IF([.N264]&gt;[.N$177];[.N264];&quot;&quot;)" office:value-type="float" office:value="1677789.625" calcext:value-type="float">
            <text:p>1677789,625</text:p>
          </table:table-cell>
          <table:table-cell table:style-name="ce3" table:formula="of:=IF([.O264]&gt;[.O$177];[.O264];&quot;&quot;)" office:value-type="float" office:value="59.375" calcext:value-type="float">
            <text:p>59,375</text:p>
          </table:table-cell>
          <table:table-cell table:style-name="ce3" table:formula="of:=IF([.P264]&gt;[.P$177];[.P264];&quot;&quot;)">
            <text:p/>
          </table:table-cell>
          <table:table-cell table:style-name="ce3" table:formula="of:=IF([.Q264]&gt;[.Q$177];[.Q264];&quot;&quot;)">
            <text:p/>
          </table:table-cell>
          <table:table-cell table:style-name="ce3" table:formula="of:=IF([.R264]&gt;[.R$177];[.R264];&quot;&quot;)">
            <text:p/>
          </table:table-cell>
          <table:table-cell table:style-name="ce3" table:formula="of:=IF([.S264]&gt;[.S$177];[.S264];&quot;&quot;)" office:value-type="float" office:value="17859.35" calcext:value-type="float">
            <text:p>17859,35</text:p>
          </table:table-cell>
          <table:table-cell table:style-name="ce3" table:formula="of:=IF([.T264]&gt;[.T$177];[.T264];&quot;&quot;)">
            <text:p/>
          </table:table-cell>
          <table:table-cell table:style-name="ce3" table:formula="of:=IF([.U264]&gt;[.U$177];[.U264];&quot;&quot;)">
            <text:p/>
          </table:table-cell>
          <table:table-cell table:style-name="ce3" table:formula="of:=IF([.V264]&gt;[.V$177];[.V26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87.4" calcext:value-type="float">
            <text:p>187,4</text:p>
          </table:table-cell>
          <table:table-cell table:style-name="ce3" table:formula="of:=IF([.B265]&gt;[.B$177];[.B265];&quot;&quot;)">
            <text:p/>
          </table:table-cell>
          <table:table-cell table:style-name="ce3" table:formula="of:=IF([.C265]&gt;[.C$177];[.C265];&quot;&quot;)" office:value-type="float" office:value="1055.525" calcext:value-type="float">
            <text:p>1055,525</text:p>
          </table:table-cell>
          <table:table-cell table:style-name="ce3" table:formula="of:=IF([.D265]&gt;[.D$177];[.D265];&quot;&quot;)" office:value-type="float" office:value="9297.075" calcext:value-type="float">
            <text:p>9297,075</text:p>
          </table:table-cell>
          <table:table-cell table:style-name="ce3" table:formula="of:=IF([.E265]&gt;[.E$177];[.E265];&quot;&quot;)" office:value-type="float" office:value="4110793" calcext:value-type="float">
            <text:p>4110793</text:p>
          </table:table-cell>
          <table:table-cell table:style-name="ce3" table:formula="of:=IF([.F265]&gt;[.F$177];[.F265];&quot;&quot;)">
            <text:p/>
          </table:table-cell>
          <table:table-cell table:style-name="ce3" table:formula="of:=IF([.G265]&gt;[.G$177];[.G265];&quot;&quot;)">
            <text:p/>
          </table:table-cell>
          <table:table-cell table:style-name="ce3" table:formula="of:=IF([.H265]&gt;[.H$177];[.H265];&quot;&quot;)">
            <text:p/>
          </table:table-cell>
          <table:table-cell table:style-name="ce3" table:formula="of:=IF([.I265]&gt;[.I$177];[.I265];&quot;&quot;)" office:value-type="float" office:value="58264.45" calcext:value-type="float">
            <text:p>58264,45</text:p>
          </table:table-cell>
          <table:table-cell table:style-name="ce3" table:formula="of:=IF([.J265]&gt;[.J$177];[.J265];&quot;&quot;)">
            <text:p/>
          </table:table-cell>
          <table:table-cell table:style-name="ce3" table:formula="of:=IF([.K265]&gt;[.K$177];[.K265];&quot;&quot;)">
            <text:p/>
          </table:table-cell>
          <table:table-cell table:style-name="ce3" table:formula="of:=IF([.L265]&gt;[.L$177];[.L265];&quot;&quot;)">
            <text:p/>
          </table:table-cell>
          <table:table-cell table:style-name="ce3" table:formula="of:=IF([.M265]&gt;[.M$177];[.M265];&quot;&quot;)" office:value-type="float" office:value="651.625" calcext:value-type="float">
            <text:p>651,625</text:p>
          </table:table-cell>
          <table:table-cell table:style-name="ce3" table:formula="of:=IF([.N265]&gt;[.N$177];[.N265];&quot;&quot;)" office:value-type="float" office:value="1650106.125" calcext:value-type="float">
            <text:p>1650106,125</text:p>
          </table:table-cell>
          <table:table-cell table:style-name="ce3" table:formula="of:=IF([.O265]&gt;[.O$177];[.O265];&quot;&quot;)">
            <text:p/>
          </table:table-cell>
          <table:table-cell table:style-name="ce3" table:formula="of:=IF([.P265]&gt;[.P$177];[.P265];&quot;&quot;)">
            <text:p/>
          </table:table-cell>
          <table:table-cell table:style-name="ce3" table:formula="of:=IF([.Q265]&gt;[.Q$177];[.Q265];&quot;&quot;)">
            <text:p/>
          </table:table-cell>
          <table:table-cell table:style-name="ce3" table:formula="of:=IF([.R265]&gt;[.R$177];[.R265];&quot;&quot;)">
            <text:p/>
          </table:table-cell>
          <table:table-cell table:style-name="ce3" table:formula="of:=IF([.S265]&gt;[.S$177];[.S265];&quot;&quot;)" office:value-type="float" office:value="17859.35" calcext:value-type="float">
            <text:p>17859,35</text:p>
          </table:table-cell>
          <table:table-cell table:style-name="ce3" table:formula="of:=IF([.T265]&gt;[.T$177];[.T265];&quot;&quot;)">
            <text:p/>
          </table:table-cell>
          <table:table-cell table:style-name="ce3" table:formula="of:=IF([.U265]&gt;[.U$177];[.U265];&quot;&quot;)">
            <text:p/>
          </table:table-cell>
          <table:table-cell table:style-name="ce3" table:formula="of:=IF([.V265]&gt;[.V$177];[.V265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89.1" calcext:value-type="float">
            <text:p>189,1</text:p>
          </table:table-cell>
          <table:table-cell table:style-name="ce3" table:formula="of:=IF([.B266]&gt;[.B$177];[.B266];&quot;&quot;)">
            <text:p/>
          </table:table-cell>
          <table:table-cell table:style-name="ce3" table:formula="of:=IF([.C266]&gt;[.C$177];[.C266];&quot;&quot;)" office:value-type="float" office:value="1175.725" calcext:value-type="float">
            <text:p>1175,725</text:p>
          </table:table-cell>
          <table:table-cell table:style-name="ce3" table:formula="of:=IF([.D266]&gt;[.D$177];[.D266];&quot;&quot;)">
            <text:p/>
          </table:table-cell>
          <table:table-cell table:style-name="ce3" table:formula="of:=IF([.E266]&gt;[.E$177];[.E266];&quot;&quot;)" office:value-type="float" office:value="4225029.7" calcext:value-type="float">
            <text:p>4225029,7</text:p>
          </table:table-cell>
          <table:table-cell table:style-name="ce3" table:formula="of:=IF([.F266]&gt;[.F$177];[.F266];&quot;&quot;)">
            <text:p/>
          </table:table-cell>
          <table:table-cell table:style-name="ce3" table:formula="of:=IF([.G266]&gt;[.G$177];[.G266];&quot;&quot;)">
            <text:p/>
          </table:table-cell>
          <table:table-cell table:style-name="ce3" table:formula="of:=IF([.H266]&gt;[.H$177];[.H266];&quot;&quot;)" office:value-type="float" office:value="506.325" calcext:value-type="float">
            <text:p>506,325</text:p>
          </table:table-cell>
          <table:table-cell table:style-name="ce3" table:formula="of:=IF([.I266]&gt;[.I$177];[.I266];&quot;&quot;)" office:value-type="float" office:value="58291.55" calcext:value-type="float">
            <text:p>58291,55</text:p>
          </table:table-cell>
          <table:table-cell table:style-name="ce3" table:formula="of:=IF([.J266]&gt;[.J$177];[.J266];&quot;&quot;)">
            <text:p/>
          </table:table-cell>
          <table:table-cell table:style-name="ce3" table:formula="of:=IF([.K266]&gt;[.K$177];[.K266];&quot;&quot;)">
            <text:p/>
          </table:table-cell>
          <table:table-cell table:style-name="ce3" table:formula="of:=IF([.L266]&gt;[.L$177];[.L266];&quot;&quot;)">
            <text:p/>
          </table:table-cell>
          <table:table-cell table:style-name="ce3" table:formula="of:=IF([.M266]&gt;[.M$177];[.M266];&quot;&quot;)" office:value-type="float" office:value="391.025" calcext:value-type="float">
            <text:p>391,025</text:p>
          </table:table-cell>
          <table:table-cell table:style-name="ce3" table:formula="of:=IF([.N266]&gt;[.N$177];[.N266];&quot;&quot;)" office:value-type="float" office:value="1724023.225" calcext:value-type="float">
            <text:p>1724023,225</text:p>
          </table:table-cell>
          <table:table-cell table:style-name="ce3" table:formula="of:=IF([.O266]&gt;[.O$177];[.O266];&quot;&quot;)" office:value-type="float" office:value="134.375" calcext:value-type="float">
            <text:p>134,375</text:p>
          </table:table-cell>
          <table:table-cell table:style-name="ce3" table:formula="of:=IF([.P266]&gt;[.P$177];[.P266];&quot;&quot;)">
            <text:p/>
          </table:table-cell>
          <table:table-cell table:style-name="ce3" table:formula="of:=IF([.Q266]&gt;[.Q$177];[.Q266];&quot;&quot;)">
            <text:p/>
          </table:table-cell>
          <table:table-cell table:style-name="ce3" table:formula="of:=IF([.R266]&gt;[.R$177];[.R266];&quot;&quot;)" office:value-type="float" office:value="122.0875" calcext:value-type="float">
            <text:p>122,0875</text:p>
          </table:table-cell>
          <table:table-cell table:style-name="ce3" table:formula="of:=IF([.S266]&gt;[.S$177];[.S266];&quot;&quot;)" office:value-type="float" office:value="12433.75" calcext:value-type="float">
            <text:p>12433,75</text:p>
          </table:table-cell>
          <table:table-cell table:style-name="ce3" table:formula="of:=IF([.T266]&gt;[.T$177];[.T266];&quot;&quot;)">
            <text:p/>
          </table:table-cell>
          <table:table-cell table:style-name="ce3" table:formula="of:=IF([.U266]&gt;[.U$177];[.U266];&quot;&quot;)">
            <text:p/>
          </table:table-cell>
          <table:table-cell table:style-name="ce3" table:formula="of:=IF([.V266]&gt;[.V$177];[.V266];&quot;&quot;)" office:value-type="float" office:value="25" calcext:value-type="float">
            <text:p>25</text:p>
          </table:table-cell>
          <table:table-cell table:number-columns-repeated="1002"/>
        </table:table-row>
        <table:table-row table:style-name="ro1">
          <table:table-cell office:value-type="float" office:value="190.9" calcext:value-type="float">
            <text:p>190,9</text:p>
          </table:table-cell>
          <table:table-cell table:style-name="ce3" table:formula="of:=IF([.B267]&gt;[.B$177];[.B267];&quot;&quot;)">
            <text:p/>
          </table:table-cell>
          <table:table-cell table:style-name="ce3" table:formula="of:=IF([.C267]&gt;[.C$177];[.C267];&quot;&quot;)" office:value-type="float" office:value="1095.525" calcext:value-type="float">
            <text:p>1095,525</text:p>
          </table:table-cell>
          <table:table-cell table:style-name="ce3" table:formula="of:=IF([.D267]&gt;[.D$177];[.D267];&quot;&quot;)">
            <text:p/>
          </table:table-cell>
          <table:table-cell table:style-name="ce3" table:formula="of:=IF([.E267]&gt;[.E$177];[.E267];&quot;&quot;)" office:value-type="float" office:value="4293067.1" calcext:value-type="float">
            <text:p>4293067,1</text:p>
          </table:table-cell>
          <table:table-cell table:style-name="ce3" table:formula="of:=IF([.F267]&gt;[.F$177];[.F267];&quot;&quot;)">
            <text:p/>
          </table:table-cell>
          <table:table-cell table:style-name="ce3" table:formula="of:=IF([.G267]&gt;[.G$177];[.G267];&quot;&quot;)">
            <text:p/>
          </table:table-cell>
          <table:table-cell table:style-name="ce3" table:formula="of:=IF([.H267]&gt;[.H$177];[.H267];&quot;&quot;)" office:value-type="float" office:value="506.525" calcext:value-type="float">
            <text:p>506,525</text:p>
          </table:table-cell>
          <table:table-cell table:style-name="ce3" table:formula="of:=IF([.I267]&gt;[.I$177];[.I267];&quot;&quot;)" office:value-type="float" office:value="58264.45" calcext:value-type="float">
            <text:p>58264,45</text:p>
          </table:table-cell>
          <table:table-cell table:style-name="ce3" table:formula="of:=IF([.J267]&gt;[.J$177];[.J267];&quot;&quot;)">
            <text:p/>
          </table:table-cell>
          <table:table-cell table:style-name="ce3" table:formula="of:=IF([.K267]&gt;[.K$177];[.K267];&quot;&quot;)">
            <text:p/>
          </table:table-cell>
          <table:table-cell table:style-name="ce3" table:formula="of:=IF([.L267]&gt;[.L$177];[.L267];&quot;&quot;)">
            <text:p/>
          </table:table-cell>
          <table:table-cell table:style-name="ce3" table:formula="of:=IF([.M267]&gt;[.M$177];[.M267];&quot;&quot;)" office:value-type="float" office:value="270.425" calcext:value-type="float">
            <text:p>270,425</text:p>
          </table:table-cell>
          <table:table-cell table:style-name="ce3" table:formula="of:=IF([.N267]&gt;[.N$177];[.N267];&quot;&quot;)" office:value-type="float" office:value="1757945.425" calcext:value-type="float">
            <text:p>1757945,425</text:p>
          </table:table-cell>
          <table:table-cell table:style-name="ce3" table:formula="of:=IF([.O267]&gt;[.O$177];[.O267];&quot;&quot;)">
            <text:p/>
          </table:table-cell>
          <table:table-cell table:style-name="ce3" table:formula="of:=IF([.P267]&gt;[.P$177];[.P267];&quot;&quot;)">
            <text:p/>
          </table:table-cell>
          <table:table-cell table:style-name="ce3" table:formula="of:=IF([.Q267]&gt;[.Q$177];[.Q267];&quot;&quot;)">
            <text:p/>
          </table:table-cell>
          <table:table-cell table:style-name="ce3" table:formula="of:=IF([.R267]&gt;[.R$177];[.R267];&quot;&quot;)">
            <text:p/>
          </table:table-cell>
          <table:table-cell table:style-name="ce3" table:formula="of:=IF([.S267]&gt;[.S$177];[.S267];&quot;&quot;)" office:value-type="float" office:value="12433.75" calcext:value-type="float">
            <text:p>12433,75</text:p>
          </table:table-cell>
          <table:table-cell table:style-name="ce3" table:formula="of:=IF([.T267]&gt;[.T$177];[.T267];&quot;&quot;)">
            <text:p/>
          </table:table-cell>
          <table:table-cell table:style-name="ce3" table:formula="of:=IF([.U267]&gt;[.U$177];[.U267];&quot;&quot;)">
            <text:p/>
          </table:table-cell>
          <table:table-cell table:style-name="ce3" table:formula="of:=IF([.V267]&gt;[.V$177];[.V267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92.7" calcext:value-type="float">
            <text:p>192,7</text:p>
          </table:table-cell>
          <table:table-cell table:style-name="ce3" table:formula="of:=IF([.B268]&gt;[.B$177];[.B268];&quot;&quot;)">
            <text:p/>
          </table:table-cell>
          <table:table-cell table:style-name="ce3" table:formula="of:=IF([.C268]&gt;[.C$177];[.C268];&quot;&quot;)" office:value-type="float" office:value="774.525" calcext:value-type="float">
            <text:p>774,525</text:p>
          </table:table-cell>
          <table:table-cell table:style-name="ce3" table:formula="of:=IF([.D268]&gt;[.D$177];[.D268];&quot;&quot;)">
            <text:p/>
          </table:table-cell>
          <table:table-cell table:style-name="ce3" table:formula="of:=IF([.E268]&gt;[.E$177];[.E268];&quot;&quot;)" office:value-type="float" office:value="4186969.1" calcext:value-type="float">
            <text:p>4186969,1</text:p>
          </table:table-cell>
          <table:table-cell table:style-name="ce3" table:formula="of:=IF([.F268]&gt;[.F$177];[.F268];&quot;&quot;)">
            <text:p/>
          </table:table-cell>
          <table:table-cell table:style-name="ce3" table:formula="of:=IF([.G268]&gt;[.G$177];[.G268];&quot;&quot;)">
            <text:p/>
          </table:table-cell>
          <table:table-cell table:style-name="ce3" table:formula="of:=IF([.H268]&gt;[.H$177];[.H268];&quot;&quot;)" office:value-type="float" office:value="365.925" calcext:value-type="float">
            <text:p>365,925</text:p>
          </table:table-cell>
          <table:table-cell table:style-name="ce3" table:formula="of:=IF([.I268]&gt;[.I$177];[.I268];&quot;&quot;)" office:value-type="float" office:value="58264.45" calcext:value-type="float">
            <text:p>58264,45</text:p>
          </table:table-cell>
          <table:table-cell table:style-name="ce3" table:formula="of:=IF([.J268]&gt;[.J$177];[.J268];&quot;&quot;)">
            <text:p/>
          </table:table-cell>
          <table:table-cell table:style-name="ce3" table:formula="of:=IF([.K268]&gt;[.K$177];[.K268];&quot;&quot;)">
            <text:p/>
          </table:table-cell>
          <table:table-cell table:style-name="ce3" table:formula="of:=IF([.L268]&gt;[.L$177];[.L268];&quot;&quot;)">
            <text:p/>
          </table:table-cell>
          <table:table-cell table:style-name="ce3" table:formula="of:=IF([.M268]&gt;[.M$177];[.M268];&quot;&quot;)" office:value-type="float" office:value="426.125" calcext:value-type="float">
            <text:p>426,125</text:p>
          </table:table-cell>
          <table:table-cell table:style-name="ce3" table:formula="of:=IF([.N268]&gt;[.N$177];[.N268];&quot;&quot;)" office:value-type="float" office:value="1729738.425" calcext:value-type="float">
            <text:p>1729738,425</text:p>
          </table:table-cell>
          <table:table-cell table:style-name="ce3" table:formula="of:=IF([.O268]&gt;[.O$177];[.O268];&quot;&quot;)" office:value-type="float" office:value="71.875" calcext:value-type="float">
            <text:p>71,875</text:p>
          </table:table-cell>
          <table:table-cell table:style-name="ce3" table:formula="of:=IF([.P268]&gt;[.P$177];[.P268];&quot;&quot;)">
            <text:p/>
          </table:table-cell>
          <table:table-cell table:style-name="ce3" table:formula="of:=IF([.Q268]&gt;[.Q$177];[.Q268];&quot;&quot;)">
            <text:p/>
          </table:table-cell>
          <table:table-cell table:style-name="ce3" table:formula="of:=IF([.R268]&gt;[.R$177];[.R268];&quot;&quot;)">
            <text:p/>
          </table:table-cell>
          <table:table-cell table:style-name="ce3" table:formula="of:=IF([.S268]&gt;[.S$177];[.S268];&quot;&quot;)" office:value-type="float" office:value="15146.55" calcext:value-type="float">
            <text:p>15146,55</text:p>
          </table:table-cell>
          <table:table-cell table:style-name="ce3" table:formula="of:=IF([.T268]&gt;[.T$177];[.T268];&quot;&quot;)">
            <text:p/>
          </table:table-cell>
          <table:table-cell table:style-name="ce3" table:formula="of:=IF([.U268]&gt;[.U$177];[.U268];&quot;&quot;)">
            <text:p/>
          </table:table-cell>
          <table:table-cell table:style-name="ce3" table:formula="of:=IF([.V268]&gt;[.V$177];[.V268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94.4" calcext:value-type="float">
            <text:p>194,4</text:p>
          </table:table-cell>
          <table:table-cell table:style-name="ce3" table:formula="of:=IF([.B269]&gt;[.B$177];[.B269];&quot;&quot;)">
            <text:p/>
          </table:table-cell>
          <table:table-cell table:style-name="ce3" table:formula="of:=IF([.C269]&gt;[.C$177];[.C269];&quot;&quot;)" office:value-type="float" office:value="634.325" calcext:value-type="float">
            <text:p>634,325</text:p>
          </table:table-cell>
          <table:table-cell table:style-name="ce3" table:formula="of:=IF([.D269]&gt;[.D$177];[.D269];&quot;&quot;)">
            <text:p/>
          </table:table-cell>
          <table:table-cell table:style-name="ce3" table:formula="of:=IF([.E269]&gt;[.E$177];[.E269];&quot;&quot;)" office:value-type="float" office:value="4227742.6" calcext:value-type="float">
            <text:p>4227742,6</text:p>
          </table:table-cell>
          <table:table-cell table:style-name="ce3" table:formula="of:=IF([.F269]&gt;[.F$177];[.F269];&quot;&quot;)">
            <text:p/>
          </table:table-cell>
          <table:table-cell table:style-name="ce3" table:formula="of:=IF([.G269]&gt;[.G$177];[.G269];&quot;&quot;)">
            <text:p/>
          </table:table-cell>
          <table:table-cell table:style-name="ce3" table:formula="of:=IF([.H269]&gt;[.H$177];[.H269];&quot;&quot;)">
            <text:p/>
          </table:table-cell>
          <table:table-cell table:style-name="ce3" table:formula="of:=IF([.I269]&gt;[.I$177];[.I269];&quot;&quot;)" office:value-type="float" office:value="55551.65" calcext:value-type="float">
            <text:p>55551,65</text:p>
          </table:table-cell>
          <table:table-cell table:style-name="ce3" table:formula="of:=IF([.J269]&gt;[.J$177];[.J269];&quot;&quot;)">
            <text:p/>
          </table:table-cell>
          <table:table-cell table:style-name="ce3" table:formula="of:=IF([.K269]&gt;[.K$177];[.K269];&quot;&quot;)">
            <text:p/>
          </table:table-cell>
          <table:table-cell table:style-name="ce3" table:formula="of:=IF([.L269]&gt;[.L$177];[.L269];&quot;&quot;)">
            <text:p/>
          </table:table-cell>
          <table:table-cell table:style-name="ce3" table:formula="of:=IF([.M269]&gt;[.M$177];[.M269];&quot;&quot;)" office:value-type="float" office:value="350.625" calcext:value-type="float">
            <text:p>350,625</text:p>
          </table:table-cell>
          <table:table-cell table:style-name="ce3" table:formula="of:=IF([.N269]&gt;[.N$177];[.N269];&quot;&quot;)" office:value-type="float" office:value="1720234.425" calcext:value-type="float">
            <text:p>1720234,425</text:p>
          </table:table-cell>
          <table:table-cell table:style-name="ce3" table:formula="of:=IF([.O269]&gt;[.O$177];[.O269];&quot;&quot;)">
            <text:p/>
          </table:table-cell>
          <table:table-cell table:style-name="ce3" table:formula="of:=IF([.P269]&gt;[.P$177];[.P269];&quot;&quot;)">
            <text:p/>
          </table:table-cell>
          <table:table-cell table:style-name="ce3" table:formula="of:=IF([.Q269]&gt;[.Q$177];[.Q269];&quot;&quot;)">
            <text:p/>
          </table:table-cell>
          <table:table-cell table:style-name="ce3" table:formula="of:=IF([.R269]&gt;[.R$177];[.R269];&quot;&quot;)" office:value-type="float" office:value="112.0875" calcext:value-type="float">
            <text:p>112,0875</text:p>
          </table:table-cell>
          <table:table-cell table:style-name="ce3" table:formula="of:=IF([.S269]&gt;[.S$177];[.S269];&quot;&quot;)" office:value-type="float" office:value="15146.55" calcext:value-type="float">
            <text:p>15146,55</text:p>
          </table:table-cell>
          <table:table-cell table:style-name="ce3" table:formula="of:=IF([.T269]&gt;[.T$177];[.T269];&quot;&quot;)">
            <text:p/>
          </table:table-cell>
          <table:table-cell table:style-name="ce3" table:formula="of:=IF([.U269]&gt;[.U$177];[.U269];&quot;&quot;)">
            <text:p/>
          </table:table-cell>
          <table:table-cell table:style-name="ce3" table:formula="of:=IF([.V269]&gt;[.V$177];[.V269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96.2" calcext:value-type="float">
            <text:p>196,2</text:p>
          </table:table-cell>
          <table:table-cell table:style-name="ce3" table:formula="of:=IF([.B270]&gt;[.B$177];[.B270];&quot;&quot;)">
            <text:p/>
          </table:table-cell>
          <table:table-cell table:style-name="ce3" table:formula="of:=IF([.C270]&gt;[.C$177];[.C270];&quot;&quot;)" office:value-type="float" office:value="754.525" calcext:value-type="float">
            <text:p>754,525</text:p>
          </table:table-cell>
          <table:table-cell table:style-name="ce3" table:formula="of:=IF([.D270]&gt;[.D$177];[.D270];&quot;&quot;)">
            <text:p/>
          </table:table-cell>
          <table:table-cell table:style-name="ce3" table:formula="of:=IF([.E270]&gt;[.E$177];[.E270];&quot;&quot;)" office:value-type="float" office:value="4399138.1" calcext:value-type="float">
            <text:p>4399138,1</text:p>
          </table:table-cell>
          <table:table-cell table:style-name="ce3" table:formula="of:=IF([.F270]&gt;[.F$177];[.F270];&quot;&quot;)">
            <text:p/>
          </table:table-cell>
          <table:table-cell table:style-name="ce3" table:formula="of:=IF([.G270]&gt;[.G$177];[.G270];&quot;&quot;)">
            <text:p/>
          </table:table-cell>
          <table:table-cell table:style-name="ce3" table:formula="of:=IF([.H270]&gt;[.H$177];[.H270];&quot;&quot;)">
            <text:p/>
          </table:table-cell>
          <table:table-cell table:style-name="ce3" table:formula="of:=IF([.I270]&gt;[.I$177];[.I270];&quot;&quot;)" office:value-type="float" office:value="60977.25" calcext:value-type="float">
            <text:p>60977,25</text:p>
          </table:table-cell>
          <table:table-cell table:style-name="ce3" table:formula="of:=IF([.J270]&gt;[.J$177];[.J270];&quot;&quot;)">
            <text:p/>
          </table:table-cell>
          <table:table-cell table:style-name="ce3" table:formula="of:=IF([.K270]&gt;[.K$177];[.K270];&quot;&quot;)">
            <text:p/>
          </table:table-cell>
          <table:table-cell table:style-name="ce3" table:formula="of:=IF([.L270]&gt;[.L$177];[.L270];&quot;&quot;)">
            <text:p/>
          </table:table-cell>
          <table:table-cell table:style-name="ce3" table:formula="of:=IF([.M270]&gt;[.M$177];[.M270];&quot;&quot;)" office:value-type="float" office:value="631.225" calcext:value-type="float">
            <text:p>631,225</text:p>
          </table:table-cell>
          <table:table-cell table:style-name="ce3" table:formula="of:=IF([.N270]&gt;[.N$177];[.N270];&quot;&quot;)" office:value-type="float" office:value="1718768.825" calcext:value-type="float">
            <text:p>1718768,825</text:p>
          </table:table-cell>
          <table:table-cell table:style-name="ce3" table:formula="of:=IF([.O270]&gt;[.O$177];[.O270];&quot;&quot;)" office:value-type="float" office:value="59.375" calcext:value-type="float">
            <text:p>59,375</text:p>
          </table:table-cell>
          <table:table-cell table:style-name="ce3" table:formula="of:=IF([.P270]&gt;[.P$177];[.P270];&quot;&quot;)">
            <text:p/>
          </table:table-cell>
          <table:table-cell table:style-name="ce3" table:formula="of:=IF([.Q270]&gt;[.Q$177];[.Q270];&quot;&quot;)">
            <text:p/>
          </table:table-cell>
          <table:table-cell table:style-name="ce3" table:formula="of:=IF([.R270]&gt;[.R$177];[.R270];&quot;&quot;)">
            <text:p/>
          </table:table-cell>
          <table:table-cell table:style-name="ce3" table:formula="of:=IF([.S270]&gt;[.S$177];[.S270];&quot;&quot;)" office:value-type="float" office:value="17859.35" calcext:value-type="float">
            <text:p>17859,35</text:p>
          </table:table-cell>
          <table:table-cell table:style-name="ce3" table:formula="of:=IF([.T270]&gt;[.T$177];[.T270];&quot;&quot;)">
            <text:p/>
          </table:table-cell>
          <table:table-cell table:style-name="ce3" table:formula="of:=IF([.U270]&gt;[.U$177];[.U270];&quot;&quot;)">
            <text:p/>
          </table:table-cell>
          <table:table-cell table:style-name="ce3" table:formula="of:=IF([.V270]&gt;[.V$177];[.V270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3" table:formula="of:=IF([.B271]&gt;[.B$177];[.B271];&quot;&quot;)">
            <text:p/>
          </table:table-cell>
          <table:table-cell table:style-name="ce3" table:formula="of:=IF([.C271]&gt;[.C$177];[.C271];&quot;&quot;)" office:value-type="float" office:value="934.925" calcext:value-type="float">
            <text:p>934,925</text:p>
          </table:table-cell>
          <table:table-cell table:style-name="ce3" table:formula="of:=IF([.D271]&gt;[.D$177];[.D271];&quot;&quot;)">
            <text:p/>
          </table:table-cell>
          <table:table-cell table:style-name="ce3" table:formula="of:=IF([.E271]&gt;[.E$177];[.E271];&quot;&quot;)" office:value-type="float" office:value="4298465.6" calcext:value-type="float">
            <text:p>4298465,6</text:p>
          </table:table-cell>
          <table:table-cell table:style-name="ce3" table:formula="of:=IF([.F271]&gt;[.F$177];[.F271];&quot;&quot;)">
            <text:p/>
          </table:table-cell>
          <table:table-cell table:style-name="ce3" table:formula="of:=IF([.G271]&gt;[.G$177];[.G271];&quot;&quot;)">
            <text:p/>
          </table:table-cell>
          <table:table-cell table:style-name="ce3" table:formula="of:=IF([.H271]&gt;[.H$177];[.H271];&quot;&quot;)" office:value-type="float" office:value="426.325" calcext:value-type="float">
            <text:p>426,325</text:p>
          </table:table-cell>
          <table:table-cell table:style-name="ce3" table:formula="of:=IF([.I271]&gt;[.I$177];[.I271];&quot;&quot;)" office:value-type="float" office:value="55551.65" calcext:value-type="float">
            <text:p>55551,65</text:p>
          </table:table-cell>
          <table:table-cell table:style-name="ce3" table:formula="of:=IF([.J271]&gt;[.J$177];[.J271];&quot;&quot;)">
            <text:p/>
          </table:table-cell>
          <table:table-cell table:style-name="ce3" table:formula="of:=IF([.K271]&gt;[.K$177];[.K271];&quot;&quot;)">
            <text:p/>
          </table:table-cell>
          <table:table-cell table:style-name="ce3" table:formula="of:=IF([.L271]&gt;[.L$177];[.L271];&quot;&quot;)">
            <text:p/>
          </table:table-cell>
          <table:table-cell table:style-name="ce3" table:formula="of:=IF([.M271]&gt;[.M$177];[.M271];&quot;&quot;)" office:value-type="float" office:value="611.425" calcext:value-type="float">
            <text:p>611,425</text:p>
          </table:table-cell>
          <table:table-cell table:style-name="ce3" table:formula="of:=IF([.N271]&gt;[.N$177];[.N271];&quot;&quot;)" office:value-type="float" office:value="1666762.425" calcext:value-type="float">
            <text:p>1666762,425</text:p>
          </table:table-cell>
          <table:table-cell table:style-name="ce3" table:formula="of:=IF([.O271]&gt;[.O$177];[.O271];&quot;&quot;)">
            <text:p/>
          </table:table-cell>
          <table:table-cell table:style-name="ce3" table:formula="of:=IF([.P271]&gt;[.P$177];[.P271];&quot;&quot;)">
            <text:p/>
          </table:table-cell>
          <table:table-cell table:style-name="ce3" table:formula="of:=IF([.Q271]&gt;[.Q$177];[.Q271];&quot;&quot;)">
            <text:p/>
          </table:table-cell>
          <table:table-cell table:style-name="ce3" table:formula="of:=IF([.R271]&gt;[.R$177];[.R271];&quot;&quot;)" office:value-type="float" office:value="114.5875" calcext:value-type="float">
            <text:p>114,5875</text:p>
          </table:table-cell>
          <table:table-cell table:style-name="ce3" table:formula="of:=IF([.S271]&gt;[.S$177];[.S271];&quot;&quot;)" office:value-type="float" office:value="20572.15" calcext:value-type="float">
            <text:p>20572,15</text:p>
          </table:table-cell>
          <table:table-cell table:style-name="ce3" table:formula="of:=IF([.T271]&gt;[.T$177];[.T271];&quot;&quot;)">
            <text:p/>
          </table:table-cell>
          <table:table-cell table:style-name="ce3" table:formula="of:=IF([.U271]&gt;[.U$177];[.U271];&quot;&quot;)">
            <text:p/>
          </table:table-cell>
          <table:table-cell table:style-name="ce3" table:formula="of:=IF([.V271]&gt;[.V$177];[.V271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199.7" calcext:value-type="float">
            <text:p>199,7</text:p>
          </table:table-cell>
          <table:table-cell table:style-name="ce3" table:formula="of:=IF([.B272]&gt;[.B$177];[.B272];&quot;&quot;)">
            <text:p/>
          </table:table-cell>
          <table:table-cell table:style-name="ce3" table:formula="of:=IF([.C272]&gt;[.C$177];[.C272];&quot;&quot;)" office:value-type="float" office:value="674.325" calcext:value-type="float">
            <text:p>674,325</text:p>
          </table:table-cell>
          <table:table-cell table:style-name="ce3" table:formula="of:=IF([.D272]&gt;[.D$177];[.D272];&quot;&quot;)" office:value-type="float" office:value="6584.175" calcext:value-type="float">
            <text:p>6584,175</text:p>
          </table:table-cell>
          <table:table-cell table:style-name="ce3" table:formula="of:=IF([.E272]&gt;[.E$177];[.E272];&quot;&quot;)" office:value-type="float" office:value="4159705.3" calcext:value-type="float">
            <text:p>4159705,3</text:p>
          </table:table-cell>
          <table:table-cell table:style-name="ce3" table:formula="of:=IF([.F272]&gt;[.F$177];[.F272];&quot;&quot;)">
            <text:p/>
          </table:table-cell>
          <table:table-cell table:style-name="ce3" table:formula="of:=IF([.G272]&gt;[.G$177];[.G272];&quot;&quot;)">
            <text:p/>
          </table:table-cell>
          <table:table-cell table:style-name="ce3" table:formula="of:=IF([.H272]&gt;[.H$177];[.H272];&quot;&quot;)">
            <text:p/>
          </table:table-cell>
          <table:table-cell table:style-name="ce3" table:formula="of:=IF([.I272]&gt;[.I$177];[.I272];&quot;&quot;)" office:value-type="float" office:value="58264.45" calcext:value-type="float">
            <text:p>58264,45</text:p>
          </table:table-cell>
          <table:table-cell table:style-name="ce3" table:formula="of:=IF([.J272]&gt;[.J$177];[.J272];&quot;&quot;)">
            <text:p/>
          </table:table-cell>
          <table:table-cell table:style-name="ce3" table:formula="of:=IF([.K272]&gt;[.K$177];[.K272];&quot;&quot;)">
            <text:p/>
          </table:table-cell>
          <table:table-cell table:style-name="ce3" table:formula="of:=IF([.L272]&gt;[.L$177];[.L272];&quot;&quot;)">
            <text:p/>
          </table:table-cell>
          <table:table-cell table:style-name="ce3" table:formula="of:=IF([.M272]&gt;[.M$177];[.M272];&quot;&quot;)" office:value-type="float" office:value="626.325" calcext:value-type="float">
            <text:p>626,325</text:p>
          </table:table-cell>
          <table:table-cell table:style-name="ce3" table:formula="of:=IF([.N272]&gt;[.N$177];[.N272];&quot;&quot;)" office:value-type="float" office:value="1635831.225" calcext:value-type="float">
            <text:p>1635831,225</text:p>
          </table:table-cell>
          <table:table-cell table:style-name="ce3" table:formula="of:=IF([.O272]&gt;[.O$177];[.O272];&quot;&quot;)">
            <text:p/>
          </table:table-cell>
          <table:table-cell table:style-name="ce3" table:formula="of:=IF([.P272]&gt;[.P$177];[.P272];&quot;&quot;)">
            <text:p/>
          </table:table-cell>
          <table:table-cell table:style-name="ce3" table:formula="of:=IF([.Q272]&gt;[.Q$177];[.Q272];&quot;&quot;)">
            <text:p/>
          </table:table-cell>
          <table:table-cell table:style-name="ce3" table:formula="of:=IF([.R272]&gt;[.R$177];[.R272];&quot;&quot;)">
            <text:p/>
          </table:table-cell>
          <table:table-cell table:style-name="ce3" table:formula="of:=IF([.S272]&gt;[.S$177];[.S272];&quot;&quot;)" office:value-type="float" office:value="22606.75" calcext:value-type="float">
            <text:p>22606,75</text:p>
          </table:table-cell>
          <table:table-cell table:style-name="ce3" table:formula="of:=IF([.T272]&gt;[.T$177];[.T272];&quot;&quot;)">
            <text:p/>
          </table:table-cell>
          <table:table-cell table:style-name="ce3" table:formula="of:=IF([.U272]&gt;[.U$177];[.U272];&quot;&quot;)">
            <text:p/>
          </table:table-cell>
          <table:table-cell table:style-name="ce3" table:formula="of:=IF([.V272]&gt;[.V$177];[.V272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201.5" calcext:value-type="float">
            <text:p>201,5</text:p>
          </table:table-cell>
          <table:table-cell table:style-name="ce3" table:formula="of:=IF([.B273]&gt;[.B$177];[.B273];&quot;&quot;)">
            <text:p/>
          </table:table-cell>
          <table:table-cell table:style-name="ce3" table:formula="of:=IF([.C273]&gt;[.C$177];[.C273];&quot;&quot;)" office:value-type="float" office:value="573.925" calcext:value-type="float">
            <text:p>573,925</text:p>
          </table:table-cell>
          <table:table-cell table:style-name="ce3" table:formula="of:=IF([.D273]&gt;[.D$177];[.D273];&quot;&quot;)">
            <text:p/>
          </table:table-cell>
          <table:table-cell table:style-name="ce3" table:formula="of:=IF([.E273]&gt;[.E$177];[.E273];&quot;&quot;)" office:value-type="float" office:value="4059141.1" calcext:value-type="float">
            <text:p>4059141,1</text:p>
          </table:table-cell>
          <table:table-cell table:style-name="ce3" table:formula="of:=IF([.F273]&gt;[.F$177];[.F273];&quot;&quot;)">
            <text:p/>
          </table:table-cell>
          <table:table-cell table:style-name="ce3" table:formula="of:=IF([.G273]&gt;[.G$177];[.G273];&quot;&quot;)">
            <text:p/>
          </table:table-cell>
          <table:table-cell table:style-name="ce3" table:formula="of:=IF([.H273]&gt;[.H$177];[.H273];&quot;&quot;)">
            <text:p/>
          </table:table-cell>
          <table:table-cell table:style-name="ce3" table:formula="of:=IF([.I273]&gt;[.I$177];[.I273];&quot;&quot;)" office:value-type="float" office:value="55551.65" calcext:value-type="float">
            <text:p>55551,65</text:p>
          </table:table-cell>
          <table:table-cell table:style-name="ce3" table:formula="of:=IF([.J273]&gt;[.J$177];[.J273];&quot;&quot;)">
            <text:p/>
          </table:table-cell>
          <table:table-cell table:style-name="ce3" table:formula="of:=IF([.K273]&gt;[.K$177];[.K273];&quot;&quot;)">
            <text:p/>
          </table:table-cell>
          <table:table-cell table:style-name="ce3" table:formula="of:=IF([.L273]&gt;[.L$177];[.L273];&quot;&quot;)">
            <text:p/>
          </table:table-cell>
          <table:table-cell table:style-name="ce3" table:formula="of:=IF([.M273]&gt;[.M$177];[.M273];&quot;&quot;)" office:value-type="float" office:value="270.225" calcext:value-type="float">
            <text:p>270,225</text:p>
          </table:table-cell>
          <table:table-cell table:style-name="ce3" table:formula="of:=IF([.N273]&gt;[.N$177];[.N273];&quot;&quot;)" office:value-type="float" office:value="1639530.425" calcext:value-type="float">
            <text:p>1639530,425</text:p>
          </table:table-cell>
          <table:table-cell table:style-name="ce3" table:formula="of:=IF([.O273]&gt;[.O$177];[.O273];&quot;&quot;)" office:value-type="float" office:value="121.875" calcext:value-type="float">
            <text:p>121,875</text:p>
          </table:table-cell>
          <table:table-cell table:style-name="ce3" table:formula="of:=IF([.P273]&gt;[.P$177];[.P273];&quot;&quot;)">
            <text:p/>
          </table:table-cell>
          <table:table-cell table:style-name="ce3" table:formula="of:=IF([.Q273]&gt;[.Q$177];[.Q273];&quot;&quot;)">
            <text:p/>
          </table:table-cell>
          <table:table-cell table:style-name="ce3" table:formula="of:=IF([.R273]&gt;[.R$177];[.R273];&quot;&quot;)" office:value-type="float" office:value="89.5875" calcext:value-type="float">
            <text:p>89,5875</text:p>
          </table:table-cell>
          <table:table-cell table:style-name="ce3" table:formula="of:=IF([.S273]&gt;[.S$177];[.S273];&quot;&quot;)" office:value-type="float" office:value="17859.35" calcext:value-type="float">
            <text:p>17859,35</text:p>
          </table:table-cell>
          <table:table-cell table:style-name="ce3" table:formula="of:=IF([.T273]&gt;[.T$177];[.T273];&quot;&quot;)">
            <text:p/>
          </table:table-cell>
          <table:table-cell table:style-name="ce3" table:formula="of:=IF([.U273]&gt;[.U$177];[.U273];&quot;&quot;)">
            <text:p/>
          </table:table-cell>
          <table:table-cell table:style-name="ce3" table:formula="of:=IF([.V273]&gt;[.V$177];[.V273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203.3" calcext:value-type="float">
            <text:p>203,3</text:p>
          </table:table-cell>
          <table:table-cell table:style-name="ce3" table:formula="of:=IF([.B274]&gt;[.B$177];[.B274];&quot;&quot;)">
            <text:p/>
          </table:table-cell>
          <table:table-cell table:style-name="ce3" table:formula="of:=IF([.C274]&gt;[.C$177];[.C274];&quot;&quot;)" office:value-type="float" office:value="914.925" calcext:value-type="float">
            <text:p>914,925</text:p>
          </table:table-cell>
          <table:table-cell table:style-name="ce3" table:formula="of:=IF([.D274]&gt;[.D$177];[.D274];&quot;&quot;)">
            <text:p/>
          </table:table-cell>
          <table:table-cell table:style-name="ce3" table:formula="of:=IF([.E274]&gt;[.E$177];[.E274];&quot;&quot;)" office:value-type="float" office:value="4157073.7" calcext:value-type="float">
            <text:p>4157073,7</text:p>
          </table:table-cell>
          <table:table-cell table:style-name="ce3" table:formula="of:=IF([.F274]&gt;[.F$177];[.F274];&quot;&quot;)">
            <text:p/>
          </table:table-cell>
          <table:table-cell table:style-name="ce3" table:formula="of:=IF([.G274]&gt;[.G$177];[.G274];&quot;&quot;)">
            <text:p/>
          </table:table-cell>
          <table:table-cell table:style-name="ce3" table:formula="of:=IF([.H274]&gt;[.H$177];[.H274];&quot;&quot;)">
            <text:p/>
          </table:table-cell>
          <table:table-cell table:style-name="ce3" table:formula="of:=IF([.I274]&gt;[.I$177];[.I274];&quot;&quot;)" office:value-type="float" office:value="55551.65" calcext:value-type="float">
            <text:p>55551,65</text:p>
          </table:table-cell>
          <table:table-cell table:style-name="ce3" table:formula="of:=IF([.J274]&gt;[.J$177];[.J274];&quot;&quot;)">
            <text:p/>
          </table:table-cell>
          <table:table-cell table:style-name="ce3" table:formula="of:=IF([.K274]&gt;[.K$177];[.K274];&quot;&quot;)">
            <text:p/>
          </table:table-cell>
          <table:table-cell table:style-name="ce3" table:formula="of:=IF([.L274]&gt;[.L$177];[.L274];&quot;&quot;)">
            <text:p/>
          </table:table-cell>
          <table:table-cell table:style-name="ce3" table:formula="of:=IF([.M274]&gt;[.M$177];[.M274];&quot;&quot;)" office:value-type="float" office:value="471.025" calcext:value-type="float">
            <text:p>471,025</text:p>
          </table:table-cell>
          <table:table-cell table:style-name="ce3" table:formula="of:=IF([.N274]&gt;[.N$177];[.N274];&quot;&quot;)" office:value-type="float" office:value="1653584.825" calcext:value-type="float">
            <text:p>1653584,825</text:p>
          </table:table-cell>
          <table:table-cell table:style-name="ce3" table:formula="of:=IF([.O274]&gt;[.O$177];[.O274];&quot;&quot;)" office:value-type="float" office:value="109.375" calcext:value-type="float">
            <text:p>109,375</text:p>
          </table:table-cell>
          <table:table-cell table:style-name="ce3" table:formula="of:=IF([.P274]&gt;[.P$177];[.P274];&quot;&quot;)">
            <text:p/>
          </table:table-cell>
          <table:table-cell table:style-name="ce3" table:formula="of:=IF([.Q274]&gt;[.Q$177];[.Q274];&quot;&quot;)">
            <text:p/>
          </table:table-cell>
          <table:table-cell table:style-name="ce3" table:formula="of:=IF([.R274]&gt;[.R$177];[.R274];&quot;&quot;)">
            <text:p/>
          </table:table-cell>
          <table:table-cell table:style-name="ce3" table:formula="of:=IF([.S274]&gt;[.S$177];[.S274];&quot;&quot;)" office:value-type="float" office:value="17859.35" calcext:value-type="float">
            <text:p>17859,35</text:p>
          </table:table-cell>
          <table:table-cell table:style-name="ce3" table:formula="of:=IF([.T274]&gt;[.T$177];[.T274];&quot;&quot;)">
            <text:p/>
          </table:table-cell>
          <table:table-cell table:style-name="ce3" table:formula="of:=IF([.U274]&gt;[.U$177];[.U274];&quot;&quot;)">
            <text:p/>
          </table:table-cell>
          <table:table-cell table:style-name="ce3" table:formula="of:=IF([.V274]&gt;[.V$177];[.V274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3" table:formula="of:=IF([.B275]&gt;[.B$177];[.B275];&quot;&quot;)">
            <text:p/>
          </table:table-cell>
          <table:table-cell table:style-name="ce3" table:formula="of:=IF([.C275]&gt;[.C$177];[.C275];&quot;&quot;)" office:value-type="float" office:value="974.925" calcext:value-type="float">
            <text:p>974,925</text:p>
          </table:table-cell>
          <table:table-cell table:style-name="ce3" table:formula="of:=IF([.D275]&gt;[.D$177];[.D275];&quot;&quot;)">
            <text:p/>
          </table:table-cell>
          <table:table-cell table:style-name="ce3" table:formula="of:=IF([.E275]&gt;[.E$177];[.E275];&quot;&quot;)" office:value-type="float" office:value="4170583.6" calcext:value-type="float">
            <text:p>4170583,6</text:p>
          </table:table-cell>
          <table:table-cell table:style-name="ce3" table:formula="of:=IF([.F275]&gt;[.F$177];[.F275];&quot;&quot;)">
            <text:p/>
          </table:table-cell>
          <table:table-cell table:style-name="ce3" table:formula="of:=IF([.G275]&gt;[.G$177];[.G275];&quot;&quot;)">
            <text:p/>
          </table:table-cell>
          <table:table-cell table:style-name="ce3" table:formula="of:=IF([.H275]&gt;[.H$177];[.H275];&quot;&quot;)" office:value-type="float" office:value="526.525" calcext:value-type="float">
            <text:p>526,525</text:p>
          </table:table-cell>
          <table:table-cell table:style-name="ce3" table:formula="of:=IF([.I275]&gt;[.I$177];[.I275];&quot;&quot;)" office:value-type="float" office:value="55551.65" calcext:value-type="float">
            <text:p>55551,65</text:p>
          </table:table-cell>
          <table:table-cell table:style-name="ce3" table:formula="of:=IF([.J275]&gt;[.J$177];[.J275];&quot;&quot;)">
            <text:p/>
          </table:table-cell>
          <table:table-cell table:style-name="ce3" table:formula="of:=IF([.K275]&gt;[.K$177];[.K275];&quot;&quot;)">
            <text:p/>
          </table:table-cell>
          <table:table-cell table:style-name="ce3" table:formula="of:=IF([.L275]&gt;[.L$177];[.L275];&quot;&quot;)">
            <text:p/>
          </table:table-cell>
          <table:table-cell table:style-name="ce3" table:formula="of:=IF([.M275]&gt;[.M$177];[.M275];&quot;&quot;)" office:value-type="float" office:value="350.825" calcext:value-type="float">
            <text:p>350,825</text:p>
          </table:table-cell>
          <table:table-cell table:style-name="ce3" table:formula="of:=IF([.N275]&gt;[.N$177];[.N275];&quot;&quot;)" office:value-type="float" office:value="1688292.025" calcext:value-type="float">
            <text:p>1688292,025</text:p>
          </table:table-cell>
          <table:table-cell table:style-name="ce3" table:formula="of:=IF([.O275]&gt;[.O$177];[.O275];&quot;&quot;)">
            <text:p/>
          </table:table-cell>
          <table:table-cell table:style-name="ce3" table:formula="of:=IF([.P275]&gt;[.P$177];[.P275];&quot;&quot;)">
            <text:p/>
          </table:table-cell>
          <table:table-cell table:style-name="ce3" table:formula="of:=IF([.Q275]&gt;[.Q$177];[.Q275];&quot;&quot;)">
            <text:p/>
          </table:table-cell>
          <table:table-cell table:style-name="ce3" table:formula="of:=IF([.R275]&gt;[.R$177];[.R275];&quot;&quot;)" office:value-type="float" office:value="152.0875" calcext:value-type="float">
            <text:p>152,0875</text:p>
          </table:table-cell>
          <table:table-cell table:style-name="ce3" table:formula="of:=IF([.S275]&gt;[.S$177];[.S275];&quot;&quot;)" office:value-type="float" office:value="25997.75" calcext:value-type="float">
            <text:p>25997,75</text:p>
          </table:table-cell>
          <table:table-cell table:style-name="ce3" table:formula="of:=IF([.T275]&gt;[.T$177];[.T275];&quot;&quot;)">
            <text:p/>
          </table:table-cell>
          <table:table-cell table:style-name="ce3" table:formula="of:=IF([.U275]&gt;[.U$177];[.U275];&quot;&quot;)">
            <text:p/>
          </table:table-cell>
          <table:table-cell table:style-name="ce3" table:formula="of:=IF([.V275]&gt;[.V$177];[.V275];&quot;&quot;)">
            <text:p/>
          </table:table-cell>
          <table:table-cell table:number-columns-repeated="1002"/>
        </table:table-row>
        <table:table-row table:style-name="ro1">
          <table:table-cell office:value-type="float" office:value="206.8" calcext:value-type="float">
            <text:p>206,8</text:p>
          </table:table-cell>
          <table:table-cell table:style-name="ce3" table:formula="of:=IF([.B276]&gt;[.B$177];[.B276];&quot;&quot;)">
            <text:p/>
          </table:table-cell>
          <table:table-cell table:style-name="ce3" table:formula="of:=IF([.C276]&gt;[.C$177];[.C276];&quot;&quot;)" office:value-type="float" office:value="914.925" calcext:value-type="float">
            <text:p>914,925</text:p>
          </table:table-cell>
          <table:table-cell table:style-name="ce3" table:formula="of:=IF([.D276]&gt;[.D$177];[.D276];&quot;&quot;)">
            <text:p/>
          </table:table-cell>
          <table:table-cell table:style-name="ce3" table:formula="of:=IF([.E276]&gt;[.E$177];[.E276];&quot;&quot;)" office:value-type="float" office:value="4284847.5" calcext:value-type="float">
            <text:p>4284847,5</text:p>
          </table:table-cell>
          <table:table-cell table:style-name="ce3" table:formula="of:=IF([.F276]&gt;[.F$177];[.F276];&quot;&quot;)">
            <text:p/>
          </table:table-cell>
          <table:table-cell table:style-name="ce3" table:formula="of:=IF([.G276]&gt;[.G$177];[.G276];&quot;&quot;)">
            <text:p/>
          </table:table-cell>
          <table:table-cell table:style-name="ce3" table:formula="of:=IF([.H276]&gt;[.H$177];[.H276];&quot;&quot;)" office:value-type="float" office:value="927.525" calcext:value-type="float">
            <text:p>927,525</text:p>
          </table:table-cell>
          <table:table-cell table:style-name="ce3" table:formula="of:=IF([.I276]&gt;[.I$177];[.I276];&quot;&quot;)" office:value-type="float" office:value="55551.65" calcext:value-type="float">
            <text:p>55551,65</text:p>
          </table:table-cell>
          <table:table-cell table:style-name="ce3" table:formula="of:=IF([.J276]&gt;[.J$177];[.J276];&quot;&quot;)">
            <text:p/>
          </table:table-cell>
          <table:table-cell table:style-name="ce3" table:formula="of:=IF([.K276]&gt;[.K$177];[.K276];&quot;&quot;)">
            <text:p/>
          </table:table-cell>
          <table:table-cell table:style-name="ce3" table:formula="of:=IF([.L276]&gt;[.L$177];[.L276];&quot;&quot;)">
            <text:p/>
          </table:table-cell>
          <table:table-cell table:style-name="ce3" table:formula="of:=IF([.M276]&gt;[.M$177];[.M276];&quot;&quot;)" office:value-type="float" office:value="601.625" calcext:value-type="float">
            <text:p>601,625</text:p>
          </table:table-cell>
          <table:table-cell table:style-name="ce3" table:formula="of:=IF([.N276]&gt;[.N$177];[.N276];&quot;&quot;)" office:value-type="float" office:value="1671396.025" calcext:value-type="float">
            <text:p>1671396,025</text:p>
          </table:table-cell>
          <table:table-cell table:style-name="ce3" table:formula="of:=IF([.O276]&gt;[.O$177];[.O276];&quot;&quot;)" office:value-type="float" office:value="84.375" calcext:value-type="float">
            <text:p>84,375</text:p>
          </table:table-cell>
          <table:table-cell table:style-name="ce3" table:formula="of:=IF([.P276]&gt;[.P$177];[.P276];&quot;&quot;)">
            <text:p/>
          </table:table-cell>
          <table:table-cell table:style-name="ce3" table:formula="of:=IF([.Q276]&gt;[.Q$177];[.Q276];&quot;&quot;)">
            <text:p/>
          </table:table-cell>
          <table:table-cell table:style-name="ce3" table:formula="of:=IF([.R276]&gt;[.R$177];[.R276];&quot;&quot;)">
            <text:p/>
          </table:table-cell>
          <table:table-cell table:style-name="ce3" table:formula="of:=IF([.S276]&gt;[.S$177];[.S276];&quot;&quot;)" office:value-type="float" office:value="39561.85" calcext:value-type="float">
            <text:p>39561,85</text:p>
          </table:table-cell>
          <table:table-cell table:style-name="ce3" table:formula="of:=IF([.T276]&gt;[.T$177];[.T276];&quot;&quot;)">
            <text:p/>
          </table:table-cell>
          <table:table-cell table:style-name="ce3" table:formula="of:=IF([.U276]&gt;[.U$177];[.U276];&quot;&quot;)">
            <text:p/>
          </table:table-cell>
          <table:table-cell table:style-name="ce3" table:formula="of:=IF([.V276]&gt;[.V$177];[.V276];&quot;&quot;)">
            <text:p/>
          </table:table-cell>
          <table:table-cell table:number-columns-repeated="1002"/>
        </table:table-row>
        <table:table-row table:style-name="ro1">
          <table:table-cell/>
          <table:table-cell table:style-name="ce3" table:formula="of:=IF([.B277]&gt;[.B$177];[.B277];&quot;&quot;)">
            <text:p/>
          </table:table-cell>
          <table:table-cell table:style-name="ce3" table:formula="of:=IF([.C277]&gt;[.C$177];[.C277];&quot;&quot;)">
            <text:p/>
          </table:table-cell>
          <table:table-cell table:style-name="ce3" table:formula="of:=IF([.D277]&gt;[.D$177];[.D277];&quot;&quot;)">
            <text:p/>
          </table:table-cell>
          <table:table-cell table:style-name="ce3" table:formula="of:=IF([.E277]&gt;[.E$177];[.E277];&quot;&quot;)">
            <text:p/>
          </table:table-cell>
          <table:table-cell table:style-name="ce3" table:formula="of:=IF([.F277]&gt;[.F$177];[.F277];&quot;&quot;)">
            <text:p/>
          </table:table-cell>
          <table:table-cell table:style-name="ce3" table:formula="of:=IF([.G277]&gt;[.G$177];[.G277];&quot;&quot;)">
            <text:p/>
          </table:table-cell>
          <table:table-cell table:style-name="ce3" table:formula="of:=IF([.H277]&gt;[.H$177];[.H277];&quot;&quot;)">
            <text:p/>
          </table:table-cell>
          <table:table-cell table:style-name="ce3" table:formula="of:=IF([.I277]&gt;[.I$177];[.I277];&quot;&quot;)">
            <text:p/>
          </table:table-cell>
          <table:table-cell table:style-name="ce3" table:formula="of:=IF([.J277]&gt;[.J$177];[.J277];&quot;&quot;)">
            <text:p/>
          </table:table-cell>
          <table:table-cell table:style-name="ce3" table:formula="of:=IF([.K277]&gt;[.K$177];[.K277];&quot;&quot;)">
            <text:p/>
          </table:table-cell>
          <table:table-cell table:style-name="ce3" table:formula="of:=IF([.L277]&gt;[.L$177];[.L277];&quot;&quot;)">
            <text:p/>
          </table:table-cell>
          <table:table-cell table:style-name="ce3" table:formula="of:=IF([.M277]&gt;[.M$177];[.M277];&quot;&quot;)">
            <text:p/>
          </table:table-cell>
          <table:table-cell table:style-name="ce3" table:formula="of:=IF([.N277]&gt;[.N$177];[.N277];&quot;&quot;)">
            <text:p/>
          </table:table-cell>
          <table:table-cell table:style-name="ce3" table:formula="of:=IF([.O277]&gt;[.O$177];[.O277];&quot;&quot;)">
            <text:p/>
          </table:table-cell>
          <table:table-cell table:style-name="ce3" table:formula="of:=IF([.P277]&gt;[.P$177];[.P277];&quot;&quot;)">
            <text:p/>
          </table:table-cell>
          <table:table-cell table:style-name="ce3" table:formula="of:=IF([.Q277]&gt;[.Q$177];[.Q277];&quot;&quot;)">
            <text:p/>
          </table:table-cell>
          <table:table-cell table:style-name="ce3" table:formula="of:=IF([.R277]&gt;[.R$177];[.R277];&quot;&quot;)">
            <text:p/>
          </table:table-cell>
          <table:table-cell table:style-name="ce3" table:formula="of:=IF([.S277]&gt;[.S$177];[.S277];&quot;&quot;)">
            <text:p/>
          </table:table-cell>
          <table:table-cell table:style-name="ce3" table:formula="of:=IF([.T277]&gt;[.T$177];[.T277];&quot;&quot;)">
            <text:p/>
          </table:table-cell>
          <table:table-cell table:style-name="ce3" table:formula="of:=IF([.U277]&gt;[.U$177];[.U277];&quot;&quot;)">
            <text:p/>
          </table:table-cell>
          <table:table-cell table:style-name="ce3" table:formula="of:=IF([.V277]&gt;[.V$177];[.V277];&quot;&quot;)">
            <text:p/>
          </table:table-cell>
          <table:table-cell table:number-columns-repeated="1002"/>
        </table:table-row>
        <table:table-row table:style-name="ro1">
          <table:table-cell/>
          <table:table-cell table:style-name="ce3" table:formula="of:=IF([.B278]&gt;[.B$177];[.B278];&quot;&quot;)">
            <text:p/>
          </table:table-cell>
          <table:table-cell table:style-name="ce3" table:formula="of:=IF([.C278]&gt;[.C$177];[.C278];&quot;&quot;)">
            <text:p/>
          </table:table-cell>
          <table:table-cell table:style-name="ce3" table:formula="of:=IF([.D278]&gt;[.D$177];[.D278];&quot;&quot;)">
            <text:p/>
          </table:table-cell>
          <table:table-cell table:style-name="ce3" table:formula="of:=IF([.E278]&gt;[.E$177];[.E278];&quot;&quot;)">
            <text:p/>
          </table:table-cell>
          <table:table-cell table:style-name="ce3" table:formula="of:=IF([.F278]&gt;[.F$177];[.F278];&quot;&quot;)">
            <text:p/>
          </table:table-cell>
          <table:table-cell table:style-name="ce3" table:formula="of:=IF([.G278]&gt;[.G$177];[.G278];&quot;&quot;)">
            <text:p/>
          </table:table-cell>
          <table:table-cell table:style-name="ce3" table:formula="of:=IF([.H278]&gt;[.H$177];[.H278];&quot;&quot;)">
            <text:p/>
          </table:table-cell>
          <table:table-cell table:style-name="ce3" table:formula="of:=IF([.I278]&gt;[.I$177];[.I278];&quot;&quot;)">
            <text:p/>
          </table:table-cell>
          <table:table-cell table:style-name="ce3" table:formula="of:=IF([.J278]&gt;[.J$177];[.J278];&quot;&quot;)">
            <text:p/>
          </table:table-cell>
          <table:table-cell table:style-name="ce3" table:formula="of:=IF([.K278]&gt;[.K$177];[.K278];&quot;&quot;)">
            <text:p/>
          </table:table-cell>
          <table:table-cell table:style-name="ce3" table:formula="of:=IF([.L278]&gt;[.L$177];[.L278];&quot;&quot;)">
            <text:p/>
          </table:table-cell>
          <table:table-cell table:style-name="ce3" table:formula="of:=IF([.M278]&gt;[.M$177];[.M278];&quot;&quot;)">
            <text:p/>
          </table:table-cell>
          <table:table-cell table:style-name="ce3" table:formula="of:=IF([.N278]&gt;[.N$177];[.N278];&quot;&quot;)">
            <text:p/>
          </table:table-cell>
          <table:table-cell table:style-name="ce3" table:formula="of:=IF([.O278]&gt;[.O$177];[.O278];&quot;&quot;)">
            <text:p/>
          </table:table-cell>
          <table:table-cell table:style-name="ce3" table:formula="of:=IF([.P278]&gt;[.P$177];[.P278];&quot;&quot;)">
            <text:p/>
          </table:table-cell>
          <table:table-cell table:style-name="ce3" table:formula="of:=IF([.Q278]&gt;[.Q$177];[.Q278];&quot;&quot;)">
            <text:p/>
          </table:table-cell>
          <table:table-cell table:style-name="ce3" table:formula="of:=IF([.R278]&gt;[.R$177];[.R278];&quot;&quot;)">
            <text:p/>
          </table:table-cell>
          <table:table-cell table:style-name="ce3" table:formula="of:=IF([.S278]&gt;[.S$177];[.S278];&quot;&quot;)">
            <text:p/>
          </table:table-cell>
          <table:table-cell table:style-name="ce3" table:formula="of:=IF([.T278]&gt;[.T$177];[.T278];&quot;&quot;)">
            <text:p/>
          </table:table-cell>
          <table:table-cell table:style-name="ce3" table:formula="of:=IF([.U278]&gt;[.U$177];[.U278];&quot;&quot;)">
            <text:p/>
          </table:table-cell>
          <table:table-cell table:style-name="ce3" table:formula="of:=IF([.V278]&gt;[.V$177];[.V278];&quot;&quot;)">
            <text:p/>
          </table:table-cell>
          <table:table-cell table:number-columns-repeated="1002"/>
        </table:table-row>
        <table:table-row table:style-name="ro1">
          <table:table-cell/>
          <table:table-cell table:style-name="ce3" table:formula="of:=IF([.B279]&gt;[.B$177];[.B279];&quot;&quot;)">
            <text:p/>
          </table:table-cell>
          <table:table-cell table:style-name="ce3" table:formula="of:=IF([.C279]&gt;[.C$177];[.C279];&quot;&quot;)">
            <text:p/>
          </table:table-cell>
          <table:table-cell table:style-name="ce3" table:formula="of:=IF([.D279]&gt;[.D$177];[.D279];&quot;&quot;)">
            <text:p/>
          </table:table-cell>
          <table:table-cell table:style-name="ce3" table:formula="of:=IF([.E279]&gt;[.E$177];[.E279];&quot;&quot;)">
            <text:p/>
          </table:table-cell>
          <table:table-cell table:style-name="ce3" table:formula="of:=IF([.F279]&gt;[.F$177];[.F279];&quot;&quot;)">
            <text:p/>
          </table:table-cell>
          <table:table-cell table:style-name="ce3" table:formula="of:=IF([.G279]&gt;[.G$177];[.G279];&quot;&quot;)">
            <text:p/>
          </table:table-cell>
          <table:table-cell table:style-name="ce3" table:formula="of:=IF([.H279]&gt;[.H$177];[.H279];&quot;&quot;)">
            <text:p/>
          </table:table-cell>
          <table:table-cell table:style-name="ce3" table:formula="of:=IF([.I279]&gt;[.I$177];[.I279];&quot;&quot;)">
            <text:p/>
          </table:table-cell>
          <table:table-cell table:style-name="ce3" table:formula="of:=IF([.J279]&gt;[.J$177];[.J279];&quot;&quot;)">
            <text:p/>
          </table:table-cell>
          <table:table-cell table:style-name="ce3" table:formula="of:=IF([.K279]&gt;[.K$177];[.K279];&quot;&quot;)">
            <text:p/>
          </table:table-cell>
          <table:table-cell table:style-name="ce3" table:formula="of:=IF([.L279]&gt;[.L$177];[.L279];&quot;&quot;)">
            <text:p/>
          </table:table-cell>
          <table:table-cell table:style-name="ce3" table:formula="of:=IF([.M279]&gt;[.M$177];[.M279];&quot;&quot;)">
            <text:p/>
          </table:table-cell>
          <table:table-cell table:style-name="ce3" table:formula="of:=IF([.N279]&gt;[.N$177];[.N279];&quot;&quot;)">
            <text:p/>
          </table:table-cell>
          <table:table-cell table:style-name="ce3" table:formula="of:=IF([.O279]&gt;[.O$177];[.O279];&quot;&quot;)">
            <text:p/>
          </table:table-cell>
          <table:table-cell table:style-name="ce3" table:formula="of:=IF([.P279]&gt;[.P$177];[.P279];&quot;&quot;)">
            <text:p/>
          </table:table-cell>
          <table:table-cell table:style-name="ce3" table:formula="of:=IF([.Q279]&gt;[.Q$177];[.Q279];&quot;&quot;)">
            <text:p/>
          </table:table-cell>
          <table:table-cell table:style-name="ce3" table:formula="of:=IF([.R279]&gt;[.R$177];[.R279];&quot;&quot;)">
            <text:p/>
          </table:table-cell>
          <table:table-cell table:style-name="ce3" table:formula="of:=IF([.S279]&gt;[.S$177];[.S279];&quot;&quot;)">
            <text:p/>
          </table:table-cell>
          <table:table-cell table:style-name="ce3" table:formula="of:=IF([.T279]&gt;[.T$177];[.T279];&quot;&quot;)">
            <text:p/>
          </table:table-cell>
          <table:table-cell table:style-name="ce3" table:formula="of:=IF([.U279]&gt;[.U$177];[.U279];&quot;&quot;)">
            <text:p/>
          </table:table-cell>
          <table:table-cell table:style-name="ce3" table:formula="of:=IF([.V279]&gt;[.V$177];[.V279];&quot;&quot;)">
            <text:p/>
          </table:table-cell>
          <table:table-cell table:number-columns-repeated="1002"/>
        </table:table-row>
        <table:table-row table:style-name="ro1" table:number-rows-repeated="18">
          <table:table-cell/>
          <table:table-cell table:style-name="ce3" table:number-columns-repeated="21"/>
          <table:table-cell table:number-columns-repeated="1002"/>
        </table:table-row>
        <table:table-row table:style-name="ro1">
          <table:table-cell table:style-name="ce3" table:number-columns-repeated="2"/>
          <table:table-cell table:number-columns-repeated="1022"/>
        </table:table-row>
        <table:table-row table:style-name="ro1">
          <table:table-cell table:style-name="ce3" office:value-type="string" calcext:value-type="string">
            <text:p>Normalisé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float" office:value="37.1" calcext:value-type="float">
            <text:p>37,1</text:p>
          </table:table-cell>
          <table:table-cell table:style-name="ce3" table:formula="of:=IFERROR([.B302]/[.$E302];&quot;&quot; )">
            <text:p/>
          </table:table-cell>
          <table:table-cell table:style-name="ce3" table:formula="of:=IFERROR([.C302]/[.$E302];&quot;&quot; )" office:value-type="float" office:value="0.00032530510256649" calcext:value-type="float">
            <text:p>0,0003253051</text:p>
          </table:table-cell>
          <table:table-cell table:style-name="ce3" table:formula="of:=IFERROR([.D302]/[.$E302];&quot;&quot; )" office:value-type="float" office:value="0.00328775939242348" calcext:value-type="float">
            <text:p>0,0032877594</text:p>
          </table:table-cell>
          <table:table-cell table:style-name="ce3" table:formula="of:=IFERROR([.E302]/[.$E302];&quot;&quot; )" office:value-type="float" office:value="1" calcext:value-type="float">
            <text:p>1</text:p>
          </table:table-cell>
          <table:table-cell table:style-name="ce3" table:formula="of:=IFERROR([.F302]/[.$E302];&quot;&quot; )">
            <text:p/>
          </table:table-cell>
          <table:table-cell table:style-name="ce3" table:formula="of:=IFERROR([.G302]/[.$E302];&quot;&quot; )">
            <text:p/>
          </table:table-cell>
          <table:table-cell table:style-name="ce3" table:formula="of:=IFERROR([.H302]/[.$E302];&quot;&quot; )" office:value-type="float" office:value="0.0000862265923413724" calcext:value-type="float">
            <text:p>8,62265923413724E-005</text:p>
          </table:table-cell>
          <table:table-cell table:style-name="ce3" table:formula="of:=IFERROR([.I302]/[.$E302];&quot;&quot; )" office:value-type="float" office:value="0.0215106233506547" calcext:value-type="float">
            <text:p>0,0215106234</text:p>
          </table:table-cell>
          <table:table-cell table:style-name="ce3" table:formula="of:=IFERROR([.J302]/[.$E302];&quot;&quot; )">
            <text:p/>
          </table:table-cell>
          <table:table-cell table:style-name="ce3" table:formula="of:=IFERROR([.K302]/[.$E302];&quot;&quot; )">
            <text:p/>
          </table:table-cell>
          <table:table-cell table:style-name="ce3" table:formula="of:=IFERROR([.L302]/[.$E302];&quot;&quot; )">
            <text:p/>
          </table:table-cell>
          <table:table-cell table:style-name="ce3" table:formula="of:=IFERROR([.M302]/[.$E302];&quot;&quot; )" office:value-type="float" office:value="0.00010518583530617" calcext:value-type="float">
            <text:p>0,0001051858</text:p>
          </table:table-cell>
          <table:table-cell table:style-name="ce3" table:formula="of:=IFERROR([.N302]/[.$E302];&quot;&quot; )" office:value-type="float" office:value="0.668042151555633" calcext:value-type="float">
            <text:p>0,6680421516</text:p>
          </table:table-cell>
          <table:table-cell table:style-name="ce3" table:formula="of:=IFERROR([.O302]/[.$E302];&quot;&quot; )">
            <text:p/>
          </table:table-cell>
          <table:table-cell table:style-name="ce3" table:formula="of:=IFERROR([.P302]/[.$E302];&quot;&quot; )">
            <text:p/>
          </table:table-cell>
          <table:table-cell table:style-name="ce3" table:formula="of:=IFERROR([.Q302]/[.$E302];&quot;&quot; )">
            <text:p/>
          </table:table-cell>
          <table:table-cell table:style-name="ce3" table:formula="of:=IFERROR([.R302]/[.$E302];&quot;&quot; )" office:value-type="float" office:value="0.0000272636816898085" calcext:value-type="float">
            <text:p>2,72636816898085E-005</text:p>
          </table:table-cell>
          <table:table-cell table:style-name="ce3" table:formula="of:=IFERROR([.S302]/[.$E302];&quot;&quot; )" office:value-type="float" office:value="0.00884071285949622" calcext:value-type="float">
            <text:p>0,0088407129</text:p>
          </table:table-cell>
          <table:table-cell table:style-name="ce3" table:formula="of:=IFERROR([.T302]/[.$E302];&quot;&quot; )">
            <text:p/>
          </table:table-cell>
          <table:table-cell table:style-name="ce3" table:formula="of:=IFERROR([.U302]/[.$E302];&quot;&quot; )">
            <text:p/>
          </table:table-cell>
          <table:table-cell table:style-name="ce3" table:formula="of:=IFERROR([.V302]/[.$E302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38.9" calcext:value-type="float">
            <text:p>38,9</text:p>
          </table:table-cell>
          <table:table-cell table:style-name="ce3" table:formula="of:=IFERROR([.B303]/[.$E303];&quot;&quot; )">
            <text:p/>
          </table:table-cell>
          <table:table-cell table:style-name="ce3" table:formula="of:=IFERROR([.C303]/[.$E303];&quot;&quot; )" office:value-type="float" office:value="0.000358568586255064" calcext:value-type="float">
            <text:p>0,0003585686</text:p>
          </table:table-cell>
          <table:table-cell table:style-name="ce3" table:formula="of:=IFERROR([.D303]/[.$E303];&quot;&quot; )" office:value-type="float" office:value="0.00269666008099944" calcext:value-type="float">
            <text:p>0,0026966601</text:p>
          </table:table-cell>
          <table:table-cell table:style-name="ce3" table:formula="of:=IFERROR([.E303]/[.$E303];&quot;&quot; )" office:value-type="float" office:value="1" calcext:value-type="float">
            <text:p>1</text:p>
          </table:table-cell>
          <table:table-cell table:style-name="ce3" table:formula="of:=IFERROR([.F303]/[.$E303];&quot;&quot; )">
            <text:p/>
          </table:table-cell>
          <table:table-cell table:style-name="ce3" table:formula="of:=IFERROR([.G303]/[.$E303];&quot;&quot; )">
            <text:p/>
          </table:table-cell>
          <table:table-cell table:style-name="ce3" table:formula="of:=IFERROR([.H303]/[.$E303];&quot;&quot; )" office:value-type="float" office:value="0.0000776729265308533" calcext:value-type="float">
            <text:p>7,76729265308533E-005</text:p>
          </table:table-cell>
          <table:table-cell table:style-name="ce3" table:formula="of:=IFERROR([.I303]/[.$E303];&quot;&quot; )" office:value-type="float" office:value="0.0234620289019405" calcext:value-type="float">
            <text:p>0,0234620289</text:p>
          </table:table-cell>
          <table:table-cell table:style-name="ce3" table:formula="of:=IFERROR([.J303]/[.$E303];&quot;&quot; )">
            <text:p/>
          </table:table-cell>
          <table:table-cell table:style-name="ce3" table:formula="of:=IFERROR([.K303]/[.$E303];&quot;&quot; )">
            <text:p/>
          </table:table-cell>
          <table:table-cell table:style-name="ce3" table:formula="of:=IFERROR([.L303]/[.$E303];&quot;&quot; )">
            <text:p/>
          </table:table-cell>
          <table:table-cell table:style-name="ce3" table:formula="of:=IFERROR([.M303]/[.$E303];&quot;&quot; )" office:value-type="float" office:value="0.000114743968433705" calcext:value-type="float">
            <text:p>0,000114744</text:p>
          </table:table-cell>
          <table:table-cell table:style-name="ce3" table:formula="of:=IFERROR([.N303]/[.$E303];&quot;&quot; )" office:value-type="float" office:value="0.611027865927222" calcext:value-type="float">
            <text:p>0,6110278659</text:p>
          </table:table-cell>
          <table:table-cell table:style-name="ce3" table:formula="of:=IFERROR([.O303]/[.$E303];&quot;&quot; )" office:value-type="float" office:value="0.0000301721457037896" calcext:value-type="float">
            <text:p>3,01721457037896E-005</text:p>
          </table:table-cell>
          <table:table-cell table:style-name="ce3" table:formula="of:=IFERROR([.P303]/[.$E303];&quot;&quot; )">
            <text:p/>
          </table:table-cell>
          <table:table-cell table:style-name="ce3" table:formula="of:=IFERROR([.Q303]/[.$E303];&quot;&quot; )">
            <text:p/>
          </table:table-cell>
          <table:table-cell table:style-name="ce3" table:formula="of:=IFERROR([.R303]/[.$E303];&quot;&quot; )">
            <text:p/>
          </table:table-cell>
          <table:table-cell table:style-name="ce3" table:formula="of:=IFERROR([.S303]/[.$E303];&quot;&quot; )" office:value-type="float" office:value="0.0088891800384003" calcext:value-type="float">
            <text:p>0,00888918</text:p>
          </table:table-cell>
          <table:table-cell table:style-name="ce3" table:formula="of:=IFERROR([.T303]/[.$E303];&quot;&quot; )">
            <text:p/>
          </table:table-cell>
          <table:table-cell table:style-name="ce3" table:formula="of:=IFERROR([.U303]/[.$E303];&quot;&quot; )">
            <text:p/>
          </table:table-cell>
          <table:table-cell table:style-name="ce3" table:formula="of:=IFERROR([.V303]/[.$E303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40.7" calcext:value-type="float">
            <text:p>40,7</text:p>
          </table:table-cell>
          <table:table-cell table:style-name="ce3" table:formula="of:=IFERROR([.B304]/[.$E304];&quot;&quot; )">
            <text:p/>
          </table:table-cell>
          <table:table-cell table:style-name="ce3" table:formula="of:=IFERROR([.C304]/[.$E304];&quot;&quot; )" office:value-type="float" office:value="0.000314894265999781" calcext:value-type="float">
            <text:p>0,0003148943</text:p>
          </table:table-cell>
          <table:table-cell table:style-name="ce3" table:formula="of:=IFERROR([.D304]/[.$E304];&quot;&quot; )" office:value-type="float" office:value="0.00357610635367638" calcext:value-type="float">
            <text:p>0,0035761064</text:p>
          </table:table-cell>
          <table:table-cell table:style-name="ce3" table:formula="of:=IFERROR([.E304]/[.$E304];&quot;&quot; )" office:value-type="float" office:value="1" calcext:value-type="float">
            <text:p>1</text:p>
          </table:table-cell>
          <table:table-cell table:style-name="ce3" table:formula="of:=IFERROR([.F304]/[.$E304];&quot;&quot; )">
            <text:p/>
          </table:table-cell>
          <table:table-cell table:style-name="ce3" table:formula="of:=IFERROR([.G304]/[.$E304];&quot;&quot; )">
            <text:p/>
          </table:table-cell>
          <table:table-cell table:style-name="ce3" table:formula="of:=IFERROR([.H304]/[.$E304];&quot;&quot; )">
            <text:p/>
          </table:table-cell>
          <table:table-cell table:style-name="ce3" table:formula="of:=IFERROR([.I304]/[.$E304];&quot;&quot; )" office:value-type="float" office:value="0.0261589740204365" calcext:value-type="float">
            <text:p>0,026158974</text:p>
          </table:table-cell>
          <table:table-cell table:style-name="ce3" table:formula="of:=IFERROR([.J304]/[.$E304];&quot;&quot; )">
            <text:p/>
          </table:table-cell>
          <table:table-cell table:style-name="ce3" table:formula="of:=IFERROR([.K304]/[.$E304];&quot;&quot; )">
            <text:p/>
          </table:table-cell>
          <table:table-cell table:style-name="ce3" table:formula="of:=IFERROR([.L304]/[.$E304];&quot;&quot; )">
            <text:p/>
          </table:table-cell>
          <table:table-cell table:style-name="ce3" table:formula="of:=IFERROR([.M304]/[.$E304];&quot;&quot; )" office:value-type="float" office:value="0.000137283334807426" calcext:value-type="float">
            <text:p>0,0001372833</text:p>
          </table:table-cell>
          <table:table-cell table:style-name="ce3" table:formula="of:=IFERROR([.N304]/[.$E304];&quot;&quot; )" office:value-type="float" office:value="0.718121937741064" calcext:value-type="float">
            <text:p>0,7181219377</text:p>
          </table:table-cell>
          <table:table-cell table:style-name="ce3" table:formula="of:=IFERROR([.O304]/[.$E304];&quot;&quot; )">
            <text:p/>
          </table:table-cell>
          <table:table-cell table:style-name="ce3" table:formula="of:=IFERROR([.P304]/[.$E304];&quot;&quot; )">
            <text:p/>
          </table:table-cell>
          <table:table-cell table:style-name="ce3" table:formula="of:=IFERROR([.Q304]/[.$E304];&quot;&quot; )">
            <text:p/>
          </table:table-cell>
          <table:table-cell table:style-name="ce3" table:formula="of:=IFERROR([.R304]/[.$E304];&quot;&quot; )" office:value-type="float" office:value="0.0000306709162947708" calcext:value-type="float">
            <text:p>3,06709162947708E-005</text:p>
          </table:table-cell>
          <table:table-cell table:style-name="ce3" table:formula="of:=IFERROR([.S304]/[.$E304];&quot;&quot; )" office:value-type="float" office:value="0.00919261377229387" calcext:value-type="float">
            <text:p>0,0091926138</text:p>
          </table:table-cell>
          <table:table-cell table:style-name="ce3" table:formula="of:=IFERROR([.T304]/[.$E304];&quot;&quot; )">
            <text:p/>
          </table:table-cell>
          <table:table-cell table:style-name="ce3" table:formula="of:=IFERROR([.U304]/[.$E304];&quot;&quot; )">
            <text:p/>
          </table:table-cell>
          <table:table-cell table:style-name="ce3" table:formula="of:=IFERROR([.V304]/[.$E304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42.4" calcext:value-type="float">
            <text:p>42,4</text:p>
          </table:table-cell>
          <table:table-cell table:style-name="ce3" table:formula="of:=IFERROR([.B305]/[.$E305];&quot;&quot; )">
            <text:p/>
          </table:table-cell>
          <table:table-cell table:style-name="ce3" table:formula="of:=IFERROR([.C305]/[.$E305];&quot;&quot; )" office:value-type="float" office:value="0.000265613381757985" calcext:value-type="float">
            <text:p>0,0002656134</text:p>
          </table:table-cell>
          <table:table-cell table:style-name="ce3" table:formula="of:=IFERROR([.D305]/[.$E305];&quot;&quot; )" office:value-type="float" office:value="0.00350493131844652" calcext:value-type="float">
            <text:p>0,0035049313</text:p>
          </table:table-cell>
          <table:table-cell table:style-name="ce3" table:formula="of:=IFERROR([.E305]/[.$E305];&quot;&quot; )" office:value-type="float" office:value="1" calcext:value-type="float">
            <text:p>1</text:p>
          </table:table-cell>
          <table:table-cell table:style-name="ce3" table:formula="of:=IFERROR([.F305]/[.$E305];&quot;&quot; )">
            <text:p/>
          </table:table-cell>
          <table:table-cell table:style-name="ce3" table:formula="of:=IFERROR([.G305]/[.$E305];&quot;&quot; )">
            <text:p/>
          </table:table-cell>
          <table:table-cell table:style-name="ce3" table:formula="of:=IFERROR([.H305]/[.$E305];&quot;&quot; )" office:value-type="float" office:value="0.0000871133807343125" calcext:value-type="float">
            <text:p>8,71133807343125E-005</text:p>
          </table:table-cell>
          <table:table-cell table:style-name="ce3" table:formula="of:=IFERROR([.I305]/[.$E305];&quot;&quot; )" office:value-type="float" office:value="0.0294155646192144" calcext:value-type="float">
            <text:p>0,0294155646</text:p>
          </table:table-cell>
          <table:table-cell table:style-name="ce3" table:formula="of:=IFERROR([.J305]/[.$E305];&quot;&quot; )">
            <text:p/>
          </table:table-cell>
          <table:table-cell table:style-name="ce3" table:formula="of:=IFERROR([.K305]/[.$E305];&quot;&quot; )">
            <text:p/>
          </table:table-cell>
          <table:table-cell table:style-name="ce3" table:formula="of:=IFERROR([.L305]/[.$E305];&quot;&quot; )">
            <text:p/>
          </table:table-cell>
          <table:table-cell table:style-name="ce3" table:formula="of:=IFERROR([.M305]/[.$E305];&quot;&quot; )" office:value-type="float" office:value="0.000083471009414411" calcext:value-type="float">
            <text:p>0,000083471</text:p>
          </table:table-cell>
          <table:table-cell table:style-name="ce3" table:formula="of:=IFERROR([.N305]/[.$E305];&quot;&quot; )" office:value-type="float" office:value="0.533609023148865" calcext:value-type="float">
            <text:p>0,5336090231</text:p>
          </table:table-cell>
          <table:table-cell table:style-name="ce3" table:formula="of:=IFERROR([.O305]/[.$E305];&quot;&quot; )" office:value-type="float" office:value="0.0000200866065435748" calcext:value-type="float">
            <text:p>2,00866065435748E-005</text:p>
          </table:table-cell>
          <table:table-cell table:style-name="ce3" table:formula="of:=IFERROR([.P305]/[.$E305];&quot;&quot; )">
            <text:p/>
          </table:table-cell>
          <table:table-cell table:style-name="ce3" table:formula="of:=IFERROR([.Q305]/[.$E305];&quot;&quot; )">
            <text:p/>
          </table:table-cell>
          <table:table-cell table:style-name="ce3" table:formula="of:=IFERROR([.R305]/[.$E305];&quot;&quot; )">
            <text:p/>
          </table:table-cell>
          <table:table-cell table:style-name="ce3" table:formula="of:=IFERROR([.S305]/[.$E305];&quot;&quot; )" office:value-type="float" office:value="0.0100769773517351" calcext:value-type="float">
            <text:p>0,0100769774</text:p>
          </table:table-cell>
          <table:table-cell table:style-name="ce3" table:formula="of:=IFERROR([.T305]/[.$E305];&quot;&quot; )">
            <text:p/>
          </table:table-cell>
          <table:table-cell table:style-name="ce3" table:formula="of:=IFERROR([.U305]/[.$E305];&quot;&quot; )">
            <text:p/>
          </table:table-cell>
          <table:table-cell table:style-name="ce3" table:formula="of:=IFERROR([.V305]/[.$E305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44.2" calcext:value-type="float">
            <text:p>44,2</text:p>
          </table:table-cell>
          <table:table-cell table:style-name="ce3" table:formula="of:=IFERROR([.B306]/[.$E306];&quot;&quot; )">
            <text:p/>
          </table:table-cell>
          <table:table-cell table:style-name="ce3" table:formula="of:=IFERROR([.C306]/[.$E306];&quot;&quot; )" office:value-type="float" office:value="0.000294788181104639" calcext:value-type="float">
            <text:p>0,0002947882</text:p>
          </table:table-cell>
          <table:table-cell table:style-name="ce3" table:formula="of:=IFERROR([.D306]/[.$E306];&quot;&quot; )" office:value-type="float" office:value="0.00281893361987705" calcext:value-type="float">
            <text:p>0,0028189336</text:p>
          </table:table-cell>
          <table:table-cell table:style-name="ce3" table:formula="of:=IFERROR([.E306]/[.$E306];&quot;&quot; )" office:value-type="float" office:value="1" calcext:value-type="float">
            <text:p>1</text:p>
          </table:table-cell>
          <table:table-cell table:style-name="ce3" table:formula="of:=IFERROR([.F306]/[.$E306];&quot;&quot; )">
            <text:p/>
          </table:table-cell>
          <table:table-cell table:style-name="ce3" table:formula="of:=IFERROR([.G306]/[.$E306];&quot;&quot; )">
            <text:p/>
          </table:table-cell>
          <table:table-cell table:style-name="ce3" table:formula="of:=IFERROR([.H306]/[.$E306];&quot;&quot; )" office:value-type="float" office:value="0.000137667964187669" calcext:value-type="float">
            <text:p>0,000137668</text:p>
          </table:table-cell>
          <table:table-cell table:style-name="ce3" table:formula="of:=IFERROR([.I306]/[.$E306];&quot;&quot; )" office:value-type="float" office:value="0.0328353908711605" calcext:value-type="float">
            <text:p>0,0328353909</text:p>
          </table:table-cell>
          <table:table-cell table:style-name="ce3" table:formula="of:=IFERROR([.J306]/[.$E306];&quot;&quot; )">
            <text:p/>
          </table:table-cell>
          <table:table-cell table:style-name="ce3" table:formula="of:=IFERROR([.K306]/[.$E306];&quot;&quot; )">
            <text:p/>
          </table:table-cell>
          <table:table-cell table:style-name="ce3" table:formula="of:=IFERROR([.L306]/[.$E306];&quot;&quot; )">
            <text:p/>
          </table:table-cell>
          <table:table-cell table:style-name="ce3" table:formula="of:=IFERROR([.M306]/[.$E306];&quot;&quot; )" office:value-type="float" office:value="0.00012942936303173" calcext:value-type="float">
            <text:p>0,0001294294</text:p>
          </table:table-cell>
          <table:table-cell table:style-name="ce3" table:formula="of:=IFERROR([.N306]/[.$E306];&quot;&quot; )" office:value-type="float" office:value="0.512446255450152" calcext:value-type="float">
            <text:p>0,5124462555</text:p>
          </table:table-cell>
          <table:table-cell table:style-name="ce3" table:formula="of:=IFERROR([.O306]/[.$E306];&quot;&quot; )">
            <text:p/>
          </table:table-cell>
          <table:table-cell table:style-name="ce3" table:formula="of:=IFERROR([.P306]/[.$E306];&quot;&quot; )">
            <text:p/>
          </table:table-cell>
          <table:table-cell table:style-name="ce3" table:formula="of:=IFERROR([.Q306]/[.$E306];&quot;&quot; )">
            <text:p/>
          </table:table-cell>
          <table:table-cell table:style-name="ce3" table:formula="of:=IFERROR([.R306]/[.$E306];&quot;&quot; )">
            <text:p/>
          </table:table-cell>
          <table:table-cell table:style-name="ce3" table:formula="of:=IFERROR([.S306]/[.$E306];&quot;&quot; )" office:value-type="float" office:value="0.0105721086500148" calcext:value-type="float">
            <text:p>0,0105721087</text:p>
          </table:table-cell>
          <table:table-cell table:style-name="ce3" table:formula="of:=IFERROR([.T306]/[.$E306];&quot;&quot; )">
            <text:p/>
          </table:table-cell>
          <table:table-cell table:style-name="ce3" table:formula="of:=IFERROR([.U306]/[.$E306];&quot;&quot; )">
            <text:p/>
          </table:table-cell>
          <table:table-cell table:style-name="ce3" table:formula="of:=IFERROR([.V306]/[.$E306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3" table:formula="of:=IFERROR([.B307]/[.$E307];&quot;&quot; )">
            <text:p/>
          </table:table-cell>
          <table:table-cell table:style-name="ce3" table:formula="of:=IFERROR([.C307]/[.$E307];&quot;&quot; )" office:value-type="float" office:value="0.000295889651717873" calcext:value-type="float">
            <text:p>0,0002958897</text:p>
          </table:table-cell>
          <table:table-cell table:style-name="ce3" table:formula="of:=IFERROR([.D307]/[.$E307];&quot;&quot; )" office:value-type="float" office:value="0.0034142188436667" calcext:value-type="float">
            <text:p>0,0034142188</text:p>
          </table:table-cell>
          <table:table-cell table:style-name="ce3" table:formula="of:=IFERROR([.E307]/[.$E307];&quot;&quot; )" office:value-type="float" office:value="1" calcext:value-type="float">
            <text:p>1</text:p>
          </table:table-cell>
          <table:table-cell table:style-name="ce3" table:formula="of:=IFERROR([.F307]/[.$E307];&quot;&quot; )">
            <text:p/>
          </table:table-cell>
          <table:table-cell table:style-name="ce3" table:formula="of:=IFERROR([.G307]/[.$E307];&quot;&quot; )">
            <text:p/>
          </table:table-cell>
          <table:table-cell table:style-name="ce3" table:formula="of:=IFERROR([.H307]/[.$E307];&quot;&quot; )">
            <text:p/>
          </table:table-cell>
          <table:table-cell table:style-name="ce3" table:formula="of:=IFERROR([.I307]/[.$E307];&quot;&quot; )" office:value-type="float" office:value="0.0330705689601395" calcext:value-type="float">
            <text:p>0,033070569</text:p>
          </table:table-cell>
          <table:table-cell table:style-name="ce3" table:formula="of:=IFERROR([.J307]/[.$E307];&quot;&quot; )">
            <text:p/>
          </table:table-cell>
          <table:table-cell table:style-name="ce3" table:formula="of:=IFERROR([.K307]/[.$E307];&quot;&quot; )">
            <text:p/>
          </table:table-cell>
          <table:table-cell table:style-name="ce3" table:formula="of:=IFERROR([.L307]/[.$E307];&quot;&quot; )">
            <text:p/>
          </table:table-cell>
          <table:table-cell table:style-name="ce3" table:formula="of:=IFERROR([.M307]/[.$E307];&quot;&quot; )" office:value-type="float" office:value="0.000146428766060668" calcext:value-type="float">
            <text:p>0,0001464288</text:p>
          </table:table-cell>
          <table:table-cell table:style-name="ce3" table:formula="of:=IFERROR([.N307]/[.$E307];&quot;&quot; )" office:value-type="float" office:value="0.505222417277632" calcext:value-type="float">
            <text:p>0,5052224173</text:p>
          </table:table-cell>
          <table:table-cell table:style-name="ce3" table:formula="of:=IFERROR([.O307]/[.$E307];&quot;&quot; )">
            <text:p/>
          </table:table-cell>
          <table:table-cell table:style-name="ce3" table:formula="of:=IFERROR([.P307]/[.$E307];&quot;&quot; )">
            <text:p/>
          </table:table-cell>
          <table:table-cell table:style-name="ce3" table:formula="of:=IFERROR([.Q307]/[.$E307];&quot;&quot; )">
            <text:p/>
          </table:table-cell>
          <table:table-cell table:style-name="ce3" table:formula="of:=IFERROR([.R307]/[.$E307];&quot;&quot; )">
            <text:p/>
          </table:table-cell>
          <table:table-cell table:style-name="ce3" table:formula="of:=IFERROR([.S307]/[.$E307];&quot;&quot; )" office:value-type="float" office:value="0.0117097675993382" calcext:value-type="float">
            <text:p>0,0117097676</text:p>
          </table:table-cell>
          <table:table-cell table:style-name="ce3" table:formula="of:=IFERROR([.T307]/[.$E307];&quot;&quot; )">
            <text:p/>
          </table:table-cell>
          <table:table-cell table:style-name="ce3" table:formula="of:=IFERROR([.U307]/[.$E307];&quot;&quot; )">
            <text:p/>
          </table:table-cell>
          <table:table-cell table:style-name="ce3" table:formula="of:=IFERROR([.V307]/[.$E307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47.7" calcext:value-type="float">
            <text:p>47,7</text:p>
          </table:table-cell>
          <table:table-cell table:style-name="ce3" table:formula="of:=IFERROR([.B308]/[.$E308];&quot;&quot; )">
            <text:p/>
          </table:table-cell>
          <table:table-cell table:style-name="ce3" table:formula="of:=IFERROR([.C308]/[.$E308];&quot;&quot; )" office:value-type="float" office:value="0.000212508318975807" calcext:value-type="float">
            <text:p>0,0002125083</text:p>
          </table:table-cell>
          <table:table-cell table:style-name="ce3" table:formula="of:=IFERROR([.D308]/[.$E308];&quot;&quot; )" office:value-type="float" office:value="0.0029177151074447" calcext:value-type="float">
            <text:p>0,0029177151</text:p>
          </table:table-cell>
          <table:table-cell table:style-name="ce3" table:formula="of:=IFERROR([.E308]/[.$E308];&quot;&quot; )" office:value-type="float" office:value="1" calcext:value-type="float">
            <text:p>1</text:p>
          </table:table-cell>
          <table:table-cell table:style-name="ce3" table:formula="of:=IFERROR([.F308]/[.$E308];&quot;&quot; )" office:value-type="float" office:value="0.00099546503153716" calcext:value-type="float">
            <text:p>0,000995465</text:p>
          </table:table-cell>
          <table:table-cell table:style-name="ce3" table:formula="of:=IFERROR([.G308]/[.$E308];&quot;&quot; )">
            <text:p/>
          </table:table-cell>
          <table:table-cell table:style-name="ce3" table:formula="of:=IFERROR([.H308]/[.$E308];&quot;&quot; )">
            <text:p/>
          </table:table-cell>
          <table:table-cell table:style-name="ce3" table:formula="of:=IFERROR([.I308]/[.$E308];&quot;&quot; )" office:value-type="float" office:value="0.0353041250410148" calcext:value-type="float">
            <text:p>0,035304125</text:p>
          </table:table-cell>
          <table:table-cell table:style-name="ce3" table:formula="of:=IFERROR([.J308]/[.$E308];&quot;&quot; )">
            <text:p/>
          </table:table-cell>
          <table:table-cell table:style-name="ce3" table:formula="of:=IFERROR([.K308]/[.$E308];&quot;&quot; )">
            <text:p/>
          </table:table-cell>
          <table:table-cell table:style-name="ce3" table:formula="of:=IFERROR([.L308]/[.$E308];&quot;&quot; )">
            <text:p/>
          </table:table-cell>
          <table:table-cell table:style-name="ce3" table:formula="of:=IFERROR([.M308]/[.$E308];&quot;&quot; )" office:value-type="float" office:value="0.000109621956877714" calcext:value-type="float">
            <text:p>0,000109622</text:p>
          </table:table-cell>
          <table:table-cell table:style-name="ce3" table:formula="of:=IFERROR([.N308]/[.$E308];&quot;&quot; )" office:value-type="float" office:value="0.510671058865624" calcext:value-type="float">
            <text:p>0,5106710589</text:p>
          </table:table-cell>
          <table:table-cell table:style-name="ce3" table:formula="of:=IFERROR([.O308]/[.$E308];&quot;&quot; )">
            <text:p/>
          </table:table-cell>
          <table:table-cell table:style-name="ce3" table:formula="of:=IFERROR([.P308]/[.$E308];&quot;&quot; )">
            <text:p/>
          </table:table-cell>
          <table:table-cell table:style-name="ce3" table:formula="of:=IFERROR([.Q308]/[.$E308];&quot;&quot; )">
            <text:p/>
          </table:table-cell>
          <table:table-cell table:style-name="ce3" table:formula="of:=IFERROR([.R308]/[.$E308];&quot;&quot; )">
            <text:p/>
          </table:table-cell>
          <table:table-cell table:style-name="ce3" table:formula="of:=IFERROR([.S308]/[.$E308];&quot;&quot; )" office:value-type="float" office:value="0.0116148013316581" calcext:value-type="float">
            <text:p>0,0116148013</text:p>
          </table:table-cell>
          <table:table-cell table:style-name="ce3" table:formula="of:=IFERROR([.T308]/[.$E308];&quot;&quot; )">
            <text:p/>
          </table:table-cell>
          <table:table-cell table:style-name="ce3" table:formula="of:=IFERROR([.U308]/[.$E308];&quot;&quot; )">
            <text:p/>
          </table:table-cell>
          <table:table-cell table:style-name="ce3" table:formula="of:=IFERROR([.V308]/[.$E308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49.5" calcext:value-type="float">
            <text:p>49,5</text:p>
          </table:table-cell>
          <table:table-cell table:style-name="ce3" table:formula="of:=IFERROR([.B309]/[.$E309];&quot;&quot; )">
            <text:p/>
          </table:table-cell>
          <table:table-cell table:style-name="ce3" table:formula="of:=IFERROR([.C309]/[.$E309];&quot;&quot; )" office:value-type="float" office:value="0.00027178586014275" calcext:value-type="float">
            <text:p>0,0002717859</text:p>
          </table:table-cell>
          <table:table-cell table:style-name="ce3" table:formula="of:=IFERROR([.D309]/[.$E309];&quot;&quot; )" office:value-type="float" office:value="0.00352322515439667" calcext:value-type="float">
            <text:p>0,0035232252</text:p>
          </table:table-cell>
          <table:table-cell table:style-name="ce3" table:formula="of:=IFERROR([.E309]/[.$E309];&quot;&quot; )" office:value-type="float" office:value="1" calcext:value-type="float">
            <text:p>1</text:p>
          </table:table-cell>
          <table:table-cell table:style-name="ce3" table:formula="of:=IFERROR([.F309]/[.$E309];&quot;&quot; )">
            <text:p/>
          </table:table-cell>
          <table:table-cell table:style-name="ce3" table:formula="of:=IFERROR([.G309]/[.$E309];&quot;&quot; )">
            <text:p/>
          </table:table-cell>
          <table:table-cell table:style-name="ce3" table:formula="of:=IFERROR([.H309]/[.$E309];&quot;&quot; )" office:value-type="float" office:value="0.000220765810938555" calcext:value-type="float">
            <text:p>0,0002207658</text:p>
          </table:table-cell>
          <table:table-cell table:style-name="ce3" table:formula="of:=IFERROR([.I309]/[.$E309];&quot;&quot; )" office:value-type="float" office:value="0.0360740105640219" calcext:value-type="float">
            <text:p>0,0360740106</text:p>
          </table:table-cell>
          <table:table-cell table:style-name="ce3" table:formula="of:=IFERROR([.J309]/[.$E309];&quot;&quot; )">
            <text:p/>
          </table:table-cell>
          <table:table-cell table:style-name="ce3" table:formula="of:=IFERROR([.K309]/[.$E309];&quot;&quot; )">
            <text:p/>
          </table:table-cell>
          <table:table-cell table:style-name="ce3" table:formula="of:=IFERROR([.L309]/[.$E309];&quot;&quot; )">
            <text:p/>
          </table:table-cell>
          <table:table-cell table:style-name="ce3" table:formula="of:=IFERROR([.M309]/[.$E309];&quot;&quot; )" office:value-type="float" office:value="0.000125904893937885" calcext:value-type="float">
            <text:p>0,0001259049</text:p>
          </table:table-cell>
          <table:table-cell table:style-name="ce3" table:formula="of:=IFERROR([.N309]/[.$E309];&quot;&quot; )" office:value-type="float" office:value="0.497644205464917" calcext:value-type="float">
            <text:p>0,4976442055</text:p>
          </table:table-cell>
          <table:table-cell table:style-name="ce3" table:formula="of:=IFERROR([.O309]/[.$E309];&quot;&quot; )" office:value-type="float" office:value="0.0000172001221226619" calcext:value-type="float">
            <text:p>1,72001221226619E-005</text:p>
          </table:table-cell>
          <table:table-cell table:style-name="ce3" table:formula="of:=IFERROR([.P309]/[.$E309];&quot;&quot; )">
            <text:p/>
          </table:table-cell>
          <table:table-cell table:style-name="ce3" table:formula="of:=IFERROR([.Q309]/[.$E309];&quot;&quot; )">
            <text:p/>
          </table:table-cell>
          <table:table-cell table:style-name="ce3" table:formula="of:=IFERROR([.R309]/[.$E309];&quot;&quot; )">
            <text:p/>
          </table:table-cell>
          <table:table-cell table:style-name="ce3" table:formula="of:=IFERROR([.S309]/[.$E309];&quot;&quot; )" office:value-type="float" office:value="0.0127393257896729" calcext:value-type="float">
            <text:p>0,0127393258</text:p>
          </table:table-cell>
          <table:table-cell table:style-name="ce3" table:formula="of:=IFERROR([.T309]/[.$E309];&quot;&quot; )">
            <text:p/>
          </table:table-cell>
          <table:table-cell table:style-name="ce3" table:formula="of:=IFERROR([.U309]/[.$E309];&quot;&quot; )">
            <text:p/>
          </table:table-cell>
          <table:table-cell table:style-name="ce3" table:formula="of:=IFERROR([.V309]/[.$E309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51.3" calcext:value-type="float">
            <text:p>51,3</text:p>
          </table:table-cell>
          <table:table-cell table:style-name="ce3" table:formula="of:=IFERROR([.B310]/[.$E310];&quot;&quot; )">
            <text:p/>
          </table:table-cell>
          <table:table-cell table:style-name="ce3" table:formula="of:=IFERROR([.C310]/[.$E310];&quot;&quot; )" office:value-type="float" office:value="0.000285676174517482" calcext:value-type="float">
            <text:p>0,0002856762</text:p>
          </table:table-cell>
          <table:table-cell table:style-name="ce3" table:formula="of:=IFERROR([.D310]/[.$E310];&quot;&quot; )" office:value-type="float" office:value="0.00351628590044032" calcext:value-type="float">
            <text:p>0,0035162859</text:p>
          </table:table-cell>
          <table:table-cell table:style-name="ce3" table:formula="of:=IFERROR([.E310]/[.$E310];&quot;&quot; )" office:value-type="float" office:value="1" calcext:value-type="float">
            <text:p>1</text:p>
          </table:table-cell>
          <table:table-cell table:style-name="ce3" table:formula="of:=IFERROR([.F310]/[.$E310];&quot;&quot; )">
            <text:p/>
          </table:table-cell>
          <table:table-cell table:style-name="ce3" table:formula="of:=IFERROR([.G310]/[.$E310];&quot;&quot; )">
            <text:p/>
          </table:table-cell>
          <table:table-cell table:style-name="ce3" table:formula="of:=IFERROR([.H310]/[.$E310];&quot;&quot; )" office:value-type="float" office:value="0.000101773443299205" calcext:value-type="float">
            <text:p>0,0001017734</text:p>
          </table:table-cell>
          <table:table-cell table:style-name="ce3" table:formula="of:=IFERROR([.I310]/[.$E310];&quot;&quot; )" office:value-type="float" office:value="0.0373052541726813" calcext:value-type="float">
            <text:p>0,0373052542</text:p>
          </table:table-cell>
          <table:table-cell table:style-name="ce3" table:formula="of:=IFERROR([.J310]/[.$E310];&quot;&quot; )">
            <text:p/>
          </table:table-cell>
          <table:table-cell table:style-name="ce3" table:formula="of:=IFERROR([.K310]/[.$E310];&quot;&quot; )">
            <text:p/>
          </table:table-cell>
          <table:table-cell table:style-name="ce3" table:formula="of:=IFERROR([.L310]/[.$E310];&quot;&quot; )">
            <text:p/>
          </table:table-cell>
          <table:table-cell table:style-name="ce3" table:formula="of:=IFERROR([.M310]/[.$E310];&quot;&quot; )" office:value-type="float" office:value="0.000193891993209451" calcext:value-type="float">
            <text:p>0,000193892</text:p>
          </table:table-cell>
          <table:table-cell table:style-name="ce3" table:formula="of:=IFERROR([.N310]/[.$E310];&quot;&quot; )" office:value-type="float" office:value="0.50578792647521" calcext:value-type="float">
            <text:p>0,5057879265</text:p>
          </table:table-cell>
          <table:table-cell table:style-name="ce3" table:formula="of:=IFERROR([.O310]/[.$E310];&quot;&quot; )" office:value-type="float" office:value="0.0000171662452030047" calcext:value-type="float">
            <text:p>1,71662452030047E-005</text:p>
          </table:table-cell>
          <table:table-cell table:style-name="ce3" table:formula="of:=IFERROR([.P310]/[.$E310];&quot;&quot; )">
            <text:p/>
          </table:table-cell>
          <table:table-cell table:style-name="ce3" table:formula="of:=IFERROR([.Q310]/[.$E310];&quot;&quot; )">
            <text:p/>
          </table:table-cell>
          <table:table-cell table:style-name="ce3" table:formula="of:=IFERROR([.R310]/[.$E310];&quot;&quot; )">
            <text:p/>
          </table:table-cell>
          <table:table-cell table:style-name="ce3" table:formula="of:=IFERROR([.S310]/[.$E310];&quot;&quot; )" office:value-type="float" office:value="0.0127142347401335" calcext:value-type="float">
            <text:p>0,0127142347</text:p>
          </table:table-cell>
          <table:table-cell table:style-name="ce3" table:formula="of:=IFERROR([.T310]/[.$E310];&quot;&quot; )">
            <text:p/>
          </table:table-cell>
          <table:table-cell table:style-name="ce3" table:formula="of:=IFERROR([.U310]/[.$E310];&quot;&quot; )">
            <text:p/>
          </table:table-cell>
          <table:table-cell table:style-name="ce3" table:formula="of:=IFERROR([.V310]/[.$E310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3" table:formula="of:=IFERROR([.B311]/[.$E311];&quot;&quot; )">
            <text:p/>
          </table:table-cell>
          <table:table-cell table:style-name="ce3" table:formula="of:=IFERROR([.C311]/[.$E311];&quot;&quot; )" office:value-type="float" office:value="0.000406738732341195" calcext:value-type="float">
            <text:p>0,0004067387</text:p>
          </table:table-cell>
          <table:table-cell table:style-name="ce3" table:formula="of:=IFERROR([.D311]/[.$E311];&quot;&quot; )" office:value-type="float" office:value="0.00455634545882428" calcext:value-type="float">
            <text:p>0,0045563455</text:p>
          </table:table-cell>
          <table:table-cell table:style-name="ce3" table:formula="of:=IFERROR([.E311]/[.$E311];&quot;&quot; )" office:value-type="float" office:value="1" calcext:value-type="float">
            <text:p>1</text:p>
          </table:table-cell>
          <table:table-cell table:style-name="ce3" table:formula="of:=IFERROR([.F311]/[.$E311];&quot;&quot; )">
            <text:p/>
          </table:table-cell>
          <table:table-cell table:style-name="ce3" table:formula="of:=IFERROR([.G311]/[.$E311];&quot;&quot; )">
            <text:p/>
          </table:table-cell>
          <table:table-cell table:style-name="ce3" table:formula="of:=IFERROR([.H311]/[.$E311];&quot;&quot; )" office:value-type="float" office:value="0.000127711633980069" calcext:value-type="float">
            <text:p>0,0001277116</text:p>
          </table:table-cell>
          <table:table-cell table:style-name="ce3" table:formula="of:=IFERROR([.I311]/[.$E311];&quot;&quot; )" office:value-type="float" office:value="0.0411674442393149" calcext:value-type="float">
            <text:p>0,0411674442</text:p>
          </table:table-cell>
          <table:table-cell table:style-name="ce3" table:formula="of:=IFERROR([.J311]/[.$E311];&quot;&quot; )">
            <text:p/>
          </table:table-cell>
          <table:table-cell table:style-name="ce3" table:formula="of:=IFERROR([.K311]/[.$E311];&quot;&quot; )">
            <text:p/>
          </table:table-cell>
          <table:table-cell table:style-name="ce3" table:formula="of:=IFERROR([.L311]/[.$E311];&quot;&quot; )">
            <text:p/>
          </table:table-cell>
          <table:table-cell table:style-name="ce3" table:formula="of:=IFERROR([.M311]/[.$E311];&quot;&quot; )" office:value-type="float" office:value="0.000114206412065997" calcext:value-type="float">
            <text:p>0,0001142064</text:p>
          </table:table-cell>
          <table:table-cell table:style-name="ce3" table:formula="of:=IFERROR([.N311]/[.$E311];&quot;&quot; )" office:value-type="float" office:value="0.508078965590198" calcext:value-type="float">
            <text:p>0,5080789656</text:p>
          </table:table-cell>
          <table:table-cell table:style-name="ce3" table:formula="of:=IFERROR([.O311]/[.$E311];&quot;&quot; )">
            <text:p/>
          </table:table-cell>
          <table:table-cell table:style-name="ce3" table:formula="of:=IFERROR([.P311]/[.$E311];&quot;&quot; )">
            <text:p/>
          </table:table-cell>
          <table:table-cell table:style-name="ce3" table:formula="of:=IFERROR([.Q311]/[.$E311];&quot;&quot; )">
            <text:p/>
          </table:table-cell>
          <table:table-cell table:style-name="ce3" table:formula="of:=IFERROR([.R311]/[.$E311];&quot;&quot; )">
            <text:p/>
          </table:table-cell>
          <table:table-cell table:style-name="ce3" table:formula="of:=IFERROR([.S311]/[.$E311];&quot;&quot; )" office:value-type="float" office:value="0.0135651710364829" calcext:value-type="float">
            <text:p>0,013565171</text:p>
          </table:table-cell>
          <table:table-cell table:style-name="ce3" table:formula="of:=IFERROR([.T311]/[.$E311];&quot;&quot; )">
            <text:p/>
          </table:table-cell>
          <table:table-cell table:style-name="ce3" table:formula="of:=IFERROR([.U311]/[.$E311];&quot;&quot; )">
            <text:p/>
          </table:table-cell>
          <table:table-cell table:style-name="ce3" table:formula="of:=IFERROR([.V311]/[.$E311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54.8" calcext:value-type="float">
            <text:p>54,8</text:p>
          </table:table-cell>
          <table:table-cell table:style-name="ce3" table:formula="of:=IFERROR([.B312]/[.$E312];&quot;&quot; )">
            <text:p/>
          </table:table-cell>
          <table:table-cell table:style-name="ce3" table:formula="of:=IFERROR([.C312]/[.$E312];&quot;&quot; )" office:value-type="float" office:value="0.000307547395948382" calcext:value-type="float">
            <text:p>0,0003075474</text:p>
          </table:table-cell>
          <table:table-cell table:style-name="ce3" table:formula="of:=IFERROR([.D312]/[.$E312];&quot;&quot; )" office:value-type="float" office:value="0.00344034218455265" calcext:value-type="float">
            <text:p>0,0034403422</text:p>
          </table:table-cell>
          <table:table-cell table:style-name="ce3" table:formula="of:=IFERROR([.E312]/[.$E312];&quot;&quot; )" office:value-type="float" office:value="1" calcext:value-type="float">
            <text:p>1</text:p>
          </table:table-cell>
          <table:table-cell table:style-name="ce3" table:formula="of:=IFERROR([.F312]/[.$E312];&quot;&quot; )">
            <text:p/>
          </table:table-cell>
          <table:table-cell table:style-name="ce3" table:formula="of:=IFERROR([.G312]/[.$E312];&quot;&quot; )">
            <text:p/>
          </table:table-cell>
          <table:table-cell table:style-name="ce3" table:formula="of:=IFERROR([.H312]/[.$E312];&quot;&quot; )" office:value-type="float" office:value="0.000239010098023291" calcext:value-type="float">
            <text:p>0,0002390101</text:p>
          </table:table-cell>
          <table:table-cell table:style-name="ce3" table:formula="of:=IFERROR([.I312]/[.$E312];&quot;&quot; )" office:value-type="float" office:value="0.0396754893307196" calcext:value-type="float">
            <text:p>0,0396754893</text:p>
          </table:table-cell>
          <table:table-cell table:style-name="ce3" table:formula="of:=IFERROR([.J312]/[.$E312];&quot;&quot; )">
            <text:p/>
          </table:table-cell>
          <table:table-cell table:style-name="ce3" table:formula="of:=IFERROR([.K312]/[.$E312];&quot;&quot; )">
            <text:p/>
          </table:table-cell>
          <table:table-cell table:style-name="ce3" table:formula="of:=IFERROR([.L312]/[.$E312];&quot;&quot; )" office:value-type="float" office:value="0.000132243335589012" calcext:value-type="float">
            <text:p>0,0001322433</text:p>
          </table:table-cell>
          <table:table-cell table:style-name="ce3" table:formula="of:=IFERROR([.M312]/[.$E312];&quot;&quot; )" office:value-type="float" office:value="0.000236533127828931" calcext:value-type="float">
            <text:p>0,0002365331</text:p>
          </table:table-cell>
          <table:table-cell table:style-name="ce3" table:formula="of:=IFERROR([.N312]/[.$E312];&quot;&quot; )" office:value-type="float" office:value="0.494940338550884" calcext:value-type="float">
            <text:p>0,4949403386</text:p>
          </table:table-cell>
          <table:table-cell table:style-name="ce3" table:formula="of:=IFERROR([.O312]/[.$E312];&quot;&quot; )">
            <text:p/>
          </table:table-cell>
          <table:table-cell table:style-name="ce3" table:formula="of:=IFERROR([.P312]/[.$E312];&quot;&quot; )">
            <text:p/>
          </table:table-cell>
          <table:table-cell table:style-name="ce3" table:formula="of:=IFERROR([.Q312]/[.$E312];&quot;&quot; )">
            <text:p/>
          </table:table-cell>
          <table:table-cell table:style-name="ce3" table:formula="of:=IFERROR([.R312]/[.$E312];&quot;&quot; )" office:value-type="float" office:value="0.0000238554428978102" calcext:value-type="float">
            <text:p>2,38554428978102E-005</text:p>
          </table:table-cell>
          <table:table-cell table:style-name="ce3" table:formula="of:=IFERROR([.S312]/[.$E312];&quot;&quot; )" office:value-type="float" office:value="0.014981638757405" calcext:value-type="float">
            <text:p>0,0149816388</text:p>
          </table:table-cell>
          <table:table-cell table:style-name="ce3" table:formula="of:=IFERROR([.T312]/[.$E312];&quot;&quot; )">
            <text:p/>
          </table:table-cell>
          <table:table-cell table:style-name="ce3" table:formula="of:=IFERROR([.U312]/[.$E312];&quot;&quot; )">
            <text:p/>
          </table:table-cell>
          <table:table-cell table:style-name="ce3" table:formula="of:=IFERROR([.V312]/[.$E312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56.6" calcext:value-type="float">
            <text:p>56,6</text:p>
          </table:table-cell>
          <table:table-cell table:style-name="ce3" table:formula="of:=IFERROR([.B313]/[.$E313];&quot;&quot; )">
            <text:p/>
          </table:table-cell>
          <table:table-cell table:style-name="ce3" table:formula="of:=IFERROR([.C313]/[.$E313];&quot;&quot; )" office:value-type="float" office:value="0.000398157057142182" calcext:value-type="float">
            <text:p>0,0003981571</text:p>
          </table:table-cell>
          <table:table-cell table:style-name="ce3" table:formula="of:=IFERROR([.D313]/[.$E313];&quot;&quot; )" office:value-type="float" office:value="0.00329780844222206" calcext:value-type="float">
            <text:p>0,0032978084</text:p>
          </table:table-cell>
          <table:table-cell table:style-name="ce3" table:formula="of:=IFERROR([.E313]/[.$E313];&quot;&quot; )" office:value-type="float" office:value="1" calcext:value-type="float">
            <text:p>1</text:p>
          </table:table-cell>
          <table:table-cell table:style-name="ce3" table:formula="of:=IFERROR([.F313]/[.$E313];&quot;&quot; )">
            <text:p/>
          </table:table-cell>
          <table:table-cell table:style-name="ce3" table:formula="of:=IFERROR([.G313]/[.$E313];&quot;&quot; )">
            <text:p/>
          </table:table-cell>
          <table:table-cell table:style-name="ce3" table:formula="of:=IFERROR([.H313]/[.$E313];&quot;&quot; )" office:value-type="float" office:value="0.000144863291813211" calcext:value-type="float">
            <text:p>0,0001448633</text:p>
          </table:table-cell>
          <table:table-cell table:style-name="ce3" table:formula="of:=IFERROR([.I313]/[.$E313];&quot;&quot; )" office:value-type="float" office:value="0.0386454540231385" calcext:value-type="float">
            <text:p>0,038645454</text:p>
          </table:table-cell>
          <table:table-cell table:style-name="ce3" table:formula="of:=IFERROR([.J313]/[.$E313];&quot;&quot; )">
            <text:p/>
          </table:table-cell>
          <table:table-cell table:style-name="ce3" table:formula="of:=IFERROR([.K313]/[.$E313];&quot;&quot; )">
            <text:p/>
          </table:table-cell>
          <table:table-cell table:style-name="ce3" table:formula="of:=IFERROR([.L313]/[.$E313];&quot;&quot; )">
            <text:p/>
          </table:table-cell>
          <table:table-cell table:style-name="ce3" table:formula="of:=IFERROR([.M313]/[.$E313];&quot;&quot; )" office:value-type="float" office:value="0.000208813919688539" calcext:value-type="float">
            <text:p>0,0002088139</text:p>
          </table:table-cell>
          <table:table-cell table:style-name="ce3" table:formula="of:=IFERROR([.N313]/[.$E313];&quot;&quot; )" office:value-type="float" office:value="0.493960120791648" calcext:value-type="float">
            <text:p>0,4939601208</text:p>
          </table:table-cell>
          <table:table-cell table:style-name="ce3" table:formula="of:=IFERROR([.O313]/[.$E313];&quot;&quot; )" office:value-type="float" office:value="0.0000132997146413227" calcext:value-type="float">
            <text:p>1,32997146413227E-005</text:p>
          </table:table-cell>
          <table:table-cell table:style-name="ce3" table:formula="of:=IFERROR([.P313]/[.$E313];&quot;&quot; )">
            <text:p/>
          </table:table-cell>
          <table:table-cell table:style-name="ce3" table:formula="of:=IFERROR([.Q313]/[.$E313];&quot;&quot; )">
            <text:p/>
          </table:table-cell>
          <table:table-cell table:style-name="ce3" table:formula="of:=IFERROR([.R313]/[.$E313];&quot;&quot; )">
            <text:p/>
          </table:table-cell>
          <table:table-cell table:style-name="ce3" table:formula="of:=IFERROR([.S313]/[.$E313];&quot;&quot; )" office:value-type="float" office:value="0.0143609478715025" calcext:value-type="float">
            <text:p>0,0143609479</text:p>
          </table:table-cell>
          <table:table-cell table:style-name="ce3" table:formula="of:=IFERROR([.T313]/[.$E313];&quot;&quot; )">
            <text:p/>
          </table:table-cell>
          <table:table-cell table:style-name="ce3" table:formula="of:=IFERROR([.U313]/[.$E313];&quot;&quot; )">
            <text:p/>
          </table:table-cell>
          <table:table-cell table:style-name="ce3" table:formula="of:=IFERROR([.V313]/[.$E313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58.3" calcext:value-type="float">
            <text:p>58,3</text:p>
          </table:table-cell>
          <table:table-cell table:style-name="ce3" table:formula="of:=IFERROR([.B314]/[.$E314];&quot;&quot; )">
            <text:p/>
          </table:table-cell>
          <table:table-cell table:style-name="ce3" table:formula="of:=IFERROR([.C314]/[.$E314];&quot;&quot; )" office:value-type="float" office:value="0.000457947266311268" calcext:value-type="float">
            <text:p>0,0004579473</text:p>
          </table:table-cell>
          <table:table-cell table:style-name="ce3" table:formula="of:=IFERROR([.D314]/[.$E314];&quot;&quot; )" office:value-type="float" office:value="0.0033404970800239" calcext:value-type="float">
            <text:p>0,0033404971</text:p>
          </table:table-cell>
          <table:table-cell table:style-name="ce3" table:formula="of:=IFERROR([.E314]/[.$E314];&quot;&quot; )" office:value-type="float" office:value="1" calcext:value-type="float">
            <text:p>1</text:p>
          </table:table-cell>
          <table:table-cell table:style-name="ce3" table:formula="of:=IFERROR([.F314]/[.$E314];&quot;&quot; )">
            <text:p/>
          </table:table-cell>
          <table:table-cell table:style-name="ce3" table:formula="of:=IFERROR([.G314]/[.$E314];&quot;&quot; )">
            <text:p/>
          </table:table-cell>
          <table:table-cell table:style-name="ce3" table:formula="of:=IFERROR([.H314]/[.$E314];&quot;&quot; )">
            <text:p/>
          </table:table-cell>
          <table:table-cell table:style-name="ce3" table:formula="of:=IFERROR([.I314]/[.$E314];&quot;&quot; )" office:value-type="float" office:value="0.0379023643018747" calcext:value-type="float">
            <text:p>0,0379023643</text:p>
          </table:table-cell>
          <table:table-cell table:style-name="ce3" table:formula="of:=IFERROR([.J314]/[.$E314];&quot;&quot; )">
            <text:p/>
          </table:table-cell>
          <table:table-cell table:style-name="ce3" table:formula="of:=IFERROR([.K314]/[.$E314];&quot;&quot; )">
            <text:p/>
          </table:table-cell>
          <table:table-cell table:style-name="ce3" table:formula="of:=IFERROR([.L314]/[.$E314];&quot;&quot; )">
            <text:p/>
          </table:table-cell>
          <table:table-cell table:style-name="ce3" table:formula="of:=IFERROR([.M314]/[.$E314];&quot;&quot; )" office:value-type="float" office:value="0.000252494106069556" calcext:value-type="float">
            <text:p>0,0002524941</text:p>
          </table:table-cell>
          <table:table-cell table:style-name="ce3" table:formula="of:=IFERROR([.N314]/[.$E314];&quot;&quot; )" office:value-type="float" office:value="0.505125897521734" calcext:value-type="float">
            <text:p>0,5051258975</text:p>
          </table:table-cell>
          <table:table-cell table:style-name="ce3" table:formula="of:=IFERROR([.O314]/[.$E314];&quot;&quot; )" office:value-type="float" office:value="0.0000163080573079769" calcext:value-type="float">
            <text:p>1,63080573079769E-005</text:p>
          </table:table-cell>
          <table:table-cell table:style-name="ce3" table:formula="of:=IFERROR([.P314]/[.$E314];&quot;&quot; )">
            <text:p/>
          </table:table-cell>
          <table:table-cell table:style-name="ce3" table:formula="of:=IFERROR([.Q314]/[.$E314];&quot;&quot; )">
            <text:p/>
          </table:table-cell>
          <table:table-cell table:style-name="ce3" table:formula="of:=IFERROR([.R314]/[.$E314];&quot;&quot; )">
            <text:p/>
          </table:table-cell>
          <table:table-cell table:style-name="ce3" table:formula="of:=IFERROR([.S314]/[.$E314];&quot;&quot; )" office:value-type="float" office:value="0.0157779064724575" calcext:value-type="float">
            <text:p>0,0157779065</text:p>
          </table:table-cell>
          <table:table-cell table:style-name="ce3" table:formula="of:=IFERROR([.T314]/[.$E314];&quot;&quot; )">
            <text:p/>
          </table:table-cell>
          <table:table-cell table:style-name="ce3" table:formula="of:=IFERROR([.U314]/[.$E314];&quot;&quot; )">
            <text:p/>
          </table:table-cell>
          <table:table-cell table:style-name="ce3" table:formula="of:=IFERROR([.V314]/[.$E314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60.1" calcext:value-type="float">
            <text:p>60,1</text:p>
          </table:table-cell>
          <table:table-cell table:style-name="ce3" table:formula="of:=IFERROR([.B315]/[.$E315];&quot;&quot; )">
            <text:p/>
          </table:table-cell>
          <table:table-cell table:style-name="ce3" table:formula="of:=IFERROR([.C315]/[.$E315];&quot;&quot; )" office:value-type="float" office:value="0.0004853075825717" calcext:value-type="float">
            <text:p>0,0004853076</text:p>
          </table:table-cell>
          <table:table-cell table:style-name="ce3" table:formula="of:=IFERROR([.D315]/[.$E315];&quot;&quot; )" office:value-type="float" office:value="0.00391970641153427" calcext:value-type="float">
            <text:p>0,0039197064</text:p>
          </table:table-cell>
          <table:table-cell table:style-name="ce3" table:formula="of:=IFERROR([.E315]/[.$E315];&quot;&quot; )" office:value-type="float" office:value="1" calcext:value-type="float">
            <text:p>1</text:p>
          </table:table-cell>
          <table:table-cell table:style-name="ce3" table:formula="of:=IFERROR([.F315]/[.$E315];&quot;&quot; )">
            <text:p/>
          </table:table-cell>
          <table:table-cell table:style-name="ce3" table:formula="of:=IFERROR([.G315]/[.$E315];&quot;&quot; )">
            <text:p/>
          </table:table-cell>
          <table:table-cell table:style-name="ce3" table:formula="of:=IFERROR([.H315]/[.$E315];&quot;&quot; )" office:value-type="float" office:value="0.000154384115457759" calcext:value-type="float">
            <text:p>0,0001543841</text:p>
          </table:table-cell>
          <table:table-cell table:style-name="ce3" table:formula="of:=IFERROR([.I315]/[.$E315];&quot;&quot; )" office:value-type="float" office:value="0.0369506962701688" calcext:value-type="float">
            <text:p>0,0369506963</text:p>
          </table:table-cell>
          <table:table-cell table:style-name="ce3" table:formula="of:=IFERROR([.J315]/[.$E315];&quot;&quot; )">
            <text:p/>
          </table:table-cell>
          <table:table-cell table:style-name="ce3" table:formula="of:=IFERROR([.K315]/[.$E315];&quot;&quot; )">
            <text:p/>
          </table:table-cell>
          <table:table-cell table:style-name="ce3" table:formula="of:=IFERROR([.L315]/[.$E315];&quot;&quot; )">
            <text:p/>
          </table:table-cell>
          <table:table-cell table:style-name="ce3" table:formula="of:=IFERROR([.M315]/[.$E315];&quot;&quot; )" office:value-type="float" office:value="0.000236642876746476" calcext:value-type="float">
            <text:p>0,0002366429</text:p>
          </table:table-cell>
          <table:table-cell table:style-name="ce3" table:formula="of:=IFERROR([.N315]/[.$E315];&quot;&quot; )" office:value-type="float" office:value="0.508329565107214" calcext:value-type="float">
            <text:p>0,5083295651</text:p>
          </table:table-cell>
          <table:table-cell table:style-name="ce3" table:formula="of:=IFERROR([.O315]/[.$E315];&quot;&quot; )" office:value-type="float" office:value="0.0000189685241424856" calcext:value-type="float">
            <text:p>1,89685241424856E-005</text:p>
          </table:table-cell>
          <table:table-cell table:style-name="ce3" table:formula="of:=IFERROR([.P315]/[.$E315];&quot;&quot; )">
            <text:p/>
          </table:table-cell>
          <table:table-cell table:style-name="ce3" table:formula="of:=IFERROR([.Q315]/[.$E315];&quot;&quot; )">
            <text:p/>
          </table:table-cell>
          <table:table-cell table:style-name="ce3" table:formula="of:=IFERROR([.R315]/[.$E315];&quot;&quot; )" office:value-type="float" office:value="0.0000285708125861705" calcext:value-type="float">
            <text:p>2,85708125861705E-005</text:p>
          </table:table-cell>
          <table:table-cell table:style-name="ce3" table:formula="of:=IFERROR([.S315]/[.$E315];&quot;&quot; )" office:value-type="float" office:value="0.0186824394562927" calcext:value-type="float">
            <text:p>0,0186824395</text:p>
          </table:table-cell>
          <table:table-cell table:style-name="ce3" table:formula="of:=IFERROR([.T315]/[.$E315];&quot;&quot; )">
            <text:p/>
          </table:table-cell>
          <table:table-cell table:style-name="ce3" table:formula="of:=IFERROR([.U315]/[.$E315];&quot;&quot; )">
            <text:p/>
          </table:table-cell>
          <table:table-cell table:style-name="ce3" table:formula="of:=IFERROR([.V315]/[.$E315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61.9" calcext:value-type="float">
            <text:p>61,9</text:p>
          </table:table-cell>
          <table:table-cell table:style-name="ce3" table:formula="of:=IFERROR([.B316]/[.$E316];&quot;&quot; )">
            <text:p/>
          </table:table-cell>
          <table:table-cell table:style-name="ce3" table:formula="of:=IFERROR([.C316]/[.$E316];&quot;&quot; )" office:value-type="float" office:value="0.00058710710313698" calcext:value-type="float">
            <text:p>0,0005871071</text:p>
          </table:table-cell>
          <table:table-cell table:style-name="ce3" table:formula="of:=IFERROR([.D316]/[.$E316];&quot;&quot; )" office:value-type="float" office:value="0.00390776618626172" calcext:value-type="float">
            <text:p>0,0039077662</text:p>
          </table:table-cell>
          <table:table-cell table:style-name="ce3" table:formula="of:=IFERROR([.E316]/[.$E316];&quot;&quot; )" office:value-type="float" office:value="1" calcext:value-type="float">
            <text:p>1</text:p>
          </table:table-cell>
          <table:table-cell table:style-name="ce3" table:formula="of:=IFERROR([.F316]/[.$E316];&quot;&quot; )">
            <text:p/>
          </table:table-cell>
          <table:table-cell table:style-name="ce3" table:formula="of:=IFERROR([.G316]/[.$E316];&quot;&quot; )">
            <text:p/>
          </table:table-cell>
          <table:table-cell table:style-name="ce3" table:formula="of:=IFERROR([.H316]/[.$E316];&quot;&quot; )" office:value-type="float" office:value="0.0000999887981168285" calcext:value-type="float">
            <text:p>9,99887981168285E-005</text:p>
          </table:table-cell>
          <table:table-cell table:style-name="ce3" table:formula="of:=IFERROR([.I316]/[.$E316];&quot;&quot; )" office:value-type="float" office:value="0.0362179542205616" calcext:value-type="float">
            <text:p>0,0362179542</text:p>
          </table:table-cell>
          <table:table-cell table:style-name="ce3" table:formula="of:=IFERROR([.J316]/[.$E316];&quot;&quot; )">
            <text:p/>
          </table:table-cell>
          <table:table-cell table:style-name="ce3" table:formula="of:=IFERROR([.K316]/[.$E316];&quot;&quot; )">
            <text:p/>
          </table:table-cell>
          <table:table-cell table:style-name="ce3" table:formula="of:=IFERROR([.L316]/[.$E316];&quot;&quot; )">
            <text:p/>
          </table:table-cell>
          <table:table-cell table:style-name="ce3" table:formula="of:=IFERROR([.M316]/[.$E316];&quot;&quot; )" office:value-type="float" office:value="0.000199971993050798" calcext:value-type="float">
            <text:p>0,000199972</text:p>
          </table:table-cell>
          <table:table-cell table:style-name="ce3" table:formula="of:=IFERROR([.N316]/[.$E316];&quot;&quot; )" office:value-type="float" office:value="0.499951840643328" calcext:value-type="float">
            <text:p>0,4999518406</text:p>
          </table:table-cell>
          <table:table-cell table:style-name="ce3" table:formula="of:=IFERROR([.O316]/[.$E316];&quot;&quot; )">
            <text:p/>
          </table:table-cell>
          <table:table-cell table:style-name="ce3" table:formula="of:=IFERROR([.P316]/[.$E316];&quot;&quot; )">
            <text:p/>
          </table:table-cell>
          <table:table-cell table:style-name="ce3" table:formula="of:=IFERROR([.Q316]/[.$E316];&quot;&quot; )">
            <text:p/>
          </table:table-cell>
          <table:table-cell table:style-name="ce3" table:formula="of:=IFERROR([.R316]/[.$E316];&quot;&quot; )">
            <text:p/>
          </table:table-cell>
          <table:table-cell table:style-name="ce3" table:formula="of:=IFERROR([.S316]/[.$E316];&quot;&quot; )" office:value-type="float" office:value="0.0198476503545761" calcext:value-type="float">
            <text:p>0,0198476504</text:p>
          </table:table-cell>
          <table:table-cell table:style-name="ce3" table:formula="of:=IFERROR([.T316]/[.$E316];&quot;&quot; )">
            <text:p/>
          </table:table-cell>
          <table:table-cell table:style-name="ce3" table:formula="of:=IFERROR([.U316]/[.$E316];&quot;&quot; )">
            <text:p/>
          </table:table-cell>
          <table:table-cell table:style-name="ce3" table:formula="of:=IFERROR([.V316]/[.$E316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63.6" calcext:value-type="float">
            <text:p>63,6</text:p>
          </table:table-cell>
          <table:table-cell table:style-name="ce3" table:formula="of:=IFERROR([.B317]/[.$E317];&quot;&quot; )" office:value-type="float" office:value="0.00025681917647812" calcext:value-type="float">
            <text:p>0,0002568192</text:p>
          </table:table-cell>
          <table:table-cell table:style-name="ce3" table:formula="of:=IFERROR([.C317]/[.$E317];&quot;&quot; )" office:value-type="float" office:value="0.000502418274689014" calcext:value-type="float">
            <text:p>0,0005024183</text:p>
          </table:table-cell>
          <table:table-cell table:style-name="ce3" table:formula="of:=IFERROR([.D317]/[.$E317];&quot;&quot; )" office:value-type="float" office:value="0.0026950347495922" calcext:value-type="float">
            <text:p>0,0026950347</text:p>
          </table:table-cell>
          <table:table-cell table:style-name="ce3" table:formula="of:=IFERROR([.E317]/[.$E317];&quot;&quot; )" office:value-type="float" office:value="1" calcext:value-type="float">
            <text:p>1</text:p>
          </table:table-cell>
          <table:table-cell table:style-name="ce3" table:formula="of:=IFERROR([.F317]/[.$E317];&quot;&quot; )" office:value-type="float" office:value="0.0011223949194229" calcext:value-type="float">
            <text:p>0,0011223949</text:p>
          </table:table-cell>
          <table:table-cell table:style-name="ce3" table:formula="of:=IFERROR([.G317]/[.$E317];&quot;&quot; )">
            <text:p/>
          </table:table-cell>
          <table:table-cell table:style-name="ce3" table:formula="of:=IFERROR([.H317]/[.$E317];&quot;&quot; )">
            <text:p/>
          </table:table-cell>
          <table:table-cell table:style-name="ce3" table:formula="of:=IFERROR([.I317]/[.$E317];&quot;&quot; )" office:value-type="float" office:value="0.0344420835155754" calcext:value-type="float">
            <text:p>0,0344420835</text:p>
          </table:table-cell>
          <table:table-cell table:style-name="ce3" table:formula="of:=IFERROR([.J317]/[.$E317];&quot;&quot; )">
            <text:p/>
          </table:table-cell>
          <table:table-cell table:style-name="ce3" table:formula="of:=IFERROR([.K317]/[.$E317];&quot;&quot; )">
            <text:p/>
          </table:table-cell>
          <table:table-cell table:style-name="ce3" table:formula="of:=IFERROR([.L317]/[.$E317];&quot;&quot; )">
            <text:p/>
          </table:table-cell>
          <table:table-cell table:style-name="ce3" table:formula="of:=IFERROR([.M317]/[.$E317];&quot;&quot; )" office:value-type="float" office:value="0.0000787256791619966" calcext:value-type="float">
            <text:p>7,87256791619966E-005</text:p>
          </table:table-cell>
          <table:table-cell table:style-name="ce3" table:formula="of:=IFERROR([.N317]/[.$E317];&quot;&quot; )" office:value-type="float" office:value="0.496209133866283" calcext:value-type="float">
            <text:p>0,4962091339</text:p>
          </table:table-cell>
          <table:table-cell table:style-name="ce3" table:formula="of:=IFERROR([.O317]/[.$E317];&quot;&quot; )">
            <text:p/>
          </table:table-cell>
          <table:table-cell table:style-name="ce3" table:formula="of:=IFERROR([.P317]/[.$E317];&quot;&quot; )">
            <text:p/>
          </table:table-cell>
          <table:table-cell table:style-name="ce3" table:formula="of:=IFERROR([.Q317]/[.$E317];&quot;&quot; )">
            <text:p/>
          </table:table-cell>
          <table:table-cell table:style-name="ce3" table:formula="of:=IFERROR([.R317]/[.$E317];&quot;&quot; )">
            <text:p/>
          </table:table-cell>
          <table:table-cell table:style-name="ce3" table:formula="of:=IFERROR([.S317]/[.$E317];&quot;&quot; )" office:value-type="float" office:value="0.0204867745683641" calcext:value-type="float">
            <text:p>0,0204867746</text:p>
          </table:table-cell>
          <table:table-cell table:style-name="ce3" table:formula="of:=IFERROR([.T317]/[.$E317];&quot;&quot; )">
            <text:p/>
          </table:table-cell>
          <table:table-cell table:style-name="ce3" table:formula="of:=IFERROR([.U317]/[.$E317];&quot;&quot; )">
            <text:p/>
          </table:table-cell>
          <table:table-cell table:style-name="ce3" table:formula="of:=IFERROR([.V317]/[.$E317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65.4" calcext:value-type="float">
            <text:p>65,4</text:p>
          </table:table-cell>
          <table:table-cell table:style-name="ce3" table:formula="of:=IFERROR([.B318]/[.$E318];&quot;&quot; )">
            <text:p/>
          </table:table-cell>
          <table:table-cell table:style-name="ce3" table:formula="of:=IFERROR([.C318]/[.$E318];&quot;&quot; )" office:value-type="float" office:value="0.000352126789485396" calcext:value-type="float">
            <text:p>0,0003521268</text:p>
          </table:table-cell>
          <table:table-cell table:style-name="ce3" table:formula="of:=IFERROR([.D318]/[.$E318];&quot;&quot; )" office:value-type="float" office:value="0.00333022741999191" calcext:value-type="float">
            <text:p>0,0033302274</text:p>
          </table:table-cell>
          <table:table-cell table:style-name="ce3" table:formula="of:=IFERROR([.E318]/[.$E318];&quot;&quot; )" office:value-type="float" office:value="1" calcext:value-type="float">
            <text:p>1</text:p>
          </table:table-cell>
          <table:table-cell table:style-name="ce3" table:formula="of:=IFERROR([.F318]/[.$E318];&quot;&quot; )">
            <text:p/>
          </table:table-cell>
          <table:table-cell table:style-name="ce3" table:formula="of:=IFERROR([.G318]/[.$E318];&quot;&quot; )">
            <text:p/>
          </table:table-cell>
          <table:table-cell table:style-name="ce3" table:formula="of:=IFERROR([.H318]/[.$E318];&quot;&quot; )">
            <text:p/>
          </table:table-cell>
          <table:table-cell table:style-name="ce3" table:formula="of:=IFERROR([.I318]/[.$E318];&quot;&quot; )" office:value-type="float" office:value="0.0328706447601041" calcext:value-type="float">
            <text:p>0,0328706448</text:p>
          </table:table-cell>
          <table:table-cell table:style-name="ce3" table:formula="of:=IFERROR([.J318]/[.$E318];&quot;&quot; )">
            <text:p/>
          </table:table-cell>
          <table:table-cell table:style-name="ce3" table:formula="of:=IFERROR([.K318]/[.$E318];&quot;&quot; )">
            <text:p/>
          </table:table-cell>
          <table:table-cell table:style-name="ce3" table:formula="of:=IFERROR([.L318]/[.$E318];&quot;&quot; )">
            <text:p/>
          </table:table-cell>
          <table:table-cell table:style-name="ce3" table:formula="of:=IFERROR([.M318]/[.$E318];&quot;&quot; )" office:value-type="float" office:value="0.00026533493535217" calcext:value-type="float">
            <text:p>0,0002653349</text:p>
          </table:table-cell>
          <table:table-cell table:style-name="ce3" table:formula="of:=IFERROR([.N318]/[.$E318];&quot;&quot; )" office:value-type="float" office:value="0.500883237744671" calcext:value-type="float">
            <text:p>0,5008832377</text:p>
          </table:table-cell>
          <table:table-cell table:style-name="ce3" table:formula="of:=IFERROR([.O318]/[.$E318];&quot;&quot; )" office:value-type="float" office:value="0.0000162579215945417" calcext:value-type="float">
            <text:p>1,62579215945417E-005</text:p>
          </table:table-cell>
          <table:table-cell table:style-name="ce3" table:formula="of:=IFERROR([.P318]/[.$E318];&quot;&quot; )">
            <text:p/>
          </table:table-cell>
          <table:table-cell table:style-name="ce3" table:formula="of:=IFERROR([.Q318]/[.$E318];&quot;&quot; )">
            <text:p/>
          </table:table-cell>
          <table:table-cell table:style-name="ce3" table:formula="of:=IFERROR([.R318]/[.$E318];&quot;&quot; )">
            <text:p/>
          </table:table-cell>
          <table:table-cell table:style-name="ce3" table:formula="of:=IFERROR([.S318]/[.$E318];&quot;&quot; )" office:value-type="float" office:value="0.0224916102338657" calcext:value-type="float">
            <text:p>0,0224916102</text:p>
          </table:table-cell>
          <table:table-cell table:style-name="ce3" table:formula="of:=IFERROR([.T318]/[.$E318];&quot;&quot; )">
            <text:p/>
          </table:table-cell>
          <table:table-cell table:style-name="ce3" table:formula="of:=IFERROR([.U318]/[.$E318];&quot;&quot; )">
            <text:p/>
          </table:table-cell>
          <table:table-cell table:style-name="ce3" table:formula="of:=IFERROR([.V318]/[.$E318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67.2" calcext:value-type="float">
            <text:p>67,2</text:p>
          </table:table-cell>
          <table:table-cell table:style-name="ce3" table:formula="of:=IFERROR([.B319]/[.$E319];&quot;&quot; )">
            <text:p/>
          </table:table-cell>
          <table:table-cell table:style-name="ce3" table:formula="of:=IFERROR([.C319]/[.$E319];&quot;&quot; )" office:value-type="float" office:value="0.000292055693015476" calcext:value-type="float">
            <text:p>0,0002920557</text:p>
          </table:table-cell>
          <table:table-cell table:style-name="ce3" table:formula="of:=IFERROR([.D319]/[.$E319];&quot;&quot; )" office:value-type="float" office:value="0.00331797060027905" calcext:value-type="float">
            <text:p>0,0033179706</text:p>
          </table:table-cell>
          <table:table-cell table:style-name="ce3" table:formula="of:=IFERROR([.E319]/[.$E319];&quot;&quot; )" office:value-type="float" office:value="1" calcext:value-type="float">
            <text:p>1</text:p>
          </table:table-cell>
          <table:table-cell table:style-name="ce3" table:formula="of:=IFERROR([.F319]/[.$E319];&quot;&quot; )">
            <text:p/>
          </table:table-cell>
          <table:table-cell table:style-name="ce3" table:formula="of:=IFERROR([.G319]/[.$E319];&quot;&quot; )">
            <text:p/>
          </table:table-cell>
          <table:table-cell table:style-name="ce3" table:formula="of:=IFERROR([.H319]/[.$E319];&quot;&quot; )">
            <text:p/>
          </table:table-cell>
          <table:table-cell table:style-name="ce3" table:formula="of:=IFERROR([.I319]/[.$E319];&quot;&quot; )" office:value-type="float" office:value="0.0321382959231759" calcext:value-type="float">
            <text:p>0,0321382959</text:p>
          </table:table-cell>
          <table:table-cell table:style-name="ce3" table:formula="of:=IFERROR([.J319]/[.$E319];&quot;&quot; )">
            <text:p/>
          </table:table-cell>
          <table:table-cell table:style-name="ce3" table:formula="of:=IFERROR([.K319]/[.$E319];&quot;&quot; )">
            <text:p/>
          </table:table-cell>
          <table:table-cell table:style-name="ce3" table:formula="of:=IFERROR([.L319]/[.$E319];&quot;&quot; )">
            <text:p/>
          </table:table-cell>
          <table:table-cell table:style-name="ce3" table:formula="of:=IFERROR([.M319]/[.$E319];&quot;&quot; )" office:value-type="float" office:value="0.000133241219285896" calcext:value-type="float">
            <text:p>0,0001332412</text:p>
          </table:table-cell>
          <table:table-cell table:style-name="ce3" table:formula="of:=IFERROR([.N319]/[.$E319];&quot;&quot; )" office:value-type="float" office:value="0.515443411723424" calcext:value-type="float">
            <text:p>0,5154434117</text:p>
          </table:table-cell>
          <table:table-cell table:style-name="ce3" table:formula="of:=IFERROR([.O319]/[.$E319];&quot;&quot; )" office:value-type="float" office:value="0.0000157924283334757" calcext:value-type="float">
            <text:p>1,57924283334757E-005</text:p>
          </table:table-cell>
          <table:table-cell table:style-name="ce3" table:formula="of:=IFERROR([.P319]/[.$E319];&quot;&quot; )">
            <text:p/>
          </table:table-cell>
          <table:table-cell table:style-name="ce3" table:formula="of:=IFERROR([.Q319]/[.$E319];&quot;&quot; )">
            <text:p/>
          </table:table-cell>
          <table:table-cell table:style-name="ce3" table:formula="of:=IFERROR([.R319]/[.$E319];&quot;&quot; )">
            <text:p/>
          </table:table-cell>
          <table:table-cell table:style-name="ce3" table:formula="of:=IFERROR([.S319]/[.$E319];&quot;&quot; )" office:value-type="float" office:value="0.02486654468429" calcext:value-type="float">
            <text:p>0,0248665447</text:p>
          </table:table-cell>
          <table:table-cell table:style-name="ce3" table:formula="of:=IFERROR([.T319]/[.$E319];&quot;&quot; )">
            <text:p/>
          </table:table-cell>
          <table:table-cell table:style-name="ce3" table:formula="of:=IFERROR([.U319]/[.$E319];&quot;&quot; )">
            <text:p/>
          </table:table-cell>
          <table:table-cell table:style-name="ce3" table:formula="of:=IFERROR([.V319]/[.$E319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68.9" calcext:value-type="float">
            <text:p>68,9</text:p>
          </table:table-cell>
          <table:table-cell table:style-name="ce3" table:formula="of:=IFERROR([.B320]/[.$E320];&quot;&quot; )">
            <text:p/>
          </table:table-cell>
          <table:table-cell table:style-name="ce3" table:formula="of:=IFERROR([.C320]/[.$E320];&quot;&quot; )" office:value-type="float" office:value="0.000337349360708998" calcext:value-type="float">
            <text:p>0,0003373494</text:p>
          </table:table-cell>
          <table:table-cell table:style-name="ce3" table:formula="of:=IFERROR([.D320]/[.$E320];&quot;&quot; )" office:value-type="float" office:value="0.00336331070387265" calcext:value-type="float">
            <text:p>0,0033633107</text:p>
          </table:table-cell>
          <table:table-cell table:style-name="ce3" table:formula="of:=IFERROR([.E320]/[.$E320];&quot;&quot; )" office:value-type="float" office:value="1" calcext:value-type="float">
            <text:p>1</text:p>
          </table:table-cell>
          <table:table-cell table:style-name="ce3" table:formula="of:=IFERROR([.F320]/[.$E320];&quot;&quot; )">
            <text:p/>
          </table:table-cell>
          <table:table-cell table:style-name="ce3" table:formula="of:=IFERROR([.G320]/[.$E320];&quot;&quot; )">
            <text:p/>
          </table:table-cell>
          <table:table-cell table:style-name="ce3" table:formula="of:=IFERROR([.H320]/[.$E320];&quot;&quot; )" office:value-type="float" office:value="0.0000744100089840276" calcext:value-type="float">
            <text:p>0,00007441</text:p>
          </table:table-cell>
          <table:table-cell table:style-name="ce3" table:formula="of:=IFERROR([.I320]/[.$E320];&quot;&quot; )" office:value-type="float" office:value="0.0319515516311572" calcext:value-type="float">
            <text:p>0,0319515516</text:p>
          </table:table-cell>
          <table:table-cell table:style-name="ce3" table:formula="of:=IFERROR([.J320]/[.$E320];&quot;&quot; )">
            <text:p/>
          </table:table-cell>
          <table:table-cell table:style-name="ce3" table:formula="of:=IFERROR([.K320]/[.$E320];&quot;&quot; )">
            <text:p/>
          </table:table-cell>
          <table:table-cell table:style-name="ce3" table:formula="of:=IFERROR([.L320]/[.$E320];&quot;&quot; )">
            <text:p/>
          </table:table-cell>
          <table:table-cell table:style-name="ce3" table:formula="of:=IFERROR([.M320]/[.$E320];&quot;&quot; )" office:value-type="float" office:value="0.000185502456198496" calcext:value-type="float">
            <text:p>0,0001855025</text:p>
          </table:table-cell>
          <table:table-cell table:style-name="ce3" table:formula="of:=IFERROR([.N320]/[.$E320];&quot;&quot; )" office:value-type="float" office:value="0.5161489936813" calcext:value-type="float">
            <text:p>0,5161489937</text:p>
          </table:table-cell>
          <table:table-cell table:style-name="ce3" table:formula="of:=IFERROR([.O320]/[.$E320];&quot;&quot; )">
            <text:p/>
          </table:table-cell>
          <table:table-cell table:style-name="ce3" table:formula="of:=IFERROR([.P320]/[.$E320];&quot;&quot; )">
            <text:p/>
          </table:table-cell>
          <table:table-cell table:style-name="ce3" table:formula="of:=IFERROR([.Q320]/[.$E320];&quot;&quot; )">
            <text:p/>
          </table:table-cell>
          <table:table-cell table:style-name="ce3" table:formula="of:=IFERROR([.R320]/[.$E320];&quot;&quot; )">
            <text:p/>
          </table:table-cell>
          <table:table-cell table:style-name="ce3" table:formula="of:=IFERROR([.S320]/[.$E320];&quot;&quot; )" office:value-type="float" office:value="0.0264457934992209" calcext:value-type="float">
            <text:p>0,0264457935</text:p>
          </table:table-cell>
          <table:table-cell table:style-name="ce3" table:formula="of:=IFERROR([.T320]/[.$E320];&quot;&quot; )">
            <text:p/>
          </table:table-cell>
          <table:table-cell table:style-name="ce3" table:formula="of:=IFERROR([.U320]/[.$E320];&quot;&quot; )">
            <text:p/>
          </table:table-cell>
          <table:table-cell table:style-name="ce3" table:formula="of:=IFERROR([.V320]/[.$E320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70.7" calcext:value-type="float">
            <text:p>70,7</text:p>
          </table:table-cell>
          <table:table-cell table:style-name="ce3" table:formula="of:=IFERROR([.B321]/[.$E321];&quot;&quot; )">
            <text:p/>
          </table:table-cell>
          <table:table-cell table:style-name="ce3" table:formula="of:=IFERROR([.C321]/[.$E321];&quot;&quot; )" office:value-type="float" office:value="0.000321518779786665" calcext:value-type="float">
            <text:p>0,0003215188</text:p>
          </table:table-cell>
          <table:table-cell table:style-name="ce3" table:formula="of:=IFERROR([.D321]/[.$E321];&quot;&quot; )" office:value-type="float" office:value="0.00261519470065889" calcext:value-type="float">
            <text:p>0,0026151947</text:p>
          </table:table-cell>
          <table:table-cell table:style-name="ce3" table:formula="of:=IFERROR([.E321]/[.$E321];&quot;&quot; )" office:value-type="float" office:value="1" calcext:value-type="float">
            <text:p>1</text:p>
          </table:table-cell>
          <table:table-cell table:style-name="ce3" table:formula="of:=IFERROR([.F321]/[.$E321];&quot;&quot; )">
            <text:p/>
          </table:table-cell>
          <table:table-cell table:style-name="ce3" table:formula="of:=IFERROR([.G321]/[.$E321];&quot;&quot; )">
            <text:p/>
          </table:table-cell>
          <table:table-cell table:style-name="ce3" table:formula="of:=IFERROR([.H321]/[.$E321];&quot;&quot; )">
            <text:p/>
          </table:table-cell>
          <table:table-cell table:style-name="ce3" table:formula="of:=IFERROR([.I321]/[.$E321];&quot;&quot; )" office:value-type="float" office:value="0.0280874943071017" calcext:value-type="float">
            <text:p>0,0280874943</text:p>
          </table:table-cell>
          <table:table-cell table:style-name="ce3" table:formula="of:=IFERROR([.J321]/[.$E321];&quot;&quot; )">
            <text:p/>
          </table:table-cell>
          <table:table-cell table:style-name="ce3" table:formula="of:=IFERROR([.K321]/[.$E321];&quot;&quot; )">
            <text:p/>
          </table:table-cell>
          <table:table-cell table:style-name="ce3" table:formula="of:=IFERROR([.L321]/[.$E321];&quot;&quot; )">
            <text:p/>
          </table:table-cell>
          <table:table-cell table:style-name="ce3" table:formula="of:=IFERROR([.M321]/[.$E321];&quot;&quot; )" office:value-type="float" office:value="0.000224901463729474" calcext:value-type="float">
            <text:p>0,0002249015</text:p>
          </table:table-cell>
          <table:table-cell table:style-name="ce3" table:formula="of:=IFERROR([.N321]/[.$E321];&quot;&quot; )" office:value-type="float" office:value="0.511678168961409" calcext:value-type="float">
            <text:p>0,511678169</text:p>
          </table:table-cell>
          <table:table-cell table:style-name="ce3" table:formula="of:=IFERROR([.O321]/[.$E321];&quot;&quot; )" office:value-type="float" office:value="0.0000319825744780253" calcext:value-type="float">
            <text:p>3,19825744780253E-005</text:p>
          </table:table-cell>
          <table:table-cell table:style-name="ce3" table:formula="of:=IFERROR([.P321]/[.$E321];&quot;&quot; )">
            <text:p/>
          </table:table-cell>
          <table:table-cell table:style-name="ce3" table:formula="of:=IFERROR([.Q321]/[.$E321];&quot;&quot; )">
            <text:p/>
          </table:table-cell>
          <table:table-cell table:style-name="ce3" table:formula="of:=IFERROR([.R321]/[.$E321];&quot;&quot; )">
            <text:p/>
          </table:table-cell>
          <table:table-cell table:style-name="ce3" table:formula="of:=IFERROR([.S321]/[.$E321];&quot;&quot; )" office:value-type="float" office:value="0.026389646943952" calcext:value-type="float">
            <text:p>0,0263896469</text:p>
          </table:table-cell>
          <table:table-cell table:style-name="ce3" table:formula="of:=IFERROR([.T321]/[.$E321];&quot;&quot; )">
            <text:p/>
          </table:table-cell>
          <table:table-cell table:style-name="ce3" table:formula="of:=IFERROR([.U321]/[.$E321];&quot;&quot; )">
            <text:p/>
          </table:table-cell>
          <table:table-cell table:style-name="ce3" table:formula="of:=IFERROR([.V321]/[.$E321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72.5" calcext:value-type="float">
            <text:p>72,5</text:p>
          </table:table-cell>
          <table:table-cell table:style-name="ce3" table:formula="of:=IFERROR([.B322]/[.$E322];&quot;&quot; )">
            <text:p/>
          </table:table-cell>
          <table:table-cell table:style-name="ce3" table:formula="of:=IFERROR([.C322]/[.$E322];&quot;&quot; )" office:value-type="float" office:value="0.000368265508069729" calcext:value-type="float">
            <text:p>0,0003682655</text:p>
          </table:table-cell>
          <table:table-cell table:style-name="ce3" table:formula="of:=IFERROR([.D322]/[.$E322];&quot;&quot; )" office:value-type="float" office:value="0.00266897350455091" calcext:value-type="float">
            <text:p>0,0026689735</text:p>
          </table:table-cell>
          <table:table-cell table:style-name="ce3" table:formula="of:=IFERROR([.E322]/[.$E322];&quot;&quot; )" office:value-type="float" office:value="1" calcext:value-type="float">
            <text:p>1</text:p>
          </table:table-cell>
          <table:table-cell table:style-name="ce3" table:formula="of:=IFERROR([.F322]/[.$E322];&quot;&quot; )">
            <text:p/>
          </table:table-cell>
          <table:table-cell table:style-name="ce3" table:formula="of:=IFERROR([.G322]/[.$E322];&quot;&quot; )">
            <text:p/>
          </table:table-cell>
          <table:table-cell table:style-name="ce3" table:formula="of:=IFERROR([.H322]/[.$E322];&quot;&quot; )" office:value-type="float" office:value="0.000205014188930845" calcext:value-type="float">
            <text:p>0,0002050142</text:p>
          </table:table-cell>
          <table:table-cell table:style-name="ce3" table:formula="of:=IFERROR([.I322]/[.$E322];&quot;&quot; )" office:value-type="float" office:value="0.0238240143668272" calcext:value-type="float">
            <text:p>0,0238240144</text:p>
          </table:table-cell>
          <table:table-cell table:style-name="ce3" table:formula="of:=IFERROR([.J322]/[.$E322];&quot;&quot; )">
            <text:p/>
          </table:table-cell>
          <table:table-cell table:style-name="ce3" table:formula="of:=IFERROR([.K322]/[.$E322];&quot;&quot; )">
            <text:p/>
          </table:table-cell>
          <table:table-cell table:style-name="ce3" table:formula="of:=IFERROR([.L322]/[.$E322];&quot;&quot; )">
            <text:p/>
          </table:table-cell>
          <table:table-cell table:style-name="ce3" table:formula="of:=IFERROR([.M322]/[.$E322];&quot;&quot; )" office:value-type="float" office:value="0.000193791494108474" calcext:value-type="float">
            <text:p>0,0001937915</text:p>
          </table:table-cell>
          <table:table-cell table:style-name="ce3" table:formula="of:=IFERROR([.N322]/[.$E322];&quot;&quot; )" office:value-type="float" office:value="0.494869733958797" calcext:value-type="float">
            <text:p>0,494869734</text:p>
          </table:table-cell>
          <table:table-cell table:style-name="ce3" table:formula="of:=IFERROR([.O322]/[.$E322];&quot;&quot; )" office:value-type="float" office:value="0.0000159728948585724" calcext:value-type="float">
            <text:p>1,59728948585724E-005</text:p>
          </table:table-cell>
          <table:table-cell table:style-name="ce3" table:formula="of:=IFERROR([.P322]/[.$E322];&quot;&quot; )">
            <text:p/>
          </table:table-cell>
          <table:table-cell table:style-name="ce3" table:formula="of:=IFERROR([.Q322]/[.$E322];&quot;&quot; )">
            <text:p/>
          </table:table-cell>
          <table:table-cell table:style-name="ce3" table:formula="of:=IFERROR([.R322]/[.$E322];&quot;&quot; )">
            <text:p/>
          </table:table-cell>
          <table:table-cell table:style-name="ce3" table:formula="of:=IFERROR([.S322]/[.$E322];&quot;&quot; )" office:value-type="float" office:value="0.0269323230389369" calcext:value-type="float">
            <text:p>0,026932323</text:p>
          </table:table-cell>
          <table:table-cell table:style-name="ce3" table:formula="of:=IFERROR([.T322]/[.$E322];&quot;&quot; )">
            <text:p/>
          </table:table-cell>
          <table:table-cell table:style-name="ce3" table:formula="of:=IFERROR([.U322]/[.$E322];&quot;&quot; )">
            <text:p/>
          </table:table-cell>
          <table:table-cell table:style-name="ce3" table:formula="of:=IFERROR([.V322]/[.$E322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74.2" calcext:value-type="float">
            <text:p>74,2</text:p>
          </table:table-cell>
          <table:table-cell table:style-name="ce3" table:formula="of:=IFERROR([.B323]/[.$E323];&quot;&quot; )">
            <text:p/>
          </table:table-cell>
          <table:table-cell table:style-name="ce3" table:formula="of:=IFERROR([.C323]/[.$E323];&quot;&quot; )" office:value-type="float" office:value="0.000350847861990836" calcext:value-type="float">
            <text:p>0,0003508479</text:p>
          </table:table-cell>
          <table:table-cell table:style-name="ce3" table:formula="of:=IFERROR([.D323]/[.$E323];&quot;&quot; )" office:value-type="float" office:value="0.002605958202469" calcext:value-type="float">
            <text:p>0,0026059582</text:p>
          </table:table-cell>
          <table:table-cell table:style-name="ce3" table:formula="of:=IFERROR([.E323]/[.$E323];&quot;&quot; )" office:value-type="float" office:value="1" calcext:value-type="float">
            <text:p>1</text:p>
          </table:table-cell>
          <table:table-cell table:style-name="ce3" table:formula="of:=IFERROR([.F323]/[.$E323];&quot;&quot; )" office:value-type="float" office:value="0.000889099918489726" calcext:value-type="float">
            <text:p>0,0008890999</text:p>
          </table:table-cell>
          <table:table-cell table:style-name="ce3" table:formula="of:=IFERROR([.G323]/[.$E323];&quot;&quot; )">
            <text:p/>
          </table:table-cell>
          <table:table-cell table:style-name="ce3" table:formula="of:=IFERROR([.H323]/[.$E323];&quot;&quot; )">
            <text:p/>
          </table:table-cell>
          <table:table-cell table:style-name="ce3" table:formula="of:=IFERROR([.I323]/[.$E323];&quot;&quot; )" office:value-type="float" office:value="0.0209010763847715" calcext:value-type="float">
            <text:p>0,0209010764</text:p>
          </table:table-cell>
          <table:table-cell table:style-name="ce3" table:formula="of:=IFERROR([.J323]/[.$E323];&quot;&quot; )">
            <text:p/>
          </table:table-cell>
          <table:table-cell table:style-name="ce3" table:formula="of:=IFERROR([.K323]/[.$E323];&quot;&quot; )">
            <text:p/>
          </table:table-cell>
          <table:table-cell table:style-name="ce3" table:formula="of:=IFERROR([.L323]/[.$E323];&quot;&quot; )">
            <text:p/>
          </table:table-cell>
          <table:table-cell table:style-name="ce3" table:formula="of:=IFERROR([.M323]/[.$E323];&quot;&quot; )" office:value-type="float" office:value="0.000211001272289339" calcext:value-type="float">
            <text:p>0,0002110013</text:p>
          </table:table-cell>
          <table:table-cell table:style-name="ce3" table:formula="of:=IFERROR([.N323]/[.$E323];&quot;&quot; )" office:value-type="float" office:value="0.506233984500571" calcext:value-type="float">
            <text:p>0,5062339845</text:p>
          </table:table-cell>
          <table:table-cell table:style-name="ce3" table:formula="of:=IFERROR([.O323]/[.$E323];&quot;&quot; )" office:value-type="float" office:value="0.0000155957697979754" calcext:value-type="float">
            <text:p>1,55957697979754E-005</text:p>
          </table:table-cell>
          <table:table-cell table:style-name="ce3" table:formula="of:=IFERROR([.P323]/[.$E323];&quot;&quot; )">
            <text:p/>
          </table:table-cell>
          <table:table-cell table:style-name="ce3" table:formula="of:=IFERROR([.Q323]/[.$E323];&quot;&quot; )">
            <text:p/>
          </table:table-cell>
          <table:table-cell table:style-name="ce3" table:formula="of:=IFERROR([.R323]/[.$E323];&quot;&quot; )">
            <text:p/>
          </table:table-cell>
          <table:table-cell table:style-name="ce3" table:formula="of:=IFERROR([.S323]/[.$E323];&quot;&quot; )" office:value-type="float" office:value="0.026890980307235" calcext:value-type="float">
            <text:p>0,0268909803</text:p>
          </table:table-cell>
          <table:table-cell table:style-name="ce3" table:formula="of:=IFERROR([.T323]/[.$E323];&quot;&quot; )">
            <text:p/>
          </table:table-cell>
          <table:table-cell table:style-name="ce3" table:formula="of:=IFERROR([.U323]/[.$E323];&quot;&quot; )">
            <text:p/>
          </table:table-cell>
          <table:table-cell table:style-name="ce3" table:formula="of:=IFERROR([.V323]/[.$E323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3" table:formula="of:=IFERROR([.B324]/[.$E324];&quot;&quot; )">
            <text:p/>
          </table:table-cell>
          <table:table-cell table:style-name="ce3" table:formula="of:=IFERROR([.C324]/[.$E324];&quot;&quot; )" office:value-type="float" office:value="0.000256993538610181" calcext:value-type="float">
            <text:p>0,0002569935</text:p>
          </table:table-cell>
          <table:table-cell table:style-name="ce3" table:formula="of:=IFERROR([.D324]/[.$E324];&quot;&quot; )" office:value-type="float" office:value="0.00206735010748599" calcext:value-type="float">
            <text:p>0,0020673501</text:p>
          </table:table-cell>
          <table:table-cell table:style-name="ce3" table:formula="of:=IFERROR([.E324]/[.$E324];&quot;&quot; )" office:value-type="float" office:value="1" calcext:value-type="float">
            <text:p>1</text:p>
          </table:table-cell>
          <table:table-cell table:style-name="ce3" table:formula="of:=IFERROR([.F324]/[.$E324];&quot;&quot; )">
            <text:p/>
          </table:table-cell>
          <table:table-cell table:style-name="ce3" table:formula="of:=IFERROR([.G324]/[.$E324];&quot;&quot; )">
            <text:p/>
          </table:table-cell>
          <table:table-cell table:style-name="ce3" table:formula="of:=IFERROR([.H324]/[.$E324];&quot;&quot; )">
            <text:p/>
          </table:table-cell>
          <table:table-cell table:style-name="ce3" table:formula="of:=IFERROR([.I324]/[.$E324];&quot;&quot; )" office:value-type="float" office:value="0.0189943958297546" calcext:value-type="float">
            <text:p>0,0189943958</text:p>
          </table:table-cell>
          <table:table-cell table:style-name="ce3" table:formula="of:=IFERROR([.J324]/[.$E324];&quot;&quot; )">
            <text:p/>
          </table:table-cell>
          <table:table-cell table:style-name="ce3" table:formula="of:=IFERROR([.K324]/[.$E324];&quot;&quot; )">
            <text:p/>
          </table:table-cell>
          <table:table-cell table:style-name="ce3" table:formula="of:=IFERROR([.L324]/[.$E324];&quot;&quot; )">
            <text:p/>
          </table:table-cell>
          <table:table-cell table:style-name="ce3" table:formula="of:=IFERROR([.M324]/[.$E324];&quot;&quot; )" office:value-type="float" office:value="0.000185013778331468" calcext:value-type="float">
            <text:p>0,0001850138</text:p>
          </table:table-cell>
          <table:table-cell table:style-name="ce3" table:formula="of:=IFERROR([.N324]/[.$E324];&quot;&quot; )" office:value-type="float" office:value="0.519792871957968" calcext:value-type="float">
            <text:p>0,519792872</text:p>
          </table:table-cell>
          <table:table-cell table:style-name="ce3" table:formula="of:=IFERROR([.O324]/[.$E324];&quot;&quot; )" office:value-type="float" office:value="0.000015982530954688" calcext:value-type="float">
            <text:p>1,5982530954688E-005</text:p>
          </table:table-cell>
          <table:table-cell table:style-name="ce3" table:formula="of:=IFERROR([.P324]/[.$E324];&quot;&quot; )">
            <text:p/>
          </table:table-cell>
          <table:table-cell table:style-name="ce3" table:formula="of:=IFERROR([.Q324]/[.$E324];&quot;&quot; )">
            <text:p/>
          </table:table-cell>
          <table:table-cell table:style-name="ce3" table:formula="of:=IFERROR([.R324]/[.$E324];&quot;&quot; )">
            <text:p/>
          </table:table-cell>
          <table:table-cell table:style-name="ce3" table:formula="of:=IFERROR([.S324]/[.$E324];&quot;&quot; )" office:value-type="float" office:value="0.0275578525927001" calcext:value-type="float">
            <text:p>0,0275578526</text:p>
          </table:table-cell>
          <table:table-cell table:style-name="ce3" table:formula="of:=IFERROR([.T324]/[.$E324];&quot;&quot; )">
            <text:p/>
          </table:table-cell>
          <table:table-cell table:style-name="ce3" table:formula="of:=IFERROR([.U324]/[.$E324];&quot;&quot; )">
            <text:p/>
          </table:table-cell>
          <table:table-cell table:style-name="ce3" table:formula="of:=IFERROR([.V324]/[.$E324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77.8" calcext:value-type="float">
            <text:p>77,8</text:p>
          </table:table-cell>
          <table:table-cell table:style-name="ce3" table:formula="of:=IFERROR([.B325]/[.$E325];&quot;&quot; )">
            <text:p/>
          </table:table-cell>
          <table:table-cell table:style-name="ce3" table:formula="of:=IFERROR([.C325]/[.$E325];&quot;&quot; )" office:value-type="float" office:value="0.000337192485659817" calcext:value-type="float">
            <text:p>0,0003371925</text:p>
          </table:table-cell>
          <table:table-cell table:style-name="ce3" table:formula="of:=IFERROR([.D325]/[.$E325];&quot;&quot; )" office:value-type="float" office:value="0.00140788834869713" calcext:value-type="float">
            <text:p>0,0014078883</text:p>
          </table:table-cell>
          <table:table-cell table:style-name="ce3" table:formula="of:=IFERROR([.E325]/[.$E325];&quot;&quot; )" office:value-type="float" office:value="1" calcext:value-type="float">
            <text:p>1</text:p>
          </table:table-cell>
          <table:table-cell table:style-name="ce3" table:formula="of:=IFERROR([.F325]/[.$E325];&quot;&quot; )">
            <text:p/>
          </table:table-cell>
          <table:table-cell table:style-name="ce3" table:formula="of:=IFERROR([.G325]/[.$E325];&quot;&quot; )">
            <text:p/>
          </table:table-cell>
          <table:table-cell table:style-name="ce3" table:formula="of:=IFERROR([.H325]/[.$E325];&quot;&quot; )">
            <text:p/>
          </table:table-cell>
          <table:table-cell table:style-name="ce3" table:formula="of:=IFERROR([.I325]/[.$E325];&quot;&quot; )" office:value-type="float" office:value="0.0171050573473664" calcext:value-type="float">
            <text:p>0,0171050573</text:p>
          </table:table-cell>
          <table:table-cell table:style-name="ce3" table:formula="of:=IFERROR([.J325]/[.$E325];&quot;&quot; )">
            <text:p/>
          </table:table-cell>
          <table:table-cell table:style-name="ce3" table:formula="of:=IFERROR([.K325]/[.$E325];&quot;&quot; )">
            <text:p/>
          </table:table-cell>
          <table:table-cell table:style-name="ce3" table:formula="of:=IFERROR([.L325]/[.$E325];&quot;&quot; )">
            <text:p/>
          </table:table-cell>
          <table:table-cell table:style-name="ce3" table:formula="of:=IFERROR([.M325]/[.$E325];&quot;&quot; )" office:value-type="float" office:value="0.000195060269341298" calcext:value-type="float">
            <text:p>0,0001950603</text:p>
          </table:table-cell>
          <table:table-cell table:style-name="ce3" table:formula="of:=IFERROR([.N325]/[.$E325];&quot;&quot; )" office:value-type="float" office:value="0.501453070441834" calcext:value-type="float">
            <text:p>0,5014530704</text:p>
          </table:table-cell>
          <table:table-cell table:style-name="ce3" table:formula="of:=IFERROR([.O325]/[.$E325];&quot;&quot; )">
            <text:p/>
          </table:table-cell>
          <table:table-cell table:style-name="ce3" table:formula="of:=IFERROR([.P325]/[.$E325];&quot;&quot; )">
            <text:p/>
          </table:table-cell>
          <table:table-cell table:style-name="ce3" table:formula="of:=IFERROR([.Q325]/[.$E325];&quot;&quot; )">
            <text:p/>
          </table:table-cell>
          <table:table-cell table:style-name="ce3" table:formula="of:=IFERROR([.R325]/[.$E325];&quot;&quot; )" office:value-type="float" office:value="0.0000218292803270901" calcext:value-type="float">
            <text:p>2,18292803270901E-005</text:p>
          </table:table-cell>
          <table:table-cell table:style-name="ce3" table:formula="of:=IFERROR([.S325]/[.$E325];&quot;&quot; )" office:value-type="float" office:value="0.0270799933670207" calcext:value-type="float">
            <text:p>0,0270799934</text:p>
          </table:table-cell>
          <table:table-cell table:style-name="ce3" table:formula="of:=IFERROR([.T325]/[.$E325];&quot;&quot; )">
            <text:p/>
          </table:table-cell>
          <table:table-cell table:style-name="ce3" table:formula="of:=IFERROR([.U325]/[.$E325];&quot;&quot; )">
            <text:p/>
          </table:table-cell>
          <table:table-cell table:style-name="ce3" table:formula="of:=IFERROR([.V325]/[.$E325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79.5" calcext:value-type="float">
            <text:p>79,5</text:p>
          </table:table-cell>
          <table:table-cell table:style-name="ce3" table:formula="of:=IFERROR([.B326]/[.$E326];&quot;&quot; )">
            <text:p/>
          </table:table-cell>
          <table:table-cell table:style-name="ce3" table:formula="of:=IFERROR([.C326]/[.$E326];&quot;&quot; )" office:value-type="float" office:value="0.000373853872331835" calcext:value-type="float">
            <text:p>0,0003738539</text:p>
          </table:table-cell>
          <table:table-cell table:style-name="ce3" table:formula="of:=IFERROR([.D326]/[.$E326];&quot;&quot; )" office:value-type="float" office:value="0.00140056006023269" calcext:value-type="float">
            <text:p>0,0014005601</text:p>
          </table:table-cell>
          <table:table-cell table:style-name="ce3" table:formula="of:=IFERROR([.E326]/[.$E326];&quot;&quot; )" office:value-type="float" office:value="1" calcext:value-type="float">
            <text:p>1</text:p>
          </table:table-cell>
          <table:table-cell table:style-name="ce3" table:formula="of:=IFERROR([.F326]/[.$E326];&quot;&quot; )">
            <text:p/>
          </table:table-cell>
          <table:table-cell table:style-name="ce3" table:formula="of:=IFERROR([.G326]/[.$E326];&quot;&quot; )">
            <text:p/>
          </table:table-cell>
          <table:table-cell table:style-name="ce3" table:formula="of:=IFERROR([.H326]/[.$E326];&quot;&quot; )" office:value-type="float" office:value="0.0000863893281181016" calcext:value-type="float">
            <text:p>8,63893281181016E-005</text:p>
          </table:table-cell>
          <table:table-cell table:style-name="ce3" table:formula="of:=IFERROR([.I326]/[.$E326];&quot;&quot; )" office:value-type="float" office:value="0.0158619102352927" calcext:value-type="float">
            <text:p>0,0158619102</text:p>
          </table:table-cell>
          <table:table-cell table:style-name="ce3" table:formula="of:=IFERROR([.J326]/[.$E326];&quot;&quot; )">
            <text:p/>
          </table:table-cell>
          <table:table-cell table:style-name="ce3" table:formula="of:=IFERROR([.K326]/[.$E326];&quot;&quot; )">
            <text:p/>
          </table:table-cell>
          <table:table-cell table:style-name="ce3" table:formula="of:=IFERROR([.L326]/[.$E326];&quot;&quot; )">
            <text:p/>
          </table:table-cell>
          <table:table-cell table:style-name="ce3" table:formula="of:=IFERROR([.M326]/[.$E326];&quot;&quot; )" office:value-type="float" office:value="0.000300743347064512" calcext:value-type="float">
            <text:p>0,0003007433</text:p>
          </table:table-cell>
          <table:table-cell table:style-name="ce3" table:formula="of:=IFERROR([.N326]/[.$E326];&quot;&quot; )" office:value-type="float" office:value="0.523117746979086" calcext:value-type="float">
            <text:p>0,523117747</text:p>
          </table:table-cell>
          <table:table-cell table:style-name="ce3" table:formula="of:=IFERROR([.O326]/[.$E326];&quot;&quot; )" office:value-type="float" office:value="0.0000179479213541763" calcext:value-type="float">
            <text:p>1,79479213541763E-005</text:p>
          </table:table-cell>
          <table:table-cell table:style-name="ce3" table:formula="of:=IFERROR([.P326]/[.$E326];&quot;&quot; )">
            <text:p/>
          </table:table-cell>
          <table:table-cell table:style-name="ce3" table:formula="of:=IFERROR([.Q326]/[.$E326];&quot;&quot; )">
            <text:p/>
          </table:table-cell>
          <table:table-cell table:style-name="ce3" table:formula="of:=IFERROR([.R326]/[.$E326];&quot;&quot; )">
            <text:p/>
          </table:table-cell>
          <table:table-cell table:style-name="ce3" table:formula="of:=IFERROR([.S326]/[.$E326];&quot;&quot; )" office:value-type="float" office:value="0.0327327010488925" calcext:value-type="float">
            <text:p>0,032732701</text:p>
          </table:table-cell>
          <table:table-cell table:style-name="ce3" table:formula="of:=IFERROR([.T326]/[.$E326];&quot;&quot; )">
            <text:p/>
          </table:table-cell>
          <table:table-cell table:style-name="ce3" table:formula="of:=IFERROR([.U326]/[.$E326];&quot;&quot; )">
            <text:p/>
          </table:table-cell>
          <table:table-cell table:style-name="ce3" table:formula="of:=IFERROR([.V326]/[.$E326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81.3" calcext:value-type="float">
            <text:p>81,3</text:p>
          </table:table-cell>
          <table:table-cell table:style-name="ce3" table:formula="of:=IFERROR([.B327]/[.$E327];&quot;&quot; )">
            <text:p/>
          </table:table-cell>
          <table:table-cell table:style-name="ce3" table:formula="of:=IFERROR([.C327]/[.$E327];&quot;&quot; )" office:value-type="float" office:value="0.000481205907051488" calcext:value-type="float">
            <text:p>0,0004812059</text:p>
          </table:table-cell>
          <table:table-cell table:style-name="ce3" table:formula="of:=IFERROR([.D327]/[.$E327];&quot;&quot; )" office:value-type="float" office:value="0.00134301654344756" calcext:value-type="float">
            <text:p>0,0013430165</text:p>
          </table:table-cell>
          <table:table-cell table:style-name="ce3" table:formula="of:=IFERROR([.E327]/[.$E327];&quot;&quot; )" office:value-type="float" office:value="1" calcext:value-type="float">
            <text:p>1</text:p>
          </table:table-cell>
          <table:table-cell table:style-name="ce3" table:formula="of:=IFERROR([.F327]/[.$E327];&quot;&quot; )">
            <text:p/>
          </table:table-cell>
          <table:table-cell table:style-name="ce3" table:formula="of:=IFERROR([.G327]/[.$E327];&quot;&quot; )">
            <text:p/>
          </table:table-cell>
          <table:table-cell table:style-name="ce3" table:formula="of:=IFERROR([.H327]/[.$E327];&quot;&quot; )">
            <text:p/>
          </table:table-cell>
          <table:table-cell table:style-name="ce3" table:formula="of:=IFERROR([.I327]/[.$E327];&quot;&quot; )" office:value-type="float" office:value="0.0146568593164941" calcext:value-type="float">
            <text:p>0,0146568593</text:p>
          </table:table-cell>
          <table:table-cell table:style-name="ce3" table:formula="of:=IFERROR([.J327]/[.$E327];&quot;&quot; )">
            <text:p/>
          </table:table-cell>
          <table:table-cell table:style-name="ce3" table:formula="of:=IFERROR([.K327]/[.$E327];&quot;&quot; )">
            <text:p/>
          </table:table-cell>
          <table:table-cell table:style-name="ce3" table:formula="of:=IFERROR([.L327]/[.$E327];&quot;&quot; )">
            <text:p/>
          </table:table-cell>
          <table:table-cell table:style-name="ce3" table:formula="of:=IFERROR([.M327]/[.$E327];&quot;&quot; )" office:value-type="float" office:value="0.000259748691649252" calcext:value-type="float">
            <text:p>0,0002597487</text:p>
          </table:table-cell>
          <table:table-cell table:style-name="ce3" table:formula="of:=IFERROR([.N327]/[.$E327];&quot;&quot; )" office:value-type="float" office:value="0.541961965901219" calcext:value-type="float">
            <text:p>0,5419619659</text:p>
          </table:table-cell>
          <table:table-cell table:style-name="ce3" table:formula="of:=IFERROR([.O327]/[.$E327];&quot;&quot; )">
            <text:p/>
          </table:table-cell>
          <table:table-cell table:style-name="ce3" table:formula="of:=IFERROR([.P327]/[.$E327];&quot;&quot; )">
            <text:p/>
          </table:table-cell>
          <table:table-cell table:style-name="ce3" table:formula="of:=IFERROR([.Q327]/[.$E327];&quot;&quot; )">
            <text:p/>
          </table:table-cell>
          <table:table-cell table:style-name="ce3" table:formula="of:=IFERROR([.R327]/[.$E327];&quot;&quot; )">
            <text:p/>
          </table:table-cell>
          <table:table-cell table:style-name="ce3" table:formula="of:=IFERROR([.S327]/[.$E327];&quot;&quot; )" office:value-type="float" office:value="0.0374912868916115" calcext:value-type="float">
            <text:p>0,0374912869</text:p>
          </table:table-cell>
          <table:table-cell table:style-name="ce3" table:formula="of:=IFERROR([.T327]/[.$E327];&quot;&quot; )">
            <text:p/>
          </table:table-cell>
          <table:table-cell table:style-name="ce3" table:formula="of:=IFERROR([.U327]/[.$E327];&quot;&quot; )">
            <text:p/>
          </table:table-cell>
          <table:table-cell table:style-name="ce3" table:formula="of:=IFERROR([.V327]/[.$E327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83.1" calcext:value-type="float">
            <text:p>83,1</text:p>
          </table:table-cell>
          <table:table-cell table:style-name="ce3" table:formula="of:=IFERROR([.B328]/[.$E328];&quot;&quot; )">
            <text:p/>
          </table:table-cell>
          <table:table-cell table:style-name="ce3" table:formula="of:=IFERROR([.C328]/[.$E328];&quot;&quot; )" office:value-type="float" office:value="0.000668663982337052" calcext:value-type="float">
            <text:p>0,000668664</text:p>
          </table:table-cell>
          <table:table-cell table:style-name="ce3" table:formula="of:=IFERROR([.D328]/[.$E328];&quot;&quot; )" office:value-type="float" office:value="0.00174547075070365" calcext:value-type="float">
            <text:p>0,0017454708</text:p>
          </table:table-cell>
          <table:table-cell table:style-name="ce3" table:formula="of:=IFERROR([.E328]/[.$E328];&quot;&quot; )" office:value-type="float" office:value="1" calcext:value-type="float">
            <text:p>1</text:p>
          </table:table-cell>
          <table:table-cell table:style-name="ce3" table:formula="of:=IFERROR([.F328]/[.$E328];&quot;&quot; )">
            <text:p/>
          </table:table-cell>
          <table:table-cell table:style-name="ce3" table:formula="of:=IFERROR([.G328]/[.$E328];&quot;&quot; )">
            <text:p/>
          </table:table-cell>
          <table:table-cell table:style-name="ce3" table:formula="of:=IFERROR([.H328]/[.$E328];&quot;&quot; )">
            <text:p/>
          </table:table-cell>
          <table:table-cell table:style-name="ce3" table:formula="of:=IFERROR([.I328]/[.$E328];&quot;&quot; )" office:value-type="float" office:value="0.0145466680059962" calcext:value-type="float">
            <text:p>0,014546668</text:p>
          </table:table-cell>
          <table:table-cell table:style-name="ce3" table:formula="of:=IFERROR([.J328]/[.$E328];&quot;&quot; )">
            <text:p/>
          </table:table-cell>
          <table:table-cell table:style-name="ce3" table:formula="of:=IFERROR([.K328]/[.$E328];&quot;&quot; )">
            <text:p/>
          </table:table-cell>
          <table:table-cell table:style-name="ce3" table:formula="of:=IFERROR([.L328]/[.$E328];&quot;&quot; )">
            <text:p/>
          </table:table-cell>
          <table:table-cell table:style-name="ce3" table:formula="of:=IFERROR([.M328]/[.$E328];&quot;&quot; )" office:value-type="float" office:value="0.000343194754580689" calcext:value-type="float">
            <text:p>0,0003431948</text:p>
          </table:table-cell>
          <table:table-cell table:style-name="ce3" table:formula="of:=IFERROR([.N328]/[.$E328];&quot;&quot; )" office:value-type="float" office:value="0.537006287625608" calcext:value-type="float">
            <text:p>0,5370062876</text:p>
          </table:table-cell>
          <table:table-cell table:style-name="ce3" table:formula="of:=IFERROR([.O328]/[.$E328];&quot;&quot; )" office:value-type="float" office:value="0.0000145560952927562" calcext:value-type="float">
            <text:p>1,45560952927562E-005</text:p>
          </table:table-cell>
          <table:table-cell table:style-name="ce3" table:formula="of:=IFERROR([.P328]/[.$E328];&quot;&quot; )">
            <text:p/>
          </table:table-cell>
          <table:table-cell table:style-name="ce3" table:formula="of:=IFERROR([.Q328]/[.$E328];&quot;&quot; )">
            <text:p/>
          </table:table-cell>
          <table:table-cell table:style-name="ce3" table:formula="of:=IFERROR([.R328]/[.$E328];&quot;&quot; )">
            <text:p/>
          </table:table-cell>
          <table:table-cell table:style-name="ce3" table:formula="of:=IFERROR([.S328]/[.$E328];&quot;&quot; )" office:value-type="float" office:value="0.0372180269164732" calcext:value-type="float">
            <text:p>0,0372180269</text:p>
          </table:table-cell>
          <table:table-cell table:style-name="ce3" table:formula="of:=IFERROR([.T328]/[.$E328];&quot;&quot; )">
            <text:p/>
          </table:table-cell>
          <table:table-cell table:style-name="ce3" table:formula="of:=IFERROR([.U328]/[.$E328];&quot;&quot; )">
            <text:p/>
          </table:table-cell>
          <table:table-cell table:style-name="ce3" table:formula="of:=IFERROR([.V328]/[.$E328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84.8" calcext:value-type="float">
            <text:p>84,8</text:p>
          </table:table-cell>
          <table:table-cell table:style-name="ce3" table:formula="of:=IFERROR([.B329]/[.$E329];&quot;&quot; )">
            <text:p/>
          </table:table-cell>
          <table:table-cell table:style-name="ce3" table:formula="of:=IFERROR([.C329]/[.$E329];&quot;&quot; )" office:value-type="float" office:value="0.000773977817984569" calcext:value-type="float">
            <text:p>0,0007739778</text:p>
          </table:table-cell>
          <table:table-cell table:style-name="ce3" table:formula="of:=IFERROR([.D329]/[.$E329];&quot;&quot; )" office:value-type="float" office:value="0.00181135997615895" calcext:value-type="float">
            <text:p>0,00181136</text:p>
          </table:table-cell>
          <table:table-cell table:style-name="ce3" table:formula="of:=IFERROR([.E329]/[.$E329];&quot;&quot; )" office:value-type="float" office:value="1" calcext:value-type="float">
            <text:p>1</text:p>
          </table:table-cell>
          <table:table-cell table:style-name="ce3" table:formula="of:=IFERROR([.F329]/[.$E329];&quot;&quot; )">
            <text:p/>
          </table:table-cell>
          <table:table-cell table:style-name="ce3" table:formula="of:=IFERROR([.G329]/[.$E329];&quot;&quot; )">
            <text:p/>
          </table:table-cell>
          <table:table-cell table:style-name="ce3" table:formula="of:=IFERROR([.H329]/[.$E329];&quot;&quot; )">
            <text:p/>
          </table:table-cell>
          <table:table-cell table:style-name="ce3" table:formula="of:=IFERROR([.I329]/[.$E329];&quot;&quot; )" office:value-type="float" office:value="0.0145256515150019" calcext:value-type="float">
            <text:p>0,0145256515</text:p>
          </table:table-cell>
          <table:table-cell table:style-name="ce3" table:formula="of:=IFERROR([.J329]/[.$E329];&quot;&quot; )">
            <text:p/>
          </table:table-cell>
          <table:table-cell table:style-name="ce3" table:formula="of:=IFERROR([.K329]/[.$E329];&quot;&quot; )">
            <text:p/>
          </table:table-cell>
          <table:table-cell table:style-name="ce3" table:formula="of:=IFERROR([.L329]/[.$E329];&quot;&quot; )">
            <text:p/>
          </table:table-cell>
          <table:table-cell table:style-name="ce3" table:formula="of:=IFERROR([.M329]/[.$E329];&quot;&quot; )" office:value-type="float" office:value="0.000314032952522383" calcext:value-type="float">
            <text:p>0,000314033</text:p>
          </table:table-cell>
          <table:table-cell table:style-name="ce3" table:formula="of:=IFERROR([.N329]/[.$E329];&quot;&quot; )" office:value-type="float" office:value="0.578307462791963" calcext:value-type="float">
            <text:p>0,5783074628</text:p>
          </table:table-cell>
          <table:table-cell table:style-name="ce3" table:formula="of:=IFERROR([.O329]/[.$E329];&quot;&quot; )" office:value-type="float" office:value="0.0000124785133136017" calcext:value-type="float">
            <text:p>1,24785133136017E-005</text:p>
          </table:table-cell>
          <table:table-cell table:style-name="ce3" table:formula="of:=IFERROR([.P329]/[.$E329];&quot;&quot; )">
            <text:p/>
          </table:table-cell>
          <table:table-cell table:style-name="ce3" table:formula="of:=IFERROR([.Q329]/[.$E329];&quot;&quot; )">
            <text:p/>
          </table:table-cell>
          <table:table-cell table:style-name="ce3" table:formula="of:=IFERROR([.R329]/[.$E329];&quot;&quot; )">
            <text:p/>
          </table:table-cell>
          <table:table-cell table:style-name="ce3" table:formula="of:=IFERROR([.S329]/[.$E329];&quot;&quot; )" office:value-type="float" office:value="0.0443414276764283" calcext:value-type="float">
            <text:p>0,0443414277</text:p>
          </table:table-cell>
          <table:table-cell table:style-name="ce3" table:formula="of:=IFERROR([.T329]/[.$E329];&quot;&quot; )">
            <text:p/>
          </table:table-cell>
          <table:table-cell table:style-name="ce3" table:formula="of:=IFERROR([.U329]/[.$E329];&quot;&quot; )">
            <text:p/>
          </table:table-cell>
          <table:table-cell table:style-name="ce3" table:formula="of:=IFERROR([.V329]/[.$E329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86.6" calcext:value-type="float">
            <text:p>86,6</text:p>
          </table:table-cell>
          <table:table-cell table:style-name="ce3" table:formula="of:=IFERROR([.B330]/[.$E330];&quot;&quot; )">
            <text:p/>
          </table:table-cell>
          <table:table-cell table:style-name="ce3" table:formula="of:=IFERROR([.C330]/[.$E330];&quot;&quot; )" office:value-type="float" office:value="0.00072764951772695" calcext:value-type="float">
            <text:p>0,0007276495</text:p>
          </table:table-cell>
          <table:table-cell table:style-name="ce3" table:formula="of:=IFERROR([.D330]/[.$E330];&quot;&quot; )">
            <text:p/>
          </table:table-cell>
          <table:table-cell table:style-name="ce3" table:formula="of:=IFERROR([.E330]/[.$E330];&quot;&quot; )" office:value-type="float" office:value="1" calcext:value-type="float">
            <text:p>1</text:p>
          </table:table-cell>
          <table:table-cell table:style-name="ce3" table:formula="of:=IFERROR([.F330]/[.$E330];&quot;&quot; )">
            <text:p/>
          </table:table-cell>
          <table:table-cell table:style-name="ce3" table:formula="of:=IFERROR([.G330]/[.$E330];&quot;&quot; )">
            <text:p/>
          </table:table-cell>
          <table:table-cell table:style-name="ce3" table:formula="of:=IFERROR([.H330]/[.$E330];&quot;&quot; )" office:value-type="float" office:value="0.0000681075978217772" calcext:value-type="float">
            <text:p>6,81075978217772E-005</text:p>
          </table:table-cell>
          <table:table-cell table:style-name="ce3" table:formula="of:=IFERROR([.I330]/[.$E330];&quot;&quot; )" office:value-type="float" office:value="0.0138816940359916" calcext:value-type="float">
            <text:p>0,013881694</text:p>
          </table:table-cell>
          <table:table-cell table:style-name="ce3" table:formula="of:=IFERROR([.J330]/[.$E330];&quot;&quot; )">
            <text:p/>
          </table:table-cell>
          <table:table-cell table:style-name="ce3" table:formula="of:=IFERROR([.K330]/[.$E330];&quot;&quot; )">
            <text:p/>
          </table:table-cell>
          <table:table-cell table:style-name="ce3" table:formula="of:=IFERROR([.L330]/[.$E330];&quot;&quot; )">
            <text:p/>
          </table:table-cell>
          <table:table-cell table:style-name="ce3" table:formula="of:=IFERROR([.M330]/[.$E330];&quot;&quot; )" office:value-type="float" office:value="0.000312202052115305" calcext:value-type="float">
            <text:p>0,0003122021</text:p>
          </table:table-cell>
          <table:table-cell table:style-name="ce3" table:formula="of:=IFERROR([.N330]/[.$E330];&quot;&quot; )" office:value-type="float" office:value="0.567297333166215" calcext:value-type="float">
            <text:p>0,5672973332</text:p>
          </table:table-cell>
          <table:table-cell table:style-name="ce3" table:formula="of:=IFERROR([.O330]/[.$E330];&quot;&quot; )">
            <text:p/>
          </table:table-cell>
          <table:table-cell table:style-name="ce3" table:formula="of:=IFERROR([.P330]/[.$E330];&quot;&quot; )">
            <text:p/>
          </table:table-cell>
          <table:table-cell table:style-name="ce3" table:formula="of:=IFERROR([.Q330]/[.$E330];&quot;&quot; )">
            <text:p/>
          </table:table-cell>
          <table:table-cell table:style-name="ce3" table:formula="of:=IFERROR([.R330]/[.$E330];&quot;&quot; )">
            <text:p/>
          </table:table-cell>
          <table:table-cell table:style-name="ce3" table:formula="of:=IFERROR([.S330]/[.$E330];&quot;&quot; )" office:value-type="float" office:value="0.0452282616450148" calcext:value-type="float">
            <text:p>0,0452282616</text:p>
          </table:table-cell>
          <table:table-cell table:style-name="ce3" table:formula="of:=IFERROR([.T330]/[.$E330];&quot;&quot; )">
            <text:p/>
          </table:table-cell>
          <table:table-cell table:style-name="ce3" table:formula="of:=IFERROR([.U330]/[.$E330];&quot;&quot; )">
            <text:p/>
          </table:table-cell>
          <table:table-cell table:style-name="ce3" table:formula="of:=IFERROR([.V330]/[.$E330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88.4" calcext:value-type="float">
            <text:p>88,4</text:p>
          </table:table-cell>
          <table:table-cell table:style-name="ce3" table:formula="of:=IFERROR([.B331]/[.$E331];&quot;&quot; )">
            <text:p/>
          </table:table-cell>
          <table:table-cell table:style-name="ce3" table:formula="of:=IFERROR([.C331]/[.$E331];&quot;&quot; )" office:value-type="float" office:value="0.000651799164963536" calcext:value-type="float">
            <text:p>0,0006517992</text:p>
          </table:table-cell>
          <table:table-cell table:style-name="ce3" table:formula="of:=IFERROR([.D331]/[.$E331];&quot;&quot; )" office:value-type="float" office:value="0.001733045510372" calcext:value-type="float">
            <text:p>0,0017330455</text:p>
          </table:table-cell>
          <table:table-cell table:style-name="ce3" table:formula="of:=IFERROR([.E331]/[.$E331];&quot;&quot; )" office:value-type="float" office:value="1" calcext:value-type="float">
            <text:p>1</text:p>
          </table:table-cell>
          <table:table-cell table:style-name="ce3" table:formula="of:=IFERROR([.F331]/[.$E331];&quot;&quot; )">
            <text:p/>
          </table:table-cell>
          <table:table-cell table:style-name="ce3" table:formula="of:=IFERROR([.G331]/[.$E331];&quot;&quot; )">
            <text:p/>
          </table:table-cell>
          <table:table-cell table:style-name="ce3" table:formula="of:=IFERROR([.H331]/[.$E331];&quot;&quot; )" office:value-type="float" office:value="0.0000655363271425457" calcext:value-type="float">
            <text:p>6,55363271425457E-005</text:p>
          </table:table-cell>
          <table:table-cell table:style-name="ce3" table:formula="of:=IFERROR([.I331]/[.$E331];&quot;&quot; )" office:value-type="float" office:value="0.0128066639641792" calcext:value-type="float">
            <text:p>0,012806664</text:p>
          </table:table-cell>
          <table:table-cell table:style-name="ce3" table:formula="of:=IFERROR([.J331]/[.$E331];&quot;&quot; )">
            <text:p/>
          </table:table-cell>
          <table:table-cell table:style-name="ce3" table:formula="of:=IFERROR([.K331]/[.$E331];&quot;&quot; )">
            <text:p/>
          </table:table-cell>
          <table:table-cell table:style-name="ce3" table:formula="of:=IFERROR([.L331]/[.$E331];&quot;&quot; )">
            <text:p/>
          </table:table-cell>
          <table:table-cell table:style-name="ce3" table:formula="of:=IFERROR([.M331]/[.$E331];&quot;&quot; )" office:value-type="float" office:value="0.000280227242199986" calcext:value-type="float">
            <text:p>0,0002802272</text:p>
          </table:table-cell>
          <table:table-cell table:style-name="ce3" table:formula="of:=IFERROR([.N331]/[.$E331];&quot;&quot; )" office:value-type="float" office:value="0.541086421086159" calcext:value-type="float">
            <text:p>0,5410864211</text:p>
          </table:table-cell>
          <table:table-cell table:style-name="ce3" table:formula="of:=IFERROR([.O331]/[.$E331];&quot;&quot; )" office:value-type="float" office:value="0.0000144524768378323" calcext:value-type="float">
            <text:p>1,44524768378323E-005</text:p>
          </table:table-cell>
          <table:table-cell table:style-name="ce3" table:formula="of:=IFERROR([.P331]/[.$E331];&quot;&quot; )">
            <text:p/>
          </table:table-cell>
          <table:table-cell table:style-name="ce3" table:formula="of:=IFERROR([.Q331]/[.$E331];&quot;&quot; )">
            <text:p/>
          </table:table-cell>
          <table:table-cell table:style-name="ce3" table:formula="of:=IFERROR([.R331]/[.$E331];&quot;&quot; )">
            <text:p/>
          </table:table-cell>
          <table:table-cell table:style-name="ce3" table:formula="of:=IFERROR([.S331]/[.$E331];&quot;&quot; )" office:value-type="float" office:value="0.0462590957605532" calcext:value-type="float">
            <text:p>0,0462590958</text:p>
          </table:table-cell>
          <table:table-cell table:style-name="ce3" table:formula="of:=IFERROR([.T331]/[.$E331];&quot;&quot; )">
            <text:p/>
          </table:table-cell>
          <table:table-cell table:style-name="ce3" table:formula="of:=IFERROR([.U331]/[.$E331];&quot;&quot; )" office:value-type="float" office:value="0.00000402155877226637" calcext:value-type="float">
            <text:p>4,02155877226637E-006</text:p>
          </table:table-cell>
          <table:table-cell table:style-name="ce3" table:formula="of:=IFERROR([.V331]/[.$E331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90.2" calcext:value-type="float">
            <text:p>90,2</text:p>
          </table:table-cell>
          <table:table-cell table:style-name="ce3" table:formula="of:=IFERROR([.B332]/[.$E332];&quot;&quot; )">
            <text:p/>
          </table:table-cell>
          <table:table-cell table:style-name="ce3" table:formula="of:=IFERROR([.C332]/[.$E332];&quot;&quot; )" office:value-type="float" office:value="0.000556152053582454" calcext:value-type="float">
            <text:p>0,0005561521</text:p>
          </table:table-cell>
          <table:table-cell table:style-name="ce3" table:formula="of:=IFERROR([.D332]/[.$E332];&quot;&quot; )" office:value-type="float" office:value="0.00180206186851701" calcext:value-type="float">
            <text:p>0,0018020619</text:p>
          </table:table-cell>
          <table:table-cell table:style-name="ce3" table:formula="of:=IFERROR([.E332]/[.$E332];&quot;&quot; )" office:value-type="float" office:value="1" calcext:value-type="float">
            <text:p>1</text:p>
          </table:table-cell>
          <table:table-cell table:style-name="ce3" table:formula="of:=IFERROR([.F332]/[.$E332];&quot;&quot; )">
            <text:p/>
          </table:table-cell>
          <table:table-cell table:style-name="ce3" table:formula="of:=IFERROR([.G332]/[.$E332];&quot;&quot; )">
            <text:p/>
          </table:table-cell>
          <table:table-cell table:style-name="ce3" table:formula="of:=IFERROR([.H332]/[.$E332];&quot;&quot; )" office:value-type="float" office:value="0.0000890966075482666" calcext:value-type="float">
            <text:p>8,90966075482666E-005</text:p>
          </table:table-cell>
          <table:table-cell table:style-name="ce3" table:formula="of:=IFERROR([.I332]/[.$E332];&quot;&quot; )" office:value-type="float" office:value="0.0138838807076243" calcext:value-type="float">
            <text:p>0,0138838807</text:p>
          </table:table-cell>
          <table:table-cell table:style-name="ce3" table:formula="of:=IFERROR([.J332]/[.$E332];&quot;&quot; )">
            <text:p/>
          </table:table-cell>
          <table:table-cell table:style-name="ce3" table:formula="of:=IFERROR([.K332]/[.$E332];&quot;&quot; )">
            <text:p/>
          </table:table-cell>
          <table:table-cell table:style-name="ce3" table:formula="of:=IFERROR([.L332]/[.$E332];&quot;&quot; )">
            <text:p/>
          </table:table-cell>
          <table:table-cell table:style-name="ce3" table:formula="of:=IFERROR([.M332]/[.$E332];&quot;&quot; )" office:value-type="float" office:value="0.000308155606030681" calcext:value-type="float">
            <text:p>0,0003081556</text:p>
          </table:table-cell>
          <table:table-cell table:style-name="ce3" table:formula="of:=IFERROR([.N332]/[.$E332];&quot;&quot; )" office:value-type="float" office:value="0.556489732077275" calcext:value-type="float">
            <text:p>0,5564897321</text:p>
          </table:table-cell>
          <table:table-cell table:style-name="ce3" table:formula="of:=IFERROR([.O332]/[.$E332];&quot;&quot; )" office:value-type="float" office:value="0.0000280958794703393" calcext:value-type="float">
            <text:p>2,80958794703393E-005</text:p>
          </table:table-cell>
          <table:table-cell table:style-name="ce3" table:formula="of:=IFERROR([.P332]/[.$E332];&quot;&quot; )">
            <text:p/>
          </table:table-cell>
          <table:table-cell table:style-name="ce3" table:formula="of:=IFERROR([.Q332]/[.$E332];&quot;&quot; )">
            <text:p/>
          </table:table-cell>
          <table:table-cell table:style-name="ce3" table:formula="of:=IFERROR([.R332]/[.$E332];&quot;&quot; )" office:value-type="float" office:value="0.000021345027686908" calcext:value-type="float">
            <text:p>0,000021345</text:p>
          </table:table-cell>
          <table:table-cell table:style-name="ce3" table:formula="of:=IFERROR([.S332]/[.$E332];&quot;&quot; )" office:value-type="float" office:value="0.0463883303631328" calcext:value-type="float">
            <text:p>0,0463883304</text:p>
          </table:table-cell>
          <table:table-cell table:style-name="ce3" table:formula="of:=IFERROR([.T332]/[.$E332];&quot;&quot; )">
            <text:p/>
          </table:table-cell>
          <table:table-cell table:style-name="ce3" table:formula="of:=IFERROR([.U332]/[.$E332];&quot;&quot; )">
            <text:p/>
          </table:table-cell>
          <table:table-cell table:style-name="ce3" table:formula="of:=IFERROR([.V332]/[.$E332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91.9" calcext:value-type="float">
            <text:p>91,9</text:p>
          </table:table-cell>
          <table:table-cell table:style-name="ce3" table:formula="of:=IFERROR([.B333]/[.$E333];&quot;&quot; )">
            <text:p/>
          </table:table-cell>
          <table:table-cell table:style-name="ce3" table:formula="of:=IFERROR([.C333]/[.$E333];&quot;&quot; )" office:value-type="float" office:value="0.00052948635340185" calcext:value-type="float">
            <text:p>0,0005294864</text:p>
          </table:table-cell>
          <table:table-cell table:style-name="ce3" table:formula="of:=IFERROR([.D333]/[.$E333];&quot;&quot; )">
            <text:p/>
          </table:table-cell>
          <table:table-cell table:style-name="ce3" table:formula="of:=IFERROR([.E333]/[.$E333];&quot;&quot; )" office:value-type="float" office:value="1" calcext:value-type="float">
            <text:p>1</text:p>
          </table:table-cell>
          <table:table-cell table:style-name="ce3" table:formula="of:=IFERROR([.F333]/[.$E333];&quot;&quot; )">
            <text:p/>
          </table:table-cell>
          <table:table-cell table:style-name="ce3" table:formula="of:=IFERROR([.G333]/[.$E333];&quot;&quot; )">
            <text:p/>
          </table:table-cell>
          <table:table-cell table:style-name="ce3" table:formula="of:=IFERROR([.H333]/[.$E333];&quot;&quot; )" office:value-type="float" office:value="0.000166956088247553" calcext:value-type="float">
            <text:p>0,0001669561</text:p>
          </table:table-cell>
          <table:table-cell table:style-name="ce3" table:formula="of:=IFERROR([.I333]/[.$E333];&quot;&quot; )" office:value-type="float" office:value="0.0131744669144074" calcext:value-type="float">
            <text:p>0,0131744669</text:p>
          </table:table-cell>
          <table:table-cell table:style-name="ce3" table:formula="of:=IFERROR([.J333]/[.$E333];&quot;&quot; )">
            <text:p/>
          </table:table-cell>
          <table:table-cell table:style-name="ce3" table:formula="of:=IFERROR([.K333]/[.$E333];&quot;&quot; )">
            <text:p/>
          </table:table-cell>
          <table:table-cell table:style-name="ce3" table:formula="of:=IFERROR([.L333]/[.$E333];&quot;&quot; )">
            <text:p/>
          </table:table-cell>
          <table:table-cell table:style-name="ce3" table:formula="of:=IFERROR([.M333]/[.$E333];&quot;&quot; )" office:value-type="float" office:value="0.000230149626992639" calcext:value-type="float">
            <text:p>0,0002301496</text:p>
          </table:table-cell>
          <table:table-cell table:style-name="ce3" table:formula="of:=IFERROR([.N333]/[.$E333];&quot;&quot; )" office:value-type="float" office:value="0.551848431693577" calcext:value-type="float">
            <text:p>0,5518484317</text:p>
          </table:table-cell>
          <table:table-cell table:style-name="ce3" table:formula="of:=IFERROR([.O333]/[.$E333];&quot;&quot; )">
            <text:p/>
          </table:table-cell>
          <table:table-cell table:style-name="ce3" table:formula="of:=IFERROR([.P333]/[.$E333];&quot;&quot; )">
            <text:p/>
          </table:table-cell>
          <table:table-cell table:style-name="ce3" table:formula="of:=IFERROR([.Q333]/[.$E333];&quot;&quot; )">
            <text:p/>
          </table:table-cell>
          <table:table-cell table:style-name="ce3" table:formula="of:=IFERROR([.R333]/[.$E333];&quot;&quot; )">
            <text:p/>
          </table:table-cell>
          <table:table-cell table:style-name="ce3" table:formula="of:=IFERROR([.S333]/[.$E333];&quot;&quot; )" office:value-type="float" office:value="0.0453318074489772" calcext:value-type="float">
            <text:p>0,0453318074</text:p>
          </table:table-cell>
          <table:table-cell table:style-name="ce3" table:formula="of:=IFERROR([.T333]/[.$E333];&quot;&quot; )">
            <text:p/>
          </table:table-cell>
          <table:table-cell table:style-name="ce3" table:formula="of:=IFERROR([.U333]/[.$E333];&quot;&quot; )">
            <text:p/>
          </table:table-cell>
          <table:table-cell table:style-name="ce3" table:formula="of:=IFERROR([.V333]/[.$E333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93.7" calcext:value-type="float">
            <text:p>93,7</text:p>
          </table:table-cell>
          <table:table-cell table:style-name="ce3" table:formula="of:=IFERROR([.B334]/[.$E334];&quot;&quot; )">
            <text:p/>
          </table:table-cell>
          <table:table-cell table:style-name="ce3" table:formula="of:=IFERROR([.C334]/[.$E334];&quot;&quot; )" office:value-type="float" office:value="0.000474966361915904" calcext:value-type="float">
            <text:p>0,0004749664</text:p>
          </table:table-cell>
          <table:table-cell table:style-name="ce3" table:formula="of:=IFERROR([.D334]/[.$E334];&quot;&quot; )">
            <text:p/>
          </table:table-cell>
          <table:table-cell table:style-name="ce3" table:formula="of:=IFERROR([.E334]/[.$E334];&quot;&quot; )" office:value-type="float" office:value="1" calcext:value-type="float">
            <text:p>1</text:p>
          </table:table-cell>
          <table:table-cell table:style-name="ce3" table:formula="of:=IFERROR([.F334]/[.$E334];&quot;&quot; )">
            <text:p/>
          </table:table-cell>
          <table:table-cell table:style-name="ce3" table:formula="of:=IFERROR([.G334]/[.$E334];&quot;&quot; )">
            <text:p/>
          </table:table-cell>
          <table:table-cell table:style-name="ce3" table:formula="of:=IFERROR([.H334]/[.$E334];&quot;&quot; )" office:value-type="float" office:value="0.000199246257102731" calcext:value-type="float">
            <text:p>0,0001992463</text:p>
          </table:table-cell>
          <table:table-cell table:style-name="ce3" table:formula="of:=IFERROR([.I334]/[.$E334];&quot;&quot; )" office:value-type="float" office:value="0.013968959997517" calcext:value-type="float">
            <text:p>0,01396896</text:p>
          </table:table-cell>
          <table:table-cell table:style-name="ce3" table:formula="of:=IFERROR([.J334]/[.$E334];&quot;&quot; )">
            <text:p/>
          </table:table-cell>
          <table:table-cell table:style-name="ce3" table:formula="of:=IFERROR([.K334]/[.$E334];&quot;&quot; )">
            <text:p/>
          </table:table-cell>
          <table:table-cell table:style-name="ce3" table:formula="of:=IFERROR([.L334]/[.$E334];&quot;&quot; )">
            <text:p/>
          </table:table-cell>
          <table:table-cell table:style-name="ce3" table:formula="of:=IFERROR([.M334]/[.$E334];&quot;&quot; )" office:value-type="float" office:value="0.000293052494714962" calcext:value-type="float">
            <text:p>0,0002930525</text:p>
          </table:table-cell>
          <table:table-cell table:style-name="ce3" table:formula="of:=IFERROR([.N334]/[.$E334];&quot;&quot; )" office:value-type="float" office:value="0.547176226172748" calcext:value-type="float">
            <text:p>0,5471762262</text:p>
          </table:table-cell>
          <table:table-cell table:style-name="ce3" table:formula="of:=IFERROR([.O334]/[.$E334];&quot;&quot; )">
            <text:p/>
          </table:table-cell>
          <table:table-cell table:style-name="ce3" table:formula="of:=IFERROR([.P334]/[.$E334];&quot;&quot; )">
            <text:p/>
          </table:table-cell>
          <table:table-cell table:style-name="ce3" table:formula="of:=IFERROR([.Q334]/[.$E334];&quot;&quot; )">
            <text:p/>
          </table:table-cell>
          <table:table-cell table:style-name="ce3" table:formula="of:=IFERROR([.R334]/[.$E334];&quot;&quot; )" office:value-type="float" office:value="0.0000340838792624353" calcext:value-type="float">
            <text:p>3,40838792624353E-005</text:p>
          </table:table-cell>
          <table:table-cell table:style-name="ce3" table:formula="of:=IFERROR([.S334]/[.$E334];&quot;&quot; )" office:value-type="float" office:value="0.04264889763582" calcext:value-type="float">
            <text:p>0,0426488976</text:p>
          </table:table-cell>
          <table:table-cell table:style-name="ce3" table:formula="of:=IFERROR([.T334]/[.$E334];&quot;&quot; )">
            <text:p/>
          </table:table-cell>
          <table:table-cell table:style-name="ce3" table:formula="of:=IFERROR([.U334]/[.$E334];&quot;&quot; )">
            <text:p/>
          </table:table-cell>
          <table:table-cell table:style-name="ce3" table:formula="of:=IFERROR([.V334]/[.$E334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95.5" calcext:value-type="float">
            <text:p>95,5</text:p>
          </table:table-cell>
          <table:table-cell table:style-name="ce3" table:formula="of:=IFERROR([.B335]/[.$E335];&quot;&quot; )">
            <text:p/>
          </table:table-cell>
          <table:table-cell table:style-name="ce3" table:formula="of:=IFERROR([.C335]/[.$E335];&quot;&quot; )" office:value-type="float" office:value="0.000378983183152254" calcext:value-type="float">
            <text:p>0,0003789832</text:p>
          </table:table-cell>
          <table:table-cell table:style-name="ce3" table:formula="of:=IFERROR([.D335]/[.$E335];&quot;&quot; )">
            <text:p/>
          </table:table-cell>
          <table:table-cell table:style-name="ce3" table:formula="of:=IFERROR([.E335]/[.$E335];&quot;&quot; )" office:value-type="float" office:value="1" calcext:value-type="float">
            <text:p>1</text:p>
          </table:table-cell>
          <table:table-cell table:style-name="ce3" table:formula="of:=IFERROR([.F335]/[.$E335];&quot;&quot; )" office:value-type="float" office:value="0.000854305831490428" calcext:value-type="float">
            <text:p>0,0008543058</text:p>
          </table:table-cell>
          <table:table-cell table:style-name="ce3" table:formula="of:=IFERROR([.G335]/[.$E335];&quot;&quot; )">
            <text:p/>
          </table:table-cell>
          <table:table-cell table:style-name="ce3" table:formula="of:=IFERROR([.H335]/[.$E335];&quot;&quot; )" office:value-type="float" office:value="0.0000847159729300854" calcext:value-type="float">
            <text:p>0,000084716</text:p>
          </table:table-cell>
          <table:table-cell table:style-name="ce3" table:formula="of:=IFERROR([.I335]/[.$E335];&quot;&quot; )" office:value-type="float" office:value="0.0132789381694845" calcext:value-type="float">
            <text:p>0,0132789382</text:p>
          </table:table-cell>
          <table:table-cell table:style-name="ce3" table:formula="of:=IFERROR([.J335]/[.$E335];&quot;&quot; )">
            <text:p/>
          </table:table-cell>
          <table:table-cell table:style-name="ce3" table:formula="of:=IFERROR([.K335]/[.$E335];&quot;&quot; )">
            <text:p/>
          </table:table-cell>
          <table:table-cell table:style-name="ce3" table:formula="of:=IFERROR([.L335]/[.$E335];&quot;&quot; )">
            <text:p/>
          </table:table-cell>
          <table:table-cell table:style-name="ce3" table:formula="of:=IFERROR([.M335]/[.$E335];&quot;&quot; )" office:value-type="float" office:value="0.000319791982229713" calcext:value-type="float">
            <text:p>0,000319792</text:p>
          </table:table-cell>
          <table:table-cell table:style-name="ce3" table:formula="of:=IFERROR([.N335]/[.$E335];&quot;&quot; )" office:value-type="float" office:value="0.538345457904089" calcext:value-type="float">
            <text:p>0,5383454579</text:p>
          </table:table-cell>
          <table:table-cell table:style-name="ce3" table:formula="of:=IFERROR([.O335]/[.$E335];&quot;&quot; )" office:value-type="float" office:value="0.0000201977724176509" calcext:value-type="float">
            <text:p>2,01977724176509E-005</text:p>
          </table:table-cell>
          <table:table-cell table:style-name="ce3" table:formula="of:=IFERROR([.P335]/[.$E335];&quot;&quot; )">
            <text:p/>
          </table:table-cell>
          <table:table-cell table:style-name="ce3" table:formula="of:=IFERROR([.Q335]/[.$E335];&quot;&quot; )">
            <text:p/>
          </table:table-cell>
          <table:table-cell table:style-name="ce3" table:formula="of:=IFERROR([.R335]/[.$E335];&quot;&quot; )">
            <text:p/>
          </table:table-cell>
          <table:table-cell table:style-name="ce3" table:formula="of:=IFERROR([.S335]/[.$E335];&quot;&quot; )" office:value-type="float" office:value="0.0411607876120051" calcext:value-type="float">
            <text:p>0,0411607876</text:p>
          </table:table-cell>
          <table:table-cell table:style-name="ce3" table:formula="of:=IFERROR([.T335]/[.$E335];&quot;&quot; )">
            <text:p/>
          </table:table-cell>
          <table:table-cell table:style-name="ce3" table:formula="of:=IFERROR([.U335]/[.$E335];&quot;&quot; )">
            <text:p/>
          </table:table-cell>
          <table:table-cell table:style-name="ce3" table:formula="of:=IFERROR([.V335]/[.$E335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97.2" calcext:value-type="float">
            <text:p>97,2</text:p>
          </table:table-cell>
          <table:table-cell table:style-name="ce3" table:formula="of:=IFERROR([.B336]/[.$E336];&quot;&quot; )">
            <text:p/>
          </table:table-cell>
          <table:table-cell table:style-name="ce3" table:formula="of:=IFERROR([.C336]/[.$E336];&quot;&quot; )" office:value-type="float" office:value="0.000381206092120268" calcext:value-type="float">
            <text:p>0,0003812061</text:p>
          </table:table-cell>
          <table:table-cell table:style-name="ce3" table:formula="of:=IFERROR([.D336]/[.$E336];&quot;&quot; )">
            <text:p/>
          </table:table-cell>
          <table:table-cell table:style-name="ce3" table:formula="of:=IFERROR([.E336]/[.$E336];&quot;&quot; )" office:value-type="float" office:value="1" calcext:value-type="float">
            <text:p>1</text:p>
          </table:table-cell>
          <table:table-cell table:style-name="ce3" table:formula="of:=IFERROR([.F336]/[.$E336];&quot;&quot; )">
            <text:p/>
          </table:table-cell>
          <table:table-cell table:style-name="ce3" table:formula="of:=IFERROR([.G336]/[.$E336];&quot;&quot; )">
            <text:p/>
          </table:table-cell>
          <table:table-cell table:style-name="ce3" table:formula="of:=IFERROR([.H336]/[.$E336];&quot;&quot; )" office:value-type="float" office:value="0.000134194044889689" calcext:value-type="float">
            <text:p>0,000134194</text:p>
          </table:table-cell>
          <table:table-cell table:style-name="ce3" table:formula="of:=IFERROR([.I336]/[.$E336];&quot;&quot; )" office:value-type="float" office:value="0.0137741887138437" calcext:value-type="float">
            <text:p>0,0137741887</text:p>
          </table:table-cell>
          <table:table-cell table:style-name="ce3" table:formula="of:=IFERROR([.J336]/[.$E336];&quot;&quot; )">
            <text:p/>
          </table:table-cell>
          <table:table-cell table:style-name="ce3" table:formula="of:=IFERROR([.K336]/[.$E336];&quot;&quot; )">
            <text:p/>
          </table:table-cell>
          <table:table-cell table:style-name="ce3" table:formula="of:=IFERROR([.L336]/[.$E336];&quot;&quot; )">
            <text:p/>
          </table:table-cell>
          <table:table-cell table:style-name="ce3" table:formula="of:=IFERROR([.M336]/[.$E336];&quot;&quot; )" office:value-type="float" office:value="0.000259961095809995" calcext:value-type="float">
            <text:p>0,0002599611</text:p>
          </table:table-cell>
          <table:table-cell table:style-name="ce3" table:formula="of:=IFERROR([.N336]/[.$E336];&quot;&quot; )" office:value-type="float" office:value="0.537116707902757" calcext:value-type="float">
            <text:p>0,5371167079</text:p>
          </table:table-cell>
          <table:table-cell table:style-name="ce3" table:formula="of:=IFERROR([.O336]/[.$E336];&quot;&quot; )">
            <text:p/>
          </table:table-cell>
          <table:table-cell table:style-name="ce3" table:formula="of:=IFERROR([.P336]/[.$E336];&quot;&quot; )">
            <text:p/>
          </table:table-cell>
          <table:table-cell table:style-name="ce3" table:formula="of:=IFERROR([.Q336]/[.$E336];&quot;&quot; )">
            <text:p/>
          </table:table-cell>
          <table:table-cell table:style-name="ce3" table:formula="of:=IFERROR([.R336]/[.$E336];&quot;&quot; )">
            <text:p/>
          </table:table-cell>
          <table:table-cell table:style-name="ce3" table:formula="of:=IFERROR([.S336]/[.$E336];&quot;&quot; )" office:value-type="float" office:value="0.0364216753693746" calcext:value-type="float">
            <text:p>0,0364216754</text:p>
          </table:table-cell>
          <table:table-cell table:style-name="ce3" table:formula="of:=IFERROR([.T336]/[.$E336];&quot;&quot; )">
            <text:p/>
          </table:table-cell>
          <table:table-cell table:style-name="ce3" table:formula="of:=IFERROR([.U336]/[.$E336];&quot;&quot; )">
            <text:p/>
          </table:table-cell>
          <table:table-cell table:style-name="ce3" table:formula="of:=IFERROR([.V336]/[.$E336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3" table:formula="of:=IFERROR([.B337]/[.$E337];&quot;&quot; )">
            <text:p/>
          </table:table-cell>
          <table:table-cell table:style-name="ce3" table:formula="of:=IFERROR([.C337]/[.$E337];&quot;&quot; )" office:value-type="float" office:value="0.000466513086022992" calcext:value-type="float">
            <text:p>0,0004665131</text:p>
          </table:table-cell>
          <table:table-cell table:style-name="ce3" table:formula="of:=IFERROR([.D337]/[.$E337];&quot;&quot; )" office:value-type="float" office:value="0.00195499584148802" calcext:value-type="float">
            <text:p>0,0019549958</text:p>
          </table:table-cell>
          <table:table-cell table:style-name="ce3" table:formula="of:=IFERROR([.E337]/[.$E337];&quot;&quot; )" office:value-type="float" office:value="1" calcext:value-type="float">
            <text:p>1</text:p>
          </table:table-cell>
          <table:table-cell table:style-name="ce3" table:formula="of:=IFERROR([.F337]/[.$E337];&quot;&quot; )">
            <text:p/>
          </table:table-cell>
          <table:table-cell table:style-name="ce3" table:formula="of:=IFERROR([.G337]/[.$E337];&quot;&quot; )">
            <text:p/>
          </table:table-cell>
          <table:table-cell table:style-name="ce3" table:formula="of:=IFERROR([.H337]/[.$E337];&quot;&quot; )" office:value-type="float" office:value="0.0000811525958568974" calcext:value-type="float">
            <text:p>8,11525958568974E-005</text:p>
          </table:table-cell>
          <table:table-cell table:style-name="ce3" table:formula="of:=IFERROR([.I337]/[.$E337];&quot;&quot; )" office:value-type="float" office:value="0.0139632406550397" calcext:value-type="float">
            <text:p>0,0139632407</text:p>
          </table:table-cell>
          <table:table-cell table:style-name="ce3" table:formula="of:=IFERROR([.J337]/[.$E337];&quot;&quot; )">
            <text:p/>
          </table:table-cell>
          <table:table-cell table:style-name="ce3" table:formula="of:=IFERROR([.K337]/[.$E337];&quot;&quot; )">
            <text:p/>
          </table:table-cell>
          <table:table-cell table:style-name="ce3" table:formula="of:=IFERROR([.L337]/[.$E337];&quot;&quot; )">
            <text:p/>
          </table:table-cell>
          <table:table-cell table:style-name="ce3" table:formula="of:=IFERROR([.M337]/[.$E337];&quot;&quot; )" office:value-type="float" office:value="0.000234047724308151" calcext:value-type="float">
            <text:p>0,0002340477</text:p>
          </table:table-cell>
          <table:table-cell table:style-name="ce3" table:formula="of:=IFERROR([.N337]/[.$E337];&quot;&quot; )" office:value-type="float" office:value="0.53537629171255" calcext:value-type="float">
            <text:p>0,5353762917</text:p>
          </table:table-cell>
          <table:table-cell table:style-name="ce3" table:formula="of:=IFERROR([.O337]/[.$E337];&quot;&quot; )" office:value-type="float" office:value="0.0000256279655893227" calcext:value-type="float">
            <text:p>0,000025628</text:p>
          </table:table-cell>
          <table:table-cell table:style-name="ce3" table:formula="of:=IFERROR([.P337]/[.$E337];&quot;&quot; )">
            <text:p/>
          </table:table-cell>
          <table:table-cell table:style-name="ce3" table:formula="of:=IFERROR([.Q337]/[.$E337];&quot;&quot; )">
            <text:p/>
          </table:table-cell>
          <table:table-cell table:style-name="ce3" table:formula="of:=IFERROR([.R337]/[.$E337];&quot;&quot; )">
            <text:p/>
          </table:table-cell>
          <table:table-cell table:style-name="ce3" table:formula="of:=IFERROR([.S337]/[.$E337];&quot;&quot; )" office:value-type="float" office:value="0.0340750166458236" calcext:value-type="float">
            <text:p>0,0340750166</text:p>
          </table:table-cell>
          <table:table-cell table:style-name="ce3" table:formula="of:=IFERROR([.T337]/[.$E337];&quot;&quot; )">
            <text:p/>
          </table:table-cell>
          <table:table-cell table:style-name="ce3" table:formula="of:=IFERROR([.U337]/[.$E337];&quot;&quot; )">
            <text:p/>
          </table:table-cell>
          <table:table-cell table:style-name="ce3" table:formula="of:=IFERROR([.V337]/[.$E337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00.8" calcext:value-type="float">
            <text:p>100,8</text:p>
          </table:table-cell>
          <table:table-cell table:style-name="ce3" table:formula="of:=IFERROR([.B338]/[.$E338];&quot;&quot; )">
            <text:p/>
          </table:table-cell>
          <table:table-cell table:style-name="ce3" table:formula="of:=IFERROR([.C338]/[.$E338];&quot;&quot; )" office:value-type="float" office:value="0.000435629976859211" calcext:value-type="float">
            <text:p>0,00043563</text:p>
          </table:table-cell>
          <table:table-cell table:style-name="ce3" table:formula="of:=IFERROR([.D338]/[.$E338];&quot;&quot; )">
            <text:p/>
          </table:table-cell>
          <table:table-cell table:style-name="ce3" table:formula="of:=IFERROR([.E338]/[.$E338];&quot;&quot; )" office:value-type="float" office:value="1" calcext:value-type="float">
            <text:p>1</text:p>
          </table:table-cell>
          <table:table-cell table:style-name="ce3" table:formula="of:=IFERROR([.F338]/[.$E338];&quot;&quot; )">
            <text:p/>
          </table:table-cell>
          <table:table-cell table:style-name="ce3" table:formula="of:=IFERROR([.G338]/[.$E338];&quot;&quot; )">
            <text:p/>
          </table:table-cell>
          <table:table-cell table:style-name="ce3" table:formula="of:=IFERROR([.H338]/[.$E338];&quot;&quot; )" office:value-type="float" office:value="0.0000746635451401646" calcext:value-type="float">
            <text:p>7,46635451401646E-005</text:p>
          </table:table-cell>
          <table:table-cell table:style-name="ce3" table:formula="of:=IFERROR([.I338]/[.$E338];&quot;&quot; )" office:value-type="float" office:value="0.0137525426182775" calcext:value-type="float">
            <text:p>0,0137525426</text:p>
          </table:table-cell>
          <table:table-cell table:style-name="ce3" table:formula="of:=IFERROR([.J338]/[.$E338];&quot;&quot; )">
            <text:p/>
          </table:table-cell>
          <table:table-cell table:style-name="ce3" table:formula="of:=IFERROR([.K338]/[.$E338];&quot;&quot; )">
            <text:p/>
          </table:table-cell>
          <table:table-cell table:style-name="ce3" table:formula="of:=IFERROR([.L338]/[.$E338];&quot;&quot; )">
            <text:p/>
          </table:table-cell>
          <table:table-cell table:style-name="ce3" table:formula="of:=IFERROR([.M338]/[.$E338];&quot;&quot; )" office:value-type="float" office:value="0.000287802956359107" calcext:value-type="float">
            <text:p>0,000287803</text:p>
          </table:table-cell>
          <table:table-cell table:style-name="ce3" table:formula="of:=IFERROR([.N338]/[.$E338];&quot;&quot; )" office:value-type="float" office:value="0.526409241094625" calcext:value-type="float">
            <text:p>0,5264092411</text:p>
          </table:table-cell>
          <table:table-cell table:style-name="ce3" table:formula="of:=IFERROR([.O338]/[.$E338];&quot;&quot; )">
            <text:p/>
          </table:table-cell>
          <table:table-cell table:style-name="ce3" table:formula="of:=IFERROR([.P338]/[.$E338];&quot;&quot; )">
            <text:p/>
          </table:table-cell>
          <table:table-cell table:style-name="ce3" table:formula="of:=IFERROR([.Q338]/[.$E338];&quot;&quot; )">
            <text:p/>
          </table:table-cell>
          <table:table-cell table:style-name="ce3" table:formula="of:=IFERROR([.R338]/[.$E338];&quot;&quot; )">
            <text:p/>
          </table:table-cell>
          <table:table-cell table:style-name="ce3" table:formula="of:=IFERROR([.S338]/[.$E338];&quot;&quot; )" office:value-type="float" office:value="0.032036105363002" calcext:value-type="float">
            <text:p>0,0320361054</text:p>
          </table:table-cell>
          <table:table-cell table:style-name="ce3" table:formula="of:=IFERROR([.T338]/[.$E338];&quot;&quot; )">
            <text:p/>
          </table:table-cell>
          <table:table-cell table:style-name="ce3" table:formula="of:=IFERROR([.U338]/[.$E338];&quot;&quot; )">
            <text:p/>
          </table:table-cell>
          <table:table-cell table:style-name="ce3" table:formula="of:=IFERROR([.V338]/[.$E338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02.5" calcext:value-type="float">
            <text:p>102,5</text:p>
          </table:table-cell>
          <table:table-cell table:style-name="ce3" table:formula="of:=IFERROR([.B339]/[.$E339];&quot;&quot; )">
            <text:p/>
          </table:table-cell>
          <table:table-cell table:style-name="ce3" table:formula="of:=IFERROR([.C339]/[.$E339];&quot;&quot; )" office:value-type="float" office:value="0.000312904515553278" calcext:value-type="float">
            <text:p>0,0003129045</text:p>
          </table:table-cell>
          <table:table-cell table:style-name="ce3" table:formula="of:=IFERROR([.D339]/[.$E339];&quot;&quot; )">
            <text:p/>
          </table:table-cell>
          <table:table-cell table:style-name="ce3" table:formula="of:=IFERROR([.E339]/[.$E339];&quot;&quot; )" office:value-type="float" office:value="1" calcext:value-type="float">
            <text:p>1</text:p>
          </table:table-cell>
          <table:table-cell table:style-name="ce3" table:formula="of:=IFERROR([.F339]/[.$E339];&quot;&quot; )">
            <text:p/>
          </table:table-cell>
          <table:table-cell table:style-name="ce3" table:formula="of:=IFERROR([.G339]/[.$E339];&quot;&quot; )">
            <text:p/>
          </table:table-cell>
          <table:table-cell table:style-name="ce3" table:formula="of:=IFERROR([.H339]/[.$E339];&quot;&quot; )" office:value-type="float" office:value="0.000120725112767339" calcext:value-type="float">
            <text:p>0,0001207251</text:p>
          </table:table-cell>
          <table:table-cell table:style-name="ce3" table:formula="of:=IFERROR([.I339]/[.$E339];&quot;&quot; )" office:value-type="float" office:value="0.0140748549818645" calcext:value-type="float">
            <text:p>0,014074855</text:p>
          </table:table-cell>
          <table:table-cell table:style-name="ce3" table:formula="of:=IFERROR([.J339]/[.$E339];&quot;&quot; )">
            <text:p/>
          </table:table-cell>
          <table:table-cell table:style-name="ce3" table:formula="of:=IFERROR([.K339]/[.$E339];&quot;&quot; )">
            <text:p/>
          </table:table-cell>
          <table:table-cell table:style-name="ce3" table:formula="of:=IFERROR([.L339]/[.$E339];&quot;&quot; )">
            <text:p/>
          </table:table-cell>
          <table:table-cell table:style-name="ce3" table:formula="of:=IFERROR([.M339]/[.$E339];&quot;&quot; )" office:value-type="float" office:value="0.00028129431723297" calcext:value-type="float">
            <text:p>0,0002812943</text:p>
          </table:table-cell>
          <table:table-cell table:style-name="ce3" table:formula="of:=IFERROR([.N339]/[.$E339];&quot;&quot; )" office:value-type="float" office:value="0.526558668837337" calcext:value-type="float">
            <text:p>0,5265586688</text:p>
          </table:table-cell>
          <table:table-cell table:style-name="ce3" table:formula="of:=IFERROR([.O339]/[.$E339];&quot;&quot; )" office:value-type="float" office:value="0.0000131156920004771" calcext:value-type="float">
            <text:p>1,31156920004771E-005</text:p>
          </table:table-cell>
          <table:table-cell table:style-name="ce3" table:formula="of:=IFERROR([.P339]/[.$E339];&quot;&quot; )">
            <text:p/>
          </table:table-cell>
          <table:table-cell table:style-name="ce3" table:formula="of:=IFERROR([.Q339]/[.$E339];&quot;&quot; )">
            <text:p/>
          </table:table-cell>
          <table:table-cell table:style-name="ce3" table:formula="of:=IFERROR([.R339]/[.$E339];&quot;&quot; )">
            <text:p/>
          </table:table-cell>
          <table:table-cell table:style-name="ce3" table:formula="of:=IFERROR([.S339]/[.$E339];&quot;&quot; )" office:value-type="float" office:value="0.0327929079173496" calcext:value-type="float">
            <text:p>0,0327929079</text:p>
          </table:table-cell>
          <table:table-cell table:style-name="ce3" table:formula="of:=IFERROR([.T339]/[.$E339];&quot;&quot; )">
            <text:p/>
          </table:table-cell>
          <table:table-cell table:style-name="ce3" table:formula="of:=IFERROR([.U339]/[.$E339];&quot;&quot; )">
            <text:p/>
          </table:table-cell>
          <table:table-cell table:style-name="ce3" table:formula="of:=IFERROR([.V339]/[.$E339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04.3" calcext:value-type="float">
            <text:p>104,3</text:p>
          </table:table-cell>
          <table:table-cell table:style-name="ce3" table:formula="of:=IFERROR([.B340]/[.$E340];&quot;&quot; )">
            <text:p/>
          </table:table-cell>
          <table:table-cell table:style-name="ce3" table:formula="of:=IFERROR([.C340]/[.$E340];&quot;&quot; )" office:value-type="float" office:value="0.000421524757495975" calcext:value-type="float">
            <text:p>0,0004215248</text:p>
          </table:table-cell>
          <table:table-cell table:style-name="ce3" table:formula="of:=IFERROR([.D340]/[.$E340];&quot;&quot; )" office:value-type="float" office:value="0.00146233005528989" calcext:value-type="float">
            <text:p>0,0014623301</text:p>
          </table:table-cell>
          <table:table-cell table:style-name="ce3" table:formula="of:=IFERROR([.E340]/[.$E340];&quot;&quot; )" office:value-type="float" office:value="1" calcext:value-type="float">
            <text:p>1</text:p>
          </table:table-cell>
          <table:table-cell table:style-name="ce3" table:formula="of:=IFERROR([.F340]/[.$E340];&quot;&quot; )">
            <text:p/>
          </table:table-cell>
          <table:table-cell table:style-name="ce3" table:formula="of:=IFERROR([.G340]/[.$E340];&quot;&quot; )">
            <text:p/>
          </table:table-cell>
          <table:table-cell table:style-name="ce3" table:formula="of:=IFERROR([.H340]/[.$E340];&quot;&quot; )" office:value-type="float" office:value="0.000108011658884956" calcext:value-type="float">
            <text:p>0,0001080117</text:p>
          </table:table-cell>
          <table:table-cell table:style-name="ce3" table:formula="of:=IFERROR([.I340]/[.$E340];&quot;&quot; )" office:value-type="float" office:value="0.0135429063419373" calcext:value-type="float">
            <text:p>0,0135429063</text:p>
          </table:table-cell>
          <table:table-cell table:style-name="ce3" table:formula="of:=IFERROR([.J340]/[.$E340];&quot;&quot; )">
            <text:p/>
          </table:table-cell>
          <table:table-cell table:style-name="ce3" table:formula="of:=IFERROR([.K340]/[.$E340];&quot;&quot; )">
            <text:p/>
          </table:table-cell>
          <table:table-cell table:style-name="ce3" table:formula="of:=IFERROR([.L340]/[.$E340];&quot;&quot; )">
            <text:p/>
          </table:table-cell>
          <table:table-cell table:style-name="ce3" table:formula="of:=IFERROR([.M340]/[.$E340];&quot;&quot; )" office:value-type="float" office:value="0.000336217034928326" calcext:value-type="float">
            <text:p>0,000336217</text:p>
          </table:table-cell>
          <table:table-cell table:style-name="ce3" table:formula="of:=IFERROR([.N340]/[.$E340];&quot;&quot; )" office:value-type="float" office:value="0.513658480427152" calcext:value-type="float">
            <text:p>0,5136584804</text:p>
          </table:table-cell>
          <table:table-cell table:style-name="ce3" table:formula="of:=IFERROR([.O340]/[.$E340];&quot;&quot; )" office:value-type="float" office:value="0.0000159632714385569" calcext:value-type="float">
            <text:p>1,59632714385569E-005</text:p>
          </table:table-cell>
          <table:table-cell table:style-name="ce3" table:formula="of:=IFERROR([.P340]/[.$E340];&quot;&quot; )">
            <text:p/>
          </table:table-cell>
          <table:table-cell table:style-name="ce3" table:formula="of:=IFERROR([.Q340]/[.$E340];&quot;&quot; )">
            <text:p/>
          </table:table-cell>
          <table:table-cell table:style-name="ce3" table:formula="of:=IFERROR([.R340]/[.$E340];&quot;&quot; )">
            <text:p/>
          </table:table-cell>
          <table:table-cell table:style-name="ce3" table:formula="of:=IFERROR([.S340]/[.$E340];&quot;&quot; )" office:value-type="float" office:value="0.0311577628295175" calcext:value-type="float">
            <text:p>0,0311577628</text:p>
          </table:table-cell>
          <table:table-cell table:style-name="ce3" table:formula="of:=IFERROR([.T340]/[.$E340];&quot;&quot; )">
            <text:p/>
          </table:table-cell>
          <table:table-cell table:style-name="ce3" table:formula="of:=IFERROR([.U340]/[.$E340];&quot;&quot; )">
            <text:p/>
          </table:table-cell>
          <table:table-cell table:style-name="ce3" table:formula="of:=IFERROR([.V340]/[.$E340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06.1" calcext:value-type="float">
            <text:p>106,1</text:p>
          </table:table-cell>
          <table:table-cell table:style-name="ce3" table:formula="of:=IFERROR([.B341]/[.$E341];&quot;&quot; )">
            <text:p/>
          </table:table-cell>
          <table:table-cell table:style-name="ce3" table:formula="of:=IFERROR([.C341]/[.$E341];&quot;&quot; )" office:value-type="float" office:value="0.000340232095357686" calcext:value-type="float">
            <text:p>0,0003402321</text:p>
          </table:table-cell>
          <table:table-cell table:style-name="ce3" table:formula="of:=IFERROR([.D341]/[.$E341];&quot;&quot; )" office:value-type="float" office:value="0.00143882823928686" calcext:value-type="float">
            <text:p>0,0014388282</text:p>
          </table:table-cell>
          <table:table-cell table:style-name="ce3" table:formula="of:=IFERROR([.E341]/[.$E341];&quot;&quot; )" office:value-type="float" office:value="1" calcext:value-type="float">
            <text:p>1</text:p>
          </table:table-cell>
          <table:table-cell table:style-name="ce3" table:formula="of:=IFERROR([.F341]/[.$E341];&quot;&quot; )">
            <text:p/>
          </table:table-cell>
          <table:table-cell table:style-name="ce3" table:formula="of:=IFERROR([.G341]/[.$E341];&quot;&quot; )">
            <text:p/>
          </table:table-cell>
          <table:table-cell table:style-name="ce3" table:formula="of:=IFERROR([.H341]/[.$E341];&quot;&quot; )" office:value-type="float" office:value="0.0000756380904704331" calcext:value-type="float">
            <text:p>7,56380904704331E-005</text:p>
          </table:table-cell>
          <table:table-cell table:style-name="ce3" table:formula="of:=IFERROR([.I341]/[.$E341];&quot;&quot; )" office:value-type="float" office:value="0.0133252517215983" calcext:value-type="float">
            <text:p>0,0133252517</text:p>
          </table:table-cell>
          <table:table-cell table:style-name="ce3" table:formula="of:=IFERROR([.J341]/[.$E341];&quot;&quot; )">
            <text:p/>
          </table:table-cell>
          <table:table-cell table:style-name="ce3" table:formula="of:=IFERROR([.K341]/[.$E341];&quot;&quot; )">
            <text:p/>
          </table:table-cell>
          <table:table-cell table:style-name="ce3" table:formula="of:=IFERROR([.L341]/[.$E341];&quot;&quot; )">
            <text:p/>
          </table:table-cell>
          <table:table-cell table:style-name="ce3" table:formula="of:=IFERROR([.M341]/[.$E341];&quot;&quot; )" office:value-type="float" office:value="0.000225614028324845" calcext:value-type="float">
            <text:p>0,000225614</text:p>
          </table:table-cell>
          <table:table-cell table:style-name="ce3" table:formula="of:=IFERROR([.N341]/[.$E341];&quot;&quot; )" office:value-type="float" office:value="0.492229993159629" calcext:value-type="float">
            <text:p>0,4922299932</text:p>
          </table:table-cell>
          <table:table-cell table:style-name="ce3" table:formula="of:=IFERROR([.O341]/[.$E341];&quot;&quot; )" office:value-type="float" office:value="0.000015706717956121" calcext:value-type="float">
            <text:p>1,5706717956121E-005</text:p>
          </table:table-cell>
          <table:table-cell table:style-name="ce3" table:formula="of:=IFERROR([.P341]/[.$E341];&quot;&quot; )">
            <text:p/>
          </table:table-cell>
          <table:table-cell table:style-name="ce3" table:formula="of:=IFERROR([.Q341]/[.$E341];&quot;&quot; )">
            <text:p/>
          </table:table-cell>
          <table:table-cell table:style-name="ce3" table:formula="of:=IFERROR([.R341]/[.$E341];&quot;&quot; )">
            <text:p/>
          </table:table-cell>
          <table:table-cell table:style-name="ce3" table:formula="of:=IFERROR([.S341]/[.$E341];&quot;&quot; )" office:value-type="float" office:value="0.0264835150810934" calcext:value-type="float">
            <text:p>0,0264835151</text:p>
          </table:table-cell>
          <table:table-cell table:style-name="ce3" table:formula="of:=IFERROR([.T341]/[.$E341];&quot;&quot; )">
            <text:p/>
          </table:table-cell>
          <table:table-cell table:style-name="ce3" table:formula="of:=IFERROR([.U341]/[.$E341];&quot;&quot; )">
            <text:p/>
          </table:table-cell>
          <table:table-cell table:style-name="ce3" table:formula="of:=IFERROR([.V341]/[.$E341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07.8" calcext:value-type="float">
            <text:p>107,8</text:p>
          </table:table-cell>
          <table:table-cell table:style-name="ce3" table:formula="of:=IFERROR([.B342]/[.$E342];&quot;&quot; )">
            <text:p/>
          </table:table-cell>
          <table:table-cell table:style-name="ce3" table:formula="of:=IFERROR([.C342]/[.$E342];&quot;&quot; )" office:value-type="float" office:value="0.000454355244647003" calcext:value-type="float">
            <text:p>0,0004543552</text:p>
          </table:table-cell>
          <table:table-cell table:style-name="ce3" table:formula="of:=IFERROR([.D342]/[.$E342];&quot;&quot; )" office:value-type="float" office:value="0.00207237549759068" calcext:value-type="float">
            <text:p>0,0020723755</text:p>
          </table:table-cell>
          <table:table-cell table:style-name="ce3" table:formula="of:=IFERROR([.E342]/[.$E342];&quot;&quot; )" office:value-type="float" office:value="1" calcext:value-type="float">
            <text:p>1</text:p>
          </table:table-cell>
          <table:table-cell table:style-name="ce3" table:formula="of:=IFERROR([.F342]/[.$E342];&quot;&quot; )">
            <text:p/>
          </table:table-cell>
          <table:table-cell table:style-name="ce3" table:formula="of:=IFERROR([.G342]/[.$E342];&quot;&quot; )">
            <text:p/>
          </table:table-cell>
          <table:table-cell table:style-name="ce3" table:formula="of:=IFERROR([.H342]/[.$E342];&quot;&quot; )" office:value-type="float" office:value="0.00011736567779317" calcext:value-type="float">
            <text:p>0,0001173657</text:p>
          </table:table-cell>
          <table:table-cell table:style-name="ce3" table:formula="of:=IFERROR([.I342]/[.$E342];&quot;&quot; )" office:value-type="float" office:value="0.0142029466726159" calcext:value-type="float">
            <text:p>0,0142029467</text:p>
          </table:table-cell>
          <table:table-cell table:style-name="ce3" table:formula="of:=IFERROR([.J342]/[.$E342];&quot;&quot; )">
            <text:p/>
          </table:table-cell>
          <table:table-cell table:style-name="ce3" table:formula="of:=IFERROR([.K342]/[.$E342];&quot;&quot; )">
            <text:p/>
          </table:table-cell>
          <table:table-cell table:style-name="ce3" table:formula="of:=IFERROR([.L342]/[.$E342];&quot;&quot; )">
            <text:p/>
          </table:table-cell>
          <table:table-cell table:style-name="ce3" table:formula="of:=IFERROR([.M342]/[.$E342];&quot;&quot; )" office:value-type="float" office:value="0.000207798716073763" calcext:value-type="float">
            <text:p>0,0002077987</text:p>
          </table:table-cell>
          <table:table-cell table:style-name="ce3" table:formula="of:=IFERROR([.N342]/[.$E342];&quot;&quot; )" office:value-type="float" office:value="0.477823303517328" calcext:value-type="float">
            <text:p>0,4778233035</text:p>
          </table:table-cell>
          <table:table-cell table:style-name="ce3" table:formula="of:=IFERROR([.O342]/[.$E342];&quot;&quot; )">
            <text:p/>
          </table:table-cell>
          <table:table-cell table:style-name="ce3" table:formula="of:=IFERROR([.P342]/[.$E342];&quot;&quot; )">
            <text:p/>
          </table:table-cell>
          <table:table-cell table:style-name="ce3" table:formula="of:=IFERROR([.Q342]/[.$E342];&quot;&quot; )">
            <text:p/>
          </table:table-cell>
          <table:table-cell table:style-name="ce3" table:formula="of:=IFERROR([.R342]/[.$E342];&quot;&quot; )" office:value-type="float" office:value="0.0000227559349161203" calcext:value-type="float">
            <text:p>2,27559349161203E-005</text:p>
          </table:table-cell>
          <table:table-cell table:style-name="ce3" table:formula="of:=IFERROR([.S342]/[.$E342];&quot;&quot; )" office:value-type="float" office:value="0.0233798158852887" calcext:value-type="float">
            <text:p>0,0233798159</text:p>
          </table:table-cell>
          <table:table-cell table:style-name="ce3" table:formula="of:=IFERROR([.T342]/[.$E342];&quot;&quot; )">
            <text:p/>
          </table:table-cell>
          <table:table-cell table:style-name="ce3" table:formula="of:=IFERROR([.U342]/[.$E342];&quot;&quot; )">
            <text:p/>
          </table:table-cell>
          <table:table-cell table:style-name="ce3" table:formula="of:=IFERROR([.V342]/[.$E342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09.6" calcext:value-type="float">
            <text:p>109,6</text:p>
          </table:table-cell>
          <table:table-cell table:style-name="ce3" table:formula="of:=IFERROR([.B343]/[.$E343];&quot;&quot; )">
            <text:p/>
          </table:table-cell>
          <table:table-cell table:style-name="ce3" table:formula="of:=IFERROR([.C343]/[.$E343];&quot;&quot; )" office:value-type="float" office:value="0.000315943231144472" calcext:value-type="float">
            <text:p>0,0003159432</text:p>
          </table:table-cell>
          <table:table-cell table:style-name="ce3" table:formula="of:=IFERROR([.D343]/[.$E343];&quot;&quot; )">
            <text:p/>
          </table:table-cell>
          <table:table-cell table:style-name="ce3" table:formula="of:=IFERROR([.E343]/[.$E343];&quot;&quot; )" office:value-type="float" office:value="1" calcext:value-type="float">
            <text:p>1</text:p>
          </table:table-cell>
          <table:table-cell table:style-name="ce3" table:formula="of:=IFERROR([.F343]/[.$E343];&quot;&quot; )">
            <text:p/>
          </table:table-cell>
          <table:table-cell table:style-name="ce3" table:formula="of:=IFERROR([.G343]/[.$E343];&quot;&quot; )">
            <text:p/>
          </table:table-cell>
          <table:table-cell table:style-name="ce3" table:formula="of:=IFERROR([.H343]/[.$E343];&quot;&quot; )">
            <text:p/>
          </table:table-cell>
          <table:table-cell table:style-name="ce3" table:formula="of:=IFERROR([.I343]/[.$E343];&quot;&quot; )" office:value-type="float" office:value="0.0136004302015879" calcext:value-type="float">
            <text:p>0,0136004302</text:p>
          </table:table-cell>
          <table:table-cell table:style-name="ce3" table:formula="of:=IFERROR([.J343]/[.$E343];&quot;&quot; )">
            <text:p/>
          </table:table-cell>
          <table:table-cell table:style-name="ce3" table:formula="of:=IFERROR([.K343]/[.$E343];&quot;&quot; )">
            <text:p/>
          </table:table-cell>
          <table:table-cell table:style-name="ce3" table:formula="of:=IFERROR([.L343]/[.$E343];&quot;&quot; )">
            <text:p/>
          </table:table-cell>
          <table:table-cell table:style-name="ce3" table:formula="of:=IFERROR([.M343]/[.$E343];&quot;&quot; )" office:value-type="float" office:value="0.000324307270725783" calcext:value-type="float">
            <text:p>0,0003243073</text:p>
          </table:table-cell>
          <table:table-cell table:style-name="ce3" table:formula="of:=IFERROR([.N343]/[.$E343];&quot;&quot; )" office:value-type="float" office:value="0.473508850659404" calcext:value-type="float">
            <text:p>0,4735088507</text:p>
          </table:table-cell>
          <table:table-cell table:style-name="ce3" table:formula="of:=IFERROR([.O343]/[.$E343];&quot;&quot; )" office:value-type="float" office:value="0.0000188190890579515" calcext:value-type="float">
            <text:p>1,88190890579515E-005</text:p>
          </table:table-cell>
          <table:table-cell table:style-name="ce3" table:formula="of:=IFERROR([.P343]/[.$E343];&quot;&quot; )">
            <text:p/>
          </table:table-cell>
          <table:table-cell table:style-name="ce3" table:formula="of:=IFERROR([.Q343]/[.$E343];&quot;&quot; )">
            <text:p/>
          </table:table-cell>
          <table:table-cell table:style-name="ce3" table:formula="of:=IFERROR([.R343]/[.$E343];&quot;&quot; )">
            <text:p/>
          </table:table-cell>
          <table:table-cell table:style-name="ce3" table:formula="of:=IFERROR([.S343]/[.$E343];&quot;&quot; )" office:value-type="float" office:value="0.0203565222055772" calcext:value-type="float">
            <text:p>0,0203565222</text:p>
          </table:table-cell>
          <table:table-cell table:style-name="ce3" table:formula="of:=IFERROR([.T343]/[.$E343];&quot;&quot; )">
            <text:p/>
          </table:table-cell>
          <table:table-cell table:style-name="ce3" table:formula="of:=IFERROR([.U343]/[.$E343];&quot;&quot; )">
            <text:p/>
          </table:table-cell>
          <table:table-cell table:style-name="ce3" table:formula="of:=IFERROR([.V343]/[.$E343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11.4" calcext:value-type="float">
            <text:p>111,4</text:p>
          </table:table-cell>
          <table:table-cell table:style-name="ce3" table:formula="of:=IFERROR([.B344]/[.$E344];&quot;&quot; )">
            <text:p/>
          </table:table-cell>
          <table:table-cell table:style-name="ce3" table:formula="of:=IFERROR([.C344]/[.$E344];&quot;&quot; )" office:value-type="float" office:value="0.000397306294159234" calcext:value-type="float">
            <text:p>0,0003973063</text:p>
          </table:table-cell>
          <table:table-cell table:style-name="ce3" table:formula="of:=IFERROR([.D344]/[.$E344];&quot;&quot; )">
            <text:p/>
          </table:table-cell>
          <table:table-cell table:style-name="ce3" table:formula="of:=IFERROR([.E344]/[.$E344];&quot;&quot; )" office:value-type="float" office:value="1" calcext:value-type="float">
            <text:p>1</text:p>
          </table:table-cell>
          <table:table-cell table:style-name="ce3" table:formula="of:=IFERROR([.F344]/[.$E344];&quot;&quot; )">
            <text:p/>
          </table:table-cell>
          <table:table-cell table:style-name="ce3" table:formula="of:=IFERROR([.G344]/[.$E344];&quot;&quot; )">
            <text:p/>
          </table:table-cell>
          <table:table-cell table:style-name="ce3" table:formula="of:=IFERROR([.H344]/[.$E344];&quot;&quot; )" office:value-type="float" office:value="0.000115272480250007" calcext:value-type="float">
            <text:p>0,0001152725</text:p>
          </table:table-cell>
          <table:table-cell table:style-name="ce3" table:formula="of:=IFERROR([.I344]/[.$E344];&quot;&quot; )" office:value-type="float" office:value="0.0134777792940411" calcext:value-type="float">
            <text:p>0,0134777793</text:p>
          </table:table-cell>
          <table:table-cell table:style-name="ce3" table:formula="of:=IFERROR([.J344]/[.$E344];&quot;&quot; )">
            <text:p/>
          </table:table-cell>
          <table:table-cell table:style-name="ce3" table:formula="of:=IFERROR([.K344]/[.$E344];&quot;&quot; )">
            <text:p/>
          </table:table-cell>
          <table:table-cell table:style-name="ce3" table:formula="of:=IFERROR([.L344]/[.$E344];&quot;&quot; )">
            <text:p/>
          </table:table-cell>
          <table:table-cell table:style-name="ce3" table:formula="of:=IFERROR([.M344]/[.$E344];&quot;&quot; )" office:value-type="float" office:value="0.000352370969419622" calcext:value-type="float">
            <text:p>0,000352371</text:p>
          </table:table-cell>
          <table:table-cell table:style-name="ce3" table:formula="of:=IFERROR([.N344]/[.$E344];&quot;&quot; )" office:value-type="float" office:value="0.472370571787309" calcext:value-type="float">
            <text:p>0,4723705718</text:p>
          </table:table-cell>
          <table:table-cell table:style-name="ce3" table:formula="of:=IFERROR([.O344]/[.$E344];&quot;&quot; )">
            <text:p/>
          </table:table-cell>
          <table:table-cell table:style-name="ce3" table:formula="of:=IFERROR([.P344]/[.$E344];&quot;&quot; )">
            <text:p/>
          </table:table-cell>
          <table:table-cell table:style-name="ce3" table:formula="of:=IFERROR([.Q344]/[.$E344];&quot;&quot; )">
            <text:p/>
          </table:table-cell>
          <table:table-cell table:style-name="ce3" table:formula="of:=IFERROR([.R344]/[.$E344];&quot;&quot; )" office:value-type="float" office:value="0.0000225643628349986" calcext:value-type="float">
            <text:p>2,25643628349986E-005</text:p>
          </table:table-cell>
          <table:table-cell table:style-name="ce3" table:formula="of:=IFERROR([.S344]/[.$E344];&quot;&quot; )" office:value-type="float" office:value="0.0171688857820963" calcext:value-type="float">
            <text:p>0,0171688858</text:p>
          </table:table-cell>
          <table:table-cell table:style-name="ce3" table:formula="of:=IFERROR([.T344]/[.$E344];&quot;&quot; )">
            <text:p/>
          </table:table-cell>
          <table:table-cell table:style-name="ce3" table:formula="of:=IFERROR([.U344]/[.$E344];&quot;&quot; )">
            <text:p/>
          </table:table-cell>
          <table:table-cell table:style-name="ce3" table:formula="of:=IFERROR([.V344]/[.$E344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13.1" calcext:value-type="float">
            <text:p>113,1</text:p>
          </table:table-cell>
          <table:table-cell table:style-name="ce3" table:formula="of:=IFERROR([.B345]/[.$E345];&quot;&quot; )">
            <text:p/>
          </table:table-cell>
          <table:table-cell table:style-name="ce3" table:formula="of:=IFERROR([.C345]/[.$E345];&quot;&quot; )" office:value-type="float" office:value="0.00041915792668555" calcext:value-type="float">
            <text:p>0,0004191579</text:p>
          </table:table-cell>
          <table:table-cell table:style-name="ce3" table:formula="of:=IFERROR([.D345]/[.$E345];&quot;&quot; )" office:value-type="float" office:value="0.00145442570819085" calcext:value-type="float">
            <text:p>0,0014544257</text:p>
          </table:table-cell>
          <table:table-cell table:style-name="ce3" table:formula="of:=IFERROR([.E345]/[.$E345];&quot;&quot; )" office:value-type="float" office:value="1" calcext:value-type="float">
            <text:p>1</text:p>
          </table:table-cell>
          <table:table-cell table:style-name="ce3" table:formula="of:=IFERROR([.F345]/[.$E345];&quot;&quot; )">
            <text:p/>
          </table:table-cell>
          <table:table-cell table:style-name="ce3" table:formula="of:=IFERROR([.G345]/[.$E345];&quot;&quot; )">
            <text:p/>
          </table:table-cell>
          <table:table-cell table:style-name="ce3" table:formula="of:=IFERROR([.H345]/[.$E345];&quot;&quot; )" office:value-type="float" office:value="0.000129605899545239" calcext:value-type="float">
            <text:p>0,0001296059</text:p>
          </table:table-cell>
          <table:table-cell table:style-name="ce3" table:formula="of:=IFERROR([.I345]/[.$E345];&quot;&quot; )" office:value-type="float" office:value="0.0140749389274514" calcext:value-type="float">
            <text:p>0,0140749389</text:p>
          </table:table-cell>
          <table:table-cell table:style-name="ce3" table:formula="of:=IFERROR([.J345]/[.$E345];&quot;&quot; )">
            <text:p/>
          </table:table-cell>
          <table:table-cell table:style-name="ce3" table:formula="of:=IFERROR([.K345]/[.$E345];&quot;&quot; )">
            <text:p/>
          </table:table-cell>
          <table:table-cell table:style-name="ce3" table:formula="of:=IFERROR([.L345]/[.$E345];&quot;&quot; )">
            <text:p/>
          </table:table-cell>
          <table:table-cell table:style-name="ce3" table:formula="of:=IFERROR([.M345]/[.$E345];&quot;&quot; )" office:value-type="float" office:value="0.000263580040879233" calcext:value-type="float">
            <text:p>0,00026358</text:p>
          </table:table-cell>
          <table:table-cell table:style-name="ce3" table:formula="of:=IFERROR([.N345]/[.$E345];&quot;&quot; )" office:value-type="float" office:value="0.463368957053832" calcext:value-type="float">
            <text:p>0,4633689571</text:p>
          </table:table-cell>
          <table:table-cell table:style-name="ce3" table:formula="of:=IFERROR([.O345]/[.$E345];&quot;&quot; )">
            <text:p/>
          </table:table-cell>
          <table:table-cell table:style-name="ce3" table:formula="of:=IFERROR([.P345]/[.$E345];&quot;&quot; )">
            <text:p/>
          </table:table-cell>
          <table:table-cell table:style-name="ce3" table:formula="of:=IFERROR([.Q345]/[.$E345];&quot;&quot; )">
            <text:p/>
          </table:table-cell>
          <table:table-cell table:style-name="ce3" table:formula="of:=IFERROR([.R345]/[.$E345];&quot;&quot; )">
            <text:p/>
          </table:table-cell>
          <table:table-cell table:style-name="ce3" table:formula="of:=IFERROR([.S345]/[.$E345];&quot;&quot; )" office:value-type="float" office:value="0.0147615978200099" calcext:value-type="float">
            <text:p>0,0147615978</text:p>
          </table:table-cell>
          <table:table-cell table:style-name="ce3" table:formula="of:=IFERROR([.T345]/[.$E345];&quot;&quot; )">
            <text:p/>
          </table:table-cell>
          <table:table-cell table:style-name="ce3" table:formula="of:=IFERROR([.U345]/[.$E345];&quot;&quot; )">
            <text:p/>
          </table:table-cell>
          <table:table-cell table:style-name="ce3" table:formula="of:=IFERROR([.V345]/[.$E345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14.9" calcext:value-type="float">
            <text:p>114,9</text:p>
          </table:table-cell>
          <table:table-cell table:style-name="ce3" table:formula="of:=IFERROR([.B346]/[.$E346];&quot;&quot; )">
            <text:p/>
          </table:table-cell>
          <table:table-cell table:style-name="ce3" table:formula="of:=IFERROR([.C346]/[.$E346];&quot;&quot; )" office:value-type="float" office:value="0.000274661572407584" calcext:value-type="float">
            <text:p>0,0002746616</text:p>
          </table:table-cell>
          <table:table-cell table:style-name="ce3" table:formula="of:=IFERROR([.D346]/[.$E346];&quot;&quot; )" office:value-type="float" office:value="0.00191536403400463" calcext:value-type="float">
            <text:p>0,001915364</text:p>
          </table:table-cell>
          <table:table-cell table:style-name="ce3" table:formula="of:=IFERROR([.E346]/[.$E346];&quot;&quot; )" office:value-type="float" office:value="1" calcext:value-type="float">
            <text:p>1</text:p>
          </table:table-cell>
          <table:table-cell table:style-name="ce3" table:formula="of:=IFERROR([.F346]/[.$E346];&quot;&quot; )" office:value-type="float" office:value="0.0014129762000639" calcext:value-type="float">
            <text:p>0,0014129762</text:p>
          </table:table-cell>
          <table:table-cell table:style-name="ce3" table:formula="of:=IFERROR([.G346]/[.$E346];&quot;&quot; )">
            <text:p/>
          </table:table-cell>
          <table:table-cell table:style-name="ce3" table:formula="of:=IFERROR([.H346]/[.$E346];&quot;&quot; )" office:value-type="float" office:value="0.000117010485597349" calcext:value-type="float">
            <text:p>0,0001170105</text:p>
          </table:table-cell>
          <table:table-cell table:style-name="ce3" table:formula="of:=IFERROR([.I346]/[.$E346];&quot;&quot; )" office:value-type="float" office:value="0.0147568106425106" calcext:value-type="float">
            <text:p>0,0147568106</text:p>
          </table:table-cell>
          <table:table-cell table:style-name="ce3" table:formula="of:=IFERROR([.J346]/[.$E346];&quot;&quot; )">
            <text:p/>
          </table:table-cell>
          <table:table-cell table:style-name="ce3" table:formula="of:=IFERROR([.K346]/[.$E346];&quot;&quot; )">
            <text:p/>
          </table:table-cell>
          <table:table-cell table:style-name="ce3" table:formula="of:=IFERROR([.L346]/[.$E346];&quot;&quot; )">
            <text:p/>
          </table:table-cell>
          <table:table-cell table:style-name="ce3" table:formula="of:=IFERROR([.M346]/[.$E346];&quot;&quot; )" office:value-type="float" office:value="0.000211703364212857" calcext:value-type="float">
            <text:p>0,0002117034</text:p>
          </table:table-cell>
          <table:table-cell table:style-name="ce3" table:formula="of:=IFERROR([.N346]/[.$E346];&quot;&quot; )" office:value-type="float" office:value="0.431309378057351" calcext:value-type="float">
            <text:p>0,4313093781</text:p>
          </table:table-cell>
          <table:table-cell table:style-name="ce3" table:formula="of:=IFERROR([.O346]/[.$E346];&quot;&quot; )">
            <text:p/>
          </table:table-cell>
          <table:table-cell table:style-name="ce3" table:formula="of:=IFERROR([.P346]/[.$E346];&quot;&quot; )">
            <text:p/>
          </table:table-cell>
          <table:table-cell table:style-name="ce3" table:formula="of:=IFERROR([.Q346]/[.$E346];&quot;&quot; )">
            <text:p/>
          </table:table-cell>
          <table:table-cell table:style-name="ce3" table:formula="of:=IFERROR([.R346]/[.$E346];&quot;&quot; )">
            <text:p/>
          </table:table-cell>
          <table:table-cell table:style-name="ce3" table:formula="of:=IFERROR([.S346]/[.$E346];&quot;&quot; )" office:value-type="float" office:value="0.0148507701568937" calcext:value-type="float">
            <text:p>0,0148507702</text:p>
          </table:table-cell>
          <table:table-cell table:style-name="ce3" table:formula="of:=IFERROR([.T346]/[.$E346];&quot;&quot; )">
            <text:p/>
          </table:table-cell>
          <table:table-cell table:style-name="ce3" table:formula="of:=IFERROR([.U346]/[.$E346];&quot;&quot; )">
            <text:p/>
          </table:table-cell>
          <table:table-cell table:style-name="ce3" table:formula="of:=IFERROR([.V346]/[.$E346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16.7" calcext:value-type="float">
            <text:p>116,7</text:p>
          </table:table-cell>
          <table:table-cell table:style-name="ce3" table:formula="of:=IFERROR([.B347]/[.$E347];&quot;&quot; )">
            <text:p/>
          </table:table-cell>
          <table:table-cell table:style-name="ce3" table:formula="of:=IFERROR([.C347]/[.$E347];&quot;&quot; )" office:value-type="float" office:value="0.000394913739442525" calcext:value-type="float">
            <text:p>0,0003949137</text:p>
          </table:table-cell>
          <table:table-cell table:style-name="ce3" table:formula="of:=IFERROR([.D347]/[.$E347];&quot;&quot; )" office:value-type="float" office:value="0.001550380067314" calcext:value-type="float">
            <text:p>0,0015503801</text:p>
          </table:table-cell>
          <table:table-cell table:style-name="ce3" table:formula="of:=IFERROR([.E347]/[.$E347];&quot;&quot; )" office:value-type="float" office:value="1" calcext:value-type="float">
            <text:p>1</text:p>
          </table:table-cell>
          <table:table-cell table:style-name="ce3" table:formula="of:=IFERROR([.F347]/[.$E347];&quot;&quot; )">
            <text:p/>
          </table:table-cell>
          <table:table-cell table:style-name="ce3" table:formula="of:=IFERROR([.G347]/[.$E347];&quot;&quot; )">
            <text:p/>
          </table:table-cell>
          <table:table-cell table:style-name="ce3" table:formula="of:=IFERROR([.H347]/[.$E347];&quot;&quot; )">
            <text:p/>
          </table:table-cell>
          <table:table-cell table:style-name="ce3" table:formula="of:=IFERROR([.I347]/[.$E347];&quot;&quot; )" office:value-type="float" office:value="0.0143583536220745" calcext:value-type="float">
            <text:p>0,0143583536</text:p>
          </table:table-cell>
          <table:table-cell table:style-name="ce3" table:formula="of:=IFERROR([.J347]/[.$E347];&quot;&quot; )">
            <text:p/>
          </table:table-cell>
          <table:table-cell table:style-name="ce3" table:formula="of:=IFERROR([.K347]/[.$E347];&quot;&quot; )">
            <text:p/>
          </table:table-cell>
          <table:table-cell table:style-name="ce3" table:formula="of:=IFERROR([.L347]/[.$E347];&quot;&quot; )">
            <text:p/>
          </table:table-cell>
          <table:table-cell table:style-name="ce3" table:formula="of:=IFERROR([.M347]/[.$E347];&quot;&quot; )" office:value-type="float" office:value="0.000265569703025574" calcext:value-type="float">
            <text:p>0,0002655697</text:p>
          </table:table-cell>
          <table:table-cell table:style-name="ce3" table:formula="of:=IFERROR([.N347]/[.$E347];&quot;&quot; )" office:value-type="float" office:value="0.438170789699147" calcext:value-type="float">
            <text:p>0,4381707897</text:p>
          </table:table-cell>
          <table:table-cell table:style-name="ce3" table:formula="of:=IFERROR([.O347]/[.$E347];&quot;&quot; )" office:value-type="float" office:value="0.0000286979873262624" calcext:value-type="float">
            <text:p>0,000028698</text:p>
          </table:table-cell>
          <table:table-cell table:style-name="ce3" table:formula="of:=IFERROR([.P347]/[.$E347];&quot;&quot; )">
            <text:p/>
          </table:table-cell>
          <table:table-cell table:style-name="ce3" table:formula="of:=IFERROR([.Q347]/[.$E347];&quot;&quot; )">
            <text:p/>
          </table:table-cell>
          <table:table-cell table:style-name="ce3" table:formula="of:=IFERROR([.R347]/[.$E347];&quot;&quot; )">
            <text:p/>
          </table:table-cell>
          <table:table-cell table:style-name="ce3" table:formula="of:=IFERROR([.S347]/[.$E347];&quot;&quot; )" office:value-type="float" office:value="0.0144515058172439" calcext:value-type="float">
            <text:p>0,0144515058</text:p>
          </table:table-cell>
          <table:table-cell table:style-name="ce3" table:formula="of:=IFERROR([.T347]/[.$E347];&quot;&quot; )">
            <text:p/>
          </table:table-cell>
          <table:table-cell table:style-name="ce3" table:formula="of:=IFERROR([.U347]/[.$E347];&quot;&quot; )">
            <text:p/>
          </table:table-cell>
          <table:table-cell table:style-name="ce3" table:formula="of:=IFERROR([.V347]/[.$E347];&quot;&quot; )" office:value-type="float" office:value="0.00000470941330482255" calcext:value-type="float">
            <text:p>4,70941330482255E-006</text:p>
          </table:table-cell>
          <table:table-cell table:number-columns-repeated="1002"/>
        </table:table-row>
        <table:table-row table:style-name="ro1">
          <table:table-cell office:value-type="float" office:value="118.4" calcext:value-type="float">
            <text:p>118,4</text:p>
          </table:table-cell>
          <table:table-cell table:style-name="ce3" table:formula="of:=IFERROR([.B348]/[.$E348];&quot;&quot; )">
            <text:p/>
          </table:table-cell>
          <table:table-cell table:style-name="ce3" table:formula="of:=IFERROR([.C348]/[.$E348];&quot;&quot; )" office:value-type="float" office:value="0.000275776046951649" calcext:value-type="float">
            <text:p>0,000275776</text:p>
          </table:table-cell>
          <table:table-cell table:style-name="ce3" table:formula="of:=IFERROR([.D348]/[.$E348];&quot;&quot; )">
            <text:p/>
          </table:table-cell>
          <table:table-cell table:style-name="ce3" table:formula="of:=IFERROR([.E348]/[.$E348];&quot;&quot; )" office:value-type="float" office:value="1" calcext:value-type="float">
            <text:p>1</text:p>
          </table:table-cell>
          <table:table-cell table:style-name="ce3" table:formula="of:=IFERROR([.F348]/[.$E348];&quot;&quot; )">
            <text:p/>
          </table:table-cell>
          <table:table-cell table:style-name="ce3" table:formula="of:=IFERROR([.G348]/[.$E348];&quot;&quot; )">
            <text:p/>
          </table:table-cell>
          <table:table-cell table:style-name="ce3" table:formula="of:=IFERROR([.H348]/[.$E348];&quot;&quot; )" office:value-type="float" office:value="0.000107532884666453" calcext:value-type="float">
            <text:p>0,0001075329</text:p>
          </table:table-cell>
          <table:table-cell table:style-name="ce3" table:formula="of:=IFERROR([.I348]/[.$E348];&quot;&quot; )" office:value-type="float" office:value="0.0146929479273577" calcext:value-type="float">
            <text:p>0,0146929479</text:p>
          </table:table-cell>
          <table:table-cell table:style-name="ce3" table:formula="of:=IFERROR([.J348]/[.$E348];&quot;&quot; )">
            <text:p/>
          </table:table-cell>
          <table:table-cell table:style-name="ce3" table:formula="of:=IFERROR([.K348]/[.$E348];&quot;&quot; )">
            <text:p/>
          </table:table-cell>
          <table:table-cell table:style-name="ce3" table:formula="of:=IFERROR([.L348]/[.$E348];&quot;&quot; )">
            <text:p/>
          </table:table-cell>
          <table:table-cell table:style-name="ce3" table:formula="of:=IFERROR([.M348]/[.$E348];&quot;&quot; )" office:value-type="float" office:value="0.000196473931395346" calcext:value-type="float">
            <text:p>0,0001964739</text:p>
          </table:table-cell>
          <table:table-cell table:style-name="ce3" table:formula="of:=IFERROR([.N348]/[.$E348];&quot;&quot; )" office:value-type="float" office:value="0.396564819829006" calcext:value-type="float">
            <text:p>0,3965648198</text:p>
          </table:table-cell>
          <table:table-cell table:style-name="ce3" table:formula="of:=IFERROR([.O348]/[.$E348];&quot;&quot; )" office:value-type="float" office:value="0.0000223390300800142" calcext:value-type="float">
            <text:p>0,000022339</text:p>
          </table:table-cell>
          <table:table-cell table:style-name="ce3" table:formula="of:=IFERROR([.P348]/[.$E348];&quot;&quot; )">
            <text:p/>
          </table:table-cell>
          <table:table-cell table:style-name="ce3" table:formula="of:=IFERROR([.Q348]/[.$E348];&quot;&quot; )">
            <text:p/>
          </table:table-cell>
          <table:table-cell table:style-name="ce3" table:formula="of:=IFERROR([.R348]/[.$E348];&quot;&quot; )" office:value-type="float" office:value="0.0000293059250094844" calcext:value-type="float">
            <text:p>2,93059250094844E-005</text:p>
          </table:table-cell>
          <table:table-cell table:style-name="ce3" table:formula="of:=IFERROR([.S348]/[.$E348];&quot;&quot; )" office:value-type="float" office:value="0.0135330478364935" calcext:value-type="float">
            <text:p>0,0135330478</text:p>
          </table:table-cell>
          <table:table-cell table:style-name="ce3" table:formula="of:=IFERROR([.T348]/[.$E348];&quot;&quot; )">
            <text:p/>
          </table:table-cell>
          <table:table-cell table:style-name="ce3" table:formula="of:=IFERROR([.U348]/[.$E348];&quot;&quot; )">
            <text:p/>
          </table:table-cell>
          <table:table-cell table:style-name="ce3" table:formula="of:=IFERROR([.V348]/[.$E348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20.2" calcext:value-type="float">
            <text:p>120,2</text:p>
          </table:table-cell>
          <table:table-cell table:style-name="ce3" table:formula="of:=IFERROR([.B349]/[.$E349];&quot;&quot; )">
            <text:p/>
          </table:table-cell>
          <table:table-cell table:style-name="ce3" table:formula="of:=IFERROR([.C349]/[.$E349];&quot;&quot; )" office:value-type="float" office:value="0.000315246548553843" calcext:value-type="float">
            <text:p>0,0003152465</text:p>
          </table:table-cell>
          <table:table-cell table:style-name="ce3" table:formula="of:=IFERROR([.D349]/[.$E349];&quot;&quot; )">
            <text:p/>
          </table:table-cell>
          <table:table-cell table:style-name="ce3" table:formula="of:=IFERROR([.E349]/[.$E349];&quot;&quot; )" office:value-type="float" office:value="1" calcext:value-type="float">
            <text:p>1</text:p>
          </table:table-cell>
          <table:table-cell table:style-name="ce3" table:formula="of:=IFERROR([.F349]/[.$E349];&quot;&quot; )">
            <text:p/>
          </table:table-cell>
          <table:table-cell table:style-name="ce3" table:formula="of:=IFERROR([.G349]/[.$E349];&quot;&quot; )">
            <text:p/>
          </table:table-cell>
          <table:table-cell table:style-name="ce3" table:formula="of:=IFERROR([.H349]/[.$E349];&quot;&quot; )">
            <text:p/>
          </table:table-cell>
          <table:table-cell table:style-name="ce3" table:formula="of:=IFERROR([.I349]/[.$E349];&quot;&quot; )" office:value-type="float" office:value="0.0127159995080732" calcext:value-type="float">
            <text:p>0,0127159995</text:p>
          </table:table-cell>
          <table:table-cell table:style-name="ce3" table:formula="of:=IFERROR([.J349]/[.$E349];&quot;&quot; )">
            <text:p/>
          </table:table-cell>
          <table:table-cell table:style-name="ce3" table:formula="of:=IFERROR([.K349]/[.$E349];&quot;&quot; )">
            <text:p/>
          </table:table-cell>
          <table:table-cell table:style-name="ce3" table:formula="of:=IFERROR([.L349]/[.$E349];&quot;&quot; )">
            <text:p/>
          </table:table-cell>
          <table:table-cell table:style-name="ce3" table:formula="of:=IFERROR([.M349]/[.$E349];&quot;&quot; )" office:value-type="float" office:value="0.000236533674659104" calcext:value-type="float">
            <text:p>0,0002365337</text:p>
          </table:table-cell>
          <table:table-cell table:style-name="ce3" table:formula="of:=IFERROR([.N349]/[.$E349];&quot;&quot; )" office:value-type="float" office:value="0.386580296635546" calcext:value-type="float">
            <text:p>0,3865802966</text:p>
          </table:table-cell>
          <table:table-cell table:style-name="ce3" table:formula="of:=IFERROR([.O349]/[.$E349];&quot;&quot; )" office:value-type="float" office:value="0.0000135978379036955" calcext:value-type="float">
            <text:p>1,35978379036955E-005</text:p>
          </table:table-cell>
          <table:table-cell table:style-name="ce3" table:formula="of:=IFERROR([.P349]/[.$E349];&quot;&quot; )">
            <text:p/>
          </table:table-cell>
          <table:table-cell table:style-name="ce3" table:formula="of:=IFERROR([.Q349]/[.$E349];&quot;&quot; )">
            <text:p/>
          </table:table-cell>
          <table:table-cell table:style-name="ce3" table:formula="of:=IFERROR([.R349]/[.$E349];&quot;&quot; )">
            <text:p/>
          </table:table-cell>
          <table:table-cell table:style-name="ce3" table:formula="of:=IFERROR([.S349]/[.$E349];&quot;&quot; )" office:value-type="float" office:value="0.0128128275647583" calcext:value-type="float">
            <text:p>0,0128128276</text:p>
          </table:table-cell>
          <table:table-cell table:style-name="ce3" table:formula="of:=IFERROR([.T349]/[.$E349];&quot;&quot; )">
            <text:p/>
          </table:table-cell>
          <table:table-cell table:style-name="ce3" table:formula="of:=IFERROR([.U349]/[.$E349];&quot;&quot; )">
            <text:p/>
          </table:table-cell>
          <table:table-cell table:style-name="ce3" table:formula="of:=IFERROR([.V349]/[.$E349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3" table:formula="of:=IFERROR([.B350]/[.$E350];&quot;&quot; )">
            <text:p/>
          </table:table-cell>
          <table:table-cell table:style-name="ce3" table:formula="of:=IFERROR([.C350]/[.$E350];&quot;&quot; )" office:value-type="float" office:value="0.000366329065900828" calcext:value-type="float">
            <text:p>0,0003663291</text:p>
          </table:table-cell>
          <table:table-cell table:style-name="ce3" table:formula="of:=IFERROR([.D350]/[.$E350];&quot;&quot; )">
            <text:p/>
          </table:table-cell>
          <table:table-cell table:style-name="ce3" table:formula="of:=IFERROR([.E350]/[.$E350];&quot;&quot; )" office:value-type="float" office:value="1" calcext:value-type="float">
            <text:p>1</text:p>
          </table:table-cell>
          <table:table-cell table:style-name="ce3" table:formula="of:=IFERROR([.F350]/[.$E350];&quot;&quot; )">
            <text:p/>
          </table:table-cell>
          <table:table-cell table:style-name="ce3" table:formula="of:=IFERROR([.G350]/[.$E350];&quot;&quot; )">
            <text:p/>
          </table:table-cell>
          <table:table-cell table:style-name="ce3" table:formula="of:=IFERROR([.H350]/[.$E350];&quot;&quot; )" office:value-type="float" office:value="0.000185226527483781" calcext:value-type="float">
            <text:p>0,0001852265</text:p>
          </table:table-cell>
          <table:table-cell table:style-name="ce3" table:formula="of:=IFERROR([.I350]/[.$E350];&quot;&quot; )" office:value-type="float" office:value="0.0143491875788603" calcext:value-type="float">
            <text:p>0,0143491876</text:p>
          </table:table-cell>
          <table:table-cell table:style-name="ce3" table:formula="of:=IFERROR([.J350]/[.$E350];&quot;&quot; )">
            <text:p/>
          </table:table-cell>
          <table:table-cell table:style-name="ce3" table:formula="of:=IFERROR([.K350]/[.$E350];&quot;&quot; )">
            <text:p/>
          </table:table-cell>
          <table:table-cell table:style-name="ce3" table:formula="of:=IFERROR([.L350]/[.$E350];&quot;&quot; )">
            <text:p/>
          </table:table-cell>
          <table:table-cell table:style-name="ce3" table:formula="of:=IFERROR([.M350]/[.$E350];&quot;&quot; )" office:value-type="float" office:value="0.000327995381508758" calcext:value-type="float">
            <text:p>0,0003279954</text:p>
          </table:table-cell>
          <table:table-cell table:style-name="ce3" table:formula="of:=IFERROR([.N350]/[.$E350];&quot;&quot; )" office:value-type="float" office:value="0.376786096134997" calcext:value-type="float">
            <text:p>0,3767860961</text:p>
          </table:table-cell>
          <table:table-cell table:style-name="ce3" table:formula="of:=IFERROR([.O350]/[.$E350];&quot;&quot; )" office:value-type="float" office:value="0.0000198551542085997" calcext:value-type="float">
            <text:p>1,98551542085997E-005</text:p>
          </table:table-cell>
          <table:table-cell table:style-name="ce3" table:formula="of:=IFERROR([.P350]/[.$E350];&quot;&quot; )">
            <text:p/>
          </table:table-cell>
          <table:table-cell table:style-name="ce3" table:formula="of:=IFERROR([.Q350]/[.$E350];&quot;&quot; )">
            <text:p/>
          </table:table-cell>
          <table:table-cell table:style-name="ce3" table:formula="of:=IFERROR([.R350]/[.$E350];&quot;&quot; )">
            <text:p/>
          </table:table-cell>
          <table:table-cell table:style-name="ce3" table:formula="of:=IFERROR([.S350]/[.$E350];&quot;&quot; )" office:value-type="float" office:value="0.0144486574891889" calcext:value-type="float">
            <text:p>0,0144486575</text:p>
          </table:table-cell>
          <table:table-cell table:style-name="ce3" table:formula="of:=IFERROR([.T350]/[.$E350];&quot;&quot; )">
            <text:p/>
          </table:table-cell>
          <table:table-cell table:style-name="ce3" table:formula="of:=IFERROR([.U350]/[.$E350];&quot;&quot; )">
            <text:p/>
          </table:table-cell>
          <table:table-cell table:style-name="ce3" table:formula="of:=IFERROR([.V350]/[.$E350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23.7" calcext:value-type="float">
            <text:p>123,7</text:p>
          </table:table-cell>
          <table:table-cell table:style-name="ce3" table:formula="of:=IFERROR([.B351]/[.$E351];&quot;&quot; )">
            <text:p/>
          </table:table-cell>
          <table:table-cell table:style-name="ce3" table:formula="of:=IFERROR([.C351]/[.$E351];&quot;&quot; )" office:value-type="float" office:value="0.000318310957384532" calcext:value-type="float">
            <text:p>0,000318311</text:p>
          </table:table-cell>
          <table:table-cell table:style-name="ce3" table:formula="of:=IFERROR([.D351]/[.$E351];&quot;&quot; )">
            <text:p/>
          </table:table-cell>
          <table:table-cell table:style-name="ce3" table:formula="of:=IFERROR([.E351]/[.$E351];&quot;&quot; )" office:value-type="float" office:value="1" calcext:value-type="float">
            <text:p>1</text:p>
          </table:table-cell>
          <table:table-cell table:style-name="ce3" table:formula="of:=IFERROR([.F351]/[.$E351];&quot;&quot; )">
            <text:p/>
          </table:table-cell>
          <table:table-cell table:style-name="ce3" table:formula="of:=IFERROR([.G351]/[.$E351];&quot;&quot; )">
            <text:p/>
          </table:table-cell>
          <table:table-cell table:style-name="ce3" table:formula="of:=IFERROR([.H351]/[.$E351];&quot;&quot; )" office:value-type="float" office:value="0.000137669709119707" calcext:value-type="float">
            <text:p>0,0001376697</text:p>
          </table:table-cell>
          <table:table-cell table:style-name="ce3" table:formula="of:=IFERROR([.I351]/[.$E351];&quot;&quot; )" office:value-type="float" office:value="0.0143126384560243" calcext:value-type="float">
            <text:p>0,0143126385</text:p>
          </table:table-cell>
          <table:table-cell table:style-name="ce3" table:formula="of:=IFERROR([.J351]/[.$E351];&quot;&quot; )">
            <text:p/>
          </table:table-cell>
          <table:table-cell table:style-name="ce3" table:formula="of:=IFERROR([.K351]/[.$E351];&quot;&quot; )">
            <text:p/>
          </table:table-cell>
          <table:table-cell table:style-name="ce3" table:formula="of:=IFERROR([.L351]/[.$E351];&quot;&quot; )">
            <text:p/>
          </table:table-cell>
          <table:table-cell table:style-name="ce3" table:formula="of:=IFERROR([.M351]/[.$E351];&quot;&quot; )" office:value-type="float" office:value="0.0003353282267442" calcext:value-type="float">
            <text:p>0,0003353282</text:p>
          </table:table-cell>
          <table:table-cell table:style-name="ce3" table:formula="of:=IFERROR([.N351]/[.$E351];&quot;&quot; )" office:value-type="float" office:value="0.368411447294113" calcext:value-type="float">
            <text:p>0,3684114473</text:p>
          </table:table-cell>
          <table:table-cell table:style-name="ce3" table:formula="of:=IFERROR([.O351]/[.$E351];&quot;&quot; )">
            <text:p/>
          </table:table-cell>
          <table:table-cell table:style-name="ce3" table:formula="of:=IFERROR([.P351]/[.$E351];&quot;&quot; )">
            <text:p/>
          </table:table-cell>
          <table:table-cell table:style-name="ce3" table:formula="of:=IFERROR([.Q351]/[.$E351];&quot;&quot; )">
            <text:p/>
          </table:table-cell>
          <table:table-cell table:style-name="ce3" table:formula="of:=IFERROR([.R351]/[.$E351];&quot;&quot; )" office:value-type="float" office:value="0.0000327641115412764" calcext:value-type="float">
            <text:p>3,27641115412764E-005</text:p>
          </table:table-cell>
          <table:table-cell table:style-name="ce3" table:formula="of:=IFERROR([.S351]/[.$E351];&quot;&quot; )" office:value-type="float" office:value="0.0118584665492123" calcext:value-type="float">
            <text:p>0,0118584665</text:p>
          </table:table-cell>
          <table:table-cell table:style-name="ce3" table:formula="of:=IFERROR([.T351]/[.$E351];&quot;&quot; )">
            <text:p/>
          </table:table-cell>
          <table:table-cell table:style-name="ce3" table:formula="of:=IFERROR([.U351]/[.$E351];&quot;&quot; )" office:value-type="float" office:value="0.0000117360478342532" calcext:value-type="float">
            <text:p>0,000011736</text:p>
          </table:table-cell>
          <table:table-cell table:style-name="ce3" table:formula="of:=IFERROR([.V351]/[.$E351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25.5" calcext:value-type="float">
            <text:p>125,5</text:p>
          </table:table-cell>
          <table:table-cell table:style-name="ce3" table:formula="of:=IFERROR([.B352]/[.$E352];&quot;&quot; )">
            <text:p/>
          </table:table-cell>
          <table:table-cell table:style-name="ce3" table:formula="of:=IFERROR([.C352]/[.$E352];&quot;&quot; )" office:value-type="float" office:value="0.000387442996272803" calcext:value-type="float">
            <text:p>0,000387443</text:p>
          </table:table-cell>
          <table:table-cell table:style-name="ce3" table:formula="of:=IFERROR([.D352]/[.$E352];&quot;&quot; )" office:value-type="float" office:value="0.00157768139523137" calcext:value-type="float">
            <text:p>0,0015776814</text:p>
          </table:table-cell>
          <table:table-cell table:style-name="ce3" table:formula="of:=IFERROR([.E352]/[.$E352];&quot;&quot; )" office:value-type="float" office:value="1" calcext:value-type="float">
            <text:p>1</text:p>
          </table:table-cell>
          <table:table-cell table:style-name="ce3" table:formula="of:=IFERROR([.F352]/[.$E352];&quot;&quot; )">
            <text:p/>
          </table:table-cell>
          <table:table-cell table:style-name="ce3" table:formula="of:=IFERROR([.G352]/[.$E352];&quot;&quot; )">
            <text:p/>
          </table:table-cell>
          <table:table-cell table:style-name="ce3" table:formula="of:=IFERROR([.H352]/[.$E352];&quot;&quot; )">
            <text:p/>
          </table:table-cell>
          <table:table-cell table:style-name="ce3" table:formula="of:=IFERROR([.I352]/[.$E352];&quot;&quot; )" office:value-type="float" office:value="0.0133111292879373" calcext:value-type="float">
            <text:p>0,0133111293</text:p>
          </table:table-cell>
          <table:table-cell table:style-name="ce3" table:formula="of:=IFERROR([.J352]/[.$E352];&quot;&quot; )">
            <text:p/>
          </table:table-cell>
          <table:table-cell table:style-name="ce3" table:formula="of:=IFERROR([.K352]/[.$E352];&quot;&quot; )">
            <text:p/>
          </table:table-cell>
          <table:table-cell table:style-name="ce3" table:formula="of:=IFERROR([.L352]/[.$E352];&quot;&quot; )">
            <text:p/>
          </table:table-cell>
          <table:table-cell table:style-name="ce3" table:formula="of:=IFERROR([.M352]/[.$E352];&quot;&quot; )" office:value-type="float" office:value="0.00021863269840853" calcext:value-type="float">
            <text:p>0,0002186327</text:p>
          </table:table-cell>
          <table:table-cell table:style-name="ce3" table:formula="of:=IFERROR([.N352]/[.$E352];&quot;&quot; )" office:value-type="float" office:value="0.36240947742466" calcext:value-type="float">
            <text:p>0,3624094774</text:p>
          </table:table-cell>
          <table:table-cell table:style-name="ce3" table:formula="of:=IFERROR([.O352]/[.$E352];&quot;&quot; )" office:value-type="float" office:value="0.0000142272696035361" calcext:value-type="float">
            <text:p>1,42272696035361E-005</text:p>
          </table:table-cell>
          <table:table-cell table:style-name="ce3" table:formula="of:=IFERROR([.P352]/[.$E352];&quot;&quot; )">
            <text:p/>
          </table:table-cell>
          <table:table-cell table:style-name="ce3" table:formula="of:=IFERROR([.Q352]/[.$E352];&quot;&quot; )">
            <text:p/>
          </table:table-cell>
          <table:table-cell table:style-name="ce3" table:formula="of:=IFERROR([.R352]/[.$E352];&quot;&quot; )" office:value-type="float" office:value="0.0000268580897968228" calcext:value-type="float">
            <text:p>2,68580897968228E-005</text:p>
          </table:table-cell>
          <table:table-cell table:style-name="ce3" table:formula="of:=IFERROR([.S352]/[.$E352];&quot;&quot; )" office:value-type="float" office:value="0.0134059218412874" calcext:value-type="float">
            <text:p>0,0134059218</text:p>
          </table:table-cell>
          <table:table-cell table:style-name="ce3" table:formula="of:=IFERROR([.T352]/[.$E352];&quot;&quot; )">
            <text:p/>
          </table:table-cell>
          <table:table-cell table:style-name="ce3" table:formula="of:=IFERROR([.U352]/[.$E352];&quot;&quot; )">
            <text:p/>
          </table:table-cell>
          <table:table-cell table:style-name="ce3" table:formula="of:=IFERROR([.V352]/[.$E352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27.3" calcext:value-type="float">
            <text:p>127,3</text:p>
          </table:table-cell>
          <table:table-cell table:style-name="ce3" table:formula="of:=IFERROR([.B353]/[.$E353];&quot;&quot; )">
            <text:p/>
          </table:table-cell>
          <table:table-cell table:style-name="ce3" table:formula="of:=IFERROR([.C353]/[.$E353];&quot;&quot; )" office:value-type="float" office:value="0.00032471056034498" calcext:value-type="float">
            <text:p>0,0003247106</text:p>
          </table:table-cell>
          <table:table-cell table:style-name="ce3" table:formula="of:=IFERROR([.D353]/[.$E353];&quot;&quot; )">
            <text:p/>
          </table:table-cell>
          <table:table-cell table:style-name="ce3" table:formula="of:=IFERROR([.E353]/[.$E353];&quot;&quot; )" office:value-type="float" office:value="1" calcext:value-type="float">
            <text:p>1</text:p>
          </table:table-cell>
          <table:table-cell table:style-name="ce3" table:formula="of:=IFERROR([.F353]/[.$E353];&quot;&quot; )" office:value-type="float" office:value="0.000966711814998321" calcext:value-type="float">
            <text:p>0,0009667118</text:p>
          </table:table-cell>
          <table:table-cell table:style-name="ce3" table:formula="of:=IFERROR([.G353]/[.$E353];&quot;&quot; )">
            <text:p/>
          </table:table-cell>
          <table:table-cell table:style-name="ce3" table:formula="of:=IFERROR([.H353]/[.$E353];&quot;&quot; )" office:value-type="float" office:value="0.00012893934135654" calcext:value-type="float">
            <text:p>0,0001289393</text:p>
          </table:table-cell>
          <table:table-cell table:style-name="ce3" table:formula="of:=IFERROR([.I353]/[.$E353];&quot;&quot; )" office:value-type="float" office:value="0.0143861057641153" calcext:value-type="float">
            <text:p>0,0143861058</text:p>
          </table:table-cell>
          <table:table-cell table:style-name="ce3" table:formula="of:=IFERROR([.J353]/[.$E353];&quot;&quot; )">
            <text:p/>
          </table:table-cell>
          <table:table-cell table:style-name="ce3" table:formula="of:=IFERROR([.K353]/[.$E353];&quot;&quot; )">
            <text:p/>
          </table:table-cell>
          <table:table-cell table:style-name="ce3" table:formula="of:=IFERROR([.L353]/[.$E353];&quot;&quot; )">
            <text:p/>
          </table:table-cell>
          <table:table-cell table:style-name="ce3" table:formula="of:=IFERROR([.M353]/[.$E353];&quot;&quot; )" office:value-type="float" office:value="0.000248341382728015" calcext:value-type="float">
            <text:p>0,0002483414</text:p>
          </table:table-cell>
          <table:table-cell table:style-name="ce3" table:formula="of:=IFERROR([.N353]/[.$E353];&quot;&quot; )" office:value-type="float" office:value="0.349260201608023" calcext:value-type="float">
            <text:p>0,3492602016</text:p>
          </table:table-cell>
          <table:table-cell table:style-name="ce3" table:formula="of:=IFERROR([.O353]/[.$E353];&quot;&quot; )">
            <text:p/>
          </table:table-cell>
          <table:table-cell table:style-name="ce3" table:formula="of:=IFERROR([.P353]/[.$E353];&quot;&quot; )">
            <text:p/>
          </table:table-cell>
          <table:table-cell table:style-name="ce3" table:formula="of:=IFERROR([.Q353]/[.$E353];&quot;&quot; )">
            <text:p/>
          </table:table-cell>
          <table:table-cell table:style-name="ce3" table:formula="of:=IFERROR([.R353]/[.$E353];&quot;&quot; )">
            <text:p/>
          </table:table-cell>
          <table:table-cell table:style-name="ce3" table:formula="of:=IFERROR([.S353]/[.$E353];&quot;&quot; )" office:value-type="float" office:value="0.0144858315947569" calcext:value-type="float">
            <text:p>0,0144858316</text:p>
          </table:table-cell>
          <table:table-cell table:style-name="ce3" table:formula="of:=IFERROR([.T353]/[.$E353];&quot;&quot; )">
            <text:p/>
          </table:table-cell>
          <table:table-cell table:style-name="ce3" table:formula="of:=IFERROR([.U353]/[.$E353];&quot;&quot; )">
            <text:p/>
          </table:table-cell>
          <table:table-cell table:style-name="ce3" table:formula="of:=IFERROR([.V353]/[.$E353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table:formula="of:=IFERROR([.B354]/[.$E354];&quot;&quot; )">
            <text:p/>
          </table:table-cell>
          <table:table-cell table:style-name="ce3" table:formula="of:=IFERROR([.C354]/[.$E354];&quot;&quot; )" office:value-type="float" office:value="0.000352013507249742" calcext:value-type="float">
            <text:p>0,0003520135</text:p>
          </table:table-cell>
          <table:table-cell table:style-name="ce3" table:formula="of:=IFERROR([.D354]/[.$E354];&quot;&quot; )">
            <text:p/>
          </table:table-cell>
          <table:table-cell table:style-name="ce3" table:formula="of:=IFERROR([.E354]/[.$E354];&quot;&quot; )" office:value-type="float" office:value="1" calcext:value-type="float">
            <text:p>1</text:p>
          </table:table-cell>
          <table:table-cell table:style-name="ce3" table:formula="of:=IFERROR([.F354]/[.$E354];&quot;&quot; )">
            <text:p/>
          </table:table-cell>
          <table:table-cell table:style-name="ce3" table:formula="of:=IFERROR([.G354]/[.$E354];&quot;&quot; )">
            <text:p/>
          </table:table-cell>
          <table:table-cell table:style-name="ce3" table:formula="of:=IFERROR([.H354]/[.$E354];&quot;&quot; )">
            <text:p/>
          </table:table-cell>
          <table:table-cell table:style-name="ce3" table:formula="of:=IFERROR([.I354]/[.$E354];&quot;&quot; )" office:value-type="float" office:value="0.0132420939240618" calcext:value-type="float">
            <text:p>0,0132420939</text:p>
          </table:table-cell>
          <table:table-cell table:style-name="ce3" table:formula="of:=IFERROR([.J354]/[.$E354];&quot;&quot; )">
            <text:p/>
          </table:table-cell>
          <table:table-cell table:style-name="ce3" table:formula="of:=IFERROR([.K354]/[.$E354];&quot;&quot; )">
            <text:p/>
          </table:table-cell>
          <table:table-cell table:style-name="ce3" table:formula="of:=IFERROR([.L354]/[.$E354];&quot;&quot; )">
            <text:p/>
          </table:table-cell>
          <table:table-cell table:style-name="ce3" table:formula="of:=IFERROR([.M354]/[.$E354];&quot;&quot; )" office:value-type="float" office:value="0.000212731317074845" calcext:value-type="float">
            <text:p>0,0002127313</text:p>
          </table:table-cell>
          <table:table-cell table:style-name="ce3" table:formula="of:=IFERROR([.N354]/[.$E354];&quot;&quot; )" office:value-type="float" office:value="0.338236375916982" calcext:value-type="float">
            <text:p>0,3382363759</text:p>
          </table:table-cell>
          <table:table-cell table:style-name="ce3" table:formula="of:=IFERROR([.O354]/[.$E354];&quot;&quot; )">
            <text:p/>
          </table:table-cell>
          <table:table-cell table:style-name="ce3" table:formula="of:=IFERROR([.P354]/[.$E354];&quot;&quot; )">
            <text:p/>
          </table:table-cell>
          <table:table-cell table:style-name="ce3" table:formula="of:=IFERROR([.Q354]/[.$E354];&quot;&quot; )">
            <text:p/>
          </table:table-cell>
          <table:table-cell table:style-name="ce3" table:formula="of:=IFERROR([.R354]/[.$E354];&quot;&quot; )" office:value-type="float" office:value="0.000031486284947333" calcext:value-type="float">
            <text:p>3,1486284947333E-005</text:p>
          </table:table-cell>
          <table:table-cell table:style-name="ce3" table:formula="of:=IFERROR([.S354]/[.$E354];&quot;&quot; )" office:value-type="float" office:value="0.0152828414138894" calcext:value-type="float">
            <text:p>0,0152828414</text:p>
          </table:table-cell>
          <table:table-cell table:style-name="ce3" table:formula="of:=IFERROR([.T354]/[.$E354];&quot;&quot; )">
            <text:p/>
          </table:table-cell>
          <table:table-cell table:style-name="ce3" table:formula="of:=IFERROR([.U354]/[.$E354];&quot;&quot; )">
            <text:p/>
          </table:table-cell>
          <table:table-cell table:style-name="ce3" table:formula="of:=IFERROR([.V354]/[.$E354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30.8" calcext:value-type="float">
            <text:p>130,8</text:p>
          </table:table-cell>
          <table:table-cell table:style-name="ce3" table:formula="of:=IFERROR([.B355]/[.$E355];&quot;&quot; )">
            <text:p/>
          </table:table-cell>
          <table:table-cell table:style-name="ce3" table:formula="of:=IFERROR([.C355]/[.$E355];&quot;&quot; )" office:value-type="float" office:value="0.000366095341812019" calcext:value-type="float">
            <text:p>0,0003660953</text:p>
          </table:table-cell>
          <table:table-cell table:style-name="ce3" table:formula="of:=IFERROR([.D355]/[.$E355];&quot;&quot; )">
            <text:p/>
          </table:table-cell>
          <table:table-cell table:style-name="ce3" table:formula="of:=IFERROR([.E355]/[.$E355];&quot;&quot; )" office:value-type="float" office:value="1" calcext:value-type="float">
            <text:p>1</text:p>
          </table:table-cell>
          <table:table-cell table:style-name="ce3" table:formula="of:=IFERROR([.F355]/[.$E355];&quot;&quot; )">
            <text:p/>
          </table:table-cell>
          <table:table-cell table:style-name="ce3" table:formula="of:=IFERROR([.G355]/[.$E355];&quot;&quot; )">
            <text:p/>
          </table:table-cell>
          <table:table-cell table:style-name="ce3" table:formula="of:=IFERROR([.H355]/[.$E355];&quot;&quot; )" office:value-type="float" office:value="0.000152137486712001" calcext:value-type="float">
            <text:p>0,0001521375</text:p>
          </table:table-cell>
          <table:table-cell table:style-name="ce3" table:formula="of:=IFERROR([.I355]/[.$E355];&quot;&quot; )" office:value-type="float" office:value="0.0149843754089757" calcext:value-type="float">
            <text:p>0,0149843754</text:p>
          </table:table-cell>
          <table:table-cell table:style-name="ce3" table:formula="of:=IFERROR([.J355]/[.$E355];&quot;&quot; )">
            <text:p/>
          </table:table-cell>
          <table:table-cell table:style-name="ce3" table:formula="of:=IFERROR([.K355]/[.$E355];&quot;&quot; )">
            <text:p/>
          </table:table-cell>
          <table:table-cell table:style-name="ce3" table:formula="of:=IFERROR([.L355]/[.$E355];&quot;&quot; )">
            <text:p/>
          </table:table-cell>
          <table:table-cell table:style-name="ce3" table:formula="of:=IFERROR([.M355]/[.$E355];&quot;&quot; )" office:value-type="float" office:value="0.000285314375416266" calcext:value-type="float">
            <text:p>0,0002853144</text:p>
          </table:table-cell>
          <table:table-cell table:style-name="ce3" table:formula="of:=IFERROR([.N355]/[.$E355];&quot;&quot; )" office:value-type="float" office:value="0.334919444679419" calcext:value-type="float">
            <text:p>0,3349194447</text:p>
          </table:table-cell>
          <table:table-cell table:style-name="ce3" table:formula="of:=IFERROR([.O355]/[.$E355];&quot;&quot; )" office:value-type="float" office:value="0.0000169028586890677" calcext:value-type="float">
            <text:p>1,69028586890677E-005</text:p>
          </table:table-cell>
          <table:table-cell table:style-name="ce3" table:formula="of:=IFERROR([.P355]/[.$E355];&quot;&quot; )">
            <text:p/>
          </table:table-cell>
          <table:table-cell table:style-name="ce3" table:formula="of:=IFERROR([.Q355]/[.$E355];&quot;&quot; )">
            <text:p/>
          </table:table-cell>
          <table:table-cell table:style-name="ce3" table:formula="of:=IFERROR([.R355]/[.$E355];&quot;&quot; )">
            <text:p/>
          </table:table-cell>
          <table:table-cell table:style-name="ce3" table:formula="of:=IFERROR([.S355]/[.$E355];&quot;&quot; )" office:value-type="float" office:value="0.0144330658907179" calcext:value-type="float">
            <text:p>0,0144330659</text:p>
          </table:table-cell>
          <table:table-cell table:style-name="ce3" table:formula="of:=IFERROR([.T355]/[.$E355];&quot;&quot; )">
            <text:p/>
          </table:table-cell>
          <table:table-cell table:style-name="ce3" table:formula="of:=IFERROR([.U355]/[.$E355];&quot;&quot; )">
            <text:p/>
          </table:table-cell>
          <table:table-cell table:style-name="ce3" table:formula="of:=IFERROR([.V355]/[.$E355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32.6" calcext:value-type="float">
            <text:p>132,6</text:p>
          </table:table-cell>
          <table:table-cell table:style-name="ce3" table:formula="of:=IFERROR([.B356]/[.$E356];&quot;&quot; )">
            <text:p/>
          </table:table-cell>
          <table:table-cell table:style-name="ce3" table:formula="of:=IFERROR([.C356]/[.$E356];&quot;&quot; )" office:value-type="float" office:value="0.000297685989549465" calcext:value-type="float">
            <text:p>0,000297686</text:p>
          </table:table-cell>
          <table:table-cell table:style-name="ce3" table:formula="of:=IFERROR([.D356]/[.$E356];&quot;&quot; )">
            <text:p/>
          </table:table-cell>
          <table:table-cell table:style-name="ce3" table:formula="of:=IFERROR([.E356]/[.$E356];&quot;&quot; )" office:value-type="float" office:value="1" calcext:value-type="float">
            <text:p>1</text:p>
          </table:table-cell>
          <table:table-cell table:style-name="ce3" table:formula="of:=IFERROR([.F356]/[.$E356];&quot;&quot; )">
            <text:p/>
          </table:table-cell>
          <table:table-cell table:style-name="ce3" table:formula="of:=IFERROR([.G356]/[.$E356];&quot;&quot; )">
            <text:p/>
          </table:table-cell>
          <table:table-cell table:style-name="ce3" table:formula="of:=IFERROR([.H356]/[.$E356];&quot;&quot; )">
            <text:p/>
          </table:table-cell>
          <table:table-cell table:style-name="ce3" table:formula="of:=IFERROR([.I356]/[.$E356];&quot;&quot; )" office:value-type="float" office:value="0.0144508492437099" calcext:value-type="float">
            <text:p>0,0144508492</text:p>
          </table:table-cell>
          <table:table-cell table:style-name="ce3" table:formula="of:=IFERROR([.J356]/[.$E356];&quot;&quot; )">
            <text:p/>
          </table:table-cell>
          <table:table-cell table:style-name="ce3" table:formula="of:=IFERROR([.K356]/[.$E356];&quot;&quot; )">
            <text:p/>
          </table:table-cell>
          <table:table-cell table:style-name="ce3" table:formula="of:=IFERROR([.L356]/[.$E356];&quot;&quot; )">
            <text:p/>
          </table:table-cell>
          <table:table-cell table:style-name="ce3" table:formula="of:=IFERROR([.M356]/[.$E356];&quot;&quot; )" office:value-type="float" office:value="0.000148431228902035" calcext:value-type="float">
            <text:p>0,0001484312</text:p>
          </table:table-cell>
          <table:table-cell table:style-name="ce3" table:formula="of:=IFERROR([.N356]/[.$E356];&quot;&quot; )" office:value-type="float" office:value="0.336138031646322" calcext:value-type="float">
            <text:p>0,3361380316</text:p>
          </table:table-cell>
          <table:table-cell table:style-name="ce3" table:formula="of:=IFERROR([.O356]/[.$E356];&quot;&quot; )" office:value-type="float" office:value="0.0000140711359375058" calcext:value-type="float">
            <text:p>1,40711359375058E-005</text:p>
          </table:table-cell>
          <table:table-cell table:style-name="ce3" table:formula="of:=IFERROR([.P356]/[.$E356];&quot;&quot; )">
            <text:p/>
          </table:table-cell>
          <table:table-cell table:style-name="ce3" table:formula="of:=IFERROR([.Q356]/[.$E356];&quot;&quot; )">
            <text:p/>
          </table:table-cell>
          <table:table-cell table:style-name="ce3" table:formula="of:=IFERROR([.R356]/[.$E356];&quot;&quot; )">
            <text:p/>
          </table:table-cell>
          <table:table-cell table:style-name="ce3" table:formula="of:=IFERROR([.S356]/[.$E356];&quot;&quot; )" office:value-type="float" office:value="0.0151939237149865" calcext:value-type="float">
            <text:p>0,0151939237</text:p>
          </table:table-cell>
          <table:table-cell table:style-name="ce3" table:formula="of:=IFERROR([.T356]/[.$E356];&quot;&quot; )">
            <text:p/>
          </table:table-cell>
          <table:table-cell table:style-name="ce3" table:formula="of:=IFERROR([.U356]/[.$E356];&quot;&quot; )">
            <text:p/>
          </table:table-cell>
          <table:table-cell table:style-name="ce3" table:formula="of:=IFERROR([.V356]/[.$E356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34.3" calcext:value-type="float">
            <text:p>134,3</text:p>
          </table:table-cell>
          <table:table-cell table:style-name="ce3" table:formula="of:=IFERROR([.B357]/[.$E357];&quot;&quot; )">
            <text:p/>
          </table:table-cell>
          <table:table-cell table:style-name="ce3" table:formula="of:=IFERROR([.C357]/[.$E357];&quot;&quot; )" office:value-type="float" office:value="0.000274056231335534" calcext:value-type="float">
            <text:p>0,0002740562</text:p>
          </table:table-cell>
          <table:table-cell table:style-name="ce3" table:formula="of:=IFERROR([.D357]/[.$E357];&quot;&quot; )" office:value-type="float" office:value="0.00208012064483734" calcext:value-type="float">
            <text:p>0,0020801206</text:p>
          </table:table-cell>
          <table:table-cell table:style-name="ce3" table:formula="of:=IFERROR([.E357]/[.$E357];&quot;&quot; )" office:value-type="float" office:value="1" calcext:value-type="float">
            <text:p>1</text:p>
          </table:table-cell>
          <table:table-cell table:style-name="ce3" table:formula="of:=IFERROR([.F357]/[.$E357];&quot;&quot; )">
            <text:p/>
          </table:table-cell>
          <table:table-cell table:style-name="ce3" table:formula="of:=IFERROR([.G357]/[.$E357];&quot;&quot; )">
            <text:p/>
          </table:table-cell>
          <table:table-cell table:style-name="ce3" table:formula="of:=IFERROR([.H357]/[.$E357];&quot;&quot; )">
            <text:p/>
          </table:table-cell>
          <table:table-cell table:style-name="ce3" table:formula="of:=IFERROR([.I357]/[.$E357];&quot;&quot; )" office:value-type="float" office:value="0.015371440590539" calcext:value-type="float">
            <text:p>0,0153714406</text:p>
          </table:table-cell>
          <table:table-cell table:style-name="ce3" table:formula="of:=IFERROR([.J357]/[.$E357];&quot;&quot; )">
            <text:p/>
          </table:table-cell>
          <table:table-cell table:style-name="ce3" table:formula="of:=IFERROR([.K357]/[.$E357];&quot;&quot; )">
            <text:p/>
          </table:table-cell>
          <table:table-cell table:style-name="ce3" table:formula="of:=IFERROR([.L357]/[.$E357];&quot;&quot; )">
            <text:p/>
          </table:table-cell>
          <table:table-cell table:style-name="ce3" table:formula="of:=IFERROR([.M357]/[.$E357];&quot;&quot; )" office:value-type="float" office:value="0.000278279814302331" calcext:value-type="float">
            <text:p>0,0002782798</text:p>
          </table:table-cell>
          <table:table-cell table:style-name="ce3" table:formula="of:=IFERROR([.N357]/[.$E357];&quot;&quot; )" office:value-type="float" office:value="0.343215019109299" calcext:value-type="float">
            <text:p>0,3432150191</text:p>
          </table:table-cell>
          <table:table-cell table:style-name="ce3" table:formula="of:=IFERROR([.O357]/[.$E357];&quot;&quot; )" office:value-type="float" office:value="0.0000173468586136294" calcext:value-type="float">
            <text:p>1,73468586136294E-005</text:p>
          </table:table-cell>
          <table:table-cell table:style-name="ce3" table:formula="of:=IFERROR([.P357]/[.$E357];&quot;&quot; )">
            <text:p/>
          </table:table-cell>
          <table:table-cell table:style-name="ce3" table:formula="of:=IFERROR([.Q357]/[.$E357];&quot;&quot; )" office:value-type="float" office:value="0.000102240876246244" calcext:value-type="float">
            <text:p>0,0001022409</text:p>
          </table:table-cell>
          <table:table-cell table:style-name="ce3" table:formula="of:=IFERROR([.R357]/[.$E357];&quot;&quot; )">
            <text:p/>
          </table:table-cell>
          <table:table-cell table:style-name="ce3" table:formula="of:=IFERROR([.S357]/[.$E357];&quot;&quot; )" office:value-type="float" office:value="0.0141574621720825" calcext:value-type="float">
            <text:p>0,0141574622</text:p>
          </table:table-cell>
          <table:table-cell table:style-name="ce3" table:formula="of:=IFERROR([.T357]/[.$E357];&quot;&quot; )">
            <text:p/>
          </table:table-cell>
          <table:table-cell table:style-name="ce3" table:formula="of:=IFERROR([.U357]/[.$E357];&quot;&quot; )">
            <text:p/>
          </table:table-cell>
          <table:table-cell table:style-name="ce3" table:formula="of:=IFERROR([.V357]/[.$E357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36.1" calcext:value-type="float">
            <text:p>136,1</text:p>
          </table:table-cell>
          <table:table-cell table:style-name="ce3" table:formula="of:=IFERROR([.B358]/[.$E358];&quot;&quot; )">
            <text:p/>
          </table:table-cell>
          <table:table-cell table:style-name="ce3" table:formula="of:=IFERROR([.C358]/[.$E358];&quot;&quot; )" office:value-type="float" office:value="0.000369637233666122" calcext:value-type="float">
            <text:p>0,0003696372</text:p>
          </table:table-cell>
          <table:table-cell table:style-name="ce3" table:formula="of:=IFERROR([.D358]/[.$E358];&quot;&quot; )" office:value-type="float" office:value="0.00152402663429631" calcext:value-type="float">
            <text:p>0,0015240266</text:p>
          </table:table-cell>
          <table:table-cell table:style-name="ce3" table:formula="of:=IFERROR([.E358]/[.$E358];&quot;&quot; )" office:value-type="float" office:value="1" calcext:value-type="float">
            <text:p>1</text:p>
          </table:table-cell>
          <table:table-cell table:style-name="ce3" table:formula="of:=IFERROR([.F358]/[.$E358];&quot;&quot; )">
            <text:p/>
          </table:table-cell>
          <table:table-cell table:style-name="ce3" table:formula="of:=IFERROR([.G358]/[.$E358];&quot;&quot; )">
            <text:p/>
          </table:table-cell>
          <table:table-cell table:style-name="ce3" table:formula="of:=IFERROR([.H358]/[.$E358];&quot;&quot; )" office:value-type="float" office:value="0.000177611278126936" calcext:value-type="float">
            <text:p>0,0001776113</text:p>
          </table:table-cell>
          <table:table-cell table:style-name="ce3" table:formula="of:=IFERROR([.I358]/[.$E358];&quot;&quot; )" office:value-type="float" office:value="0.0153764390402193" calcext:value-type="float">
            <text:p>0,015376439</text:p>
          </table:table-cell>
          <table:table-cell table:style-name="ce3" table:formula="of:=IFERROR([.J358]/[.$E358];&quot;&quot; )">
            <text:p/>
          </table:table-cell>
          <table:table-cell table:style-name="ce3" table:formula="of:=IFERROR([.K358]/[.$E358];&quot;&quot; )">
            <text:p/>
          </table:table-cell>
          <table:table-cell table:style-name="ce3" table:formula="of:=IFERROR([.L358]/[.$E358];&quot;&quot; )">
            <text:p/>
          </table:table-cell>
          <table:table-cell table:style-name="ce3" table:formula="of:=IFERROR([.M358]/[.$E358];&quot;&quot; )" office:value-type="float" office:value="0.000239019771382175" calcext:value-type="float">
            <text:p>0,0002390198</text:p>
          </table:table-cell>
          <table:table-cell table:style-name="ce3" table:formula="of:=IFERROR([.N358]/[.$E358];&quot;&quot; )" office:value-type="float" office:value="0.33369278596955" calcext:value-type="float">
            <text:p>0,333692786</text:p>
          </table:table-cell>
          <table:table-cell table:style-name="ce3" table:formula="of:=IFERROR([.O358]/[.$E358];&quot;&quot; )" office:value-type="float" office:value="0.0000137434198531089" calcext:value-type="float">
            <text:p>1,37434198531089E-005</text:p>
          </table:table-cell>
          <table:table-cell table:style-name="ce3" table:formula="of:=IFERROR([.P358]/[.$E358];&quot;&quot; )">
            <text:p/>
          </table:table-cell>
          <table:table-cell table:style-name="ce3" table:formula="of:=IFERROR([.Q358]/[.$E358];&quot;&quot; )">
            <text:p/>
          </table:table-cell>
          <table:table-cell table:style-name="ce3" table:formula="of:=IFERROR([.R358]/[.$E358];&quot;&quot; )">
            <text:p/>
          </table:table-cell>
          <table:table-cell table:style-name="ce3" table:formula="of:=IFERROR([.S358]/[.$E358];&quot;&quot; )" office:value-type="float" office:value="0.0135842045041243" calcext:value-type="float">
            <text:p>0,0135842045</text:p>
          </table:table-cell>
          <table:table-cell table:style-name="ce3" table:formula="of:=IFERROR([.T358]/[.$E358];&quot;&quot; )">
            <text:p/>
          </table:table-cell>
          <table:table-cell table:style-name="ce3" table:formula="of:=IFERROR([.U358]/[.$E358];&quot;&quot; )">
            <text:p/>
          </table:table-cell>
          <table:table-cell table:style-name="ce3" table:formula="of:=IFERROR([.V358]/[.$E358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37.9" calcext:value-type="float">
            <text:p>137,9</text:p>
          </table:table-cell>
          <table:table-cell table:style-name="ce3" table:formula="of:=IFERROR([.B359]/[.$E359];&quot;&quot; )">
            <text:p/>
          </table:table-cell>
          <table:table-cell table:style-name="ce3" table:formula="of:=IFERROR([.C359]/[.$E359];&quot;&quot; )" office:value-type="float" office:value="0.000238316561804563" calcext:value-type="float">
            <text:p>0,0002383166</text:p>
          </table:table-cell>
          <table:table-cell table:style-name="ce3" table:formula="of:=IFERROR([.D359]/[.$E359];&quot;&quot; )">
            <text:p/>
          </table:table-cell>
          <table:table-cell table:style-name="ce3" table:formula="of:=IFERROR([.E359]/[.$E359];&quot;&quot; )" office:value-type="float" office:value="1" calcext:value-type="float">
            <text:p>1</text:p>
          </table:table-cell>
          <table:table-cell table:style-name="ce3" table:formula="of:=IFERROR([.F359]/[.$E359];&quot;&quot; )" office:value-type="float" office:value="0.000961768960587242" calcext:value-type="float">
            <text:p>0,000961769</text:p>
          </table:table-cell>
          <table:table-cell table:style-name="ce3" table:formula="of:=IFERROR([.G359]/[.$E359];&quot;&quot; )">
            <text:p/>
          </table:table-cell>
          <table:table-cell table:style-name="ce3" table:formula="of:=IFERROR([.H359]/[.$E359];&quot;&quot; )">
            <text:p/>
          </table:table-cell>
          <table:table-cell table:style-name="ce3" table:formula="of:=IFERROR([.I359]/[.$E359];&quot;&quot; )" office:value-type="float" office:value="0.0143125487585722" calcext:value-type="float">
            <text:p>0,0143125488</text:p>
          </table:table-cell>
          <table:table-cell table:style-name="ce3" table:formula="of:=IFERROR([.J359]/[.$E359];&quot;&quot; )">
            <text:p/>
          </table:table-cell>
          <table:table-cell table:style-name="ce3" table:formula="of:=IFERROR([.K359]/[.$E359];&quot;&quot; )">
            <text:p/>
          </table:table-cell>
          <table:table-cell table:style-name="ce3" table:formula="of:=IFERROR([.L359]/[.$E359];&quot;&quot; )">
            <text:p/>
          </table:table-cell>
          <table:table-cell table:style-name="ce3" table:formula="of:=IFERROR([.M359]/[.$E359];&quot;&quot; )" office:value-type="float" office:value="0.00018116236703992" calcext:value-type="float">
            <text:p>0,0001811624</text:p>
          </table:table-cell>
          <table:table-cell table:style-name="ce3" table:formula="of:=IFERROR([.N359]/[.$E359];&quot;&quot; )" office:value-type="float" office:value="0.352557874372827" calcext:value-type="float">
            <text:p>0,3525578744</text:p>
          </table:table-cell>
          <table:table-cell table:style-name="ce3" table:formula="of:=IFERROR([.O359]/[.$E359];&quot;&quot; )" office:value-type="float" office:value="0.000025672443746952" calcext:value-type="float">
            <text:p>2,5672443746952E-005</text:p>
          </table:table-cell>
          <table:table-cell table:style-name="ce3" table:formula="of:=IFERROR([.P359]/[.$E359];&quot;&quot; )">
            <text:p/>
          </table:table-cell>
          <table:table-cell table:style-name="ce3" table:formula="of:=IFERROR([.Q359]/[.$E359];&quot;&quot; )">
            <text:p/>
          </table:table-cell>
          <table:table-cell table:style-name="ce3" table:formula="of:=IFERROR([.R359]/[.$E359];&quot;&quot; )">
            <text:p/>
          </table:table-cell>
          <table:table-cell table:style-name="ce3" table:formula="of:=IFERROR([.S359]/[.$E359];&quot;&quot; )" office:value-type="float" office:value="0.0118520313340186" calcext:value-type="float">
            <text:p>0,0118520313</text:p>
          </table:table-cell>
          <table:table-cell table:style-name="ce3" table:formula="of:=IFERROR([.T359]/[.$E359];&quot;&quot; )">
            <text:p/>
          </table:table-cell>
          <table:table-cell table:style-name="ce3" table:formula="of:=IFERROR([.U359]/[.$E359];&quot;&quot; )">
            <text:p/>
          </table:table-cell>
          <table:table-cell table:style-name="ce3" table:formula="of:=IFERROR([.V359]/[.$E359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39.6" calcext:value-type="float">
            <text:p>139,6</text:p>
          </table:table-cell>
          <table:table-cell table:style-name="ce3" table:formula="of:=IFERROR([.B360]/[.$E360];&quot;&quot; )">
            <text:p/>
          </table:table-cell>
          <table:table-cell table:style-name="ce3" table:formula="of:=IFERROR([.C360]/[.$E360];&quot;&quot; )" office:value-type="float" office:value="0.000324357821375329" calcext:value-type="float">
            <text:p>0,0003243578</text:p>
          </table:table-cell>
          <table:table-cell table:style-name="ce3" table:formula="of:=IFERROR([.D360]/[.$E360];&quot;&quot; )" office:value-type="float" office:value="0.00157457000243593" calcext:value-type="float">
            <text:p>0,00157457</text:p>
          </table:table-cell>
          <table:table-cell table:style-name="ce3" table:formula="of:=IFERROR([.E360]/[.$E360];&quot;&quot; )" office:value-type="float" office:value="1" calcext:value-type="float">
            <text:p>1</text:p>
          </table:table-cell>
          <table:table-cell table:style-name="ce3" table:formula="of:=IFERROR([.F360]/[.$E360];&quot;&quot; )">
            <text:p/>
          </table:table-cell>
          <table:table-cell table:style-name="ce3" table:formula="of:=IFERROR([.G360]/[.$E360];&quot;&quot; )">
            <text:p/>
          </table:table-cell>
          <table:table-cell table:style-name="ce3" table:formula="of:=IFERROR([.H360]/[.$E360];&quot;&quot; )" office:value-type="float" office:value="0.0000971704361199054" calcext:value-type="float">
            <text:p>9,71704361199054E-005</text:p>
          </table:table-cell>
          <table:table-cell table:style-name="ce3" table:formula="of:=IFERROR([.I360]/[.$E360];&quot;&quot; )" office:value-type="float" office:value="0.0145823810395435" calcext:value-type="float">
            <text:p>0,014582381</text:p>
          </table:table-cell>
          <table:table-cell table:style-name="ce3" table:formula="of:=IFERROR([.J360]/[.$E360];&quot;&quot; )">
            <text:p/>
          </table:table-cell>
          <table:table-cell table:style-name="ce3" table:formula="of:=IFERROR([.K360]/[.$E360];&quot;&quot; )">
            <text:p/>
          </table:table-cell>
          <table:table-cell table:style-name="ce3" table:formula="of:=IFERROR([.L360]/[.$E360];&quot;&quot; )">
            <text:p/>
          </table:table-cell>
          <table:table-cell table:style-name="ce3" table:formula="of:=IFERROR([.M360]/[.$E360];&quot;&quot; )" office:value-type="float" office:value="0.000256512493799578" calcext:value-type="float">
            <text:p>0,0002565125</text:p>
          </table:table-cell>
          <table:table-cell table:style-name="ce3" table:formula="of:=IFERROR([.N360]/[.$E360];&quot;&quot; )" office:value-type="float" office:value="0.358658196148423" calcext:value-type="float">
            <text:p>0,3586581961</text:p>
          </table:table-cell>
          <table:table-cell table:style-name="ce3" table:formula="of:=IFERROR([.O360]/[.$E360];&quot;&quot; )">
            <text:p/>
          </table:table-cell>
          <table:table-cell table:style-name="ce3" table:formula="of:=IFERROR([.P360]/[.$E360];&quot;&quot; )">
            <text:p/>
          </table:table-cell>
          <table:table-cell table:style-name="ce3" table:formula="of:=IFERROR([.Q360]/[.$E360];&quot;&quot; )">
            <text:p/>
          </table:table-cell>
          <table:table-cell table:style-name="ce3" table:formula="of:=IFERROR([.R360]/[.$E360];&quot;&quot; )">
            <text:p/>
          </table:table-cell>
          <table:table-cell table:style-name="ce3" table:formula="of:=IFERROR([.S360]/[.$E360];&quot;&quot; )" office:value-type="float" office:value="0.012730732106327" calcext:value-type="float">
            <text:p>0,0127307321</text:p>
          </table:table-cell>
          <table:table-cell table:style-name="ce3" table:formula="of:=IFERROR([.T360]/[.$E360];&quot;&quot; )">
            <text:p/>
          </table:table-cell>
          <table:table-cell table:style-name="ce3" table:formula="of:=IFERROR([.U360]/[.$E360];&quot;&quot; )">
            <text:p/>
          </table:table-cell>
          <table:table-cell table:style-name="ce3" table:formula="of:=IFERROR([.V360]/[.$E360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41.4" calcext:value-type="float">
            <text:p>141,4</text:p>
          </table:table-cell>
          <table:table-cell table:style-name="ce3" table:formula="of:=IFERROR([.B361]/[.$E361];&quot;&quot; )">
            <text:p/>
          </table:table-cell>
          <table:table-cell table:style-name="ce3" table:formula="of:=IFERROR([.C361]/[.$E361];&quot;&quot; )" office:value-type="float" office:value="0.000360926824903193" calcext:value-type="float">
            <text:p>0,0003609268</text:p>
          </table:table-cell>
          <table:table-cell table:style-name="ce3" table:formula="of:=IFERROR([.D361]/[.$E361];&quot;&quot; )">
            <text:p/>
          </table:table-cell>
          <table:table-cell table:style-name="ce3" table:formula="of:=IFERROR([.E361]/[.$E361];&quot;&quot; )" office:value-type="float" office:value="1" calcext:value-type="float">
            <text:p>1</text:p>
          </table:table-cell>
          <table:table-cell table:style-name="ce3" table:formula="of:=IFERROR([.F361]/[.$E361];&quot;&quot; )">
            <text:p/>
          </table:table-cell>
          <table:table-cell table:style-name="ce3" table:formula="of:=IFERROR([.G361]/[.$E361];&quot;&quot; )">
            <text:p/>
          </table:table-cell>
          <table:table-cell table:style-name="ce3" table:formula="of:=IFERROR([.H361]/[.$E361];&quot;&quot; )">
            <text:p/>
          </table:table-cell>
          <table:table-cell table:style-name="ce3" table:formula="of:=IFERROR([.I361]/[.$E361];&quot;&quot; )" office:value-type="float" office:value="0.0149587255523439" calcext:value-type="float">
            <text:p>0,0149587256</text:p>
          </table:table-cell>
          <table:table-cell table:style-name="ce3" table:formula="of:=IFERROR([.J361]/[.$E361];&quot;&quot; )">
            <text:p/>
          </table:table-cell>
          <table:table-cell table:style-name="ce3" table:formula="of:=IFERROR([.K361]/[.$E361];&quot;&quot; )">
            <text:p/>
          </table:table-cell>
          <table:table-cell table:style-name="ce3" table:formula="of:=IFERROR([.L361]/[.$E361];&quot;&quot; )">
            <text:p/>
          </table:table-cell>
          <table:table-cell table:style-name="ce3" table:formula="of:=IFERROR([.M361]/[.$E361];&quot;&quot; )" office:value-type="float" office:value="0.000223693719571442" calcext:value-type="float">
            <text:p>0,0002236937</text:p>
          </table:table-cell>
          <table:table-cell table:style-name="ce3" table:formula="of:=IFERROR([.N361]/[.$E361];&quot;&quot; )" office:value-type="float" office:value="0.350397765799011" calcext:value-type="float">
            <text:p>0,3503977658</text:p>
          </table:table-cell>
          <table:table-cell table:style-name="ce3" table:formula="of:=IFERROR([.O361]/[.$E361];&quot;&quot; )" office:value-type="float" office:value="0.0000139452603612404" calcext:value-type="float">
            <text:p>1,39452603612404E-005</text:p>
          </table:table-cell>
          <table:table-cell table:style-name="ce3" table:formula="of:=IFERROR([.P361]/[.$E361];&quot;&quot; )">
            <text:p/>
          </table:table-cell>
          <table:table-cell table:style-name="ce3" table:formula="of:=IFERROR([.Q361]/[.$E361];&quot;&quot; )">
            <text:p/>
          </table:table-cell>
          <table:table-cell table:style-name="ce3" table:formula="of:=IFERROR([.R361]/[.$E361];&quot;&quot; )">
            <text:p/>
          </table:table-cell>
          <table:table-cell table:style-name="ce3" table:formula="of:=IFERROR([.S361]/[.$E361];&quot;&quot; )" office:value-type="float" office:value="0.0124966560733576" calcext:value-type="float">
            <text:p>0,0124966561</text:p>
          </table:table-cell>
          <table:table-cell table:style-name="ce3" table:formula="of:=IFERROR([.T361]/[.$E361];&quot;&quot; )">
            <text:p/>
          </table:table-cell>
          <table:table-cell table:style-name="ce3" table:formula="of:=IFERROR([.U361]/[.$E361];&quot;&quot; )">
            <text:p/>
          </table:table-cell>
          <table:table-cell table:style-name="ce3" table:formula="of:=IFERROR([.V361]/[.$E361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43.2" calcext:value-type="float">
            <text:p>143,2</text:p>
          </table:table-cell>
          <table:table-cell table:style-name="ce3" table:formula="of:=IFERROR([.B362]/[.$E362];&quot;&quot; )">
            <text:p/>
          </table:table-cell>
          <table:table-cell table:style-name="ce3" table:formula="of:=IFERROR([.C362]/[.$E362];&quot;&quot; )" office:value-type="float" office:value="0.000401305184684044" calcext:value-type="float">
            <text:p>0,0004013052</text:p>
          </table:table-cell>
          <table:table-cell table:style-name="ce3" table:formula="of:=IFERROR([.D362]/[.$E362];&quot;&quot; )">
            <text:p/>
          </table:table-cell>
          <table:table-cell table:style-name="ce3" table:formula="of:=IFERROR([.E362]/[.$E362];&quot;&quot; )" office:value-type="float" office:value="1" calcext:value-type="float">
            <text:p>1</text:p>
          </table:table-cell>
          <table:table-cell table:style-name="ce3" table:formula="of:=IFERROR([.F362]/[.$E362];&quot;&quot; )">
            <text:p/>
          </table:table-cell>
          <table:table-cell table:style-name="ce3" table:formula="of:=IFERROR([.G362]/[.$E362];&quot;&quot; )">
            <text:p/>
          </table:table-cell>
          <table:table-cell table:style-name="ce3" table:formula="of:=IFERROR([.H362]/[.$E362];&quot;&quot; )">
            <text:p/>
          </table:table-cell>
          <table:table-cell table:style-name="ce3" table:formula="of:=IFERROR([.I362]/[.$E362];&quot;&quot; )" office:value-type="float" office:value="0.015421928274651" calcext:value-type="float">
            <text:p>0,0154219283</text:p>
          </table:table-cell>
          <table:table-cell table:style-name="ce3" table:formula="of:=IFERROR([.J362]/[.$E362];&quot;&quot; )">
            <text:p/>
          </table:table-cell>
          <table:table-cell table:style-name="ce3" table:formula="of:=IFERROR([.K362]/[.$E362];&quot;&quot; )">
            <text:p/>
          </table:table-cell>
          <table:table-cell table:style-name="ce3" table:formula="of:=IFERROR([.L362]/[.$E362];&quot;&quot; )">
            <text:p/>
          </table:table-cell>
          <table:table-cell table:style-name="ce3" table:formula="of:=IFERROR([.M362]/[.$E362];&quot;&quot; )" office:value-type="float" office:value="0.000322924367232896" calcext:value-type="float">
            <text:p>0,0003229244</text:p>
          </table:table-cell>
          <table:table-cell table:style-name="ce3" table:formula="of:=IFERROR([.N362]/[.$E362];&quot;&quot; )" office:value-type="float" office:value="0.361914338265651" calcext:value-type="float">
            <text:p>0,3619143383</text:p>
          </table:table-cell>
          <table:table-cell table:style-name="ce3" table:formula="of:=IFERROR([.O362]/[.$E362];&quot;&quot; )">
            <text:p/>
          </table:table-cell>
          <table:table-cell table:style-name="ce3" table:formula="of:=IFERROR([.P362]/[.$E362];&quot;&quot; )">
            <text:p/>
          </table:table-cell>
          <table:table-cell table:style-name="ce3" table:formula="of:=IFERROR([.Q362]/[.$E362];&quot;&quot; )">
            <text:p/>
          </table:table-cell>
          <table:table-cell table:style-name="ce3" table:formula="of:=IFERROR([.R362]/[.$E362];&quot;&quot; )">
            <text:p/>
          </table:table-cell>
          <table:table-cell table:style-name="ce3" table:formula="of:=IFERROR([.S362]/[.$E362];&quot;&quot; )" office:value-type="float" office:value="0.0135470843038115" calcext:value-type="float">
            <text:p>0,0135470843</text:p>
          </table:table-cell>
          <table:table-cell table:style-name="ce3" table:formula="of:=IFERROR([.T362]/[.$E362];&quot;&quot; )">
            <text:p/>
          </table:table-cell>
          <table:table-cell table:style-name="ce3" table:formula="of:=IFERROR([.U362]/[.$E362];&quot;&quot; )">
            <text:p/>
          </table:table-cell>
          <table:table-cell table:style-name="ce3" table:formula="of:=IFERROR([.V362]/[.$E362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44.9" calcext:value-type="float">
            <text:p>144,9</text:p>
          </table:table-cell>
          <table:table-cell table:style-name="ce3" table:formula="of:=IFERROR([.B363]/[.$E363];&quot;&quot; )">
            <text:p/>
          </table:table-cell>
          <table:table-cell table:style-name="ce3" table:formula="of:=IFERROR([.C363]/[.$E363];&quot;&quot; )" office:value-type="float" office:value="0.000361622641957875" calcext:value-type="float">
            <text:p>0,0003616226</text:p>
          </table:table-cell>
          <table:table-cell table:style-name="ce3" table:formula="of:=IFERROR([.D363]/[.$E363];&quot;&quot; )">
            <text:p/>
          </table:table-cell>
          <table:table-cell table:style-name="ce3" table:formula="of:=IFERROR([.E363]/[.$E363];&quot;&quot; )" office:value-type="float" office:value="1" calcext:value-type="float">
            <text:p>1</text:p>
          </table:table-cell>
          <table:table-cell table:style-name="ce3" table:formula="of:=IFERROR([.F363]/[.$E363];&quot;&quot; )" office:value-type="float" office:value="0.000964230956084166" calcext:value-type="float">
            <text:p>0,000964231</text:p>
          </table:table-cell>
          <table:table-cell table:style-name="ce3" table:formula="of:=IFERROR([.G363]/[.$E363];&quot;&quot; )">
            <text:p/>
          </table:table-cell>
          <table:table-cell table:style-name="ce3" table:formula="of:=IFERROR([.H363]/[.$E363];&quot;&quot; )">
            <text:p/>
          </table:table-cell>
          <table:table-cell table:style-name="ce3" table:formula="of:=IFERROR([.I363]/[.$E363];&quot;&quot; )" office:value-type="float" office:value="0.0143555640846104" calcext:value-type="float">
            <text:p>0,0143555641</text:p>
          </table:table-cell>
          <table:table-cell table:style-name="ce3" table:formula="of:=IFERROR([.J363]/[.$E363];&quot;&quot; )">
            <text:p/>
          </table:table-cell>
          <table:table-cell table:style-name="ce3" table:formula="of:=IFERROR([.K363]/[.$E363];&quot;&quot; )">
            <text:p/>
          </table:table-cell>
          <table:table-cell table:style-name="ce3" table:formula="of:=IFERROR([.L363]/[.$E363];&quot;&quot; )">
            <text:p/>
          </table:table-cell>
          <table:table-cell table:style-name="ce3" table:formula="of:=IFERROR([.M363]/[.$E363];&quot;&quot; )" office:value-type="float" office:value="0.000300886463468342" calcext:value-type="float">
            <text:p>0,0003008865</text:p>
          </table:table-cell>
          <table:table-cell table:style-name="ce3" table:formula="of:=IFERROR([.N363]/[.$E363];&quot;&quot; )" office:value-type="float" office:value="0.356202891075041" calcext:value-type="float">
            <text:p>0,3562028911</text:p>
          </table:table-cell>
          <table:table-cell table:style-name="ce3" table:formula="of:=IFERROR([.O363]/[.$E363];&quot;&quot; )" office:value-type="float" office:value="0.0000169136490853746" calcext:value-type="float">
            <text:p>1,69136490853746E-005</text:p>
          </table:table-cell>
          <table:table-cell table:style-name="ce3" table:formula="of:=IFERROR([.P363]/[.$E363];&quot;&quot; )">
            <text:p/>
          </table:table-cell>
          <table:table-cell table:style-name="ce3" table:formula="of:=IFERROR([.Q363]/[.$E363];&quot;&quot; )">
            <text:p/>
          </table:table-cell>
          <table:table-cell table:style-name="ce3" table:formula="of:=IFERROR([.R363]/[.$E363];&quot;&quot; )">
            <text:p/>
          </table:table-cell>
          <table:table-cell table:style-name="ce3" table:formula="of:=IFERROR([.S363]/[.$E363];&quot;&quot; )" office:value-type="float" office:value="0.0138102798041146" calcext:value-type="float">
            <text:p>0,0138102798</text:p>
          </table:table-cell>
          <table:table-cell table:style-name="ce3" table:formula="of:=IFERROR([.T363]/[.$E363];&quot;&quot; )">
            <text:p/>
          </table:table-cell>
          <table:table-cell table:style-name="ce3" table:formula="of:=IFERROR([.U363]/[.$E363];&quot;&quot; )">
            <text:p/>
          </table:table-cell>
          <table:table-cell table:style-name="ce3" table:formula="of:=IFERROR([.V363]/[.$E363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46.7" calcext:value-type="float">
            <text:p>146,7</text:p>
          </table:table-cell>
          <table:table-cell table:style-name="ce3" table:formula="of:=IFERROR([.B364]/[.$E364];&quot;&quot; )">
            <text:p/>
          </table:table-cell>
          <table:table-cell table:style-name="ce3" table:formula="of:=IFERROR([.C364]/[.$E364];&quot;&quot; )" office:value-type="float" office:value="0.000526845437449862" calcext:value-type="float">
            <text:p>0,0005268454</text:p>
          </table:table-cell>
          <table:table-cell table:style-name="ce3" table:formula="of:=IFERROR([.D364]/[.$E364];&quot;&quot; )">
            <text:p/>
          </table:table-cell>
          <table:table-cell table:style-name="ce3" table:formula="of:=IFERROR([.E364]/[.$E364];&quot;&quot; )" office:value-type="float" office:value="1" calcext:value-type="float">
            <text:p>1</text:p>
          </table:table-cell>
          <table:table-cell table:style-name="ce3" table:formula="of:=IFERROR([.F364]/[.$E364];&quot;&quot; )">
            <text:p/>
          </table:table-cell>
          <table:table-cell table:style-name="ce3" table:formula="of:=IFERROR([.G364]/[.$E364];&quot;&quot; )">
            <text:p/>
          </table:table-cell>
          <table:table-cell table:style-name="ce3" table:formula="of:=IFERROR([.H364]/[.$E364];&quot;&quot; )" office:value-type="float" office:value="0.0000973132625882387" calcext:value-type="float">
            <text:p>9,73132625882387E-005</text:p>
          </table:table-cell>
          <table:table-cell table:style-name="ce3" table:formula="of:=IFERROR([.I364]/[.$E364];&quot;&quot; )" office:value-type="float" office:value="0.013310956734158" calcext:value-type="float">
            <text:p>0,0133109567</text:p>
          </table:table-cell>
          <table:table-cell table:style-name="ce3" table:formula="of:=IFERROR([.J364]/[.$E364];&quot;&quot; )">
            <text:p/>
          </table:table-cell>
          <table:table-cell table:style-name="ce3" table:formula="of:=IFERROR([.K364]/[.$E364];&quot;&quot; )">
            <text:p/>
          </table:table-cell>
          <table:table-cell table:style-name="ce3" table:formula="of:=IFERROR([.L364]/[.$E364];&quot;&quot; )">
            <text:p/>
          </table:table-cell>
          <table:table-cell table:style-name="ce3" table:formula="of:=IFERROR([.M364]/[.$E364];&quot;&quot; )" office:value-type="float" office:value="0.000281073289867821" calcext:value-type="float">
            <text:p>0,0002810733</text:p>
          </table:table-cell>
          <table:table-cell table:style-name="ce3" table:formula="of:=IFERROR([.N364]/[.$E364];&quot;&quot; )" office:value-type="float" office:value="0.378657130649833" calcext:value-type="float">
            <text:p>0,3786571306</text:p>
          </table:table-cell>
          <table:table-cell table:style-name="ce3" table:formula="of:=IFERROR([.O364]/[.$E364];&quot;&quot; )">
            <text:p/>
          </table:table-cell>
          <table:table-cell table:style-name="ce3" table:formula="of:=IFERROR([.P364]/[.$E364];&quot;&quot; )">
            <text:p/>
          </table:table-cell>
          <table:table-cell table:style-name="ce3" table:formula="of:=IFERROR([.Q364]/[.$E364];&quot;&quot; )">
            <text:p/>
          </table:table-cell>
          <table:table-cell table:style-name="ce3" table:formula="of:=IFERROR([.R364]/[.$E364];&quot;&quot; )">
            <text:p/>
          </table:table-cell>
          <table:table-cell table:style-name="ce3" table:formula="of:=IFERROR([.S364]/[.$E364];&quot;&quot; )" office:value-type="float" office:value="0.0134122415998916" calcext:value-type="float">
            <text:p>0,0134122416</text:p>
          </table:table-cell>
          <table:table-cell table:style-name="ce3" table:formula="of:=IFERROR([.T364]/[.$E364];&quot;&quot; )">
            <text:p/>
          </table:table-cell>
          <table:table-cell table:style-name="ce3" table:formula="of:=IFERROR([.U364]/[.$E364];&quot;&quot; )">
            <text:p/>
          </table:table-cell>
          <table:table-cell table:style-name="ce3" table:formula="of:=IFERROR([.V364]/[.$E364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48.5" calcext:value-type="float">
            <text:p>148,5</text:p>
          </table:table-cell>
          <table:table-cell table:style-name="ce3" table:formula="of:=IFERROR([.B365]/[.$E365];&quot;&quot; )">
            <text:p/>
          </table:table-cell>
          <table:table-cell table:style-name="ce3" table:formula="of:=IFERROR([.C365]/[.$E365];&quot;&quot; )" office:value-type="float" office:value="0.000427875235406302" calcext:value-type="float">
            <text:p>0,0004278752</text:p>
          </table:table-cell>
          <table:table-cell table:style-name="ce3" table:formula="of:=IFERROR([.D365]/[.$E365];&quot;&quot; )">
            <text:p/>
          </table:table-cell>
          <table:table-cell table:style-name="ce3" table:formula="of:=IFERROR([.E365]/[.$E365];&quot;&quot; )" office:value-type="float" office:value="1" calcext:value-type="float">
            <text:p>1</text:p>
          </table:table-cell>
          <table:table-cell table:style-name="ce3" table:formula="of:=IFERROR([.F365]/[.$E365];&quot;&quot; )">
            <text:p/>
          </table:table-cell>
          <table:table-cell table:style-name="ce3" table:formula="of:=IFERROR([.G365]/[.$E365];&quot;&quot; )">
            <text:p/>
          </table:table-cell>
          <table:table-cell table:style-name="ce3" table:formula="of:=IFERROR([.H365]/[.$E365];&quot;&quot; )" office:value-type="float" office:value="0.000126693820494914" calcext:value-type="float">
            <text:p>0,0001266938</text:p>
          </table:table-cell>
          <table:table-cell table:style-name="ce3" table:formula="of:=IFERROR([.I365]/[.$E365];&quot;&quot; )" office:value-type="float" office:value="0.015331089653754" calcext:value-type="float">
            <text:p>0,0153310897</text:p>
          </table:table-cell>
          <table:table-cell table:style-name="ce3" table:formula="of:=IFERROR([.J365]/[.$E365];&quot;&quot; )">
            <text:p/>
          </table:table-cell>
          <table:table-cell table:style-name="ce3" table:formula="of:=IFERROR([.K365]/[.$E365];&quot;&quot; )">
            <text:p/>
          </table:table-cell>
          <table:table-cell table:style-name="ce3" table:formula="of:=IFERROR([.L365]/[.$E365];&quot;&quot; )">
            <text:p/>
          </table:table-cell>
          <table:table-cell table:style-name="ce3" table:formula="of:=IFERROR([.M365]/[.$E365];&quot;&quot; )" office:value-type="float" office:value="0.000296854579926548" calcext:value-type="float">
            <text:p>0,0002968546</text:p>
          </table:table-cell>
          <table:table-cell table:style-name="ce3" table:formula="of:=IFERROR([.N365]/[.$E365];&quot;&quot; )" office:value-type="float" office:value="0.380430839869602" calcext:value-type="float">
            <text:p>0,3804308399</text:p>
          </table:table-cell>
          <table:table-cell table:style-name="ce3" table:formula="of:=IFERROR([.O365]/[.$E365];&quot;&quot; )" office:value-type="float" office:value="0.0000233191732493132" calcext:value-type="float">
            <text:p>2,33191732493132E-005</text:p>
          </table:table-cell>
          <table:table-cell table:style-name="ce3" table:formula="of:=IFERROR([.P365]/[.$E365];&quot;&quot; )">
            <text:p/>
          </table:table-cell>
          <table:table-cell table:style-name="ce3" table:formula="of:=IFERROR([.Q365]/[.$E365];&quot;&quot; )">
            <text:p/>
          </table:table-cell>
          <table:table-cell table:style-name="ce3" table:formula="of:=IFERROR([.R365]/[.$E365];&quot;&quot; )" office:value-type="float" office:value="0.0000336006719580749" calcext:value-type="float">
            <text:p>3,36006719580749E-005</text:p>
          </table:table-cell>
          <table:table-cell table:style-name="ce3" table:formula="of:=IFERROR([.S365]/[.$E365];&quot;&quot; )" office:value-type="float" office:value="0.0154328394811861" calcext:value-type="float">
            <text:p>0,0154328395</text:p>
          </table:table-cell>
          <table:table-cell table:style-name="ce3" table:formula="of:=IFERROR([.T365]/[.$E365];&quot;&quot; )">
            <text:p/>
          </table:table-cell>
          <table:table-cell table:style-name="ce3" table:formula="of:=IFERROR([.U365]/[.$E365];&quot;&quot; )">
            <text:p/>
          </table:table-cell>
          <table:table-cell table:style-name="ce3" table:formula="of:=IFERROR([.V365]/[.$E365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50.2" calcext:value-type="float">
            <text:p>150,2</text:p>
          </table:table-cell>
          <table:table-cell table:style-name="ce3" table:formula="of:=IFERROR([.B366]/[.$E366];&quot;&quot; )">
            <text:p/>
          </table:table-cell>
          <table:table-cell table:style-name="ce3" table:formula="of:=IFERROR([.C366]/[.$E366];&quot;&quot; )" office:value-type="float" office:value="0.000557667956223386" calcext:value-type="float">
            <text:p>0,000557668</text:p>
          </table:table-cell>
          <table:table-cell table:style-name="ce3" table:formula="of:=IFERROR([.D366]/[.$E366];&quot;&quot; )">
            <text:p/>
          </table:table-cell>
          <table:table-cell table:style-name="ce3" table:formula="of:=IFERROR([.E366]/[.$E366];&quot;&quot; )" office:value-type="float" office:value="1" calcext:value-type="float">
            <text:p>1</text:p>
          </table:table-cell>
          <table:table-cell table:style-name="ce3" table:formula="of:=IFERROR([.F366]/[.$E366];&quot;&quot; )" office:value-type="float" office:value="0.000929140472415898" calcext:value-type="float">
            <text:p>0,0009291405</text:p>
          </table:table-cell>
          <table:table-cell table:style-name="ce3" table:formula="of:=IFERROR([.G366]/[.$E366];&quot;&quot; )">
            <text:p/>
          </table:table-cell>
          <table:table-cell table:style-name="ce3" table:formula="of:=IFERROR([.H366]/[.$E366];&quot;&quot; )" office:value-type="float" office:value="0.0001648803280042" calcext:value-type="float">
            <text:p>0,0001648803</text:p>
          </table:table-cell>
          <table:table-cell table:style-name="ce3" table:formula="of:=IFERROR([.I366]/[.$E366];&quot;&quot; )" office:value-type="float" office:value="0.0138269884556219" calcext:value-type="float">
            <text:p>0,0138269885</text:p>
          </table:table-cell>
          <table:table-cell table:style-name="ce3" table:formula="of:=IFERROR([.J366]/[.$E366];&quot;&quot; )">
            <text:p/>
          </table:table-cell>
          <table:table-cell table:style-name="ce3" table:formula="of:=IFERROR([.K366]/[.$E366];&quot;&quot; )">
            <text:p/>
          </table:table-cell>
          <table:table-cell table:style-name="ce3" table:formula="of:=IFERROR([.L366]/[.$E366];&quot;&quot; )">
            <text:p/>
          </table:table-cell>
          <table:table-cell table:style-name="ce3" table:formula="of:=IFERROR([.M366]/[.$E366];&quot;&quot; )" office:value-type="float" office:value="0.000261410574703719" calcext:value-type="float">
            <text:p>0,0002614106</text:p>
          </table:table-cell>
          <table:table-cell table:style-name="ce3" table:formula="of:=IFERROR([.N366]/[.$E366];&quot;&quot; )" office:value-type="float" office:value="0.376339805017065" calcext:value-type="float">
            <text:p>0,376339805</text:p>
          </table:table-cell>
          <table:table-cell table:style-name="ce3" table:formula="of:=IFERROR([.O366]/[.$E366];&quot;&quot; )" office:value-type="float" office:value="0.0000134636678359971" calcext:value-type="float">
            <text:p>1,34636678359971E-005</text:p>
          </table:table-cell>
          <table:table-cell table:style-name="ce3" table:formula="of:=IFERROR([.P366]/[.$E366];&quot;&quot; )">
            <text:p/>
          </table:table-cell>
          <table:table-cell table:style-name="ce3" table:formula="of:=IFERROR([.Q366]/[.$E366];&quot;&quot; )">
            <text:p/>
          </table:table-cell>
          <table:table-cell table:style-name="ce3" table:formula="of:=IFERROR([.R366]/[.$E366];&quot;&quot; )">
            <text:p/>
          </table:table-cell>
          <table:table-cell table:style-name="ce3" table:formula="of:=IFERROR([.S366]/[.$E366];&quot;&quot; )" office:value-type="float" office:value="0.0133015482685134" calcext:value-type="float">
            <text:p>0,0133015483</text:p>
          </table:table-cell>
          <table:table-cell table:style-name="ce3" table:formula="of:=IFERROR([.T366]/[.$E366];&quot;&quot; )">
            <text:p/>
          </table:table-cell>
          <table:table-cell table:style-name="ce3" table:formula="of:=IFERROR([.U366]/[.$E366];&quot;&quot; )">
            <text:p/>
          </table:table-cell>
          <table:table-cell table:style-name="ce3" table:formula="of:=IFERROR([.V366]/[.$E366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3" table:formula="of:=IFERROR([.B367]/[.$E367];&quot;&quot; )">
            <text:p/>
          </table:table-cell>
          <table:table-cell table:style-name="ce3" table:formula="of:=IFERROR([.C367]/[.$E367];&quot;&quot; )" office:value-type="float" office:value="0.000424311614163138" calcext:value-type="float">
            <text:p>0,0004243116</text:p>
          </table:table-cell>
          <table:table-cell table:style-name="ce3" table:formula="of:=IFERROR([.D367]/[.$E367];&quot;&quot; )">
            <text:p/>
          </table:table-cell>
          <table:table-cell table:style-name="ce3" table:formula="of:=IFERROR([.E367]/[.$E367];&quot;&quot; )" office:value-type="float" office:value="1" calcext:value-type="float">
            <text:p>1</text:p>
          </table:table-cell>
          <table:table-cell table:style-name="ce3" table:formula="of:=IFERROR([.F367]/[.$E367];&quot;&quot; )">
            <text:p/>
          </table:table-cell>
          <table:table-cell table:style-name="ce3" table:formula="of:=IFERROR([.G367]/[.$E367];&quot;&quot; )">
            <text:p/>
          </table:table-cell>
          <table:table-cell table:style-name="ce3" table:formula="of:=IFERROR([.H367]/[.$E367];&quot;&quot; )">
            <text:p/>
          </table:table-cell>
          <table:table-cell table:style-name="ce3" table:formula="of:=IFERROR([.I367]/[.$E367];&quot;&quot; )" office:value-type="float" office:value="0.0147116281088709" calcext:value-type="float">
            <text:p>0,0147116281</text:p>
          </table:table-cell>
          <table:table-cell table:style-name="ce3" table:formula="of:=IFERROR([.J367]/[.$E367];&quot;&quot; )">
            <text:p/>
          </table:table-cell>
          <table:table-cell table:style-name="ce3" table:formula="of:=IFERROR([.K367]/[.$E367];&quot;&quot; )">
            <text:p/>
          </table:table-cell>
          <table:table-cell table:style-name="ce3" table:formula="of:=IFERROR([.L367]/[.$E367];&quot;&quot; )">
            <text:p/>
          </table:table-cell>
          <table:table-cell table:style-name="ce3" table:formula="of:=IFERROR([.M367]/[.$E367];&quot;&quot; )" office:value-type="float" office:value="0.000210669455197487" calcext:value-type="float">
            <text:p>0,0002106695</text:p>
          </table:table-cell>
          <table:table-cell table:style-name="ce3" table:formula="of:=IFERROR([.N367]/[.$E367];&quot;&quot; )" office:value-type="float" office:value="0.386985220063199" calcext:value-type="float">
            <text:p>0,3869852201</text:p>
          </table:table-cell>
          <table:table-cell table:style-name="ce3" table:formula="of:=IFERROR([.O367]/[.$E367];&quot;&quot; )" office:value-type="float" office:value="0.00001948131110205" calcext:value-type="float">
            <text:p>1,948131110205E-005</text:p>
          </table:table-cell>
          <table:table-cell table:style-name="ce3" table:formula="of:=IFERROR([.P367]/[.$E367];&quot;&quot; )">
            <text:p/>
          </table:table-cell>
          <table:table-cell table:style-name="ce3" table:formula="of:=IFERROR([.Q367]/[.$E367];&quot;&quot; )">
            <text:p/>
          </table:table-cell>
          <table:table-cell table:style-name="ce3" table:formula="of:=IFERROR([.R367]/[.$E367];&quot;&quot; )">
            <text:p/>
          </table:table-cell>
          <table:table-cell table:style-name="ce3" table:formula="of:=IFERROR([.S367]/[.$E367];&quot;&quot; )" office:value-type="float" office:value="0.0135502533551724" calcext:value-type="float">
            <text:p>0,0135502534</text:p>
          </table:table-cell>
          <table:table-cell table:style-name="ce3" table:formula="of:=IFERROR([.T367]/[.$E367];&quot;&quot; )">
            <text:p/>
          </table:table-cell>
          <table:table-cell table:style-name="ce3" table:formula="of:=IFERROR([.U367]/[.$E367];&quot;&quot; )">
            <text:p/>
          </table:table-cell>
          <table:table-cell table:style-name="ce3" table:formula="of:=IFERROR([.V367]/[.$E367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53.8" calcext:value-type="float">
            <text:p>153,8</text:p>
          </table:table-cell>
          <table:table-cell table:style-name="ce3" table:formula="of:=IFERROR([.B368]/[.$E368];&quot;&quot; )">
            <text:p/>
          </table:table-cell>
          <table:table-cell table:style-name="ce3" table:formula="of:=IFERROR([.C368]/[.$E368];&quot;&quot; )" office:value-type="float" office:value="0.000590223542888715" calcext:value-type="float">
            <text:p>0,0005902235</text:p>
          </table:table-cell>
          <table:table-cell table:style-name="ce3" table:formula="of:=IFERROR([.D368]/[.$E368];&quot;&quot; )" office:value-type="float" office:value="0.00149482545096089" calcext:value-type="float">
            <text:p>0,0014948255</text:p>
          </table:table-cell>
          <table:table-cell table:style-name="ce3" table:formula="of:=IFERROR([.E368]/[.$E368];&quot;&quot; )" office:value-type="float" office:value="1" calcext:value-type="float">
            <text:p>1</text:p>
          </table:table-cell>
          <table:table-cell table:style-name="ce3" table:formula="of:=IFERROR([.F368]/[.$E368];&quot;&quot; )">
            <text:p/>
          </table:table-cell>
          <table:table-cell table:style-name="ce3" table:formula="of:=IFERROR([.G368]/[.$E368];&quot;&quot; )">
            <text:p/>
          </table:table-cell>
          <table:table-cell table:style-name="ce3" table:formula="of:=IFERROR([.H368]/[.$E368];&quot;&quot; )" office:value-type="float" office:value="0.000133160570249855" calcext:value-type="float">
            <text:p>0,0001331606</text:p>
          </table:table-cell>
          <table:table-cell table:style-name="ce3" table:formula="of:=IFERROR([.I368]/[.$E368];&quot;&quot; )" office:value-type="float" office:value="0.0138438521499816" calcext:value-type="float">
            <text:p>0,0138438521</text:p>
          </table:table-cell>
          <table:table-cell table:style-name="ce3" table:formula="of:=IFERROR([.J368]/[.$E368];&quot;&quot; )">
            <text:p/>
          </table:table-cell>
          <table:table-cell table:style-name="ce3" table:formula="of:=IFERROR([.K368]/[.$E368];&quot;&quot; )">
            <text:p/>
          </table:table-cell>
          <table:table-cell table:style-name="ce3" table:formula="of:=IFERROR([.L368]/[.$E368];&quot;&quot; )">
            <text:p/>
          </table:table-cell>
          <table:table-cell table:style-name="ce3" table:formula="of:=IFERROR([.M368]/[.$E368];&quot;&quot; )" office:value-type="float" office:value="0.000334652418162128" calcext:value-type="float">
            <text:p>0,0003346524</text:p>
          </table:table-cell>
          <table:table-cell table:style-name="ce3" table:formula="of:=IFERROR([.N368]/[.$E368];&quot;&quot; )" office:value-type="float" office:value="0.389041873229866" calcext:value-type="float">
            <text:p>0,3890418732</text:p>
          </table:table-cell>
          <table:table-cell table:style-name="ce3" table:formula="of:=IFERROR([.O368]/[.$E368];&quot;&quot; )">
            <text:p/>
          </table:table-cell>
          <table:table-cell table:style-name="ce3" table:formula="of:=IFERROR([.P368]/[.$E368];&quot;&quot; )">
            <text:p/>
          </table:table-cell>
          <table:table-cell table:style-name="ce3" table:formula="of:=IFERROR([.Q368]/[.$E368];&quot;&quot; )">
            <text:p/>
          </table:table-cell>
          <table:table-cell table:style-name="ce3" table:formula="of:=IFERROR([.R368]/[.$E368];&quot;&quot; )" office:value-type="float" office:value="0.0000288530650383673" calcext:value-type="float">
            <text:p>2,88530650383673E-005</text:p>
          </table:table-cell>
          <table:table-cell table:style-name="ce3" table:formula="of:=IFERROR([.S368]/[.$E368];&quot;&quot; )" office:value-type="float" office:value="0.0151716323452831" calcext:value-type="float">
            <text:p>0,0151716323</text:p>
          </table:table-cell>
          <table:table-cell table:style-name="ce3" table:formula="of:=IFERROR([.T368]/[.$E368];&quot;&quot; )">
            <text:p/>
          </table:table-cell>
          <table:table-cell table:style-name="ce3" table:formula="of:=IFERROR([.U368]/[.$E368];&quot;&quot; )">
            <text:p/>
          </table:table-cell>
          <table:table-cell table:style-name="ce3" table:formula="of:=IFERROR([.V368]/[.$E368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55.6" calcext:value-type="float">
            <text:p>155,6</text:p>
          </table:table-cell>
          <table:table-cell table:style-name="ce3" table:formula="of:=IFERROR([.B369]/[.$E369];&quot;&quot; )">
            <text:p/>
          </table:table-cell>
          <table:table-cell table:style-name="ce3" table:formula="of:=IFERROR([.C369]/[.$E369];&quot;&quot; )" office:value-type="float" office:value="0.000575571887401224" calcext:value-type="float">
            <text:p>0,0005755719</text:p>
          </table:table-cell>
          <table:table-cell table:style-name="ce3" table:formula="of:=IFERROR([.D369]/[.$E369];&quot;&quot; )">
            <text:p/>
          </table:table-cell>
          <table:table-cell table:style-name="ce3" table:formula="of:=IFERROR([.E369]/[.$E369];&quot;&quot; )" office:value-type="float" office:value="1" calcext:value-type="float">
            <text:p>1</text:p>
          </table:table-cell>
          <table:table-cell table:style-name="ce3" table:formula="of:=IFERROR([.F369]/[.$E369];&quot;&quot; )">
            <text:p/>
          </table:table-cell>
          <table:table-cell table:style-name="ce3" table:formula="of:=IFERROR([.G369]/[.$E369];&quot;&quot; )">
            <text:p/>
          </table:table-cell>
          <table:table-cell table:style-name="ce3" table:formula="of:=IFERROR([.H369]/[.$E369];&quot;&quot; )">
            <text:p/>
          </table:table-cell>
          <table:table-cell table:style-name="ce3" table:formula="of:=IFERROR([.I369]/[.$E369];&quot;&quot; )" office:value-type="float" office:value="0.0128011067783429" calcext:value-type="float">
            <text:p>0,0128011068</text:p>
          </table:table-cell>
          <table:table-cell table:style-name="ce3" table:formula="of:=IFERROR([.J369]/[.$E369];&quot;&quot; )">
            <text:p/>
          </table:table-cell>
          <table:table-cell table:style-name="ce3" table:formula="of:=IFERROR([.K369]/[.$E369];&quot;&quot; )">
            <text:p/>
          </table:table-cell>
          <table:table-cell table:style-name="ce3" table:formula="of:=IFERROR([.L369]/[.$E369];&quot;&quot; )">
            <text:p/>
          </table:table-cell>
          <table:table-cell table:style-name="ce3" table:formula="of:=IFERROR([.M369]/[.$E369];&quot;&quot; )" office:value-type="float" office:value="0.000302937486814834" calcext:value-type="float">
            <text:p>0,0003029375</text:p>
          </table:table-cell>
          <table:table-cell table:style-name="ce3" table:formula="of:=IFERROR([.N369]/[.$E369];&quot;&quot; )" office:value-type="float" office:value="0.380436363782569" calcext:value-type="float">
            <text:p>0,3804363638</text:p>
          </table:table-cell>
          <table:table-cell table:style-name="ce3" table:formula="of:=IFERROR([.O369]/[.$E369];&quot;&quot; )">
            <text:p/>
          </table:table-cell>
          <table:table-cell table:style-name="ce3" table:formula="of:=IFERROR([.P369]/[.$E369];&quot;&quot; )">
            <text:p/>
          </table:table-cell>
          <table:table-cell table:style-name="ce3" table:formula="of:=IFERROR([.Q369]/[.$E369];&quot;&quot; )">
            <text:p/>
          </table:table-cell>
          <table:table-cell table:style-name="ce3" table:formula="of:=IFERROR([.R369]/[.$E369];&quot;&quot; )" office:value-type="float" office:value="0.0000268234768164967" calcext:value-type="float">
            <text:p>2,68234768164967E-005</text:p>
          </table:table-cell>
          <table:table-cell table:style-name="ce3" table:formula="of:=IFERROR([.S369]/[.$E369];&quot;&quot; )" office:value-type="float" office:value="0.0140800650930286" calcext:value-type="float">
            <text:p>0,0140800651</text:p>
          </table:table-cell>
          <table:table-cell table:style-name="ce3" table:formula="of:=IFERROR([.T369]/[.$E369];&quot;&quot; )">
            <text:p/>
          </table:table-cell>
          <table:table-cell table:style-name="ce3" table:formula="of:=IFERROR([.U369]/[.$E369];&quot;&quot; )">
            <text:p/>
          </table:table-cell>
          <table:table-cell table:style-name="ce3" table:formula="of:=IFERROR([.V369]/[.$E369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57.3" calcext:value-type="float">
            <text:p>157,3</text:p>
          </table:table-cell>
          <table:table-cell table:style-name="ce3" table:formula="of:=IFERROR([.B370]/[.$E370];&quot;&quot; )">
            <text:p/>
          </table:table-cell>
          <table:table-cell table:style-name="ce3" table:formula="of:=IFERROR([.C370]/[.$E370];&quot;&quot; )" office:value-type="float" office:value="0.000515258156904701" calcext:value-type="float">
            <text:p>0,0005152582</text:p>
          </table:table-cell>
          <table:table-cell table:style-name="ce3" table:formula="of:=IFERROR([.D370]/[.$E370];&quot;&quot; )" office:value-type="float" office:value="0.00147571141957133" calcext:value-type="float">
            <text:p>0,0014757114</text:p>
          </table:table-cell>
          <table:table-cell table:style-name="ce3" table:formula="of:=IFERROR([.E370]/[.$E370];&quot;&quot; )" office:value-type="float" office:value="1" calcext:value-type="float">
            <text:p>1</text:p>
          </table:table-cell>
          <table:table-cell table:style-name="ce3" table:formula="of:=IFERROR([.F370]/[.$E370];&quot;&quot; )">
            <text:p/>
          </table:table-cell>
          <table:table-cell table:style-name="ce3" table:formula="of:=IFERROR([.G370]/[.$E370];&quot;&quot; )">
            <text:p/>
          </table:table-cell>
          <table:table-cell table:style-name="ce3" table:formula="of:=IFERROR([.H370]/[.$E370];&quot;&quot; )">
            <text:p/>
          </table:table-cell>
          <table:table-cell table:style-name="ce3" table:formula="of:=IFERROR([.I370]/[.$E370];&quot;&quot; )" office:value-type="float" office:value="0.0130588136281376" calcext:value-type="float">
            <text:p>0,0130588136</text:p>
          </table:table-cell>
          <table:table-cell table:style-name="ce3" table:formula="of:=IFERROR([.J370]/[.$E370];&quot;&quot; )">
            <text:p/>
          </table:table-cell>
          <table:table-cell table:style-name="ce3" table:formula="of:=IFERROR([.K370]/[.$E370];&quot;&quot; )">
            <text:p/>
          </table:table-cell>
          <table:table-cell table:style-name="ce3" table:formula="of:=IFERROR([.L370]/[.$E370];&quot;&quot; )">
            <text:p/>
          </table:table-cell>
          <table:table-cell table:style-name="ce3" table:formula="of:=IFERROR([.M370]/[.$E370];&quot;&quot; )" office:value-type="float" office:value="0.000253855288869444" calcext:value-type="float">
            <text:p>0,0002538553</text:p>
          </table:table-cell>
          <table:table-cell table:style-name="ce3" table:formula="of:=IFERROR([.N370]/[.$E370];&quot;&quot; )" office:value-type="float" office:value="0.399945004090934" calcext:value-type="float">
            <text:p>0,3999450041</text:p>
          </table:table-cell>
          <table:table-cell table:style-name="ce3" table:formula="of:=IFERROR([.O370]/[.$E370];&quot;&quot; )">
            <text:p/>
          </table:table-cell>
          <table:table-cell table:style-name="ce3" table:formula="of:=IFERROR([.P370]/[.$E370];&quot;&quot; )">
            <text:p/>
          </table:table-cell>
          <table:table-cell table:style-name="ce3" table:formula="of:=IFERROR([.Q370]/[.$E370];&quot;&quot; )">
            <text:p/>
          </table:table-cell>
          <table:table-cell table:style-name="ce3" table:formula="of:=IFERROR([.R370]/[.$E370];&quot;&quot; )" office:value-type="float" office:value="0.000025682501192652" calcext:value-type="float">
            <text:p>2,5682501192652E-005</text:p>
          </table:table-cell>
          <table:table-cell table:style-name="ce3" table:formula="of:=IFERROR([.S370]/[.$E370];&quot;&quot; )" office:value-type="float" office:value="0.0137554994508254" calcext:value-type="float">
            <text:p>0,0137554995</text:p>
          </table:table-cell>
          <table:table-cell table:style-name="ce3" table:formula="of:=IFERROR([.T370]/[.$E370];&quot;&quot; )">
            <text:p/>
          </table:table-cell>
          <table:table-cell table:style-name="ce3" table:formula="of:=IFERROR([.U370]/[.$E370];&quot;&quot; )">
            <text:p/>
          </table:table-cell>
          <table:table-cell table:style-name="ce3" table:formula="of:=IFERROR([.V370]/[.$E370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59.1" calcext:value-type="float">
            <text:p>159,1</text:p>
          </table:table-cell>
          <table:table-cell table:style-name="ce3" table:formula="of:=IFERROR([.B371]/[.$E371];&quot;&quot; )">
            <text:p/>
          </table:table-cell>
          <table:table-cell table:style-name="ce3" table:formula="of:=IFERROR([.C371]/[.$E371];&quot;&quot; )" office:value-type="float" office:value="0.000557367071400863" calcext:value-type="float">
            <text:p>0,0005573671</text:p>
          </table:table-cell>
          <table:table-cell table:style-name="ce3" table:formula="of:=IFERROR([.D371]/[.$E371];&quot;&quot; )" office:value-type="float" office:value="0.00149207767245333" calcext:value-type="float">
            <text:p>0,0014920777</text:p>
          </table:table-cell>
          <table:table-cell table:style-name="ce3" table:formula="of:=IFERROR([.E371]/[.$E371];&quot;&quot; )" office:value-type="float" office:value="1" calcext:value-type="float">
            <text:p>1</text:p>
          </table:table-cell>
          <table:table-cell table:style-name="ce3" table:formula="of:=IFERROR([.F371]/[.$E371];&quot;&quot; )" office:value-type="float" office:value="0.00113346959888697" calcext:value-type="float">
            <text:p>0,0011334696</text:p>
          </table:table-cell>
          <table:table-cell table:style-name="ce3" table:formula="of:=IFERROR([.G371]/[.$E371];&quot;&quot; )">
            <text:p/>
          </table:table-cell>
          <table:table-cell table:style-name="ce3" table:formula="of:=IFERROR([.H371]/[.$E371];&quot;&quot; )">
            <text:p/>
          </table:table-cell>
          <table:table-cell table:style-name="ce3" table:formula="of:=IFERROR([.I371]/[.$E371];&quot;&quot; )" office:value-type="float" office:value="0.0132036412979262" calcext:value-type="float">
            <text:p>0,0132036413</text:p>
          </table:table-cell>
          <table:table-cell table:style-name="ce3" table:formula="of:=IFERROR([.J371]/[.$E371];&quot;&quot; )">
            <text:p/>
          </table:table-cell>
          <table:table-cell table:style-name="ce3" table:formula="of:=IFERROR([.K371]/[.$E371];&quot;&quot; )">
            <text:p/>
          </table:table-cell>
          <table:table-cell table:style-name="ce3" table:formula="of:=IFERROR([.L371]/[.$E371];&quot;&quot; )">
            <text:p/>
          </table:table-cell>
          <table:table-cell table:style-name="ce3" table:formula="of:=IFERROR([.M371]/[.$E371];&quot;&quot; )" office:value-type="float" office:value="0.000243073705272909" calcext:value-type="float">
            <text:p>0,0002430737</text:p>
          </table:table-cell>
          <table:table-cell table:style-name="ce3" table:formula="of:=IFERROR([.N371]/[.$E371];&quot;&quot; )" office:value-type="float" office:value="0.386554422607802" calcext:value-type="float">
            <text:p>0,3865544226</text:p>
          </table:table-cell>
          <table:table-cell table:style-name="ce3" table:formula="of:=IFERROR([.O371]/[.$E371];&quot;&quot; )">
            <text:p/>
          </table:table-cell>
          <table:table-cell table:style-name="ce3" table:formula="of:=IFERROR([.P371]/[.$E371];&quot;&quot; )">
            <text:p/>
          </table:table-cell>
          <table:table-cell table:style-name="ce3" table:formula="of:=IFERROR([.Q371]/[.$E371];&quot;&quot; )">
            <text:p/>
          </table:table-cell>
          <table:table-cell table:style-name="ce3" table:formula="of:=IFERROR([.R371]/[.$E371];&quot;&quot; )">
            <text:p/>
          </table:table-cell>
          <table:table-cell table:style-name="ce3" table:formula="of:=IFERROR([.S371]/[.$E371];&quot;&quot; )" office:value-type="float" office:value="0.0139080536558988" calcext:value-type="float">
            <text:p>0,0139080537</text:p>
          </table:table-cell>
          <table:table-cell table:style-name="ce3" table:formula="of:=IFERROR([.T371]/[.$E371];&quot;&quot; )">
            <text:p/>
          </table:table-cell>
          <table:table-cell table:style-name="ce3" table:formula="of:=IFERROR([.U371]/[.$E371];&quot;&quot; )">
            <text:p/>
          </table:table-cell>
          <table:table-cell table:style-name="ce3" table:formula="of:=IFERROR([.V371]/[.$E371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60.9" calcext:value-type="float">
            <text:p>160,9</text:p>
          </table:table-cell>
          <table:table-cell table:style-name="ce3" table:formula="of:=IFERROR([.B372]/[.$E372];&quot;&quot; )">
            <text:p/>
          </table:table-cell>
          <table:table-cell table:style-name="ce3" table:formula="of:=IFERROR([.C372]/[.$E372];&quot;&quot; )" office:value-type="float" office:value="0.000583659663848277" calcext:value-type="float">
            <text:p>0,0005836597</text:p>
          </table:table-cell>
          <table:table-cell table:style-name="ce3" table:formula="of:=IFERROR([.D372]/[.$E372];&quot;&quot; )">
            <text:p/>
          </table:table-cell>
          <table:table-cell table:style-name="ce3" table:formula="of:=IFERROR([.E372]/[.$E372];&quot;&quot; )" office:value-type="float" office:value="1" calcext:value-type="float">
            <text:p>1</text:p>
          </table:table-cell>
          <table:table-cell table:style-name="ce3" table:formula="of:=IFERROR([.F372]/[.$E372];&quot;&quot; )">
            <text:p/>
          </table:table-cell>
          <table:table-cell table:style-name="ce3" table:formula="of:=IFERROR([.G372]/[.$E372];&quot;&quot; )">
            <text:p/>
          </table:table-cell>
          <table:table-cell table:style-name="ce3" table:formula="of:=IFERROR([.H372]/[.$E372];&quot;&quot; )" office:value-type="float" office:value="0.0000995116578505584" calcext:value-type="float">
            <text:p>9,95116578505584E-005</text:p>
          </table:table-cell>
          <table:table-cell table:style-name="ce3" table:formula="of:=IFERROR([.I372]/[.$E372];&quot;&quot; )" office:value-type="float" office:value="0.0129664536714355" calcext:value-type="float">
            <text:p>0,0129664537</text:p>
          </table:table-cell>
          <table:table-cell table:style-name="ce3" table:formula="of:=IFERROR([.J372]/[.$E372];&quot;&quot; )">
            <text:p/>
          </table:table-cell>
          <table:table-cell table:style-name="ce3" table:formula="of:=IFERROR([.K372]/[.$E372];&quot;&quot; )">
            <text:p/>
          </table:table-cell>
          <table:table-cell table:style-name="ce3" table:formula="of:=IFERROR([.L372]/[.$E372];&quot;&quot; )">
            <text:p/>
          </table:table-cell>
          <table:table-cell table:style-name="ce3" table:formula="of:=IFERROR([.M372]/[.$E372];&quot;&quot; )" office:value-type="float" office:value="0.000241145733500576" calcext:value-type="float">
            <text:p>0,0002411457</text:p>
          </table:table-cell>
          <table:table-cell table:style-name="ce3" table:formula="of:=IFERROR([.N372]/[.$E372];&quot;&quot; )" office:value-type="float" office:value="0.379680585851781" calcext:value-type="float">
            <text:p>0,3796805859</text:p>
          </table:table-cell>
          <table:table-cell table:style-name="ce3" table:formula="of:=IFERROR([.O372]/[.$E372];&quot;&quot; )">
            <text:p/>
          </table:table-cell>
          <table:table-cell table:style-name="ce3" table:formula="of:=IFERROR([.P372]/[.$E372];&quot;&quot; )">
            <text:p/>
          </table:table-cell>
          <table:table-cell table:style-name="ce3" table:formula="of:=IFERROR([.Q372]/[.$E372];&quot;&quot; )">
            <text:p/>
          </table:table-cell>
          <table:table-cell table:style-name="ce3" table:formula="of:=IFERROR([.R372]/[.$E372];&quot;&quot; )">
            <text:p/>
          </table:table-cell>
          <table:table-cell table:style-name="ce3" table:formula="of:=IFERROR([.S372]/[.$E372];&quot;&quot; )" office:value-type="float" office:value="0.0137050292543841" calcext:value-type="float">
            <text:p>0,0137050293</text:p>
          </table:table-cell>
          <table:table-cell table:style-name="ce3" table:formula="of:=IFERROR([.T372]/[.$E372];&quot;&quot; )">
            <text:p/>
          </table:table-cell>
          <table:table-cell table:style-name="ce3" table:formula="of:=IFERROR([.U372]/[.$E372];&quot;&quot; )">
            <text:p/>
          </table:table-cell>
          <table:table-cell table:style-name="ce3" table:formula="of:=IFERROR([.V372]/[.$E372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62.6" calcext:value-type="float">
            <text:p>162,6</text:p>
          </table:table-cell>
          <table:table-cell table:style-name="ce3" table:formula="of:=IFERROR([.B373]/[.$E373];&quot;&quot; )">
            <text:p/>
          </table:table-cell>
          <table:table-cell table:style-name="ce3" table:formula="of:=IFERROR([.C373]/[.$E373];&quot;&quot; )" office:value-type="float" office:value="0.000519441762436419" calcext:value-type="float">
            <text:p>0,0005194418</text:p>
          </table:table-cell>
          <table:table-cell table:style-name="ce3" table:formula="of:=IFERROR([.D373]/[.$E373];&quot;&quot; )">
            <text:p/>
          </table:table-cell>
          <table:table-cell table:style-name="ce3" table:formula="of:=IFERROR([.E373]/[.$E373];&quot;&quot; )" office:value-type="float" office:value="1" calcext:value-type="float">
            <text:p>1</text:p>
          </table:table-cell>
          <table:table-cell table:style-name="ce3" table:formula="of:=IFERROR([.F373]/[.$E373];&quot;&quot; )">
            <text:p/>
          </table:table-cell>
          <table:table-cell table:style-name="ce3" table:formula="of:=IFERROR([.G373]/[.$E373];&quot;&quot; )">
            <text:p/>
          </table:table-cell>
          <table:table-cell table:style-name="ce3" table:formula="of:=IFERROR([.H373]/[.$E373];&quot;&quot; )">
            <text:p/>
          </table:table-cell>
          <table:table-cell table:style-name="ce3" table:formula="of:=IFERROR([.I373]/[.$E373];&quot;&quot; )" office:value-type="float" office:value="0.0142758251737039" calcext:value-type="float">
            <text:p>0,0142758252</text:p>
          </table:table-cell>
          <table:table-cell table:style-name="ce3" table:formula="of:=IFERROR([.J373]/[.$E373];&quot;&quot; )">
            <text:p/>
          </table:table-cell>
          <table:table-cell table:style-name="ce3" table:formula="of:=IFERROR([.K373]/[.$E373];&quot;&quot; )">
            <text:p/>
          </table:table-cell>
          <table:table-cell table:style-name="ce3" table:formula="of:=IFERROR([.L373]/[.$E373];&quot;&quot; )">
            <text:p/>
          </table:table-cell>
          <table:table-cell table:style-name="ce3" table:formula="of:=IFERROR([.M373]/[.$E373];&quot;&quot; )" office:value-type="float" office:value="0.000316860118908612" calcext:value-type="float">
            <text:p>0,0003168601</text:p>
          </table:table-cell>
          <table:table-cell table:style-name="ce3" table:formula="of:=IFERROR([.N373]/[.$E373];&quot;&quot; )" office:value-type="float" office:value="0.360279273065048" calcext:value-type="float">
            <text:p>0,3602792731</text:p>
          </table:table-cell>
          <table:table-cell table:style-name="ce3" table:formula="of:=IFERROR([.O373]/[.$E373];&quot;&quot; )">
            <text:p/>
          </table:table-cell>
          <table:table-cell table:style-name="ce3" table:formula="of:=IFERROR([.P373]/[.$E373];&quot;&quot; )">
            <text:p/>
          </table:table-cell>
          <table:table-cell table:style-name="ce3" table:formula="of:=IFERROR([.Q373]/[.$E373];&quot;&quot; )">
            <text:p/>
          </table:table-cell>
          <table:table-cell table:style-name="ce3" table:formula="of:=IFERROR([.R373]/[.$E373];&quot;&quot; )">
            <text:p/>
          </table:table-cell>
          <table:table-cell table:style-name="ce3" table:formula="of:=IFERROR([.S373]/[.$E373];&quot;&quot; )" office:value-type="float" office:value="0.0124567342570148" calcext:value-type="float">
            <text:p>0,0124567343</text:p>
          </table:table-cell>
          <table:table-cell table:style-name="ce3" table:formula="of:=IFERROR([.T373]/[.$E373];&quot;&quot; )">
            <text:p/>
          </table:table-cell>
          <table:table-cell table:style-name="ce3" table:formula="of:=IFERROR([.U373]/[.$E373];&quot;&quot; )">
            <text:p/>
          </table:table-cell>
          <table:table-cell table:style-name="ce3" table:formula="of:=IFERROR([.V373]/[.$E373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64.4" calcext:value-type="float">
            <text:p>164,4</text:p>
          </table:table-cell>
          <table:table-cell table:style-name="ce3" table:formula="of:=IFERROR([.B374]/[.$E374];&quot;&quot; )">
            <text:p/>
          </table:table-cell>
          <table:table-cell table:style-name="ce3" table:formula="of:=IFERROR([.C374]/[.$E374];&quot;&quot; )" office:value-type="float" office:value="0.000453472476552969" calcext:value-type="float">
            <text:p>0,0004534725</text:p>
          </table:table-cell>
          <table:table-cell table:style-name="ce3" table:formula="of:=IFERROR([.D374]/[.$E374];&quot;&quot; )" office:value-type="float" office:value="0.00208144283327048" calcext:value-type="float">
            <text:p>0,0020814428</text:p>
          </table:table-cell>
          <table:table-cell table:style-name="ce3" table:formula="of:=IFERROR([.E374]/[.$E374];&quot;&quot; )" office:value-type="float" office:value="1" calcext:value-type="float">
            <text:p>1</text:p>
          </table:table-cell>
          <table:table-cell table:style-name="ce3" table:formula="of:=IFERROR([.F374]/[.$E374];&quot;&quot; )">
            <text:p/>
          </table:table-cell>
          <table:table-cell table:style-name="ce3" table:formula="of:=IFERROR([.G374]/[.$E374];&quot;&quot; )">
            <text:p/>
          </table:table-cell>
          <table:table-cell table:style-name="ce3" table:formula="of:=IFERROR([.H374]/[.$E374];&quot;&quot; )">
            <text:p/>
          </table:table-cell>
          <table:table-cell table:style-name="ce3" table:formula="of:=IFERROR([.I374]/[.$E374];&quot;&quot; )" office:value-type="float" office:value="0.0140709232909487" calcext:value-type="float">
            <text:p>0,0140709233</text:p>
          </table:table-cell>
          <table:table-cell table:style-name="ce3" table:formula="of:=IFERROR([.J374]/[.$E374];&quot;&quot; )">
            <text:p/>
          </table:table-cell>
          <table:table-cell table:style-name="ce3" table:formula="of:=IFERROR([.K374]/[.$E374];&quot;&quot; )">
            <text:p/>
          </table:table-cell>
          <table:table-cell table:style-name="ce3" table:formula="of:=IFERROR([.L374]/[.$E374];&quot;&quot; )">
            <text:p/>
          </table:table-cell>
          <table:table-cell table:style-name="ce3" table:formula="of:=IFERROR([.M374]/[.$E374];&quot;&quot; )" office:value-type="float" office:value="0.000196104854423797" calcext:value-type="float">
            <text:p>0,0001961049</text:p>
          </table:table-cell>
          <table:table-cell table:style-name="ce3" table:formula="of:=IFERROR([.N374]/[.$E374];&quot;&quot; )" office:value-type="float" office:value="0.359702230467067" calcext:value-type="float">
            <text:p>0,3597022305</text:p>
          </table:table-cell>
          <table:table-cell table:style-name="ce3" table:formula="of:=IFERROR([.O374]/[.$E374];&quot;&quot; )">
            <text:p/>
          </table:table-cell>
          <table:table-cell table:style-name="ce3" table:formula="of:=IFERROR([.P374]/[.$E374];&quot;&quot; )">
            <text:p/>
          </table:table-cell>
          <table:table-cell table:style-name="ce3" table:formula="of:=IFERROR([.Q374]/[.$E374];&quot;&quot; )">
            <text:p/>
          </table:table-cell>
          <table:table-cell table:style-name="ce3" table:formula="of:=IFERROR([.R374]/[.$E374];&quot;&quot; )">
            <text:p/>
          </table:table-cell>
          <table:table-cell table:style-name="ce3" table:formula="of:=IFERROR([.S374]/[.$E374];&quot;&quot; )" office:value-type="float" office:value="0.0115393165449079" calcext:value-type="float">
            <text:p>0,0115393165</text:p>
          </table:table-cell>
          <table:table-cell table:style-name="ce3" table:formula="of:=IFERROR([.T374]/[.$E374];&quot;&quot; )">
            <text:p/>
          </table:table-cell>
          <table:table-cell table:style-name="ce3" table:formula="of:=IFERROR([.U374]/[.$E374];&quot;&quot; )">
            <text:p/>
          </table:table-cell>
          <table:table-cell table:style-name="ce3" table:formula="of:=IFERROR([.V374]/[.$E374];&quot;&quot; )" office:value-type="float" office:value="0.00000804198350089277" calcext:value-type="float">
            <text:p>0,000008042</text:p>
          </table:table-cell>
          <table:table-cell table:number-columns-repeated="1002"/>
        </table:table-row>
        <table:table-row table:style-name="ro1">
          <table:table-cell office:value-type="float" office:value="166.2" calcext:value-type="float">
            <text:p>166,2</text:p>
          </table:table-cell>
          <table:table-cell table:style-name="ce3" table:formula="of:=IFERROR([.B375]/[.$E375];&quot;&quot; )">
            <text:p/>
          </table:table-cell>
          <table:table-cell table:style-name="ce3" table:formula="of:=IFERROR([.C375]/[.$E375];&quot;&quot; )" office:value-type="float" office:value="0.000349175235852669" calcext:value-type="float">
            <text:p>0,0003491752</text:p>
          </table:table-cell>
          <table:table-cell table:style-name="ce3" table:formula="of:=IFERROR([.D375]/[.$E375];&quot;&quot; )" office:value-type="float" office:value="0.00160063415906584" calcext:value-type="float">
            <text:p>0,0016006342</text:p>
          </table:table-cell>
          <table:table-cell table:style-name="ce3" table:formula="of:=IFERROR([.E375]/[.$E375];&quot;&quot; )" office:value-type="float" office:value="1" calcext:value-type="float">
            <text:p>1</text:p>
          </table:table-cell>
          <table:table-cell table:style-name="ce3" table:formula="of:=IFERROR([.F375]/[.$E375];&quot;&quot; )">
            <text:p/>
          </table:table-cell>
          <table:table-cell table:style-name="ce3" table:formula="of:=IFERROR([.G375]/[.$E375];&quot;&quot; )">
            <text:p/>
          </table:table-cell>
          <table:table-cell table:style-name="ce3" table:formula="of:=IFERROR([.H375]/[.$E375];&quot;&quot; )">
            <text:p/>
          </table:table-cell>
          <table:table-cell table:style-name="ce3" table:formula="of:=IFERROR([.I375]/[.$E375];&quot;&quot; )" office:value-type="float" office:value="0.0135047851222773" calcext:value-type="float">
            <text:p>0,0135047851</text:p>
          </table:table-cell>
          <table:table-cell table:style-name="ce3" table:formula="of:=IFERROR([.J375]/[.$E375];&quot;&quot; )">
            <text:p/>
          </table:table-cell>
          <table:table-cell table:style-name="ce3" table:formula="of:=IFERROR([.K375]/[.$E375];&quot;&quot; )">
            <text:p/>
          </table:table-cell>
          <table:table-cell table:style-name="ce3" table:formula="of:=IFERROR([.L375]/[.$E375];&quot;&quot; )">
            <text:p/>
          </table:table-cell>
          <table:table-cell table:style-name="ce3" table:formula="of:=IFERROR([.M375]/[.$E375];&quot;&quot; )" office:value-type="float" office:value="0.000129191129941347" calcext:value-type="float">
            <text:p>0,0001291911</text:p>
          </table:table-cell>
          <table:table-cell table:style-name="ce3" table:formula="of:=IFERROR([.N375]/[.$E375];&quot;&quot; )" office:value-type="float" office:value="0.352801709939445" calcext:value-type="float">
            <text:p>0,3528017099</text:p>
          </table:table-cell>
          <table:table-cell table:style-name="ce3" table:formula="of:=IFERROR([.O375]/[.$E375];&quot;&quot; )">
            <text:p/>
          </table:table-cell>
          <table:table-cell table:style-name="ce3" table:formula="of:=IFERROR([.P375]/[.$E375];&quot;&quot; )">
            <text:p/>
          </table:table-cell>
          <table:table-cell table:style-name="ce3" table:formula="of:=IFERROR([.Q375]/[.$E375];&quot;&quot; )">
            <text:p/>
          </table:table-cell>
          <table:table-cell table:style-name="ce3" table:formula="of:=IFERROR([.R375]/[.$E375];&quot;&quot; )" office:value-type="float" office:value="0.0000217790099329546" calcext:value-type="float">
            <text:p>0,000021779</text:p>
          </table:table-cell>
          <table:table-cell table:style-name="ce3" table:formula="of:=IFERROR([.S375]/[.$E375];&quot;&quot; )" office:value-type="float" office:value="0.0109497945656219" calcext:value-type="float">
            <text:p>0,0109497946</text:p>
          </table:table-cell>
          <table:table-cell table:style-name="ce3" table:formula="of:=IFERROR([.T375]/[.$E375];&quot;&quot; )">
            <text:p/>
          </table:table-cell>
          <table:table-cell table:style-name="ce3" table:formula="of:=IFERROR([.U375]/[.$E375];&quot;&quot; )">
            <text:p/>
          </table:table-cell>
          <table:table-cell table:style-name="ce3" table:formula="of:=IFERROR([.V375]/[.$E375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67.9" calcext:value-type="float">
            <text:p>167,9</text:p>
          </table:table-cell>
          <table:table-cell table:style-name="ce3" table:formula="of:=IFERROR([.B376]/[.$E376];&quot;&quot; )">
            <text:p/>
          </table:table-cell>
          <table:table-cell table:style-name="ce3" table:formula="of:=IFERROR([.C376]/[.$E376];&quot;&quot; )" office:value-type="float" office:value="0.000368720734930214" calcext:value-type="float">
            <text:p>0,0003687207</text:p>
          </table:table-cell>
          <table:table-cell table:style-name="ce3" table:formula="of:=IFERROR([.D376]/[.$E376];&quot;&quot; )">
            <text:p/>
          </table:table-cell>
          <table:table-cell table:style-name="ce3" table:formula="of:=IFERROR([.E376]/[.$E376];&quot;&quot; )" office:value-type="float" office:value="1" calcext:value-type="float">
            <text:p>1</text:p>
          </table:table-cell>
          <table:table-cell table:style-name="ce3" table:formula="of:=IFERROR([.F376]/[.$E376];&quot;&quot; )" office:value-type="float" office:value="0.00154568067565192" calcext:value-type="float">
            <text:p>0,0015456807</text:p>
          </table:table-cell>
          <table:table-cell table:style-name="ce3" table:formula="of:=IFERROR([.G376]/[.$E376];&quot;&quot; )">
            <text:p/>
          </table:table-cell>
          <table:table-cell table:style-name="ce3" table:formula="of:=IFERROR([.H376]/[.$E376];&quot;&quot; )" office:value-type="float" office:value="0.00010845442507425" calcext:value-type="float">
            <text:p>0,0001084544</text:p>
          </table:table-cell>
          <table:table-cell table:style-name="ce3" table:formula="of:=IFERROR([.I376]/[.$E376];&quot;&quot; )" office:value-type="float" office:value="0.0135047851222773" calcext:value-type="float">
            <text:p>0,0135047851</text:p>
          </table:table-cell>
          <table:table-cell table:style-name="ce3" table:formula="of:=IFERROR([.J376]/[.$E376];&quot;&quot; )">
            <text:p/>
          </table:table-cell>
          <table:table-cell table:style-name="ce3" table:formula="of:=IFERROR([.K376]/[.$E376];&quot;&quot; )">
            <text:p/>
          </table:table-cell>
          <table:table-cell table:style-name="ce3" table:formula="of:=IFERROR([.L376]/[.$E376];&quot;&quot; )">
            <text:p/>
          </table:table-cell>
          <table:table-cell table:style-name="ce3" table:formula="of:=IFERROR([.M376]/[.$E376];&quot;&quot; )" office:value-type="float" office:value="0.000129093888652404" calcext:value-type="float">
            <text:p>0,0001290939</text:p>
          </table:table-cell>
          <table:table-cell table:style-name="ce3" table:formula="of:=IFERROR([.N376]/[.$E376];&quot;&quot; )" office:value-type="float" office:value="0.365189472220473" calcext:value-type="float">
            <text:p>0,3651894722</text:p>
          </table:table-cell>
          <table:table-cell table:style-name="ce3" table:formula="of:=IFERROR([.O376]/[.$E376];&quot;&quot; )" office:value-type="float" office:value="0.0000144342538274779" calcext:value-type="float">
            <text:p>1,44342538274779E-005</text:p>
          </table:table-cell>
          <table:table-cell table:style-name="ce3" table:formula="of:=IFERROR([.P376]/[.$E376];&quot;&quot; )">
            <text:p/>
          </table:table-cell>
          <table:table-cell table:style-name="ce3" table:formula="of:=IFERROR([.Q376]/[.$E376];&quot;&quot; )">
            <text:p/>
          </table:table-cell>
          <table:table-cell table:style-name="ce3" table:formula="of:=IFERROR([.R376]/[.$E376];&quot;&quot; )" office:value-type="float" office:value="0.0000272488324359988" calcext:value-type="float">
            <text:p>2,72488324359988E-005</text:p>
          </table:table-cell>
          <table:table-cell table:style-name="ce3" table:formula="of:=IFERROR([.S376]/[.$E376];&quot;&quot; )" office:value-type="float" office:value="0.00896471089313936" calcext:value-type="float">
            <text:p>0,0089647109</text:p>
          </table:table-cell>
          <table:table-cell table:style-name="ce3" table:formula="of:=IFERROR([.T376]/[.$E376];&quot;&quot; )">
            <text:p/>
          </table:table-cell>
          <table:table-cell table:style-name="ce3" table:formula="of:=IFERROR([.U376]/[.$E376];&quot;&quot; )">
            <text:p/>
          </table:table-cell>
          <table:table-cell table:style-name="ce3" table:formula="of:=IFERROR([.V376]/[.$E376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69.7" calcext:value-type="float">
            <text:p>169,7</text:p>
          </table:table-cell>
          <table:table-cell table:style-name="ce3" table:formula="of:=IFERROR([.B377]/[.$E377];&quot;&quot; )">
            <text:p/>
          </table:table-cell>
          <table:table-cell table:style-name="ce3" table:formula="of:=IFERROR([.C377]/[.$E377];&quot;&quot; )" office:value-type="float" office:value="0.000238661364430113" calcext:value-type="float">
            <text:p>0,0002386614</text:p>
          </table:table-cell>
          <table:table-cell table:style-name="ce3" table:formula="of:=IFERROR([.D377]/[.$E377];&quot;&quot; )">
            <text:p/>
          </table:table-cell>
          <table:table-cell table:style-name="ce3" table:formula="of:=IFERROR([.E377]/[.$E377];&quot;&quot; )" office:value-type="float" office:value="1" calcext:value-type="float">
            <text:p>1</text:p>
          </table:table-cell>
          <table:table-cell table:style-name="ce3" table:formula="of:=IFERROR([.F377]/[.$E377];&quot;&quot; )">
            <text:p/>
          </table:table-cell>
          <table:table-cell table:style-name="ce3" table:formula="of:=IFERROR([.G377]/[.$E377];&quot;&quot; )">
            <text:p/>
          </table:table-cell>
          <table:table-cell table:style-name="ce3" table:formula="of:=IFERROR([.H377]/[.$E377];&quot;&quot; )" office:value-type="float" office:value="0.000206677430759594" calcext:value-type="float">
            <text:p>0,0002066774</text:p>
          </table:table-cell>
          <table:table-cell table:style-name="ce3" table:formula="of:=IFERROR([.I377]/[.$E377];&quot;&quot; )" office:value-type="float" office:value="0.0138809397569366" calcext:value-type="float">
            <text:p>0,0138809398</text:p>
          </table:table-cell>
          <table:table-cell table:style-name="ce3" table:formula="of:=IFERROR([.J377]/[.$E377];&quot;&quot; )">
            <text:p/>
          </table:table-cell>
          <table:table-cell table:style-name="ce3" table:formula="of:=IFERROR([.K377]/[.$E377];&quot;&quot; )">
            <text:p/>
          </table:table-cell>
          <table:table-cell table:style-name="ce3" table:formula="of:=IFERROR([.L377]/[.$E377];&quot;&quot; )">
            <text:p/>
          </table:table-cell>
          <table:table-cell table:style-name="ce3" table:formula="of:=IFERROR([.M377]/[.$E377];&quot;&quot; )" office:value-type="float" office:value="0.0000826147505454323" calcext:value-type="float">
            <text:p>8,26147505454323E-005</text:p>
          </table:table-cell>
          <table:table-cell table:style-name="ce3" table:formula="of:=IFERROR([.N377]/[.$E377];&quot;&quot; )" office:value-type="float" office:value="0.396273947939101" calcext:value-type="float">
            <text:p>0,3962739479</text:p>
          </table:table-cell>
          <table:table-cell table:style-name="ce3" table:formula="of:=IFERROR([.O377]/[.$E377];&quot;&quot; )" office:value-type="float" office:value="0.0000210831594019534" calcext:value-type="float">
            <text:p>2,10831594019534E-005</text:p>
          </table:table-cell>
          <table:table-cell table:style-name="ce3" table:formula="of:=IFERROR([.P377]/[.$E377];&quot;&quot; )">
            <text:p/>
          </table:table-cell>
          <table:table-cell table:style-name="ce3" table:formula="of:=IFERROR([.Q377]/[.$E377];&quot;&quot; )">
            <text:p/>
          </table:table-cell>
          <table:table-cell table:style-name="ce3" table:formula="of:=IFERROR([.R377]/[.$E377];&quot;&quot; )" office:value-type="float" office:value="0.0000255090611608524" calcext:value-type="float">
            <text:p>2,55090611608524E-005</text:p>
          </table:table-cell>
          <table:table-cell table:style-name="ce3" table:formula="of:=IFERROR([.S377]/[.$E377];&quot;&quot; )" office:value-type="float" office:value="0.00921440887206334" calcext:value-type="float">
            <text:p>0,0092144089</text:p>
          </table:table-cell>
          <table:table-cell table:style-name="ce3" table:formula="of:=IFERROR([.T377]/[.$E377];&quot;&quot; )">
            <text:p/>
          </table:table-cell>
          <table:table-cell table:style-name="ce3" table:formula="of:=IFERROR([.U377]/[.$E377];&quot;&quot; )">
            <text:p/>
          </table:table-cell>
          <table:table-cell table:style-name="ce3" table:formula="of:=IFERROR([.V377]/[.$E377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71.5" calcext:value-type="float">
            <text:p>171,5</text:p>
          </table:table-cell>
          <table:table-cell table:style-name="ce3" table:formula="of:=IFERROR([.B378]/[.$E378];&quot;&quot; )">
            <text:p/>
          </table:table-cell>
          <table:table-cell table:style-name="ce3" table:formula="of:=IFERROR([.C378]/[.$E378];&quot;&quot; )" office:value-type="float" office:value="0.000263901941568929" calcext:value-type="float">
            <text:p>0,0002639019</text:p>
          </table:table-cell>
          <table:table-cell table:style-name="ce3" table:formula="of:=IFERROR([.D378]/[.$E378];&quot;&quot; )">
            <text:p/>
          </table:table-cell>
          <table:table-cell table:style-name="ce3" table:formula="of:=IFERROR([.E378]/[.$E378];&quot;&quot; )" office:value-type="float" office:value="1" calcext:value-type="float">
            <text:p>1</text:p>
          </table:table-cell>
          <table:table-cell table:style-name="ce3" table:formula="of:=IFERROR([.F378]/[.$E378];&quot;&quot; )">
            <text:p/>
          </table:table-cell>
          <table:table-cell table:style-name="ce3" table:formula="of:=IFERROR([.G378]/[.$E378];&quot;&quot; )">
            <text:p/>
          </table:table-cell>
          <table:table-cell table:style-name="ce3" table:formula="of:=IFERROR([.H378]/[.$E378];&quot;&quot; )">
            <text:p/>
          </table:table-cell>
          <table:table-cell table:style-name="ce3" table:formula="of:=IFERROR([.I378]/[.$E378];&quot;&quot; )" office:value-type="float" office:value="0.013630727591044" calcext:value-type="float">
            <text:p>0,0136307276</text:p>
          </table:table-cell>
          <table:table-cell table:style-name="ce3" table:formula="of:=IFERROR([.J378]/[.$E378];&quot;&quot; )">
            <text:p/>
          </table:table-cell>
          <table:table-cell table:style-name="ce3" table:formula="of:=IFERROR([.K378]/[.$E378];&quot;&quot; )">
            <text:p/>
          </table:table-cell>
          <table:table-cell table:style-name="ce3" table:formula="of:=IFERROR([.L378]/[.$E378];&quot;&quot; )">
            <text:p/>
          </table:table-cell>
          <table:table-cell table:style-name="ce3" table:formula="of:=IFERROR([.M378]/[.$E378];&quot;&quot; )" office:value-type="float" office:value="0.000120482974230151" calcext:value-type="float">
            <text:p>0,000120483</text:p>
          </table:table-cell>
          <table:table-cell table:style-name="ce3" table:formula="of:=IFERROR([.N378]/[.$E378];&quot;&quot; )" office:value-type="float" office:value="0.38992862323852" calcext:value-type="float">
            <text:p>0,3899286232</text:p>
          </table:table-cell>
          <table:table-cell table:style-name="ce3" table:formula="of:=IFERROR([.O378]/[.$E378];&quot;&quot; )" office:value-type="float" office:value="0.0000277207148590221" calcext:value-type="float">
            <text:p>2,77207148590221E-005</text:p>
          </table:table-cell>
          <table:table-cell table:style-name="ce3" table:formula="of:=IFERROR([.P378]/[.$E378];&quot;&quot; )">
            <text:p/>
          </table:table-cell>
          <table:table-cell table:style-name="ce3" table:formula="of:=IFERROR([.Q378]/[.$E378];&quot;&quot; )">
            <text:p/>
          </table:table-cell>
          <table:table-cell table:style-name="ce3" table:formula="of:=IFERROR([.R378]/[.$E378];&quot;&quot; )">
            <text:p/>
          </table:table-cell>
          <table:table-cell table:style-name="ce3" table:formula="of:=IFERROR([.S378]/[.$E378];&quot;&quot; )" office:value-type="float" office:value="0.00904166415468775" calcext:value-type="float">
            <text:p>0,0090416642</text:p>
          </table:table-cell>
          <table:table-cell table:style-name="ce3" table:formula="of:=IFERROR([.T378]/[.$E378];&quot;&quot; )">
            <text:p/>
          </table:table-cell>
          <table:table-cell table:style-name="ce3" table:formula="of:=IFERROR([.U378]/[.$E378];&quot;&quot; )">
            <text:p/>
          </table:table-cell>
          <table:table-cell table:style-name="ce3" table:formula="of:=IFERROR([.V378]/[.$E378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73.2" calcext:value-type="float">
            <text:p>173,2</text:p>
          </table:table-cell>
          <table:table-cell table:style-name="ce3" table:formula="of:=IFERROR([.B379]/[.$E379];&quot;&quot; )">
            <text:p/>
          </table:table-cell>
          <table:table-cell table:style-name="ce3" table:formula="of:=IFERROR([.C379]/[.$E379];&quot;&quot; )" office:value-type="float" office:value="0.000239801051611176" calcext:value-type="float">
            <text:p>0,0002398011</text:p>
          </table:table-cell>
          <table:table-cell table:style-name="ce3" table:formula="of:=IFERROR([.D379]/[.$E379];&quot;&quot; )">
            <text:p/>
          </table:table-cell>
          <table:table-cell table:style-name="ce3" table:formula="of:=IFERROR([.E379]/[.$E379];&quot;&quot; )" office:value-type="float" office:value="1" calcext:value-type="float">
            <text:p>1</text:p>
          </table:table-cell>
          <table:table-cell table:style-name="ce3" table:formula="of:=IFERROR([.F379]/[.$E379];&quot;&quot; )">
            <text:p/>
          </table:table-cell>
          <table:table-cell table:style-name="ce3" table:formula="of:=IFERROR([.G379]/[.$E379];&quot;&quot; )">
            <text:p/>
          </table:table-cell>
          <table:table-cell table:style-name="ce3" table:formula="of:=IFERROR([.H379]/[.$E379];&quot;&quot; )" office:value-type="float" office:value="0.00022809774239969" calcext:value-type="float">
            <text:p>0,0002280977</text:p>
          </table:table-cell>
          <table:table-cell table:style-name="ce3" table:formula="of:=IFERROR([.I379]/[.$E379];&quot;&quot; )" office:value-type="float" office:value="0.0136516766207491" calcext:value-type="float">
            <text:p>0,0136516766</text:p>
          </table:table-cell>
          <table:table-cell table:style-name="ce3" table:formula="of:=IFERROR([.J379]/[.$E379];&quot;&quot; )">
            <text:p/>
          </table:table-cell>
          <table:table-cell table:style-name="ce3" table:formula="of:=IFERROR([.K379]/[.$E379];&quot;&quot; )">
            <text:p/>
          </table:table-cell>
          <table:table-cell table:style-name="ce3" table:formula="of:=IFERROR([.L379]/[.$E379];&quot;&quot; )">
            <text:p/>
          </table:table-cell>
          <table:table-cell table:style-name="ce3" table:formula="of:=IFERROR([.M379]/[.$E379];&quot;&quot; )" office:value-type="float" office:value="0.0000812900547909107" calcext:value-type="float">
            <text:p>8,12900547909107E-005</text:p>
          </table:table-cell>
          <table:table-cell table:style-name="ce3" table:formula="of:=IFERROR([.N379]/[.$E379];&quot;&quot; )" office:value-type="float" office:value="0.408281651298574" calcext:value-type="float">
            <text:p>0,4082816513</text:p>
          </table:table-cell>
          <table:table-cell table:style-name="ce3" table:formula="of:=IFERROR([.O379]/[.$E379];&quot;&quot; )">
            <text:p/>
          </table:table-cell>
          <table:table-cell table:style-name="ce3" table:formula="of:=IFERROR([.P379]/[.$E379];&quot;&quot; )">
            <text:p/>
          </table:table-cell>
          <table:table-cell table:style-name="ce3" table:formula="of:=IFERROR([.Q379]/[.$E379];&quot;&quot; )">
            <text:p/>
          </table:table-cell>
          <table:table-cell table:style-name="ce3" table:formula="of:=IFERROR([.R379]/[.$E379];&quot;&quot; )">
            <text:p/>
          </table:table-cell>
          <table:table-cell table:style-name="ce3" table:formula="of:=IFERROR([.S379]/[.$E379];&quot;&quot; )" office:value-type="float" office:value="0.00974031266570724" calcext:value-type="float">
            <text:p>0,0097403127</text:p>
          </table:table-cell>
          <table:table-cell table:style-name="ce3" table:formula="of:=IFERROR([.T379]/[.$E379];&quot;&quot; )">
            <text:p/>
          </table:table-cell>
          <table:table-cell table:style-name="ce3" table:formula="of:=IFERROR([.U379]/[.$E379];&quot;&quot; )">
            <text:p/>
          </table:table-cell>
          <table:table-cell table:style-name="ce3" table:formula="of:=IFERROR([.V379]/[.$E379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3" table:formula="of:=IFERROR([.B380]/[.$E380];&quot;&quot; )">
            <text:p/>
          </table:table-cell>
          <table:table-cell table:style-name="ce3" table:formula="of:=IFERROR([.C380]/[.$E380];&quot;&quot; )" office:value-type="float" office:value="0.000270252075417036" calcext:value-type="float">
            <text:p>0,0002702521</text:p>
          </table:table-cell>
          <table:table-cell table:style-name="ce3" table:formula="of:=IFERROR([.D380]/[.$E380];&quot;&quot; )">
            <text:p/>
          </table:table-cell>
          <table:table-cell table:style-name="ce3" table:formula="of:=IFERROR([.E380]/[.$E380];&quot;&quot; )" office:value-type="float" office:value="1" calcext:value-type="float">
            <text:p>1</text:p>
          </table:table-cell>
          <table:table-cell table:style-name="ce3" table:formula="of:=IFERROR([.F380]/[.$E380];&quot;&quot; )">
            <text:p/>
          </table:table-cell>
          <table:table-cell table:style-name="ce3" table:formula="of:=IFERROR([.G380]/[.$E380];&quot;&quot; )">
            <text:p/>
          </table:table-cell>
          <table:table-cell table:style-name="ce3" table:formula="of:=IFERROR([.H380]/[.$E380];&quot;&quot; )">
            <text:p/>
          </table:table-cell>
          <table:table-cell table:style-name="ce3" table:formula="of:=IFERROR([.I380]/[.$E380];&quot;&quot; )" office:value-type="float" office:value="0.0143730983186437" calcext:value-type="float">
            <text:p>0,0143730983</text:p>
          </table:table-cell>
          <table:table-cell table:style-name="ce3" table:formula="of:=IFERROR([.J380]/[.$E380];&quot;&quot; )">
            <text:p/>
          </table:table-cell>
          <table:table-cell table:style-name="ce3" table:formula="of:=IFERROR([.K380]/[.$E380];&quot;&quot; )">
            <text:p/>
          </table:table-cell>
          <table:table-cell table:style-name="ce3" table:formula="of:=IFERROR([.L380]/[.$E380];&quot;&quot; )">
            <text:p/>
          </table:table-cell>
          <table:table-cell table:style-name="ce3" table:formula="of:=IFERROR([.M380]/[.$E380];&quot;&quot; )" office:value-type="float" office:value="0.000203967204999147" calcext:value-type="float">
            <text:p>0,0002039672</text:p>
          </table:table-cell>
          <table:table-cell table:style-name="ce3" table:formula="of:=IFERROR([.N380]/[.$E380];&quot;&quot; )" office:value-type="float" office:value="0.401451573290024" calcext:value-type="float">
            <text:p>0,4014515733</text:p>
          </table:table-cell>
          <table:table-cell table:style-name="ce3" table:formula="of:=IFERROR([.O380]/[.$E380];&quot;&quot; )">
            <text:p/>
          </table:table-cell>
          <table:table-cell table:style-name="ce3" table:formula="of:=IFERROR([.P380]/[.$E380];&quot;&quot; )">
            <text:p/>
          </table:table-cell>
          <table:table-cell table:style-name="ce3" table:formula="of:=IFERROR([.Q380]/[.$E380];&quot;&quot; )">
            <text:p/>
          </table:table-cell>
          <table:table-cell table:style-name="ce3" table:formula="of:=IFERROR([.R380]/[.$E380];&quot;&quot; )">
            <text:p/>
          </table:table-cell>
          <table:table-cell table:style-name="ce3" table:formula="of:=IFERROR([.S380]/[.$E380];&quot;&quot; )" office:value-type="float" office:value="0.00909687690457993" calcext:value-type="float">
            <text:p>0,0090968769</text:p>
          </table:table-cell>
          <table:table-cell table:style-name="ce3" table:formula="of:=IFERROR([.T380]/[.$E380];&quot;&quot; )">
            <text:p/>
          </table:table-cell>
          <table:table-cell table:style-name="ce3" table:formula="of:=IFERROR([.U380]/[.$E380];&quot;&quot; )">
            <text:p/>
          </table:table-cell>
          <table:table-cell table:style-name="ce3" table:formula="of:=IFERROR([.V380]/[.$E380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76.8" calcext:value-type="float">
            <text:p>176,8</text:p>
          </table:table-cell>
          <table:table-cell table:style-name="ce3" table:formula="of:=IFERROR([.B381]/[.$E381];&quot;&quot; )">
            <text:p/>
          </table:table-cell>
          <table:table-cell table:style-name="ce3" table:formula="of:=IFERROR([.C381]/[.$E381];&quot;&quot; )" office:value-type="float" office:value="0.00020234180290874" calcext:value-type="float">
            <text:p>0,0002023418</text:p>
          </table:table-cell>
          <table:table-cell table:style-name="ce3" table:formula="of:=IFERROR([.D381]/[.$E381];&quot;&quot; )">
            <text:p/>
          </table:table-cell>
          <table:table-cell table:style-name="ce3" table:formula="of:=IFERROR([.E381]/[.$E381];&quot;&quot; )" office:value-type="float" office:value="1" calcext:value-type="float">
            <text:p>1</text:p>
          </table:table-cell>
          <table:table-cell table:style-name="ce3" table:formula="of:=IFERROR([.F381]/[.$E381];&quot;&quot; )">
            <text:p/>
          </table:table-cell>
          <table:table-cell table:style-name="ce3" table:formula="of:=IFERROR([.G381]/[.$E381];&quot;&quot; )">
            <text:p/>
          </table:table-cell>
          <table:table-cell table:style-name="ce3" table:formula="of:=IFERROR([.H381]/[.$E381];&quot;&quot; )">
            <text:p/>
          </table:table-cell>
          <table:table-cell table:style-name="ce3" table:formula="of:=IFERROR([.I381]/[.$E381];&quot;&quot; )" office:value-type="float" office:value="0.0137965829151619" calcext:value-type="float">
            <text:p>0,0137965829</text:p>
          </table:table-cell>
          <table:table-cell table:style-name="ce3" table:formula="of:=IFERROR([.J381]/[.$E381];&quot;&quot; )">
            <text:p/>
          </table:table-cell>
          <table:table-cell table:style-name="ce3" table:formula="of:=IFERROR([.K381]/[.$E381];&quot;&quot; )">
            <text:p/>
          </table:table-cell>
          <table:table-cell table:style-name="ce3" table:formula="of:=IFERROR([.L381]/[.$E381];&quot;&quot; )">
            <text:p/>
          </table:table-cell>
          <table:table-cell table:style-name="ce3" table:formula="of:=IFERROR([.M381]/[.$E381];&quot;&quot; )" office:value-type="float" office:value="0.000105830680001825" calcext:value-type="float">
            <text:p>0,0001058307</text:p>
          </table:table-cell>
          <table:table-cell table:style-name="ce3" table:formula="of:=IFERROR([.N381]/[.$E381];&quot;&quot; )" office:value-type="float" office:value="0.398160493278631" calcext:value-type="float">
            <text:p>0,3981604933</text:p>
          </table:table-cell>
          <table:table-cell table:style-name="ce3" table:formula="of:=IFERROR([.O381]/[.$E381];&quot;&quot; )">
            <text:p/>
          </table:table-cell>
          <table:table-cell table:style-name="ce3" table:formula="of:=IFERROR([.P381]/[.$E381];&quot;&quot; )">
            <text:p/>
          </table:table-cell>
          <table:table-cell table:style-name="ce3" table:formula="of:=IFERROR([.Q381]/[.$E381];&quot;&quot; )">
            <text:p/>
          </table:table-cell>
          <table:table-cell table:style-name="ce3" table:formula="of:=IFERROR([.R381]/[.$E381];&quot;&quot; )" office:value-type="float" office:value="0.0000222495888405127" calcext:value-type="float">
            <text:p>2,22495888405127E-005</text:p>
          </table:table-cell>
          <table:table-cell table:style-name="ce3" table:formula="of:=IFERROR([.S381]/[.$E381];&quot;&quot; )" office:value-type="float" office:value="0.00780420083661683" calcext:value-type="float">
            <text:p>0,0078042008</text:p>
          </table:table-cell>
          <table:table-cell table:style-name="ce3" table:formula="of:=IFERROR([.T381]/[.$E381];&quot;&quot; )">
            <text:p/>
          </table:table-cell>
          <table:table-cell table:style-name="ce3" table:formula="of:=IFERROR([.U381]/[.$E381];&quot;&quot; )">
            <text:p/>
          </table:table-cell>
          <table:table-cell table:style-name="ce3" table:formula="of:=IFERROR([.V381]/[.$E381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78.5" calcext:value-type="float">
            <text:p>178,5</text:p>
          </table:table-cell>
          <table:table-cell table:style-name="ce3" table:formula="of:=IFERROR([.B382]/[.$E382];&quot;&quot; )">
            <text:p/>
          </table:table-cell>
          <table:table-cell table:style-name="ce3" table:formula="of:=IFERROR([.C382]/[.$E382];&quot;&quot; )" office:value-type="float" office:value="0.00020071472882026" calcext:value-type="float">
            <text:p>0,0002007147</text:p>
          </table:table-cell>
          <table:table-cell table:style-name="ce3" table:formula="of:=IFERROR([.D382]/[.$E382];&quot;&quot; )" office:value-type="float" office:value="0.00207194069753311" calcext:value-type="float">
            <text:p>0,0020719407</text:p>
          </table:table-cell>
          <table:table-cell table:style-name="ce3" table:formula="of:=IFERROR([.E382]/[.$E382];&quot;&quot; )" office:value-type="float" office:value="1" calcext:value-type="float">
            <text:p>1</text:p>
          </table:table-cell>
          <table:table-cell table:style-name="ce3" table:formula="of:=IFERROR([.F382]/[.$E382];&quot;&quot; )">
            <text:p/>
          </table:table-cell>
          <table:table-cell table:style-name="ce3" table:formula="of:=IFERROR([.G382]/[.$E382];&quot;&quot; )">
            <text:p/>
          </table:table-cell>
          <table:table-cell table:style-name="ce3" table:formula="of:=IFERROR([.H382]/[.$E382];&quot;&quot; )">
            <text:p/>
          </table:table-cell>
          <table:table-cell table:style-name="ce3" table:formula="of:=IFERROR([.I382]/[.$E382];&quot;&quot; )" office:value-type="float" office:value="0.0153175081395932" calcext:value-type="float">
            <text:p>0,0153175081</text:p>
          </table:table-cell>
          <table:table-cell table:style-name="ce3" table:formula="of:=IFERROR([.J382]/[.$E382];&quot;&quot; )">
            <text:p/>
          </table:table-cell>
          <table:table-cell table:style-name="ce3" table:formula="of:=IFERROR([.K382]/[.$E382];&quot;&quot; )">
            <text:p/>
          </table:table-cell>
          <table:table-cell table:style-name="ce3" table:formula="of:=IFERROR([.L382]/[.$E382];&quot;&quot; )">
            <text:p/>
          </table:table-cell>
          <table:table-cell table:style-name="ce3" table:formula="of:=IFERROR([.M382]/[.$E382];&quot;&quot; )" office:value-type="float" office:value="0.000132513670561964" calcext:value-type="float">
            <text:p>0,0001325137</text:p>
          </table:table-cell>
          <table:table-cell table:style-name="ce3" table:formula="of:=IFERROR([.N382]/[.$E382];&quot;&quot; )" office:value-type="float" office:value="0.398030132511267" calcext:value-type="float">
            <text:p>0,3980301325</text:p>
          </table:table-cell>
          <table:table-cell table:style-name="ce3" table:formula="of:=IFERROR([.O382]/[.$E382];&quot;&quot; )">
            <text:p/>
          </table:table-cell>
          <table:table-cell table:style-name="ce3" table:formula="of:=IFERROR([.P382]/[.$E382];&quot;&quot; )">
            <text:p/>
          </table:table-cell>
          <table:table-cell table:style-name="ce3" table:formula="of:=IFERROR([.Q382]/[.$E382];&quot;&quot; )">
            <text:p/>
          </table:table-cell>
          <table:table-cell table:style-name="ce3" table:formula="of:=IFERROR([.R382]/[.$E382];&quot;&quot; )">
            <text:p/>
          </table:table-cell>
          <table:table-cell table:style-name="ce3" table:formula="of:=IFERROR([.S382]/[.$E382];&quot;&quot; )" office:value-type="float" office:value="0.00755415066664311" calcext:value-type="float">
            <text:p>0,0075541507</text:p>
          </table:table-cell>
          <table:table-cell table:style-name="ce3" table:formula="of:=IFERROR([.T382]/[.$E382];&quot;&quot; )">
            <text:p/>
          </table:table-cell>
          <table:table-cell table:style-name="ce3" table:formula="of:=IFERROR([.U382]/[.$E382];&quot;&quot; )">
            <text:p/>
          </table:table-cell>
          <table:table-cell table:style-name="ce3" table:formula="of:=IFERROR([.V382]/[.$E382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80.3" calcext:value-type="float">
            <text:p>180,3</text:p>
          </table:table-cell>
          <table:table-cell table:style-name="ce3" table:formula="of:=IFERROR([.B383]/[.$E383];&quot;&quot; )">
            <text:p/>
          </table:table-cell>
          <table:table-cell table:style-name="ce3" table:formula="of:=IFERROR([.C383]/[.$E383];&quot;&quot; )" office:value-type="float" office:value="0.000181745814366375" calcext:value-type="float">
            <text:p>0,0001817458</text:p>
          </table:table-cell>
          <table:table-cell table:style-name="ce3" table:formula="of:=IFERROR([.D383]/[.$E383];&quot;&quot; )">
            <text:p/>
          </table:table-cell>
          <table:table-cell table:style-name="ce3" table:formula="of:=IFERROR([.E383]/[.$E383];&quot;&quot; )" office:value-type="float" office:value="1" calcext:value-type="float">
            <text:p>1</text:p>
          </table:table-cell>
          <table:table-cell table:style-name="ce3" table:formula="of:=IFERROR([.F383]/[.$E383];&quot;&quot; )">
            <text:p/>
          </table:table-cell>
          <table:table-cell table:style-name="ce3" table:formula="of:=IFERROR([.G383]/[.$E383];&quot;&quot; )">
            <text:p/>
          </table:table-cell>
          <table:table-cell table:style-name="ce3" table:formula="of:=IFERROR([.H383]/[.$E383];&quot;&quot; )" office:value-type="float" office:value="0.000192055241959736" calcext:value-type="float">
            <text:p>0,0001920552</text:p>
          </table:table-cell>
          <table:table-cell table:style-name="ce3" table:formula="of:=IFERROR([.I383]/[.$E383];&quot;&quot; )" office:value-type="float" office:value="0.0140344188911686" calcext:value-type="float">
            <text:p>0,0140344189</text:p>
          </table:table-cell>
          <table:table-cell table:style-name="ce3" table:formula="of:=IFERROR([.J383]/[.$E383];&quot;&quot; )">
            <text:p/>
          </table:table-cell>
          <table:table-cell table:style-name="ce3" table:formula="of:=IFERROR([.K383]/[.$E383];&quot;&quot; )">
            <text:p/>
          </table:table-cell>
          <table:table-cell table:style-name="ce3" table:formula="of:=IFERROR([.L383]/[.$E383];&quot;&quot; )">
            <text:p/>
          </table:table-cell>
          <table:table-cell table:style-name="ce3" table:formula="of:=IFERROR([.M383]/[.$E383];&quot;&quot; )" office:value-type="float" office:value="0.000118275389813789" calcext:value-type="float">
            <text:p>0,0001182754</text:p>
          </table:table-cell>
          <table:table-cell table:style-name="ce3" table:formula="of:=IFERROR([.N383]/[.$E383];&quot;&quot; )" office:value-type="float" office:value="0.409823647606036" calcext:value-type="float">
            <text:p>0,4098236476</text:p>
          </table:table-cell>
          <table:table-cell table:style-name="ce3" table:formula="of:=IFERROR([.O383]/[.$E383];&quot;&quot; )">
            <text:p/>
          </table:table-cell>
          <table:table-cell table:style-name="ce3" table:formula="of:=IFERROR([.P383]/[.$E383];&quot;&quot; )">
            <text:p/>
          </table:table-cell>
          <table:table-cell table:style-name="ce3" table:formula="of:=IFERROR([.Q383]/[.$E383];&quot;&quot; )">
            <text:p/>
          </table:table-cell>
          <table:table-cell table:style-name="ce3" table:formula="of:=IFERROR([.R383]/[.$E383];&quot;&quot; )">
            <text:p/>
          </table:table-cell>
          <table:table-cell table:style-name="ce3" table:formula="of:=IFERROR([.S383]/[.$E383];&quot;&quot; )" office:value-type="float" office:value="0.00626219442091837" calcext:value-type="float">
            <text:p>0,0062621944</text:p>
          </table:table-cell>
          <table:table-cell table:style-name="ce3" table:formula="of:=IFERROR([.T383]/[.$E383];&quot;&quot; )">
            <text:p/>
          </table:table-cell>
          <table:table-cell table:style-name="ce3" table:formula="of:=IFERROR([.U383]/[.$E383];&quot;&quot; )">
            <text:p/>
          </table:table-cell>
          <table:table-cell table:style-name="ce3" table:formula="of:=IFERROR([.V383]/[.$E383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82.1" calcext:value-type="float">
            <text:p>182,1</text:p>
          </table:table-cell>
          <table:table-cell table:style-name="ce3" table:formula="of:=IFERROR([.B384]/[.$E384];&quot;&quot; )">
            <text:p/>
          </table:table-cell>
          <table:table-cell table:style-name="ce3" table:formula="of:=IFERROR([.C384]/[.$E384];&quot;&quot; )" office:value-type="float" office:value="0.00023991569579647" calcext:value-type="float">
            <text:p>0,0002399157</text:p>
          </table:table-cell>
          <table:table-cell table:style-name="ce3" table:formula="of:=IFERROR([.D384]/[.$E384];&quot;&quot; )">
            <text:p/>
          </table:table-cell>
          <table:table-cell table:style-name="ce3" table:formula="of:=IFERROR([.E384]/[.$E384];&quot;&quot; )" office:value-type="float" office:value="1" calcext:value-type="float">
            <text:p>1</text:p>
          </table:table-cell>
          <table:table-cell table:style-name="ce3" table:formula="of:=IFERROR([.F384]/[.$E384];&quot;&quot; )">
            <text:p/>
          </table:table-cell>
          <table:table-cell table:style-name="ce3" table:formula="of:=IFERROR([.G384]/[.$E384];&quot;&quot; )">
            <text:p/>
          </table:table-cell>
          <table:table-cell table:style-name="ce3" table:formula="of:=IFERROR([.H384]/[.$E384];&quot;&quot; )" office:value-type="float" office:value="0.000102034989088506" calcext:value-type="float">
            <text:p>0,000102035</text:p>
          </table:table-cell>
          <table:table-cell table:style-name="ce3" table:formula="of:=IFERROR([.I384]/[.$E384];&quot;&quot; )" office:value-type="float" office:value="0.0139568162550902" calcext:value-type="float">
            <text:p>0,0139568163</text:p>
          </table:table-cell>
          <table:table-cell table:style-name="ce3" table:formula="of:=IFERROR([.J384]/[.$E384];&quot;&quot; )">
            <text:p/>
          </table:table-cell>
          <table:table-cell table:style-name="ce3" table:formula="of:=IFERROR([.K384]/[.$E384];&quot;&quot; )">
            <text:p/>
          </table:table-cell>
          <table:table-cell table:style-name="ce3" table:formula="of:=IFERROR([.L384]/[.$E384];&quot;&quot; )">
            <text:p/>
          </table:table-cell>
          <table:table-cell table:style-name="ce3" table:formula="of:=IFERROR([.M384]/[.$E384];&quot;&quot; )" office:value-type="float" office:value="0.00011336592908947" calcext:value-type="float">
            <text:p>0,0001133659</text:p>
          </table:table-cell>
          <table:table-cell table:style-name="ce3" table:formula="of:=IFERROR([.N384]/[.$E384];&quot;&quot; )" office:value-type="float" office:value="0.404899163050543" calcext:value-type="float">
            <text:p>0,4048991631</text:p>
          </table:table-cell>
          <table:table-cell table:style-name="ce3" table:formula="of:=IFERROR([.O384]/[.$E384];&quot;&quot; )">
            <text:p/>
          </table:table-cell>
          <table:table-cell table:style-name="ce3" table:formula="of:=IFERROR([.P384]/[.$E384];&quot;&quot; )">
            <text:p/>
          </table:table-cell>
          <table:table-cell table:style-name="ce3" table:formula="of:=IFERROR([.Q384]/[.$E384];&quot;&quot; )">
            <text:p/>
          </table:table-cell>
          <table:table-cell table:style-name="ce3" table:formula="of:=IFERROR([.R384]/[.$E384];&quot;&quot; )">
            <text:p/>
          </table:table-cell>
          <table:table-cell table:style-name="ce3" table:formula="of:=IFERROR([.S384]/[.$E384];&quot;&quot; )" office:value-type="float" office:value="0.00585011909923399" calcext:value-type="float">
            <text:p>0,0058501191</text:p>
          </table:table-cell>
          <table:table-cell table:style-name="ce3" table:formula="of:=IFERROR([.T384]/[.$E384];&quot;&quot; )">
            <text:p/>
          </table:table-cell>
          <table:table-cell table:style-name="ce3" table:formula="of:=IFERROR([.U384]/[.$E384];&quot;&quot; )">
            <text:p/>
          </table:table-cell>
          <table:table-cell table:style-name="ce3" table:formula="of:=IFERROR([.V384]/[.$E384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83.8" calcext:value-type="float">
            <text:p>183,8</text:p>
          </table:table-cell>
          <table:table-cell table:style-name="ce3" table:formula="of:=IFERROR([.B385]/[.$E385];&quot;&quot; )">
            <text:p/>
          </table:table-cell>
          <table:table-cell table:style-name="ce3" table:formula="of:=IFERROR([.C385]/[.$E385];&quot;&quot; )" office:value-type="float" office:value="0.000234621217566547" calcext:value-type="float">
            <text:p>0,0002346212</text:p>
          </table:table-cell>
          <table:table-cell table:style-name="ce3" table:formula="of:=IFERROR([.D385]/[.$E385];&quot;&quot; )">
            <text:p/>
          </table:table-cell>
          <table:table-cell table:style-name="ce3" table:formula="of:=IFERROR([.E385]/[.$E385];&quot;&quot; )" office:value-type="float" office:value="1" calcext:value-type="float">
            <text:p>1</text:p>
          </table:table-cell>
          <table:table-cell table:style-name="ce3" table:formula="of:=IFERROR([.F385]/[.$E385];&quot;&quot; )">
            <text:p/>
          </table:table-cell>
          <table:table-cell table:style-name="ce3" table:formula="of:=IFERROR([.G385]/[.$E385];&quot;&quot; )">
            <text:p/>
          </table:table-cell>
          <table:table-cell table:style-name="ce3" table:formula="of:=IFERROR([.H385]/[.$E385];&quot;&quot; )" office:value-type="float" office:value="0.000136281532086113" calcext:value-type="float">
            <text:p>0,0001362815</text:p>
          </table:table-cell>
          <table:table-cell table:style-name="ce3" table:formula="of:=IFERROR([.I385]/[.$E385];&quot;&quot; )" office:value-type="float" office:value="0.0140159190011998" calcext:value-type="float">
            <text:p>0,014015919</text:p>
          </table:table-cell>
          <table:table-cell table:style-name="ce3" table:formula="of:=IFERROR([.J385]/[.$E385];&quot;&quot; )">
            <text:p/>
          </table:table-cell>
          <table:table-cell table:style-name="ce3" table:formula="of:=IFERROR([.K385]/[.$E385];&quot;&quot; )">
            <text:p/>
          </table:table-cell>
          <table:table-cell table:style-name="ce3" table:formula="of:=IFERROR([.L385]/[.$E385];&quot;&quot; )">
            <text:p/>
          </table:table-cell>
          <table:table-cell table:style-name="ce3" table:formula="of:=IFERROR([.M385]/[.$E385];&quot;&quot; )" office:value-type="float" office:value="0.000132601010589414" calcext:value-type="float">
            <text:p>0,000132601</text:p>
          </table:table-cell>
          <table:table-cell table:style-name="ce3" table:formula="of:=IFERROR([.N385]/[.$E385];&quot;&quot; )" office:value-type="float" office:value="0.419498797888757" calcext:value-type="float">
            <text:p>0,4194987979</text:p>
          </table:table-cell>
          <table:table-cell table:style-name="ce3" table:formula="of:=IFERROR([.O385]/[.$E385];&quot;&quot; )" office:value-type="float" office:value="0.000357918687705971" calcext:value-type="float">
            <text:p>0,0003579187</text:p>
          </table:table-cell>
          <table:table-cell table:style-name="ce3" table:formula="of:=IFERROR([.P385]/[.$E385];&quot;&quot; )">
            <text:p/>
          </table:table-cell>
          <table:table-cell table:style-name="ce3" table:formula="of:=IFERROR([.Q385]/[.$E385];&quot;&quot; )">
            <text:p/>
          </table:table-cell>
          <table:table-cell table:style-name="ce3" table:formula="of:=IFERROR([.R385]/[.$E385];&quot;&quot; )">
            <text:p/>
          </table:table-cell>
          <table:table-cell table:style-name="ce3" table:formula="of:=IFERROR([.S385]/[.$E385];&quot;&quot; )" office:value-type="float" office:value="0.00429619095373041" calcext:value-type="float">
            <text:p>0,004296191</text:p>
          </table:table-cell>
          <table:table-cell table:style-name="ce3" table:formula="of:=IFERROR([.T385]/[.$E385];&quot;&quot; )">
            <text:p/>
          </table:table-cell>
          <table:table-cell table:style-name="ce3" table:formula="of:=IFERROR([.U385]/[.$E385];&quot;&quot; )">
            <text:p/>
          </table:table-cell>
          <table:table-cell table:style-name="ce3" table:formula="of:=IFERROR([.V385]/[.$E385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85.6" calcext:value-type="float">
            <text:p>185,6</text:p>
          </table:table-cell>
          <table:table-cell table:style-name="ce3" table:formula="of:=IFERROR([.B386]/[.$E386];&quot;&quot; )">
            <text:p/>
          </table:table-cell>
          <table:table-cell table:style-name="ce3" table:formula="of:=IFERROR([.C386]/[.$E386];&quot;&quot; )" office:value-type="float" office:value="0.00021330841206966" calcext:value-type="float">
            <text:p>0,0002133084</text:p>
          </table:table-cell>
          <table:table-cell table:style-name="ce3" table:formula="of:=IFERROR([.D386]/[.$E386];&quot;&quot; )">
            <text:p/>
          </table:table-cell>
          <table:table-cell table:style-name="ce3" table:formula="of:=IFERROR([.E386]/[.$E386];&quot;&quot; )" office:value-type="float" office:value="1" calcext:value-type="float">
            <text:p>1</text:p>
          </table:table-cell>
          <table:table-cell table:style-name="ce3" table:formula="of:=IFERROR([.F386]/[.$E386];&quot;&quot; )">
            <text:p/>
          </table:table-cell>
          <table:table-cell table:style-name="ce3" table:formula="of:=IFERROR([.G386]/[.$E386];&quot;&quot; )">
            <text:p/>
          </table:table-cell>
          <table:table-cell table:style-name="ce3" table:formula="of:=IFERROR([.H386]/[.$E386];&quot;&quot; )">
            <text:p/>
          </table:table-cell>
          <table:table-cell table:style-name="ce3" table:formula="of:=IFERROR([.I386]/[.$E386];&quot;&quot; )" office:value-type="float" office:value="0.0135405047842874" calcext:value-type="float">
            <text:p>0,0135405048</text:p>
          </table:table-cell>
          <table:table-cell table:style-name="ce3" table:formula="of:=IFERROR([.J386]/[.$E386];&quot;&quot; )">
            <text:p/>
          </table:table-cell>
          <table:table-cell table:style-name="ce3" table:formula="of:=IFERROR([.K386]/[.$E386];&quot;&quot; )">
            <text:p/>
          </table:table-cell>
          <table:table-cell table:style-name="ce3" table:formula="of:=IFERROR([.L386]/[.$E386];&quot;&quot; )">
            <text:p/>
          </table:table-cell>
          <table:table-cell table:style-name="ce3" table:formula="of:=IFERROR([.M386]/[.$E386];&quot;&quot; )" office:value-type="float" office:value="0.000104963216623336" calcext:value-type="float">
            <text:p>0,0001049632</text:p>
          </table:table-cell>
          <table:table-cell table:style-name="ce3" table:formula="of:=IFERROR([.N386]/[.$E386];&quot;&quot; )" office:value-type="float" office:value="0.408954881526296" calcext:value-type="float">
            <text:p>0,4089548815</text:p>
          </table:table-cell>
          <table:table-cell table:style-name="ce3" table:formula="of:=IFERROR([.O386]/[.$E386];&quot;&quot; )" office:value-type="float" office:value="0.0000144724319001697" calcext:value-type="float">
            <text:p>1,44724319001697E-005</text:p>
          </table:table-cell>
          <table:table-cell table:style-name="ce3" table:formula="of:=IFERROR([.P386]/[.$E386];&quot;&quot; )">
            <text:p/>
          </table:table-cell>
          <table:table-cell table:style-name="ce3" table:formula="of:=IFERROR([.Q386]/[.$E386];&quot;&quot; )">
            <text:p/>
          </table:table-cell>
          <table:table-cell table:style-name="ce3" table:formula="of:=IFERROR([.R386]/[.$E386];&quot;&quot; )">
            <text:p/>
          </table:table-cell>
          <table:table-cell table:style-name="ce3" table:formula="of:=IFERROR([.S386]/[.$E386];&quot;&quot; )" office:value-type="float" office:value="0.0043531490805271" calcext:value-type="float">
            <text:p>0,0043531491</text:p>
          </table:table-cell>
          <table:table-cell table:style-name="ce3" table:formula="of:=IFERROR([.T386]/[.$E386];&quot;&quot; )">
            <text:p/>
          </table:table-cell>
          <table:table-cell table:style-name="ce3" table:formula="of:=IFERROR([.U386]/[.$E386];&quot;&quot; )">
            <text:p/>
          </table:table-cell>
          <table:table-cell table:style-name="ce3" table:formula="of:=IFERROR([.V386]/[.$E386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87.4" calcext:value-type="float">
            <text:p>187,4</text:p>
          </table:table-cell>
          <table:table-cell table:style-name="ce3" table:formula="of:=IFERROR([.B387]/[.$E387];&quot;&quot; )">
            <text:p/>
          </table:table-cell>
          <table:table-cell table:style-name="ce3" table:formula="of:=IFERROR([.C387]/[.$E387];&quot;&quot; )" office:value-type="float" office:value="0.000256769192708074" calcext:value-type="float">
            <text:p>0,0002567692</text:p>
          </table:table-cell>
          <table:table-cell table:style-name="ce3" table:formula="of:=IFERROR([.D387]/[.$E387];&quot;&quot; )" office:value-type="float" office:value="0.00226162567660303" calcext:value-type="float">
            <text:p>0,0022616257</text:p>
          </table:table-cell>
          <table:table-cell table:style-name="ce3" table:formula="of:=IFERROR([.E387]/[.$E387];&quot;&quot; )" office:value-type="float" office:value="1" calcext:value-type="float">
            <text:p>1</text:p>
          </table:table-cell>
          <table:table-cell table:style-name="ce3" table:formula="of:=IFERROR([.F387]/[.$E387];&quot;&quot; )">
            <text:p/>
          </table:table-cell>
          <table:table-cell table:style-name="ce3" table:formula="of:=IFERROR([.G387]/[.$E387];&quot;&quot; )">
            <text:p/>
          </table:table-cell>
          <table:table-cell table:style-name="ce3" table:formula="of:=IFERROR([.H387]/[.$E387];&quot;&quot; )">
            <text:p/>
          </table:table-cell>
          <table:table-cell table:style-name="ce3" table:formula="of:=IFERROR([.I387]/[.$E387];&quot;&quot; )" office:value-type="float" office:value="0.0141735305085904" calcext:value-type="float">
            <text:p>0,0141735305</text:p>
          </table:table-cell>
          <table:table-cell table:style-name="ce3" table:formula="of:=IFERROR([.J387]/[.$E387];&quot;&quot; )">
            <text:p/>
          </table:table-cell>
          <table:table-cell table:style-name="ce3" table:formula="of:=IFERROR([.K387]/[.$E387];&quot;&quot; )">
            <text:p/>
          </table:table-cell>
          <table:table-cell table:style-name="ce3" table:formula="of:=IFERROR([.L387]/[.$E387];&quot;&quot; )">
            <text:p/>
          </table:table-cell>
          <table:table-cell table:style-name="ce3" table:formula="of:=IFERROR([.M387]/[.$E387];&quot;&quot; )" office:value-type="float" office:value="0.000158515644061863" calcext:value-type="float">
            <text:p>0,0001585156</text:p>
          </table:table-cell>
          <table:table-cell table:style-name="ce3" table:formula="of:=IFERROR([.N387]/[.$E387];&quot;&quot; )" office:value-type="float" office:value="0.401408225858125" calcext:value-type="float">
            <text:p>0,4014082259</text:p>
          </table:table-cell>
          <table:table-cell table:style-name="ce3" table:formula="of:=IFERROR([.O387]/[.$E387];&quot;&quot; )">
            <text:p/>
          </table:table-cell>
          <table:table-cell table:style-name="ce3" table:formula="of:=IFERROR([.P387]/[.$E387];&quot;&quot; )">
            <text:p/>
          </table:table-cell>
          <table:table-cell table:style-name="ce3" table:formula="of:=IFERROR([.Q387]/[.$E387];&quot;&quot; )">
            <text:p/>
          </table:table-cell>
          <table:table-cell table:style-name="ce3" table:formula="of:=IFERROR([.R387]/[.$E387];&quot;&quot; )">
            <text:p/>
          </table:table-cell>
          <table:table-cell table:style-name="ce3" table:formula="of:=IFERROR([.S387]/[.$E387];&quot;&quot; )" office:value-type="float" office:value="0.00434450238676577" calcext:value-type="float">
            <text:p>0,0043445024</text:p>
          </table:table-cell>
          <table:table-cell table:style-name="ce3" table:formula="of:=IFERROR([.T387]/[.$E387];&quot;&quot; )">
            <text:p/>
          </table:table-cell>
          <table:table-cell table:style-name="ce3" table:formula="of:=IFERROR([.U387]/[.$E387];&quot;&quot; )">
            <text:p/>
          </table:table-cell>
          <table:table-cell table:style-name="ce3" table:formula="of:=IFERROR([.V387]/[.$E387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89.1" calcext:value-type="float">
            <text:p>189,1</text:p>
          </table:table-cell>
          <table:table-cell table:style-name="ce3" table:formula="of:=IFERROR([.B388]/[.$E388];&quot;&quot; )">
            <text:p/>
          </table:table-cell>
          <table:table-cell table:style-name="ce3" table:formula="of:=IFERROR([.C388]/[.$E388];&quot;&quot; )" office:value-type="float" office:value="0.000278276150342801" calcext:value-type="float">
            <text:p>0,0002782762</text:p>
          </table:table-cell>
          <table:table-cell table:style-name="ce3" table:formula="of:=IFERROR([.D388]/[.$E388];&quot;&quot; )">
            <text:p/>
          </table:table-cell>
          <table:table-cell table:style-name="ce3" table:formula="of:=IFERROR([.E388]/[.$E388];&quot;&quot; )" office:value-type="float" office:value="1" calcext:value-type="float">
            <text:p>1</text:p>
          </table:table-cell>
          <table:table-cell table:style-name="ce3" table:formula="of:=IFERROR([.F388]/[.$E388];&quot;&quot; )">
            <text:p/>
          </table:table-cell>
          <table:table-cell table:style-name="ce3" table:formula="of:=IFERROR([.G388]/[.$E388];&quot;&quot; )">
            <text:p/>
          </table:table-cell>
          <table:table-cell table:style-name="ce3" table:formula="of:=IFERROR([.H388]/[.$E388];&quot;&quot; )" office:value-type="float" office:value="0.000119839394265086" calcext:value-type="float">
            <text:p>0,0001198394</text:p>
          </table:table-cell>
          <table:table-cell table:style-name="ce3" table:formula="of:=IFERROR([.I388]/[.$E388];&quot;&quot; )" office:value-type="float" office:value="0.0137967195828233" calcext:value-type="float">
            <text:p>0,0137967196</text:p>
          </table:table-cell>
          <table:table-cell table:style-name="ce3" table:formula="of:=IFERROR([.J388]/[.$E388];&quot;&quot; )">
            <text:p/>
          </table:table-cell>
          <table:table-cell table:style-name="ce3" table:formula="of:=IFERROR([.K388]/[.$E388];&quot;&quot; )">
            <text:p/>
          </table:table-cell>
          <table:table-cell table:style-name="ce3" table:formula="of:=IFERROR([.L388]/[.$E388];&quot;&quot; )">
            <text:p/>
          </table:table-cell>
          <table:table-cell table:style-name="ce3" table:formula="of:=IFERROR([.M388]/[.$E388];&quot;&quot; )" office:value-type="float" office:value="0.0000925496452723161" calcext:value-type="float">
            <text:p>9,25496452723161E-005</text:p>
          </table:table-cell>
          <table:table-cell table:style-name="ce3" table:formula="of:=IFERROR([.N388]/[.$E388];&quot;&quot; )" office:value-type="float" office:value="0.408049965897281" calcext:value-type="float">
            <text:p>0,4080499659</text:p>
          </table:table-cell>
          <table:table-cell table:style-name="ce3" table:formula="of:=IFERROR([.O388]/[.$E388];&quot;&quot; )" office:value-type="float" office:value="0.0000318045101552777" calcext:value-type="float">
            <text:p>3,18045101552777E-005</text:p>
          </table:table-cell>
          <table:table-cell table:style-name="ce3" table:formula="of:=IFERROR([.P388]/[.$E388];&quot;&quot; )">
            <text:p/>
          </table:table-cell>
          <table:table-cell table:style-name="ce3" table:formula="of:=IFERROR([.Q388]/[.$E388];&quot;&quot; )">
            <text:p/>
          </table:table-cell>
          <table:table-cell table:style-name="ce3" table:formula="of:=IFERROR([.R388]/[.$E388];&quot;&quot; )" office:value-type="float" office:value="0.0000288962465754974" calcext:value-type="float">
            <text:p>2,88962465754974E-005</text:p>
          </table:table-cell>
          <table:table-cell table:style-name="ce3" table:formula="of:=IFERROR([.S388]/[.$E388];&quot;&quot; )" office:value-type="float" office:value="0.00294287872106556" calcext:value-type="float">
            <text:p>0,0029428787</text:p>
          </table:table-cell>
          <table:table-cell table:style-name="ce3" table:formula="of:=IFERROR([.T388]/[.$E388];&quot;&quot; )">
            <text:p/>
          </table:table-cell>
          <table:table-cell table:style-name="ce3" table:formula="of:=IFERROR([.U388]/[.$E388];&quot;&quot; )">
            <text:p/>
          </table:table-cell>
          <table:table-cell table:style-name="ce3" table:formula="of:=IFERROR([.V388]/[.$E388];&quot;&quot; )" office:value-type="float" office:value="0.00000591711816842376" calcext:value-type="float">
            <text:p>5,91711816842376E-006</text:p>
          </table:table-cell>
          <table:table-cell table:number-columns-repeated="1002"/>
        </table:table-row>
        <table:table-row table:style-name="ro1">
          <table:table-cell office:value-type="float" office:value="190.9" calcext:value-type="float">
            <text:p>190,9</text:p>
          </table:table-cell>
          <table:table-cell table:style-name="ce3" table:formula="of:=IFERROR([.B389]/[.$E389];&quot;&quot; )">
            <text:p/>
          </table:table-cell>
          <table:table-cell table:style-name="ce3" table:formula="of:=IFERROR([.C389]/[.$E389];&quot;&quot; )" office:value-type="float" office:value="0.000255184690684196" calcext:value-type="float">
            <text:p>0,0002551847</text:p>
          </table:table-cell>
          <table:table-cell table:style-name="ce3" table:formula="of:=IFERROR([.D389]/[.$E389];&quot;&quot; )">
            <text:p/>
          </table:table-cell>
          <table:table-cell table:style-name="ce3" table:formula="of:=IFERROR([.E389]/[.$E389];&quot;&quot; )" office:value-type="float" office:value="1" calcext:value-type="float">
            <text:p>1</text:p>
          </table:table-cell>
          <table:table-cell table:style-name="ce3" table:formula="of:=IFERROR([.F389]/[.$E389];&quot;&quot; )">
            <text:p/>
          </table:table-cell>
          <table:table-cell table:style-name="ce3" table:formula="of:=IFERROR([.G389]/[.$E389];&quot;&quot; )">
            <text:p/>
          </table:table-cell>
          <table:table-cell table:style-name="ce3" table:formula="of:=IFERROR([.H389]/[.$E389];&quot;&quot; )" office:value-type="float" office:value="0.000117986741926303" calcext:value-type="float">
            <text:p>0,0001179867</text:p>
          </table:table-cell>
          <table:table-cell table:style-name="ce3" table:formula="of:=IFERROR([.I389]/[.$E389];&quot;&quot; )" office:value-type="float" office:value="0.0135717538633393" calcext:value-type="float">
            <text:p>0,0135717539</text:p>
          </table:table-cell>
          <table:table-cell table:style-name="ce3" table:formula="of:=IFERROR([.J389]/[.$E389];&quot;&quot; )">
            <text:p/>
          </table:table-cell>
          <table:table-cell table:style-name="ce3" table:formula="of:=IFERROR([.K389]/[.$E389];&quot;&quot; )">
            <text:p/>
          </table:table-cell>
          <table:table-cell table:style-name="ce3" table:formula="of:=IFERROR([.L389]/[.$E389];&quot;&quot; )">
            <text:p/>
          </table:table-cell>
          <table:table-cell table:style-name="ce3" table:formula="of:=IFERROR([.M389]/[.$E389];&quot;&quot; )" office:value-type="float" office:value="0.0000629910955736052" calcext:value-type="float">
            <text:p>6,29910955736052E-005</text:p>
          </table:table-cell>
          <table:table-cell table:style-name="ce3" table:formula="of:=IFERROR([.N389]/[.$E389];&quot;&quot; )" office:value-type="float" office:value="0.409484730625338" calcext:value-type="float">
            <text:p>0,4094847306</text:p>
          </table:table-cell>
          <table:table-cell table:style-name="ce3" table:formula="of:=IFERROR([.O389]/[.$E389];&quot;&quot; )">
            <text:p/>
          </table:table-cell>
          <table:table-cell table:style-name="ce3" table:formula="of:=IFERROR([.P389]/[.$E389];&quot;&quot; )">
            <text:p/>
          </table:table-cell>
          <table:table-cell table:style-name="ce3" table:formula="of:=IFERROR([.Q389]/[.$E389];&quot;&quot; )">
            <text:p/>
          </table:table-cell>
          <table:table-cell table:style-name="ce3" table:formula="of:=IFERROR([.R389]/[.$E389];&quot;&quot; )">
            <text:p/>
          </table:table-cell>
          <table:table-cell table:style-name="ce3" table:formula="of:=IFERROR([.S389]/[.$E389];&quot;&quot; )" office:value-type="float" office:value="0.00289623938093118" calcext:value-type="float">
            <text:p>0,0028962394</text:p>
          </table:table-cell>
          <table:table-cell table:style-name="ce3" table:formula="of:=IFERROR([.T389]/[.$E389];&quot;&quot; )">
            <text:p/>
          </table:table-cell>
          <table:table-cell table:style-name="ce3" table:formula="of:=IFERROR([.U389]/[.$E389];&quot;&quot; )">
            <text:p/>
          </table:table-cell>
          <table:table-cell table:style-name="ce3" table:formula="of:=IFERROR([.V389]/[.$E389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92.7" calcext:value-type="float">
            <text:p>192,7</text:p>
          </table:table-cell>
          <table:table-cell table:style-name="ce3" table:formula="of:=IFERROR([.B390]/[.$E390];&quot;&quot; )">
            <text:p/>
          </table:table-cell>
          <table:table-cell table:style-name="ce3" table:formula="of:=IFERROR([.C390]/[.$E390];&quot;&quot; )" office:value-type="float" office:value="0.000184984646769903" calcext:value-type="float">
            <text:p>0,0001849846</text:p>
          </table:table-cell>
          <table:table-cell table:style-name="ce3" table:formula="of:=IFERROR([.D390]/[.$E390];&quot;&quot; )">
            <text:p/>
          </table:table-cell>
          <table:table-cell table:style-name="ce3" table:formula="of:=IFERROR([.E390]/[.$E390];&quot;&quot; )" office:value-type="float" office:value="1" calcext:value-type="float">
            <text:p>1</text:p>
          </table:table-cell>
          <table:table-cell table:style-name="ce3" table:formula="of:=IFERROR([.F390]/[.$E390];&quot;&quot; )">
            <text:p/>
          </table:table-cell>
          <table:table-cell table:style-name="ce3" table:formula="of:=IFERROR([.G390]/[.$E390];&quot;&quot; )">
            <text:p/>
          </table:table-cell>
          <table:table-cell table:style-name="ce3" table:formula="of:=IFERROR([.H390]/[.$E390];&quot;&quot; )" office:value-type="float" office:value="0.0000873961548940019" calcext:value-type="float">
            <text:p>8,73961548940019E-005</text:p>
          </table:table-cell>
          <table:table-cell table:style-name="ce3" table:formula="of:=IFERROR([.I390]/[.$E390];&quot;&quot; )" office:value-type="float" office:value="0.0139156627642654" calcext:value-type="float">
            <text:p>0,0139156628</text:p>
          </table:table-cell>
          <table:table-cell table:style-name="ce3" table:formula="of:=IFERROR([.J390]/[.$E390];&quot;&quot; )">
            <text:p/>
          </table:table-cell>
          <table:table-cell table:style-name="ce3" table:formula="of:=IFERROR([.K390]/[.$E390];&quot;&quot; )">
            <text:p/>
          </table:table-cell>
          <table:table-cell table:style-name="ce3" table:formula="of:=IFERROR([.L390]/[.$E390];&quot;&quot; )">
            <text:p/>
          </table:table-cell>
          <table:table-cell table:style-name="ce3" table:formula="of:=IFERROR([.M390]/[.$E390];&quot;&quot; )" office:value-type="float" office:value="0.000101774097162551" calcext:value-type="float">
            <text:p>0,0001017741</text:p>
          </table:table-cell>
          <table:table-cell table:style-name="ce3" table:formula="of:=IFERROR([.N390]/[.$E390];&quot;&quot; )" office:value-type="float" office:value="0.413124239440888" calcext:value-type="float">
            <text:p>0,4131242394</text:p>
          </table:table-cell>
          <table:table-cell table:style-name="ce3" table:formula="of:=IFERROR([.O390]/[.$E390];&quot;&quot; )" office:value-type="float" office:value="0.0000171663554908967" calcext:value-type="float">
            <text:p>1,71663554908967E-005</text:p>
          </table:table-cell>
          <table:table-cell table:style-name="ce3" table:formula="of:=IFERROR([.P390]/[.$E390];&quot;&quot; )">
            <text:p/>
          </table:table-cell>
          <table:table-cell table:style-name="ce3" table:formula="of:=IFERROR([.Q390]/[.$E390];&quot;&quot; )">
            <text:p/>
          </table:table-cell>
          <table:table-cell table:style-name="ce3" table:formula="of:=IFERROR([.R390]/[.$E390];&quot;&quot; )">
            <text:p/>
          </table:table-cell>
          <table:table-cell table:style-name="ce3" table:formula="of:=IFERROR([.S390]/[.$E390];&quot;&quot; )" office:value-type="float" office:value="0.00361754520710459" calcext:value-type="float">
            <text:p>0,0036175452</text:p>
          </table:table-cell>
          <table:table-cell table:style-name="ce3" table:formula="of:=IFERROR([.T390]/[.$E390];&quot;&quot; )">
            <text:p/>
          </table:table-cell>
          <table:table-cell table:style-name="ce3" table:formula="of:=IFERROR([.U390]/[.$E390];&quot;&quot; )">
            <text:p/>
          </table:table-cell>
          <table:table-cell table:style-name="ce3" table:formula="of:=IFERROR([.V390]/[.$E390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94.4" calcext:value-type="float">
            <text:p>194,4</text:p>
          </table:table-cell>
          <table:table-cell table:style-name="ce3" table:formula="of:=IFERROR([.B391]/[.$E391];&quot;&quot; )">
            <text:p/>
          </table:table-cell>
          <table:table-cell table:style-name="ce3" table:formula="of:=IFERROR([.C391]/[.$E391];&quot;&quot; )" office:value-type="float" office:value="0.000150038699139347" calcext:value-type="float">
            <text:p>0,0001500387</text:p>
          </table:table-cell>
          <table:table-cell table:style-name="ce3" table:formula="of:=IFERROR([.D391]/[.$E391];&quot;&quot; )">
            <text:p/>
          </table:table-cell>
          <table:table-cell table:style-name="ce3" table:formula="of:=IFERROR([.E391]/[.$E391];&quot;&quot; )" office:value-type="float" office:value="1" calcext:value-type="float">
            <text:p>1</text:p>
          </table:table-cell>
          <table:table-cell table:style-name="ce3" table:formula="of:=IFERROR([.F391]/[.$E391];&quot;&quot; )">
            <text:p/>
          </table:table-cell>
          <table:table-cell table:style-name="ce3" table:formula="of:=IFERROR([.G391]/[.$E391];&quot;&quot; )">
            <text:p/>
          </table:table-cell>
          <table:table-cell table:style-name="ce3" table:formula="of:=IFERROR([.H391]/[.$E391];&quot;&quot; )">
            <text:p/>
          </table:table-cell>
          <table:table-cell table:style-name="ce3" table:formula="of:=IFERROR([.I391]/[.$E391];&quot;&quot; )" office:value-type="float" office:value="0.0131397900146523" calcext:value-type="float">
            <text:p>0,01313979</text:p>
          </table:table-cell>
          <table:table-cell table:style-name="ce3" table:formula="of:=IFERROR([.J391]/[.$E391];&quot;&quot; )">
            <text:p/>
          </table:table-cell>
          <table:table-cell table:style-name="ce3" table:formula="of:=IFERROR([.K391]/[.$E391];&quot;&quot; )">
            <text:p/>
          </table:table-cell>
          <table:table-cell table:style-name="ce3" table:formula="of:=IFERROR([.L391]/[.$E391];&quot;&quot; )">
            <text:p/>
          </table:table-cell>
          <table:table-cell table:style-name="ce3" table:formula="of:=IFERROR([.M391]/[.$E391];&quot;&quot; )" office:value-type="float" office:value="0.0000829343300133741" calcext:value-type="float">
            <text:p>8,29343300133741E-005</text:p>
          </table:table-cell>
          <table:table-cell table:style-name="ce3" table:formula="of:=IFERROR([.N391]/[.$E391];&quot;&quot; )" office:value-type="float" office:value="0.406891948672561" calcext:value-type="float">
            <text:p>0,4068919487</text:p>
          </table:table-cell>
          <table:table-cell table:style-name="ce3" table:formula="of:=IFERROR([.O391]/[.$E391];&quot;&quot; )">
            <text:p/>
          </table:table-cell>
          <table:table-cell table:style-name="ce3" table:formula="of:=IFERROR([.P391]/[.$E391];&quot;&quot; )">
            <text:p/>
          </table:table-cell>
          <table:table-cell table:style-name="ce3" table:formula="of:=IFERROR([.Q391]/[.$E391];&quot;&quot; )">
            <text:p/>
          </table:table-cell>
          <table:table-cell table:style-name="ce3" table:formula="of:=IFERROR([.R391]/[.$E391];&quot;&quot; )" office:value-type="float" office:value="0.0000265123756588209" calcext:value-type="float">
            <text:p>2,65123756588209E-005</text:p>
          </table:table-cell>
          <table:table-cell table:style-name="ce3" table:formula="of:=IFERROR([.S391]/[.$E391];&quot;&quot; )" office:value-type="float" office:value="0.00358265661679592" calcext:value-type="float">
            <text:p>0,0035826566</text:p>
          </table:table-cell>
          <table:table-cell table:style-name="ce3" table:formula="of:=IFERROR([.T391]/[.$E391];&quot;&quot; )">
            <text:p/>
          </table:table-cell>
          <table:table-cell table:style-name="ce3" table:formula="of:=IFERROR([.U391]/[.$E391];&quot;&quot; )">
            <text:p/>
          </table:table-cell>
          <table:table-cell table:style-name="ce3" table:formula="of:=IFERROR([.V391]/[.$E391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96.2" calcext:value-type="float">
            <text:p>196,2</text:p>
          </table:table-cell>
          <table:table-cell table:style-name="ce3" table:formula="of:=IFERROR([.B392]/[.$E392];&quot;&quot; )">
            <text:p/>
          </table:table-cell>
          <table:table-cell table:style-name="ce3" table:formula="of:=IFERROR([.C392]/[.$E392];&quot;&quot; )" office:value-type="float" office:value="0.000171516552299188" calcext:value-type="float">
            <text:p>0,0001715166</text:p>
          </table:table-cell>
          <table:table-cell table:style-name="ce3" table:formula="of:=IFERROR([.D392]/[.$E392];&quot;&quot; )">
            <text:p/>
          </table:table-cell>
          <table:table-cell table:style-name="ce3" table:formula="of:=IFERROR([.E392]/[.$E392];&quot;&quot; )" office:value-type="float" office:value="1" calcext:value-type="float">
            <text:p>1</text:p>
          </table:table-cell>
          <table:table-cell table:style-name="ce3" table:formula="of:=IFERROR([.F392]/[.$E392];&quot;&quot; )">
            <text:p/>
          </table:table-cell>
          <table:table-cell table:style-name="ce3" table:formula="of:=IFERROR([.G392]/[.$E392];&quot;&quot; )">
            <text:p/>
          </table:table-cell>
          <table:table-cell table:style-name="ce3" table:formula="of:=IFERROR([.H392]/[.$E392];&quot;&quot; )">
            <text:p/>
          </table:table-cell>
          <table:table-cell table:style-name="ce3" table:formula="of:=IFERROR([.I392]/[.$E392];&quot;&quot; )" office:value-type="float" office:value="0.0138611811254573" calcext:value-type="float">
            <text:p>0,0138611811</text:p>
          </table:table-cell>
          <table:table-cell table:style-name="ce3" table:formula="of:=IFERROR([.J392]/[.$E392];&quot;&quot; )">
            <text:p/>
          </table:table-cell>
          <table:table-cell table:style-name="ce3" table:formula="of:=IFERROR([.K392]/[.$E392];&quot;&quot; )">
            <text:p/>
          </table:table-cell>
          <table:table-cell table:style-name="ce3" table:formula="of:=IFERROR([.L392]/[.$E392];&quot;&quot; )">
            <text:p/>
          </table:table-cell>
          <table:table-cell table:style-name="ce3" table:formula="of:=IFERROR([.M392]/[.$E392];&quot;&quot; )" office:value-type="float" office:value="0.000143488334680832" calcext:value-type="float">
            <text:p>0,0001434883</text:p>
          </table:table-cell>
          <table:table-cell table:style-name="ce3" table:formula="of:=IFERROR([.N392]/[.$E392];&quot;&quot; )" office:value-type="float" office:value="0.390705812349924" calcext:value-type="float">
            <text:p>0,3907058123</text:p>
          </table:table-cell>
          <table:table-cell table:style-name="ce3" table:formula="of:=IFERROR([.O392]/[.$E392];&quot;&quot; )" office:value-type="float" office:value="0.0000134969620526348" calcext:value-type="float">
            <text:p>0,000013497</text:p>
          </table:table-cell>
          <table:table-cell table:style-name="ce3" table:formula="of:=IFERROR([.P392]/[.$E392];&quot;&quot; )">
            <text:p/>
          </table:table-cell>
          <table:table-cell table:style-name="ce3" table:formula="of:=IFERROR([.Q392]/[.$E392];&quot;&quot; )">
            <text:p/>
          </table:table-cell>
          <table:table-cell table:style-name="ce3" table:formula="of:=IFERROR([.R392]/[.$E392];&quot;&quot; )">
            <text:p/>
          </table:table-cell>
          <table:table-cell table:style-name="ce3" table:formula="of:=IFERROR([.S392]/[.$E392];&quot;&quot; )" office:value-type="float" office:value="0.0040597384292164" calcext:value-type="float">
            <text:p>0,0040597384</text:p>
          </table:table-cell>
          <table:table-cell table:style-name="ce3" table:formula="of:=IFERROR([.T392]/[.$E392];&quot;&quot; )">
            <text:p/>
          </table:table-cell>
          <table:table-cell table:style-name="ce3" table:formula="of:=IFERROR([.U392]/[.$E392];&quot;&quot; )">
            <text:p/>
          </table:table-cell>
          <table:table-cell table:style-name="ce3" table:formula="of:=IFERROR([.V392]/[.$E392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3" table:formula="of:=IFERROR([.B393]/[.$E393];&quot;&quot; )">
            <text:p/>
          </table:table-cell>
          <table:table-cell table:style-name="ce3" table:formula="of:=IFERROR([.C393]/[.$E393];&quot;&quot; )" office:value-type="float" office:value="0.000217502031422562" calcext:value-type="float">
            <text:p>0,000217502</text:p>
          </table:table-cell>
          <table:table-cell table:style-name="ce3" table:formula="of:=IFERROR([.D393]/[.$E393];&quot;&quot; )">
            <text:p/>
          </table:table-cell>
          <table:table-cell table:style-name="ce3" table:formula="of:=IFERROR([.E393]/[.$E393];&quot;&quot; )" office:value-type="float" office:value="1" calcext:value-type="float">
            <text:p>1</text:p>
          </table:table-cell>
          <table:table-cell table:style-name="ce3" table:formula="of:=IFERROR([.F393]/[.$E393];&quot;&quot; )">
            <text:p/>
          </table:table-cell>
          <table:table-cell table:style-name="ce3" table:formula="of:=IFERROR([.G393]/[.$E393];&quot;&quot; )">
            <text:p/>
          </table:table-cell>
          <table:table-cell table:style-name="ce3" table:formula="of:=IFERROR([.H393]/[.$E393];&quot;&quot; )" office:value-type="float" office:value="0.0000991807402157644" calcext:value-type="float">
            <text:p>9,91807402157644E-005</text:p>
          </table:table-cell>
          <table:table-cell table:style-name="ce3" table:formula="of:=IFERROR([.I393]/[.$E393];&quot;&quot; )" office:value-type="float" office:value="0.0129235999934488" calcext:value-type="float">
            <text:p>0,0129236</text:p>
          </table:table-cell>
          <table:table-cell table:style-name="ce3" table:formula="of:=IFERROR([.J393]/[.$E393];&quot;&quot; )">
            <text:p/>
          </table:table-cell>
          <table:table-cell table:style-name="ce3" table:formula="of:=IFERROR([.K393]/[.$E393];&quot;&quot; )">
            <text:p/>
          </table:table-cell>
          <table:table-cell table:style-name="ce3" table:formula="of:=IFERROR([.L393]/[.$E393];&quot;&quot; )">
            <text:p/>
          </table:table-cell>
          <table:table-cell table:style-name="ce3" table:formula="of:=IFERROR([.M393]/[.$E393];&quot;&quot; )" office:value-type="float" office:value="0.00014224261792394" calcext:value-type="float">
            <text:p>0,0001422426</text:p>
          </table:table-cell>
          <table:table-cell table:style-name="ce3" table:formula="of:=IFERROR([.N393]/[.$E393];&quot;&quot; )" office:value-type="float" office:value="0.387757534921298" calcext:value-type="float">
            <text:p>0,3877575349</text:p>
          </table:table-cell>
          <table:table-cell table:style-name="ce3" table:formula="of:=IFERROR([.O393]/[.$E393];&quot;&quot; )">
            <text:p/>
          </table:table-cell>
          <table:table-cell table:style-name="ce3" table:formula="of:=IFERROR([.P393]/[.$E393];&quot;&quot; )">
            <text:p/>
          </table:table-cell>
          <table:table-cell table:style-name="ce3" table:formula="of:=IFERROR([.Q393]/[.$E393];&quot;&quot; )">
            <text:p/>
          </table:table-cell>
          <table:table-cell table:style-name="ce3" table:formula="of:=IFERROR([.R393]/[.$E393];&quot;&quot; )" office:value-type="float" office:value="0.000026657768297599" calcext:value-type="float">
            <text:p>2,6657768297599E-005</text:p>
          </table:table-cell>
          <table:table-cell table:style-name="ce3" table:formula="of:=IFERROR([.S393]/[.$E393];&quot;&quot; )" office:value-type="float" office:value="0.00478592872768366" calcext:value-type="float">
            <text:p>0,0047859287</text:p>
          </table:table-cell>
          <table:table-cell table:style-name="ce3" table:formula="of:=IFERROR([.T393]/[.$E393];&quot;&quot; )">
            <text:p/>
          </table:table-cell>
          <table:table-cell table:style-name="ce3" table:formula="of:=IFERROR([.U393]/[.$E393];&quot;&quot; )">
            <text:p/>
          </table:table-cell>
          <table:table-cell table:style-name="ce3" table:formula="of:=IFERROR([.V393]/[.$E393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199.7" calcext:value-type="float">
            <text:p>199,7</text:p>
          </table:table-cell>
          <table:table-cell table:style-name="ce3" table:formula="of:=IFERROR([.B394]/[.$E394];&quot;&quot; )">
            <text:p/>
          </table:table-cell>
          <table:table-cell table:style-name="ce3" table:formula="of:=IFERROR([.C394]/[.$E394];&quot;&quot; )" office:value-type="float" office:value="0.000162108839777664" calcext:value-type="float">
            <text:p>0,0001621088</text:p>
          </table:table-cell>
          <table:table-cell table:style-name="ce3" table:formula="of:=IFERROR([.D394]/[.$E394];&quot;&quot; )" office:value-type="float" office:value="0.00158284650597724" calcext:value-type="float">
            <text:p>0,0015828465</text:p>
          </table:table-cell>
          <table:table-cell table:style-name="ce3" table:formula="of:=IFERROR([.E394]/[.$E394];&quot;&quot; )" office:value-type="float" office:value="1" calcext:value-type="float">
            <text:p>1</text:p>
          </table:table-cell>
          <table:table-cell table:style-name="ce3" table:formula="of:=IFERROR([.F394]/[.$E394];&quot;&quot; )">
            <text:p/>
          </table:table-cell>
          <table:table-cell table:style-name="ce3" table:formula="of:=IFERROR([.G394]/[.$E394];&quot;&quot; )">
            <text:p/>
          </table:table-cell>
          <table:table-cell table:style-name="ce3" table:formula="of:=IFERROR([.H394]/[.$E394];&quot;&quot; )">
            <text:p/>
          </table:table-cell>
          <table:table-cell table:style-name="ce3" table:formula="of:=IFERROR([.I394]/[.$E394];&quot;&quot; )" office:value-type="float" office:value="0.0140068696693489" calcext:value-type="float">
            <text:p>0,0140068697</text:p>
          </table:table-cell>
          <table:table-cell table:style-name="ce3" table:formula="of:=IFERROR([.J394]/[.$E394];&quot;&quot; )">
            <text:p/>
          </table:table-cell>
          <table:table-cell table:style-name="ce3" table:formula="of:=IFERROR([.K394]/[.$E394];&quot;&quot; )">
            <text:p/>
          </table:table-cell>
          <table:table-cell table:style-name="ce3" table:formula="of:=IFERROR([.L394]/[.$E394];&quot;&quot; )">
            <text:p/>
          </table:table-cell>
          <table:table-cell table:style-name="ce3" table:formula="of:=IFERROR([.M394]/[.$E394];&quot;&quot; )" office:value-type="float" office:value="0.000150569560781145" calcext:value-type="float">
            <text:p>0,0001505696</text:p>
          </table:table-cell>
          <table:table-cell table:style-name="ce3" table:formula="of:=IFERROR([.N394]/[.$E394];&quot;&quot; )" office:value-type="float" office:value="0.393256518676936" calcext:value-type="float">
            <text:p>0,3932565187</text:p>
          </table:table-cell>
          <table:table-cell table:style-name="ce3" table:formula="of:=IFERROR([.O394]/[.$E394];&quot;&quot; )">
            <text:p/>
          </table:table-cell>
          <table:table-cell table:style-name="ce3" table:formula="of:=IFERROR([.P394]/[.$E394];&quot;&quot; )">
            <text:p/>
          </table:table-cell>
          <table:table-cell table:style-name="ce3" table:formula="of:=IFERROR([.Q394]/[.$E394];&quot;&quot; )">
            <text:p/>
          </table:table-cell>
          <table:table-cell table:style-name="ce3" table:formula="of:=IFERROR([.R394]/[.$E394];&quot;&quot; )">
            <text:p/>
          </table:table-cell>
          <table:table-cell table:style-name="ce3" table:formula="of:=IFERROR([.S394]/[.$E394];&quot;&quot; )" office:value-type="float" office:value="0.00543469990530339" calcext:value-type="float">
            <text:p>0,0054346999</text:p>
          </table:table-cell>
          <table:table-cell table:style-name="ce3" table:formula="of:=IFERROR([.T394]/[.$E394];&quot;&quot; )">
            <text:p/>
          </table:table-cell>
          <table:table-cell table:style-name="ce3" table:formula="of:=IFERROR([.U394]/[.$E394];&quot;&quot; )">
            <text:p/>
          </table:table-cell>
          <table:table-cell table:style-name="ce3" table:formula="of:=IFERROR([.V394]/[.$E394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201.5" calcext:value-type="float">
            <text:p>201,5</text:p>
          </table:table-cell>
          <table:table-cell table:style-name="ce3" table:formula="of:=IFERROR([.B395]/[.$E395];&quot;&quot; )">
            <text:p/>
          </table:table-cell>
          <table:table-cell table:style-name="ce3" table:formula="of:=IFERROR([.C395]/[.$E395];&quot;&quot; )" office:value-type="float" office:value="0.00014139074889513" calcext:value-type="float">
            <text:p>0,0001413907</text:p>
          </table:table-cell>
          <table:table-cell table:style-name="ce3" table:formula="of:=IFERROR([.D395]/[.$E395];&quot;&quot; )">
            <text:p/>
          </table:table-cell>
          <table:table-cell table:style-name="ce3" table:formula="of:=IFERROR([.E395]/[.$E395];&quot;&quot; )" office:value-type="float" office:value="1" calcext:value-type="float">
            <text:p>1</text:p>
          </table:table-cell>
          <table:table-cell table:style-name="ce3" table:formula="of:=IFERROR([.F395]/[.$E395];&quot;&quot; )">
            <text:p/>
          </table:table-cell>
          <table:table-cell table:style-name="ce3" table:formula="of:=IFERROR([.G395]/[.$E395];&quot;&quot; )">
            <text:p/>
          </table:table-cell>
          <table:table-cell table:style-name="ce3" table:formula="of:=IFERROR([.H395]/[.$E395];&quot;&quot; )">
            <text:p/>
          </table:table-cell>
          <table:table-cell table:style-name="ce3" table:formula="of:=IFERROR([.I395]/[.$E395];&quot;&quot; )" office:value-type="float" office:value="0.0136855676192188" calcext:value-type="float">
            <text:p>0,0136855676</text:p>
          </table:table-cell>
          <table:table-cell table:style-name="ce3" table:formula="of:=IFERROR([.J395]/[.$E395];&quot;&quot; )">
            <text:p/>
          </table:table-cell>
          <table:table-cell table:style-name="ce3" table:formula="of:=IFERROR([.K395]/[.$E395];&quot;&quot; )">
            <text:p/>
          </table:table-cell>
          <table:table-cell table:style-name="ce3" table:formula="of:=IFERROR([.L395]/[.$E395];&quot;&quot; )">
            <text:p/>
          </table:table-cell>
          <table:table-cell table:style-name="ce3" table:formula="of:=IFERROR([.M395]/[.$E395];&quot;&quot; )" office:value-type="float" office:value="0.0000665719651874137" calcext:value-type="float">
            <text:p>0,000066572</text:p>
          </table:table-cell>
          <table:table-cell table:style-name="ce3" table:formula="of:=IFERROR([.N395]/[.$E395];&quot;&quot; )" office:value-type="float" office:value="0.403910675832382" calcext:value-type="float">
            <text:p>0,4039106758</text:p>
          </table:table-cell>
          <table:table-cell table:style-name="ce3" table:formula="of:=IFERROR([.O395]/[.$E395];&quot;&quot; )" office:value-type="float" office:value="0.0000300248247098382" calcext:value-type="float">
            <text:p>3,00248247098382E-005</text:p>
          </table:table-cell>
          <table:table-cell table:style-name="ce3" table:formula="of:=IFERROR([.P395]/[.$E395];&quot;&quot; )">
            <text:p/>
          </table:table-cell>
          <table:table-cell table:style-name="ce3" table:formula="of:=IFERROR([.Q395]/[.$E395];&quot;&quot; )">
            <text:p/>
          </table:table-cell>
          <table:table-cell table:style-name="ce3" table:formula="of:=IFERROR([.R395]/[.$E395];&quot;&quot; )" office:value-type="float" office:value="0.0000220705557636319" calcext:value-type="float">
            <text:p>2,20705557636319E-005</text:p>
          </table:table-cell>
          <table:table-cell table:style-name="ce3" table:formula="of:=IFERROR([.S395]/[.$E395];&quot;&quot; )" office:value-type="float" office:value="0.00439978546200328" calcext:value-type="float">
            <text:p>0,0043997855</text:p>
          </table:table-cell>
          <table:table-cell table:style-name="ce3" table:formula="of:=IFERROR([.T395]/[.$E395];&quot;&quot; )">
            <text:p/>
          </table:table-cell>
          <table:table-cell table:style-name="ce3" table:formula="of:=IFERROR([.U395]/[.$E395];&quot;&quot; )">
            <text:p/>
          </table:table-cell>
          <table:table-cell table:style-name="ce3" table:formula="of:=IFERROR([.V395]/[.$E395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203.3" calcext:value-type="float">
            <text:p>203,3</text:p>
          </table:table-cell>
          <table:table-cell table:style-name="ce3" table:formula="of:=IFERROR([.B396]/[.$E396];&quot;&quot; )">
            <text:p/>
          </table:table-cell>
          <table:table-cell table:style-name="ce3" table:formula="of:=IFERROR([.C396]/[.$E396];&quot;&quot; )" office:value-type="float" office:value="0.000220088712884739" calcext:value-type="float">
            <text:p>0,0002200887</text:p>
          </table:table-cell>
          <table:table-cell table:style-name="ce3" table:formula="of:=IFERROR([.D396]/[.$E396];&quot;&quot; )">
            <text:p/>
          </table:table-cell>
          <table:table-cell table:style-name="ce3" table:formula="of:=IFERROR([.E396]/[.$E396];&quot;&quot; )" office:value-type="float" office:value="1" calcext:value-type="float">
            <text:p>1</text:p>
          </table:table-cell>
          <table:table-cell table:style-name="ce3" table:formula="of:=IFERROR([.F396]/[.$E396];&quot;&quot; )">
            <text:p/>
          </table:table-cell>
          <table:table-cell table:style-name="ce3" table:formula="of:=IFERROR([.G396]/[.$E396];&quot;&quot; )">
            <text:p/>
          </table:table-cell>
          <table:table-cell table:style-name="ce3" table:formula="of:=IFERROR([.H396]/[.$E396];&quot;&quot; )">
            <text:p/>
          </table:table-cell>
          <table:table-cell table:style-name="ce3" table:formula="of:=IFERROR([.I396]/[.$E396];&quot;&quot; )" office:value-type="float" office:value="0.0133631621686188" calcext:value-type="float">
            <text:p>0,0133631622</text:p>
          </table:table-cell>
          <table:table-cell table:style-name="ce3" table:formula="of:=IFERROR([.J396]/[.$E396];&quot;&quot; )">
            <text:p/>
          </table:table-cell>
          <table:table-cell table:style-name="ce3" table:formula="of:=IFERROR([.K396]/[.$E396];&quot;&quot; )">
            <text:p/>
          </table:table-cell>
          <table:table-cell table:style-name="ce3" table:formula="of:=IFERROR([.L396]/[.$E396];&quot;&quot; )">
            <text:p/>
          </table:table-cell>
          <table:table-cell table:style-name="ce3" table:formula="of:=IFERROR([.M396]/[.$E396];&quot;&quot; )" office:value-type="float" office:value="0.000113306867761329" calcext:value-type="float">
            <text:p>0,0001133069</text:p>
          </table:table-cell>
          <table:table-cell table:style-name="ce3" table:formula="of:=IFERROR([.N396]/[.$E396];&quot;&quot; )" office:value-type="float" office:value="0.397776162833004" calcext:value-type="float">
            <text:p>0,3977761628</text:p>
          </table:table-cell>
          <table:table-cell table:style-name="ce3" table:formula="of:=IFERROR([.O396]/[.$E396];&quot;&quot; )" office:value-type="float" office:value="0.0000263105751529014" calcext:value-type="float">
            <text:p>2,63105751529014E-005</text:p>
          </table:table-cell>
          <table:table-cell table:style-name="ce3" table:formula="of:=IFERROR([.P396]/[.$E396];&quot;&quot; )">
            <text:p/>
          </table:table-cell>
          <table:table-cell table:style-name="ce3" table:formula="of:=IFERROR([.Q396]/[.$E396];&quot;&quot; )">
            <text:p/>
          </table:table-cell>
          <table:table-cell table:style-name="ce3" table:formula="of:=IFERROR([.R396]/[.$E396];&quot;&quot; )">
            <text:p/>
          </table:table-cell>
          <table:table-cell table:style-name="ce3" table:formula="of:=IFERROR([.S396]/[.$E396];&quot;&quot; )" office:value-type="float" office:value="0.00429613504326373" calcext:value-type="float">
            <text:p>0,004296135</text:p>
          </table:table-cell>
          <table:table-cell table:style-name="ce3" table:formula="of:=IFERROR([.T396]/[.$E396];&quot;&quot; )">
            <text:p/>
          </table:table-cell>
          <table:table-cell table:style-name="ce3" table:formula="of:=IFERROR([.U396]/[.$E396];&quot;&quot; )">
            <text:p/>
          </table:table-cell>
          <table:table-cell table:style-name="ce3" table:formula="of:=IFERROR([.V396]/[.$E396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3" table:formula="of:=IFERROR([.B397]/[.$E397];&quot;&quot; )">
            <text:p/>
          </table:table-cell>
          <table:table-cell table:style-name="ce3" table:formula="of:=IFERROR([.C397]/[.$E397];&quot;&quot; )" office:value-type="float" office:value="0.000233762248525602" calcext:value-type="float">
            <text:p>0,0002337622</text:p>
          </table:table-cell>
          <table:table-cell table:style-name="ce3" table:formula="of:=IFERROR([.D397]/[.$E397];&quot;&quot; )">
            <text:p/>
          </table:table-cell>
          <table:table-cell table:style-name="ce3" table:formula="of:=IFERROR([.E397]/[.$E397];&quot;&quot; )" office:value-type="float" office:value="1" calcext:value-type="float">
            <text:p>1</text:p>
          </table:table-cell>
          <table:table-cell table:style-name="ce3" table:formula="of:=IFERROR([.F397]/[.$E397];&quot;&quot; )">
            <text:p/>
          </table:table-cell>
          <table:table-cell table:style-name="ce3" table:formula="of:=IFERROR([.G397]/[.$E397];&quot;&quot; )">
            <text:p/>
          </table:table-cell>
          <table:table-cell table:style-name="ce3" table:formula="of:=IFERROR([.H397]/[.$E397];&quot;&quot; )" office:value-type="float" office:value="0.000126247319439898" calcext:value-type="float">
            <text:p>0,0001262473</text:p>
          </table:table-cell>
          <table:table-cell table:style-name="ce3" table:formula="of:=IFERROR([.I397]/[.$E397];&quot;&quot; )" office:value-type="float" office:value="0.0133198744655304" calcext:value-type="float">
            <text:p>0,0133198745</text:p>
          </table:table-cell>
          <table:table-cell table:style-name="ce3" table:formula="of:=IFERROR([.J397]/[.$E397];&quot;&quot; )">
            <text:p/>
          </table:table-cell>
          <table:table-cell table:style-name="ce3" table:formula="of:=IFERROR([.K397]/[.$E397];&quot;&quot; )">
            <text:p/>
          </table:table-cell>
          <table:table-cell table:style-name="ce3" table:formula="of:=IFERROR([.L397]/[.$E397];&quot;&quot; )">
            <text:p/>
          </table:table-cell>
          <table:table-cell table:style-name="ce3" table:formula="of:=IFERROR([.M397]/[.$E397];&quot;&quot; )" office:value-type="float" office:value="0.0000841189228289298" calcext:value-type="float">
            <text:p>8,41189228289298E-005</text:p>
          </table:table-cell>
          <table:table-cell table:style-name="ce3" table:formula="of:=IFERROR([.N397]/[.$E397];&quot;&quot; )" office:value-type="float" office:value="0.404809539125412" calcext:value-type="float">
            <text:p>0,4048095391</text:p>
          </table:table-cell>
          <table:table-cell table:style-name="ce3" table:formula="of:=IFERROR([.O397]/[.$E397];&quot;&quot; )">
            <text:p/>
          </table:table-cell>
          <table:table-cell table:style-name="ce3" table:formula="of:=IFERROR([.P397]/[.$E397];&quot;&quot; )">
            <text:p/>
          </table:table-cell>
          <table:table-cell table:style-name="ce3" table:formula="of:=IFERROR([.Q397]/[.$E397];&quot;&quot; )">
            <text:p/>
          </table:table-cell>
          <table:table-cell table:style-name="ce3" table:formula="of:=IFERROR([.R397]/[.$E397];&quot;&quot; )" office:value-type="float" office:value="0.0000364667189503167" calcext:value-type="float">
            <text:p>3,64667189503167E-005</text:p>
          </table:table-cell>
          <table:table-cell table:style-name="ce3" table:formula="of:=IFERROR([.S397]/[.$E397];&quot;&quot; )" office:value-type="float" office:value="0.00623360001703359" calcext:value-type="float">
            <text:p>0,0062336</text:p>
          </table:table-cell>
          <table:table-cell table:style-name="ce3" table:formula="of:=IFERROR([.T397]/[.$E397];&quot;&quot; )">
            <text:p/>
          </table:table-cell>
          <table:table-cell table:style-name="ce3" table:formula="of:=IFERROR([.U397]/[.$E397];&quot;&quot; )">
            <text:p/>
          </table:table-cell>
          <table:table-cell table:style-name="ce3" table:formula="of:=IFERROR([.V397]/[.$E397];&quot;&quot; )">
            <text:p/>
          </table:table-cell>
          <table:table-cell table:number-columns-repeated="1002"/>
        </table:table-row>
        <table:table-row table:style-name="ro1">
          <table:table-cell office:value-type="float" office:value="206.8" calcext:value-type="float">
            <text:p>206,8</text:p>
          </table:table-cell>
          <table:table-cell table:style-name="ce3" table:formula="of:=IFERROR([.B398]/[.$E398];&quot;&quot; )">
            <text:p/>
          </table:table-cell>
          <table:table-cell table:style-name="ce3" table:formula="of:=IFERROR([.C398]/[.$E398];&quot;&quot; )" office:value-type="float" office:value="0.000213525685569906" calcext:value-type="float">
            <text:p>0,0002135257</text:p>
          </table:table-cell>
          <table:table-cell table:style-name="ce3" table:formula="of:=IFERROR([.D398]/[.$E398];&quot;&quot; )">
            <text:p/>
          </table:table-cell>
          <table:table-cell table:style-name="ce3" table:formula="of:=IFERROR([.E398]/[.$E398];&quot;&quot; )" office:value-type="float" office:value="1" calcext:value-type="float">
            <text:p>1</text:p>
          </table:table-cell>
          <table:table-cell table:style-name="ce3" table:formula="of:=IFERROR([.F398]/[.$E398];&quot;&quot; )">
            <text:p/>
          </table:table-cell>
          <table:table-cell table:style-name="ce3" table:formula="of:=IFERROR([.G398]/[.$E398];&quot;&quot; )">
            <text:p/>
          </table:table-cell>
          <table:table-cell table:style-name="ce3" table:formula="of:=IFERROR([.H398]/[.$E398];&quot;&quot; )" office:value-type="float" office:value="0.000216466280305192" calcext:value-type="float">
            <text:p>0,0002164663</text:p>
          </table:table-cell>
          <table:table-cell table:style-name="ce3" table:formula="of:=IFERROR([.I398]/[.$E398];&quot;&quot; )" office:value-type="float" office:value="0.012964673771937" calcext:value-type="float">
            <text:p>0,0129646738</text:p>
          </table:table-cell>
          <table:table-cell table:style-name="ce3" table:formula="of:=IFERROR([.J398]/[.$E398];&quot;&quot; )">
            <text:p/>
          </table:table-cell>
          <table:table-cell table:style-name="ce3" table:formula="of:=IFERROR([.K398]/[.$E398];&quot;&quot; )">
            <text:p/>
          </table:table-cell>
          <table:table-cell table:style-name="ce3" table:formula="of:=IFERROR([.L398]/[.$E398];&quot;&quot; )">
            <text:p/>
          </table:table-cell>
          <table:table-cell table:style-name="ce3" table:formula="of:=IFERROR([.M398]/[.$E398];&quot;&quot; )" office:value-type="float" office:value="0.000140407564096505" calcext:value-type="float">
            <text:p>0,0001404076</text:p>
          </table:table-cell>
          <table:table-cell table:style-name="ce3" table:formula="of:=IFERROR([.N398]/[.$E398];&quot;&quot; )" office:value-type="float" office:value="0.390071297753304" calcext:value-type="float">
            <text:p>0,3900712978</text:p>
          </table:table-cell>
          <table:table-cell table:style-name="ce3" table:formula="of:=IFERROR([.O398]/[.$E398];&quot;&quot; )" office:value-type="float" office:value="0.0000196914826023563" calcext:value-type="float">
            <text:p>1,96914826023563E-005</text:p>
          </table:table-cell>
          <table:table-cell table:style-name="ce3" table:formula="of:=IFERROR([.P398]/[.$E398];&quot;&quot; )">
            <text:p/>
          </table:table-cell>
          <table:table-cell table:style-name="ce3" table:formula="of:=IFERROR([.Q398]/[.$E398];&quot;&quot; )">
            <text:p/>
          </table:table-cell>
          <table:table-cell table:style-name="ce3" table:formula="of:=IFERROR([.R398]/[.$E398];&quot;&quot; )">
            <text:p/>
          </table:table-cell>
          <table:table-cell table:style-name="ce3" table:formula="of:=IFERROR([.S398]/[.$E398];&quot;&quot; )" office:value-type="float" office:value="0.00923296570064629" calcext:value-type="float">
            <text:p>0,0092329657</text:p>
          </table:table-cell>
          <table:table-cell table:style-name="ce3" table:formula="of:=IFERROR([.T398]/[.$E398];&quot;&quot; )">
            <text:p/>
          </table:table-cell>
          <table:table-cell table:style-name="ce3" table:formula="of:=IFERROR([.U398]/[.$E398];&quot;&quot; )">
            <text:p/>
          </table:table-cell>
          <table:table-cell table:style-name="ce3" table:formula="of:=IFERROR([.V398]/[.$E398];&quot;&quot; )">
            <text:p/>
          </table:table-cell>
          <table:table-cell table:number-columns-repeated="1002"/>
        </table:table-row>
        <table:table-row table:style-name="ro1">
          <table:table-cell/>
          <table:table-cell table:style-name="ce3" table:formula="of:=IFERROR([.B399]/[.$E399];&quot;&quot; )">
            <text:p/>
          </table:table-cell>
          <table:table-cell table:style-name="ce3" table:formula="of:=IFERROR([.C399]/[.$E399];&quot;&quot; )">
            <text:p/>
          </table:table-cell>
          <table:table-cell table:style-name="ce3" table:formula="of:=IFERROR([.D399]/[.$E399];&quot;&quot; )">
            <text:p/>
          </table:table-cell>
          <table:table-cell table:style-name="ce3" table:formula="of:=IFERROR([.E399]/[.$E399];&quot;&quot; )">
            <text:p/>
          </table:table-cell>
          <table:table-cell table:style-name="ce3" table:formula="of:=IFERROR([.F399]/[.$E399];&quot;&quot; )">
            <text:p/>
          </table:table-cell>
          <table:table-cell table:style-name="ce3" table:formula="of:=IFERROR([.G399]/[.$E399];&quot;&quot; )">
            <text:p/>
          </table:table-cell>
          <table:table-cell table:style-name="ce3" table:formula="of:=IFERROR([.H399]/[.$E399];&quot;&quot; )">
            <text:p/>
          </table:table-cell>
          <table:table-cell table:style-name="ce3" table:formula="of:=IFERROR([.I399]/[.$E399];&quot;&quot; )">
            <text:p/>
          </table:table-cell>
          <table:table-cell table:style-name="ce3" table:formula="of:=IFERROR([.J399]/[.$E399];&quot;&quot; )">
            <text:p/>
          </table:table-cell>
          <table:table-cell table:style-name="ce3" table:formula="of:=IFERROR([.K399]/[.$E399];&quot;&quot; )">
            <text:p/>
          </table:table-cell>
          <table:table-cell table:style-name="ce3" table:formula="of:=IFERROR([.L399]/[.$E399];&quot;&quot; )">
            <text:p/>
          </table:table-cell>
          <table:table-cell table:style-name="ce3" table:formula="of:=IFERROR([.M399]/[.$E399];&quot;&quot; )">
            <text:p/>
          </table:table-cell>
          <table:table-cell table:style-name="ce3" table:formula="of:=IFERROR([.N399]/[.$E399];&quot;&quot; )">
            <text:p/>
          </table:table-cell>
          <table:table-cell table:style-name="ce3" table:formula="of:=IFERROR([.O399]/[.$E399];&quot;&quot; )">
            <text:p/>
          </table:table-cell>
          <table:table-cell table:style-name="ce3" table:formula="of:=IFERROR([.P399]/[.$E399];&quot;&quot; )">
            <text:p/>
          </table:table-cell>
          <table:table-cell table:style-name="ce3" table:formula="of:=IFERROR([.Q399]/[.$E399];&quot;&quot; )">
            <text:p/>
          </table:table-cell>
          <table:table-cell table:style-name="ce3" table:formula="of:=IFERROR([.R399]/[.$E399];&quot;&quot; )">
            <text:p/>
          </table:table-cell>
          <table:table-cell table:style-name="ce3" table:formula="of:=IFERROR([.S399]/[.$E399];&quot;&quot; )">
            <text:p/>
          </table:table-cell>
          <table:table-cell table:style-name="ce3" table:formula="of:=IFERROR([.T399]/[.$E399];&quot;&quot; )">
            <text:p/>
          </table:table-cell>
          <table:table-cell table:style-name="ce3" table:formula="of:=IFERROR([.U399]/[.$E399];&quot;&quot; )">
            <text:p/>
          </table:table-cell>
          <table:table-cell table:style-name="ce3" table:formula="of:=IFERROR([.V399]/[.$E399];&quot;&quot; )">
            <text:p/>
          </table:table-cell>
          <table:table-cell table:number-columns-repeated="1002"/>
        </table:table-row>
        <table:table-row table:style-name="ro1" table:number-rows-repeated="28">
          <table:table-cell/>
          <table:table-cell table:style-name="ce3" table:number-columns-repeated="21"/>
          <table:table-cell table:number-columns-repeated="1002"/>
        </table:table-row>
        <table:table-row table:style-name="ro1">
          <table:table-cell table:style-name="ce3" table:number-columns-repeated="2"/>
          <table:table-cell table:number-columns-repeated="1022"/>
        </table:table-row>
        <table:table-row table:style-name="ro1">
          <table:table-cell table:style-name="ce3" office:value-type="string" calcext:value-type="string">
            <text:p>valMin</text:p>
          </table:table-cell>
          <table:table-cell table:style-name="ce3" table:formula="of:=AVERAGE([.B422:.B518])-2*STDEV([.B422:.B518])" office:value-type="string" office:string-value="" calcext:value-type="error">
            <text:p>#DIV/0 !</text:p>
          </table:table-cell>
          <table:table-cell table:style-name="ce3" table:formula="of:=AVERAGE([.C422:.C518])-2*STDEV([.C422:.C518])" office:value-type="float" office:value="0.000100011029184237" calcext:value-type="float">
            <text:p>0,000100011</text:p>
          </table:table-cell>
          <table:table-cell table:style-name="ce3" table:formula="of:=AVERAGE([.D422:.D518])-2*STDEV([.D422:.D518])" office:value-type="float" office:value="0.000649946070161434" calcext:value-type="float">
            <text:p>0,0006499461</text:p>
          </table:table-cell>
          <table:table-cell table:style-name="ce3" table:formula="of:=AVERAGE([.E422:.E518])-2*STDEV([.E422:.E518])" office:value-type="float" office:value="1" calcext:value-type="float">
            <text:p>1</text:p>
          </table:table-cell>
          <table:table-cell table:style-name="ce3" table:formula="of:=AVERAGE([.F422:.F518])-2*STDEV([.F422:.F518])" office:value-type="float" office:value="0.000628259134002821" calcext:value-type="float">
            <text:p>0,0006282591</text:p>
          </table:table-cell>
          <table:table-cell table:style-name="ce3" table:formula="of:=AVERAGE([.G422:.G518])-2*STDEV([.G422:.G518])" office:value-type="string" office:string-value="" calcext:value-type="error">
            <text:p>#DIV/0 !</text:p>
          </table:table-cell>
          <table:table-cell table:style-name="ce3" table:formula="of:=AVERAGE([.H422:.H518])-2*STDEV([.H422:.H518])" office:value-type="float" office:value="0.0000378297287395795" calcext:value-type="float">
            <text:p>3,78297287395795E-005</text:p>
          </table:table-cell>
          <table:table-cell table:style-name="ce3" table:formula="of:=AVERAGE([.I422:.I518])-2*STDEV([.I422:.I518])" office:value-type="float" office:value="0.00180290611563017" calcext:value-type="float">
            <text:p>0,0018029061</text:p>
          </table:table-cell>
          <table:table-cell table:style-name="ce3" table:formula="of:=AVERAGE([.J422:.J518])-2*STDEV([.J422:.J518])" office:value-type="string" office:string-value="" calcext:value-type="error">
            <text:p>#DIV/0 !</text:p>
          </table:table-cell>
          <table:table-cell table:style-name="ce3" table:formula="of:=AVERAGE([.K422:.K518])-2*STDEV([.K422:.K518])" office:value-type="string" office:string-value="" calcext:value-type="error">
            <text:p>#DIV/0 !</text:p>
          </table:table-cell>
          <table:table-cell table:style-name="ce3" table:formula="of:=AVERAGE([.L422:.L518])-2*STDEV([.L422:.L518])" office:value-type="string" office:string-value="" calcext:value-type="error">
            <text:p>#DIV/0 !</text:p>
          </table:table-cell>
          <table:table-cell table:style-name="ce3" table:formula="of:=AVERAGE([.M422:.M518])-2*STDEV([.M422:.M518])" office:value-type="float" office:value="0.0000453265611589861" calcext:value-type="float">
            <text:p>4,53265611589861E-005</text:p>
          </table:table-cell>
          <table:table-cell table:style-name="ce3" table:formula="of:=AVERAGE([.N422:.N518])-2*STDEV([.N422:.N518])" office:value-type="float" office:value="0.28760241571804" calcext:value-type="float">
            <text:p>0,2876024157</text:p>
          </table:table-cell>
          <table:table-cell table:style-name="ce3" table:formula="of:=AVERAGE([.O422:.O518])-2*STDEV([.O422:.O518])" office:value-type="float" office:value="-0.0000707015141315034" calcext:value-type="float">
            <text:p>-7,07015141315034E-005</text:p>
          </table:table-cell>
          <table:table-cell table:style-name="ce3" table:formula="of:=AVERAGE([.P422:.P518])-2*STDEV([.P422:.P518])" office:value-type="string" office:string-value="" calcext:value-type="error">
            <text:p>#DIV/0 !</text:p>
          </table:table-cell>
          <table:table-cell table:style-name="ce3" table:formula="of:=AVERAGE([.Q422:.Q518])-2*STDEV([.Q422:.Q518])" office:value-type="string" office:string-value="" calcext:value-type="error">
            <text:p>#DIV/0 !</text:p>
          </table:table-cell>
          <table:table-cell table:style-name="ce3" table:formula="of:=AVERAGE([.R422:.R518])-2*STDEV([.R422:.R518])" office:value-type="float" office:value="0.0000186628782841352" calcext:value-type="float">
            <text:p>1,86628782841352E-005</text:p>
          </table:table-cell>
          <table:table-cell table:style-name="ce3" table:formula="of:=AVERAGE([.S422:.S518])-2*STDEV([.S422:.S518])" office:value-type="float" office:value="-0.00552820379598163" calcext:value-type="float">
            <text:p>-0,0055282038</text:p>
          </table:table-cell>
          <table:table-cell table:style-name="ce3" table:formula="of:=AVERAGE([.T422:.T518])-2*STDEV([.T422:.T518])" office:value-type="string" office:string-value="" calcext:value-type="error">
            <text:p>#DIV/0 !</text:p>
          </table:table-cell>
          <table:table-cell table:style-name="ce3" table:formula="of:=AVERAGE([.U422:.U518])-2*STDEV([.U422:.U518])" office:value-type="float" office:value="-0.0000030311317549809" calcext:value-type="float">
            <text:p>-3,0311317549809E-006</text:p>
          </table:table-cell>
          <table:table-cell table:style-name="ce3" table:formula="of:=AVERAGE([.V422:.V518])-2*STDEV([.V422:.V518])" office:value-type="float" office:value="0.00000284846155949843" calcext:value-type="float">
            <text:p>2,84846155949843E-006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ValMax</text:p>
          </table:table-cell>
          <table:table-cell table:style-name="ce3" table:formula="of:=AVERAGE([.B422:.B518])+2*STDEV([.B422:.B518])" office:value-type="string" office:string-value="" calcext:value-type="error">
            <text:p>#DIV/0 !</text:p>
          </table:table-cell>
          <table:table-cell table:style-name="ce3" table:formula="of:=AVERAGE([.C422:.C518])+2*STDEV([.C422:.C518])" office:value-type="float" office:value="0.000625175079921516" calcext:value-type="float">
            <text:p>0,0006251751</text:p>
          </table:table-cell>
          <table:table-cell table:style-name="ce3" table:formula="of:=AVERAGE([.D422:.D518])+2*STDEV([.D422:.D518])" office:value-type="float" office:value="0.00417829585299044" calcext:value-type="float">
            <text:p>0,0041782959</text:p>
          </table:table-cell>
          <table:table-cell table:style-name="ce3" table:formula="of:=AVERAGE([.E422:.E518])+2*STDEV([.E422:.E518])" office:value-type="float" office:value="1" calcext:value-type="float">
            <text:p>1</text:p>
          </table:table-cell>
          <table:table-cell table:style-name="ce3" table:formula="of:=AVERAGE([.F422:.F518])+2*STDEV([.F422:.F518])" office:value-type="float" office:value="0.00151269438956602" calcext:value-type="float">
            <text:p>0,0015126944</text:p>
          </table:table-cell>
          <table:table-cell table:style-name="ce3" table:formula="of:=AVERAGE([.G422:.G518])+2*STDEV([.G422:.G518])" office:value-type="string" office:string-value="" calcext:value-type="error">
            <text:p>#DIV/0 !</text:p>
          </table:table-cell>
          <table:table-cell table:style-name="ce3" table:formula="of:=AVERAGE([.H422:.H518])+2*STDEV([.H422:.H518])" office:value-type="float" office:value="0.000219164912691218" calcext:value-type="float">
            <text:p>0,0002191649</text:p>
          </table:table-cell>
          <table:table-cell table:style-name="ce3" table:formula="of:=AVERAGE([.I422:.I518])+2*STDEV([.I422:.I518])" office:value-type="float" office:value="0.0346023779185109" calcext:value-type="float">
            <text:p>0,0346023779</text:p>
          </table:table-cell>
          <table:table-cell table:style-name="ce3" table:formula="of:=AVERAGE([.J422:.J518])+2*STDEV([.J422:.J518])" office:value-type="string" office:string-value="" calcext:value-type="error">
            <text:p>#DIV/0 !</text:p>
          </table:table-cell>
          <table:table-cell table:style-name="ce3" table:formula="of:=AVERAGE([.K422:.K518])+2*STDEV([.K422:.K518])" office:value-type="string" office:string-value="" calcext:value-type="error">
            <text:p>#DIV/0 !</text:p>
          </table:table-cell>
          <table:table-cell table:style-name="ce3" table:formula="of:=AVERAGE([.L422:.L518])+2*STDEV([.L422:.L518])" office:value-type="string" office:string-value="" calcext:value-type="error">
            <text:p>#DIV/0 !</text:p>
          </table:table-cell>
          <table:table-cell table:style-name="ce3" table:formula="of:=AVERAGE([.M422:.M518])+2*STDEV([.M422:.M518])" office:value-type="float" office:value="0.000367525425649118" calcext:value-type="float">
            <text:p>0,0003675254</text:p>
          </table:table-cell>
          <table:table-cell table:style-name="ce3" table:formula="of:=AVERAGE([.N422:.N518])+2*STDEV([.N422:.N518])" office:value-type="float" office:value="0.608289316913541" calcext:value-type="float">
            <text:p>0,6082893169</text:p>
          </table:table-cell>
          <table:table-cell table:style-name="ce3" table:formula="of:=AVERAGE([.O422:.O518])+2*STDEV([.O422:.O518])" office:value-type="float" office:value="0.000122279431966132" calcext:value-type="float">
            <text:p>0,0001222794</text:p>
          </table:table-cell>
          <table:table-cell table:style-name="ce3" table:formula="of:=AVERAGE([.P422:.P518])+2*STDEV([.P422:.P518])" office:value-type="string" office:string-value="" calcext:value-type="error">
            <text:p>#DIV/0 !</text:p>
          </table:table-cell>
          <table:table-cell table:style-name="ce3" table:formula="of:=AVERAGE([.Q422:.Q518])+2*STDEV([.Q422:.Q518])" office:value-type="string" office:string-value="" calcext:value-type="error">
            <text:p>#DIV/0 !</text:p>
          </table:table-cell>
          <table:table-cell table:style-name="ce3" table:formula="of:=AVERAGE([.R422:.R518])+2*STDEV([.R422:.R518])" office:value-type="float" office:value="0.000035622015747619" calcext:value-type="float">
            <text:p>0,000035622</text:p>
          </table:table-cell>
          <table:table-cell table:style-name="ce3" table:formula="of:=AVERAGE([.S422:.S518])+2*STDEV([.S422:.S518])" office:value-type="float" office:value="0.039679634628966" calcext:value-type="float">
            <text:p>0,0396796346</text:p>
          </table:table-cell>
          <table:table-cell table:style-name="ce3" table:formula="of:=AVERAGE([.T422:.T518])+2*STDEV([.T422:.T518])" office:value-type="string" office:string-value="" calcext:value-type="error">
            <text:p>#DIV/0 !</text:p>
          </table:table-cell>
          <table:table-cell table:style-name="ce3" table:formula="of:=AVERAGE([.U422:.U518])+2*STDEV([.U422:.U518])" office:value-type="float" office:value="0.0000187887383615005" calcext:value-type="float">
            <text:p>1,87887383615005E-005</text:p>
          </table:table-cell>
          <table:table-cell table:style-name="ce3" table:formula="of:=AVERAGE([.V422:.V518])+2*STDEV([.V422:.V518])" office:value-type="float" office:value="0.00000959721508992762" calcext:value-type="float">
            <text:p>9,59721508992762E-006</text:p>
          </table:table-cell>
          <table:table-cell table:number-columns-repeated="1002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table:style-name="Default" office:value-type="string" calcext:value-type="string">
            <text:p>Desanomalisé</text:p>
          </table:table-cell>
          <table:table-cell table:number-columns-repeated="1023"/>
        </table:table-row>
        <table:table-row table:style-name="ro1">
          <table:table-cell office:value-type="float" office:value="37.1" calcext:value-type="float">
            <text:p>37,1</text:p>
          </table:table-cell>
          <table:table-cell table:formula="of:=IF(OR([.B422]&lt;[.B$549];[.B422]&gt;[.B$550]);&quot;&quot;;[.B422])" office:value-type="string" office:string-value="" calcext:value-type="error">
            <text:p>#DIV/0 !</text:p>
          </table:table-cell>
          <table:table-cell table:formula="of:=IF(OR([.C422]&lt;[.C$549];[.C422]&gt;[.C$550]);&quot;&quot;;[.C422])" office:value-type="float" office:value="0.00032530510256649" calcext:value-type="float">
            <text:p>0,0003253051</text:p>
          </table:table-cell>
          <table:table-cell table:formula="of:=IF(OR([.D422]&lt;[.D$549];[.D422]&gt;[.D$550]);&quot;&quot;;[.D422])" office:value-type="float" office:value="0.00328775939242348" calcext:value-type="float">
            <text:p>0,0032877594</text:p>
          </table:table-cell>
          <table:table-cell table:formula="of:=IF(OR([.E422]&lt;[.E$549];[.E422]&gt;[.E$550]);&quot;&quot;;[.E422])" office:value-type="float" office:value="1" calcext:value-type="float">
            <text:p>1</text:p>
          </table:table-cell>
          <table:table-cell table:formula="of:=IF(OR([.F422]&lt;[.F$549];[.F422]&gt;[.F$550]);&quot;&quot;;[.F422])">
            <text:p/>
          </table:table-cell>
          <table:table-cell table:formula="of:=IF(OR([.G422]&lt;[.G$549];[.G422]&gt;[.G$550]);&quot;&quot;;[.G422])" office:value-type="string" office:string-value="" calcext:value-type="error">
            <text:p>#DIV/0 !</text:p>
          </table:table-cell>
          <table:table-cell table:formula="of:=IF(OR([.H422]&lt;[.H$549];[.H422]&gt;[.H$550]);&quot;&quot;;[.H422])" office:value-type="float" office:value="0.0000862265923413724" calcext:value-type="float">
            <text:p>8,62265923413724E-005</text:p>
          </table:table-cell>
          <table:table-cell table:formula="of:=IF(OR([.I422]&lt;[.I$549];[.I422]&gt;[.I$550]);&quot;&quot;;[.I422])" office:value-type="float" office:value="0.0215106233506547" calcext:value-type="float">
            <text:p>0,0215106234</text:p>
          </table:table-cell>
          <table:table-cell table:formula="of:=IF(OR([.J422]&lt;[.J$549];[.J422]&gt;[.J$550]);&quot;&quot;;[.J422])" office:value-type="string" office:string-value="" calcext:value-type="error">
            <text:p>#DIV/0 !</text:p>
          </table:table-cell>
          <table:table-cell table:formula="of:=IF(OR([.K422]&lt;[.K$549];[.K422]&gt;[.K$550]);&quot;&quot;;[.K422])" office:value-type="string" office:string-value="" calcext:value-type="error">
            <text:p>#DIV/0 !</text:p>
          </table:table-cell>
          <table:table-cell table:formula="of:=IF(OR([.L422]&lt;[.L$549];[.L422]&gt;[.L$550]);&quot;&quot;;[.L422])" office:value-type="string" office:string-value="" calcext:value-type="error">
            <text:p>#DIV/0 !</text:p>
          </table:table-cell>
          <table:table-cell table:formula="of:=IF(OR([.M422]&lt;[.M$549];[.M422]&gt;[.M$550]);&quot;&quot;;[.M422])" office:value-type="float" office:value="0.00010518583530617" calcext:value-type="float">
            <text:p>0,0001051858</text:p>
          </table:table-cell>
          <table:table-cell table:formula="of:=IF(OR([.N422]&lt;[.N$549];[.N422]&gt;[.N$550]);&quot;&quot;;[.N422])">
            <text:p/>
          </table:table-cell>
          <table:table-cell table:formula="of:=IF(OR([.O422]&lt;[.O$549];[.O422]&gt;[.O$550]);&quot;&quot;;[.O422])">
            <text:p/>
          </table:table-cell>
          <table:table-cell table:formula="of:=IF(OR([.P422]&lt;[.P$549];[.P422]&gt;[.P$550]);&quot;&quot;;[.P422])" office:value-type="string" office:string-value="" calcext:value-type="error">
            <text:p>#DIV/0 !</text:p>
          </table:table-cell>
          <table:table-cell table:formula="of:=IF(OR([.Q422]&lt;[.Q$549];[.Q422]&gt;[.Q$550]);&quot;&quot;;[.Q422])" office:value-type="string" office:string-value="" calcext:value-type="error">
            <text:p>#DIV/0 !</text:p>
          </table:table-cell>
          <table:table-cell table:formula="of:=IF(OR([.R422]&lt;[.R$549];[.R422]&gt;[.R$550]);&quot;&quot;;[.R422])" office:value-type="float" office:value="0.0000272636816898085" calcext:value-type="float">
            <text:p>2,72636816898085E-005</text:p>
          </table:table-cell>
          <table:table-cell table:formula="of:=IF(OR([.S422]&lt;[.S$549];[.S422]&gt;[.S$550]);&quot;&quot;;[.S422])" office:value-type="float" office:value="0.00884071285949622" calcext:value-type="float">
            <text:p>0,0088407129</text:p>
          </table:table-cell>
          <table:table-cell table:formula="of:=IF(OR([.T422]&lt;[.T$549];[.T422]&gt;[.T$550]);&quot;&quot;;[.T422])" office:value-type="string" office:string-value="" calcext:value-type="error">
            <text:p>#DIV/0 !</text:p>
          </table:table-cell>
          <table:table-cell table:formula="of:=IF(OR([.U422]&lt;[.U$549];[.U422]&gt;[.U$550]);&quot;&quot;;[.U422])">
            <text:p/>
          </table:table-cell>
          <table:table-cell table:formula="of:=IF(OR([.V422]&lt;[.V$549];[.V422]&gt;[.V$550]);&quot;&quot;;[.V422])">
            <text:p/>
          </table:table-cell>
          <table:table-cell table:number-columns-repeated="1002"/>
        </table:table-row>
        <table:table-row table:style-name="ro1">
          <table:table-cell office:value-type="float" office:value="38.9" calcext:value-type="float">
            <text:p>38,9</text:p>
          </table:table-cell>
          <table:table-cell table:formula="of:=IF(OR([.B423]&lt;[.B$549];[.B423]&gt;[.B$550]);&quot;&quot;;[.B423])" office:value-type="string" office:string-value="" calcext:value-type="error">
            <text:p>#DIV/0 !</text:p>
          </table:table-cell>
          <table:table-cell table:formula="of:=IF(OR([.C423]&lt;[.C$549];[.C423]&gt;[.C$550]);&quot;&quot;;[.C423])" office:value-type="float" office:value="0.000358568586255064" calcext:value-type="float">
            <text:p>0,0003585686</text:p>
          </table:table-cell>
          <table:table-cell table:formula="of:=IF(OR([.D423]&lt;[.D$549];[.D423]&gt;[.D$550]);&quot;&quot;;[.D423])" office:value-type="float" office:value="0.00269666008099944" calcext:value-type="float">
            <text:p>0,0026966601</text:p>
          </table:table-cell>
          <table:table-cell table:formula="of:=IF(OR([.E423]&lt;[.E$549];[.E423]&gt;[.E$550]);&quot;&quot;;[.E423])" office:value-type="float" office:value="1" calcext:value-type="float">
            <text:p>1</text:p>
          </table:table-cell>
          <table:table-cell table:formula="of:=IF(OR([.F423]&lt;[.F$549];[.F423]&gt;[.F$550]);&quot;&quot;;[.F423])">
            <text:p/>
          </table:table-cell>
          <table:table-cell table:formula="of:=IF(OR([.G423]&lt;[.G$549];[.G423]&gt;[.G$550]);&quot;&quot;;[.G423])" office:value-type="string" office:string-value="" calcext:value-type="error">
            <text:p>#DIV/0 !</text:p>
          </table:table-cell>
          <table:table-cell table:formula="of:=IF(OR([.H423]&lt;[.H$549];[.H423]&gt;[.H$550]);&quot;&quot;;[.H423])" office:value-type="float" office:value="0.0000776729265308533" calcext:value-type="float">
            <text:p>7,76729265308533E-005</text:p>
          </table:table-cell>
          <table:table-cell table:formula="of:=IF(OR([.I423]&lt;[.I$549];[.I423]&gt;[.I$550]);&quot;&quot;;[.I423])" office:value-type="float" office:value="0.0234620289019405" calcext:value-type="float">
            <text:p>0,0234620289</text:p>
          </table:table-cell>
          <table:table-cell table:formula="of:=IF(OR([.J423]&lt;[.J$549];[.J423]&gt;[.J$550]);&quot;&quot;;[.J423])" office:value-type="string" office:string-value="" calcext:value-type="error">
            <text:p>#DIV/0 !</text:p>
          </table:table-cell>
          <table:table-cell table:formula="of:=IF(OR([.K423]&lt;[.K$549];[.K423]&gt;[.K$550]);&quot;&quot;;[.K423])" office:value-type="string" office:string-value="" calcext:value-type="error">
            <text:p>#DIV/0 !</text:p>
          </table:table-cell>
          <table:table-cell table:formula="of:=IF(OR([.L423]&lt;[.L$549];[.L423]&gt;[.L$550]);&quot;&quot;;[.L423])" office:value-type="string" office:string-value="" calcext:value-type="error">
            <text:p>#DIV/0 !</text:p>
          </table:table-cell>
          <table:table-cell table:formula="of:=IF(OR([.M423]&lt;[.M$549];[.M423]&gt;[.M$550]);&quot;&quot;;[.M423])" office:value-type="float" office:value="0.000114743968433705" calcext:value-type="float">
            <text:p>0,000114744</text:p>
          </table:table-cell>
          <table:table-cell table:formula="of:=IF(OR([.N423]&lt;[.N$549];[.N423]&gt;[.N$550]);&quot;&quot;;[.N423])">
            <text:p/>
          </table:table-cell>
          <table:table-cell table:formula="of:=IF(OR([.O423]&lt;[.O$549];[.O423]&gt;[.O$550]);&quot;&quot;;[.O423])" office:value-type="float" office:value="0.0000301721457037896" calcext:value-type="float">
            <text:p>3,01721457037896E-005</text:p>
          </table:table-cell>
          <table:table-cell table:formula="of:=IF(OR([.P423]&lt;[.P$549];[.P423]&gt;[.P$550]);&quot;&quot;;[.P423])" office:value-type="string" office:string-value="" calcext:value-type="error">
            <text:p>#DIV/0 !</text:p>
          </table:table-cell>
          <table:table-cell table:formula="of:=IF(OR([.Q423]&lt;[.Q$549];[.Q423]&gt;[.Q$550]);&quot;&quot;;[.Q423])" office:value-type="string" office:string-value="" calcext:value-type="error">
            <text:p>#DIV/0 !</text:p>
          </table:table-cell>
          <table:table-cell table:formula="of:=IF(OR([.R423]&lt;[.R$549];[.R423]&gt;[.R$550]);&quot;&quot;;[.R423])">
            <text:p/>
          </table:table-cell>
          <table:table-cell table:formula="of:=IF(OR([.S423]&lt;[.S$549];[.S423]&gt;[.S$550]);&quot;&quot;;[.S423])" office:value-type="float" office:value="0.0088891800384003" calcext:value-type="float">
            <text:p>0,00888918</text:p>
          </table:table-cell>
          <table:table-cell table:formula="of:=IF(OR([.T423]&lt;[.T$549];[.T423]&gt;[.T$550]);&quot;&quot;;[.T423])" office:value-type="string" office:string-value="" calcext:value-type="error">
            <text:p>#DIV/0 !</text:p>
          </table:table-cell>
          <table:table-cell table:formula="of:=IF(OR([.U423]&lt;[.U$549];[.U423]&gt;[.U$550]);&quot;&quot;;[.U423])">
            <text:p/>
          </table:table-cell>
          <table:table-cell table:formula="of:=IF(OR([.V423]&lt;[.V$549];[.V423]&gt;[.V$550]);&quot;&quot;;[.V423])">
            <text:p/>
          </table:table-cell>
          <table:table-cell table:number-columns-repeated="1002"/>
        </table:table-row>
        <table:table-row table:style-name="ro1">
          <table:table-cell office:value-type="float" office:value="40.7" calcext:value-type="float">
            <text:p>40,7</text:p>
          </table:table-cell>
          <table:table-cell table:formula="of:=IF(OR([.B424]&lt;[.B$549];[.B424]&gt;[.B$550]);&quot;&quot;;[.B424])" office:value-type="string" office:string-value="" calcext:value-type="error">
            <text:p>#DIV/0 !</text:p>
          </table:table-cell>
          <table:table-cell table:formula="of:=IF(OR([.C424]&lt;[.C$549];[.C424]&gt;[.C$550]);&quot;&quot;;[.C424])" office:value-type="float" office:value="0.000314894265999781" calcext:value-type="float">
            <text:p>0,0003148943</text:p>
          </table:table-cell>
          <table:table-cell table:formula="of:=IF(OR([.D424]&lt;[.D$549];[.D424]&gt;[.D$550]);&quot;&quot;;[.D424])" office:value-type="float" office:value="0.00357610635367638" calcext:value-type="float">
            <text:p>0,0035761064</text:p>
          </table:table-cell>
          <table:table-cell table:formula="of:=IF(OR([.E424]&lt;[.E$549];[.E424]&gt;[.E$550]);&quot;&quot;;[.E424])" office:value-type="float" office:value="1" calcext:value-type="float">
            <text:p>1</text:p>
          </table:table-cell>
          <table:table-cell table:formula="of:=IF(OR([.F424]&lt;[.F$549];[.F424]&gt;[.F$550]);&quot;&quot;;[.F424])">
            <text:p/>
          </table:table-cell>
          <table:table-cell table:formula="of:=IF(OR([.G424]&lt;[.G$549];[.G424]&gt;[.G$550]);&quot;&quot;;[.G424])" office:value-type="string" office:string-value="" calcext:value-type="error">
            <text:p>#DIV/0 !</text:p>
          </table:table-cell>
          <table:table-cell table:formula="of:=IF(OR([.H424]&lt;[.H$549];[.H424]&gt;[.H$550]);&quot;&quot;;[.H424])">
            <text:p/>
          </table:table-cell>
          <table:table-cell table:formula="of:=IF(OR([.I424]&lt;[.I$549];[.I424]&gt;[.I$550]);&quot;&quot;;[.I424])" office:value-type="float" office:value="0.0261589740204365" calcext:value-type="float">
            <text:p>0,026158974</text:p>
          </table:table-cell>
          <table:table-cell table:formula="of:=IF(OR([.J424]&lt;[.J$549];[.J424]&gt;[.J$550]);&quot;&quot;;[.J424])" office:value-type="string" office:string-value="" calcext:value-type="error">
            <text:p>#DIV/0 !</text:p>
          </table:table-cell>
          <table:table-cell table:formula="of:=IF(OR([.K424]&lt;[.K$549];[.K424]&gt;[.K$550]);&quot;&quot;;[.K424])" office:value-type="string" office:string-value="" calcext:value-type="error">
            <text:p>#DIV/0 !</text:p>
          </table:table-cell>
          <table:table-cell table:formula="of:=IF(OR([.L424]&lt;[.L$549];[.L424]&gt;[.L$550]);&quot;&quot;;[.L424])" office:value-type="string" office:string-value="" calcext:value-type="error">
            <text:p>#DIV/0 !</text:p>
          </table:table-cell>
          <table:table-cell table:formula="of:=IF(OR([.M424]&lt;[.M$549];[.M424]&gt;[.M$550]);&quot;&quot;;[.M424])" office:value-type="float" office:value="0.000137283334807426" calcext:value-type="float">
            <text:p>0,0001372833</text:p>
          </table:table-cell>
          <table:table-cell table:formula="of:=IF(OR([.N424]&lt;[.N$549];[.N424]&gt;[.N$550]);&quot;&quot;;[.N424])">
            <text:p/>
          </table:table-cell>
          <table:table-cell table:formula="of:=IF(OR([.O424]&lt;[.O$549];[.O424]&gt;[.O$550]);&quot;&quot;;[.O424])">
            <text:p/>
          </table:table-cell>
          <table:table-cell table:formula="of:=IF(OR([.P424]&lt;[.P$549];[.P424]&gt;[.P$550]);&quot;&quot;;[.P424])" office:value-type="string" office:string-value="" calcext:value-type="error">
            <text:p>#DIV/0 !</text:p>
          </table:table-cell>
          <table:table-cell table:formula="of:=IF(OR([.Q424]&lt;[.Q$549];[.Q424]&gt;[.Q$550]);&quot;&quot;;[.Q424])" office:value-type="string" office:string-value="" calcext:value-type="error">
            <text:p>#DIV/0 !</text:p>
          </table:table-cell>
          <table:table-cell table:formula="of:=IF(OR([.R424]&lt;[.R$549];[.R424]&gt;[.R$550]);&quot;&quot;;[.R424])" office:value-type="float" office:value="0.0000306709162947708" calcext:value-type="float">
            <text:p>3,06709162947708E-005</text:p>
          </table:table-cell>
          <table:table-cell table:formula="of:=IF(OR([.S424]&lt;[.S$549];[.S424]&gt;[.S$550]);&quot;&quot;;[.S424])" office:value-type="float" office:value="0.00919261377229387" calcext:value-type="float">
            <text:p>0,0091926138</text:p>
          </table:table-cell>
          <table:table-cell table:formula="of:=IF(OR([.T424]&lt;[.T$549];[.T424]&gt;[.T$550]);&quot;&quot;;[.T424])" office:value-type="string" office:string-value="" calcext:value-type="error">
            <text:p>#DIV/0 !</text:p>
          </table:table-cell>
          <table:table-cell table:formula="of:=IF(OR([.U424]&lt;[.U$549];[.U424]&gt;[.U$550]);&quot;&quot;;[.U424])">
            <text:p/>
          </table:table-cell>
          <table:table-cell table:formula="of:=IF(OR([.V424]&lt;[.V$549];[.V424]&gt;[.V$550]);&quot;&quot;;[.V424])">
            <text:p/>
          </table:table-cell>
          <table:table-cell table:number-columns-repeated="1002"/>
        </table:table-row>
        <table:table-row table:style-name="ro1">
          <table:table-cell office:value-type="float" office:value="42.4" calcext:value-type="float">
            <text:p>42,4</text:p>
          </table:table-cell>
          <table:table-cell table:formula="of:=IF(OR([.B425]&lt;[.B$549];[.B425]&gt;[.B$550]);&quot;&quot;;[.B425])" office:value-type="string" office:string-value="" calcext:value-type="error">
            <text:p>#DIV/0 !</text:p>
          </table:table-cell>
          <table:table-cell table:formula="of:=IF(OR([.C425]&lt;[.C$549];[.C425]&gt;[.C$550]);&quot;&quot;;[.C425])" office:value-type="float" office:value="0.000265613381757985" calcext:value-type="float">
            <text:p>0,0002656134</text:p>
          </table:table-cell>
          <table:table-cell table:formula="of:=IF(OR([.D425]&lt;[.D$549];[.D425]&gt;[.D$550]);&quot;&quot;;[.D425])" office:value-type="float" office:value="0.00350493131844652" calcext:value-type="float">
            <text:p>0,0035049313</text:p>
          </table:table-cell>
          <table:table-cell table:formula="of:=IF(OR([.E425]&lt;[.E$549];[.E425]&gt;[.E$550]);&quot;&quot;;[.E425])" office:value-type="float" office:value="1" calcext:value-type="float">
            <text:p>1</text:p>
          </table:table-cell>
          <table:table-cell table:formula="of:=IF(OR([.F425]&lt;[.F$549];[.F425]&gt;[.F$550]);&quot;&quot;;[.F425])">
            <text:p/>
          </table:table-cell>
          <table:table-cell table:formula="of:=IF(OR([.G425]&lt;[.G$549];[.G425]&gt;[.G$550]);&quot;&quot;;[.G425])" office:value-type="string" office:string-value="" calcext:value-type="error">
            <text:p>#DIV/0 !</text:p>
          </table:table-cell>
          <table:table-cell table:formula="of:=IF(OR([.H425]&lt;[.H$549];[.H425]&gt;[.H$550]);&quot;&quot;;[.H425])" office:value-type="float" office:value="0.0000871133807343125" calcext:value-type="float">
            <text:p>8,71133807343125E-005</text:p>
          </table:table-cell>
          <table:table-cell table:formula="of:=IF(OR([.I425]&lt;[.I$549];[.I425]&gt;[.I$550]);&quot;&quot;;[.I425])" office:value-type="float" office:value="0.0294155646192144" calcext:value-type="float">
            <text:p>0,0294155646</text:p>
          </table:table-cell>
          <table:table-cell table:formula="of:=IF(OR([.J425]&lt;[.J$549];[.J425]&gt;[.J$550]);&quot;&quot;;[.J425])" office:value-type="string" office:string-value="" calcext:value-type="error">
            <text:p>#DIV/0 !</text:p>
          </table:table-cell>
          <table:table-cell table:formula="of:=IF(OR([.K425]&lt;[.K$549];[.K425]&gt;[.K$550]);&quot;&quot;;[.K425])" office:value-type="string" office:string-value="" calcext:value-type="error">
            <text:p>#DIV/0 !</text:p>
          </table:table-cell>
          <table:table-cell table:formula="of:=IF(OR([.L425]&lt;[.L$549];[.L425]&gt;[.L$550]);&quot;&quot;;[.L425])" office:value-type="string" office:string-value="" calcext:value-type="error">
            <text:p>#DIV/0 !</text:p>
          </table:table-cell>
          <table:table-cell table:formula="of:=IF(OR([.M425]&lt;[.M$549];[.M425]&gt;[.M$550]);&quot;&quot;;[.M425])" office:value-type="float" office:value="0.000083471009414411" calcext:value-type="float">
            <text:p>0,000083471</text:p>
          </table:table-cell>
          <table:table-cell table:formula="of:=IF(OR([.N425]&lt;[.N$549];[.N425]&gt;[.N$550]);&quot;&quot;;[.N425])" office:value-type="float" office:value="0.533609023148865" calcext:value-type="float">
            <text:p>0,5336090231</text:p>
          </table:table-cell>
          <table:table-cell table:formula="of:=IF(OR([.O425]&lt;[.O$549];[.O425]&gt;[.O$550]);&quot;&quot;;[.O425])" office:value-type="float" office:value="0.0000200866065435748" calcext:value-type="float">
            <text:p>2,00866065435748E-005</text:p>
          </table:table-cell>
          <table:table-cell table:formula="of:=IF(OR([.P425]&lt;[.P$549];[.P425]&gt;[.P$550]);&quot;&quot;;[.P425])" office:value-type="string" office:string-value="" calcext:value-type="error">
            <text:p>#DIV/0 !</text:p>
          </table:table-cell>
          <table:table-cell table:formula="of:=IF(OR([.Q425]&lt;[.Q$549];[.Q425]&gt;[.Q$550]);&quot;&quot;;[.Q425])" office:value-type="string" office:string-value="" calcext:value-type="error">
            <text:p>#DIV/0 !</text:p>
          </table:table-cell>
          <table:table-cell table:formula="of:=IF(OR([.R425]&lt;[.R$549];[.R425]&gt;[.R$550]);&quot;&quot;;[.R425])">
            <text:p/>
          </table:table-cell>
          <table:table-cell table:formula="of:=IF(OR([.S425]&lt;[.S$549];[.S425]&gt;[.S$550]);&quot;&quot;;[.S425])" office:value-type="float" office:value="0.0100769773517351" calcext:value-type="float">
            <text:p>0,0100769774</text:p>
          </table:table-cell>
          <table:table-cell table:formula="of:=IF(OR([.T425]&lt;[.T$549];[.T425]&gt;[.T$550]);&quot;&quot;;[.T425])" office:value-type="string" office:string-value="" calcext:value-type="error">
            <text:p>#DIV/0 !</text:p>
          </table:table-cell>
          <table:table-cell table:formula="of:=IF(OR([.U425]&lt;[.U$549];[.U425]&gt;[.U$550]);&quot;&quot;;[.U425])">
            <text:p/>
          </table:table-cell>
          <table:table-cell table:formula="of:=IF(OR([.V425]&lt;[.V$549];[.V425]&gt;[.V$550]);&quot;&quot;;[.V425])">
            <text:p/>
          </table:table-cell>
          <table:table-cell table:number-columns-repeated="1002"/>
        </table:table-row>
        <table:table-row table:style-name="ro1">
          <table:table-cell office:value-type="float" office:value="44.2" calcext:value-type="float">
            <text:p>44,2</text:p>
          </table:table-cell>
          <table:table-cell table:formula="of:=IF(OR([.B426]&lt;[.B$549];[.B426]&gt;[.B$550]);&quot;&quot;;[.B426])" office:value-type="string" office:string-value="" calcext:value-type="error">
            <text:p>#DIV/0 !</text:p>
          </table:table-cell>
          <table:table-cell table:formula="of:=IF(OR([.C426]&lt;[.C$549];[.C426]&gt;[.C$550]);&quot;&quot;;[.C426])" office:value-type="float" office:value="0.000294788181104639" calcext:value-type="float">
            <text:p>0,0002947882</text:p>
          </table:table-cell>
          <table:table-cell table:formula="of:=IF(OR([.D426]&lt;[.D$549];[.D426]&gt;[.D$550]);&quot;&quot;;[.D426])" office:value-type="float" office:value="0.00281893361987705" calcext:value-type="float">
            <text:p>0,0028189336</text:p>
          </table:table-cell>
          <table:table-cell table:formula="of:=IF(OR([.E426]&lt;[.E$549];[.E426]&gt;[.E$550]);&quot;&quot;;[.E426])" office:value-type="float" office:value="1" calcext:value-type="float">
            <text:p>1</text:p>
          </table:table-cell>
          <table:table-cell table:formula="of:=IF(OR([.F426]&lt;[.F$549];[.F426]&gt;[.F$550]);&quot;&quot;;[.F426])">
            <text:p/>
          </table:table-cell>
          <table:table-cell table:formula="of:=IF(OR([.G426]&lt;[.G$549];[.G426]&gt;[.G$550]);&quot;&quot;;[.G426])" office:value-type="string" office:string-value="" calcext:value-type="error">
            <text:p>#DIV/0 !</text:p>
          </table:table-cell>
          <table:table-cell table:formula="of:=IF(OR([.H426]&lt;[.H$549];[.H426]&gt;[.H$550]);&quot;&quot;;[.H426])" office:value-type="float" office:value="0.000137667964187669" calcext:value-type="float">
            <text:p>0,000137668</text:p>
          </table:table-cell>
          <table:table-cell table:formula="of:=IF(OR([.I426]&lt;[.I$549];[.I426]&gt;[.I$550]);&quot;&quot;;[.I426])" office:value-type="float" office:value="0.0328353908711605" calcext:value-type="float">
            <text:p>0,0328353909</text:p>
          </table:table-cell>
          <table:table-cell table:formula="of:=IF(OR([.J426]&lt;[.J$549];[.J426]&gt;[.J$550]);&quot;&quot;;[.J426])" office:value-type="string" office:string-value="" calcext:value-type="error">
            <text:p>#DIV/0 !</text:p>
          </table:table-cell>
          <table:table-cell table:formula="of:=IF(OR([.K426]&lt;[.K$549];[.K426]&gt;[.K$550]);&quot;&quot;;[.K426])" office:value-type="string" office:string-value="" calcext:value-type="error">
            <text:p>#DIV/0 !</text:p>
          </table:table-cell>
          <table:table-cell table:formula="of:=IF(OR([.L426]&lt;[.L$549];[.L426]&gt;[.L$550]);&quot;&quot;;[.L426])" office:value-type="string" office:string-value="" calcext:value-type="error">
            <text:p>#DIV/0 !</text:p>
          </table:table-cell>
          <table:table-cell table:formula="of:=IF(OR([.M426]&lt;[.M$549];[.M426]&gt;[.M$550]);&quot;&quot;;[.M426])" office:value-type="float" office:value="0.00012942936303173" calcext:value-type="float">
            <text:p>0,0001294294</text:p>
          </table:table-cell>
          <table:table-cell table:formula="of:=IF(OR([.N426]&lt;[.N$549];[.N426]&gt;[.N$550]);&quot;&quot;;[.N426])" office:value-type="float" office:value="0.512446255450152" calcext:value-type="float">
            <text:p>0,5124462555</text:p>
          </table:table-cell>
          <table:table-cell table:formula="of:=IF(OR([.O426]&lt;[.O$549];[.O426]&gt;[.O$550]);&quot;&quot;;[.O426])">
            <text:p/>
          </table:table-cell>
          <table:table-cell table:formula="of:=IF(OR([.P426]&lt;[.P$549];[.P426]&gt;[.P$550]);&quot;&quot;;[.P426])" office:value-type="string" office:string-value="" calcext:value-type="error">
            <text:p>#DIV/0 !</text:p>
          </table:table-cell>
          <table:table-cell table:formula="of:=IF(OR([.Q426]&lt;[.Q$549];[.Q426]&gt;[.Q$550]);&quot;&quot;;[.Q426])" office:value-type="string" office:string-value="" calcext:value-type="error">
            <text:p>#DIV/0 !</text:p>
          </table:table-cell>
          <table:table-cell table:formula="of:=IF(OR([.R426]&lt;[.R$549];[.R426]&gt;[.R$550]);&quot;&quot;;[.R426])">
            <text:p/>
          </table:table-cell>
          <table:table-cell table:formula="of:=IF(OR([.S426]&lt;[.S$549];[.S426]&gt;[.S$550]);&quot;&quot;;[.S426])" office:value-type="float" office:value="0.0105721086500148" calcext:value-type="float">
            <text:p>0,0105721087</text:p>
          </table:table-cell>
          <table:table-cell table:formula="of:=IF(OR([.T426]&lt;[.T$549];[.T426]&gt;[.T$550]);&quot;&quot;;[.T426])" office:value-type="string" office:string-value="" calcext:value-type="error">
            <text:p>#DIV/0 !</text:p>
          </table:table-cell>
          <table:table-cell table:formula="of:=IF(OR([.U426]&lt;[.U$549];[.U426]&gt;[.U$550]);&quot;&quot;;[.U426])">
            <text:p/>
          </table:table-cell>
          <table:table-cell table:formula="of:=IF(OR([.V426]&lt;[.V$549];[.V426]&gt;[.V$550]);&quot;&quot;;[.V426])">
            <text:p/>
          </table:table-cell>
          <table:table-cell table:number-columns-repeated="1002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OR([.B427]&lt;[.B$549];[.B427]&gt;[.B$550]);&quot;&quot;;[.B427])" office:value-type="string" office:string-value="" calcext:value-type="error">
            <text:p>#DIV/0 !</text:p>
          </table:table-cell>
          <table:table-cell table:formula="of:=IF(OR([.C427]&lt;[.C$549];[.C427]&gt;[.C$550]);&quot;&quot;;[.C427])" office:value-type="float" office:value="0.000295889651717873" calcext:value-type="float">
            <text:p>0,0002958897</text:p>
          </table:table-cell>
          <table:table-cell table:formula="of:=IF(OR([.D427]&lt;[.D$549];[.D427]&gt;[.D$550]);&quot;&quot;;[.D427])" office:value-type="float" office:value="0.0034142188436667" calcext:value-type="float">
            <text:p>0,0034142188</text:p>
          </table:table-cell>
          <table:table-cell table:formula="of:=IF(OR([.E427]&lt;[.E$549];[.E427]&gt;[.E$550]);&quot;&quot;;[.E427])" office:value-type="float" office:value="1" calcext:value-type="float">
            <text:p>1</text:p>
          </table:table-cell>
          <table:table-cell table:formula="of:=IF(OR([.F427]&lt;[.F$549];[.F427]&gt;[.F$550]);&quot;&quot;;[.F427])">
            <text:p/>
          </table:table-cell>
          <table:table-cell table:formula="of:=IF(OR([.G427]&lt;[.G$549];[.G427]&gt;[.G$550]);&quot;&quot;;[.G427])" office:value-type="string" office:string-value="" calcext:value-type="error">
            <text:p>#DIV/0 !</text:p>
          </table:table-cell>
          <table:table-cell table:formula="of:=IF(OR([.H427]&lt;[.H$549];[.H427]&gt;[.H$550]);&quot;&quot;;[.H427])">
            <text:p/>
          </table:table-cell>
          <table:table-cell table:formula="of:=IF(OR([.I427]&lt;[.I$549];[.I427]&gt;[.I$550]);&quot;&quot;;[.I427])" office:value-type="float" office:value="0.0330705689601395" calcext:value-type="float">
            <text:p>0,033070569</text:p>
          </table:table-cell>
          <table:table-cell table:formula="of:=IF(OR([.J427]&lt;[.J$549];[.J427]&gt;[.J$550]);&quot;&quot;;[.J427])" office:value-type="string" office:string-value="" calcext:value-type="error">
            <text:p>#DIV/0 !</text:p>
          </table:table-cell>
          <table:table-cell table:formula="of:=IF(OR([.K427]&lt;[.K$549];[.K427]&gt;[.K$550]);&quot;&quot;;[.K427])" office:value-type="string" office:string-value="" calcext:value-type="error">
            <text:p>#DIV/0 !</text:p>
          </table:table-cell>
          <table:table-cell table:formula="of:=IF(OR([.L427]&lt;[.L$549];[.L427]&gt;[.L$550]);&quot;&quot;;[.L427])" office:value-type="string" office:string-value="" calcext:value-type="error">
            <text:p>#DIV/0 !</text:p>
          </table:table-cell>
          <table:table-cell table:formula="of:=IF(OR([.M427]&lt;[.M$549];[.M427]&gt;[.M$550]);&quot;&quot;;[.M427])" office:value-type="float" office:value="0.000146428766060668" calcext:value-type="float">
            <text:p>0,0001464288</text:p>
          </table:table-cell>
          <table:table-cell table:formula="of:=IF(OR([.N427]&lt;[.N$549];[.N427]&gt;[.N$550]);&quot;&quot;;[.N427])" office:value-type="float" office:value="0.505222417277632" calcext:value-type="float">
            <text:p>0,5052224173</text:p>
          </table:table-cell>
          <table:table-cell table:formula="of:=IF(OR([.O427]&lt;[.O$549];[.O427]&gt;[.O$550]);&quot;&quot;;[.O427])">
            <text:p/>
          </table:table-cell>
          <table:table-cell table:formula="of:=IF(OR([.P427]&lt;[.P$549];[.P427]&gt;[.P$550]);&quot;&quot;;[.P427])" office:value-type="string" office:string-value="" calcext:value-type="error">
            <text:p>#DIV/0 !</text:p>
          </table:table-cell>
          <table:table-cell table:formula="of:=IF(OR([.Q427]&lt;[.Q$549];[.Q427]&gt;[.Q$550]);&quot;&quot;;[.Q427])" office:value-type="string" office:string-value="" calcext:value-type="error">
            <text:p>#DIV/0 !</text:p>
          </table:table-cell>
          <table:table-cell table:formula="of:=IF(OR([.R427]&lt;[.R$549];[.R427]&gt;[.R$550]);&quot;&quot;;[.R427])">
            <text:p/>
          </table:table-cell>
          <table:table-cell table:formula="of:=IF(OR([.S427]&lt;[.S$549];[.S427]&gt;[.S$550]);&quot;&quot;;[.S427])" office:value-type="float" office:value="0.0117097675993382" calcext:value-type="float">
            <text:p>0,0117097676</text:p>
          </table:table-cell>
          <table:table-cell table:formula="of:=IF(OR([.T427]&lt;[.T$549];[.T427]&gt;[.T$550]);&quot;&quot;;[.T427])" office:value-type="string" office:string-value="" calcext:value-type="error">
            <text:p>#DIV/0 !</text:p>
          </table:table-cell>
          <table:table-cell table:formula="of:=IF(OR([.U427]&lt;[.U$549];[.U427]&gt;[.U$550]);&quot;&quot;;[.U427])">
            <text:p/>
          </table:table-cell>
          <table:table-cell table:formula="of:=IF(OR([.V427]&lt;[.V$549];[.V427]&gt;[.V$550]);&quot;&quot;;[.V427])">
            <text:p/>
          </table:table-cell>
          <table:table-cell table:number-columns-repeated="1002"/>
        </table:table-row>
        <table:table-row table:style-name="ro1">
          <table:table-cell office:value-type="float" office:value="47.7" calcext:value-type="float">
            <text:p>47,7</text:p>
          </table:table-cell>
          <table:table-cell table:formula="of:=IF(OR([.B428]&lt;[.B$549];[.B428]&gt;[.B$550]);&quot;&quot;;[.B428])" office:value-type="string" office:string-value="" calcext:value-type="error">
            <text:p>#DIV/0 !</text:p>
          </table:table-cell>
          <table:table-cell table:formula="of:=IF(OR([.C428]&lt;[.C$549];[.C428]&gt;[.C$550]);&quot;&quot;;[.C428])" office:value-type="float" office:value="0.000212508318975807" calcext:value-type="float">
            <text:p>0,0002125083</text:p>
          </table:table-cell>
          <table:table-cell table:formula="of:=IF(OR([.D428]&lt;[.D$549];[.D428]&gt;[.D$550]);&quot;&quot;;[.D428])" office:value-type="float" office:value="0.0029177151074447" calcext:value-type="float">
            <text:p>0,0029177151</text:p>
          </table:table-cell>
          <table:table-cell table:formula="of:=IF(OR([.E428]&lt;[.E$549];[.E428]&gt;[.E$550]);&quot;&quot;;[.E428])" office:value-type="float" office:value="1" calcext:value-type="float">
            <text:p>1</text:p>
          </table:table-cell>
          <table:table-cell table:formula="of:=IF(OR([.F428]&lt;[.F$549];[.F428]&gt;[.F$550]);&quot;&quot;;[.F428])" office:value-type="float" office:value="0.00099546503153716" calcext:value-type="float">
            <text:p>0,000995465</text:p>
          </table:table-cell>
          <table:table-cell table:formula="of:=IF(OR([.G428]&lt;[.G$549];[.G428]&gt;[.G$550]);&quot;&quot;;[.G428])" office:value-type="string" office:string-value="" calcext:value-type="error">
            <text:p>#DIV/0 !</text:p>
          </table:table-cell>
          <table:table-cell table:formula="of:=IF(OR([.H428]&lt;[.H$549];[.H428]&gt;[.H$550]);&quot;&quot;;[.H428])">
            <text:p/>
          </table:table-cell>
          <table:table-cell table:formula="of:=IF(OR([.I428]&lt;[.I$549];[.I428]&gt;[.I$550]);&quot;&quot;;[.I428])">
            <text:p/>
          </table:table-cell>
          <table:table-cell table:formula="of:=IF(OR([.J428]&lt;[.J$549];[.J428]&gt;[.J$550]);&quot;&quot;;[.J428])" office:value-type="string" office:string-value="" calcext:value-type="error">
            <text:p>#DIV/0 !</text:p>
          </table:table-cell>
          <table:table-cell table:formula="of:=IF(OR([.K428]&lt;[.K$549];[.K428]&gt;[.K$550]);&quot;&quot;;[.K428])" office:value-type="string" office:string-value="" calcext:value-type="error">
            <text:p>#DIV/0 !</text:p>
          </table:table-cell>
          <table:table-cell table:formula="of:=IF(OR([.L428]&lt;[.L$549];[.L428]&gt;[.L$550]);&quot;&quot;;[.L428])" office:value-type="string" office:string-value="" calcext:value-type="error">
            <text:p>#DIV/0 !</text:p>
          </table:table-cell>
          <table:table-cell table:formula="of:=IF(OR([.M428]&lt;[.M$549];[.M428]&gt;[.M$550]);&quot;&quot;;[.M428])" office:value-type="float" office:value="0.000109621956877714" calcext:value-type="float">
            <text:p>0,000109622</text:p>
          </table:table-cell>
          <table:table-cell table:formula="of:=IF(OR([.N428]&lt;[.N$549];[.N428]&gt;[.N$550]);&quot;&quot;;[.N428])" office:value-type="float" office:value="0.510671058865624" calcext:value-type="float">
            <text:p>0,5106710589</text:p>
          </table:table-cell>
          <table:table-cell table:formula="of:=IF(OR([.O428]&lt;[.O$549];[.O428]&gt;[.O$550]);&quot;&quot;;[.O428])">
            <text:p/>
          </table:table-cell>
          <table:table-cell table:formula="of:=IF(OR([.P428]&lt;[.P$549];[.P428]&gt;[.P$550]);&quot;&quot;;[.P428])" office:value-type="string" office:string-value="" calcext:value-type="error">
            <text:p>#DIV/0 !</text:p>
          </table:table-cell>
          <table:table-cell table:formula="of:=IF(OR([.Q428]&lt;[.Q$549];[.Q428]&gt;[.Q$550]);&quot;&quot;;[.Q428])" office:value-type="string" office:string-value="" calcext:value-type="error">
            <text:p>#DIV/0 !</text:p>
          </table:table-cell>
          <table:table-cell table:formula="of:=IF(OR([.R428]&lt;[.R$549];[.R428]&gt;[.R$550]);&quot;&quot;;[.R428])">
            <text:p/>
          </table:table-cell>
          <table:table-cell table:formula="of:=IF(OR([.S428]&lt;[.S$549];[.S428]&gt;[.S$550]);&quot;&quot;;[.S428])" office:value-type="float" office:value="0.0116148013316581" calcext:value-type="float">
            <text:p>0,0116148013</text:p>
          </table:table-cell>
          <table:table-cell table:formula="of:=IF(OR([.T428]&lt;[.T$549];[.T428]&gt;[.T$550]);&quot;&quot;;[.T428])" office:value-type="string" office:string-value="" calcext:value-type="error">
            <text:p>#DIV/0 !</text:p>
          </table:table-cell>
          <table:table-cell table:formula="of:=IF(OR([.U428]&lt;[.U$549];[.U428]&gt;[.U$550]);&quot;&quot;;[.U428])">
            <text:p/>
          </table:table-cell>
          <table:table-cell table:formula="of:=IF(OR([.V428]&lt;[.V$549];[.V428]&gt;[.V$550]);&quot;&quot;;[.V428])">
            <text:p/>
          </table:table-cell>
          <table:table-cell table:number-columns-repeated="1002"/>
        </table:table-row>
        <table:table-row table:style-name="ro1">
          <table:table-cell office:value-type="float" office:value="49.5" calcext:value-type="float">
            <text:p>49,5</text:p>
          </table:table-cell>
          <table:table-cell table:formula="of:=IF(OR([.B429]&lt;[.B$549];[.B429]&gt;[.B$550]);&quot;&quot;;[.B429])" office:value-type="string" office:string-value="" calcext:value-type="error">
            <text:p>#DIV/0 !</text:p>
          </table:table-cell>
          <table:table-cell table:formula="of:=IF(OR([.C429]&lt;[.C$549];[.C429]&gt;[.C$550]);&quot;&quot;;[.C429])" office:value-type="float" office:value="0.00027178586014275" calcext:value-type="float">
            <text:p>0,0002717859</text:p>
          </table:table-cell>
          <table:table-cell table:formula="of:=IF(OR([.D429]&lt;[.D$549];[.D429]&gt;[.D$550]);&quot;&quot;;[.D429])" office:value-type="float" office:value="0.00352322515439667" calcext:value-type="float">
            <text:p>0,0035232252</text:p>
          </table:table-cell>
          <table:table-cell table:formula="of:=IF(OR([.E429]&lt;[.E$549];[.E429]&gt;[.E$550]);&quot;&quot;;[.E429])" office:value-type="float" office:value="1" calcext:value-type="float">
            <text:p>1</text:p>
          </table:table-cell>
          <table:table-cell table:formula="of:=IF(OR([.F429]&lt;[.F$549];[.F429]&gt;[.F$550]);&quot;&quot;;[.F429])">
            <text:p/>
          </table:table-cell>
          <table:table-cell table:formula="of:=IF(OR([.G429]&lt;[.G$549];[.G429]&gt;[.G$550]);&quot;&quot;;[.G429])" office:value-type="string" office:string-value="" calcext:value-type="error">
            <text:p>#DIV/0 !</text:p>
          </table:table-cell>
          <table:table-cell table:formula="of:=IF(OR([.H429]&lt;[.H$549];[.H429]&gt;[.H$550]);&quot;&quot;;[.H429])">
            <text:p/>
          </table:table-cell>
          <table:table-cell table:formula="of:=IF(OR([.I429]&lt;[.I$549];[.I429]&gt;[.I$550]);&quot;&quot;;[.I429])">
            <text:p/>
          </table:table-cell>
          <table:table-cell table:formula="of:=IF(OR([.J429]&lt;[.J$549];[.J429]&gt;[.J$550]);&quot;&quot;;[.J429])" office:value-type="string" office:string-value="" calcext:value-type="error">
            <text:p>#DIV/0 !</text:p>
          </table:table-cell>
          <table:table-cell table:formula="of:=IF(OR([.K429]&lt;[.K$549];[.K429]&gt;[.K$550]);&quot;&quot;;[.K429])" office:value-type="string" office:string-value="" calcext:value-type="error">
            <text:p>#DIV/0 !</text:p>
          </table:table-cell>
          <table:table-cell table:formula="of:=IF(OR([.L429]&lt;[.L$549];[.L429]&gt;[.L$550]);&quot;&quot;;[.L429])" office:value-type="string" office:string-value="" calcext:value-type="error">
            <text:p>#DIV/0 !</text:p>
          </table:table-cell>
          <table:table-cell table:formula="of:=IF(OR([.M429]&lt;[.M$549];[.M429]&gt;[.M$550]);&quot;&quot;;[.M429])" office:value-type="float" office:value="0.000125904893937885" calcext:value-type="float">
            <text:p>0,0001259049</text:p>
          </table:table-cell>
          <table:table-cell table:formula="of:=IF(OR([.N429]&lt;[.N$549];[.N429]&gt;[.N$550]);&quot;&quot;;[.N429])" office:value-type="float" office:value="0.497644205464917" calcext:value-type="float">
            <text:p>0,4976442055</text:p>
          </table:table-cell>
          <table:table-cell table:formula="of:=IF(OR([.O429]&lt;[.O$549];[.O429]&gt;[.O$550]);&quot;&quot;;[.O429])" office:value-type="float" office:value="0.0000172001221226619" calcext:value-type="float">
            <text:p>1,72001221226619E-005</text:p>
          </table:table-cell>
          <table:table-cell table:formula="of:=IF(OR([.P429]&lt;[.P$549];[.P429]&gt;[.P$550]);&quot;&quot;;[.P429])" office:value-type="string" office:string-value="" calcext:value-type="error">
            <text:p>#DIV/0 !</text:p>
          </table:table-cell>
          <table:table-cell table:formula="of:=IF(OR([.Q429]&lt;[.Q$549];[.Q429]&gt;[.Q$550]);&quot;&quot;;[.Q429])" office:value-type="string" office:string-value="" calcext:value-type="error">
            <text:p>#DIV/0 !</text:p>
          </table:table-cell>
          <table:table-cell table:formula="of:=IF(OR([.R429]&lt;[.R$549];[.R429]&gt;[.R$550]);&quot;&quot;;[.R429])">
            <text:p/>
          </table:table-cell>
          <table:table-cell table:formula="of:=IF(OR([.S429]&lt;[.S$549];[.S429]&gt;[.S$550]);&quot;&quot;;[.S429])" office:value-type="float" office:value="0.0127393257896729" calcext:value-type="float">
            <text:p>0,0127393258</text:p>
          </table:table-cell>
          <table:table-cell table:formula="of:=IF(OR([.T429]&lt;[.T$549];[.T429]&gt;[.T$550]);&quot;&quot;;[.T429])" office:value-type="string" office:string-value="" calcext:value-type="error">
            <text:p>#DIV/0 !</text:p>
          </table:table-cell>
          <table:table-cell table:formula="of:=IF(OR([.U429]&lt;[.U$549];[.U429]&gt;[.U$550]);&quot;&quot;;[.U429])">
            <text:p/>
          </table:table-cell>
          <table:table-cell table:formula="of:=IF(OR([.V429]&lt;[.V$549];[.V429]&gt;[.V$550]);&quot;&quot;;[.V429])">
            <text:p/>
          </table:table-cell>
          <table:table-cell table:number-columns-repeated="1002"/>
        </table:table-row>
        <table:table-row table:style-name="ro1">
          <table:table-cell office:value-type="float" office:value="51.3" calcext:value-type="float">
            <text:p>51,3</text:p>
          </table:table-cell>
          <table:table-cell table:formula="of:=IF(OR([.B430]&lt;[.B$549];[.B430]&gt;[.B$550]);&quot;&quot;;[.B430])" office:value-type="string" office:string-value="" calcext:value-type="error">
            <text:p>#DIV/0 !</text:p>
          </table:table-cell>
          <table:table-cell table:formula="of:=IF(OR([.C430]&lt;[.C$549];[.C430]&gt;[.C$550]);&quot;&quot;;[.C430])" office:value-type="float" office:value="0.000285676174517482" calcext:value-type="float">
            <text:p>0,0002856762</text:p>
          </table:table-cell>
          <table:table-cell table:formula="of:=IF(OR([.D430]&lt;[.D$549];[.D430]&gt;[.D$550]);&quot;&quot;;[.D430])" office:value-type="float" office:value="0.00351628590044032" calcext:value-type="float">
            <text:p>0,0035162859</text:p>
          </table:table-cell>
          <table:table-cell table:formula="of:=IF(OR([.E430]&lt;[.E$549];[.E430]&gt;[.E$550]);&quot;&quot;;[.E430])" office:value-type="float" office:value="1" calcext:value-type="float">
            <text:p>1</text:p>
          </table:table-cell>
          <table:table-cell table:formula="of:=IF(OR([.F430]&lt;[.F$549];[.F430]&gt;[.F$550]);&quot;&quot;;[.F430])">
            <text:p/>
          </table:table-cell>
          <table:table-cell table:formula="of:=IF(OR([.G430]&lt;[.G$549];[.G430]&gt;[.G$550]);&quot;&quot;;[.G430])" office:value-type="string" office:string-value="" calcext:value-type="error">
            <text:p>#DIV/0 !</text:p>
          </table:table-cell>
          <table:table-cell table:formula="of:=IF(OR([.H430]&lt;[.H$549];[.H430]&gt;[.H$550]);&quot;&quot;;[.H430])" office:value-type="float" office:value="0.000101773443299205" calcext:value-type="float">
            <text:p>0,0001017734</text:p>
          </table:table-cell>
          <table:table-cell table:formula="of:=IF(OR([.I430]&lt;[.I$549];[.I430]&gt;[.I$550]);&quot;&quot;;[.I430])">
            <text:p/>
          </table:table-cell>
          <table:table-cell table:formula="of:=IF(OR([.J430]&lt;[.J$549];[.J430]&gt;[.J$550]);&quot;&quot;;[.J430])" office:value-type="string" office:string-value="" calcext:value-type="error">
            <text:p>#DIV/0 !</text:p>
          </table:table-cell>
          <table:table-cell table:formula="of:=IF(OR([.K430]&lt;[.K$549];[.K430]&gt;[.K$550]);&quot;&quot;;[.K430])" office:value-type="string" office:string-value="" calcext:value-type="error">
            <text:p>#DIV/0 !</text:p>
          </table:table-cell>
          <table:table-cell table:formula="of:=IF(OR([.L430]&lt;[.L$549];[.L430]&gt;[.L$550]);&quot;&quot;;[.L430])" office:value-type="string" office:string-value="" calcext:value-type="error">
            <text:p>#DIV/0 !</text:p>
          </table:table-cell>
          <table:table-cell table:formula="of:=IF(OR([.M430]&lt;[.M$549];[.M430]&gt;[.M$550]);&quot;&quot;;[.M430])" office:value-type="float" office:value="0.000193891993209451" calcext:value-type="float">
            <text:p>0,000193892</text:p>
          </table:table-cell>
          <table:table-cell table:formula="of:=IF(OR([.N430]&lt;[.N$549];[.N430]&gt;[.N$550]);&quot;&quot;;[.N430])" office:value-type="float" office:value="0.50578792647521" calcext:value-type="float">
            <text:p>0,5057879265</text:p>
          </table:table-cell>
          <table:table-cell table:formula="of:=IF(OR([.O430]&lt;[.O$549];[.O430]&gt;[.O$550]);&quot;&quot;;[.O430])" office:value-type="float" office:value="0.0000171662452030047" calcext:value-type="float">
            <text:p>1,71662452030047E-005</text:p>
          </table:table-cell>
          <table:table-cell table:formula="of:=IF(OR([.P430]&lt;[.P$549];[.P430]&gt;[.P$550]);&quot;&quot;;[.P430])" office:value-type="string" office:string-value="" calcext:value-type="error">
            <text:p>#DIV/0 !</text:p>
          </table:table-cell>
          <table:table-cell table:formula="of:=IF(OR([.Q430]&lt;[.Q$549];[.Q430]&gt;[.Q$550]);&quot;&quot;;[.Q430])" office:value-type="string" office:string-value="" calcext:value-type="error">
            <text:p>#DIV/0 !</text:p>
          </table:table-cell>
          <table:table-cell table:formula="of:=IF(OR([.R430]&lt;[.R$549];[.R430]&gt;[.R$550]);&quot;&quot;;[.R430])">
            <text:p/>
          </table:table-cell>
          <table:table-cell table:formula="of:=IF(OR([.S430]&lt;[.S$549];[.S430]&gt;[.S$550]);&quot;&quot;;[.S430])" office:value-type="float" office:value="0.0127142347401335" calcext:value-type="float">
            <text:p>0,0127142347</text:p>
          </table:table-cell>
          <table:table-cell table:formula="of:=IF(OR([.T430]&lt;[.T$549];[.T430]&gt;[.T$550]);&quot;&quot;;[.T430])" office:value-type="string" office:string-value="" calcext:value-type="error">
            <text:p>#DIV/0 !</text:p>
          </table:table-cell>
          <table:table-cell table:formula="of:=IF(OR([.U430]&lt;[.U$549];[.U430]&gt;[.U$550]);&quot;&quot;;[.U430])">
            <text:p/>
          </table:table-cell>
          <table:table-cell table:formula="of:=IF(OR([.V430]&lt;[.V$549];[.V430]&gt;[.V$550]);&quot;&quot;;[.V430])">
            <text:p/>
          </table:table-cell>
          <table:table-cell table:number-columns-repeated="1002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F(OR([.B431]&lt;[.B$549];[.B431]&gt;[.B$550]);&quot;&quot;;[.B431])" office:value-type="string" office:string-value="" calcext:value-type="error">
            <text:p>#DIV/0 !</text:p>
          </table:table-cell>
          <table:table-cell table:formula="of:=IF(OR([.C431]&lt;[.C$549];[.C431]&gt;[.C$550]);&quot;&quot;;[.C431])" office:value-type="float" office:value="0.000406738732341195" calcext:value-type="float">
            <text:p>0,0004067387</text:p>
          </table:table-cell>
          <table:table-cell table:formula="of:=IF(OR([.D431]&lt;[.D$549];[.D431]&gt;[.D$550]);&quot;&quot;;[.D431])">
            <text:p/>
          </table:table-cell>
          <table:table-cell table:formula="of:=IF(OR([.E431]&lt;[.E$549];[.E431]&gt;[.E$550]);&quot;&quot;;[.E431])" office:value-type="float" office:value="1" calcext:value-type="float">
            <text:p>1</text:p>
          </table:table-cell>
          <table:table-cell table:formula="of:=IF(OR([.F431]&lt;[.F$549];[.F431]&gt;[.F$550]);&quot;&quot;;[.F431])">
            <text:p/>
          </table:table-cell>
          <table:table-cell table:formula="of:=IF(OR([.G431]&lt;[.G$549];[.G431]&gt;[.G$550]);&quot;&quot;;[.G431])" office:value-type="string" office:string-value="" calcext:value-type="error">
            <text:p>#DIV/0 !</text:p>
          </table:table-cell>
          <table:table-cell table:formula="of:=IF(OR([.H431]&lt;[.H$549];[.H431]&gt;[.H$550]);&quot;&quot;;[.H431])" office:value-type="float" office:value="0.000127711633980069" calcext:value-type="float">
            <text:p>0,0001277116</text:p>
          </table:table-cell>
          <table:table-cell table:formula="of:=IF(OR([.I431]&lt;[.I$549];[.I431]&gt;[.I$550]);&quot;&quot;;[.I431])">
            <text:p/>
          </table:table-cell>
          <table:table-cell table:formula="of:=IF(OR([.J431]&lt;[.J$549];[.J431]&gt;[.J$550]);&quot;&quot;;[.J431])" office:value-type="string" office:string-value="" calcext:value-type="error">
            <text:p>#DIV/0 !</text:p>
          </table:table-cell>
          <table:table-cell table:formula="of:=IF(OR([.K431]&lt;[.K$549];[.K431]&gt;[.K$550]);&quot;&quot;;[.K431])" office:value-type="string" office:string-value="" calcext:value-type="error">
            <text:p>#DIV/0 !</text:p>
          </table:table-cell>
          <table:table-cell table:formula="of:=IF(OR([.L431]&lt;[.L$549];[.L431]&gt;[.L$550]);&quot;&quot;;[.L431])" office:value-type="string" office:string-value="" calcext:value-type="error">
            <text:p>#DIV/0 !</text:p>
          </table:table-cell>
          <table:table-cell table:formula="of:=IF(OR([.M431]&lt;[.M$549];[.M431]&gt;[.M$550]);&quot;&quot;;[.M431])" office:value-type="float" office:value="0.000114206412065997" calcext:value-type="float">
            <text:p>0,0001142064</text:p>
          </table:table-cell>
          <table:table-cell table:formula="of:=IF(OR([.N431]&lt;[.N$549];[.N431]&gt;[.N$550]);&quot;&quot;;[.N431])" office:value-type="float" office:value="0.508078965590198" calcext:value-type="float">
            <text:p>0,5080789656</text:p>
          </table:table-cell>
          <table:table-cell table:formula="of:=IF(OR([.O431]&lt;[.O$549];[.O431]&gt;[.O$550]);&quot;&quot;;[.O431])">
            <text:p/>
          </table:table-cell>
          <table:table-cell table:formula="of:=IF(OR([.P431]&lt;[.P$549];[.P431]&gt;[.P$550]);&quot;&quot;;[.P431])" office:value-type="string" office:string-value="" calcext:value-type="error">
            <text:p>#DIV/0 !</text:p>
          </table:table-cell>
          <table:table-cell table:formula="of:=IF(OR([.Q431]&lt;[.Q$549];[.Q431]&gt;[.Q$550]);&quot;&quot;;[.Q431])" office:value-type="string" office:string-value="" calcext:value-type="error">
            <text:p>#DIV/0 !</text:p>
          </table:table-cell>
          <table:table-cell table:formula="of:=IF(OR([.R431]&lt;[.R$549];[.R431]&gt;[.R$550]);&quot;&quot;;[.R431])">
            <text:p/>
          </table:table-cell>
          <table:table-cell table:formula="of:=IF(OR([.S431]&lt;[.S$549];[.S431]&gt;[.S$550]);&quot;&quot;;[.S431])" office:value-type="float" office:value="0.0135651710364829" calcext:value-type="float">
            <text:p>0,013565171</text:p>
          </table:table-cell>
          <table:table-cell table:formula="of:=IF(OR([.T431]&lt;[.T$549];[.T431]&gt;[.T$550]);&quot;&quot;;[.T431])" office:value-type="string" office:string-value="" calcext:value-type="error">
            <text:p>#DIV/0 !</text:p>
          </table:table-cell>
          <table:table-cell table:formula="of:=IF(OR([.U431]&lt;[.U$549];[.U431]&gt;[.U$550]);&quot;&quot;;[.U431])">
            <text:p/>
          </table:table-cell>
          <table:table-cell table:formula="of:=IF(OR([.V431]&lt;[.V$549];[.V431]&gt;[.V$550]);&quot;&quot;;[.V431])">
            <text:p/>
          </table:table-cell>
          <table:table-cell table:number-columns-repeated="1002"/>
        </table:table-row>
        <table:table-row table:style-name="ro1">
          <table:table-cell office:value-type="float" office:value="54.8" calcext:value-type="float">
            <text:p>54,8</text:p>
          </table:table-cell>
          <table:table-cell table:formula="of:=IF(OR([.B432]&lt;[.B$549];[.B432]&gt;[.B$550]);&quot;&quot;;[.B432])" office:value-type="string" office:string-value="" calcext:value-type="error">
            <text:p>#DIV/0 !</text:p>
          </table:table-cell>
          <table:table-cell table:formula="of:=IF(OR([.C432]&lt;[.C$549];[.C432]&gt;[.C$550]);&quot;&quot;;[.C432])" office:value-type="float" office:value="0.000307547395948382" calcext:value-type="float">
            <text:p>0,0003075474</text:p>
          </table:table-cell>
          <table:table-cell table:formula="of:=IF(OR([.D432]&lt;[.D$549];[.D432]&gt;[.D$550]);&quot;&quot;;[.D432])" office:value-type="float" office:value="0.00344034218455265" calcext:value-type="float">
            <text:p>0,0034403422</text:p>
          </table:table-cell>
          <table:table-cell table:formula="of:=IF(OR([.E432]&lt;[.E$549];[.E432]&gt;[.E$550]);&quot;&quot;;[.E432])" office:value-type="float" office:value="1" calcext:value-type="float">
            <text:p>1</text:p>
          </table:table-cell>
          <table:table-cell table:formula="of:=IF(OR([.F432]&lt;[.F$549];[.F432]&gt;[.F$550]);&quot;&quot;;[.F432])">
            <text:p/>
          </table:table-cell>
          <table:table-cell table:formula="of:=IF(OR([.G432]&lt;[.G$549];[.G432]&gt;[.G$550]);&quot;&quot;;[.G432])" office:value-type="string" office:string-value="" calcext:value-type="error">
            <text:p>#DIV/0 !</text:p>
          </table:table-cell>
          <table:table-cell table:formula="of:=IF(OR([.H432]&lt;[.H$549];[.H432]&gt;[.H$550]);&quot;&quot;;[.H432])">
            <text:p/>
          </table:table-cell>
          <table:table-cell table:formula="of:=IF(OR([.I432]&lt;[.I$549];[.I432]&gt;[.I$550]);&quot;&quot;;[.I432])">
            <text:p/>
          </table:table-cell>
          <table:table-cell table:formula="of:=IF(OR([.J432]&lt;[.J$549];[.J432]&gt;[.J$550]);&quot;&quot;;[.J432])" office:value-type="string" office:string-value="" calcext:value-type="error">
            <text:p>#DIV/0 !</text:p>
          </table:table-cell>
          <table:table-cell table:formula="of:=IF(OR([.K432]&lt;[.K$549];[.K432]&gt;[.K$550]);&quot;&quot;;[.K432])" office:value-type="string" office:string-value="" calcext:value-type="error">
            <text:p>#DIV/0 !</text:p>
          </table:table-cell>
          <table:table-cell table:formula="of:=IF(OR([.L432]&lt;[.L$549];[.L432]&gt;[.L$550]);&quot;&quot;;[.L432])" office:value-type="string" office:string-value="" calcext:value-type="error">
            <text:p>#DIV/0 !</text:p>
          </table:table-cell>
          <table:table-cell table:formula="of:=IF(OR([.M432]&lt;[.M$549];[.M432]&gt;[.M$550]);&quot;&quot;;[.M432])" office:value-type="float" office:value="0.000236533127828931" calcext:value-type="float">
            <text:p>0,0002365331</text:p>
          </table:table-cell>
          <table:table-cell table:formula="of:=IF(OR([.N432]&lt;[.N$549];[.N432]&gt;[.N$550]);&quot;&quot;;[.N432])" office:value-type="float" office:value="0.494940338550884" calcext:value-type="float">
            <text:p>0,4949403386</text:p>
          </table:table-cell>
          <table:table-cell table:formula="of:=IF(OR([.O432]&lt;[.O$549];[.O432]&gt;[.O$550]);&quot;&quot;;[.O432])">
            <text:p/>
          </table:table-cell>
          <table:table-cell table:formula="of:=IF(OR([.P432]&lt;[.P$549];[.P432]&gt;[.P$550]);&quot;&quot;;[.P432])" office:value-type="string" office:string-value="" calcext:value-type="error">
            <text:p>#DIV/0 !</text:p>
          </table:table-cell>
          <table:table-cell table:formula="of:=IF(OR([.Q432]&lt;[.Q$549];[.Q432]&gt;[.Q$550]);&quot;&quot;;[.Q432])" office:value-type="string" office:string-value="" calcext:value-type="error">
            <text:p>#DIV/0 !</text:p>
          </table:table-cell>
          <table:table-cell table:formula="of:=IF(OR([.R432]&lt;[.R$549];[.R432]&gt;[.R$550]);&quot;&quot;;[.R432])" office:value-type="float" office:value="0.0000238554428978102" calcext:value-type="float">
            <text:p>2,38554428978102E-005</text:p>
          </table:table-cell>
          <table:table-cell table:formula="of:=IF(OR([.S432]&lt;[.S$549];[.S432]&gt;[.S$550]);&quot;&quot;;[.S432])" office:value-type="float" office:value="0.014981638757405" calcext:value-type="float">
            <text:p>0,0149816388</text:p>
          </table:table-cell>
          <table:table-cell table:formula="of:=IF(OR([.T432]&lt;[.T$549];[.T432]&gt;[.T$550]);&quot;&quot;;[.T432])" office:value-type="string" office:string-value="" calcext:value-type="error">
            <text:p>#DIV/0 !</text:p>
          </table:table-cell>
          <table:table-cell table:formula="of:=IF(OR([.U432]&lt;[.U$549];[.U432]&gt;[.U$550]);&quot;&quot;;[.U432])">
            <text:p/>
          </table:table-cell>
          <table:table-cell table:formula="of:=IF(OR([.V432]&lt;[.V$549];[.V432]&gt;[.V$550]);&quot;&quot;;[.V432])">
            <text:p/>
          </table:table-cell>
          <table:table-cell table:number-columns-repeated="1002"/>
        </table:table-row>
        <table:table-row table:style-name="ro1">
          <table:table-cell office:value-type="float" office:value="56.6" calcext:value-type="float">
            <text:p>56,6</text:p>
          </table:table-cell>
          <table:table-cell table:formula="of:=IF(OR([.B433]&lt;[.B$549];[.B433]&gt;[.B$550]);&quot;&quot;;[.B433])" office:value-type="string" office:string-value="" calcext:value-type="error">
            <text:p>#DIV/0 !</text:p>
          </table:table-cell>
          <table:table-cell table:formula="of:=IF(OR([.C433]&lt;[.C$549];[.C433]&gt;[.C$550]);&quot;&quot;;[.C433])" office:value-type="float" office:value="0.000398157057142182" calcext:value-type="float">
            <text:p>0,0003981571</text:p>
          </table:table-cell>
          <table:table-cell table:formula="of:=IF(OR([.D433]&lt;[.D$549];[.D433]&gt;[.D$550]);&quot;&quot;;[.D433])" office:value-type="float" office:value="0.00329780844222206" calcext:value-type="float">
            <text:p>0,0032978084</text:p>
          </table:table-cell>
          <table:table-cell table:formula="of:=IF(OR([.E433]&lt;[.E$549];[.E433]&gt;[.E$550]);&quot;&quot;;[.E433])" office:value-type="float" office:value="1" calcext:value-type="float">
            <text:p>1</text:p>
          </table:table-cell>
          <table:table-cell table:formula="of:=IF(OR([.F433]&lt;[.F$549];[.F433]&gt;[.F$550]);&quot;&quot;;[.F433])">
            <text:p/>
          </table:table-cell>
          <table:table-cell table:formula="of:=IF(OR([.G433]&lt;[.G$549];[.G433]&gt;[.G$550]);&quot;&quot;;[.G433])" office:value-type="string" office:string-value="" calcext:value-type="error">
            <text:p>#DIV/0 !</text:p>
          </table:table-cell>
          <table:table-cell table:formula="of:=IF(OR([.H433]&lt;[.H$549];[.H433]&gt;[.H$550]);&quot;&quot;;[.H433])" office:value-type="float" office:value="0.000144863291813211" calcext:value-type="float">
            <text:p>0,0001448633</text:p>
          </table:table-cell>
          <table:table-cell table:formula="of:=IF(OR([.I433]&lt;[.I$549];[.I433]&gt;[.I$550]);&quot;&quot;;[.I433])">
            <text:p/>
          </table:table-cell>
          <table:table-cell table:formula="of:=IF(OR([.J433]&lt;[.J$549];[.J433]&gt;[.J$550]);&quot;&quot;;[.J433])" office:value-type="string" office:string-value="" calcext:value-type="error">
            <text:p>#DIV/0 !</text:p>
          </table:table-cell>
          <table:table-cell table:formula="of:=IF(OR([.K433]&lt;[.K$549];[.K433]&gt;[.K$550]);&quot;&quot;;[.K433])" office:value-type="string" office:string-value="" calcext:value-type="error">
            <text:p>#DIV/0 !</text:p>
          </table:table-cell>
          <table:table-cell table:formula="of:=IF(OR([.L433]&lt;[.L$549];[.L433]&gt;[.L$550]);&quot;&quot;;[.L433])" office:value-type="string" office:string-value="" calcext:value-type="error">
            <text:p>#DIV/0 !</text:p>
          </table:table-cell>
          <table:table-cell table:formula="of:=IF(OR([.M433]&lt;[.M$549];[.M433]&gt;[.M$550]);&quot;&quot;;[.M433])" office:value-type="float" office:value="0.000208813919688539" calcext:value-type="float">
            <text:p>0,0002088139</text:p>
          </table:table-cell>
          <table:table-cell table:formula="of:=IF(OR([.N433]&lt;[.N$549];[.N433]&gt;[.N$550]);&quot;&quot;;[.N433])" office:value-type="float" office:value="0.493960120791648" calcext:value-type="float">
            <text:p>0,4939601208</text:p>
          </table:table-cell>
          <table:table-cell table:formula="of:=IF(OR([.O433]&lt;[.O$549];[.O433]&gt;[.O$550]);&quot;&quot;;[.O433])" office:value-type="float" office:value="0.0000132997146413227" calcext:value-type="float">
            <text:p>1,32997146413227E-005</text:p>
          </table:table-cell>
          <table:table-cell table:formula="of:=IF(OR([.P433]&lt;[.P$549];[.P433]&gt;[.P$550]);&quot;&quot;;[.P433])" office:value-type="string" office:string-value="" calcext:value-type="error">
            <text:p>#DIV/0 !</text:p>
          </table:table-cell>
          <table:table-cell table:formula="of:=IF(OR([.Q433]&lt;[.Q$549];[.Q433]&gt;[.Q$550]);&quot;&quot;;[.Q433])" office:value-type="string" office:string-value="" calcext:value-type="error">
            <text:p>#DIV/0 !</text:p>
          </table:table-cell>
          <table:table-cell table:formula="of:=IF(OR([.R433]&lt;[.R$549];[.R433]&gt;[.R$550]);&quot;&quot;;[.R433])">
            <text:p/>
          </table:table-cell>
          <table:table-cell table:formula="of:=IF(OR([.S433]&lt;[.S$549];[.S433]&gt;[.S$550]);&quot;&quot;;[.S433])" office:value-type="float" office:value="0.0143609478715025" calcext:value-type="float">
            <text:p>0,0143609479</text:p>
          </table:table-cell>
          <table:table-cell table:formula="of:=IF(OR([.T433]&lt;[.T$549];[.T433]&gt;[.T$550]);&quot;&quot;;[.T433])" office:value-type="string" office:string-value="" calcext:value-type="error">
            <text:p>#DIV/0 !</text:p>
          </table:table-cell>
          <table:table-cell table:formula="of:=IF(OR([.U433]&lt;[.U$549];[.U433]&gt;[.U$550]);&quot;&quot;;[.U433])">
            <text:p/>
          </table:table-cell>
          <table:table-cell table:formula="of:=IF(OR([.V433]&lt;[.V$549];[.V433]&gt;[.V$550]);&quot;&quot;;[.V433])">
            <text:p/>
          </table:table-cell>
          <table:table-cell table:number-columns-repeated="1002"/>
        </table:table-row>
        <table:table-row table:style-name="ro1">
          <table:table-cell office:value-type="float" office:value="58.3" calcext:value-type="float">
            <text:p>58,3</text:p>
          </table:table-cell>
          <table:table-cell table:formula="of:=IF(OR([.B434]&lt;[.B$549];[.B434]&gt;[.B$550]);&quot;&quot;;[.B434])" office:value-type="string" office:string-value="" calcext:value-type="error">
            <text:p>#DIV/0 !</text:p>
          </table:table-cell>
          <table:table-cell table:formula="of:=IF(OR([.C434]&lt;[.C$549];[.C434]&gt;[.C$550]);&quot;&quot;;[.C434])" office:value-type="float" office:value="0.000457947266311268" calcext:value-type="float">
            <text:p>0,0004579473</text:p>
          </table:table-cell>
          <table:table-cell table:formula="of:=IF(OR([.D434]&lt;[.D$549];[.D434]&gt;[.D$550]);&quot;&quot;;[.D434])" office:value-type="float" office:value="0.0033404970800239" calcext:value-type="float">
            <text:p>0,0033404971</text:p>
          </table:table-cell>
          <table:table-cell table:formula="of:=IF(OR([.E434]&lt;[.E$549];[.E434]&gt;[.E$550]);&quot;&quot;;[.E434])" office:value-type="float" office:value="1" calcext:value-type="float">
            <text:p>1</text:p>
          </table:table-cell>
          <table:table-cell table:formula="of:=IF(OR([.F434]&lt;[.F$549];[.F434]&gt;[.F$550]);&quot;&quot;;[.F434])">
            <text:p/>
          </table:table-cell>
          <table:table-cell table:formula="of:=IF(OR([.G434]&lt;[.G$549];[.G434]&gt;[.G$550]);&quot;&quot;;[.G434])" office:value-type="string" office:string-value="" calcext:value-type="error">
            <text:p>#DIV/0 !</text:p>
          </table:table-cell>
          <table:table-cell table:formula="of:=IF(OR([.H434]&lt;[.H$549];[.H434]&gt;[.H$550]);&quot;&quot;;[.H434])">
            <text:p/>
          </table:table-cell>
          <table:table-cell table:formula="of:=IF(OR([.I434]&lt;[.I$549];[.I434]&gt;[.I$550]);&quot;&quot;;[.I434])">
            <text:p/>
          </table:table-cell>
          <table:table-cell table:formula="of:=IF(OR([.J434]&lt;[.J$549];[.J434]&gt;[.J$550]);&quot;&quot;;[.J434])" office:value-type="string" office:string-value="" calcext:value-type="error">
            <text:p>#DIV/0 !</text:p>
          </table:table-cell>
          <table:table-cell table:formula="of:=IF(OR([.K434]&lt;[.K$549];[.K434]&gt;[.K$550]);&quot;&quot;;[.K434])" office:value-type="string" office:string-value="" calcext:value-type="error">
            <text:p>#DIV/0 !</text:p>
          </table:table-cell>
          <table:table-cell table:formula="of:=IF(OR([.L434]&lt;[.L$549];[.L434]&gt;[.L$550]);&quot;&quot;;[.L434])" office:value-type="string" office:string-value="" calcext:value-type="error">
            <text:p>#DIV/0 !</text:p>
          </table:table-cell>
          <table:table-cell table:formula="of:=IF(OR([.M434]&lt;[.M$549];[.M434]&gt;[.M$550]);&quot;&quot;;[.M434])" office:value-type="float" office:value="0.000252494106069556" calcext:value-type="float">
            <text:p>0,0002524941</text:p>
          </table:table-cell>
          <table:table-cell table:formula="of:=IF(OR([.N434]&lt;[.N$549];[.N434]&gt;[.N$550]);&quot;&quot;;[.N434])" office:value-type="float" office:value="0.505125897521734" calcext:value-type="float">
            <text:p>0,5051258975</text:p>
          </table:table-cell>
          <table:table-cell table:formula="of:=IF(OR([.O434]&lt;[.O$549];[.O434]&gt;[.O$550]);&quot;&quot;;[.O434])" office:value-type="float" office:value="0.0000163080573079769" calcext:value-type="float">
            <text:p>1,63080573079769E-005</text:p>
          </table:table-cell>
          <table:table-cell table:formula="of:=IF(OR([.P434]&lt;[.P$549];[.P434]&gt;[.P$550]);&quot;&quot;;[.P434])" office:value-type="string" office:string-value="" calcext:value-type="error">
            <text:p>#DIV/0 !</text:p>
          </table:table-cell>
          <table:table-cell table:formula="of:=IF(OR([.Q434]&lt;[.Q$549];[.Q434]&gt;[.Q$550]);&quot;&quot;;[.Q434])" office:value-type="string" office:string-value="" calcext:value-type="error">
            <text:p>#DIV/0 !</text:p>
          </table:table-cell>
          <table:table-cell table:formula="of:=IF(OR([.R434]&lt;[.R$549];[.R434]&gt;[.R$550]);&quot;&quot;;[.R434])">
            <text:p/>
          </table:table-cell>
          <table:table-cell table:formula="of:=IF(OR([.S434]&lt;[.S$549];[.S434]&gt;[.S$550]);&quot;&quot;;[.S434])" office:value-type="float" office:value="0.0157779064724575" calcext:value-type="float">
            <text:p>0,0157779065</text:p>
          </table:table-cell>
          <table:table-cell table:formula="of:=IF(OR([.T434]&lt;[.T$549];[.T434]&gt;[.T$550]);&quot;&quot;;[.T434])" office:value-type="string" office:string-value="" calcext:value-type="error">
            <text:p>#DIV/0 !</text:p>
          </table:table-cell>
          <table:table-cell table:formula="of:=IF(OR([.U434]&lt;[.U$549];[.U434]&gt;[.U$550]);&quot;&quot;;[.U434])">
            <text:p/>
          </table:table-cell>
          <table:table-cell table:formula="of:=IF(OR([.V434]&lt;[.V$549];[.V434]&gt;[.V$550]);&quot;&quot;;[.V434])">
            <text:p/>
          </table:table-cell>
          <table:table-cell table:number-columns-repeated="1002"/>
        </table:table-row>
        <table:table-row table:style-name="ro1">
          <table:table-cell office:value-type="float" office:value="60.1" calcext:value-type="float">
            <text:p>60,1</text:p>
          </table:table-cell>
          <table:table-cell table:formula="of:=IF(OR([.B435]&lt;[.B$549];[.B435]&gt;[.B$550]);&quot;&quot;;[.B435])" office:value-type="string" office:string-value="" calcext:value-type="error">
            <text:p>#DIV/0 !</text:p>
          </table:table-cell>
          <table:table-cell table:formula="of:=IF(OR([.C435]&lt;[.C$549];[.C435]&gt;[.C$550]);&quot;&quot;;[.C435])" office:value-type="float" office:value="0.0004853075825717" calcext:value-type="float">
            <text:p>0,0004853076</text:p>
          </table:table-cell>
          <table:table-cell table:formula="of:=IF(OR([.D435]&lt;[.D$549];[.D435]&gt;[.D$550]);&quot;&quot;;[.D435])" office:value-type="float" office:value="0.00391970641153427" calcext:value-type="float">
            <text:p>0,0039197064</text:p>
          </table:table-cell>
          <table:table-cell table:formula="of:=IF(OR([.E435]&lt;[.E$549];[.E435]&gt;[.E$550]);&quot;&quot;;[.E435])" office:value-type="float" office:value="1" calcext:value-type="float">
            <text:p>1</text:p>
          </table:table-cell>
          <table:table-cell table:formula="of:=IF(OR([.F435]&lt;[.F$549];[.F435]&gt;[.F$550]);&quot;&quot;;[.F435])">
            <text:p/>
          </table:table-cell>
          <table:table-cell table:formula="of:=IF(OR([.G435]&lt;[.G$549];[.G435]&gt;[.G$550]);&quot;&quot;;[.G435])" office:value-type="string" office:string-value="" calcext:value-type="error">
            <text:p>#DIV/0 !</text:p>
          </table:table-cell>
          <table:table-cell table:formula="of:=IF(OR([.H435]&lt;[.H$549];[.H435]&gt;[.H$550]);&quot;&quot;;[.H435])" office:value-type="float" office:value="0.000154384115457759" calcext:value-type="float">
            <text:p>0,0001543841</text:p>
          </table:table-cell>
          <table:table-cell table:formula="of:=IF(OR([.I435]&lt;[.I$549];[.I435]&gt;[.I$550]);&quot;&quot;;[.I435])">
            <text:p/>
          </table:table-cell>
          <table:table-cell table:formula="of:=IF(OR([.J435]&lt;[.J$549];[.J435]&gt;[.J$550]);&quot;&quot;;[.J435])" office:value-type="string" office:string-value="" calcext:value-type="error">
            <text:p>#DIV/0 !</text:p>
          </table:table-cell>
          <table:table-cell table:formula="of:=IF(OR([.K435]&lt;[.K$549];[.K435]&gt;[.K$550]);&quot;&quot;;[.K435])" office:value-type="string" office:string-value="" calcext:value-type="error">
            <text:p>#DIV/0 !</text:p>
          </table:table-cell>
          <table:table-cell table:formula="of:=IF(OR([.L435]&lt;[.L$549];[.L435]&gt;[.L$550]);&quot;&quot;;[.L435])" office:value-type="string" office:string-value="" calcext:value-type="error">
            <text:p>#DIV/0 !</text:p>
          </table:table-cell>
          <table:table-cell table:formula="of:=IF(OR([.M435]&lt;[.M$549];[.M435]&gt;[.M$550]);&quot;&quot;;[.M435])" office:value-type="float" office:value="0.000236642876746476" calcext:value-type="float">
            <text:p>0,0002366429</text:p>
          </table:table-cell>
          <table:table-cell table:formula="of:=IF(OR([.N435]&lt;[.N$549];[.N435]&gt;[.N$550]);&quot;&quot;;[.N435])" office:value-type="float" office:value="0.508329565107214" calcext:value-type="float">
            <text:p>0,5083295651</text:p>
          </table:table-cell>
          <table:table-cell table:formula="of:=IF(OR([.O435]&lt;[.O$549];[.O435]&gt;[.O$550]);&quot;&quot;;[.O435])" office:value-type="float" office:value="0.0000189685241424856" calcext:value-type="float">
            <text:p>1,89685241424856E-005</text:p>
          </table:table-cell>
          <table:table-cell table:formula="of:=IF(OR([.P435]&lt;[.P$549];[.P435]&gt;[.P$550]);&quot;&quot;;[.P435])" office:value-type="string" office:string-value="" calcext:value-type="error">
            <text:p>#DIV/0 !</text:p>
          </table:table-cell>
          <table:table-cell table:formula="of:=IF(OR([.Q435]&lt;[.Q$549];[.Q435]&gt;[.Q$550]);&quot;&quot;;[.Q435])" office:value-type="string" office:string-value="" calcext:value-type="error">
            <text:p>#DIV/0 !</text:p>
          </table:table-cell>
          <table:table-cell table:formula="of:=IF(OR([.R435]&lt;[.R$549];[.R435]&gt;[.R$550]);&quot;&quot;;[.R435])" office:value-type="float" office:value="0.0000285708125861705" calcext:value-type="float">
            <text:p>2,85708125861705E-005</text:p>
          </table:table-cell>
          <table:table-cell table:formula="of:=IF(OR([.S435]&lt;[.S$549];[.S435]&gt;[.S$550]);&quot;&quot;;[.S435])" office:value-type="float" office:value="0.0186824394562927" calcext:value-type="float">
            <text:p>0,0186824395</text:p>
          </table:table-cell>
          <table:table-cell table:formula="of:=IF(OR([.T435]&lt;[.T$549];[.T435]&gt;[.T$550]);&quot;&quot;;[.T435])" office:value-type="string" office:string-value="" calcext:value-type="error">
            <text:p>#DIV/0 !</text:p>
          </table:table-cell>
          <table:table-cell table:formula="of:=IF(OR([.U435]&lt;[.U$549];[.U435]&gt;[.U$550]);&quot;&quot;;[.U435])">
            <text:p/>
          </table:table-cell>
          <table:table-cell table:formula="of:=IF(OR([.V435]&lt;[.V$549];[.V435]&gt;[.V$550]);&quot;&quot;;[.V435])">
            <text:p/>
          </table:table-cell>
          <table:table-cell table:number-columns-repeated="1002"/>
        </table:table-row>
        <table:table-row table:style-name="ro1">
          <table:table-cell office:value-type="float" office:value="61.9" calcext:value-type="float">
            <text:p>61,9</text:p>
          </table:table-cell>
          <table:table-cell table:formula="of:=IF(OR([.B436]&lt;[.B$549];[.B436]&gt;[.B$550]);&quot;&quot;;[.B436])" office:value-type="string" office:string-value="" calcext:value-type="error">
            <text:p>#DIV/0 !</text:p>
          </table:table-cell>
          <table:table-cell table:formula="of:=IF(OR([.C436]&lt;[.C$549];[.C436]&gt;[.C$550]);&quot;&quot;;[.C436])" office:value-type="float" office:value="0.00058710710313698" calcext:value-type="float">
            <text:p>0,0005871071</text:p>
          </table:table-cell>
          <table:table-cell table:formula="of:=IF(OR([.D436]&lt;[.D$549];[.D436]&gt;[.D$550]);&quot;&quot;;[.D436])" office:value-type="float" office:value="0.00390776618626172" calcext:value-type="float">
            <text:p>0,0039077662</text:p>
          </table:table-cell>
          <table:table-cell table:formula="of:=IF(OR([.E436]&lt;[.E$549];[.E436]&gt;[.E$550]);&quot;&quot;;[.E436])" office:value-type="float" office:value="1" calcext:value-type="float">
            <text:p>1</text:p>
          </table:table-cell>
          <table:table-cell table:formula="of:=IF(OR([.F436]&lt;[.F$549];[.F436]&gt;[.F$550]);&quot;&quot;;[.F436])">
            <text:p/>
          </table:table-cell>
          <table:table-cell table:formula="of:=IF(OR([.G436]&lt;[.G$549];[.G436]&gt;[.G$550]);&quot;&quot;;[.G436])" office:value-type="string" office:string-value="" calcext:value-type="error">
            <text:p>#DIV/0 !</text:p>
          </table:table-cell>
          <table:table-cell table:formula="of:=IF(OR([.H436]&lt;[.H$549];[.H436]&gt;[.H$550]);&quot;&quot;;[.H436])" office:value-type="float" office:value="0.0000999887981168285" calcext:value-type="float">
            <text:p>9,99887981168285E-005</text:p>
          </table:table-cell>
          <table:table-cell table:formula="of:=IF(OR([.I436]&lt;[.I$549];[.I436]&gt;[.I$550]);&quot;&quot;;[.I436])">
            <text:p/>
          </table:table-cell>
          <table:table-cell table:formula="of:=IF(OR([.J436]&lt;[.J$549];[.J436]&gt;[.J$550]);&quot;&quot;;[.J436])" office:value-type="string" office:string-value="" calcext:value-type="error">
            <text:p>#DIV/0 !</text:p>
          </table:table-cell>
          <table:table-cell table:formula="of:=IF(OR([.K436]&lt;[.K$549];[.K436]&gt;[.K$550]);&quot;&quot;;[.K436])" office:value-type="string" office:string-value="" calcext:value-type="error">
            <text:p>#DIV/0 !</text:p>
          </table:table-cell>
          <table:table-cell table:formula="of:=IF(OR([.L436]&lt;[.L$549];[.L436]&gt;[.L$550]);&quot;&quot;;[.L436])" office:value-type="string" office:string-value="" calcext:value-type="error">
            <text:p>#DIV/0 !</text:p>
          </table:table-cell>
          <table:table-cell table:formula="of:=IF(OR([.M436]&lt;[.M$549];[.M436]&gt;[.M$550]);&quot;&quot;;[.M436])" office:value-type="float" office:value="0.000199971993050798" calcext:value-type="float">
            <text:p>0,000199972</text:p>
          </table:table-cell>
          <table:table-cell table:formula="of:=IF(OR([.N436]&lt;[.N$549];[.N436]&gt;[.N$550]);&quot;&quot;;[.N436])" office:value-type="float" office:value="0.499951840643328" calcext:value-type="float">
            <text:p>0,4999518406</text:p>
          </table:table-cell>
          <table:table-cell table:formula="of:=IF(OR([.O436]&lt;[.O$549];[.O436]&gt;[.O$550]);&quot;&quot;;[.O436])">
            <text:p/>
          </table:table-cell>
          <table:table-cell table:formula="of:=IF(OR([.P436]&lt;[.P$549];[.P436]&gt;[.P$550]);&quot;&quot;;[.P436])" office:value-type="string" office:string-value="" calcext:value-type="error">
            <text:p>#DIV/0 !</text:p>
          </table:table-cell>
          <table:table-cell table:formula="of:=IF(OR([.Q436]&lt;[.Q$549];[.Q436]&gt;[.Q$550]);&quot;&quot;;[.Q436])" office:value-type="string" office:string-value="" calcext:value-type="error">
            <text:p>#DIV/0 !</text:p>
          </table:table-cell>
          <table:table-cell table:formula="of:=IF(OR([.R436]&lt;[.R$549];[.R436]&gt;[.R$550]);&quot;&quot;;[.R436])">
            <text:p/>
          </table:table-cell>
          <table:table-cell table:formula="of:=IF(OR([.S436]&lt;[.S$549];[.S436]&gt;[.S$550]);&quot;&quot;;[.S436])" office:value-type="float" office:value="0.0198476503545761" calcext:value-type="float">
            <text:p>0,0198476504</text:p>
          </table:table-cell>
          <table:table-cell table:formula="of:=IF(OR([.T436]&lt;[.T$549];[.T436]&gt;[.T$550]);&quot;&quot;;[.T436])" office:value-type="string" office:string-value="" calcext:value-type="error">
            <text:p>#DIV/0 !</text:p>
          </table:table-cell>
          <table:table-cell table:formula="of:=IF(OR([.U436]&lt;[.U$549];[.U436]&gt;[.U$550]);&quot;&quot;;[.U436])">
            <text:p/>
          </table:table-cell>
          <table:table-cell table:formula="of:=IF(OR([.V436]&lt;[.V$549];[.V436]&gt;[.V$550]);&quot;&quot;;[.V436])">
            <text:p/>
          </table:table-cell>
          <table:table-cell table:number-columns-repeated="1002"/>
        </table:table-row>
        <table:table-row table:style-name="ro1">
          <table:table-cell office:value-type="float" office:value="63.6" calcext:value-type="float">
            <text:p>63,6</text:p>
          </table:table-cell>
          <table:table-cell table:formula="of:=IF(OR([.B437]&lt;[.B$549];[.B437]&gt;[.B$550]);&quot;&quot;;[.B437])" office:value-type="string" office:string-value="" calcext:value-type="error">
            <text:p>#DIV/0 !</text:p>
          </table:table-cell>
          <table:table-cell table:formula="of:=IF(OR([.C437]&lt;[.C$549];[.C437]&gt;[.C$550]);&quot;&quot;;[.C437])" office:value-type="float" office:value="0.000502418274689014" calcext:value-type="float">
            <text:p>0,0005024183</text:p>
          </table:table-cell>
          <table:table-cell table:formula="of:=IF(OR([.D437]&lt;[.D$549];[.D437]&gt;[.D$550]);&quot;&quot;;[.D437])" office:value-type="float" office:value="0.0026950347495922" calcext:value-type="float">
            <text:p>0,0026950347</text:p>
          </table:table-cell>
          <table:table-cell table:formula="of:=IF(OR([.E437]&lt;[.E$549];[.E437]&gt;[.E$550]);&quot;&quot;;[.E437])" office:value-type="float" office:value="1" calcext:value-type="float">
            <text:p>1</text:p>
          </table:table-cell>
          <table:table-cell table:formula="of:=IF(OR([.F437]&lt;[.F$549];[.F437]&gt;[.F$550]);&quot;&quot;;[.F437])" office:value-type="float" office:value="0.0011223949194229" calcext:value-type="float">
            <text:p>0,0011223949</text:p>
          </table:table-cell>
          <table:table-cell table:formula="of:=IF(OR([.G437]&lt;[.G$549];[.G437]&gt;[.G$550]);&quot;&quot;;[.G437])" office:value-type="string" office:string-value="" calcext:value-type="error">
            <text:p>#DIV/0 !</text:p>
          </table:table-cell>
          <table:table-cell table:formula="of:=IF(OR([.H437]&lt;[.H$549];[.H437]&gt;[.H$550]);&quot;&quot;;[.H437])">
            <text:p/>
          </table:table-cell>
          <table:table-cell table:formula="of:=IF(OR([.I437]&lt;[.I$549];[.I437]&gt;[.I$550]);&quot;&quot;;[.I437])" office:value-type="float" office:value="0.0344420835155754" calcext:value-type="float">
            <text:p>0,0344420835</text:p>
          </table:table-cell>
          <table:table-cell table:formula="of:=IF(OR([.J437]&lt;[.J$549];[.J437]&gt;[.J$550]);&quot;&quot;;[.J437])" office:value-type="string" office:string-value="" calcext:value-type="error">
            <text:p>#DIV/0 !</text:p>
          </table:table-cell>
          <table:table-cell table:formula="of:=IF(OR([.K437]&lt;[.K$549];[.K437]&gt;[.K$550]);&quot;&quot;;[.K437])" office:value-type="string" office:string-value="" calcext:value-type="error">
            <text:p>#DIV/0 !</text:p>
          </table:table-cell>
          <table:table-cell table:formula="of:=IF(OR([.L437]&lt;[.L$549];[.L437]&gt;[.L$550]);&quot;&quot;;[.L437])" office:value-type="string" office:string-value="" calcext:value-type="error">
            <text:p>#DIV/0 !</text:p>
          </table:table-cell>
          <table:table-cell table:formula="of:=IF(OR([.M437]&lt;[.M$549];[.M437]&gt;[.M$550]);&quot;&quot;;[.M437])" office:value-type="float" office:value="0.0000787256791619966" calcext:value-type="float">
            <text:p>7,87256791619966E-005</text:p>
          </table:table-cell>
          <table:table-cell table:formula="of:=IF(OR([.N437]&lt;[.N$549];[.N437]&gt;[.N$550]);&quot;&quot;;[.N437])" office:value-type="float" office:value="0.496209133866283" calcext:value-type="float">
            <text:p>0,4962091339</text:p>
          </table:table-cell>
          <table:table-cell table:formula="of:=IF(OR([.O437]&lt;[.O$549];[.O437]&gt;[.O$550]);&quot;&quot;;[.O437])">
            <text:p/>
          </table:table-cell>
          <table:table-cell table:formula="of:=IF(OR([.P437]&lt;[.P$549];[.P437]&gt;[.P$550]);&quot;&quot;;[.P437])" office:value-type="string" office:string-value="" calcext:value-type="error">
            <text:p>#DIV/0 !</text:p>
          </table:table-cell>
          <table:table-cell table:formula="of:=IF(OR([.Q437]&lt;[.Q$549];[.Q437]&gt;[.Q$550]);&quot;&quot;;[.Q437])" office:value-type="string" office:string-value="" calcext:value-type="error">
            <text:p>#DIV/0 !</text:p>
          </table:table-cell>
          <table:table-cell table:formula="of:=IF(OR([.R437]&lt;[.R$549];[.R437]&gt;[.R$550]);&quot;&quot;;[.R437])">
            <text:p/>
          </table:table-cell>
          <table:table-cell table:formula="of:=IF(OR([.S437]&lt;[.S$549];[.S437]&gt;[.S$550]);&quot;&quot;;[.S437])" office:value-type="float" office:value="0.0204867745683641" calcext:value-type="float">
            <text:p>0,0204867746</text:p>
          </table:table-cell>
          <table:table-cell table:formula="of:=IF(OR([.T437]&lt;[.T$549];[.T437]&gt;[.T$550]);&quot;&quot;;[.T437])" office:value-type="string" office:string-value="" calcext:value-type="error">
            <text:p>#DIV/0 !</text:p>
          </table:table-cell>
          <table:table-cell table:formula="of:=IF(OR([.U437]&lt;[.U$549];[.U437]&gt;[.U$550]);&quot;&quot;;[.U437])">
            <text:p/>
          </table:table-cell>
          <table:table-cell table:formula="of:=IF(OR([.V437]&lt;[.V$549];[.V437]&gt;[.V$550]);&quot;&quot;;[.V437])">
            <text:p/>
          </table:table-cell>
          <table:table-cell table:number-columns-repeated="1002"/>
        </table:table-row>
        <table:table-row table:style-name="ro1">
          <table:table-cell office:value-type="float" office:value="65.4" calcext:value-type="float">
            <text:p>65,4</text:p>
          </table:table-cell>
          <table:table-cell table:formula="of:=IF(OR([.B438]&lt;[.B$549];[.B438]&gt;[.B$550]);&quot;&quot;;[.B438])" office:value-type="string" office:string-value="" calcext:value-type="error">
            <text:p>#DIV/0 !</text:p>
          </table:table-cell>
          <table:table-cell table:formula="of:=IF(OR([.C438]&lt;[.C$549];[.C438]&gt;[.C$550]);&quot;&quot;;[.C438])" office:value-type="float" office:value="0.000352126789485396" calcext:value-type="float">
            <text:p>0,0003521268</text:p>
          </table:table-cell>
          <table:table-cell table:formula="of:=IF(OR([.D438]&lt;[.D$549];[.D438]&gt;[.D$550]);&quot;&quot;;[.D438])" office:value-type="float" office:value="0.00333022741999191" calcext:value-type="float">
            <text:p>0,0033302274</text:p>
          </table:table-cell>
          <table:table-cell table:formula="of:=IF(OR([.E438]&lt;[.E$549];[.E438]&gt;[.E$550]);&quot;&quot;;[.E438])" office:value-type="float" office:value="1" calcext:value-type="float">
            <text:p>1</text:p>
          </table:table-cell>
          <table:table-cell table:formula="of:=IF(OR([.F438]&lt;[.F$549];[.F438]&gt;[.F$550]);&quot;&quot;;[.F438])">
            <text:p/>
          </table:table-cell>
          <table:table-cell table:formula="of:=IF(OR([.G438]&lt;[.G$549];[.G438]&gt;[.G$550]);&quot;&quot;;[.G438])" office:value-type="string" office:string-value="" calcext:value-type="error">
            <text:p>#DIV/0 !</text:p>
          </table:table-cell>
          <table:table-cell table:formula="of:=IF(OR([.H438]&lt;[.H$549];[.H438]&gt;[.H$550]);&quot;&quot;;[.H438])">
            <text:p/>
          </table:table-cell>
          <table:table-cell table:formula="of:=IF(OR([.I438]&lt;[.I$549];[.I438]&gt;[.I$550]);&quot;&quot;;[.I438])" office:value-type="float" office:value="0.0328706447601041" calcext:value-type="float">
            <text:p>0,0328706448</text:p>
          </table:table-cell>
          <table:table-cell table:formula="of:=IF(OR([.J438]&lt;[.J$549];[.J438]&gt;[.J$550]);&quot;&quot;;[.J438])" office:value-type="string" office:string-value="" calcext:value-type="error">
            <text:p>#DIV/0 !</text:p>
          </table:table-cell>
          <table:table-cell table:formula="of:=IF(OR([.K438]&lt;[.K$549];[.K438]&gt;[.K$550]);&quot;&quot;;[.K438])" office:value-type="string" office:string-value="" calcext:value-type="error">
            <text:p>#DIV/0 !</text:p>
          </table:table-cell>
          <table:table-cell table:formula="of:=IF(OR([.L438]&lt;[.L$549];[.L438]&gt;[.L$550]);&quot;&quot;;[.L438])" office:value-type="string" office:string-value="" calcext:value-type="error">
            <text:p>#DIV/0 !</text:p>
          </table:table-cell>
          <table:table-cell table:formula="of:=IF(OR([.M438]&lt;[.M$549];[.M438]&gt;[.M$550]);&quot;&quot;;[.M438])" office:value-type="float" office:value="0.00026533493535217" calcext:value-type="float">
            <text:p>0,0002653349</text:p>
          </table:table-cell>
          <table:table-cell table:formula="of:=IF(OR([.N438]&lt;[.N$549];[.N438]&gt;[.N$550]);&quot;&quot;;[.N438])" office:value-type="float" office:value="0.500883237744671" calcext:value-type="float">
            <text:p>0,5008832377</text:p>
          </table:table-cell>
          <table:table-cell table:formula="of:=IF(OR([.O438]&lt;[.O$549];[.O438]&gt;[.O$550]);&quot;&quot;;[.O438])" office:value-type="float" office:value="0.0000162579215945417" calcext:value-type="float">
            <text:p>1,62579215945417E-005</text:p>
          </table:table-cell>
          <table:table-cell table:formula="of:=IF(OR([.P438]&lt;[.P$549];[.P438]&gt;[.P$550]);&quot;&quot;;[.P438])" office:value-type="string" office:string-value="" calcext:value-type="error">
            <text:p>#DIV/0 !</text:p>
          </table:table-cell>
          <table:table-cell table:formula="of:=IF(OR([.Q438]&lt;[.Q$549];[.Q438]&gt;[.Q$550]);&quot;&quot;;[.Q438])" office:value-type="string" office:string-value="" calcext:value-type="error">
            <text:p>#DIV/0 !</text:p>
          </table:table-cell>
          <table:table-cell table:formula="of:=IF(OR([.R438]&lt;[.R$549];[.R438]&gt;[.R$550]);&quot;&quot;;[.R438])">
            <text:p/>
          </table:table-cell>
          <table:table-cell table:formula="of:=IF(OR([.S438]&lt;[.S$549];[.S438]&gt;[.S$550]);&quot;&quot;;[.S438])" office:value-type="float" office:value="0.0224916102338657" calcext:value-type="float">
            <text:p>0,0224916102</text:p>
          </table:table-cell>
          <table:table-cell table:formula="of:=IF(OR([.T438]&lt;[.T$549];[.T438]&gt;[.T$550]);&quot;&quot;;[.T438])" office:value-type="string" office:string-value="" calcext:value-type="error">
            <text:p>#DIV/0 !</text:p>
          </table:table-cell>
          <table:table-cell table:formula="of:=IF(OR([.U438]&lt;[.U$549];[.U438]&gt;[.U$550]);&quot;&quot;;[.U438])">
            <text:p/>
          </table:table-cell>
          <table:table-cell table:formula="of:=IF(OR([.V438]&lt;[.V$549];[.V438]&gt;[.V$550]);&quot;&quot;;[.V438])">
            <text:p/>
          </table:table-cell>
          <table:table-cell table:number-columns-repeated="1002"/>
        </table:table-row>
        <table:table-row table:style-name="ro1">
          <table:table-cell office:value-type="float" office:value="67.2" calcext:value-type="float">
            <text:p>67,2</text:p>
          </table:table-cell>
          <table:table-cell table:formula="of:=IF(OR([.B439]&lt;[.B$549];[.B439]&gt;[.B$550]);&quot;&quot;;[.B439])" office:value-type="string" office:string-value="" calcext:value-type="error">
            <text:p>#DIV/0 !</text:p>
          </table:table-cell>
          <table:table-cell table:formula="of:=IF(OR([.C439]&lt;[.C$549];[.C439]&gt;[.C$550]);&quot;&quot;;[.C439])" office:value-type="float" office:value="0.000292055693015476" calcext:value-type="float">
            <text:p>0,0002920557</text:p>
          </table:table-cell>
          <table:table-cell table:formula="of:=IF(OR([.D439]&lt;[.D$549];[.D439]&gt;[.D$550]);&quot;&quot;;[.D439])" office:value-type="float" office:value="0.00331797060027905" calcext:value-type="float">
            <text:p>0,0033179706</text:p>
          </table:table-cell>
          <table:table-cell table:formula="of:=IF(OR([.E439]&lt;[.E$549];[.E439]&gt;[.E$550]);&quot;&quot;;[.E439])" office:value-type="float" office:value="1" calcext:value-type="float">
            <text:p>1</text:p>
          </table:table-cell>
          <table:table-cell table:formula="of:=IF(OR([.F439]&lt;[.F$549];[.F439]&gt;[.F$550]);&quot;&quot;;[.F439])">
            <text:p/>
          </table:table-cell>
          <table:table-cell table:formula="of:=IF(OR([.G439]&lt;[.G$549];[.G439]&gt;[.G$550]);&quot;&quot;;[.G439])" office:value-type="string" office:string-value="" calcext:value-type="error">
            <text:p>#DIV/0 !</text:p>
          </table:table-cell>
          <table:table-cell table:formula="of:=IF(OR([.H439]&lt;[.H$549];[.H439]&gt;[.H$550]);&quot;&quot;;[.H439])">
            <text:p/>
          </table:table-cell>
          <table:table-cell table:formula="of:=IF(OR([.I439]&lt;[.I$549];[.I439]&gt;[.I$550]);&quot;&quot;;[.I439])" office:value-type="float" office:value="0.0321382959231759" calcext:value-type="float">
            <text:p>0,0321382959</text:p>
          </table:table-cell>
          <table:table-cell table:formula="of:=IF(OR([.J439]&lt;[.J$549];[.J439]&gt;[.J$550]);&quot;&quot;;[.J439])" office:value-type="string" office:string-value="" calcext:value-type="error">
            <text:p>#DIV/0 !</text:p>
          </table:table-cell>
          <table:table-cell table:formula="of:=IF(OR([.K439]&lt;[.K$549];[.K439]&gt;[.K$550]);&quot;&quot;;[.K439])" office:value-type="string" office:string-value="" calcext:value-type="error">
            <text:p>#DIV/0 !</text:p>
          </table:table-cell>
          <table:table-cell table:formula="of:=IF(OR([.L439]&lt;[.L$549];[.L439]&gt;[.L$550]);&quot;&quot;;[.L439])" office:value-type="string" office:string-value="" calcext:value-type="error">
            <text:p>#DIV/0 !</text:p>
          </table:table-cell>
          <table:table-cell table:formula="of:=IF(OR([.M439]&lt;[.M$549];[.M439]&gt;[.M$550]);&quot;&quot;;[.M439])" office:value-type="float" office:value="0.000133241219285896" calcext:value-type="float">
            <text:p>0,0001332412</text:p>
          </table:table-cell>
          <table:table-cell table:formula="of:=IF(OR([.N439]&lt;[.N$549];[.N439]&gt;[.N$550]);&quot;&quot;;[.N439])" office:value-type="float" office:value="0.515443411723424" calcext:value-type="float">
            <text:p>0,5154434117</text:p>
          </table:table-cell>
          <table:table-cell table:formula="of:=IF(OR([.O439]&lt;[.O$549];[.O439]&gt;[.O$550]);&quot;&quot;;[.O439])" office:value-type="float" office:value="0.0000157924283334757" calcext:value-type="float">
            <text:p>1,57924283334757E-005</text:p>
          </table:table-cell>
          <table:table-cell table:formula="of:=IF(OR([.P439]&lt;[.P$549];[.P439]&gt;[.P$550]);&quot;&quot;;[.P439])" office:value-type="string" office:string-value="" calcext:value-type="error">
            <text:p>#DIV/0 !</text:p>
          </table:table-cell>
          <table:table-cell table:formula="of:=IF(OR([.Q439]&lt;[.Q$549];[.Q439]&gt;[.Q$550]);&quot;&quot;;[.Q439])" office:value-type="string" office:string-value="" calcext:value-type="error">
            <text:p>#DIV/0 !</text:p>
          </table:table-cell>
          <table:table-cell table:formula="of:=IF(OR([.R439]&lt;[.R$549];[.R439]&gt;[.R$550]);&quot;&quot;;[.R439])">
            <text:p/>
          </table:table-cell>
          <table:table-cell table:formula="of:=IF(OR([.S439]&lt;[.S$549];[.S439]&gt;[.S$550]);&quot;&quot;;[.S439])" office:value-type="float" office:value="0.02486654468429" calcext:value-type="float">
            <text:p>0,0248665447</text:p>
          </table:table-cell>
          <table:table-cell table:formula="of:=IF(OR([.T439]&lt;[.T$549];[.T439]&gt;[.T$550]);&quot;&quot;;[.T439])" office:value-type="string" office:string-value="" calcext:value-type="error">
            <text:p>#DIV/0 !</text:p>
          </table:table-cell>
          <table:table-cell table:formula="of:=IF(OR([.U439]&lt;[.U$549];[.U439]&gt;[.U$550]);&quot;&quot;;[.U439])">
            <text:p/>
          </table:table-cell>
          <table:table-cell table:formula="of:=IF(OR([.V439]&lt;[.V$549];[.V439]&gt;[.V$550]);&quot;&quot;;[.V439])">
            <text:p/>
          </table:table-cell>
          <table:table-cell table:number-columns-repeated="1002"/>
        </table:table-row>
        <table:table-row table:style-name="ro1">
          <table:table-cell office:value-type="float" office:value="68.9" calcext:value-type="float">
            <text:p>68,9</text:p>
          </table:table-cell>
          <table:table-cell table:formula="of:=IF(OR([.B440]&lt;[.B$549];[.B440]&gt;[.B$550]);&quot;&quot;;[.B440])" office:value-type="string" office:string-value="" calcext:value-type="error">
            <text:p>#DIV/0 !</text:p>
          </table:table-cell>
          <table:table-cell table:formula="of:=IF(OR([.C440]&lt;[.C$549];[.C440]&gt;[.C$550]);&quot;&quot;;[.C440])" office:value-type="float" office:value="0.000337349360708998" calcext:value-type="float">
            <text:p>0,0003373494</text:p>
          </table:table-cell>
          <table:table-cell table:formula="of:=IF(OR([.D440]&lt;[.D$549];[.D440]&gt;[.D$550]);&quot;&quot;;[.D440])" office:value-type="float" office:value="0.00336331070387265" calcext:value-type="float">
            <text:p>0,0033633107</text:p>
          </table:table-cell>
          <table:table-cell table:formula="of:=IF(OR([.E440]&lt;[.E$549];[.E440]&gt;[.E$550]);&quot;&quot;;[.E440])" office:value-type="float" office:value="1" calcext:value-type="float">
            <text:p>1</text:p>
          </table:table-cell>
          <table:table-cell table:formula="of:=IF(OR([.F440]&lt;[.F$549];[.F440]&gt;[.F$550]);&quot;&quot;;[.F440])">
            <text:p/>
          </table:table-cell>
          <table:table-cell table:formula="of:=IF(OR([.G440]&lt;[.G$549];[.G440]&gt;[.G$550]);&quot;&quot;;[.G440])" office:value-type="string" office:string-value="" calcext:value-type="error">
            <text:p>#DIV/0 !</text:p>
          </table:table-cell>
          <table:table-cell table:formula="of:=IF(OR([.H440]&lt;[.H$549];[.H440]&gt;[.H$550]);&quot;&quot;;[.H440])" office:value-type="float" office:value="0.0000744100089840276" calcext:value-type="float">
            <text:p>0,00007441</text:p>
          </table:table-cell>
          <table:table-cell table:formula="of:=IF(OR([.I440]&lt;[.I$549];[.I440]&gt;[.I$550]);&quot;&quot;;[.I440])" office:value-type="float" office:value="0.0319515516311572" calcext:value-type="float">
            <text:p>0,0319515516</text:p>
          </table:table-cell>
          <table:table-cell table:formula="of:=IF(OR([.J440]&lt;[.J$549];[.J440]&gt;[.J$550]);&quot;&quot;;[.J440])" office:value-type="string" office:string-value="" calcext:value-type="error">
            <text:p>#DIV/0 !</text:p>
          </table:table-cell>
          <table:table-cell table:formula="of:=IF(OR([.K440]&lt;[.K$549];[.K440]&gt;[.K$550]);&quot;&quot;;[.K440])" office:value-type="string" office:string-value="" calcext:value-type="error">
            <text:p>#DIV/0 !</text:p>
          </table:table-cell>
          <table:table-cell table:formula="of:=IF(OR([.L440]&lt;[.L$549];[.L440]&gt;[.L$550]);&quot;&quot;;[.L440])" office:value-type="string" office:string-value="" calcext:value-type="error">
            <text:p>#DIV/0 !</text:p>
          </table:table-cell>
          <table:table-cell table:formula="of:=IF(OR([.M440]&lt;[.M$549];[.M440]&gt;[.M$550]);&quot;&quot;;[.M440])" office:value-type="float" office:value="0.000185502456198496" calcext:value-type="float">
            <text:p>0,0001855025</text:p>
          </table:table-cell>
          <table:table-cell table:formula="of:=IF(OR([.N440]&lt;[.N$549];[.N440]&gt;[.N$550]);&quot;&quot;;[.N440])" office:value-type="float" office:value="0.5161489936813" calcext:value-type="float">
            <text:p>0,5161489937</text:p>
          </table:table-cell>
          <table:table-cell table:formula="of:=IF(OR([.O440]&lt;[.O$549];[.O440]&gt;[.O$550]);&quot;&quot;;[.O440])">
            <text:p/>
          </table:table-cell>
          <table:table-cell table:formula="of:=IF(OR([.P440]&lt;[.P$549];[.P440]&gt;[.P$550]);&quot;&quot;;[.P440])" office:value-type="string" office:string-value="" calcext:value-type="error">
            <text:p>#DIV/0 !</text:p>
          </table:table-cell>
          <table:table-cell table:formula="of:=IF(OR([.Q440]&lt;[.Q$549];[.Q440]&gt;[.Q$550]);&quot;&quot;;[.Q440])" office:value-type="string" office:string-value="" calcext:value-type="error">
            <text:p>#DIV/0 !</text:p>
          </table:table-cell>
          <table:table-cell table:formula="of:=IF(OR([.R440]&lt;[.R$549];[.R440]&gt;[.R$550]);&quot;&quot;;[.R440])">
            <text:p/>
          </table:table-cell>
          <table:table-cell table:formula="of:=IF(OR([.S440]&lt;[.S$549];[.S440]&gt;[.S$550]);&quot;&quot;;[.S440])" office:value-type="float" office:value="0.0264457934992209" calcext:value-type="float">
            <text:p>0,0264457935</text:p>
          </table:table-cell>
          <table:table-cell table:formula="of:=IF(OR([.T440]&lt;[.T$549];[.T440]&gt;[.T$550]);&quot;&quot;;[.T440])" office:value-type="string" office:string-value="" calcext:value-type="error">
            <text:p>#DIV/0 !</text:p>
          </table:table-cell>
          <table:table-cell table:formula="of:=IF(OR([.U440]&lt;[.U$549];[.U440]&gt;[.U$550]);&quot;&quot;;[.U440])">
            <text:p/>
          </table:table-cell>
          <table:table-cell table:formula="of:=IF(OR([.V440]&lt;[.V$549];[.V440]&gt;[.V$550]);&quot;&quot;;[.V440])">
            <text:p/>
          </table:table-cell>
          <table:table-cell table:number-columns-repeated="1002"/>
        </table:table-row>
        <table:table-row table:style-name="ro1">
          <table:table-cell office:value-type="float" office:value="70.7" calcext:value-type="float">
            <text:p>70,7</text:p>
          </table:table-cell>
          <table:table-cell table:formula="of:=IF(OR([.B441]&lt;[.B$549];[.B441]&gt;[.B$550]);&quot;&quot;;[.B441])" office:value-type="string" office:string-value="" calcext:value-type="error">
            <text:p>#DIV/0 !</text:p>
          </table:table-cell>
          <table:table-cell table:formula="of:=IF(OR([.C441]&lt;[.C$549];[.C441]&gt;[.C$550]);&quot;&quot;;[.C441])" office:value-type="float" office:value="0.000321518779786665" calcext:value-type="float">
            <text:p>0,0003215188</text:p>
          </table:table-cell>
          <table:table-cell table:formula="of:=IF(OR([.D441]&lt;[.D$549];[.D441]&gt;[.D$550]);&quot;&quot;;[.D441])" office:value-type="float" office:value="0.00261519470065889" calcext:value-type="float">
            <text:p>0,0026151947</text:p>
          </table:table-cell>
          <table:table-cell table:formula="of:=IF(OR([.E441]&lt;[.E$549];[.E441]&gt;[.E$550]);&quot;&quot;;[.E441])" office:value-type="float" office:value="1" calcext:value-type="float">
            <text:p>1</text:p>
          </table:table-cell>
          <table:table-cell table:formula="of:=IF(OR([.F441]&lt;[.F$549];[.F441]&gt;[.F$550]);&quot;&quot;;[.F441])">
            <text:p/>
          </table:table-cell>
          <table:table-cell table:formula="of:=IF(OR([.G441]&lt;[.G$549];[.G441]&gt;[.G$550]);&quot;&quot;;[.G441])" office:value-type="string" office:string-value="" calcext:value-type="error">
            <text:p>#DIV/0 !</text:p>
          </table:table-cell>
          <table:table-cell table:formula="of:=IF(OR([.H441]&lt;[.H$549];[.H441]&gt;[.H$550]);&quot;&quot;;[.H441])">
            <text:p/>
          </table:table-cell>
          <table:table-cell table:formula="of:=IF(OR([.I441]&lt;[.I$549];[.I441]&gt;[.I$550]);&quot;&quot;;[.I441])" office:value-type="float" office:value="0.0280874943071017" calcext:value-type="float">
            <text:p>0,0280874943</text:p>
          </table:table-cell>
          <table:table-cell table:formula="of:=IF(OR([.J441]&lt;[.J$549];[.J441]&gt;[.J$550]);&quot;&quot;;[.J441])" office:value-type="string" office:string-value="" calcext:value-type="error">
            <text:p>#DIV/0 !</text:p>
          </table:table-cell>
          <table:table-cell table:formula="of:=IF(OR([.K441]&lt;[.K$549];[.K441]&gt;[.K$550]);&quot;&quot;;[.K441])" office:value-type="string" office:string-value="" calcext:value-type="error">
            <text:p>#DIV/0 !</text:p>
          </table:table-cell>
          <table:table-cell table:formula="of:=IF(OR([.L441]&lt;[.L$549];[.L441]&gt;[.L$550]);&quot;&quot;;[.L441])" office:value-type="string" office:string-value="" calcext:value-type="error">
            <text:p>#DIV/0 !</text:p>
          </table:table-cell>
          <table:table-cell table:formula="of:=IF(OR([.M441]&lt;[.M$549];[.M441]&gt;[.M$550]);&quot;&quot;;[.M441])" office:value-type="float" office:value="0.000224901463729474" calcext:value-type="float">
            <text:p>0,0002249015</text:p>
          </table:table-cell>
          <table:table-cell table:formula="of:=IF(OR([.N441]&lt;[.N$549];[.N441]&gt;[.N$550]);&quot;&quot;;[.N441])" office:value-type="float" office:value="0.511678168961409" calcext:value-type="float">
            <text:p>0,511678169</text:p>
          </table:table-cell>
          <table:table-cell table:formula="of:=IF(OR([.O441]&lt;[.O$549];[.O441]&gt;[.O$550]);&quot;&quot;;[.O441])" office:value-type="float" office:value="0.0000319825744780253" calcext:value-type="float">
            <text:p>3,19825744780253E-005</text:p>
          </table:table-cell>
          <table:table-cell table:formula="of:=IF(OR([.P441]&lt;[.P$549];[.P441]&gt;[.P$550]);&quot;&quot;;[.P441])" office:value-type="string" office:string-value="" calcext:value-type="error">
            <text:p>#DIV/0 !</text:p>
          </table:table-cell>
          <table:table-cell table:formula="of:=IF(OR([.Q441]&lt;[.Q$549];[.Q441]&gt;[.Q$550]);&quot;&quot;;[.Q441])" office:value-type="string" office:string-value="" calcext:value-type="error">
            <text:p>#DIV/0 !</text:p>
          </table:table-cell>
          <table:table-cell table:formula="of:=IF(OR([.R441]&lt;[.R$549];[.R441]&gt;[.R$550]);&quot;&quot;;[.R441])">
            <text:p/>
          </table:table-cell>
          <table:table-cell table:formula="of:=IF(OR([.S441]&lt;[.S$549];[.S441]&gt;[.S$550]);&quot;&quot;;[.S441])" office:value-type="float" office:value="0.026389646943952" calcext:value-type="float">
            <text:p>0,0263896469</text:p>
          </table:table-cell>
          <table:table-cell table:formula="of:=IF(OR([.T441]&lt;[.T$549];[.T441]&gt;[.T$550]);&quot;&quot;;[.T441])" office:value-type="string" office:string-value="" calcext:value-type="error">
            <text:p>#DIV/0 !</text:p>
          </table:table-cell>
          <table:table-cell table:formula="of:=IF(OR([.U441]&lt;[.U$549];[.U441]&gt;[.U$550]);&quot;&quot;;[.U441])">
            <text:p/>
          </table:table-cell>
          <table:table-cell table:formula="of:=IF(OR([.V441]&lt;[.V$549];[.V441]&gt;[.V$550]);&quot;&quot;;[.V441])">
            <text:p/>
          </table:table-cell>
          <table:table-cell table:number-columns-repeated="1002"/>
        </table:table-row>
        <table:table-row table:style-name="ro1">
          <table:table-cell office:value-type="float" office:value="72.5" calcext:value-type="float">
            <text:p>72,5</text:p>
          </table:table-cell>
          <table:table-cell table:formula="of:=IF(OR([.B442]&lt;[.B$549];[.B442]&gt;[.B$550]);&quot;&quot;;[.B442])" office:value-type="string" office:string-value="" calcext:value-type="error">
            <text:p>#DIV/0 !</text:p>
          </table:table-cell>
          <table:table-cell table:formula="of:=IF(OR([.C442]&lt;[.C$549];[.C442]&gt;[.C$550]);&quot;&quot;;[.C442])" office:value-type="float" office:value="0.000368265508069729" calcext:value-type="float">
            <text:p>0,0003682655</text:p>
          </table:table-cell>
          <table:table-cell table:formula="of:=IF(OR([.D442]&lt;[.D$549];[.D442]&gt;[.D$550]);&quot;&quot;;[.D442])" office:value-type="float" office:value="0.00266897350455091" calcext:value-type="float">
            <text:p>0,0026689735</text:p>
          </table:table-cell>
          <table:table-cell table:formula="of:=IF(OR([.E442]&lt;[.E$549];[.E442]&gt;[.E$550]);&quot;&quot;;[.E442])" office:value-type="float" office:value="1" calcext:value-type="float">
            <text:p>1</text:p>
          </table:table-cell>
          <table:table-cell table:formula="of:=IF(OR([.F442]&lt;[.F$549];[.F442]&gt;[.F$550]);&quot;&quot;;[.F442])">
            <text:p/>
          </table:table-cell>
          <table:table-cell table:formula="of:=IF(OR([.G442]&lt;[.G$549];[.G442]&gt;[.G$550]);&quot;&quot;;[.G442])" office:value-type="string" office:string-value="" calcext:value-type="error">
            <text:p>#DIV/0 !</text:p>
          </table:table-cell>
          <table:table-cell table:formula="of:=IF(OR([.H442]&lt;[.H$549];[.H442]&gt;[.H$550]);&quot;&quot;;[.H442])" office:value-type="float" office:value="0.000205014188930845" calcext:value-type="float">
            <text:p>0,0002050142</text:p>
          </table:table-cell>
          <table:table-cell table:formula="of:=IF(OR([.I442]&lt;[.I$549];[.I442]&gt;[.I$550]);&quot;&quot;;[.I442])" office:value-type="float" office:value="0.0238240143668272" calcext:value-type="float">
            <text:p>0,0238240144</text:p>
          </table:table-cell>
          <table:table-cell table:formula="of:=IF(OR([.J442]&lt;[.J$549];[.J442]&gt;[.J$550]);&quot;&quot;;[.J442])" office:value-type="string" office:string-value="" calcext:value-type="error">
            <text:p>#DIV/0 !</text:p>
          </table:table-cell>
          <table:table-cell table:formula="of:=IF(OR([.K442]&lt;[.K$549];[.K442]&gt;[.K$550]);&quot;&quot;;[.K442])" office:value-type="string" office:string-value="" calcext:value-type="error">
            <text:p>#DIV/0 !</text:p>
          </table:table-cell>
          <table:table-cell table:formula="of:=IF(OR([.L442]&lt;[.L$549];[.L442]&gt;[.L$550]);&quot;&quot;;[.L442])" office:value-type="string" office:string-value="" calcext:value-type="error">
            <text:p>#DIV/0 !</text:p>
          </table:table-cell>
          <table:table-cell table:formula="of:=IF(OR([.M442]&lt;[.M$549];[.M442]&gt;[.M$550]);&quot;&quot;;[.M442])" office:value-type="float" office:value="0.000193791494108474" calcext:value-type="float">
            <text:p>0,0001937915</text:p>
          </table:table-cell>
          <table:table-cell table:formula="of:=IF(OR([.N442]&lt;[.N$549];[.N442]&gt;[.N$550]);&quot;&quot;;[.N442])" office:value-type="float" office:value="0.494869733958797" calcext:value-type="float">
            <text:p>0,494869734</text:p>
          </table:table-cell>
          <table:table-cell table:formula="of:=IF(OR([.O442]&lt;[.O$549];[.O442]&gt;[.O$550]);&quot;&quot;;[.O442])" office:value-type="float" office:value="0.0000159728948585724" calcext:value-type="float">
            <text:p>1,59728948585724E-005</text:p>
          </table:table-cell>
          <table:table-cell table:formula="of:=IF(OR([.P442]&lt;[.P$549];[.P442]&gt;[.P$550]);&quot;&quot;;[.P442])" office:value-type="string" office:string-value="" calcext:value-type="error">
            <text:p>#DIV/0 !</text:p>
          </table:table-cell>
          <table:table-cell table:formula="of:=IF(OR([.Q442]&lt;[.Q$549];[.Q442]&gt;[.Q$550]);&quot;&quot;;[.Q442])" office:value-type="string" office:string-value="" calcext:value-type="error">
            <text:p>#DIV/0 !</text:p>
          </table:table-cell>
          <table:table-cell table:formula="of:=IF(OR([.R442]&lt;[.R$549];[.R442]&gt;[.R$550]);&quot;&quot;;[.R442])">
            <text:p/>
          </table:table-cell>
          <table:table-cell table:formula="of:=IF(OR([.S442]&lt;[.S$549];[.S442]&gt;[.S$550]);&quot;&quot;;[.S442])" office:value-type="float" office:value="0.0269323230389369" calcext:value-type="float">
            <text:p>0,026932323</text:p>
          </table:table-cell>
          <table:table-cell table:formula="of:=IF(OR([.T442]&lt;[.T$549];[.T442]&gt;[.T$550]);&quot;&quot;;[.T442])" office:value-type="string" office:string-value="" calcext:value-type="error">
            <text:p>#DIV/0 !</text:p>
          </table:table-cell>
          <table:table-cell table:formula="of:=IF(OR([.U442]&lt;[.U$549];[.U442]&gt;[.U$550]);&quot;&quot;;[.U442])">
            <text:p/>
          </table:table-cell>
          <table:table-cell table:formula="of:=IF(OR([.V442]&lt;[.V$549];[.V442]&gt;[.V$550]);&quot;&quot;;[.V442])">
            <text:p/>
          </table:table-cell>
          <table:table-cell table:number-columns-repeated="1002"/>
        </table:table-row>
        <table:table-row table:style-name="ro1">
          <table:table-cell office:value-type="float" office:value="74.2" calcext:value-type="float">
            <text:p>74,2</text:p>
          </table:table-cell>
          <table:table-cell table:formula="of:=IF(OR([.B443]&lt;[.B$549];[.B443]&gt;[.B$550]);&quot;&quot;;[.B443])" office:value-type="string" office:string-value="" calcext:value-type="error">
            <text:p>#DIV/0 !</text:p>
          </table:table-cell>
          <table:table-cell table:formula="of:=IF(OR([.C443]&lt;[.C$549];[.C443]&gt;[.C$550]);&quot;&quot;;[.C443])" office:value-type="float" office:value="0.000350847861990836" calcext:value-type="float">
            <text:p>0,0003508479</text:p>
          </table:table-cell>
          <table:table-cell table:formula="of:=IF(OR([.D443]&lt;[.D$549];[.D443]&gt;[.D$550]);&quot;&quot;;[.D443])" office:value-type="float" office:value="0.002605958202469" calcext:value-type="float">
            <text:p>0,0026059582</text:p>
          </table:table-cell>
          <table:table-cell table:formula="of:=IF(OR([.E443]&lt;[.E$549];[.E443]&gt;[.E$550]);&quot;&quot;;[.E443])" office:value-type="float" office:value="1" calcext:value-type="float">
            <text:p>1</text:p>
          </table:table-cell>
          <table:table-cell table:formula="of:=IF(OR([.F443]&lt;[.F$549];[.F443]&gt;[.F$550]);&quot;&quot;;[.F443])" office:value-type="float" office:value="0.000889099918489726" calcext:value-type="float">
            <text:p>0,0008890999</text:p>
          </table:table-cell>
          <table:table-cell table:formula="of:=IF(OR([.G443]&lt;[.G$549];[.G443]&gt;[.G$550]);&quot;&quot;;[.G443])" office:value-type="string" office:string-value="" calcext:value-type="error">
            <text:p>#DIV/0 !</text:p>
          </table:table-cell>
          <table:table-cell table:formula="of:=IF(OR([.H443]&lt;[.H$549];[.H443]&gt;[.H$550]);&quot;&quot;;[.H443])">
            <text:p/>
          </table:table-cell>
          <table:table-cell table:formula="of:=IF(OR([.I443]&lt;[.I$549];[.I443]&gt;[.I$550]);&quot;&quot;;[.I443])" office:value-type="float" office:value="0.0209010763847715" calcext:value-type="float">
            <text:p>0,0209010764</text:p>
          </table:table-cell>
          <table:table-cell table:formula="of:=IF(OR([.J443]&lt;[.J$549];[.J443]&gt;[.J$550]);&quot;&quot;;[.J443])" office:value-type="string" office:string-value="" calcext:value-type="error">
            <text:p>#DIV/0 !</text:p>
          </table:table-cell>
          <table:table-cell table:formula="of:=IF(OR([.K443]&lt;[.K$549];[.K443]&gt;[.K$550]);&quot;&quot;;[.K443])" office:value-type="string" office:string-value="" calcext:value-type="error">
            <text:p>#DIV/0 !</text:p>
          </table:table-cell>
          <table:table-cell table:formula="of:=IF(OR([.L443]&lt;[.L$549];[.L443]&gt;[.L$550]);&quot;&quot;;[.L443])" office:value-type="string" office:string-value="" calcext:value-type="error">
            <text:p>#DIV/0 !</text:p>
          </table:table-cell>
          <table:table-cell table:formula="of:=IF(OR([.M443]&lt;[.M$549];[.M443]&gt;[.M$550]);&quot;&quot;;[.M443])" office:value-type="float" office:value="0.000211001272289339" calcext:value-type="float">
            <text:p>0,0002110013</text:p>
          </table:table-cell>
          <table:table-cell table:formula="of:=IF(OR([.N443]&lt;[.N$549];[.N443]&gt;[.N$550]);&quot;&quot;;[.N443])" office:value-type="float" office:value="0.506233984500571" calcext:value-type="float">
            <text:p>0,5062339845</text:p>
          </table:table-cell>
          <table:table-cell table:formula="of:=IF(OR([.O443]&lt;[.O$549];[.O443]&gt;[.O$550]);&quot;&quot;;[.O443])" office:value-type="float" office:value="0.0000155957697979754" calcext:value-type="float">
            <text:p>1,55957697979754E-005</text:p>
          </table:table-cell>
          <table:table-cell table:formula="of:=IF(OR([.P443]&lt;[.P$549];[.P443]&gt;[.P$550]);&quot;&quot;;[.P443])" office:value-type="string" office:string-value="" calcext:value-type="error">
            <text:p>#DIV/0 !</text:p>
          </table:table-cell>
          <table:table-cell table:formula="of:=IF(OR([.Q443]&lt;[.Q$549];[.Q443]&gt;[.Q$550]);&quot;&quot;;[.Q443])" office:value-type="string" office:string-value="" calcext:value-type="error">
            <text:p>#DIV/0 !</text:p>
          </table:table-cell>
          <table:table-cell table:formula="of:=IF(OR([.R443]&lt;[.R$549];[.R443]&gt;[.R$550]);&quot;&quot;;[.R443])">
            <text:p/>
          </table:table-cell>
          <table:table-cell table:formula="of:=IF(OR([.S443]&lt;[.S$549];[.S443]&gt;[.S$550]);&quot;&quot;;[.S443])" office:value-type="float" office:value="0.026890980307235" calcext:value-type="float">
            <text:p>0,0268909803</text:p>
          </table:table-cell>
          <table:table-cell table:formula="of:=IF(OR([.T443]&lt;[.T$549];[.T443]&gt;[.T$550]);&quot;&quot;;[.T443])" office:value-type="string" office:string-value="" calcext:value-type="error">
            <text:p>#DIV/0 !</text:p>
          </table:table-cell>
          <table:table-cell table:formula="of:=IF(OR([.U443]&lt;[.U$549];[.U443]&gt;[.U$550]);&quot;&quot;;[.U443])">
            <text:p/>
          </table:table-cell>
          <table:table-cell table:formula="of:=IF(OR([.V443]&lt;[.V$549];[.V443]&gt;[.V$550]);&quot;&quot;;[.V443])">
            <text:p/>
          </table:table-cell>
          <table:table-cell table:number-columns-repeated="1002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IF(OR([.B444]&lt;[.B$549];[.B444]&gt;[.B$550]);&quot;&quot;;[.B444])" office:value-type="string" office:string-value="" calcext:value-type="error">
            <text:p>#DIV/0 !</text:p>
          </table:table-cell>
          <table:table-cell table:formula="of:=IF(OR([.C444]&lt;[.C$549];[.C444]&gt;[.C$550]);&quot;&quot;;[.C444])" office:value-type="float" office:value="0.000256993538610181" calcext:value-type="float">
            <text:p>0,0002569935</text:p>
          </table:table-cell>
          <table:table-cell table:formula="of:=IF(OR([.D444]&lt;[.D$549];[.D444]&gt;[.D$550]);&quot;&quot;;[.D444])" office:value-type="float" office:value="0.00206735010748599" calcext:value-type="float">
            <text:p>0,0020673501</text:p>
          </table:table-cell>
          <table:table-cell table:formula="of:=IF(OR([.E444]&lt;[.E$549];[.E444]&gt;[.E$550]);&quot;&quot;;[.E444])" office:value-type="float" office:value="1" calcext:value-type="float">
            <text:p>1</text:p>
          </table:table-cell>
          <table:table-cell table:formula="of:=IF(OR([.F444]&lt;[.F$549];[.F444]&gt;[.F$550]);&quot;&quot;;[.F444])">
            <text:p/>
          </table:table-cell>
          <table:table-cell table:formula="of:=IF(OR([.G444]&lt;[.G$549];[.G444]&gt;[.G$550]);&quot;&quot;;[.G444])" office:value-type="string" office:string-value="" calcext:value-type="error">
            <text:p>#DIV/0 !</text:p>
          </table:table-cell>
          <table:table-cell table:formula="of:=IF(OR([.H444]&lt;[.H$549];[.H444]&gt;[.H$550]);&quot;&quot;;[.H444])">
            <text:p/>
          </table:table-cell>
          <table:table-cell table:formula="of:=IF(OR([.I444]&lt;[.I$549];[.I444]&gt;[.I$550]);&quot;&quot;;[.I444])" office:value-type="float" office:value="0.0189943958297546" calcext:value-type="float">
            <text:p>0,0189943958</text:p>
          </table:table-cell>
          <table:table-cell table:formula="of:=IF(OR([.J444]&lt;[.J$549];[.J444]&gt;[.J$550]);&quot;&quot;;[.J444])" office:value-type="string" office:string-value="" calcext:value-type="error">
            <text:p>#DIV/0 !</text:p>
          </table:table-cell>
          <table:table-cell table:formula="of:=IF(OR([.K444]&lt;[.K$549];[.K444]&gt;[.K$550]);&quot;&quot;;[.K444])" office:value-type="string" office:string-value="" calcext:value-type="error">
            <text:p>#DIV/0 !</text:p>
          </table:table-cell>
          <table:table-cell table:formula="of:=IF(OR([.L444]&lt;[.L$549];[.L444]&gt;[.L$550]);&quot;&quot;;[.L444])" office:value-type="string" office:string-value="" calcext:value-type="error">
            <text:p>#DIV/0 !</text:p>
          </table:table-cell>
          <table:table-cell table:formula="of:=IF(OR([.M444]&lt;[.M$549];[.M444]&gt;[.M$550]);&quot;&quot;;[.M444])" office:value-type="float" office:value="0.000185013778331468" calcext:value-type="float">
            <text:p>0,0001850138</text:p>
          </table:table-cell>
          <table:table-cell table:formula="of:=IF(OR([.N444]&lt;[.N$549];[.N444]&gt;[.N$550]);&quot;&quot;;[.N444])" office:value-type="float" office:value="0.519792871957968" calcext:value-type="float">
            <text:p>0,519792872</text:p>
          </table:table-cell>
          <table:table-cell table:formula="of:=IF(OR([.O444]&lt;[.O$549];[.O444]&gt;[.O$550]);&quot;&quot;;[.O444])" office:value-type="float" office:value="0.000015982530954688" calcext:value-type="float">
            <text:p>1,5982530954688E-005</text:p>
          </table:table-cell>
          <table:table-cell table:formula="of:=IF(OR([.P444]&lt;[.P$549];[.P444]&gt;[.P$550]);&quot;&quot;;[.P444])" office:value-type="string" office:string-value="" calcext:value-type="error">
            <text:p>#DIV/0 !</text:p>
          </table:table-cell>
          <table:table-cell table:formula="of:=IF(OR([.Q444]&lt;[.Q$549];[.Q444]&gt;[.Q$550]);&quot;&quot;;[.Q444])" office:value-type="string" office:string-value="" calcext:value-type="error">
            <text:p>#DIV/0 !</text:p>
          </table:table-cell>
          <table:table-cell table:formula="of:=IF(OR([.R444]&lt;[.R$549];[.R444]&gt;[.R$550]);&quot;&quot;;[.R444])">
            <text:p/>
          </table:table-cell>
          <table:table-cell table:formula="of:=IF(OR([.S444]&lt;[.S$549];[.S444]&gt;[.S$550]);&quot;&quot;;[.S444])" office:value-type="float" office:value="0.0275578525927001" calcext:value-type="float">
            <text:p>0,0275578526</text:p>
          </table:table-cell>
          <table:table-cell table:formula="of:=IF(OR([.T444]&lt;[.T$549];[.T444]&gt;[.T$550]);&quot;&quot;;[.T444])" office:value-type="string" office:string-value="" calcext:value-type="error">
            <text:p>#DIV/0 !</text:p>
          </table:table-cell>
          <table:table-cell table:formula="of:=IF(OR([.U444]&lt;[.U$549];[.U444]&gt;[.U$550]);&quot;&quot;;[.U444])">
            <text:p/>
          </table:table-cell>
          <table:table-cell table:formula="of:=IF(OR([.V444]&lt;[.V$549];[.V444]&gt;[.V$550]);&quot;&quot;;[.V444])">
            <text:p/>
          </table:table-cell>
          <table:table-cell table:number-columns-repeated="1002"/>
        </table:table-row>
        <table:table-row table:style-name="ro1">
          <table:table-cell office:value-type="float" office:value="77.8" calcext:value-type="float">
            <text:p>77,8</text:p>
          </table:table-cell>
          <table:table-cell table:formula="of:=IF(OR([.B445]&lt;[.B$549];[.B445]&gt;[.B$550]);&quot;&quot;;[.B445])" office:value-type="string" office:string-value="" calcext:value-type="error">
            <text:p>#DIV/0 !</text:p>
          </table:table-cell>
          <table:table-cell table:formula="of:=IF(OR([.C445]&lt;[.C$549];[.C445]&gt;[.C$550]);&quot;&quot;;[.C445])" office:value-type="float" office:value="0.000337192485659817" calcext:value-type="float">
            <text:p>0,0003371925</text:p>
          </table:table-cell>
          <table:table-cell table:formula="of:=IF(OR([.D445]&lt;[.D$549];[.D445]&gt;[.D$550]);&quot;&quot;;[.D445])" office:value-type="float" office:value="0.00140788834869713" calcext:value-type="float">
            <text:p>0,0014078883</text:p>
          </table:table-cell>
          <table:table-cell table:formula="of:=IF(OR([.E445]&lt;[.E$549];[.E445]&gt;[.E$550]);&quot;&quot;;[.E445])" office:value-type="float" office:value="1" calcext:value-type="float">
            <text:p>1</text:p>
          </table:table-cell>
          <table:table-cell table:formula="of:=IF(OR([.F445]&lt;[.F$549];[.F445]&gt;[.F$550]);&quot;&quot;;[.F445])">
            <text:p/>
          </table:table-cell>
          <table:table-cell table:formula="of:=IF(OR([.G445]&lt;[.G$549];[.G445]&gt;[.G$550]);&quot;&quot;;[.G445])" office:value-type="string" office:string-value="" calcext:value-type="error">
            <text:p>#DIV/0 !</text:p>
          </table:table-cell>
          <table:table-cell table:formula="of:=IF(OR([.H445]&lt;[.H$549];[.H445]&gt;[.H$550]);&quot;&quot;;[.H445])">
            <text:p/>
          </table:table-cell>
          <table:table-cell table:formula="of:=IF(OR([.I445]&lt;[.I$549];[.I445]&gt;[.I$550]);&quot;&quot;;[.I445])" office:value-type="float" office:value="0.0171050573473664" calcext:value-type="float">
            <text:p>0,0171050573</text:p>
          </table:table-cell>
          <table:table-cell table:formula="of:=IF(OR([.J445]&lt;[.J$549];[.J445]&gt;[.J$550]);&quot;&quot;;[.J445])" office:value-type="string" office:string-value="" calcext:value-type="error">
            <text:p>#DIV/0 !</text:p>
          </table:table-cell>
          <table:table-cell table:formula="of:=IF(OR([.K445]&lt;[.K$549];[.K445]&gt;[.K$550]);&quot;&quot;;[.K445])" office:value-type="string" office:string-value="" calcext:value-type="error">
            <text:p>#DIV/0 !</text:p>
          </table:table-cell>
          <table:table-cell table:formula="of:=IF(OR([.L445]&lt;[.L$549];[.L445]&gt;[.L$550]);&quot;&quot;;[.L445])" office:value-type="string" office:string-value="" calcext:value-type="error">
            <text:p>#DIV/0 !</text:p>
          </table:table-cell>
          <table:table-cell table:formula="of:=IF(OR([.M445]&lt;[.M$549];[.M445]&gt;[.M$550]);&quot;&quot;;[.M445])" office:value-type="float" office:value="0.000195060269341298" calcext:value-type="float">
            <text:p>0,0001950603</text:p>
          </table:table-cell>
          <table:table-cell table:formula="of:=IF(OR([.N445]&lt;[.N$549];[.N445]&gt;[.N$550]);&quot;&quot;;[.N445])" office:value-type="float" office:value="0.501453070441834" calcext:value-type="float">
            <text:p>0,5014530704</text:p>
          </table:table-cell>
          <table:table-cell table:formula="of:=IF(OR([.O445]&lt;[.O$549];[.O445]&gt;[.O$550]);&quot;&quot;;[.O445])">
            <text:p/>
          </table:table-cell>
          <table:table-cell table:formula="of:=IF(OR([.P445]&lt;[.P$549];[.P445]&gt;[.P$550]);&quot;&quot;;[.P445])" office:value-type="string" office:string-value="" calcext:value-type="error">
            <text:p>#DIV/0 !</text:p>
          </table:table-cell>
          <table:table-cell table:formula="of:=IF(OR([.Q445]&lt;[.Q$549];[.Q445]&gt;[.Q$550]);&quot;&quot;;[.Q445])" office:value-type="string" office:string-value="" calcext:value-type="error">
            <text:p>#DIV/0 !</text:p>
          </table:table-cell>
          <table:table-cell table:formula="of:=IF(OR([.R445]&lt;[.R$549];[.R445]&gt;[.R$550]);&quot;&quot;;[.R445])" office:value-type="float" office:value="0.0000218292803270901" calcext:value-type="float">
            <text:p>2,18292803270901E-005</text:p>
          </table:table-cell>
          <table:table-cell table:formula="of:=IF(OR([.S445]&lt;[.S$549];[.S445]&gt;[.S$550]);&quot;&quot;;[.S445])" office:value-type="float" office:value="0.0270799933670207" calcext:value-type="float">
            <text:p>0,0270799934</text:p>
          </table:table-cell>
          <table:table-cell table:formula="of:=IF(OR([.T445]&lt;[.T$549];[.T445]&gt;[.T$550]);&quot;&quot;;[.T445])" office:value-type="string" office:string-value="" calcext:value-type="error">
            <text:p>#DIV/0 !</text:p>
          </table:table-cell>
          <table:table-cell table:formula="of:=IF(OR([.U445]&lt;[.U$549];[.U445]&gt;[.U$550]);&quot;&quot;;[.U445])">
            <text:p/>
          </table:table-cell>
          <table:table-cell table:formula="of:=IF(OR([.V445]&lt;[.V$549];[.V445]&gt;[.V$550]);&quot;&quot;;[.V445])">
            <text:p/>
          </table:table-cell>
          <table:table-cell table:number-columns-repeated="1002"/>
        </table:table-row>
        <table:table-row table:style-name="ro1">
          <table:table-cell office:value-type="float" office:value="79.5" calcext:value-type="float">
            <text:p>79,5</text:p>
          </table:table-cell>
          <table:table-cell table:formula="of:=IF(OR([.B446]&lt;[.B$549];[.B446]&gt;[.B$550]);&quot;&quot;;[.B446])" office:value-type="string" office:string-value="" calcext:value-type="error">
            <text:p>#DIV/0 !</text:p>
          </table:table-cell>
          <table:table-cell table:formula="of:=IF(OR([.C446]&lt;[.C$549];[.C446]&gt;[.C$550]);&quot;&quot;;[.C446])" office:value-type="float" office:value="0.000373853872331835" calcext:value-type="float">
            <text:p>0,0003738539</text:p>
          </table:table-cell>
          <table:table-cell table:formula="of:=IF(OR([.D446]&lt;[.D$549];[.D446]&gt;[.D$550]);&quot;&quot;;[.D446])" office:value-type="float" office:value="0.00140056006023269" calcext:value-type="float">
            <text:p>0,0014005601</text:p>
          </table:table-cell>
          <table:table-cell table:formula="of:=IF(OR([.E446]&lt;[.E$549];[.E446]&gt;[.E$550]);&quot;&quot;;[.E446])" office:value-type="float" office:value="1" calcext:value-type="float">
            <text:p>1</text:p>
          </table:table-cell>
          <table:table-cell table:formula="of:=IF(OR([.F446]&lt;[.F$549];[.F446]&gt;[.F$550]);&quot;&quot;;[.F446])">
            <text:p/>
          </table:table-cell>
          <table:table-cell table:formula="of:=IF(OR([.G446]&lt;[.G$549];[.G446]&gt;[.G$550]);&quot;&quot;;[.G446])" office:value-type="string" office:string-value="" calcext:value-type="error">
            <text:p>#DIV/0 !</text:p>
          </table:table-cell>
          <table:table-cell table:formula="of:=IF(OR([.H446]&lt;[.H$549];[.H446]&gt;[.H$550]);&quot;&quot;;[.H446])" office:value-type="float" office:value="0.0000863893281181016" calcext:value-type="float">
            <text:p>8,63893281181016E-005</text:p>
          </table:table-cell>
          <table:table-cell table:formula="of:=IF(OR([.I446]&lt;[.I$549];[.I446]&gt;[.I$550]);&quot;&quot;;[.I446])" office:value-type="float" office:value="0.0158619102352927" calcext:value-type="float">
            <text:p>0,0158619102</text:p>
          </table:table-cell>
          <table:table-cell table:formula="of:=IF(OR([.J446]&lt;[.J$549];[.J446]&gt;[.J$550]);&quot;&quot;;[.J446])" office:value-type="string" office:string-value="" calcext:value-type="error">
            <text:p>#DIV/0 !</text:p>
          </table:table-cell>
          <table:table-cell table:formula="of:=IF(OR([.K446]&lt;[.K$549];[.K446]&gt;[.K$550]);&quot;&quot;;[.K446])" office:value-type="string" office:string-value="" calcext:value-type="error">
            <text:p>#DIV/0 !</text:p>
          </table:table-cell>
          <table:table-cell table:formula="of:=IF(OR([.L446]&lt;[.L$549];[.L446]&gt;[.L$550]);&quot;&quot;;[.L446])" office:value-type="string" office:string-value="" calcext:value-type="error">
            <text:p>#DIV/0 !</text:p>
          </table:table-cell>
          <table:table-cell table:formula="of:=IF(OR([.M446]&lt;[.M$549];[.M446]&gt;[.M$550]);&quot;&quot;;[.M446])" office:value-type="float" office:value="0.000300743347064512" calcext:value-type="float">
            <text:p>0,0003007433</text:p>
          </table:table-cell>
          <table:table-cell table:formula="of:=IF(OR([.N446]&lt;[.N$549];[.N446]&gt;[.N$550]);&quot;&quot;;[.N446])" office:value-type="float" office:value="0.523117746979086" calcext:value-type="float">
            <text:p>0,523117747</text:p>
          </table:table-cell>
          <table:table-cell table:formula="of:=IF(OR([.O446]&lt;[.O$549];[.O446]&gt;[.O$550]);&quot;&quot;;[.O446])" office:value-type="float" office:value="0.0000179479213541763" calcext:value-type="float">
            <text:p>1,79479213541763E-005</text:p>
          </table:table-cell>
          <table:table-cell table:formula="of:=IF(OR([.P446]&lt;[.P$549];[.P446]&gt;[.P$550]);&quot;&quot;;[.P446])" office:value-type="string" office:string-value="" calcext:value-type="error">
            <text:p>#DIV/0 !</text:p>
          </table:table-cell>
          <table:table-cell table:formula="of:=IF(OR([.Q446]&lt;[.Q$549];[.Q446]&gt;[.Q$550]);&quot;&quot;;[.Q446])" office:value-type="string" office:string-value="" calcext:value-type="error">
            <text:p>#DIV/0 !</text:p>
          </table:table-cell>
          <table:table-cell table:formula="of:=IF(OR([.R446]&lt;[.R$549];[.R446]&gt;[.R$550]);&quot;&quot;;[.R446])">
            <text:p/>
          </table:table-cell>
          <table:table-cell table:formula="of:=IF(OR([.S446]&lt;[.S$549];[.S446]&gt;[.S$550]);&quot;&quot;;[.S446])" office:value-type="float" office:value="0.0327327010488925" calcext:value-type="float">
            <text:p>0,032732701</text:p>
          </table:table-cell>
          <table:table-cell table:formula="of:=IF(OR([.T446]&lt;[.T$549];[.T446]&gt;[.T$550]);&quot;&quot;;[.T446])" office:value-type="string" office:string-value="" calcext:value-type="error">
            <text:p>#DIV/0 !</text:p>
          </table:table-cell>
          <table:table-cell table:formula="of:=IF(OR([.U446]&lt;[.U$549];[.U446]&gt;[.U$550]);&quot;&quot;;[.U446])">
            <text:p/>
          </table:table-cell>
          <table:table-cell table:formula="of:=IF(OR([.V446]&lt;[.V$549];[.V446]&gt;[.V$550]);&quot;&quot;;[.V446])">
            <text:p/>
          </table:table-cell>
          <table:table-cell table:number-columns-repeated="1002"/>
        </table:table-row>
        <table:table-row table:style-name="ro1">
          <table:table-cell office:value-type="float" office:value="81.3" calcext:value-type="float">
            <text:p>81,3</text:p>
          </table:table-cell>
          <table:table-cell table:formula="of:=IF(OR([.B447]&lt;[.B$549];[.B447]&gt;[.B$550]);&quot;&quot;;[.B447])" office:value-type="string" office:string-value="" calcext:value-type="error">
            <text:p>#DIV/0 !</text:p>
          </table:table-cell>
          <table:table-cell table:formula="of:=IF(OR([.C447]&lt;[.C$549];[.C447]&gt;[.C$550]);&quot;&quot;;[.C447])" office:value-type="float" office:value="0.000481205907051488" calcext:value-type="float">
            <text:p>0,0004812059</text:p>
          </table:table-cell>
          <table:table-cell table:formula="of:=IF(OR([.D447]&lt;[.D$549];[.D447]&gt;[.D$550]);&quot;&quot;;[.D447])" office:value-type="float" office:value="0.00134301654344756" calcext:value-type="float">
            <text:p>0,0013430165</text:p>
          </table:table-cell>
          <table:table-cell table:formula="of:=IF(OR([.E447]&lt;[.E$549];[.E447]&gt;[.E$550]);&quot;&quot;;[.E447])" office:value-type="float" office:value="1" calcext:value-type="float">
            <text:p>1</text:p>
          </table:table-cell>
          <table:table-cell table:formula="of:=IF(OR([.F447]&lt;[.F$549];[.F447]&gt;[.F$550]);&quot;&quot;;[.F447])">
            <text:p/>
          </table:table-cell>
          <table:table-cell table:formula="of:=IF(OR([.G447]&lt;[.G$549];[.G447]&gt;[.G$550]);&quot;&quot;;[.G447])" office:value-type="string" office:string-value="" calcext:value-type="error">
            <text:p>#DIV/0 !</text:p>
          </table:table-cell>
          <table:table-cell table:formula="of:=IF(OR([.H447]&lt;[.H$549];[.H447]&gt;[.H$550]);&quot;&quot;;[.H447])">
            <text:p/>
          </table:table-cell>
          <table:table-cell table:formula="of:=IF(OR([.I447]&lt;[.I$549];[.I447]&gt;[.I$550]);&quot;&quot;;[.I447])" office:value-type="float" office:value="0.0146568593164941" calcext:value-type="float">
            <text:p>0,0146568593</text:p>
          </table:table-cell>
          <table:table-cell table:formula="of:=IF(OR([.J447]&lt;[.J$549];[.J447]&gt;[.J$550]);&quot;&quot;;[.J447])" office:value-type="string" office:string-value="" calcext:value-type="error">
            <text:p>#DIV/0 !</text:p>
          </table:table-cell>
          <table:table-cell table:formula="of:=IF(OR([.K447]&lt;[.K$549];[.K447]&gt;[.K$550]);&quot;&quot;;[.K447])" office:value-type="string" office:string-value="" calcext:value-type="error">
            <text:p>#DIV/0 !</text:p>
          </table:table-cell>
          <table:table-cell table:formula="of:=IF(OR([.L447]&lt;[.L$549];[.L447]&gt;[.L$550]);&quot;&quot;;[.L447])" office:value-type="string" office:string-value="" calcext:value-type="error">
            <text:p>#DIV/0 !</text:p>
          </table:table-cell>
          <table:table-cell table:formula="of:=IF(OR([.M447]&lt;[.M$549];[.M447]&gt;[.M$550]);&quot;&quot;;[.M447])" office:value-type="float" office:value="0.000259748691649252" calcext:value-type="float">
            <text:p>0,0002597487</text:p>
          </table:table-cell>
          <table:table-cell table:formula="of:=IF(OR([.N447]&lt;[.N$549];[.N447]&gt;[.N$550]);&quot;&quot;;[.N447])" office:value-type="float" office:value="0.541961965901219" calcext:value-type="float">
            <text:p>0,5419619659</text:p>
          </table:table-cell>
          <table:table-cell table:formula="of:=IF(OR([.O447]&lt;[.O$549];[.O447]&gt;[.O$550]);&quot;&quot;;[.O447])">
            <text:p/>
          </table:table-cell>
          <table:table-cell table:formula="of:=IF(OR([.P447]&lt;[.P$549];[.P447]&gt;[.P$550]);&quot;&quot;;[.P447])" office:value-type="string" office:string-value="" calcext:value-type="error">
            <text:p>#DIV/0 !</text:p>
          </table:table-cell>
          <table:table-cell table:formula="of:=IF(OR([.Q447]&lt;[.Q$549];[.Q447]&gt;[.Q$550]);&quot;&quot;;[.Q447])" office:value-type="string" office:string-value="" calcext:value-type="error">
            <text:p>#DIV/0 !</text:p>
          </table:table-cell>
          <table:table-cell table:formula="of:=IF(OR([.R447]&lt;[.R$549];[.R447]&gt;[.R$550]);&quot;&quot;;[.R447])">
            <text:p/>
          </table:table-cell>
          <table:table-cell table:formula="of:=IF(OR([.S447]&lt;[.S$549];[.S447]&gt;[.S$550]);&quot;&quot;;[.S447])" office:value-type="float" office:value="0.0374912868916115" calcext:value-type="float">
            <text:p>0,0374912869</text:p>
          </table:table-cell>
          <table:table-cell table:formula="of:=IF(OR([.T447]&lt;[.T$549];[.T447]&gt;[.T$550]);&quot;&quot;;[.T447])" office:value-type="string" office:string-value="" calcext:value-type="error">
            <text:p>#DIV/0 !</text:p>
          </table:table-cell>
          <table:table-cell table:formula="of:=IF(OR([.U447]&lt;[.U$549];[.U447]&gt;[.U$550]);&quot;&quot;;[.U447])">
            <text:p/>
          </table:table-cell>
          <table:table-cell table:formula="of:=IF(OR([.V447]&lt;[.V$549];[.V447]&gt;[.V$550]);&quot;&quot;;[.V447])">
            <text:p/>
          </table:table-cell>
          <table:table-cell table:number-columns-repeated="1002"/>
        </table:table-row>
        <table:table-row table:style-name="ro1">
          <table:table-cell office:value-type="float" office:value="83.1" calcext:value-type="float">
            <text:p>83,1</text:p>
          </table:table-cell>
          <table:table-cell table:formula="of:=IF(OR([.B448]&lt;[.B$549];[.B448]&gt;[.B$550]);&quot;&quot;;[.B448])" office:value-type="string" office:string-value="" calcext:value-type="error">
            <text:p>#DIV/0 !</text:p>
          </table:table-cell>
          <table:table-cell table:formula="of:=IF(OR([.C448]&lt;[.C$549];[.C448]&gt;[.C$550]);&quot;&quot;;[.C448])">
            <text:p/>
          </table:table-cell>
          <table:table-cell table:formula="of:=IF(OR([.D448]&lt;[.D$549];[.D448]&gt;[.D$550]);&quot;&quot;;[.D448])" office:value-type="float" office:value="0.00174547075070365" calcext:value-type="float">
            <text:p>0,0017454708</text:p>
          </table:table-cell>
          <table:table-cell table:formula="of:=IF(OR([.E448]&lt;[.E$549];[.E448]&gt;[.E$550]);&quot;&quot;;[.E448])" office:value-type="float" office:value="1" calcext:value-type="float">
            <text:p>1</text:p>
          </table:table-cell>
          <table:table-cell table:formula="of:=IF(OR([.F448]&lt;[.F$549];[.F448]&gt;[.F$550]);&quot;&quot;;[.F448])">
            <text:p/>
          </table:table-cell>
          <table:table-cell table:formula="of:=IF(OR([.G448]&lt;[.G$549];[.G448]&gt;[.G$550]);&quot;&quot;;[.G448])" office:value-type="string" office:string-value="" calcext:value-type="error">
            <text:p>#DIV/0 !</text:p>
          </table:table-cell>
          <table:table-cell table:formula="of:=IF(OR([.H448]&lt;[.H$549];[.H448]&gt;[.H$550]);&quot;&quot;;[.H448])">
            <text:p/>
          </table:table-cell>
          <table:table-cell table:formula="of:=IF(OR([.I448]&lt;[.I$549];[.I448]&gt;[.I$550]);&quot;&quot;;[.I448])" office:value-type="float" office:value="0.0145466680059962" calcext:value-type="float">
            <text:p>0,014546668</text:p>
          </table:table-cell>
          <table:table-cell table:formula="of:=IF(OR([.J448]&lt;[.J$549];[.J448]&gt;[.J$550]);&quot;&quot;;[.J448])" office:value-type="string" office:string-value="" calcext:value-type="error">
            <text:p>#DIV/0 !</text:p>
          </table:table-cell>
          <table:table-cell table:formula="of:=IF(OR([.K448]&lt;[.K$549];[.K448]&gt;[.K$550]);&quot;&quot;;[.K448])" office:value-type="string" office:string-value="" calcext:value-type="error">
            <text:p>#DIV/0 !</text:p>
          </table:table-cell>
          <table:table-cell table:formula="of:=IF(OR([.L448]&lt;[.L$549];[.L448]&gt;[.L$550]);&quot;&quot;;[.L448])" office:value-type="string" office:string-value="" calcext:value-type="error">
            <text:p>#DIV/0 !</text:p>
          </table:table-cell>
          <table:table-cell table:formula="of:=IF(OR([.M448]&lt;[.M$549];[.M448]&gt;[.M$550]);&quot;&quot;;[.M448])" office:value-type="float" office:value="0.000343194754580689" calcext:value-type="float">
            <text:p>0,0003431948</text:p>
          </table:table-cell>
          <table:table-cell table:formula="of:=IF(OR([.N448]&lt;[.N$549];[.N448]&gt;[.N$550]);&quot;&quot;;[.N448])" office:value-type="float" office:value="0.537006287625608" calcext:value-type="float">
            <text:p>0,5370062876</text:p>
          </table:table-cell>
          <table:table-cell table:formula="of:=IF(OR([.O448]&lt;[.O$549];[.O448]&gt;[.O$550]);&quot;&quot;;[.O448])" office:value-type="float" office:value="0.0000145560952927562" calcext:value-type="float">
            <text:p>1,45560952927562E-005</text:p>
          </table:table-cell>
          <table:table-cell table:formula="of:=IF(OR([.P448]&lt;[.P$549];[.P448]&gt;[.P$550]);&quot;&quot;;[.P448])" office:value-type="string" office:string-value="" calcext:value-type="error">
            <text:p>#DIV/0 !</text:p>
          </table:table-cell>
          <table:table-cell table:formula="of:=IF(OR([.Q448]&lt;[.Q$549];[.Q448]&gt;[.Q$550]);&quot;&quot;;[.Q448])" office:value-type="string" office:string-value="" calcext:value-type="error">
            <text:p>#DIV/0 !</text:p>
          </table:table-cell>
          <table:table-cell table:formula="of:=IF(OR([.R448]&lt;[.R$549];[.R448]&gt;[.R$550]);&quot;&quot;;[.R448])">
            <text:p/>
          </table:table-cell>
          <table:table-cell table:formula="of:=IF(OR([.S448]&lt;[.S$549];[.S448]&gt;[.S$550]);&quot;&quot;;[.S448])" office:value-type="float" office:value="0.0372180269164732" calcext:value-type="float">
            <text:p>0,0372180269</text:p>
          </table:table-cell>
          <table:table-cell table:formula="of:=IF(OR([.T448]&lt;[.T$549];[.T448]&gt;[.T$550]);&quot;&quot;;[.T448])" office:value-type="string" office:string-value="" calcext:value-type="error">
            <text:p>#DIV/0 !</text:p>
          </table:table-cell>
          <table:table-cell table:formula="of:=IF(OR([.U448]&lt;[.U$549];[.U448]&gt;[.U$550]);&quot;&quot;;[.U448])">
            <text:p/>
          </table:table-cell>
          <table:table-cell table:formula="of:=IF(OR([.V448]&lt;[.V$549];[.V448]&gt;[.V$550]);&quot;&quot;;[.V448])">
            <text:p/>
          </table:table-cell>
          <table:table-cell table:number-columns-repeated="1002"/>
        </table:table-row>
        <table:table-row table:style-name="ro1">
          <table:table-cell office:value-type="float" office:value="84.8" calcext:value-type="float">
            <text:p>84,8</text:p>
          </table:table-cell>
          <table:table-cell table:formula="of:=IF(OR([.B449]&lt;[.B$549];[.B449]&gt;[.B$550]);&quot;&quot;;[.B449])" office:value-type="string" office:string-value="" calcext:value-type="error">
            <text:p>#DIV/0 !</text:p>
          </table:table-cell>
          <table:table-cell table:formula="of:=IF(OR([.C449]&lt;[.C$549];[.C449]&gt;[.C$550]);&quot;&quot;;[.C449])">
            <text:p/>
          </table:table-cell>
          <table:table-cell table:formula="of:=IF(OR([.D449]&lt;[.D$549];[.D449]&gt;[.D$550]);&quot;&quot;;[.D449])" office:value-type="float" office:value="0.00181135997615895" calcext:value-type="float">
            <text:p>0,00181136</text:p>
          </table:table-cell>
          <table:table-cell table:formula="of:=IF(OR([.E449]&lt;[.E$549];[.E449]&gt;[.E$550]);&quot;&quot;;[.E449])" office:value-type="float" office:value="1" calcext:value-type="float">
            <text:p>1</text:p>
          </table:table-cell>
          <table:table-cell table:formula="of:=IF(OR([.F449]&lt;[.F$549];[.F449]&gt;[.F$550]);&quot;&quot;;[.F449])">
            <text:p/>
          </table:table-cell>
          <table:table-cell table:formula="of:=IF(OR([.G449]&lt;[.G$549];[.G449]&gt;[.G$550]);&quot;&quot;;[.G449])" office:value-type="string" office:string-value="" calcext:value-type="error">
            <text:p>#DIV/0 !</text:p>
          </table:table-cell>
          <table:table-cell table:formula="of:=IF(OR([.H449]&lt;[.H$549];[.H449]&gt;[.H$550]);&quot;&quot;;[.H449])">
            <text:p/>
          </table:table-cell>
          <table:table-cell table:formula="of:=IF(OR([.I449]&lt;[.I$549];[.I449]&gt;[.I$550]);&quot;&quot;;[.I449])" office:value-type="float" office:value="0.0145256515150019" calcext:value-type="float">
            <text:p>0,0145256515</text:p>
          </table:table-cell>
          <table:table-cell table:formula="of:=IF(OR([.J449]&lt;[.J$549];[.J449]&gt;[.J$550]);&quot;&quot;;[.J449])" office:value-type="string" office:string-value="" calcext:value-type="error">
            <text:p>#DIV/0 !</text:p>
          </table:table-cell>
          <table:table-cell table:formula="of:=IF(OR([.K449]&lt;[.K$549];[.K449]&gt;[.K$550]);&quot;&quot;;[.K449])" office:value-type="string" office:string-value="" calcext:value-type="error">
            <text:p>#DIV/0 !</text:p>
          </table:table-cell>
          <table:table-cell table:formula="of:=IF(OR([.L449]&lt;[.L$549];[.L449]&gt;[.L$550]);&quot;&quot;;[.L449])" office:value-type="string" office:string-value="" calcext:value-type="error">
            <text:p>#DIV/0 !</text:p>
          </table:table-cell>
          <table:table-cell table:formula="of:=IF(OR([.M449]&lt;[.M$549];[.M449]&gt;[.M$550]);&quot;&quot;;[.M449])" office:value-type="float" office:value="0.000314032952522383" calcext:value-type="float">
            <text:p>0,000314033</text:p>
          </table:table-cell>
          <table:table-cell table:formula="of:=IF(OR([.N449]&lt;[.N$549];[.N449]&gt;[.N$550]);&quot;&quot;;[.N449])" office:value-type="float" office:value="0.578307462791963" calcext:value-type="float">
            <text:p>0,5783074628</text:p>
          </table:table-cell>
          <table:table-cell table:formula="of:=IF(OR([.O449]&lt;[.O$549];[.O449]&gt;[.O$550]);&quot;&quot;;[.O449])" office:value-type="float" office:value="0.0000124785133136017" calcext:value-type="float">
            <text:p>1,24785133136017E-005</text:p>
          </table:table-cell>
          <table:table-cell table:formula="of:=IF(OR([.P449]&lt;[.P$549];[.P449]&gt;[.P$550]);&quot;&quot;;[.P449])" office:value-type="string" office:string-value="" calcext:value-type="error">
            <text:p>#DIV/0 !</text:p>
          </table:table-cell>
          <table:table-cell table:formula="of:=IF(OR([.Q449]&lt;[.Q$549];[.Q449]&gt;[.Q$550]);&quot;&quot;;[.Q449])" office:value-type="string" office:string-value="" calcext:value-type="error">
            <text:p>#DIV/0 !</text:p>
          </table:table-cell>
          <table:table-cell table:formula="of:=IF(OR([.R449]&lt;[.R$549];[.R449]&gt;[.R$550]);&quot;&quot;;[.R449])">
            <text:p/>
          </table:table-cell>
          <table:table-cell table:formula="of:=IF(OR([.S449]&lt;[.S$549];[.S449]&gt;[.S$550]);&quot;&quot;;[.S449])">
            <text:p/>
          </table:table-cell>
          <table:table-cell table:formula="of:=IF(OR([.T449]&lt;[.T$549];[.T449]&gt;[.T$550]);&quot;&quot;;[.T449])" office:value-type="string" office:string-value="" calcext:value-type="error">
            <text:p>#DIV/0 !</text:p>
          </table:table-cell>
          <table:table-cell table:formula="of:=IF(OR([.U449]&lt;[.U$549];[.U449]&gt;[.U$550]);&quot;&quot;;[.U449])">
            <text:p/>
          </table:table-cell>
          <table:table-cell table:formula="of:=IF(OR([.V449]&lt;[.V$549];[.V449]&gt;[.V$550]);&quot;&quot;;[.V449])">
            <text:p/>
          </table:table-cell>
          <table:table-cell table:number-columns-repeated="1002"/>
        </table:table-row>
        <table:table-row table:style-name="ro1">
          <table:table-cell office:value-type="float" office:value="86.6" calcext:value-type="float">
            <text:p>86,6</text:p>
          </table:table-cell>
          <table:table-cell table:formula="of:=IF(OR([.B450]&lt;[.B$549];[.B450]&gt;[.B$550]);&quot;&quot;;[.B450])" office:value-type="string" office:string-value="" calcext:value-type="error">
            <text:p>#DIV/0 !</text:p>
          </table:table-cell>
          <table:table-cell table:formula="of:=IF(OR([.C450]&lt;[.C$549];[.C450]&gt;[.C$550]);&quot;&quot;;[.C450])">
            <text:p/>
          </table:table-cell>
          <table:table-cell table:formula="of:=IF(OR([.D450]&lt;[.D$549];[.D450]&gt;[.D$550]);&quot;&quot;;[.D450])">
            <text:p/>
          </table:table-cell>
          <table:table-cell table:formula="of:=IF(OR([.E450]&lt;[.E$549];[.E450]&gt;[.E$550]);&quot;&quot;;[.E450])" office:value-type="float" office:value="1" calcext:value-type="float">
            <text:p>1</text:p>
          </table:table-cell>
          <table:table-cell table:formula="of:=IF(OR([.F450]&lt;[.F$549];[.F450]&gt;[.F$550]);&quot;&quot;;[.F450])">
            <text:p/>
          </table:table-cell>
          <table:table-cell table:formula="of:=IF(OR([.G450]&lt;[.G$549];[.G450]&gt;[.G$550]);&quot;&quot;;[.G450])" office:value-type="string" office:string-value="" calcext:value-type="error">
            <text:p>#DIV/0 !</text:p>
          </table:table-cell>
          <table:table-cell table:formula="of:=IF(OR([.H450]&lt;[.H$549];[.H450]&gt;[.H$550]);&quot;&quot;;[.H450])" office:value-type="float" office:value="0.0000681075978217772" calcext:value-type="float">
            <text:p>6,81075978217772E-005</text:p>
          </table:table-cell>
          <table:table-cell table:formula="of:=IF(OR([.I450]&lt;[.I$549];[.I450]&gt;[.I$550]);&quot;&quot;;[.I450])" office:value-type="float" office:value="0.0138816940359916" calcext:value-type="float">
            <text:p>0,013881694</text:p>
          </table:table-cell>
          <table:table-cell table:formula="of:=IF(OR([.J450]&lt;[.J$549];[.J450]&gt;[.J$550]);&quot;&quot;;[.J450])" office:value-type="string" office:string-value="" calcext:value-type="error">
            <text:p>#DIV/0 !</text:p>
          </table:table-cell>
          <table:table-cell table:formula="of:=IF(OR([.K450]&lt;[.K$549];[.K450]&gt;[.K$550]);&quot;&quot;;[.K450])" office:value-type="string" office:string-value="" calcext:value-type="error">
            <text:p>#DIV/0 !</text:p>
          </table:table-cell>
          <table:table-cell table:formula="of:=IF(OR([.L450]&lt;[.L$549];[.L450]&gt;[.L$550]);&quot;&quot;;[.L450])" office:value-type="string" office:string-value="" calcext:value-type="error">
            <text:p>#DIV/0 !</text:p>
          </table:table-cell>
          <table:table-cell table:formula="of:=IF(OR([.M450]&lt;[.M$549];[.M450]&gt;[.M$550]);&quot;&quot;;[.M450])" office:value-type="float" office:value="0.000312202052115305" calcext:value-type="float">
            <text:p>0,0003122021</text:p>
          </table:table-cell>
          <table:table-cell table:formula="of:=IF(OR([.N450]&lt;[.N$549];[.N450]&gt;[.N$550]);&quot;&quot;;[.N450])" office:value-type="float" office:value="0.567297333166215" calcext:value-type="float">
            <text:p>0,5672973332</text:p>
          </table:table-cell>
          <table:table-cell table:formula="of:=IF(OR([.O450]&lt;[.O$549];[.O450]&gt;[.O$550]);&quot;&quot;;[.O450])">
            <text:p/>
          </table:table-cell>
          <table:table-cell table:formula="of:=IF(OR([.P450]&lt;[.P$549];[.P450]&gt;[.P$550]);&quot;&quot;;[.P450])" office:value-type="string" office:string-value="" calcext:value-type="error">
            <text:p>#DIV/0 !</text:p>
          </table:table-cell>
          <table:table-cell table:formula="of:=IF(OR([.Q450]&lt;[.Q$549];[.Q450]&gt;[.Q$550]);&quot;&quot;;[.Q450])" office:value-type="string" office:string-value="" calcext:value-type="error">
            <text:p>#DIV/0 !</text:p>
          </table:table-cell>
          <table:table-cell table:formula="of:=IF(OR([.R450]&lt;[.R$549];[.R450]&gt;[.R$550]);&quot;&quot;;[.R450])">
            <text:p/>
          </table:table-cell>
          <table:table-cell table:formula="of:=IF(OR([.S450]&lt;[.S$549];[.S450]&gt;[.S$550]);&quot;&quot;;[.S450])">
            <text:p/>
          </table:table-cell>
          <table:table-cell table:formula="of:=IF(OR([.T450]&lt;[.T$549];[.T450]&gt;[.T$550]);&quot;&quot;;[.T450])" office:value-type="string" office:string-value="" calcext:value-type="error">
            <text:p>#DIV/0 !</text:p>
          </table:table-cell>
          <table:table-cell table:formula="of:=IF(OR([.U450]&lt;[.U$549];[.U450]&gt;[.U$550]);&quot;&quot;;[.U450])">
            <text:p/>
          </table:table-cell>
          <table:table-cell table:formula="of:=IF(OR([.V450]&lt;[.V$549];[.V450]&gt;[.V$550]);&quot;&quot;;[.V450])">
            <text:p/>
          </table:table-cell>
          <table:table-cell table:number-columns-repeated="1002"/>
        </table:table-row>
        <table:table-row table:style-name="ro1">
          <table:table-cell office:value-type="float" office:value="88.4" calcext:value-type="float">
            <text:p>88,4</text:p>
          </table:table-cell>
          <table:table-cell table:formula="of:=IF(OR([.B451]&lt;[.B$549];[.B451]&gt;[.B$550]);&quot;&quot;;[.B451])" office:value-type="string" office:string-value="" calcext:value-type="error">
            <text:p>#DIV/0 !</text:p>
          </table:table-cell>
          <table:table-cell table:formula="of:=IF(OR([.C451]&lt;[.C$549];[.C451]&gt;[.C$550]);&quot;&quot;;[.C451])">
            <text:p/>
          </table:table-cell>
          <table:table-cell table:formula="of:=IF(OR([.D451]&lt;[.D$549];[.D451]&gt;[.D$550]);&quot;&quot;;[.D451])" office:value-type="float" office:value="0.001733045510372" calcext:value-type="float">
            <text:p>0,0017330455</text:p>
          </table:table-cell>
          <table:table-cell table:formula="of:=IF(OR([.E451]&lt;[.E$549];[.E451]&gt;[.E$550]);&quot;&quot;;[.E451])" office:value-type="float" office:value="1" calcext:value-type="float">
            <text:p>1</text:p>
          </table:table-cell>
          <table:table-cell table:formula="of:=IF(OR([.F451]&lt;[.F$549];[.F451]&gt;[.F$550]);&quot;&quot;;[.F451])">
            <text:p/>
          </table:table-cell>
          <table:table-cell table:formula="of:=IF(OR([.G451]&lt;[.G$549];[.G451]&gt;[.G$550]);&quot;&quot;;[.G451])" office:value-type="string" office:string-value="" calcext:value-type="error">
            <text:p>#DIV/0 !</text:p>
          </table:table-cell>
          <table:table-cell table:formula="of:=IF(OR([.H451]&lt;[.H$549];[.H451]&gt;[.H$550]);&quot;&quot;;[.H451])" office:value-type="float" office:value="0.0000655363271425457" calcext:value-type="float">
            <text:p>6,55363271425457E-005</text:p>
          </table:table-cell>
          <table:table-cell table:formula="of:=IF(OR([.I451]&lt;[.I$549];[.I451]&gt;[.I$550]);&quot;&quot;;[.I451])" office:value-type="float" office:value="0.0128066639641792" calcext:value-type="float">
            <text:p>0,012806664</text:p>
          </table:table-cell>
          <table:table-cell table:formula="of:=IF(OR([.J451]&lt;[.J$549];[.J451]&gt;[.J$550]);&quot;&quot;;[.J451])" office:value-type="string" office:string-value="" calcext:value-type="error">
            <text:p>#DIV/0 !</text:p>
          </table:table-cell>
          <table:table-cell table:formula="of:=IF(OR([.K451]&lt;[.K$549];[.K451]&gt;[.K$550]);&quot;&quot;;[.K451])" office:value-type="string" office:string-value="" calcext:value-type="error">
            <text:p>#DIV/0 !</text:p>
          </table:table-cell>
          <table:table-cell table:formula="of:=IF(OR([.L451]&lt;[.L$549];[.L451]&gt;[.L$550]);&quot;&quot;;[.L451])" office:value-type="string" office:string-value="" calcext:value-type="error">
            <text:p>#DIV/0 !</text:p>
          </table:table-cell>
          <table:table-cell table:formula="of:=IF(OR([.M451]&lt;[.M$549];[.M451]&gt;[.M$550]);&quot;&quot;;[.M451])" office:value-type="float" office:value="0.000280227242199986" calcext:value-type="float">
            <text:p>0,0002802272</text:p>
          </table:table-cell>
          <table:table-cell table:formula="of:=IF(OR([.N451]&lt;[.N$549];[.N451]&gt;[.N$550]);&quot;&quot;;[.N451])" office:value-type="float" office:value="0.541086421086159" calcext:value-type="float">
            <text:p>0,5410864211</text:p>
          </table:table-cell>
          <table:table-cell table:formula="of:=IF(OR([.O451]&lt;[.O$549];[.O451]&gt;[.O$550]);&quot;&quot;;[.O451])" office:value-type="float" office:value="0.0000144524768378323" calcext:value-type="float">
            <text:p>1,44524768378323E-005</text:p>
          </table:table-cell>
          <table:table-cell table:formula="of:=IF(OR([.P451]&lt;[.P$549];[.P451]&gt;[.P$550]);&quot;&quot;;[.P451])" office:value-type="string" office:string-value="" calcext:value-type="error">
            <text:p>#DIV/0 !</text:p>
          </table:table-cell>
          <table:table-cell table:formula="of:=IF(OR([.Q451]&lt;[.Q$549];[.Q451]&gt;[.Q$550]);&quot;&quot;;[.Q451])" office:value-type="string" office:string-value="" calcext:value-type="error">
            <text:p>#DIV/0 !</text:p>
          </table:table-cell>
          <table:table-cell table:formula="of:=IF(OR([.R451]&lt;[.R$549];[.R451]&gt;[.R$550]);&quot;&quot;;[.R451])">
            <text:p/>
          </table:table-cell>
          <table:table-cell table:formula="of:=IF(OR([.S451]&lt;[.S$549];[.S451]&gt;[.S$550]);&quot;&quot;;[.S451])">
            <text:p/>
          </table:table-cell>
          <table:table-cell table:formula="of:=IF(OR([.T451]&lt;[.T$549];[.T451]&gt;[.T$550]);&quot;&quot;;[.T451])" office:value-type="string" office:string-value="" calcext:value-type="error">
            <text:p>#DIV/0 !</text:p>
          </table:table-cell>
          <table:table-cell table:formula="of:=IF(OR([.U451]&lt;[.U$549];[.U451]&gt;[.U$550]);&quot;&quot;;[.U451])" office:value-type="float" office:value="0.00000402155877226637" calcext:value-type="float">
            <text:p>4,02155877226637E-006</text:p>
          </table:table-cell>
          <table:table-cell table:formula="of:=IF(OR([.V451]&lt;[.V$549];[.V451]&gt;[.V$550]);&quot;&quot;;[.V451])">
            <text:p/>
          </table:table-cell>
          <table:table-cell table:number-columns-repeated="1002"/>
        </table:table-row>
        <table:table-row table:style-name="ro1">
          <table:table-cell office:value-type="float" office:value="90.2" calcext:value-type="float">
            <text:p>90,2</text:p>
          </table:table-cell>
          <table:table-cell table:formula="of:=IF(OR([.B452]&lt;[.B$549];[.B452]&gt;[.B$550]);&quot;&quot;;[.B452])" office:value-type="string" office:string-value="" calcext:value-type="error">
            <text:p>#DIV/0 !</text:p>
          </table:table-cell>
          <table:table-cell table:formula="of:=IF(OR([.C452]&lt;[.C$549];[.C452]&gt;[.C$550]);&quot;&quot;;[.C452])" office:value-type="float" office:value="0.000556152053582454" calcext:value-type="float">
            <text:p>0,0005561521</text:p>
          </table:table-cell>
          <table:table-cell table:formula="of:=IF(OR([.D452]&lt;[.D$549];[.D452]&gt;[.D$550]);&quot;&quot;;[.D452])" office:value-type="float" office:value="0.00180206186851701" calcext:value-type="float">
            <text:p>0,0018020619</text:p>
          </table:table-cell>
          <table:table-cell table:formula="of:=IF(OR([.E452]&lt;[.E$549];[.E452]&gt;[.E$550]);&quot;&quot;;[.E452])" office:value-type="float" office:value="1" calcext:value-type="float">
            <text:p>1</text:p>
          </table:table-cell>
          <table:table-cell table:formula="of:=IF(OR([.F452]&lt;[.F$549];[.F452]&gt;[.F$550]);&quot;&quot;;[.F452])">
            <text:p/>
          </table:table-cell>
          <table:table-cell table:formula="of:=IF(OR([.G452]&lt;[.G$549];[.G452]&gt;[.G$550]);&quot;&quot;;[.G452])" office:value-type="string" office:string-value="" calcext:value-type="error">
            <text:p>#DIV/0 !</text:p>
          </table:table-cell>
          <table:table-cell table:formula="of:=IF(OR([.H452]&lt;[.H$549];[.H452]&gt;[.H$550]);&quot;&quot;;[.H452])" office:value-type="float" office:value="0.0000890966075482666" calcext:value-type="float">
            <text:p>8,90966075482666E-005</text:p>
          </table:table-cell>
          <table:table-cell table:formula="of:=IF(OR([.I452]&lt;[.I$549];[.I452]&gt;[.I$550]);&quot;&quot;;[.I452])" office:value-type="float" office:value="0.0138838807076243" calcext:value-type="float">
            <text:p>0,0138838807</text:p>
          </table:table-cell>
          <table:table-cell table:formula="of:=IF(OR([.J452]&lt;[.J$549];[.J452]&gt;[.J$550]);&quot;&quot;;[.J452])" office:value-type="string" office:string-value="" calcext:value-type="error">
            <text:p>#DIV/0 !</text:p>
          </table:table-cell>
          <table:table-cell table:formula="of:=IF(OR([.K452]&lt;[.K$549];[.K452]&gt;[.K$550]);&quot;&quot;;[.K452])" office:value-type="string" office:string-value="" calcext:value-type="error">
            <text:p>#DIV/0 !</text:p>
          </table:table-cell>
          <table:table-cell table:formula="of:=IF(OR([.L452]&lt;[.L$549];[.L452]&gt;[.L$550]);&quot;&quot;;[.L452])" office:value-type="string" office:string-value="" calcext:value-type="error">
            <text:p>#DIV/0 !</text:p>
          </table:table-cell>
          <table:table-cell table:formula="of:=IF(OR([.M452]&lt;[.M$549];[.M452]&gt;[.M$550]);&quot;&quot;;[.M452])" office:value-type="float" office:value="0.000308155606030681" calcext:value-type="float">
            <text:p>0,0003081556</text:p>
          </table:table-cell>
          <table:table-cell table:formula="of:=IF(OR([.N452]&lt;[.N$549];[.N452]&gt;[.N$550]);&quot;&quot;;[.N452])" office:value-type="float" office:value="0.556489732077275" calcext:value-type="float">
            <text:p>0,5564897321</text:p>
          </table:table-cell>
          <table:table-cell table:formula="of:=IF(OR([.O452]&lt;[.O$549];[.O452]&gt;[.O$550]);&quot;&quot;;[.O452])" office:value-type="float" office:value="0.0000280958794703393" calcext:value-type="float">
            <text:p>2,80958794703393E-005</text:p>
          </table:table-cell>
          <table:table-cell table:formula="of:=IF(OR([.P452]&lt;[.P$549];[.P452]&gt;[.P$550]);&quot;&quot;;[.P452])" office:value-type="string" office:string-value="" calcext:value-type="error">
            <text:p>#DIV/0 !</text:p>
          </table:table-cell>
          <table:table-cell table:formula="of:=IF(OR([.Q452]&lt;[.Q$549];[.Q452]&gt;[.Q$550]);&quot;&quot;;[.Q452])" office:value-type="string" office:string-value="" calcext:value-type="error">
            <text:p>#DIV/0 !</text:p>
          </table:table-cell>
          <table:table-cell table:formula="of:=IF(OR([.R452]&lt;[.R$549];[.R452]&gt;[.R$550]);&quot;&quot;;[.R452])" office:value-type="float" office:value="0.000021345027686908" calcext:value-type="float">
            <text:p>0,000021345</text:p>
          </table:table-cell>
          <table:table-cell table:formula="of:=IF(OR([.S452]&lt;[.S$549];[.S452]&gt;[.S$550]);&quot;&quot;;[.S452])">
            <text:p/>
          </table:table-cell>
          <table:table-cell table:formula="of:=IF(OR([.T452]&lt;[.T$549];[.T452]&gt;[.T$550]);&quot;&quot;;[.T452])" office:value-type="string" office:string-value="" calcext:value-type="error">
            <text:p>#DIV/0 !</text:p>
          </table:table-cell>
          <table:table-cell table:formula="of:=IF(OR([.U452]&lt;[.U$549];[.U452]&gt;[.U$550]);&quot;&quot;;[.U452])">
            <text:p/>
          </table:table-cell>
          <table:table-cell table:formula="of:=IF(OR([.V452]&lt;[.V$549];[.V452]&gt;[.V$550]);&quot;&quot;;[.V452])">
            <text:p/>
          </table:table-cell>
          <table:table-cell table:number-columns-repeated="1002"/>
        </table:table-row>
        <table:table-row table:style-name="ro1">
          <table:table-cell office:value-type="float" office:value="91.9" calcext:value-type="float">
            <text:p>91,9</text:p>
          </table:table-cell>
          <table:table-cell table:formula="of:=IF(OR([.B453]&lt;[.B$549];[.B453]&gt;[.B$550]);&quot;&quot;;[.B453])" office:value-type="string" office:string-value="" calcext:value-type="error">
            <text:p>#DIV/0 !</text:p>
          </table:table-cell>
          <table:table-cell table:formula="of:=IF(OR([.C453]&lt;[.C$549];[.C453]&gt;[.C$550]);&quot;&quot;;[.C453])" office:value-type="float" office:value="0.00052948635340185" calcext:value-type="float">
            <text:p>0,0005294864</text:p>
          </table:table-cell>
          <table:table-cell table:formula="of:=IF(OR([.D453]&lt;[.D$549];[.D453]&gt;[.D$550]);&quot;&quot;;[.D453])">
            <text:p/>
          </table:table-cell>
          <table:table-cell table:formula="of:=IF(OR([.E453]&lt;[.E$549];[.E453]&gt;[.E$550]);&quot;&quot;;[.E453])" office:value-type="float" office:value="1" calcext:value-type="float">
            <text:p>1</text:p>
          </table:table-cell>
          <table:table-cell table:formula="of:=IF(OR([.F453]&lt;[.F$549];[.F453]&gt;[.F$550]);&quot;&quot;;[.F453])">
            <text:p/>
          </table:table-cell>
          <table:table-cell table:formula="of:=IF(OR([.G453]&lt;[.G$549];[.G453]&gt;[.G$550]);&quot;&quot;;[.G453])" office:value-type="string" office:string-value="" calcext:value-type="error">
            <text:p>#DIV/0 !</text:p>
          </table:table-cell>
          <table:table-cell table:formula="of:=IF(OR([.H453]&lt;[.H$549];[.H453]&gt;[.H$550]);&quot;&quot;;[.H453])" office:value-type="float" office:value="0.000166956088247553" calcext:value-type="float">
            <text:p>0,0001669561</text:p>
          </table:table-cell>
          <table:table-cell table:formula="of:=IF(OR([.I453]&lt;[.I$549];[.I453]&gt;[.I$550]);&quot;&quot;;[.I453])" office:value-type="float" office:value="0.0131744669144074" calcext:value-type="float">
            <text:p>0,0131744669</text:p>
          </table:table-cell>
          <table:table-cell table:formula="of:=IF(OR([.J453]&lt;[.J$549];[.J453]&gt;[.J$550]);&quot;&quot;;[.J453])" office:value-type="string" office:string-value="" calcext:value-type="error">
            <text:p>#DIV/0 !</text:p>
          </table:table-cell>
          <table:table-cell table:formula="of:=IF(OR([.K453]&lt;[.K$549];[.K453]&gt;[.K$550]);&quot;&quot;;[.K453])" office:value-type="string" office:string-value="" calcext:value-type="error">
            <text:p>#DIV/0 !</text:p>
          </table:table-cell>
          <table:table-cell table:formula="of:=IF(OR([.L453]&lt;[.L$549];[.L453]&gt;[.L$550]);&quot;&quot;;[.L453])" office:value-type="string" office:string-value="" calcext:value-type="error">
            <text:p>#DIV/0 !</text:p>
          </table:table-cell>
          <table:table-cell table:formula="of:=IF(OR([.M453]&lt;[.M$549];[.M453]&gt;[.M$550]);&quot;&quot;;[.M453])" office:value-type="float" office:value="0.000230149626992639" calcext:value-type="float">
            <text:p>0,0002301496</text:p>
          </table:table-cell>
          <table:table-cell table:formula="of:=IF(OR([.N453]&lt;[.N$549];[.N453]&gt;[.N$550]);&quot;&quot;;[.N453])" office:value-type="float" office:value="0.551848431693577" calcext:value-type="float">
            <text:p>0,5518484317</text:p>
          </table:table-cell>
          <table:table-cell table:formula="of:=IF(OR([.O453]&lt;[.O$549];[.O453]&gt;[.O$550]);&quot;&quot;;[.O453])">
            <text:p/>
          </table:table-cell>
          <table:table-cell table:formula="of:=IF(OR([.P453]&lt;[.P$549];[.P453]&gt;[.P$550]);&quot;&quot;;[.P453])" office:value-type="string" office:string-value="" calcext:value-type="error">
            <text:p>#DIV/0 !</text:p>
          </table:table-cell>
          <table:table-cell table:formula="of:=IF(OR([.Q453]&lt;[.Q$549];[.Q453]&gt;[.Q$550]);&quot;&quot;;[.Q453])" office:value-type="string" office:string-value="" calcext:value-type="error">
            <text:p>#DIV/0 !</text:p>
          </table:table-cell>
          <table:table-cell table:formula="of:=IF(OR([.R453]&lt;[.R$549];[.R453]&gt;[.R$550]);&quot;&quot;;[.R453])">
            <text:p/>
          </table:table-cell>
          <table:table-cell table:formula="of:=IF(OR([.S453]&lt;[.S$549];[.S453]&gt;[.S$550]);&quot;&quot;;[.S453])">
            <text:p/>
          </table:table-cell>
          <table:table-cell table:formula="of:=IF(OR([.T453]&lt;[.T$549];[.T453]&gt;[.T$550]);&quot;&quot;;[.T453])" office:value-type="string" office:string-value="" calcext:value-type="error">
            <text:p>#DIV/0 !</text:p>
          </table:table-cell>
          <table:table-cell table:formula="of:=IF(OR([.U453]&lt;[.U$549];[.U453]&gt;[.U$550]);&quot;&quot;;[.U453])">
            <text:p/>
          </table:table-cell>
          <table:table-cell table:formula="of:=IF(OR([.V453]&lt;[.V$549];[.V453]&gt;[.V$550]);&quot;&quot;;[.V453])">
            <text:p/>
          </table:table-cell>
          <table:table-cell table:number-columns-repeated="1002"/>
        </table:table-row>
        <table:table-row table:style-name="ro1">
          <table:table-cell office:value-type="float" office:value="93.7" calcext:value-type="float">
            <text:p>93,7</text:p>
          </table:table-cell>
          <table:table-cell table:formula="of:=IF(OR([.B454]&lt;[.B$549];[.B454]&gt;[.B$550]);&quot;&quot;;[.B454])" office:value-type="string" office:string-value="" calcext:value-type="error">
            <text:p>#DIV/0 !</text:p>
          </table:table-cell>
          <table:table-cell table:formula="of:=IF(OR([.C454]&lt;[.C$549];[.C454]&gt;[.C$550]);&quot;&quot;;[.C454])" office:value-type="float" office:value="0.000474966361915904" calcext:value-type="float">
            <text:p>0,0004749664</text:p>
          </table:table-cell>
          <table:table-cell table:formula="of:=IF(OR([.D454]&lt;[.D$549];[.D454]&gt;[.D$550]);&quot;&quot;;[.D454])">
            <text:p/>
          </table:table-cell>
          <table:table-cell table:formula="of:=IF(OR([.E454]&lt;[.E$549];[.E454]&gt;[.E$550]);&quot;&quot;;[.E454])" office:value-type="float" office:value="1" calcext:value-type="float">
            <text:p>1</text:p>
          </table:table-cell>
          <table:table-cell table:formula="of:=IF(OR([.F454]&lt;[.F$549];[.F454]&gt;[.F$550]);&quot;&quot;;[.F454])">
            <text:p/>
          </table:table-cell>
          <table:table-cell table:formula="of:=IF(OR([.G454]&lt;[.G$549];[.G454]&gt;[.G$550]);&quot;&quot;;[.G454])" office:value-type="string" office:string-value="" calcext:value-type="error">
            <text:p>#DIV/0 !</text:p>
          </table:table-cell>
          <table:table-cell table:formula="of:=IF(OR([.H454]&lt;[.H$549];[.H454]&gt;[.H$550]);&quot;&quot;;[.H454])" office:value-type="float" office:value="0.000199246257102731" calcext:value-type="float">
            <text:p>0,0001992463</text:p>
          </table:table-cell>
          <table:table-cell table:formula="of:=IF(OR([.I454]&lt;[.I$549];[.I454]&gt;[.I$550]);&quot;&quot;;[.I454])" office:value-type="float" office:value="0.013968959997517" calcext:value-type="float">
            <text:p>0,01396896</text:p>
          </table:table-cell>
          <table:table-cell table:formula="of:=IF(OR([.J454]&lt;[.J$549];[.J454]&gt;[.J$550]);&quot;&quot;;[.J454])" office:value-type="string" office:string-value="" calcext:value-type="error">
            <text:p>#DIV/0 !</text:p>
          </table:table-cell>
          <table:table-cell table:formula="of:=IF(OR([.K454]&lt;[.K$549];[.K454]&gt;[.K$550]);&quot;&quot;;[.K454])" office:value-type="string" office:string-value="" calcext:value-type="error">
            <text:p>#DIV/0 !</text:p>
          </table:table-cell>
          <table:table-cell table:formula="of:=IF(OR([.L454]&lt;[.L$549];[.L454]&gt;[.L$550]);&quot;&quot;;[.L454])" office:value-type="string" office:string-value="" calcext:value-type="error">
            <text:p>#DIV/0 !</text:p>
          </table:table-cell>
          <table:table-cell table:formula="of:=IF(OR([.M454]&lt;[.M$549];[.M454]&gt;[.M$550]);&quot;&quot;;[.M454])" office:value-type="float" office:value="0.000293052494714962" calcext:value-type="float">
            <text:p>0,0002930525</text:p>
          </table:table-cell>
          <table:table-cell table:formula="of:=IF(OR([.N454]&lt;[.N$549];[.N454]&gt;[.N$550]);&quot;&quot;;[.N454])" office:value-type="float" office:value="0.547176226172748" calcext:value-type="float">
            <text:p>0,5471762262</text:p>
          </table:table-cell>
          <table:table-cell table:formula="of:=IF(OR([.O454]&lt;[.O$549];[.O454]&gt;[.O$550]);&quot;&quot;;[.O454])">
            <text:p/>
          </table:table-cell>
          <table:table-cell table:formula="of:=IF(OR([.P454]&lt;[.P$549];[.P454]&gt;[.P$550]);&quot;&quot;;[.P454])" office:value-type="string" office:string-value="" calcext:value-type="error">
            <text:p>#DIV/0 !</text:p>
          </table:table-cell>
          <table:table-cell table:formula="of:=IF(OR([.Q454]&lt;[.Q$549];[.Q454]&gt;[.Q$550]);&quot;&quot;;[.Q454])" office:value-type="string" office:string-value="" calcext:value-type="error">
            <text:p>#DIV/0 !</text:p>
          </table:table-cell>
          <table:table-cell table:formula="of:=IF(OR([.R454]&lt;[.R$549];[.R454]&gt;[.R$550]);&quot;&quot;;[.R454])" office:value-type="float" office:value="0.0000340838792624353" calcext:value-type="float">
            <text:p>3,40838792624353E-005</text:p>
          </table:table-cell>
          <table:table-cell table:formula="of:=IF(OR([.S454]&lt;[.S$549];[.S454]&gt;[.S$550]);&quot;&quot;;[.S454])">
            <text:p/>
          </table:table-cell>
          <table:table-cell table:formula="of:=IF(OR([.T454]&lt;[.T$549];[.T454]&gt;[.T$550]);&quot;&quot;;[.T454])" office:value-type="string" office:string-value="" calcext:value-type="error">
            <text:p>#DIV/0 !</text:p>
          </table:table-cell>
          <table:table-cell table:formula="of:=IF(OR([.U454]&lt;[.U$549];[.U454]&gt;[.U$550]);&quot;&quot;;[.U454])">
            <text:p/>
          </table:table-cell>
          <table:table-cell table:formula="of:=IF(OR([.V454]&lt;[.V$549];[.V454]&gt;[.V$550]);&quot;&quot;;[.V454])">
            <text:p/>
          </table:table-cell>
          <table:table-cell table:number-columns-repeated="1002"/>
        </table:table-row>
        <table:table-row table:style-name="ro1">
          <table:table-cell office:value-type="float" office:value="95.5" calcext:value-type="float">
            <text:p>95,5</text:p>
          </table:table-cell>
          <table:table-cell table:formula="of:=IF(OR([.B455]&lt;[.B$549];[.B455]&gt;[.B$550]);&quot;&quot;;[.B455])" office:value-type="string" office:string-value="" calcext:value-type="error">
            <text:p>#DIV/0 !</text:p>
          </table:table-cell>
          <table:table-cell table:formula="of:=IF(OR([.C455]&lt;[.C$549];[.C455]&gt;[.C$550]);&quot;&quot;;[.C455])" office:value-type="float" office:value="0.000378983183152254" calcext:value-type="float">
            <text:p>0,0003789832</text:p>
          </table:table-cell>
          <table:table-cell table:formula="of:=IF(OR([.D455]&lt;[.D$549];[.D455]&gt;[.D$550]);&quot;&quot;;[.D455])">
            <text:p/>
          </table:table-cell>
          <table:table-cell table:formula="of:=IF(OR([.E455]&lt;[.E$549];[.E455]&gt;[.E$550]);&quot;&quot;;[.E455])" office:value-type="float" office:value="1" calcext:value-type="float">
            <text:p>1</text:p>
          </table:table-cell>
          <table:table-cell table:formula="of:=IF(OR([.F455]&lt;[.F$549];[.F455]&gt;[.F$550]);&quot;&quot;;[.F455])" office:value-type="float" office:value="0.000854305831490428" calcext:value-type="float">
            <text:p>0,0008543058</text:p>
          </table:table-cell>
          <table:table-cell table:formula="of:=IF(OR([.G455]&lt;[.G$549];[.G455]&gt;[.G$550]);&quot;&quot;;[.G455])" office:value-type="string" office:string-value="" calcext:value-type="error">
            <text:p>#DIV/0 !</text:p>
          </table:table-cell>
          <table:table-cell table:formula="of:=IF(OR([.H455]&lt;[.H$549];[.H455]&gt;[.H$550]);&quot;&quot;;[.H455])" office:value-type="float" office:value="0.0000847159729300854" calcext:value-type="float">
            <text:p>0,000084716</text:p>
          </table:table-cell>
          <table:table-cell table:formula="of:=IF(OR([.I455]&lt;[.I$549];[.I455]&gt;[.I$550]);&quot;&quot;;[.I455])" office:value-type="float" office:value="0.0132789381694845" calcext:value-type="float">
            <text:p>0,0132789382</text:p>
          </table:table-cell>
          <table:table-cell table:formula="of:=IF(OR([.J455]&lt;[.J$549];[.J455]&gt;[.J$550]);&quot;&quot;;[.J455])" office:value-type="string" office:string-value="" calcext:value-type="error">
            <text:p>#DIV/0 !</text:p>
          </table:table-cell>
          <table:table-cell table:formula="of:=IF(OR([.K455]&lt;[.K$549];[.K455]&gt;[.K$550]);&quot;&quot;;[.K455])" office:value-type="string" office:string-value="" calcext:value-type="error">
            <text:p>#DIV/0 !</text:p>
          </table:table-cell>
          <table:table-cell table:formula="of:=IF(OR([.L455]&lt;[.L$549];[.L455]&gt;[.L$550]);&quot;&quot;;[.L455])" office:value-type="string" office:string-value="" calcext:value-type="error">
            <text:p>#DIV/0 !</text:p>
          </table:table-cell>
          <table:table-cell table:formula="of:=IF(OR([.M455]&lt;[.M$549];[.M455]&gt;[.M$550]);&quot;&quot;;[.M455])" office:value-type="float" office:value="0.000319791982229713" calcext:value-type="float">
            <text:p>0,000319792</text:p>
          </table:table-cell>
          <table:table-cell table:formula="of:=IF(OR([.N455]&lt;[.N$549];[.N455]&gt;[.N$550]);&quot;&quot;;[.N455])" office:value-type="float" office:value="0.538345457904089" calcext:value-type="float">
            <text:p>0,5383454579</text:p>
          </table:table-cell>
          <table:table-cell table:formula="of:=IF(OR([.O455]&lt;[.O$549];[.O455]&gt;[.O$550]);&quot;&quot;;[.O455])" office:value-type="float" office:value="0.0000201977724176509" calcext:value-type="float">
            <text:p>2,01977724176509E-005</text:p>
          </table:table-cell>
          <table:table-cell table:formula="of:=IF(OR([.P455]&lt;[.P$549];[.P455]&gt;[.P$550]);&quot;&quot;;[.P455])" office:value-type="string" office:string-value="" calcext:value-type="error">
            <text:p>#DIV/0 !</text:p>
          </table:table-cell>
          <table:table-cell table:formula="of:=IF(OR([.Q455]&lt;[.Q$549];[.Q455]&gt;[.Q$550]);&quot;&quot;;[.Q455])" office:value-type="string" office:string-value="" calcext:value-type="error">
            <text:p>#DIV/0 !</text:p>
          </table:table-cell>
          <table:table-cell table:formula="of:=IF(OR([.R455]&lt;[.R$549];[.R455]&gt;[.R$550]);&quot;&quot;;[.R455])">
            <text:p/>
          </table:table-cell>
          <table:table-cell table:formula="of:=IF(OR([.S455]&lt;[.S$549];[.S455]&gt;[.S$550]);&quot;&quot;;[.S455])">
            <text:p/>
          </table:table-cell>
          <table:table-cell table:formula="of:=IF(OR([.T455]&lt;[.T$549];[.T455]&gt;[.T$550]);&quot;&quot;;[.T455])" office:value-type="string" office:string-value="" calcext:value-type="error">
            <text:p>#DIV/0 !</text:p>
          </table:table-cell>
          <table:table-cell table:formula="of:=IF(OR([.U455]&lt;[.U$549];[.U455]&gt;[.U$550]);&quot;&quot;;[.U455])">
            <text:p/>
          </table:table-cell>
          <table:table-cell table:formula="of:=IF(OR([.V455]&lt;[.V$549];[.V455]&gt;[.V$550]);&quot;&quot;;[.V455])">
            <text:p/>
          </table:table-cell>
          <table:table-cell table:number-columns-repeated="1002"/>
        </table:table-row>
        <table:table-row table:style-name="ro1">
          <table:table-cell office:value-type="float" office:value="97.2" calcext:value-type="float">
            <text:p>97,2</text:p>
          </table:table-cell>
          <table:table-cell table:formula="of:=IF(OR([.B456]&lt;[.B$549];[.B456]&gt;[.B$550]);&quot;&quot;;[.B456])" office:value-type="string" office:string-value="" calcext:value-type="error">
            <text:p>#DIV/0 !</text:p>
          </table:table-cell>
          <table:table-cell table:formula="of:=IF(OR([.C456]&lt;[.C$549];[.C456]&gt;[.C$550]);&quot;&quot;;[.C456])" office:value-type="float" office:value="0.000381206092120268" calcext:value-type="float">
            <text:p>0,0003812061</text:p>
          </table:table-cell>
          <table:table-cell table:formula="of:=IF(OR([.D456]&lt;[.D$549];[.D456]&gt;[.D$550]);&quot;&quot;;[.D456])">
            <text:p/>
          </table:table-cell>
          <table:table-cell table:formula="of:=IF(OR([.E456]&lt;[.E$549];[.E456]&gt;[.E$550]);&quot;&quot;;[.E456])" office:value-type="float" office:value="1" calcext:value-type="float">
            <text:p>1</text:p>
          </table:table-cell>
          <table:table-cell table:formula="of:=IF(OR([.F456]&lt;[.F$549];[.F456]&gt;[.F$550]);&quot;&quot;;[.F456])">
            <text:p/>
          </table:table-cell>
          <table:table-cell table:formula="of:=IF(OR([.G456]&lt;[.G$549];[.G456]&gt;[.G$550]);&quot;&quot;;[.G456])" office:value-type="string" office:string-value="" calcext:value-type="error">
            <text:p>#DIV/0 !</text:p>
          </table:table-cell>
          <table:table-cell table:formula="of:=IF(OR([.H456]&lt;[.H$549];[.H456]&gt;[.H$550]);&quot;&quot;;[.H456])" office:value-type="float" office:value="0.000134194044889689" calcext:value-type="float">
            <text:p>0,000134194</text:p>
          </table:table-cell>
          <table:table-cell table:formula="of:=IF(OR([.I456]&lt;[.I$549];[.I456]&gt;[.I$550]);&quot;&quot;;[.I456])" office:value-type="float" office:value="0.0137741887138437" calcext:value-type="float">
            <text:p>0,0137741887</text:p>
          </table:table-cell>
          <table:table-cell table:formula="of:=IF(OR([.J456]&lt;[.J$549];[.J456]&gt;[.J$550]);&quot;&quot;;[.J456])" office:value-type="string" office:string-value="" calcext:value-type="error">
            <text:p>#DIV/0 !</text:p>
          </table:table-cell>
          <table:table-cell table:formula="of:=IF(OR([.K456]&lt;[.K$549];[.K456]&gt;[.K$550]);&quot;&quot;;[.K456])" office:value-type="string" office:string-value="" calcext:value-type="error">
            <text:p>#DIV/0 !</text:p>
          </table:table-cell>
          <table:table-cell table:formula="of:=IF(OR([.L456]&lt;[.L$549];[.L456]&gt;[.L$550]);&quot;&quot;;[.L456])" office:value-type="string" office:string-value="" calcext:value-type="error">
            <text:p>#DIV/0 !</text:p>
          </table:table-cell>
          <table:table-cell table:formula="of:=IF(OR([.M456]&lt;[.M$549];[.M456]&gt;[.M$550]);&quot;&quot;;[.M456])" office:value-type="float" office:value="0.000259961095809995" calcext:value-type="float">
            <text:p>0,0002599611</text:p>
          </table:table-cell>
          <table:table-cell table:formula="of:=IF(OR([.N456]&lt;[.N$549];[.N456]&gt;[.N$550]);&quot;&quot;;[.N456])" office:value-type="float" office:value="0.537116707902757" calcext:value-type="float">
            <text:p>0,5371167079</text:p>
          </table:table-cell>
          <table:table-cell table:formula="of:=IF(OR([.O456]&lt;[.O$549];[.O456]&gt;[.O$550]);&quot;&quot;;[.O456])">
            <text:p/>
          </table:table-cell>
          <table:table-cell table:formula="of:=IF(OR([.P456]&lt;[.P$549];[.P456]&gt;[.P$550]);&quot;&quot;;[.P456])" office:value-type="string" office:string-value="" calcext:value-type="error">
            <text:p>#DIV/0 !</text:p>
          </table:table-cell>
          <table:table-cell table:formula="of:=IF(OR([.Q456]&lt;[.Q$549];[.Q456]&gt;[.Q$550]);&quot;&quot;;[.Q456])" office:value-type="string" office:string-value="" calcext:value-type="error">
            <text:p>#DIV/0 !</text:p>
          </table:table-cell>
          <table:table-cell table:formula="of:=IF(OR([.R456]&lt;[.R$549];[.R456]&gt;[.R$550]);&quot;&quot;;[.R456])">
            <text:p/>
          </table:table-cell>
          <table:table-cell table:formula="of:=IF(OR([.S456]&lt;[.S$549];[.S456]&gt;[.S$550]);&quot;&quot;;[.S456])" office:value-type="float" office:value="0.0364216753693746" calcext:value-type="float">
            <text:p>0,0364216754</text:p>
          </table:table-cell>
          <table:table-cell table:formula="of:=IF(OR([.T456]&lt;[.T$549];[.T456]&gt;[.T$550]);&quot;&quot;;[.T456])" office:value-type="string" office:string-value="" calcext:value-type="error">
            <text:p>#DIV/0 !</text:p>
          </table:table-cell>
          <table:table-cell table:formula="of:=IF(OR([.U456]&lt;[.U$549];[.U456]&gt;[.U$550]);&quot;&quot;;[.U456])">
            <text:p/>
          </table:table-cell>
          <table:table-cell table:formula="of:=IF(OR([.V456]&lt;[.V$549];[.V456]&gt;[.V$550]);&quot;&quot;;[.V456])">
            <text:p/>
          </table:table-cell>
          <table:table-cell table:number-columns-repeated="1002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IF(OR([.B457]&lt;[.B$549];[.B457]&gt;[.B$550]);&quot;&quot;;[.B457])" office:value-type="string" office:string-value="" calcext:value-type="error">
            <text:p>#DIV/0 !</text:p>
          </table:table-cell>
          <table:table-cell table:formula="of:=IF(OR([.C457]&lt;[.C$549];[.C457]&gt;[.C$550]);&quot;&quot;;[.C457])" office:value-type="float" office:value="0.000466513086022992" calcext:value-type="float">
            <text:p>0,0004665131</text:p>
          </table:table-cell>
          <table:table-cell table:formula="of:=IF(OR([.D457]&lt;[.D$549];[.D457]&gt;[.D$550]);&quot;&quot;;[.D457])" office:value-type="float" office:value="0.00195499584148802" calcext:value-type="float">
            <text:p>0,0019549958</text:p>
          </table:table-cell>
          <table:table-cell table:formula="of:=IF(OR([.E457]&lt;[.E$549];[.E457]&gt;[.E$550]);&quot;&quot;;[.E457])" office:value-type="float" office:value="1" calcext:value-type="float">
            <text:p>1</text:p>
          </table:table-cell>
          <table:table-cell table:formula="of:=IF(OR([.F457]&lt;[.F$549];[.F457]&gt;[.F$550]);&quot;&quot;;[.F457])">
            <text:p/>
          </table:table-cell>
          <table:table-cell table:formula="of:=IF(OR([.G457]&lt;[.G$549];[.G457]&gt;[.G$550]);&quot;&quot;;[.G457])" office:value-type="string" office:string-value="" calcext:value-type="error">
            <text:p>#DIV/0 !</text:p>
          </table:table-cell>
          <table:table-cell table:formula="of:=IF(OR([.H457]&lt;[.H$549];[.H457]&gt;[.H$550]);&quot;&quot;;[.H457])" office:value-type="float" office:value="0.0000811525958568974" calcext:value-type="float">
            <text:p>8,11525958568974E-005</text:p>
          </table:table-cell>
          <table:table-cell table:formula="of:=IF(OR([.I457]&lt;[.I$549];[.I457]&gt;[.I$550]);&quot;&quot;;[.I457])" office:value-type="float" office:value="0.0139632406550397" calcext:value-type="float">
            <text:p>0,0139632407</text:p>
          </table:table-cell>
          <table:table-cell table:formula="of:=IF(OR([.J457]&lt;[.J$549];[.J457]&gt;[.J$550]);&quot;&quot;;[.J457])" office:value-type="string" office:string-value="" calcext:value-type="error">
            <text:p>#DIV/0 !</text:p>
          </table:table-cell>
          <table:table-cell table:formula="of:=IF(OR([.K457]&lt;[.K$549];[.K457]&gt;[.K$550]);&quot;&quot;;[.K457])" office:value-type="string" office:string-value="" calcext:value-type="error">
            <text:p>#DIV/0 !</text:p>
          </table:table-cell>
          <table:table-cell table:formula="of:=IF(OR([.L457]&lt;[.L$549];[.L457]&gt;[.L$550]);&quot;&quot;;[.L457])" office:value-type="string" office:string-value="" calcext:value-type="error">
            <text:p>#DIV/0 !</text:p>
          </table:table-cell>
          <table:table-cell table:formula="of:=IF(OR([.M457]&lt;[.M$549];[.M457]&gt;[.M$550]);&quot;&quot;;[.M457])" office:value-type="float" office:value="0.000234047724308151" calcext:value-type="float">
            <text:p>0,0002340477</text:p>
          </table:table-cell>
          <table:table-cell table:formula="of:=IF(OR([.N457]&lt;[.N$549];[.N457]&gt;[.N$550]);&quot;&quot;;[.N457])" office:value-type="float" office:value="0.53537629171255" calcext:value-type="float">
            <text:p>0,5353762917</text:p>
          </table:table-cell>
          <table:table-cell table:formula="of:=IF(OR([.O457]&lt;[.O$549];[.O457]&gt;[.O$550]);&quot;&quot;;[.O457])" office:value-type="float" office:value="0.0000256279655893227" calcext:value-type="float">
            <text:p>0,000025628</text:p>
          </table:table-cell>
          <table:table-cell table:formula="of:=IF(OR([.P457]&lt;[.P$549];[.P457]&gt;[.P$550]);&quot;&quot;;[.P457])" office:value-type="string" office:string-value="" calcext:value-type="error">
            <text:p>#DIV/0 !</text:p>
          </table:table-cell>
          <table:table-cell table:formula="of:=IF(OR([.Q457]&lt;[.Q$549];[.Q457]&gt;[.Q$550]);&quot;&quot;;[.Q457])" office:value-type="string" office:string-value="" calcext:value-type="error">
            <text:p>#DIV/0 !</text:p>
          </table:table-cell>
          <table:table-cell table:formula="of:=IF(OR([.R457]&lt;[.R$549];[.R457]&gt;[.R$550]);&quot;&quot;;[.R457])">
            <text:p/>
          </table:table-cell>
          <table:table-cell table:formula="of:=IF(OR([.S457]&lt;[.S$549];[.S457]&gt;[.S$550]);&quot;&quot;;[.S457])" office:value-type="float" office:value="0.0340750166458236" calcext:value-type="float">
            <text:p>0,0340750166</text:p>
          </table:table-cell>
          <table:table-cell table:formula="of:=IF(OR([.T457]&lt;[.T$549];[.T457]&gt;[.T$550]);&quot;&quot;;[.T457])" office:value-type="string" office:string-value="" calcext:value-type="error">
            <text:p>#DIV/0 !</text:p>
          </table:table-cell>
          <table:table-cell table:formula="of:=IF(OR([.U457]&lt;[.U$549];[.U457]&gt;[.U$550]);&quot;&quot;;[.U457])">
            <text:p/>
          </table:table-cell>
          <table:table-cell table:formula="of:=IF(OR([.V457]&lt;[.V$549];[.V457]&gt;[.V$550]);&quot;&quot;;[.V457])">
            <text:p/>
          </table:table-cell>
          <table:table-cell table:number-columns-repeated="1002"/>
        </table:table-row>
        <table:table-row table:style-name="ro1">
          <table:table-cell office:value-type="float" office:value="100.8" calcext:value-type="float">
            <text:p>100,8</text:p>
          </table:table-cell>
          <table:table-cell table:formula="of:=IF(OR([.B458]&lt;[.B$549];[.B458]&gt;[.B$550]);&quot;&quot;;[.B458])" office:value-type="string" office:string-value="" calcext:value-type="error">
            <text:p>#DIV/0 !</text:p>
          </table:table-cell>
          <table:table-cell table:formula="of:=IF(OR([.C458]&lt;[.C$549];[.C458]&gt;[.C$550]);&quot;&quot;;[.C458])" office:value-type="float" office:value="0.000435629976859211" calcext:value-type="float">
            <text:p>0,00043563</text:p>
          </table:table-cell>
          <table:table-cell table:formula="of:=IF(OR([.D458]&lt;[.D$549];[.D458]&gt;[.D$550]);&quot;&quot;;[.D458])">
            <text:p/>
          </table:table-cell>
          <table:table-cell table:formula="of:=IF(OR([.E458]&lt;[.E$549];[.E458]&gt;[.E$550]);&quot;&quot;;[.E458])" office:value-type="float" office:value="1" calcext:value-type="float">
            <text:p>1</text:p>
          </table:table-cell>
          <table:table-cell table:formula="of:=IF(OR([.F458]&lt;[.F$549];[.F458]&gt;[.F$550]);&quot;&quot;;[.F458])">
            <text:p/>
          </table:table-cell>
          <table:table-cell table:formula="of:=IF(OR([.G458]&lt;[.G$549];[.G458]&gt;[.G$550]);&quot;&quot;;[.G458])" office:value-type="string" office:string-value="" calcext:value-type="error">
            <text:p>#DIV/0 !</text:p>
          </table:table-cell>
          <table:table-cell table:formula="of:=IF(OR([.H458]&lt;[.H$549];[.H458]&gt;[.H$550]);&quot;&quot;;[.H458])" office:value-type="float" office:value="0.0000746635451401646" calcext:value-type="float">
            <text:p>7,46635451401646E-005</text:p>
          </table:table-cell>
          <table:table-cell table:formula="of:=IF(OR([.I458]&lt;[.I$549];[.I458]&gt;[.I$550]);&quot;&quot;;[.I458])" office:value-type="float" office:value="0.0137525426182775" calcext:value-type="float">
            <text:p>0,0137525426</text:p>
          </table:table-cell>
          <table:table-cell table:formula="of:=IF(OR([.J458]&lt;[.J$549];[.J458]&gt;[.J$550]);&quot;&quot;;[.J458])" office:value-type="string" office:string-value="" calcext:value-type="error">
            <text:p>#DIV/0 !</text:p>
          </table:table-cell>
          <table:table-cell table:formula="of:=IF(OR([.K458]&lt;[.K$549];[.K458]&gt;[.K$550]);&quot;&quot;;[.K458])" office:value-type="string" office:string-value="" calcext:value-type="error">
            <text:p>#DIV/0 !</text:p>
          </table:table-cell>
          <table:table-cell table:formula="of:=IF(OR([.L458]&lt;[.L$549];[.L458]&gt;[.L$550]);&quot;&quot;;[.L458])" office:value-type="string" office:string-value="" calcext:value-type="error">
            <text:p>#DIV/0 !</text:p>
          </table:table-cell>
          <table:table-cell table:formula="of:=IF(OR([.M458]&lt;[.M$549];[.M458]&gt;[.M$550]);&quot;&quot;;[.M458])" office:value-type="float" office:value="0.000287802956359107" calcext:value-type="float">
            <text:p>0,000287803</text:p>
          </table:table-cell>
          <table:table-cell table:formula="of:=IF(OR([.N458]&lt;[.N$549];[.N458]&gt;[.N$550]);&quot;&quot;;[.N458])" office:value-type="float" office:value="0.526409241094625" calcext:value-type="float">
            <text:p>0,5264092411</text:p>
          </table:table-cell>
          <table:table-cell table:formula="of:=IF(OR([.O458]&lt;[.O$549];[.O458]&gt;[.O$550]);&quot;&quot;;[.O458])">
            <text:p/>
          </table:table-cell>
          <table:table-cell table:formula="of:=IF(OR([.P458]&lt;[.P$549];[.P458]&gt;[.P$550]);&quot;&quot;;[.P458])" office:value-type="string" office:string-value="" calcext:value-type="error">
            <text:p>#DIV/0 !</text:p>
          </table:table-cell>
          <table:table-cell table:formula="of:=IF(OR([.Q458]&lt;[.Q$549];[.Q458]&gt;[.Q$550]);&quot;&quot;;[.Q458])" office:value-type="string" office:string-value="" calcext:value-type="error">
            <text:p>#DIV/0 !</text:p>
          </table:table-cell>
          <table:table-cell table:formula="of:=IF(OR([.R458]&lt;[.R$549];[.R458]&gt;[.R$550]);&quot;&quot;;[.R458])">
            <text:p/>
          </table:table-cell>
          <table:table-cell table:formula="of:=IF(OR([.S458]&lt;[.S$549];[.S458]&gt;[.S$550]);&quot;&quot;;[.S458])" office:value-type="float" office:value="0.032036105363002" calcext:value-type="float">
            <text:p>0,0320361054</text:p>
          </table:table-cell>
          <table:table-cell table:formula="of:=IF(OR([.T458]&lt;[.T$549];[.T458]&gt;[.T$550]);&quot;&quot;;[.T458])" office:value-type="string" office:string-value="" calcext:value-type="error">
            <text:p>#DIV/0 !</text:p>
          </table:table-cell>
          <table:table-cell table:formula="of:=IF(OR([.U458]&lt;[.U$549];[.U458]&gt;[.U$550]);&quot;&quot;;[.U458])">
            <text:p/>
          </table:table-cell>
          <table:table-cell table:formula="of:=IF(OR([.V458]&lt;[.V$549];[.V458]&gt;[.V$550]);&quot;&quot;;[.V458])">
            <text:p/>
          </table:table-cell>
          <table:table-cell table:number-columns-repeated="1002"/>
        </table:table-row>
        <table:table-row table:style-name="ro1">
          <table:table-cell office:value-type="float" office:value="102.5" calcext:value-type="float">
            <text:p>102,5</text:p>
          </table:table-cell>
          <table:table-cell table:formula="of:=IF(OR([.B459]&lt;[.B$549];[.B459]&gt;[.B$550]);&quot;&quot;;[.B459])" office:value-type="string" office:string-value="" calcext:value-type="error">
            <text:p>#DIV/0 !</text:p>
          </table:table-cell>
          <table:table-cell table:formula="of:=IF(OR([.C459]&lt;[.C$549];[.C459]&gt;[.C$550]);&quot;&quot;;[.C459])" office:value-type="float" office:value="0.000312904515553278" calcext:value-type="float">
            <text:p>0,0003129045</text:p>
          </table:table-cell>
          <table:table-cell table:formula="of:=IF(OR([.D459]&lt;[.D$549];[.D459]&gt;[.D$550]);&quot;&quot;;[.D459])">
            <text:p/>
          </table:table-cell>
          <table:table-cell table:formula="of:=IF(OR([.E459]&lt;[.E$549];[.E459]&gt;[.E$550]);&quot;&quot;;[.E459])" office:value-type="float" office:value="1" calcext:value-type="float">
            <text:p>1</text:p>
          </table:table-cell>
          <table:table-cell table:formula="of:=IF(OR([.F459]&lt;[.F$549];[.F459]&gt;[.F$550]);&quot;&quot;;[.F459])">
            <text:p/>
          </table:table-cell>
          <table:table-cell table:formula="of:=IF(OR([.G459]&lt;[.G$549];[.G459]&gt;[.G$550]);&quot;&quot;;[.G459])" office:value-type="string" office:string-value="" calcext:value-type="error">
            <text:p>#DIV/0 !</text:p>
          </table:table-cell>
          <table:table-cell table:formula="of:=IF(OR([.H459]&lt;[.H$549];[.H459]&gt;[.H$550]);&quot;&quot;;[.H459])" office:value-type="float" office:value="0.000120725112767339" calcext:value-type="float">
            <text:p>0,0001207251</text:p>
          </table:table-cell>
          <table:table-cell table:formula="of:=IF(OR([.I459]&lt;[.I$549];[.I459]&gt;[.I$550]);&quot;&quot;;[.I459])" office:value-type="float" office:value="0.0140748549818645" calcext:value-type="float">
            <text:p>0,014074855</text:p>
          </table:table-cell>
          <table:table-cell table:formula="of:=IF(OR([.J459]&lt;[.J$549];[.J459]&gt;[.J$550]);&quot;&quot;;[.J459])" office:value-type="string" office:string-value="" calcext:value-type="error">
            <text:p>#DIV/0 !</text:p>
          </table:table-cell>
          <table:table-cell table:formula="of:=IF(OR([.K459]&lt;[.K$549];[.K459]&gt;[.K$550]);&quot;&quot;;[.K459])" office:value-type="string" office:string-value="" calcext:value-type="error">
            <text:p>#DIV/0 !</text:p>
          </table:table-cell>
          <table:table-cell table:formula="of:=IF(OR([.L459]&lt;[.L$549];[.L459]&gt;[.L$550]);&quot;&quot;;[.L459])" office:value-type="string" office:string-value="" calcext:value-type="error">
            <text:p>#DIV/0 !</text:p>
          </table:table-cell>
          <table:table-cell table:formula="of:=IF(OR([.M459]&lt;[.M$549];[.M459]&gt;[.M$550]);&quot;&quot;;[.M459])" office:value-type="float" office:value="0.00028129431723297" calcext:value-type="float">
            <text:p>0,0002812943</text:p>
          </table:table-cell>
          <table:table-cell table:formula="of:=IF(OR([.N459]&lt;[.N$549];[.N459]&gt;[.N$550]);&quot;&quot;;[.N459])" office:value-type="float" office:value="0.526558668837337" calcext:value-type="float">
            <text:p>0,5265586688</text:p>
          </table:table-cell>
          <table:table-cell table:formula="of:=IF(OR([.O459]&lt;[.O$549];[.O459]&gt;[.O$550]);&quot;&quot;;[.O459])" office:value-type="float" office:value="0.0000131156920004771" calcext:value-type="float">
            <text:p>1,31156920004771E-005</text:p>
          </table:table-cell>
          <table:table-cell table:formula="of:=IF(OR([.P459]&lt;[.P$549];[.P459]&gt;[.P$550]);&quot;&quot;;[.P459])" office:value-type="string" office:string-value="" calcext:value-type="error">
            <text:p>#DIV/0 !</text:p>
          </table:table-cell>
          <table:table-cell table:formula="of:=IF(OR([.Q459]&lt;[.Q$549];[.Q459]&gt;[.Q$550]);&quot;&quot;;[.Q459])" office:value-type="string" office:string-value="" calcext:value-type="error">
            <text:p>#DIV/0 !</text:p>
          </table:table-cell>
          <table:table-cell table:formula="of:=IF(OR([.R459]&lt;[.R$549];[.R459]&gt;[.R$550]);&quot;&quot;;[.R459])">
            <text:p/>
          </table:table-cell>
          <table:table-cell table:formula="of:=IF(OR([.S459]&lt;[.S$549];[.S459]&gt;[.S$550]);&quot;&quot;;[.S459])" office:value-type="float" office:value="0.0327929079173496" calcext:value-type="float">
            <text:p>0,0327929079</text:p>
          </table:table-cell>
          <table:table-cell table:formula="of:=IF(OR([.T459]&lt;[.T$549];[.T459]&gt;[.T$550]);&quot;&quot;;[.T459])" office:value-type="string" office:string-value="" calcext:value-type="error">
            <text:p>#DIV/0 !</text:p>
          </table:table-cell>
          <table:table-cell table:formula="of:=IF(OR([.U459]&lt;[.U$549];[.U459]&gt;[.U$550]);&quot;&quot;;[.U459])">
            <text:p/>
          </table:table-cell>
          <table:table-cell table:formula="of:=IF(OR([.V459]&lt;[.V$549];[.V459]&gt;[.V$550]);&quot;&quot;;[.V459])">
            <text:p/>
          </table:table-cell>
          <table:table-cell table:number-columns-repeated="1002"/>
        </table:table-row>
        <table:table-row table:style-name="ro1">
          <table:table-cell office:value-type="float" office:value="104.3" calcext:value-type="float">
            <text:p>104,3</text:p>
          </table:table-cell>
          <table:table-cell table:formula="of:=IF(OR([.B460]&lt;[.B$549];[.B460]&gt;[.B$550]);&quot;&quot;;[.B460])" office:value-type="string" office:string-value="" calcext:value-type="error">
            <text:p>#DIV/0 !</text:p>
          </table:table-cell>
          <table:table-cell table:formula="of:=IF(OR([.C460]&lt;[.C$549];[.C460]&gt;[.C$550]);&quot;&quot;;[.C460])" office:value-type="float" office:value="0.000421524757495975" calcext:value-type="float">
            <text:p>0,0004215248</text:p>
          </table:table-cell>
          <table:table-cell table:formula="of:=IF(OR([.D460]&lt;[.D$549];[.D460]&gt;[.D$550]);&quot;&quot;;[.D460])" office:value-type="float" office:value="0.00146233005528989" calcext:value-type="float">
            <text:p>0,0014623301</text:p>
          </table:table-cell>
          <table:table-cell table:formula="of:=IF(OR([.E460]&lt;[.E$549];[.E460]&gt;[.E$550]);&quot;&quot;;[.E460])" office:value-type="float" office:value="1" calcext:value-type="float">
            <text:p>1</text:p>
          </table:table-cell>
          <table:table-cell table:formula="of:=IF(OR([.F460]&lt;[.F$549];[.F460]&gt;[.F$550]);&quot;&quot;;[.F460])">
            <text:p/>
          </table:table-cell>
          <table:table-cell table:formula="of:=IF(OR([.G460]&lt;[.G$549];[.G460]&gt;[.G$550]);&quot;&quot;;[.G460])" office:value-type="string" office:string-value="" calcext:value-type="error">
            <text:p>#DIV/0 !</text:p>
          </table:table-cell>
          <table:table-cell table:formula="of:=IF(OR([.H460]&lt;[.H$549];[.H460]&gt;[.H$550]);&quot;&quot;;[.H460])" office:value-type="float" office:value="0.000108011658884956" calcext:value-type="float">
            <text:p>0,0001080117</text:p>
          </table:table-cell>
          <table:table-cell table:formula="of:=IF(OR([.I460]&lt;[.I$549];[.I460]&gt;[.I$550]);&quot;&quot;;[.I460])" office:value-type="float" office:value="0.0135429063419373" calcext:value-type="float">
            <text:p>0,0135429063</text:p>
          </table:table-cell>
          <table:table-cell table:formula="of:=IF(OR([.J460]&lt;[.J$549];[.J460]&gt;[.J$550]);&quot;&quot;;[.J460])" office:value-type="string" office:string-value="" calcext:value-type="error">
            <text:p>#DIV/0 !</text:p>
          </table:table-cell>
          <table:table-cell table:formula="of:=IF(OR([.K460]&lt;[.K$549];[.K460]&gt;[.K$550]);&quot;&quot;;[.K460])" office:value-type="string" office:string-value="" calcext:value-type="error">
            <text:p>#DIV/0 !</text:p>
          </table:table-cell>
          <table:table-cell table:formula="of:=IF(OR([.L460]&lt;[.L$549];[.L460]&gt;[.L$550]);&quot;&quot;;[.L460])" office:value-type="string" office:string-value="" calcext:value-type="error">
            <text:p>#DIV/0 !</text:p>
          </table:table-cell>
          <table:table-cell table:formula="of:=IF(OR([.M460]&lt;[.M$549];[.M460]&gt;[.M$550]);&quot;&quot;;[.M460])" office:value-type="float" office:value="0.000336217034928326" calcext:value-type="float">
            <text:p>0,000336217</text:p>
          </table:table-cell>
          <table:table-cell table:formula="of:=IF(OR([.N460]&lt;[.N$549];[.N460]&gt;[.N$550]);&quot;&quot;;[.N460])" office:value-type="float" office:value="0.513658480427152" calcext:value-type="float">
            <text:p>0,5136584804</text:p>
          </table:table-cell>
          <table:table-cell table:formula="of:=IF(OR([.O460]&lt;[.O$549];[.O460]&gt;[.O$550]);&quot;&quot;;[.O460])" office:value-type="float" office:value="0.0000159632714385569" calcext:value-type="float">
            <text:p>1,59632714385569E-005</text:p>
          </table:table-cell>
          <table:table-cell table:formula="of:=IF(OR([.P460]&lt;[.P$549];[.P460]&gt;[.P$550]);&quot;&quot;;[.P460])" office:value-type="string" office:string-value="" calcext:value-type="error">
            <text:p>#DIV/0 !</text:p>
          </table:table-cell>
          <table:table-cell table:formula="of:=IF(OR([.Q460]&lt;[.Q$549];[.Q460]&gt;[.Q$550]);&quot;&quot;;[.Q460])" office:value-type="string" office:string-value="" calcext:value-type="error">
            <text:p>#DIV/0 !</text:p>
          </table:table-cell>
          <table:table-cell table:formula="of:=IF(OR([.R460]&lt;[.R$549];[.R460]&gt;[.R$550]);&quot;&quot;;[.R460])">
            <text:p/>
          </table:table-cell>
          <table:table-cell table:formula="of:=IF(OR([.S460]&lt;[.S$549];[.S460]&gt;[.S$550]);&quot;&quot;;[.S460])" office:value-type="float" office:value="0.0311577628295175" calcext:value-type="float">
            <text:p>0,0311577628</text:p>
          </table:table-cell>
          <table:table-cell table:formula="of:=IF(OR([.T460]&lt;[.T$549];[.T460]&gt;[.T$550]);&quot;&quot;;[.T460])" office:value-type="string" office:string-value="" calcext:value-type="error">
            <text:p>#DIV/0 !</text:p>
          </table:table-cell>
          <table:table-cell table:formula="of:=IF(OR([.U460]&lt;[.U$549];[.U460]&gt;[.U$550]);&quot;&quot;;[.U460])">
            <text:p/>
          </table:table-cell>
          <table:table-cell table:formula="of:=IF(OR([.V460]&lt;[.V$549];[.V460]&gt;[.V$550]);&quot;&quot;;[.V460])">
            <text:p/>
          </table:table-cell>
          <table:table-cell table:number-columns-repeated="1002"/>
        </table:table-row>
        <table:table-row table:style-name="ro1">
          <table:table-cell office:value-type="float" office:value="106.1" calcext:value-type="float">
            <text:p>106,1</text:p>
          </table:table-cell>
          <table:table-cell table:formula="of:=IF(OR([.B461]&lt;[.B$549];[.B461]&gt;[.B$550]);&quot;&quot;;[.B461])" office:value-type="string" office:string-value="" calcext:value-type="error">
            <text:p>#DIV/0 !</text:p>
          </table:table-cell>
          <table:table-cell table:formula="of:=IF(OR([.C461]&lt;[.C$549];[.C461]&gt;[.C$550]);&quot;&quot;;[.C461])" office:value-type="float" office:value="0.000340232095357686" calcext:value-type="float">
            <text:p>0,0003402321</text:p>
          </table:table-cell>
          <table:table-cell table:formula="of:=IF(OR([.D461]&lt;[.D$549];[.D461]&gt;[.D$550]);&quot;&quot;;[.D461])" office:value-type="float" office:value="0.00143882823928686" calcext:value-type="float">
            <text:p>0,0014388282</text:p>
          </table:table-cell>
          <table:table-cell table:formula="of:=IF(OR([.E461]&lt;[.E$549];[.E461]&gt;[.E$550]);&quot;&quot;;[.E461])" office:value-type="float" office:value="1" calcext:value-type="float">
            <text:p>1</text:p>
          </table:table-cell>
          <table:table-cell table:formula="of:=IF(OR([.F461]&lt;[.F$549];[.F461]&gt;[.F$550]);&quot;&quot;;[.F461])">
            <text:p/>
          </table:table-cell>
          <table:table-cell table:formula="of:=IF(OR([.G461]&lt;[.G$549];[.G461]&gt;[.G$550]);&quot;&quot;;[.G461])" office:value-type="string" office:string-value="" calcext:value-type="error">
            <text:p>#DIV/0 !</text:p>
          </table:table-cell>
          <table:table-cell table:formula="of:=IF(OR([.H461]&lt;[.H$549];[.H461]&gt;[.H$550]);&quot;&quot;;[.H461])" office:value-type="float" office:value="0.0000756380904704331" calcext:value-type="float">
            <text:p>7,56380904704331E-005</text:p>
          </table:table-cell>
          <table:table-cell table:formula="of:=IF(OR([.I461]&lt;[.I$549];[.I461]&gt;[.I$550]);&quot;&quot;;[.I461])" office:value-type="float" office:value="0.0133252517215983" calcext:value-type="float">
            <text:p>0,0133252517</text:p>
          </table:table-cell>
          <table:table-cell table:formula="of:=IF(OR([.J461]&lt;[.J$549];[.J461]&gt;[.J$550]);&quot;&quot;;[.J461])" office:value-type="string" office:string-value="" calcext:value-type="error">
            <text:p>#DIV/0 !</text:p>
          </table:table-cell>
          <table:table-cell table:formula="of:=IF(OR([.K461]&lt;[.K$549];[.K461]&gt;[.K$550]);&quot;&quot;;[.K461])" office:value-type="string" office:string-value="" calcext:value-type="error">
            <text:p>#DIV/0 !</text:p>
          </table:table-cell>
          <table:table-cell table:formula="of:=IF(OR([.L461]&lt;[.L$549];[.L461]&gt;[.L$550]);&quot;&quot;;[.L461])" office:value-type="string" office:string-value="" calcext:value-type="error">
            <text:p>#DIV/0 !</text:p>
          </table:table-cell>
          <table:table-cell table:formula="of:=IF(OR([.M461]&lt;[.M$549];[.M461]&gt;[.M$550]);&quot;&quot;;[.M461])" office:value-type="float" office:value="0.000225614028324845" calcext:value-type="float">
            <text:p>0,000225614</text:p>
          </table:table-cell>
          <table:table-cell table:formula="of:=IF(OR([.N461]&lt;[.N$549];[.N461]&gt;[.N$550]);&quot;&quot;;[.N461])" office:value-type="float" office:value="0.492229993159629" calcext:value-type="float">
            <text:p>0,4922299932</text:p>
          </table:table-cell>
          <table:table-cell table:formula="of:=IF(OR([.O461]&lt;[.O$549];[.O461]&gt;[.O$550]);&quot;&quot;;[.O461])" office:value-type="float" office:value="0.000015706717956121" calcext:value-type="float">
            <text:p>1,5706717956121E-005</text:p>
          </table:table-cell>
          <table:table-cell table:formula="of:=IF(OR([.P461]&lt;[.P$549];[.P461]&gt;[.P$550]);&quot;&quot;;[.P461])" office:value-type="string" office:string-value="" calcext:value-type="error">
            <text:p>#DIV/0 !</text:p>
          </table:table-cell>
          <table:table-cell table:formula="of:=IF(OR([.Q461]&lt;[.Q$549];[.Q461]&gt;[.Q$550]);&quot;&quot;;[.Q461])" office:value-type="string" office:string-value="" calcext:value-type="error">
            <text:p>#DIV/0 !</text:p>
          </table:table-cell>
          <table:table-cell table:formula="of:=IF(OR([.R461]&lt;[.R$549];[.R461]&gt;[.R$550]);&quot;&quot;;[.R461])">
            <text:p/>
          </table:table-cell>
          <table:table-cell table:formula="of:=IF(OR([.S461]&lt;[.S$549];[.S461]&gt;[.S$550]);&quot;&quot;;[.S461])" office:value-type="float" office:value="0.0264835150810934" calcext:value-type="float">
            <text:p>0,0264835151</text:p>
          </table:table-cell>
          <table:table-cell table:formula="of:=IF(OR([.T461]&lt;[.T$549];[.T461]&gt;[.T$550]);&quot;&quot;;[.T461])" office:value-type="string" office:string-value="" calcext:value-type="error">
            <text:p>#DIV/0 !</text:p>
          </table:table-cell>
          <table:table-cell table:formula="of:=IF(OR([.U461]&lt;[.U$549];[.U461]&gt;[.U$550]);&quot;&quot;;[.U461])">
            <text:p/>
          </table:table-cell>
          <table:table-cell table:formula="of:=IF(OR([.V461]&lt;[.V$549];[.V461]&gt;[.V$550]);&quot;&quot;;[.V461])">
            <text:p/>
          </table:table-cell>
          <table:table-cell table:number-columns-repeated="1002"/>
        </table:table-row>
        <table:table-row table:style-name="ro1">
          <table:table-cell office:value-type="float" office:value="107.8" calcext:value-type="float">
            <text:p>107,8</text:p>
          </table:table-cell>
          <table:table-cell table:formula="of:=IF(OR([.B462]&lt;[.B$549];[.B462]&gt;[.B$550]);&quot;&quot;;[.B462])" office:value-type="string" office:string-value="" calcext:value-type="error">
            <text:p>#DIV/0 !</text:p>
          </table:table-cell>
          <table:table-cell table:formula="of:=IF(OR([.C462]&lt;[.C$549];[.C462]&gt;[.C$550]);&quot;&quot;;[.C462])" office:value-type="float" office:value="0.000454355244647003" calcext:value-type="float">
            <text:p>0,0004543552</text:p>
          </table:table-cell>
          <table:table-cell table:formula="of:=IF(OR([.D462]&lt;[.D$549];[.D462]&gt;[.D$550]);&quot;&quot;;[.D462])" office:value-type="float" office:value="0.00207237549759068" calcext:value-type="float">
            <text:p>0,0020723755</text:p>
          </table:table-cell>
          <table:table-cell table:formula="of:=IF(OR([.E462]&lt;[.E$549];[.E462]&gt;[.E$550]);&quot;&quot;;[.E462])" office:value-type="float" office:value="1" calcext:value-type="float">
            <text:p>1</text:p>
          </table:table-cell>
          <table:table-cell table:formula="of:=IF(OR([.F462]&lt;[.F$549];[.F462]&gt;[.F$550]);&quot;&quot;;[.F462])">
            <text:p/>
          </table:table-cell>
          <table:table-cell table:formula="of:=IF(OR([.G462]&lt;[.G$549];[.G462]&gt;[.G$550]);&quot;&quot;;[.G462])" office:value-type="string" office:string-value="" calcext:value-type="error">
            <text:p>#DIV/0 !</text:p>
          </table:table-cell>
          <table:table-cell table:formula="of:=IF(OR([.H462]&lt;[.H$549];[.H462]&gt;[.H$550]);&quot;&quot;;[.H462])" office:value-type="float" office:value="0.00011736567779317" calcext:value-type="float">
            <text:p>0,0001173657</text:p>
          </table:table-cell>
          <table:table-cell table:formula="of:=IF(OR([.I462]&lt;[.I$549];[.I462]&gt;[.I$550]);&quot;&quot;;[.I462])" office:value-type="float" office:value="0.0142029466726159" calcext:value-type="float">
            <text:p>0,0142029467</text:p>
          </table:table-cell>
          <table:table-cell table:formula="of:=IF(OR([.J462]&lt;[.J$549];[.J462]&gt;[.J$550]);&quot;&quot;;[.J462])" office:value-type="string" office:string-value="" calcext:value-type="error">
            <text:p>#DIV/0 !</text:p>
          </table:table-cell>
          <table:table-cell table:formula="of:=IF(OR([.K462]&lt;[.K$549];[.K462]&gt;[.K$550]);&quot;&quot;;[.K462])" office:value-type="string" office:string-value="" calcext:value-type="error">
            <text:p>#DIV/0 !</text:p>
          </table:table-cell>
          <table:table-cell table:formula="of:=IF(OR([.L462]&lt;[.L$549];[.L462]&gt;[.L$550]);&quot;&quot;;[.L462])" office:value-type="string" office:string-value="" calcext:value-type="error">
            <text:p>#DIV/0 !</text:p>
          </table:table-cell>
          <table:table-cell table:formula="of:=IF(OR([.M462]&lt;[.M$549];[.M462]&gt;[.M$550]);&quot;&quot;;[.M462])" office:value-type="float" office:value="0.000207798716073763" calcext:value-type="float">
            <text:p>0,0002077987</text:p>
          </table:table-cell>
          <table:table-cell table:formula="of:=IF(OR([.N462]&lt;[.N$549];[.N462]&gt;[.N$550]);&quot;&quot;;[.N462])" office:value-type="float" office:value="0.477823303517328" calcext:value-type="float">
            <text:p>0,4778233035</text:p>
          </table:table-cell>
          <table:table-cell table:formula="of:=IF(OR([.O462]&lt;[.O$549];[.O462]&gt;[.O$550]);&quot;&quot;;[.O462])">
            <text:p/>
          </table:table-cell>
          <table:table-cell table:formula="of:=IF(OR([.P462]&lt;[.P$549];[.P462]&gt;[.P$550]);&quot;&quot;;[.P462])" office:value-type="string" office:string-value="" calcext:value-type="error">
            <text:p>#DIV/0 !</text:p>
          </table:table-cell>
          <table:table-cell table:formula="of:=IF(OR([.Q462]&lt;[.Q$549];[.Q462]&gt;[.Q$550]);&quot;&quot;;[.Q462])" office:value-type="string" office:string-value="" calcext:value-type="error">
            <text:p>#DIV/0 !</text:p>
          </table:table-cell>
          <table:table-cell table:formula="of:=IF(OR([.R462]&lt;[.R$549];[.R462]&gt;[.R$550]);&quot;&quot;;[.R462])" office:value-type="float" office:value="0.0000227559349161203" calcext:value-type="float">
            <text:p>2,27559349161203E-005</text:p>
          </table:table-cell>
          <table:table-cell table:formula="of:=IF(OR([.S462]&lt;[.S$549];[.S462]&gt;[.S$550]);&quot;&quot;;[.S462])" office:value-type="float" office:value="0.0233798158852887" calcext:value-type="float">
            <text:p>0,0233798159</text:p>
          </table:table-cell>
          <table:table-cell table:formula="of:=IF(OR([.T462]&lt;[.T$549];[.T462]&gt;[.T$550]);&quot;&quot;;[.T462])" office:value-type="string" office:string-value="" calcext:value-type="error">
            <text:p>#DIV/0 !</text:p>
          </table:table-cell>
          <table:table-cell table:formula="of:=IF(OR([.U462]&lt;[.U$549];[.U462]&gt;[.U$550]);&quot;&quot;;[.U462])">
            <text:p/>
          </table:table-cell>
          <table:table-cell table:formula="of:=IF(OR([.V462]&lt;[.V$549];[.V462]&gt;[.V$550]);&quot;&quot;;[.V462])">
            <text:p/>
          </table:table-cell>
          <table:table-cell table:number-columns-repeated="1002"/>
        </table:table-row>
        <table:table-row table:style-name="ro1">
          <table:table-cell office:value-type="float" office:value="109.6" calcext:value-type="float">
            <text:p>109,6</text:p>
          </table:table-cell>
          <table:table-cell table:formula="of:=IF(OR([.B463]&lt;[.B$549];[.B463]&gt;[.B$550]);&quot;&quot;;[.B463])" office:value-type="string" office:string-value="" calcext:value-type="error">
            <text:p>#DIV/0 !</text:p>
          </table:table-cell>
          <table:table-cell table:formula="of:=IF(OR([.C463]&lt;[.C$549];[.C463]&gt;[.C$550]);&quot;&quot;;[.C463])" office:value-type="float" office:value="0.000315943231144472" calcext:value-type="float">
            <text:p>0,0003159432</text:p>
          </table:table-cell>
          <table:table-cell table:formula="of:=IF(OR([.D463]&lt;[.D$549];[.D463]&gt;[.D$550]);&quot;&quot;;[.D463])">
            <text:p/>
          </table:table-cell>
          <table:table-cell table:formula="of:=IF(OR([.E463]&lt;[.E$549];[.E463]&gt;[.E$550]);&quot;&quot;;[.E463])" office:value-type="float" office:value="1" calcext:value-type="float">
            <text:p>1</text:p>
          </table:table-cell>
          <table:table-cell table:formula="of:=IF(OR([.F463]&lt;[.F$549];[.F463]&gt;[.F$550]);&quot;&quot;;[.F463])">
            <text:p/>
          </table:table-cell>
          <table:table-cell table:formula="of:=IF(OR([.G463]&lt;[.G$549];[.G463]&gt;[.G$550]);&quot;&quot;;[.G463])" office:value-type="string" office:string-value="" calcext:value-type="error">
            <text:p>#DIV/0 !</text:p>
          </table:table-cell>
          <table:table-cell table:formula="of:=IF(OR([.H463]&lt;[.H$549];[.H463]&gt;[.H$550]);&quot;&quot;;[.H463])">
            <text:p/>
          </table:table-cell>
          <table:table-cell table:formula="of:=IF(OR([.I463]&lt;[.I$549];[.I463]&gt;[.I$550]);&quot;&quot;;[.I463])" office:value-type="float" office:value="0.0136004302015879" calcext:value-type="float">
            <text:p>0,0136004302</text:p>
          </table:table-cell>
          <table:table-cell table:formula="of:=IF(OR([.J463]&lt;[.J$549];[.J463]&gt;[.J$550]);&quot;&quot;;[.J463])" office:value-type="string" office:string-value="" calcext:value-type="error">
            <text:p>#DIV/0 !</text:p>
          </table:table-cell>
          <table:table-cell table:formula="of:=IF(OR([.K463]&lt;[.K$549];[.K463]&gt;[.K$550]);&quot;&quot;;[.K463])" office:value-type="string" office:string-value="" calcext:value-type="error">
            <text:p>#DIV/0 !</text:p>
          </table:table-cell>
          <table:table-cell table:formula="of:=IF(OR([.L463]&lt;[.L$549];[.L463]&gt;[.L$550]);&quot;&quot;;[.L463])" office:value-type="string" office:string-value="" calcext:value-type="error">
            <text:p>#DIV/0 !</text:p>
          </table:table-cell>
          <table:table-cell table:formula="of:=IF(OR([.M463]&lt;[.M$549];[.M463]&gt;[.M$550]);&quot;&quot;;[.M463])" office:value-type="float" office:value="0.000324307270725783" calcext:value-type="float">
            <text:p>0,0003243073</text:p>
          </table:table-cell>
          <table:table-cell table:formula="of:=IF(OR([.N463]&lt;[.N$549];[.N463]&gt;[.N$550]);&quot;&quot;;[.N463])" office:value-type="float" office:value="0.473508850659404" calcext:value-type="float">
            <text:p>0,4735088507</text:p>
          </table:table-cell>
          <table:table-cell table:formula="of:=IF(OR([.O463]&lt;[.O$549];[.O463]&gt;[.O$550]);&quot;&quot;;[.O463])" office:value-type="float" office:value="0.0000188190890579515" calcext:value-type="float">
            <text:p>1,88190890579515E-005</text:p>
          </table:table-cell>
          <table:table-cell table:formula="of:=IF(OR([.P463]&lt;[.P$549];[.P463]&gt;[.P$550]);&quot;&quot;;[.P463])" office:value-type="string" office:string-value="" calcext:value-type="error">
            <text:p>#DIV/0 !</text:p>
          </table:table-cell>
          <table:table-cell table:formula="of:=IF(OR([.Q463]&lt;[.Q$549];[.Q463]&gt;[.Q$550]);&quot;&quot;;[.Q463])" office:value-type="string" office:string-value="" calcext:value-type="error">
            <text:p>#DIV/0 !</text:p>
          </table:table-cell>
          <table:table-cell table:formula="of:=IF(OR([.R463]&lt;[.R$549];[.R463]&gt;[.R$550]);&quot;&quot;;[.R463])">
            <text:p/>
          </table:table-cell>
          <table:table-cell table:formula="of:=IF(OR([.S463]&lt;[.S$549];[.S463]&gt;[.S$550]);&quot;&quot;;[.S463])" office:value-type="float" office:value="0.0203565222055772" calcext:value-type="float">
            <text:p>0,0203565222</text:p>
          </table:table-cell>
          <table:table-cell table:formula="of:=IF(OR([.T463]&lt;[.T$549];[.T463]&gt;[.T$550]);&quot;&quot;;[.T463])" office:value-type="string" office:string-value="" calcext:value-type="error">
            <text:p>#DIV/0 !</text:p>
          </table:table-cell>
          <table:table-cell table:formula="of:=IF(OR([.U463]&lt;[.U$549];[.U463]&gt;[.U$550]);&quot;&quot;;[.U463])">
            <text:p/>
          </table:table-cell>
          <table:table-cell table:formula="of:=IF(OR([.V463]&lt;[.V$549];[.V463]&gt;[.V$550]);&quot;&quot;;[.V463])">
            <text:p/>
          </table:table-cell>
          <table:table-cell table:number-columns-repeated="1002"/>
        </table:table-row>
        <table:table-row table:style-name="ro1">
          <table:table-cell office:value-type="float" office:value="111.4" calcext:value-type="float">
            <text:p>111,4</text:p>
          </table:table-cell>
          <table:table-cell table:formula="of:=IF(OR([.B464]&lt;[.B$549];[.B464]&gt;[.B$550]);&quot;&quot;;[.B464])" office:value-type="string" office:string-value="" calcext:value-type="error">
            <text:p>#DIV/0 !</text:p>
          </table:table-cell>
          <table:table-cell table:formula="of:=IF(OR([.C464]&lt;[.C$549];[.C464]&gt;[.C$550]);&quot;&quot;;[.C464])" office:value-type="float" office:value="0.000397306294159234" calcext:value-type="float">
            <text:p>0,0003973063</text:p>
          </table:table-cell>
          <table:table-cell table:formula="of:=IF(OR([.D464]&lt;[.D$549];[.D464]&gt;[.D$550]);&quot;&quot;;[.D464])">
            <text:p/>
          </table:table-cell>
          <table:table-cell table:formula="of:=IF(OR([.E464]&lt;[.E$549];[.E464]&gt;[.E$550]);&quot;&quot;;[.E464])" office:value-type="float" office:value="1" calcext:value-type="float">
            <text:p>1</text:p>
          </table:table-cell>
          <table:table-cell table:formula="of:=IF(OR([.F464]&lt;[.F$549];[.F464]&gt;[.F$550]);&quot;&quot;;[.F464])">
            <text:p/>
          </table:table-cell>
          <table:table-cell table:formula="of:=IF(OR([.G464]&lt;[.G$549];[.G464]&gt;[.G$550]);&quot;&quot;;[.G464])" office:value-type="string" office:string-value="" calcext:value-type="error">
            <text:p>#DIV/0 !</text:p>
          </table:table-cell>
          <table:table-cell table:formula="of:=IF(OR([.H464]&lt;[.H$549];[.H464]&gt;[.H$550]);&quot;&quot;;[.H464])" office:value-type="float" office:value="0.000115272480250007" calcext:value-type="float">
            <text:p>0,0001152725</text:p>
          </table:table-cell>
          <table:table-cell table:formula="of:=IF(OR([.I464]&lt;[.I$549];[.I464]&gt;[.I$550]);&quot;&quot;;[.I464])" office:value-type="float" office:value="0.0134777792940411" calcext:value-type="float">
            <text:p>0,0134777793</text:p>
          </table:table-cell>
          <table:table-cell table:formula="of:=IF(OR([.J464]&lt;[.J$549];[.J464]&gt;[.J$550]);&quot;&quot;;[.J464])" office:value-type="string" office:string-value="" calcext:value-type="error">
            <text:p>#DIV/0 !</text:p>
          </table:table-cell>
          <table:table-cell table:formula="of:=IF(OR([.K464]&lt;[.K$549];[.K464]&gt;[.K$550]);&quot;&quot;;[.K464])" office:value-type="string" office:string-value="" calcext:value-type="error">
            <text:p>#DIV/0 !</text:p>
          </table:table-cell>
          <table:table-cell table:formula="of:=IF(OR([.L464]&lt;[.L$549];[.L464]&gt;[.L$550]);&quot;&quot;;[.L464])" office:value-type="string" office:string-value="" calcext:value-type="error">
            <text:p>#DIV/0 !</text:p>
          </table:table-cell>
          <table:table-cell table:formula="of:=IF(OR([.M464]&lt;[.M$549];[.M464]&gt;[.M$550]);&quot;&quot;;[.M464])" office:value-type="float" office:value="0.000352370969419622" calcext:value-type="float">
            <text:p>0,000352371</text:p>
          </table:table-cell>
          <table:table-cell table:formula="of:=IF(OR([.N464]&lt;[.N$549];[.N464]&gt;[.N$550]);&quot;&quot;;[.N464])" office:value-type="float" office:value="0.472370571787309" calcext:value-type="float">
            <text:p>0,4723705718</text:p>
          </table:table-cell>
          <table:table-cell table:formula="of:=IF(OR([.O464]&lt;[.O$549];[.O464]&gt;[.O$550]);&quot;&quot;;[.O464])">
            <text:p/>
          </table:table-cell>
          <table:table-cell table:formula="of:=IF(OR([.P464]&lt;[.P$549];[.P464]&gt;[.P$550]);&quot;&quot;;[.P464])" office:value-type="string" office:string-value="" calcext:value-type="error">
            <text:p>#DIV/0 !</text:p>
          </table:table-cell>
          <table:table-cell table:formula="of:=IF(OR([.Q464]&lt;[.Q$549];[.Q464]&gt;[.Q$550]);&quot;&quot;;[.Q464])" office:value-type="string" office:string-value="" calcext:value-type="error">
            <text:p>#DIV/0 !</text:p>
          </table:table-cell>
          <table:table-cell table:formula="of:=IF(OR([.R464]&lt;[.R$549];[.R464]&gt;[.R$550]);&quot;&quot;;[.R464])" office:value-type="float" office:value="0.0000225643628349986" calcext:value-type="float">
            <text:p>2,25643628349986E-005</text:p>
          </table:table-cell>
          <table:table-cell table:formula="of:=IF(OR([.S464]&lt;[.S$549];[.S464]&gt;[.S$550]);&quot;&quot;;[.S464])" office:value-type="float" office:value="0.0171688857820963" calcext:value-type="float">
            <text:p>0,0171688858</text:p>
          </table:table-cell>
          <table:table-cell table:formula="of:=IF(OR([.T464]&lt;[.T$549];[.T464]&gt;[.T$550]);&quot;&quot;;[.T464])" office:value-type="string" office:string-value="" calcext:value-type="error">
            <text:p>#DIV/0 !</text:p>
          </table:table-cell>
          <table:table-cell table:formula="of:=IF(OR([.U464]&lt;[.U$549];[.U464]&gt;[.U$550]);&quot;&quot;;[.U464])">
            <text:p/>
          </table:table-cell>
          <table:table-cell table:formula="of:=IF(OR([.V464]&lt;[.V$549];[.V464]&gt;[.V$550]);&quot;&quot;;[.V464])">
            <text:p/>
          </table:table-cell>
          <table:table-cell table:number-columns-repeated="1002"/>
        </table:table-row>
        <table:table-row table:style-name="ro1">
          <table:table-cell office:value-type="float" office:value="113.1" calcext:value-type="float">
            <text:p>113,1</text:p>
          </table:table-cell>
          <table:table-cell table:formula="of:=IF(OR([.B465]&lt;[.B$549];[.B465]&gt;[.B$550]);&quot;&quot;;[.B465])" office:value-type="string" office:string-value="" calcext:value-type="error">
            <text:p>#DIV/0 !</text:p>
          </table:table-cell>
          <table:table-cell table:formula="of:=IF(OR([.C465]&lt;[.C$549];[.C465]&gt;[.C$550]);&quot;&quot;;[.C465])" office:value-type="float" office:value="0.00041915792668555" calcext:value-type="float">
            <text:p>0,0004191579</text:p>
          </table:table-cell>
          <table:table-cell table:formula="of:=IF(OR([.D465]&lt;[.D$549];[.D465]&gt;[.D$550]);&quot;&quot;;[.D465])" office:value-type="float" office:value="0.00145442570819085" calcext:value-type="float">
            <text:p>0,0014544257</text:p>
          </table:table-cell>
          <table:table-cell table:formula="of:=IF(OR([.E465]&lt;[.E$549];[.E465]&gt;[.E$550]);&quot;&quot;;[.E465])" office:value-type="float" office:value="1" calcext:value-type="float">
            <text:p>1</text:p>
          </table:table-cell>
          <table:table-cell table:formula="of:=IF(OR([.F465]&lt;[.F$549];[.F465]&gt;[.F$550]);&quot;&quot;;[.F465])">
            <text:p/>
          </table:table-cell>
          <table:table-cell table:formula="of:=IF(OR([.G465]&lt;[.G$549];[.G465]&gt;[.G$550]);&quot;&quot;;[.G465])" office:value-type="string" office:string-value="" calcext:value-type="error">
            <text:p>#DIV/0 !</text:p>
          </table:table-cell>
          <table:table-cell table:formula="of:=IF(OR([.H465]&lt;[.H$549];[.H465]&gt;[.H$550]);&quot;&quot;;[.H465])" office:value-type="float" office:value="0.000129605899545239" calcext:value-type="float">
            <text:p>0,0001296059</text:p>
          </table:table-cell>
          <table:table-cell table:formula="of:=IF(OR([.I465]&lt;[.I$549];[.I465]&gt;[.I$550]);&quot;&quot;;[.I465])" office:value-type="float" office:value="0.0140749389274514" calcext:value-type="float">
            <text:p>0,0140749389</text:p>
          </table:table-cell>
          <table:table-cell table:formula="of:=IF(OR([.J465]&lt;[.J$549];[.J465]&gt;[.J$550]);&quot;&quot;;[.J465])" office:value-type="string" office:string-value="" calcext:value-type="error">
            <text:p>#DIV/0 !</text:p>
          </table:table-cell>
          <table:table-cell table:formula="of:=IF(OR([.K465]&lt;[.K$549];[.K465]&gt;[.K$550]);&quot;&quot;;[.K465])" office:value-type="string" office:string-value="" calcext:value-type="error">
            <text:p>#DIV/0 !</text:p>
          </table:table-cell>
          <table:table-cell table:formula="of:=IF(OR([.L465]&lt;[.L$549];[.L465]&gt;[.L$550]);&quot;&quot;;[.L465])" office:value-type="string" office:string-value="" calcext:value-type="error">
            <text:p>#DIV/0 !</text:p>
          </table:table-cell>
          <table:table-cell table:formula="of:=IF(OR([.M465]&lt;[.M$549];[.M465]&gt;[.M$550]);&quot;&quot;;[.M465])" office:value-type="float" office:value="0.000263580040879233" calcext:value-type="float">
            <text:p>0,00026358</text:p>
          </table:table-cell>
          <table:table-cell table:formula="of:=IF(OR([.N465]&lt;[.N$549];[.N465]&gt;[.N$550]);&quot;&quot;;[.N465])" office:value-type="float" office:value="0.463368957053832" calcext:value-type="float">
            <text:p>0,4633689571</text:p>
          </table:table-cell>
          <table:table-cell table:formula="of:=IF(OR([.O465]&lt;[.O$549];[.O465]&gt;[.O$550]);&quot;&quot;;[.O465])">
            <text:p/>
          </table:table-cell>
          <table:table-cell table:formula="of:=IF(OR([.P465]&lt;[.P$549];[.P465]&gt;[.P$550]);&quot;&quot;;[.P465])" office:value-type="string" office:string-value="" calcext:value-type="error">
            <text:p>#DIV/0 !</text:p>
          </table:table-cell>
          <table:table-cell table:formula="of:=IF(OR([.Q465]&lt;[.Q$549];[.Q465]&gt;[.Q$550]);&quot;&quot;;[.Q465])" office:value-type="string" office:string-value="" calcext:value-type="error">
            <text:p>#DIV/0 !</text:p>
          </table:table-cell>
          <table:table-cell table:formula="of:=IF(OR([.R465]&lt;[.R$549];[.R465]&gt;[.R$550]);&quot;&quot;;[.R465])">
            <text:p/>
          </table:table-cell>
          <table:table-cell table:formula="of:=IF(OR([.S465]&lt;[.S$549];[.S465]&gt;[.S$550]);&quot;&quot;;[.S465])" office:value-type="float" office:value="0.0147615978200099" calcext:value-type="float">
            <text:p>0,0147615978</text:p>
          </table:table-cell>
          <table:table-cell table:formula="of:=IF(OR([.T465]&lt;[.T$549];[.T465]&gt;[.T$550]);&quot;&quot;;[.T465])" office:value-type="string" office:string-value="" calcext:value-type="error">
            <text:p>#DIV/0 !</text:p>
          </table:table-cell>
          <table:table-cell table:formula="of:=IF(OR([.U465]&lt;[.U$549];[.U465]&gt;[.U$550]);&quot;&quot;;[.U465])">
            <text:p/>
          </table:table-cell>
          <table:table-cell table:formula="of:=IF(OR([.V465]&lt;[.V$549];[.V465]&gt;[.V$550]);&quot;&quot;;[.V465])">
            <text:p/>
          </table:table-cell>
          <table:table-cell table:number-columns-repeated="1002"/>
        </table:table-row>
        <table:table-row table:style-name="ro1">
          <table:table-cell office:value-type="float" office:value="114.9" calcext:value-type="float">
            <text:p>114,9</text:p>
          </table:table-cell>
          <table:table-cell table:formula="of:=IF(OR([.B466]&lt;[.B$549];[.B466]&gt;[.B$550]);&quot;&quot;;[.B466])" office:value-type="string" office:string-value="" calcext:value-type="error">
            <text:p>#DIV/0 !</text:p>
          </table:table-cell>
          <table:table-cell table:formula="of:=IF(OR([.C466]&lt;[.C$549];[.C466]&gt;[.C$550]);&quot;&quot;;[.C466])" office:value-type="float" office:value="0.000274661572407584" calcext:value-type="float">
            <text:p>0,0002746616</text:p>
          </table:table-cell>
          <table:table-cell table:formula="of:=IF(OR([.D466]&lt;[.D$549];[.D466]&gt;[.D$550]);&quot;&quot;;[.D466])" office:value-type="float" office:value="0.00191536403400463" calcext:value-type="float">
            <text:p>0,001915364</text:p>
          </table:table-cell>
          <table:table-cell table:formula="of:=IF(OR([.E466]&lt;[.E$549];[.E466]&gt;[.E$550]);&quot;&quot;;[.E466])" office:value-type="float" office:value="1" calcext:value-type="float">
            <text:p>1</text:p>
          </table:table-cell>
          <table:table-cell table:formula="of:=IF(OR([.F466]&lt;[.F$549];[.F466]&gt;[.F$550]);&quot;&quot;;[.F466])" office:value-type="float" office:value="0.0014129762000639" calcext:value-type="float">
            <text:p>0,0014129762</text:p>
          </table:table-cell>
          <table:table-cell table:formula="of:=IF(OR([.G466]&lt;[.G$549];[.G466]&gt;[.G$550]);&quot;&quot;;[.G466])" office:value-type="string" office:string-value="" calcext:value-type="error">
            <text:p>#DIV/0 !</text:p>
          </table:table-cell>
          <table:table-cell table:formula="of:=IF(OR([.H466]&lt;[.H$549];[.H466]&gt;[.H$550]);&quot;&quot;;[.H466])" office:value-type="float" office:value="0.000117010485597349" calcext:value-type="float">
            <text:p>0,0001170105</text:p>
          </table:table-cell>
          <table:table-cell table:formula="of:=IF(OR([.I466]&lt;[.I$549];[.I466]&gt;[.I$550]);&quot;&quot;;[.I466])" office:value-type="float" office:value="0.0147568106425106" calcext:value-type="float">
            <text:p>0,0147568106</text:p>
          </table:table-cell>
          <table:table-cell table:formula="of:=IF(OR([.J466]&lt;[.J$549];[.J466]&gt;[.J$550]);&quot;&quot;;[.J466])" office:value-type="string" office:string-value="" calcext:value-type="error">
            <text:p>#DIV/0 !</text:p>
          </table:table-cell>
          <table:table-cell table:formula="of:=IF(OR([.K466]&lt;[.K$549];[.K466]&gt;[.K$550]);&quot;&quot;;[.K466])" office:value-type="string" office:string-value="" calcext:value-type="error">
            <text:p>#DIV/0 !</text:p>
          </table:table-cell>
          <table:table-cell table:formula="of:=IF(OR([.L466]&lt;[.L$549];[.L466]&gt;[.L$550]);&quot;&quot;;[.L466])" office:value-type="string" office:string-value="" calcext:value-type="error">
            <text:p>#DIV/0 !</text:p>
          </table:table-cell>
          <table:table-cell table:formula="of:=IF(OR([.M466]&lt;[.M$549];[.M466]&gt;[.M$550]);&quot;&quot;;[.M466])" office:value-type="float" office:value="0.000211703364212857" calcext:value-type="float">
            <text:p>0,0002117034</text:p>
          </table:table-cell>
          <table:table-cell table:formula="of:=IF(OR([.N466]&lt;[.N$549];[.N466]&gt;[.N$550]);&quot;&quot;;[.N466])" office:value-type="float" office:value="0.431309378057351" calcext:value-type="float">
            <text:p>0,4313093781</text:p>
          </table:table-cell>
          <table:table-cell table:formula="of:=IF(OR([.O466]&lt;[.O$549];[.O466]&gt;[.O$550]);&quot;&quot;;[.O466])">
            <text:p/>
          </table:table-cell>
          <table:table-cell table:formula="of:=IF(OR([.P466]&lt;[.P$549];[.P466]&gt;[.P$550]);&quot;&quot;;[.P466])" office:value-type="string" office:string-value="" calcext:value-type="error">
            <text:p>#DIV/0 !</text:p>
          </table:table-cell>
          <table:table-cell table:formula="of:=IF(OR([.Q466]&lt;[.Q$549];[.Q466]&gt;[.Q$550]);&quot;&quot;;[.Q466])" office:value-type="string" office:string-value="" calcext:value-type="error">
            <text:p>#DIV/0 !</text:p>
          </table:table-cell>
          <table:table-cell table:formula="of:=IF(OR([.R466]&lt;[.R$549];[.R466]&gt;[.R$550]);&quot;&quot;;[.R466])">
            <text:p/>
          </table:table-cell>
          <table:table-cell table:formula="of:=IF(OR([.S466]&lt;[.S$549];[.S466]&gt;[.S$550]);&quot;&quot;;[.S466])" office:value-type="float" office:value="0.0148507701568937" calcext:value-type="float">
            <text:p>0,0148507702</text:p>
          </table:table-cell>
          <table:table-cell table:formula="of:=IF(OR([.T466]&lt;[.T$549];[.T466]&gt;[.T$550]);&quot;&quot;;[.T466])" office:value-type="string" office:string-value="" calcext:value-type="error">
            <text:p>#DIV/0 !</text:p>
          </table:table-cell>
          <table:table-cell table:formula="of:=IF(OR([.U466]&lt;[.U$549];[.U466]&gt;[.U$550]);&quot;&quot;;[.U466])">
            <text:p/>
          </table:table-cell>
          <table:table-cell table:formula="of:=IF(OR([.V466]&lt;[.V$549];[.V466]&gt;[.V$550]);&quot;&quot;;[.V466])">
            <text:p/>
          </table:table-cell>
          <table:table-cell table:number-columns-repeated="1002"/>
        </table:table-row>
        <table:table-row table:style-name="ro1">
          <table:table-cell office:value-type="float" office:value="116.7" calcext:value-type="float">
            <text:p>116,7</text:p>
          </table:table-cell>
          <table:table-cell table:formula="of:=IF(OR([.B467]&lt;[.B$549];[.B467]&gt;[.B$550]);&quot;&quot;;[.B467])" office:value-type="string" office:string-value="" calcext:value-type="error">
            <text:p>#DIV/0 !</text:p>
          </table:table-cell>
          <table:table-cell table:formula="of:=IF(OR([.C467]&lt;[.C$549];[.C467]&gt;[.C$550]);&quot;&quot;;[.C467])" office:value-type="float" office:value="0.000394913739442525" calcext:value-type="float">
            <text:p>0,0003949137</text:p>
          </table:table-cell>
          <table:table-cell table:formula="of:=IF(OR([.D467]&lt;[.D$549];[.D467]&gt;[.D$550]);&quot;&quot;;[.D467])" office:value-type="float" office:value="0.001550380067314" calcext:value-type="float">
            <text:p>0,0015503801</text:p>
          </table:table-cell>
          <table:table-cell table:formula="of:=IF(OR([.E467]&lt;[.E$549];[.E467]&gt;[.E$550]);&quot;&quot;;[.E467])" office:value-type="float" office:value="1" calcext:value-type="float">
            <text:p>1</text:p>
          </table:table-cell>
          <table:table-cell table:formula="of:=IF(OR([.F467]&lt;[.F$549];[.F467]&gt;[.F$550]);&quot;&quot;;[.F467])">
            <text:p/>
          </table:table-cell>
          <table:table-cell table:formula="of:=IF(OR([.G467]&lt;[.G$549];[.G467]&gt;[.G$550]);&quot;&quot;;[.G467])" office:value-type="string" office:string-value="" calcext:value-type="error">
            <text:p>#DIV/0 !</text:p>
          </table:table-cell>
          <table:table-cell table:formula="of:=IF(OR([.H467]&lt;[.H$549];[.H467]&gt;[.H$550]);&quot;&quot;;[.H467])">
            <text:p/>
          </table:table-cell>
          <table:table-cell table:formula="of:=IF(OR([.I467]&lt;[.I$549];[.I467]&gt;[.I$550]);&quot;&quot;;[.I467])" office:value-type="float" office:value="0.0143583536220745" calcext:value-type="float">
            <text:p>0,0143583536</text:p>
          </table:table-cell>
          <table:table-cell table:formula="of:=IF(OR([.J467]&lt;[.J$549];[.J467]&gt;[.J$550]);&quot;&quot;;[.J467])" office:value-type="string" office:string-value="" calcext:value-type="error">
            <text:p>#DIV/0 !</text:p>
          </table:table-cell>
          <table:table-cell table:formula="of:=IF(OR([.K467]&lt;[.K$549];[.K467]&gt;[.K$550]);&quot;&quot;;[.K467])" office:value-type="string" office:string-value="" calcext:value-type="error">
            <text:p>#DIV/0 !</text:p>
          </table:table-cell>
          <table:table-cell table:formula="of:=IF(OR([.L467]&lt;[.L$549];[.L467]&gt;[.L$550]);&quot;&quot;;[.L467])" office:value-type="string" office:string-value="" calcext:value-type="error">
            <text:p>#DIV/0 !</text:p>
          </table:table-cell>
          <table:table-cell table:formula="of:=IF(OR([.M467]&lt;[.M$549];[.M467]&gt;[.M$550]);&quot;&quot;;[.M467])" office:value-type="float" office:value="0.000265569703025574" calcext:value-type="float">
            <text:p>0,0002655697</text:p>
          </table:table-cell>
          <table:table-cell table:formula="of:=IF(OR([.N467]&lt;[.N$549];[.N467]&gt;[.N$550]);&quot;&quot;;[.N467])" office:value-type="float" office:value="0.438170789699147" calcext:value-type="float">
            <text:p>0,4381707897</text:p>
          </table:table-cell>
          <table:table-cell table:formula="of:=IF(OR([.O467]&lt;[.O$549];[.O467]&gt;[.O$550]);&quot;&quot;;[.O467])" office:value-type="float" office:value="0.0000286979873262624" calcext:value-type="float">
            <text:p>0,000028698</text:p>
          </table:table-cell>
          <table:table-cell table:formula="of:=IF(OR([.P467]&lt;[.P$549];[.P467]&gt;[.P$550]);&quot;&quot;;[.P467])" office:value-type="string" office:string-value="" calcext:value-type="error">
            <text:p>#DIV/0 !</text:p>
          </table:table-cell>
          <table:table-cell table:formula="of:=IF(OR([.Q467]&lt;[.Q$549];[.Q467]&gt;[.Q$550]);&quot;&quot;;[.Q467])" office:value-type="string" office:string-value="" calcext:value-type="error">
            <text:p>#DIV/0 !</text:p>
          </table:table-cell>
          <table:table-cell table:formula="of:=IF(OR([.R467]&lt;[.R$549];[.R467]&gt;[.R$550]);&quot;&quot;;[.R467])">
            <text:p/>
          </table:table-cell>
          <table:table-cell table:formula="of:=IF(OR([.S467]&lt;[.S$549];[.S467]&gt;[.S$550]);&quot;&quot;;[.S467])" office:value-type="float" office:value="0.0144515058172439" calcext:value-type="float">
            <text:p>0,0144515058</text:p>
          </table:table-cell>
          <table:table-cell table:formula="of:=IF(OR([.T467]&lt;[.T$549];[.T467]&gt;[.T$550]);&quot;&quot;;[.T467])" office:value-type="string" office:string-value="" calcext:value-type="error">
            <text:p>#DIV/0 !</text:p>
          </table:table-cell>
          <table:table-cell table:formula="of:=IF(OR([.U467]&lt;[.U$549];[.U467]&gt;[.U$550]);&quot;&quot;;[.U467])">
            <text:p/>
          </table:table-cell>
          <table:table-cell table:formula="of:=IF(OR([.V467]&lt;[.V$549];[.V467]&gt;[.V$550]);&quot;&quot;;[.V467])" office:value-type="float" office:value="0.00000470941330482255" calcext:value-type="float">
            <text:p>4,70941330482255E-006</text:p>
          </table:table-cell>
          <table:table-cell table:number-columns-repeated="1002"/>
        </table:table-row>
        <table:table-row table:style-name="ro1">
          <table:table-cell office:value-type="float" office:value="118.4" calcext:value-type="float">
            <text:p>118,4</text:p>
          </table:table-cell>
          <table:table-cell table:formula="of:=IF(OR([.B468]&lt;[.B$549];[.B468]&gt;[.B$550]);&quot;&quot;;[.B468])" office:value-type="string" office:string-value="" calcext:value-type="error">
            <text:p>#DIV/0 !</text:p>
          </table:table-cell>
          <table:table-cell table:formula="of:=IF(OR([.C468]&lt;[.C$549];[.C468]&gt;[.C$550]);&quot;&quot;;[.C468])" office:value-type="float" office:value="0.000275776046951649" calcext:value-type="float">
            <text:p>0,000275776</text:p>
          </table:table-cell>
          <table:table-cell table:formula="of:=IF(OR([.D468]&lt;[.D$549];[.D468]&gt;[.D$550]);&quot;&quot;;[.D468])">
            <text:p/>
          </table:table-cell>
          <table:table-cell table:formula="of:=IF(OR([.E468]&lt;[.E$549];[.E468]&gt;[.E$550]);&quot;&quot;;[.E468])" office:value-type="float" office:value="1" calcext:value-type="float">
            <text:p>1</text:p>
          </table:table-cell>
          <table:table-cell table:formula="of:=IF(OR([.F468]&lt;[.F$549];[.F468]&gt;[.F$550]);&quot;&quot;;[.F468])">
            <text:p/>
          </table:table-cell>
          <table:table-cell table:formula="of:=IF(OR([.G468]&lt;[.G$549];[.G468]&gt;[.G$550]);&quot;&quot;;[.G468])" office:value-type="string" office:string-value="" calcext:value-type="error">
            <text:p>#DIV/0 !</text:p>
          </table:table-cell>
          <table:table-cell table:formula="of:=IF(OR([.H468]&lt;[.H$549];[.H468]&gt;[.H$550]);&quot;&quot;;[.H468])" office:value-type="float" office:value="0.000107532884666453" calcext:value-type="float">
            <text:p>0,0001075329</text:p>
          </table:table-cell>
          <table:table-cell table:formula="of:=IF(OR([.I468]&lt;[.I$549];[.I468]&gt;[.I$550]);&quot;&quot;;[.I468])" office:value-type="float" office:value="0.0146929479273577" calcext:value-type="float">
            <text:p>0,0146929479</text:p>
          </table:table-cell>
          <table:table-cell table:formula="of:=IF(OR([.J468]&lt;[.J$549];[.J468]&gt;[.J$550]);&quot;&quot;;[.J468])" office:value-type="string" office:string-value="" calcext:value-type="error">
            <text:p>#DIV/0 !</text:p>
          </table:table-cell>
          <table:table-cell table:formula="of:=IF(OR([.K468]&lt;[.K$549];[.K468]&gt;[.K$550]);&quot;&quot;;[.K468])" office:value-type="string" office:string-value="" calcext:value-type="error">
            <text:p>#DIV/0 !</text:p>
          </table:table-cell>
          <table:table-cell table:formula="of:=IF(OR([.L468]&lt;[.L$549];[.L468]&gt;[.L$550]);&quot;&quot;;[.L468])" office:value-type="string" office:string-value="" calcext:value-type="error">
            <text:p>#DIV/0 !</text:p>
          </table:table-cell>
          <table:table-cell table:formula="of:=IF(OR([.M468]&lt;[.M$549];[.M468]&gt;[.M$550]);&quot;&quot;;[.M468])" office:value-type="float" office:value="0.000196473931395346" calcext:value-type="float">
            <text:p>0,0001964739</text:p>
          </table:table-cell>
          <table:table-cell table:formula="of:=IF(OR([.N468]&lt;[.N$549];[.N468]&gt;[.N$550]);&quot;&quot;;[.N468])" office:value-type="float" office:value="0.396564819829006" calcext:value-type="float">
            <text:p>0,3965648198</text:p>
          </table:table-cell>
          <table:table-cell table:formula="of:=IF(OR([.O468]&lt;[.O$549];[.O468]&gt;[.O$550]);&quot;&quot;;[.O468])" office:value-type="float" office:value="0.0000223390300800142" calcext:value-type="float">
            <text:p>0,000022339</text:p>
          </table:table-cell>
          <table:table-cell table:formula="of:=IF(OR([.P468]&lt;[.P$549];[.P468]&gt;[.P$550]);&quot;&quot;;[.P468])" office:value-type="string" office:string-value="" calcext:value-type="error">
            <text:p>#DIV/0 !</text:p>
          </table:table-cell>
          <table:table-cell table:formula="of:=IF(OR([.Q468]&lt;[.Q$549];[.Q468]&gt;[.Q$550]);&quot;&quot;;[.Q468])" office:value-type="string" office:string-value="" calcext:value-type="error">
            <text:p>#DIV/0 !</text:p>
          </table:table-cell>
          <table:table-cell table:formula="of:=IF(OR([.R468]&lt;[.R$549];[.R468]&gt;[.R$550]);&quot;&quot;;[.R468])" office:value-type="float" office:value="0.0000293059250094844" calcext:value-type="float">
            <text:p>2,93059250094844E-005</text:p>
          </table:table-cell>
          <table:table-cell table:formula="of:=IF(OR([.S468]&lt;[.S$549];[.S468]&gt;[.S$550]);&quot;&quot;;[.S468])" office:value-type="float" office:value="0.0135330478364935" calcext:value-type="float">
            <text:p>0,0135330478</text:p>
          </table:table-cell>
          <table:table-cell table:formula="of:=IF(OR([.T468]&lt;[.T$549];[.T468]&gt;[.T$550]);&quot;&quot;;[.T468])" office:value-type="string" office:string-value="" calcext:value-type="error">
            <text:p>#DIV/0 !</text:p>
          </table:table-cell>
          <table:table-cell table:formula="of:=IF(OR([.U468]&lt;[.U$549];[.U468]&gt;[.U$550]);&quot;&quot;;[.U468])">
            <text:p/>
          </table:table-cell>
          <table:table-cell table:formula="of:=IF(OR([.V468]&lt;[.V$549];[.V468]&gt;[.V$550]);&quot;&quot;;[.V468])">
            <text:p/>
          </table:table-cell>
          <table:table-cell table:number-columns-repeated="1002"/>
        </table:table-row>
        <table:table-row table:style-name="ro1">
          <table:table-cell office:value-type="float" office:value="120.2" calcext:value-type="float">
            <text:p>120,2</text:p>
          </table:table-cell>
          <table:table-cell table:formula="of:=IF(OR([.B469]&lt;[.B$549];[.B469]&gt;[.B$550]);&quot;&quot;;[.B469])" office:value-type="string" office:string-value="" calcext:value-type="error">
            <text:p>#DIV/0 !</text:p>
          </table:table-cell>
          <table:table-cell table:formula="of:=IF(OR([.C469]&lt;[.C$549];[.C469]&gt;[.C$550]);&quot;&quot;;[.C469])" office:value-type="float" office:value="0.000315246548553843" calcext:value-type="float">
            <text:p>0,0003152465</text:p>
          </table:table-cell>
          <table:table-cell table:formula="of:=IF(OR([.D469]&lt;[.D$549];[.D469]&gt;[.D$550]);&quot;&quot;;[.D469])">
            <text:p/>
          </table:table-cell>
          <table:table-cell table:formula="of:=IF(OR([.E469]&lt;[.E$549];[.E469]&gt;[.E$550]);&quot;&quot;;[.E469])" office:value-type="float" office:value="1" calcext:value-type="float">
            <text:p>1</text:p>
          </table:table-cell>
          <table:table-cell table:formula="of:=IF(OR([.F469]&lt;[.F$549];[.F469]&gt;[.F$550]);&quot;&quot;;[.F469])">
            <text:p/>
          </table:table-cell>
          <table:table-cell table:formula="of:=IF(OR([.G469]&lt;[.G$549];[.G469]&gt;[.G$550]);&quot;&quot;;[.G469])" office:value-type="string" office:string-value="" calcext:value-type="error">
            <text:p>#DIV/0 !</text:p>
          </table:table-cell>
          <table:table-cell table:formula="of:=IF(OR([.H469]&lt;[.H$549];[.H469]&gt;[.H$550]);&quot;&quot;;[.H469])">
            <text:p/>
          </table:table-cell>
          <table:table-cell table:formula="of:=IF(OR([.I469]&lt;[.I$549];[.I469]&gt;[.I$550]);&quot;&quot;;[.I469])" office:value-type="float" office:value="0.0127159995080732" calcext:value-type="float">
            <text:p>0,0127159995</text:p>
          </table:table-cell>
          <table:table-cell table:formula="of:=IF(OR([.J469]&lt;[.J$549];[.J469]&gt;[.J$550]);&quot;&quot;;[.J469])" office:value-type="string" office:string-value="" calcext:value-type="error">
            <text:p>#DIV/0 !</text:p>
          </table:table-cell>
          <table:table-cell table:formula="of:=IF(OR([.K469]&lt;[.K$549];[.K469]&gt;[.K$550]);&quot;&quot;;[.K469])" office:value-type="string" office:string-value="" calcext:value-type="error">
            <text:p>#DIV/0 !</text:p>
          </table:table-cell>
          <table:table-cell table:formula="of:=IF(OR([.L469]&lt;[.L$549];[.L469]&gt;[.L$550]);&quot;&quot;;[.L469])" office:value-type="string" office:string-value="" calcext:value-type="error">
            <text:p>#DIV/0 !</text:p>
          </table:table-cell>
          <table:table-cell table:formula="of:=IF(OR([.M469]&lt;[.M$549];[.M469]&gt;[.M$550]);&quot;&quot;;[.M469])" office:value-type="float" office:value="0.000236533674659104" calcext:value-type="float">
            <text:p>0,0002365337</text:p>
          </table:table-cell>
          <table:table-cell table:formula="of:=IF(OR([.N469]&lt;[.N$549];[.N469]&gt;[.N$550]);&quot;&quot;;[.N469])" office:value-type="float" office:value="0.386580296635546" calcext:value-type="float">
            <text:p>0,3865802966</text:p>
          </table:table-cell>
          <table:table-cell table:formula="of:=IF(OR([.O469]&lt;[.O$549];[.O469]&gt;[.O$550]);&quot;&quot;;[.O469])" office:value-type="float" office:value="0.0000135978379036955" calcext:value-type="float">
            <text:p>1,35978379036955E-005</text:p>
          </table:table-cell>
          <table:table-cell table:formula="of:=IF(OR([.P469]&lt;[.P$549];[.P469]&gt;[.P$550]);&quot;&quot;;[.P469])" office:value-type="string" office:string-value="" calcext:value-type="error">
            <text:p>#DIV/0 !</text:p>
          </table:table-cell>
          <table:table-cell table:formula="of:=IF(OR([.Q469]&lt;[.Q$549];[.Q469]&gt;[.Q$550]);&quot;&quot;;[.Q469])" office:value-type="string" office:string-value="" calcext:value-type="error">
            <text:p>#DIV/0 !</text:p>
          </table:table-cell>
          <table:table-cell table:formula="of:=IF(OR([.R469]&lt;[.R$549];[.R469]&gt;[.R$550]);&quot;&quot;;[.R469])">
            <text:p/>
          </table:table-cell>
          <table:table-cell table:formula="of:=IF(OR([.S469]&lt;[.S$549];[.S469]&gt;[.S$550]);&quot;&quot;;[.S469])" office:value-type="float" office:value="0.0128128275647583" calcext:value-type="float">
            <text:p>0,0128128276</text:p>
          </table:table-cell>
          <table:table-cell table:formula="of:=IF(OR([.T469]&lt;[.T$549];[.T469]&gt;[.T$550]);&quot;&quot;;[.T469])" office:value-type="string" office:string-value="" calcext:value-type="error">
            <text:p>#DIV/0 !</text:p>
          </table:table-cell>
          <table:table-cell table:formula="of:=IF(OR([.U469]&lt;[.U$549];[.U469]&gt;[.U$550]);&quot;&quot;;[.U469])">
            <text:p/>
          </table:table-cell>
          <table:table-cell table:formula="of:=IF(OR([.V469]&lt;[.V$549];[.V469]&gt;[.V$550]);&quot;&quot;;[.V469])">
            <text:p/>
          </table:table-cell>
          <table:table-cell table:number-columns-repeated="1002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IF(OR([.B470]&lt;[.B$549];[.B470]&gt;[.B$550]);&quot;&quot;;[.B470])" office:value-type="string" office:string-value="" calcext:value-type="error">
            <text:p>#DIV/0 !</text:p>
          </table:table-cell>
          <table:table-cell table:formula="of:=IF(OR([.C470]&lt;[.C$549];[.C470]&gt;[.C$550]);&quot;&quot;;[.C470])" office:value-type="float" office:value="0.000366329065900828" calcext:value-type="float">
            <text:p>0,0003663291</text:p>
          </table:table-cell>
          <table:table-cell table:formula="of:=IF(OR([.D470]&lt;[.D$549];[.D470]&gt;[.D$550]);&quot;&quot;;[.D470])">
            <text:p/>
          </table:table-cell>
          <table:table-cell table:formula="of:=IF(OR([.E470]&lt;[.E$549];[.E470]&gt;[.E$550]);&quot;&quot;;[.E470])" office:value-type="float" office:value="1" calcext:value-type="float">
            <text:p>1</text:p>
          </table:table-cell>
          <table:table-cell table:formula="of:=IF(OR([.F470]&lt;[.F$549];[.F470]&gt;[.F$550]);&quot;&quot;;[.F470])">
            <text:p/>
          </table:table-cell>
          <table:table-cell table:formula="of:=IF(OR([.G470]&lt;[.G$549];[.G470]&gt;[.G$550]);&quot;&quot;;[.G470])" office:value-type="string" office:string-value="" calcext:value-type="error">
            <text:p>#DIV/0 !</text:p>
          </table:table-cell>
          <table:table-cell table:formula="of:=IF(OR([.H470]&lt;[.H$549];[.H470]&gt;[.H$550]);&quot;&quot;;[.H470])" office:value-type="float" office:value="0.000185226527483781" calcext:value-type="float">
            <text:p>0,0001852265</text:p>
          </table:table-cell>
          <table:table-cell table:formula="of:=IF(OR([.I470]&lt;[.I$549];[.I470]&gt;[.I$550]);&quot;&quot;;[.I470])" office:value-type="float" office:value="0.0143491875788603" calcext:value-type="float">
            <text:p>0,0143491876</text:p>
          </table:table-cell>
          <table:table-cell table:formula="of:=IF(OR([.J470]&lt;[.J$549];[.J470]&gt;[.J$550]);&quot;&quot;;[.J470])" office:value-type="string" office:string-value="" calcext:value-type="error">
            <text:p>#DIV/0 !</text:p>
          </table:table-cell>
          <table:table-cell table:formula="of:=IF(OR([.K470]&lt;[.K$549];[.K470]&gt;[.K$550]);&quot;&quot;;[.K470])" office:value-type="string" office:string-value="" calcext:value-type="error">
            <text:p>#DIV/0 !</text:p>
          </table:table-cell>
          <table:table-cell table:formula="of:=IF(OR([.L470]&lt;[.L$549];[.L470]&gt;[.L$550]);&quot;&quot;;[.L470])" office:value-type="string" office:string-value="" calcext:value-type="error">
            <text:p>#DIV/0 !</text:p>
          </table:table-cell>
          <table:table-cell table:formula="of:=IF(OR([.M470]&lt;[.M$549];[.M470]&gt;[.M$550]);&quot;&quot;;[.M470])" office:value-type="float" office:value="0.000327995381508758" calcext:value-type="float">
            <text:p>0,0003279954</text:p>
          </table:table-cell>
          <table:table-cell table:formula="of:=IF(OR([.N470]&lt;[.N$549];[.N470]&gt;[.N$550]);&quot;&quot;;[.N470])" office:value-type="float" office:value="0.376786096134997" calcext:value-type="float">
            <text:p>0,3767860961</text:p>
          </table:table-cell>
          <table:table-cell table:formula="of:=IF(OR([.O470]&lt;[.O$549];[.O470]&gt;[.O$550]);&quot;&quot;;[.O470])" office:value-type="float" office:value="0.0000198551542085997" calcext:value-type="float">
            <text:p>1,98551542085997E-005</text:p>
          </table:table-cell>
          <table:table-cell table:formula="of:=IF(OR([.P470]&lt;[.P$549];[.P470]&gt;[.P$550]);&quot;&quot;;[.P470])" office:value-type="string" office:string-value="" calcext:value-type="error">
            <text:p>#DIV/0 !</text:p>
          </table:table-cell>
          <table:table-cell table:formula="of:=IF(OR([.Q470]&lt;[.Q$549];[.Q470]&gt;[.Q$550]);&quot;&quot;;[.Q470])" office:value-type="string" office:string-value="" calcext:value-type="error">
            <text:p>#DIV/0 !</text:p>
          </table:table-cell>
          <table:table-cell table:formula="of:=IF(OR([.R470]&lt;[.R$549];[.R470]&gt;[.R$550]);&quot;&quot;;[.R470])">
            <text:p/>
          </table:table-cell>
          <table:table-cell table:formula="of:=IF(OR([.S470]&lt;[.S$549];[.S470]&gt;[.S$550]);&quot;&quot;;[.S470])" office:value-type="float" office:value="0.0144486574891889" calcext:value-type="float">
            <text:p>0,0144486575</text:p>
          </table:table-cell>
          <table:table-cell table:formula="of:=IF(OR([.T470]&lt;[.T$549];[.T470]&gt;[.T$550]);&quot;&quot;;[.T470])" office:value-type="string" office:string-value="" calcext:value-type="error">
            <text:p>#DIV/0 !</text:p>
          </table:table-cell>
          <table:table-cell table:formula="of:=IF(OR([.U470]&lt;[.U$549];[.U470]&gt;[.U$550]);&quot;&quot;;[.U470])">
            <text:p/>
          </table:table-cell>
          <table:table-cell table:formula="of:=IF(OR([.V470]&lt;[.V$549];[.V470]&gt;[.V$550]);&quot;&quot;;[.V470])">
            <text:p/>
          </table:table-cell>
          <table:table-cell table:number-columns-repeated="1002"/>
        </table:table-row>
        <table:table-row table:style-name="ro1">
          <table:table-cell office:value-type="float" office:value="123.7" calcext:value-type="float">
            <text:p>123,7</text:p>
          </table:table-cell>
          <table:table-cell table:formula="of:=IF(OR([.B471]&lt;[.B$549];[.B471]&gt;[.B$550]);&quot;&quot;;[.B471])" office:value-type="string" office:string-value="" calcext:value-type="error">
            <text:p>#DIV/0 !</text:p>
          </table:table-cell>
          <table:table-cell table:formula="of:=IF(OR([.C471]&lt;[.C$549];[.C471]&gt;[.C$550]);&quot;&quot;;[.C471])" office:value-type="float" office:value="0.000318310957384532" calcext:value-type="float">
            <text:p>0,000318311</text:p>
          </table:table-cell>
          <table:table-cell table:formula="of:=IF(OR([.D471]&lt;[.D$549];[.D471]&gt;[.D$550]);&quot;&quot;;[.D471])">
            <text:p/>
          </table:table-cell>
          <table:table-cell table:formula="of:=IF(OR([.E471]&lt;[.E$549];[.E471]&gt;[.E$550]);&quot;&quot;;[.E471])" office:value-type="float" office:value="1" calcext:value-type="float">
            <text:p>1</text:p>
          </table:table-cell>
          <table:table-cell table:formula="of:=IF(OR([.F471]&lt;[.F$549];[.F471]&gt;[.F$550]);&quot;&quot;;[.F471])">
            <text:p/>
          </table:table-cell>
          <table:table-cell table:formula="of:=IF(OR([.G471]&lt;[.G$549];[.G471]&gt;[.G$550]);&quot;&quot;;[.G471])" office:value-type="string" office:string-value="" calcext:value-type="error">
            <text:p>#DIV/0 !</text:p>
          </table:table-cell>
          <table:table-cell table:formula="of:=IF(OR([.H471]&lt;[.H$549];[.H471]&gt;[.H$550]);&quot;&quot;;[.H471])" office:value-type="float" office:value="0.000137669709119707" calcext:value-type="float">
            <text:p>0,0001376697</text:p>
          </table:table-cell>
          <table:table-cell table:formula="of:=IF(OR([.I471]&lt;[.I$549];[.I471]&gt;[.I$550]);&quot;&quot;;[.I471])" office:value-type="float" office:value="0.0143126384560243" calcext:value-type="float">
            <text:p>0,0143126385</text:p>
          </table:table-cell>
          <table:table-cell table:formula="of:=IF(OR([.J471]&lt;[.J$549];[.J471]&gt;[.J$550]);&quot;&quot;;[.J471])" office:value-type="string" office:string-value="" calcext:value-type="error">
            <text:p>#DIV/0 !</text:p>
          </table:table-cell>
          <table:table-cell table:formula="of:=IF(OR([.K471]&lt;[.K$549];[.K471]&gt;[.K$550]);&quot;&quot;;[.K471])" office:value-type="string" office:string-value="" calcext:value-type="error">
            <text:p>#DIV/0 !</text:p>
          </table:table-cell>
          <table:table-cell table:formula="of:=IF(OR([.L471]&lt;[.L$549];[.L471]&gt;[.L$550]);&quot;&quot;;[.L471])" office:value-type="string" office:string-value="" calcext:value-type="error">
            <text:p>#DIV/0 !</text:p>
          </table:table-cell>
          <table:table-cell table:formula="of:=IF(OR([.M471]&lt;[.M$549];[.M471]&gt;[.M$550]);&quot;&quot;;[.M471])" office:value-type="float" office:value="0.0003353282267442" calcext:value-type="float">
            <text:p>0,0003353282</text:p>
          </table:table-cell>
          <table:table-cell table:formula="of:=IF(OR([.N471]&lt;[.N$549];[.N471]&gt;[.N$550]);&quot;&quot;;[.N471])" office:value-type="float" office:value="0.368411447294113" calcext:value-type="float">
            <text:p>0,3684114473</text:p>
          </table:table-cell>
          <table:table-cell table:formula="of:=IF(OR([.O471]&lt;[.O$549];[.O471]&gt;[.O$550]);&quot;&quot;;[.O471])">
            <text:p/>
          </table:table-cell>
          <table:table-cell table:formula="of:=IF(OR([.P471]&lt;[.P$549];[.P471]&gt;[.P$550]);&quot;&quot;;[.P471])" office:value-type="string" office:string-value="" calcext:value-type="error">
            <text:p>#DIV/0 !</text:p>
          </table:table-cell>
          <table:table-cell table:formula="of:=IF(OR([.Q471]&lt;[.Q$549];[.Q471]&gt;[.Q$550]);&quot;&quot;;[.Q471])" office:value-type="string" office:string-value="" calcext:value-type="error">
            <text:p>#DIV/0 !</text:p>
          </table:table-cell>
          <table:table-cell table:formula="of:=IF(OR([.R471]&lt;[.R$549];[.R471]&gt;[.R$550]);&quot;&quot;;[.R471])" office:value-type="float" office:value="0.0000327641115412764" calcext:value-type="float">
            <text:p>3,27641115412764E-005</text:p>
          </table:table-cell>
          <table:table-cell table:formula="of:=IF(OR([.S471]&lt;[.S$549];[.S471]&gt;[.S$550]);&quot;&quot;;[.S471])" office:value-type="float" office:value="0.0118584665492123" calcext:value-type="float">
            <text:p>0,0118584665</text:p>
          </table:table-cell>
          <table:table-cell table:formula="of:=IF(OR([.T471]&lt;[.T$549];[.T471]&gt;[.T$550]);&quot;&quot;;[.T471])" office:value-type="string" office:string-value="" calcext:value-type="error">
            <text:p>#DIV/0 !</text:p>
          </table:table-cell>
          <table:table-cell table:formula="of:=IF(OR([.U471]&lt;[.U$549];[.U471]&gt;[.U$550]);&quot;&quot;;[.U471])" office:value-type="float" office:value="0.0000117360478342532" calcext:value-type="float">
            <text:p>0,000011736</text:p>
          </table:table-cell>
          <table:table-cell table:formula="of:=IF(OR([.V471]&lt;[.V$549];[.V471]&gt;[.V$550]);&quot;&quot;;[.V471])">
            <text:p/>
          </table:table-cell>
          <table:table-cell table:number-columns-repeated="1002"/>
        </table:table-row>
        <table:table-row table:style-name="ro1">
          <table:table-cell office:value-type="float" office:value="125.5" calcext:value-type="float">
            <text:p>125,5</text:p>
          </table:table-cell>
          <table:table-cell table:formula="of:=IF(OR([.B472]&lt;[.B$549];[.B472]&gt;[.B$550]);&quot;&quot;;[.B472])" office:value-type="string" office:string-value="" calcext:value-type="error">
            <text:p>#DIV/0 !</text:p>
          </table:table-cell>
          <table:table-cell table:formula="of:=IF(OR([.C472]&lt;[.C$549];[.C472]&gt;[.C$550]);&quot;&quot;;[.C472])" office:value-type="float" office:value="0.000387442996272803" calcext:value-type="float">
            <text:p>0,000387443</text:p>
          </table:table-cell>
          <table:table-cell table:formula="of:=IF(OR([.D472]&lt;[.D$549];[.D472]&gt;[.D$550]);&quot;&quot;;[.D472])" office:value-type="float" office:value="0.00157768139523137" calcext:value-type="float">
            <text:p>0,0015776814</text:p>
          </table:table-cell>
          <table:table-cell table:formula="of:=IF(OR([.E472]&lt;[.E$549];[.E472]&gt;[.E$550]);&quot;&quot;;[.E472])" office:value-type="float" office:value="1" calcext:value-type="float">
            <text:p>1</text:p>
          </table:table-cell>
          <table:table-cell table:formula="of:=IF(OR([.F472]&lt;[.F$549];[.F472]&gt;[.F$550]);&quot;&quot;;[.F472])">
            <text:p/>
          </table:table-cell>
          <table:table-cell table:formula="of:=IF(OR([.G472]&lt;[.G$549];[.G472]&gt;[.G$550]);&quot;&quot;;[.G472])" office:value-type="string" office:string-value="" calcext:value-type="error">
            <text:p>#DIV/0 !</text:p>
          </table:table-cell>
          <table:table-cell table:formula="of:=IF(OR([.H472]&lt;[.H$549];[.H472]&gt;[.H$550]);&quot;&quot;;[.H472])">
            <text:p/>
          </table:table-cell>
          <table:table-cell table:formula="of:=IF(OR([.I472]&lt;[.I$549];[.I472]&gt;[.I$550]);&quot;&quot;;[.I472])" office:value-type="float" office:value="0.0133111292879373" calcext:value-type="float">
            <text:p>0,0133111293</text:p>
          </table:table-cell>
          <table:table-cell table:formula="of:=IF(OR([.J472]&lt;[.J$549];[.J472]&gt;[.J$550]);&quot;&quot;;[.J472])" office:value-type="string" office:string-value="" calcext:value-type="error">
            <text:p>#DIV/0 !</text:p>
          </table:table-cell>
          <table:table-cell table:formula="of:=IF(OR([.K472]&lt;[.K$549];[.K472]&gt;[.K$550]);&quot;&quot;;[.K472])" office:value-type="string" office:string-value="" calcext:value-type="error">
            <text:p>#DIV/0 !</text:p>
          </table:table-cell>
          <table:table-cell table:formula="of:=IF(OR([.L472]&lt;[.L$549];[.L472]&gt;[.L$550]);&quot;&quot;;[.L472])" office:value-type="string" office:string-value="" calcext:value-type="error">
            <text:p>#DIV/0 !</text:p>
          </table:table-cell>
          <table:table-cell table:formula="of:=IF(OR([.M472]&lt;[.M$549];[.M472]&gt;[.M$550]);&quot;&quot;;[.M472])" office:value-type="float" office:value="0.00021863269840853" calcext:value-type="float">
            <text:p>0,0002186327</text:p>
          </table:table-cell>
          <table:table-cell table:formula="of:=IF(OR([.N472]&lt;[.N$549];[.N472]&gt;[.N$550]);&quot;&quot;;[.N472])" office:value-type="float" office:value="0.36240947742466" calcext:value-type="float">
            <text:p>0,3624094774</text:p>
          </table:table-cell>
          <table:table-cell table:formula="of:=IF(OR([.O472]&lt;[.O$549];[.O472]&gt;[.O$550]);&quot;&quot;;[.O472])" office:value-type="float" office:value="0.0000142272696035361" calcext:value-type="float">
            <text:p>1,42272696035361E-005</text:p>
          </table:table-cell>
          <table:table-cell table:formula="of:=IF(OR([.P472]&lt;[.P$549];[.P472]&gt;[.P$550]);&quot;&quot;;[.P472])" office:value-type="string" office:string-value="" calcext:value-type="error">
            <text:p>#DIV/0 !</text:p>
          </table:table-cell>
          <table:table-cell table:formula="of:=IF(OR([.Q472]&lt;[.Q$549];[.Q472]&gt;[.Q$550]);&quot;&quot;;[.Q472])" office:value-type="string" office:string-value="" calcext:value-type="error">
            <text:p>#DIV/0 !</text:p>
          </table:table-cell>
          <table:table-cell table:formula="of:=IF(OR([.R472]&lt;[.R$549];[.R472]&gt;[.R$550]);&quot;&quot;;[.R472])" office:value-type="float" office:value="0.0000268580897968228" calcext:value-type="float">
            <text:p>2,68580897968228E-005</text:p>
          </table:table-cell>
          <table:table-cell table:formula="of:=IF(OR([.S472]&lt;[.S$549];[.S472]&gt;[.S$550]);&quot;&quot;;[.S472])" office:value-type="float" office:value="0.0134059218412874" calcext:value-type="float">
            <text:p>0,0134059218</text:p>
          </table:table-cell>
          <table:table-cell table:formula="of:=IF(OR([.T472]&lt;[.T$549];[.T472]&gt;[.T$550]);&quot;&quot;;[.T472])" office:value-type="string" office:string-value="" calcext:value-type="error">
            <text:p>#DIV/0 !</text:p>
          </table:table-cell>
          <table:table-cell table:formula="of:=IF(OR([.U472]&lt;[.U$549];[.U472]&gt;[.U$550]);&quot;&quot;;[.U472])">
            <text:p/>
          </table:table-cell>
          <table:table-cell table:formula="of:=IF(OR([.V472]&lt;[.V$549];[.V472]&gt;[.V$550]);&quot;&quot;;[.V472])">
            <text:p/>
          </table:table-cell>
          <table:table-cell table:number-columns-repeated="1002"/>
        </table:table-row>
        <table:table-row table:style-name="ro1">
          <table:table-cell office:value-type="float" office:value="127.3" calcext:value-type="float">
            <text:p>127,3</text:p>
          </table:table-cell>
          <table:table-cell table:formula="of:=IF(OR([.B473]&lt;[.B$549];[.B473]&gt;[.B$550]);&quot;&quot;;[.B473])" office:value-type="string" office:string-value="" calcext:value-type="error">
            <text:p>#DIV/0 !</text:p>
          </table:table-cell>
          <table:table-cell table:formula="of:=IF(OR([.C473]&lt;[.C$549];[.C473]&gt;[.C$550]);&quot;&quot;;[.C473])" office:value-type="float" office:value="0.00032471056034498" calcext:value-type="float">
            <text:p>0,0003247106</text:p>
          </table:table-cell>
          <table:table-cell table:formula="of:=IF(OR([.D473]&lt;[.D$549];[.D473]&gt;[.D$550]);&quot;&quot;;[.D473])">
            <text:p/>
          </table:table-cell>
          <table:table-cell table:formula="of:=IF(OR([.E473]&lt;[.E$549];[.E473]&gt;[.E$550]);&quot;&quot;;[.E473])" office:value-type="float" office:value="1" calcext:value-type="float">
            <text:p>1</text:p>
          </table:table-cell>
          <table:table-cell table:formula="of:=IF(OR([.F473]&lt;[.F$549];[.F473]&gt;[.F$550]);&quot;&quot;;[.F473])" office:value-type="float" office:value="0.000966711814998321" calcext:value-type="float">
            <text:p>0,0009667118</text:p>
          </table:table-cell>
          <table:table-cell table:formula="of:=IF(OR([.G473]&lt;[.G$549];[.G473]&gt;[.G$550]);&quot;&quot;;[.G473])" office:value-type="string" office:string-value="" calcext:value-type="error">
            <text:p>#DIV/0 !</text:p>
          </table:table-cell>
          <table:table-cell table:formula="of:=IF(OR([.H473]&lt;[.H$549];[.H473]&gt;[.H$550]);&quot;&quot;;[.H473])" office:value-type="float" office:value="0.00012893934135654" calcext:value-type="float">
            <text:p>0,0001289393</text:p>
          </table:table-cell>
          <table:table-cell table:formula="of:=IF(OR([.I473]&lt;[.I$549];[.I473]&gt;[.I$550]);&quot;&quot;;[.I473])" office:value-type="float" office:value="0.0143861057641153" calcext:value-type="float">
            <text:p>0,0143861058</text:p>
          </table:table-cell>
          <table:table-cell table:formula="of:=IF(OR([.J473]&lt;[.J$549];[.J473]&gt;[.J$550]);&quot;&quot;;[.J473])" office:value-type="string" office:string-value="" calcext:value-type="error">
            <text:p>#DIV/0 !</text:p>
          </table:table-cell>
          <table:table-cell table:formula="of:=IF(OR([.K473]&lt;[.K$549];[.K473]&gt;[.K$550]);&quot;&quot;;[.K473])" office:value-type="string" office:string-value="" calcext:value-type="error">
            <text:p>#DIV/0 !</text:p>
          </table:table-cell>
          <table:table-cell table:formula="of:=IF(OR([.L473]&lt;[.L$549];[.L473]&gt;[.L$550]);&quot;&quot;;[.L473])" office:value-type="string" office:string-value="" calcext:value-type="error">
            <text:p>#DIV/0 !</text:p>
          </table:table-cell>
          <table:table-cell table:formula="of:=IF(OR([.M473]&lt;[.M$549];[.M473]&gt;[.M$550]);&quot;&quot;;[.M473])" office:value-type="float" office:value="0.000248341382728015" calcext:value-type="float">
            <text:p>0,0002483414</text:p>
          </table:table-cell>
          <table:table-cell table:formula="of:=IF(OR([.N473]&lt;[.N$549];[.N473]&gt;[.N$550]);&quot;&quot;;[.N473])" office:value-type="float" office:value="0.349260201608023" calcext:value-type="float">
            <text:p>0,3492602016</text:p>
          </table:table-cell>
          <table:table-cell table:formula="of:=IF(OR([.O473]&lt;[.O$549];[.O473]&gt;[.O$550]);&quot;&quot;;[.O473])">
            <text:p/>
          </table:table-cell>
          <table:table-cell table:formula="of:=IF(OR([.P473]&lt;[.P$549];[.P473]&gt;[.P$550]);&quot;&quot;;[.P473])" office:value-type="string" office:string-value="" calcext:value-type="error">
            <text:p>#DIV/0 !</text:p>
          </table:table-cell>
          <table:table-cell table:formula="of:=IF(OR([.Q473]&lt;[.Q$549];[.Q473]&gt;[.Q$550]);&quot;&quot;;[.Q473])" office:value-type="string" office:string-value="" calcext:value-type="error">
            <text:p>#DIV/0 !</text:p>
          </table:table-cell>
          <table:table-cell table:formula="of:=IF(OR([.R473]&lt;[.R$549];[.R473]&gt;[.R$550]);&quot;&quot;;[.R473])">
            <text:p/>
          </table:table-cell>
          <table:table-cell table:formula="of:=IF(OR([.S473]&lt;[.S$549];[.S473]&gt;[.S$550]);&quot;&quot;;[.S473])" office:value-type="float" office:value="0.0144858315947569" calcext:value-type="float">
            <text:p>0,0144858316</text:p>
          </table:table-cell>
          <table:table-cell table:formula="of:=IF(OR([.T473]&lt;[.T$549];[.T473]&gt;[.T$550]);&quot;&quot;;[.T473])" office:value-type="string" office:string-value="" calcext:value-type="error">
            <text:p>#DIV/0 !</text:p>
          </table:table-cell>
          <table:table-cell table:formula="of:=IF(OR([.U473]&lt;[.U$549];[.U473]&gt;[.U$550]);&quot;&quot;;[.U473])">
            <text:p/>
          </table:table-cell>
          <table:table-cell table:formula="of:=IF(OR([.V473]&lt;[.V$549];[.V473]&gt;[.V$550]);&quot;&quot;;[.V473])">
            <text:p/>
          </table:table-cell>
          <table:table-cell table:number-columns-repeated="1002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IF(OR([.B474]&lt;[.B$549];[.B474]&gt;[.B$550]);&quot;&quot;;[.B474])" office:value-type="string" office:string-value="" calcext:value-type="error">
            <text:p>#DIV/0 !</text:p>
          </table:table-cell>
          <table:table-cell table:formula="of:=IF(OR([.C474]&lt;[.C$549];[.C474]&gt;[.C$550]);&quot;&quot;;[.C474])" office:value-type="float" office:value="0.000352013507249742" calcext:value-type="float">
            <text:p>0,0003520135</text:p>
          </table:table-cell>
          <table:table-cell table:formula="of:=IF(OR([.D474]&lt;[.D$549];[.D474]&gt;[.D$550]);&quot;&quot;;[.D474])">
            <text:p/>
          </table:table-cell>
          <table:table-cell table:formula="of:=IF(OR([.E474]&lt;[.E$549];[.E474]&gt;[.E$550]);&quot;&quot;;[.E474])" office:value-type="float" office:value="1" calcext:value-type="float">
            <text:p>1</text:p>
          </table:table-cell>
          <table:table-cell table:formula="of:=IF(OR([.F474]&lt;[.F$549];[.F474]&gt;[.F$550]);&quot;&quot;;[.F474])">
            <text:p/>
          </table:table-cell>
          <table:table-cell table:formula="of:=IF(OR([.G474]&lt;[.G$549];[.G474]&gt;[.G$550]);&quot;&quot;;[.G474])" office:value-type="string" office:string-value="" calcext:value-type="error">
            <text:p>#DIV/0 !</text:p>
          </table:table-cell>
          <table:table-cell table:formula="of:=IF(OR([.H474]&lt;[.H$549];[.H474]&gt;[.H$550]);&quot;&quot;;[.H474])">
            <text:p/>
          </table:table-cell>
          <table:table-cell table:formula="of:=IF(OR([.I474]&lt;[.I$549];[.I474]&gt;[.I$550]);&quot;&quot;;[.I474])" office:value-type="float" office:value="0.0132420939240618" calcext:value-type="float">
            <text:p>0,0132420939</text:p>
          </table:table-cell>
          <table:table-cell table:formula="of:=IF(OR([.J474]&lt;[.J$549];[.J474]&gt;[.J$550]);&quot;&quot;;[.J474])" office:value-type="string" office:string-value="" calcext:value-type="error">
            <text:p>#DIV/0 !</text:p>
          </table:table-cell>
          <table:table-cell table:formula="of:=IF(OR([.K474]&lt;[.K$549];[.K474]&gt;[.K$550]);&quot;&quot;;[.K474])" office:value-type="string" office:string-value="" calcext:value-type="error">
            <text:p>#DIV/0 !</text:p>
          </table:table-cell>
          <table:table-cell table:formula="of:=IF(OR([.L474]&lt;[.L$549];[.L474]&gt;[.L$550]);&quot;&quot;;[.L474])" office:value-type="string" office:string-value="" calcext:value-type="error">
            <text:p>#DIV/0 !</text:p>
          </table:table-cell>
          <table:table-cell table:formula="of:=IF(OR([.M474]&lt;[.M$549];[.M474]&gt;[.M$550]);&quot;&quot;;[.M474])" office:value-type="float" office:value="0.000212731317074845" calcext:value-type="float">
            <text:p>0,0002127313</text:p>
          </table:table-cell>
          <table:table-cell table:formula="of:=IF(OR([.N474]&lt;[.N$549];[.N474]&gt;[.N$550]);&quot;&quot;;[.N474])" office:value-type="float" office:value="0.338236375916982" calcext:value-type="float">
            <text:p>0,3382363759</text:p>
          </table:table-cell>
          <table:table-cell table:formula="of:=IF(OR([.O474]&lt;[.O$549];[.O474]&gt;[.O$550]);&quot;&quot;;[.O474])">
            <text:p/>
          </table:table-cell>
          <table:table-cell table:formula="of:=IF(OR([.P474]&lt;[.P$549];[.P474]&gt;[.P$550]);&quot;&quot;;[.P474])" office:value-type="string" office:string-value="" calcext:value-type="error">
            <text:p>#DIV/0 !</text:p>
          </table:table-cell>
          <table:table-cell table:formula="of:=IF(OR([.Q474]&lt;[.Q$549];[.Q474]&gt;[.Q$550]);&quot;&quot;;[.Q474])" office:value-type="string" office:string-value="" calcext:value-type="error">
            <text:p>#DIV/0 !</text:p>
          </table:table-cell>
          <table:table-cell table:formula="of:=IF(OR([.R474]&lt;[.R$549];[.R474]&gt;[.R$550]);&quot;&quot;;[.R474])" office:value-type="float" office:value="0.000031486284947333" calcext:value-type="float">
            <text:p>3,1486284947333E-005</text:p>
          </table:table-cell>
          <table:table-cell table:formula="of:=IF(OR([.S474]&lt;[.S$549];[.S474]&gt;[.S$550]);&quot;&quot;;[.S474])" office:value-type="float" office:value="0.0152828414138894" calcext:value-type="float">
            <text:p>0,0152828414</text:p>
          </table:table-cell>
          <table:table-cell table:formula="of:=IF(OR([.T474]&lt;[.T$549];[.T474]&gt;[.T$550]);&quot;&quot;;[.T474])" office:value-type="string" office:string-value="" calcext:value-type="error">
            <text:p>#DIV/0 !</text:p>
          </table:table-cell>
          <table:table-cell table:formula="of:=IF(OR([.U474]&lt;[.U$549];[.U474]&gt;[.U$550]);&quot;&quot;;[.U474])">
            <text:p/>
          </table:table-cell>
          <table:table-cell table:formula="of:=IF(OR([.V474]&lt;[.V$549];[.V474]&gt;[.V$550]);&quot;&quot;;[.V474])">
            <text:p/>
          </table:table-cell>
          <table:table-cell table:number-columns-repeated="1002"/>
        </table:table-row>
        <table:table-row table:style-name="ro1">
          <table:table-cell office:value-type="float" office:value="130.8" calcext:value-type="float">
            <text:p>130,8</text:p>
          </table:table-cell>
          <table:table-cell table:formula="of:=IF(OR([.B475]&lt;[.B$549];[.B475]&gt;[.B$550]);&quot;&quot;;[.B475])" office:value-type="string" office:string-value="" calcext:value-type="error">
            <text:p>#DIV/0 !</text:p>
          </table:table-cell>
          <table:table-cell table:formula="of:=IF(OR([.C475]&lt;[.C$549];[.C475]&gt;[.C$550]);&quot;&quot;;[.C475])" office:value-type="float" office:value="0.000366095341812019" calcext:value-type="float">
            <text:p>0,0003660953</text:p>
          </table:table-cell>
          <table:table-cell table:formula="of:=IF(OR([.D475]&lt;[.D$549];[.D475]&gt;[.D$550]);&quot;&quot;;[.D475])">
            <text:p/>
          </table:table-cell>
          <table:table-cell table:formula="of:=IF(OR([.E475]&lt;[.E$549];[.E475]&gt;[.E$550]);&quot;&quot;;[.E475])" office:value-type="float" office:value="1" calcext:value-type="float">
            <text:p>1</text:p>
          </table:table-cell>
          <table:table-cell table:formula="of:=IF(OR([.F475]&lt;[.F$549];[.F475]&gt;[.F$550]);&quot;&quot;;[.F475])">
            <text:p/>
          </table:table-cell>
          <table:table-cell table:formula="of:=IF(OR([.G475]&lt;[.G$549];[.G475]&gt;[.G$550]);&quot;&quot;;[.G475])" office:value-type="string" office:string-value="" calcext:value-type="error">
            <text:p>#DIV/0 !</text:p>
          </table:table-cell>
          <table:table-cell table:formula="of:=IF(OR([.H475]&lt;[.H$549];[.H475]&gt;[.H$550]);&quot;&quot;;[.H475])" office:value-type="float" office:value="0.000152137486712001" calcext:value-type="float">
            <text:p>0,0001521375</text:p>
          </table:table-cell>
          <table:table-cell table:formula="of:=IF(OR([.I475]&lt;[.I$549];[.I475]&gt;[.I$550]);&quot;&quot;;[.I475])" office:value-type="float" office:value="0.0149843754089757" calcext:value-type="float">
            <text:p>0,0149843754</text:p>
          </table:table-cell>
          <table:table-cell table:formula="of:=IF(OR([.J475]&lt;[.J$549];[.J475]&gt;[.J$550]);&quot;&quot;;[.J475])" office:value-type="string" office:string-value="" calcext:value-type="error">
            <text:p>#DIV/0 !</text:p>
          </table:table-cell>
          <table:table-cell table:formula="of:=IF(OR([.K475]&lt;[.K$549];[.K475]&gt;[.K$550]);&quot;&quot;;[.K475])" office:value-type="string" office:string-value="" calcext:value-type="error">
            <text:p>#DIV/0 !</text:p>
          </table:table-cell>
          <table:table-cell table:formula="of:=IF(OR([.L475]&lt;[.L$549];[.L475]&gt;[.L$550]);&quot;&quot;;[.L475])" office:value-type="string" office:string-value="" calcext:value-type="error">
            <text:p>#DIV/0 !</text:p>
          </table:table-cell>
          <table:table-cell table:formula="of:=IF(OR([.M475]&lt;[.M$549];[.M475]&gt;[.M$550]);&quot;&quot;;[.M475])" office:value-type="float" office:value="0.000285314375416266" calcext:value-type="float">
            <text:p>0,0002853144</text:p>
          </table:table-cell>
          <table:table-cell table:formula="of:=IF(OR([.N475]&lt;[.N$549];[.N475]&gt;[.N$550]);&quot;&quot;;[.N475])" office:value-type="float" office:value="0.334919444679419" calcext:value-type="float">
            <text:p>0,3349194447</text:p>
          </table:table-cell>
          <table:table-cell table:formula="of:=IF(OR([.O475]&lt;[.O$549];[.O475]&gt;[.O$550]);&quot;&quot;;[.O475])" office:value-type="float" office:value="0.0000169028586890677" calcext:value-type="float">
            <text:p>1,69028586890677E-005</text:p>
          </table:table-cell>
          <table:table-cell table:formula="of:=IF(OR([.P475]&lt;[.P$549];[.P475]&gt;[.P$550]);&quot;&quot;;[.P475])" office:value-type="string" office:string-value="" calcext:value-type="error">
            <text:p>#DIV/0 !</text:p>
          </table:table-cell>
          <table:table-cell table:formula="of:=IF(OR([.Q475]&lt;[.Q$549];[.Q475]&gt;[.Q$550]);&quot;&quot;;[.Q475])" office:value-type="string" office:string-value="" calcext:value-type="error">
            <text:p>#DIV/0 !</text:p>
          </table:table-cell>
          <table:table-cell table:formula="of:=IF(OR([.R475]&lt;[.R$549];[.R475]&gt;[.R$550]);&quot;&quot;;[.R475])">
            <text:p/>
          </table:table-cell>
          <table:table-cell table:formula="of:=IF(OR([.S475]&lt;[.S$549];[.S475]&gt;[.S$550]);&quot;&quot;;[.S475])" office:value-type="float" office:value="0.0144330658907179" calcext:value-type="float">
            <text:p>0,0144330659</text:p>
          </table:table-cell>
          <table:table-cell table:formula="of:=IF(OR([.T475]&lt;[.T$549];[.T475]&gt;[.T$550]);&quot;&quot;;[.T475])" office:value-type="string" office:string-value="" calcext:value-type="error">
            <text:p>#DIV/0 !</text:p>
          </table:table-cell>
          <table:table-cell table:formula="of:=IF(OR([.U475]&lt;[.U$549];[.U475]&gt;[.U$550]);&quot;&quot;;[.U475])">
            <text:p/>
          </table:table-cell>
          <table:table-cell table:formula="of:=IF(OR([.V475]&lt;[.V$549];[.V475]&gt;[.V$550]);&quot;&quot;;[.V475])">
            <text:p/>
          </table:table-cell>
          <table:table-cell table:number-columns-repeated="1002"/>
        </table:table-row>
        <table:table-row table:style-name="ro1">
          <table:table-cell office:value-type="float" office:value="132.6" calcext:value-type="float">
            <text:p>132,6</text:p>
          </table:table-cell>
          <table:table-cell table:formula="of:=IF(OR([.B476]&lt;[.B$549];[.B476]&gt;[.B$550]);&quot;&quot;;[.B476])" office:value-type="string" office:string-value="" calcext:value-type="error">
            <text:p>#DIV/0 !</text:p>
          </table:table-cell>
          <table:table-cell table:formula="of:=IF(OR([.C476]&lt;[.C$549];[.C476]&gt;[.C$550]);&quot;&quot;;[.C476])" office:value-type="float" office:value="0.000297685989549465" calcext:value-type="float">
            <text:p>0,000297686</text:p>
          </table:table-cell>
          <table:table-cell table:formula="of:=IF(OR([.D476]&lt;[.D$549];[.D476]&gt;[.D$550]);&quot;&quot;;[.D476])">
            <text:p/>
          </table:table-cell>
          <table:table-cell table:formula="of:=IF(OR([.E476]&lt;[.E$549];[.E476]&gt;[.E$550]);&quot;&quot;;[.E476])" office:value-type="float" office:value="1" calcext:value-type="float">
            <text:p>1</text:p>
          </table:table-cell>
          <table:table-cell table:formula="of:=IF(OR([.F476]&lt;[.F$549];[.F476]&gt;[.F$550]);&quot;&quot;;[.F476])">
            <text:p/>
          </table:table-cell>
          <table:table-cell table:formula="of:=IF(OR([.G476]&lt;[.G$549];[.G476]&gt;[.G$550]);&quot;&quot;;[.G476])" office:value-type="string" office:string-value="" calcext:value-type="error">
            <text:p>#DIV/0 !</text:p>
          </table:table-cell>
          <table:table-cell table:formula="of:=IF(OR([.H476]&lt;[.H$549];[.H476]&gt;[.H$550]);&quot;&quot;;[.H476])">
            <text:p/>
          </table:table-cell>
          <table:table-cell table:formula="of:=IF(OR([.I476]&lt;[.I$549];[.I476]&gt;[.I$550]);&quot;&quot;;[.I476])" office:value-type="float" office:value="0.0144508492437099" calcext:value-type="float">
            <text:p>0,0144508492</text:p>
          </table:table-cell>
          <table:table-cell table:formula="of:=IF(OR([.J476]&lt;[.J$549];[.J476]&gt;[.J$550]);&quot;&quot;;[.J476])" office:value-type="string" office:string-value="" calcext:value-type="error">
            <text:p>#DIV/0 !</text:p>
          </table:table-cell>
          <table:table-cell table:formula="of:=IF(OR([.K476]&lt;[.K$549];[.K476]&gt;[.K$550]);&quot;&quot;;[.K476])" office:value-type="string" office:string-value="" calcext:value-type="error">
            <text:p>#DIV/0 !</text:p>
          </table:table-cell>
          <table:table-cell table:formula="of:=IF(OR([.L476]&lt;[.L$549];[.L476]&gt;[.L$550]);&quot;&quot;;[.L476])" office:value-type="string" office:string-value="" calcext:value-type="error">
            <text:p>#DIV/0 !</text:p>
          </table:table-cell>
          <table:table-cell table:formula="of:=IF(OR([.M476]&lt;[.M$549];[.M476]&gt;[.M$550]);&quot;&quot;;[.M476])" office:value-type="float" office:value="0.000148431228902035" calcext:value-type="float">
            <text:p>0,0001484312</text:p>
          </table:table-cell>
          <table:table-cell table:formula="of:=IF(OR([.N476]&lt;[.N$549];[.N476]&gt;[.N$550]);&quot;&quot;;[.N476])" office:value-type="float" office:value="0.336138031646322" calcext:value-type="float">
            <text:p>0,3361380316</text:p>
          </table:table-cell>
          <table:table-cell table:formula="of:=IF(OR([.O476]&lt;[.O$549];[.O476]&gt;[.O$550]);&quot;&quot;;[.O476])" office:value-type="float" office:value="0.0000140711359375058" calcext:value-type="float">
            <text:p>1,40711359375058E-005</text:p>
          </table:table-cell>
          <table:table-cell table:formula="of:=IF(OR([.P476]&lt;[.P$549];[.P476]&gt;[.P$550]);&quot;&quot;;[.P476])" office:value-type="string" office:string-value="" calcext:value-type="error">
            <text:p>#DIV/0 !</text:p>
          </table:table-cell>
          <table:table-cell table:formula="of:=IF(OR([.Q476]&lt;[.Q$549];[.Q476]&gt;[.Q$550]);&quot;&quot;;[.Q476])" office:value-type="string" office:string-value="" calcext:value-type="error">
            <text:p>#DIV/0 !</text:p>
          </table:table-cell>
          <table:table-cell table:formula="of:=IF(OR([.R476]&lt;[.R$549];[.R476]&gt;[.R$550]);&quot;&quot;;[.R476])">
            <text:p/>
          </table:table-cell>
          <table:table-cell table:formula="of:=IF(OR([.S476]&lt;[.S$549];[.S476]&gt;[.S$550]);&quot;&quot;;[.S476])" office:value-type="float" office:value="0.0151939237149865" calcext:value-type="float">
            <text:p>0,0151939237</text:p>
          </table:table-cell>
          <table:table-cell table:formula="of:=IF(OR([.T476]&lt;[.T$549];[.T476]&gt;[.T$550]);&quot;&quot;;[.T476])" office:value-type="string" office:string-value="" calcext:value-type="error">
            <text:p>#DIV/0 !</text:p>
          </table:table-cell>
          <table:table-cell table:formula="of:=IF(OR([.U476]&lt;[.U$549];[.U476]&gt;[.U$550]);&quot;&quot;;[.U476])">
            <text:p/>
          </table:table-cell>
          <table:table-cell table:formula="of:=IF(OR([.V476]&lt;[.V$549];[.V476]&gt;[.V$550]);&quot;&quot;;[.V476])">
            <text:p/>
          </table:table-cell>
          <table:table-cell table:number-columns-repeated="1002"/>
        </table:table-row>
        <table:table-row table:style-name="ro1">
          <table:table-cell office:value-type="float" office:value="134.3" calcext:value-type="float">
            <text:p>134,3</text:p>
          </table:table-cell>
          <table:table-cell table:formula="of:=IF(OR([.B477]&lt;[.B$549];[.B477]&gt;[.B$550]);&quot;&quot;;[.B477])" office:value-type="string" office:string-value="" calcext:value-type="error">
            <text:p>#DIV/0 !</text:p>
          </table:table-cell>
          <table:table-cell table:formula="of:=IF(OR([.C477]&lt;[.C$549];[.C477]&gt;[.C$550]);&quot;&quot;;[.C477])" office:value-type="float" office:value="0.000274056231335534" calcext:value-type="float">
            <text:p>0,0002740562</text:p>
          </table:table-cell>
          <table:table-cell table:formula="of:=IF(OR([.D477]&lt;[.D$549];[.D477]&gt;[.D$550]);&quot;&quot;;[.D477])" office:value-type="float" office:value="0.00208012064483734" calcext:value-type="float">
            <text:p>0,0020801206</text:p>
          </table:table-cell>
          <table:table-cell table:formula="of:=IF(OR([.E477]&lt;[.E$549];[.E477]&gt;[.E$550]);&quot;&quot;;[.E477])" office:value-type="float" office:value="1" calcext:value-type="float">
            <text:p>1</text:p>
          </table:table-cell>
          <table:table-cell table:formula="of:=IF(OR([.F477]&lt;[.F$549];[.F477]&gt;[.F$550]);&quot;&quot;;[.F477])">
            <text:p/>
          </table:table-cell>
          <table:table-cell table:formula="of:=IF(OR([.G477]&lt;[.G$549];[.G477]&gt;[.G$550]);&quot;&quot;;[.G477])" office:value-type="string" office:string-value="" calcext:value-type="error">
            <text:p>#DIV/0 !</text:p>
          </table:table-cell>
          <table:table-cell table:formula="of:=IF(OR([.H477]&lt;[.H$549];[.H477]&gt;[.H$550]);&quot;&quot;;[.H477])">
            <text:p/>
          </table:table-cell>
          <table:table-cell table:formula="of:=IF(OR([.I477]&lt;[.I$549];[.I477]&gt;[.I$550]);&quot;&quot;;[.I477])" office:value-type="float" office:value="0.015371440590539" calcext:value-type="float">
            <text:p>0,0153714406</text:p>
          </table:table-cell>
          <table:table-cell table:formula="of:=IF(OR([.J477]&lt;[.J$549];[.J477]&gt;[.J$550]);&quot;&quot;;[.J477])" office:value-type="string" office:string-value="" calcext:value-type="error">
            <text:p>#DIV/0 !</text:p>
          </table:table-cell>
          <table:table-cell table:formula="of:=IF(OR([.K477]&lt;[.K$549];[.K477]&gt;[.K$550]);&quot;&quot;;[.K477])" office:value-type="string" office:string-value="" calcext:value-type="error">
            <text:p>#DIV/0 !</text:p>
          </table:table-cell>
          <table:table-cell table:formula="of:=IF(OR([.L477]&lt;[.L$549];[.L477]&gt;[.L$550]);&quot;&quot;;[.L477])" office:value-type="string" office:string-value="" calcext:value-type="error">
            <text:p>#DIV/0 !</text:p>
          </table:table-cell>
          <table:table-cell table:formula="of:=IF(OR([.M477]&lt;[.M$549];[.M477]&gt;[.M$550]);&quot;&quot;;[.M477])" office:value-type="float" office:value="0.000278279814302331" calcext:value-type="float">
            <text:p>0,0002782798</text:p>
          </table:table-cell>
          <table:table-cell table:formula="of:=IF(OR([.N477]&lt;[.N$549];[.N477]&gt;[.N$550]);&quot;&quot;;[.N477])" office:value-type="float" office:value="0.343215019109299" calcext:value-type="float">
            <text:p>0,3432150191</text:p>
          </table:table-cell>
          <table:table-cell table:formula="of:=IF(OR([.O477]&lt;[.O$549];[.O477]&gt;[.O$550]);&quot;&quot;;[.O477])" office:value-type="float" office:value="0.0000173468586136294" calcext:value-type="float">
            <text:p>1,73468586136294E-005</text:p>
          </table:table-cell>
          <table:table-cell table:formula="of:=IF(OR([.P477]&lt;[.P$549];[.P477]&gt;[.P$550]);&quot;&quot;;[.P477])" office:value-type="string" office:string-value="" calcext:value-type="error">
            <text:p>#DIV/0 !</text:p>
          </table:table-cell>
          <table:table-cell table:formula="of:=IF(OR([.Q477]&lt;[.Q$549];[.Q477]&gt;[.Q$550]);&quot;&quot;;[.Q477])" office:value-type="string" office:string-value="" calcext:value-type="error">
            <text:p>#DIV/0 !</text:p>
          </table:table-cell>
          <table:table-cell table:formula="of:=IF(OR([.R477]&lt;[.R$549];[.R477]&gt;[.R$550]);&quot;&quot;;[.R477])">
            <text:p/>
          </table:table-cell>
          <table:table-cell table:formula="of:=IF(OR([.S477]&lt;[.S$549];[.S477]&gt;[.S$550]);&quot;&quot;;[.S477])" office:value-type="float" office:value="0.0141574621720825" calcext:value-type="float">
            <text:p>0,0141574622</text:p>
          </table:table-cell>
          <table:table-cell table:formula="of:=IF(OR([.T477]&lt;[.T$549];[.T477]&gt;[.T$550]);&quot;&quot;;[.T477])" office:value-type="string" office:string-value="" calcext:value-type="error">
            <text:p>#DIV/0 !</text:p>
          </table:table-cell>
          <table:table-cell table:formula="of:=IF(OR([.U477]&lt;[.U$549];[.U477]&gt;[.U$550]);&quot;&quot;;[.U477])">
            <text:p/>
          </table:table-cell>
          <table:table-cell table:formula="of:=IF(OR([.V477]&lt;[.V$549];[.V477]&gt;[.V$550]);&quot;&quot;;[.V477])">
            <text:p/>
          </table:table-cell>
          <table:table-cell table:number-columns-repeated="1002"/>
        </table:table-row>
        <table:table-row table:style-name="ro1">
          <table:table-cell office:value-type="float" office:value="136.1" calcext:value-type="float">
            <text:p>136,1</text:p>
          </table:table-cell>
          <table:table-cell table:formula="of:=IF(OR([.B478]&lt;[.B$549];[.B478]&gt;[.B$550]);&quot;&quot;;[.B478])" office:value-type="string" office:string-value="" calcext:value-type="error">
            <text:p>#DIV/0 !</text:p>
          </table:table-cell>
          <table:table-cell table:formula="of:=IF(OR([.C478]&lt;[.C$549];[.C478]&gt;[.C$550]);&quot;&quot;;[.C478])" office:value-type="float" office:value="0.000369637233666122" calcext:value-type="float">
            <text:p>0,0003696372</text:p>
          </table:table-cell>
          <table:table-cell table:formula="of:=IF(OR([.D478]&lt;[.D$549];[.D478]&gt;[.D$550]);&quot;&quot;;[.D478])" office:value-type="float" office:value="0.00152402663429631" calcext:value-type="float">
            <text:p>0,0015240266</text:p>
          </table:table-cell>
          <table:table-cell table:formula="of:=IF(OR([.E478]&lt;[.E$549];[.E478]&gt;[.E$550]);&quot;&quot;;[.E478])" office:value-type="float" office:value="1" calcext:value-type="float">
            <text:p>1</text:p>
          </table:table-cell>
          <table:table-cell table:formula="of:=IF(OR([.F478]&lt;[.F$549];[.F478]&gt;[.F$550]);&quot;&quot;;[.F478])">
            <text:p/>
          </table:table-cell>
          <table:table-cell table:formula="of:=IF(OR([.G478]&lt;[.G$549];[.G478]&gt;[.G$550]);&quot;&quot;;[.G478])" office:value-type="string" office:string-value="" calcext:value-type="error">
            <text:p>#DIV/0 !</text:p>
          </table:table-cell>
          <table:table-cell table:formula="of:=IF(OR([.H478]&lt;[.H$549];[.H478]&gt;[.H$550]);&quot;&quot;;[.H478])" office:value-type="float" office:value="0.000177611278126936" calcext:value-type="float">
            <text:p>0,0001776113</text:p>
          </table:table-cell>
          <table:table-cell table:formula="of:=IF(OR([.I478]&lt;[.I$549];[.I478]&gt;[.I$550]);&quot;&quot;;[.I478])" office:value-type="float" office:value="0.0153764390402193" calcext:value-type="float">
            <text:p>0,015376439</text:p>
          </table:table-cell>
          <table:table-cell table:formula="of:=IF(OR([.J478]&lt;[.J$549];[.J478]&gt;[.J$550]);&quot;&quot;;[.J478])" office:value-type="string" office:string-value="" calcext:value-type="error">
            <text:p>#DIV/0 !</text:p>
          </table:table-cell>
          <table:table-cell table:formula="of:=IF(OR([.K478]&lt;[.K$549];[.K478]&gt;[.K$550]);&quot;&quot;;[.K478])" office:value-type="string" office:string-value="" calcext:value-type="error">
            <text:p>#DIV/0 !</text:p>
          </table:table-cell>
          <table:table-cell table:formula="of:=IF(OR([.L478]&lt;[.L$549];[.L478]&gt;[.L$550]);&quot;&quot;;[.L478])" office:value-type="string" office:string-value="" calcext:value-type="error">
            <text:p>#DIV/0 !</text:p>
          </table:table-cell>
          <table:table-cell table:formula="of:=IF(OR([.M478]&lt;[.M$549];[.M478]&gt;[.M$550]);&quot;&quot;;[.M478])" office:value-type="float" office:value="0.000239019771382175" calcext:value-type="float">
            <text:p>0,0002390198</text:p>
          </table:table-cell>
          <table:table-cell table:formula="of:=IF(OR([.N478]&lt;[.N$549];[.N478]&gt;[.N$550]);&quot;&quot;;[.N478])" office:value-type="float" office:value="0.33369278596955" calcext:value-type="float">
            <text:p>0,333692786</text:p>
          </table:table-cell>
          <table:table-cell table:formula="of:=IF(OR([.O478]&lt;[.O$549];[.O478]&gt;[.O$550]);&quot;&quot;;[.O478])" office:value-type="float" office:value="0.0000137434198531089" calcext:value-type="float">
            <text:p>1,37434198531089E-005</text:p>
          </table:table-cell>
          <table:table-cell table:formula="of:=IF(OR([.P478]&lt;[.P$549];[.P478]&gt;[.P$550]);&quot;&quot;;[.P478])" office:value-type="string" office:string-value="" calcext:value-type="error">
            <text:p>#DIV/0 !</text:p>
          </table:table-cell>
          <table:table-cell table:formula="of:=IF(OR([.Q478]&lt;[.Q$549];[.Q478]&gt;[.Q$550]);&quot;&quot;;[.Q478])" office:value-type="string" office:string-value="" calcext:value-type="error">
            <text:p>#DIV/0 !</text:p>
          </table:table-cell>
          <table:table-cell table:formula="of:=IF(OR([.R478]&lt;[.R$549];[.R478]&gt;[.R$550]);&quot;&quot;;[.R478])">
            <text:p/>
          </table:table-cell>
          <table:table-cell table:formula="of:=IF(OR([.S478]&lt;[.S$549];[.S478]&gt;[.S$550]);&quot;&quot;;[.S478])" office:value-type="float" office:value="0.0135842045041243" calcext:value-type="float">
            <text:p>0,0135842045</text:p>
          </table:table-cell>
          <table:table-cell table:formula="of:=IF(OR([.T478]&lt;[.T$549];[.T478]&gt;[.T$550]);&quot;&quot;;[.T478])" office:value-type="string" office:string-value="" calcext:value-type="error">
            <text:p>#DIV/0 !</text:p>
          </table:table-cell>
          <table:table-cell table:formula="of:=IF(OR([.U478]&lt;[.U$549];[.U478]&gt;[.U$550]);&quot;&quot;;[.U478])">
            <text:p/>
          </table:table-cell>
          <table:table-cell table:formula="of:=IF(OR([.V478]&lt;[.V$549];[.V478]&gt;[.V$550]);&quot;&quot;;[.V478])">
            <text:p/>
          </table:table-cell>
          <table:table-cell table:number-columns-repeated="1002"/>
        </table:table-row>
        <table:table-row table:style-name="ro1">
          <table:table-cell office:value-type="float" office:value="137.9" calcext:value-type="float">
            <text:p>137,9</text:p>
          </table:table-cell>
          <table:table-cell table:formula="of:=IF(OR([.B479]&lt;[.B$549];[.B479]&gt;[.B$550]);&quot;&quot;;[.B479])" office:value-type="string" office:string-value="" calcext:value-type="error">
            <text:p>#DIV/0 !</text:p>
          </table:table-cell>
          <table:table-cell table:formula="of:=IF(OR([.C479]&lt;[.C$549];[.C479]&gt;[.C$550]);&quot;&quot;;[.C479])" office:value-type="float" office:value="0.000238316561804563" calcext:value-type="float">
            <text:p>0,0002383166</text:p>
          </table:table-cell>
          <table:table-cell table:formula="of:=IF(OR([.D479]&lt;[.D$549];[.D479]&gt;[.D$550]);&quot;&quot;;[.D479])">
            <text:p/>
          </table:table-cell>
          <table:table-cell table:formula="of:=IF(OR([.E479]&lt;[.E$549];[.E479]&gt;[.E$550]);&quot;&quot;;[.E479])" office:value-type="float" office:value="1" calcext:value-type="float">
            <text:p>1</text:p>
          </table:table-cell>
          <table:table-cell table:formula="of:=IF(OR([.F479]&lt;[.F$549];[.F479]&gt;[.F$550]);&quot;&quot;;[.F479])" office:value-type="float" office:value="0.000961768960587242" calcext:value-type="float">
            <text:p>0,000961769</text:p>
          </table:table-cell>
          <table:table-cell table:formula="of:=IF(OR([.G479]&lt;[.G$549];[.G479]&gt;[.G$550]);&quot;&quot;;[.G479])" office:value-type="string" office:string-value="" calcext:value-type="error">
            <text:p>#DIV/0 !</text:p>
          </table:table-cell>
          <table:table-cell table:formula="of:=IF(OR([.H479]&lt;[.H$549];[.H479]&gt;[.H$550]);&quot;&quot;;[.H479])">
            <text:p/>
          </table:table-cell>
          <table:table-cell table:formula="of:=IF(OR([.I479]&lt;[.I$549];[.I479]&gt;[.I$550]);&quot;&quot;;[.I479])" office:value-type="float" office:value="0.0143125487585722" calcext:value-type="float">
            <text:p>0,0143125488</text:p>
          </table:table-cell>
          <table:table-cell table:formula="of:=IF(OR([.J479]&lt;[.J$549];[.J479]&gt;[.J$550]);&quot;&quot;;[.J479])" office:value-type="string" office:string-value="" calcext:value-type="error">
            <text:p>#DIV/0 !</text:p>
          </table:table-cell>
          <table:table-cell table:formula="of:=IF(OR([.K479]&lt;[.K$549];[.K479]&gt;[.K$550]);&quot;&quot;;[.K479])" office:value-type="string" office:string-value="" calcext:value-type="error">
            <text:p>#DIV/0 !</text:p>
          </table:table-cell>
          <table:table-cell table:formula="of:=IF(OR([.L479]&lt;[.L$549];[.L479]&gt;[.L$550]);&quot;&quot;;[.L479])" office:value-type="string" office:string-value="" calcext:value-type="error">
            <text:p>#DIV/0 !</text:p>
          </table:table-cell>
          <table:table-cell table:formula="of:=IF(OR([.M479]&lt;[.M$549];[.M479]&gt;[.M$550]);&quot;&quot;;[.M479])" office:value-type="float" office:value="0.00018116236703992" calcext:value-type="float">
            <text:p>0,0001811624</text:p>
          </table:table-cell>
          <table:table-cell table:formula="of:=IF(OR([.N479]&lt;[.N$549];[.N479]&gt;[.N$550]);&quot;&quot;;[.N479])" office:value-type="float" office:value="0.352557874372827" calcext:value-type="float">
            <text:p>0,3525578744</text:p>
          </table:table-cell>
          <table:table-cell table:formula="of:=IF(OR([.O479]&lt;[.O$549];[.O479]&gt;[.O$550]);&quot;&quot;;[.O479])" office:value-type="float" office:value="0.000025672443746952" calcext:value-type="float">
            <text:p>2,5672443746952E-005</text:p>
          </table:table-cell>
          <table:table-cell table:formula="of:=IF(OR([.P479]&lt;[.P$549];[.P479]&gt;[.P$550]);&quot;&quot;;[.P479])" office:value-type="string" office:string-value="" calcext:value-type="error">
            <text:p>#DIV/0 !</text:p>
          </table:table-cell>
          <table:table-cell table:formula="of:=IF(OR([.Q479]&lt;[.Q$549];[.Q479]&gt;[.Q$550]);&quot;&quot;;[.Q479])" office:value-type="string" office:string-value="" calcext:value-type="error">
            <text:p>#DIV/0 !</text:p>
          </table:table-cell>
          <table:table-cell table:formula="of:=IF(OR([.R479]&lt;[.R$549];[.R479]&gt;[.R$550]);&quot;&quot;;[.R479])">
            <text:p/>
          </table:table-cell>
          <table:table-cell table:formula="of:=IF(OR([.S479]&lt;[.S$549];[.S479]&gt;[.S$550]);&quot;&quot;;[.S479])" office:value-type="float" office:value="0.0118520313340186" calcext:value-type="float">
            <text:p>0,0118520313</text:p>
          </table:table-cell>
          <table:table-cell table:formula="of:=IF(OR([.T479]&lt;[.T$549];[.T479]&gt;[.T$550]);&quot;&quot;;[.T479])" office:value-type="string" office:string-value="" calcext:value-type="error">
            <text:p>#DIV/0 !</text:p>
          </table:table-cell>
          <table:table-cell table:formula="of:=IF(OR([.U479]&lt;[.U$549];[.U479]&gt;[.U$550]);&quot;&quot;;[.U479])">
            <text:p/>
          </table:table-cell>
          <table:table-cell table:formula="of:=IF(OR([.V479]&lt;[.V$549];[.V479]&gt;[.V$550]);&quot;&quot;;[.V479])">
            <text:p/>
          </table:table-cell>
          <table:table-cell table:number-columns-repeated="1002"/>
        </table:table-row>
        <table:table-row table:style-name="ro1">
          <table:table-cell office:value-type="float" office:value="139.6" calcext:value-type="float">
            <text:p>139,6</text:p>
          </table:table-cell>
          <table:table-cell table:formula="of:=IF(OR([.B480]&lt;[.B$549];[.B480]&gt;[.B$550]);&quot;&quot;;[.B480])" office:value-type="string" office:string-value="" calcext:value-type="error">
            <text:p>#DIV/0 !</text:p>
          </table:table-cell>
          <table:table-cell table:formula="of:=IF(OR([.C480]&lt;[.C$549];[.C480]&gt;[.C$550]);&quot;&quot;;[.C480])" office:value-type="float" office:value="0.000324357821375329" calcext:value-type="float">
            <text:p>0,0003243578</text:p>
          </table:table-cell>
          <table:table-cell table:formula="of:=IF(OR([.D480]&lt;[.D$549];[.D480]&gt;[.D$550]);&quot;&quot;;[.D480])" office:value-type="float" office:value="0.00157457000243593" calcext:value-type="float">
            <text:p>0,00157457</text:p>
          </table:table-cell>
          <table:table-cell table:formula="of:=IF(OR([.E480]&lt;[.E$549];[.E480]&gt;[.E$550]);&quot;&quot;;[.E480])" office:value-type="float" office:value="1" calcext:value-type="float">
            <text:p>1</text:p>
          </table:table-cell>
          <table:table-cell table:formula="of:=IF(OR([.F480]&lt;[.F$549];[.F480]&gt;[.F$550]);&quot;&quot;;[.F480])">
            <text:p/>
          </table:table-cell>
          <table:table-cell table:formula="of:=IF(OR([.G480]&lt;[.G$549];[.G480]&gt;[.G$550]);&quot;&quot;;[.G480])" office:value-type="string" office:string-value="" calcext:value-type="error">
            <text:p>#DIV/0 !</text:p>
          </table:table-cell>
          <table:table-cell table:formula="of:=IF(OR([.H480]&lt;[.H$549];[.H480]&gt;[.H$550]);&quot;&quot;;[.H480])" office:value-type="float" office:value="0.0000971704361199054" calcext:value-type="float">
            <text:p>9,71704361199054E-005</text:p>
          </table:table-cell>
          <table:table-cell table:formula="of:=IF(OR([.I480]&lt;[.I$549];[.I480]&gt;[.I$550]);&quot;&quot;;[.I480])" office:value-type="float" office:value="0.0145823810395435" calcext:value-type="float">
            <text:p>0,014582381</text:p>
          </table:table-cell>
          <table:table-cell table:formula="of:=IF(OR([.J480]&lt;[.J$549];[.J480]&gt;[.J$550]);&quot;&quot;;[.J480])" office:value-type="string" office:string-value="" calcext:value-type="error">
            <text:p>#DIV/0 !</text:p>
          </table:table-cell>
          <table:table-cell table:formula="of:=IF(OR([.K480]&lt;[.K$549];[.K480]&gt;[.K$550]);&quot;&quot;;[.K480])" office:value-type="string" office:string-value="" calcext:value-type="error">
            <text:p>#DIV/0 !</text:p>
          </table:table-cell>
          <table:table-cell table:formula="of:=IF(OR([.L480]&lt;[.L$549];[.L480]&gt;[.L$550]);&quot;&quot;;[.L480])" office:value-type="string" office:string-value="" calcext:value-type="error">
            <text:p>#DIV/0 !</text:p>
          </table:table-cell>
          <table:table-cell table:formula="of:=IF(OR([.M480]&lt;[.M$549];[.M480]&gt;[.M$550]);&quot;&quot;;[.M480])" office:value-type="float" office:value="0.000256512493799578" calcext:value-type="float">
            <text:p>0,0002565125</text:p>
          </table:table-cell>
          <table:table-cell table:formula="of:=IF(OR([.N480]&lt;[.N$549];[.N480]&gt;[.N$550]);&quot;&quot;;[.N480])" office:value-type="float" office:value="0.358658196148423" calcext:value-type="float">
            <text:p>0,3586581961</text:p>
          </table:table-cell>
          <table:table-cell table:formula="of:=IF(OR([.O480]&lt;[.O$549];[.O480]&gt;[.O$550]);&quot;&quot;;[.O480])">
            <text:p/>
          </table:table-cell>
          <table:table-cell table:formula="of:=IF(OR([.P480]&lt;[.P$549];[.P480]&gt;[.P$550]);&quot;&quot;;[.P480])" office:value-type="string" office:string-value="" calcext:value-type="error">
            <text:p>#DIV/0 !</text:p>
          </table:table-cell>
          <table:table-cell table:formula="of:=IF(OR([.Q480]&lt;[.Q$549];[.Q480]&gt;[.Q$550]);&quot;&quot;;[.Q480])" office:value-type="string" office:string-value="" calcext:value-type="error">
            <text:p>#DIV/0 !</text:p>
          </table:table-cell>
          <table:table-cell table:formula="of:=IF(OR([.R480]&lt;[.R$549];[.R480]&gt;[.R$550]);&quot;&quot;;[.R480])">
            <text:p/>
          </table:table-cell>
          <table:table-cell table:formula="of:=IF(OR([.S480]&lt;[.S$549];[.S480]&gt;[.S$550]);&quot;&quot;;[.S480])" office:value-type="float" office:value="0.012730732106327" calcext:value-type="float">
            <text:p>0,0127307321</text:p>
          </table:table-cell>
          <table:table-cell table:formula="of:=IF(OR([.T480]&lt;[.T$549];[.T480]&gt;[.T$550]);&quot;&quot;;[.T480])" office:value-type="string" office:string-value="" calcext:value-type="error">
            <text:p>#DIV/0 !</text:p>
          </table:table-cell>
          <table:table-cell table:formula="of:=IF(OR([.U480]&lt;[.U$549];[.U480]&gt;[.U$550]);&quot;&quot;;[.U480])">
            <text:p/>
          </table:table-cell>
          <table:table-cell table:formula="of:=IF(OR([.V480]&lt;[.V$549];[.V480]&gt;[.V$550]);&quot;&quot;;[.V480])">
            <text:p/>
          </table:table-cell>
          <table:table-cell table:number-columns-repeated="1002"/>
        </table:table-row>
        <table:table-row table:style-name="ro1">
          <table:table-cell office:value-type="float" office:value="141.4" calcext:value-type="float">
            <text:p>141,4</text:p>
          </table:table-cell>
          <table:table-cell table:formula="of:=IF(OR([.B481]&lt;[.B$549];[.B481]&gt;[.B$550]);&quot;&quot;;[.B481])" office:value-type="string" office:string-value="" calcext:value-type="error">
            <text:p>#DIV/0 !</text:p>
          </table:table-cell>
          <table:table-cell table:formula="of:=IF(OR([.C481]&lt;[.C$549];[.C481]&gt;[.C$550]);&quot;&quot;;[.C481])" office:value-type="float" office:value="0.000360926824903193" calcext:value-type="float">
            <text:p>0,0003609268</text:p>
          </table:table-cell>
          <table:table-cell table:formula="of:=IF(OR([.D481]&lt;[.D$549];[.D481]&gt;[.D$550]);&quot;&quot;;[.D481])">
            <text:p/>
          </table:table-cell>
          <table:table-cell table:formula="of:=IF(OR([.E481]&lt;[.E$549];[.E481]&gt;[.E$550]);&quot;&quot;;[.E481])" office:value-type="float" office:value="1" calcext:value-type="float">
            <text:p>1</text:p>
          </table:table-cell>
          <table:table-cell table:formula="of:=IF(OR([.F481]&lt;[.F$549];[.F481]&gt;[.F$550]);&quot;&quot;;[.F481])">
            <text:p/>
          </table:table-cell>
          <table:table-cell table:formula="of:=IF(OR([.G481]&lt;[.G$549];[.G481]&gt;[.G$550]);&quot;&quot;;[.G481])" office:value-type="string" office:string-value="" calcext:value-type="error">
            <text:p>#DIV/0 !</text:p>
          </table:table-cell>
          <table:table-cell table:formula="of:=IF(OR([.H481]&lt;[.H$549];[.H481]&gt;[.H$550]);&quot;&quot;;[.H481])">
            <text:p/>
          </table:table-cell>
          <table:table-cell table:formula="of:=IF(OR([.I481]&lt;[.I$549];[.I481]&gt;[.I$550]);&quot;&quot;;[.I481])" office:value-type="float" office:value="0.0149587255523439" calcext:value-type="float">
            <text:p>0,0149587256</text:p>
          </table:table-cell>
          <table:table-cell table:formula="of:=IF(OR([.J481]&lt;[.J$549];[.J481]&gt;[.J$550]);&quot;&quot;;[.J481])" office:value-type="string" office:string-value="" calcext:value-type="error">
            <text:p>#DIV/0 !</text:p>
          </table:table-cell>
          <table:table-cell table:formula="of:=IF(OR([.K481]&lt;[.K$549];[.K481]&gt;[.K$550]);&quot;&quot;;[.K481])" office:value-type="string" office:string-value="" calcext:value-type="error">
            <text:p>#DIV/0 !</text:p>
          </table:table-cell>
          <table:table-cell table:formula="of:=IF(OR([.L481]&lt;[.L$549];[.L481]&gt;[.L$550]);&quot;&quot;;[.L481])" office:value-type="string" office:string-value="" calcext:value-type="error">
            <text:p>#DIV/0 !</text:p>
          </table:table-cell>
          <table:table-cell table:formula="of:=IF(OR([.M481]&lt;[.M$549];[.M481]&gt;[.M$550]);&quot;&quot;;[.M481])" office:value-type="float" office:value="0.000223693719571442" calcext:value-type="float">
            <text:p>0,0002236937</text:p>
          </table:table-cell>
          <table:table-cell table:formula="of:=IF(OR([.N481]&lt;[.N$549];[.N481]&gt;[.N$550]);&quot;&quot;;[.N481])" office:value-type="float" office:value="0.350397765799011" calcext:value-type="float">
            <text:p>0,3503977658</text:p>
          </table:table-cell>
          <table:table-cell table:formula="of:=IF(OR([.O481]&lt;[.O$549];[.O481]&gt;[.O$550]);&quot;&quot;;[.O481])" office:value-type="float" office:value="0.0000139452603612404" calcext:value-type="float">
            <text:p>1,39452603612404E-005</text:p>
          </table:table-cell>
          <table:table-cell table:formula="of:=IF(OR([.P481]&lt;[.P$549];[.P481]&gt;[.P$550]);&quot;&quot;;[.P481])" office:value-type="string" office:string-value="" calcext:value-type="error">
            <text:p>#DIV/0 !</text:p>
          </table:table-cell>
          <table:table-cell table:formula="of:=IF(OR([.Q481]&lt;[.Q$549];[.Q481]&gt;[.Q$550]);&quot;&quot;;[.Q481])" office:value-type="string" office:string-value="" calcext:value-type="error">
            <text:p>#DIV/0 !</text:p>
          </table:table-cell>
          <table:table-cell table:formula="of:=IF(OR([.R481]&lt;[.R$549];[.R481]&gt;[.R$550]);&quot;&quot;;[.R481])">
            <text:p/>
          </table:table-cell>
          <table:table-cell table:formula="of:=IF(OR([.S481]&lt;[.S$549];[.S481]&gt;[.S$550]);&quot;&quot;;[.S481])" office:value-type="float" office:value="0.0124966560733576" calcext:value-type="float">
            <text:p>0,0124966561</text:p>
          </table:table-cell>
          <table:table-cell table:formula="of:=IF(OR([.T481]&lt;[.T$549];[.T481]&gt;[.T$550]);&quot;&quot;;[.T481])" office:value-type="string" office:string-value="" calcext:value-type="error">
            <text:p>#DIV/0 !</text:p>
          </table:table-cell>
          <table:table-cell table:formula="of:=IF(OR([.U481]&lt;[.U$549];[.U481]&gt;[.U$550]);&quot;&quot;;[.U481])">
            <text:p/>
          </table:table-cell>
          <table:table-cell table:formula="of:=IF(OR([.V481]&lt;[.V$549];[.V481]&gt;[.V$550]);&quot;&quot;;[.V481])">
            <text:p/>
          </table:table-cell>
          <table:table-cell table:number-columns-repeated="1002"/>
        </table:table-row>
        <table:table-row table:style-name="ro1">
          <table:table-cell office:value-type="float" office:value="143.2" calcext:value-type="float">
            <text:p>143,2</text:p>
          </table:table-cell>
          <table:table-cell table:formula="of:=IF(OR([.B482]&lt;[.B$549];[.B482]&gt;[.B$550]);&quot;&quot;;[.B482])" office:value-type="string" office:string-value="" calcext:value-type="error">
            <text:p>#DIV/0 !</text:p>
          </table:table-cell>
          <table:table-cell table:formula="of:=IF(OR([.C482]&lt;[.C$549];[.C482]&gt;[.C$550]);&quot;&quot;;[.C482])" office:value-type="float" office:value="0.000401305184684044" calcext:value-type="float">
            <text:p>0,0004013052</text:p>
          </table:table-cell>
          <table:table-cell table:formula="of:=IF(OR([.D482]&lt;[.D$549];[.D482]&gt;[.D$550]);&quot;&quot;;[.D482])">
            <text:p/>
          </table:table-cell>
          <table:table-cell table:formula="of:=IF(OR([.E482]&lt;[.E$549];[.E482]&gt;[.E$550]);&quot;&quot;;[.E482])" office:value-type="float" office:value="1" calcext:value-type="float">
            <text:p>1</text:p>
          </table:table-cell>
          <table:table-cell table:formula="of:=IF(OR([.F482]&lt;[.F$549];[.F482]&gt;[.F$550]);&quot;&quot;;[.F482])">
            <text:p/>
          </table:table-cell>
          <table:table-cell table:formula="of:=IF(OR([.G482]&lt;[.G$549];[.G482]&gt;[.G$550]);&quot;&quot;;[.G482])" office:value-type="string" office:string-value="" calcext:value-type="error">
            <text:p>#DIV/0 !</text:p>
          </table:table-cell>
          <table:table-cell table:formula="of:=IF(OR([.H482]&lt;[.H$549];[.H482]&gt;[.H$550]);&quot;&quot;;[.H482])">
            <text:p/>
          </table:table-cell>
          <table:table-cell table:formula="of:=IF(OR([.I482]&lt;[.I$549];[.I482]&gt;[.I$550]);&quot;&quot;;[.I482])" office:value-type="float" office:value="0.015421928274651" calcext:value-type="float">
            <text:p>0,0154219283</text:p>
          </table:table-cell>
          <table:table-cell table:formula="of:=IF(OR([.J482]&lt;[.J$549];[.J482]&gt;[.J$550]);&quot;&quot;;[.J482])" office:value-type="string" office:string-value="" calcext:value-type="error">
            <text:p>#DIV/0 !</text:p>
          </table:table-cell>
          <table:table-cell table:formula="of:=IF(OR([.K482]&lt;[.K$549];[.K482]&gt;[.K$550]);&quot;&quot;;[.K482])" office:value-type="string" office:string-value="" calcext:value-type="error">
            <text:p>#DIV/0 !</text:p>
          </table:table-cell>
          <table:table-cell table:formula="of:=IF(OR([.L482]&lt;[.L$549];[.L482]&gt;[.L$550]);&quot;&quot;;[.L482])" office:value-type="string" office:string-value="" calcext:value-type="error">
            <text:p>#DIV/0 !</text:p>
          </table:table-cell>
          <table:table-cell table:formula="of:=IF(OR([.M482]&lt;[.M$549];[.M482]&gt;[.M$550]);&quot;&quot;;[.M482])" office:value-type="float" office:value="0.000322924367232896" calcext:value-type="float">
            <text:p>0,0003229244</text:p>
          </table:table-cell>
          <table:table-cell table:formula="of:=IF(OR([.N482]&lt;[.N$549];[.N482]&gt;[.N$550]);&quot;&quot;;[.N482])" office:value-type="float" office:value="0.361914338265651" calcext:value-type="float">
            <text:p>0,3619143383</text:p>
          </table:table-cell>
          <table:table-cell table:formula="of:=IF(OR([.O482]&lt;[.O$549];[.O482]&gt;[.O$550]);&quot;&quot;;[.O482])">
            <text:p/>
          </table:table-cell>
          <table:table-cell table:formula="of:=IF(OR([.P482]&lt;[.P$549];[.P482]&gt;[.P$550]);&quot;&quot;;[.P482])" office:value-type="string" office:string-value="" calcext:value-type="error">
            <text:p>#DIV/0 !</text:p>
          </table:table-cell>
          <table:table-cell table:formula="of:=IF(OR([.Q482]&lt;[.Q$549];[.Q482]&gt;[.Q$550]);&quot;&quot;;[.Q482])" office:value-type="string" office:string-value="" calcext:value-type="error">
            <text:p>#DIV/0 !</text:p>
          </table:table-cell>
          <table:table-cell table:formula="of:=IF(OR([.R482]&lt;[.R$549];[.R482]&gt;[.R$550]);&quot;&quot;;[.R482])">
            <text:p/>
          </table:table-cell>
          <table:table-cell table:formula="of:=IF(OR([.S482]&lt;[.S$549];[.S482]&gt;[.S$550]);&quot;&quot;;[.S482])" office:value-type="float" office:value="0.0135470843038115" calcext:value-type="float">
            <text:p>0,0135470843</text:p>
          </table:table-cell>
          <table:table-cell table:formula="of:=IF(OR([.T482]&lt;[.T$549];[.T482]&gt;[.T$550]);&quot;&quot;;[.T482])" office:value-type="string" office:string-value="" calcext:value-type="error">
            <text:p>#DIV/0 !</text:p>
          </table:table-cell>
          <table:table-cell table:formula="of:=IF(OR([.U482]&lt;[.U$549];[.U482]&gt;[.U$550]);&quot;&quot;;[.U482])">
            <text:p/>
          </table:table-cell>
          <table:table-cell table:formula="of:=IF(OR([.V482]&lt;[.V$549];[.V482]&gt;[.V$550]);&quot;&quot;;[.V482])">
            <text:p/>
          </table:table-cell>
          <table:table-cell table:number-columns-repeated="1002"/>
        </table:table-row>
        <table:table-row table:style-name="ro1">
          <table:table-cell office:value-type="float" office:value="144.9" calcext:value-type="float">
            <text:p>144,9</text:p>
          </table:table-cell>
          <table:table-cell table:formula="of:=IF(OR([.B483]&lt;[.B$549];[.B483]&gt;[.B$550]);&quot;&quot;;[.B483])" office:value-type="string" office:string-value="" calcext:value-type="error">
            <text:p>#DIV/0 !</text:p>
          </table:table-cell>
          <table:table-cell table:formula="of:=IF(OR([.C483]&lt;[.C$549];[.C483]&gt;[.C$550]);&quot;&quot;;[.C483])" office:value-type="float" office:value="0.000361622641957875" calcext:value-type="float">
            <text:p>0,0003616226</text:p>
          </table:table-cell>
          <table:table-cell table:formula="of:=IF(OR([.D483]&lt;[.D$549];[.D483]&gt;[.D$550]);&quot;&quot;;[.D483])">
            <text:p/>
          </table:table-cell>
          <table:table-cell table:formula="of:=IF(OR([.E483]&lt;[.E$549];[.E483]&gt;[.E$550]);&quot;&quot;;[.E483])" office:value-type="float" office:value="1" calcext:value-type="float">
            <text:p>1</text:p>
          </table:table-cell>
          <table:table-cell table:formula="of:=IF(OR([.F483]&lt;[.F$549];[.F483]&gt;[.F$550]);&quot;&quot;;[.F483])" office:value-type="float" office:value="0.000964230956084166" calcext:value-type="float">
            <text:p>0,000964231</text:p>
          </table:table-cell>
          <table:table-cell table:formula="of:=IF(OR([.G483]&lt;[.G$549];[.G483]&gt;[.G$550]);&quot;&quot;;[.G483])" office:value-type="string" office:string-value="" calcext:value-type="error">
            <text:p>#DIV/0 !</text:p>
          </table:table-cell>
          <table:table-cell table:formula="of:=IF(OR([.H483]&lt;[.H$549];[.H483]&gt;[.H$550]);&quot;&quot;;[.H483])">
            <text:p/>
          </table:table-cell>
          <table:table-cell table:formula="of:=IF(OR([.I483]&lt;[.I$549];[.I483]&gt;[.I$550]);&quot;&quot;;[.I483])" office:value-type="float" office:value="0.0143555640846104" calcext:value-type="float">
            <text:p>0,0143555641</text:p>
          </table:table-cell>
          <table:table-cell table:formula="of:=IF(OR([.J483]&lt;[.J$549];[.J483]&gt;[.J$550]);&quot;&quot;;[.J483])" office:value-type="string" office:string-value="" calcext:value-type="error">
            <text:p>#DIV/0 !</text:p>
          </table:table-cell>
          <table:table-cell table:formula="of:=IF(OR([.K483]&lt;[.K$549];[.K483]&gt;[.K$550]);&quot;&quot;;[.K483])" office:value-type="string" office:string-value="" calcext:value-type="error">
            <text:p>#DIV/0 !</text:p>
          </table:table-cell>
          <table:table-cell table:formula="of:=IF(OR([.L483]&lt;[.L$549];[.L483]&gt;[.L$550]);&quot;&quot;;[.L483])" office:value-type="string" office:string-value="" calcext:value-type="error">
            <text:p>#DIV/0 !</text:p>
          </table:table-cell>
          <table:table-cell table:formula="of:=IF(OR([.M483]&lt;[.M$549];[.M483]&gt;[.M$550]);&quot;&quot;;[.M483])" office:value-type="float" office:value="0.000300886463468342" calcext:value-type="float">
            <text:p>0,0003008865</text:p>
          </table:table-cell>
          <table:table-cell table:formula="of:=IF(OR([.N483]&lt;[.N$549];[.N483]&gt;[.N$550]);&quot;&quot;;[.N483])" office:value-type="float" office:value="0.356202891075041" calcext:value-type="float">
            <text:p>0,3562028911</text:p>
          </table:table-cell>
          <table:table-cell table:formula="of:=IF(OR([.O483]&lt;[.O$549];[.O483]&gt;[.O$550]);&quot;&quot;;[.O483])" office:value-type="float" office:value="0.0000169136490853746" calcext:value-type="float">
            <text:p>1,69136490853746E-005</text:p>
          </table:table-cell>
          <table:table-cell table:formula="of:=IF(OR([.P483]&lt;[.P$549];[.P483]&gt;[.P$550]);&quot;&quot;;[.P483])" office:value-type="string" office:string-value="" calcext:value-type="error">
            <text:p>#DIV/0 !</text:p>
          </table:table-cell>
          <table:table-cell table:formula="of:=IF(OR([.Q483]&lt;[.Q$549];[.Q483]&gt;[.Q$550]);&quot;&quot;;[.Q483])" office:value-type="string" office:string-value="" calcext:value-type="error">
            <text:p>#DIV/0 !</text:p>
          </table:table-cell>
          <table:table-cell table:formula="of:=IF(OR([.R483]&lt;[.R$549];[.R483]&gt;[.R$550]);&quot;&quot;;[.R483])">
            <text:p/>
          </table:table-cell>
          <table:table-cell table:formula="of:=IF(OR([.S483]&lt;[.S$549];[.S483]&gt;[.S$550]);&quot;&quot;;[.S483])" office:value-type="float" office:value="0.0138102798041146" calcext:value-type="float">
            <text:p>0,0138102798</text:p>
          </table:table-cell>
          <table:table-cell table:formula="of:=IF(OR([.T483]&lt;[.T$549];[.T483]&gt;[.T$550]);&quot;&quot;;[.T483])" office:value-type="string" office:string-value="" calcext:value-type="error">
            <text:p>#DIV/0 !</text:p>
          </table:table-cell>
          <table:table-cell table:formula="of:=IF(OR([.U483]&lt;[.U$549];[.U483]&gt;[.U$550]);&quot;&quot;;[.U483])">
            <text:p/>
          </table:table-cell>
          <table:table-cell table:formula="of:=IF(OR([.V483]&lt;[.V$549];[.V483]&gt;[.V$550]);&quot;&quot;;[.V483])">
            <text:p/>
          </table:table-cell>
          <table:table-cell table:number-columns-repeated="1002"/>
        </table:table-row>
        <table:table-row table:style-name="ro1">
          <table:table-cell office:value-type="float" office:value="146.7" calcext:value-type="float">
            <text:p>146,7</text:p>
          </table:table-cell>
          <table:table-cell table:formula="of:=IF(OR([.B484]&lt;[.B$549];[.B484]&gt;[.B$550]);&quot;&quot;;[.B484])" office:value-type="string" office:string-value="" calcext:value-type="error">
            <text:p>#DIV/0 !</text:p>
          </table:table-cell>
          <table:table-cell table:formula="of:=IF(OR([.C484]&lt;[.C$549];[.C484]&gt;[.C$550]);&quot;&quot;;[.C484])" office:value-type="float" office:value="0.000526845437449862" calcext:value-type="float">
            <text:p>0,0005268454</text:p>
          </table:table-cell>
          <table:table-cell table:formula="of:=IF(OR([.D484]&lt;[.D$549];[.D484]&gt;[.D$550]);&quot;&quot;;[.D484])">
            <text:p/>
          </table:table-cell>
          <table:table-cell table:formula="of:=IF(OR([.E484]&lt;[.E$549];[.E484]&gt;[.E$550]);&quot;&quot;;[.E484])" office:value-type="float" office:value="1" calcext:value-type="float">
            <text:p>1</text:p>
          </table:table-cell>
          <table:table-cell table:formula="of:=IF(OR([.F484]&lt;[.F$549];[.F484]&gt;[.F$550]);&quot;&quot;;[.F484])">
            <text:p/>
          </table:table-cell>
          <table:table-cell table:formula="of:=IF(OR([.G484]&lt;[.G$549];[.G484]&gt;[.G$550]);&quot;&quot;;[.G484])" office:value-type="string" office:string-value="" calcext:value-type="error">
            <text:p>#DIV/0 !</text:p>
          </table:table-cell>
          <table:table-cell table:formula="of:=IF(OR([.H484]&lt;[.H$549];[.H484]&gt;[.H$550]);&quot;&quot;;[.H484])" office:value-type="float" office:value="0.0000973132625882387" calcext:value-type="float">
            <text:p>9,73132625882387E-005</text:p>
          </table:table-cell>
          <table:table-cell table:formula="of:=IF(OR([.I484]&lt;[.I$549];[.I484]&gt;[.I$550]);&quot;&quot;;[.I484])" office:value-type="float" office:value="0.013310956734158" calcext:value-type="float">
            <text:p>0,0133109567</text:p>
          </table:table-cell>
          <table:table-cell table:formula="of:=IF(OR([.J484]&lt;[.J$549];[.J484]&gt;[.J$550]);&quot;&quot;;[.J484])" office:value-type="string" office:string-value="" calcext:value-type="error">
            <text:p>#DIV/0 !</text:p>
          </table:table-cell>
          <table:table-cell table:formula="of:=IF(OR([.K484]&lt;[.K$549];[.K484]&gt;[.K$550]);&quot;&quot;;[.K484])" office:value-type="string" office:string-value="" calcext:value-type="error">
            <text:p>#DIV/0 !</text:p>
          </table:table-cell>
          <table:table-cell table:formula="of:=IF(OR([.L484]&lt;[.L$549];[.L484]&gt;[.L$550]);&quot;&quot;;[.L484])" office:value-type="string" office:string-value="" calcext:value-type="error">
            <text:p>#DIV/0 !</text:p>
          </table:table-cell>
          <table:table-cell table:formula="of:=IF(OR([.M484]&lt;[.M$549];[.M484]&gt;[.M$550]);&quot;&quot;;[.M484])" office:value-type="float" office:value="0.000281073289867821" calcext:value-type="float">
            <text:p>0,0002810733</text:p>
          </table:table-cell>
          <table:table-cell table:formula="of:=IF(OR([.N484]&lt;[.N$549];[.N484]&gt;[.N$550]);&quot;&quot;;[.N484])" office:value-type="float" office:value="0.378657130649833" calcext:value-type="float">
            <text:p>0,3786571306</text:p>
          </table:table-cell>
          <table:table-cell table:formula="of:=IF(OR([.O484]&lt;[.O$549];[.O484]&gt;[.O$550]);&quot;&quot;;[.O484])">
            <text:p/>
          </table:table-cell>
          <table:table-cell table:formula="of:=IF(OR([.P484]&lt;[.P$549];[.P484]&gt;[.P$550]);&quot;&quot;;[.P484])" office:value-type="string" office:string-value="" calcext:value-type="error">
            <text:p>#DIV/0 !</text:p>
          </table:table-cell>
          <table:table-cell table:formula="of:=IF(OR([.Q484]&lt;[.Q$549];[.Q484]&gt;[.Q$550]);&quot;&quot;;[.Q484])" office:value-type="string" office:string-value="" calcext:value-type="error">
            <text:p>#DIV/0 !</text:p>
          </table:table-cell>
          <table:table-cell table:formula="of:=IF(OR([.R484]&lt;[.R$549];[.R484]&gt;[.R$550]);&quot;&quot;;[.R484])">
            <text:p/>
          </table:table-cell>
          <table:table-cell table:formula="of:=IF(OR([.S484]&lt;[.S$549];[.S484]&gt;[.S$550]);&quot;&quot;;[.S484])" office:value-type="float" office:value="0.0134122415998916" calcext:value-type="float">
            <text:p>0,0134122416</text:p>
          </table:table-cell>
          <table:table-cell table:formula="of:=IF(OR([.T484]&lt;[.T$549];[.T484]&gt;[.T$550]);&quot;&quot;;[.T484])" office:value-type="string" office:string-value="" calcext:value-type="error">
            <text:p>#DIV/0 !</text:p>
          </table:table-cell>
          <table:table-cell table:formula="of:=IF(OR([.U484]&lt;[.U$549];[.U484]&gt;[.U$550]);&quot;&quot;;[.U484])">
            <text:p/>
          </table:table-cell>
          <table:table-cell table:formula="of:=IF(OR([.V484]&lt;[.V$549];[.V484]&gt;[.V$550]);&quot;&quot;;[.V484])">
            <text:p/>
          </table:table-cell>
          <table:table-cell table:number-columns-repeated="1002"/>
        </table:table-row>
        <table:table-row table:style-name="ro1">
          <table:table-cell office:value-type="float" office:value="148.5" calcext:value-type="float">
            <text:p>148,5</text:p>
          </table:table-cell>
          <table:table-cell table:formula="of:=IF(OR([.B485]&lt;[.B$549];[.B485]&gt;[.B$550]);&quot;&quot;;[.B485])" office:value-type="string" office:string-value="" calcext:value-type="error">
            <text:p>#DIV/0 !</text:p>
          </table:table-cell>
          <table:table-cell table:formula="of:=IF(OR([.C485]&lt;[.C$549];[.C485]&gt;[.C$550]);&quot;&quot;;[.C485])" office:value-type="float" office:value="0.000427875235406302" calcext:value-type="float">
            <text:p>0,0004278752</text:p>
          </table:table-cell>
          <table:table-cell table:formula="of:=IF(OR([.D485]&lt;[.D$549];[.D485]&gt;[.D$550]);&quot;&quot;;[.D485])">
            <text:p/>
          </table:table-cell>
          <table:table-cell table:formula="of:=IF(OR([.E485]&lt;[.E$549];[.E485]&gt;[.E$550]);&quot;&quot;;[.E485])" office:value-type="float" office:value="1" calcext:value-type="float">
            <text:p>1</text:p>
          </table:table-cell>
          <table:table-cell table:formula="of:=IF(OR([.F485]&lt;[.F$549];[.F485]&gt;[.F$550]);&quot;&quot;;[.F485])">
            <text:p/>
          </table:table-cell>
          <table:table-cell table:formula="of:=IF(OR([.G485]&lt;[.G$549];[.G485]&gt;[.G$550]);&quot;&quot;;[.G485])" office:value-type="string" office:string-value="" calcext:value-type="error">
            <text:p>#DIV/0 !</text:p>
          </table:table-cell>
          <table:table-cell table:formula="of:=IF(OR([.H485]&lt;[.H$549];[.H485]&gt;[.H$550]);&quot;&quot;;[.H485])" office:value-type="float" office:value="0.000126693820494914" calcext:value-type="float">
            <text:p>0,0001266938</text:p>
          </table:table-cell>
          <table:table-cell table:formula="of:=IF(OR([.I485]&lt;[.I$549];[.I485]&gt;[.I$550]);&quot;&quot;;[.I485])" office:value-type="float" office:value="0.015331089653754" calcext:value-type="float">
            <text:p>0,0153310897</text:p>
          </table:table-cell>
          <table:table-cell table:formula="of:=IF(OR([.J485]&lt;[.J$549];[.J485]&gt;[.J$550]);&quot;&quot;;[.J485])" office:value-type="string" office:string-value="" calcext:value-type="error">
            <text:p>#DIV/0 !</text:p>
          </table:table-cell>
          <table:table-cell table:formula="of:=IF(OR([.K485]&lt;[.K$549];[.K485]&gt;[.K$550]);&quot;&quot;;[.K485])" office:value-type="string" office:string-value="" calcext:value-type="error">
            <text:p>#DIV/0 !</text:p>
          </table:table-cell>
          <table:table-cell table:formula="of:=IF(OR([.L485]&lt;[.L$549];[.L485]&gt;[.L$550]);&quot;&quot;;[.L485])" office:value-type="string" office:string-value="" calcext:value-type="error">
            <text:p>#DIV/0 !</text:p>
          </table:table-cell>
          <table:table-cell table:formula="of:=IF(OR([.M485]&lt;[.M$549];[.M485]&gt;[.M$550]);&quot;&quot;;[.M485])" office:value-type="float" office:value="0.000296854579926548" calcext:value-type="float">
            <text:p>0,0002968546</text:p>
          </table:table-cell>
          <table:table-cell table:formula="of:=IF(OR([.N485]&lt;[.N$549];[.N485]&gt;[.N$550]);&quot;&quot;;[.N485])" office:value-type="float" office:value="0.380430839869602" calcext:value-type="float">
            <text:p>0,3804308399</text:p>
          </table:table-cell>
          <table:table-cell table:formula="of:=IF(OR([.O485]&lt;[.O$549];[.O485]&gt;[.O$550]);&quot;&quot;;[.O485])" office:value-type="float" office:value="0.0000233191732493132" calcext:value-type="float">
            <text:p>2,33191732493132E-005</text:p>
          </table:table-cell>
          <table:table-cell table:formula="of:=IF(OR([.P485]&lt;[.P$549];[.P485]&gt;[.P$550]);&quot;&quot;;[.P485])" office:value-type="string" office:string-value="" calcext:value-type="error">
            <text:p>#DIV/0 !</text:p>
          </table:table-cell>
          <table:table-cell table:formula="of:=IF(OR([.Q485]&lt;[.Q$549];[.Q485]&gt;[.Q$550]);&quot;&quot;;[.Q485])" office:value-type="string" office:string-value="" calcext:value-type="error">
            <text:p>#DIV/0 !</text:p>
          </table:table-cell>
          <table:table-cell table:formula="of:=IF(OR([.R485]&lt;[.R$549];[.R485]&gt;[.R$550]);&quot;&quot;;[.R485])" office:value-type="float" office:value="0.0000336006719580749" calcext:value-type="float">
            <text:p>3,36006719580749E-005</text:p>
          </table:table-cell>
          <table:table-cell table:formula="of:=IF(OR([.S485]&lt;[.S$549];[.S485]&gt;[.S$550]);&quot;&quot;;[.S485])" office:value-type="float" office:value="0.0154328394811861" calcext:value-type="float">
            <text:p>0,0154328395</text:p>
          </table:table-cell>
          <table:table-cell table:formula="of:=IF(OR([.T485]&lt;[.T$549];[.T485]&gt;[.T$550]);&quot;&quot;;[.T485])" office:value-type="string" office:string-value="" calcext:value-type="error">
            <text:p>#DIV/0 !</text:p>
          </table:table-cell>
          <table:table-cell table:formula="of:=IF(OR([.U485]&lt;[.U$549];[.U485]&gt;[.U$550]);&quot;&quot;;[.U485])">
            <text:p/>
          </table:table-cell>
          <table:table-cell table:formula="of:=IF(OR([.V485]&lt;[.V$549];[.V485]&gt;[.V$550]);&quot;&quot;;[.V485])">
            <text:p/>
          </table:table-cell>
          <table:table-cell table:number-columns-repeated="1002"/>
        </table:table-row>
        <table:table-row table:style-name="ro1">
          <table:table-cell office:value-type="float" office:value="150.2" calcext:value-type="float">
            <text:p>150,2</text:p>
          </table:table-cell>
          <table:table-cell table:formula="of:=IF(OR([.B486]&lt;[.B$549];[.B486]&gt;[.B$550]);&quot;&quot;;[.B486])" office:value-type="string" office:string-value="" calcext:value-type="error">
            <text:p>#DIV/0 !</text:p>
          </table:table-cell>
          <table:table-cell table:formula="of:=IF(OR([.C486]&lt;[.C$549];[.C486]&gt;[.C$550]);&quot;&quot;;[.C486])" office:value-type="float" office:value="0.000557667956223386" calcext:value-type="float">
            <text:p>0,000557668</text:p>
          </table:table-cell>
          <table:table-cell table:formula="of:=IF(OR([.D486]&lt;[.D$549];[.D486]&gt;[.D$550]);&quot;&quot;;[.D486])">
            <text:p/>
          </table:table-cell>
          <table:table-cell table:formula="of:=IF(OR([.E486]&lt;[.E$549];[.E486]&gt;[.E$550]);&quot;&quot;;[.E486])" office:value-type="float" office:value="1" calcext:value-type="float">
            <text:p>1</text:p>
          </table:table-cell>
          <table:table-cell table:formula="of:=IF(OR([.F486]&lt;[.F$549];[.F486]&gt;[.F$550]);&quot;&quot;;[.F486])" office:value-type="float" office:value="0.000929140472415898" calcext:value-type="float">
            <text:p>0,0009291405</text:p>
          </table:table-cell>
          <table:table-cell table:formula="of:=IF(OR([.G486]&lt;[.G$549];[.G486]&gt;[.G$550]);&quot;&quot;;[.G486])" office:value-type="string" office:string-value="" calcext:value-type="error">
            <text:p>#DIV/0 !</text:p>
          </table:table-cell>
          <table:table-cell table:formula="of:=IF(OR([.H486]&lt;[.H$549];[.H486]&gt;[.H$550]);&quot;&quot;;[.H486])" office:value-type="float" office:value="0.0001648803280042" calcext:value-type="float">
            <text:p>0,0001648803</text:p>
          </table:table-cell>
          <table:table-cell table:formula="of:=IF(OR([.I486]&lt;[.I$549];[.I486]&gt;[.I$550]);&quot;&quot;;[.I486])" office:value-type="float" office:value="0.0138269884556219" calcext:value-type="float">
            <text:p>0,0138269885</text:p>
          </table:table-cell>
          <table:table-cell table:formula="of:=IF(OR([.J486]&lt;[.J$549];[.J486]&gt;[.J$550]);&quot;&quot;;[.J486])" office:value-type="string" office:string-value="" calcext:value-type="error">
            <text:p>#DIV/0 !</text:p>
          </table:table-cell>
          <table:table-cell table:formula="of:=IF(OR([.K486]&lt;[.K$549];[.K486]&gt;[.K$550]);&quot;&quot;;[.K486])" office:value-type="string" office:string-value="" calcext:value-type="error">
            <text:p>#DIV/0 !</text:p>
          </table:table-cell>
          <table:table-cell table:formula="of:=IF(OR([.L486]&lt;[.L$549];[.L486]&gt;[.L$550]);&quot;&quot;;[.L486])" office:value-type="string" office:string-value="" calcext:value-type="error">
            <text:p>#DIV/0 !</text:p>
          </table:table-cell>
          <table:table-cell table:formula="of:=IF(OR([.M486]&lt;[.M$549];[.M486]&gt;[.M$550]);&quot;&quot;;[.M486])" office:value-type="float" office:value="0.000261410574703719" calcext:value-type="float">
            <text:p>0,0002614106</text:p>
          </table:table-cell>
          <table:table-cell table:formula="of:=IF(OR([.N486]&lt;[.N$549];[.N486]&gt;[.N$550]);&quot;&quot;;[.N486])" office:value-type="float" office:value="0.376339805017065" calcext:value-type="float">
            <text:p>0,376339805</text:p>
          </table:table-cell>
          <table:table-cell table:formula="of:=IF(OR([.O486]&lt;[.O$549];[.O486]&gt;[.O$550]);&quot;&quot;;[.O486])" office:value-type="float" office:value="0.0000134636678359971" calcext:value-type="float">
            <text:p>1,34636678359971E-005</text:p>
          </table:table-cell>
          <table:table-cell table:formula="of:=IF(OR([.P486]&lt;[.P$549];[.P486]&gt;[.P$550]);&quot;&quot;;[.P486])" office:value-type="string" office:string-value="" calcext:value-type="error">
            <text:p>#DIV/0 !</text:p>
          </table:table-cell>
          <table:table-cell table:formula="of:=IF(OR([.Q486]&lt;[.Q$549];[.Q486]&gt;[.Q$550]);&quot;&quot;;[.Q486])" office:value-type="string" office:string-value="" calcext:value-type="error">
            <text:p>#DIV/0 !</text:p>
          </table:table-cell>
          <table:table-cell table:formula="of:=IF(OR([.R486]&lt;[.R$549];[.R486]&gt;[.R$550]);&quot;&quot;;[.R486])">
            <text:p/>
          </table:table-cell>
          <table:table-cell table:formula="of:=IF(OR([.S486]&lt;[.S$549];[.S486]&gt;[.S$550]);&quot;&quot;;[.S486])" office:value-type="float" office:value="0.0133015482685134" calcext:value-type="float">
            <text:p>0,0133015483</text:p>
          </table:table-cell>
          <table:table-cell table:formula="of:=IF(OR([.T486]&lt;[.T$549];[.T486]&gt;[.T$550]);&quot;&quot;;[.T486])" office:value-type="string" office:string-value="" calcext:value-type="error">
            <text:p>#DIV/0 !</text:p>
          </table:table-cell>
          <table:table-cell table:formula="of:=IF(OR([.U486]&lt;[.U$549];[.U486]&gt;[.U$550]);&quot;&quot;;[.U486])">
            <text:p/>
          </table:table-cell>
          <table:table-cell table:formula="of:=IF(OR([.V486]&lt;[.V$549];[.V486]&gt;[.V$550]);&quot;&quot;;[.V486])">
            <text:p/>
          </table:table-cell>
          <table:table-cell table:number-columns-repeated="1002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IF(OR([.B487]&lt;[.B$549];[.B487]&gt;[.B$550]);&quot;&quot;;[.B487])" office:value-type="string" office:string-value="" calcext:value-type="error">
            <text:p>#DIV/0 !</text:p>
          </table:table-cell>
          <table:table-cell table:formula="of:=IF(OR([.C487]&lt;[.C$549];[.C487]&gt;[.C$550]);&quot;&quot;;[.C487])" office:value-type="float" office:value="0.000424311614163138" calcext:value-type="float">
            <text:p>0,0004243116</text:p>
          </table:table-cell>
          <table:table-cell table:formula="of:=IF(OR([.D487]&lt;[.D$549];[.D487]&gt;[.D$550]);&quot;&quot;;[.D487])">
            <text:p/>
          </table:table-cell>
          <table:table-cell table:formula="of:=IF(OR([.E487]&lt;[.E$549];[.E487]&gt;[.E$550]);&quot;&quot;;[.E487])" office:value-type="float" office:value="1" calcext:value-type="float">
            <text:p>1</text:p>
          </table:table-cell>
          <table:table-cell table:formula="of:=IF(OR([.F487]&lt;[.F$549];[.F487]&gt;[.F$550]);&quot;&quot;;[.F487])">
            <text:p/>
          </table:table-cell>
          <table:table-cell table:formula="of:=IF(OR([.G487]&lt;[.G$549];[.G487]&gt;[.G$550]);&quot;&quot;;[.G487])" office:value-type="string" office:string-value="" calcext:value-type="error">
            <text:p>#DIV/0 !</text:p>
          </table:table-cell>
          <table:table-cell table:formula="of:=IF(OR([.H487]&lt;[.H$549];[.H487]&gt;[.H$550]);&quot;&quot;;[.H487])">
            <text:p/>
          </table:table-cell>
          <table:table-cell table:formula="of:=IF(OR([.I487]&lt;[.I$549];[.I487]&gt;[.I$550]);&quot;&quot;;[.I487])" office:value-type="float" office:value="0.0147116281088709" calcext:value-type="float">
            <text:p>0,0147116281</text:p>
          </table:table-cell>
          <table:table-cell table:formula="of:=IF(OR([.J487]&lt;[.J$549];[.J487]&gt;[.J$550]);&quot;&quot;;[.J487])" office:value-type="string" office:string-value="" calcext:value-type="error">
            <text:p>#DIV/0 !</text:p>
          </table:table-cell>
          <table:table-cell table:formula="of:=IF(OR([.K487]&lt;[.K$549];[.K487]&gt;[.K$550]);&quot;&quot;;[.K487])" office:value-type="string" office:string-value="" calcext:value-type="error">
            <text:p>#DIV/0 !</text:p>
          </table:table-cell>
          <table:table-cell table:formula="of:=IF(OR([.L487]&lt;[.L$549];[.L487]&gt;[.L$550]);&quot;&quot;;[.L487])" office:value-type="string" office:string-value="" calcext:value-type="error">
            <text:p>#DIV/0 !</text:p>
          </table:table-cell>
          <table:table-cell table:formula="of:=IF(OR([.M487]&lt;[.M$549];[.M487]&gt;[.M$550]);&quot;&quot;;[.M487])" office:value-type="float" office:value="0.000210669455197487" calcext:value-type="float">
            <text:p>0,0002106695</text:p>
          </table:table-cell>
          <table:table-cell table:formula="of:=IF(OR([.N487]&lt;[.N$549];[.N487]&gt;[.N$550]);&quot;&quot;;[.N487])" office:value-type="float" office:value="0.386985220063199" calcext:value-type="float">
            <text:p>0,3869852201</text:p>
          </table:table-cell>
          <table:table-cell table:formula="of:=IF(OR([.O487]&lt;[.O$549];[.O487]&gt;[.O$550]);&quot;&quot;;[.O487])" office:value-type="float" office:value="0.00001948131110205" calcext:value-type="float">
            <text:p>1,948131110205E-005</text:p>
          </table:table-cell>
          <table:table-cell table:formula="of:=IF(OR([.P487]&lt;[.P$549];[.P487]&gt;[.P$550]);&quot;&quot;;[.P487])" office:value-type="string" office:string-value="" calcext:value-type="error">
            <text:p>#DIV/0 !</text:p>
          </table:table-cell>
          <table:table-cell table:formula="of:=IF(OR([.Q487]&lt;[.Q$549];[.Q487]&gt;[.Q$550]);&quot;&quot;;[.Q487])" office:value-type="string" office:string-value="" calcext:value-type="error">
            <text:p>#DIV/0 !</text:p>
          </table:table-cell>
          <table:table-cell table:formula="of:=IF(OR([.R487]&lt;[.R$549];[.R487]&gt;[.R$550]);&quot;&quot;;[.R487])">
            <text:p/>
          </table:table-cell>
          <table:table-cell table:formula="of:=IF(OR([.S487]&lt;[.S$549];[.S487]&gt;[.S$550]);&quot;&quot;;[.S487])" office:value-type="float" office:value="0.0135502533551724" calcext:value-type="float">
            <text:p>0,0135502534</text:p>
          </table:table-cell>
          <table:table-cell table:formula="of:=IF(OR([.T487]&lt;[.T$549];[.T487]&gt;[.T$550]);&quot;&quot;;[.T487])" office:value-type="string" office:string-value="" calcext:value-type="error">
            <text:p>#DIV/0 !</text:p>
          </table:table-cell>
          <table:table-cell table:formula="of:=IF(OR([.U487]&lt;[.U$549];[.U487]&gt;[.U$550]);&quot;&quot;;[.U487])">
            <text:p/>
          </table:table-cell>
          <table:table-cell table:formula="of:=IF(OR([.V487]&lt;[.V$549];[.V487]&gt;[.V$550]);&quot;&quot;;[.V487])">
            <text:p/>
          </table:table-cell>
          <table:table-cell table:number-columns-repeated="1002"/>
        </table:table-row>
        <table:table-row table:style-name="ro1">
          <table:table-cell office:value-type="float" office:value="153.8" calcext:value-type="float">
            <text:p>153,8</text:p>
          </table:table-cell>
          <table:table-cell table:formula="of:=IF(OR([.B488]&lt;[.B$549];[.B488]&gt;[.B$550]);&quot;&quot;;[.B488])" office:value-type="string" office:string-value="" calcext:value-type="error">
            <text:p>#DIV/0 !</text:p>
          </table:table-cell>
          <table:table-cell table:formula="of:=IF(OR([.C488]&lt;[.C$549];[.C488]&gt;[.C$550]);&quot;&quot;;[.C488])" office:value-type="float" office:value="0.000590223542888715" calcext:value-type="float">
            <text:p>0,0005902235</text:p>
          </table:table-cell>
          <table:table-cell table:formula="of:=IF(OR([.D488]&lt;[.D$549];[.D488]&gt;[.D$550]);&quot;&quot;;[.D488])" office:value-type="float" office:value="0.00149482545096089" calcext:value-type="float">
            <text:p>0,0014948255</text:p>
          </table:table-cell>
          <table:table-cell table:formula="of:=IF(OR([.E488]&lt;[.E$549];[.E488]&gt;[.E$550]);&quot;&quot;;[.E488])" office:value-type="float" office:value="1" calcext:value-type="float">
            <text:p>1</text:p>
          </table:table-cell>
          <table:table-cell table:formula="of:=IF(OR([.F488]&lt;[.F$549];[.F488]&gt;[.F$550]);&quot;&quot;;[.F488])">
            <text:p/>
          </table:table-cell>
          <table:table-cell table:formula="of:=IF(OR([.G488]&lt;[.G$549];[.G488]&gt;[.G$550]);&quot;&quot;;[.G488])" office:value-type="string" office:string-value="" calcext:value-type="error">
            <text:p>#DIV/0 !</text:p>
          </table:table-cell>
          <table:table-cell table:formula="of:=IF(OR([.H488]&lt;[.H$549];[.H488]&gt;[.H$550]);&quot;&quot;;[.H488])" office:value-type="float" office:value="0.000133160570249855" calcext:value-type="float">
            <text:p>0,0001331606</text:p>
          </table:table-cell>
          <table:table-cell table:formula="of:=IF(OR([.I488]&lt;[.I$549];[.I488]&gt;[.I$550]);&quot;&quot;;[.I488])" office:value-type="float" office:value="0.0138438521499816" calcext:value-type="float">
            <text:p>0,0138438521</text:p>
          </table:table-cell>
          <table:table-cell table:formula="of:=IF(OR([.J488]&lt;[.J$549];[.J488]&gt;[.J$550]);&quot;&quot;;[.J488])" office:value-type="string" office:string-value="" calcext:value-type="error">
            <text:p>#DIV/0 !</text:p>
          </table:table-cell>
          <table:table-cell table:formula="of:=IF(OR([.K488]&lt;[.K$549];[.K488]&gt;[.K$550]);&quot;&quot;;[.K488])" office:value-type="string" office:string-value="" calcext:value-type="error">
            <text:p>#DIV/0 !</text:p>
          </table:table-cell>
          <table:table-cell table:formula="of:=IF(OR([.L488]&lt;[.L$549];[.L488]&gt;[.L$550]);&quot;&quot;;[.L488])" office:value-type="string" office:string-value="" calcext:value-type="error">
            <text:p>#DIV/0 !</text:p>
          </table:table-cell>
          <table:table-cell table:formula="of:=IF(OR([.M488]&lt;[.M$549];[.M488]&gt;[.M$550]);&quot;&quot;;[.M488])" office:value-type="float" office:value="0.000334652418162128" calcext:value-type="float">
            <text:p>0,0003346524</text:p>
          </table:table-cell>
          <table:table-cell table:formula="of:=IF(OR([.N488]&lt;[.N$549];[.N488]&gt;[.N$550]);&quot;&quot;;[.N488])" office:value-type="float" office:value="0.389041873229866" calcext:value-type="float">
            <text:p>0,3890418732</text:p>
          </table:table-cell>
          <table:table-cell table:formula="of:=IF(OR([.O488]&lt;[.O$549];[.O488]&gt;[.O$550]);&quot;&quot;;[.O488])">
            <text:p/>
          </table:table-cell>
          <table:table-cell table:formula="of:=IF(OR([.P488]&lt;[.P$549];[.P488]&gt;[.P$550]);&quot;&quot;;[.P488])" office:value-type="string" office:string-value="" calcext:value-type="error">
            <text:p>#DIV/0 !</text:p>
          </table:table-cell>
          <table:table-cell table:formula="of:=IF(OR([.Q488]&lt;[.Q$549];[.Q488]&gt;[.Q$550]);&quot;&quot;;[.Q488])" office:value-type="string" office:string-value="" calcext:value-type="error">
            <text:p>#DIV/0 !</text:p>
          </table:table-cell>
          <table:table-cell table:formula="of:=IF(OR([.R488]&lt;[.R$549];[.R488]&gt;[.R$550]);&quot;&quot;;[.R488])" office:value-type="float" office:value="0.0000288530650383673" calcext:value-type="float">
            <text:p>2,88530650383673E-005</text:p>
          </table:table-cell>
          <table:table-cell table:formula="of:=IF(OR([.S488]&lt;[.S$549];[.S488]&gt;[.S$550]);&quot;&quot;;[.S488])" office:value-type="float" office:value="0.0151716323452831" calcext:value-type="float">
            <text:p>0,0151716323</text:p>
          </table:table-cell>
          <table:table-cell table:formula="of:=IF(OR([.T488]&lt;[.T$549];[.T488]&gt;[.T$550]);&quot;&quot;;[.T488])" office:value-type="string" office:string-value="" calcext:value-type="error">
            <text:p>#DIV/0 !</text:p>
          </table:table-cell>
          <table:table-cell table:formula="of:=IF(OR([.U488]&lt;[.U$549];[.U488]&gt;[.U$550]);&quot;&quot;;[.U488])">
            <text:p/>
          </table:table-cell>
          <table:table-cell table:formula="of:=IF(OR([.V488]&lt;[.V$549];[.V488]&gt;[.V$550]);&quot;&quot;;[.V488])">
            <text:p/>
          </table:table-cell>
          <table:table-cell table:number-columns-repeated="1002"/>
        </table:table-row>
        <table:table-row table:style-name="ro1">
          <table:table-cell office:value-type="float" office:value="155.6" calcext:value-type="float">
            <text:p>155,6</text:p>
          </table:table-cell>
          <table:table-cell table:formula="of:=IF(OR([.B489]&lt;[.B$549];[.B489]&gt;[.B$550]);&quot;&quot;;[.B489])" office:value-type="string" office:string-value="" calcext:value-type="error">
            <text:p>#DIV/0 !</text:p>
          </table:table-cell>
          <table:table-cell table:formula="of:=IF(OR([.C489]&lt;[.C$549];[.C489]&gt;[.C$550]);&quot;&quot;;[.C489])" office:value-type="float" office:value="0.000575571887401224" calcext:value-type="float">
            <text:p>0,0005755719</text:p>
          </table:table-cell>
          <table:table-cell table:formula="of:=IF(OR([.D489]&lt;[.D$549];[.D489]&gt;[.D$550]);&quot;&quot;;[.D489])">
            <text:p/>
          </table:table-cell>
          <table:table-cell table:formula="of:=IF(OR([.E489]&lt;[.E$549];[.E489]&gt;[.E$550]);&quot;&quot;;[.E489])" office:value-type="float" office:value="1" calcext:value-type="float">
            <text:p>1</text:p>
          </table:table-cell>
          <table:table-cell table:formula="of:=IF(OR([.F489]&lt;[.F$549];[.F489]&gt;[.F$550]);&quot;&quot;;[.F489])">
            <text:p/>
          </table:table-cell>
          <table:table-cell table:formula="of:=IF(OR([.G489]&lt;[.G$549];[.G489]&gt;[.G$550]);&quot;&quot;;[.G489])" office:value-type="string" office:string-value="" calcext:value-type="error">
            <text:p>#DIV/0 !</text:p>
          </table:table-cell>
          <table:table-cell table:formula="of:=IF(OR([.H489]&lt;[.H$549];[.H489]&gt;[.H$550]);&quot;&quot;;[.H489])">
            <text:p/>
          </table:table-cell>
          <table:table-cell table:formula="of:=IF(OR([.I489]&lt;[.I$549];[.I489]&gt;[.I$550]);&quot;&quot;;[.I489])" office:value-type="float" office:value="0.0128011067783429" calcext:value-type="float">
            <text:p>0,0128011068</text:p>
          </table:table-cell>
          <table:table-cell table:formula="of:=IF(OR([.J489]&lt;[.J$549];[.J489]&gt;[.J$550]);&quot;&quot;;[.J489])" office:value-type="string" office:string-value="" calcext:value-type="error">
            <text:p>#DIV/0 !</text:p>
          </table:table-cell>
          <table:table-cell table:formula="of:=IF(OR([.K489]&lt;[.K$549];[.K489]&gt;[.K$550]);&quot;&quot;;[.K489])" office:value-type="string" office:string-value="" calcext:value-type="error">
            <text:p>#DIV/0 !</text:p>
          </table:table-cell>
          <table:table-cell table:formula="of:=IF(OR([.L489]&lt;[.L$549];[.L489]&gt;[.L$550]);&quot;&quot;;[.L489])" office:value-type="string" office:string-value="" calcext:value-type="error">
            <text:p>#DIV/0 !</text:p>
          </table:table-cell>
          <table:table-cell table:formula="of:=IF(OR([.M489]&lt;[.M$549];[.M489]&gt;[.M$550]);&quot;&quot;;[.M489])" office:value-type="float" office:value="0.000302937486814834" calcext:value-type="float">
            <text:p>0,0003029375</text:p>
          </table:table-cell>
          <table:table-cell table:formula="of:=IF(OR([.N489]&lt;[.N$549];[.N489]&gt;[.N$550]);&quot;&quot;;[.N489])" office:value-type="float" office:value="0.380436363782569" calcext:value-type="float">
            <text:p>0,3804363638</text:p>
          </table:table-cell>
          <table:table-cell table:formula="of:=IF(OR([.O489]&lt;[.O$549];[.O489]&gt;[.O$550]);&quot;&quot;;[.O489])">
            <text:p/>
          </table:table-cell>
          <table:table-cell table:formula="of:=IF(OR([.P489]&lt;[.P$549];[.P489]&gt;[.P$550]);&quot;&quot;;[.P489])" office:value-type="string" office:string-value="" calcext:value-type="error">
            <text:p>#DIV/0 !</text:p>
          </table:table-cell>
          <table:table-cell table:formula="of:=IF(OR([.Q489]&lt;[.Q$549];[.Q489]&gt;[.Q$550]);&quot;&quot;;[.Q489])" office:value-type="string" office:string-value="" calcext:value-type="error">
            <text:p>#DIV/0 !</text:p>
          </table:table-cell>
          <table:table-cell table:formula="of:=IF(OR([.R489]&lt;[.R$549];[.R489]&gt;[.R$550]);&quot;&quot;;[.R489])" office:value-type="float" office:value="0.0000268234768164967" calcext:value-type="float">
            <text:p>2,68234768164967E-005</text:p>
          </table:table-cell>
          <table:table-cell table:formula="of:=IF(OR([.S489]&lt;[.S$549];[.S489]&gt;[.S$550]);&quot;&quot;;[.S489])" office:value-type="float" office:value="0.0140800650930286" calcext:value-type="float">
            <text:p>0,0140800651</text:p>
          </table:table-cell>
          <table:table-cell table:formula="of:=IF(OR([.T489]&lt;[.T$549];[.T489]&gt;[.T$550]);&quot;&quot;;[.T489])" office:value-type="string" office:string-value="" calcext:value-type="error">
            <text:p>#DIV/0 !</text:p>
          </table:table-cell>
          <table:table-cell table:formula="of:=IF(OR([.U489]&lt;[.U$549];[.U489]&gt;[.U$550]);&quot;&quot;;[.U489])">
            <text:p/>
          </table:table-cell>
          <table:table-cell table:formula="of:=IF(OR([.V489]&lt;[.V$549];[.V489]&gt;[.V$550]);&quot;&quot;;[.V489])">
            <text:p/>
          </table:table-cell>
          <table:table-cell table:number-columns-repeated="1002"/>
        </table:table-row>
        <table:table-row table:style-name="ro1">
          <table:table-cell office:value-type="float" office:value="157.3" calcext:value-type="float">
            <text:p>157,3</text:p>
          </table:table-cell>
          <table:table-cell table:formula="of:=IF(OR([.B490]&lt;[.B$549];[.B490]&gt;[.B$550]);&quot;&quot;;[.B490])" office:value-type="string" office:string-value="" calcext:value-type="error">
            <text:p>#DIV/0 !</text:p>
          </table:table-cell>
          <table:table-cell table:formula="of:=IF(OR([.C490]&lt;[.C$549];[.C490]&gt;[.C$550]);&quot;&quot;;[.C490])" office:value-type="float" office:value="0.000515258156904701" calcext:value-type="float">
            <text:p>0,0005152582</text:p>
          </table:table-cell>
          <table:table-cell table:formula="of:=IF(OR([.D490]&lt;[.D$549];[.D490]&gt;[.D$550]);&quot;&quot;;[.D490])" office:value-type="float" office:value="0.00147571141957133" calcext:value-type="float">
            <text:p>0,0014757114</text:p>
          </table:table-cell>
          <table:table-cell table:formula="of:=IF(OR([.E490]&lt;[.E$549];[.E490]&gt;[.E$550]);&quot;&quot;;[.E490])" office:value-type="float" office:value="1" calcext:value-type="float">
            <text:p>1</text:p>
          </table:table-cell>
          <table:table-cell table:formula="of:=IF(OR([.F490]&lt;[.F$549];[.F490]&gt;[.F$550]);&quot;&quot;;[.F490])">
            <text:p/>
          </table:table-cell>
          <table:table-cell table:formula="of:=IF(OR([.G490]&lt;[.G$549];[.G490]&gt;[.G$550]);&quot;&quot;;[.G490])" office:value-type="string" office:string-value="" calcext:value-type="error">
            <text:p>#DIV/0 !</text:p>
          </table:table-cell>
          <table:table-cell table:formula="of:=IF(OR([.H490]&lt;[.H$549];[.H490]&gt;[.H$550]);&quot;&quot;;[.H490])">
            <text:p/>
          </table:table-cell>
          <table:table-cell table:formula="of:=IF(OR([.I490]&lt;[.I$549];[.I490]&gt;[.I$550]);&quot;&quot;;[.I490])" office:value-type="float" office:value="0.0130588136281376" calcext:value-type="float">
            <text:p>0,0130588136</text:p>
          </table:table-cell>
          <table:table-cell table:formula="of:=IF(OR([.J490]&lt;[.J$549];[.J490]&gt;[.J$550]);&quot;&quot;;[.J490])" office:value-type="string" office:string-value="" calcext:value-type="error">
            <text:p>#DIV/0 !</text:p>
          </table:table-cell>
          <table:table-cell table:formula="of:=IF(OR([.K490]&lt;[.K$549];[.K490]&gt;[.K$550]);&quot;&quot;;[.K490])" office:value-type="string" office:string-value="" calcext:value-type="error">
            <text:p>#DIV/0 !</text:p>
          </table:table-cell>
          <table:table-cell table:formula="of:=IF(OR([.L490]&lt;[.L$549];[.L490]&gt;[.L$550]);&quot;&quot;;[.L490])" office:value-type="string" office:string-value="" calcext:value-type="error">
            <text:p>#DIV/0 !</text:p>
          </table:table-cell>
          <table:table-cell table:formula="of:=IF(OR([.M490]&lt;[.M$549];[.M490]&gt;[.M$550]);&quot;&quot;;[.M490])" office:value-type="float" office:value="0.000253855288869444" calcext:value-type="float">
            <text:p>0,0002538553</text:p>
          </table:table-cell>
          <table:table-cell table:formula="of:=IF(OR([.N490]&lt;[.N$549];[.N490]&gt;[.N$550]);&quot;&quot;;[.N490])" office:value-type="float" office:value="0.399945004090934" calcext:value-type="float">
            <text:p>0,3999450041</text:p>
          </table:table-cell>
          <table:table-cell table:formula="of:=IF(OR([.O490]&lt;[.O$549];[.O490]&gt;[.O$550]);&quot;&quot;;[.O490])">
            <text:p/>
          </table:table-cell>
          <table:table-cell table:formula="of:=IF(OR([.P490]&lt;[.P$549];[.P490]&gt;[.P$550]);&quot;&quot;;[.P490])" office:value-type="string" office:string-value="" calcext:value-type="error">
            <text:p>#DIV/0 !</text:p>
          </table:table-cell>
          <table:table-cell table:formula="of:=IF(OR([.Q490]&lt;[.Q$549];[.Q490]&gt;[.Q$550]);&quot;&quot;;[.Q490])" office:value-type="string" office:string-value="" calcext:value-type="error">
            <text:p>#DIV/0 !</text:p>
          </table:table-cell>
          <table:table-cell table:formula="of:=IF(OR([.R490]&lt;[.R$549];[.R490]&gt;[.R$550]);&quot;&quot;;[.R490])" office:value-type="float" office:value="0.000025682501192652" calcext:value-type="float">
            <text:p>2,5682501192652E-005</text:p>
          </table:table-cell>
          <table:table-cell table:formula="of:=IF(OR([.S490]&lt;[.S$549];[.S490]&gt;[.S$550]);&quot;&quot;;[.S490])" office:value-type="float" office:value="0.0137554994508254" calcext:value-type="float">
            <text:p>0,0137554995</text:p>
          </table:table-cell>
          <table:table-cell table:formula="of:=IF(OR([.T490]&lt;[.T$549];[.T490]&gt;[.T$550]);&quot;&quot;;[.T490])" office:value-type="string" office:string-value="" calcext:value-type="error">
            <text:p>#DIV/0 !</text:p>
          </table:table-cell>
          <table:table-cell table:formula="of:=IF(OR([.U490]&lt;[.U$549];[.U490]&gt;[.U$550]);&quot;&quot;;[.U490])">
            <text:p/>
          </table:table-cell>
          <table:table-cell table:formula="of:=IF(OR([.V490]&lt;[.V$549];[.V490]&gt;[.V$550]);&quot;&quot;;[.V490])">
            <text:p/>
          </table:table-cell>
          <table:table-cell table:number-columns-repeated="1002"/>
        </table:table-row>
        <table:table-row table:style-name="ro1">
          <table:table-cell office:value-type="float" office:value="159.1" calcext:value-type="float">
            <text:p>159,1</text:p>
          </table:table-cell>
          <table:table-cell table:formula="of:=IF(OR([.B491]&lt;[.B$549];[.B491]&gt;[.B$550]);&quot;&quot;;[.B491])" office:value-type="string" office:string-value="" calcext:value-type="error">
            <text:p>#DIV/0 !</text:p>
          </table:table-cell>
          <table:table-cell table:formula="of:=IF(OR([.C491]&lt;[.C$549];[.C491]&gt;[.C$550]);&quot;&quot;;[.C491])" office:value-type="float" office:value="0.000557367071400863" calcext:value-type="float">
            <text:p>0,0005573671</text:p>
          </table:table-cell>
          <table:table-cell table:formula="of:=IF(OR([.D491]&lt;[.D$549];[.D491]&gt;[.D$550]);&quot;&quot;;[.D491])" office:value-type="float" office:value="0.00149207767245333" calcext:value-type="float">
            <text:p>0,0014920777</text:p>
          </table:table-cell>
          <table:table-cell table:formula="of:=IF(OR([.E491]&lt;[.E$549];[.E491]&gt;[.E$550]);&quot;&quot;;[.E491])" office:value-type="float" office:value="1" calcext:value-type="float">
            <text:p>1</text:p>
          </table:table-cell>
          <table:table-cell table:formula="of:=IF(OR([.F491]&lt;[.F$549];[.F491]&gt;[.F$550]);&quot;&quot;;[.F491])" office:value-type="float" office:value="0.00113346959888697" calcext:value-type="float">
            <text:p>0,0011334696</text:p>
          </table:table-cell>
          <table:table-cell table:formula="of:=IF(OR([.G491]&lt;[.G$549];[.G491]&gt;[.G$550]);&quot;&quot;;[.G491])" office:value-type="string" office:string-value="" calcext:value-type="error">
            <text:p>#DIV/0 !</text:p>
          </table:table-cell>
          <table:table-cell table:formula="of:=IF(OR([.H491]&lt;[.H$549];[.H491]&gt;[.H$550]);&quot;&quot;;[.H491])">
            <text:p/>
          </table:table-cell>
          <table:table-cell table:formula="of:=IF(OR([.I491]&lt;[.I$549];[.I491]&gt;[.I$550]);&quot;&quot;;[.I491])" office:value-type="float" office:value="0.0132036412979262" calcext:value-type="float">
            <text:p>0,0132036413</text:p>
          </table:table-cell>
          <table:table-cell table:formula="of:=IF(OR([.J491]&lt;[.J$549];[.J491]&gt;[.J$550]);&quot;&quot;;[.J491])" office:value-type="string" office:string-value="" calcext:value-type="error">
            <text:p>#DIV/0 !</text:p>
          </table:table-cell>
          <table:table-cell table:formula="of:=IF(OR([.K491]&lt;[.K$549];[.K491]&gt;[.K$550]);&quot;&quot;;[.K491])" office:value-type="string" office:string-value="" calcext:value-type="error">
            <text:p>#DIV/0 !</text:p>
          </table:table-cell>
          <table:table-cell table:formula="of:=IF(OR([.L491]&lt;[.L$549];[.L491]&gt;[.L$550]);&quot;&quot;;[.L491])" office:value-type="string" office:string-value="" calcext:value-type="error">
            <text:p>#DIV/0 !</text:p>
          </table:table-cell>
          <table:table-cell table:formula="of:=IF(OR([.M491]&lt;[.M$549];[.M491]&gt;[.M$550]);&quot;&quot;;[.M491])" office:value-type="float" office:value="0.000243073705272909" calcext:value-type="float">
            <text:p>0,0002430737</text:p>
          </table:table-cell>
          <table:table-cell table:formula="of:=IF(OR([.N491]&lt;[.N$549];[.N491]&gt;[.N$550]);&quot;&quot;;[.N491])" office:value-type="float" office:value="0.386554422607802" calcext:value-type="float">
            <text:p>0,3865544226</text:p>
          </table:table-cell>
          <table:table-cell table:formula="of:=IF(OR([.O491]&lt;[.O$549];[.O491]&gt;[.O$550]);&quot;&quot;;[.O491])">
            <text:p/>
          </table:table-cell>
          <table:table-cell table:formula="of:=IF(OR([.P491]&lt;[.P$549];[.P491]&gt;[.P$550]);&quot;&quot;;[.P491])" office:value-type="string" office:string-value="" calcext:value-type="error">
            <text:p>#DIV/0 !</text:p>
          </table:table-cell>
          <table:table-cell table:formula="of:=IF(OR([.Q491]&lt;[.Q$549];[.Q491]&gt;[.Q$550]);&quot;&quot;;[.Q491])" office:value-type="string" office:string-value="" calcext:value-type="error">
            <text:p>#DIV/0 !</text:p>
          </table:table-cell>
          <table:table-cell table:formula="of:=IF(OR([.R491]&lt;[.R$549];[.R491]&gt;[.R$550]);&quot;&quot;;[.R491])">
            <text:p/>
          </table:table-cell>
          <table:table-cell table:formula="of:=IF(OR([.S491]&lt;[.S$549];[.S491]&gt;[.S$550]);&quot;&quot;;[.S491])" office:value-type="float" office:value="0.0139080536558988" calcext:value-type="float">
            <text:p>0,0139080537</text:p>
          </table:table-cell>
          <table:table-cell table:formula="of:=IF(OR([.T491]&lt;[.T$549];[.T491]&gt;[.T$550]);&quot;&quot;;[.T491])" office:value-type="string" office:string-value="" calcext:value-type="error">
            <text:p>#DIV/0 !</text:p>
          </table:table-cell>
          <table:table-cell table:formula="of:=IF(OR([.U491]&lt;[.U$549];[.U491]&gt;[.U$550]);&quot;&quot;;[.U491])">
            <text:p/>
          </table:table-cell>
          <table:table-cell table:formula="of:=IF(OR([.V491]&lt;[.V$549];[.V491]&gt;[.V$550]);&quot;&quot;;[.V491])">
            <text:p/>
          </table:table-cell>
          <table:table-cell table:number-columns-repeated="1002"/>
        </table:table-row>
        <table:table-row table:style-name="ro1">
          <table:table-cell office:value-type="float" office:value="160.9" calcext:value-type="float">
            <text:p>160,9</text:p>
          </table:table-cell>
          <table:table-cell table:formula="of:=IF(OR([.B492]&lt;[.B$549];[.B492]&gt;[.B$550]);&quot;&quot;;[.B492])" office:value-type="string" office:string-value="" calcext:value-type="error">
            <text:p>#DIV/0 !</text:p>
          </table:table-cell>
          <table:table-cell table:formula="of:=IF(OR([.C492]&lt;[.C$549];[.C492]&gt;[.C$550]);&quot;&quot;;[.C492])" office:value-type="float" office:value="0.000583659663848277" calcext:value-type="float">
            <text:p>0,0005836597</text:p>
          </table:table-cell>
          <table:table-cell table:formula="of:=IF(OR([.D492]&lt;[.D$549];[.D492]&gt;[.D$550]);&quot;&quot;;[.D492])">
            <text:p/>
          </table:table-cell>
          <table:table-cell table:formula="of:=IF(OR([.E492]&lt;[.E$549];[.E492]&gt;[.E$550]);&quot;&quot;;[.E492])" office:value-type="float" office:value="1" calcext:value-type="float">
            <text:p>1</text:p>
          </table:table-cell>
          <table:table-cell table:formula="of:=IF(OR([.F492]&lt;[.F$549];[.F492]&gt;[.F$550]);&quot;&quot;;[.F492])">
            <text:p/>
          </table:table-cell>
          <table:table-cell table:formula="of:=IF(OR([.G492]&lt;[.G$549];[.G492]&gt;[.G$550]);&quot;&quot;;[.G492])" office:value-type="string" office:string-value="" calcext:value-type="error">
            <text:p>#DIV/0 !</text:p>
          </table:table-cell>
          <table:table-cell table:formula="of:=IF(OR([.H492]&lt;[.H$549];[.H492]&gt;[.H$550]);&quot;&quot;;[.H492])" office:value-type="float" office:value="0.0000995116578505584" calcext:value-type="float">
            <text:p>9,95116578505584E-005</text:p>
          </table:table-cell>
          <table:table-cell table:formula="of:=IF(OR([.I492]&lt;[.I$549];[.I492]&gt;[.I$550]);&quot;&quot;;[.I492])" office:value-type="float" office:value="0.0129664536714355" calcext:value-type="float">
            <text:p>0,0129664537</text:p>
          </table:table-cell>
          <table:table-cell table:formula="of:=IF(OR([.J492]&lt;[.J$549];[.J492]&gt;[.J$550]);&quot;&quot;;[.J492])" office:value-type="string" office:string-value="" calcext:value-type="error">
            <text:p>#DIV/0 !</text:p>
          </table:table-cell>
          <table:table-cell table:formula="of:=IF(OR([.K492]&lt;[.K$549];[.K492]&gt;[.K$550]);&quot;&quot;;[.K492])" office:value-type="string" office:string-value="" calcext:value-type="error">
            <text:p>#DIV/0 !</text:p>
          </table:table-cell>
          <table:table-cell table:formula="of:=IF(OR([.L492]&lt;[.L$549];[.L492]&gt;[.L$550]);&quot;&quot;;[.L492])" office:value-type="string" office:string-value="" calcext:value-type="error">
            <text:p>#DIV/0 !</text:p>
          </table:table-cell>
          <table:table-cell table:formula="of:=IF(OR([.M492]&lt;[.M$549];[.M492]&gt;[.M$550]);&quot;&quot;;[.M492])" office:value-type="float" office:value="0.000241145733500576" calcext:value-type="float">
            <text:p>0,0002411457</text:p>
          </table:table-cell>
          <table:table-cell table:formula="of:=IF(OR([.N492]&lt;[.N$549];[.N492]&gt;[.N$550]);&quot;&quot;;[.N492])" office:value-type="float" office:value="0.379680585851781" calcext:value-type="float">
            <text:p>0,3796805859</text:p>
          </table:table-cell>
          <table:table-cell table:formula="of:=IF(OR([.O492]&lt;[.O$549];[.O492]&gt;[.O$550]);&quot;&quot;;[.O492])">
            <text:p/>
          </table:table-cell>
          <table:table-cell table:formula="of:=IF(OR([.P492]&lt;[.P$549];[.P492]&gt;[.P$550]);&quot;&quot;;[.P492])" office:value-type="string" office:string-value="" calcext:value-type="error">
            <text:p>#DIV/0 !</text:p>
          </table:table-cell>
          <table:table-cell table:formula="of:=IF(OR([.Q492]&lt;[.Q$549];[.Q492]&gt;[.Q$550]);&quot;&quot;;[.Q492])" office:value-type="string" office:string-value="" calcext:value-type="error">
            <text:p>#DIV/0 !</text:p>
          </table:table-cell>
          <table:table-cell table:formula="of:=IF(OR([.R492]&lt;[.R$549];[.R492]&gt;[.R$550]);&quot;&quot;;[.R492])">
            <text:p/>
          </table:table-cell>
          <table:table-cell table:formula="of:=IF(OR([.S492]&lt;[.S$549];[.S492]&gt;[.S$550]);&quot;&quot;;[.S492])" office:value-type="float" office:value="0.0137050292543841" calcext:value-type="float">
            <text:p>0,0137050293</text:p>
          </table:table-cell>
          <table:table-cell table:formula="of:=IF(OR([.T492]&lt;[.T$549];[.T492]&gt;[.T$550]);&quot;&quot;;[.T492])" office:value-type="string" office:string-value="" calcext:value-type="error">
            <text:p>#DIV/0 !</text:p>
          </table:table-cell>
          <table:table-cell table:formula="of:=IF(OR([.U492]&lt;[.U$549];[.U492]&gt;[.U$550]);&quot;&quot;;[.U492])">
            <text:p/>
          </table:table-cell>
          <table:table-cell table:formula="of:=IF(OR([.V492]&lt;[.V$549];[.V492]&gt;[.V$550]);&quot;&quot;;[.V492])">
            <text:p/>
          </table:table-cell>
          <table:table-cell table:number-columns-repeated="1002"/>
        </table:table-row>
        <table:table-row table:style-name="ro1">
          <table:table-cell office:value-type="float" office:value="162.6" calcext:value-type="float">
            <text:p>162,6</text:p>
          </table:table-cell>
          <table:table-cell table:formula="of:=IF(OR([.B493]&lt;[.B$549];[.B493]&gt;[.B$550]);&quot;&quot;;[.B493])" office:value-type="string" office:string-value="" calcext:value-type="error">
            <text:p>#DIV/0 !</text:p>
          </table:table-cell>
          <table:table-cell table:formula="of:=IF(OR([.C493]&lt;[.C$549];[.C493]&gt;[.C$550]);&quot;&quot;;[.C493])" office:value-type="float" office:value="0.000519441762436419" calcext:value-type="float">
            <text:p>0,0005194418</text:p>
          </table:table-cell>
          <table:table-cell table:formula="of:=IF(OR([.D493]&lt;[.D$549];[.D493]&gt;[.D$550]);&quot;&quot;;[.D493])">
            <text:p/>
          </table:table-cell>
          <table:table-cell table:formula="of:=IF(OR([.E493]&lt;[.E$549];[.E493]&gt;[.E$550]);&quot;&quot;;[.E493])" office:value-type="float" office:value="1" calcext:value-type="float">
            <text:p>1</text:p>
          </table:table-cell>
          <table:table-cell table:formula="of:=IF(OR([.F493]&lt;[.F$549];[.F493]&gt;[.F$550]);&quot;&quot;;[.F493])">
            <text:p/>
          </table:table-cell>
          <table:table-cell table:formula="of:=IF(OR([.G493]&lt;[.G$549];[.G493]&gt;[.G$550]);&quot;&quot;;[.G493])" office:value-type="string" office:string-value="" calcext:value-type="error">
            <text:p>#DIV/0 !</text:p>
          </table:table-cell>
          <table:table-cell table:formula="of:=IF(OR([.H493]&lt;[.H$549];[.H493]&gt;[.H$550]);&quot;&quot;;[.H493])">
            <text:p/>
          </table:table-cell>
          <table:table-cell table:formula="of:=IF(OR([.I493]&lt;[.I$549];[.I493]&gt;[.I$550]);&quot;&quot;;[.I493])" office:value-type="float" office:value="0.0142758251737039" calcext:value-type="float">
            <text:p>0,0142758252</text:p>
          </table:table-cell>
          <table:table-cell table:formula="of:=IF(OR([.J493]&lt;[.J$549];[.J493]&gt;[.J$550]);&quot;&quot;;[.J493])" office:value-type="string" office:string-value="" calcext:value-type="error">
            <text:p>#DIV/0 !</text:p>
          </table:table-cell>
          <table:table-cell table:formula="of:=IF(OR([.K493]&lt;[.K$549];[.K493]&gt;[.K$550]);&quot;&quot;;[.K493])" office:value-type="string" office:string-value="" calcext:value-type="error">
            <text:p>#DIV/0 !</text:p>
          </table:table-cell>
          <table:table-cell table:formula="of:=IF(OR([.L493]&lt;[.L$549];[.L493]&gt;[.L$550]);&quot;&quot;;[.L493])" office:value-type="string" office:string-value="" calcext:value-type="error">
            <text:p>#DIV/0 !</text:p>
          </table:table-cell>
          <table:table-cell table:formula="of:=IF(OR([.M493]&lt;[.M$549];[.M493]&gt;[.M$550]);&quot;&quot;;[.M493])" office:value-type="float" office:value="0.000316860118908612" calcext:value-type="float">
            <text:p>0,0003168601</text:p>
          </table:table-cell>
          <table:table-cell table:formula="of:=IF(OR([.N493]&lt;[.N$549];[.N493]&gt;[.N$550]);&quot;&quot;;[.N493])" office:value-type="float" office:value="0.360279273065048" calcext:value-type="float">
            <text:p>0,3602792731</text:p>
          </table:table-cell>
          <table:table-cell table:formula="of:=IF(OR([.O493]&lt;[.O$549];[.O493]&gt;[.O$550]);&quot;&quot;;[.O493])">
            <text:p/>
          </table:table-cell>
          <table:table-cell table:formula="of:=IF(OR([.P493]&lt;[.P$549];[.P493]&gt;[.P$550]);&quot;&quot;;[.P493])" office:value-type="string" office:string-value="" calcext:value-type="error">
            <text:p>#DIV/0 !</text:p>
          </table:table-cell>
          <table:table-cell table:formula="of:=IF(OR([.Q493]&lt;[.Q$549];[.Q493]&gt;[.Q$550]);&quot;&quot;;[.Q493])" office:value-type="string" office:string-value="" calcext:value-type="error">
            <text:p>#DIV/0 !</text:p>
          </table:table-cell>
          <table:table-cell table:formula="of:=IF(OR([.R493]&lt;[.R$549];[.R493]&gt;[.R$550]);&quot;&quot;;[.R493])">
            <text:p/>
          </table:table-cell>
          <table:table-cell table:formula="of:=IF(OR([.S493]&lt;[.S$549];[.S493]&gt;[.S$550]);&quot;&quot;;[.S493])" office:value-type="float" office:value="0.0124567342570148" calcext:value-type="float">
            <text:p>0,0124567343</text:p>
          </table:table-cell>
          <table:table-cell table:formula="of:=IF(OR([.T493]&lt;[.T$549];[.T493]&gt;[.T$550]);&quot;&quot;;[.T493])" office:value-type="string" office:string-value="" calcext:value-type="error">
            <text:p>#DIV/0 !</text:p>
          </table:table-cell>
          <table:table-cell table:formula="of:=IF(OR([.U493]&lt;[.U$549];[.U493]&gt;[.U$550]);&quot;&quot;;[.U493])">
            <text:p/>
          </table:table-cell>
          <table:table-cell table:formula="of:=IF(OR([.V493]&lt;[.V$549];[.V493]&gt;[.V$550]);&quot;&quot;;[.V493])">
            <text:p/>
          </table:table-cell>
          <table:table-cell table:number-columns-repeated="1002"/>
        </table:table-row>
        <table:table-row table:style-name="ro1">
          <table:table-cell office:value-type="float" office:value="164.4" calcext:value-type="float">
            <text:p>164,4</text:p>
          </table:table-cell>
          <table:table-cell table:formula="of:=IF(OR([.B494]&lt;[.B$549];[.B494]&gt;[.B$550]);&quot;&quot;;[.B494])" office:value-type="string" office:string-value="" calcext:value-type="error">
            <text:p>#DIV/0 !</text:p>
          </table:table-cell>
          <table:table-cell table:formula="of:=IF(OR([.C494]&lt;[.C$549];[.C494]&gt;[.C$550]);&quot;&quot;;[.C494])" office:value-type="float" office:value="0.000453472476552969" calcext:value-type="float">
            <text:p>0,0004534725</text:p>
          </table:table-cell>
          <table:table-cell table:formula="of:=IF(OR([.D494]&lt;[.D$549];[.D494]&gt;[.D$550]);&quot;&quot;;[.D494])" office:value-type="float" office:value="0.00208144283327048" calcext:value-type="float">
            <text:p>0,0020814428</text:p>
          </table:table-cell>
          <table:table-cell table:formula="of:=IF(OR([.E494]&lt;[.E$549];[.E494]&gt;[.E$550]);&quot;&quot;;[.E494])" office:value-type="float" office:value="1" calcext:value-type="float">
            <text:p>1</text:p>
          </table:table-cell>
          <table:table-cell table:formula="of:=IF(OR([.F494]&lt;[.F$549];[.F494]&gt;[.F$550]);&quot;&quot;;[.F494])">
            <text:p/>
          </table:table-cell>
          <table:table-cell table:formula="of:=IF(OR([.G494]&lt;[.G$549];[.G494]&gt;[.G$550]);&quot;&quot;;[.G494])" office:value-type="string" office:string-value="" calcext:value-type="error">
            <text:p>#DIV/0 !</text:p>
          </table:table-cell>
          <table:table-cell table:formula="of:=IF(OR([.H494]&lt;[.H$549];[.H494]&gt;[.H$550]);&quot;&quot;;[.H494])">
            <text:p/>
          </table:table-cell>
          <table:table-cell table:formula="of:=IF(OR([.I494]&lt;[.I$549];[.I494]&gt;[.I$550]);&quot;&quot;;[.I494])" office:value-type="float" office:value="0.0140709232909487" calcext:value-type="float">
            <text:p>0,0140709233</text:p>
          </table:table-cell>
          <table:table-cell table:formula="of:=IF(OR([.J494]&lt;[.J$549];[.J494]&gt;[.J$550]);&quot;&quot;;[.J494])" office:value-type="string" office:string-value="" calcext:value-type="error">
            <text:p>#DIV/0 !</text:p>
          </table:table-cell>
          <table:table-cell table:formula="of:=IF(OR([.K494]&lt;[.K$549];[.K494]&gt;[.K$550]);&quot;&quot;;[.K494])" office:value-type="string" office:string-value="" calcext:value-type="error">
            <text:p>#DIV/0 !</text:p>
          </table:table-cell>
          <table:table-cell table:formula="of:=IF(OR([.L494]&lt;[.L$549];[.L494]&gt;[.L$550]);&quot;&quot;;[.L494])" office:value-type="string" office:string-value="" calcext:value-type="error">
            <text:p>#DIV/0 !</text:p>
          </table:table-cell>
          <table:table-cell table:formula="of:=IF(OR([.M494]&lt;[.M$549];[.M494]&gt;[.M$550]);&quot;&quot;;[.M494])" office:value-type="float" office:value="0.000196104854423797" calcext:value-type="float">
            <text:p>0,0001961049</text:p>
          </table:table-cell>
          <table:table-cell table:formula="of:=IF(OR([.N494]&lt;[.N$549];[.N494]&gt;[.N$550]);&quot;&quot;;[.N494])" office:value-type="float" office:value="0.359702230467067" calcext:value-type="float">
            <text:p>0,3597022305</text:p>
          </table:table-cell>
          <table:table-cell table:formula="of:=IF(OR([.O494]&lt;[.O$549];[.O494]&gt;[.O$550]);&quot;&quot;;[.O494])">
            <text:p/>
          </table:table-cell>
          <table:table-cell table:formula="of:=IF(OR([.P494]&lt;[.P$549];[.P494]&gt;[.P$550]);&quot;&quot;;[.P494])" office:value-type="string" office:string-value="" calcext:value-type="error">
            <text:p>#DIV/0 !</text:p>
          </table:table-cell>
          <table:table-cell table:formula="of:=IF(OR([.Q494]&lt;[.Q$549];[.Q494]&gt;[.Q$550]);&quot;&quot;;[.Q494])" office:value-type="string" office:string-value="" calcext:value-type="error">
            <text:p>#DIV/0 !</text:p>
          </table:table-cell>
          <table:table-cell table:formula="of:=IF(OR([.R494]&lt;[.R$549];[.R494]&gt;[.R$550]);&quot;&quot;;[.R494])">
            <text:p/>
          </table:table-cell>
          <table:table-cell table:formula="of:=IF(OR([.S494]&lt;[.S$549];[.S494]&gt;[.S$550]);&quot;&quot;;[.S494])" office:value-type="float" office:value="0.0115393165449079" calcext:value-type="float">
            <text:p>0,0115393165</text:p>
          </table:table-cell>
          <table:table-cell table:formula="of:=IF(OR([.T494]&lt;[.T$549];[.T494]&gt;[.T$550]);&quot;&quot;;[.T494])" office:value-type="string" office:string-value="" calcext:value-type="error">
            <text:p>#DIV/0 !</text:p>
          </table:table-cell>
          <table:table-cell table:formula="of:=IF(OR([.U494]&lt;[.U$549];[.U494]&gt;[.U$550]);&quot;&quot;;[.U494])">
            <text:p/>
          </table:table-cell>
          <table:table-cell table:formula="of:=IF(OR([.V494]&lt;[.V$549];[.V494]&gt;[.V$550]);&quot;&quot;;[.V494])" office:value-type="float" office:value="0.00000804198350089277" calcext:value-type="float">
            <text:p>0,000008042</text:p>
          </table:table-cell>
          <table:table-cell table:number-columns-repeated="1002"/>
        </table:table-row>
        <table:table-row table:style-name="ro1">
          <table:table-cell office:value-type="float" office:value="166.2" calcext:value-type="float">
            <text:p>166,2</text:p>
          </table:table-cell>
          <table:table-cell table:formula="of:=IF(OR([.B495]&lt;[.B$549];[.B495]&gt;[.B$550]);&quot;&quot;;[.B495])" office:value-type="string" office:string-value="" calcext:value-type="error">
            <text:p>#DIV/0 !</text:p>
          </table:table-cell>
          <table:table-cell table:formula="of:=IF(OR([.C495]&lt;[.C$549];[.C495]&gt;[.C$550]);&quot;&quot;;[.C495])" office:value-type="float" office:value="0.000349175235852669" calcext:value-type="float">
            <text:p>0,0003491752</text:p>
          </table:table-cell>
          <table:table-cell table:formula="of:=IF(OR([.D495]&lt;[.D$549];[.D495]&gt;[.D$550]);&quot;&quot;;[.D495])" office:value-type="float" office:value="0.00160063415906584" calcext:value-type="float">
            <text:p>0,0016006342</text:p>
          </table:table-cell>
          <table:table-cell table:formula="of:=IF(OR([.E495]&lt;[.E$549];[.E495]&gt;[.E$550]);&quot;&quot;;[.E495])" office:value-type="float" office:value="1" calcext:value-type="float">
            <text:p>1</text:p>
          </table:table-cell>
          <table:table-cell table:formula="of:=IF(OR([.F495]&lt;[.F$549];[.F495]&gt;[.F$550]);&quot;&quot;;[.F495])">
            <text:p/>
          </table:table-cell>
          <table:table-cell table:formula="of:=IF(OR([.G495]&lt;[.G$549];[.G495]&gt;[.G$550]);&quot;&quot;;[.G495])" office:value-type="string" office:string-value="" calcext:value-type="error">
            <text:p>#DIV/0 !</text:p>
          </table:table-cell>
          <table:table-cell table:formula="of:=IF(OR([.H495]&lt;[.H$549];[.H495]&gt;[.H$550]);&quot;&quot;;[.H495])">
            <text:p/>
          </table:table-cell>
          <table:table-cell table:formula="of:=IF(OR([.I495]&lt;[.I$549];[.I495]&gt;[.I$550]);&quot;&quot;;[.I495])" office:value-type="float" office:value="0.0135047851222773" calcext:value-type="float">
            <text:p>0,0135047851</text:p>
          </table:table-cell>
          <table:table-cell table:formula="of:=IF(OR([.J495]&lt;[.J$549];[.J495]&gt;[.J$550]);&quot;&quot;;[.J495])" office:value-type="string" office:string-value="" calcext:value-type="error">
            <text:p>#DIV/0 !</text:p>
          </table:table-cell>
          <table:table-cell table:formula="of:=IF(OR([.K495]&lt;[.K$549];[.K495]&gt;[.K$550]);&quot;&quot;;[.K495])" office:value-type="string" office:string-value="" calcext:value-type="error">
            <text:p>#DIV/0 !</text:p>
          </table:table-cell>
          <table:table-cell table:formula="of:=IF(OR([.L495]&lt;[.L$549];[.L495]&gt;[.L$550]);&quot;&quot;;[.L495])" office:value-type="string" office:string-value="" calcext:value-type="error">
            <text:p>#DIV/0 !</text:p>
          </table:table-cell>
          <table:table-cell table:formula="of:=IF(OR([.M495]&lt;[.M$549];[.M495]&gt;[.M$550]);&quot;&quot;;[.M495])" office:value-type="float" office:value="0.000129191129941347" calcext:value-type="float">
            <text:p>0,0001291911</text:p>
          </table:table-cell>
          <table:table-cell table:formula="of:=IF(OR([.N495]&lt;[.N$549];[.N495]&gt;[.N$550]);&quot;&quot;;[.N495])" office:value-type="float" office:value="0.352801709939445" calcext:value-type="float">
            <text:p>0,3528017099</text:p>
          </table:table-cell>
          <table:table-cell table:formula="of:=IF(OR([.O495]&lt;[.O$549];[.O495]&gt;[.O$550]);&quot;&quot;;[.O495])">
            <text:p/>
          </table:table-cell>
          <table:table-cell table:formula="of:=IF(OR([.P495]&lt;[.P$549];[.P495]&gt;[.P$550]);&quot;&quot;;[.P495])" office:value-type="string" office:string-value="" calcext:value-type="error">
            <text:p>#DIV/0 !</text:p>
          </table:table-cell>
          <table:table-cell table:formula="of:=IF(OR([.Q495]&lt;[.Q$549];[.Q495]&gt;[.Q$550]);&quot;&quot;;[.Q495])" office:value-type="string" office:string-value="" calcext:value-type="error">
            <text:p>#DIV/0 !</text:p>
          </table:table-cell>
          <table:table-cell table:formula="of:=IF(OR([.R495]&lt;[.R$549];[.R495]&gt;[.R$550]);&quot;&quot;;[.R495])" office:value-type="float" office:value="0.0000217790099329546" calcext:value-type="float">
            <text:p>0,000021779</text:p>
          </table:table-cell>
          <table:table-cell table:formula="of:=IF(OR([.S495]&lt;[.S$549];[.S495]&gt;[.S$550]);&quot;&quot;;[.S495])" office:value-type="float" office:value="0.0109497945656219" calcext:value-type="float">
            <text:p>0,0109497946</text:p>
          </table:table-cell>
          <table:table-cell table:formula="of:=IF(OR([.T495]&lt;[.T$549];[.T495]&gt;[.T$550]);&quot;&quot;;[.T495])" office:value-type="string" office:string-value="" calcext:value-type="error">
            <text:p>#DIV/0 !</text:p>
          </table:table-cell>
          <table:table-cell table:formula="of:=IF(OR([.U495]&lt;[.U$549];[.U495]&gt;[.U$550]);&quot;&quot;;[.U495])">
            <text:p/>
          </table:table-cell>
          <table:table-cell table:formula="of:=IF(OR([.V495]&lt;[.V$549];[.V495]&gt;[.V$550]);&quot;&quot;;[.V495])">
            <text:p/>
          </table:table-cell>
          <table:table-cell table:number-columns-repeated="1002"/>
        </table:table-row>
        <table:table-row table:style-name="ro1">
          <table:table-cell office:value-type="float" office:value="167.9" calcext:value-type="float">
            <text:p>167,9</text:p>
          </table:table-cell>
          <table:table-cell table:formula="of:=IF(OR([.B496]&lt;[.B$549];[.B496]&gt;[.B$550]);&quot;&quot;;[.B496])" office:value-type="string" office:string-value="" calcext:value-type="error">
            <text:p>#DIV/0 !</text:p>
          </table:table-cell>
          <table:table-cell table:formula="of:=IF(OR([.C496]&lt;[.C$549];[.C496]&gt;[.C$550]);&quot;&quot;;[.C496])" office:value-type="float" office:value="0.000368720734930214" calcext:value-type="float">
            <text:p>0,0003687207</text:p>
          </table:table-cell>
          <table:table-cell table:formula="of:=IF(OR([.D496]&lt;[.D$549];[.D496]&gt;[.D$550]);&quot;&quot;;[.D496])">
            <text:p/>
          </table:table-cell>
          <table:table-cell table:formula="of:=IF(OR([.E496]&lt;[.E$549];[.E496]&gt;[.E$550]);&quot;&quot;;[.E496])" office:value-type="float" office:value="1" calcext:value-type="float">
            <text:p>1</text:p>
          </table:table-cell>
          <table:table-cell table:formula="of:=IF(OR([.F496]&lt;[.F$549];[.F496]&gt;[.F$550]);&quot;&quot;;[.F496])">
            <text:p/>
          </table:table-cell>
          <table:table-cell table:formula="of:=IF(OR([.G496]&lt;[.G$549];[.G496]&gt;[.G$550]);&quot;&quot;;[.G496])" office:value-type="string" office:string-value="" calcext:value-type="error">
            <text:p>#DIV/0 !</text:p>
          </table:table-cell>
          <table:table-cell table:formula="of:=IF(OR([.H496]&lt;[.H$549];[.H496]&gt;[.H$550]);&quot;&quot;;[.H496])" office:value-type="float" office:value="0.00010845442507425" calcext:value-type="float">
            <text:p>0,0001084544</text:p>
          </table:table-cell>
          <table:table-cell table:formula="of:=IF(OR([.I496]&lt;[.I$549];[.I496]&gt;[.I$550]);&quot;&quot;;[.I496])" office:value-type="float" office:value="0.0135047851222773" calcext:value-type="float">
            <text:p>0,0135047851</text:p>
          </table:table-cell>
          <table:table-cell table:formula="of:=IF(OR([.J496]&lt;[.J$549];[.J496]&gt;[.J$550]);&quot;&quot;;[.J496])" office:value-type="string" office:string-value="" calcext:value-type="error">
            <text:p>#DIV/0 !</text:p>
          </table:table-cell>
          <table:table-cell table:formula="of:=IF(OR([.K496]&lt;[.K$549];[.K496]&gt;[.K$550]);&quot;&quot;;[.K496])" office:value-type="string" office:string-value="" calcext:value-type="error">
            <text:p>#DIV/0 !</text:p>
          </table:table-cell>
          <table:table-cell table:formula="of:=IF(OR([.L496]&lt;[.L$549];[.L496]&gt;[.L$550]);&quot;&quot;;[.L496])" office:value-type="string" office:string-value="" calcext:value-type="error">
            <text:p>#DIV/0 !</text:p>
          </table:table-cell>
          <table:table-cell table:formula="of:=IF(OR([.M496]&lt;[.M$549];[.M496]&gt;[.M$550]);&quot;&quot;;[.M496])" office:value-type="float" office:value="0.000129093888652404" calcext:value-type="float">
            <text:p>0,0001290939</text:p>
          </table:table-cell>
          <table:table-cell table:formula="of:=IF(OR([.N496]&lt;[.N$549];[.N496]&gt;[.N$550]);&quot;&quot;;[.N496])" office:value-type="float" office:value="0.365189472220473" calcext:value-type="float">
            <text:p>0,3651894722</text:p>
          </table:table-cell>
          <table:table-cell table:formula="of:=IF(OR([.O496]&lt;[.O$549];[.O496]&gt;[.O$550]);&quot;&quot;;[.O496])" office:value-type="float" office:value="0.0000144342538274779" calcext:value-type="float">
            <text:p>1,44342538274779E-005</text:p>
          </table:table-cell>
          <table:table-cell table:formula="of:=IF(OR([.P496]&lt;[.P$549];[.P496]&gt;[.P$550]);&quot;&quot;;[.P496])" office:value-type="string" office:string-value="" calcext:value-type="error">
            <text:p>#DIV/0 !</text:p>
          </table:table-cell>
          <table:table-cell table:formula="of:=IF(OR([.Q496]&lt;[.Q$549];[.Q496]&gt;[.Q$550]);&quot;&quot;;[.Q496])" office:value-type="string" office:string-value="" calcext:value-type="error">
            <text:p>#DIV/0 !</text:p>
          </table:table-cell>
          <table:table-cell table:formula="of:=IF(OR([.R496]&lt;[.R$549];[.R496]&gt;[.R$550]);&quot;&quot;;[.R496])" office:value-type="float" office:value="0.0000272488324359988" calcext:value-type="float">
            <text:p>2,72488324359988E-005</text:p>
          </table:table-cell>
          <table:table-cell table:formula="of:=IF(OR([.S496]&lt;[.S$549];[.S496]&gt;[.S$550]);&quot;&quot;;[.S496])" office:value-type="float" office:value="0.00896471089313936" calcext:value-type="float">
            <text:p>0,0089647109</text:p>
          </table:table-cell>
          <table:table-cell table:formula="of:=IF(OR([.T496]&lt;[.T$549];[.T496]&gt;[.T$550]);&quot;&quot;;[.T496])" office:value-type="string" office:string-value="" calcext:value-type="error">
            <text:p>#DIV/0 !</text:p>
          </table:table-cell>
          <table:table-cell table:formula="of:=IF(OR([.U496]&lt;[.U$549];[.U496]&gt;[.U$550]);&quot;&quot;;[.U496])">
            <text:p/>
          </table:table-cell>
          <table:table-cell table:formula="of:=IF(OR([.V496]&lt;[.V$549];[.V496]&gt;[.V$550]);&quot;&quot;;[.V496])">
            <text:p/>
          </table:table-cell>
          <table:table-cell table:number-columns-repeated="1002"/>
        </table:table-row>
        <table:table-row table:style-name="ro1">
          <table:table-cell office:value-type="float" office:value="169.7" calcext:value-type="float">
            <text:p>169,7</text:p>
          </table:table-cell>
          <table:table-cell table:formula="of:=IF(OR([.B497]&lt;[.B$549];[.B497]&gt;[.B$550]);&quot;&quot;;[.B497])" office:value-type="string" office:string-value="" calcext:value-type="error">
            <text:p>#DIV/0 !</text:p>
          </table:table-cell>
          <table:table-cell table:formula="of:=IF(OR([.C497]&lt;[.C$549];[.C497]&gt;[.C$550]);&quot;&quot;;[.C497])" office:value-type="float" office:value="0.000238661364430113" calcext:value-type="float">
            <text:p>0,0002386614</text:p>
          </table:table-cell>
          <table:table-cell table:formula="of:=IF(OR([.D497]&lt;[.D$549];[.D497]&gt;[.D$550]);&quot;&quot;;[.D497])">
            <text:p/>
          </table:table-cell>
          <table:table-cell table:formula="of:=IF(OR([.E497]&lt;[.E$549];[.E497]&gt;[.E$550]);&quot;&quot;;[.E497])" office:value-type="float" office:value="1" calcext:value-type="float">
            <text:p>1</text:p>
          </table:table-cell>
          <table:table-cell table:formula="of:=IF(OR([.F497]&lt;[.F$549];[.F497]&gt;[.F$550]);&quot;&quot;;[.F497])">
            <text:p/>
          </table:table-cell>
          <table:table-cell table:formula="of:=IF(OR([.G497]&lt;[.G$549];[.G497]&gt;[.G$550]);&quot;&quot;;[.G497])" office:value-type="string" office:string-value="" calcext:value-type="error">
            <text:p>#DIV/0 !</text:p>
          </table:table-cell>
          <table:table-cell table:formula="of:=IF(OR([.H497]&lt;[.H$549];[.H497]&gt;[.H$550]);&quot;&quot;;[.H497])" office:value-type="float" office:value="0.000206677430759594" calcext:value-type="float">
            <text:p>0,0002066774</text:p>
          </table:table-cell>
          <table:table-cell table:formula="of:=IF(OR([.I497]&lt;[.I$549];[.I497]&gt;[.I$550]);&quot;&quot;;[.I497])" office:value-type="float" office:value="0.0138809397569366" calcext:value-type="float">
            <text:p>0,0138809398</text:p>
          </table:table-cell>
          <table:table-cell table:formula="of:=IF(OR([.J497]&lt;[.J$549];[.J497]&gt;[.J$550]);&quot;&quot;;[.J497])" office:value-type="string" office:string-value="" calcext:value-type="error">
            <text:p>#DIV/0 !</text:p>
          </table:table-cell>
          <table:table-cell table:formula="of:=IF(OR([.K497]&lt;[.K$549];[.K497]&gt;[.K$550]);&quot;&quot;;[.K497])" office:value-type="string" office:string-value="" calcext:value-type="error">
            <text:p>#DIV/0 !</text:p>
          </table:table-cell>
          <table:table-cell table:formula="of:=IF(OR([.L497]&lt;[.L$549];[.L497]&gt;[.L$550]);&quot;&quot;;[.L497])" office:value-type="string" office:string-value="" calcext:value-type="error">
            <text:p>#DIV/0 !</text:p>
          </table:table-cell>
          <table:table-cell table:formula="of:=IF(OR([.M497]&lt;[.M$549];[.M497]&gt;[.M$550]);&quot;&quot;;[.M497])" office:value-type="float" office:value="0.0000826147505454323" calcext:value-type="float">
            <text:p>8,26147505454323E-005</text:p>
          </table:table-cell>
          <table:table-cell table:formula="of:=IF(OR([.N497]&lt;[.N$549];[.N497]&gt;[.N$550]);&quot;&quot;;[.N497])" office:value-type="float" office:value="0.396273947939101" calcext:value-type="float">
            <text:p>0,3962739479</text:p>
          </table:table-cell>
          <table:table-cell table:formula="of:=IF(OR([.O497]&lt;[.O$549];[.O497]&gt;[.O$550]);&quot;&quot;;[.O497])" office:value-type="float" office:value="0.0000210831594019534" calcext:value-type="float">
            <text:p>2,10831594019534E-005</text:p>
          </table:table-cell>
          <table:table-cell table:formula="of:=IF(OR([.P497]&lt;[.P$549];[.P497]&gt;[.P$550]);&quot;&quot;;[.P497])" office:value-type="string" office:string-value="" calcext:value-type="error">
            <text:p>#DIV/0 !</text:p>
          </table:table-cell>
          <table:table-cell table:formula="of:=IF(OR([.Q497]&lt;[.Q$549];[.Q497]&gt;[.Q$550]);&quot;&quot;;[.Q497])" office:value-type="string" office:string-value="" calcext:value-type="error">
            <text:p>#DIV/0 !</text:p>
          </table:table-cell>
          <table:table-cell table:formula="of:=IF(OR([.R497]&lt;[.R$549];[.R497]&gt;[.R$550]);&quot;&quot;;[.R497])" office:value-type="float" office:value="0.0000255090611608524" calcext:value-type="float">
            <text:p>2,55090611608524E-005</text:p>
          </table:table-cell>
          <table:table-cell table:formula="of:=IF(OR([.S497]&lt;[.S$549];[.S497]&gt;[.S$550]);&quot;&quot;;[.S497])" office:value-type="float" office:value="0.00921440887206334" calcext:value-type="float">
            <text:p>0,0092144089</text:p>
          </table:table-cell>
          <table:table-cell table:formula="of:=IF(OR([.T497]&lt;[.T$549];[.T497]&gt;[.T$550]);&quot;&quot;;[.T497])" office:value-type="string" office:string-value="" calcext:value-type="error">
            <text:p>#DIV/0 !</text:p>
          </table:table-cell>
          <table:table-cell table:formula="of:=IF(OR([.U497]&lt;[.U$549];[.U497]&gt;[.U$550]);&quot;&quot;;[.U497])">
            <text:p/>
          </table:table-cell>
          <table:table-cell table:formula="of:=IF(OR([.V497]&lt;[.V$549];[.V497]&gt;[.V$550]);&quot;&quot;;[.V497])">
            <text:p/>
          </table:table-cell>
          <table:table-cell table:number-columns-repeated="1002"/>
        </table:table-row>
        <table:table-row table:style-name="ro1">
          <table:table-cell office:value-type="float" office:value="171.5" calcext:value-type="float">
            <text:p>171,5</text:p>
          </table:table-cell>
          <table:table-cell table:formula="of:=IF(OR([.B498]&lt;[.B$549];[.B498]&gt;[.B$550]);&quot;&quot;;[.B498])" office:value-type="string" office:string-value="" calcext:value-type="error">
            <text:p>#DIV/0 !</text:p>
          </table:table-cell>
          <table:table-cell table:formula="of:=IF(OR([.C498]&lt;[.C$549];[.C498]&gt;[.C$550]);&quot;&quot;;[.C498])" office:value-type="float" office:value="0.000263901941568929" calcext:value-type="float">
            <text:p>0,0002639019</text:p>
          </table:table-cell>
          <table:table-cell table:formula="of:=IF(OR([.D498]&lt;[.D$549];[.D498]&gt;[.D$550]);&quot;&quot;;[.D498])">
            <text:p/>
          </table:table-cell>
          <table:table-cell table:formula="of:=IF(OR([.E498]&lt;[.E$549];[.E498]&gt;[.E$550]);&quot;&quot;;[.E498])" office:value-type="float" office:value="1" calcext:value-type="float">
            <text:p>1</text:p>
          </table:table-cell>
          <table:table-cell table:formula="of:=IF(OR([.F498]&lt;[.F$549];[.F498]&gt;[.F$550]);&quot;&quot;;[.F498])">
            <text:p/>
          </table:table-cell>
          <table:table-cell table:formula="of:=IF(OR([.G498]&lt;[.G$549];[.G498]&gt;[.G$550]);&quot;&quot;;[.G498])" office:value-type="string" office:string-value="" calcext:value-type="error">
            <text:p>#DIV/0 !</text:p>
          </table:table-cell>
          <table:table-cell table:formula="of:=IF(OR([.H498]&lt;[.H$549];[.H498]&gt;[.H$550]);&quot;&quot;;[.H498])">
            <text:p/>
          </table:table-cell>
          <table:table-cell table:formula="of:=IF(OR([.I498]&lt;[.I$549];[.I498]&gt;[.I$550]);&quot;&quot;;[.I498])" office:value-type="float" office:value="0.013630727591044" calcext:value-type="float">
            <text:p>0,0136307276</text:p>
          </table:table-cell>
          <table:table-cell table:formula="of:=IF(OR([.J498]&lt;[.J$549];[.J498]&gt;[.J$550]);&quot;&quot;;[.J498])" office:value-type="string" office:string-value="" calcext:value-type="error">
            <text:p>#DIV/0 !</text:p>
          </table:table-cell>
          <table:table-cell table:formula="of:=IF(OR([.K498]&lt;[.K$549];[.K498]&gt;[.K$550]);&quot;&quot;;[.K498])" office:value-type="string" office:string-value="" calcext:value-type="error">
            <text:p>#DIV/0 !</text:p>
          </table:table-cell>
          <table:table-cell table:formula="of:=IF(OR([.L498]&lt;[.L$549];[.L498]&gt;[.L$550]);&quot;&quot;;[.L498])" office:value-type="string" office:string-value="" calcext:value-type="error">
            <text:p>#DIV/0 !</text:p>
          </table:table-cell>
          <table:table-cell table:formula="of:=IF(OR([.M498]&lt;[.M$549];[.M498]&gt;[.M$550]);&quot;&quot;;[.M498])" office:value-type="float" office:value="0.000120482974230151" calcext:value-type="float">
            <text:p>0,000120483</text:p>
          </table:table-cell>
          <table:table-cell table:formula="of:=IF(OR([.N498]&lt;[.N$549];[.N498]&gt;[.N$550]);&quot;&quot;;[.N498])" office:value-type="float" office:value="0.38992862323852" calcext:value-type="float">
            <text:p>0,3899286232</text:p>
          </table:table-cell>
          <table:table-cell table:formula="of:=IF(OR([.O498]&lt;[.O$549];[.O498]&gt;[.O$550]);&quot;&quot;;[.O498])" office:value-type="float" office:value="0.0000277207148590221" calcext:value-type="float">
            <text:p>2,77207148590221E-005</text:p>
          </table:table-cell>
          <table:table-cell table:formula="of:=IF(OR([.P498]&lt;[.P$549];[.P498]&gt;[.P$550]);&quot;&quot;;[.P498])" office:value-type="string" office:string-value="" calcext:value-type="error">
            <text:p>#DIV/0 !</text:p>
          </table:table-cell>
          <table:table-cell table:formula="of:=IF(OR([.Q498]&lt;[.Q$549];[.Q498]&gt;[.Q$550]);&quot;&quot;;[.Q498])" office:value-type="string" office:string-value="" calcext:value-type="error">
            <text:p>#DIV/0 !</text:p>
          </table:table-cell>
          <table:table-cell table:formula="of:=IF(OR([.R498]&lt;[.R$549];[.R498]&gt;[.R$550]);&quot;&quot;;[.R498])">
            <text:p/>
          </table:table-cell>
          <table:table-cell table:formula="of:=IF(OR([.S498]&lt;[.S$549];[.S498]&gt;[.S$550]);&quot;&quot;;[.S498])" office:value-type="float" office:value="0.00904166415468775" calcext:value-type="float">
            <text:p>0,0090416642</text:p>
          </table:table-cell>
          <table:table-cell table:formula="of:=IF(OR([.T498]&lt;[.T$549];[.T498]&gt;[.T$550]);&quot;&quot;;[.T498])" office:value-type="string" office:string-value="" calcext:value-type="error">
            <text:p>#DIV/0 !</text:p>
          </table:table-cell>
          <table:table-cell table:formula="of:=IF(OR([.U498]&lt;[.U$549];[.U498]&gt;[.U$550]);&quot;&quot;;[.U498])">
            <text:p/>
          </table:table-cell>
          <table:table-cell table:formula="of:=IF(OR([.V498]&lt;[.V$549];[.V498]&gt;[.V$550]);&quot;&quot;;[.V498])">
            <text:p/>
          </table:table-cell>
          <table:table-cell table:number-columns-repeated="1002"/>
        </table:table-row>
        <table:table-row table:style-name="ro1">
          <table:table-cell office:value-type="float" office:value="173.2" calcext:value-type="float">
            <text:p>173,2</text:p>
          </table:table-cell>
          <table:table-cell table:formula="of:=IF(OR([.B499]&lt;[.B$549];[.B499]&gt;[.B$550]);&quot;&quot;;[.B499])" office:value-type="string" office:string-value="" calcext:value-type="error">
            <text:p>#DIV/0 !</text:p>
          </table:table-cell>
          <table:table-cell table:formula="of:=IF(OR([.C499]&lt;[.C$549];[.C499]&gt;[.C$550]);&quot;&quot;;[.C499])" office:value-type="float" office:value="0.000239801051611176" calcext:value-type="float">
            <text:p>0,0002398011</text:p>
          </table:table-cell>
          <table:table-cell table:formula="of:=IF(OR([.D499]&lt;[.D$549];[.D499]&gt;[.D$550]);&quot;&quot;;[.D499])">
            <text:p/>
          </table:table-cell>
          <table:table-cell table:formula="of:=IF(OR([.E499]&lt;[.E$549];[.E499]&gt;[.E$550]);&quot;&quot;;[.E499])" office:value-type="float" office:value="1" calcext:value-type="float">
            <text:p>1</text:p>
          </table:table-cell>
          <table:table-cell table:formula="of:=IF(OR([.F499]&lt;[.F$549];[.F499]&gt;[.F$550]);&quot;&quot;;[.F499])">
            <text:p/>
          </table:table-cell>
          <table:table-cell table:formula="of:=IF(OR([.G499]&lt;[.G$549];[.G499]&gt;[.G$550]);&quot;&quot;;[.G499])" office:value-type="string" office:string-value="" calcext:value-type="error">
            <text:p>#DIV/0 !</text:p>
          </table:table-cell>
          <table:table-cell table:formula="of:=IF(OR([.H499]&lt;[.H$549];[.H499]&gt;[.H$550]);&quot;&quot;;[.H499])">
            <text:p/>
          </table:table-cell>
          <table:table-cell table:formula="of:=IF(OR([.I499]&lt;[.I$549];[.I499]&gt;[.I$550]);&quot;&quot;;[.I499])" office:value-type="float" office:value="0.0136516766207491" calcext:value-type="float">
            <text:p>0,0136516766</text:p>
          </table:table-cell>
          <table:table-cell table:formula="of:=IF(OR([.J499]&lt;[.J$549];[.J499]&gt;[.J$550]);&quot;&quot;;[.J499])" office:value-type="string" office:string-value="" calcext:value-type="error">
            <text:p>#DIV/0 !</text:p>
          </table:table-cell>
          <table:table-cell table:formula="of:=IF(OR([.K499]&lt;[.K$549];[.K499]&gt;[.K$550]);&quot;&quot;;[.K499])" office:value-type="string" office:string-value="" calcext:value-type="error">
            <text:p>#DIV/0 !</text:p>
          </table:table-cell>
          <table:table-cell table:formula="of:=IF(OR([.L499]&lt;[.L$549];[.L499]&gt;[.L$550]);&quot;&quot;;[.L499])" office:value-type="string" office:string-value="" calcext:value-type="error">
            <text:p>#DIV/0 !</text:p>
          </table:table-cell>
          <table:table-cell table:formula="of:=IF(OR([.M499]&lt;[.M$549];[.M499]&gt;[.M$550]);&quot;&quot;;[.M499])" office:value-type="float" office:value="0.0000812900547909107" calcext:value-type="float">
            <text:p>8,12900547909107E-005</text:p>
          </table:table-cell>
          <table:table-cell table:formula="of:=IF(OR([.N499]&lt;[.N$549];[.N499]&gt;[.N$550]);&quot;&quot;;[.N499])" office:value-type="float" office:value="0.408281651298574" calcext:value-type="float">
            <text:p>0,4082816513</text:p>
          </table:table-cell>
          <table:table-cell table:formula="of:=IF(OR([.O499]&lt;[.O$549];[.O499]&gt;[.O$550]);&quot;&quot;;[.O499])">
            <text:p/>
          </table:table-cell>
          <table:table-cell table:formula="of:=IF(OR([.P499]&lt;[.P$549];[.P499]&gt;[.P$550]);&quot;&quot;;[.P499])" office:value-type="string" office:string-value="" calcext:value-type="error">
            <text:p>#DIV/0 !</text:p>
          </table:table-cell>
          <table:table-cell table:formula="of:=IF(OR([.Q499]&lt;[.Q$549];[.Q499]&gt;[.Q$550]);&quot;&quot;;[.Q499])" office:value-type="string" office:string-value="" calcext:value-type="error">
            <text:p>#DIV/0 !</text:p>
          </table:table-cell>
          <table:table-cell table:formula="of:=IF(OR([.R499]&lt;[.R$549];[.R499]&gt;[.R$550]);&quot;&quot;;[.R499])">
            <text:p/>
          </table:table-cell>
          <table:table-cell table:formula="of:=IF(OR([.S499]&lt;[.S$549];[.S499]&gt;[.S$550]);&quot;&quot;;[.S499])" office:value-type="float" office:value="0.00974031266570724" calcext:value-type="float">
            <text:p>0,0097403127</text:p>
          </table:table-cell>
          <table:table-cell table:formula="of:=IF(OR([.T499]&lt;[.T$549];[.T499]&gt;[.T$550]);&quot;&quot;;[.T499])" office:value-type="string" office:string-value="" calcext:value-type="error">
            <text:p>#DIV/0 !</text:p>
          </table:table-cell>
          <table:table-cell table:formula="of:=IF(OR([.U499]&lt;[.U$549];[.U499]&gt;[.U$550]);&quot;&quot;;[.U499])">
            <text:p/>
          </table:table-cell>
          <table:table-cell table:formula="of:=IF(OR([.V499]&lt;[.V$549];[.V499]&gt;[.V$550]);&quot;&quot;;[.V499])">
            <text:p/>
          </table:table-cell>
          <table:table-cell table:number-columns-repeated="1002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IF(OR([.B500]&lt;[.B$549];[.B500]&gt;[.B$550]);&quot;&quot;;[.B500])" office:value-type="string" office:string-value="" calcext:value-type="error">
            <text:p>#DIV/0 !</text:p>
          </table:table-cell>
          <table:table-cell table:formula="of:=IF(OR([.C500]&lt;[.C$549];[.C500]&gt;[.C$550]);&quot;&quot;;[.C500])" office:value-type="float" office:value="0.000270252075417036" calcext:value-type="float">
            <text:p>0,0002702521</text:p>
          </table:table-cell>
          <table:table-cell table:formula="of:=IF(OR([.D500]&lt;[.D$549];[.D500]&gt;[.D$550]);&quot;&quot;;[.D500])">
            <text:p/>
          </table:table-cell>
          <table:table-cell table:formula="of:=IF(OR([.E500]&lt;[.E$549];[.E500]&gt;[.E$550]);&quot;&quot;;[.E500])" office:value-type="float" office:value="1" calcext:value-type="float">
            <text:p>1</text:p>
          </table:table-cell>
          <table:table-cell table:formula="of:=IF(OR([.F500]&lt;[.F$549];[.F500]&gt;[.F$550]);&quot;&quot;;[.F500])">
            <text:p/>
          </table:table-cell>
          <table:table-cell table:formula="of:=IF(OR([.G500]&lt;[.G$549];[.G500]&gt;[.G$550]);&quot;&quot;;[.G500])" office:value-type="string" office:string-value="" calcext:value-type="error">
            <text:p>#DIV/0 !</text:p>
          </table:table-cell>
          <table:table-cell table:formula="of:=IF(OR([.H500]&lt;[.H$549];[.H500]&gt;[.H$550]);&quot;&quot;;[.H500])">
            <text:p/>
          </table:table-cell>
          <table:table-cell table:formula="of:=IF(OR([.I500]&lt;[.I$549];[.I500]&gt;[.I$550]);&quot;&quot;;[.I500])" office:value-type="float" office:value="0.0143730983186437" calcext:value-type="float">
            <text:p>0,0143730983</text:p>
          </table:table-cell>
          <table:table-cell table:formula="of:=IF(OR([.J500]&lt;[.J$549];[.J500]&gt;[.J$550]);&quot;&quot;;[.J500])" office:value-type="string" office:string-value="" calcext:value-type="error">
            <text:p>#DIV/0 !</text:p>
          </table:table-cell>
          <table:table-cell table:formula="of:=IF(OR([.K500]&lt;[.K$549];[.K500]&gt;[.K$550]);&quot;&quot;;[.K500])" office:value-type="string" office:string-value="" calcext:value-type="error">
            <text:p>#DIV/0 !</text:p>
          </table:table-cell>
          <table:table-cell table:formula="of:=IF(OR([.L500]&lt;[.L$549];[.L500]&gt;[.L$550]);&quot;&quot;;[.L500])" office:value-type="string" office:string-value="" calcext:value-type="error">
            <text:p>#DIV/0 !</text:p>
          </table:table-cell>
          <table:table-cell table:formula="of:=IF(OR([.M500]&lt;[.M$549];[.M500]&gt;[.M$550]);&quot;&quot;;[.M500])" office:value-type="float" office:value="0.000203967204999147" calcext:value-type="float">
            <text:p>0,0002039672</text:p>
          </table:table-cell>
          <table:table-cell table:formula="of:=IF(OR([.N500]&lt;[.N$549];[.N500]&gt;[.N$550]);&quot;&quot;;[.N500])" office:value-type="float" office:value="0.401451573290024" calcext:value-type="float">
            <text:p>0,4014515733</text:p>
          </table:table-cell>
          <table:table-cell table:formula="of:=IF(OR([.O500]&lt;[.O$549];[.O500]&gt;[.O$550]);&quot;&quot;;[.O500])">
            <text:p/>
          </table:table-cell>
          <table:table-cell table:formula="of:=IF(OR([.P500]&lt;[.P$549];[.P500]&gt;[.P$550]);&quot;&quot;;[.P500])" office:value-type="string" office:string-value="" calcext:value-type="error">
            <text:p>#DIV/0 !</text:p>
          </table:table-cell>
          <table:table-cell table:formula="of:=IF(OR([.Q500]&lt;[.Q$549];[.Q500]&gt;[.Q$550]);&quot;&quot;;[.Q500])" office:value-type="string" office:string-value="" calcext:value-type="error">
            <text:p>#DIV/0 !</text:p>
          </table:table-cell>
          <table:table-cell table:formula="of:=IF(OR([.R500]&lt;[.R$549];[.R500]&gt;[.R$550]);&quot;&quot;;[.R500])">
            <text:p/>
          </table:table-cell>
          <table:table-cell table:formula="of:=IF(OR([.S500]&lt;[.S$549];[.S500]&gt;[.S$550]);&quot;&quot;;[.S500])" office:value-type="float" office:value="0.00909687690457993" calcext:value-type="float">
            <text:p>0,0090968769</text:p>
          </table:table-cell>
          <table:table-cell table:formula="of:=IF(OR([.T500]&lt;[.T$549];[.T500]&gt;[.T$550]);&quot;&quot;;[.T500])" office:value-type="string" office:string-value="" calcext:value-type="error">
            <text:p>#DIV/0 !</text:p>
          </table:table-cell>
          <table:table-cell table:formula="of:=IF(OR([.U500]&lt;[.U$549];[.U500]&gt;[.U$550]);&quot;&quot;;[.U500])">
            <text:p/>
          </table:table-cell>
          <table:table-cell table:formula="of:=IF(OR([.V500]&lt;[.V$549];[.V500]&gt;[.V$550]);&quot;&quot;;[.V500])">
            <text:p/>
          </table:table-cell>
          <table:table-cell table:number-columns-repeated="1002"/>
        </table:table-row>
        <table:table-row table:style-name="ro1">
          <table:table-cell office:value-type="float" office:value="176.8" calcext:value-type="float">
            <text:p>176,8</text:p>
          </table:table-cell>
          <table:table-cell table:formula="of:=IF(OR([.B501]&lt;[.B$549];[.B501]&gt;[.B$550]);&quot;&quot;;[.B501])" office:value-type="string" office:string-value="" calcext:value-type="error">
            <text:p>#DIV/0 !</text:p>
          </table:table-cell>
          <table:table-cell table:formula="of:=IF(OR([.C501]&lt;[.C$549];[.C501]&gt;[.C$550]);&quot;&quot;;[.C501])" office:value-type="float" office:value="0.00020234180290874" calcext:value-type="float">
            <text:p>0,0002023418</text:p>
          </table:table-cell>
          <table:table-cell table:formula="of:=IF(OR([.D501]&lt;[.D$549];[.D501]&gt;[.D$550]);&quot;&quot;;[.D501])">
            <text:p/>
          </table:table-cell>
          <table:table-cell table:formula="of:=IF(OR([.E501]&lt;[.E$549];[.E501]&gt;[.E$550]);&quot;&quot;;[.E501])" office:value-type="float" office:value="1" calcext:value-type="float">
            <text:p>1</text:p>
          </table:table-cell>
          <table:table-cell table:formula="of:=IF(OR([.F501]&lt;[.F$549];[.F501]&gt;[.F$550]);&quot;&quot;;[.F501])">
            <text:p/>
          </table:table-cell>
          <table:table-cell table:formula="of:=IF(OR([.G501]&lt;[.G$549];[.G501]&gt;[.G$550]);&quot;&quot;;[.G501])" office:value-type="string" office:string-value="" calcext:value-type="error">
            <text:p>#DIV/0 !</text:p>
          </table:table-cell>
          <table:table-cell table:formula="of:=IF(OR([.H501]&lt;[.H$549];[.H501]&gt;[.H$550]);&quot;&quot;;[.H501])">
            <text:p/>
          </table:table-cell>
          <table:table-cell table:formula="of:=IF(OR([.I501]&lt;[.I$549];[.I501]&gt;[.I$550]);&quot;&quot;;[.I501])" office:value-type="float" office:value="0.0137965829151619" calcext:value-type="float">
            <text:p>0,0137965829</text:p>
          </table:table-cell>
          <table:table-cell table:formula="of:=IF(OR([.J501]&lt;[.J$549];[.J501]&gt;[.J$550]);&quot;&quot;;[.J501])" office:value-type="string" office:string-value="" calcext:value-type="error">
            <text:p>#DIV/0 !</text:p>
          </table:table-cell>
          <table:table-cell table:formula="of:=IF(OR([.K501]&lt;[.K$549];[.K501]&gt;[.K$550]);&quot;&quot;;[.K501])" office:value-type="string" office:string-value="" calcext:value-type="error">
            <text:p>#DIV/0 !</text:p>
          </table:table-cell>
          <table:table-cell table:formula="of:=IF(OR([.L501]&lt;[.L$549];[.L501]&gt;[.L$550]);&quot;&quot;;[.L501])" office:value-type="string" office:string-value="" calcext:value-type="error">
            <text:p>#DIV/0 !</text:p>
          </table:table-cell>
          <table:table-cell table:formula="of:=IF(OR([.M501]&lt;[.M$549];[.M501]&gt;[.M$550]);&quot;&quot;;[.M501])" office:value-type="float" office:value="0.000105830680001825" calcext:value-type="float">
            <text:p>0,0001058307</text:p>
          </table:table-cell>
          <table:table-cell table:formula="of:=IF(OR([.N501]&lt;[.N$549];[.N501]&gt;[.N$550]);&quot;&quot;;[.N501])" office:value-type="float" office:value="0.398160493278631" calcext:value-type="float">
            <text:p>0,3981604933</text:p>
          </table:table-cell>
          <table:table-cell table:formula="of:=IF(OR([.O501]&lt;[.O$549];[.O501]&gt;[.O$550]);&quot;&quot;;[.O501])">
            <text:p/>
          </table:table-cell>
          <table:table-cell table:formula="of:=IF(OR([.P501]&lt;[.P$549];[.P501]&gt;[.P$550]);&quot;&quot;;[.P501])" office:value-type="string" office:string-value="" calcext:value-type="error">
            <text:p>#DIV/0 !</text:p>
          </table:table-cell>
          <table:table-cell table:formula="of:=IF(OR([.Q501]&lt;[.Q$549];[.Q501]&gt;[.Q$550]);&quot;&quot;;[.Q501])" office:value-type="string" office:string-value="" calcext:value-type="error">
            <text:p>#DIV/0 !</text:p>
          </table:table-cell>
          <table:table-cell table:formula="of:=IF(OR([.R501]&lt;[.R$549];[.R501]&gt;[.R$550]);&quot;&quot;;[.R501])" office:value-type="float" office:value="0.0000222495888405127" calcext:value-type="float">
            <text:p>2,22495888405127E-005</text:p>
          </table:table-cell>
          <table:table-cell table:formula="of:=IF(OR([.S501]&lt;[.S$549];[.S501]&gt;[.S$550]);&quot;&quot;;[.S501])" office:value-type="float" office:value="0.00780420083661683" calcext:value-type="float">
            <text:p>0,0078042008</text:p>
          </table:table-cell>
          <table:table-cell table:formula="of:=IF(OR([.T501]&lt;[.T$549];[.T501]&gt;[.T$550]);&quot;&quot;;[.T501])" office:value-type="string" office:string-value="" calcext:value-type="error">
            <text:p>#DIV/0 !</text:p>
          </table:table-cell>
          <table:table-cell table:formula="of:=IF(OR([.U501]&lt;[.U$549];[.U501]&gt;[.U$550]);&quot;&quot;;[.U501])">
            <text:p/>
          </table:table-cell>
          <table:table-cell table:formula="of:=IF(OR([.V501]&lt;[.V$549];[.V501]&gt;[.V$550]);&quot;&quot;;[.V501])">
            <text:p/>
          </table:table-cell>
          <table:table-cell table:number-columns-repeated="1002"/>
        </table:table-row>
        <table:table-row table:style-name="ro1">
          <table:table-cell office:value-type="float" office:value="178.5" calcext:value-type="float">
            <text:p>178,5</text:p>
          </table:table-cell>
          <table:table-cell table:formula="of:=IF(OR([.B502]&lt;[.B$549];[.B502]&gt;[.B$550]);&quot;&quot;;[.B502])" office:value-type="string" office:string-value="" calcext:value-type="error">
            <text:p>#DIV/0 !</text:p>
          </table:table-cell>
          <table:table-cell table:formula="of:=IF(OR([.C502]&lt;[.C$549];[.C502]&gt;[.C$550]);&quot;&quot;;[.C502])" office:value-type="float" office:value="0.00020071472882026" calcext:value-type="float">
            <text:p>0,0002007147</text:p>
          </table:table-cell>
          <table:table-cell table:formula="of:=IF(OR([.D502]&lt;[.D$549];[.D502]&gt;[.D$550]);&quot;&quot;;[.D502])" office:value-type="float" office:value="0.00207194069753311" calcext:value-type="float">
            <text:p>0,0020719407</text:p>
          </table:table-cell>
          <table:table-cell table:formula="of:=IF(OR([.E502]&lt;[.E$549];[.E502]&gt;[.E$550]);&quot;&quot;;[.E502])" office:value-type="float" office:value="1" calcext:value-type="float">
            <text:p>1</text:p>
          </table:table-cell>
          <table:table-cell table:formula="of:=IF(OR([.F502]&lt;[.F$549];[.F502]&gt;[.F$550]);&quot;&quot;;[.F502])">
            <text:p/>
          </table:table-cell>
          <table:table-cell table:formula="of:=IF(OR([.G502]&lt;[.G$549];[.G502]&gt;[.G$550]);&quot;&quot;;[.G502])" office:value-type="string" office:string-value="" calcext:value-type="error">
            <text:p>#DIV/0 !</text:p>
          </table:table-cell>
          <table:table-cell table:formula="of:=IF(OR([.H502]&lt;[.H$549];[.H502]&gt;[.H$550]);&quot;&quot;;[.H502])">
            <text:p/>
          </table:table-cell>
          <table:table-cell table:formula="of:=IF(OR([.I502]&lt;[.I$549];[.I502]&gt;[.I$550]);&quot;&quot;;[.I502])" office:value-type="float" office:value="0.0153175081395932" calcext:value-type="float">
            <text:p>0,0153175081</text:p>
          </table:table-cell>
          <table:table-cell table:formula="of:=IF(OR([.J502]&lt;[.J$549];[.J502]&gt;[.J$550]);&quot;&quot;;[.J502])" office:value-type="string" office:string-value="" calcext:value-type="error">
            <text:p>#DIV/0 !</text:p>
          </table:table-cell>
          <table:table-cell table:formula="of:=IF(OR([.K502]&lt;[.K$549];[.K502]&gt;[.K$550]);&quot;&quot;;[.K502])" office:value-type="string" office:string-value="" calcext:value-type="error">
            <text:p>#DIV/0 !</text:p>
          </table:table-cell>
          <table:table-cell table:formula="of:=IF(OR([.L502]&lt;[.L$549];[.L502]&gt;[.L$550]);&quot;&quot;;[.L502])" office:value-type="string" office:string-value="" calcext:value-type="error">
            <text:p>#DIV/0 !</text:p>
          </table:table-cell>
          <table:table-cell table:formula="of:=IF(OR([.M502]&lt;[.M$549];[.M502]&gt;[.M$550]);&quot;&quot;;[.M502])" office:value-type="float" office:value="0.000132513670561964" calcext:value-type="float">
            <text:p>0,0001325137</text:p>
          </table:table-cell>
          <table:table-cell table:formula="of:=IF(OR([.N502]&lt;[.N$549];[.N502]&gt;[.N$550]);&quot;&quot;;[.N502])" office:value-type="float" office:value="0.398030132511267" calcext:value-type="float">
            <text:p>0,3980301325</text:p>
          </table:table-cell>
          <table:table-cell table:formula="of:=IF(OR([.O502]&lt;[.O$549];[.O502]&gt;[.O$550]);&quot;&quot;;[.O502])">
            <text:p/>
          </table:table-cell>
          <table:table-cell table:formula="of:=IF(OR([.P502]&lt;[.P$549];[.P502]&gt;[.P$550]);&quot;&quot;;[.P502])" office:value-type="string" office:string-value="" calcext:value-type="error">
            <text:p>#DIV/0 !</text:p>
          </table:table-cell>
          <table:table-cell table:formula="of:=IF(OR([.Q502]&lt;[.Q$549];[.Q502]&gt;[.Q$550]);&quot;&quot;;[.Q502])" office:value-type="string" office:string-value="" calcext:value-type="error">
            <text:p>#DIV/0 !</text:p>
          </table:table-cell>
          <table:table-cell table:formula="of:=IF(OR([.R502]&lt;[.R$549];[.R502]&gt;[.R$550]);&quot;&quot;;[.R502])">
            <text:p/>
          </table:table-cell>
          <table:table-cell table:formula="of:=IF(OR([.S502]&lt;[.S$549];[.S502]&gt;[.S$550]);&quot;&quot;;[.S502])" office:value-type="float" office:value="0.00755415066664311" calcext:value-type="float">
            <text:p>0,0075541507</text:p>
          </table:table-cell>
          <table:table-cell table:formula="of:=IF(OR([.T502]&lt;[.T$549];[.T502]&gt;[.T$550]);&quot;&quot;;[.T502])" office:value-type="string" office:string-value="" calcext:value-type="error">
            <text:p>#DIV/0 !</text:p>
          </table:table-cell>
          <table:table-cell table:formula="of:=IF(OR([.U502]&lt;[.U$549];[.U502]&gt;[.U$550]);&quot;&quot;;[.U502])">
            <text:p/>
          </table:table-cell>
          <table:table-cell table:formula="of:=IF(OR([.V502]&lt;[.V$549];[.V502]&gt;[.V$550]);&quot;&quot;;[.V502])">
            <text:p/>
          </table:table-cell>
          <table:table-cell table:number-columns-repeated="1002"/>
        </table:table-row>
        <table:table-row table:style-name="ro1">
          <table:table-cell office:value-type="float" office:value="180.3" calcext:value-type="float">
            <text:p>180,3</text:p>
          </table:table-cell>
          <table:table-cell table:formula="of:=IF(OR([.B503]&lt;[.B$549];[.B503]&gt;[.B$550]);&quot;&quot;;[.B503])" office:value-type="string" office:string-value="" calcext:value-type="error">
            <text:p>#DIV/0 !</text:p>
          </table:table-cell>
          <table:table-cell table:formula="of:=IF(OR([.C503]&lt;[.C$549];[.C503]&gt;[.C$550]);&quot;&quot;;[.C503])" office:value-type="float" office:value="0.000181745814366375" calcext:value-type="float">
            <text:p>0,0001817458</text:p>
          </table:table-cell>
          <table:table-cell table:formula="of:=IF(OR([.D503]&lt;[.D$549];[.D503]&gt;[.D$550]);&quot;&quot;;[.D503])">
            <text:p/>
          </table:table-cell>
          <table:table-cell table:formula="of:=IF(OR([.E503]&lt;[.E$549];[.E503]&gt;[.E$550]);&quot;&quot;;[.E503])" office:value-type="float" office:value="1" calcext:value-type="float">
            <text:p>1</text:p>
          </table:table-cell>
          <table:table-cell table:formula="of:=IF(OR([.F503]&lt;[.F$549];[.F503]&gt;[.F$550]);&quot;&quot;;[.F503])">
            <text:p/>
          </table:table-cell>
          <table:table-cell table:formula="of:=IF(OR([.G503]&lt;[.G$549];[.G503]&gt;[.G$550]);&quot;&quot;;[.G503])" office:value-type="string" office:string-value="" calcext:value-type="error">
            <text:p>#DIV/0 !</text:p>
          </table:table-cell>
          <table:table-cell table:formula="of:=IF(OR([.H503]&lt;[.H$549];[.H503]&gt;[.H$550]);&quot;&quot;;[.H503])" office:value-type="float" office:value="0.000192055241959736" calcext:value-type="float">
            <text:p>0,0001920552</text:p>
          </table:table-cell>
          <table:table-cell table:formula="of:=IF(OR([.I503]&lt;[.I$549];[.I503]&gt;[.I$550]);&quot;&quot;;[.I503])" office:value-type="float" office:value="0.0140344188911686" calcext:value-type="float">
            <text:p>0,0140344189</text:p>
          </table:table-cell>
          <table:table-cell table:formula="of:=IF(OR([.J503]&lt;[.J$549];[.J503]&gt;[.J$550]);&quot;&quot;;[.J503])" office:value-type="string" office:string-value="" calcext:value-type="error">
            <text:p>#DIV/0 !</text:p>
          </table:table-cell>
          <table:table-cell table:formula="of:=IF(OR([.K503]&lt;[.K$549];[.K503]&gt;[.K$550]);&quot;&quot;;[.K503])" office:value-type="string" office:string-value="" calcext:value-type="error">
            <text:p>#DIV/0 !</text:p>
          </table:table-cell>
          <table:table-cell table:formula="of:=IF(OR([.L503]&lt;[.L$549];[.L503]&gt;[.L$550]);&quot;&quot;;[.L503])" office:value-type="string" office:string-value="" calcext:value-type="error">
            <text:p>#DIV/0 !</text:p>
          </table:table-cell>
          <table:table-cell table:formula="of:=IF(OR([.M503]&lt;[.M$549];[.M503]&gt;[.M$550]);&quot;&quot;;[.M503])" office:value-type="float" office:value="0.000118275389813789" calcext:value-type="float">
            <text:p>0,0001182754</text:p>
          </table:table-cell>
          <table:table-cell table:formula="of:=IF(OR([.N503]&lt;[.N$549];[.N503]&gt;[.N$550]);&quot;&quot;;[.N503])" office:value-type="float" office:value="0.409823647606036" calcext:value-type="float">
            <text:p>0,4098236476</text:p>
          </table:table-cell>
          <table:table-cell table:formula="of:=IF(OR([.O503]&lt;[.O$549];[.O503]&gt;[.O$550]);&quot;&quot;;[.O503])">
            <text:p/>
          </table:table-cell>
          <table:table-cell table:formula="of:=IF(OR([.P503]&lt;[.P$549];[.P503]&gt;[.P$550]);&quot;&quot;;[.P503])" office:value-type="string" office:string-value="" calcext:value-type="error">
            <text:p>#DIV/0 !</text:p>
          </table:table-cell>
          <table:table-cell table:formula="of:=IF(OR([.Q503]&lt;[.Q$549];[.Q503]&gt;[.Q$550]);&quot;&quot;;[.Q503])" office:value-type="string" office:string-value="" calcext:value-type="error">
            <text:p>#DIV/0 !</text:p>
          </table:table-cell>
          <table:table-cell table:formula="of:=IF(OR([.R503]&lt;[.R$549];[.R503]&gt;[.R$550]);&quot;&quot;;[.R503])">
            <text:p/>
          </table:table-cell>
          <table:table-cell table:formula="of:=IF(OR([.S503]&lt;[.S$549];[.S503]&gt;[.S$550]);&quot;&quot;;[.S503])" office:value-type="float" office:value="0.00626219442091837" calcext:value-type="float">
            <text:p>0,0062621944</text:p>
          </table:table-cell>
          <table:table-cell table:formula="of:=IF(OR([.T503]&lt;[.T$549];[.T503]&gt;[.T$550]);&quot;&quot;;[.T503])" office:value-type="string" office:string-value="" calcext:value-type="error">
            <text:p>#DIV/0 !</text:p>
          </table:table-cell>
          <table:table-cell table:formula="of:=IF(OR([.U503]&lt;[.U$549];[.U503]&gt;[.U$550]);&quot;&quot;;[.U503])">
            <text:p/>
          </table:table-cell>
          <table:table-cell table:formula="of:=IF(OR([.V503]&lt;[.V$549];[.V503]&gt;[.V$550]);&quot;&quot;;[.V503])">
            <text:p/>
          </table:table-cell>
          <table:table-cell table:number-columns-repeated="1002"/>
        </table:table-row>
        <table:table-row table:style-name="ro1">
          <table:table-cell office:value-type="float" office:value="182.1" calcext:value-type="float">
            <text:p>182,1</text:p>
          </table:table-cell>
          <table:table-cell table:formula="of:=IF(OR([.B504]&lt;[.B$549];[.B504]&gt;[.B$550]);&quot;&quot;;[.B504])" office:value-type="string" office:string-value="" calcext:value-type="error">
            <text:p>#DIV/0 !</text:p>
          </table:table-cell>
          <table:table-cell table:formula="of:=IF(OR([.C504]&lt;[.C$549];[.C504]&gt;[.C$550]);&quot;&quot;;[.C504])" office:value-type="float" office:value="0.00023991569579647" calcext:value-type="float">
            <text:p>0,0002399157</text:p>
          </table:table-cell>
          <table:table-cell table:formula="of:=IF(OR([.D504]&lt;[.D$549];[.D504]&gt;[.D$550]);&quot;&quot;;[.D504])">
            <text:p/>
          </table:table-cell>
          <table:table-cell table:formula="of:=IF(OR([.E504]&lt;[.E$549];[.E504]&gt;[.E$550]);&quot;&quot;;[.E504])" office:value-type="float" office:value="1" calcext:value-type="float">
            <text:p>1</text:p>
          </table:table-cell>
          <table:table-cell table:formula="of:=IF(OR([.F504]&lt;[.F$549];[.F504]&gt;[.F$550]);&quot;&quot;;[.F504])">
            <text:p/>
          </table:table-cell>
          <table:table-cell table:formula="of:=IF(OR([.G504]&lt;[.G$549];[.G504]&gt;[.G$550]);&quot;&quot;;[.G504])" office:value-type="string" office:string-value="" calcext:value-type="error">
            <text:p>#DIV/0 !</text:p>
          </table:table-cell>
          <table:table-cell table:formula="of:=IF(OR([.H504]&lt;[.H$549];[.H504]&gt;[.H$550]);&quot;&quot;;[.H504])" office:value-type="float" office:value="0.000102034989088506" calcext:value-type="float">
            <text:p>0,000102035</text:p>
          </table:table-cell>
          <table:table-cell table:formula="of:=IF(OR([.I504]&lt;[.I$549];[.I504]&gt;[.I$550]);&quot;&quot;;[.I504])" office:value-type="float" office:value="0.0139568162550902" calcext:value-type="float">
            <text:p>0,0139568163</text:p>
          </table:table-cell>
          <table:table-cell table:formula="of:=IF(OR([.J504]&lt;[.J$549];[.J504]&gt;[.J$550]);&quot;&quot;;[.J504])" office:value-type="string" office:string-value="" calcext:value-type="error">
            <text:p>#DIV/0 !</text:p>
          </table:table-cell>
          <table:table-cell table:formula="of:=IF(OR([.K504]&lt;[.K$549];[.K504]&gt;[.K$550]);&quot;&quot;;[.K504])" office:value-type="string" office:string-value="" calcext:value-type="error">
            <text:p>#DIV/0 !</text:p>
          </table:table-cell>
          <table:table-cell table:formula="of:=IF(OR([.L504]&lt;[.L$549];[.L504]&gt;[.L$550]);&quot;&quot;;[.L504])" office:value-type="string" office:string-value="" calcext:value-type="error">
            <text:p>#DIV/0 !</text:p>
          </table:table-cell>
          <table:table-cell table:formula="of:=IF(OR([.M504]&lt;[.M$549];[.M504]&gt;[.M$550]);&quot;&quot;;[.M504])" office:value-type="float" office:value="0.00011336592908947" calcext:value-type="float">
            <text:p>0,0001133659</text:p>
          </table:table-cell>
          <table:table-cell table:formula="of:=IF(OR([.N504]&lt;[.N$549];[.N504]&gt;[.N$550]);&quot;&quot;;[.N504])" office:value-type="float" office:value="0.404899163050543" calcext:value-type="float">
            <text:p>0,4048991631</text:p>
          </table:table-cell>
          <table:table-cell table:formula="of:=IF(OR([.O504]&lt;[.O$549];[.O504]&gt;[.O$550]);&quot;&quot;;[.O504])">
            <text:p/>
          </table:table-cell>
          <table:table-cell table:formula="of:=IF(OR([.P504]&lt;[.P$549];[.P504]&gt;[.P$550]);&quot;&quot;;[.P504])" office:value-type="string" office:string-value="" calcext:value-type="error">
            <text:p>#DIV/0 !</text:p>
          </table:table-cell>
          <table:table-cell table:formula="of:=IF(OR([.Q504]&lt;[.Q$549];[.Q504]&gt;[.Q$550]);&quot;&quot;;[.Q504])" office:value-type="string" office:string-value="" calcext:value-type="error">
            <text:p>#DIV/0 !</text:p>
          </table:table-cell>
          <table:table-cell table:formula="of:=IF(OR([.R504]&lt;[.R$549];[.R504]&gt;[.R$550]);&quot;&quot;;[.R504])">
            <text:p/>
          </table:table-cell>
          <table:table-cell table:formula="of:=IF(OR([.S504]&lt;[.S$549];[.S504]&gt;[.S$550]);&quot;&quot;;[.S504])" office:value-type="float" office:value="0.00585011909923399" calcext:value-type="float">
            <text:p>0,0058501191</text:p>
          </table:table-cell>
          <table:table-cell table:formula="of:=IF(OR([.T504]&lt;[.T$549];[.T504]&gt;[.T$550]);&quot;&quot;;[.T504])" office:value-type="string" office:string-value="" calcext:value-type="error">
            <text:p>#DIV/0 !</text:p>
          </table:table-cell>
          <table:table-cell table:formula="of:=IF(OR([.U504]&lt;[.U$549];[.U504]&gt;[.U$550]);&quot;&quot;;[.U504])">
            <text:p/>
          </table:table-cell>
          <table:table-cell table:formula="of:=IF(OR([.V504]&lt;[.V$549];[.V504]&gt;[.V$550]);&quot;&quot;;[.V504])">
            <text:p/>
          </table:table-cell>
          <table:table-cell table:number-columns-repeated="1002"/>
        </table:table-row>
        <table:table-row table:style-name="ro1">
          <table:table-cell office:value-type="float" office:value="183.8" calcext:value-type="float">
            <text:p>183,8</text:p>
          </table:table-cell>
          <table:table-cell table:formula="of:=IF(OR([.B505]&lt;[.B$549];[.B505]&gt;[.B$550]);&quot;&quot;;[.B505])" office:value-type="string" office:string-value="" calcext:value-type="error">
            <text:p>#DIV/0 !</text:p>
          </table:table-cell>
          <table:table-cell table:formula="of:=IF(OR([.C505]&lt;[.C$549];[.C505]&gt;[.C$550]);&quot;&quot;;[.C505])" office:value-type="float" office:value="0.000234621217566547" calcext:value-type="float">
            <text:p>0,0002346212</text:p>
          </table:table-cell>
          <table:table-cell table:formula="of:=IF(OR([.D505]&lt;[.D$549];[.D505]&gt;[.D$550]);&quot;&quot;;[.D505])">
            <text:p/>
          </table:table-cell>
          <table:table-cell table:formula="of:=IF(OR([.E505]&lt;[.E$549];[.E505]&gt;[.E$550]);&quot;&quot;;[.E505])" office:value-type="float" office:value="1" calcext:value-type="float">
            <text:p>1</text:p>
          </table:table-cell>
          <table:table-cell table:formula="of:=IF(OR([.F505]&lt;[.F$549];[.F505]&gt;[.F$550]);&quot;&quot;;[.F505])">
            <text:p/>
          </table:table-cell>
          <table:table-cell table:formula="of:=IF(OR([.G505]&lt;[.G$549];[.G505]&gt;[.G$550]);&quot;&quot;;[.G505])" office:value-type="string" office:string-value="" calcext:value-type="error">
            <text:p>#DIV/0 !</text:p>
          </table:table-cell>
          <table:table-cell table:formula="of:=IF(OR([.H505]&lt;[.H$549];[.H505]&gt;[.H$550]);&quot;&quot;;[.H505])" office:value-type="float" office:value="0.000136281532086113" calcext:value-type="float">
            <text:p>0,0001362815</text:p>
          </table:table-cell>
          <table:table-cell table:formula="of:=IF(OR([.I505]&lt;[.I$549];[.I505]&gt;[.I$550]);&quot;&quot;;[.I505])" office:value-type="float" office:value="0.0140159190011998" calcext:value-type="float">
            <text:p>0,014015919</text:p>
          </table:table-cell>
          <table:table-cell table:formula="of:=IF(OR([.J505]&lt;[.J$549];[.J505]&gt;[.J$550]);&quot;&quot;;[.J505])" office:value-type="string" office:string-value="" calcext:value-type="error">
            <text:p>#DIV/0 !</text:p>
          </table:table-cell>
          <table:table-cell table:formula="of:=IF(OR([.K505]&lt;[.K$549];[.K505]&gt;[.K$550]);&quot;&quot;;[.K505])" office:value-type="string" office:string-value="" calcext:value-type="error">
            <text:p>#DIV/0 !</text:p>
          </table:table-cell>
          <table:table-cell table:formula="of:=IF(OR([.L505]&lt;[.L$549];[.L505]&gt;[.L$550]);&quot;&quot;;[.L505])" office:value-type="string" office:string-value="" calcext:value-type="error">
            <text:p>#DIV/0 !</text:p>
          </table:table-cell>
          <table:table-cell table:formula="of:=IF(OR([.M505]&lt;[.M$549];[.M505]&gt;[.M$550]);&quot;&quot;;[.M505])" office:value-type="float" office:value="0.000132601010589414" calcext:value-type="float">
            <text:p>0,000132601</text:p>
          </table:table-cell>
          <table:table-cell table:formula="of:=IF(OR([.N505]&lt;[.N$549];[.N505]&gt;[.N$550]);&quot;&quot;;[.N505])" office:value-type="float" office:value="0.419498797888757" calcext:value-type="float">
            <text:p>0,4194987979</text:p>
          </table:table-cell>
          <table:table-cell table:formula="of:=IF(OR([.O505]&lt;[.O$549];[.O505]&gt;[.O$550]);&quot;&quot;;[.O505])">
            <text:p/>
          </table:table-cell>
          <table:table-cell table:formula="of:=IF(OR([.P505]&lt;[.P$549];[.P505]&gt;[.P$550]);&quot;&quot;;[.P505])" office:value-type="string" office:string-value="" calcext:value-type="error">
            <text:p>#DIV/0 !</text:p>
          </table:table-cell>
          <table:table-cell table:formula="of:=IF(OR([.Q505]&lt;[.Q$549];[.Q505]&gt;[.Q$550]);&quot;&quot;;[.Q505])" office:value-type="string" office:string-value="" calcext:value-type="error">
            <text:p>#DIV/0 !</text:p>
          </table:table-cell>
          <table:table-cell table:formula="of:=IF(OR([.R505]&lt;[.R$549];[.R505]&gt;[.R$550]);&quot;&quot;;[.R505])">
            <text:p/>
          </table:table-cell>
          <table:table-cell table:formula="of:=IF(OR([.S505]&lt;[.S$549];[.S505]&gt;[.S$550]);&quot;&quot;;[.S505])" office:value-type="float" office:value="0.00429619095373041" calcext:value-type="float">
            <text:p>0,004296191</text:p>
          </table:table-cell>
          <table:table-cell table:formula="of:=IF(OR([.T505]&lt;[.T$549];[.T505]&gt;[.T$550]);&quot;&quot;;[.T505])" office:value-type="string" office:string-value="" calcext:value-type="error">
            <text:p>#DIV/0 !</text:p>
          </table:table-cell>
          <table:table-cell table:formula="of:=IF(OR([.U505]&lt;[.U$549];[.U505]&gt;[.U$550]);&quot;&quot;;[.U505])">
            <text:p/>
          </table:table-cell>
          <table:table-cell table:formula="of:=IF(OR([.V505]&lt;[.V$549];[.V505]&gt;[.V$550]);&quot;&quot;;[.V505])">
            <text:p/>
          </table:table-cell>
          <table:table-cell table:number-columns-repeated="1002"/>
        </table:table-row>
        <table:table-row table:style-name="ro1">
          <table:table-cell office:value-type="float" office:value="185.6" calcext:value-type="float">
            <text:p>185,6</text:p>
          </table:table-cell>
          <table:table-cell table:formula="of:=IF(OR([.B506]&lt;[.B$549];[.B506]&gt;[.B$550]);&quot;&quot;;[.B506])" office:value-type="string" office:string-value="" calcext:value-type="error">
            <text:p>#DIV/0 !</text:p>
          </table:table-cell>
          <table:table-cell table:formula="of:=IF(OR([.C506]&lt;[.C$549];[.C506]&gt;[.C$550]);&quot;&quot;;[.C506])" office:value-type="float" office:value="0.00021330841206966" calcext:value-type="float">
            <text:p>0,0002133084</text:p>
          </table:table-cell>
          <table:table-cell table:formula="of:=IF(OR([.D506]&lt;[.D$549];[.D506]&gt;[.D$550]);&quot;&quot;;[.D506])">
            <text:p/>
          </table:table-cell>
          <table:table-cell table:formula="of:=IF(OR([.E506]&lt;[.E$549];[.E506]&gt;[.E$550]);&quot;&quot;;[.E506])" office:value-type="float" office:value="1" calcext:value-type="float">
            <text:p>1</text:p>
          </table:table-cell>
          <table:table-cell table:formula="of:=IF(OR([.F506]&lt;[.F$549];[.F506]&gt;[.F$550]);&quot;&quot;;[.F506])">
            <text:p/>
          </table:table-cell>
          <table:table-cell table:formula="of:=IF(OR([.G506]&lt;[.G$549];[.G506]&gt;[.G$550]);&quot;&quot;;[.G506])" office:value-type="string" office:string-value="" calcext:value-type="error">
            <text:p>#DIV/0 !</text:p>
          </table:table-cell>
          <table:table-cell table:formula="of:=IF(OR([.H506]&lt;[.H$549];[.H506]&gt;[.H$550]);&quot;&quot;;[.H506])">
            <text:p/>
          </table:table-cell>
          <table:table-cell table:formula="of:=IF(OR([.I506]&lt;[.I$549];[.I506]&gt;[.I$550]);&quot;&quot;;[.I506])" office:value-type="float" office:value="0.0135405047842874" calcext:value-type="float">
            <text:p>0,0135405048</text:p>
          </table:table-cell>
          <table:table-cell table:formula="of:=IF(OR([.J506]&lt;[.J$549];[.J506]&gt;[.J$550]);&quot;&quot;;[.J506])" office:value-type="string" office:string-value="" calcext:value-type="error">
            <text:p>#DIV/0 !</text:p>
          </table:table-cell>
          <table:table-cell table:formula="of:=IF(OR([.K506]&lt;[.K$549];[.K506]&gt;[.K$550]);&quot;&quot;;[.K506])" office:value-type="string" office:string-value="" calcext:value-type="error">
            <text:p>#DIV/0 !</text:p>
          </table:table-cell>
          <table:table-cell table:formula="of:=IF(OR([.L506]&lt;[.L$549];[.L506]&gt;[.L$550]);&quot;&quot;;[.L506])" office:value-type="string" office:string-value="" calcext:value-type="error">
            <text:p>#DIV/0 !</text:p>
          </table:table-cell>
          <table:table-cell table:formula="of:=IF(OR([.M506]&lt;[.M$549];[.M506]&gt;[.M$550]);&quot;&quot;;[.M506])" office:value-type="float" office:value="0.000104963216623336" calcext:value-type="float">
            <text:p>0,0001049632</text:p>
          </table:table-cell>
          <table:table-cell table:formula="of:=IF(OR([.N506]&lt;[.N$549];[.N506]&gt;[.N$550]);&quot;&quot;;[.N506])" office:value-type="float" office:value="0.408954881526296" calcext:value-type="float">
            <text:p>0,4089548815</text:p>
          </table:table-cell>
          <table:table-cell table:formula="of:=IF(OR([.O506]&lt;[.O$549];[.O506]&gt;[.O$550]);&quot;&quot;;[.O506])" office:value-type="float" office:value="0.0000144724319001697" calcext:value-type="float">
            <text:p>1,44724319001697E-005</text:p>
          </table:table-cell>
          <table:table-cell table:formula="of:=IF(OR([.P506]&lt;[.P$549];[.P506]&gt;[.P$550]);&quot;&quot;;[.P506])" office:value-type="string" office:string-value="" calcext:value-type="error">
            <text:p>#DIV/0 !</text:p>
          </table:table-cell>
          <table:table-cell table:formula="of:=IF(OR([.Q506]&lt;[.Q$549];[.Q506]&gt;[.Q$550]);&quot;&quot;;[.Q506])" office:value-type="string" office:string-value="" calcext:value-type="error">
            <text:p>#DIV/0 !</text:p>
          </table:table-cell>
          <table:table-cell table:formula="of:=IF(OR([.R506]&lt;[.R$549];[.R506]&gt;[.R$550]);&quot;&quot;;[.R506])">
            <text:p/>
          </table:table-cell>
          <table:table-cell table:formula="of:=IF(OR([.S506]&lt;[.S$549];[.S506]&gt;[.S$550]);&quot;&quot;;[.S506])" office:value-type="float" office:value="0.0043531490805271" calcext:value-type="float">
            <text:p>0,0043531491</text:p>
          </table:table-cell>
          <table:table-cell table:formula="of:=IF(OR([.T506]&lt;[.T$549];[.T506]&gt;[.T$550]);&quot;&quot;;[.T506])" office:value-type="string" office:string-value="" calcext:value-type="error">
            <text:p>#DIV/0 !</text:p>
          </table:table-cell>
          <table:table-cell table:formula="of:=IF(OR([.U506]&lt;[.U$549];[.U506]&gt;[.U$550]);&quot;&quot;;[.U506])">
            <text:p/>
          </table:table-cell>
          <table:table-cell table:formula="of:=IF(OR([.V506]&lt;[.V$549];[.V506]&gt;[.V$550]);&quot;&quot;;[.V506])">
            <text:p/>
          </table:table-cell>
          <table:table-cell table:number-columns-repeated="1002"/>
        </table:table-row>
        <table:table-row table:style-name="ro1">
          <table:table-cell office:value-type="float" office:value="187.4" calcext:value-type="float">
            <text:p>187,4</text:p>
          </table:table-cell>
          <table:table-cell table:formula="of:=IF(OR([.B507]&lt;[.B$549];[.B507]&gt;[.B$550]);&quot;&quot;;[.B507])" office:value-type="string" office:string-value="" calcext:value-type="error">
            <text:p>#DIV/0 !</text:p>
          </table:table-cell>
          <table:table-cell table:formula="of:=IF(OR([.C507]&lt;[.C$549];[.C507]&gt;[.C$550]);&quot;&quot;;[.C507])" office:value-type="float" office:value="0.000256769192708074" calcext:value-type="float">
            <text:p>0,0002567692</text:p>
          </table:table-cell>
          <table:table-cell table:formula="of:=IF(OR([.D507]&lt;[.D$549];[.D507]&gt;[.D$550]);&quot;&quot;;[.D507])" office:value-type="float" office:value="0.00226162567660303" calcext:value-type="float">
            <text:p>0,0022616257</text:p>
          </table:table-cell>
          <table:table-cell table:formula="of:=IF(OR([.E507]&lt;[.E$549];[.E507]&gt;[.E$550]);&quot;&quot;;[.E507])" office:value-type="float" office:value="1" calcext:value-type="float">
            <text:p>1</text:p>
          </table:table-cell>
          <table:table-cell table:formula="of:=IF(OR([.F507]&lt;[.F$549];[.F507]&gt;[.F$550]);&quot;&quot;;[.F507])">
            <text:p/>
          </table:table-cell>
          <table:table-cell table:formula="of:=IF(OR([.G507]&lt;[.G$549];[.G507]&gt;[.G$550]);&quot;&quot;;[.G507])" office:value-type="string" office:string-value="" calcext:value-type="error">
            <text:p>#DIV/0 !</text:p>
          </table:table-cell>
          <table:table-cell table:formula="of:=IF(OR([.H507]&lt;[.H$549];[.H507]&gt;[.H$550]);&quot;&quot;;[.H507])">
            <text:p/>
          </table:table-cell>
          <table:table-cell table:formula="of:=IF(OR([.I507]&lt;[.I$549];[.I507]&gt;[.I$550]);&quot;&quot;;[.I507])" office:value-type="float" office:value="0.0141735305085904" calcext:value-type="float">
            <text:p>0,0141735305</text:p>
          </table:table-cell>
          <table:table-cell table:formula="of:=IF(OR([.J507]&lt;[.J$549];[.J507]&gt;[.J$550]);&quot;&quot;;[.J507])" office:value-type="string" office:string-value="" calcext:value-type="error">
            <text:p>#DIV/0 !</text:p>
          </table:table-cell>
          <table:table-cell table:formula="of:=IF(OR([.K507]&lt;[.K$549];[.K507]&gt;[.K$550]);&quot;&quot;;[.K507])" office:value-type="string" office:string-value="" calcext:value-type="error">
            <text:p>#DIV/0 !</text:p>
          </table:table-cell>
          <table:table-cell table:formula="of:=IF(OR([.L507]&lt;[.L$549];[.L507]&gt;[.L$550]);&quot;&quot;;[.L507])" office:value-type="string" office:string-value="" calcext:value-type="error">
            <text:p>#DIV/0 !</text:p>
          </table:table-cell>
          <table:table-cell table:formula="of:=IF(OR([.M507]&lt;[.M$549];[.M507]&gt;[.M$550]);&quot;&quot;;[.M507])" office:value-type="float" office:value="0.000158515644061863" calcext:value-type="float">
            <text:p>0,0001585156</text:p>
          </table:table-cell>
          <table:table-cell table:formula="of:=IF(OR([.N507]&lt;[.N$549];[.N507]&gt;[.N$550]);&quot;&quot;;[.N507])" office:value-type="float" office:value="0.401408225858125" calcext:value-type="float">
            <text:p>0,4014082259</text:p>
          </table:table-cell>
          <table:table-cell table:formula="of:=IF(OR([.O507]&lt;[.O$549];[.O507]&gt;[.O$550]);&quot;&quot;;[.O507])">
            <text:p/>
          </table:table-cell>
          <table:table-cell table:formula="of:=IF(OR([.P507]&lt;[.P$549];[.P507]&gt;[.P$550]);&quot;&quot;;[.P507])" office:value-type="string" office:string-value="" calcext:value-type="error">
            <text:p>#DIV/0 !</text:p>
          </table:table-cell>
          <table:table-cell table:formula="of:=IF(OR([.Q507]&lt;[.Q$549];[.Q507]&gt;[.Q$550]);&quot;&quot;;[.Q507])" office:value-type="string" office:string-value="" calcext:value-type="error">
            <text:p>#DIV/0 !</text:p>
          </table:table-cell>
          <table:table-cell table:formula="of:=IF(OR([.R507]&lt;[.R$549];[.R507]&gt;[.R$550]);&quot;&quot;;[.R507])">
            <text:p/>
          </table:table-cell>
          <table:table-cell table:formula="of:=IF(OR([.S507]&lt;[.S$549];[.S507]&gt;[.S$550]);&quot;&quot;;[.S507])" office:value-type="float" office:value="0.00434450238676577" calcext:value-type="float">
            <text:p>0,0043445024</text:p>
          </table:table-cell>
          <table:table-cell table:formula="of:=IF(OR([.T507]&lt;[.T$549];[.T507]&gt;[.T$550]);&quot;&quot;;[.T507])" office:value-type="string" office:string-value="" calcext:value-type="error">
            <text:p>#DIV/0 !</text:p>
          </table:table-cell>
          <table:table-cell table:formula="of:=IF(OR([.U507]&lt;[.U$549];[.U507]&gt;[.U$550]);&quot;&quot;;[.U507])">
            <text:p/>
          </table:table-cell>
          <table:table-cell table:formula="of:=IF(OR([.V507]&lt;[.V$549];[.V507]&gt;[.V$550]);&quot;&quot;;[.V507])">
            <text:p/>
          </table:table-cell>
          <table:table-cell table:number-columns-repeated="1002"/>
        </table:table-row>
        <table:table-row table:style-name="ro1">
          <table:table-cell office:value-type="float" office:value="189.1" calcext:value-type="float">
            <text:p>189,1</text:p>
          </table:table-cell>
          <table:table-cell table:formula="of:=IF(OR([.B508]&lt;[.B$549];[.B508]&gt;[.B$550]);&quot;&quot;;[.B508])" office:value-type="string" office:string-value="" calcext:value-type="error">
            <text:p>#DIV/0 !</text:p>
          </table:table-cell>
          <table:table-cell table:formula="of:=IF(OR([.C508]&lt;[.C$549];[.C508]&gt;[.C$550]);&quot;&quot;;[.C508])" office:value-type="float" office:value="0.000278276150342801" calcext:value-type="float">
            <text:p>0,0002782762</text:p>
          </table:table-cell>
          <table:table-cell table:formula="of:=IF(OR([.D508]&lt;[.D$549];[.D508]&gt;[.D$550]);&quot;&quot;;[.D508])">
            <text:p/>
          </table:table-cell>
          <table:table-cell table:formula="of:=IF(OR([.E508]&lt;[.E$549];[.E508]&gt;[.E$550]);&quot;&quot;;[.E508])" office:value-type="float" office:value="1" calcext:value-type="float">
            <text:p>1</text:p>
          </table:table-cell>
          <table:table-cell table:formula="of:=IF(OR([.F508]&lt;[.F$549];[.F508]&gt;[.F$550]);&quot;&quot;;[.F508])">
            <text:p/>
          </table:table-cell>
          <table:table-cell table:formula="of:=IF(OR([.G508]&lt;[.G$549];[.G508]&gt;[.G$550]);&quot;&quot;;[.G508])" office:value-type="string" office:string-value="" calcext:value-type="error">
            <text:p>#DIV/0 !</text:p>
          </table:table-cell>
          <table:table-cell table:formula="of:=IF(OR([.H508]&lt;[.H$549];[.H508]&gt;[.H$550]);&quot;&quot;;[.H508])" office:value-type="float" office:value="0.000119839394265086" calcext:value-type="float">
            <text:p>0,0001198394</text:p>
          </table:table-cell>
          <table:table-cell table:formula="of:=IF(OR([.I508]&lt;[.I$549];[.I508]&gt;[.I$550]);&quot;&quot;;[.I508])" office:value-type="float" office:value="0.0137967195828233" calcext:value-type="float">
            <text:p>0,0137967196</text:p>
          </table:table-cell>
          <table:table-cell table:formula="of:=IF(OR([.J508]&lt;[.J$549];[.J508]&gt;[.J$550]);&quot;&quot;;[.J508])" office:value-type="string" office:string-value="" calcext:value-type="error">
            <text:p>#DIV/0 !</text:p>
          </table:table-cell>
          <table:table-cell table:formula="of:=IF(OR([.K508]&lt;[.K$549];[.K508]&gt;[.K$550]);&quot;&quot;;[.K508])" office:value-type="string" office:string-value="" calcext:value-type="error">
            <text:p>#DIV/0 !</text:p>
          </table:table-cell>
          <table:table-cell table:formula="of:=IF(OR([.L508]&lt;[.L$549];[.L508]&gt;[.L$550]);&quot;&quot;;[.L508])" office:value-type="string" office:string-value="" calcext:value-type="error">
            <text:p>#DIV/0 !</text:p>
          </table:table-cell>
          <table:table-cell table:formula="of:=IF(OR([.M508]&lt;[.M$549];[.M508]&gt;[.M$550]);&quot;&quot;;[.M508])" office:value-type="float" office:value="0.0000925496452723161" calcext:value-type="float">
            <text:p>9,25496452723161E-005</text:p>
          </table:table-cell>
          <table:table-cell table:formula="of:=IF(OR([.N508]&lt;[.N$549];[.N508]&gt;[.N$550]);&quot;&quot;;[.N508])" office:value-type="float" office:value="0.408049965897281" calcext:value-type="float">
            <text:p>0,4080499659</text:p>
          </table:table-cell>
          <table:table-cell table:formula="of:=IF(OR([.O508]&lt;[.O$549];[.O508]&gt;[.O$550]);&quot;&quot;;[.O508])" office:value-type="float" office:value="0.0000318045101552777" calcext:value-type="float">
            <text:p>3,18045101552777E-005</text:p>
          </table:table-cell>
          <table:table-cell table:formula="of:=IF(OR([.P508]&lt;[.P$549];[.P508]&gt;[.P$550]);&quot;&quot;;[.P508])" office:value-type="string" office:string-value="" calcext:value-type="error">
            <text:p>#DIV/0 !</text:p>
          </table:table-cell>
          <table:table-cell table:formula="of:=IF(OR([.Q508]&lt;[.Q$549];[.Q508]&gt;[.Q$550]);&quot;&quot;;[.Q508])" office:value-type="string" office:string-value="" calcext:value-type="error">
            <text:p>#DIV/0 !</text:p>
          </table:table-cell>
          <table:table-cell table:formula="of:=IF(OR([.R508]&lt;[.R$549];[.R508]&gt;[.R$550]);&quot;&quot;;[.R508])" office:value-type="float" office:value="0.0000288962465754974" calcext:value-type="float">
            <text:p>2,88962465754974E-005</text:p>
          </table:table-cell>
          <table:table-cell table:formula="of:=IF(OR([.S508]&lt;[.S$549];[.S508]&gt;[.S$550]);&quot;&quot;;[.S508])" office:value-type="float" office:value="0.00294287872106556" calcext:value-type="float">
            <text:p>0,0029428787</text:p>
          </table:table-cell>
          <table:table-cell table:formula="of:=IF(OR([.T508]&lt;[.T$549];[.T508]&gt;[.T$550]);&quot;&quot;;[.T508])" office:value-type="string" office:string-value="" calcext:value-type="error">
            <text:p>#DIV/0 !</text:p>
          </table:table-cell>
          <table:table-cell table:formula="of:=IF(OR([.U508]&lt;[.U$549];[.U508]&gt;[.U$550]);&quot;&quot;;[.U508])">
            <text:p/>
          </table:table-cell>
          <table:table-cell table:formula="of:=IF(OR([.V508]&lt;[.V$549];[.V508]&gt;[.V$550]);&quot;&quot;;[.V508])" office:value-type="float" office:value="0.00000591711816842376" calcext:value-type="float">
            <text:p>5,91711816842376E-006</text:p>
          </table:table-cell>
          <table:table-cell table:number-columns-repeated="1002"/>
        </table:table-row>
        <table:table-row table:style-name="ro1">
          <table:table-cell office:value-type="float" office:value="190.9" calcext:value-type="float">
            <text:p>190,9</text:p>
          </table:table-cell>
          <table:table-cell table:formula="of:=IF(OR([.B509]&lt;[.B$549];[.B509]&gt;[.B$550]);&quot;&quot;;[.B509])" office:value-type="string" office:string-value="" calcext:value-type="error">
            <text:p>#DIV/0 !</text:p>
          </table:table-cell>
          <table:table-cell table:formula="of:=IF(OR([.C509]&lt;[.C$549];[.C509]&gt;[.C$550]);&quot;&quot;;[.C509])" office:value-type="float" office:value="0.000255184690684196" calcext:value-type="float">
            <text:p>0,0002551847</text:p>
          </table:table-cell>
          <table:table-cell table:formula="of:=IF(OR([.D509]&lt;[.D$549];[.D509]&gt;[.D$550]);&quot;&quot;;[.D509])">
            <text:p/>
          </table:table-cell>
          <table:table-cell table:formula="of:=IF(OR([.E509]&lt;[.E$549];[.E509]&gt;[.E$550]);&quot;&quot;;[.E509])" office:value-type="float" office:value="1" calcext:value-type="float">
            <text:p>1</text:p>
          </table:table-cell>
          <table:table-cell table:formula="of:=IF(OR([.F509]&lt;[.F$549];[.F509]&gt;[.F$550]);&quot;&quot;;[.F509])">
            <text:p/>
          </table:table-cell>
          <table:table-cell table:formula="of:=IF(OR([.G509]&lt;[.G$549];[.G509]&gt;[.G$550]);&quot;&quot;;[.G509])" office:value-type="string" office:string-value="" calcext:value-type="error">
            <text:p>#DIV/0 !</text:p>
          </table:table-cell>
          <table:table-cell table:formula="of:=IF(OR([.H509]&lt;[.H$549];[.H509]&gt;[.H$550]);&quot;&quot;;[.H509])" office:value-type="float" office:value="0.000117986741926303" calcext:value-type="float">
            <text:p>0,0001179867</text:p>
          </table:table-cell>
          <table:table-cell table:formula="of:=IF(OR([.I509]&lt;[.I$549];[.I509]&gt;[.I$550]);&quot;&quot;;[.I509])" office:value-type="float" office:value="0.0135717538633393" calcext:value-type="float">
            <text:p>0,0135717539</text:p>
          </table:table-cell>
          <table:table-cell table:formula="of:=IF(OR([.J509]&lt;[.J$549];[.J509]&gt;[.J$550]);&quot;&quot;;[.J509])" office:value-type="string" office:string-value="" calcext:value-type="error">
            <text:p>#DIV/0 !</text:p>
          </table:table-cell>
          <table:table-cell table:formula="of:=IF(OR([.K509]&lt;[.K$549];[.K509]&gt;[.K$550]);&quot;&quot;;[.K509])" office:value-type="string" office:string-value="" calcext:value-type="error">
            <text:p>#DIV/0 !</text:p>
          </table:table-cell>
          <table:table-cell table:formula="of:=IF(OR([.L509]&lt;[.L$549];[.L509]&gt;[.L$550]);&quot;&quot;;[.L509])" office:value-type="string" office:string-value="" calcext:value-type="error">
            <text:p>#DIV/0 !</text:p>
          </table:table-cell>
          <table:table-cell table:formula="of:=IF(OR([.M509]&lt;[.M$549];[.M509]&gt;[.M$550]);&quot;&quot;;[.M509])" office:value-type="float" office:value="0.0000629910955736052" calcext:value-type="float">
            <text:p>6,29910955736052E-005</text:p>
          </table:table-cell>
          <table:table-cell table:formula="of:=IF(OR([.N509]&lt;[.N$549];[.N509]&gt;[.N$550]);&quot;&quot;;[.N509])" office:value-type="float" office:value="0.409484730625338" calcext:value-type="float">
            <text:p>0,4094847306</text:p>
          </table:table-cell>
          <table:table-cell table:formula="of:=IF(OR([.O509]&lt;[.O$549];[.O509]&gt;[.O$550]);&quot;&quot;;[.O509])">
            <text:p/>
          </table:table-cell>
          <table:table-cell table:formula="of:=IF(OR([.P509]&lt;[.P$549];[.P509]&gt;[.P$550]);&quot;&quot;;[.P509])" office:value-type="string" office:string-value="" calcext:value-type="error">
            <text:p>#DIV/0 !</text:p>
          </table:table-cell>
          <table:table-cell table:formula="of:=IF(OR([.Q509]&lt;[.Q$549];[.Q509]&gt;[.Q$550]);&quot;&quot;;[.Q509])" office:value-type="string" office:string-value="" calcext:value-type="error">
            <text:p>#DIV/0 !</text:p>
          </table:table-cell>
          <table:table-cell table:formula="of:=IF(OR([.R509]&lt;[.R$549];[.R509]&gt;[.R$550]);&quot;&quot;;[.R509])">
            <text:p/>
          </table:table-cell>
          <table:table-cell table:formula="of:=IF(OR([.S509]&lt;[.S$549];[.S509]&gt;[.S$550]);&quot;&quot;;[.S509])" office:value-type="float" office:value="0.00289623938093118" calcext:value-type="float">
            <text:p>0,0028962394</text:p>
          </table:table-cell>
          <table:table-cell table:formula="of:=IF(OR([.T509]&lt;[.T$549];[.T509]&gt;[.T$550]);&quot;&quot;;[.T509])" office:value-type="string" office:string-value="" calcext:value-type="error">
            <text:p>#DIV/0 !</text:p>
          </table:table-cell>
          <table:table-cell table:formula="of:=IF(OR([.U509]&lt;[.U$549];[.U509]&gt;[.U$550]);&quot;&quot;;[.U509])">
            <text:p/>
          </table:table-cell>
          <table:table-cell table:formula="of:=IF(OR([.V509]&lt;[.V$549];[.V509]&gt;[.V$550]);&quot;&quot;;[.V509])">
            <text:p/>
          </table:table-cell>
          <table:table-cell table:number-columns-repeated="1002"/>
        </table:table-row>
        <table:table-row table:style-name="ro1">
          <table:table-cell office:value-type="float" office:value="192.7" calcext:value-type="float">
            <text:p>192,7</text:p>
          </table:table-cell>
          <table:table-cell table:formula="of:=IF(OR([.B510]&lt;[.B$549];[.B510]&gt;[.B$550]);&quot;&quot;;[.B510])" office:value-type="string" office:string-value="" calcext:value-type="error">
            <text:p>#DIV/0 !</text:p>
          </table:table-cell>
          <table:table-cell table:formula="of:=IF(OR([.C510]&lt;[.C$549];[.C510]&gt;[.C$550]);&quot;&quot;;[.C510])" office:value-type="float" office:value="0.000184984646769903" calcext:value-type="float">
            <text:p>0,0001849846</text:p>
          </table:table-cell>
          <table:table-cell table:formula="of:=IF(OR([.D510]&lt;[.D$549];[.D510]&gt;[.D$550]);&quot;&quot;;[.D510])">
            <text:p/>
          </table:table-cell>
          <table:table-cell table:formula="of:=IF(OR([.E510]&lt;[.E$549];[.E510]&gt;[.E$550]);&quot;&quot;;[.E510])" office:value-type="float" office:value="1" calcext:value-type="float">
            <text:p>1</text:p>
          </table:table-cell>
          <table:table-cell table:formula="of:=IF(OR([.F510]&lt;[.F$549];[.F510]&gt;[.F$550]);&quot;&quot;;[.F510])">
            <text:p/>
          </table:table-cell>
          <table:table-cell table:formula="of:=IF(OR([.G510]&lt;[.G$549];[.G510]&gt;[.G$550]);&quot;&quot;;[.G510])" office:value-type="string" office:string-value="" calcext:value-type="error">
            <text:p>#DIV/0 !</text:p>
          </table:table-cell>
          <table:table-cell table:formula="of:=IF(OR([.H510]&lt;[.H$549];[.H510]&gt;[.H$550]);&quot;&quot;;[.H510])" office:value-type="float" office:value="0.0000873961548940019" calcext:value-type="float">
            <text:p>8,73961548940019E-005</text:p>
          </table:table-cell>
          <table:table-cell table:formula="of:=IF(OR([.I510]&lt;[.I$549];[.I510]&gt;[.I$550]);&quot;&quot;;[.I510])" office:value-type="float" office:value="0.0139156627642654" calcext:value-type="float">
            <text:p>0,0139156628</text:p>
          </table:table-cell>
          <table:table-cell table:formula="of:=IF(OR([.J510]&lt;[.J$549];[.J510]&gt;[.J$550]);&quot;&quot;;[.J510])" office:value-type="string" office:string-value="" calcext:value-type="error">
            <text:p>#DIV/0 !</text:p>
          </table:table-cell>
          <table:table-cell table:formula="of:=IF(OR([.K510]&lt;[.K$549];[.K510]&gt;[.K$550]);&quot;&quot;;[.K510])" office:value-type="string" office:string-value="" calcext:value-type="error">
            <text:p>#DIV/0 !</text:p>
          </table:table-cell>
          <table:table-cell table:formula="of:=IF(OR([.L510]&lt;[.L$549];[.L510]&gt;[.L$550]);&quot;&quot;;[.L510])" office:value-type="string" office:string-value="" calcext:value-type="error">
            <text:p>#DIV/0 !</text:p>
          </table:table-cell>
          <table:table-cell table:formula="of:=IF(OR([.M510]&lt;[.M$549];[.M510]&gt;[.M$550]);&quot;&quot;;[.M510])" office:value-type="float" office:value="0.000101774097162551" calcext:value-type="float">
            <text:p>0,0001017741</text:p>
          </table:table-cell>
          <table:table-cell table:formula="of:=IF(OR([.N510]&lt;[.N$549];[.N510]&gt;[.N$550]);&quot;&quot;;[.N510])" office:value-type="float" office:value="0.413124239440888" calcext:value-type="float">
            <text:p>0,4131242394</text:p>
          </table:table-cell>
          <table:table-cell table:formula="of:=IF(OR([.O510]&lt;[.O$549];[.O510]&gt;[.O$550]);&quot;&quot;;[.O510])" office:value-type="float" office:value="0.0000171663554908967" calcext:value-type="float">
            <text:p>1,71663554908967E-005</text:p>
          </table:table-cell>
          <table:table-cell table:formula="of:=IF(OR([.P510]&lt;[.P$549];[.P510]&gt;[.P$550]);&quot;&quot;;[.P510])" office:value-type="string" office:string-value="" calcext:value-type="error">
            <text:p>#DIV/0 !</text:p>
          </table:table-cell>
          <table:table-cell table:formula="of:=IF(OR([.Q510]&lt;[.Q$549];[.Q510]&gt;[.Q$550]);&quot;&quot;;[.Q510])" office:value-type="string" office:string-value="" calcext:value-type="error">
            <text:p>#DIV/0 !</text:p>
          </table:table-cell>
          <table:table-cell table:formula="of:=IF(OR([.R510]&lt;[.R$549];[.R510]&gt;[.R$550]);&quot;&quot;;[.R510])">
            <text:p/>
          </table:table-cell>
          <table:table-cell table:formula="of:=IF(OR([.S510]&lt;[.S$549];[.S510]&gt;[.S$550]);&quot;&quot;;[.S510])" office:value-type="float" office:value="0.00361754520710459" calcext:value-type="float">
            <text:p>0,0036175452</text:p>
          </table:table-cell>
          <table:table-cell table:formula="of:=IF(OR([.T510]&lt;[.T$549];[.T510]&gt;[.T$550]);&quot;&quot;;[.T510])" office:value-type="string" office:string-value="" calcext:value-type="error">
            <text:p>#DIV/0 !</text:p>
          </table:table-cell>
          <table:table-cell table:formula="of:=IF(OR([.U510]&lt;[.U$549];[.U510]&gt;[.U$550]);&quot;&quot;;[.U510])">
            <text:p/>
          </table:table-cell>
          <table:table-cell table:formula="of:=IF(OR([.V510]&lt;[.V$549];[.V510]&gt;[.V$550]);&quot;&quot;;[.V510])">
            <text:p/>
          </table:table-cell>
          <table:table-cell table:number-columns-repeated="1002"/>
        </table:table-row>
        <table:table-row table:style-name="ro1">
          <table:table-cell office:value-type="float" office:value="194.4" calcext:value-type="float">
            <text:p>194,4</text:p>
          </table:table-cell>
          <table:table-cell table:formula="of:=IF(OR([.B511]&lt;[.B$549];[.B511]&gt;[.B$550]);&quot;&quot;;[.B511])" office:value-type="string" office:string-value="" calcext:value-type="error">
            <text:p>#DIV/0 !</text:p>
          </table:table-cell>
          <table:table-cell table:formula="of:=IF(OR([.C511]&lt;[.C$549];[.C511]&gt;[.C$550]);&quot;&quot;;[.C511])" office:value-type="float" office:value="0.000150038699139347" calcext:value-type="float">
            <text:p>0,0001500387</text:p>
          </table:table-cell>
          <table:table-cell table:formula="of:=IF(OR([.D511]&lt;[.D$549];[.D511]&gt;[.D$550]);&quot;&quot;;[.D511])">
            <text:p/>
          </table:table-cell>
          <table:table-cell table:formula="of:=IF(OR([.E511]&lt;[.E$549];[.E511]&gt;[.E$550]);&quot;&quot;;[.E511])" office:value-type="float" office:value="1" calcext:value-type="float">
            <text:p>1</text:p>
          </table:table-cell>
          <table:table-cell table:formula="of:=IF(OR([.F511]&lt;[.F$549];[.F511]&gt;[.F$550]);&quot;&quot;;[.F511])">
            <text:p/>
          </table:table-cell>
          <table:table-cell table:formula="of:=IF(OR([.G511]&lt;[.G$549];[.G511]&gt;[.G$550]);&quot;&quot;;[.G511])" office:value-type="string" office:string-value="" calcext:value-type="error">
            <text:p>#DIV/0 !</text:p>
          </table:table-cell>
          <table:table-cell table:formula="of:=IF(OR([.H511]&lt;[.H$549];[.H511]&gt;[.H$550]);&quot;&quot;;[.H511])">
            <text:p/>
          </table:table-cell>
          <table:table-cell table:formula="of:=IF(OR([.I511]&lt;[.I$549];[.I511]&gt;[.I$550]);&quot;&quot;;[.I511])" office:value-type="float" office:value="0.0131397900146523" calcext:value-type="float">
            <text:p>0,01313979</text:p>
          </table:table-cell>
          <table:table-cell table:formula="of:=IF(OR([.J511]&lt;[.J$549];[.J511]&gt;[.J$550]);&quot;&quot;;[.J511])" office:value-type="string" office:string-value="" calcext:value-type="error">
            <text:p>#DIV/0 !</text:p>
          </table:table-cell>
          <table:table-cell table:formula="of:=IF(OR([.K511]&lt;[.K$549];[.K511]&gt;[.K$550]);&quot;&quot;;[.K511])" office:value-type="string" office:string-value="" calcext:value-type="error">
            <text:p>#DIV/0 !</text:p>
          </table:table-cell>
          <table:table-cell table:formula="of:=IF(OR([.L511]&lt;[.L$549];[.L511]&gt;[.L$550]);&quot;&quot;;[.L511])" office:value-type="string" office:string-value="" calcext:value-type="error">
            <text:p>#DIV/0 !</text:p>
          </table:table-cell>
          <table:table-cell table:formula="of:=IF(OR([.M511]&lt;[.M$549];[.M511]&gt;[.M$550]);&quot;&quot;;[.M511])" office:value-type="float" office:value="0.0000829343300133741" calcext:value-type="float">
            <text:p>8,29343300133741E-005</text:p>
          </table:table-cell>
          <table:table-cell table:formula="of:=IF(OR([.N511]&lt;[.N$549];[.N511]&gt;[.N$550]);&quot;&quot;;[.N511])" office:value-type="float" office:value="0.406891948672561" calcext:value-type="float">
            <text:p>0,4068919487</text:p>
          </table:table-cell>
          <table:table-cell table:formula="of:=IF(OR([.O511]&lt;[.O$549];[.O511]&gt;[.O$550]);&quot;&quot;;[.O511])">
            <text:p/>
          </table:table-cell>
          <table:table-cell table:formula="of:=IF(OR([.P511]&lt;[.P$549];[.P511]&gt;[.P$550]);&quot;&quot;;[.P511])" office:value-type="string" office:string-value="" calcext:value-type="error">
            <text:p>#DIV/0 !</text:p>
          </table:table-cell>
          <table:table-cell table:formula="of:=IF(OR([.Q511]&lt;[.Q$549];[.Q511]&gt;[.Q$550]);&quot;&quot;;[.Q511])" office:value-type="string" office:string-value="" calcext:value-type="error">
            <text:p>#DIV/0 !</text:p>
          </table:table-cell>
          <table:table-cell table:formula="of:=IF(OR([.R511]&lt;[.R$549];[.R511]&gt;[.R$550]);&quot;&quot;;[.R511])" office:value-type="float" office:value="0.0000265123756588209" calcext:value-type="float">
            <text:p>2,65123756588209E-005</text:p>
          </table:table-cell>
          <table:table-cell table:formula="of:=IF(OR([.S511]&lt;[.S$549];[.S511]&gt;[.S$550]);&quot;&quot;;[.S511])" office:value-type="float" office:value="0.00358265661679592" calcext:value-type="float">
            <text:p>0,0035826566</text:p>
          </table:table-cell>
          <table:table-cell table:formula="of:=IF(OR([.T511]&lt;[.T$549];[.T511]&gt;[.T$550]);&quot;&quot;;[.T511])" office:value-type="string" office:string-value="" calcext:value-type="error">
            <text:p>#DIV/0 !</text:p>
          </table:table-cell>
          <table:table-cell table:formula="of:=IF(OR([.U511]&lt;[.U$549];[.U511]&gt;[.U$550]);&quot;&quot;;[.U511])">
            <text:p/>
          </table:table-cell>
          <table:table-cell table:formula="of:=IF(OR([.V511]&lt;[.V$549];[.V511]&gt;[.V$550]);&quot;&quot;;[.V511])">
            <text:p/>
          </table:table-cell>
          <table:table-cell table:number-columns-repeated="1002"/>
        </table:table-row>
        <table:table-row table:style-name="ro1">
          <table:table-cell office:value-type="float" office:value="196.2" calcext:value-type="float">
            <text:p>196,2</text:p>
          </table:table-cell>
          <table:table-cell table:formula="of:=IF(OR([.B512]&lt;[.B$549];[.B512]&gt;[.B$550]);&quot;&quot;;[.B512])" office:value-type="string" office:string-value="" calcext:value-type="error">
            <text:p>#DIV/0 !</text:p>
          </table:table-cell>
          <table:table-cell table:formula="of:=IF(OR([.C512]&lt;[.C$549];[.C512]&gt;[.C$550]);&quot;&quot;;[.C512])" office:value-type="float" office:value="0.000171516552299188" calcext:value-type="float">
            <text:p>0,0001715166</text:p>
          </table:table-cell>
          <table:table-cell table:formula="of:=IF(OR([.D512]&lt;[.D$549];[.D512]&gt;[.D$550]);&quot;&quot;;[.D512])">
            <text:p/>
          </table:table-cell>
          <table:table-cell table:formula="of:=IF(OR([.E512]&lt;[.E$549];[.E512]&gt;[.E$550]);&quot;&quot;;[.E512])" office:value-type="float" office:value="1" calcext:value-type="float">
            <text:p>1</text:p>
          </table:table-cell>
          <table:table-cell table:formula="of:=IF(OR([.F512]&lt;[.F$549];[.F512]&gt;[.F$550]);&quot;&quot;;[.F512])">
            <text:p/>
          </table:table-cell>
          <table:table-cell table:formula="of:=IF(OR([.G512]&lt;[.G$549];[.G512]&gt;[.G$550]);&quot;&quot;;[.G512])" office:value-type="string" office:string-value="" calcext:value-type="error">
            <text:p>#DIV/0 !</text:p>
          </table:table-cell>
          <table:table-cell table:formula="of:=IF(OR([.H512]&lt;[.H$549];[.H512]&gt;[.H$550]);&quot;&quot;;[.H512])">
            <text:p/>
          </table:table-cell>
          <table:table-cell table:formula="of:=IF(OR([.I512]&lt;[.I$549];[.I512]&gt;[.I$550]);&quot;&quot;;[.I512])" office:value-type="float" office:value="0.0138611811254573" calcext:value-type="float">
            <text:p>0,0138611811</text:p>
          </table:table-cell>
          <table:table-cell table:formula="of:=IF(OR([.J512]&lt;[.J$549];[.J512]&gt;[.J$550]);&quot;&quot;;[.J512])" office:value-type="string" office:string-value="" calcext:value-type="error">
            <text:p>#DIV/0 !</text:p>
          </table:table-cell>
          <table:table-cell table:formula="of:=IF(OR([.K512]&lt;[.K$549];[.K512]&gt;[.K$550]);&quot;&quot;;[.K512])" office:value-type="string" office:string-value="" calcext:value-type="error">
            <text:p>#DIV/0 !</text:p>
          </table:table-cell>
          <table:table-cell table:formula="of:=IF(OR([.L512]&lt;[.L$549];[.L512]&gt;[.L$550]);&quot;&quot;;[.L512])" office:value-type="string" office:string-value="" calcext:value-type="error">
            <text:p>#DIV/0 !</text:p>
          </table:table-cell>
          <table:table-cell table:formula="of:=IF(OR([.M512]&lt;[.M$549];[.M512]&gt;[.M$550]);&quot;&quot;;[.M512])" office:value-type="float" office:value="0.000143488334680832" calcext:value-type="float">
            <text:p>0,0001434883</text:p>
          </table:table-cell>
          <table:table-cell table:formula="of:=IF(OR([.N512]&lt;[.N$549];[.N512]&gt;[.N$550]);&quot;&quot;;[.N512])" office:value-type="float" office:value="0.390705812349924" calcext:value-type="float">
            <text:p>0,3907058123</text:p>
          </table:table-cell>
          <table:table-cell table:formula="of:=IF(OR([.O512]&lt;[.O$549];[.O512]&gt;[.O$550]);&quot;&quot;;[.O512])" office:value-type="float" office:value="0.0000134969620526348" calcext:value-type="float">
            <text:p>0,000013497</text:p>
          </table:table-cell>
          <table:table-cell table:formula="of:=IF(OR([.P512]&lt;[.P$549];[.P512]&gt;[.P$550]);&quot;&quot;;[.P512])" office:value-type="string" office:string-value="" calcext:value-type="error">
            <text:p>#DIV/0 !</text:p>
          </table:table-cell>
          <table:table-cell table:formula="of:=IF(OR([.Q512]&lt;[.Q$549];[.Q512]&gt;[.Q$550]);&quot;&quot;;[.Q512])" office:value-type="string" office:string-value="" calcext:value-type="error">
            <text:p>#DIV/0 !</text:p>
          </table:table-cell>
          <table:table-cell table:formula="of:=IF(OR([.R512]&lt;[.R$549];[.R512]&gt;[.R$550]);&quot;&quot;;[.R512])">
            <text:p/>
          </table:table-cell>
          <table:table-cell table:formula="of:=IF(OR([.S512]&lt;[.S$549];[.S512]&gt;[.S$550]);&quot;&quot;;[.S512])" office:value-type="float" office:value="0.0040597384292164" calcext:value-type="float">
            <text:p>0,0040597384</text:p>
          </table:table-cell>
          <table:table-cell table:formula="of:=IF(OR([.T512]&lt;[.T$549];[.T512]&gt;[.T$550]);&quot;&quot;;[.T512])" office:value-type="string" office:string-value="" calcext:value-type="error">
            <text:p>#DIV/0 !</text:p>
          </table:table-cell>
          <table:table-cell table:formula="of:=IF(OR([.U512]&lt;[.U$549];[.U512]&gt;[.U$550]);&quot;&quot;;[.U512])">
            <text:p/>
          </table:table-cell>
          <table:table-cell table:formula="of:=IF(OR([.V512]&lt;[.V$549];[.V512]&gt;[.V$550]);&quot;&quot;;[.V512])">
            <text:p/>
          </table:table-cell>
          <table:table-cell table:number-columns-repeated="1002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IF(OR([.B513]&lt;[.B$549];[.B513]&gt;[.B$550]);&quot;&quot;;[.B513])" office:value-type="string" office:string-value="" calcext:value-type="error">
            <text:p>#DIV/0 !</text:p>
          </table:table-cell>
          <table:table-cell table:formula="of:=IF(OR([.C513]&lt;[.C$549];[.C513]&gt;[.C$550]);&quot;&quot;;[.C513])" office:value-type="float" office:value="0.000217502031422562" calcext:value-type="float">
            <text:p>0,000217502</text:p>
          </table:table-cell>
          <table:table-cell table:formula="of:=IF(OR([.D513]&lt;[.D$549];[.D513]&gt;[.D$550]);&quot;&quot;;[.D513])">
            <text:p/>
          </table:table-cell>
          <table:table-cell table:formula="of:=IF(OR([.E513]&lt;[.E$549];[.E513]&gt;[.E$550]);&quot;&quot;;[.E513])" office:value-type="float" office:value="1" calcext:value-type="float">
            <text:p>1</text:p>
          </table:table-cell>
          <table:table-cell table:formula="of:=IF(OR([.F513]&lt;[.F$549];[.F513]&gt;[.F$550]);&quot;&quot;;[.F513])">
            <text:p/>
          </table:table-cell>
          <table:table-cell table:formula="of:=IF(OR([.G513]&lt;[.G$549];[.G513]&gt;[.G$550]);&quot;&quot;;[.G513])" office:value-type="string" office:string-value="" calcext:value-type="error">
            <text:p>#DIV/0 !</text:p>
          </table:table-cell>
          <table:table-cell table:formula="of:=IF(OR([.H513]&lt;[.H$549];[.H513]&gt;[.H$550]);&quot;&quot;;[.H513])" office:value-type="float" office:value="0.0000991807402157644" calcext:value-type="float">
            <text:p>9,91807402157644E-005</text:p>
          </table:table-cell>
          <table:table-cell table:formula="of:=IF(OR([.I513]&lt;[.I$549];[.I513]&gt;[.I$550]);&quot;&quot;;[.I513])" office:value-type="float" office:value="0.0129235999934488" calcext:value-type="float">
            <text:p>0,0129236</text:p>
          </table:table-cell>
          <table:table-cell table:formula="of:=IF(OR([.J513]&lt;[.J$549];[.J513]&gt;[.J$550]);&quot;&quot;;[.J513])" office:value-type="string" office:string-value="" calcext:value-type="error">
            <text:p>#DIV/0 !</text:p>
          </table:table-cell>
          <table:table-cell table:formula="of:=IF(OR([.K513]&lt;[.K$549];[.K513]&gt;[.K$550]);&quot;&quot;;[.K513])" office:value-type="string" office:string-value="" calcext:value-type="error">
            <text:p>#DIV/0 !</text:p>
          </table:table-cell>
          <table:table-cell table:formula="of:=IF(OR([.L513]&lt;[.L$549];[.L513]&gt;[.L$550]);&quot;&quot;;[.L513])" office:value-type="string" office:string-value="" calcext:value-type="error">
            <text:p>#DIV/0 !</text:p>
          </table:table-cell>
          <table:table-cell table:formula="of:=IF(OR([.M513]&lt;[.M$549];[.M513]&gt;[.M$550]);&quot;&quot;;[.M513])" office:value-type="float" office:value="0.00014224261792394" calcext:value-type="float">
            <text:p>0,0001422426</text:p>
          </table:table-cell>
          <table:table-cell table:formula="of:=IF(OR([.N513]&lt;[.N$549];[.N513]&gt;[.N$550]);&quot;&quot;;[.N513])" office:value-type="float" office:value="0.387757534921298" calcext:value-type="float">
            <text:p>0,3877575349</text:p>
          </table:table-cell>
          <table:table-cell table:formula="of:=IF(OR([.O513]&lt;[.O$549];[.O513]&gt;[.O$550]);&quot;&quot;;[.O513])">
            <text:p/>
          </table:table-cell>
          <table:table-cell table:formula="of:=IF(OR([.P513]&lt;[.P$549];[.P513]&gt;[.P$550]);&quot;&quot;;[.P513])" office:value-type="string" office:string-value="" calcext:value-type="error">
            <text:p>#DIV/0 !</text:p>
          </table:table-cell>
          <table:table-cell table:formula="of:=IF(OR([.Q513]&lt;[.Q$549];[.Q513]&gt;[.Q$550]);&quot;&quot;;[.Q513])" office:value-type="string" office:string-value="" calcext:value-type="error">
            <text:p>#DIV/0 !</text:p>
          </table:table-cell>
          <table:table-cell table:formula="of:=IF(OR([.R513]&lt;[.R$549];[.R513]&gt;[.R$550]);&quot;&quot;;[.R513])" office:value-type="float" office:value="0.000026657768297599" calcext:value-type="float">
            <text:p>2,6657768297599E-005</text:p>
          </table:table-cell>
          <table:table-cell table:formula="of:=IF(OR([.S513]&lt;[.S$549];[.S513]&gt;[.S$550]);&quot;&quot;;[.S513])" office:value-type="float" office:value="0.00478592872768366" calcext:value-type="float">
            <text:p>0,0047859287</text:p>
          </table:table-cell>
          <table:table-cell table:formula="of:=IF(OR([.T513]&lt;[.T$549];[.T513]&gt;[.T$550]);&quot;&quot;;[.T513])" office:value-type="string" office:string-value="" calcext:value-type="error">
            <text:p>#DIV/0 !</text:p>
          </table:table-cell>
          <table:table-cell table:formula="of:=IF(OR([.U513]&lt;[.U$549];[.U513]&gt;[.U$550]);&quot;&quot;;[.U513])">
            <text:p/>
          </table:table-cell>
          <table:table-cell table:formula="of:=IF(OR([.V513]&lt;[.V$549];[.V513]&gt;[.V$550]);&quot;&quot;;[.V513])">
            <text:p/>
          </table:table-cell>
          <table:table-cell table:number-columns-repeated="1002"/>
        </table:table-row>
        <table:table-row table:style-name="ro1">
          <table:table-cell office:value-type="float" office:value="199.7" calcext:value-type="float">
            <text:p>199,7</text:p>
          </table:table-cell>
          <table:table-cell table:formula="of:=IF(OR([.B514]&lt;[.B$549];[.B514]&gt;[.B$550]);&quot;&quot;;[.B514])" office:value-type="string" office:string-value="" calcext:value-type="error">
            <text:p>#DIV/0 !</text:p>
          </table:table-cell>
          <table:table-cell table:formula="of:=IF(OR([.C514]&lt;[.C$549];[.C514]&gt;[.C$550]);&quot;&quot;;[.C514])" office:value-type="float" office:value="0.000162108839777664" calcext:value-type="float">
            <text:p>0,0001621088</text:p>
          </table:table-cell>
          <table:table-cell table:formula="of:=IF(OR([.D514]&lt;[.D$549];[.D514]&gt;[.D$550]);&quot;&quot;;[.D514])" office:value-type="float" office:value="0.00158284650597724" calcext:value-type="float">
            <text:p>0,0015828465</text:p>
          </table:table-cell>
          <table:table-cell table:formula="of:=IF(OR([.E514]&lt;[.E$549];[.E514]&gt;[.E$550]);&quot;&quot;;[.E514])" office:value-type="float" office:value="1" calcext:value-type="float">
            <text:p>1</text:p>
          </table:table-cell>
          <table:table-cell table:formula="of:=IF(OR([.F514]&lt;[.F$549];[.F514]&gt;[.F$550]);&quot;&quot;;[.F514])">
            <text:p/>
          </table:table-cell>
          <table:table-cell table:formula="of:=IF(OR([.G514]&lt;[.G$549];[.G514]&gt;[.G$550]);&quot;&quot;;[.G514])" office:value-type="string" office:string-value="" calcext:value-type="error">
            <text:p>#DIV/0 !</text:p>
          </table:table-cell>
          <table:table-cell table:formula="of:=IF(OR([.H514]&lt;[.H$549];[.H514]&gt;[.H$550]);&quot;&quot;;[.H514])">
            <text:p/>
          </table:table-cell>
          <table:table-cell table:formula="of:=IF(OR([.I514]&lt;[.I$549];[.I514]&gt;[.I$550]);&quot;&quot;;[.I514])" office:value-type="float" office:value="0.0140068696693489" calcext:value-type="float">
            <text:p>0,0140068697</text:p>
          </table:table-cell>
          <table:table-cell table:formula="of:=IF(OR([.J514]&lt;[.J$549];[.J514]&gt;[.J$550]);&quot;&quot;;[.J514])" office:value-type="string" office:string-value="" calcext:value-type="error">
            <text:p>#DIV/0 !</text:p>
          </table:table-cell>
          <table:table-cell table:formula="of:=IF(OR([.K514]&lt;[.K$549];[.K514]&gt;[.K$550]);&quot;&quot;;[.K514])" office:value-type="string" office:string-value="" calcext:value-type="error">
            <text:p>#DIV/0 !</text:p>
          </table:table-cell>
          <table:table-cell table:formula="of:=IF(OR([.L514]&lt;[.L$549];[.L514]&gt;[.L$550]);&quot;&quot;;[.L514])" office:value-type="string" office:string-value="" calcext:value-type="error">
            <text:p>#DIV/0 !</text:p>
          </table:table-cell>
          <table:table-cell table:formula="of:=IF(OR([.M514]&lt;[.M$549];[.M514]&gt;[.M$550]);&quot;&quot;;[.M514])" office:value-type="float" office:value="0.000150569560781145" calcext:value-type="float">
            <text:p>0,0001505696</text:p>
          </table:table-cell>
          <table:table-cell table:formula="of:=IF(OR([.N514]&lt;[.N$549];[.N514]&gt;[.N$550]);&quot;&quot;;[.N514])" office:value-type="float" office:value="0.393256518676936" calcext:value-type="float">
            <text:p>0,3932565187</text:p>
          </table:table-cell>
          <table:table-cell table:formula="of:=IF(OR([.O514]&lt;[.O$549];[.O514]&gt;[.O$550]);&quot;&quot;;[.O514])">
            <text:p/>
          </table:table-cell>
          <table:table-cell table:formula="of:=IF(OR([.P514]&lt;[.P$549];[.P514]&gt;[.P$550]);&quot;&quot;;[.P514])" office:value-type="string" office:string-value="" calcext:value-type="error">
            <text:p>#DIV/0 !</text:p>
          </table:table-cell>
          <table:table-cell table:formula="of:=IF(OR([.Q514]&lt;[.Q$549];[.Q514]&gt;[.Q$550]);&quot;&quot;;[.Q514])" office:value-type="string" office:string-value="" calcext:value-type="error">
            <text:p>#DIV/0 !</text:p>
          </table:table-cell>
          <table:table-cell table:formula="of:=IF(OR([.R514]&lt;[.R$549];[.R514]&gt;[.R$550]);&quot;&quot;;[.R514])">
            <text:p/>
          </table:table-cell>
          <table:table-cell table:formula="of:=IF(OR([.S514]&lt;[.S$549];[.S514]&gt;[.S$550]);&quot;&quot;;[.S514])" office:value-type="float" office:value="0.00543469990530339" calcext:value-type="float">
            <text:p>0,0054346999</text:p>
          </table:table-cell>
          <table:table-cell table:formula="of:=IF(OR([.T514]&lt;[.T$549];[.T514]&gt;[.T$550]);&quot;&quot;;[.T514])" office:value-type="string" office:string-value="" calcext:value-type="error">
            <text:p>#DIV/0 !</text:p>
          </table:table-cell>
          <table:table-cell table:formula="of:=IF(OR([.U514]&lt;[.U$549];[.U514]&gt;[.U$550]);&quot;&quot;;[.U514])">
            <text:p/>
          </table:table-cell>
          <table:table-cell table:formula="of:=IF(OR([.V514]&lt;[.V$549];[.V514]&gt;[.V$550]);&quot;&quot;;[.V514])">
            <text:p/>
          </table:table-cell>
          <table:table-cell table:number-columns-repeated="1002"/>
        </table:table-row>
        <table:table-row table:style-name="ro1">
          <table:table-cell office:value-type="float" office:value="201.5" calcext:value-type="float">
            <text:p>201,5</text:p>
          </table:table-cell>
          <table:table-cell table:formula="of:=IF(OR([.B515]&lt;[.B$549];[.B515]&gt;[.B$550]);&quot;&quot;;[.B515])" office:value-type="string" office:string-value="" calcext:value-type="error">
            <text:p>#DIV/0 !</text:p>
          </table:table-cell>
          <table:table-cell table:formula="of:=IF(OR([.C515]&lt;[.C$549];[.C515]&gt;[.C$550]);&quot;&quot;;[.C515])" office:value-type="float" office:value="0.00014139074889513" calcext:value-type="float">
            <text:p>0,0001413907</text:p>
          </table:table-cell>
          <table:table-cell table:formula="of:=IF(OR([.D515]&lt;[.D$549];[.D515]&gt;[.D$550]);&quot;&quot;;[.D515])">
            <text:p/>
          </table:table-cell>
          <table:table-cell table:formula="of:=IF(OR([.E515]&lt;[.E$549];[.E515]&gt;[.E$550]);&quot;&quot;;[.E515])" office:value-type="float" office:value="1" calcext:value-type="float">
            <text:p>1</text:p>
          </table:table-cell>
          <table:table-cell table:formula="of:=IF(OR([.F515]&lt;[.F$549];[.F515]&gt;[.F$550]);&quot;&quot;;[.F515])">
            <text:p/>
          </table:table-cell>
          <table:table-cell table:formula="of:=IF(OR([.G515]&lt;[.G$549];[.G515]&gt;[.G$550]);&quot;&quot;;[.G515])" office:value-type="string" office:string-value="" calcext:value-type="error">
            <text:p>#DIV/0 !</text:p>
          </table:table-cell>
          <table:table-cell table:formula="of:=IF(OR([.H515]&lt;[.H$549];[.H515]&gt;[.H$550]);&quot;&quot;;[.H515])">
            <text:p/>
          </table:table-cell>
          <table:table-cell table:formula="of:=IF(OR([.I515]&lt;[.I$549];[.I515]&gt;[.I$550]);&quot;&quot;;[.I515])" office:value-type="float" office:value="0.0136855676192188" calcext:value-type="float">
            <text:p>0,0136855676</text:p>
          </table:table-cell>
          <table:table-cell table:formula="of:=IF(OR([.J515]&lt;[.J$549];[.J515]&gt;[.J$550]);&quot;&quot;;[.J515])" office:value-type="string" office:string-value="" calcext:value-type="error">
            <text:p>#DIV/0 !</text:p>
          </table:table-cell>
          <table:table-cell table:formula="of:=IF(OR([.K515]&lt;[.K$549];[.K515]&gt;[.K$550]);&quot;&quot;;[.K515])" office:value-type="string" office:string-value="" calcext:value-type="error">
            <text:p>#DIV/0 !</text:p>
          </table:table-cell>
          <table:table-cell table:formula="of:=IF(OR([.L515]&lt;[.L$549];[.L515]&gt;[.L$550]);&quot;&quot;;[.L515])" office:value-type="string" office:string-value="" calcext:value-type="error">
            <text:p>#DIV/0 !</text:p>
          </table:table-cell>
          <table:table-cell table:formula="of:=IF(OR([.M515]&lt;[.M$549];[.M515]&gt;[.M$550]);&quot;&quot;;[.M515])" office:value-type="float" office:value="0.0000665719651874137" calcext:value-type="float">
            <text:p>0,000066572</text:p>
          </table:table-cell>
          <table:table-cell table:formula="of:=IF(OR([.N515]&lt;[.N$549];[.N515]&gt;[.N$550]);&quot;&quot;;[.N515])" office:value-type="float" office:value="0.403910675832382" calcext:value-type="float">
            <text:p>0,4039106758</text:p>
          </table:table-cell>
          <table:table-cell table:formula="of:=IF(OR([.O515]&lt;[.O$549];[.O515]&gt;[.O$550]);&quot;&quot;;[.O515])" office:value-type="float" office:value="0.0000300248247098382" calcext:value-type="float">
            <text:p>3,00248247098382E-005</text:p>
          </table:table-cell>
          <table:table-cell table:formula="of:=IF(OR([.P515]&lt;[.P$549];[.P515]&gt;[.P$550]);&quot;&quot;;[.P515])" office:value-type="string" office:string-value="" calcext:value-type="error">
            <text:p>#DIV/0 !</text:p>
          </table:table-cell>
          <table:table-cell table:formula="of:=IF(OR([.Q515]&lt;[.Q$549];[.Q515]&gt;[.Q$550]);&quot;&quot;;[.Q515])" office:value-type="string" office:string-value="" calcext:value-type="error">
            <text:p>#DIV/0 !</text:p>
          </table:table-cell>
          <table:table-cell table:formula="of:=IF(OR([.R515]&lt;[.R$549];[.R515]&gt;[.R$550]);&quot;&quot;;[.R515])" office:value-type="float" office:value="0.0000220705557636319" calcext:value-type="float">
            <text:p>2,20705557636319E-005</text:p>
          </table:table-cell>
          <table:table-cell table:formula="of:=IF(OR([.S515]&lt;[.S$549];[.S515]&gt;[.S$550]);&quot;&quot;;[.S515])" office:value-type="float" office:value="0.00439978546200328" calcext:value-type="float">
            <text:p>0,0043997855</text:p>
          </table:table-cell>
          <table:table-cell table:formula="of:=IF(OR([.T515]&lt;[.T$549];[.T515]&gt;[.T$550]);&quot;&quot;;[.T515])" office:value-type="string" office:string-value="" calcext:value-type="error">
            <text:p>#DIV/0 !</text:p>
          </table:table-cell>
          <table:table-cell table:formula="of:=IF(OR([.U515]&lt;[.U$549];[.U515]&gt;[.U$550]);&quot;&quot;;[.U515])">
            <text:p/>
          </table:table-cell>
          <table:table-cell table:formula="of:=IF(OR([.V515]&lt;[.V$549];[.V515]&gt;[.V$550]);&quot;&quot;;[.V515])">
            <text:p/>
          </table:table-cell>
          <table:table-cell table:number-columns-repeated="1002"/>
        </table:table-row>
        <table:table-row table:style-name="ro1">
          <table:table-cell office:value-type="float" office:value="203.3" calcext:value-type="float">
            <text:p>203,3</text:p>
          </table:table-cell>
          <table:table-cell table:formula="of:=IF(OR([.B516]&lt;[.B$549];[.B516]&gt;[.B$550]);&quot;&quot;;[.B516])" office:value-type="string" office:string-value="" calcext:value-type="error">
            <text:p>#DIV/0 !</text:p>
          </table:table-cell>
          <table:table-cell table:formula="of:=IF(OR([.C516]&lt;[.C$549];[.C516]&gt;[.C$550]);&quot;&quot;;[.C516])" office:value-type="float" office:value="0.000220088712884739" calcext:value-type="float">
            <text:p>0,0002200887</text:p>
          </table:table-cell>
          <table:table-cell table:formula="of:=IF(OR([.D516]&lt;[.D$549];[.D516]&gt;[.D$550]);&quot;&quot;;[.D516])">
            <text:p/>
          </table:table-cell>
          <table:table-cell table:formula="of:=IF(OR([.E516]&lt;[.E$549];[.E516]&gt;[.E$550]);&quot;&quot;;[.E516])" office:value-type="float" office:value="1" calcext:value-type="float">
            <text:p>1</text:p>
          </table:table-cell>
          <table:table-cell table:formula="of:=IF(OR([.F516]&lt;[.F$549];[.F516]&gt;[.F$550]);&quot;&quot;;[.F516])">
            <text:p/>
          </table:table-cell>
          <table:table-cell table:formula="of:=IF(OR([.G516]&lt;[.G$549];[.G516]&gt;[.G$550]);&quot;&quot;;[.G516])" office:value-type="string" office:string-value="" calcext:value-type="error">
            <text:p>#DIV/0 !</text:p>
          </table:table-cell>
          <table:table-cell table:formula="of:=IF(OR([.H516]&lt;[.H$549];[.H516]&gt;[.H$550]);&quot;&quot;;[.H516])">
            <text:p/>
          </table:table-cell>
          <table:table-cell table:formula="of:=IF(OR([.I516]&lt;[.I$549];[.I516]&gt;[.I$550]);&quot;&quot;;[.I516])" office:value-type="float" office:value="0.0133631621686188" calcext:value-type="float">
            <text:p>0,0133631622</text:p>
          </table:table-cell>
          <table:table-cell table:formula="of:=IF(OR([.J516]&lt;[.J$549];[.J516]&gt;[.J$550]);&quot;&quot;;[.J516])" office:value-type="string" office:string-value="" calcext:value-type="error">
            <text:p>#DIV/0 !</text:p>
          </table:table-cell>
          <table:table-cell table:formula="of:=IF(OR([.K516]&lt;[.K$549];[.K516]&gt;[.K$550]);&quot;&quot;;[.K516])" office:value-type="string" office:string-value="" calcext:value-type="error">
            <text:p>#DIV/0 !</text:p>
          </table:table-cell>
          <table:table-cell table:formula="of:=IF(OR([.L516]&lt;[.L$549];[.L516]&gt;[.L$550]);&quot;&quot;;[.L516])" office:value-type="string" office:string-value="" calcext:value-type="error">
            <text:p>#DIV/0 !</text:p>
          </table:table-cell>
          <table:table-cell table:formula="of:=IF(OR([.M516]&lt;[.M$549];[.M516]&gt;[.M$550]);&quot;&quot;;[.M516])" office:value-type="float" office:value="0.000113306867761329" calcext:value-type="float">
            <text:p>0,0001133069</text:p>
          </table:table-cell>
          <table:table-cell table:formula="of:=IF(OR([.N516]&lt;[.N$549];[.N516]&gt;[.N$550]);&quot;&quot;;[.N516])" office:value-type="float" office:value="0.397776162833004" calcext:value-type="float">
            <text:p>0,3977761628</text:p>
          </table:table-cell>
          <table:table-cell table:formula="of:=IF(OR([.O516]&lt;[.O$549];[.O516]&gt;[.O$550]);&quot;&quot;;[.O516])" office:value-type="float" office:value="0.0000263105751529014" calcext:value-type="float">
            <text:p>2,63105751529014E-005</text:p>
          </table:table-cell>
          <table:table-cell table:formula="of:=IF(OR([.P516]&lt;[.P$549];[.P516]&gt;[.P$550]);&quot;&quot;;[.P516])" office:value-type="string" office:string-value="" calcext:value-type="error">
            <text:p>#DIV/0 !</text:p>
          </table:table-cell>
          <table:table-cell table:formula="of:=IF(OR([.Q516]&lt;[.Q$549];[.Q516]&gt;[.Q$550]);&quot;&quot;;[.Q516])" office:value-type="string" office:string-value="" calcext:value-type="error">
            <text:p>#DIV/0 !</text:p>
          </table:table-cell>
          <table:table-cell table:formula="of:=IF(OR([.R516]&lt;[.R$549];[.R516]&gt;[.R$550]);&quot;&quot;;[.R516])">
            <text:p/>
          </table:table-cell>
          <table:table-cell table:formula="of:=IF(OR([.S516]&lt;[.S$549];[.S516]&gt;[.S$550]);&quot;&quot;;[.S516])" office:value-type="float" office:value="0.00429613504326373" calcext:value-type="float">
            <text:p>0,004296135</text:p>
          </table:table-cell>
          <table:table-cell table:formula="of:=IF(OR([.T516]&lt;[.T$549];[.T516]&gt;[.T$550]);&quot;&quot;;[.T516])" office:value-type="string" office:string-value="" calcext:value-type="error">
            <text:p>#DIV/0 !</text:p>
          </table:table-cell>
          <table:table-cell table:formula="of:=IF(OR([.U516]&lt;[.U$549];[.U516]&gt;[.U$550]);&quot;&quot;;[.U516])">
            <text:p/>
          </table:table-cell>
          <table:table-cell table:formula="of:=IF(OR([.V516]&lt;[.V$549];[.V516]&gt;[.V$550]);&quot;&quot;;[.V516])">
            <text:p/>
          </table:table-cell>
          <table:table-cell table:number-columns-repeated="1002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IF(OR([.B517]&lt;[.B$549];[.B517]&gt;[.B$550]);&quot;&quot;;[.B517])" office:value-type="string" office:string-value="" calcext:value-type="error">
            <text:p>#DIV/0 !</text:p>
          </table:table-cell>
          <table:table-cell table:formula="of:=IF(OR([.C517]&lt;[.C$549];[.C517]&gt;[.C$550]);&quot;&quot;;[.C517])" office:value-type="float" office:value="0.000233762248525602" calcext:value-type="float">
            <text:p>0,0002337622</text:p>
          </table:table-cell>
          <table:table-cell table:formula="of:=IF(OR([.D517]&lt;[.D$549];[.D517]&gt;[.D$550]);&quot;&quot;;[.D517])">
            <text:p/>
          </table:table-cell>
          <table:table-cell table:formula="of:=IF(OR([.E517]&lt;[.E$549];[.E517]&gt;[.E$550]);&quot;&quot;;[.E517])" office:value-type="float" office:value="1" calcext:value-type="float">
            <text:p>1</text:p>
          </table:table-cell>
          <table:table-cell table:formula="of:=IF(OR([.F517]&lt;[.F$549];[.F517]&gt;[.F$550]);&quot;&quot;;[.F517])">
            <text:p/>
          </table:table-cell>
          <table:table-cell table:formula="of:=IF(OR([.G517]&lt;[.G$549];[.G517]&gt;[.G$550]);&quot;&quot;;[.G517])" office:value-type="string" office:string-value="" calcext:value-type="error">
            <text:p>#DIV/0 !</text:p>
          </table:table-cell>
          <table:table-cell table:formula="of:=IF(OR([.H517]&lt;[.H$549];[.H517]&gt;[.H$550]);&quot;&quot;;[.H517])" office:value-type="float" office:value="0.000126247319439898" calcext:value-type="float">
            <text:p>0,0001262473</text:p>
          </table:table-cell>
          <table:table-cell table:formula="of:=IF(OR([.I517]&lt;[.I$549];[.I517]&gt;[.I$550]);&quot;&quot;;[.I517])" office:value-type="float" office:value="0.0133198744655304" calcext:value-type="float">
            <text:p>0,0133198745</text:p>
          </table:table-cell>
          <table:table-cell table:formula="of:=IF(OR([.J517]&lt;[.J$549];[.J517]&gt;[.J$550]);&quot;&quot;;[.J517])" office:value-type="string" office:string-value="" calcext:value-type="error">
            <text:p>#DIV/0 !</text:p>
          </table:table-cell>
          <table:table-cell table:formula="of:=IF(OR([.K517]&lt;[.K$549];[.K517]&gt;[.K$550]);&quot;&quot;;[.K517])" office:value-type="string" office:string-value="" calcext:value-type="error">
            <text:p>#DIV/0 !</text:p>
          </table:table-cell>
          <table:table-cell table:formula="of:=IF(OR([.L517]&lt;[.L$549];[.L517]&gt;[.L$550]);&quot;&quot;;[.L517])" office:value-type="string" office:string-value="" calcext:value-type="error">
            <text:p>#DIV/0 !</text:p>
          </table:table-cell>
          <table:table-cell table:formula="of:=IF(OR([.M517]&lt;[.M$549];[.M517]&gt;[.M$550]);&quot;&quot;;[.M517])" office:value-type="float" office:value="0.0000841189228289298" calcext:value-type="float">
            <text:p>8,41189228289298E-005</text:p>
          </table:table-cell>
          <table:table-cell table:formula="of:=IF(OR([.N517]&lt;[.N$549];[.N517]&gt;[.N$550]);&quot;&quot;;[.N517])" office:value-type="float" office:value="0.404809539125412" calcext:value-type="float">
            <text:p>0,4048095391</text:p>
          </table:table-cell>
          <table:table-cell table:formula="of:=IF(OR([.O517]&lt;[.O$549];[.O517]&gt;[.O$550]);&quot;&quot;;[.O517])">
            <text:p/>
          </table:table-cell>
          <table:table-cell table:formula="of:=IF(OR([.P517]&lt;[.P$549];[.P517]&gt;[.P$550]);&quot;&quot;;[.P517])" office:value-type="string" office:string-value="" calcext:value-type="error">
            <text:p>#DIV/0 !</text:p>
          </table:table-cell>
          <table:table-cell table:formula="of:=IF(OR([.Q517]&lt;[.Q$549];[.Q517]&gt;[.Q$550]);&quot;&quot;;[.Q517])" office:value-type="string" office:string-value="" calcext:value-type="error">
            <text:p>#DIV/0 !</text:p>
          </table:table-cell>
          <table:table-cell table:formula="of:=IF(OR([.R517]&lt;[.R$549];[.R517]&gt;[.R$550]);&quot;&quot;;[.R517])">
            <text:p/>
          </table:table-cell>
          <table:table-cell table:formula="of:=IF(OR([.S517]&lt;[.S$549];[.S517]&gt;[.S$550]);&quot;&quot;;[.S517])" office:value-type="float" office:value="0.00623360001703359" calcext:value-type="float">
            <text:p>0,0062336</text:p>
          </table:table-cell>
          <table:table-cell table:formula="of:=IF(OR([.T517]&lt;[.T$549];[.T517]&gt;[.T$550]);&quot;&quot;;[.T517])" office:value-type="string" office:string-value="" calcext:value-type="error">
            <text:p>#DIV/0 !</text:p>
          </table:table-cell>
          <table:table-cell table:formula="of:=IF(OR([.U517]&lt;[.U$549];[.U517]&gt;[.U$550]);&quot;&quot;;[.U517])">
            <text:p/>
          </table:table-cell>
          <table:table-cell table:formula="of:=IF(OR([.V517]&lt;[.V$549];[.V517]&gt;[.V$550]);&quot;&quot;;[.V517])">
            <text:p/>
          </table:table-cell>
          <table:table-cell table:number-columns-repeated="1002"/>
        </table:table-row>
        <table:table-row table:style-name="ro1">
          <table:table-cell office:value-type="float" office:value="206.8" calcext:value-type="float">
            <text:p>206,8</text:p>
          </table:table-cell>
          <table:table-cell table:formula="of:=IF(OR([.B518]&lt;[.B$549];[.B518]&gt;[.B$550]);&quot;&quot;;[.B518])" office:value-type="string" office:string-value="" calcext:value-type="error">
            <text:p>#DIV/0 !</text:p>
          </table:table-cell>
          <table:table-cell table:formula="of:=IF(OR([.C518]&lt;[.C$549];[.C518]&gt;[.C$550]);&quot;&quot;;[.C518])" office:value-type="float" office:value="0.000213525685569906" calcext:value-type="float">
            <text:p>0,0002135257</text:p>
          </table:table-cell>
          <table:table-cell table:formula="of:=IF(OR([.D518]&lt;[.D$549];[.D518]&gt;[.D$550]);&quot;&quot;;[.D518])">
            <text:p/>
          </table:table-cell>
          <table:table-cell table:formula="of:=IF(OR([.E518]&lt;[.E$549];[.E518]&gt;[.E$550]);&quot;&quot;;[.E518])" office:value-type="float" office:value="1" calcext:value-type="float">
            <text:p>1</text:p>
          </table:table-cell>
          <table:table-cell table:formula="of:=IF(OR([.F518]&lt;[.F$549];[.F518]&gt;[.F$550]);&quot;&quot;;[.F518])">
            <text:p/>
          </table:table-cell>
          <table:table-cell table:formula="of:=IF(OR([.G518]&lt;[.G$549];[.G518]&gt;[.G$550]);&quot;&quot;;[.G518])" office:value-type="string" office:string-value="" calcext:value-type="error">
            <text:p>#DIV/0 !</text:p>
          </table:table-cell>
          <table:table-cell table:formula="of:=IF(OR([.H518]&lt;[.H$549];[.H518]&gt;[.H$550]);&quot;&quot;;[.H518])" office:value-type="float" office:value="0.000216466280305192" calcext:value-type="float">
            <text:p>0,0002164663</text:p>
          </table:table-cell>
          <table:table-cell table:formula="of:=IF(OR([.I518]&lt;[.I$549];[.I518]&gt;[.I$550]);&quot;&quot;;[.I518])" office:value-type="float" office:value="0.012964673771937" calcext:value-type="float">
            <text:p>0,0129646738</text:p>
          </table:table-cell>
          <table:table-cell table:formula="of:=IF(OR([.J518]&lt;[.J$549];[.J518]&gt;[.J$550]);&quot;&quot;;[.J518])" office:value-type="string" office:string-value="" calcext:value-type="error">
            <text:p>#DIV/0 !</text:p>
          </table:table-cell>
          <table:table-cell table:formula="of:=IF(OR([.K518]&lt;[.K$549];[.K518]&gt;[.K$550]);&quot;&quot;;[.K518])" office:value-type="string" office:string-value="" calcext:value-type="error">
            <text:p>#DIV/0 !</text:p>
          </table:table-cell>
          <table:table-cell table:formula="of:=IF(OR([.L518]&lt;[.L$549];[.L518]&gt;[.L$550]);&quot;&quot;;[.L518])" office:value-type="string" office:string-value="" calcext:value-type="error">
            <text:p>#DIV/0 !</text:p>
          </table:table-cell>
          <table:table-cell table:formula="of:=IF(OR([.M518]&lt;[.M$549];[.M518]&gt;[.M$550]);&quot;&quot;;[.M518])" office:value-type="float" office:value="0.000140407564096505" calcext:value-type="float">
            <text:p>0,0001404076</text:p>
          </table:table-cell>
          <table:table-cell table:formula="of:=IF(OR([.N518]&lt;[.N$549];[.N518]&gt;[.N$550]);&quot;&quot;;[.N518])" office:value-type="float" office:value="0.390071297753304" calcext:value-type="float">
            <text:p>0,3900712978</text:p>
          </table:table-cell>
          <table:table-cell table:formula="of:=IF(OR([.O518]&lt;[.O$549];[.O518]&gt;[.O$550]);&quot;&quot;;[.O518])" office:value-type="float" office:value="0.0000196914826023563" calcext:value-type="float">
            <text:p>1,96914826023563E-005</text:p>
          </table:table-cell>
          <table:table-cell table:formula="of:=IF(OR([.P518]&lt;[.P$549];[.P518]&gt;[.P$550]);&quot;&quot;;[.P518])" office:value-type="string" office:string-value="" calcext:value-type="error">
            <text:p>#DIV/0 !</text:p>
          </table:table-cell>
          <table:table-cell table:formula="of:=IF(OR([.Q518]&lt;[.Q$549];[.Q518]&gt;[.Q$550]);&quot;&quot;;[.Q518])" office:value-type="string" office:string-value="" calcext:value-type="error">
            <text:p>#DIV/0 !</text:p>
          </table:table-cell>
          <table:table-cell table:formula="of:=IF(OR([.R518]&lt;[.R$549];[.R518]&gt;[.R$550]);&quot;&quot;;[.R518])">
            <text:p/>
          </table:table-cell>
          <table:table-cell table:formula="of:=IF(OR([.S518]&lt;[.S$549];[.S518]&gt;[.S$550]);&quot;&quot;;[.S518])" office:value-type="float" office:value="0.00923296570064629" calcext:value-type="float">
            <text:p>0,0092329657</text:p>
          </table:table-cell>
          <table:table-cell table:formula="of:=IF(OR([.T518]&lt;[.T$549];[.T518]&gt;[.T$550]);&quot;&quot;;[.T518])" office:value-type="string" office:string-value="" calcext:value-type="error">
            <text:p>#DIV/0 !</text:p>
          </table:table-cell>
          <table:table-cell table:formula="of:=IF(OR([.U518]&lt;[.U$549];[.U518]&gt;[.U$550]);&quot;&quot;;[.U518])">
            <text:p/>
          </table:table-cell>
          <table:table-cell table:formula="of:=IF(OR([.V518]&lt;[.V$549];[.V518]&gt;[.V$550]);&quot;&quot;;[.V518])">
            <text:p/>
          </table:table-cell>
          <table:table-cell table:number-columns-repeated="1002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 table:style-name="Default" office:value-type="string" calcext:value-type="string">
            <text:p>Traité par elementR</text:p>
          </table:table-cell>
          <table:table-cell table:number-columns-repeated="1023"/>
        </table:table-row>
        <table:table-row table:style-name="ro1">
          <table:table-cell table:style-name="Default"/>
          <table:table-cell office:value-type="string" calcext:value-type="string">
            <text:p>Li7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Mg25</text:p>
          </table:table-cell>
          <table:table-cell office:value-type="string" calcext:value-type="string">
            <text:p>Ca43</text:p>
          </table:table-cell>
          <table:table-cell office:value-type="string" calcext:value-type="string">
            <text:p>Ti49</text:p>
          </table:table-cell>
          <table:table-cell office:value-type="string" calcext:value-type="string">
            <text:p>V51</text:p>
          </table:table-cell>
          <table:table-cell office:value-type="string" calcext:value-type="string">
            <text:p>Cr53</text:p>
          </table:table-cell>
          <table:table-cell office:value-type="string" calcext:value-type="string">
            <text:p>Mn55</text:p>
          </table:table-cell>
          <table:table-cell office:value-type="string" calcext:value-type="string">
            <text:p>Ni60</text:p>
          </table:table-cell>
          <table:table-cell office:value-type="string" calcext:value-type="string">
            <text:p>Cu65</text:p>
          </table:table-cell>
          <table:table-cell office:value-type="string" calcext:value-type="string">
            <text:p>Zn66</text:p>
          </table:table-cell>
          <table:table-cell office:value-type="string" calcext:value-type="string">
            <text:p>Rb85</text:p>
          </table:table-cell>
          <table:table-cell office:value-type="string" calcext:value-type="string">
            <text:p>Sr86</text:p>
          </table:table-cell>
          <table:table-cell office:value-type="string" calcext:value-type="string">
            <text:p>Y89</text:p>
          </table:table-cell>
          <table:table-cell office:value-type="string" calcext:value-type="string">
            <text:p>Mo97</text:p>
          </table:table-cell>
          <table:table-cell office:value-type="string" calcext:value-type="string">
            <text:p>Cd111</text:p>
          </table:table-cell>
          <table:table-cell office:value-type="string" calcext:value-type="string">
            <text:p>Sn118</text:p>
          </table:table-cell>
          <table:table-cell office:value-type="string" calcext:value-type="string">
            <text:p>Ba138</text:p>
          </table:table-cell>
          <table:table-cell office:value-type="string" calcext:value-type="string">
            <text:p>Pb208</text:p>
          </table:table-cell>
          <table:table-cell office:value-type="string" calcext:value-type="string">
            <text:p>Th232</text:p>
          </table:table-cell>
          <table:table-cell office:value-type="string" calcext:value-type="string">
            <text:p>U238</text:p>
          </table:table-cell>
          <table:table-cell table:number-columns-repeated="1002"/>
        </table:table-row>
        <table:table-row table:style-name="ro1">
          <table:table-cell office:value-type="float" office:value="37.1" calcext:value-type="float">
            <text:p>37,1</text:p>
          </table:table-cell>
          <table:table-cell table:number-columns-repeated="1023"/>
        </table:table-row>
        <table:table-row table:style-name="ro1">
          <table:table-cell office:value-type="float" office:value="38.9" calcext:value-type="float">
            <text:p>38,9</text:p>
          </table:table-cell>
          <table:table-cell table:number-columns-repeated="1023"/>
        </table:table-row>
        <table:table-row table:style-name="ro1">
          <table:table-cell office:value-type="float" office:value="40.7" calcext:value-type="float">
            <text:p>40,7</text:p>
          </table:table-cell>
          <table:table-cell table:number-columns-repeated="1023"/>
        </table:table-row>
        <table:table-row table:style-name="ro1">
          <table:table-cell office:value-type="float" office:value="42.4" calcext:value-type="float">
            <text:p>42,4</text:p>
          </table:table-cell>
          <table:table-cell table:number-columns-repeated="1023"/>
        </table:table-row>
        <table:table-row table:style-name="ro1">
          <table:table-cell office:value-type="float" office:value="44.2" calcext:value-type="float">
            <text:p>44,2</text:p>
          </table:table-cell>
          <table:table-cell table:number-columns-repeated="102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1023"/>
        </table:table-row>
        <table:table-row table:style-name="ro1">
          <table:table-cell office:value-type="float" office:value="47.7" calcext:value-type="float">
            <text:p>47,7</text:p>
          </table:table-cell>
          <table:table-cell table:number-columns-repeated="1023"/>
        </table:table-row>
        <table:table-row table:style-name="ro1">
          <table:table-cell office:value-type="float" office:value="49.5" calcext:value-type="float">
            <text:p>49,5</text:p>
          </table:table-cell>
          <table:table-cell table:number-columns-repeated="1023"/>
        </table:table-row>
        <table:table-row table:style-name="ro1">
          <table:table-cell office:value-type="float" office:value="51.3" calcext:value-type="float">
            <text:p>51,3</text:p>
          </table:table-cell>
          <table:table-cell table:number-columns-repeated="102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1023"/>
        </table:table-row>
        <table:table-row table:style-name="ro1">
          <table:table-cell office:value-type="float" office:value="54.8" calcext:value-type="float">
            <text:p>54,8</text:p>
          </table:table-cell>
          <table:table-cell table:number-columns-repeated="1023"/>
        </table:table-row>
        <table:table-row table:style-name="ro1">
          <table:table-cell office:value-type="float" office:value="56.6" calcext:value-type="float">
            <text:p>56,6</text:p>
          </table:table-cell>
          <table:table-cell table:number-columns-repeated="1023"/>
        </table:table-row>
        <table:table-row table:style-name="ro1">
          <table:table-cell office:value-type="float" office:value="58.3" calcext:value-type="float">
            <text:p>58,3</text:p>
          </table:table-cell>
          <table:table-cell table:number-columns-repeated="1023"/>
        </table:table-row>
        <table:table-row table:style-name="ro1">
          <table:table-cell office:value-type="float" office:value="60.1" calcext:value-type="float">
            <text:p>60,1</text:p>
          </table:table-cell>
          <table:table-cell table:number-columns-repeated="1023"/>
        </table:table-row>
        <table:table-row table:style-name="ro1">
          <table:table-cell office:value-type="float" office:value="61.9" calcext:value-type="float">
            <text:p>61,9</text:p>
          </table:table-cell>
          <table:table-cell table:number-columns-repeated="1023"/>
        </table:table-row>
        <table:table-row table:style-name="ro1">
          <table:table-cell office:value-type="float" office:value="63.6" calcext:value-type="float">
            <text:p>63,6</text:p>
          </table:table-cell>
          <table:table-cell table:number-columns-repeated="1023"/>
        </table:table-row>
        <table:table-row table:style-name="ro1">
          <table:table-cell office:value-type="float" office:value="65.4" calcext:value-type="float">
            <text:p>65,4</text:p>
          </table:table-cell>
          <table:table-cell table:number-columns-repeated="1023"/>
        </table:table-row>
        <table:table-row table:style-name="ro1">
          <table:table-cell office:value-type="float" office:value="67.2" calcext:value-type="float">
            <text:p>67,2</text:p>
          </table:table-cell>
          <table:table-cell table:number-columns-repeated="1023"/>
        </table:table-row>
        <table:table-row table:style-name="ro1">
          <table:table-cell office:value-type="float" office:value="68.9" calcext:value-type="float">
            <text:p>68,9</text:p>
          </table:table-cell>
          <table:table-cell table:number-columns-repeated="1023"/>
        </table:table-row>
        <table:table-row table:style-name="ro1">
          <table:table-cell office:value-type="float" office:value="70.7" calcext:value-type="float">
            <text:p>70,7</text:p>
          </table:table-cell>
          <table:table-cell table:number-columns-repeated="1023"/>
        </table:table-row>
        <table:table-row table:style-name="ro1">
          <table:table-cell office:value-type="float" office:value="72.5" calcext:value-type="float">
            <text:p>72,5</text:p>
          </table:table-cell>
          <table:table-cell table:number-columns-repeated="1023"/>
        </table:table-row>
        <table:table-row table:style-name="ro1">
          <table:table-cell office:value-type="float" office:value="74.2" calcext:value-type="float">
            <text:p>74,2</text:p>
          </table:table-cell>
          <table:table-cell table:number-columns-repeated="1023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1023"/>
        </table:table-row>
        <table:table-row table:style-name="ro1">
          <table:table-cell office:value-type="float" office:value="77.8" calcext:value-type="float">
            <text:p>77,8</text:p>
          </table:table-cell>
          <table:table-cell table:number-columns-repeated="1023"/>
        </table:table-row>
        <table:table-row table:style-name="ro1">
          <table:table-cell office:value-type="float" office:value="79.5" calcext:value-type="float">
            <text:p>79,5</text:p>
          </table:table-cell>
          <table:table-cell table:number-columns-repeated="1023"/>
        </table:table-row>
        <table:table-row table:style-name="ro1">
          <table:table-cell office:value-type="float" office:value="81.3" calcext:value-type="float">
            <text:p>81,3</text:p>
          </table:table-cell>
          <table:table-cell table:number-columns-repeated="1023"/>
        </table:table-row>
        <table:table-row table:style-name="ro1">
          <table:table-cell office:value-type="float" office:value="83.1" calcext:value-type="float">
            <text:p>83,1</text:p>
          </table:table-cell>
          <table:table-cell table:number-columns-repeated="1023"/>
        </table:table-row>
        <table:table-row table:style-name="ro1">
          <table:table-cell office:value-type="float" office:value="84.8" calcext:value-type="float">
            <text:p>84,8</text:p>
          </table:table-cell>
          <table:table-cell table:number-columns-repeated="1023"/>
        </table:table-row>
        <table:table-row table:style-name="ro1">
          <table:table-cell office:value-type="float" office:value="86.6" calcext:value-type="float">
            <text:p>86,6</text:p>
          </table:table-cell>
          <table:table-cell table:number-columns-repeated="1023"/>
        </table:table-row>
        <table:table-row table:style-name="ro1">
          <table:table-cell office:value-type="float" office:value="88.4" calcext:value-type="float">
            <text:p>88,4</text:p>
          </table:table-cell>
          <table:table-cell table:number-columns-repeated="1023"/>
        </table:table-row>
        <table:table-row table:style-name="ro1">
          <table:table-cell office:value-type="float" office:value="90.2" calcext:value-type="float">
            <text:p>90,2</text:p>
          </table:table-cell>
          <table:table-cell table:number-columns-repeated="1023"/>
        </table:table-row>
        <table:table-row table:style-name="ro1">
          <table:table-cell office:value-type="float" office:value="91.9" calcext:value-type="float">
            <text:p>91,9</text:p>
          </table:table-cell>
          <table:table-cell table:number-columns-repeated="1023"/>
        </table:table-row>
        <table:table-row table:style-name="ro1">
          <table:table-cell office:value-type="float" office:value="93.7" calcext:value-type="float">
            <text:p>93,7</text:p>
          </table:table-cell>
          <table:table-cell table:number-columns-repeated="1023"/>
        </table:table-row>
        <table:table-row table:style-name="ro1">
          <table:table-cell office:value-type="float" office:value="95.5" calcext:value-type="float">
            <text:p>95,5</text:p>
          </table:table-cell>
          <table:table-cell table:number-columns-repeated="1023"/>
        </table:table-row>
        <table:table-row table:style-name="ro1">
          <table:table-cell office:value-type="float" office:value="97.2" calcext:value-type="float">
            <text:p>97,2</text:p>
          </table:table-cell>
          <table:table-cell table:number-columns-repeated="102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023"/>
        </table:table-row>
        <table:table-row table:style-name="ro1">
          <table:table-cell office:value-type="float" office:value="100.8" calcext:value-type="float">
            <text:p>100,8</text:p>
          </table:table-cell>
          <table:table-cell table:number-columns-repeated="1023"/>
        </table:table-row>
        <table:table-row table:style-name="ro1">
          <table:table-cell office:value-type="float" office:value="102.5" calcext:value-type="float">
            <text:p>102,5</text:p>
          </table:table-cell>
          <table:table-cell table:number-columns-repeated="1023"/>
        </table:table-row>
        <table:table-row table:style-name="ro1">
          <table:table-cell office:value-type="float" office:value="104.3" calcext:value-type="float">
            <text:p>104,3</text:p>
          </table:table-cell>
          <table:table-cell table:number-columns-repeated="1023"/>
        </table:table-row>
        <table:table-row table:style-name="ro1">
          <table:table-cell office:value-type="float" office:value="106.1" calcext:value-type="float">
            <text:p>106,1</text:p>
          </table:table-cell>
          <table:table-cell table:number-columns-repeated="1023"/>
        </table:table-row>
        <table:table-row table:style-name="ro1">
          <table:table-cell office:value-type="float" office:value="107.8" calcext:value-type="float">
            <text:p>107,8</text:p>
          </table:table-cell>
          <table:table-cell table:number-columns-repeated="1023"/>
        </table:table-row>
        <table:table-row table:style-name="ro1">
          <table:table-cell office:value-type="float" office:value="109.6" calcext:value-type="float">
            <text:p>109,6</text:p>
          </table:table-cell>
          <table:table-cell table:number-columns-repeated="1023"/>
        </table:table-row>
        <table:table-row table:style-name="ro1">
          <table:table-cell office:value-type="float" office:value="111.4" calcext:value-type="float">
            <text:p>111,4</text:p>
          </table:table-cell>
          <table:table-cell table:number-columns-repeated="1023"/>
        </table:table-row>
        <table:table-row table:style-name="ro1">
          <table:table-cell office:value-type="float" office:value="113.1" calcext:value-type="float">
            <text:p>113,1</text:p>
          </table:table-cell>
          <table:table-cell table:number-columns-repeated="1023"/>
        </table:table-row>
        <table:table-row table:style-name="ro1">
          <table:table-cell office:value-type="float" office:value="114.9" calcext:value-type="float">
            <text:p>114,9</text:p>
          </table:table-cell>
          <table:table-cell table:number-columns-repeated="1023"/>
        </table:table-row>
        <table:table-row table:style-name="ro1">
          <table:table-cell office:value-type="float" office:value="116.7" calcext:value-type="float">
            <text:p>116,7</text:p>
          </table:table-cell>
          <table:table-cell table:number-columns-repeated="1023"/>
        </table:table-row>
        <table:table-row table:style-name="ro1">
          <table:table-cell office:value-type="float" office:value="118.4" calcext:value-type="float">
            <text:p>118,4</text:p>
          </table:table-cell>
          <table:table-cell table:number-columns-repeated="1023"/>
        </table:table-row>
        <table:table-row table:style-name="ro1">
          <table:table-cell office:value-type="float" office:value="120.2" calcext:value-type="float">
            <text:p>120,2</text:p>
          </table:table-cell>
          <table:table-cell table:number-columns-repeated="1023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1023"/>
        </table:table-row>
        <table:table-row table:style-name="ro1">
          <table:table-cell office:value-type="float" office:value="123.7" calcext:value-type="float">
            <text:p>123,7</text:p>
          </table:table-cell>
          <table:table-cell table:number-columns-repeated="1023"/>
        </table:table-row>
        <table:table-row table:style-name="ro1">
          <table:table-cell office:value-type="float" office:value="125.5" calcext:value-type="float">
            <text:p>125,5</text:p>
          </table:table-cell>
          <table:table-cell table:number-columns-repeated="1023"/>
        </table:table-row>
        <table:table-row table:style-name="ro1">
          <table:table-cell office:value-type="float" office:value="127.3" calcext:value-type="float">
            <text:p>127,3</text:p>
          </table:table-cell>
          <table:table-cell table:number-columns-repeated="1023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1023"/>
        </table:table-row>
        <table:table-row table:style-name="ro1">
          <table:table-cell office:value-type="float" office:value="130.8" calcext:value-type="float">
            <text:p>130,8</text:p>
          </table:table-cell>
          <table:table-cell table:number-columns-repeated="1023"/>
        </table:table-row>
        <table:table-row table:style-name="ro1">
          <table:table-cell office:value-type="float" office:value="132.6" calcext:value-type="float">
            <text:p>132,6</text:p>
          </table:table-cell>
          <table:table-cell table:number-columns-repeated="1023"/>
        </table:table-row>
        <table:table-row table:style-name="ro1">
          <table:table-cell office:value-type="float" office:value="134.3" calcext:value-type="float">
            <text:p>134,3</text:p>
          </table:table-cell>
          <table:table-cell table:number-columns-repeated="1023"/>
        </table:table-row>
        <table:table-row table:style-name="ro1">
          <table:table-cell office:value-type="float" office:value="136.1" calcext:value-type="float">
            <text:p>136,1</text:p>
          </table:table-cell>
          <table:table-cell table:number-columns-repeated="1023"/>
        </table:table-row>
        <table:table-row table:style-name="ro1">
          <table:table-cell office:value-type="float" office:value="137.9" calcext:value-type="float">
            <text:p>137,9</text:p>
          </table:table-cell>
          <table:table-cell table:number-columns-repeated="1023"/>
        </table:table-row>
        <table:table-row table:style-name="ro1">
          <table:table-cell office:value-type="float" office:value="139.6" calcext:value-type="float">
            <text:p>139,6</text:p>
          </table:table-cell>
          <table:table-cell table:number-columns-repeated="1023"/>
        </table:table-row>
        <table:table-row table:style-name="ro1">
          <table:table-cell office:value-type="float" office:value="141.4" calcext:value-type="float">
            <text:p>141,4</text:p>
          </table:table-cell>
          <table:table-cell table:number-columns-repeated="1023"/>
        </table:table-row>
        <table:table-row table:style-name="ro1">
          <table:table-cell office:value-type="float" office:value="143.2" calcext:value-type="float">
            <text:p>143,2</text:p>
          </table:table-cell>
          <table:table-cell table:number-columns-repeated="1023"/>
        </table:table-row>
        <table:table-row table:style-name="ro1">
          <table:table-cell office:value-type="float" office:value="144.9" calcext:value-type="float">
            <text:p>144,9</text:p>
          </table:table-cell>
          <table:table-cell table:number-columns-repeated="1023"/>
        </table:table-row>
        <table:table-row table:style-name="ro1">
          <table:table-cell office:value-type="float" office:value="146.7" calcext:value-type="float">
            <text:p>146,7</text:p>
          </table:table-cell>
          <table:table-cell table:number-columns-repeated="1023"/>
        </table:table-row>
        <table:table-row table:style-name="ro1">
          <table:table-cell office:value-type="float" office:value="148.5" calcext:value-type="float">
            <text:p>148,5</text:p>
          </table:table-cell>
          <table:table-cell table:number-columns-repeated="1023"/>
        </table:table-row>
        <table:table-row table:style-name="ro1">
          <table:table-cell office:value-type="float" office:value="150.2" calcext:value-type="float">
            <text:p>150,2</text:p>
          </table:table-cell>
          <table:table-cell table:number-columns-repeated="1023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1023"/>
        </table:table-row>
        <table:table-row table:style-name="ro1">
          <table:table-cell office:value-type="float" office:value="153.8" calcext:value-type="float">
            <text:p>153,8</text:p>
          </table:table-cell>
          <table:table-cell table:number-columns-repeated="1023"/>
        </table:table-row>
        <table:table-row table:style-name="ro1">
          <table:table-cell office:value-type="float" office:value="155.6" calcext:value-type="float">
            <text:p>155,6</text:p>
          </table:table-cell>
          <table:table-cell table:number-columns-repeated="1023"/>
        </table:table-row>
        <table:table-row table:style-name="ro1">
          <table:table-cell office:value-type="float" office:value="157.3" calcext:value-type="float">
            <text:p>157,3</text:p>
          </table:table-cell>
          <table:table-cell table:number-columns-repeated="1023"/>
        </table:table-row>
        <table:table-row table:style-name="ro1">
          <table:table-cell office:value-type="float" office:value="159.1" calcext:value-type="float">
            <text:p>159,1</text:p>
          </table:table-cell>
          <table:table-cell table:number-columns-repeated="1023"/>
        </table:table-row>
        <table:table-row table:style-name="ro1">
          <table:table-cell office:value-type="float" office:value="160.9" calcext:value-type="float">
            <text:p>160,9</text:p>
          </table:table-cell>
          <table:table-cell table:number-columns-repeated="1023"/>
        </table:table-row>
        <table:table-row table:style-name="ro1">
          <table:table-cell office:value-type="float" office:value="162.6" calcext:value-type="float">
            <text:p>162,6</text:p>
          </table:table-cell>
          <table:table-cell table:number-columns-repeated="1023"/>
        </table:table-row>
        <table:table-row table:style-name="ro1">
          <table:table-cell office:value-type="float" office:value="164.4" calcext:value-type="float">
            <text:p>164,4</text:p>
          </table:table-cell>
          <table:table-cell table:number-columns-repeated="1023"/>
        </table:table-row>
        <table:table-row table:style-name="ro1">
          <table:table-cell office:value-type="float" office:value="166.2" calcext:value-type="float">
            <text:p>166,2</text:p>
          </table:table-cell>
          <table:table-cell table:number-columns-repeated="1023"/>
        </table:table-row>
        <table:table-row table:style-name="ro1">
          <table:table-cell office:value-type="float" office:value="167.9" calcext:value-type="float">
            <text:p>167,9</text:p>
          </table:table-cell>
          <table:table-cell table:number-columns-repeated="1023"/>
        </table:table-row>
        <table:table-row table:style-name="ro1">
          <table:table-cell office:value-type="float" office:value="169.7" calcext:value-type="float">
            <text:p>169,7</text:p>
          </table:table-cell>
          <table:table-cell table:number-columns-repeated="1023"/>
        </table:table-row>
        <table:table-row table:style-name="ro1">
          <table:table-cell office:value-type="float" office:value="171.5" calcext:value-type="float">
            <text:p>171,5</text:p>
          </table:table-cell>
          <table:table-cell table:number-columns-repeated="1023"/>
        </table:table-row>
        <table:table-row table:style-name="ro1">
          <table:table-cell office:value-type="float" office:value="173.2" calcext:value-type="float">
            <text:p>173,2</text:p>
          </table:table-cell>
          <table:table-cell table:number-columns-repeated="1023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1023"/>
        </table:table-row>
        <table:table-row table:style-name="ro1">
          <table:table-cell office:value-type="float" office:value="176.8" calcext:value-type="float">
            <text:p>176,8</text:p>
          </table:table-cell>
          <table:table-cell table:number-columns-repeated="1023"/>
        </table:table-row>
        <table:table-row table:style-name="ro1">
          <table:table-cell office:value-type="float" office:value="178.5" calcext:value-type="float">
            <text:p>178,5</text:p>
          </table:table-cell>
          <table:table-cell table:number-columns-repeated="1023"/>
        </table:table-row>
        <table:table-row table:style-name="ro1">
          <table:table-cell office:value-type="float" office:value="180.3" calcext:value-type="float">
            <text:p>180,3</text:p>
          </table:table-cell>
          <table:table-cell table:number-columns-repeated="1023"/>
        </table:table-row>
        <table:table-row table:style-name="ro1">
          <table:table-cell office:value-type="float" office:value="182.1" calcext:value-type="float">
            <text:p>182,1</text:p>
          </table:table-cell>
          <table:table-cell table:number-columns-repeated="1023"/>
        </table:table-row>
        <table:table-row table:style-name="ro1">
          <table:table-cell office:value-type="float" office:value="183.8" calcext:value-type="float">
            <text:p>183,8</text:p>
          </table:table-cell>
          <table:table-cell table:number-columns-repeated="1023"/>
        </table:table-row>
        <table:table-row table:style-name="ro1">
          <table:table-cell office:value-type="float" office:value="185.6" calcext:value-type="float">
            <text:p>185,6</text:p>
          </table:table-cell>
          <table:table-cell table:number-columns-repeated="1023"/>
        </table:table-row>
        <table:table-row table:style-name="ro1">
          <table:table-cell office:value-type="float" office:value="187.4" calcext:value-type="float">
            <text:p>187,4</text:p>
          </table:table-cell>
          <table:table-cell table:number-columns-repeated="1023"/>
        </table:table-row>
        <table:table-row table:style-name="ro1">
          <table:table-cell office:value-type="float" office:value="189.1" calcext:value-type="float">
            <text:p>189,1</text:p>
          </table:table-cell>
          <table:table-cell table:number-columns-repeated="1023"/>
        </table:table-row>
        <table:table-row table:style-name="ro1">
          <table:table-cell office:value-type="float" office:value="190.9" calcext:value-type="float">
            <text:p>190,9</text:p>
          </table:table-cell>
          <table:table-cell table:number-columns-repeated="1023"/>
        </table:table-row>
        <table:table-row table:style-name="ro1">
          <table:table-cell office:value-type="float" office:value="192.7" calcext:value-type="float">
            <text:p>192,7</text:p>
          </table:table-cell>
          <table:table-cell table:number-columns-repeated="1023"/>
        </table:table-row>
        <table:table-row table:style-name="ro1">
          <table:table-cell office:value-type="float" office:value="194.4" calcext:value-type="float">
            <text:p>194,4</text:p>
          </table:table-cell>
          <table:table-cell table:number-columns-repeated="1023"/>
        </table:table-row>
        <table:table-row table:style-name="ro1">
          <table:table-cell office:value-type="float" office:value="196.2" calcext:value-type="float">
            <text:p>196,2</text:p>
          </table:table-cell>
          <table:table-cell table:number-columns-repeated="1023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1023"/>
        </table:table-row>
        <table:table-row table:style-name="ro1">
          <table:table-cell office:value-type="float" office:value="199.7" calcext:value-type="float">
            <text:p>199,7</text:p>
          </table:table-cell>
          <table:table-cell table:number-columns-repeated="1023"/>
        </table:table-row>
        <table:table-row table:style-name="ro1">
          <table:table-cell office:value-type="float" office:value="201.5" calcext:value-type="float">
            <text:p>201,5</text:p>
          </table:table-cell>
          <table:table-cell table:number-columns-repeated="1023"/>
        </table:table-row>
        <table:table-row table:style-name="ro1">
          <table:table-cell office:value-type="float" office:value="203.3" calcext:value-type="float">
            <text:p>203,3</text:p>
          </table:table-cell>
          <table:table-cell table:number-columns-repeated="1023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1023"/>
        </table:table-row>
        <table:table-row table:style-name="ro1">
          <table:table-cell office:value-type="float" office:value="206.8" calcext:value-type="float">
            <text:p>206,8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59">
          <table:table-cell table:style-name="Default"/>
          <table:table-cell table:number-columns-repeated="1023"/>
        </table:table-row>
        <table:table-row table:style-name="ro1">
          <table:table-cell table:style-name="Default" office:value-type="string" calcext:value-type="string">
            <text:p>Comparaison des deux</text:p>
          </table:table-cell>
          <table:table-cell table:number-columns-repeated="1023"/>
        </table:table-row>
        <table:table-row table:style-name="ro1">
          <table:table-cell office:value-type="float" office:value="37.1" calcext:value-type="float">
            <text:p>37,1</text:p>
          </table:table-cell>
          <table:table-cell table:formula="of:=[.B554]-[.B676]" office:value-type="string" office:string-value="" calcext:value-type="error">
            <text:p>#DIV/0 !</text:p>
          </table:table-cell>
          <table:table-cell table:formula="of:=[.C554]-[.C676]" office:value-type="float" office:value="0.00032530510256649" calcext:value-type="float">
            <text:p>0,0003253051</text:p>
          </table:table-cell>
          <table:table-cell table:formula="of:=[.D554]-[.D676]" office:value-type="float" office:value="0.00328775939242348" calcext:value-type="float">
            <text:p>0,0032877594</text:p>
          </table:table-cell>
          <table:table-cell table:formula="of:=[.E554]-[.E676]" office:value-type="float" office:value="1" calcext:value-type="float">
            <text:p>1</text:p>
          </table:table-cell>
          <table:table-cell table:formula="of:=[.F554]-[.F676]" office:value-type="string" office:string-value="" calcext:value-type="error">
            <text:p>#VALEUR !</text:p>
          </table:table-cell>
          <table:table-cell table:formula="of:=[.G554]-[.G676]" office:value-type="string" office:string-value="" calcext:value-type="error">
            <text:p>#DIV/0 !</text:p>
          </table:table-cell>
          <table:table-cell table:formula="of:=[.H554]-[.H676]" office:value-type="float" office:value="0.0000862265923413724" calcext:value-type="float">
            <text:p>8,62265923413724E-005</text:p>
          </table:table-cell>
          <table:table-cell table:formula="of:=[.I554]-[.I676]" office:value-type="float" office:value="0.0215106233506547" calcext:value-type="float">
            <text:p>0,0215106234</text:p>
          </table:table-cell>
          <table:table-cell table:formula="of:=[.J554]-[.J676]" office:value-type="string" office:string-value="" calcext:value-type="error">
            <text:p>#DIV/0 !</text:p>
          </table:table-cell>
          <table:table-cell table:formula="of:=[.K554]-[.K676]" office:value-type="string" office:string-value="" calcext:value-type="error">
            <text:p>#DIV/0 !</text:p>
          </table:table-cell>
          <table:table-cell table:formula="of:=[.L554]-[.L676]" office:value-type="string" office:string-value="" calcext:value-type="error">
            <text:p>#DIV/0 !</text:p>
          </table:table-cell>
          <table:table-cell table:formula="of:=[.M554]-[.M676]" office:value-type="float" office:value="0.00010518583530617" calcext:value-type="float">
            <text:p>0,0001051858</text:p>
          </table:table-cell>
          <table:table-cell table:formula="of:=[.N554]-[.N676]" office:value-type="string" office:string-value="" calcext:value-type="error">
            <text:p>#VALEUR !</text:p>
          </table:table-cell>
          <table:table-cell table:formula="of:=[.O554]-[.O676]" office:value-type="string" office:string-value="" calcext:value-type="error">
            <text:p>#VALEUR !</text:p>
          </table:table-cell>
          <table:table-cell table:formula="of:=[.P554]-[.P676]" office:value-type="string" office:string-value="" calcext:value-type="error">
            <text:p>#DIV/0 !</text:p>
          </table:table-cell>
          <table:table-cell table:formula="of:=[.Q554]-[.Q676]" office:value-type="string" office:string-value="" calcext:value-type="error">
            <text:p>#DIV/0 !</text:p>
          </table:table-cell>
          <table:table-cell table:formula="of:=[.R554]-[.R676]" office:value-type="float" office:value="0.0000272636816898085" calcext:value-type="float">
            <text:p>2,72636816898085E-005</text:p>
          </table:table-cell>
          <table:table-cell table:formula="of:=[.S554]-[.S676]" office:value-type="float" office:value="0.00884071285949622" calcext:value-type="float">
            <text:p>0,0088407129</text:p>
          </table:table-cell>
          <table:table-cell table:formula="of:=[.T554]-[.T676]" office:value-type="string" office:string-value="" calcext:value-type="error">
            <text:p>#DIV/0 !</text:p>
          </table:table-cell>
          <table:table-cell table:formula="of:=[.U554]-[.U676]" office:value-type="string" office:string-value="" calcext:value-type="error">
            <text:p>#VALEUR !</text:p>
          </table:table-cell>
          <table:table-cell table:formula="of:=[.V554]-[.V676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38.9" calcext:value-type="float">
            <text:p>38,9</text:p>
          </table:table-cell>
          <table:table-cell table:formula="of:=[.B555]-[.B677]" office:value-type="string" office:string-value="" calcext:value-type="error">
            <text:p>#DIV/0 !</text:p>
          </table:table-cell>
          <table:table-cell table:formula="of:=[.C555]-[.C677]" office:value-type="float" office:value="0.000358568586255064" calcext:value-type="float">
            <text:p>0,0003585686</text:p>
          </table:table-cell>
          <table:table-cell table:formula="of:=[.D555]-[.D677]" office:value-type="float" office:value="0.00269666008099944" calcext:value-type="float">
            <text:p>0,0026966601</text:p>
          </table:table-cell>
          <table:table-cell table:formula="of:=[.E555]-[.E677]" office:value-type="float" office:value="1" calcext:value-type="float">
            <text:p>1</text:p>
          </table:table-cell>
          <table:table-cell table:formula="of:=[.F555]-[.F677]" office:value-type="string" office:string-value="" calcext:value-type="error">
            <text:p>#VALEUR !</text:p>
          </table:table-cell>
          <table:table-cell table:formula="of:=[.G555]-[.G677]" office:value-type="string" office:string-value="" calcext:value-type="error">
            <text:p>#DIV/0 !</text:p>
          </table:table-cell>
          <table:table-cell table:formula="of:=[.H555]-[.H677]" office:value-type="float" office:value="0.0000776729265308533" calcext:value-type="float">
            <text:p>7,76729265308533E-005</text:p>
          </table:table-cell>
          <table:table-cell table:formula="of:=[.I555]-[.I677]" office:value-type="float" office:value="0.0234620289019405" calcext:value-type="float">
            <text:p>0,0234620289</text:p>
          </table:table-cell>
          <table:table-cell table:formula="of:=[.J555]-[.J677]" office:value-type="string" office:string-value="" calcext:value-type="error">
            <text:p>#DIV/0 !</text:p>
          </table:table-cell>
          <table:table-cell table:formula="of:=[.K555]-[.K677]" office:value-type="string" office:string-value="" calcext:value-type="error">
            <text:p>#DIV/0 !</text:p>
          </table:table-cell>
          <table:table-cell table:formula="of:=[.L555]-[.L677]" office:value-type="string" office:string-value="" calcext:value-type="error">
            <text:p>#DIV/0 !</text:p>
          </table:table-cell>
          <table:table-cell table:formula="of:=[.M555]-[.M677]" office:value-type="float" office:value="0.000114743968433705" calcext:value-type="float">
            <text:p>0,000114744</text:p>
          </table:table-cell>
          <table:table-cell table:formula="of:=[.N555]-[.N677]" office:value-type="string" office:string-value="" calcext:value-type="error">
            <text:p>#VALEUR !</text:p>
          </table:table-cell>
          <table:table-cell table:formula="of:=[.O555]-[.O677]" office:value-type="float" office:value="0.0000301721457037896" calcext:value-type="float">
            <text:p>3,01721457037896E-005</text:p>
          </table:table-cell>
          <table:table-cell table:formula="of:=[.P555]-[.P677]" office:value-type="string" office:string-value="" calcext:value-type="error">
            <text:p>#DIV/0 !</text:p>
          </table:table-cell>
          <table:table-cell table:formula="of:=[.Q555]-[.Q677]" office:value-type="string" office:string-value="" calcext:value-type="error">
            <text:p>#DIV/0 !</text:p>
          </table:table-cell>
          <table:table-cell table:formula="of:=[.R555]-[.R677]" office:value-type="string" office:string-value="" calcext:value-type="error">
            <text:p>#VALEUR !</text:p>
          </table:table-cell>
          <table:table-cell table:formula="of:=[.S555]-[.S677]" office:value-type="float" office:value="0.0088891800384003" calcext:value-type="float">
            <text:p>0,00888918</text:p>
          </table:table-cell>
          <table:table-cell table:formula="of:=[.T555]-[.T677]" office:value-type="string" office:string-value="" calcext:value-type="error">
            <text:p>#DIV/0 !</text:p>
          </table:table-cell>
          <table:table-cell table:formula="of:=[.U555]-[.U677]" office:value-type="string" office:string-value="" calcext:value-type="error">
            <text:p>#VALEUR !</text:p>
          </table:table-cell>
          <table:table-cell table:formula="of:=[.V555]-[.V677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40.7" calcext:value-type="float">
            <text:p>40,7</text:p>
          </table:table-cell>
          <table:table-cell table:formula="of:=[.B556]-[.B678]" office:value-type="string" office:string-value="" calcext:value-type="error">
            <text:p>#DIV/0 !</text:p>
          </table:table-cell>
          <table:table-cell table:formula="of:=[.C556]-[.C678]" office:value-type="float" office:value="0.000314894265999781" calcext:value-type="float">
            <text:p>0,0003148943</text:p>
          </table:table-cell>
          <table:table-cell table:formula="of:=[.D556]-[.D678]" office:value-type="float" office:value="0.00357610635367638" calcext:value-type="float">
            <text:p>0,0035761064</text:p>
          </table:table-cell>
          <table:table-cell table:formula="of:=[.E556]-[.E678]" office:value-type="float" office:value="1" calcext:value-type="float">
            <text:p>1</text:p>
          </table:table-cell>
          <table:table-cell table:formula="of:=[.F556]-[.F678]" office:value-type="string" office:string-value="" calcext:value-type="error">
            <text:p>#VALEUR !</text:p>
          </table:table-cell>
          <table:table-cell table:formula="of:=[.G556]-[.G678]" office:value-type="string" office:string-value="" calcext:value-type="error">
            <text:p>#DIV/0 !</text:p>
          </table:table-cell>
          <table:table-cell table:formula="of:=[.H556]-[.H678]" office:value-type="string" office:string-value="" calcext:value-type="error">
            <text:p>#VALEUR !</text:p>
          </table:table-cell>
          <table:table-cell table:formula="of:=[.I556]-[.I678]" office:value-type="float" office:value="0.0261589740204365" calcext:value-type="float">
            <text:p>0,026158974</text:p>
          </table:table-cell>
          <table:table-cell table:formula="of:=[.J556]-[.J678]" office:value-type="string" office:string-value="" calcext:value-type="error">
            <text:p>#DIV/0 !</text:p>
          </table:table-cell>
          <table:table-cell table:formula="of:=[.K556]-[.K678]" office:value-type="string" office:string-value="" calcext:value-type="error">
            <text:p>#DIV/0 !</text:p>
          </table:table-cell>
          <table:table-cell table:formula="of:=[.L556]-[.L678]" office:value-type="string" office:string-value="" calcext:value-type="error">
            <text:p>#DIV/0 !</text:p>
          </table:table-cell>
          <table:table-cell table:formula="of:=[.M556]-[.M678]" office:value-type="float" office:value="0.000137283334807426" calcext:value-type="float">
            <text:p>0,0001372833</text:p>
          </table:table-cell>
          <table:table-cell table:formula="of:=[.N556]-[.N678]" office:value-type="string" office:string-value="" calcext:value-type="error">
            <text:p>#VALEUR !</text:p>
          </table:table-cell>
          <table:table-cell table:formula="of:=[.O556]-[.O678]" office:value-type="string" office:string-value="" calcext:value-type="error">
            <text:p>#VALEUR !</text:p>
          </table:table-cell>
          <table:table-cell table:formula="of:=[.P556]-[.P678]" office:value-type="string" office:string-value="" calcext:value-type="error">
            <text:p>#DIV/0 !</text:p>
          </table:table-cell>
          <table:table-cell table:formula="of:=[.Q556]-[.Q678]" office:value-type="string" office:string-value="" calcext:value-type="error">
            <text:p>#DIV/0 !</text:p>
          </table:table-cell>
          <table:table-cell table:formula="of:=[.R556]-[.R678]" office:value-type="float" office:value="0.0000306709162947708" calcext:value-type="float">
            <text:p>3,06709162947708E-005</text:p>
          </table:table-cell>
          <table:table-cell table:formula="of:=[.S556]-[.S678]" office:value-type="float" office:value="0.00919261377229387" calcext:value-type="float">
            <text:p>0,0091926138</text:p>
          </table:table-cell>
          <table:table-cell table:formula="of:=[.T556]-[.T678]" office:value-type="string" office:string-value="" calcext:value-type="error">
            <text:p>#DIV/0 !</text:p>
          </table:table-cell>
          <table:table-cell table:formula="of:=[.U556]-[.U678]" office:value-type="string" office:string-value="" calcext:value-type="error">
            <text:p>#VALEUR !</text:p>
          </table:table-cell>
          <table:table-cell table:formula="of:=[.V556]-[.V678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42.4" calcext:value-type="float">
            <text:p>42,4</text:p>
          </table:table-cell>
          <table:table-cell table:formula="of:=[.B557]-[.B679]" office:value-type="string" office:string-value="" calcext:value-type="error">
            <text:p>#DIV/0 !</text:p>
          </table:table-cell>
          <table:table-cell table:formula="of:=[.C557]-[.C679]" office:value-type="float" office:value="0.000265613381757985" calcext:value-type="float">
            <text:p>0,0002656134</text:p>
          </table:table-cell>
          <table:table-cell table:formula="of:=[.D557]-[.D679]" office:value-type="float" office:value="0.00350493131844652" calcext:value-type="float">
            <text:p>0,0035049313</text:p>
          </table:table-cell>
          <table:table-cell table:formula="of:=[.E557]-[.E679]" office:value-type="float" office:value="1" calcext:value-type="float">
            <text:p>1</text:p>
          </table:table-cell>
          <table:table-cell table:formula="of:=[.F557]-[.F679]" office:value-type="string" office:string-value="" calcext:value-type="error">
            <text:p>#VALEUR !</text:p>
          </table:table-cell>
          <table:table-cell table:formula="of:=[.G557]-[.G679]" office:value-type="string" office:string-value="" calcext:value-type="error">
            <text:p>#DIV/0 !</text:p>
          </table:table-cell>
          <table:table-cell table:formula="of:=[.H557]-[.H679]" office:value-type="float" office:value="0.0000871133807343125" calcext:value-type="float">
            <text:p>8,71133807343125E-005</text:p>
          </table:table-cell>
          <table:table-cell table:formula="of:=[.I557]-[.I679]" office:value-type="float" office:value="0.0294155646192144" calcext:value-type="float">
            <text:p>0,0294155646</text:p>
          </table:table-cell>
          <table:table-cell table:formula="of:=[.J557]-[.J679]" office:value-type="string" office:string-value="" calcext:value-type="error">
            <text:p>#DIV/0 !</text:p>
          </table:table-cell>
          <table:table-cell table:formula="of:=[.K557]-[.K679]" office:value-type="string" office:string-value="" calcext:value-type="error">
            <text:p>#DIV/0 !</text:p>
          </table:table-cell>
          <table:table-cell table:formula="of:=[.L557]-[.L679]" office:value-type="string" office:string-value="" calcext:value-type="error">
            <text:p>#DIV/0 !</text:p>
          </table:table-cell>
          <table:table-cell table:formula="of:=[.M557]-[.M679]" office:value-type="float" office:value="0.000083471009414411" calcext:value-type="float">
            <text:p>0,000083471</text:p>
          </table:table-cell>
          <table:table-cell table:formula="of:=[.N557]-[.N679]" office:value-type="float" office:value="0.533609023148865" calcext:value-type="float">
            <text:p>0,5336090231</text:p>
          </table:table-cell>
          <table:table-cell table:formula="of:=[.O557]-[.O679]" office:value-type="float" office:value="0.0000200866065435748" calcext:value-type="float">
            <text:p>2,00866065435748E-005</text:p>
          </table:table-cell>
          <table:table-cell table:formula="of:=[.P557]-[.P679]" office:value-type="string" office:string-value="" calcext:value-type="error">
            <text:p>#DIV/0 !</text:p>
          </table:table-cell>
          <table:table-cell table:formula="of:=[.Q557]-[.Q679]" office:value-type="string" office:string-value="" calcext:value-type="error">
            <text:p>#DIV/0 !</text:p>
          </table:table-cell>
          <table:table-cell table:formula="of:=[.R557]-[.R679]" office:value-type="string" office:string-value="" calcext:value-type="error">
            <text:p>#VALEUR !</text:p>
          </table:table-cell>
          <table:table-cell table:formula="of:=[.S557]-[.S679]" office:value-type="float" office:value="0.0100769773517351" calcext:value-type="float">
            <text:p>0,0100769774</text:p>
          </table:table-cell>
          <table:table-cell table:formula="of:=[.T557]-[.T679]" office:value-type="string" office:string-value="" calcext:value-type="error">
            <text:p>#DIV/0 !</text:p>
          </table:table-cell>
          <table:table-cell table:formula="of:=[.U557]-[.U679]" office:value-type="string" office:string-value="" calcext:value-type="error">
            <text:p>#VALEUR !</text:p>
          </table:table-cell>
          <table:table-cell table:formula="of:=[.V557]-[.V679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44.2" calcext:value-type="float">
            <text:p>44,2</text:p>
          </table:table-cell>
          <table:table-cell table:formula="of:=[.B558]-[.B680]" office:value-type="string" office:string-value="" calcext:value-type="error">
            <text:p>#DIV/0 !</text:p>
          </table:table-cell>
          <table:table-cell table:formula="of:=[.C558]-[.C680]" office:value-type="float" office:value="0.000294788181104639" calcext:value-type="float">
            <text:p>0,0002947882</text:p>
          </table:table-cell>
          <table:table-cell table:formula="of:=[.D558]-[.D680]" office:value-type="float" office:value="0.00281893361987705" calcext:value-type="float">
            <text:p>0,0028189336</text:p>
          </table:table-cell>
          <table:table-cell table:formula="of:=[.E558]-[.E680]" office:value-type="float" office:value="1" calcext:value-type="float">
            <text:p>1</text:p>
          </table:table-cell>
          <table:table-cell table:formula="of:=[.F558]-[.F680]" office:value-type="string" office:string-value="" calcext:value-type="error">
            <text:p>#VALEUR !</text:p>
          </table:table-cell>
          <table:table-cell table:formula="of:=[.G558]-[.G680]" office:value-type="string" office:string-value="" calcext:value-type="error">
            <text:p>#DIV/0 !</text:p>
          </table:table-cell>
          <table:table-cell table:formula="of:=[.H558]-[.H680]" office:value-type="float" office:value="0.000137667964187669" calcext:value-type="float">
            <text:p>0,000137668</text:p>
          </table:table-cell>
          <table:table-cell table:formula="of:=[.I558]-[.I680]" office:value-type="float" office:value="0.0328353908711605" calcext:value-type="float">
            <text:p>0,0328353909</text:p>
          </table:table-cell>
          <table:table-cell table:formula="of:=[.J558]-[.J680]" office:value-type="string" office:string-value="" calcext:value-type="error">
            <text:p>#DIV/0 !</text:p>
          </table:table-cell>
          <table:table-cell table:formula="of:=[.K558]-[.K680]" office:value-type="string" office:string-value="" calcext:value-type="error">
            <text:p>#DIV/0 !</text:p>
          </table:table-cell>
          <table:table-cell table:formula="of:=[.L558]-[.L680]" office:value-type="string" office:string-value="" calcext:value-type="error">
            <text:p>#DIV/0 !</text:p>
          </table:table-cell>
          <table:table-cell table:formula="of:=[.M558]-[.M680]" office:value-type="float" office:value="0.00012942936303173" calcext:value-type="float">
            <text:p>0,0001294294</text:p>
          </table:table-cell>
          <table:table-cell table:formula="of:=[.N558]-[.N680]" office:value-type="float" office:value="0.512446255450152" calcext:value-type="float">
            <text:p>0,5124462555</text:p>
          </table:table-cell>
          <table:table-cell table:formula="of:=[.O558]-[.O680]" office:value-type="string" office:string-value="" calcext:value-type="error">
            <text:p>#VALEUR !</text:p>
          </table:table-cell>
          <table:table-cell table:formula="of:=[.P558]-[.P680]" office:value-type="string" office:string-value="" calcext:value-type="error">
            <text:p>#DIV/0 !</text:p>
          </table:table-cell>
          <table:table-cell table:formula="of:=[.Q558]-[.Q680]" office:value-type="string" office:string-value="" calcext:value-type="error">
            <text:p>#DIV/0 !</text:p>
          </table:table-cell>
          <table:table-cell table:formula="of:=[.R558]-[.R680]" office:value-type="string" office:string-value="" calcext:value-type="error">
            <text:p>#VALEUR !</text:p>
          </table:table-cell>
          <table:table-cell table:formula="of:=[.S558]-[.S680]" office:value-type="float" office:value="0.0105721086500148" calcext:value-type="float">
            <text:p>0,0105721087</text:p>
          </table:table-cell>
          <table:table-cell table:formula="of:=[.T558]-[.T680]" office:value-type="string" office:string-value="" calcext:value-type="error">
            <text:p>#DIV/0 !</text:p>
          </table:table-cell>
          <table:table-cell table:formula="of:=[.U558]-[.U680]" office:value-type="string" office:string-value="" calcext:value-type="error">
            <text:p>#VALEUR !</text:p>
          </table:table-cell>
          <table:table-cell table:formula="of:=[.V558]-[.V680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559]-[.B681]" office:value-type="string" office:string-value="" calcext:value-type="error">
            <text:p>#DIV/0 !</text:p>
          </table:table-cell>
          <table:table-cell table:formula="of:=[.C559]-[.C681]" office:value-type="float" office:value="0.000295889651717873" calcext:value-type="float">
            <text:p>0,0002958897</text:p>
          </table:table-cell>
          <table:table-cell table:formula="of:=[.D559]-[.D681]" office:value-type="float" office:value="0.0034142188436667" calcext:value-type="float">
            <text:p>0,0034142188</text:p>
          </table:table-cell>
          <table:table-cell table:formula="of:=[.E559]-[.E681]" office:value-type="float" office:value="1" calcext:value-type="float">
            <text:p>1</text:p>
          </table:table-cell>
          <table:table-cell table:formula="of:=[.F559]-[.F681]" office:value-type="string" office:string-value="" calcext:value-type="error">
            <text:p>#VALEUR !</text:p>
          </table:table-cell>
          <table:table-cell table:formula="of:=[.G559]-[.G681]" office:value-type="string" office:string-value="" calcext:value-type="error">
            <text:p>#DIV/0 !</text:p>
          </table:table-cell>
          <table:table-cell table:formula="of:=[.H559]-[.H681]" office:value-type="string" office:string-value="" calcext:value-type="error">
            <text:p>#VALEUR !</text:p>
          </table:table-cell>
          <table:table-cell table:formula="of:=[.I559]-[.I681]" office:value-type="float" office:value="0.0330705689601395" calcext:value-type="float">
            <text:p>0,033070569</text:p>
          </table:table-cell>
          <table:table-cell table:formula="of:=[.J559]-[.J681]" office:value-type="string" office:string-value="" calcext:value-type="error">
            <text:p>#DIV/0 !</text:p>
          </table:table-cell>
          <table:table-cell table:formula="of:=[.K559]-[.K681]" office:value-type="string" office:string-value="" calcext:value-type="error">
            <text:p>#DIV/0 !</text:p>
          </table:table-cell>
          <table:table-cell table:formula="of:=[.L559]-[.L681]" office:value-type="string" office:string-value="" calcext:value-type="error">
            <text:p>#DIV/0 !</text:p>
          </table:table-cell>
          <table:table-cell table:formula="of:=[.M559]-[.M681]" office:value-type="float" office:value="0.000146428766060668" calcext:value-type="float">
            <text:p>0,0001464288</text:p>
          </table:table-cell>
          <table:table-cell table:formula="of:=[.N559]-[.N681]" office:value-type="float" office:value="0.505222417277632" calcext:value-type="float">
            <text:p>0,5052224173</text:p>
          </table:table-cell>
          <table:table-cell table:formula="of:=[.O559]-[.O681]" office:value-type="string" office:string-value="" calcext:value-type="error">
            <text:p>#VALEUR !</text:p>
          </table:table-cell>
          <table:table-cell table:formula="of:=[.P559]-[.P681]" office:value-type="string" office:string-value="" calcext:value-type="error">
            <text:p>#DIV/0 !</text:p>
          </table:table-cell>
          <table:table-cell table:formula="of:=[.Q559]-[.Q681]" office:value-type="string" office:string-value="" calcext:value-type="error">
            <text:p>#DIV/0 !</text:p>
          </table:table-cell>
          <table:table-cell table:formula="of:=[.R559]-[.R681]" office:value-type="string" office:string-value="" calcext:value-type="error">
            <text:p>#VALEUR !</text:p>
          </table:table-cell>
          <table:table-cell table:formula="of:=[.S559]-[.S681]" office:value-type="float" office:value="0.0117097675993382" calcext:value-type="float">
            <text:p>0,0117097676</text:p>
          </table:table-cell>
          <table:table-cell table:formula="of:=[.T559]-[.T681]" office:value-type="string" office:string-value="" calcext:value-type="error">
            <text:p>#DIV/0 !</text:p>
          </table:table-cell>
          <table:table-cell table:formula="of:=[.U559]-[.U681]" office:value-type="string" office:string-value="" calcext:value-type="error">
            <text:p>#VALEUR !</text:p>
          </table:table-cell>
          <table:table-cell table:formula="of:=[.V559]-[.V681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47.7" calcext:value-type="float">
            <text:p>47,7</text:p>
          </table:table-cell>
          <table:table-cell table:formula="of:=[.B560]-[.B682]" office:value-type="string" office:string-value="" calcext:value-type="error">
            <text:p>#DIV/0 !</text:p>
          </table:table-cell>
          <table:table-cell table:formula="of:=[.C560]-[.C682]" office:value-type="float" office:value="0.000212508318975807" calcext:value-type="float">
            <text:p>0,0002125083</text:p>
          </table:table-cell>
          <table:table-cell table:formula="of:=[.D560]-[.D682]" office:value-type="float" office:value="0.0029177151074447" calcext:value-type="float">
            <text:p>0,0029177151</text:p>
          </table:table-cell>
          <table:table-cell table:formula="of:=[.E560]-[.E682]" office:value-type="float" office:value="1" calcext:value-type="float">
            <text:p>1</text:p>
          </table:table-cell>
          <table:table-cell table:formula="of:=[.F560]-[.F682]" office:value-type="float" office:value="0.00099546503153716" calcext:value-type="float">
            <text:p>0,000995465</text:p>
          </table:table-cell>
          <table:table-cell table:formula="of:=[.G560]-[.G682]" office:value-type="string" office:string-value="" calcext:value-type="error">
            <text:p>#DIV/0 !</text:p>
          </table:table-cell>
          <table:table-cell table:formula="of:=[.H560]-[.H682]" office:value-type="string" office:string-value="" calcext:value-type="error">
            <text:p>#VALEUR !</text:p>
          </table:table-cell>
          <table:table-cell table:formula="of:=[.I560]-[.I682]" office:value-type="string" office:string-value="" calcext:value-type="error">
            <text:p>#VALEUR !</text:p>
          </table:table-cell>
          <table:table-cell table:formula="of:=[.J560]-[.J682]" office:value-type="string" office:string-value="" calcext:value-type="error">
            <text:p>#DIV/0 !</text:p>
          </table:table-cell>
          <table:table-cell table:formula="of:=[.K560]-[.K682]" office:value-type="string" office:string-value="" calcext:value-type="error">
            <text:p>#DIV/0 !</text:p>
          </table:table-cell>
          <table:table-cell table:formula="of:=[.L560]-[.L682]" office:value-type="string" office:string-value="" calcext:value-type="error">
            <text:p>#DIV/0 !</text:p>
          </table:table-cell>
          <table:table-cell table:formula="of:=[.M560]-[.M682]" office:value-type="float" office:value="0.000109621956877714" calcext:value-type="float">
            <text:p>0,000109622</text:p>
          </table:table-cell>
          <table:table-cell table:formula="of:=[.N560]-[.N682]" office:value-type="float" office:value="0.510671058865624" calcext:value-type="float">
            <text:p>0,5106710589</text:p>
          </table:table-cell>
          <table:table-cell table:formula="of:=[.O560]-[.O682]" office:value-type="string" office:string-value="" calcext:value-type="error">
            <text:p>#VALEUR !</text:p>
          </table:table-cell>
          <table:table-cell table:formula="of:=[.P560]-[.P682]" office:value-type="string" office:string-value="" calcext:value-type="error">
            <text:p>#DIV/0 !</text:p>
          </table:table-cell>
          <table:table-cell table:formula="of:=[.Q560]-[.Q682]" office:value-type="string" office:string-value="" calcext:value-type="error">
            <text:p>#DIV/0 !</text:p>
          </table:table-cell>
          <table:table-cell table:formula="of:=[.R560]-[.R682]" office:value-type="string" office:string-value="" calcext:value-type="error">
            <text:p>#VALEUR !</text:p>
          </table:table-cell>
          <table:table-cell table:formula="of:=[.S560]-[.S682]" office:value-type="float" office:value="0.0116148013316581" calcext:value-type="float">
            <text:p>0,0116148013</text:p>
          </table:table-cell>
          <table:table-cell table:formula="of:=[.T560]-[.T682]" office:value-type="string" office:string-value="" calcext:value-type="error">
            <text:p>#DIV/0 !</text:p>
          </table:table-cell>
          <table:table-cell table:formula="of:=[.U560]-[.U682]" office:value-type="string" office:string-value="" calcext:value-type="error">
            <text:p>#VALEUR !</text:p>
          </table:table-cell>
          <table:table-cell table:formula="of:=[.V560]-[.V682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49.5" calcext:value-type="float">
            <text:p>49,5</text:p>
          </table:table-cell>
          <table:table-cell table:formula="of:=[.B561]-[.B683]" office:value-type="string" office:string-value="" calcext:value-type="error">
            <text:p>#DIV/0 !</text:p>
          </table:table-cell>
          <table:table-cell table:formula="of:=[.C561]-[.C683]" office:value-type="float" office:value="0.00027178586014275" calcext:value-type="float">
            <text:p>0,0002717859</text:p>
          </table:table-cell>
          <table:table-cell table:formula="of:=[.D561]-[.D683]" office:value-type="float" office:value="0.00352322515439667" calcext:value-type="float">
            <text:p>0,0035232252</text:p>
          </table:table-cell>
          <table:table-cell table:formula="of:=[.E561]-[.E683]" office:value-type="float" office:value="1" calcext:value-type="float">
            <text:p>1</text:p>
          </table:table-cell>
          <table:table-cell table:formula="of:=[.F561]-[.F683]" office:value-type="string" office:string-value="" calcext:value-type="error">
            <text:p>#VALEUR !</text:p>
          </table:table-cell>
          <table:table-cell table:formula="of:=[.G561]-[.G683]" office:value-type="string" office:string-value="" calcext:value-type="error">
            <text:p>#DIV/0 !</text:p>
          </table:table-cell>
          <table:table-cell table:formula="of:=[.H561]-[.H683]" office:value-type="string" office:string-value="" calcext:value-type="error">
            <text:p>#VALEUR !</text:p>
          </table:table-cell>
          <table:table-cell table:formula="of:=[.I561]-[.I683]" office:value-type="string" office:string-value="" calcext:value-type="error">
            <text:p>#VALEUR !</text:p>
          </table:table-cell>
          <table:table-cell table:formula="of:=[.J561]-[.J683]" office:value-type="string" office:string-value="" calcext:value-type="error">
            <text:p>#DIV/0 !</text:p>
          </table:table-cell>
          <table:table-cell table:formula="of:=[.K561]-[.K683]" office:value-type="string" office:string-value="" calcext:value-type="error">
            <text:p>#DIV/0 !</text:p>
          </table:table-cell>
          <table:table-cell table:formula="of:=[.L561]-[.L683]" office:value-type="string" office:string-value="" calcext:value-type="error">
            <text:p>#DIV/0 !</text:p>
          </table:table-cell>
          <table:table-cell table:formula="of:=[.M561]-[.M683]" office:value-type="float" office:value="0.000125904893937885" calcext:value-type="float">
            <text:p>0,0001259049</text:p>
          </table:table-cell>
          <table:table-cell table:formula="of:=[.N561]-[.N683]" office:value-type="float" office:value="0.497644205464917" calcext:value-type="float">
            <text:p>0,4976442055</text:p>
          </table:table-cell>
          <table:table-cell table:formula="of:=[.O561]-[.O683]" office:value-type="float" office:value="0.0000172001221226619" calcext:value-type="float">
            <text:p>1,72001221226619E-005</text:p>
          </table:table-cell>
          <table:table-cell table:formula="of:=[.P561]-[.P683]" office:value-type="string" office:string-value="" calcext:value-type="error">
            <text:p>#DIV/0 !</text:p>
          </table:table-cell>
          <table:table-cell table:formula="of:=[.Q561]-[.Q683]" office:value-type="string" office:string-value="" calcext:value-type="error">
            <text:p>#DIV/0 !</text:p>
          </table:table-cell>
          <table:table-cell table:formula="of:=[.R561]-[.R683]" office:value-type="string" office:string-value="" calcext:value-type="error">
            <text:p>#VALEUR !</text:p>
          </table:table-cell>
          <table:table-cell table:formula="of:=[.S561]-[.S683]" office:value-type="float" office:value="0.0127393257896729" calcext:value-type="float">
            <text:p>0,0127393258</text:p>
          </table:table-cell>
          <table:table-cell table:formula="of:=[.T561]-[.T683]" office:value-type="string" office:string-value="" calcext:value-type="error">
            <text:p>#DIV/0 !</text:p>
          </table:table-cell>
          <table:table-cell table:formula="of:=[.U561]-[.U683]" office:value-type="string" office:string-value="" calcext:value-type="error">
            <text:p>#VALEUR !</text:p>
          </table:table-cell>
          <table:table-cell table:formula="of:=[.V561]-[.V683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51.3" calcext:value-type="float">
            <text:p>51,3</text:p>
          </table:table-cell>
          <table:table-cell table:formula="of:=[.B562]-[.B684]" office:value-type="string" office:string-value="" calcext:value-type="error">
            <text:p>#DIV/0 !</text:p>
          </table:table-cell>
          <table:table-cell table:formula="of:=[.C562]-[.C684]" office:value-type="float" office:value="0.000285676174517482" calcext:value-type="float">
            <text:p>0,0002856762</text:p>
          </table:table-cell>
          <table:table-cell table:formula="of:=[.D562]-[.D684]" office:value-type="float" office:value="0.00351628590044032" calcext:value-type="float">
            <text:p>0,0035162859</text:p>
          </table:table-cell>
          <table:table-cell table:formula="of:=[.E562]-[.E684]" office:value-type="float" office:value="1" calcext:value-type="float">
            <text:p>1</text:p>
          </table:table-cell>
          <table:table-cell table:formula="of:=[.F562]-[.F684]" office:value-type="string" office:string-value="" calcext:value-type="error">
            <text:p>#VALEUR !</text:p>
          </table:table-cell>
          <table:table-cell table:formula="of:=[.G562]-[.G684]" office:value-type="string" office:string-value="" calcext:value-type="error">
            <text:p>#DIV/0 !</text:p>
          </table:table-cell>
          <table:table-cell table:formula="of:=[.H562]-[.H684]" office:value-type="float" office:value="0.000101773443299205" calcext:value-type="float">
            <text:p>0,0001017734</text:p>
          </table:table-cell>
          <table:table-cell table:formula="of:=[.I562]-[.I684]" office:value-type="string" office:string-value="" calcext:value-type="error">
            <text:p>#VALEUR !</text:p>
          </table:table-cell>
          <table:table-cell table:formula="of:=[.J562]-[.J684]" office:value-type="string" office:string-value="" calcext:value-type="error">
            <text:p>#DIV/0 !</text:p>
          </table:table-cell>
          <table:table-cell table:formula="of:=[.K562]-[.K684]" office:value-type="string" office:string-value="" calcext:value-type="error">
            <text:p>#DIV/0 !</text:p>
          </table:table-cell>
          <table:table-cell table:formula="of:=[.L562]-[.L684]" office:value-type="string" office:string-value="" calcext:value-type="error">
            <text:p>#DIV/0 !</text:p>
          </table:table-cell>
          <table:table-cell table:formula="of:=[.M562]-[.M684]" office:value-type="float" office:value="0.000193891993209451" calcext:value-type="float">
            <text:p>0,000193892</text:p>
          </table:table-cell>
          <table:table-cell table:formula="of:=[.N562]-[.N684]" office:value-type="float" office:value="0.50578792647521" calcext:value-type="float">
            <text:p>0,5057879265</text:p>
          </table:table-cell>
          <table:table-cell table:formula="of:=[.O562]-[.O684]" office:value-type="float" office:value="0.0000171662452030047" calcext:value-type="float">
            <text:p>1,71662452030047E-005</text:p>
          </table:table-cell>
          <table:table-cell table:formula="of:=[.P562]-[.P684]" office:value-type="string" office:string-value="" calcext:value-type="error">
            <text:p>#DIV/0 !</text:p>
          </table:table-cell>
          <table:table-cell table:formula="of:=[.Q562]-[.Q684]" office:value-type="string" office:string-value="" calcext:value-type="error">
            <text:p>#DIV/0 !</text:p>
          </table:table-cell>
          <table:table-cell table:formula="of:=[.R562]-[.R684]" office:value-type="string" office:string-value="" calcext:value-type="error">
            <text:p>#VALEUR !</text:p>
          </table:table-cell>
          <table:table-cell table:formula="of:=[.S562]-[.S684]" office:value-type="float" office:value="0.0127142347401335" calcext:value-type="float">
            <text:p>0,0127142347</text:p>
          </table:table-cell>
          <table:table-cell table:formula="of:=[.T562]-[.T684]" office:value-type="string" office:string-value="" calcext:value-type="error">
            <text:p>#DIV/0 !</text:p>
          </table:table-cell>
          <table:table-cell table:formula="of:=[.U562]-[.U684]" office:value-type="string" office:string-value="" calcext:value-type="error">
            <text:p>#VALEUR !</text:p>
          </table:table-cell>
          <table:table-cell table:formula="of:=[.V562]-[.V684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563]-[.B685]" office:value-type="string" office:string-value="" calcext:value-type="error">
            <text:p>#DIV/0 !</text:p>
          </table:table-cell>
          <table:table-cell table:formula="of:=[.C563]-[.C685]" office:value-type="float" office:value="0.000406738732341195" calcext:value-type="float">
            <text:p>0,0004067387</text:p>
          </table:table-cell>
          <table:table-cell table:formula="of:=[.D563]-[.D685]" office:value-type="string" office:string-value="" calcext:value-type="error">
            <text:p>#VALEUR !</text:p>
          </table:table-cell>
          <table:table-cell table:formula="of:=[.E563]-[.E685]" office:value-type="float" office:value="1" calcext:value-type="float">
            <text:p>1</text:p>
          </table:table-cell>
          <table:table-cell table:formula="of:=[.F563]-[.F685]" office:value-type="string" office:string-value="" calcext:value-type="error">
            <text:p>#VALEUR !</text:p>
          </table:table-cell>
          <table:table-cell table:formula="of:=[.G563]-[.G685]" office:value-type="string" office:string-value="" calcext:value-type="error">
            <text:p>#DIV/0 !</text:p>
          </table:table-cell>
          <table:table-cell table:formula="of:=[.H563]-[.H685]" office:value-type="float" office:value="0.000127711633980069" calcext:value-type="float">
            <text:p>0,0001277116</text:p>
          </table:table-cell>
          <table:table-cell table:formula="of:=[.I563]-[.I685]" office:value-type="string" office:string-value="" calcext:value-type="error">
            <text:p>#VALEUR !</text:p>
          </table:table-cell>
          <table:table-cell table:formula="of:=[.J563]-[.J685]" office:value-type="string" office:string-value="" calcext:value-type="error">
            <text:p>#DIV/0 !</text:p>
          </table:table-cell>
          <table:table-cell table:formula="of:=[.K563]-[.K685]" office:value-type="string" office:string-value="" calcext:value-type="error">
            <text:p>#DIV/0 !</text:p>
          </table:table-cell>
          <table:table-cell table:formula="of:=[.L563]-[.L685]" office:value-type="string" office:string-value="" calcext:value-type="error">
            <text:p>#DIV/0 !</text:p>
          </table:table-cell>
          <table:table-cell table:formula="of:=[.M563]-[.M685]" office:value-type="float" office:value="0.000114206412065997" calcext:value-type="float">
            <text:p>0,0001142064</text:p>
          </table:table-cell>
          <table:table-cell table:formula="of:=[.N563]-[.N685]" office:value-type="float" office:value="0.508078965590198" calcext:value-type="float">
            <text:p>0,5080789656</text:p>
          </table:table-cell>
          <table:table-cell table:formula="of:=[.O563]-[.O685]" office:value-type="string" office:string-value="" calcext:value-type="error">
            <text:p>#VALEUR !</text:p>
          </table:table-cell>
          <table:table-cell table:formula="of:=[.P563]-[.P685]" office:value-type="string" office:string-value="" calcext:value-type="error">
            <text:p>#DIV/0 !</text:p>
          </table:table-cell>
          <table:table-cell table:formula="of:=[.Q563]-[.Q685]" office:value-type="string" office:string-value="" calcext:value-type="error">
            <text:p>#DIV/0 !</text:p>
          </table:table-cell>
          <table:table-cell table:formula="of:=[.R563]-[.R685]" office:value-type="string" office:string-value="" calcext:value-type="error">
            <text:p>#VALEUR !</text:p>
          </table:table-cell>
          <table:table-cell table:formula="of:=[.S563]-[.S685]" office:value-type="float" office:value="0.0135651710364829" calcext:value-type="float">
            <text:p>0,013565171</text:p>
          </table:table-cell>
          <table:table-cell table:formula="of:=[.T563]-[.T685]" office:value-type="string" office:string-value="" calcext:value-type="error">
            <text:p>#DIV/0 !</text:p>
          </table:table-cell>
          <table:table-cell table:formula="of:=[.U563]-[.U685]" office:value-type="string" office:string-value="" calcext:value-type="error">
            <text:p>#VALEUR !</text:p>
          </table:table-cell>
          <table:table-cell table:formula="of:=[.V563]-[.V685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54.8" calcext:value-type="float">
            <text:p>54,8</text:p>
          </table:table-cell>
          <table:table-cell table:formula="of:=[.B564]-[.B686]" office:value-type="string" office:string-value="" calcext:value-type="error">
            <text:p>#DIV/0 !</text:p>
          </table:table-cell>
          <table:table-cell table:formula="of:=[.C564]-[.C686]" office:value-type="float" office:value="0.000307547395948382" calcext:value-type="float">
            <text:p>0,0003075474</text:p>
          </table:table-cell>
          <table:table-cell table:formula="of:=[.D564]-[.D686]" office:value-type="float" office:value="0.00344034218455265" calcext:value-type="float">
            <text:p>0,0034403422</text:p>
          </table:table-cell>
          <table:table-cell table:formula="of:=[.E564]-[.E686]" office:value-type="float" office:value="1" calcext:value-type="float">
            <text:p>1</text:p>
          </table:table-cell>
          <table:table-cell table:formula="of:=[.F564]-[.F686]" office:value-type="string" office:string-value="" calcext:value-type="error">
            <text:p>#VALEUR !</text:p>
          </table:table-cell>
          <table:table-cell table:formula="of:=[.G564]-[.G686]" office:value-type="string" office:string-value="" calcext:value-type="error">
            <text:p>#DIV/0 !</text:p>
          </table:table-cell>
          <table:table-cell table:formula="of:=[.H564]-[.H686]" office:value-type="string" office:string-value="" calcext:value-type="error">
            <text:p>#VALEUR !</text:p>
          </table:table-cell>
          <table:table-cell table:formula="of:=[.I564]-[.I686]" office:value-type="string" office:string-value="" calcext:value-type="error">
            <text:p>#VALEUR !</text:p>
          </table:table-cell>
          <table:table-cell table:formula="of:=[.J564]-[.J686]" office:value-type="string" office:string-value="" calcext:value-type="error">
            <text:p>#DIV/0 !</text:p>
          </table:table-cell>
          <table:table-cell table:formula="of:=[.K564]-[.K686]" office:value-type="string" office:string-value="" calcext:value-type="error">
            <text:p>#DIV/0 !</text:p>
          </table:table-cell>
          <table:table-cell table:formula="of:=[.L564]-[.L686]" office:value-type="string" office:string-value="" calcext:value-type="error">
            <text:p>#DIV/0 !</text:p>
          </table:table-cell>
          <table:table-cell table:formula="of:=[.M564]-[.M686]" office:value-type="float" office:value="0.000236533127828931" calcext:value-type="float">
            <text:p>0,0002365331</text:p>
          </table:table-cell>
          <table:table-cell table:formula="of:=[.N564]-[.N686]" office:value-type="float" office:value="0.494940338550884" calcext:value-type="float">
            <text:p>0,4949403386</text:p>
          </table:table-cell>
          <table:table-cell table:formula="of:=[.O564]-[.O686]" office:value-type="string" office:string-value="" calcext:value-type="error">
            <text:p>#VALEUR !</text:p>
          </table:table-cell>
          <table:table-cell table:formula="of:=[.P564]-[.P686]" office:value-type="string" office:string-value="" calcext:value-type="error">
            <text:p>#DIV/0 !</text:p>
          </table:table-cell>
          <table:table-cell table:formula="of:=[.Q564]-[.Q686]" office:value-type="string" office:string-value="" calcext:value-type="error">
            <text:p>#DIV/0 !</text:p>
          </table:table-cell>
          <table:table-cell table:formula="of:=[.R564]-[.R686]" office:value-type="float" office:value="0.0000238554428978102" calcext:value-type="float">
            <text:p>2,38554428978102E-005</text:p>
          </table:table-cell>
          <table:table-cell table:formula="of:=[.S564]-[.S686]" office:value-type="float" office:value="0.014981638757405" calcext:value-type="float">
            <text:p>0,0149816388</text:p>
          </table:table-cell>
          <table:table-cell table:formula="of:=[.T564]-[.T686]" office:value-type="string" office:string-value="" calcext:value-type="error">
            <text:p>#DIV/0 !</text:p>
          </table:table-cell>
          <table:table-cell table:formula="of:=[.U564]-[.U686]" office:value-type="string" office:string-value="" calcext:value-type="error">
            <text:p>#VALEUR !</text:p>
          </table:table-cell>
          <table:table-cell table:formula="of:=[.V564]-[.V686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56.6" calcext:value-type="float">
            <text:p>56,6</text:p>
          </table:table-cell>
          <table:table-cell table:formula="of:=[.B565]-[.B687]" office:value-type="string" office:string-value="" calcext:value-type="error">
            <text:p>#DIV/0 !</text:p>
          </table:table-cell>
          <table:table-cell table:formula="of:=[.C565]-[.C687]" office:value-type="float" office:value="0.000398157057142182" calcext:value-type="float">
            <text:p>0,0003981571</text:p>
          </table:table-cell>
          <table:table-cell table:formula="of:=[.D565]-[.D687]" office:value-type="float" office:value="0.00329780844222206" calcext:value-type="float">
            <text:p>0,0032978084</text:p>
          </table:table-cell>
          <table:table-cell table:formula="of:=[.E565]-[.E687]" office:value-type="float" office:value="1" calcext:value-type="float">
            <text:p>1</text:p>
          </table:table-cell>
          <table:table-cell table:formula="of:=[.F565]-[.F687]" office:value-type="string" office:string-value="" calcext:value-type="error">
            <text:p>#VALEUR !</text:p>
          </table:table-cell>
          <table:table-cell table:formula="of:=[.G565]-[.G687]" office:value-type="string" office:string-value="" calcext:value-type="error">
            <text:p>#DIV/0 !</text:p>
          </table:table-cell>
          <table:table-cell table:formula="of:=[.H565]-[.H687]" office:value-type="float" office:value="0.000144863291813211" calcext:value-type="float">
            <text:p>0,0001448633</text:p>
          </table:table-cell>
          <table:table-cell table:formula="of:=[.I565]-[.I687]" office:value-type="string" office:string-value="" calcext:value-type="error">
            <text:p>#VALEUR !</text:p>
          </table:table-cell>
          <table:table-cell table:formula="of:=[.J565]-[.J687]" office:value-type="string" office:string-value="" calcext:value-type="error">
            <text:p>#DIV/0 !</text:p>
          </table:table-cell>
          <table:table-cell table:formula="of:=[.K565]-[.K687]" office:value-type="string" office:string-value="" calcext:value-type="error">
            <text:p>#DIV/0 !</text:p>
          </table:table-cell>
          <table:table-cell table:formula="of:=[.L565]-[.L687]" office:value-type="string" office:string-value="" calcext:value-type="error">
            <text:p>#DIV/0 !</text:p>
          </table:table-cell>
          <table:table-cell table:formula="of:=[.M565]-[.M687]" office:value-type="float" office:value="0.000208813919688539" calcext:value-type="float">
            <text:p>0,0002088139</text:p>
          </table:table-cell>
          <table:table-cell table:formula="of:=[.N565]-[.N687]" office:value-type="float" office:value="0.493960120791648" calcext:value-type="float">
            <text:p>0,4939601208</text:p>
          </table:table-cell>
          <table:table-cell table:formula="of:=[.O565]-[.O687]" office:value-type="float" office:value="0.0000132997146413227" calcext:value-type="float">
            <text:p>1,32997146413227E-005</text:p>
          </table:table-cell>
          <table:table-cell table:formula="of:=[.P565]-[.P687]" office:value-type="string" office:string-value="" calcext:value-type="error">
            <text:p>#DIV/0 !</text:p>
          </table:table-cell>
          <table:table-cell table:formula="of:=[.Q565]-[.Q687]" office:value-type="string" office:string-value="" calcext:value-type="error">
            <text:p>#DIV/0 !</text:p>
          </table:table-cell>
          <table:table-cell table:formula="of:=[.R565]-[.R687]" office:value-type="string" office:string-value="" calcext:value-type="error">
            <text:p>#VALEUR !</text:p>
          </table:table-cell>
          <table:table-cell table:formula="of:=[.S565]-[.S687]" office:value-type="float" office:value="0.0143609478715025" calcext:value-type="float">
            <text:p>0,0143609479</text:p>
          </table:table-cell>
          <table:table-cell table:formula="of:=[.T565]-[.T687]" office:value-type="string" office:string-value="" calcext:value-type="error">
            <text:p>#DIV/0 !</text:p>
          </table:table-cell>
          <table:table-cell table:formula="of:=[.U565]-[.U687]" office:value-type="string" office:string-value="" calcext:value-type="error">
            <text:p>#VALEUR !</text:p>
          </table:table-cell>
          <table:table-cell table:formula="of:=[.V565]-[.V687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58.3" calcext:value-type="float">
            <text:p>58,3</text:p>
          </table:table-cell>
          <table:table-cell table:formula="of:=[.B566]-[.B688]" office:value-type="string" office:string-value="" calcext:value-type="error">
            <text:p>#DIV/0 !</text:p>
          </table:table-cell>
          <table:table-cell table:formula="of:=[.C566]-[.C688]" office:value-type="float" office:value="0.000457947266311268" calcext:value-type="float">
            <text:p>0,0004579473</text:p>
          </table:table-cell>
          <table:table-cell table:formula="of:=[.D566]-[.D688]" office:value-type="float" office:value="0.0033404970800239" calcext:value-type="float">
            <text:p>0,0033404971</text:p>
          </table:table-cell>
          <table:table-cell table:formula="of:=[.E566]-[.E688]" office:value-type="float" office:value="1" calcext:value-type="float">
            <text:p>1</text:p>
          </table:table-cell>
          <table:table-cell table:formula="of:=[.F566]-[.F688]" office:value-type="string" office:string-value="" calcext:value-type="error">
            <text:p>#VALEUR !</text:p>
          </table:table-cell>
          <table:table-cell table:formula="of:=[.G566]-[.G688]" office:value-type="string" office:string-value="" calcext:value-type="error">
            <text:p>#DIV/0 !</text:p>
          </table:table-cell>
          <table:table-cell table:formula="of:=[.H566]-[.H688]" office:value-type="string" office:string-value="" calcext:value-type="error">
            <text:p>#VALEUR !</text:p>
          </table:table-cell>
          <table:table-cell table:formula="of:=[.I566]-[.I688]" office:value-type="string" office:string-value="" calcext:value-type="error">
            <text:p>#VALEUR !</text:p>
          </table:table-cell>
          <table:table-cell table:formula="of:=[.J566]-[.J688]" office:value-type="string" office:string-value="" calcext:value-type="error">
            <text:p>#DIV/0 !</text:p>
          </table:table-cell>
          <table:table-cell table:formula="of:=[.K566]-[.K688]" office:value-type="string" office:string-value="" calcext:value-type="error">
            <text:p>#DIV/0 !</text:p>
          </table:table-cell>
          <table:table-cell table:formula="of:=[.L566]-[.L688]" office:value-type="string" office:string-value="" calcext:value-type="error">
            <text:p>#DIV/0 !</text:p>
          </table:table-cell>
          <table:table-cell table:formula="of:=[.M566]-[.M688]" office:value-type="float" office:value="0.000252494106069556" calcext:value-type="float">
            <text:p>0,0002524941</text:p>
          </table:table-cell>
          <table:table-cell table:formula="of:=[.N566]-[.N688]" office:value-type="float" office:value="0.505125897521734" calcext:value-type="float">
            <text:p>0,5051258975</text:p>
          </table:table-cell>
          <table:table-cell table:formula="of:=[.O566]-[.O688]" office:value-type="float" office:value="0.0000163080573079769" calcext:value-type="float">
            <text:p>1,63080573079769E-005</text:p>
          </table:table-cell>
          <table:table-cell table:formula="of:=[.P566]-[.P688]" office:value-type="string" office:string-value="" calcext:value-type="error">
            <text:p>#DIV/0 !</text:p>
          </table:table-cell>
          <table:table-cell table:formula="of:=[.Q566]-[.Q688]" office:value-type="string" office:string-value="" calcext:value-type="error">
            <text:p>#DIV/0 !</text:p>
          </table:table-cell>
          <table:table-cell table:formula="of:=[.R566]-[.R688]" office:value-type="string" office:string-value="" calcext:value-type="error">
            <text:p>#VALEUR !</text:p>
          </table:table-cell>
          <table:table-cell table:formula="of:=[.S566]-[.S688]" office:value-type="float" office:value="0.0157779064724575" calcext:value-type="float">
            <text:p>0,0157779065</text:p>
          </table:table-cell>
          <table:table-cell table:formula="of:=[.T566]-[.T688]" office:value-type="string" office:string-value="" calcext:value-type="error">
            <text:p>#DIV/0 !</text:p>
          </table:table-cell>
          <table:table-cell table:formula="of:=[.U566]-[.U688]" office:value-type="string" office:string-value="" calcext:value-type="error">
            <text:p>#VALEUR !</text:p>
          </table:table-cell>
          <table:table-cell table:formula="of:=[.V566]-[.V688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60.1" calcext:value-type="float">
            <text:p>60,1</text:p>
          </table:table-cell>
          <table:table-cell table:formula="of:=[.B567]-[.B689]" office:value-type="string" office:string-value="" calcext:value-type="error">
            <text:p>#DIV/0 !</text:p>
          </table:table-cell>
          <table:table-cell table:formula="of:=[.C567]-[.C689]" office:value-type="float" office:value="0.0004853075825717" calcext:value-type="float">
            <text:p>0,0004853076</text:p>
          </table:table-cell>
          <table:table-cell table:formula="of:=[.D567]-[.D689]" office:value-type="float" office:value="0.00391970641153427" calcext:value-type="float">
            <text:p>0,0039197064</text:p>
          </table:table-cell>
          <table:table-cell table:formula="of:=[.E567]-[.E689]" office:value-type="float" office:value="1" calcext:value-type="float">
            <text:p>1</text:p>
          </table:table-cell>
          <table:table-cell table:formula="of:=[.F567]-[.F689]" office:value-type="string" office:string-value="" calcext:value-type="error">
            <text:p>#VALEUR !</text:p>
          </table:table-cell>
          <table:table-cell table:formula="of:=[.G567]-[.G689]" office:value-type="string" office:string-value="" calcext:value-type="error">
            <text:p>#DIV/0 !</text:p>
          </table:table-cell>
          <table:table-cell table:formula="of:=[.H567]-[.H689]" office:value-type="float" office:value="0.000154384115457759" calcext:value-type="float">
            <text:p>0,0001543841</text:p>
          </table:table-cell>
          <table:table-cell table:formula="of:=[.I567]-[.I689]" office:value-type="string" office:string-value="" calcext:value-type="error">
            <text:p>#VALEUR !</text:p>
          </table:table-cell>
          <table:table-cell table:formula="of:=[.J567]-[.J689]" office:value-type="string" office:string-value="" calcext:value-type="error">
            <text:p>#DIV/0 !</text:p>
          </table:table-cell>
          <table:table-cell table:formula="of:=[.K567]-[.K689]" office:value-type="string" office:string-value="" calcext:value-type="error">
            <text:p>#DIV/0 !</text:p>
          </table:table-cell>
          <table:table-cell table:formula="of:=[.L567]-[.L689]" office:value-type="string" office:string-value="" calcext:value-type="error">
            <text:p>#DIV/0 !</text:p>
          </table:table-cell>
          <table:table-cell table:formula="of:=[.M567]-[.M689]" office:value-type="float" office:value="0.000236642876746476" calcext:value-type="float">
            <text:p>0,0002366429</text:p>
          </table:table-cell>
          <table:table-cell table:formula="of:=[.N567]-[.N689]" office:value-type="float" office:value="0.508329565107214" calcext:value-type="float">
            <text:p>0,5083295651</text:p>
          </table:table-cell>
          <table:table-cell table:formula="of:=[.O567]-[.O689]" office:value-type="float" office:value="0.0000189685241424856" calcext:value-type="float">
            <text:p>1,89685241424856E-005</text:p>
          </table:table-cell>
          <table:table-cell table:formula="of:=[.P567]-[.P689]" office:value-type="string" office:string-value="" calcext:value-type="error">
            <text:p>#DIV/0 !</text:p>
          </table:table-cell>
          <table:table-cell table:formula="of:=[.Q567]-[.Q689]" office:value-type="string" office:string-value="" calcext:value-type="error">
            <text:p>#DIV/0 !</text:p>
          </table:table-cell>
          <table:table-cell table:formula="of:=[.R567]-[.R689]" office:value-type="float" office:value="0.0000285708125861705" calcext:value-type="float">
            <text:p>2,85708125861705E-005</text:p>
          </table:table-cell>
          <table:table-cell table:formula="of:=[.S567]-[.S689]" office:value-type="float" office:value="0.0186824394562927" calcext:value-type="float">
            <text:p>0,0186824395</text:p>
          </table:table-cell>
          <table:table-cell table:formula="of:=[.T567]-[.T689]" office:value-type="string" office:string-value="" calcext:value-type="error">
            <text:p>#DIV/0 !</text:p>
          </table:table-cell>
          <table:table-cell table:formula="of:=[.U567]-[.U689]" office:value-type="string" office:string-value="" calcext:value-type="error">
            <text:p>#VALEUR !</text:p>
          </table:table-cell>
          <table:table-cell table:formula="of:=[.V567]-[.V689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61.9" calcext:value-type="float">
            <text:p>61,9</text:p>
          </table:table-cell>
          <table:table-cell table:formula="of:=[.B568]-[.B690]" office:value-type="string" office:string-value="" calcext:value-type="error">
            <text:p>#DIV/0 !</text:p>
          </table:table-cell>
          <table:table-cell table:formula="of:=[.C568]-[.C690]" office:value-type="float" office:value="0.00058710710313698" calcext:value-type="float">
            <text:p>0,0005871071</text:p>
          </table:table-cell>
          <table:table-cell table:formula="of:=[.D568]-[.D690]" office:value-type="float" office:value="0.00390776618626172" calcext:value-type="float">
            <text:p>0,0039077662</text:p>
          </table:table-cell>
          <table:table-cell table:formula="of:=[.E568]-[.E690]" office:value-type="float" office:value="1" calcext:value-type="float">
            <text:p>1</text:p>
          </table:table-cell>
          <table:table-cell table:formula="of:=[.F568]-[.F690]" office:value-type="string" office:string-value="" calcext:value-type="error">
            <text:p>#VALEUR !</text:p>
          </table:table-cell>
          <table:table-cell table:formula="of:=[.G568]-[.G690]" office:value-type="string" office:string-value="" calcext:value-type="error">
            <text:p>#DIV/0 !</text:p>
          </table:table-cell>
          <table:table-cell table:formula="of:=[.H568]-[.H690]" office:value-type="float" office:value="0.0000999887981168285" calcext:value-type="float">
            <text:p>9,99887981168285E-005</text:p>
          </table:table-cell>
          <table:table-cell table:formula="of:=[.I568]-[.I690]" office:value-type="string" office:string-value="" calcext:value-type="error">
            <text:p>#VALEUR !</text:p>
          </table:table-cell>
          <table:table-cell table:formula="of:=[.J568]-[.J690]" office:value-type="string" office:string-value="" calcext:value-type="error">
            <text:p>#DIV/0 !</text:p>
          </table:table-cell>
          <table:table-cell table:formula="of:=[.K568]-[.K690]" office:value-type="string" office:string-value="" calcext:value-type="error">
            <text:p>#DIV/0 !</text:p>
          </table:table-cell>
          <table:table-cell table:formula="of:=[.L568]-[.L690]" office:value-type="string" office:string-value="" calcext:value-type="error">
            <text:p>#DIV/0 !</text:p>
          </table:table-cell>
          <table:table-cell table:formula="of:=[.M568]-[.M690]" office:value-type="float" office:value="0.000199971993050798" calcext:value-type="float">
            <text:p>0,000199972</text:p>
          </table:table-cell>
          <table:table-cell table:formula="of:=[.N568]-[.N690]" office:value-type="float" office:value="0.499951840643328" calcext:value-type="float">
            <text:p>0,4999518406</text:p>
          </table:table-cell>
          <table:table-cell table:formula="of:=[.O568]-[.O690]" office:value-type="string" office:string-value="" calcext:value-type="error">
            <text:p>#VALEUR !</text:p>
          </table:table-cell>
          <table:table-cell table:formula="of:=[.P568]-[.P690]" office:value-type="string" office:string-value="" calcext:value-type="error">
            <text:p>#DIV/0 !</text:p>
          </table:table-cell>
          <table:table-cell table:formula="of:=[.Q568]-[.Q690]" office:value-type="string" office:string-value="" calcext:value-type="error">
            <text:p>#DIV/0 !</text:p>
          </table:table-cell>
          <table:table-cell table:formula="of:=[.R568]-[.R690]" office:value-type="string" office:string-value="" calcext:value-type="error">
            <text:p>#VALEUR !</text:p>
          </table:table-cell>
          <table:table-cell table:formula="of:=[.S568]-[.S690]" office:value-type="float" office:value="0.0198476503545761" calcext:value-type="float">
            <text:p>0,0198476504</text:p>
          </table:table-cell>
          <table:table-cell table:formula="of:=[.T568]-[.T690]" office:value-type="string" office:string-value="" calcext:value-type="error">
            <text:p>#DIV/0 !</text:p>
          </table:table-cell>
          <table:table-cell table:formula="of:=[.U568]-[.U690]" office:value-type="string" office:string-value="" calcext:value-type="error">
            <text:p>#VALEUR !</text:p>
          </table:table-cell>
          <table:table-cell table:formula="of:=[.V568]-[.V690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63.6" calcext:value-type="float">
            <text:p>63,6</text:p>
          </table:table-cell>
          <table:table-cell table:formula="of:=[.B569]-[.B691]" office:value-type="string" office:string-value="" calcext:value-type="error">
            <text:p>#DIV/0 !</text:p>
          </table:table-cell>
          <table:table-cell table:formula="of:=[.C569]-[.C691]" office:value-type="float" office:value="0.000502418274689014" calcext:value-type="float">
            <text:p>0,0005024183</text:p>
          </table:table-cell>
          <table:table-cell table:formula="of:=[.D569]-[.D691]" office:value-type="float" office:value="0.0026950347495922" calcext:value-type="float">
            <text:p>0,0026950347</text:p>
          </table:table-cell>
          <table:table-cell table:formula="of:=[.E569]-[.E691]" office:value-type="float" office:value="1" calcext:value-type="float">
            <text:p>1</text:p>
          </table:table-cell>
          <table:table-cell table:formula="of:=[.F569]-[.F691]" office:value-type="float" office:value="0.0011223949194229" calcext:value-type="float">
            <text:p>0,0011223949</text:p>
          </table:table-cell>
          <table:table-cell table:formula="of:=[.G569]-[.G691]" office:value-type="string" office:string-value="" calcext:value-type="error">
            <text:p>#DIV/0 !</text:p>
          </table:table-cell>
          <table:table-cell table:formula="of:=[.H569]-[.H691]" office:value-type="string" office:string-value="" calcext:value-type="error">
            <text:p>#VALEUR !</text:p>
          </table:table-cell>
          <table:table-cell table:formula="of:=[.I569]-[.I691]" office:value-type="float" office:value="0.0344420835155754" calcext:value-type="float">
            <text:p>0,0344420835</text:p>
          </table:table-cell>
          <table:table-cell table:formula="of:=[.J569]-[.J691]" office:value-type="string" office:string-value="" calcext:value-type="error">
            <text:p>#DIV/0 !</text:p>
          </table:table-cell>
          <table:table-cell table:formula="of:=[.K569]-[.K691]" office:value-type="string" office:string-value="" calcext:value-type="error">
            <text:p>#DIV/0 !</text:p>
          </table:table-cell>
          <table:table-cell table:formula="of:=[.L569]-[.L691]" office:value-type="string" office:string-value="" calcext:value-type="error">
            <text:p>#DIV/0 !</text:p>
          </table:table-cell>
          <table:table-cell table:formula="of:=[.M569]-[.M691]" office:value-type="float" office:value="0.0000787256791619966" calcext:value-type="float">
            <text:p>7,87256791619966E-005</text:p>
          </table:table-cell>
          <table:table-cell table:formula="of:=[.N569]-[.N691]" office:value-type="float" office:value="0.496209133866283" calcext:value-type="float">
            <text:p>0,4962091339</text:p>
          </table:table-cell>
          <table:table-cell table:formula="of:=[.O569]-[.O691]" office:value-type="string" office:string-value="" calcext:value-type="error">
            <text:p>#VALEUR !</text:p>
          </table:table-cell>
          <table:table-cell table:formula="of:=[.P569]-[.P691]" office:value-type="string" office:string-value="" calcext:value-type="error">
            <text:p>#DIV/0 !</text:p>
          </table:table-cell>
          <table:table-cell table:formula="of:=[.Q569]-[.Q691]" office:value-type="string" office:string-value="" calcext:value-type="error">
            <text:p>#DIV/0 !</text:p>
          </table:table-cell>
          <table:table-cell table:formula="of:=[.R569]-[.R691]" office:value-type="string" office:string-value="" calcext:value-type="error">
            <text:p>#VALEUR !</text:p>
          </table:table-cell>
          <table:table-cell table:formula="of:=[.S569]-[.S691]" office:value-type="float" office:value="0.0204867745683641" calcext:value-type="float">
            <text:p>0,0204867746</text:p>
          </table:table-cell>
          <table:table-cell table:formula="of:=[.T569]-[.T691]" office:value-type="string" office:string-value="" calcext:value-type="error">
            <text:p>#DIV/0 !</text:p>
          </table:table-cell>
          <table:table-cell table:formula="of:=[.U569]-[.U691]" office:value-type="string" office:string-value="" calcext:value-type="error">
            <text:p>#VALEUR !</text:p>
          </table:table-cell>
          <table:table-cell table:formula="of:=[.V569]-[.V691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65.4" calcext:value-type="float">
            <text:p>65,4</text:p>
          </table:table-cell>
          <table:table-cell table:formula="of:=[.B570]-[.B692]" office:value-type="string" office:string-value="" calcext:value-type="error">
            <text:p>#DIV/0 !</text:p>
          </table:table-cell>
          <table:table-cell table:formula="of:=[.C570]-[.C692]" office:value-type="float" office:value="0.000352126789485396" calcext:value-type="float">
            <text:p>0,0003521268</text:p>
          </table:table-cell>
          <table:table-cell table:formula="of:=[.D570]-[.D692]" office:value-type="float" office:value="0.00333022741999191" calcext:value-type="float">
            <text:p>0,0033302274</text:p>
          </table:table-cell>
          <table:table-cell table:formula="of:=[.E570]-[.E692]" office:value-type="float" office:value="1" calcext:value-type="float">
            <text:p>1</text:p>
          </table:table-cell>
          <table:table-cell table:formula="of:=[.F570]-[.F692]" office:value-type="string" office:string-value="" calcext:value-type="error">
            <text:p>#VALEUR !</text:p>
          </table:table-cell>
          <table:table-cell table:formula="of:=[.G570]-[.G692]" office:value-type="string" office:string-value="" calcext:value-type="error">
            <text:p>#DIV/0 !</text:p>
          </table:table-cell>
          <table:table-cell table:formula="of:=[.H570]-[.H692]" office:value-type="string" office:string-value="" calcext:value-type="error">
            <text:p>#VALEUR !</text:p>
          </table:table-cell>
          <table:table-cell table:formula="of:=[.I570]-[.I692]" office:value-type="float" office:value="0.0328706447601041" calcext:value-type="float">
            <text:p>0,0328706448</text:p>
          </table:table-cell>
          <table:table-cell table:formula="of:=[.J570]-[.J692]" office:value-type="string" office:string-value="" calcext:value-type="error">
            <text:p>#DIV/0 !</text:p>
          </table:table-cell>
          <table:table-cell table:formula="of:=[.K570]-[.K692]" office:value-type="string" office:string-value="" calcext:value-type="error">
            <text:p>#DIV/0 !</text:p>
          </table:table-cell>
          <table:table-cell table:formula="of:=[.L570]-[.L692]" office:value-type="string" office:string-value="" calcext:value-type="error">
            <text:p>#DIV/0 !</text:p>
          </table:table-cell>
          <table:table-cell table:formula="of:=[.M570]-[.M692]" office:value-type="float" office:value="0.00026533493535217" calcext:value-type="float">
            <text:p>0,0002653349</text:p>
          </table:table-cell>
          <table:table-cell table:formula="of:=[.N570]-[.N692]" office:value-type="float" office:value="0.500883237744671" calcext:value-type="float">
            <text:p>0,5008832377</text:p>
          </table:table-cell>
          <table:table-cell table:formula="of:=[.O570]-[.O692]" office:value-type="float" office:value="0.0000162579215945417" calcext:value-type="float">
            <text:p>1,62579215945417E-005</text:p>
          </table:table-cell>
          <table:table-cell table:formula="of:=[.P570]-[.P692]" office:value-type="string" office:string-value="" calcext:value-type="error">
            <text:p>#DIV/0 !</text:p>
          </table:table-cell>
          <table:table-cell table:formula="of:=[.Q570]-[.Q692]" office:value-type="string" office:string-value="" calcext:value-type="error">
            <text:p>#DIV/0 !</text:p>
          </table:table-cell>
          <table:table-cell table:formula="of:=[.R570]-[.R692]" office:value-type="string" office:string-value="" calcext:value-type="error">
            <text:p>#VALEUR !</text:p>
          </table:table-cell>
          <table:table-cell table:formula="of:=[.S570]-[.S692]" office:value-type="float" office:value="0.0224916102338657" calcext:value-type="float">
            <text:p>0,0224916102</text:p>
          </table:table-cell>
          <table:table-cell table:formula="of:=[.T570]-[.T692]" office:value-type="string" office:string-value="" calcext:value-type="error">
            <text:p>#DIV/0 !</text:p>
          </table:table-cell>
          <table:table-cell table:formula="of:=[.U570]-[.U692]" office:value-type="string" office:string-value="" calcext:value-type="error">
            <text:p>#VALEUR !</text:p>
          </table:table-cell>
          <table:table-cell table:formula="of:=[.V570]-[.V692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67.2" calcext:value-type="float">
            <text:p>67,2</text:p>
          </table:table-cell>
          <table:table-cell table:formula="of:=[.B571]-[.B693]" office:value-type="string" office:string-value="" calcext:value-type="error">
            <text:p>#DIV/0 !</text:p>
          </table:table-cell>
          <table:table-cell table:formula="of:=[.C571]-[.C693]" office:value-type="float" office:value="0.000292055693015476" calcext:value-type="float">
            <text:p>0,0002920557</text:p>
          </table:table-cell>
          <table:table-cell table:formula="of:=[.D571]-[.D693]" office:value-type="float" office:value="0.00331797060027905" calcext:value-type="float">
            <text:p>0,0033179706</text:p>
          </table:table-cell>
          <table:table-cell table:formula="of:=[.E571]-[.E693]" office:value-type="float" office:value="1" calcext:value-type="float">
            <text:p>1</text:p>
          </table:table-cell>
          <table:table-cell table:formula="of:=[.F571]-[.F693]" office:value-type="string" office:string-value="" calcext:value-type="error">
            <text:p>#VALEUR !</text:p>
          </table:table-cell>
          <table:table-cell table:formula="of:=[.G571]-[.G693]" office:value-type="string" office:string-value="" calcext:value-type="error">
            <text:p>#DIV/0 !</text:p>
          </table:table-cell>
          <table:table-cell table:formula="of:=[.H571]-[.H693]" office:value-type="string" office:string-value="" calcext:value-type="error">
            <text:p>#VALEUR !</text:p>
          </table:table-cell>
          <table:table-cell table:formula="of:=[.I571]-[.I693]" office:value-type="float" office:value="0.0321382959231759" calcext:value-type="float">
            <text:p>0,0321382959</text:p>
          </table:table-cell>
          <table:table-cell table:formula="of:=[.J571]-[.J693]" office:value-type="string" office:string-value="" calcext:value-type="error">
            <text:p>#DIV/0 !</text:p>
          </table:table-cell>
          <table:table-cell table:formula="of:=[.K571]-[.K693]" office:value-type="string" office:string-value="" calcext:value-type="error">
            <text:p>#DIV/0 !</text:p>
          </table:table-cell>
          <table:table-cell table:formula="of:=[.L571]-[.L693]" office:value-type="string" office:string-value="" calcext:value-type="error">
            <text:p>#DIV/0 !</text:p>
          </table:table-cell>
          <table:table-cell table:formula="of:=[.M571]-[.M693]" office:value-type="float" office:value="0.000133241219285896" calcext:value-type="float">
            <text:p>0,0001332412</text:p>
          </table:table-cell>
          <table:table-cell table:formula="of:=[.N571]-[.N693]" office:value-type="float" office:value="0.515443411723424" calcext:value-type="float">
            <text:p>0,5154434117</text:p>
          </table:table-cell>
          <table:table-cell table:formula="of:=[.O571]-[.O693]" office:value-type="float" office:value="0.0000157924283334757" calcext:value-type="float">
            <text:p>1,57924283334757E-005</text:p>
          </table:table-cell>
          <table:table-cell table:formula="of:=[.P571]-[.P693]" office:value-type="string" office:string-value="" calcext:value-type="error">
            <text:p>#DIV/0 !</text:p>
          </table:table-cell>
          <table:table-cell table:formula="of:=[.Q571]-[.Q693]" office:value-type="string" office:string-value="" calcext:value-type="error">
            <text:p>#DIV/0 !</text:p>
          </table:table-cell>
          <table:table-cell table:formula="of:=[.R571]-[.R693]" office:value-type="string" office:string-value="" calcext:value-type="error">
            <text:p>#VALEUR !</text:p>
          </table:table-cell>
          <table:table-cell table:formula="of:=[.S571]-[.S693]" office:value-type="float" office:value="0.02486654468429" calcext:value-type="float">
            <text:p>0,0248665447</text:p>
          </table:table-cell>
          <table:table-cell table:formula="of:=[.T571]-[.T693]" office:value-type="string" office:string-value="" calcext:value-type="error">
            <text:p>#DIV/0 !</text:p>
          </table:table-cell>
          <table:table-cell table:formula="of:=[.U571]-[.U693]" office:value-type="string" office:string-value="" calcext:value-type="error">
            <text:p>#VALEUR !</text:p>
          </table:table-cell>
          <table:table-cell table:formula="of:=[.V571]-[.V693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68.9" calcext:value-type="float">
            <text:p>68,9</text:p>
          </table:table-cell>
          <table:table-cell table:formula="of:=[.B572]-[.B694]" office:value-type="string" office:string-value="" calcext:value-type="error">
            <text:p>#DIV/0 !</text:p>
          </table:table-cell>
          <table:table-cell table:formula="of:=[.C572]-[.C694]" office:value-type="float" office:value="0.000337349360708998" calcext:value-type="float">
            <text:p>0,0003373494</text:p>
          </table:table-cell>
          <table:table-cell table:formula="of:=[.D572]-[.D694]" office:value-type="float" office:value="0.00336331070387265" calcext:value-type="float">
            <text:p>0,0033633107</text:p>
          </table:table-cell>
          <table:table-cell table:formula="of:=[.E572]-[.E694]" office:value-type="float" office:value="1" calcext:value-type="float">
            <text:p>1</text:p>
          </table:table-cell>
          <table:table-cell table:formula="of:=[.F572]-[.F694]" office:value-type="string" office:string-value="" calcext:value-type="error">
            <text:p>#VALEUR !</text:p>
          </table:table-cell>
          <table:table-cell table:formula="of:=[.G572]-[.G694]" office:value-type="string" office:string-value="" calcext:value-type="error">
            <text:p>#DIV/0 !</text:p>
          </table:table-cell>
          <table:table-cell table:formula="of:=[.H572]-[.H694]" office:value-type="float" office:value="0.0000744100089840276" calcext:value-type="float">
            <text:p>0,00007441</text:p>
          </table:table-cell>
          <table:table-cell table:formula="of:=[.I572]-[.I694]" office:value-type="float" office:value="0.0319515516311572" calcext:value-type="float">
            <text:p>0,0319515516</text:p>
          </table:table-cell>
          <table:table-cell table:formula="of:=[.J572]-[.J694]" office:value-type="string" office:string-value="" calcext:value-type="error">
            <text:p>#DIV/0 !</text:p>
          </table:table-cell>
          <table:table-cell table:formula="of:=[.K572]-[.K694]" office:value-type="string" office:string-value="" calcext:value-type="error">
            <text:p>#DIV/0 !</text:p>
          </table:table-cell>
          <table:table-cell table:formula="of:=[.L572]-[.L694]" office:value-type="string" office:string-value="" calcext:value-type="error">
            <text:p>#DIV/0 !</text:p>
          </table:table-cell>
          <table:table-cell table:formula="of:=[.M572]-[.M694]" office:value-type="float" office:value="0.000185502456198496" calcext:value-type="float">
            <text:p>0,0001855025</text:p>
          </table:table-cell>
          <table:table-cell table:formula="of:=[.N572]-[.N694]" office:value-type="float" office:value="0.5161489936813" calcext:value-type="float">
            <text:p>0,5161489937</text:p>
          </table:table-cell>
          <table:table-cell table:formula="of:=[.O572]-[.O694]" office:value-type="string" office:string-value="" calcext:value-type="error">
            <text:p>#VALEUR !</text:p>
          </table:table-cell>
          <table:table-cell table:formula="of:=[.P572]-[.P694]" office:value-type="string" office:string-value="" calcext:value-type="error">
            <text:p>#DIV/0 !</text:p>
          </table:table-cell>
          <table:table-cell table:formula="of:=[.Q572]-[.Q694]" office:value-type="string" office:string-value="" calcext:value-type="error">
            <text:p>#DIV/0 !</text:p>
          </table:table-cell>
          <table:table-cell table:formula="of:=[.R572]-[.R694]" office:value-type="string" office:string-value="" calcext:value-type="error">
            <text:p>#VALEUR !</text:p>
          </table:table-cell>
          <table:table-cell table:formula="of:=[.S572]-[.S694]" office:value-type="float" office:value="0.0264457934992209" calcext:value-type="float">
            <text:p>0,0264457935</text:p>
          </table:table-cell>
          <table:table-cell table:formula="of:=[.T572]-[.T694]" office:value-type="string" office:string-value="" calcext:value-type="error">
            <text:p>#DIV/0 !</text:p>
          </table:table-cell>
          <table:table-cell table:formula="of:=[.U572]-[.U694]" office:value-type="string" office:string-value="" calcext:value-type="error">
            <text:p>#VALEUR !</text:p>
          </table:table-cell>
          <table:table-cell table:formula="of:=[.V572]-[.V694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70.7" calcext:value-type="float">
            <text:p>70,7</text:p>
          </table:table-cell>
          <table:table-cell table:formula="of:=[.B573]-[.B695]" office:value-type="string" office:string-value="" calcext:value-type="error">
            <text:p>#DIV/0 !</text:p>
          </table:table-cell>
          <table:table-cell table:formula="of:=[.C573]-[.C695]" office:value-type="float" office:value="0.000321518779786665" calcext:value-type="float">
            <text:p>0,0003215188</text:p>
          </table:table-cell>
          <table:table-cell table:formula="of:=[.D573]-[.D695]" office:value-type="float" office:value="0.00261519470065889" calcext:value-type="float">
            <text:p>0,0026151947</text:p>
          </table:table-cell>
          <table:table-cell table:formula="of:=[.E573]-[.E695]" office:value-type="float" office:value="1" calcext:value-type="float">
            <text:p>1</text:p>
          </table:table-cell>
          <table:table-cell table:formula="of:=[.F573]-[.F695]" office:value-type="string" office:string-value="" calcext:value-type="error">
            <text:p>#VALEUR !</text:p>
          </table:table-cell>
          <table:table-cell table:formula="of:=[.G573]-[.G695]" office:value-type="string" office:string-value="" calcext:value-type="error">
            <text:p>#DIV/0 !</text:p>
          </table:table-cell>
          <table:table-cell table:formula="of:=[.H573]-[.H695]" office:value-type="string" office:string-value="" calcext:value-type="error">
            <text:p>#VALEUR !</text:p>
          </table:table-cell>
          <table:table-cell table:formula="of:=[.I573]-[.I695]" office:value-type="float" office:value="0.0280874943071017" calcext:value-type="float">
            <text:p>0,0280874943</text:p>
          </table:table-cell>
          <table:table-cell table:formula="of:=[.J573]-[.J695]" office:value-type="string" office:string-value="" calcext:value-type="error">
            <text:p>#DIV/0 !</text:p>
          </table:table-cell>
          <table:table-cell table:formula="of:=[.K573]-[.K695]" office:value-type="string" office:string-value="" calcext:value-type="error">
            <text:p>#DIV/0 !</text:p>
          </table:table-cell>
          <table:table-cell table:formula="of:=[.L573]-[.L695]" office:value-type="string" office:string-value="" calcext:value-type="error">
            <text:p>#DIV/0 !</text:p>
          </table:table-cell>
          <table:table-cell table:formula="of:=[.M573]-[.M695]" office:value-type="float" office:value="0.000224901463729474" calcext:value-type="float">
            <text:p>0,0002249015</text:p>
          </table:table-cell>
          <table:table-cell table:formula="of:=[.N573]-[.N695]" office:value-type="float" office:value="0.511678168961409" calcext:value-type="float">
            <text:p>0,511678169</text:p>
          </table:table-cell>
          <table:table-cell table:formula="of:=[.O573]-[.O695]" office:value-type="float" office:value="0.0000319825744780253" calcext:value-type="float">
            <text:p>3,19825744780253E-005</text:p>
          </table:table-cell>
          <table:table-cell table:formula="of:=[.P573]-[.P695]" office:value-type="string" office:string-value="" calcext:value-type="error">
            <text:p>#DIV/0 !</text:p>
          </table:table-cell>
          <table:table-cell table:formula="of:=[.Q573]-[.Q695]" office:value-type="string" office:string-value="" calcext:value-type="error">
            <text:p>#DIV/0 !</text:p>
          </table:table-cell>
          <table:table-cell table:formula="of:=[.R573]-[.R695]" office:value-type="string" office:string-value="" calcext:value-type="error">
            <text:p>#VALEUR !</text:p>
          </table:table-cell>
          <table:table-cell table:formula="of:=[.S573]-[.S695]" office:value-type="float" office:value="0.026389646943952" calcext:value-type="float">
            <text:p>0,0263896469</text:p>
          </table:table-cell>
          <table:table-cell table:formula="of:=[.T573]-[.T695]" office:value-type="string" office:string-value="" calcext:value-type="error">
            <text:p>#DIV/0 !</text:p>
          </table:table-cell>
          <table:table-cell table:formula="of:=[.U573]-[.U695]" office:value-type="string" office:string-value="" calcext:value-type="error">
            <text:p>#VALEUR !</text:p>
          </table:table-cell>
          <table:table-cell table:formula="of:=[.V573]-[.V695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72.5" calcext:value-type="float">
            <text:p>72,5</text:p>
          </table:table-cell>
          <table:table-cell table:formula="of:=[.B574]-[.B696]" office:value-type="string" office:string-value="" calcext:value-type="error">
            <text:p>#DIV/0 !</text:p>
          </table:table-cell>
          <table:table-cell table:formula="of:=[.C574]-[.C696]" office:value-type="float" office:value="0.000368265508069729" calcext:value-type="float">
            <text:p>0,0003682655</text:p>
          </table:table-cell>
          <table:table-cell table:formula="of:=[.D574]-[.D696]" office:value-type="float" office:value="0.00266897350455091" calcext:value-type="float">
            <text:p>0,0026689735</text:p>
          </table:table-cell>
          <table:table-cell table:formula="of:=[.E574]-[.E696]" office:value-type="float" office:value="1" calcext:value-type="float">
            <text:p>1</text:p>
          </table:table-cell>
          <table:table-cell table:formula="of:=[.F574]-[.F696]" office:value-type="string" office:string-value="" calcext:value-type="error">
            <text:p>#VALEUR !</text:p>
          </table:table-cell>
          <table:table-cell table:formula="of:=[.G574]-[.G696]" office:value-type="string" office:string-value="" calcext:value-type="error">
            <text:p>#DIV/0 !</text:p>
          </table:table-cell>
          <table:table-cell table:formula="of:=[.H574]-[.H696]" office:value-type="float" office:value="0.000205014188930845" calcext:value-type="float">
            <text:p>0,0002050142</text:p>
          </table:table-cell>
          <table:table-cell table:formula="of:=[.I574]-[.I696]" office:value-type="float" office:value="0.0238240143668272" calcext:value-type="float">
            <text:p>0,0238240144</text:p>
          </table:table-cell>
          <table:table-cell table:formula="of:=[.J574]-[.J696]" office:value-type="string" office:string-value="" calcext:value-type="error">
            <text:p>#DIV/0 !</text:p>
          </table:table-cell>
          <table:table-cell table:formula="of:=[.K574]-[.K696]" office:value-type="string" office:string-value="" calcext:value-type="error">
            <text:p>#DIV/0 !</text:p>
          </table:table-cell>
          <table:table-cell table:formula="of:=[.L574]-[.L696]" office:value-type="string" office:string-value="" calcext:value-type="error">
            <text:p>#DIV/0 !</text:p>
          </table:table-cell>
          <table:table-cell table:formula="of:=[.M574]-[.M696]" office:value-type="float" office:value="0.000193791494108474" calcext:value-type="float">
            <text:p>0,0001937915</text:p>
          </table:table-cell>
          <table:table-cell table:formula="of:=[.N574]-[.N696]" office:value-type="float" office:value="0.494869733958797" calcext:value-type="float">
            <text:p>0,494869734</text:p>
          </table:table-cell>
          <table:table-cell table:formula="of:=[.O574]-[.O696]" office:value-type="float" office:value="0.0000159728948585724" calcext:value-type="float">
            <text:p>1,59728948585724E-005</text:p>
          </table:table-cell>
          <table:table-cell table:formula="of:=[.P574]-[.P696]" office:value-type="string" office:string-value="" calcext:value-type="error">
            <text:p>#DIV/0 !</text:p>
          </table:table-cell>
          <table:table-cell table:formula="of:=[.Q574]-[.Q696]" office:value-type="string" office:string-value="" calcext:value-type="error">
            <text:p>#DIV/0 !</text:p>
          </table:table-cell>
          <table:table-cell table:formula="of:=[.R574]-[.R696]" office:value-type="string" office:string-value="" calcext:value-type="error">
            <text:p>#VALEUR !</text:p>
          </table:table-cell>
          <table:table-cell table:formula="of:=[.S574]-[.S696]" office:value-type="float" office:value="0.0269323230389369" calcext:value-type="float">
            <text:p>0,026932323</text:p>
          </table:table-cell>
          <table:table-cell table:formula="of:=[.T574]-[.T696]" office:value-type="string" office:string-value="" calcext:value-type="error">
            <text:p>#DIV/0 !</text:p>
          </table:table-cell>
          <table:table-cell table:formula="of:=[.U574]-[.U696]" office:value-type="string" office:string-value="" calcext:value-type="error">
            <text:p>#VALEUR !</text:p>
          </table:table-cell>
          <table:table-cell table:formula="of:=[.V574]-[.V696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74.2" calcext:value-type="float">
            <text:p>74,2</text:p>
          </table:table-cell>
          <table:table-cell table:formula="of:=[.B575]-[.B697]" office:value-type="string" office:string-value="" calcext:value-type="error">
            <text:p>#DIV/0 !</text:p>
          </table:table-cell>
          <table:table-cell table:formula="of:=[.C575]-[.C697]" office:value-type="float" office:value="0.000350847861990836" calcext:value-type="float">
            <text:p>0,0003508479</text:p>
          </table:table-cell>
          <table:table-cell table:formula="of:=[.D575]-[.D697]" office:value-type="float" office:value="0.002605958202469" calcext:value-type="float">
            <text:p>0,0026059582</text:p>
          </table:table-cell>
          <table:table-cell table:formula="of:=[.E575]-[.E697]" office:value-type="float" office:value="1" calcext:value-type="float">
            <text:p>1</text:p>
          </table:table-cell>
          <table:table-cell table:formula="of:=[.F575]-[.F697]" office:value-type="float" office:value="0.000889099918489726" calcext:value-type="float">
            <text:p>0,0008890999</text:p>
          </table:table-cell>
          <table:table-cell table:formula="of:=[.G575]-[.G697]" office:value-type="string" office:string-value="" calcext:value-type="error">
            <text:p>#DIV/0 !</text:p>
          </table:table-cell>
          <table:table-cell table:formula="of:=[.H575]-[.H697]" office:value-type="string" office:string-value="" calcext:value-type="error">
            <text:p>#VALEUR !</text:p>
          </table:table-cell>
          <table:table-cell table:formula="of:=[.I575]-[.I697]" office:value-type="float" office:value="0.0209010763847715" calcext:value-type="float">
            <text:p>0,0209010764</text:p>
          </table:table-cell>
          <table:table-cell table:formula="of:=[.J575]-[.J697]" office:value-type="string" office:string-value="" calcext:value-type="error">
            <text:p>#DIV/0 !</text:p>
          </table:table-cell>
          <table:table-cell table:formula="of:=[.K575]-[.K697]" office:value-type="string" office:string-value="" calcext:value-type="error">
            <text:p>#DIV/0 !</text:p>
          </table:table-cell>
          <table:table-cell table:formula="of:=[.L575]-[.L697]" office:value-type="string" office:string-value="" calcext:value-type="error">
            <text:p>#DIV/0 !</text:p>
          </table:table-cell>
          <table:table-cell table:formula="of:=[.M575]-[.M697]" office:value-type="float" office:value="0.000211001272289339" calcext:value-type="float">
            <text:p>0,0002110013</text:p>
          </table:table-cell>
          <table:table-cell table:formula="of:=[.N575]-[.N697]" office:value-type="float" office:value="0.506233984500571" calcext:value-type="float">
            <text:p>0,5062339845</text:p>
          </table:table-cell>
          <table:table-cell table:formula="of:=[.O575]-[.O697]" office:value-type="float" office:value="0.0000155957697979754" calcext:value-type="float">
            <text:p>1,55957697979754E-005</text:p>
          </table:table-cell>
          <table:table-cell table:formula="of:=[.P575]-[.P697]" office:value-type="string" office:string-value="" calcext:value-type="error">
            <text:p>#DIV/0 !</text:p>
          </table:table-cell>
          <table:table-cell table:formula="of:=[.Q575]-[.Q697]" office:value-type="string" office:string-value="" calcext:value-type="error">
            <text:p>#DIV/0 !</text:p>
          </table:table-cell>
          <table:table-cell table:formula="of:=[.R575]-[.R697]" office:value-type="string" office:string-value="" calcext:value-type="error">
            <text:p>#VALEUR !</text:p>
          </table:table-cell>
          <table:table-cell table:formula="of:=[.S575]-[.S697]" office:value-type="float" office:value="0.026890980307235" calcext:value-type="float">
            <text:p>0,0268909803</text:p>
          </table:table-cell>
          <table:table-cell table:formula="of:=[.T575]-[.T697]" office:value-type="string" office:string-value="" calcext:value-type="error">
            <text:p>#DIV/0 !</text:p>
          </table:table-cell>
          <table:table-cell table:formula="of:=[.U575]-[.U697]" office:value-type="string" office:string-value="" calcext:value-type="error">
            <text:p>#VALEUR !</text:p>
          </table:table-cell>
          <table:table-cell table:formula="of:=[.V575]-[.V697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B576]-[.B698]" office:value-type="string" office:string-value="" calcext:value-type="error">
            <text:p>#DIV/0 !</text:p>
          </table:table-cell>
          <table:table-cell table:formula="of:=[.C576]-[.C698]" office:value-type="float" office:value="0.000256993538610181" calcext:value-type="float">
            <text:p>0,0002569935</text:p>
          </table:table-cell>
          <table:table-cell table:formula="of:=[.D576]-[.D698]" office:value-type="float" office:value="0.00206735010748599" calcext:value-type="float">
            <text:p>0,0020673501</text:p>
          </table:table-cell>
          <table:table-cell table:formula="of:=[.E576]-[.E698]" office:value-type="float" office:value="1" calcext:value-type="float">
            <text:p>1</text:p>
          </table:table-cell>
          <table:table-cell table:formula="of:=[.F576]-[.F698]" office:value-type="string" office:string-value="" calcext:value-type="error">
            <text:p>#VALEUR !</text:p>
          </table:table-cell>
          <table:table-cell table:formula="of:=[.G576]-[.G698]" office:value-type="string" office:string-value="" calcext:value-type="error">
            <text:p>#DIV/0 !</text:p>
          </table:table-cell>
          <table:table-cell table:formula="of:=[.H576]-[.H698]" office:value-type="string" office:string-value="" calcext:value-type="error">
            <text:p>#VALEUR !</text:p>
          </table:table-cell>
          <table:table-cell table:formula="of:=[.I576]-[.I698]" office:value-type="float" office:value="0.0189943958297546" calcext:value-type="float">
            <text:p>0,0189943958</text:p>
          </table:table-cell>
          <table:table-cell table:formula="of:=[.J576]-[.J698]" office:value-type="string" office:string-value="" calcext:value-type="error">
            <text:p>#DIV/0 !</text:p>
          </table:table-cell>
          <table:table-cell table:formula="of:=[.K576]-[.K698]" office:value-type="string" office:string-value="" calcext:value-type="error">
            <text:p>#DIV/0 !</text:p>
          </table:table-cell>
          <table:table-cell table:formula="of:=[.L576]-[.L698]" office:value-type="string" office:string-value="" calcext:value-type="error">
            <text:p>#DIV/0 !</text:p>
          </table:table-cell>
          <table:table-cell table:formula="of:=[.M576]-[.M698]" office:value-type="float" office:value="0.000185013778331468" calcext:value-type="float">
            <text:p>0,0001850138</text:p>
          </table:table-cell>
          <table:table-cell table:formula="of:=[.N576]-[.N698]" office:value-type="float" office:value="0.519792871957968" calcext:value-type="float">
            <text:p>0,519792872</text:p>
          </table:table-cell>
          <table:table-cell table:formula="of:=[.O576]-[.O698]" office:value-type="float" office:value="0.000015982530954688" calcext:value-type="float">
            <text:p>1,5982530954688E-005</text:p>
          </table:table-cell>
          <table:table-cell table:formula="of:=[.P576]-[.P698]" office:value-type="string" office:string-value="" calcext:value-type="error">
            <text:p>#DIV/0 !</text:p>
          </table:table-cell>
          <table:table-cell table:formula="of:=[.Q576]-[.Q698]" office:value-type="string" office:string-value="" calcext:value-type="error">
            <text:p>#DIV/0 !</text:p>
          </table:table-cell>
          <table:table-cell table:formula="of:=[.R576]-[.R698]" office:value-type="string" office:string-value="" calcext:value-type="error">
            <text:p>#VALEUR !</text:p>
          </table:table-cell>
          <table:table-cell table:formula="of:=[.S576]-[.S698]" office:value-type="float" office:value="0.0275578525927001" calcext:value-type="float">
            <text:p>0,0275578526</text:p>
          </table:table-cell>
          <table:table-cell table:formula="of:=[.T576]-[.T698]" office:value-type="string" office:string-value="" calcext:value-type="error">
            <text:p>#DIV/0 !</text:p>
          </table:table-cell>
          <table:table-cell table:formula="of:=[.U576]-[.U698]" office:value-type="string" office:string-value="" calcext:value-type="error">
            <text:p>#VALEUR !</text:p>
          </table:table-cell>
          <table:table-cell table:formula="of:=[.V576]-[.V698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77.8" calcext:value-type="float">
            <text:p>77,8</text:p>
          </table:table-cell>
          <table:table-cell table:formula="of:=[.B577]-[.B699]" office:value-type="string" office:string-value="" calcext:value-type="error">
            <text:p>#DIV/0 !</text:p>
          </table:table-cell>
          <table:table-cell table:formula="of:=[.C577]-[.C699]" office:value-type="float" office:value="0.000337192485659817" calcext:value-type="float">
            <text:p>0,0003371925</text:p>
          </table:table-cell>
          <table:table-cell table:formula="of:=[.D577]-[.D699]" office:value-type="float" office:value="0.00140788834869713" calcext:value-type="float">
            <text:p>0,0014078883</text:p>
          </table:table-cell>
          <table:table-cell table:formula="of:=[.E577]-[.E699]" office:value-type="float" office:value="1" calcext:value-type="float">
            <text:p>1</text:p>
          </table:table-cell>
          <table:table-cell table:formula="of:=[.F577]-[.F699]" office:value-type="string" office:string-value="" calcext:value-type="error">
            <text:p>#VALEUR !</text:p>
          </table:table-cell>
          <table:table-cell table:formula="of:=[.G577]-[.G699]" office:value-type="string" office:string-value="" calcext:value-type="error">
            <text:p>#DIV/0 !</text:p>
          </table:table-cell>
          <table:table-cell table:formula="of:=[.H577]-[.H699]" office:value-type="string" office:string-value="" calcext:value-type="error">
            <text:p>#VALEUR !</text:p>
          </table:table-cell>
          <table:table-cell table:formula="of:=[.I577]-[.I699]" office:value-type="float" office:value="0.0171050573473664" calcext:value-type="float">
            <text:p>0,0171050573</text:p>
          </table:table-cell>
          <table:table-cell table:formula="of:=[.J577]-[.J699]" office:value-type="string" office:string-value="" calcext:value-type="error">
            <text:p>#DIV/0 !</text:p>
          </table:table-cell>
          <table:table-cell table:formula="of:=[.K577]-[.K699]" office:value-type="string" office:string-value="" calcext:value-type="error">
            <text:p>#DIV/0 !</text:p>
          </table:table-cell>
          <table:table-cell table:formula="of:=[.L577]-[.L699]" office:value-type="string" office:string-value="" calcext:value-type="error">
            <text:p>#DIV/0 !</text:p>
          </table:table-cell>
          <table:table-cell table:formula="of:=[.M577]-[.M699]" office:value-type="float" office:value="0.000195060269341298" calcext:value-type="float">
            <text:p>0,0001950603</text:p>
          </table:table-cell>
          <table:table-cell table:formula="of:=[.N577]-[.N699]" office:value-type="float" office:value="0.501453070441834" calcext:value-type="float">
            <text:p>0,5014530704</text:p>
          </table:table-cell>
          <table:table-cell table:formula="of:=[.O577]-[.O699]" office:value-type="string" office:string-value="" calcext:value-type="error">
            <text:p>#VALEUR !</text:p>
          </table:table-cell>
          <table:table-cell table:formula="of:=[.P577]-[.P699]" office:value-type="string" office:string-value="" calcext:value-type="error">
            <text:p>#DIV/0 !</text:p>
          </table:table-cell>
          <table:table-cell table:formula="of:=[.Q577]-[.Q699]" office:value-type="string" office:string-value="" calcext:value-type="error">
            <text:p>#DIV/0 !</text:p>
          </table:table-cell>
          <table:table-cell table:formula="of:=[.R577]-[.R699]" office:value-type="float" office:value="0.0000218292803270901" calcext:value-type="float">
            <text:p>2,18292803270901E-005</text:p>
          </table:table-cell>
          <table:table-cell table:formula="of:=[.S577]-[.S699]" office:value-type="float" office:value="0.0270799933670207" calcext:value-type="float">
            <text:p>0,0270799934</text:p>
          </table:table-cell>
          <table:table-cell table:formula="of:=[.T577]-[.T699]" office:value-type="string" office:string-value="" calcext:value-type="error">
            <text:p>#DIV/0 !</text:p>
          </table:table-cell>
          <table:table-cell table:formula="of:=[.U577]-[.U699]" office:value-type="string" office:string-value="" calcext:value-type="error">
            <text:p>#VALEUR !</text:p>
          </table:table-cell>
          <table:table-cell table:formula="of:=[.V577]-[.V699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79.5" calcext:value-type="float">
            <text:p>79,5</text:p>
          </table:table-cell>
          <table:table-cell table:formula="of:=[.B578]-[.B700]" office:value-type="string" office:string-value="" calcext:value-type="error">
            <text:p>#DIV/0 !</text:p>
          </table:table-cell>
          <table:table-cell table:formula="of:=[.C578]-[.C700]" office:value-type="float" office:value="0.000373853872331835" calcext:value-type="float">
            <text:p>0,0003738539</text:p>
          </table:table-cell>
          <table:table-cell table:formula="of:=[.D578]-[.D700]" office:value-type="float" office:value="0.00140056006023269" calcext:value-type="float">
            <text:p>0,0014005601</text:p>
          </table:table-cell>
          <table:table-cell table:formula="of:=[.E578]-[.E700]" office:value-type="float" office:value="1" calcext:value-type="float">
            <text:p>1</text:p>
          </table:table-cell>
          <table:table-cell table:formula="of:=[.F578]-[.F700]" office:value-type="string" office:string-value="" calcext:value-type="error">
            <text:p>#VALEUR !</text:p>
          </table:table-cell>
          <table:table-cell table:formula="of:=[.G578]-[.G700]" office:value-type="string" office:string-value="" calcext:value-type="error">
            <text:p>#DIV/0 !</text:p>
          </table:table-cell>
          <table:table-cell table:formula="of:=[.H578]-[.H700]" office:value-type="float" office:value="0.0000863893281181016" calcext:value-type="float">
            <text:p>8,63893281181016E-005</text:p>
          </table:table-cell>
          <table:table-cell table:formula="of:=[.I578]-[.I700]" office:value-type="float" office:value="0.0158619102352927" calcext:value-type="float">
            <text:p>0,0158619102</text:p>
          </table:table-cell>
          <table:table-cell table:formula="of:=[.J578]-[.J700]" office:value-type="string" office:string-value="" calcext:value-type="error">
            <text:p>#DIV/0 !</text:p>
          </table:table-cell>
          <table:table-cell table:formula="of:=[.K578]-[.K700]" office:value-type="string" office:string-value="" calcext:value-type="error">
            <text:p>#DIV/0 !</text:p>
          </table:table-cell>
          <table:table-cell table:formula="of:=[.L578]-[.L700]" office:value-type="string" office:string-value="" calcext:value-type="error">
            <text:p>#DIV/0 !</text:p>
          </table:table-cell>
          <table:table-cell table:formula="of:=[.M578]-[.M700]" office:value-type="float" office:value="0.000300743347064512" calcext:value-type="float">
            <text:p>0,0003007433</text:p>
          </table:table-cell>
          <table:table-cell table:formula="of:=[.N578]-[.N700]" office:value-type="float" office:value="0.523117746979086" calcext:value-type="float">
            <text:p>0,523117747</text:p>
          </table:table-cell>
          <table:table-cell table:formula="of:=[.O578]-[.O700]" office:value-type="float" office:value="0.0000179479213541763" calcext:value-type="float">
            <text:p>1,79479213541763E-005</text:p>
          </table:table-cell>
          <table:table-cell table:formula="of:=[.P578]-[.P700]" office:value-type="string" office:string-value="" calcext:value-type="error">
            <text:p>#DIV/0 !</text:p>
          </table:table-cell>
          <table:table-cell table:formula="of:=[.Q578]-[.Q700]" office:value-type="string" office:string-value="" calcext:value-type="error">
            <text:p>#DIV/0 !</text:p>
          </table:table-cell>
          <table:table-cell table:formula="of:=[.R578]-[.R700]" office:value-type="string" office:string-value="" calcext:value-type="error">
            <text:p>#VALEUR !</text:p>
          </table:table-cell>
          <table:table-cell table:formula="of:=[.S578]-[.S700]" office:value-type="float" office:value="0.0327327010488925" calcext:value-type="float">
            <text:p>0,032732701</text:p>
          </table:table-cell>
          <table:table-cell table:formula="of:=[.T578]-[.T700]" office:value-type="string" office:string-value="" calcext:value-type="error">
            <text:p>#DIV/0 !</text:p>
          </table:table-cell>
          <table:table-cell table:formula="of:=[.U578]-[.U700]" office:value-type="string" office:string-value="" calcext:value-type="error">
            <text:p>#VALEUR !</text:p>
          </table:table-cell>
          <table:table-cell table:formula="of:=[.V578]-[.V700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81.3" calcext:value-type="float">
            <text:p>81,3</text:p>
          </table:table-cell>
          <table:table-cell table:formula="of:=[.B579]-[.B701]" office:value-type="string" office:string-value="" calcext:value-type="error">
            <text:p>#DIV/0 !</text:p>
          </table:table-cell>
          <table:table-cell table:formula="of:=[.C579]-[.C701]" office:value-type="float" office:value="0.000481205907051488" calcext:value-type="float">
            <text:p>0,0004812059</text:p>
          </table:table-cell>
          <table:table-cell table:formula="of:=[.D579]-[.D701]" office:value-type="float" office:value="0.00134301654344756" calcext:value-type="float">
            <text:p>0,0013430165</text:p>
          </table:table-cell>
          <table:table-cell table:formula="of:=[.E579]-[.E701]" office:value-type="float" office:value="1" calcext:value-type="float">
            <text:p>1</text:p>
          </table:table-cell>
          <table:table-cell table:formula="of:=[.F579]-[.F701]" office:value-type="string" office:string-value="" calcext:value-type="error">
            <text:p>#VALEUR !</text:p>
          </table:table-cell>
          <table:table-cell table:formula="of:=[.G579]-[.G701]" office:value-type="string" office:string-value="" calcext:value-type="error">
            <text:p>#DIV/0 !</text:p>
          </table:table-cell>
          <table:table-cell table:formula="of:=[.H579]-[.H701]" office:value-type="string" office:string-value="" calcext:value-type="error">
            <text:p>#VALEUR !</text:p>
          </table:table-cell>
          <table:table-cell table:formula="of:=[.I579]-[.I701]" office:value-type="float" office:value="0.0146568593164941" calcext:value-type="float">
            <text:p>0,0146568593</text:p>
          </table:table-cell>
          <table:table-cell table:formula="of:=[.J579]-[.J701]" office:value-type="string" office:string-value="" calcext:value-type="error">
            <text:p>#DIV/0 !</text:p>
          </table:table-cell>
          <table:table-cell table:formula="of:=[.K579]-[.K701]" office:value-type="string" office:string-value="" calcext:value-type="error">
            <text:p>#DIV/0 !</text:p>
          </table:table-cell>
          <table:table-cell table:formula="of:=[.L579]-[.L701]" office:value-type="string" office:string-value="" calcext:value-type="error">
            <text:p>#DIV/0 !</text:p>
          </table:table-cell>
          <table:table-cell table:formula="of:=[.M579]-[.M701]" office:value-type="float" office:value="0.000259748691649252" calcext:value-type="float">
            <text:p>0,0002597487</text:p>
          </table:table-cell>
          <table:table-cell table:formula="of:=[.N579]-[.N701]" office:value-type="float" office:value="0.541961965901219" calcext:value-type="float">
            <text:p>0,5419619659</text:p>
          </table:table-cell>
          <table:table-cell table:formula="of:=[.O579]-[.O701]" office:value-type="string" office:string-value="" calcext:value-type="error">
            <text:p>#VALEUR !</text:p>
          </table:table-cell>
          <table:table-cell table:formula="of:=[.P579]-[.P701]" office:value-type="string" office:string-value="" calcext:value-type="error">
            <text:p>#DIV/0 !</text:p>
          </table:table-cell>
          <table:table-cell table:formula="of:=[.Q579]-[.Q701]" office:value-type="string" office:string-value="" calcext:value-type="error">
            <text:p>#DIV/0 !</text:p>
          </table:table-cell>
          <table:table-cell table:formula="of:=[.R579]-[.R701]" office:value-type="string" office:string-value="" calcext:value-type="error">
            <text:p>#VALEUR !</text:p>
          </table:table-cell>
          <table:table-cell table:formula="of:=[.S579]-[.S701]" office:value-type="float" office:value="0.0374912868916115" calcext:value-type="float">
            <text:p>0,0374912869</text:p>
          </table:table-cell>
          <table:table-cell table:formula="of:=[.T579]-[.T701]" office:value-type="string" office:string-value="" calcext:value-type="error">
            <text:p>#DIV/0 !</text:p>
          </table:table-cell>
          <table:table-cell table:formula="of:=[.U579]-[.U701]" office:value-type="string" office:string-value="" calcext:value-type="error">
            <text:p>#VALEUR !</text:p>
          </table:table-cell>
          <table:table-cell table:formula="of:=[.V579]-[.V701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83.1" calcext:value-type="float">
            <text:p>83,1</text:p>
          </table:table-cell>
          <table:table-cell table:formula="of:=[.B580]-[.B702]" office:value-type="string" office:string-value="" calcext:value-type="error">
            <text:p>#DIV/0 !</text:p>
          </table:table-cell>
          <table:table-cell table:formula="of:=[.C580]-[.C702]" office:value-type="string" office:string-value="" calcext:value-type="error">
            <text:p>#VALEUR !</text:p>
          </table:table-cell>
          <table:table-cell table:formula="of:=[.D580]-[.D702]" office:value-type="float" office:value="0.00174547075070365" calcext:value-type="float">
            <text:p>0,0017454708</text:p>
          </table:table-cell>
          <table:table-cell table:formula="of:=[.E580]-[.E702]" office:value-type="float" office:value="1" calcext:value-type="float">
            <text:p>1</text:p>
          </table:table-cell>
          <table:table-cell table:formula="of:=[.F580]-[.F702]" office:value-type="string" office:string-value="" calcext:value-type="error">
            <text:p>#VALEUR !</text:p>
          </table:table-cell>
          <table:table-cell table:formula="of:=[.G580]-[.G702]" office:value-type="string" office:string-value="" calcext:value-type="error">
            <text:p>#DIV/0 !</text:p>
          </table:table-cell>
          <table:table-cell table:formula="of:=[.H580]-[.H702]" office:value-type="string" office:string-value="" calcext:value-type="error">
            <text:p>#VALEUR !</text:p>
          </table:table-cell>
          <table:table-cell table:formula="of:=[.I580]-[.I702]" office:value-type="float" office:value="0.0145466680059962" calcext:value-type="float">
            <text:p>0,014546668</text:p>
          </table:table-cell>
          <table:table-cell table:formula="of:=[.J580]-[.J702]" office:value-type="string" office:string-value="" calcext:value-type="error">
            <text:p>#DIV/0 !</text:p>
          </table:table-cell>
          <table:table-cell table:formula="of:=[.K580]-[.K702]" office:value-type="string" office:string-value="" calcext:value-type="error">
            <text:p>#DIV/0 !</text:p>
          </table:table-cell>
          <table:table-cell table:formula="of:=[.L580]-[.L702]" office:value-type="string" office:string-value="" calcext:value-type="error">
            <text:p>#DIV/0 !</text:p>
          </table:table-cell>
          <table:table-cell table:formula="of:=[.M580]-[.M702]" office:value-type="float" office:value="0.000343194754580689" calcext:value-type="float">
            <text:p>0,0003431948</text:p>
          </table:table-cell>
          <table:table-cell table:formula="of:=[.N580]-[.N702]" office:value-type="float" office:value="0.537006287625608" calcext:value-type="float">
            <text:p>0,5370062876</text:p>
          </table:table-cell>
          <table:table-cell table:formula="of:=[.O580]-[.O702]" office:value-type="float" office:value="0.0000145560952927562" calcext:value-type="float">
            <text:p>1,45560952927562E-005</text:p>
          </table:table-cell>
          <table:table-cell table:formula="of:=[.P580]-[.P702]" office:value-type="string" office:string-value="" calcext:value-type="error">
            <text:p>#DIV/0 !</text:p>
          </table:table-cell>
          <table:table-cell table:formula="of:=[.Q580]-[.Q702]" office:value-type="string" office:string-value="" calcext:value-type="error">
            <text:p>#DIV/0 !</text:p>
          </table:table-cell>
          <table:table-cell table:formula="of:=[.R580]-[.R702]" office:value-type="string" office:string-value="" calcext:value-type="error">
            <text:p>#VALEUR !</text:p>
          </table:table-cell>
          <table:table-cell table:formula="of:=[.S580]-[.S702]" office:value-type="float" office:value="0.0372180269164732" calcext:value-type="float">
            <text:p>0,0372180269</text:p>
          </table:table-cell>
          <table:table-cell table:formula="of:=[.T580]-[.T702]" office:value-type="string" office:string-value="" calcext:value-type="error">
            <text:p>#DIV/0 !</text:p>
          </table:table-cell>
          <table:table-cell table:formula="of:=[.U580]-[.U702]" office:value-type="string" office:string-value="" calcext:value-type="error">
            <text:p>#VALEUR !</text:p>
          </table:table-cell>
          <table:table-cell table:formula="of:=[.V580]-[.V702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84.8" calcext:value-type="float">
            <text:p>84,8</text:p>
          </table:table-cell>
          <table:table-cell table:formula="of:=[.B581]-[.B703]" office:value-type="string" office:string-value="" calcext:value-type="error">
            <text:p>#DIV/0 !</text:p>
          </table:table-cell>
          <table:table-cell table:formula="of:=[.C581]-[.C703]" office:value-type="string" office:string-value="" calcext:value-type="error">
            <text:p>#VALEUR !</text:p>
          </table:table-cell>
          <table:table-cell table:formula="of:=[.D581]-[.D703]" office:value-type="float" office:value="0.00181135997615895" calcext:value-type="float">
            <text:p>0,00181136</text:p>
          </table:table-cell>
          <table:table-cell table:formula="of:=[.E581]-[.E703]" office:value-type="float" office:value="1" calcext:value-type="float">
            <text:p>1</text:p>
          </table:table-cell>
          <table:table-cell table:formula="of:=[.F581]-[.F703]" office:value-type="string" office:string-value="" calcext:value-type="error">
            <text:p>#VALEUR !</text:p>
          </table:table-cell>
          <table:table-cell table:formula="of:=[.G581]-[.G703]" office:value-type="string" office:string-value="" calcext:value-type="error">
            <text:p>#DIV/0 !</text:p>
          </table:table-cell>
          <table:table-cell table:formula="of:=[.H581]-[.H703]" office:value-type="string" office:string-value="" calcext:value-type="error">
            <text:p>#VALEUR !</text:p>
          </table:table-cell>
          <table:table-cell table:formula="of:=[.I581]-[.I703]" office:value-type="float" office:value="0.0145256515150019" calcext:value-type="float">
            <text:p>0,0145256515</text:p>
          </table:table-cell>
          <table:table-cell table:formula="of:=[.J581]-[.J703]" office:value-type="string" office:string-value="" calcext:value-type="error">
            <text:p>#DIV/0 !</text:p>
          </table:table-cell>
          <table:table-cell table:formula="of:=[.K581]-[.K703]" office:value-type="string" office:string-value="" calcext:value-type="error">
            <text:p>#DIV/0 !</text:p>
          </table:table-cell>
          <table:table-cell table:formula="of:=[.L581]-[.L703]" office:value-type="string" office:string-value="" calcext:value-type="error">
            <text:p>#DIV/0 !</text:p>
          </table:table-cell>
          <table:table-cell table:formula="of:=[.M581]-[.M703]" office:value-type="float" office:value="0.000314032952522383" calcext:value-type="float">
            <text:p>0,000314033</text:p>
          </table:table-cell>
          <table:table-cell table:formula="of:=[.N581]-[.N703]" office:value-type="float" office:value="0.578307462791963" calcext:value-type="float">
            <text:p>0,5783074628</text:p>
          </table:table-cell>
          <table:table-cell table:formula="of:=[.O581]-[.O703]" office:value-type="float" office:value="0.0000124785133136017" calcext:value-type="float">
            <text:p>1,24785133136017E-005</text:p>
          </table:table-cell>
          <table:table-cell table:formula="of:=[.P581]-[.P703]" office:value-type="string" office:string-value="" calcext:value-type="error">
            <text:p>#DIV/0 !</text:p>
          </table:table-cell>
          <table:table-cell table:formula="of:=[.Q581]-[.Q703]" office:value-type="string" office:string-value="" calcext:value-type="error">
            <text:p>#DIV/0 !</text:p>
          </table:table-cell>
          <table:table-cell table:formula="of:=[.R581]-[.R703]" office:value-type="string" office:string-value="" calcext:value-type="error">
            <text:p>#VALEUR !</text:p>
          </table:table-cell>
          <table:table-cell table:formula="of:=[.S581]-[.S703]" office:value-type="string" office:string-value="" calcext:value-type="error">
            <text:p>#VALEUR !</text:p>
          </table:table-cell>
          <table:table-cell table:formula="of:=[.T581]-[.T703]" office:value-type="string" office:string-value="" calcext:value-type="error">
            <text:p>#DIV/0 !</text:p>
          </table:table-cell>
          <table:table-cell table:formula="of:=[.U581]-[.U703]" office:value-type="string" office:string-value="" calcext:value-type="error">
            <text:p>#VALEUR !</text:p>
          </table:table-cell>
          <table:table-cell table:formula="of:=[.V581]-[.V703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86.6" calcext:value-type="float">
            <text:p>86,6</text:p>
          </table:table-cell>
          <table:table-cell table:formula="of:=[.B582]-[.B704]" office:value-type="string" office:string-value="" calcext:value-type="error">
            <text:p>#DIV/0 !</text:p>
          </table:table-cell>
          <table:table-cell table:formula="of:=[.C582]-[.C704]" office:value-type="string" office:string-value="" calcext:value-type="error">
            <text:p>#VALEUR !</text:p>
          </table:table-cell>
          <table:table-cell table:formula="of:=[.D582]-[.D704]" office:value-type="string" office:string-value="" calcext:value-type="error">
            <text:p>#VALEUR !</text:p>
          </table:table-cell>
          <table:table-cell table:formula="of:=[.E582]-[.E704]" office:value-type="float" office:value="1" calcext:value-type="float">
            <text:p>1</text:p>
          </table:table-cell>
          <table:table-cell table:formula="of:=[.F582]-[.F704]" office:value-type="string" office:string-value="" calcext:value-type="error">
            <text:p>#VALEUR !</text:p>
          </table:table-cell>
          <table:table-cell table:formula="of:=[.G582]-[.G704]" office:value-type="string" office:string-value="" calcext:value-type="error">
            <text:p>#DIV/0 !</text:p>
          </table:table-cell>
          <table:table-cell table:formula="of:=[.H582]-[.H704]" office:value-type="float" office:value="0.0000681075978217772" calcext:value-type="float">
            <text:p>6,81075978217772E-005</text:p>
          </table:table-cell>
          <table:table-cell table:formula="of:=[.I582]-[.I704]" office:value-type="float" office:value="0.0138816940359916" calcext:value-type="float">
            <text:p>0,013881694</text:p>
          </table:table-cell>
          <table:table-cell table:formula="of:=[.J582]-[.J704]" office:value-type="string" office:string-value="" calcext:value-type="error">
            <text:p>#DIV/0 !</text:p>
          </table:table-cell>
          <table:table-cell table:formula="of:=[.K582]-[.K704]" office:value-type="string" office:string-value="" calcext:value-type="error">
            <text:p>#DIV/0 !</text:p>
          </table:table-cell>
          <table:table-cell table:formula="of:=[.L582]-[.L704]" office:value-type="string" office:string-value="" calcext:value-type="error">
            <text:p>#DIV/0 !</text:p>
          </table:table-cell>
          <table:table-cell table:formula="of:=[.M582]-[.M704]" office:value-type="float" office:value="0.000312202052115305" calcext:value-type="float">
            <text:p>0,0003122021</text:p>
          </table:table-cell>
          <table:table-cell table:formula="of:=[.N582]-[.N704]" office:value-type="float" office:value="0.567297333166215" calcext:value-type="float">
            <text:p>0,5672973332</text:p>
          </table:table-cell>
          <table:table-cell table:formula="of:=[.O582]-[.O704]" office:value-type="string" office:string-value="" calcext:value-type="error">
            <text:p>#VALEUR !</text:p>
          </table:table-cell>
          <table:table-cell table:formula="of:=[.P582]-[.P704]" office:value-type="string" office:string-value="" calcext:value-type="error">
            <text:p>#DIV/0 !</text:p>
          </table:table-cell>
          <table:table-cell table:formula="of:=[.Q582]-[.Q704]" office:value-type="string" office:string-value="" calcext:value-type="error">
            <text:p>#DIV/0 !</text:p>
          </table:table-cell>
          <table:table-cell table:formula="of:=[.R582]-[.R704]" office:value-type="string" office:string-value="" calcext:value-type="error">
            <text:p>#VALEUR !</text:p>
          </table:table-cell>
          <table:table-cell table:formula="of:=[.S582]-[.S704]" office:value-type="string" office:string-value="" calcext:value-type="error">
            <text:p>#VALEUR !</text:p>
          </table:table-cell>
          <table:table-cell table:formula="of:=[.T582]-[.T704]" office:value-type="string" office:string-value="" calcext:value-type="error">
            <text:p>#DIV/0 !</text:p>
          </table:table-cell>
          <table:table-cell table:formula="of:=[.U582]-[.U704]" office:value-type="string" office:string-value="" calcext:value-type="error">
            <text:p>#VALEUR !</text:p>
          </table:table-cell>
          <table:table-cell table:formula="of:=[.V582]-[.V704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88.4" calcext:value-type="float">
            <text:p>88,4</text:p>
          </table:table-cell>
          <table:table-cell table:formula="of:=[.B583]-[.B705]" office:value-type="string" office:string-value="" calcext:value-type="error">
            <text:p>#DIV/0 !</text:p>
          </table:table-cell>
          <table:table-cell table:formula="of:=[.C583]-[.C705]" office:value-type="string" office:string-value="" calcext:value-type="error">
            <text:p>#VALEUR !</text:p>
          </table:table-cell>
          <table:table-cell table:formula="of:=[.D583]-[.D705]" office:value-type="float" office:value="0.001733045510372" calcext:value-type="float">
            <text:p>0,0017330455</text:p>
          </table:table-cell>
          <table:table-cell table:formula="of:=[.E583]-[.E705]" office:value-type="float" office:value="1" calcext:value-type="float">
            <text:p>1</text:p>
          </table:table-cell>
          <table:table-cell table:formula="of:=[.F583]-[.F705]" office:value-type="string" office:string-value="" calcext:value-type="error">
            <text:p>#VALEUR !</text:p>
          </table:table-cell>
          <table:table-cell table:formula="of:=[.G583]-[.G705]" office:value-type="string" office:string-value="" calcext:value-type="error">
            <text:p>#DIV/0 !</text:p>
          </table:table-cell>
          <table:table-cell table:formula="of:=[.H583]-[.H705]" office:value-type="float" office:value="0.0000655363271425457" calcext:value-type="float">
            <text:p>6,55363271425457E-005</text:p>
          </table:table-cell>
          <table:table-cell table:formula="of:=[.I583]-[.I705]" office:value-type="float" office:value="0.0128066639641792" calcext:value-type="float">
            <text:p>0,012806664</text:p>
          </table:table-cell>
          <table:table-cell table:formula="of:=[.J583]-[.J705]" office:value-type="string" office:string-value="" calcext:value-type="error">
            <text:p>#DIV/0 !</text:p>
          </table:table-cell>
          <table:table-cell table:formula="of:=[.K583]-[.K705]" office:value-type="string" office:string-value="" calcext:value-type="error">
            <text:p>#DIV/0 !</text:p>
          </table:table-cell>
          <table:table-cell table:formula="of:=[.L583]-[.L705]" office:value-type="string" office:string-value="" calcext:value-type="error">
            <text:p>#DIV/0 !</text:p>
          </table:table-cell>
          <table:table-cell table:formula="of:=[.M583]-[.M705]" office:value-type="float" office:value="0.000280227242199986" calcext:value-type="float">
            <text:p>0,0002802272</text:p>
          </table:table-cell>
          <table:table-cell table:formula="of:=[.N583]-[.N705]" office:value-type="float" office:value="0.541086421086159" calcext:value-type="float">
            <text:p>0,5410864211</text:p>
          </table:table-cell>
          <table:table-cell table:formula="of:=[.O583]-[.O705]" office:value-type="float" office:value="0.0000144524768378323" calcext:value-type="float">
            <text:p>1,44524768378323E-005</text:p>
          </table:table-cell>
          <table:table-cell table:formula="of:=[.P583]-[.P705]" office:value-type="string" office:string-value="" calcext:value-type="error">
            <text:p>#DIV/0 !</text:p>
          </table:table-cell>
          <table:table-cell table:formula="of:=[.Q583]-[.Q705]" office:value-type="string" office:string-value="" calcext:value-type="error">
            <text:p>#DIV/0 !</text:p>
          </table:table-cell>
          <table:table-cell table:formula="of:=[.R583]-[.R705]" office:value-type="string" office:string-value="" calcext:value-type="error">
            <text:p>#VALEUR !</text:p>
          </table:table-cell>
          <table:table-cell table:formula="of:=[.S583]-[.S705]" office:value-type="string" office:string-value="" calcext:value-type="error">
            <text:p>#VALEUR !</text:p>
          </table:table-cell>
          <table:table-cell table:formula="of:=[.T583]-[.T705]" office:value-type="string" office:string-value="" calcext:value-type="error">
            <text:p>#DIV/0 !</text:p>
          </table:table-cell>
          <table:table-cell table:formula="of:=[.U583]-[.U705]" office:value-type="float" office:value="0.00000402155877226637" calcext:value-type="float">
            <text:p>4,02155877226637E-006</text:p>
          </table:table-cell>
          <table:table-cell table:formula="of:=[.V583]-[.V705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90.2" calcext:value-type="float">
            <text:p>90,2</text:p>
          </table:table-cell>
          <table:table-cell table:formula="of:=[.B584]-[.B706]" office:value-type="string" office:string-value="" calcext:value-type="error">
            <text:p>#DIV/0 !</text:p>
          </table:table-cell>
          <table:table-cell table:formula="of:=[.C584]-[.C706]" office:value-type="float" office:value="0.000556152053582454" calcext:value-type="float">
            <text:p>0,0005561521</text:p>
          </table:table-cell>
          <table:table-cell table:formula="of:=[.D584]-[.D706]" office:value-type="float" office:value="0.00180206186851701" calcext:value-type="float">
            <text:p>0,0018020619</text:p>
          </table:table-cell>
          <table:table-cell table:formula="of:=[.E584]-[.E706]" office:value-type="float" office:value="1" calcext:value-type="float">
            <text:p>1</text:p>
          </table:table-cell>
          <table:table-cell table:formula="of:=[.F584]-[.F706]" office:value-type="string" office:string-value="" calcext:value-type="error">
            <text:p>#VALEUR !</text:p>
          </table:table-cell>
          <table:table-cell table:formula="of:=[.G584]-[.G706]" office:value-type="string" office:string-value="" calcext:value-type="error">
            <text:p>#DIV/0 !</text:p>
          </table:table-cell>
          <table:table-cell table:formula="of:=[.H584]-[.H706]" office:value-type="float" office:value="0.0000890966075482666" calcext:value-type="float">
            <text:p>8,90966075482666E-005</text:p>
          </table:table-cell>
          <table:table-cell table:formula="of:=[.I584]-[.I706]" office:value-type="float" office:value="0.0138838807076243" calcext:value-type="float">
            <text:p>0,0138838807</text:p>
          </table:table-cell>
          <table:table-cell table:formula="of:=[.J584]-[.J706]" office:value-type="string" office:string-value="" calcext:value-type="error">
            <text:p>#DIV/0 !</text:p>
          </table:table-cell>
          <table:table-cell table:formula="of:=[.K584]-[.K706]" office:value-type="string" office:string-value="" calcext:value-type="error">
            <text:p>#DIV/0 !</text:p>
          </table:table-cell>
          <table:table-cell table:formula="of:=[.L584]-[.L706]" office:value-type="string" office:string-value="" calcext:value-type="error">
            <text:p>#DIV/0 !</text:p>
          </table:table-cell>
          <table:table-cell table:formula="of:=[.M584]-[.M706]" office:value-type="float" office:value="0.000308155606030681" calcext:value-type="float">
            <text:p>0,0003081556</text:p>
          </table:table-cell>
          <table:table-cell table:formula="of:=[.N584]-[.N706]" office:value-type="float" office:value="0.556489732077275" calcext:value-type="float">
            <text:p>0,5564897321</text:p>
          </table:table-cell>
          <table:table-cell table:formula="of:=[.O584]-[.O706]" office:value-type="float" office:value="0.0000280958794703393" calcext:value-type="float">
            <text:p>2,80958794703393E-005</text:p>
          </table:table-cell>
          <table:table-cell table:formula="of:=[.P584]-[.P706]" office:value-type="string" office:string-value="" calcext:value-type="error">
            <text:p>#DIV/0 !</text:p>
          </table:table-cell>
          <table:table-cell table:formula="of:=[.Q584]-[.Q706]" office:value-type="string" office:string-value="" calcext:value-type="error">
            <text:p>#DIV/0 !</text:p>
          </table:table-cell>
          <table:table-cell table:formula="of:=[.R584]-[.R706]" office:value-type="float" office:value="0.000021345027686908" calcext:value-type="float">
            <text:p>0,000021345</text:p>
          </table:table-cell>
          <table:table-cell table:formula="of:=[.S584]-[.S706]" office:value-type="string" office:string-value="" calcext:value-type="error">
            <text:p>#VALEUR !</text:p>
          </table:table-cell>
          <table:table-cell table:formula="of:=[.T584]-[.T706]" office:value-type="string" office:string-value="" calcext:value-type="error">
            <text:p>#DIV/0 !</text:p>
          </table:table-cell>
          <table:table-cell table:formula="of:=[.U584]-[.U706]" office:value-type="string" office:string-value="" calcext:value-type="error">
            <text:p>#VALEUR !</text:p>
          </table:table-cell>
          <table:table-cell table:formula="of:=[.V584]-[.V706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91.9" calcext:value-type="float">
            <text:p>91,9</text:p>
          </table:table-cell>
          <table:table-cell table:formula="of:=[.B585]-[.B707]" office:value-type="string" office:string-value="" calcext:value-type="error">
            <text:p>#DIV/0 !</text:p>
          </table:table-cell>
          <table:table-cell table:formula="of:=[.C585]-[.C707]" office:value-type="float" office:value="0.00052948635340185" calcext:value-type="float">
            <text:p>0,0005294864</text:p>
          </table:table-cell>
          <table:table-cell table:formula="of:=[.D585]-[.D707]" office:value-type="string" office:string-value="" calcext:value-type="error">
            <text:p>#VALEUR !</text:p>
          </table:table-cell>
          <table:table-cell table:formula="of:=[.E585]-[.E707]" office:value-type="float" office:value="1" calcext:value-type="float">
            <text:p>1</text:p>
          </table:table-cell>
          <table:table-cell table:formula="of:=[.F585]-[.F707]" office:value-type="string" office:string-value="" calcext:value-type="error">
            <text:p>#VALEUR !</text:p>
          </table:table-cell>
          <table:table-cell table:formula="of:=[.G585]-[.G707]" office:value-type="string" office:string-value="" calcext:value-type="error">
            <text:p>#DIV/0 !</text:p>
          </table:table-cell>
          <table:table-cell table:formula="of:=[.H585]-[.H707]" office:value-type="float" office:value="0.000166956088247553" calcext:value-type="float">
            <text:p>0,0001669561</text:p>
          </table:table-cell>
          <table:table-cell table:formula="of:=[.I585]-[.I707]" office:value-type="float" office:value="0.0131744669144074" calcext:value-type="float">
            <text:p>0,0131744669</text:p>
          </table:table-cell>
          <table:table-cell table:formula="of:=[.J585]-[.J707]" office:value-type="string" office:string-value="" calcext:value-type="error">
            <text:p>#DIV/0 !</text:p>
          </table:table-cell>
          <table:table-cell table:formula="of:=[.K585]-[.K707]" office:value-type="string" office:string-value="" calcext:value-type="error">
            <text:p>#DIV/0 !</text:p>
          </table:table-cell>
          <table:table-cell table:formula="of:=[.L585]-[.L707]" office:value-type="string" office:string-value="" calcext:value-type="error">
            <text:p>#DIV/0 !</text:p>
          </table:table-cell>
          <table:table-cell table:formula="of:=[.M585]-[.M707]" office:value-type="float" office:value="0.000230149626992639" calcext:value-type="float">
            <text:p>0,0002301496</text:p>
          </table:table-cell>
          <table:table-cell table:formula="of:=[.N585]-[.N707]" office:value-type="float" office:value="0.551848431693577" calcext:value-type="float">
            <text:p>0,5518484317</text:p>
          </table:table-cell>
          <table:table-cell table:formula="of:=[.O585]-[.O707]" office:value-type="string" office:string-value="" calcext:value-type="error">
            <text:p>#VALEUR !</text:p>
          </table:table-cell>
          <table:table-cell table:formula="of:=[.P585]-[.P707]" office:value-type="string" office:string-value="" calcext:value-type="error">
            <text:p>#DIV/0 !</text:p>
          </table:table-cell>
          <table:table-cell table:formula="of:=[.Q585]-[.Q707]" office:value-type="string" office:string-value="" calcext:value-type="error">
            <text:p>#DIV/0 !</text:p>
          </table:table-cell>
          <table:table-cell table:formula="of:=[.R585]-[.R707]" office:value-type="string" office:string-value="" calcext:value-type="error">
            <text:p>#VALEUR !</text:p>
          </table:table-cell>
          <table:table-cell table:formula="of:=[.S585]-[.S707]" office:value-type="string" office:string-value="" calcext:value-type="error">
            <text:p>#VALEUR !</text:p>
          </table:table-cell>
          <table:table-cell table:formula="of:=[.T585]-[.T707]" office:value-type="string" office:string-value="" calcext:value-type="error">
            <text:p>#DIV/0 !</text:p>
          </table:table-cell>
          <table:table-cell table:formula="of:=[.U585]-[.U707]" office:value-type="string" office:string-value="" calcext:value-type="error">
            <text:p>#VALEUR !</text:p>
          </table:table-cell>
          <table:table-cell table:formula="of:=[.V585]-[.V707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93.7" calcext:value-type="float">
            <text:p>93,7</text:p>
          </table:table-cell>
          <table:table-cell table:formula="of:=[.B586]-[.B831]" office:value-type="string" office:string-value="" calcext:value-type="error">
            <text:p>#DIV/0 !</text:p>
          </table:table-cell>
          <table:table-cell table:formula="of:=[.C586]-[.C831]" office:value-type="float" office:value="0.000474966361915904" calcext:value-type="float">
            <text:p>0,0004749664</text:p>
          </table:table-cell>
          <table:table-cell table:formula="of:=[.D586]-[.D831]" office:value-type="string" office:string-value="" calcext:value-type="error">
            <text:p>#VALEUR !</text:p>
          </table:table-cell>
          <table:table-cell table:formula="of:=[.E586]-[.E831]" office:value-type="float" office:value="1" calcext:value-type="float">
            <text:p>1</text:p>
          </table:table-cell>
          <table:table-cell table:formula="of:=[.F586]-[.F831]" office:value-type="string" office:string-value="" calcext:value-type="error">
            <text:p>#VALEUR !</text:p>
          </table:table-cell>
          <table:table-cell table:formula="of:=[.G586]-[.G831]" office:value-type="string" office:string-value="" calcext:value-type="error">
            <text:p>#DIV/0 !</text:p>
          </table:table-cell>
          <table:table-cell table:formula="of:=[.H586]-[.H831]" office:value-type="float" office:value="0.000199246257102731" calcext:value-type="float">
            <text:p>0,0001992463</text:p>
          </table:table-cell>
          <table:table-cell table:formula="of:=[.I586]-[.I831]" office:value-type="float" office:value="0.013968959997517" calcext:value-type="float">
            <text:p>0,01396896</text:p>
          </table:table-cell>
          <table:table-cell table:formula="of:=[.J586]-[.J831]" office:value-type="string" office:string-value="" calcext:value-type="error">
            <text:p>#DIV/0 !</text:p>
          </table:table-cell>
          <table:table-cell table:formula="of:=[.K586]-[.K831]" office:value-type="string" office:string-value="" calcext:value-type="error">
            <text:p>#DIV/0 !</text:p>
          </table:table-cell>
          <table:table-cell table:formula="of:=[.L586]-[.L831]" office:value-type="string" office:string-value="" calcext:value-type="error">
            <text:p>#DIV/0 !</text:p>
          </table:table-cell>
          <table:table-cell table:formula="of:=[.M586]-[.M831]" office:value-type="float" office:value="0.000293052494714962" calcext:value-type="float">
            <text:p>0,0002930525</text:p>
          </table:table-cell>
          <table:table-cell table:formula="of:=[.N586]-[.N831]" office:value-type="float" office:value="0.547176226172748" calcext:value-type="float">
            <text:p>0,5471762262</text:p>
          </table:table-cell>
          <table:table-cell table:formula="of:=[.O586]-[.O831]" office:value-type="string" office:string-value="" calcext:value-type="error">
            <text:p>#VALEUR !</text:p>
          </table:table-cell>
          <table:table-cell table:formula="of:=[.P586]-[.P831]" office:value-type="string" office:string-value="" calcext:value-type="error">
            <text:p>#DIV/0 !</text:p>
          </table:table-cell>
          <table:table-cell table:formula="of:=[.Q586]-[.Q831]" office:value-type="string" office:string-value="" calcext:value-type="error">
            <text:p>#DIV/0 !</text:p>
          </table:table-cell>
          <table:table-cell table:formula="of:=[.R586]-[.R831]" office:value-type="float" office:value="0.0000340838792624353" calcext:value-type="float">
            <text:p>3,40838792624353E-005</text:p>
          </table:table-cell>
          <table:table-cell table:formula="of:=[.S586]-[.S831]" office:value-type="string" office:string-value="" calcext:value-type="error">
            <text:p>#VALEUR !</text:p>
          </table:table-cell>
          <table:table-cell table:formula="of:=[.T586]-[.T831]" office:value-type="string" office:string-value="" calcext:value-type="error">
            <text:p>#DIV/0 !</text:p>
          </table:table-cell>
          <table:table-cell table:formula="of:=[.U586]-[.U831]" office:value-type="string" office:string-value="" calcext:value-type="error">
            <text:p>#VALEUR !</text:p>
          </table:table-cell>
          <table:table-cell table:formula="of:=[.V586]-[.V831]" office:value-type="string" office:string-value="" calcext:value-type="error">
            <text:p>#VALEUR !</text:p>
          </table:table-cell>
          <table:table-cell table:number-columns-repeated="1002"/>
        </table:table-row>
        <table:table-row table:style-name="ro1">
          <table:table-cell office:value-type="float" office:value="95.5" calcext:value-type="float">
            <text:p>95,5</text:p>
          </table:table-cell>
          <table:table-cell table:number-columns-repeated="1023"/>
        </table:table-row>
        <table:table-row table:style-name="ro1">
          <table:table-cell office:value-type="float" office:value="97.2" calcext:value-type="float">
            <text:p>97,2</text:p>
          </table:table-cell>
          <table:table-cell table:number-columns-repeated="102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023"/>
        </table:table-row>
        <table:table-row table:style-name="ro1">
          <table:table-cell office:value-type="float" office:value="100.8" calcext:value-type="float">
            <text:p>100,8</text:p>
          </table:table-cell>
          <table:table-cell table:number-columns-repeated="1023"/>
        </table:table-row>
        <table:table-row table:style-name="ro1">
          <table:table-cell office:value-type="float" office:value="102.5" calcext:value-type="float">
            <text:p>102,5</text:p>
          </table:table-cell>
          <table:table-cell table:number-columns-repeated="1023"/>
        </table:table-row>
        <table:table-row table:style-name="ro1">
          <table:table-cell office:value-type="float" office:value="104.3" calcext:value-type="float">
            <text:p>104,3</text:p>
          </table:table-cell>
          <table:table-cell table:number-columns-repeated="1023"/>
        </table:table-row>
        <table:table-row table:style-name="ro1">
          <table:table-cell office:value-type="float" office:value="106.1" calcext:value-type="float">
            <text:p>106,1</text:p>
          </table:table-cell>
          <table:table-cell table:number-columns-repeated="1023"/>
        </table:table-row>
        <table:table-row table:style-name="ro1">
          <table:table-cell office:value-type="float" office:value="107.8" calcext:value-type="float">
            <text:p>107,8</text:p>
          </table:table-cell>
          <table:table-cell table:number-columns-repeated="1023"/>
        </table:table-row>
        <table:table-row table:style-name="ro1">
          <table:table-cell office:value-type="float" office:value="109.6" calcext:value-type="float">
            <text:p>109,6</text:p>
          </table:table-cell>
          <table:table-cell table:number-columns-repeated="1023"/>
        </table:table-row>
        <table:table-row table:style-name="ro1">
          <table:table-cell office:value-type="float" office:value="111.4" calcext:value-type="float">
            <text:p>111,4</text:p>
          </table:table-cell>
          <table:table-cell table:number-columns-repeated="1023"/>
        </table:table-row>
        <table:table-row table:style-name="ro1">
          <table:table-cell office:value-type="float" office:value="113.1" calcext:value-type="float">
            <text:p>113,1</text:p>
          </table:table-cell>
          <table:table-cell table:number-columns-repeated="1023"/>
        </table:table-row>
        <table:table-row table:style-name="ro1">
          <table:table-cell office:value-type="float" office:value="114.9" calcext:value-type="float">
            <text:p>114,9</text:p>
          </table:table-cell>
          <table:table-cell table:number-columns-repeated="1023"/>
        </table:table-row>
        <table:table-row table:style-name="ro1">
          <table:table-cell office:value-type="float" office:value="116.7" calcext:value-type="float">
            <text:p>116,7</text:p>
          </table:table-cell>
          <table:table-cell table:number-columns-repeated="1023"/>
        </table:table-row>
        <table:table-row table:style-name="ro1">
          <table:table-cell office:value-type="float" office:value="118.4" calcext:value-type="float">
            <text:p>118,4</text:p>
          </table:table-cell>
          <table:table-cell table:number-columns-repeated="1023"/>
        </table:table-row>
        <table:table-row table:style-name="ro1">
          <table:table-cell office:value-type="float" office:value="120.2" calcext:value-type="float">
            <text:p>120,2</text:p>
          </table:table-cell>
          <table:table-cell table:number-columns-repeated="1023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1023"/>
        </table:table-row>
        <table:table-row table:style-name="ro1">
          <table:table-cell office:value-type="float" office:value="123.7" calcext:value-type="float">
            <text:p>123,7</text:p>
          </table:table-cell>
          <table:table-cell table:number-columns-repeated="1023"/>
        </table:table-row>
        <table:table-row table:style-name="ro1">
          <table:table-cell office:value-type="float" office:value="125.5" calcext:value-type="float">
            <text:p>125,5</text:p>
          </table:table-cell>
          <table:table-cell table:number-columns-repeated="1023"/>
        </table:table-row>
        <table:table-row table:style-name="ro1">
          <table:table-cell office:value-type="float" office:value="127.3" calcext:value-type="float">
            <text:p>127,3</text:p>
          </table:table-cell>
          <table:table-cell table:number-columns-repeated="1023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1023"/>
        </table:table-row>
        <table:table-row table:style-name="ro1">
          <table:table-cell office:value-type="float" office:value="130.8" calcext:value-type="float">
            <text:p>130,8</text:p>
          </table:table-cell>
          <table:table-cell table:number-columns-repeated="1023"/>
        </table:table-row>
        <table:table-row table:style-name="ro1">
          <table:table-cell office:value-type="float" office:value="132.6" calcext:value-type="float">
            <text:p>132,6</text:p>
          </table:table-cell>
          <table:table-cell table:number-columns-repeated="1023"/>
        </table:table-row>
        <table:table-row table:style-name="ro1">
          <table:table-cell office:value-type="float" office:value="134.3" calcext:value-type="float">
            <text:p>134,3</text:p>
          </table:table-cell>
          <table:table-cell table:number-columns-repeated="1023"/>
        </table:table-row>
        <table:table-row table:style-name="ro1">
          <table:table-cell office:value-type="float" office:value="136.1" calcext:value-type="float">
            <text:p>136,1</text:p>
          </table:table-cell>
          <table:table-cell table:number-columns-repeated="1023"/>
        </table:table-row>
        <table:table-row table:style-name="ro1">
          <table:table-cell office:value-type="float" office:value="137.9" calcext:value-type="float">
            <text:p>137,9</text:p>
          </table:table-cell>
          <table:table-cell table:number-columns-repeated="1023"/>
        </table:table-row>
        <table:table-row table:style-name="ro1">
          <table:table-cell office:value-type="float" office:value="139.6" calcext:value-type="float">
            <text:p>139,6</text:p>
          </table:table-cell>
          <table:table-cell table:number-columns-repeated="1023"/>
        </table:table-row>
        <table:table-row table:style-name="ro1">
          <table:table-cell office:value-type="float" office:value="141.4" calcext:value-type="float">
            <text:p>141,4</text:p>
          </table:table-cell>
          <table:table-cell table:number-columns-repeated="1023"/>
        </table:table-row>
        <table:table-row table:style-name="ro1">
          <table:table-cell office:value-type="float" office:value="143.2" calcext:value-type="float">
            <text:p>143,2</text:p>
          </table:table-cell>
          <table:table-cell table:number-columns-repeated="1023"/>
        </table:table-row>
        <table:table-row table:style-name="ro1">
          <table:table-cell office:value-type="float" office:value="144.9" calcext:value-type="float">
            <text:p>144,9</text:p>
          </table:table-cell>
          <table:table-cell table:number-columns-repeated="1023"/>
        </table:table-row>
        <table:table-row table:style-name="ro1">
          <table:table-cell office:value-type="float" office:value="146.7" calcext:value-type="float">
            <text:p>146,7</text:p>
          </table:table-cell>
          <table:table-cell table:number-columns-repeated="1023"/>
        </table:table-row>
        <table:table-row table:style-name="ro1">
          <table:table-cell office:value-type="float" office:value="148.5" calcext:value-type="float">
            <text:p>148,5</text:p>
          </table:table-cell>
          <table:table-cell table:number-columns-repeated="1023"/>
        </table:table-row>
        <table:table-row table:style-name="ro1">
          <table:table-cell office:value-type="float" office:value="150.2" calcext:value-type="float">
            <text:p>150,2</text:p>
          </table:table-cell>
          <table:table-cell table:number-columns-repeated="1023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1023"/>
        </table:table-row>
        <table:table-row table:style-name="ro1">
          <table:table-cell office:value-type="float" office:value="153.8" calcext:value-type="float">
            <text:p>153,8</text:p>
          </table:table-cell>
          <table:table-cell table:number-columns-repeated="1023"/>
        </table:table-row>
        <table:table-row table:style-name="ro1">
          <table:table-cell office:value-type="float" office:value="155.6" calcext:value-type="float">
            <text:p>155,6</text:p>
          </table:table-cell>
          <table:table-cell table:number-columns-repeated="1023"/>
        </table:table-row>
        <table:table-row table:style-name="ro1">
          <table:table-cell office:value-type="float" office:value="157.3" calcext:value-type="float">
            <text:p>157,3</text:p>
          </table:table-cell>
          <table:table-cell table:number-columns-repeated="1023"/>
        </table:table-row>
        <table:table-row table:style-name="ro1">
          <table:table-cell office:value-type="float" office:value="159.1" calcext:value-type="float">
            <text:p>159,1</text:p>
          </table:table-cell>
          <table:table-cell table:number-columns-repeated="1023"/>
        </table:table-row>
        <table:table-row table:style-name="ro1">
          <table:table-cell office:value-type="float" office:value="160.9" calcext:value-type="float">
            <text:p>160,9</text:p>
          </table:table-cell>
          <table:table-cell table:number-columns-repeated="1023"/>
        </table:table-row>
        <table:table-row table:style-name="ro1">
          <table:table-cell office:value-type="float" office:value="162.6" calcext:value-type="float">
            <text:p>162,6</text:p>
          </table:table-cell>
          <table:table-cell table:number-columns-repeated="1023"/>
        </table:table-row>
        <table:table-row table:style-name="ro1">
          <table:table-cell office:value-type="float" office:value="164.4" calcext:value-type="float">
            <text:p>164,4</text:p>
          </table:table-cell>
          <table:table-cell table:number-columns-repeated="1023"/>
        </table:table-row>
        <table:table-row table:style-name="ro1">
          <table:table-cell office:value-type="float" office:value="166.2" calcext:value-type="float">
            <text:p>166,2</text:p>
          </table:table-cell>
          <table:table-cell table:number-columns-repeated="1023"/>
        </table:table-row>
        <table:table-row table:style-name="ro1">
          <table:table-cell office:value-type="float" office:value="167.9" calcext:value-type="float">
            <text:p>167,9</text:p>
          </table:table-cell>
          <table:table-cell table:number-columns-repeated="1023"/>
        </table:table-row>
        <table:table-row table:style-name="ro1">
          <table:table-cell office:value-type="float" office:value="169.7" calcext:value-type="float">
            <text:p>169,7</text:p>
          </table:table-cell>
          <table:table-cell table:number-columns-repeated="1023"/>
        </table:table-row>
        <table:table-row table:style-name="ro1">
          <table:table-cell office:value-type="float" office:value="171.5" calcext:value-type="float">
            <text:p>171,5</text:p>
          </table:table-cell>
          <table:table-cell table:number-columns-repeated="1023"/>
        </table:table-row>
        <table:table-row table:style-name="ro1">
          <table:table-cell office:value-type="float" office:value="173.2" calcext:value-type="float">
            <text:p>173,2</text:p>
          </table:table-cell>
          <table:table-cell table:number-columns-repeated="1023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1023"/>
        </table:table-row>
        <table:table-row table:style-name="ro1">
          <table:table-cell office:value-type="float" office:value="176.8" calcext:value-type="float">
            <text:p>176,8</text:p>
          </table:table-cell>
          <table:table-cell table:number-columns-repeated="1023"/>
        </table:table-row>
        <table:table-row table:style-name="ro1">
          <table:table-cell office:value-type="float" office:value="178.5" calcext:value-type="float">
            <text:p>178,5</text:p>
          </table:table-cell>
          <table:table-cell table:number-columns-repeated="1023"/>
        </table:table-row>
        <table:table-row table:style-name="ro1">
          <table:table-cell office:value-type="float" office:value="180.3" calcext:value-type="float">
            <text:p>180,3</text:p>
          </table:table-cell>
          <table:table-cell table:number-columns-repeated="1023"/>
        </table:table-row>
        <table:table-row table:style-name="ro1">
          <table:table-cell office:value-type="float" office:value="182.1" calcext:value-type="float">
            <text:p>182,1</text:p>
          </table:table-cell>
          <table:table-cell table:number-columns-repeated="1023"/>
        </table:table-row>
        <table:table-row table:style-name="ro1">
          <table:table-cell office:value-type="float" office:value="183.8" calcext:value-type="float">
            <text:p>183,8</text:p>
          </table:table-cell>
          <table:table-cell table:number-columns-repeated="1023"/>
        </table:table-row>
        <table:table-row table:style-name="ro1">
          <table:table-cell office:value-type="float" office:value="185.6" calcext:value-type="float">
            <text:p>185,6</text:p>
          </table:table-cell>
          <table:table-cell table:number-columns-repeated="1023"/>
        </table:table-row>
        <table:table-row table:style-name="ro1">
          <table:table-cell office:value-type="float" office:value="187.4" calcext:value-type="float">
            <text:p>187,4</text:p>
          </table:table-cell>
          <table:table-cell table:number-columns-repeated="1023"/>
        </table:table-row>
        <table:table-row table:style-name="ro1">
          <table:table-cell office:value-type="float" office:value="189.1" calcext:value-type="float">
            <text:p>189,1</text:p>
          </table:table-cell>
          <table:table-cell table:number-columns-repeated="1023"/>
        </table:table-row>
        <table:table-row table:style-name="ro1">
          <table:table-cell office:value-type="float" office:value="190.9" calcext:value-type="float">
            <text:p>190,9</text:p>
          </table:table-cell>
          <table:table-cell table:number-columns-repeated="1023"/>
        </table:table-row>
        <table:table-row table:style-name="ro1">
          <table:table-cell office:value-type="float" office:value="192.7" calcext:value-type="float">
            <text:p>192,7</text:p>
          </table:table-cell>
          <table:table-cell table:number-columns-repeated="1023"/>
        </table:table-row>
        <table:table-row table:style-name="ro1">
          <table:table-cell office:value-type="float" office:value="194.4" calcext:value-type="float">
            <text:p>194,4</text:p>
          </table:table-cell>
          <table:table-cell table:number-columns-repeated="1023"/>
        </table:table-row>
        <table:table-row table:style-name="ro1">
          <table:table-cell office:value-type="float" office:value="196.2" calcext:value-type="float">
            <text:p>196,2</text:p>
          </table:table-cell>
          <table:table-cell table:number-columns-repeated="1023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1023"/>
        </table:table-row>
        <table:table-row table:style-name="ro1">
          <table:table-cell office:value-type="float" office:value="199.7" calcext:value-type="float">
            <text:p>199,7</text:p>
          </table:table-cell>
          <table:table-cell table:number-columns-repeated="1023"/>
        </table:table-row>
        <table:table-row table:style-name="ro1">
          <table:table-cell office:value-type="float" office:value="201.5" calcext:value-type="float">
            <text:p>201,5</text:p>
          </table:table-cell>
          <table:table-cell table:number-columns-repeated="1023"/>
        </table:table-row>
        <table:table-row table:style-name="ro1">
          <table:table-cell office:value-type="float" office:value="203.3" calcext:value-type="float">
            <text:p>203,3</text:p>
          </table:table-cell>
          <table:table-cell table:number-columns-repeated="1023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1023"/>
        </table:table-row>
        <table:table-row table:style-name="ro1">
          <table:table-cell office:value-type="float" office:value="206.8" calcext:value-type="float">
            <text:p>206,8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7">00/00/0000</text:date>, <text:time style:data-style-name="N2" text:time-value="15:56:45.3083783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07T15:57:36.543544661</dc:date>
    <meta:generator>LibreOffice/4.2.8.2$Linux_X86_64 LibreOffice_project/420m0$Build-2</meta:generator>
    <meta:editing-duration>PT23M53S</meta:editing-duration>
    <meta:editing-cycles>8</meta:editing-cycles>
    <meta:document-statistic meta:table-count="1" meta:cell-count="13428" meta:object-count="0"/>
  </office:meta>
</office:document-meta>
</file>